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bookmark text:name="line1"/>&lt;!DOCTYPE html&gt;</text:p>
      <text:p text:style-name="Preformatted_20_Text"><text:bookmark text:name="line2"/>&lt;html class="client-nojs" lang="fr" dir="ltr"&gt;</text:p>
      <text:p text:style-name="Preformatted_20_Text"><text:bookmark text:name="line3"/>&lt;head&gt;</text:p>
      <text:p text:style-name="Preformatted_20_Text"><text:bookmark text:name="line4"/>&lt;meta charset="UTF-8"/&gt;</text:p>
      <text:p text:style-name="Preformatted_20_Text"><text:bookmark text:name="line5"/>&lt;title&gt;Coupe du monde de football — Wikipédia&lt;/title&gt;</text:p>
      <text:p text:style-name="Preformatted_20_Text"><text:bookmark text:name="line6"/>&lt;script&gt;document.documentElement.className = document.documentElement.className.replace( /(^|\s)client-nojs(\s|$)/, "$1client-js$2" );&lt;/script&gt;</text:p>
      <text:p text:style-name="Preformatted_20_Text"><text:bookmark text:name="line7"/>&lt;script&gt;(window.RLQ=window.RLQ||[]).push(function(){mw.config.set({"wgCanonicalNamespace":"","wgCanonicalSpecialPageName":false,"wgNamespaceNumber":0,"wgPageName":"Coupe_du_monde_de_football","wgTitle":"Coupe du monde de football","wgCurRevisionId":153688511,"wgRevisionId":153688511,"wgArticleId":1200,"wgIsArticle":true,"wgIsRedirect":false,"wgAction":"view","wgUserName":null,"wgUserGroups":["*"],"wgCategories":["Page utilisant une frise chronologique","Article contenant un lien mort","Page semi-protégée","Catégorie Commons avec lien local identique sur Wikidata","Article de Wikipédia avec notice d'autorité","Article contenant un appel à traduction en anglais","Portail:Football/Articles liés","Portail:Sport/Articles liés","Article de qualité en letton","Article de qualité en scots","Article de qualité en thaï","Article de qualité en indonésien","Article de qualité en arabe","Article de qualité en hébreu","Article de qualité en anglais","Article de qualité en malais","Article de qualité en coréen","Article de qualité en ourdou","Article de qualité dans une autre langue","Article de qualité en géorgien","Article de qualité en turc","Bon article","Coupe du monde de football","Compétition fondée en 1928"],"wgBreakFrames":false,"wgPageContentLanguage":"fr","wgPageContentModel":"wikitext","wgSeparatorTransformTable":[",\t."," \t,"],"wgDigitTransformTable":["",""],"wgDefaultDateFormat":"dmy","wgMonthNames":["","janvier","février","mars","avril","mai","juin","juillet","août","septembre","octobre","novembre","décembre"],"wgMonthNamesShort":["","janv.","fév.","mars","avr.","mai","juin","juill.","août","sept.","oct.","nov.","déc."],"wgRelevantPageName":"Coupe_du_monde_de_football","wgRelevantArticleId":1200,"wgRequestId":"W9-tQgpAMFYAALK9dboAAAAR","wgCSPNonce":false,"wgIsProbablyEditable":false,"wgRelevantPageIsProbablyEditable":false,"wgRestrictionEdit":["autoconfirmed"],"wgRestrictionMove":["autoconfirmed"],"wgCategoryTreePageCategoryOptions":"{\"mode\":0,\"hideprefix\":20,\"showcount\":true,\"namespaces\":false}","wgWikiEditorEnabledModules":[],"wgBetaFeaturesFeatures":[],"wgMediaViewerOnClick":true,"wgMediaViewerEnabledByDefault":true,"wgPopupsShouldSendModuleToUser":true,"wgPopupsConflictsWithNavPopupGadget":false,"wgVisualEditor":{"pageLanguageCode":"fr","pageLanguageDir":"ltr","pageVariantFallbacks":"fr","usePageImages":true,"usePageDescriptions":true},"wgMFExpandAllSectionsUserOption":true,"wgMFEnableFontChanger":true,"wgMFDisplayWikibaseDescriptions":{"search":true,"nearby":true,"watchlist":true,"tagline":true},"wgRelatedArticles":null,"wgRelatedArticlesUseCirrusSearch":true,"wgRelatedArticlesOnlyUseCirrusSearch":false,"wgULSCurrentAutonym":"français","wgNoticeProject":"wikipedia","wgCentralNoticeCookiesToDelete":[],"wgCentralNoticeCategoriesUsingLegacy":["Fundraising","fundraising"],"wgWikibaseItemId":"Q19317","wgScoreNoteLanguages":{"arabic":"العربية","catalan":"català","deutsch":"Deutsch","english":"English","espanol":"español","italiano":"italiano","nederlands":"Nederlands","norsk":"norsk","portugues":"português","suomi":"suomi","svenska":"svenska","vlaams":"West-Vlams"},"wgScoreDefaultNoteLanguage":"nederlands","wgCentralAuthMobileDomain":false,"wgCodeMirrorEnabled":true,"wgVisualEditorToolbarScrollOffset":0,"wgVisualEditorUnsupportedEditParams":["undo","undoafter","veswitched"],"wgEditSubmitButtonLabelPublish":true});mw.loader.state({"ext.globalCssJs.user.styles":"ready","ext.globalCssJs.site.styles":"ready","site.styles":"ready","noscript":"ready","user.styles":"ready","ext.globalCssJs.us<text:soft-page-break/>er":"ready","ext.globalCssJs.site":"ready","user":"ready","user.options":"loading","user.tokens":"loading","ext.cite.styles":"ready","ext.timeline.styles":"ready","mediawiki.legacy.shared":"ready","mediawiki.legacy.commonPrint":"ready","mediawiki.toc.styles":"ready","wikibase.client.init":"ready","ext.visualEditor.desktopArticleTarget.noscript":"ready","ext.uls.interlanguage":"ready","ext.wikimediaBadges":"ready","ext.3d.styles":"ready","mediawiki.skinning.interface":"ready","skins.vector.styles":"ready"});mw.loader.implement("user.options@1dpodri",function($,jQuery,require,module){/*@nomin*/mw.user.options.set({"variant":"fr"});</text:p>
      <text:p text:style-name="Preformatted_20_Text"><text:bookmark text:name="line8"/>});mw.loader.implement("user.tokens@0tffind",function($,jQuery,require,module){/*@nomin*/mw.user.tokens.set({"editToken":"+\\","patrolToken":"+\\","watchToken":"+\\","csrfToken":"+\\"});</text:p>
      <text:p text:style-name="Preformatted_20_Text"><text:bookmark text:name="line9"/>});RLPAGEMODULES=["ext.cite.a11y","site","mediawiki.page.startup","mediawiki.user","mediawiki.page.ready","jquery.tablesorter","mediawiki.toc","mediawiki.searchSuggest","ext.gadget.ArchiveLinks","ext.gadget.MonobookToolbarStandard","ext.gadget.Wdsearch","ext.centralauth.centralautologin","mmv.head","mmv.bootstrap.autostart","ext.popups","ext.visualEditor.desktopArticleTarget.init","ext.visualEditor.targetLoader","ext.eventLogging.subscriber","ext.wikimediaEvents","ext.navigationTiming","ext.uls.eventlogger","ext.uls.init","ext.uls.compactlinks","ext.uls.interface","ext.quicksurveys.init","ext.centralNotice.geoIP","ext.centralNotice.startUp","skins.vector.js"];mw.loader.load(RLPAGEMODULES);});&lt;/script&gt;</text:p>
      <text:p text:style-name="Preformatted_20_Text"><text:bookmark text:name="line10"/>&lt;link rel="stylesheet" href="<text:a xlink:type="simple" xlink:href="view-source:https://fr.wikipedia.org/w/load.php?debug=false&amp;lang=fr&amp;modules=ext.3d.styles%7Cext.cite.styles%7Cext.timeline.styles%7Cext.uls.interlanguage%7Cext.visualEditor.desktopArticleTarget.noscript%7Cext.wikimediaBadges%7Cmediawiki.legacy.commonPrint%2Cshared%7Cmediawiki.skinning.interface%7Cmediawiki.toc.styles%7Cskins.vector.styles%7Cwikibase.client.init&amp;only=styles&amp;skin=vector" text:style-name="Internet_20_link" text:visited-style-name="Visited_20_Internet_20_Link">/w/load.php?debug=false&amp;amp;lang=fr&amp;amp;modules=ext.3d.styles%7Cext.cite.styles%7Cext.timeline.styles%7Cext.uls.interlanguage%7Cext.visualEditor.desktopArticleTarget.noscript%7Cext.wikimediaBadges%7Cmediawiki.legacy.commonPrint%2Cshared%7Cmediawiki.skinning.interface%7Cmediawiki.toc.styles%7Cskins.vector.styles%7Cwikibase.client.init&amp;amp;only=styles&amp;amp;skin=vector</text:a>"/&gt;</text:p>
      <text:p text:style-name="Preformatted_20_Text"><text:bookmark text:name="line11"/>&lt;script async="" src="<text:a xlink:type="simple" xlink:href="view-source:https://fr.wikipedia.org/w/load.php?debug=false&amp;lang=fr&amp;modules=startup&amp;only=scripts&amp;skin=vector" text:style-name="Internet_20_link" text:visited-style-name="Visited_20_Internet_20_Link">/w/load.php?debug=false&amp;amp;lang=fr&amp;amp;modules=startup&amp;amp;only=scripts&amp;amp;skin=vector</text:a>"&gt;&lt;/script&gt;</text:p>
      <text:p text:style-name="Preformatted_20_Text"><text:bookmark text:name="line12"/>&lt;meta name="ResourceLoaderDynamicStyles" content=""/&gt;</text:p>
      <text:p text:style-name="Preformatted_20_Text"><text:bookmark text:name="line13"/>&lt;link rel="stylesheet" href="<text:a xlink:type="simple" xlink:href="view-source:https://fr.wikipedia.org/w/load.php?debug=false&amp;lang=fr&amp;modules=site.styles&amp;only=styles&amp;skin=vector" text:style-name="Internet_20_link" text:visited-style-name="Visited_20_Internet_20_Link">/w/load.php?debug=false&amp;amp;lang=fr&amp;amp;modules=site.styles&amp;amp;only=styles&amp;amp;skin=vector</text:a>"/&gt;</text:p>
      <text:p text:style-name="Preformatted_20_Text"><text:bookmark text:name="line14"/>&lt;meta name="generator" content="MediaWiki 1.33.0-wmf.1"/&gt;</text:p>
      <text:p text:style-name="Preformatted_20_Text"><text:bookmark text:name="line15"/>&lt;meta name="referrer" content="origin"/&gt;</text:p>
      <text:p text:style-name="Preformatted_20_Text"><text:bookmark text:name="line16"/>&lt;meta name="referrer" content="origin-when-crossorigin"/&gt;</text:p>
      <text:p text:style-name="Preformatted_20_Text"><text:bookmark text:name="line17"/>&lt;meta name="referrer" content="origin-when-cross-origin"/&gt;</text:p>
      <text:p text:style-name="Preformatted_20_Text"><text:bookmark text:name="line18"/>&lt;link rel="alternate" href="<text:a xlink:type="simple" xlink:href="android-app://org.wikipedia/http/fr.m.wikipedia.org/wiki/Coupe_du_monde_de_football" text:style-name="Internet_20_link" text:visited-style-name="Visited_20_Internet_20_Link">android-app://org.wikipedia/http/fr.m.wikipedia.org/wiki/Coupe_du_monde_de_football</text:a>"/&gt;</text:p>
      <text:p text:style-name="Preformatted_20_Text"><text:bookmark text:name="line19"/>&lt;link rel="apple-touch-icon" href="<text:a xlink:type="simple" xlink:href="view-source:https://fr.wikipedia.org/static/apple-touch/wikipedia.png" text:style-name="Internet_20_link" text:visited-style-name="Visited_20_Internet_20_Link">/static/apple-touch/wikipedia.png</text:a>"/&gt;</text:p>
      <text:p text:style-name="Preformatted_20_Text"><text:bookmark text:name="line20"/>&lt;link rel="shortcut icon" href="<text:a xlink:type="simple" xlink:href="view-source:https://fr.wikipedia.org/static/favicon/wikipedia.ico" text:style-name="Internet_20_link" text:visited-style-name="Visited_20_Internet_20_Link">/static/favicon/wikipedia.ico</text:a>"/&gt;</text:p>
      <text:p text:style-name="Preformatted_20_Text"><text:bookmark text:name="line21"/>&lt;link rel="search" type="application/opensearchdescription+xml" href="<text:a xlink:type="simple" xlink:href="view-source:https://fr.wikipedia.org/w/opensearch_desc.php" text:style-name="Internet_20_link" text:visited-style-name="Visited_20_Internet_20_Link">/w/opensearch_desc.php</text:a>" title="Wikipédia (fr)"/&gt;</text:p>
      <text:p text:style-name="Preformatted_20_Text"><text:bookmark text:name="line22"/>&lt;link rel="EditURI" type="application/rsd+xml" href="<text:a xlink:type="simple" xlink:href="view-source:https://fr.wikipedia.org/w/api.php?action=rsd" text:style-name="Internet_20_link" text:visited-style-name="Visited_20_Internet_20_Link">//fr.wikipedia.org/w/api.php?action=rsd</text:a>"/&gt;</text:p>
      <text:p text:style-name="Preformatted_20_Text"><text:bookmark text:name="line23"/>&lt;link rel="license" href="<text:a xlink:type="simple" xlink:href="view-source:https://creativecommons.org/licenses/by-sa/3.0/" text:style-name="Internet_20_link" text:visited-style-name="Visited_20_Internet_20_Link">//creativecommons.org/licenses/by-sa/3.0/</text:a>"/&gt;</text:p>
      <text:p text:style-name="Preformatted_20_Text"><text:bookmark text:name="line24"/>&lt;link rel="canonical" href="<text:a xlink:type="simple" xlink:href="view-source:https://fr.wikipedia.org/wiki/Coupe_du_monde_de_football" text:style-name="Internet_20_link" text:visited-style-name="Visited_20_Internet_20_Link">https://fr.wikipedia.org/wiki/Coupe_du_monde_de_football</text:a>"/&gt;</text:p>
      <text:p text:style-name="Preformatted_20_Text"><text:bookmark text:name="line25"/>&lt;link rel="dns-prefetch" href="<text:a xlink:type="simple" xlink:href="view-source:https://login.wikimedia.org/" text:style-name="Internet_20_link" text:visited-style-name="Visited_20_Internet_20_Link">//login.wikimedia.org</text:a>"/&gt;</text:p>
      <text:p text:style-name="Preformatted_20_Text"><text:bookmark text:name="line26"/>&lt;link rel="dns-prefetch" href="<text:a xlink:type="simple" xlink:href="view-source:https://meta.wikimedia.org/" text:style-name="Internet_20_link" text:visited-style-name="Visited_20_Internet_20_Link">//meta.wikimedia.org</text:a>" /&gt;</text:p>
      <text:p text:style-name="Preformatted_20_Text"><text:bookmark text:name="line27"/>&lt;!--[if lt IE 9]&gt;&lt;script src="/w/load.php?debug=false&amp;amp;lang=fr&amp;amp;modules=html5shiv&amp;amp;only=scripts&amp;amp;skin=vector&amp;amp;sync=1"&gt;&lt;/script&gt;&lt;![endif]--&gt;</text:p>
      <text:p text:style-name="Preformatted_20_Text"><text:bookmark text:name="line28"/>&lt;/head&gt;</text:p>
      <text:p text:style-name="Preformatted_20_Text"><text:bookmark text:name="line29"/>&lt;body class="mediawiki ltr sitedir-ltr mw-hide-empty-elt ns-0 ns-subject page-Coupe_du_monde_de_football rootpage-Coupe_du_monde_de_football skin-vector action-view"&gt; <text:s text:c="9"/>&lt;div id="mw-page-base" class="noprint"&gt;&lt;/div&gt;</text:p>
      <text:p text:style-name="Preformatted_20_Text"><text:bookmark text:name="line30"/><text:soft-page-break/><text:s text:c="16"/>&lt;div id="mw-head-base" class="noprint"&gt;&lt;/div&gt;</text:p>
      <text:p text:style-name="Preformatted_20_Text"><text:bookmark text:name="line31"/><text:s text:c="16"/>&lt;div id="content" class="mw-body" role="main"&gt;</text:p>
      <text:p text:style-name="Preformatted_20_Text"><text:bookmark text:name="line32"/><text:s text:c="24"/>&lt;a id="top"&gt;&lt;/a&gt;</text:p>
      <text:p text:style-name="Preformatted_20_Text"><text:bookmark text:name="line33"/><text:s text:c="24"/>&lt;div id="siteNotice" class="mw-body-content"&gt;&lt;!-- CentralNotice --&gt;&lt;/div&gt;&lt;div class="mw-indicators mw-body-content"&gt;</text:p>
      <text:p text:style-name="Preformatted_20_Text"><text:bookmark text:name="line34"/>&lt;div id="mw-indicator-protection-edition" class="mw-indicator"&gt;&lt;a href="<text:a xlink:type="simple" xlink:href="view-source:https://fr.wikipedia.org/wiki/Catégorie:Page_semi-protégée" text:style-name="Internet_20_link" text:visited-style-name="Visited_20_Internet_20_Link">//fr.wikipedia.org/wiki/Cat%C3%A9gorie:Page_semi-prot%C3%A9g%C3%A9e</text:a>" title="Cette page est semi-protégée."&gt;&lt;img alt="Cette page est semi-protégée." src="<text:a xlink:type="simple" xlink:href="view-source:https://upload.wikimedia.org/wikipedia/commons/thumb/d/de/Semi-protection-shackle-frwiki.svg/15px-Semi-protection-shackle-frwiki.svg.png" text:style-name="Internet_20_link" text:visited-style-name="Visited_20_Internet_20_Link">//upload.wikimedia.org/wikipedia/commons/thumb/d/de/Semi-protection-shackle-frwiki.svg/15px-Semi-protection-shackle-frwiki.svg.png</text:a>" width="15" height="21" class="noviewer" srcset="//upload.wikimedia.org/wikipedia/commons/thumb/d/de/Semi-protection-shackle-frwiki.svg/23px-Semi-protection-shackle-frwiki.svg.png 1.5x, //upload.wikimedia.org/wikipedia/commons/thumb/d/de/Semi-protection-shackle-frwiki.svg/30px-Semi-protection-shackle-frwiki.svg.png 2x" data-file-width="512" data-file-height="725" /&gt;&lt;/a&gt;&lt;/div&gt;</text:p>
      <text:p text:style-name="Preformatted_20_Text"><text:bookmark text:name="line35"/>&lt;/div&gt;</text:p>
      <text:p text:style-name="Preformatted_20_Text"><text:bookmark text:name="line36"/>&lt;h1 id="firstHeading" class="firstHeading" lang="fr"&gt;Coupe du monde de football&lt;/h1&gt; <text:s text:c="19"/>&lt;div id="bodyContent" class="mw-body-content"&gt;</text:p>
      <text:p text:style-name="Preformatted_20_Text"><text:bookmark text:name="line37"/><text:s text:c="32"/>&lt;div id="siteSub" class="noprint"&gt;Un article de Wikipédia, l'encyclopédie libre.&lt;/div&gt; <text:s text:c="25"/>&lt;div id="contentSub"&gt;&lt;/div&gt;</text:p>
      <text:p text:style-name="Preformatted_20_Text"><text:bookmark text:name="line38"/><text:s text:c="32"/>&lt;div id="jump-to-nav"&gt;&lt;/div&gt; <text:s text:c="27"/>&lt;a class="mw-jump-link" href="<text:a xlink:type="simple" xlink:href="view-source:https://fr.wikipedia.org/wiki/Coupe_du_monde_de_football#mw-head" text:style-name="Internet_20_link" text:visited-style-name="Visited_20_Internet_20_Link">#mw-head</text:a>"&gt;Sauter à la navigation&lt;/a&gt;</text:p>
      <text:p text:style-name="Preformatted_20_Text"><text:bookmark text:name="line39"/><text:s text:c="32"/>&lt;a class="mw-jump-link" href="<text:a xlink:type="simple" xlink:href="view-source:https://fr.wikipedia.org/wiki/Coupe_du_monde_de_football#p-search" text:style-name="Internet_20_link" text:visited-style-name="Visited_20_Internet_20_Link">#p-search</text:a>"&gt;Sauter à la recherche&lt;/a&gt;</text:p>
      <text:p text:style-name="Preformatted_20_Text"><text:bookmark text:name="line40"/><text:s text:c="32"/>&lt;div id="mw-content-text" lang="fr" dir="ltr" class="mw-content-ltr"&gt;&lt;div class="mw-parser-output"&gt;&lt;p class="mw-empty-elt"&gt;</text:p>
      <text:p text:style-name="Preformatted_20_Text"><text:bookmark text:name="line41"/>&lt;/p&gt;</text:p>
      <text:p text:style-name="Preformatted_20_Text"><text:bookmark text:name="line42"/>&lt;div class="homonymie italique noprint"&gt;&lt;img alt="" src="<text:a xlink:type="simple" xlink:href="view-source:https://upload.wikimedia.org/wikipedia/commons/thumb/6/6f/Confusion_colour.svg/20px-Confusion_colour.svg.png" text:style-name="Internet_20_link" text:visited-style-name="Visited_20_Internet_20_Link">//upload.wikimedia.org/wikipedia/commons/thumb/6/6f/Confusion_colour.svg/20px-Confusion_colour.svg.png</text:a>" width="20" height="15" class="noviewer" srcset="//upload.wikimedia.org/wikipedia/commons/thumb/6/6f/Confusion_colour.svg/30px-Confusion_colour.svg.png 1.5x, //upload.wikimedia.org/wikipedia/commons/thumb/6/6f/Confusion_colour.svg/40px-Confusion_colour.svg.png 2x" data-file-width="260" data-file-height="200" /&gt; Cet article traite de la Coupe du monde de football masculin. Pour la Coupe du monde féminine de football, voir &lt;a href="<text:a xlink:type="simple" xlink:href="view-source:https://fr.wikipedia.org/wiki/Coupe_du_monde_féminine_de_football" text:style-name="Internet_20_link" text:visited-style-name="Visited_20_Internet_20_Link">/wiki/Coupe_du_monde_f%C3%A9minine_de_football</text:a>" title="Coupe du monde féminine de football"&gt;Coupe du monde féminine de football&lt;/a&gt;.&lt;/div&gt;</text:p>
      <text:p text:style-name="Preformatted_20_Text"><text:bookmark text:name="line43"/>&lt;div class="homonymie bandeau-entete-label"&gt;&lt;a href="<text:a xlink:type="simple" xlink:href="view-source:https://fr.wikipedia.org/wiki/Wikipédia:Bons_articles" text:style-name="Internet_20_link" text:visited-style-name="Visited_20_Internet_20_Link">/wiki/Wikip%C3%A9dia:Bons_articles</text:a>" title="Wikipédia:Bons articles"&gt;&lt;img alt="Wikipédia:Bons articles" src="<text:a xlink:type="simple" xlink:href="view-source:https://upload.wikimedia.org/wikipedia/commons/thumb/a/a0/Fairytale_bookmark_silver.svg/15px-Fairytale_bookmark_silver.svg.png" text:style-name="Internet_20_link" text:visited-style-name="Visited_20_Internet_20_Link">//upload.wikimedia.org/wikipedia/commons/thumb/a/a0/Fairytale_bookmark_silver.svg/15px-Fairytale_bookmark_silver.svg.png</text:a>" width="15" height="15" class="noviewer" srcset="//upload.wikimedia.org/wikipedia/commons/thumb/a/a0/Fairytale_bookmark_silver.svg/23px-Fairytale_bookmark_silver.svg.png 1.5x, //upload.wikimedia.org/wikipedia/commons/thumb/a/a0/Fairytale_bookmark_silver.svg/30px-Fairytale_bookmark_silver.svg.png 2x" data-file-width="100" data-file-height="100" /&gt;&lt;/a&gt;&amp;#160;&lt;i&gt;Vous lisez un «&amp;#160;&lt;a href="<text:a xlink:type="simple" xlink:href="view-source:https://fr.wikipedia.org/wiki/Wikipédia:Bons_articles" text:style-name="Internet_20_link" text:visited-style-name="Visited_20_Internet_20_Link">/wiki/Wikip%C3%A9dia:Bons_articles</text:a>" title="Wikipédia:Bons articles"&gt;bon article&lt;/a&gt;&amp;#160;».&lt;/i&gt; &lt;/div&gt;</text:p>
      <text:p text:style-name="Preformatted_20_Text"><text:bookmark text:name="line44"/>&lt;div class="infobox_v3"&gt;</text:p>
      <text:p text:style-name="Preformatted_20_Text"><text:bookmark text:name="line45"/>&lt;div class="entete icon football" style="background-color: #99cc99; color: #000000;"&gt;&lt;style data-mw-deduplicate="TemplateStyles:r151815252"&gt;.mw-parser-output .entete.football{background-image:url("//upload.wikimedia.org/wikipedia/commons/f/f8/Infobox_Football_pictogram.png")}&lt;/style&gt;</text:p>
      <text:p text:style-name="Preformatted_20_Text"><text:bookmark text:name="line46"/>&lt;div&gt;Coupe du monde de football</text:p>
      <text:p text:style-name="Preformatted_20_Text"><text:bookmark text:name="line47"/>&lt;/div&gt;</text:p>
      <text:p text:style-name="Preformatted_20_Text"><text:bookmark text:name="line48"/>&lt;/div&gt;&lt;div class="images"&gt;&lt;a href="<text:a xlink:type="simple" xlink:href="view-source:https://fr.wikipedia.org/wiki/Fichier:FIFA_World_Cup_wordmark.svg" text:style-name="Internet_20_link" text:visited-style-name="Visited_20_Internet_20_Link">/wiki/Fichier:FIFA_World_Cup_wordmark.svg</text:a>" class="image"&gt;&lt;img alt="Description de l&amp;#39;image FIFA World Cup wordmark.svg." <text:soft-page-break/>src="<text:a xlink:type="simple" xlink:href="view-source:https://upload.wikimedia.org/wikipedia/commons/thumb/0/07/FIFA_World_Cup_wordmark.svg/330px-FIFA_World_Cup_wordmark.svg.png" text:style-name="Internet_20_link" text:visited-style-name="Visited_20_Internet_20_Link">//upload.wikimedia.org/wikipedia/commons/thumb/0/07/FIFA_World_Cup_wordmark.svg/330px-FIFA_World_Cup_wordmark.svg.png</text:a>" width="330" height="30" srcset="//upload.wikimedia.org/wikipedia/commons/thumb/0/07/FIFA_World_Cup_wordmark.svg/495px-FIFA_World_Cup_wordmark.svg.png 1.5x, //upload.wikimedia.org/wikipedia/commons/thumb/0/07/FIFA_World_Cup_wordmark.svg/660px-FIFA_World_Cup_wordmark.svg.png 2x" data-file-width="938" data-file-height="85" /&gt;&lt;/a&gt; </text:p>
      <text:p text:style-name="Preformatted_20_Text"><text:bookmark text:name="line49"/>&lt;/div&gt;&lt;table&gt;&lt;caption style="background:#99cc99;color:#000000;"&gt;Généralités&lt;/caption&gt;&lt;tbody&gt;&lt;tr&gt;</text:p>
      <text:p text:style-name="Preformatted_20_Text"><text:bookmark text:name="line50"/>&lt;th scope="row" style="width:10.5em;"&gt;Sport&lt;/th&gt;</text:p>
      <text:p text:style-name="Preformatted_20_Text"><text:bookmark text:name="line51"/>&lt;td&gt;</text:p>
      <text:p text:style-name="Preformatted_20_Text"><text:bookmark text:name="line52"/>&lt;a href="<text:a xlink:type="simple" xlink:href="view-source:https://fr.wikipedia.org/wiki/Football" text:style-name="Internet_20_link" text:visited-style-name="Visited_20_Internet_20_Link">/wiki/Football</text:a>" title="Football"&gt;Football&lt;/a&gt;&lt;/td&gt;</text:p>
      <text:p text:style-name="Preformatted_20_Text"><text:bookmark text:name="line53"/>&lt;/tr&gt;</text:p>
      <text:p text:style-name="Preformatted_20_Text"><text:bookmark text:name="line54"/>&lt;tr&gt;</text:p>
      <text:p text:style-name="Preformatted_20_Text"><text:bookmark text:name="line55"/>&lt;th scope="row" style="width:10.5em;"&gt;Création&lt;/th&gt;</text:p>
      <text:p text:style-name="Preformatted_20_Text"><text:bookmark text:name="line56"/>&lt;td&gt;</text:p>
      <text:p text:style-name="Preformatted_20_Text"><text:bookmark text:name="line57"/>&lt;a href="<text:a xlink:type="simple" xlink:href="view-source:https://fr.wikipedia.org/wiki/1928_en_football" text:style-name="Internet_20_link" text:visited-style-name="Visited_20_Internet_20_Link">/wiki/1928_en_football</text:a>" title="1928 en football"&gt;1928&lt;/a&gt;&lt;/td&gt;</text:p>
      <text:p text:style-name="Preformatted_20_Text"><text:bookmark text:name="line58"/>&lt;/tr&gt;</text:p>
      <text:p text:style-name="Preformatted_20_Text"><text:bookmark text:name="line59"/></text:p>
      <text:p text:style-name="Preformatted_20_Text"><text:bookmark text:name="line60"/></text:p>
      <text:p text:style-name="Preformatted_20_Text"><text:bookmark text:name="line61"/></text:p>
      <text:p text:style-name="Preformatted_20_Text"><text:bookmark text:name="line62"/>&lt;tr&gt;</text:p>
      <text:p text:style-name="Preformatted_20_Text"><text:bookmark text:name="line63"/>&lt;th scope="row" style="width:10.5em;"&gt;Organisateur(s)&lt;/th&gt;</text:p>
      <text:p text:style-name="Preformatted_20_Text"><text:bookmark text:name="line64"/>&lt;td&gt;</text:p>
      <text:p text:style-name="Preformatted_20_Text"><text:bookmark text:name="line65"/>&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lt;/td&gt;</text:p>
      <text:p text:style-name="Preformatted_20_Text"><text:bookmark text:name="line66"/>&lt;/tr&gt;</text:p>
      <text:p text:style-name="Preformatted_20_Text"><text:bookmark text:name="line67"/></text:p>
      <text:p text:style-name="Preformatted_20_Text"><text:bookmark text:name="line68"/></text:p>
      <text:p text:style-name="Preformatted_20_Text"><text:bookmark text:name="line69"/></text:p>
      <text:p text:style-name="Preformatted_20_Text"><text:bookmark text:name="line70"/></text:p>
      <text:p text:style-name="Preformatted_20_Text"><text:bookmark text:name="line71"/>&lt;tr&gt;</text:p>
      <text:p text:style-name="Preformatted_20_Text"><text:bookmark text:name="line72"/>&lt;th scope="row" style="width:10.5em;"&gt;Périodicité&lt;/th&gt;</text:p>
      <text:p text:style-name="Preformatted_20_Text"><text:bookmark text:name="line73"/>&lt;td&gt;</text:p>
      <text:p text:style-name="Preformatted_20_Text"><text:bookmark text:name="line74"/>4 ans&lt;/td&gt;</text:p>
      <text:p text:style-name="Preformatted_20_Text"><text:bookmark text:name="line75"/>&lt;/tr&gt;</text:p>
      <text:p text:style-name="Preformatted_20_Text"><text:bookmark text:name="line76"/></text:p>
      <text:p text:style-name="Preformatted_20_Text"><text:bookmark text:name="line77"/></text:p>
      <text:p text:style-name="Preformatted_20_Text"><text:bookmark text:name="line78"/></text:p>
      <text:p text:style-name="Preformatted_20_Text"><text:bookmark text:name="line79"/>&lt;tr&gt;</text:p>
      <text:p text:style-name="Preformatted_20_Text"><text:bookmark text:name="line80"/>&lt;th scope="row" style="width:10.5em;"&gt;Participants&lt;/th&gt;</text:p>
      <text:p text:style-name="Preformatted_20_Text"><text:bookmark text:name="line81"/>&lt;td&gt;</text:p>
      <text:p text:style-name="Preformatted_20_Text"><text:bookmark text:name="line82"/>32 qualifiés&lt;sup id="cite_ref-1" class="reference"&gt;&lt;a href="<text:a xlink:type="simple" xlink:href="view-source:https://fr.wikipedia.org/wiki/Coupe_du_monde_de_football#cite_note-1" text:style-name="Internet_20_link" text:visited-style-name="Visited_20_Internet_20_Link">#cite_note-1</text:a>"&gt;&lt;span class="cite_crochet"&gt;[&lt;/span&gt;a&lt;span class="cite_crochet"&gt;]&lt;/span&gt;&lt;/a&gt;&lt;/sup&gt;&lt;br /&gt;&lt;small&gt;&lt;small&gt;(210 partants&lt;sup id="cite_ref-2" class="reference"&gt;&lt;a href="<text:a xlink:type="simple" xlink:href="view-source:https://fr.wikipedia.org/wiki/Coupe_du_monde_de_football#cite_note-2" text:style-name="Internet_20_link" text:visited-style-name="Visited_20_Internet_20_Link">#cite_note-2</text:a>"&gt;&lt;span class="cite_crochet"&gt;[&lt;/span&gt;b&lt;span class="cite_crochet"&gt;]&lt;/span&gt;&lt;/a&gt;&lt;/sup&gt;&lt;/small&gt;&lt;/small&gt;)&lt;/td&gt;</text:p>
      <text:p text:style-name="Preformatted_20_Text"><text:bookmark text:name="line83"/>&lt;/tr&gt;</text:p>
      <text:p text:style-name="Preformatted_20_Text"><text:bookmark text:name="line84"/></text:p>
      <text:p text:style-name="Preformatted_20_Text"><text:bookmark text:name="line85"/></text:p>
      <text:p text:style-name="Preformatted_20_Text"><text:bookmark text:name="line86"/></text:p>
      <text:p text:style-name="Preformatted_20_Text"><text:bookmark text:name="line87"/></text:p>
      <text:p text:style-name="Preformatted_20_Text"><text:bookmark text:name="line88"/></text:p>
      <text:p text:style-name="Preformatted_20_Text"><text:bookmark text:name="line89"/></text:p>
      <text:p text:style-name="Preformatted_20_Text"><text:bookmark text:name="line90"/></text:p>
      <text:p text:style-name="Preformatted_20_Text"><text:bookmark text:name="line91"/></text:p>
      <text:p text:style-name="Preformatted_20_Text"><text:bookmark text:name="line92"/></text:p>
      <text:p text:style-name="Preformatted_20_Text"><text:bookmark text:name="line93"/></text:p>
      <text:p text:style-name="Preformatted_20_Text"><text:bookmark text:name="line94"/></text:p>
      <text:p text:style-name="Preformatted_20_Text"><text:bookmark text:name="line95"/><text:soft-page-break/></text:p>
      <text:p text:style-name="Preformatted_20_Text"><text:bookmark text:name="line96"/>&lt;tr&gt;</text:p>
      <text:p text:style-name="Preformatted_20_Text"><text:bookmark text:name="line97"/>&lt;th scope="row" style="width:10.5em;"&gt;Site web officiel&lt;/th&gt;</text:p>
      <text:p text:style-name="Preformatted_20_Text"><text:bookmark text:name="line98"/>&lt;td&gt;</text:p>
      <text:p text:style-name="Preformatted_20_Text"><text:bookmark text:name="line99"/>&lt;a rel="nofollow" class="external text" href="<text:a xlink:type="simple" xlink:href="view-source:http://fr.fifa.com/worldcup/" text:style-name="Internet_20_link" text:visited-style-name="Visited_20_Internet_20_Link">http://fr.fifa.com/worldcup/</text:a>"&gt;fr.fifa.com/worldcup&lt;/a&gt;&lt;/td&gt;</text:p>
      <text:p text:style-name="Preformatted_20_Text"><text:bookmark text:name="line100"/>&lt;/tr&gt;&lt;/tbody&gt;&lt;/table&gt;&lt;p class="mw-empty-elt"&gt;</text:p>
      <text:p text:style-name="Preformatted_20_Text"><text:bookmark text:name="line101"/></text:p>
      <text:p text:style-name="Preformatted_20_Text"><text:bookmark text:name="line102"/></text:p>
      <text:p text:style-name="Preformatted_20_Text"><text:bookmark text:name="line103"/>&lt;/p&gt;&lt;table&gt;&lt;caption style="background:#99cc99;color:#000000;"&gt;Palmarès&lt;/caption&gt;</text:p>
      <text:p text:style-name="Preformatted_20_Text"><text:bookmark text:name="line104"/></text:p>
      <text:p text:style-name="Preformatted_20_Text"><text:bookmark text:name="line105"/>&lt;tbody&gt;&lt;tr&gt;</text:p>
      <text:p text:style-name="Preformatted_20_Text"><text:bookmark text:name="line106"/>&lt;th scope="row" style="width:10.5em;"&gt;Tenant du titre&lt;/th&gt;</text:p>
      <text:p text:style-name="Preformatted_20_Text"><text:bookmark text:name="line107"/>&lt;td&gt;</text:p>
      <text:p text:style-name="Preformatted_20_Text"><text:bookmark text:name="line108"/>&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 (2 titres)&lt;/td&gt;</text:p>
      <text:p text:style-name="Preformatted_20_Text"><text:bookmark text:name="line109"/>&lt;/tr&gt;</text:p>
      <text:p text:style-name="Preformatted_20_Text"><text:bookmark text:name="line110"/></text:p>
      <text:p text:style-name="Preformatted_20_Text"><text:bookmark text:name="line111"/></text:p>
      <text:p text:style-name="Preformatted_20_Text"><text:bookmark text:name="line112"/></text:p>
      <text:p text:style-name="Preformatted_20_Text"><text:bookmark text:name="line113"/></text:p>
      <text:p text:style-name="Preformatted_20_Text"><text:bookmark text:name="line114"/></text:p>
      <text:p text:style-name="Preformatted_20_Text"><text:bookmark text:name="line115"/></text:p>
      <text:p text:style-name="Preformatted_20_Text"><text:bookmark text:name="line116"/></text:p>
      <text:p text:style-name="Preformatted_20_Text"><text:bookmark text:name="line117"/></text:p>
      <text:p text:style-name="Preformatted_20_Text"><text:bookmark text:name="line118"/>&lt;tr&gt;</text:p>
      <text:p text:style-name="Preformatted_20_Text"><text:bookmark text:name="line119"/>&lt;th scope="row" style="width:10.5em;"&gt;Plus titré(s)&lt;/th&gt;</text:p>
      <text:p text:style-name="Preformatted_20_Text"><text:bookmark text:name="line120"/>&lt;td&gt;</text:p>
      <text:p text:style-name="Preformatted_20_Text"><text:bookmark text:name="line121"/>&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 (5 titres)&lt;/td&gt;</text:p>
      <text:p text:style-name="Preformatted_20_Text"><text:bookmark text:name="line122"/>&lt;/tr&gt;</text:p>
      <text:p text:style-name="Preformatted_20_Text"><text:bookmark text:name="line123"/></text:p>
      <text:p text:style-name="Preformatted_20_Text"><text:bookmark text:name="line124"/></text:p>
      <text:p text:style-name="Preformatted_20_Text"><text:bookmark text:name="line125"/></text:p>
      <text:p text:style-name="Preformatted_20_Text"><text:bookmark text:name="line126"/></text:p>
      <text:p text:style-name="Preformatted_20_Text"><text:bookmark text:name="line127"/></text:p>
      <text:p text:style-name="Preformatted_20_Text"><text:bookmark text:name="line128"/></text:p>
      <text:p text:style-name="Preformatted_20_Text"><text:bookmark text:name="line129"/></text:p>
      <text:p text:style-name="Preformatted_20_Text"><text:bookmark text:name="line130"/></text:p>
      <text:p text:style-name="Preformatted_20_Text"><text:bookmark text:name="line131"/></text:p>
      <text:p text:style-name="Preformatted_20_Text"><text:bookmark text:name="line132"/></text:p>
      <text:p text:style-name="Preformatted_20_Text"><text:bookmark text:name="line133"/></text:p>
      <text:p text:style-name="Preformatted_20_Text"><text:bookmark text:name="line134"/><text:soft-page-break/></text:p>
      <text:p text:style-name="Preformatted_20_Text"><text:bookmark text:name="line135"/></text:p>
      <text:p text:style-name="Preformatted_20_Text"><text:bookmark text:name="line136"/>&lt;tr&gt;</text:p>
      <text:p text:style-name="Preformatted_20_Text"><text:bookmark text:name="line137"/>&lt;th scope="row" style="width:10.5em;"&gt;Meilleur(s) buteur(s)&lt;/th&gt;</text:p>
      <text:p text:style-name="Preformatted_20_Text"><text:bookmark text:name="line138"/>&lt;td&gt;</text:p>
      <text:p text:style-name="Preformatted_20_Text"><text:bookmark text:name="line139"/>&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Miroslav_Klose" text:style-name="Internet_20_link" text:visited-style-name="Visited_20_Internet_20_Link">/wiki/Miroslav_Klose</text:a>" title="Miroslav Klose"&gt;Miroslav Klose&lt;/a&gt; (16 buts)&lt;/td&gt;</text:p>
      <text:p text:style-name="Preformatted_20_Text"><text:bookmark text:name="line140"/>&lt;/tr&gt;</text:p>
      <text:p text:style-name="Preformatted_20_Text"><text:bookmark text:name="line141"/></text:p>
      <text:p text:style-name="Preformatted_20_Text"><text:bookmark text:name="line142"/></text:p>
      <text:p text:style-name="Preformatted_20_Text"><text:bookmark text:name="line143"/></text:p>
      <text:p text:style-name="Preformatted_20_Text"><text:bookmark text:name="line144"/></text:p>
      <text:p text:style-name="Preformatted_20_Text"><text:bookmark text:name="line145"/>&lt;tr&gt;</text:p>
      <text:p text:style-name="Preformatted_20_Text"><text:bookmark text:name="line146"/>&lt;th scope="row" style="width:10.5em;"&gt;Plus d'apparitions&lt;/th&gt;</text:p>
      <text:p text:style-name="Preformatted_20_Text"><text:bookmark text:name="line147"/>&lt;td&gt;</text:p>
      <text:p text:style-name="Preformatted_20_Text"><text:bookmark text:name="line148"/>&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Lothar_Matthäus" text:style-name="Internet_20_link" text:visited-style-name="Visited_20_Internet_20_Link">/wiki/Lothar_Matth%C3%A4us</text:a>" title="Lothar Matthäus"&gt;Lothar Matthäus&lt;/a&gt; (25 &lt;abbr title="apparitions"&gt;ap.&lt;/abbr&gt;)&lt;/td&gt;</text:p>
      <text:p text:style-name="Preformatted_20_Text"><text:bookmark text:name="line149"/>&lt;/tr&gt;</text:p>
      <text:p text:style-name="Preformatted_20_Text"><text:bookmark text:name="line150"/></text:p>
      <text:p text:style-name="Preformatted_20_Text"><text:bookmark text:name="line151"/></text:p>
      <text:p text:style-name="Preformatted_20_Text"><text:bookmark text:name="line152"/>&lt;/tbody&gt;&lt;/table&gt;&lt;div class="hr" style="background-color:#99cc99; height:2px;"&gt;&lt;/div&gt;</text:p>
      <text:p text:style-name="Preformatted_20_Text"><text:bookmark text:name="line153"/>&lt;div class="center"&gt;&lt;div class="floatleft"&gt;&lt;a href="<text:a xlink:type="simple" xlink:href="view-source:https://fr.wikipedia.org/wiki/Fichier:Crystal_Clear_app_kworldclock.png" text:style-name="Internet_20_link" text:visited-style-name="Visited_20_Internet_20_Link">/wiki/Fichier:Crystal_Clear_app_kworldclock.png</text:a>" class="image"&gt;&lt;img alt="Crystal Clear app kworldclock.png" src="<text:a xlink:type="simple" xlink:href="view-source:https://upload.wikimedia.org/wikipedia/commons/thumb/5/54/Crystal_Clear_app_kworldclock.png/37px-Crystal_Clear_app_kworldclock.png" text:style-name="Internet_20_link" text:visited-style-name="Visited_20_Internet_20_Link">//upload.wikimedia.org/wikipedia/commons/thumb/5/54/Crystal_Clear_app_kworldclock.png/37px-Crystal_Clear_app_kworldclock.png</text:a>" width="37" height="37" srcset="//upload.wikimedia.org/wikipedia/commons/thumb/5/54/Crystal_Clear_app_kworldclock.png/56px-Crystal_Clear_app_kworldclock.png 1.5x, //upload.wikimedia.org/wikipedia/commons/thumb/5/54/Crystal_Clear_app_kworldclock.png/74px-Crystal_Clear_app_kworldclock.png 2x" data-file-width="128" data-file-height="128" /&gt;&lt;/a&gt;&lt;/div&gt; pour la compétition à venir&amp;#160;voir&amp;#160;: &lt;b&gt;&lt;br /&gt;&lt;a href="<text:a xlink:type="simple" xlink:href="view-source:https://fr.wikipedia.org/wiki/Coupe_du_monde_de_football_de_2022" text:style-name="Internet_20_link" text:visited-style-name="Visited_20_Internet_20_Link">/wiki/Coupe_du_monde_de_football_de_2022</text:a>" title="Coupe du monde de football de 2022"&gt;Coupe du monde 2022&lt;/a&gt;&lt;/b&gt;&lt;/div&gt;&lt;div style="clear:left;"&gt;&lt;/div&gt;</text:p>
      <text:p text:style-name="Preformatted_20_Text"><text:bookmark text:name="line154"/>&lt;p class="navbar bordered noprint" style="border-color:#99cc99; border-width:2px;"&gt;&lt;span class="plainlinks navigation-not-searchable"&gt;&lt;a class="external text" href="<text:a xlink:type="simple" xlink:href="view-source:https://fr.wikipedia.org/w/index.php?title=Coupe_du_monde_de_football&amp;action=edit&amp;section=0" text:style-name="Internet_20_link" text:visited-style-name="Visited_20_Internet_20_Link">//fr.wikipedia.org/w/index.php?title=Coupe_du_monde_de_football&amp;amp;action=edit&amp;amp;section=0</text:a>"&gt;modifier&lt;/a&gt;&lt;/span&gt; &lt;a href="<text:a xlink:type="simple" xlink:href="view-source:https://fr.wikipedia.org/wiki/Modèle:Infobox_Compétition_sportive" text:style-name="Internet_20_link" text:visited-style-name="Visited_20_Internet_20_Link">/wiki/Mod%C3%A8le:Infobox_Comp%C3%A9tition_sportive</text:a>" title="Consultez la documentation du modèle"&gt;&lt;img alt="Consultez la documentation du modèle" src="<text:a xlink:type="simple" xlink:href="view-source:https://upload.wikimedia.org/wikipedia/commons/thumb/b/b4/Gtk-dialog-info.svg/12px-Gtk-dialog-info.svg.png" text:style-name="Internet_20_link" text:visited-style-name="Visited_20_Internet_20_Link">//upload.wikimedia.org/wikipedia/commons/thumb/b/b4/Gtk-dialog-info.svg/12px-Gtk-dialog-info.svg.png</text:a>" width="12" height="12" srcset="//upload.wikimedia.org/wikipedia/commons/thumb/b/b4/Gtk-dialog-info.svg/<text:soft-page-break/>18px-Gtk-dialog-info.svg.png 1.5x, //upload.wikimedia.org/wikipedia/commons/thumb/b/b4/Gtk-dialog-info.svg/24px-Gtk-dialog-info.svg.png 2x" data-file-width="60" data-file-height="60" /&gt;&lt;/a&gt;&lt;/p&gt;&lt;/div&gt;</text:p>
      <text:p text:style-name="Preformatted_20_Text"><text:bookmark text:name="line155"/>&lt;p&gt;La &lt;b&gt;Coupe du monde de football&lt;/b&gt; ou &lt;b&gt;Championnat du monde de football&lt;/b&gt; ou encore &lt;b&gt;Coupe du monde de la FIFA&lt;/b&gt;&lt;sup id="cite_ref-3" class="reference"&gt;&lt;a href="<text:a xlink:type="simple" xlink:href="view-source:https://fr.wikipedia.org/wiki/Coupe_du_monde_de_football#cite_note-3" text:style-name="Internet_20_link" text:visited-style-name="Visited_20_Internet_20_Link">#cite_note-3</text:a>"&gt;&lt;span class="cite_crochet"&gt;[&lt;/span&gt;c&lt;span class="cite_crochet"&gt;]&lt;/span&gt;&lt;/a&gt;&lt;/sup&gt; est une &lt;a href="<text:a xlink:type="simple" xlink:href="view-source:https://fr.wikipedia.org/wiki/Compétition_sportive" text:style-name="Internet_20_link" text:visited-style-name="Visited_20_Internet_20_Link">/wiki/Comp%C3%A9tition_sportive</text:a>" title="Compétition sportive"&gt;compétition&lt;/a&gt; internationale de &lt;a href="<text:a xlink:type="simple" xlink:href="view-source:https://fr.wikipedia.org/wiki/Football" text:style-name="Internet_20_link" text:visited-style-name="Visited_20_Internet_20_Link">/wiki/Football</text:a>" title="Football"&gt;football&lt;/a&gt; qui se déroule ordinairement tous les quatre ans. Cette compétition, créée en &lt;a href="<text:a xlink:type="simple" xlink:href="view-source:https://fr.wikipedia.org/wiki/1928_en_football" text:style-name="Internet_20_link" text:visited-style-name="Visited_20_Internet_20_Link">/wiki/1928_en_football</text:a>" title="1928 en football"&gt;1928&lt;/a&gt; en &lt;a href="<text:a xlink:type="simple" xlink:href="view-source:https://fr.wikipedia.org/wiki/France" text:style-name="Internet_20_link" text:visited-style-name="Visited_20_Internet_20_Link">/wiki/France</text:a>" title="France"&gt;France&lt;/a&gt;, sous l'impulsion de &lt;a href="<text:a xlink:type="simple" xlink:href="view-source:https://fr.wikipedia.org/wiki/Jules_Rimet" text:style-name="Internet_20_link" text:visited-style-name="Visited_20_Internet_20_Link">/wiki/Jules_Rimet</text:a>" title="Jules Rimet"&gt;Jules Rimet&lt;/a&gt; alors président de la FIFA, est ouverte à toutes les fédérations reconnues par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édération internationale de football association&lt;/a&gt; (FIFA). Le vainqueur de la Coupe du monde à la fin de la compétition obtient le titre de Champion du monde. La première édition se déroule en &lt;a href="<text:a xlink:type="simple" xlink:href="view-source:https://fr.wikipedia.org/wiki/1930_en_football" text:style-name="Internet_20_link" text:visited-style-name="Visited_20_Internet_20_Link">/wiki/1930_en_football</text:a>" title="1930 en football"&gt;1930&lt;/a&gt; en &lt;a href="<text:a xlink:type="simple" xlink:href="view-source:https://fr.wikipedia.org/wiki/Uruguay" text:style-name="Internet_20_link" text:visited-style-name="Visited_20_Internet_20_Link">/wiki/Uruguay</text:a>" title="Uruguay"&gt;Uruguay&lt;/a&gt;, dont l'&lt;a href="<text:a xlink:type="simple" xlink:href="view-source:https://fr.wikipedia.org/wiki/Équipe_d%27Uruguay_de_football" text:style-name="Internet_20_link" text:visited-style-name="Visited_20_Internet_20_Link">/wiki/%C3%89quipe_d%27Uruguay_de_football</text:a>" title="Équipe d&amp;#39;Uruguay de football"&gt;équipe nationale&lt;/a&gt; sort vainqueur.</text:p>
      <text:p text:style-name="Preformatted_20_Text"><text:bookmark text:name="line156"/>&lt;/p&gt;&lt;p&gt;À l'exception de la &lt;a href="<text:a xlink:type="simple" xlink:href="view-source:https://fr.wikipedia.org/wiki/Coupe_du_monde_de_football_de_1930" text:style-name="Internet_20_link" text:visited-style-name="Visited_20_Internet_20_Link">/wiki/Coupe_du_monde_de_football_de_1930</text:a>" title="Coupe du monde de football de 1930"&gt;Coupe du monde de 1930&lt;/a&gt;, la compétition n'est accessible qu'après une phase de qualification. Organisée par les confédérations continentales, cette &lt;a href="<text:a xlink:type="simple" xlink:href="view-source:https://fr.wikipedia.org/wiki/Tours_préliminaires_à_la_Coupe_du_monde_de_football" text:style-name="Internet_20_link" text:visited-style-name="Visited_20_Internet_20_Link">/wiki/Tours_pr%C3%A9liminaires_%C3%A0_la_Coupe_du_monde_de_football</text:a>" title="Tours préliminaires à la Coupe du monde de football"&gt;phase préliminaire&lt;/a&gt; permet aux meilleures sélections de chaque continent de se qualifier pour la phase finale qui se déroule dans un &lt;a href="<text:a xlink:type="simple" xlink:href="view-source:https://fr.wikipedia.org/wiki/Liste_des_pays_du_monde" text:style-name="Internet_20_link" text:visited-style-name="Visited_20_Internet_20_Link">/wiki/Liste_des_pays_du_monde</text:a>" title="Liste des pays du monde"&gt;pays&lt;/a&gt; organisateur. Le format actuel de la phase finale fait s'affronter &lt;a href="<text:a xlink:type="simple" xlink:href="view-source:https://fr.wikipedia.org/wiki/Coupe_du_monde_de_football_de_1998" text:style-name="Internet_20_link" text:visited-style-name="Visited_20_Internet_20_Link">/wiki/Coupe_du_monde_de_football_de_1998</text:a>" title="Coupe du monde de football de 1998"&gt;depuis 1998&lt;/a&gt; trente-deux équipes nationales masculines pendant une période d'environ un mois, démarrant avec une phase de poules (premier tour) suivie de la qualification de seize équipes à la phase à élimination directe qui commence avec les huitièmes de finale. <text:s/></text:p>
      <text:p text:style-name="Preformatted_20_Text"><text:bookmark text:name="line157"/>&lt;/p&gt;&lt;p&gt;Seules huit nations ont remporté la Coupe du monde. Le &lt;a href="<text:a xlink:type="simple" xlink:href="view-source:https://fr.wikipedia.org/wiki/Équipe_du_Brésil_de_football" text:style-name="Internet_20_link" text:visited-style-name="Visited_20_Internet_20_Link">/wiki/%C3%89quipe_du_Br%C3%A9sil_de_football</text:a>" title="Équipe du Brésil de football"&gt;Brésil&lt;/a&gt;, seule équipe à avoir disputé toutes les phases finales de compétition, détient le record d'éditions remportées avec cinq succès. Il est par ailleurs l'unique détenteur de la &lt;a href="<text:a xlink:type="simple" xlink:href="view-source:https://fr.wikipedia.org/wiki/Trophée_de_la_Coupe_du_monde_de_football#Trophée_Jules_Rimet" text:style-name="Internet_20_link" text:visited-style-name="Visited_20_Internet_20_Link">/wiki/Troph%C3%A9e_de_la_Coupe_du_monde_de_football#Trophée_Jules_Rimet</text:a>" title="Trophée de la Coupe du monde de football"&gt;Coupe Jules Rimet&lt;/a&gt;, mise en jeu à partir de 1930 et qu'il a définitivement conservée à l'issue de sa &lt;abbr class="abbr" title="Troisième"&gt;3&lt;sup&gt;e&lt;/sup&gt;&lt;/abbr&gt;&amp;#160;victoire dans la compétition en 1970 avec &lt;a href="<text:a xlink:type="simple" xlink:href="view-source:https://fr.wikipedia.org/wiki/Pelé" text:style-name="Internet_20_link" text:visited-style-name="Visited_20_Internet_20_Link">/wiki/Pel%C3%A9</text:a>" title="Pelé"&gt;Pelé&lt;/a&gt;, le seul joueur triple champion du monde de l'histoire. L'&lt;a href="<text:a xlink:type="simple" xlink:href="view-source:https://fr.wikipedia.org/wiki/Équipe_d%27Italie_de_football" text:style-name="Internet_20_link" text:visited-style-name="Visited_20_Internet_20_Link">/wiki/%C3%89quipe_d%27Italie_de_football</text:a>" title="Équipe d&amp;#39;Italie de football"&gt;Italie&lt;/a&gt; et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comptent quatre trophées. L'équipe vainqueur de la première édition, l'&lt;a href="<text:a xlink:type="simple" xlink:href="view-source:https://fr.wikipedia.org/wiki/Équipe_d%27Uruguay_de_football" text:style-name="Internet_20_link" text:visited-style-name="Visited_20_Internet_20_Link">/wiki/%C3%89quipe_d%27Uruguay_de_football</text:a>" title="Équipe d&amp;#39;Uruguay de football"&gt;Uruguay&lt;/a&gt;, gagne deux fois l'épreuve tout comme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t la &lt;a href="<text:a xlink:type="simple" xlink:href="view-source:https://fr.wikipedia.org/wiki/Équipe_de_France_de_football" text:style-name="Internet_20_link" text:visited-style-name="Visited_20_Internet_20_Link">/wiki/%C3%89quipe_de_France_de_football</text:a>" title="Équipe de France de football"&gt;France&lt;/a&gt;. Enfin,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et l'&lt;a href="<text:a xlink:type="simple" xlink:href="view-source:https://fr.wikipedia.org/wiki/Équipe_d%27Espagne_de_football" text:style-name="Internet_20_link" text:visited-style-name="Visited_20_Internet_20_Link">/wiki/%C3%89quipe_d%27Espagne_de_football</text:a>" title="Équipe d&amp;#39;Espagne de football"&gt;Espagne&lt;/a&gt;, remportent chacune une Coupe du monde.</text:p>
      <text:p text:style-name="Preformatted_20_Text"><text:bookmark text:name="line158"/><text:soft-page-break/>&lt;/p&gt;&lt;p&gt;Le pays organisateur de la Coupe du monde de football est désigné par la FIFA. Toutes les nations peuvent postuler pour l'accueillir, et sont jugées sur leur capacité à organiser l'épreuve. Le pays organisateur est automatiquement qualifié pour la compétition. La &lt;a href="<text:a xlink:type="simple" xlink:href="view-source:https://fr.wikipedia.org/wiki/Coupe_du_monde_de_football_de_2018" text:style-name="Internet_20_link" text:visited-style-name="Visited_20_Internet_20_Link">/wiki/Coupe_du_monde_de_football_de_2018</text:a>" title="Coupe du monde de football de 2018"&gt;vingt-et-unième édition&lt;/a&gt; de la Coupe du monde s'est déroulée en &lt;a href="<text:a xlink:type="simple" xlink:href="view-source:https://fr.wikipedia.org/wiki/Russie" text:style-name="Internet_20_link" text:visited-style-name="Visited_20_Internet_20_Link">/wiki/Russie</text:a>" title="Russie"&gt;Russie&lt;/a&gt; du 14 juin au 15 juillet 2018. L'édition suivante aura lieu au &lt;a href="<text:a xlink:type="simple" xlink:href="view-source:https://fr.wikipedia.org/wiki/Coupe_du_monde_de_football_de_2022" text:style-name="Internet_20_link" text:visited-style-name="Visited_20_Internet_20_Link">/wiki/Coupe_du_monde_de_football_de_2022</text:a>" title="Coupe du monde de football de 2022"&gt;Qatar en 2022&lt;/a&gt;, tandis que la &lt;a href="<text:a xlink:type="simple" xlink:href="view-source:https://fr.wikipedia.org/wiki/Coupe_du_monde_de_football_de_2026" text:style-name="Internet_20_link" text:visited-style-name="Visited_20_Internet_20_Link">/wiki/Coupe_du_monde_de_football_de_2026</text:a>" title="Coupe du monde de football de 2026"&gt;Coupe du monde 2026&lt;/a&gt; attribuée conjointement aux &lt;a href="<text:a xlink:type="simple" xlink:href="view-source:https://fr.wikipedia.org/wiki/États-Unis" text:style-name="Internet_20_link" text:visited-style-name="Visited_20_Internet_20_Link">/wiki/%C3%89tats-Unis</text:a>" title="États-Unis"&gt;États-Unis&lt;/a&gt;, au &lt;a href="<text:a xlink:type="simple" xlink:href="view-source:https://fr.wikipedia.org/wiki/Canada" text:style-name="Internet_20_link" text:visited-style-name="Visited_20_Internet_20_Link">/wiki/Canada</text:a>" title="Canada"&gt;Canada&lt;/a&gt; et au &lt;a href="<text:a xlink:type="simple" xlink:href="view-source:https://fr.wikipedia.org/wiki/Mexique" text:style-name="Internet_20_link" text:visited-style-name="Visited_20_Internet_20_Link">/wiki/Mexique</text:a>" title="Mexique"&gt;Mexique&lt;/a&gt; sera la première édition à quarante-huit équipes participantes. </text:p>
      <text:p text:style-name="Preformatted_20_Text"><text:bookmark text:name="line159"/>&lt;/p&gt;&lt;p&gt;La Coupe du monde de la FIFA est l'événement sportif le plus regardé dans le monde avec les &lt;a href="<text:a xlink:type="simple" xlink:href="view-source:https://fr.wikipedia.org/wiki/Jeux_olympiques" text:style-name="Internet_20_link" text:visited-style-name="Visited_20_Internet_20_Link">/wiki/Jeux_olympiques</text:a>" title="Jeux olympiques"&gt;Jeux olympiques&lt;/a&gt; et la &lt;a href="<text:a xlink:type="simple" xlink:href="view-source:https://fr.wikipedia.org/wiki/Coupe_du_monde_de_cricket" text:style-name="Internet_20_link" text:visited-style-name="Visited_20_Internet_20_Link">/wiki/Coupe_du_monde_de_cricket</text:a>" title="Coupe du monde de cricket"&gt;Coupe du monde de cricket&lt;/a&gt;&lt;sup id="cite_ref-4" class="reference"&gt;&lt;a href="<text:a xlink:type="simple" xlink:href="view-source:https://fr.wikipedia.org/wiki/Coupe_du_monde_de_football#cite_note-4" text:style-name="Internet_20_link" text:visited-style-name="Visited_20_Internet_20_Link">#cite_note-4</text:a>"&gt;&lt;span class="cite_crochet"&gt;[&lt;/span&gt;1&lt;span class="cite_crochet"&gt;]&lt;/span&gt;&lt;/a&gt;&lt;/sup&gt;. Économiquement, la compétition a des effets positifs sur la &lt;a href="<text:a xlink:type="simple" xlink:href="view-source:https://fr.wikipedia.org/wiki/Croissance_économique" text:style-name="Internet_20_link" text:visited-style-name="Visited_20_Internet_20_Link">/wiki/Croissance_%C3%A9conomique</text:a>" title="Croissance économique"&gt;croissance&lt;/a&gt; de certains &lt;a href="<text:a xlink:type="simple" xlink:href="view-source:https://fr.wikipedia.org/wiki/Secteur_d%27activité" text:style-name="Internet_20_link" text:visited-style-name="Visited_20_Internet_20_Link">/wiki/Secteur_d%27activit%C3%A9</text:a>" title="Secteur d&amp;#39;activité"&gt;secteurs d'activité&lt;/a&gt; et sur le &lt;a href="<text:a xlink:type="simple" xlink:href="view-source:https://fr.wikipedia.org/wiki/Développement_économique_et_social" text:style-name="Internet_20_link" text:visited-style-name="Visited_20_Internet_20_Link">/wiki/D%C3%A9veloppement_%C3%A9conomique_et_social</text:a>" title="Développement économique et social"&gt;développement&lt;/a&gt; du pays organisateur. Des &lt;a href="<text:a xlink:type="simple" xlink:href="view-source:https://fr.wikipedia.org/wiki/Infrastructure" text:style-name="Internet_20_link" text:visited-style-name="Visited_20_Internet_20_Link">/wiki/Infrastructure</text:a>" title="Infrastructure"&gt;infrastructures&lt;/a&gt;, notamment sportives (&lt;a href="<text:a xlink:type="simple" xlink:href="view-source:https://fr.wikipedia.org/wiki/Stade" text:style-name="Internet_20_link" text:visited-style-name="Visited_20_Internet_20_Link">/wiki/Stade</text:a>" title="Stade"&gt;stades&lt;/a&gt;), sont construites ou rénovées à cette occasion.</text:p>
      <text:p text:style-name="Preformatted_20_Text"><text:bookmark text:name="line160"/>&lt;/p&gt;&lt;p&gt;La Coupe du monde de football a un aspect &lt;a href="<text:a xlink:type="simple" xlink:href="view-source:https://fr.wikipedia.org/wiki/Politique" text:style-name="Internet_20_link" text:visited-style-name="Visited_20_Internet_20_Link">/wiki/Politique</text:a>" title="Politique"&gt;politique&lt;/a&gt;. Bien que véhiculant des valeurs de &lt;a href="<text:a xlink:type="simple" xlink:href="view-source:https://fr.wikipedia.org/wiki/Paix" text:style-name="Internet_20_link" text:visited-style-name="Visited_20_Internet_20_Link">/wiki/Paix</text:a>" title="Paix"&gt;paix&lt;/a&gt; et d'&lt;a href="<text:a xlink:type="simple" xlink:href="view-source:https://fr.wikipedia.org/wiki/Universalisme" text:style-name="Internet_20_link" text:visited-style-name="Visited_20_Internet_20_Link">/wiki/Universalisme</text:a>" class="mw-disambig" title="Universalisme"&gt;universalité&lt;/a&gt;, la compétition peut être également l'occasion de bagarres générales, de &lt;a href="<text:a xlink:type="simple" xlink:href="view-source:https://fr.wikipedia.org/wiki/Violence" text:style-name="Internet_20_link" text:visited-style-name="Visited_20_Internet_20_Link">/wiki/Violence</text:a>" title="Violence"&gt;violences&lt;/a&gt; autour des rencontres, voire l'élément déclencheur de &lt;a href="<text:a xlink:type="simple" xlink:href="view-source:https://fr.wikipedia.org/wiki/Guerre" text:style-name="Internet_20_link" text:visited-style-name="Visited_20_Internet_20_Link">/wiki/Guerre</text:a>" title="Guerre"&gt;guerre&lt;/a&gt; entre pays. De nombreux forfaits et &lt;a href="<text:a xlink:type="simple" xlink:href="view-source:https://fr.wikipedia.org/wiki/Boycott" text:style-name="Internet_20_link" text:visited-style-name="Visited_20_Internet_20_Link">/wiki/Boycott</text:a>" title="Boycott"&gt;boycotts&lt;/a&gt; émaillent l'histoire de la compétition pour des raisons politiques. Il existe des opposants à la Coupe du monde.</text:p>
      <text:p text:style-name="Preformatted_20_Text"><text:bookmark text:name="line161"/>&lt;/p&gt;&lt;p&gt;L'événement mondial est présent dans la culture populaire, sujet de nombreux &lt;a href="<text:a xlink:type="simple" xlink:href="view-source:https://fr.wikipedia.org/wiki/Film_(métrage)" text:style-name="Internet_20_link" text:visited-style-name="Visited_20_Internet_20_Link">/wiki/Film_(m%C3%A9trage)</text:a>" title="Film (métrage)"&gt;films&lt;/a&gt; et &lt;a href="<text:a xlink:type="simple" xlink:href="view-source:https://fr.wikipedia.org/wiki/Documentaire" text:style-name="Internet_20_link" text:visited-style-name="Visited_20_Internet_20_Link">/wiki/Documentaire</text:a>" title="Documentaire"&gt;documentaires&lt;/a&gt;, et est l'occasion de créer des &lt;a href="<text:a xlink:type="simple" xlink:href="view-source:https://fr.wikipedia.org/wiki/Chanson" text:style-name="Internet_20_link" text:visited-style-name="Visited_20_Internet_20_Link">/wiki/Chanson</text:a>" title="Chanson"&gt;chansons&lt;/a&gt; ou &lt;a href="<text:a xlink:type="simple" xlink:href="view-source:https://fr.wikipedia.org/wiki/Hymne_national" text:style-name="Internet_20_link" text:visited-style-name="Visited_20_Internet_20_Link">/wiki/Hymne_national</text:a>" title="Hymne national"&gt;hymnes&lt;/a&gt; nationaux. Des &lt;a href="<text:a xlink:type="simple" xlink:href="view-source:https://fr.wikipedia.org/wiki/Jeu_vidéo" text:style-name="Internet_20_link" text:visited-style-name="Visited_20_Internet_20_Link">/wiki/Jeu_vid%C3%A9o</text:a>" title="Jeu vidéo"&gt;jeux vidéo&lt;/a&gt; ou encore des albums d'autocollants de joueurs sont mis en vente avant la Coupe du monde.</text:p>
      <text:p text:style-name="Preformatted_20_Text"><text:bookmark text:name="line162"/>&lt;/p&gt;</text:p>
      <text:p text:style-name="Preformatted_20_Text"><text:bookmark text:name="line163"/>&lt;div id="toc" class="toc"&gt;&lt;input type="checkbox" role="button" id="toctogglecheckbox" class="toctogglecheckbox" style="display:none" /&gt;&lt;div class="toctitle" lang="fr" dir="ltr"&gt;&lt;h2&gt;Sommaire&lt;/h2&gt;&lt;span class="toctogglespan"&gt;&lt;label class="toctogglelabel" for="toctogglecheckbox"&gt;&lt;/label&gt;&lt;/span&gt;&lt;/div&gt;</text:p>
      <text:p text:style-name="Preformatted_20_Text"><text:bookmark text:name="line164"/>&lt;ul&gt;</text:p>
      <text:p text:style-name="Preformatted_20_Text"><text:bookmark text:name="line165"/>&lt;li class="toclevel-1 tocsection-1"&gt;&lt;a href="<text:a xlink:type="simple" xlink:href="view-source:https://fr.wikipedia.org/wiki/Coupe_du_monde_de_football#Historique" text:style-name="Internet_20_link" text:visited-style-name="Visited_20_Internet_20_Link">#Historique</text:a>"&gt;&lt;span class="tocnumber"&gt;1&lt;/span&gt; &lt;span class="toctext"&gt;Historique&lt;/span&gt;&lt;/a&gt;</text:p>
      <text:p text:style-name="Preformatted_20_Text"><text:bookmark text:name="line166"/>&lt;ul&gt;</text:p>
      <text:p text:style-name="Preformatted_20_Text"><text:bookmark text:name="line167"/>&lt;li class="toclevel-2 tocsection-2"&gt;&lt;a href="<text:a xlink:type="simple" xlink:href="view-source:https://fr.wikipedia.org/wiki/Coupe_du_monde_de_football#Origine_de_la_compétition" text:style-name="Internet_20_link" text:visited-style-name="Visited_20_Internet_20_Link">#Origine_de_la_compétition</text:a>"&gt;&lt;span class="tocnumber"&gt;1.1&lt;/span&gt; &lt;span class="toctext"&gt;Origine de la compétition&lt;/span&gt;&lt;/a&gt;&lt;/li&gt;</text:p>
      <text:p text:style-name="Preformatted_20_Text"><text:bookmark text:name="line168"/><text:soft-page-break/>&lt;li class="toclevel-2 tocsection-3"&gt;&lt;a href="<text:a xlink:type="simple" xlink:href="view-source:https://fr.wikipedia.org/wiki/Coupe_du_monde_de_football#Première_Coupe_du_monde_(1930)" text:style-name="Internet_20_link" text:visited-style-name="Visited_20_Internet_20_Link">#Première_Coupe_du_monde_(1930)</text:a>"&gt;&lt;span class="tocnumber"&gt;1.2&lt;/span&gt; &lt;span class="toctext"&gt;Première Coupe du monde (1930)&lt;/span&gt;&lt;/a&gt;&lt;/li&gt;</text:p>
      <text:p text:style-name="Preformatted_20_Text"><text:bookmark text:name="line169"/>&lt;li class="toclevel-2 tocsection-4"&gt;&lt;a href="<text:a xlink:type="simple" xlink:href="view-source:https://fr.wikipedia.org/wiki/Coupe_du_monde_de_football#Épreuves_européennes_d'avant-guerre_et_victoires_italiennes_(1934-1938)" text:style-name="Internet_20_link" text:visited-style-name="Visited_20_Internet_20_Link">#Épreuves_européennes_d&amp;#39;avant-guerre_et_victoires_italiennes_(1934-1938)</text:a>"&gt;&lt;span class="tocnumber"&gt;1.3&lt;/span&gt; &lt;span class="toctext"&gt;Épreuves européennes d'avant-guerre et victoires italiennes (1934-1938)&lt;/span&gt;&lt;/a&gt;&lt;/li&gt;</text:p>
      <text:p text:style-name="Preformatted_20_Text"><text:bookmark text:name="line170"/>&lt;li class="toclevel-2 tocsection-5"&gt;&lt;a href="<text:a xlink:type="simple" xlink:href="view-source:https://fr.wikipedia.org/wiki/Coupe_du_monde_de_football#Interruption_et_retour_de_la_compétition_(1942-1950)" text:style-name="Internet_20_link" text:visited-style-name="Visited_20_Internet_20_Link">#Interruption_et_retour_de_la_compétition_(1942-1950)</text:a>"&gt;&lt;span class="tocnumber"&gt;1.4&lt;/span&gt; &lt;span class="toctext"&gt;Interruption et retour de la compétition (1942-1950)&lt;/span&gt;&lt;/a&gt;&lt;/li&gt;</text:p>
      <text:p text:style-name="Preformatted_20_Text"><text:bookmark text:name="line171"/>&lt;li class="toclevel-2 tocsection-6"&gt;&lt;a href="<text:a xlink:type="simple" xlink:href="view-source:https://fr.wikipedia.org/wiki/Coupe_du_monde_de_football#«_Le_Miracle_de_Berne_»_(1954)" text:style-name="Internet_20_link" text:visited-style-name="Visited_20_Internet_20_Link">#«_Le_Miracle_de_Berne_»_(1954)</text:a>"&gt;&lt;span class="tocnumber"&gt;1.5&lt;/span&gt; &lt;span class="toctext"&gt;«&amp;#160;Le Miracle de Berne&amp;#160;» (1954)&lt;/span&gt;&lt;/a&gt;&lt;/li&gt;</text:p>
      <text:p text:style-name="Preformatted_20_Text"><text:bookmark text:name="line172"/>&lt;li class="toclevel-2 tocsection-7"&gt;&lt;a href="<text:a xlink:type="simple" xlink:href="view-source:https://fr.wikipedia.org/wiki/Coupe_du_monde_de_football#Le_Brésil_de_Pelé_et_Garrincha_victorieux_(1958-1962-1970)" text:style-name="Internet_20_link" text:visited-style-name="Visited_20_Internet_20_Link">#Le_Brésil_de_Pelé_et_Garrincha_victorieux_(1958-1962-1970)</text:a>"&gt;&lt;span class="tocnumber"&gt;1.6&lt;/span&gt; &lt;span class="toctext"&gt;Le Brésil de Pelé et Garrincha victorieux (1958-1962-1970)&lt;/span&gt;&lt;/a&gt;&lt;/li&gt;</text:p>
      <text:p text:style-name="Preformatted_20_Text"><text:bookmark text:name="line173"/>&lt;li class="toclevel-2 tocsection-8"&gt;&lt;a href="<text:a xlink:type="simple" xlink:href="view-source:https://fr.wikipedia.org/wiki/Coupe_du_monde_de_football#Victoires_des_pays_hôtes_(1966-1974-1978)" text:style-name="Internet_20_link" text:visited-style-name="Visited_20_Internet_20_Link">#Victoires_des_pays_hôtes_(1966-1974-1978)</text:a>"&gt;&lt;span class="tocnumber"&gt;1.7&lt;/span&gt; &lt;span class="toctext"&gt;Victoires des pays hôtes (1966-1974-1978)&lt;/span&gt;&lt;/a&gt;&lt;/li&gt;</text:p>
      <text:p text:style-name="Preformatted_20_Text"><text:bookmark text:name="line174"/>&lt;li class="toclevel-2 tocsection-9"&gt;&lt;a href="<text:a xlink:type="simple" xlink:href="view-source:https://fr.wikipedia.org/wiki/Coupe_du_monde_de_football#Troisième_sacre_italien_(1982)" text:style-name="Internet_20_link" text:visited-style-name="Visited_20_Internet_20_Link">#Troisième_sacre_italien_(1982)</text:a>"&gt;&lt;span class="tocnumber"&gt;1.8&lt;/span&gt; &lt;span class="toctext"&gt;Troisième sacre italien (1982)&lt;/span&gt;&lt;/a&gt;&lt;/li&gt;</text:p>
      <text:p text:style-name="Preformatted_20_Text"><text:bookmark text:name="line175"/>&lt;li class="toclevel-2 tocsection-10"&gt;&lt;a href="<text:a xlink:type="simple" xlink:href="view-source:https://fr.wikipedia.org/wiki/Coupe_du_monde_de_football#Sacre_de_l'Argentine_de_Maradona_et_revanche_allemande_(1986-1990)" text:style-name="Internet_20_link" text:visited-style-name="Visited_20_Internet_20_Link">#Sacre_de_l&amp;#39;Argentine_de_Maradona_et_revanche_allemande_(1986-1990)</text:a>"&gt;&lt;span class="tocnumber"&gt;1.9&lt;/span&gt; &lt;span class="toctext"&gt;Sacre de l'Argentine de Maradona et revanche allemande (1986-1990)&lt;/span&gt;&lt;/a&gt;&lt;/li&gt;</text:p>
      <text:p text:style-name="Preformatted_20_Text"><text:bookmark text:name="line176"/>&lt;li class="toclevel-2 tocsection-11"&gt;&lt;a href="<text:a xlink:type="simple" xlink:href="view-source:https://fr.wikipedia.org/wiki/Coupe_du_monde_de_football#Sacres_du_Brésil_et_de_la_France_(1994-1998-2002)" text:style-name="Internet_20_link" text:visited-style-name="Visited_20_Internet_20_Link">#Sacres_du_Brésil_et_de_la_France_(1994-1998-2002)</text:a>"&gt;&lt;span class="tocnumber"&gt;1.10&lt;/span&gt; &lt;span class="toctext"&gt;Sacres du Brésil et de la France (1994-1998-2002)&lt;/span&gt;&lt;/a&gt;&lt;/li&gt;</text:p>
      <text:p text:style-name="Preformatted_20_Text"><text:bookmark text:name="line177"/>&lt;li class="toclevel-2 tocsection-12"&gt;&lt;a href="<text:a xlink:type="simple" xlink:href="view-source:https://fr.wikipedia.org/wiki/Coupe_du_monde_de_football#Hégémonie_européenne_(2006,_2010,_2014_et_2018)" text:style-name="Internet_20_link" text:visited-style-name="Visited_20_Internet_20_Link">#Hégémonie_européenne_(2006,_2010,_2014_et_2018)</text:a>"&gt;&lt;span class="tocnumber"&gt;1.11&lt;/span&gt; &lt;span class="toctext"&gt;Hégémonie <text:s/>européenne (2006, 2010, 2014 et 2018)&lt;/span&gt;&lt;/a&gt;&lt;/li&gt;</text:p>
      <text:p text:style-name="Preformatted_20_Text"><text:bookmark text:name="line178"/>&lt;li class="toclevel-2 tocsection-13"&gt;&lt;a href="<text:a xlink:type="simple" xlink:href="view-source:https://fr.wikipedia.org/wiki/Coupe_du_monde_de_football#Années_2022_et_suivantes" text:style-name="Internet_20_link" text:visited-style-name="Visited_20_Internet_20_Link">#Années_2022_et_suivantes</text:a>"&gt;&lt;span class="tocnumber"&gt;1.12&lt;/span&gt; &lt;span class="toctext"&gt;Années 2022 et suivantes&lt;/span&gt;&lt;/a&gt;&lt;/li&gt;</text:p>
      <text:p text:style-name="Preformatted_20_Text"><text:bookmark text:name="line179"/>&lt;/ul&gt;</text:p>
      <text:p text:style-name="Preformatted_20_Text"><text:bookmark text:name="line180"/>&lt;/li&gt;</text:p>
      <text:p text:style-name="Preformatted_20_Text"><text:bookmark text:name="line181"/>&lt;li class="toclevel-1 tocsection-14"&gt;&lt;a href="<text:a xlink:type="simple" xlink:href="view-source:https://fr.wikipedia.org/wiki/Coupe_du_monde_de_football#Palmarès" text:style-name="Internet_20_link" text:visited-style-name="Visited_20_Internet_20_Link">#Palmarès</text:a>"&gt;&lt;span class="tocnumber"&gt;2&lt;/span&gt; &lt;span class="toctext"&gt;Palmarès&lt;/span&gt;&lt;/a&gt;</text:p>
      <text:p text:style-name="Preformatted_20_Text"><text:bookmark text:name="line182"/>&lt;ul&gt;</text:p>
      <text:p text:style-name="Preformatted_20_Text"><text:bookmark text:name="line183"/>&lt;li class="toclevel-2 tocsection-15"&gt;&lt;a href="<text:a xlink:type="simple" xlink:href="view-source:https://fr.wikipedia.org/wiki/Coupe_du_monde_de_football#Par_édition" text:style-name="Internet_20_link" text:visited-style-name="Visited_20_Internet_20_Link">#Par_édition</text:a>"&gt;&lt;span class="tocnumber"&gt;2.1&lt;/span&gt; &lt;span class="toctext"&gt;Par édition&lt;/span&gt;&lt;/a&gt;&lt;/li&gt;</text:p>
      <text:p text:style-name="Preformatted_20_Text"><text:bookmark text:name="line184"/>&lt;li class="toclevel-2 tocsection-16"&gt;&lt;a href="<text:a xlink:type="simple" xlink:href="view-source:https://fr.wikipedia.org/wiki/Coupe_du_monde_de_football#Bilan_par_nation" text:style-name="Internet_20_link" text:visited-style-name="Visited_20_Internet_20_Link">#Bilan_par_nation</text:a>"&gt;&lt;span class="tocnumber"&gt;2.2&lt;/span&gt; &lt;span class="toctext"&gt;Bilan par nation&lt;/span&gt;&lt;/a&gt;&lt;/li&gt;</text:p>
      <text:p text:style-name="Preformatted_20_Text"><text:bookmark text:name="line185"/>&lt;li class="toclevel-2 tocsection-17"&gt;&lt;a href="<text:a xlink:type="simple" xlink:href="view-source:https://fr.wikipedia.org/wiki/Coupe_du_monde_de_football#Bilan_par_confédérations" text:style-name="Internet_20_link" text:visited-style-name="Visited_20_Internet_20_Link">#Bilan_par_confédérations</text:a>"&gt;&lt;span class="tocnumber"&gt;2.3&lt;/span&gt; &lt;span class="toctext"&gt;Bilan par confédérations&lt;/span&gt;&lt;/a&gt;&lt;/li&gt;</text:p>
      <text:p text:style-name="Preformatted_20_Text"><text:bookmark text:name="line186"/>&lt;li class="toclevel-2 tocsection-18"&gt;&lt;a href="<text:a xlink:type="simple" xlink:href="view-source:https://fr.wikipedia.org/wiki/Coupe_du_monde_de_football#Statistiques_et_records" text:style-name="Internet_20_link" text:visited-style-name="Visited_20_Internet_20_Link">#Statistiques_et_records</text:a>"&gt;&lt;span class="tocnumber"&gt;2.4&lt;/span&gt; &lt;span class="toctext"&gt;Statistiques et records&lt;/span&gt;&lt;/a&gt;</text:p>
      <text:p text:style-name="Preformatted_20_Text"><text:bookmark text:name="line187"/>&lt;ul&gt;</text:p>
      <text:p text:style-name="Preformatted_20_Text"><text:bookmark text:name="line188"/>&lt;li class="toclevel-3 tocsection-19"&gt;&lt;a href="<text:a xlink:type="simple" xlink:href="view-source:https://fr.wikipedia.org/wiki/Coupe_du_monde_de_football#Nations" text:style-name="Internet_20_link" text:visited-style-name="Visited_20_Internet_20_Link">#Nations</text:a>"&gt;&lt;span class="tocnumber"&gt;2.4.1&lt;/span&gt; &lt;span class="toctext"&gt;Nations&lt;/span&gt;&lt;/a&gt;&lt;/li&gt;</text:p>
      <text:p text:style-name="Preformatted_20_Text"><text:bookmark text:name="line189"/>&lt;li class="toclevel-3 tocsection-20"&gt;&lt;a href="<text:a xlink:type="simple" xlink:href="view-source:https://fr.wikipedia.org/wiki/Coupe_du_monde_de_football#Joueurs" text:style-name="Internet_20_link" text:visited-style-name="Visited_20_Internet_20_Link">#Joueurs</text:a>"&gt;&lt;span class="tocnumber"&gt;2.4.2&lt;/span&gt; &lt;span class="toctext"&gt;Joueurs&lt;/span&gt;&lt;/a&gt;&lt;/li&gt;</text:p>
      <text:p text:style-name="Preformatted_20_Text"><text:bookmark text:name="line190"/><text:soft-page-break/>&lt;li class="toclevel-3 tocsection-21"&gt;&lt;a href="<text:a xlink:type="simple" xlink:href="view-source:https://fr.wikipedia.org/wiki/Coupe_du_monde_de_football#Sélectionneurs" text:style-name="Internet_20_link" text:visited-style-name="Visited_20_Internet_20_Link">#Sélectionneurs</text:a>"&gt;&lt;span class="tocnumber"&gt;2.4.3&lt;/span&gt; &lt;span class="toctext"&gt;Sélectionneurs&lt;/span&gt;&lt;/a&gt;&lt;/li&gt;</text:p>
      <text:p text:style-name="Preformatted_20_Text"><text:bookmark text:name="line191"/>&lt;/ul&gt;</text:p>
      <text:p text:style-name="Preformatted_20_Text"><text:bookmark text:name="line192"/>&lt;/li&gt;</text:p>
      <text:p text:style-name="Preformatted_20_Text"><text:bookmark text:name="line193"/>&lt;li class="toclevel-2 tocsection-22"&gt;&lt;a href="<text:a xlink:type="simple" xlink:href="view-source:https://fr.wikipedia.org/wiki/Coupe_du_monde_de_football#Distinctions_individuelles" text:style-name="Internet_20_link" text:visited-style-name="Visited_20_Internet_20_Link">#Distinctions_individuelles</text:a>"&gt;&lt;span class="tocnumber"&gt;2.5&lt;/span&gt; &lt;span class="toctext"&gt;Distinctions individuelles&lt;/span&gt;&lt;/a&gt;&lt;/li&gt;</text:p>
      <text:p text:style-name="Preformatted_20_Text"><text:bookmark text:name="line194"/>&lt;/ul&gt;</text:p>
      <text:p text:style-name="Preformatted_20_Text"><text:bookmark text:name="line195"/>&lt;/li&gt;</text:p>
      <text:p text:style-name="Preformatted_20_Text"><text:bookmark text:name="line196"/>&lt;li class="toclevel-1 tocsection-23"&gt;&lt;a href="<text:a xlink:type="simple" xlink:href="view-source:https://fr.wikipedia.org/wiki/Coupe_du_monde_de_football#Organisation" text:style-name="Internet_20_link" text:visited-style-name="Visited_20_Internet_20_Link">#Organisation</text:a>"&gt;&lt;span class="tocnumber"&gt;3&lt;/span&gt; &lt;span class="toctext"&gt;Organisation&lt;/span&gt;&lt;/a&gt;</text:p>
      <text:p text:style-name="Preformatted_20_Text"><text:bookmark text:name="line197"/>&lt;ul&gt;</text:p>
      <text:p text:style-name="Preformatted_20_Text"><text:bookmark text:name="line198"/>&lt;li class="toclevel-2 tocsection-24"&gt;&lt;a href="<text:a xlink:type="simple" xlink:href="view-source:https://fr.wikipedia.org/wiki/Coupe_du_monde_de_football#Sélection_des_pays_hôtes" text:style-name="Internet_20_link" text:visited-style-name="Visited_20_Internet_20_Link">#Sélection_des_pays_hôtes</text:a>"&gt;&lt;span class="tocnumber"&gt;3.1&lt;/span&gt; &lt;span class="toctext"&gt;Sélection des pays hôtes&lt;/span&gt;&lt;/a&gt;&lt;/li&gt;</text:p>
      <text:p text:style-name="Preformatted_20_Text"><text:bookmark text:name="line199"/>&lt;li class="toclevel-2 tocsection-25"&gt;&lt;a href="<text:a xlink:type="simple" xlink:href="view-source:https://fr.wikipedia.org/wiki/Coupe_du_monde_de_football#Format_de_la_compétition" text:style-name="Internet_20_link" text:visited-style-name="Visited_20_Internet_20_Link">#Format_de_la_compétition</text:a>"&gt;&lt;span class="tocnumber"&gt;3.2&lt;/span&gt; &lt;span class="toctext"&gt;Format de la compétition&lt;/span&gt;&lt;/a&gt;</text:p>
      <text:p text:style-name="Preformatted_20_Text"><text:bookmark text:name="line200"/>&lt;ul&gt;</text:p>
      <text:p text:style-name="Preformatted_20_Text"><text:bookmark text:name="line201"/>&lt;li class="toclevel-3 tocsection-26"&gt;&lt;a href="<text:a xlink:type="simple" xlink:href="view-source:https://fr.wikipedia.org/wiki/Coupe_du_monde_de_football#Tour_préliminaire" text:style-name="Internet_20_link" text:visited-style-name="Visited_20_Internet_20_Link">#Tour_préliminaire</text:a>"&gt;&lt;span class="tocnumber"&gt;3.2.1&lt;/span&gt; &lt;span class="toctext"&gt;Tour préliminaire&lt;/span&gt;&lt;/a&gt;&lt;/li&gt;</text:p>
      <text:p text:style-name="Preformatted_20_Text"><text:bookmark text:name="line202"/>&lt;li class="toclevel-3 tocsection-27"&gt;&lt;a href="<text:a xlink:type="simple" xlink:href="view-source:https://fr.wikipedia.org/wiki/Coupe_du_monde_de_football#Phase_finale" text:style-name="Internet_20_link" text:visited-style-name="Visited_20_Internet_20_Link">#Phase_finale</text:a>"&gt;&lt;span class="tocnumber"&gt;3.2.2&lt;/span&gt; &lt;span class="toctext"&gt;Phase finale&lt;/span&gt;&lt;/a&gt;&lt;/li&gt;</text:p>
      <text:p text:style-name="Preformatted_20_Text"><text:bookmark text:name="line203"/>&lt;li class="toclevel-3 tocsection-28"&gt;&lt;a href="<text:a xlink:type="simple" xlink:href="view-source:https://fr.wikipedia.org/wiki/Coupe_du_monde_de_football#Évolution_du_règlement" text:style-name="Internet_20_link" text:visited-style-name="Visited_20_Internet_20_Link">#Évolution_du_règlement</text:a>"&gt;&lt;span class="tocnumber"&gt;3.2.3&lt;/span&gt; &lt;span class="toctext"&gt;Évolution du règlement&lt;/span&gt;&lt;/a&gt;&lt;/li&gt;</text:p>
      <text:p text:style-name="Preformatted_20_Text"><text:bookmark text:name="line204"/>&lt;/ul&gt;</text:p>
      <text:p text:style-name="Preformatted_20_Text"><text:bookmark text:name="line205"/>&lt;/li&gt;</text:p>
      <text:p text:style-name="Preformatted_20_Text"><text:bookmark text:name="line206"/>&lt;li class="toclevel-2 tocsection-29"&gt;&lt;a href="<text:a xlink:type="simple" xlink:href="view-source:https://fr.wikipedia.org/wiki/Coupe_du_monde_de_football#Cérémonies_d'ouverture" text:style-name="Internet_20_link" text:visited-style-name="Visited_20_Internet_20_Link">#Cérémonies_d&amp;#39;ouverture</text:a>"&gt;&lt;span class="tocnumber"&gt;3.3&lt;/span&gt; &lt;span class="toctext"&gt;Cérémonies d'ouverture&lt;/span&gt;&lt;/a&gt;&lt;/li&gt;</text:p>
      <text:p text:style-name="Preformatted_20_Text"><text:bookmark text:name="line207"/>&lt;li class="toclevel-2 tocsection-30"&gt;&lt;a href="<text:a xlink:type="simple" xlink:href="view-source:https://fr.wikipedia.org/wiki/Coupe_du_monde_de_football#Stades" text:style-name="Internet_20_link" text:visited-style-name="Visited_20_Internet_20_Link">#Stades</text:a>"&gt;&lt;span class="tocnumber"&gt;3.4&lt;/span&gt; &lt;span class="toctext"&gt;Stades&lt;/span&gt;&lt;/a&gt;&lt;/li&gt;</text:p>
      <text:p text:style-name="Preformatted_20_Text"><text:bookmark text:name="line208"/>&lt;li class="toclevel-2 tocsection-31"&gt;&lt;a href="<text:a xlink:type="simple" xlink:href="view-source:https://fr.wikipedia.org/wiki/Coupe_du_monde_de_football#Matériel" text:style-name="Internet_20_link" text:visited-style-name="Visited_20_Internet_20_Link">#Matériel</text:a>"&gt;&lt;span class="tocnumber"&gt;3.5&lt;/span&gt; &lt;span class="toctext"&gt;Matériel&lt;/span&gt;&lt;/a&gt;&lt;/li&gt;</text:p>
      <text:p text:style-name="Preformatted_20_Text"><text:bookmark text:name="line209"/>&lt;li class="toclevel-2 tocsection-32"&gt;&lt;a href="<text:a xlink:type="simple" xlink:href="view-source:https://fr.wikipedia.org/wiki/Coupe_du_monde_de_football#Arbitrage" text:style-name="Internet_20_link" text:visited-style-name="Visited_20_Internet_20_Link">#Arbitrage</text:a>"&gt;&lt;span class="tocnumber"&gt;3.6&lt;/span&gt; &lt;span class="toctext"&gt;Arbitrage&lt;/span&gt;&lt;/a&gt;&lt;/li&gt;</text:p>
      <text:p text:style-name="Preformatted_20_Text"><text:bookmark text:name="line210"/>&lt;li class="toclevel-2 tocsection-33"&gt;&lt;a href="<text:a xlink:type="simple" xlink:href="view-source:https://fr.wikipedia.org/wiki/Coupe_du_monde_de_football#Trophée" text:style-name="Internet_20_link" text:visited-style-name="Visited_20_Internet_20_Link">#Trophée</text:a>"&gt;&lt;span class="tocnumber"&gt;3.7&lt;/span&gt; &lt;span class="toctext"&gt;Trophée&lt;/span&gt;&lt;/a&gt;&lt;/li&gt;</text:p>
      <text:p text:style-name="Preformatted_20_Text"><text:bookmark text:name="line211"/>&lt;li class="toclevel-2 tocsection-34"&gt;&lt;a href="<text:a xlink:type="simple" xlink:href="view-source:https://fr.wikipedia.org/wiki/Coupe_du_monde_de_football#Étoile_sur_le_maillot" text:style-name="Internet_20_link" text:visited-style-name="Visited_20_Internet_20_Link">#Étoile_sur_le_maillot</text:a>"&gt;&lt;span class="tocnumber"&gt;3.8&lt;/span&gt; &lt;span class="toctext"&gt;Étoile sur le maillot&lt;/span&gt;&lt;/a&gt;&lt;/li&gt;</text:p>
      <text:p text:style-name="Preformatted_20_Text"><text:bookmark text:name="line212"/>&lt;li class="toclevel-2 tocsection-35"&gt;&lt;a href="<text:a xlink:type="simple" xlink:href="view-source:https://fr.wikipedia.org/wiki/Coupe_du_monde_de_football#Mascottes" text:style-name="Internet_20_link" text:visited-style-name="Visited_20_Internet_20_Link">#Mascottes</text:a>"&gt;&lt;span class="tocnumber"&gt;3.9&lt;/span&gt; &lt;span class="toctext"&gt;Mascottes&lt;/span&gt;&lt;/a&gt;&lt;/li&gt;</text:p>
      <text:p text:style-name="Preformatted_20_Text"><text:bookmark text:name="line213"/>&lt;/ul&gt;</text:p>
      <text:p text:style-name="Preformatted_20_Text"><text:bookmark text:name="line214"/>&lt;/li&gt;</text:p>
      <text:p text:style-name="Preformatted_20_Text"><text:bookmark text:name="line215"/>&lt;li class="toclevel-1 tocsection-36"&gt;&lt;a href="<text:a xlink:type="simple" xlink:href="view-source:https://fr.wikipedia.org/wiki/Coupe_du_monde_de_football#Aspects_socio-économiques" text:style-name="Internet_20_link" text:visited-style-name="Visited_20_Internet_20_Link">#Aspects_socio-économiques</text:a>"&gt;&lt;span class="tocnumber"&gt;4&lt;/span&gt; &lt;span class="toctext"&gt;Aspects socio-économiques&lt;/span&gt;&lt;/a&gt;</text:p>
      <text:p text:style-name="Preformatted_20_Text"><text:bookmark text:name="line216"/>&lt;ul&gt;</text:p>
      <text:p text:style-name="Preformatted_20_Text"><text:bookmark text:name="line217"/>&lt;li class="toclevel-2 tocsection-37"&gt;&lt;a href="<text:a xlink:type="simple" xlink:href="view-source:https://fr.wikipedia.org/wiki/Coupe_du_monde_de_football#Violences_conjugales" text:style-name="Internet_20_link" text:visited-style-name="Visited_20_Internet_20_Link">#Violences_conjugales</text:a>"&gt;&lt;span class="tocnumber"&gt;4.1&lt;/span&gt; &lt;span class="toctext"&gt;Violences conjugales&lt;/span&gt;&lt;/a&gt;&lt;/li&gt;</text:p>
      <text:p text:style-name="Preformatted_20_Text"><text:bookmark text:name="line218"/>&lt;li class="toclevel-2 tocsection-38"&gt;&lt;a href="<text:a xlink:type="simple" xlink:href="view-source:https://fr.wikipedia.org/wiki/Coupe_du_monde_de_football#Coût_de_la_compétition" text:style-name="Internet_20_link" text:visited-style-name="Visited_20_Internet_20_Link">#Coût_de_la_compétition</text:a>"&gt;&lt;span class="tocnumber"&gt;4.2&lt;/span&gt; &lt;span class="toctext"&gt;Coût de la compétition&lt;/span&gt;&lt;/a&gt;&lt;/li&gt;</text:p>
      <text:p text:style-name="Preformatted_20_Text"><text:bookmark text:name="line219"/><text:soft-page-break/>&lt;li class="toclevel-2 tocsection-39"&gt;&lt;a href="<text:a xlink:type="simple" xlink:href="view-source:https://fr.wikipedia.org/wiki/Coupe_du_monde_de_football#Effet_sur_l'économie" text:style-name="Internet_20_link" text:visited-style-name="Visited_20_Internet_20_Link">#Effet_sur_l&amp;#39;économie</text:a>"&gt;&lt;span class="tocnumber"&gt;4.3&lt;/span&gt; &lt;span class="toctext"&gt;Effet sur l'économie&lt;/span&gt;&lt;/a&gt;&lt;/li&gt;</text:p>
      <text:p text:style-name="Preformatted_20_Text"><text:bookmark text:name="line220"/>&lt;li class="toclevel-2 tocsection-40"&gt;&lt;a href="<text:a xlink:type="simple" xlink:href="view-source:https://fr.wikipedia.org/wiki/Coupe_du_monde_de_football#Effet_sur_le_développement_local" text:style-name="Internet_20_link" text:visited-style-name="Visited_20_Internet_20_Link">#Effet_sur_le_développement_local</text:a>"&gt;&lt;span class="tocnumber"&gt;4.4&lt;/span&gt; &lt;span class="toctext"&gt;Effet sur le développement local&lt;/span&gt;&lt;/a&gt;&lt;/li&gt;</text:p>
      <text:p text:style-name="Preformatted_20_Text"><text:bookmark text:name="line221"/>&lt;li class="toclevel-2 tocsection-41"&gt;&lt;a href="<text:a xlink:type="simple" xlink:href="view-source:https://fr.wikipedia.org/wiki/Coupe_du_monde_de_football#Sources_de_revenus" text:style-name="Internet_20_link" text:visited-style-name="Visited_20_Internet_20_Link">#Sources_de_revenus</text:a>"&gt;&lt;span class="tocnumber"&gt;4.5&lt;/span&gt; &lt;span class="toctext"&gt;Sources de revenus&lt;/span&gt;&lt;/a&gt;</text:p>
      <text:p text:style-name="Preformatted_20_Text"><text:bookmark text:name="line222"/>&lt;ul&gt;</text:p>
      <text:p text:style-name="Preformatted_20_Text"><text:bookmark text:name="line223"/>&lt;li class="toclevel-3 tocsection-42"&gt;&lt;a href="<text:a xlink:type="simple" xlink:href="view-source:https://fr.wikipedia.org/wiki/Coupe_du_monde_de_football#Billetterie" text:style-name="Internet_20_link" text:visited-style-name="Visited_20_Internet_20_Link">#Billetterie</text:a>"&gt;&lt;span class="tocnumber"&gt;4.5.1&lt;/span&gt; &lt;span class="toctext"&gt;Billetterie&lt;/span&gt;&lt;/a&gt;&lt;/li&gt;</text:p>
      <text:p text:style-name="Preformatted_20_Text"><text:bookmark text:name="line224"/>&lt;li class="toclevel-3 tocsection-43"&gt;&lt;a href="<text:a xlink:type="simple" xlink:href="view-source:https://fr.wikipedia.org/wiki/Coupe_du_monde_de_football#Sponsors" text:style-name="Internet_20_link" text:visited-style-name="Visited_20_Internet_20_Link">#Sponsors</text:a>"&gt;&lt;span class="tocnumber"&gt;4.5.2&lt;/span&gt; &lt;span class="toctext"&gt;Sponsors&lt;/span&gt;&lt;/a&gt;&lt;/li&gt;</text:p>
      <text:p text:style-name="Preformatted_20_Text"><text:bookmark text:name="line225"/>&lt;li class="toclevel-3 tocsection-44"&gt;&lt;a href="<text:a xlink:type="simple" xlink:href="view-source:https://fr.wikipedia.org/wiki/Coupe_du_monde_de_football#Couverture_médiatique" text:style-name="Internet_20_link" text:visited-style-name="Visited_20_Internet_20_Link">#Couverture_médiatique</text:a>"&gt;&lt;span class="tocnumber"&gt;4.5.3&lt;/span&gt; &lt;span class="toctext"&gt;Couverture médiatique&lt;/span&gt;&lt;/a&gt;&lt;/li&gt;</text:p>
      <text:p text:style-name="Preformatted_20_Text"><text:bookmark text:name="line226"/>&lt;/ul&gt;</text:p>
      <text:p text:style-name="Preformatted_20_Text"><text:bookmark text:name="line227"/>&lt;/li&gt;</text:p>
      <text:p text:style-name="Preformatted_20_Text"><text:bookmark text:name="line228"/>&lt;li class="toclevel-2 tocsection-45"&gt;&lt;a href="<text:a xlink:type="simple" xlink:href="view-source:https://fr.wikipedia.org/wiki/Coupe_du_monde_de_football#Supporters" text:style-name="Internet_20_link" text:visited-style-name="Visited_20_Internet_20_Link">#Supporters</text:a>"&gt;&lt;span class="tocnumber"&gt;4.6&lt;/span&gt; &lt;span class="toctext"&gt;Supporters&lt;/span&gt;&lt;/a&gt;&lt;/li&gt;</text:p>
      <text:p text:style-name="Preformatted_20_Text"><text:bookmark text:name="line229"/>&lt;/ul&gt;</text:p>
      <text:p text:style-name="Preformatted_20_Text"><text:bookmark text:name="line230"/>&lt;/li&gt;</text:p>
      <text:p text:style-name="Preformatted_20_Text"><text:bookmark text:name="line231"/>&lt;li class="toclevel-1 tocsection-46"&gt;&lt;a href="<text:a xlink:type="simple" xlink:href="view-source:https://fr.wikipedia.org/wiki/Coupe_du_monde_de_football#Aspect_politique" text:style-name="Internet_20_link" text:visited-style-name="Visited_20_Internet_20_Link">#Aspect_politique</text:a>"&gt;&lt;span class="tocnumber"&gt;5&lt;/span&gt; &lt;span class="toctext"&gt;Aspect politique&lt;/span&gt;&lt;/a&gt;</text:p>
      <text:p text:style-name="Preformatted_20_Text"><text:bookmark text:name="line232"/>&lt;ul&gt;</text:p>
      <text:p text:style-name="Preformatted_20_Text"><text:bookmark text:name="line233"/>&lt;li class="toclevel-2 tocsection-47"&gt;&lt;a href="<text:a xlink:type="simple" xlink:href="view-source:https://fr.wikipedia.org/wiki/Coupe_du_monde_de_football#Pacification" text:style-name="Internet_20_link" text:visited-style-name="Visited_20_Internet_20_Link">#Pacification</text:a>"&gt;&lt;span class="tocnumber"&gt;5.1&lt;/span&gt; &lt;span class="toctext"&gt;Pacification&lt;/span&gt;&lt;/a&gt;&lt;/li&gt;</text:p>
      <text:p text:style-name="Preformatted_20_Text"><text:bookmark text:name="line234"/>&lt;li class="toclevel-2 tocsection-48"&gt;&lt;a href="<text:a xlink:type="simple" xlink:href="view-source:https://fr.wikipedia.org/wiki/Coupe_du_monde_de_football#Propagande" text:style-name="Internet_20_link" text:visited-style-name="Visited_20_Internet_20_Link">#Propagande</text:a>"&gt;&lt;span class="tocnumber"&gt;5.2&lt;/span&gt; &lt;span class="toctext"&gt;Propagande&lt;/span&gt;&lt;/a&gt;&lt;/li&gt;</text:p>
      <text:p text:style-name="Preformatted_20_Text"><text:bookmark text:name="line235"/>&lt;li class="toclevel-2 tocsection-49"&gt;&lt;a href="<text:a xlink:type="simple" xlink:href="view-source:https://fr.wikipedia.org/wiki/Coupe_du_monde_de_football#Forfaits" text:style-name="Internet_20_link" text:visited-style-name="Visited_20_Internet_20_Link">#Forfaits</text:a>"&gt;&lt;span class="tocnumber"&gt;5.3&lt;/span&gt; &lt;span class="toctext"&gt;Forfaits&lt;/span&gt;&lt;/a&gt;&lt;/li&gt;</text:p>
      <text:p text:style-name="Preformatted_20_Text"><text:bookmark text:name="line236"/>&lt;li class="toclevel-2 tocsection-50"&gt;&lt;a href="<text:a xlink:type="simple" xlink:href="view-source:https://fr.wikipedia.org/wiki/Coupe_du_monde_de_football#Violences_et_oppositions" text:style-name="Internet_20_link" text:visited-style-name="Visited_20_Internet_20_Link">#Violences_et_oppositions</text:a>"&gt;&lt;span class="tocnumber"&gt;5.4&lt;/span&gt; &lt;span class="toctext"&gt;Violences et oppositions&lt;/span&gt;&lt;/a&gt;&lt;/li&gt;</text:p>
      <text:p text:style-name="Preformatted_20_Text"><text:bookmark text:name="line237"/>&lt;/ul&gt;</text:p>
      <text:p text:style-name="Preformatted_20_Text"><text:bookmark text:name="line238"/>&lt;/li&gt;</text:p>
      <text:p text:style-name="Preformatted_20_Text"><text:bookmark text:name="line239"/>&lt;li class="toclevel-1 tocsection-51"&gt;&lt;a href="<text:a xlink:type="simple" xlink:href="view-source:https://fr.wikipedia.org/wiki/Coupe_du_monde_de_football#La_Coupe_du_monde_dans_la_culture_populaire" text:style-name="Internet_20_link" text:visited-style-name="Visited_20_Internet_20_Link">#La_Coupe_du_monde_dans_la_culture_populaire</text:a>"&gt;&lt;span class="tocnumber"&gt;6&lt;/span&gt; &lt;span class="toctext"&gt;La Coupe du monde dans la culture populaire&lt;/span&gt;&lt;/a&gt;&lt;/li&gt;</text:p>
      <text:p text:style-name="Preformatted_20_Text"><text:bookmark text:name="line240"/>&lt;li class="toclevel-1 tocsection-52"&gt;&lt;a href="<text:a xlink:type="simple" xlink:href="view-source:https://fr.wikipedia.org/wiki/Coupe_du_monde_de_football#Notes_et_références" text:style-name="Internet_20_link" text:visited-style-name="Visited_20_Internet_20_Link">#Notes_et_références</text:a>"&gt;&lt;span class="tocnumber"&gt;7&lt;/span&gt; &lt;span class="toctext"&gt;Notes et références&lt;/span&gt;&lt;/a&gt;</text:p>
      <text:p text:style-name="Preformatted_20_Text"><text:bookmark text:name="line241"/>&lt;ul&gt;</text:p>
      <text:p text:style-name="Preformatted_20_Text"><text:bookmark text:name="line242"/>&lt;li class="toclevel-2 tocsection-53"&gt;&lt;a href="<text:a xlink:type="simple" xlink:href="view-source:https://fr.wikipedia.org/wiki/Coupe_du_monde_de_football#Notes" text:style-name="Internet_20_link" text:visited-style-name="Visited_20_Internet_20_Link">#Notes</text:a>"&gt;&lt;span class="tocnumber"&gt;7.1&lt;/span&gt; &lt;span class="toctext"&gt;Notes&lt;/span&gt;&lt;/a&gt;&lt;/li&gt;</text:p>
      <text:p text:style-name="Preformatted_20_Text"><text:bookmark text:name="line243"/>&lt;li class="toclevel-2 tocsection-54"&gt;&lt;a href="<text:a xlink:type="simple" xlink:href="view-source:https://fr.wikipedia.org/wiki/Coupe_du_monde_de_football#Références" text:style-name="Internet_20_link" text:visited-style-name="Visited_20_Internet_20_Link">#Références</text:a>"&gt;&lt;span class="tocnumber"&gt;7.2&lt;/span&gt; &lt;span class="toctext"&gt;Références&lt;/span&gt;&lt;/a&gt;&lt;/li&gt;</text:p>
      <text:p text:style-name="Preformatted_20_Text"><text:bookmark text:name="line244"/>&lt;/ul&gt;</text:p>
      <text:p text:style-name="Preformatted_20_Text"><text:bookmark text:name="line245"/>&lt;/li&gt;</text:p>
      <text:p text:style-name="Preformatted_20_Text"><text:bookmark text:name="line246"/>&lt;li class="toclevel-1 tocsection-55"&gt;&lt;a href="<text:a xlink:type="simple" xlink:href="view-source:https://fr.wikipedia.org/wiki/Coupe_du_monde_de_football#Annexes" text:style-name="Internet_20_link" text:visited-style-name="Visited_20_Internet_20_Link">#Annexes</text:a>"&gt;&lt;span class="tocnumber"&gt;8&lt;/span&gt; &lt;span class="toctext"&gt;Annexes&lt;/span&gt;&lt;/a&gt;</text:p>
      <text:p text:style-name="Preformatted_20_Text"><text:bookmark text:name="line247"/>&lt;ul&gt;</text:p>
      <text:p text:style-name="Preformatted_20_Text"><text:bookmark text:name="line248"/>&lt;li class="toclevel-2 tocsection-56"&gt;&lt;a href="<text:a xlink:type="simple" xlink:href="view-source:https://fr.wikipedia.org/wiki/Coupe_du_monde_de_football#Bibliographie" text:style-name="Internet_20_link" text:visited-style-name="Visited_20_Internet_20_Link">#Bibliographie</text:a>"&gt;&lt;span class="tocnumber"&gt;8.1&lt;/span&gt; &lt;span class="toctext"&gt;Bibliographie&lt;/span&gt;&lt;/a&gt;&lt;/li&gt;</text:p>
      <text:p text:style-name="Preformatted_20_Text"><text:bookmark text:name="line249"/>&lt;li class="toclevel-2 tocsection-57"&gt;&lt;a href="<text:a xlink:type="simple" xlink:href="view-source:https://fr.wikipedia.org/wiki/Coupe_du_monde_de_football#Articles_connexes" text:style-name="Internet_20_link" text:visited-style-name="Visited_20_Internet_20_Link">#Articles_connexes</text:a>"&gt;&lt;span class="tocnumber"&gt;8.2&lt;/span&gt; &lt;span class="toctext"&gt;Articles connexes&lt;/span&gt;&lt;/a&gt;&lt;/li&gt;</text:p>
      <text:p text:style-name="Preformatted_20_Text"><text:bookmark text:name="line250"/>&lt;li class="toclevel-2 tocsection-58"&gt;&lt;a href="<text:a xlink:type="simple" xlink:href="view-source:https://fr.wikipedia.org/wiki/Coupe_du_monde_de_football#Liens_externes" text:style-name="Internet_20_link" text:visited-style-name="Visited_20_Internet_20_Link">#Liens_externes</text:a>"&gt;&lt;span class="tocnumber"&gt;8.3&lt;/span&gt; &lt;span class="toctext"&gt;Liens externes&lt;/span&gt;&lt;/a&gt;&lt;/li&gt;</text:p>
      <text:p text:style-name="Preformatted_20_Text"><text:bookmark text:name="line251"/><text:soft-page-break/>&lt;/ul&gt;</text:p>
      <text:p text:style-name="Preformatted_20_Text"><text:bookmark text:name="line252"/>&lt;/li&gt;</text:p>
      <text:p text:style-name="Preformatted_20_Text"><text:bookmark text:name="line253"/>&lt;/ul&gt;</text:p>
      <text:p text:style-name="Preformatted_20_Text"><text:bookmark text:name="line254"/>&lt;/div&gt;</text:p>
      <text:p text:style-name="Preformatted_20_Text"><text:bookmark text:name="line255"/></text:p>
      <text:p text:style-name="Preformatted_20_Text"><text:bookmark text:name="line256"/>&lt;h2&gt;&lt;span class="mw-headline" id="Historique"&gt;Historique&lt;/span&gt;&lt;/h2&gt;</text:p>
      <text:p text:style-name="Preformatted_20_Text"><text:bookmark text:name="line257"/>&lt;div class="bandeau-section bandeau-niveau-detail loupe"&gt;Article détaillé&amp;#160;: &lt;a href="<text:a xlink:type="simple" xlink:href="view-source:https://fr.wikipedia.org/wiki/Histoire_de_la_Coupe_du_monde_de_football" text:style-name="Internet_20_link" text:visited-style-name="Visited_20_Internet_20_Link">/wiki/Histoire_de_la_Coupe_du_monde_de_football</text:a>" title="Histoire de la Coupe du monde de football"&gt;Histoire de la Coupe du monde de football&lt;/a&gt;.&lt;/div&gt;</text:p>
      <text:p text:style-name="Preformatted_20_Text"><text:bookmark text:name="line258"/>&lt;h3&gt;&lt;span id="Origine_de_la_comp.C3.A9tition"&gt;&lt;/span&gt;&lt;span class="mw-headline" id="Origine_de_la_compétition"&gt;Origine de la compétition&lt;/span&gt;&lt;/h3&gt;</text:p>
      <text:p text:style-name="Preformatted_20_Text"><text:bookmark text:name="line259"/>&lt;div class="thumb tleft"&gt;&lt;div class="thumbinner" style="width:222px;"&gt;&lt;a href="<text:a xlink:type="simple" xlink:href="view-source:https://fr.wikipedia.org/wiki/Fichier:Jules_Rimet_in_1920.jpg" text:style-name="Internet_20_link" text:visited-style-name="Visited_20_Internet_20_Link">/wiki/Fichier:Jules_Rimet_in_1920.jpg</text:a>" class="image"&gt;&lt;img alt="" src="<text:a xlink:type="simple" xlink:href="view-source:https://upload.wikimedia.org/wikipedia/commons/thumb/9/96/Jules_Rimet_in_1920.jpg/220px-Jules_Rimet_in_1920.jpg" text:style-name="Internet_20_link" text:visited-style-name="Visited_20_Internet_20_Link">//upload.wikimedia.org/wikipedia/commons/thumb/9/96/Jules_Rimet_in_1920.jpg/220px-Jules_Rimet_in_1920.jpg</text:a>" width="220" height="310" class="thumbimage" srcset="//upload.wikimedia.org/wikipedia/commons/9/96/Jules_Rimet_in_1920.jpg 1.5x" data-file-width="330" data-file-height="465" /&gt;&lt;/a&gt; <text:s/>&lt;div class="thumbcaption"&gt;&lt;div class="magnify"&gt;&lt;a href="<text:a xlink:type="simple" xlink:href="view-source:https://fr.wikipedia.org/wiki/Fichier:Jules_Rimet_in_1920.jpg" text:style-name="Internet_20_link" text:visited-style-name="Visited_20_Internet_20_Link">/wiki/Fichier:Jules_Rimet_in_1920.jpg</text:a>" class="internal" title="Agrandir"&gt;&lt;/a&gt;&lt;/div&gt;Président de la FIFA, &lt;a href="<text:a xlink:type="simple" xlink:href="view-source:https://fr.wikipedia.org/wiki/Jules_Rimet" text:style-name="Internet_20_link" text:visited-style-name="Visited_20_Internet_20_Link">/wiki/Jules_Rimet</text:a>" title="Jules Rimet"&gt;Jules Rimet&lt;/a&gt; réussit à convaincre les fédérations nationales de créer la Coupe du monde.&lt;/div&gt;&lt;/div&gt;&lt;/div&gt;</text:p>
      <text:p text:style-name="Preformatted_20_Text"><text:bookmark text:name="line260"/>&lt;p&gt;Le projet d'organiser une Coupe du monde commence dès la création de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édération internationale de football association&lt;/a&gt; (FIFA) en &lt;a href="<text:a xlink:type="simple" xlink:href="view-source:https://fr.wikipedia.org/wiki/1904_en_football" text:style-name="Internet_20_link" text:visited-style-name="Visited_20_Internet_20_Link">/wiki/1904_en_football</text:a>" title="1904 en football"&gt;1904&lt;/a&gt;. En &lt;a href="<text:a xlink:type="simple" xlink:href="view-source:https://fr.wikipedia.org/wiki/1906_en_football" text:style-name="Internet_20_link" text:visited-style-name="Visited_20_Internet_20_Link">/wiki/1906_en_football</text:a>" title="1906 en football"&gt;1906&lt;/a&gt;, la première édition initiée par le dirigeant &lt;a href="<text:a xlink:type="simple" xlink:href="view-source:https://fr.wikipedia.org/wiki/Pays-Bas" text:style-name="Internet_20_link" text:visited-style-name="Visited_20_Internet_20_Link">/wiki/Pays-Bas</text:a>" title="Pays-Bas"&gt;néerlandais&lt;/a&gt; &lt;a href="<text:a xlink:type="simple" xlink:href="view-source:https://fr.wikipedia.org/wiki/Cornelis_Hirschman" text:style-name="Internet_20_link" text:visited-style-name="Visited_20_Internet_20_Link">/wiki/Cornelis_Hirschman</text:a>" title="Cornelis Hirschman"&gt;Carl Hirschman&lt;/a&gt; est programmée en &lt;a href="<text:a xlink:type="simple" xlink:href="view-source:https://fr.wikipedia.org/wiki/Suisse" text:style-name="Internet_20_link" text:visited-style-name="Visited_20_Internet_20_Link">/wiki/Suisse</text:a>" title="Suisse"&gt;Suisse&lt;/a&gt; et quatre &lt;a href="<text:a xlink:type="simple" xlink:href="view-source:https://fr.wikipedia.org/wiki/Lexique_du_football" text:style-name="Internet_20_link" text:visited-style-name="Visited_20_Internet_20_Link">/wiki/Lexique_du_football</text:a>" title="Lexique du football"&gt;poules&lt;/a&gt; de quatre &lt;a href="<text:a xlink:type="simple" xlink:href="view-source:https://fr.wikipedia.org/wiki/Équipe_(sport)" text:style-name="Internet_20_link" text:visited-style-name="Visited_20_Internet_20_Link">/wiki/%C3%89quipe_(sport)</text:a>" title="Équipe (sport)"&gt;équipes&lt;/a&gt; en guise de premier tour sont mises en place&lt;sup id="cite_ref-5" class="reference"&gt;&lt;a href="<text:a xlink:type="simple" xlink:href="view-source:https://fr.wikipedia.org/wiki/Coupe_du_monde_de_football#cite_note-5" text:style-name="Internet_20_link" text:visited-style-name="Visited_20_Internet_20_Link">#cite_note-5</text:a>"&gt;&lt;span class="cite_crochet"&gt;[&lt;/span&gt;2&lt;span class="cite_crochet"&gt;]&lt;/span&gt;&lt;/a&gt;&lt;/sup&gt;. Mais lors de la clôture des confirmations d'inscriptions pour les seize sélections invitées, le &lt;time class="nowrap date-lien" datetime="1905-08-31" data-sort-value="1905-08-31"&gt;&lt;a href="<text:a xlink:type="simple" xlink:href="view-source:https://fr.wikipedia.org/wiki/31_août_en_sport" text:style-name="Internet_20_link" text:visited-style-name="Visited_20_Internet_20_Link">/wiki/31_ao%C3%BBt_en_sport</text:a>" title="31 août en sport"&gt;31 août&lt;/a&gt; &lt;a href="<text:a xlink:type="simple" xlink:href="view-source:https://fr.wikipedia.org/wiki/1905_en_football" text:style-name="Internet_20_link" text:visited-style-name="Visited_20_Internet_20_Link">/wiki/1905_en_football</text:a>" title="1905 en football"&gt;1905&lt;/a&gt;&lt;/time&gt;, aucune fédération ne confirme sa participation et le projet est enterré. Avec la mise en place d'un &lt;a href="<text:a xlink:type="simple" xlink:href="view-source:https://fr.wikipedia.org/wiki/Football_aux_Jeux_olympiques" text:style-name="Internet_20_link" text:visited-style-name="Visited_20_Internet_20_Link">/wiki/Football_aux_Jeux_olympiques</text:a>" title="Football aux Jeux olympiques"&gt;tournoi olympique de football&lt;/a&gt; à partir de &lt;a href="<text:a xlink:type="simple" xlink:href="view-source:https://fr.wikipedia.org/wiki/1908_en_football" text:style-name="Internet_20_link" text:visited-style-name="Visited_20_Internet_20_Link">/wiki/1908_en_football</text:a>" title="1908 en football"&gt;1908&lt;/a&gt;, Hirschmann veut procéder à la reconnaissance de ce tournoi olympique comme championnat du monde de football amateur. L'idée est validée lors du congrès de la FIFA en &lt;a href="<text:a xlink:type="simple" xlink:href="view-source:https://fr.wikipedia.org/wiki/1914_en_football" text:style-name="Internet_20_link" text:visited-style-name="Visited_20_Internet_20_Link">/wiki/1914_en_football</text:a>" title="1914 en football"&gt;1914&lt;/a&gt;, mais la &lt;a href="<text:a xlink:type="simple" xlink:href="view-source:https://fr.wikipedia.org/wiki/Première_Guerre_mondiale" text:style-name="Internet_20_link" text:visited-style-name="Visited_20_Internet_20_Link">/wiki/Premi%C3%A8re_Guerre_mondiale</text:a>" title="Première Guerre mondiale"&gt;Première Guerre mondiale&lt;/a&gt; bloque cette initiative&lt;sup id="cite_ref-6" class="reference"&gt;&lt;a href="<text:a xlink:type="simple" xlink:href="view-source:https://fr.wikipedia.org/wiki/Coupe_du_monde_de_football#cite_note-6" text:style-name="Internet_20_link" text:visited-style-name="Visited_20_Internet_20_Link">#cite_note-6</text:a>"&gt;&lt;span class="cite_crochet"&gt;[&lt;/span&gt;3&lt;span class="cite_crochet"&gt;]&lt;/span&gt;&lt;/a&gt;&lt;/sup&gt;. Après la Grande Guerre, la FIFA modifie son attitude. Dès son élection à la présidence de la FIFA, &lt;a href="<text:a xlink:type="simple" xlink:href="view-source:https://fr.wikipedia.org/wiki/Jules_Rimet" text:style-name="Internet_20_link" text:visited-style-name="Visited_20_Internet_20_Link">/wiki/Jules_Rimet</text:a>" title="Jules Rimet"&gt;Jules Rimet&lt;/a&gt; met en effet tout en œuvre, avec &lt;a href="<text:a xlink:type="simple" xlink:href="view-source:https://fr.wikipedia.org/wiki/Henri_Delaunay" text:style-name="Internet_20_link" text:visited-style-name="Visited_20_Internet_20_Link">/wiki/Henri_Delaunay</text:a>" title="Henri Delaunay"&gt;Henri Delaunay&lt;/a&gt;, pour ne pas reconnaître le tournoi olympique comme championnat du monde de football amateur, militant pour la mise en place d'une nouvelle compétition. Les &lt;a href="<text:a xlink:type="simple" xlink:href="view-source:https://fr.wikipedia.org/wiki/Jeux_olympiques" text:style-name="Internet_20_link" text:visited-style-name="Visited_20_Internet_20_Link">/wiki/Jeux_olympiques</text:a>" title="Jeux olympiques"&gt;Jeux olympiques&lt;/a&gt; de &lt;a href="<text:a xlink:type="simple" xlink:href="view-source:https://fr.wikipedia.org/wiki/Jeux_olympiques_d%27été_de_1924" text:style-name="Internet_20_link" text:visited-style-name="Visited_20_Internet_20_Link">/wiki/Jeux_olympiques_d%27%C3%A9t%C3%A9_de_1924</text:a>" title="Jeux olympiques d&amp;#39;été de 1924"&gt;1924&lt;/a&gt; et &lt;a href="<text:a xlink:type="simple" xlink:href="view-source:https://fr.wikipedia.org/wiki/Jeux_olympiques_d%27été_de_1928" text:style-name="Internet_20_link" text:visited-style-name="Visited_20_Internet_20_Link">/wiki/Jeux_olympiques_d%27%C3%A9t%C3%A9_de_1928</text:a>" title="Jeux olympiques <text:soft-page-break/>d&amp;#39;été de 1928"&gt;1928&lt;/a&gt; permettent d'établir un dialogue constructif entre les formations d'&lt;a href="<text:a xlink:type="simple" xlink:href="view-source:https://fr.wikipedia.org/wiki/Amérique_du_Sud" text:style-name="Internet_20_link" text:visited-style-name="Visited_20_Internet_20_Link">/wiki/Am%C3%A9rique_du_Sud</text:a>" title="Amérique du Sud"&gt;Amérique du Sud&lt;/a&gt; et celles du &lt;a href="<text:a xlink:type="simple" xlink:href="view-source:https://fr.wikipedia.org/wiki/Europe" text:style-name="Internet_20_link" text:visited-style-name="Visited_20_Internet_20_Link">/wiki/Europe</text:a>" title="Europe"&gt;Vieux continent&lt;/a&gt;.</text:p>
      <text:p text:style-name="Preformatted_20_Text"><text:bookmark text:name="line261"/>&lt;/p&gt;&lt;p&gt;Le projet de Coupe du monde est adopté par la FIFA lors d'un congrès à &lt;a href="<text:a xlink:type="simple" xlink:href="view-source:https://fr.wikipedia.org/wiki/Amsterdam" text:style-name="Internet_20_link" text:visited-style-name="Visited_20_Internet_20_Link">/wiki/Amsterdam</text:a>" title="Amsterdam"&gt;Amsterdam&lt;/a&gt; le &lt;time class="nowrap date-lien" datetime="1928-05-26" data-sort-value="1928-05-26"&gt;&lt;a href="<text:a xlink:type="simple" xlink:href="view-source:https://fr.wikipedia.org/wiki/26_mai_en_sport" text:style-name="Internet_20_link" text:visited-style-name="Visited_20_Internet_20_Link">/wiki/26_mai_en_sport</text:a>" title="26 mai en sport"&gt;26 mai&lt;/a&gt; &lt;a href="<text:a xlink:type="simple" xlink:href="view-source:https://fr.wikipedia.org/wiki/1928_en_football" text:style-name="Internet_20_link" text:visited-style-name="Visited_20_Internet_20_Link">/wiki/1928_en_football</text:a>" title="1928 en football"&gt;1928&lt;/a&gt;&lt;/time&gt; par 25 voix pour et 5 contre et 1 abstention&lt;sup id="cite_ref-7" class="reference"&gt;&lt;a href="<text:a xlink:type="simple" xlink:href="view-source:https://fr.wikipedia.org/wiki/Coupe_du_monde_de_football#cite_note-7" text:style-name="Internet_20_link" text:visited-style-name="Visited_20_Internet_20_Link">#cite_note-7</text:a>"&gt;&lt;span class="cite_crochet"&gt;[&lt;/span&gt;d&lt;span class="cite_crochet"&gt;]&lt;/span&gt;&lt;/a&gt;&lt;/sup&gt;&lt;sup class="reference cite_virgule"&gt;,&lt;/sup&gt;&lt;sup id="cite_ref-8" class="reference"&gt;&lt;a href="<text:a xlink:type="simple" xlink:href="view-source:https://fr.wikipedia.org/wiki/Coupe_du_monde_de_football#cite_note-8" text:style-name="Internet_20_link" text:visited-style-name="Visited_20_Internet_20_Link">#cite_note-8</text:a>"&gt;&lt;span class="cite_crochet"&gt;[&lt;/span&gt;4&lt;span class="cite_crochet"&gt;]&lt;/span&gt;&lt;/a&gt;&lt;/sup&gt;. L'organisation de la première Coupe du monde est ensuite confiée à l'&lt;a href="<text:a xlink:type="simple" xlink:href="view-source:https://fr.wikipedia.org/wiki/Uruguay" text:style-name="Internet_20_link" text:visited-style-name="Visited_20_Internet_20_Link">/wiki/Uruguay</text:a>" title="Uruguay"&gt;Uruguay&lt;/a&gt; lors du congrès de la FIFA tenu à &lt;a href="<text:a xlink:type="simple" xlink:href="view-source:https://fr.wikipedia.org/wiki/Barcelone" text:style-name="Internet_20_link" text:visited-style-name="Visited_20_Internet_20_Link">/wiki/Barcelone</text:a>" title="Barcelone"&gt;Barcelone&lt;/a&gt; le &lt;time class="nowrap date-lien" datetime="1929-05-18" data-sort-value="1929-05-18"&gt;&lt;a href="<text:a xlink:type="simple" xlink:href="view-source:https://fr.wikipedia.org/wiki/18_mai_en_sport" text:style-name="Internet_20_link" text:visited-style-name="Visited_20_Internet_20_Link">/wiki/18_mai_en_sport</text:a>" title="18 mai en sport"&gt;18 mai&lt;/a&gt; &lt;a href="<text:a xlink:type="simple" xlink:href="view-source:https://fr.wikipedia.org/wiki/1929_en_football" text:style-name="Internet_20_link" text:visited-style-name="Visited_20_Internet_20_Link">/wiki/1929_en_football</text:a>" title="1929 en football"&gt;1929&lt;/a&gt;&lt;/time&gt; pour fêter le centenaire de son indépendance mais aussi parce que le pays est double champion olympique en titre&lt;sup id="cite_ref-Origine_9-0" class="reference"&gt;&lt;a href="<text:a xlink:type="simple" xlink:href="view-source:https://fr.wikipedia.org/wiki/Coupe_du_monde_de_football#cite_note-Origine-9" text:style-name="Internet_20_link" text:visited-style-name="Visited_20_Internet_20_Link">#cite_note-Origine-9</text:a>"&gt;&lt;span class="cite_crochet"&gt;[&lt;/span&gt;5&lt;span class="cite_crochet"&gt;]&lt;/span&gt;&lt;/a&gt;&lt;/sup&gt;.</text:p>
      <text:p text:style-name="Preformatted_20_Text"><text:bookmark text:name="line262"/>&lt;/p&gt;&lt;p&gt;La cadence des Coupes du monde de football est fixée en alternance avec les Jeux olympiques. À l'époque de la création de la Coupe du monde, presque toutes les équipes présentent les mêmes formations aux Jeux olympiques et en Coupe du monde car elles ont un statut amateur. Cependant la compétition devient rapidement professionnelle. Si le tournoi olympique est réservé aux amateurs, la FIFA reconnait et accepte les équipes qui ont opté pour le professionnalisme. Les objectifs et valeurs divergent, la Coupe du monde est ouverte à tous, amateurs et professionnels&lt;sup id="cite_ref-Vigarello_10-0" class="reference"&gt;&lt;a href="<text:a xlink:type="simple" xlink:href="view-source:https://fr.wikipedia.org/wiki/Coupe_du_monde_de_football#cite_note-Vigarello-10" text:style-name="Internet_20_link" text:visited-style-name="Visited_20_Internet_20_Link">#cite_note-Vigarello-10</text:a>"&gt;&lt;span class="cite_crochet"&gt;[&lt;/span&gt;6&lt;span class="cite_crochet"&gt;]&lt;/span&gt;&lt;/a&gt;&lt;/sup&gt;.</text:p>
      <text:p text:style-name="Preformatted_20_Text"><text:bookmark text:name="line263"/>&lt;/p&gt;&lt;p&gt;En hommage à l'action du président de la FIFA, le premier trophée qui reste en usage depuis &lt;a href="<text:a xlink:type="simple" xlink:href="view-source:https://fr.wikipedia.org/wiki/1930_en_football" text:style-name="Internet_20_link" text:visited-style-name="Visited_20_Internet_20_Link">/wiki/1930_en_football</text:a>" title="1930 en football"&gt;1930&lt;/a&gt; se nomme «&amp;#160;Coupe Jules-Rimet&amp;#160;» depuis le congrès de la FIFA du &lt;time class="nowrap date-lien" datetime="1946-07-25" data-sort-value="1946-07-25"&gt;&lt;a href="<text:a xlink:type="simple" xlink:href="view-source:https://fr.wikipedia.org/wiki/25_juillet_en_sport" text:style-name="Internet_20_link" text:visited-style-name="Visited_20_Internet_20_Link">/wiki/25_juillet_en_sport</text:a>" title="25 juillet en sport"&gt;25 juillet&lt;/a&gt; &lt;a href="<text:a xlink:type="simple" xlink:href="view-source:https://fr.wikipedia.org/wiki/1946_en_football" text:style-name="Internet_20_link" text:visited-style-name="Visited_20_Internet_20_Link">/wiki/1946_en_football</text:a>" title="1946 en football"&gt;1946&lt;/a&gt;&lt;/time&gt; à &lt;a href="<text:a xlink:type="simple" xlink:href="view-source:https://fr.wikipedia.org/wiki/Luxembourg_(ville)" text:style-name="Internet_20_link" text:visited-style-name="Visited_20_Internet_20_Link">/wiki/Luxembourg_(ville)</text:a>" title="Luxembourg (ville)"&gt;Luxembourg&lt;/a&gt;&lt;sup id="cite_ref-11" class="reference"&gt;&lt;a href="<text:a xlink:type="simple" xlink:href="view-source:https://fr.wikipedia.org/wiki/Coupe_du_monde_de_football#cite_note-11" text:style-name="Internet_20_link" text:visited-style-name="Visited_20_Internet_20_Link">#cite_note-11</text:a>"&gt;&lt;span class="cite_crochet"&gt;[&lt;/span&gt;7&lt;span class="cite_crochet"&gt;]&lt;/span&gt;&lt;/a&gt;&lt;/sup&gt;.</text:p>
      <text:p text:style-name="Preformatted_20_Text"><text:bookmark text:name="line264"/>&lt;/p&gt;</text:p>
      <text:p text:style-name="Preformatted_20_Text"><text:bookmark text:name="line265"/>&lt;h3&gt;&lt;span id="Premi.C3.A8re_Coupe_du_monde_.281930.29"&gt;&lt;/span&gt;&lt;span class="mw-headline" id="Première_Coupe_du_monde_(1930)"&gt;Première Coupe du monde (1930)&lt;/span&gt;&lt;/h3&gt;</text:p>
      <text:p text:style-name="Preformatted_20_Text"><text:bookmark text:name="line266"/>&lt;div class="bandeau-section bandeau-niveau-detail loupe"&gt;Article détaillé&amp;#160;: &lt;a href="<text:a xlink:type="simple" xlink:href="view-source:https://fr.wikipedia.org/wiki/Coupe_du_monde_de_football_de_1930" text:style-name="Internet_20_link" text:visited-style-name="Visited_20_Internet_20_Link">/wiki/Coupe_du_monde_de_football_de_1930</text:a>" title="Coupe du monde de football de 1930"&gt;Coupe du monde de football de 1930&lt;/a&gt;.&lt;/div&gt;</text:p>
      <text:p text:style-name="Preformatted_20_Text"><text:bookmark text:name="line267"/>&lt;div class="thumb tright"&gt;&lt;div class="thumbinner" style="width:222px;"&gt;&lt;a href="<text:a xlink:type="simple" xlink:href="view-source:https://fr.wikipedia.org/wiki/Fichier:Uruguay1930.JPG" text:style-name="Internet_20_link" text:visited-style-name="Visited_20_Internet_20_Link">/wiki/Fichier:Uruguay1930.JPG</text:a>" class="image"&gt;&lt;img alt="" src="<text:a xlink:type="simple" xlink:href="view-source:https://upload.wikimedia.org/wikipedia/commons/thumb/8/81/Uruguay1930.JPG/220px-Uruguay1930.JPG" text:style-name="Internet_20_link" text:visited-style-name="Visited_20_Internet_20_Link">//upload.wikimedia.org/wikipedia/commons/thumb/8/81/Uruguay1930.JPG/220px-Uruguay1930.JPG</text:a>" width="220" height="137" class="thumbimage" srcset="//upload.wikimedia.org/wikipedia/commons/thumb/8/81/Uruguay1930.JPG/330px-Uruguay1930.JPG 1.5x, //upload.wikimedia.org/wikipedia/commons/thumb/8/81/Uruguay1930.JPG/440px-Uruguay1930.JPG 2x" data-file-width="791" data-file-height="491" /&gt;&lt;/a&gt; <text:s/>&lt;div class="thumbcaption"&gt;&lt;div class="magnify"&gt;&lt;a href="<text:a xlink:type="simple" xlink:href="view-source:https://fr.wikipedia.org/wiki/Fichier:Uruguay1930.JPG" text:style-name="Internet_20_link" text:visited-style-name="Visited_20_Internet_20_Link">/wiki/Fichier:Uruguay1930.JPG</text:a>" <text:soft-page-break/>class="internal" title="Agrandir"&gt;&lt;/a&gt;&lt;/div&gt;L'équipe d'Uruguay victorieuse de la Coupe du monde 1930&lt;/div&gt;&lt;/div&gt;&lt;/div&gt;</text:p>
      <text:p text:style-name="Preformatted_20_Text"><text:bookmark text:name="line268"/>&lt;p&gt;Pour la première édition de la Coupe du monde, la compétition se déroule en &lt;a href="<text:a xlink:type="simple" xlink:href="view-source:https://fr.wikipedia.org/wiki/Uruguay" text:style-name="Internet_20_link" text:visited-style-name="Visited_20_Internet_20_Link">/wiki/Uruguay</text:a>" title="Uruguay"&gt;Uruguay&lt;/a&gt; à &lt;a href="<text:a xlink:type="simple" xlink:href="view-source:https://fr.wikipedia.org/wiki/Montevideo" text:style-name="Internet_20_link" text:visited-style-name="Visited_20_Internet_20_Link">/wiki/Montevideo</text:a>" title="Montevideo"&gt;Montevideo&lt;/a&gt; en &lt;a href="<text:a xlink:type="simple" xlink:href="view-source:https://fr.wikipedia.org/wiki/1930_en_football" text:style-name="Internet_20_link" text:visited-style-name="Visited_20_Internet_20_Link">/wiki/1930_en_football</text:a>" title="1930 en football"&gt;1930&lt;/a&gt;. Seulement treize équipes nationales se rencontrent à cette occasion. Seuls quatre pays européens traversent l'&lt;a href="<text:a xlink:type="simple" xlink:href="view-source:https://fr.wikipedia.org/wiki/Océan_Atlantique" text:style-name="Internet_20_link" text:visited-style-name="Visited_20_Internet_20_Link">/wiki/Oc%C3%A9an_Atlantique</text:a>" title="Océan Atlantique"&gt;océan Atlantique&lt;/a&gt; en bateau pour disputer la compétition. La &lt;a href="<text:a xlink:type="simple" xlink:href="view-source:https://fr.wikipedia.org/wiki/Équipe_de_Belgique_de_football" text:style-name="Internet_20_link" text:visited-style-name="Visited_20_Internet_20_Link">/wiki/%C3%89quipe_de_Belgique_de_football</text:a>" title="Équipe de Belgique de football"&gt;Belgique&lt;/a&gt;, la &lt;a href="<text:a xlink:type="simple" xlink:href="view-source:https://fr.wikipedia.org/wiki/Équipe_de_France_de_football" text:style-name="Internet_20_link" text:visited-style-name="Visited_20_Internet_20_Link">/wiki/%C3%89quipe_de_France_de_football</text:a>" title="Équipe de France de football"&gt;France&lt;/a&gt; et la &lt;a href="<text:a xlink:type="simple" xlink:href="view-source:https://fr.wikipedia.org/wiki/Équipe_de_Roumanie_de_football" text:style-name="Internet_20_link" text:visited-style-name="Visited_20_Internet_20_Link">/wiki/%C3%89quipe_de_Roumanie_de_football</text:a>" title="Équipe de Roumanie de football"&gt;Roumanie&lt;/a&gt; prennent un navire nommé «&amp;#160;Conte Verde&amp;#160;»&lt;sup id="cite_ref-Vigarello_10-1" class="reference"&gt;&lt;a href="<text:a xlink:type="simple" xlink:href="view-source:https://fr.wikipedia.org/wiki/Coupe_du_monde_de_football#cite_note-Vigarello-10" text:style-name="Internet_20_link" text:visited-style-name="Visited_20_Internet_20_Link">#cite_note-Vigarello-10</text:a>"&gt;&lt;span class="cite_crochet"&gt;[&lt;/span&gt;6&lt;span class="cite_crochet"&gt;]&lt;/span&gt;&lt;/a&gt;&lt;/sup&gt; depuis Villefranche sur Mer. La &lt;a href="<text:a xlink:type="simple" xlink:href="view-source:https://fr.wikipedia.org/wiki/Équipe_de_Yougoslavie_de_football" text:style-name="Internet_20_link" text:visited-style-name="Visited_20_Internet_20_Link">/wiki/%C3%89quipe_de_Yougoslavie_de_football</text:a>" title="Équipe de Yougoslavie de football"&gt;Yougoslavie&lt;/a&gt; quant à elle embarque à bord du «&amp;#160;MS Florida&amp;#160;». Les autres pays européens déclinent pour des raisons financières et d'intendance. &lt;a href="<text:a xlink:type="simple" xlink:href="view-source:https://fr.wikipedia.org/wiki/Jules_Rimet" text:style-name="Internet_20_link" text:visited-style-name="Visited_20_Internet_20_Link">/wiki/Jules_Rimet</text:a>" title="Jules Rimet"&gt;Jules Rimet&lt;/a&gt; est même contraint de procéder à un tour de France pour convaincre autorités, joueurs et employeurs afin que la France ne rate pas ce premier rendez-vous mondial. Tous les autres pays sont américains, il y a deux équipes nord-américaines&amp;#160;: les &lt;a href="<text:a xlink:type="simple" xlink:href="view-source:https://fr.wikipedia.org/wiki/Équipe_des_États-Unis_de_soccer" text:style-name="Internet_20_link" text:visited-style-name="Visited_20_Internet_20_Link">/wiki/%C3%89quipe_des_%C3%89tats-Unis_de_soccer</text:a>" class="mw-redirect" title="Équipe des États-Unis de soccer"&gt;États-Unis&lt;/a&gt; et le &lt;a href="<text:a xlink:type="simple" xlink:href="view-source:https://fr.wikipedia.org/wiki/Équipe_du_Mexique_de_football" text:style-name="Internet_20_link" text:visited-style-name="Visited_20_Internet_20_Link">/wiki/%C3%89quipe_du_Mexique_de_football</text:a>" title="Équipe du Mexique de football"&gt;Mexique&lt;/a&gt;, les autres sont sud-américaines. Impressionnantes au cours du tournoi, les équipes d'&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t d'&lt;a href="<text:a xlink:type="simple" xlink:href="view-source:https://fr.wikipedia.org/wiki/Équipe_d%27Uruguay_de_football" text:style-name="Internet_20_link" text:visited-style-name="Visited_20_Internet_20_Link">/wiki/%C3%89quipe_d%27Uruguay_de_football</text:a>" title="Équipe d&amp;#39;Uruguay de football"&gt;Uruguay&lt;/a&gt;, toutes deux invaincues, se rencontrent en finale à Montevideo&lt;sup id="cite_ref-Mondial1930eurosport_12-0" class="reference"&gt;&lt;a href="<text:a xlink:type="simple" xlink:href="view-source:https://fr.wikipedia.org/wiki/Coupe_du_monde_de_football#cite_note-Mondial1930eurosport-12" text:style-name="Internet_20_link" text:visited-style-name="Visited_20_Internet_20_Link">#cite_note-Mondial1930eurosport-12</text:a>"&gt;&lt;span class="cite_crochet"&gt;[&lt;/span&gt;8&lt;span class="cite_crochet"&gt;]&lt;/span&gt;&lt;/a&gt;&lt;/sup&gt;. Les deux pays voisins sont rivaux et les supporters argentins se déplacent en nombre pour assister à la finale&lt;sup id="cite_ref-13" class="reference"&gt;&lt;a href="<text:a xlink:type="simple" xlink:href="view-source:https://fr.wikipedia.org/wiki/Coupe_du_monde_de_football#cite_note-13" text:style-name="Internet_20_link" text:visited-style-name="Visited_20_Internet_20_Link">#cite_note-13</text:a>"&gt;&lt;span class="cite_crochet"&gt;[&lt;/span&gt;9&lt;span class="cite_crochet"&gt;]&lt;/span&gt;&lt;/a&gt;&lt;/sup&gt;. Cependant, la &lt;i&gt;Celeste&lt;/i&gt; est à domicile ce qui lui donne un avantage conséquent. Le match se joue le &lt;time class="nowrap date-lien" datetime="1930-07-30" data-sort-value="1930-07-30"&gt;&lt;a href="<text:a xlink:type="simple" xlink:href="view-source:https://fr.wikipedia.org/wiki/30_juillet_en_sport" text:style-name="Internet_20_link" text:visited-style-name="Visited_20_Internet_20_Link">/wiki/30_juillet_en_sport</text:a>" title="30 juillet en sport"&gt;30 juillet&lt;/a&gt; &lt;a href="<text:a xlink:type="simple" xlink:href="view-source:https://fr.wikipedia.org/wiki/1930_en_football" text:style-name="Internet_20_link" text:visited-style-name="Visited_20_Internet_20_Link">/wiki/1930_en_football</text:a>" title="1930 en football"&gt;1930&lt;/a&gt;&lt;/time&gt; au &lt;a href="<text:a xlink:type="simple" xlink:href="view-source:https://fr.wikipedia.org/wiki/Stade_Centenario" text:style-name="Internet_20_link" text:visited-style-name="Visited_20_Internet_20_Link">/wiki/Stade_Centenario</text:a>" title="Stade Centenario"&gt;Stade Centenario&lt;/a&gt;. L'Uruguay ouvre le score mais l'Argentine réagit et inscrit deux buts consécutivement pour mener 2-1 à la mi-temps&lt;sup id="cite_ref-Mondial1930eurosport_12-1" class="reference"&gt;&lt;a href="<text:a xlink:type="simple" xlink:href="view-source:https://fr.wikipedia.org/wiki/Coupe_du_monde_de_football#cite_note-Mondial1930eurosport-12" text:style-name="Internet_20_link" text:visited-style-name="Visited_20_Internet_20_Link">#cite_note-Mondial1930eurosport-12</text:a>"&gt;&lt;span class="cite_crochet"&gt;[&lt;/span&gt;8&lt;span class="cite_crochet"&gt;]&lt;/span&gt;&lt;/a&gt;&lt;/sup&gt;. La rencontre connait alors un nouveau renversement de situation en deuxième mi-temps. Poussée par ses supporters, l'équipe uruguayenne inscrit finalement trois autres buts en seconde période et gagne la partie sur le score de 4-2&lt;sup id="cite_ref-Mondial1930eurosport_12-2" class="reference"&gt;&lt;a href="<text:a xlink:type="simple" xlink:href="view-source:https://fr.wikipedia.org/wiki/Coupe_du_monde_de_football#cite_note-Mondial1930eurosport-12" text:style-name="Internet_20_link" text:visited-style-name="Visited_20_Internet_20_Link">#cite_note-Mondial1930eurosport-12</text:a>"&gt;&lt;span class="cite_crochet"&gt;[&lt;/span&gt;8&lt;span class="cite_crochet"&gt;]&lt;/span&gt;&lt;/a&gt;&lt;/sup&gt;.</text:p>
      <text:p text:style-name="Preformatted_20_Text"><text:bookmark text:name="line269"/>&lt;/p&gt;</text:p>
      <text:p text:style-name="Preformatted_20_Text"><text:bookmark text:name="line270"/>&lt;h3&gt;&lt;span id=".C3.89preuves_europ.C3.A9ennes_d.27avant-guerre_et_victoires_italiennes_.281934-1938.29"&gt;&lt;/span&gt;&lt;span class="mw-headline" id="Épreuves_européennes_d'avant-guerre_et_victoires_italiennes_(1934-1938)"&gt;Épreuves européennes d'avant-guerre et victoires italiennes (1934-1938)&lt;/span&gt;&lt;/h3&gt;</text:p>
      <text:p text:style-name="Preformatted_20_Text"><text:bookmark text:name="line271"/><text:soft-page-break/>&lt;div class="bandeau-section bandeau-niveau-detail loupe"&gt;Articles détaillés&amp;#160;: &lt;a href="<text:a xlink:type="simple" xlink:href="view-source:https://fr.wikipedia.org/wiki/Coupe_du_monde_de_football_de_1934" text:style-name="Internet_20_link" text:visited-style-name="Visited_20_Internet_20_Link">/wiki/Coupe_du_monde_de_football_de_1934</text:a>" title="Coupe du monde de football de 1934"&gt;Coupes du monde de football de 1934&lt;/a&gt; e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lt;/div&gt;</text:p>
      <text:p text:style-name="Preformatted_20_Text"><text:bookmark text:name="line272"/>&lt;p&gt;L'Italie accueille la deuxième Coupe du monde de l'histoire dans un climat de crise économique et de montée du &lt;a href="<text:a xlink:type="simple" xlink:href="view-source:https://fr.wikipedia.org/wiki/Fascisme" text:style-name="Internet_20_link" text:visited-style-name="Visited_20_Internet_20_Link">/wiki/Fascisme</text:a>" title="Fascisme"&gt;fascisme&lt;/a&gt; dans une partie de l'&lt;a href="<text:a xlink:type="simple" xlink:href="view-source:https://fr.wikipedia.org/wiki/Europe" text:style-name="Internet_20_link" text:visited-style-name="Visited_20_Internet_20_Link">/wiki/Europe</text:a>" title="Europe"&gt;Europe&lt;/a&gt;. Le tenant du titre, l'&lt;a href="<text:a xlink:type="simple" xlink:href="view-source:https://fr.wikipedia.org/wiki/Équipe_d%27Uruguay_de_football" text:style-name="Internet_20_link" text:visited-style-name="Visited_20_Internet_20_Link">/wiki/%C3%89quipe_d%27Uruguay_de_football</text:a>" title="Équipe d&amp;#39;Uruguay de football"&gt;Uruguay&lt;/a&gt;, ne participe pas à la compétition qui regroupe pourtant trente-deux nations, beaucoup plus que lors de la première édition. Un tour préliminaire doit être mis en place pour réduire le nombre d'équipes participant à la phase finale à seize. Entraînée par &lt;a href="<text:a xlink:type="simple" xlink:href="view-source:https://fr.wikipedia.org/wiki/Vittorio_Pozzo" text:style-name="Internet_20_link" text:visited-style-name="Visited_20_Internet_20_Link">/wiki/Vittorio_Pozzo</text:a>" title="Vittorio Pozzo"&gt;Vittorio Pozzo&lt;/a&gt;&lt;sup id="cite_ref-Vittorio_Pozzo_14-0" class="reference"&gt;&lt;a href="<text:a xlink:type="simple" xlink:href="view-source:https://fr.wikipedia.org/wiki/Coupe_du_monde_de_football#cite_note-Vittorio_Pozzo-14" text:style-name="Internet_20_link" text:visited-style-name="Visited_20_Internet_20_Link">#cite_note-Vittorio_Pozzo-14</text:a>"&gt;&lt;span class="cite_crochet"&gt;[&lt;/span&gt;10&lt;span class="cite_crochet"&gt;]&lt;/span&gt;&lt;/a&gt;&lt;/sup&gt;, l'équipe d'&lt;a href="<text:a xlink:type="simple" xlink:href="view-source:https://fr.wikipedia.org/wiki/Équipe_d%27Italie_de_football" text:style-name="Internet_20_link" text:visited-style-name="Visited_20_Internet_20_Link">/wiki/%C3%89quipe_d%27Italie_de_football</text:a>" title="Équipe d&amp;#39;Italie de football"&gt;Italie&lt;/a&gt; reçoit l'&lt;a href="<text:a xlink:type="simple" xlink:href="view-source:https://fr.wikipedia.org/wiki/Équipe_d%27Espagne_de_football" text:style-name="Internet_20_link" text:visited-style-name="Visited_20_Internet_20_Link">/wiki/%C3%89quipe_d%27Espagne_de_football</text:a>" title="Équipe d&amp;#39;Espagne de football"&gt;Espagne&lt;/a&gt; au &lt;a href="<text:a xlink:type="simple" xlink:href="view-source:https://fr.wikipedia.org/wiki/Stade_Artemio-Franchi_(Florence)" text:style-name="Internet_20_link" text:visited-style-name="Visited_20_Internet_20_Link">/wiki/Stade_Artemio-Franchi_(Florence)</text:a>" title="Stade Artemio-Franchi (Florence)"&gt;stade Giovanni Berta&lt;/a&gt; en quart de finale. Après une première rencontre âpre, les deux équipes sont à égalité et doivent rejouer le lendemain&lt;sup id="cite_ref-15" class="reference"&gt;&lt;a href="<text:a xlink:type="simple" xlink:href="view-source:https://fr.wikipedia.org/wiki/Coupe_du_monde_de_football#cite_note-15" text:style-name="Internet_20_link" text:visited-style-name="Visited_20_Internet_20_Link">#cite_note-15</text:a>"&gt;&lt;span class="cite_crochet"&gt;[&lt;/span&gt;11&lt;span class="cite_crochet"&gt;]&lt;/span&gt;&lt;/a&gt;&lt;/sup&gt;. Le violent &lt;a href="<text:a xlink:type="simple" xlink:href="view-source:https://fr.wikipedia.org/wiki/Luis_Monti" text:style-name="Internet_20_link" text:visited-style-name="Visited_20_Internet_20_Link">/wiki/Luis_Monti</text:a>" title="Luis Monti"&gt;Luis Monti&lt;/a&gt; oblige un joueur espagnol à sortir sur blessure dès le début du match. L'Italie se qualifie grâce à un but de &lt;a href="<text:a xlink:type="simple" xlink:href="view-source:https://fr.wikipedia.org/wiki/Giuseppe_Meazza" text:style-name="Internet_20_link" text:visited-style-name="Visited_20_Internet_20_Link">/wiki/Giuseppe_Meazza</text:a>" title="Giuseppe Meazza"&gt;Giuseppe Meazza&lt;/a&gt; et rejoint l'&lt;a href="<text:a xlink:type="simple" xlink:href="view-source:https://fr.wikipedia.org/wiki/Équipe_d%27Autriche_de_football" text:style-name="Internet_20_link" text:visited-style-name="Visited_20_Internet_20_Link">/wiki/%C3%89quipe_d%27Autriche_de_football</text:a>" title="Équipe d&amp;#39;Autriche de football"&gt;Autriche&lt;/a&gt; en demi-finale. Meazza offre à nouveau la victoire aux siens. Dans la seconde demi-finale, la &lt;a href="<text:a xlink:type="simple" xlink:href="view-source:https://fr.wikipedia.org/wiki/Équipe_de_Tchécoslovaquie_de_football" text:style-name="Internet_20_link" text:visited-style-name="Visited_20_Internet_20_Link">/wiki/%C3%89quipe_de_Tch%C3%A9coslovaquie_de_football</text:a>" title="Équipe de Tchécoslovaquie de football"&gt;Tchécoslovaquie&lt;/a&gt; élimine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3-1. En finale, la Tchécoslovaquie ouvre le score par &lt;a href="<text:a xlink:type="simple" xlink:href="view-source:https://fr.wikipedia.org/wiki/Antonín_Puč" text:style-name="Internet_20_link" text:visited-style-name="Visited_20_Internet_20_Link">/wiki/Anton%C3%ADn_Pu%C4%8D</text:a>" title="Antonín Puč"&gt;Antonin Puc&lt;/a&gt; devant &lt;a href="<text:a xlink:type="simple" xlink:href="view-source:https://fr.wikipedia.org/wiki/Benito_Mussolini" text:style-name="Internet_20_link" text:visited-style-name="Visited_20_Internet_20_Link">/wiki/Benito_Mussolini</text:a>" title="Benito Mussolini"&gt;Benito Mussolini&lt;/a&gt; et les nombreux &lt;a href="<text:a xlink:type="simple" xlink:href="view-source:https://fr.wikipedia.org/wiki/Militaire" text:style-name="Internet_20_link" text:visited-style-name="Visited_20_Internet_20_Link">/wiki/Militaire</text:a>" title="Militaire"&gt;militaires&lt;/a&gt; présents dans le stade de &lt;a href="<text:a xlink:type="simple" xlink:href="view-source:https://fr.wikipedia.org/wiki/Rome" text:style-name="Internet_20_link" text:visited-style-name="Visited_20_Internet_20_Link">/wiki/Rome</text:a>" title="Rome"&gt;Rome&lt;/a&gt;&lt;sup id="cite_ref-16" class="reference"&gt;&lt;a href="<text:a xlink:type="simple" xlink:href="view-source:https://fr.wikipedia.org/wiki/Coupe_du_monde_de_football#cite_note-16" text:style-name="Internet_20_link" text:visited-style-name="Visited_20_Internet_20_Link">#cite_note-16</text:a>"&gt;&lt;span class="cite_crochet"&gt;[&lt;/span&gt;12&lt;span class="cite_crochet"&gt;]&lt;/span&gt;&lt;/a&gt;&lt;/sup&gt;&lt;sup class="reference cite_virgule"&gt;,&lt;/sup&gt;&lt;sup id="cite_ref-grandehistoireCDM-26_17-0" class="reference"&gt;&lt;a href="<text:a xlink:type="simple" xlink:href="view-source:https://fr.wikipedia.org/wiki/Coupe_du_monde_de_football#cite_note-grandehistoireCDM-26-17" text:style-name="Internet_20_link" text:visited-style-name="Visited_20_Internet_20_Link">#cite_note-grandehistoireCDM-26-17</text:a>"&gt;&lt;span class="cite_crochet"&gt;[&lt;/span&gt;13&lt;span class="cite_crochet"&gt;]&lt;/span&gt;&lt;/a&gt;&lt;/sup&gt;. L'Italie arrache la prolongation à cinq minutes de la fin sur un but de &lt;a href="<text:a xlink:type="simple" xlink:href="view-source:https://fr.wikipedia.org/wiki/Raimundo_Orsi" text:style-name="Internet_20_link" text:visited-style-name="Visited_20_Internet_20_Link">/wiki/Raimundo_Orsi</text:a>" title="Raimundo Orsi"&gt;Raimundo Orsi&lt;/a&gt; et s'impose finalement après prolongation sur un but d'&lt;a href="<text:a xlink:type="simple" xlink:href="view-source:https://fr.wikipedia.org/wiki/Angelo_Schiavio" text:style-name="Internet_20_link" text:visited-style-name="Visited_20_Internet_20_Link">/wiki/Angelo_Schiavio</text:a>" title="Angelo Schiavio"&gt;Angelo Schiavio&lt;/a&gt;&lt;sup id="cite_ref-grandehistoireCDM-26_17-1" class="reference"&gt;&lt;a href="<text:a xlink:type="simple" xlink:href="view-source:https://fr.wikipedia.org/wiki/Coupe_du_monde_de_football#cite_note-grandehistoireCDM-26-17" text:style-name="Internet_20_link" text:visited-style-name="Visited_20_Internet_20_Link">#cite_note-grandehistoireCDM-26-17</text:a>"&gt;&lt;span class="cite_crochet"&gt;[&lt;/span&gt;13&lt;span class="cite_crochet"&gt;]&lt;/span&gt;&lt;/a&gt;&lt;/sup&gt;.</text:p>
      <text:p text:style-name="Preformatted_20_Text"><text:bookmark text:name="line273"/>&lt;/p&gt;</text:p>
      <text:p text:style-name="Preformatted_20_Text"><text:bookmark text:name="line274"/>&lt;div class="thumb tright"&gt;&lt;div class="thumbinner" style="width:172px;"&gt;&lt;a href="<text:a xlink:type="simple" xlink:href="view-source:https://fr.wikipedia.org/wiki/Fichier:Finale_de_la_Coupe_du_monde_1938_à_Colombes_(France),_le_sélectionneur_Pozzo_brandit_la_%27victoire_ailée%27.jpg" text:style-name="Internet_20_link" text:visited-style-name="Visited_20_Internet_20_Link">/wiki/Fichier:Finale_de_la_Coupe_du_monde_1938_%C3%A0_Colombes_(France),_le_s%C3%A9lectionneur_Pozzo_brandit_la_%27victoire_ail%C3%A9e%27.jpg</text:a>" class="image"&gt;&lt;img alt="" src="<text:a xlink:type="simple" xlink:href="view-source:https://upload.wikimedia.org/wikipedia/commons/thumb/a/af/Finale_de_la_Coupe_du_monde_1938_à_Colombes_%28France%29%2C_le_sélectionneur_Pozzo_brandit_la_%27victoire_ailée%27.jpg/170px-Finale_de_la_Coupe_du_monde_1938_à_Colombes_%28France%29%2C_le_sélectionneur_Pozzo_brandit_la_%27victoire_ailée%27.jpg" text:style-name="Internet_20_link" text:visited-style-name="Visited_20_Internet_20_Link">//upload.wikimedia.org/wikipedia/commons/thumb/a/af/Finale_de_la_Coupe_du_monde_1938_%C3%A0_Colombes_%28France%29%2C_le_s%C3%A9lectionneur_Pozzo_brandit_la_%27victoire_ail%C3%A9e%27.jpg/170px-Finale_de_la_Coupe_du_monde_1938_%C3%A0_Colombes_%28France%29%2C_le_s%C3%A9lectionneur_Pozzo_brandit_la_%27victoire_ail%C3%A9e%27.jpg</text:a>" width="170" <text:soft-page-break/>height="123" class="thumbimage" srcset="//upload.wikimedia.org/wikipedia/commons/thumb/a/af/Finale_de_la_Coupe_du_monde_1938_%C3%A0_Colombes_%28France%29%2C_le_s%C3%A9lectionneur_Pozzo_brandit_la_%27victoire_ail%C3%A9e%27.jpg/255px-Finale_de_la_Coupe_du_monde_1938_%C3%A0_Colombes_%28France%29%2C_le_s%C3%A9lectionneur_Pozzo_brandit_la_%27victoire_ail%C3%A9e%27.jpg 1.5x, //upload.wikimedia.org/wikipedia/commons/thumb/a/af/Finale_de_la_Coupe_du_monde_1938_%C3%A0_Colombes_%28France%29%2C_le_s%C3%A9lectionneur_Pozzo_brandit_la_%27victoire_ail%C3%A9e%27.jpg/340px-Finale_de_la_Coupe_du_monde_1938_%C3%A0_Colombes_%28France%29%2C_le_s%C3%A9lectionneur_Pozzo_brandit_la_%27victoire_ail%C3%A9e%27.jpg 2x" data-file-width="991" data-file-height="715" /&gt;&lt;/a&gt; <text:s/>&lt;div class="thumbcaption"&gt;&lt;div class="magnify"&gt;&lt;a href="<text:a xlink:type="simple" xlink:href="view-source:https://fr.wikipedia.org/wiki/Fichier:Finale_de_la_Coupe_du_monde_1938_à_Colombes_(France),_le_sélectionneur_Pozzo_brandit_la_%27victoire_ailée%27.jpg" text:style-name="Internet_20_link" text:visited-style-name="Visited_20_Internet_20_Link">/wiki/Fichier:Finale_de_la_Coupe_du_monde_1938_%C3%A0_Colombes_(France),_le_s%C3%A9lectionneur_Pozzo_brandit_la_%27victoire_ail%C3%A9e%27.jpg</text:a>" class="internal" title="Agrandir"&gt;&lt;/a&gt;&lt;/div&gt;Finale 1938 à Colombes, le sélectionneur Pozzo brandit la "Victoire ailée".&lt;/div&gt;&lt;/div&gt;&lt;/div&gt;</text:p>
      <text:p text:style-name="Preformatted_20_Text"><text:bookmark text:name="line275"/>&lt;p&gt;L'organisation de la Coupe du monde de la FIFA de 1938 est confiée à la &lt;a href="<text:a xlink:type="simple" xlink:href="view-source:https://fr.wikipedia.org/wiki/France" text:style-name="Internet_20_link" text:visited-style-name="Visited_20_Internet_20_Link">/wiki/France</text:a>" title="France"&gt;France&lt;/a&gt;. Trente-six pays sont engagés dans les éliminatoires auxquels ne participent pas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l'Uruguay et l'Espagne, cette dernière nation étant ravagée par la &lt;a href="<text:a xlink:type="simple" xlink:href="view-source:https://fr.wikipedia.org/wiki/Guerre_d%27Espagne" text:style-name="Internet_20_link" text:visited-style-name="Visited_20_Internet_20_Link">/wiki/Guerre_d%27Espagne</text:a>" title="Guerre d&amp;#39;Espagne"&gt;guerre civile&lt;/a&gt;. Le tour final se joue à quinze équipes, l'Autriche venant d'être annexée par l'Allemagne déclare forfait. En huitièmes de finale, le &lt;a href="<text:a xlink:type="simple" xlink:href="view-source:https://fr.wikipedia.org/wiki/Équipe_du_Brésil_de_football" text:style-name="Internet_20_link" text:visited-style-name="Visited_20_Internet_20_Link">/wiki/%C3%89quipe_du_Br%C3%A9sil_de_football</text:a>" title="Équipe du Brésil de football"&gt;Brésil&lt;/a&gt; et la &lt;a href="<text:a xlink:type="simple" xlink:href="view-source:https://fr.wikipedia.org/wiki/Équipe_de_Pologne_de_football" text:style-name="Internet_20_link" text:visited-style-name="Visited_20_Internet_20_Link">/wiki/%C3%89quipe_de_Pologne_de_football</text:a>" title="Équipe de Pologne de football"&gt;Pologne&lt;/a&gt; offrent un excellent match à &lt;a href="<text:a xlink:type="simple" xlink:href="view-source:https://fr.wikipedia.org/wiki/Strasbourg" text:style-name="Internet_20_link" text:visited-style-name="Visited_20_Internet_20_Link">/wiki/Strasbourg</text:a>" title="Strasbourg"&gt;Strasbourg&lt;/a&gt; au cours duquel les Brésiliens triomphent 6-5 après prolongation grâce notamment à trois buts de &lt;a href="<text:a xlink:type="simple" xlink:href="view-source:https://fr.wikipedia.org/wiki/Leônidas_da_Silva" text:style-name="Internet_20_link" text:visited-style-name="Visited_20_Internet_20_Link">/wiki/Le%C3%B4nidas_da_Silva</text:a>" title="Leônidas da Silva"&gt;Leônidas&lt;/a&gt;&lt;sup id="cite_ref-18" class="reference"&gt;&lt;a href="<text:a xlink:type="simple" xlink:href="view-source:https://fr.wikipedia.org/wiki/Coupe_du_monde_de_football#cite_note-18" text:style-name="Internet_20_link" text:visited-style-name="Visited_20_Internet_20_Link">#cite_note-18</text:a>"&gt;&lt;span class="cite_crochet"&gt;[&lt;/span&gt;14&lt;span class="cite_crochet"&gt;]&lt;/span&gt;&lt;/a&gt;&lt;/sup&gt;. Lors du quart de finale opposant le Brésil à la Tchécoslovaquie, la rencontre se transforme en bataille générale qui se solde par trois expulsions et cinq blessés. Qualifié, le Brésil défie en demi-finale l'Italie en laissant au repos des joueurs cadres comme Leônidas qui a permis à la sélection brésilienne de battre les Tchèques deux jours plus tôt&lt;sup id="cite_ref-ESPN-1938_19-0" class="reference"&gt;&lt;a href="<text:a xlink:type="simple" xlink:href="view-source:https://fr.wikipedia.org/wiki/Coupe_du_monde_de_football#cite_note-ESPN-1938-19" text:style-name="Internet_20_link" text:visited-style-name="Visited_20_Internet_20_Link">#cite_note-ESPN-1938-19</text:a>"&gt;&lt;span class="cite_crochet"&gt;[&lt;/span&gt;15&lt;span class="cite_crochet"&gt;]&lt;/span&gt;&lt;/a&gt;&lt;/sup&gt;. Les Italiens se qualifient pour la finale grâce à un succès 2-1. Dans l'autre demi-finale, la &lt;a href="<text:a xlink:type="simple" xlink:href="view-source:https://fr.wikipedia.org/wiki/Équipe_de_Hongrie_de_football" text:style-name="Internet_20_link" text:visited-style-name="Visited_20_Internet_20_Link">/wiki/%C3%89quipe_de_Hongrie_de_football</text:a>" title="Équipe de Hongrie de football"&gt;Hongrie&lt;/a&gt; se qualifie en battant la &lt;a href="<text:a xlink:type="simple" xlink:href="view-source:https://fr.wikipedia.org/wiki/Équipe_de_Suède_de_football" text:style-name="Internet_20_link" text:visited-style-name="Visited_20_Internet_20_Link">/wiki/%C3%89quipe_de_Su%C3%A8de_de_football</text:a>" title="Équipe de Suède de football"&gt;Suède&lt;/a&gt; sur le large score de 5-1. La finale est de nouveau remportée par l'équipe d'Italie, tenante du titre, qui battent les Hongrois en finale sur le score de 4-2 grâce à des doublés de &lt;a href="<text:a xlink:type="simple" xlink:href="view-source:https://fr.wikipedia.org/wiki/Silvio_Piola" text:style-name="Internet_20_link" text:visited-style-name="Visited_20_Internet_20_Link">/wiki/Silvio_Piola</text:a>" title="Silvio Piola"&gt;Silvio Piola&lt;/a&gt; et &lt;a href="<text:a xlink:type="simple" xlink:href="view-source:https://fr.wikipedia.org/wiki/Gino_Colaussi" text:style-name="Internet_20_link" text:visited-style-name="Visited_20_Internet_20_Link">/wiki/Gino_Colaussi</text:a>" title="Gino Colaussi"&gt;Gino Colaussi&lt;/a&gt;&lt;sup id="cite_ref-20" class="reference"&gt;&lt;a href="<text:a xlink:type="simple" xlink:href="view-source:https://fr.wikipedia.org/wiki/Coupe_du_monde_de_football#cite_note-20" text:style-name="Internet_20_link" text:visited-style-name="Visited_20_Internet_20_Link">#cite_note-20</text:a>"&gt;&lt;span class="cite_crochet"&gt;[&lt;/span&gt;16&lt;span class="cite_crochet"&gt;]&lt;/span&gt;&lt;/a&gt;&lt;/sup&gt;&lt;sup class="reference cite_virgule"&gt;,&lt;/sup&gt;&lt;sup id="cite_ref-21" class="reference"&gt;&lt;a href="<text:a xlink:type="simple" xlink:href="view-source:https://fr.wikipedia.org/wiki/Coupe_du_monde_de_football#cite_note-21" text:style-name="Internet_20_link" text:visited-style-name="Visited_20_Internet_20_Link">#cite_note-21</text:a>"&gt;&lt;span class="cite_crochet"&gt;[&lt;/span&gt;17&lt;span class="cite_crochet"&gt;]&lt;/span&gt;&lt;/a&gt;&lt;/sup&gt;. L'équipe de Vittorio Pozzo est la première sélection nationale à remporter la compétition deux fois consécutivement.</text:p>
      <text:p text:style-name="Preformatted_20_Text"><text:bookmark text:name="line276"/>&lt;/p&gt;</text:p>
      <text:p text:style-name="Preformatted_20_Text"><text:bookmark text:name="line277"/>&lt;h3&gt;&lt;span id="Interruption_et_retour_de_la_comp.C3.A9tition_.281942-1950.29"&gt;&lt;/span&gt;&lt;span class="mw-headline" id="Interruption_et_retour_de_la_compétition_(1942-1950)"&gt;Interruption et retour de la compétition (1942-1950)&lt;/span&gt;&lt;/h3&gt;</text:p>
      <text:p text:style-name="Preformatted_20_Text"><text:bookmark text:name="line278"/>&lt;div class="bandeau-section bandeau-niveau-detail loupe"&gt;Articles détaillés&amp;#160;: &lt;a href="<text:a xlink:type="simple" xlink:href="view-source:https://fr.wikipedia.org/wiki/Coupe_du_monde_de_football_de_1942" text:style-name="Internet_20_link" text:visited-style-name="Visited_20_Internet_20_Link">/wiki/Coupe_du_monde_de_football_de_1942</text:a>" title="Coupe du monde de football de 1942"&gt;Coupes du monde de football de 1942&lt;/a&gt; et &lt;a <text:soft-page-break/>href="<text:a xlink:type="simple" xlink:href="view-source:https://fr.wikipedia.org/wiki/Coupe_du_monde_de_football_de_1950" text:style-name="Internet_20_link" text:visited-style-name="Visited_20_Internet_20_Link">/wiki/Coupe_du_monde_de_football_de_1950</text:a>" title="Coupe du monde de football de 1950"&gt;1950&lt;/a&gt;.&lt;/div&gt;</text:p>
      <text:p text:style-name="Preformatted_20_Text"><text:bookmark text:name="line279"/>&lt;p&gt;En 1939, les fédérations d'Allemagne, du Brésil et d'Argentine sont candidates à l'organisation de la &lt;a href="<text:a xlink:type="simple" xlink:href="view-source:https://fr.wikipedia.org/wiki/Coupe_du_monde_de_football_de_1942" text:style-name="Internet_20_link" text:visited-style-name="Visited_20_Internet_20_Link">/wiki/Coupe_du_monde_de_football_de_1942</text:a>" title="Coupe du monde de football de 1942"&gt;Coupe du monde de football de 1942&lt;/a&gt;. Le président de la FIFA &lt;a href="<text:a xlink:type="simple" xlink:href="view-source:https://fr.wikipedia.org/wiki/Jules_Rimet" text:style-name="Internet_20_link" text:visited-style-name="Visited_20_Internet_20_Link">/wiki/Jules_Rimet</text:a>" title="Jules Rimet"&gt;Jules Rimet&lt;/a&gt; se rend en Amérique du Sud pour évaluer les projets brésilien et argentin. Pendant son séjour à &lt;a href="<text:a xlink:type="simple" xlink:href="view-source:https://fr.wikipedia.org/wiki/Rio_de_Janeiro" text:style-name="Internet_20_link" text:visited-style-name="Visited_20_Internet_20_Link">/wiki/Rio_de_Janeiro</text:a>" title="Rio de Janeiro"&gt;Rio de Janeiro&lt;/a&gt;, les troupes allemandes &lt;a href="<text:a xlink:type="simple" xlink:href="view-source:https://fr.wikipedia.org/wiki/Campagne_de_Pologne_(1939)" text:style-name="Internet_20_link" text:visited-style-name="Visited_20_Internet_20_Link">/wiki/Campagne_de_Pologne_(1939)</text:a>" title="Campagne de Pologne (1939)"&gt;attaquent la Pologne&lt;/a&gt; le &lt;abbr class="abbr" title="Premier"&gt;1&lt;sup&gt;er&lt;/sup&gt;&lt;/abbr&gt; septembre 1939 et la &lt;a href="<text:a xlink:type="simple" xlink:href="view-source:https://fr.wikipedia.org/wiki/Seconde_Guerre_mondiale" text:style-name="Internet_20_link" text:visited-style-name="Visited_20_Internet_20_Link">/wiki/Seconde_Guerre_mondiale</text:a>" title="Seconde Guerre mondiale"&gt;Seconde Guerre mondiale&lt;/a&gt; débute. Les préparatifs pour la Coupe du monde 1942 sont interrompus avant même le choix du pays organisateur&lt;sup id="cite_ref-22" class="reference"&gt;&lt;a href="<text:a xlink:type="simple" xlink:href="view-source:https://fr.wikipedia.org/wiki/Coupe_du_monde_de_football#cite_note-22" text:style-name="Internet_20_link" text:visited-style-name="Visited_20_Internet_20_Link">#cite_note-22</text:a>"&gt;&lt;span class="cite_crochet"&gt;[&lt;/span&gt;18&lt;span class="cite_crochet"&gt;]&lt;/span&gt;&lt;/a&gt;&lt;/sup&gt;.</text:p>
      <text:p text:style-name="Preformatted_20_Text"><text:bookmark text:name="line280"/>&lt;/p&gt;</text:p>
      <text:p text:style-name="Preformatted_20_Text"><text:bookmark text:name="line281"/>&lt;div class="thumb tleft"&gt;&lt;div class="thumbinner" style="width:222px;"&gt;&lt;a href="<text:a xlink:type="simple" xlink:href="view-source:https://fr.wikipedia.org/wiki/Fichier:Jogo_no_Estádio_do_Maracanã,_antes_da_Copa_do_Mundo_de_1950.tif" text:style-name="Internet_20_link" text:visited-style-name="Visited_20_Internet_20_Link">/wiki/Fichier:Jogo_no_Est%C3%A1dio_do_Maracan%C3%A3,_antes_da_Copa_do_Mundo_de_1950.tif</text:a>" class="image"&gt;&lt;img alt="" src="<text:a xlink:type="simple" xlink:href="view-source:https://upload.wikimedia.org/wikipedia/commons/thumb/3/3d/Jogo_no_Estádio_do_Maracanã%2C_antes_da_Copa_do_Mundo_de_1950.tif/lossy-page1-220px-Jogo_no_Estádio_do_Maracanã%2C_antes_da_Copa_do_Mundo_de_1950.tif.jpg" text:style-name="Internet_20_link" text:visited-style-name="Visited_20_Internet_20_Link">//upload.wikimedia.org/wikipedia/commons/thumb/3/3d/Jogo_no_Est%C3%A1dio_do_Maracan%C3%A3%2C_antes_da_Copa_do_Mundo_de_1950.tif/lossy-page1-220px-Jogo_no_Est%C3%A1dio_do_Maracan%C3%A3%2C_antes_da_Copa_do_Mundo_de_1950.tif.jpg</text:a>" width="220" height="156" class="thumbimage" srcset="//upload.wikimedia.org/wikipedia/commons/thumb/3/3d/Jogo_no_Est%C3%A1dio_do_Maracan%C3%A3%2C_antes_da_Copa_do_Mundo_de_1950.tif/lossy-page1-330px-Jogo_no_Est%C3%A1dio_do_Maracan%C3%A3%2C_antes_da_Copa_do_Mundo_de_1950.tif.jpg 1.5x, //upload.wikimedia.org/wikipedia/commons/thumb/3/3d/Jogo_no_Est%C3%A1dio_do_Maracan%C3%A3%2C_antes_da_Copa_do_Mundo_de_1950.tif/lossy-page1-440px-Jogo_no_Est%C3%A1dio_do_Maracan%C3%A3%2C_antes_da_Copa_do_Mundo_de_1950.tif.jpg 2x" data-file-width="2014" data-file-height="1430" /&gt;&lt;/a&gt; <text:s/>&lt;div class="thumbcaption"&gt;&lt;div class="magnify"&gt;&lt;a href="<text:a xlink:type="simple" xlink:href="view-source:https://fr.wikipedia.org/wiki/Fichier:Jogo_no_Estádio_do_Maracanã,_antes_da_Copa_do_Mundo_de_1950.tif" text:style-name="Internet_20_link" text:visited-style-name="Visited_20_Internet_20_Link">/wiki/Fichier:Jogo_no_Est%C3%A1dio_do_Maracan%C3%A3,_antes_da_Copa_do_Mundo_de_1950.tif</text:a>" class="internal" title="Agrandir"&gt;&lt;/a&gt;&lt;/div&gt;Match d'ouverture du stade Maracanã, avant la coupe du monde de 1950.&lt;/div&gt;&lt;/div&gt;&lt;/div&gt;</text:p>
      <text:p text:style-name="Preformatted_20_Text"><text:bookmark text:name="line282"/>&lt;p&gt;Le congrès de &lt;a href="<text:a xlink:type="simple" xlink:href="view-source:https://fr.wikipedia.org/wiki/Luxembourg_(ville)" text:style-name="Internet_20_link" text:visited-style-name="Visited_20_Internet_20_Link">/wiki/Luxembourg_(ville)</text:a>" title="Luxembourg (ville)"&gt;Luxembourg&lt;/a&gt; du &lt;time class="nowrap date-lien" datetime="1946-07-26" data-sort-value="1946-07-26"&gt;&lt;a href="<text:a xlink:type="simple" xlink:href="view-source:https://fr.wikipedia.org/wiki/26_juillet_en_sport" text:style-name="Internet_20_link" text:visited-style-name="Visited_20_Internet_20_Link">/wiki/26_juillet_en_sport</text:a>" title="26 juillet en sport"&gt;26 juillet&lt;/a&gt; &lt;a href="<text:a xlink:type="simple" xlink:href="view-source:https://fr.wikipedia.org/wiki/1946_en_football" text:style-name="Internet_20_link" text:visited-style-name="Visited_20_Internet_20_Link">/wiki/1946_en_football</text:a>" title="1946 en football"&gt;1946&lt;/a&gt;&lt;/time&gt; signe le grand retour aux affaires de la FIFA après le conflit mondial. Il est marqué par le choix des pays hôtes des deux prochaines éditions et la décision de changer la périodicité de la Coupe du monde. Le trophée sera désormais remis en jeu tous les deux ans (au lieu de tous les quatre ans). Afin d'éviter la concurrence des &lt;a href="<text:a xlink:type="simple" xlink:href="view-source:https://fr.wikipedia.org/wiki/Jeux_olympiques_d%27été" text:style-name="Internet_20_link" text:visited-style-name="Visited_20_Internet_20_Link">/wiki/Jeux_olympiques_d%27%C3%A9t%C3%A9</text:a>" title="Jeux olympiques d&amp;#39;été"&gt;Jeux olympiques&lt;/a&gt; une fois sur deux, la FIFA planifie son tournoi mondial les années impaires. Le Brésil et la Suisse (les deux seuls pays candidats) héritent respectivement de l'organisation des Coupes du monde de 1949 et de 1951. Deux ans plus tard, en juillet 1948 la FIFA fait cependant marche arrière en optant finalement pour le maintien de la traditionnelle organisation quadriennale les années paires non-olympiques. La Coupe du monde au Brésil est alors retardée d'un an (1950), celle devant se disputer en Suisse est reportée à 1954&lt;sup id="cite_ref-23" class="reference"&gt;&lt;a href="<text:a xlink:type="simple" xlink:href="view-source:https://fr.wikipedia.org/wiki/Coupe_du_monde_de_football#cite_note-23" text:style-name="Internet_20_link" text:visited-style-name="Visited_20_Internet_20_Link">#cite_note-23</text:a>"&gt;&lt;span class="cite_crochet"&gt;[&lt;/span&gt;19&lt;span class="cite_crochet"&gt;]&lt;/span&gt;&lt;/a&gt;&lt;/sup&gt;.</text:p>
      <text:p text:style-name="Preformatted_20_Text"><text:bookmark text:name="line283"/>&lt;/p&gt;&lt;p&gt;La quatrième Coupe du monde se déroule donc au &lt;a href="<text:a xlink:type="simple" xlink:href="view-source:https://fr.wikipedia.org/wiki/Brésil" text:style-name="Internet_20_link" text:visited-style-name="Visited_20_Internet_20_Link">/wiki/Br%C3%A9sil</text:a>" title="Brésil"&gt;Brésil&lt;/a&gt; en 1950. Pour la première fois de l'histoire de la compétition,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qui avait maintes fois décliné les <text:soft-page-break/>invitations de la FIFA dans les années 1930 accepte enfin de s'affilier à la FIFA et participe aux éliminatoires, où trente-trois pays sont engagés. À l'inverse, de nombreuses équipes nationales sont absentes de cette première édition d'après guerre, l'&lt;a href="<text:a xlink:type="simple" xlink:href="view-source:https://fr.wikipedia.org/wiki/Autriche" text:style-name="Internet_20_link" text:visited-style-name="Visited_20_Internet_20_Link">/wiki/Autriche</text:a>" title="Autriche"&gt;Autriche&lt;/a&gt; et la &lt;a href="<text:a xlink:type="simple" xlink:href="view-source:https://fr.wikipedia.org/wiki/Belgique" text:style-name="Internet_20_link" text:visited-style-name="Visited_20_Internet_20_Link">/wiki/Belgique</text:a>" title="Belgique"&gt;Belgique&lt;/a&gt; ne s'inscrivent pas aux éliminatoires, l'&lt;a href="<text:a xlink:type="simple" xlink:href="view-source:https://fr.wikipedia.org/wiki/Argentine" text:style-name="Internet_20_link" text:visited-style-name="Visited_20_Internet_20_Link">/wiki/Argentine</text:a>" title="Argentine"&gt;Argentine&lt;/a&gt;, le &lt;a href="<text:a xlink:type="simple" xlink:href="view-source:https://fr.wikipedia.org/wiki/Pérou" text:style-name="Internet_20_link" text:visited-style-name="Visited_20_Internet_20_Link">/wiki/P%C3%A9rou</text:a>" title="Pérou"&gt;Pérou&lt;/a&gt; et l'&lt;a href="<text:a xlink:type="simple" xlink:href="view-source:https://fr.wikipedia.org/wiki/Équateur_(pays)" text:style-name="Internet_20_link" text:visited-style-name="Visited_20_Internet_20_Link">/wiki/%C3%89quateur_(pays)</text:a>" title="Équateur (pays)"&gt;Équateur&lt;/a&gt; déclarent forfait. Dans le &lt;a href="<text:a xlink:type="simple" xlink:href="view-source:https://fr.wikipedia.org/wiki/Stade_Maracanã" text:style-name="Internet_20_link" text:visited-style-name="Visited_20_Internet_20_Link">/wiki/Stade_Maracan%C3%A3</text:a>" title="Stade Maracanã"&gt;Maracanã&lt;/a&gt;, stade construit pour l'occasion, 150&amp;#160;000 spectateurs se sont réunis pour regarder un match décisif du premier tour entre le &lt;a href="<text:a xlink:type="simple" xlink:href="view-source:https://fr.wikipedia.org/wiki/Équipe_du_Brésil_de_football" text:style-name="Internet_20_link" text:visited-style-name="Visited_20_Internet_20_Link">/wiki/%C3%89quipe_du_Br%C3%A9sil_de_football</text:a>" title="Équipe du Brésil de football"&gt;Brésil&lt;/a&gt; et la &lt;a href="<text:a xlink:type="simple" xlink:href="view-source:https://fr.wikipedia.org/wiki/Équipe_de_Yougoslavie_de_football" text:style-name="Internet_20_link" text:visited-style-name="Visited_20_Internet_20_Link">/wiki/%C3%89quipe_de_Yougoslavie_de_football</text:a>" title="Équipe de Yougoslavie de football"&gt;Yougoslavie&lt;/a&gt;. Grâce à une victoire 2-0, le Brésil se qualifie pour la poule finale&lt;sup id="cite_ref-24" class="reference"&gt;&lt;a href="<text:a xlink:type="simple" xlink:href="view-source:https://fr.wikipedia.org/wiki/Coupe_du_monde_de_football#cite_note-24" text:style-name="Internet_20_link" text:visited-style-name="Visited_20_Internet_20_Link">#cite_note-24</text:a>"&gt;&lt;span class="cite_crochet"&gt;[&lt;/span&gt;20&lt;span class="cite_crochet"&gt;]&lt;/span&gt;&lt;/a&gt;&lt;/sup&gt;. Les Anglais sont battus par les &lt;a href="<text:a xlink:type="simple" xlink:href="view-source:https://fr.wikipedia.org/wiki/Équipe_des_États-Unis_de_soccer" text:style-name="Internet_20_link" text:visited-style-name="Visited_20_Internet_20_Link">/wiki/%C3%89quipe_des_%C3%89tats-Unis_de_soccer</text:a>" class="mw-redirect" title="Équipe des États-Unis de soccer"&gt;États-Unis&lt;/a&gt; sur un but de &lt;a href="<text:a xlink:type="simple" xlink:href="view-source:https://fr.wikipedia.org/wiki/Joe_Gaetjens" text:style-name="Internet_20_link" text:visited-style-name="Visited_20_Internet_20_Link">/wiki/Joe_Gaetjens</text:a>" title="Joe Gaetjens"&gt;Joe Gaetjens&lt;/a&gt;&lt;sup id="cite_ref-25" class="reference"&gt;&lt;a href="<text:a xlink:type="simple" xlink:href="view-source:https://fr.wikipedia.org/wiki/Coupe_du_monde_de_football#cite_note-25" text:style-name="Internet_20_link" text:visited-style-name="Visited_20_Internet_20_Link">#cite_note-25</text:a>"&gt;&lt;span class="cite_crochet"&gt;[&lt;/span&gt;21&lt;span class="cite_crochet"&gt;]&lt;/span&gt;&lt;/a&gt;&lt;/sup&gt;, puis à nouveau par l'&lt;a href="<text:a xlink:type="simple" xlink:href="view-source:https://fr.wikipedia.org/wiki/Équipe_d%27Espagne_de_football" text:style-name="Internet_20_link" text:visited-style-name="Visited_20_Internet_20_Link">/wiki/%C3%89quipe_d%27Espagne_de_football</text:a>" title="Équipe d&amp;#39;Espagne de football"&gt;Espagne&lt;/a&gt; quelques jours plus tard. La &lt;a href="<text:a xlink:type="simple" xlink:href="view-source:https://fr.wikipedia.org/wiki/Équipe_de_Suède_de_football" text:style-name="Internet_20_link" text:visited-style-name="Visited_20_Internet_20_Link">/wiki/%C3%89quipe_de_Su%C3%A8de_de_football</text:a>" title="Équipe de Suède de football"&gt;Suède&lt;/a&gt; remporte un match décisif contre l'&lt;a href="<text:a xlink:type="simple" xlink:href="view-source:https://fr.wikipedia.org/wiki/Équipe_d%27Italie_de_football" text:style-name="Internet_20_link" text:visited-style-name="Visited_20_Internet_20_Link">/wiki/%C3%89quipe_d%27Italie_de_football</text:a>" title="Équipe d&amp;#39;Italie de football"&gt;Italie&lt;/a&gt; à &lt;a href="<text:a xlink:type="simple" xlink:href="view-source:https://fr.wikipedia.org/wiki/São_Paulo" text:style-name="Internet_20_link" text:visited-style-name="Visited_20_Internet_20_Link">/wiki/S%C3%A3o_Paulo</text:a>" title="São Paulo"&gt;São Paulo&lt;/a&gt; et se qualifie elle aussi pour le tour final. Le quatrième et dernier groupe est composé de deux équipes, l'&lt;a href="<text:a xlink:type="simple" xlink:href="view-source:https://fr.wikipedia.org/wiki/Équipe_d%27Uruguay_de_football" text:style-name="Internet_20_link" text:visited-style-name="Visited_20_Internet_20_Link">/wiki/%C3%89quipe_d%27Uruguay_de_football</text:a>" title="Équipe d&amp;#39;Uruguay de football"&gt;Uruguay&lt;/a&gt; bat largement la &lt;a href="<text:a xlink:type="simple" xlink:href="view-source:https://fr.wikipedia.org/wiki/Équipe_de_Bolivie_de_football" text:style-name="Internet_20_link" text:visited-style-name="Visited_20_Internet_20_Link">/wiki/%C3%89quipe_de_Bolivie_de_football</text:a>" title="Équipe de Bolivie de football"&gt;Bolivie&lt;/a&gt; sur le score de 8-0&lt;sup id="cite_ref-26" class="reference"&gt;&lt;a href="<text:a xlink:type="simple" xlink:href="view-source:https://fr.wikipedia.org/wiki/Coupe_du_monde_de_football#cite_note-26" text:style-name="Internet_20_link" text:visited-style-name="Visited_20_Internet_20_Link">#cite_note-26</text:a>"&gt;&lt;span class="cite_crochet"&gt;[&lt;/span&gt;22&lt;span class="cite_crochet"&gt;]&lt;/span&gt;&lt;/a&gt;&lt;/sup&gt;. Conformément au souhait du pays organisateur la formule championnat est reconduite au second tour sous la forme d'une poule finale à quatre équipes. C'est la première (et seule) fois dans l'histoire de la compétition où il n'y a aucun match à élimination directe. Les Brésiliens sont impressionnants et réalisent un festival offensif contre la Suède puis l'Espagne pour des victoires 7-1 et 6-1 respectivement&lt;sup id="cite_ref-27" class="reference"&gt;&lt;a href="<text:a xlink:type="simple" xlink:href="view-source:https://fr.wikipedia.org/wiki/Coupe_du_monde_de_football#cite_note-27" text:style-name="Internet_20_link" text:visited-style-name="Visited_20_Internet_20_Link">#cite_note-27</text:a>"&gt;&lt;span class="cite_crochet"&gt;[&lt;/span&gt;23&lt;span class="cite_crochet"&gt;]&lt;/span&gt;&lt;/a&gt;&lt;/sup&gt;&lt;sup class="reference cite_virgule"&gt;,&lt;/sup&gt;&lt;sup id="cite_ref-28" class="reference"&gt;&lt;a href="<text:a xlink:type="simple" xlink:href="view-source:https://fr.wikipedia.org/wiki/Coupe_du_monde_de_football#cite_note-28" text:style-name="Internet_20_link" text:visited-style-name="Visited_20_Internet_20_Link">#cite_note-28</text:a>"&gt;&lt;span class="cite_crochet"&gt;[&lt;/span&gt;24&lt;span class="cite_crochet"&gt;]&lt;/span&gt;&lt;/a&gt;&lt;/sup&gt;. Le buteur brésilien &lt;a href="<text:a xlink:type="simple" xlink:href="view-source:https://fr.wikipedia.org/wiki/Ademir_Marques_de_Menezes" text:style-name="Internet_20_link" text:visited-style-name="Visited_20_Internet_20_Link">/wiki/Ademir_Marques_de_Menezes</text:a>" title="Ademir Marques de Menezes"&gt;Ademir&lt;/a&gt; inscrit neuf buts dans la compétition dont il est le meilleur buteur. Leur principal rival, l'Uruguay, est moins flamboyant mais ne cède qu'un point lors des deux premiers matchs. A l'aube de la dernière journée le Brésil et l'Uruguay sont les deux seules équipes encore en course pour le titre. Elles s'affrontent lors du match final décisif au Maracanã le &lt;time class="nowrap date-lien" datetime="1950-07-16" data-sort-value="1950-07-16"&gt;&lt;a href="<text:a xlink:type="simple" xlink:href="view-source:https://fr.wikipedia.org/wiki/16_juillet_en_sport" text:style-name="Internet_20_link" text:visited-style-name="Visited_20_Internet_20_Link">/wiki/16_juillet_en_sport</text:a>" title="16 juillet en sport"&gt;16 juillet&lt;/a&gt; &lt;a href="<text:a xlink:type="simple" xlink:href="view-source:https://fr.wikipedia.org/wiki/1950_en_football" text:style-name="Internet_20_link" text:visited-style-name="Visited_20_Internet_20_Link">/wiki/1950_en_football</text:a>" title="1950 en football"&gt;1950&lt;/a&gt;&lt;/time&gt; devant près de 200&amp;#160;000&amp;#160;personnes, considéré comme une véritable finale, à la nuance près que le Brésil peut se contenter d'un match nul pour remporter celle qu'on appelle désormais la Coupe Jules-Rimet. La défense uruguayenne contient les offensives brésiliennes et le score est de 0-0 à la mi-temps&lt;sup id="cite_ref-29" class="reference"&gt;&lt;a href="<text:a xlink:type="simple" xlink:href="view-source:https://fr.wikipedia.org/wiki/Coupe_du_monde_de_football#cite_note-29" text:style-name="Internet_20_link" text:visited-style-name="Visited_20_Internet_20_Link">#cite_note-29</text:a>"&gt;&lt;span class="cite_crochet"&gt;[&lt;/span&gt;25&lt;span class="cite_crochet"&gt;]&lt;/span&gt;&lt;/a&gt;&lt;/sup&gt;. Dès <text:soft-page-break/>le début de la seconde période, le Brésil marque par &lt;a href="<text:a xlink:type="simple" xlink:href="view-source:https://fr.wikipedia.org/wiki/Albino_Friaça_Cardoso" text:style-name="Internet_20_link" text:visited-style-name="Visited_20_Internet_20_Link">/wiki/Albino_Fria%C3%A7a_Cardoso</text:a>" title="Albino Friaça Cardoso"&gt;Friaça&lt;/a&gt;. À la &lt;abbr class="abbr" title="Soixante-cinquième"&gt;65&lt;sup&gt;e&lt;/sup&gt;&lt;/abbr&gt;&amp;#160;minute, &lt;a href="<text:a xlink:type="simple" xlink:href="view-source:https://fr.wikipedia.org/wiki/Juan_Alberto_Schiaffino" text:style-name="Internet_20_link" text:visited-style-name="Visited_20_Internet_20_Link">/wiki/Juan_Alberto_Schiaffino</text:a>" title="Juan Alberto Schiaffino"&gt;Juan Alberto Schiaffino&lt;/a&gt; égalise pour les Uruguayens avant qu'&lt;a href="<text:a xlink:type="simple" xlink:href="view-source:https://fr.wikipedia.org/wiki/Alcides_Ghiggia" text:style-name="Internet_20_link" text:visited-style-name="Visited_20_Internet_20_Link">/wiki/Alcides_Ghiggia</text:a>" title="Alcides Ghiggia"&gt;Alcides Ghiggia&lt;/a&gt; n'inscrive le but décisif pour l'Uruguay&lt;sup id="cite_ref-30" class="reference"&gt;&lt;a href="<text:a xlink:type="simple" xlink:href="view-source:https://fr.wikipedia.org/wiki/Coupe_du_monde_de_football#cite_note-30" text:style-name="Internet_20_link" text:visited-style-name="Visited_20_Internet_20_Link">#cite_note-30</text:a>"&gt;&lt;span class="cite_crochet"&gt;[&lt;/span&gt;26&lt;span class="cite_crochet"&gt;]&lt;/span&gt;&lt;/a&gt;&lt;/sup&gt;. Le Brésil perd la Coupe du monde sur ses terres à la plus grande déception des supporters brésiliens&lt;sup id="cite_ref-31" class="reference"&gt;&lt;a href="<text:a xlink:type="simple" xlink:href="view-source:https://fr.wikipedia.org/wiki/Coupe_du_monde_de_football#cite_note-31" text:style-name="Internet_20_link" text:visited-style-name="Visited_20_Internet_20_Link">#cite_note-31</text:a>"&gt;&lt;span class="cite_crochet"&gt;[&lt;/span&gt;27&lt;span class="cite_crochet"&gt;]&lt;/span&gt;&lt;/a&gt;&lt;/sup&gt;. L'équipe uruguayenne est sacrée championne du monde pour la deuxième fois de l'histoire&lt;sup id="cite_ref-32" class="reference"&gt;&lt;a href="<text:a xlink:type="simple" xlink:href="view-source:https://fr.wikipedia.org/wiki/Coupe_du_monde_de_football#cite_note-32" text:style-name="Internet_20_link" text:visited-style-name="Visited_20_Internet_20_Link">#cite_note-32</text:a>"&gt;&lt;span class="cite_crochet"&gt;[&lt;/span&gt;28&lt;span class="cite_crochet"&gt;]&lt;/span&gt;&lt;/a&gt;&lt;/sup&gt;.</text:p>
      <text:p text:style-name="Preformatted_20_Text"><text:bookmark text:name="line284"/>&lt;/p&gt;</text:p>
      <text:p text:style-name="Preformatted_20_Text"><text:bookmark text:name="line285"/>&lt;h3&gt;&lt;span id=".C2.AB_Le_Miracle_de_Berne_.C2.BB_.281954.29"&gt;&lt;/span&gt;&lt;span class="mw-headline" id="«_Le_Miracle_de_Berne_»_(1954)"&gt;«&amp;#160;Le Miracle de Berne&amp;#160;» (1954)&lt;/span&gt;&lt;/h3&gt;</text:p>
      <text:p text:style-name="Preformatted_20_Text"><text:bookmark text:name="line286"/>&lt;div class="thumb tright"&gt;&lt;div class="thumbinner" style="width:172px;"&gt;&lt;a href="<text:a xlink:type="simple" xlink:href="view-source:https://fr.wikipedia.org/wiki/Fichier:Hungarian_pennant_World_Cup_1954.jpg" text:style-name="Internet_20_link" text:visited-style-name="Visited_20_Internet_20_Link">/wiki/Fichier:Hungarian_pennant_World_Cup_1954.jpg</text:a>" class="image"&gt;&lt;img alt="" src="<text:a xlink:type="simple" xlink:href="view-source:https://upload.wikimedia.org/wikipedia/commons/thumb/2/29/Hungarian_pennant_World_Cup_1954.jpg/170px-Hungarian_pennant_World_Cup_1954.jpg" text:style-name="Internet_20_link" text:visited-style-name="Visited_20_Internet_20_Link">//upload.wikimedia.org/wikipedia/commons/thumb/2/29/Hungarian_pennant_World_Cup_1954.jpg/170px-Hungarian_pennant_World_Cup_1954.jpg</text:a>" width="170" height="227" class="thumbimage" srcset="//upload.wikimedia.org/wikipedia/commons/thumb/2/29/Hungarian_pennant_World_Cup_1954.jpg/255px-Hungarian_pennant_World_Cup_1954.jpg 1.5x, //upload.wikimedia.org/wikipedia/commons/thumb/2/29/Hungarian_pennant_World_Cup_1954.jpg/340px-Hungarian_pennant_World_Cup_1954.jpg 2x" data-file-width="2448" data-file-height="3264" /&gt;&lt;/a&gt; <text:s/>&lt;div class="thumbcaption"&gt;&lt;div class="magnify"&gt;&lt;a href="<text:a xlink:type="simple" xlink:href="view-source:https://fr.wikipedia.org/wiki/Fichier:Hungarian_pennant_World_Cup_1954.jpg" text:style-name="Internet_20_link" text:visited-style-name="Visited_20_Internet_20_Link">/wiki/Fichier:Hungarian_pennant_World_Cup_1954.jpg</text:a>" class="internal" title="Agrandir"&gt;&lt;/a&gt;&lt;/div&gt;Fanion de l'équipe de Hongrie de la finale de la Coupe du monde 1954.&lt;/div&gt;&lt;/div&gt;&lt;/div&gt;</text:p>
      <text:p text:style-name="Preformatted_20_Text"><text:bookmark text:name="line287"/>&lt;div class="bandeau-section bandeau-niveau-detail loupe"&gt;Article détaillé&amp;#160;: &lt;a href="<text:a xlink:type="simple" xlink:href="view-source:https://fr.wikipedia.org/wiki/Coupe_du_monde_de_football_de_1954" text:style-name="Internet_20_link" text:visited-style-name="Visited_20_Internet_20_Link">/wiki/Coupe_du_monde_de_football_de_1954</text:a>" title="Coupe du monde de football de 1954"&gt;Coupe du monde de football de 1954&lt;/a&gt;.&lt;/div&gt;</text:p>
      <text:p text:style-name="Preformatted_20_Text"><text:bookmark text:name="line288"/>&lt;p&gt;L'édition 1954 de la Coupe du monde de football, compétition alors appelée &lt;i&gt;Championnat du monde de football - Coupe Jules-Rimet&lt;/i&gt;, se dispute en &lt;a href="<text:a xlink:type="simple" xlink:href="view-source:https://fr.wikipedia.org/wiki/Suisse" text:style-name="Internet_20_link" text:visited-style-name="Visited_20_Internet_20_Link">/wiki/Suisse</text:a>" title="Suisse"&gt;Suisse&lt;/a&gt;. L'équipe de &lt;a href="<text:a xlink:type="simple" xlink:href="view-source:https://fr.wikipedia.org/wiki/Équipe_de_Hongrie_de_football" text:style-name="Internet_20_link" text:visited-style-name="Visited_20_Internet_20_Link">/wiki/%C3%89quipe_de_Hongrie_de_football</text:a>" title="Équipe de Hongrie de football"&gt;Hongrie&lt;/a&gt; est favorite du tournoi. Aussi appelée le &lt;a href="<text:a xlink:type="simple" xlink:href="view-source:https://fr.wikipedia.org/wiki/Onze_d%27or_hongrois" text:style-name="Internet_20_link" text:visited-style-name="Visited_20_Internet_20_Link">/wiki/Onze_d%27or_hongrois</text:a>" title="Onze d&amp;#39;or hongrois"&gt;onze d'or hongrois&lt;/a&gt;, l'équipe hongroise domine le football mondial et confirme son statut lors des premiers matchs de la compétition en étrillant 9-0 la &lt;a href="<text:a xlink:type="simple" xlink:href="view-source:https://fr.wikipedia.org/wiki/Équipe_de_Corée_du_Sud_de_football" text:style-name="Internet_20_link" text:visited-style-name="Visited_20_Internet_20_Link">/wiki/%C3%89quipe_de_Cor%C3%A9e_du_Sud_de_football</text:a>" title="Équipe de Corée du Sud de football"&gt;Corée du Sud&lt;/a&gt; et 8-3 une &lt;a href="<text:a xlink:type="simple" xlink:href="view-source:https://fr.wikipedia.org/wiki/Équipe_d%27Allemagne_de_football" text:style-name="Internet_20_link" text:visited-style-name="Visited_20_Internet_20_Link">/wiki/%C3%89quipe_d%27Allemagne_de_football</text:a>" title="Équipe d&amp;#39;Allemagne de football"&gt;RFA&lt;/a&gt; jouant battue d'avance, l'entraîneur allemand ayant décidé de mettre au repos une partie de ses joueurs en vue du match d'appui contre la &lt;a href="<text:a xlink:type="simple" xlink:href="view-source:https://fr.wikipedia.org/wiki/Équipe_de_Turquie_de_football" text:style-name="Internet_20_link" text:visited-style-name="Visited_20_Internet_20_Link">/wiki/%C3%89quipe_de_Turquie_de_football</text:a>" title="Équipe de Turquie de football"&gt;Turquie&lt;/a&gt;. Lors de ce dernier, les joueurs allemands l'emportent 7-2 et se qualifient pour les quarts de finale. L'Italie est battue en match d'appui par la Suisse qui se qualifie avec l'Angleterre. En quarts de finale, le match le plus spectaculaire (le plus prolifique en buts à ce jour dans l'histoire de la Coupe du monde) se dispute entre la &lt;a href="<text:a xlink:type="simple" xlink:href="view-source:https://fr.wikipedia.org/wiki/Équipe_de_Suisse_de_football" text:style-name="Internet_20_link" text:visited-style-name="Visited_20_Internet_20_Link">/wiki/%C3%89quipe_de_Suisse_de_football</text:a>" title="Équipe de Suisse de football"&gt;Suisse&lt;/a&gt;, pays hôte, et l'&lt;a href="<text:a xlink:type="simple" xlink:href="view-source:https://fr.wikipedia.org/wiki/Équipe_d%27Autriche_de_football" text:style-name="Internet_20_link" text:visited-style-name="Visited_20_Internet_20_Link">/wiki/%C3%89quipe_d%27Autriche_de_football</text:a>" title="Équipe d&amp;#39;Autriche de football"&gt;Autriche&lt;/a&gt;, son voisin&amp;#160;: les Autrichiens s'imposent en effet sur le score de 7-5 après avoir été menée 3-0. De son côté l'Allemagne écarte sans difficulté la Yougoslavie. Les deux grosses affiches de ces quarts de finale <text:soft-page-break/>opposent l'Uruguay (tenant du titre) à l'ambitieuse Angleterre, et la Hongrie (favorite n°1) au Brésil (vice-champion sortant). La &lt;i&gt;Céleste&lt;/i&gt; est trop forte pour l'Angleterre qui se montre pourtant à la hauteur de l'évènement. La Hongrie bat logiquement mais dans la douleur (plus au sens propre qu'au figuré) un Brésil plus rugueux qu'inspiré. En effet, alors que la rencontre est à 3-2, Hongrois et Brésiliens commencent à se battre et cela dure jusqu'à l'entrée aux vestiaires des joueurs après trois expulsions&lt;sup id="cite_ref-33" class="reference"&gt;&lt;a href="<text:a xlink:type="simple" xlink:href="view-source:https://fr.wikipedia.org/wiki/Coupe_du_monde_de_football#cite_note-33" text:style-name="Internet_20_link" text:visited-style-name="Visited_20_Internet_20_Link">#cite_note-33</text:a>"&gt;&lt;span class="cite_crochet"&gt;[&lt;/span&gt;29&lt;span class="cite_crochet"&gt;]&lt;/span&gt;&lt;/a&gt;&lt;/sup&gt;&lt;sup class="reference cite_virgule"&gt;,&lt;/sup&gt;&lt;sup id="cite_ref-battles-ESPN_34-0" class="reference"&gt;&lt;a href="<text:a xlink:type="simple" xlink:href="view-source:https://fr.wikipedia.org/wiki/Coupe_du_monde_de_football#cite_note-battles-ESPN-34" text:style-name="Internet_20_link" text:visited-style-name="Visited_20_Internet_20_Link">#cite_note-battles-ESPN-34</text:a>"&gt;&lt;span class="cite_crochet"&gt;[&lt;/span&gt;30&lt;span class="cite_crochet"&gt;]&lt;/span&gt;&lt;/a&gt;&lt;/sup&gt;&amp;#160;! En demi-finale, l'Allemagne fait preuve d'efficacité en surclassant l'Autriche 6-1. Dans la "finale avant la lettre" opposant les deux équipes les plus impressionnantes du tournoi jusque là, la Hongrie doit puiser dans ses réserves pour venir à bout de l'Uruguay en fin de prolongation et se qualifier pour la finale (4-2) au cours d'un match d'une qualité exceptionnelle, rentré dans la légende comme l'un des plus grands de l'histoire&lt;sup id="cite_ref-35" class="reference"&gt;&lt;a href="<text:a xlink:type="simple" xlink:href="view-source:https://fr.wikipedia.org/wiki/Coupe_du_monde_de_football#cite_note-35" text:style-name="Internet_20_link" text:visited-style-name="Visited_20_Internet_20_Link">#cite_note-35</text:a>"&gt;&lt;span class="cite_crochet"&gt;[&lt;/span&gt;31&lt;span class="cite_crochet"&gt;]&lt;/span&gt;&lt;/a&gt;&lt;/sup&gt;&lt;sup class="reference cite_virgule"&gt;,&lt;/sup&gt;&lt;sup id="cite_ref-36" class="reference"&gt;&lt;a href="<text:a xlink:type="simple" xlink:href="view-source:https://fr.wikipedia.org/wiki/Coupe_du_monde_de_football#cite_note-36" text:style-name="Internet_20_link" text:visited-style-name="Visited_20_Internet_20_Link">#cite_note-36</text:a>"&gt;&lt;span class="cite_crochet"&gt;[&lt;/span&gt;32&lt;span class="cite_crochet"&gt;]&lt;/span&gt;&lt;/a&gt;&lt;/sup&gt;. La finale se déroule le &lt;time class="nowrap date-lien" datetime="1954-07-04" data-sort-value="1954-07-04"&gt;&lt;a href="<text:a xlink:type="simple" xlink:href="view-source:https://fr.wikipedia.org/wiki/4_juillet_en_sport" text:style-name="Internet_20_link" text:visited-style-name="Visited_20_Internet_20_Link">/wiki/4_juillet_en_sport</text:a>" title="4 juillet en sport"&gt;4 juillet&lt;/a&gt; &lt;a href="<text:a xlink:type="simple" xlink:href="view-source:https://fr.wikipedia.org/wiki/1954_en_football" text:style-name="Internet_20_link" text:visited-style-name="Visited_20_Internet_20_Link">/wiki/1954_en_football</text:a>" title="1954 en football"&gt;1954&lt;/a&gt;&lt;/time&gt; à &lt;a href="<text:a xlink:type="simple" xlink:href="view-source:https://fr.wikipedia.org/wiki/Berne" text:style-name="Internet_20_link" text:visited-style-name="Visited_20_Internet_20_Link">/wiki/Berne</text:a>" title="Berne"&gt;Berne&lt;/a&gt;. La Hongrie mène rapidement 2-0 mais se fait surprendre dans la foulée avec deux buts allemands. À la stupeur générale, &lt;a href="<text:a xlink:type="simple" xlink:href="view-source:https://fr.wikipedia.org/wiki/Helmut_Rahn" text:style-name="Internet_20_link" text:visited-style-name="Visited_20_Internet_20_Link">/wiki/Helmut_Rahn</text:a>" title="Helmut Rahn"&gt;Helmut Rahn&lt;/a&gt; inscrit le but décisif pour la RFA qui conclut un match surnommé le «&amp;#160;miracle de Berne&amp;#160;»&lt;sup id="cite_ref-37" class="reference"&gt;&lt;a href="<text:a xlink:type="simple" xlink:href="view-source:https://fr.wikipedia.org/wiki/Coupe_du_monde_de_football#cite_note-37" text:style-name="Internet_20_link" text:visited-style-name="Visited_20_Internet_20_Link">#cite_note-37</text:a>"&gt;&lt;span class="cite_crochet"&gt;[&lt;/span&gt;33&lt;span class="cite_crochet"&gt;]&lt;/span&gt;&lt;/a&gt;&lt;/sup&gt;. La compétition est un succès, au total 943&amp;#160;000 spectateurs ont assisté à la compétition dans les tribunes. Sportivement, le bilan est bon et marqué par un festival offensif avec une moyenne de 5,4 buts par match.</text:p>
      <text:p text:style-name="Preformatted_20_Text"><text:bookmark text:name="line289"/>&lt;/p&gt;</text:p>
      <text:p text:style-name="Preformatted_20_Text"><text:bookmark text:name="line290"/>&lt;h3&gt;&lt;span id="Le_Br.C3.A9sil_de_Pel.C3.A9_et_Garrincha_victorieux_.281958-1962-1970.29"&gt;&lt;/span&gt;&lt;span class="mw-headline" id="Le_Brésil_de_Pelé_et_Garrincha_victorieux_(1958-1962-1970)"&gt;Le Brésil de Pelé et Garrincha victorieux (1958-1962-1970)&lt;/span&gt;&lt;/h3&gt;</text:p>
      <text:p text:style-name="Preformatted_20_Text"><text:bookmark text:name="line291"/>&lt;div class="bandeau-section bandeau-niveau-detail loupe"&gt;Articles détaillés&amp;#160;: &lt;a href="<text:a xlink:type="simple" xlink:href="view-source:https://fr.wikipedia.org/wiki/Coupe_du_monde_de_football_de_1958" text:style-name="Internet_20_link" text:visited-style-name="Visited_20_Internet_20_Link">/wiki/Coupe_du_monde_de_football_de_1958</text:a>" title="Coupe du monde de football de 1958"&gt;Coupes du monde de football de 1958&lt;/a&g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et &lt;a href="<text:a xlink:type="simple" xlink:href="view-source:https://fr.wikipedia.org/wiki/Coupe_du_monde_de_football_de_1970" text:style-name="Internet_20_link" text:visited-style-name="Visited_20_Internet_20_Link">/wiki/Coupe_du_monde_de_football_de_1970</text:a>" title="Coupe du monde de football de 1970"&gt;1970&lt;/a&gt;.&lt;/div&gt;</text:p>
      <text:p text:style-name="Preformatted_20_Text"><text:bookmark text:name="line292"/>&lt;div class="thumb tleft"&gt;&lt;div class="thumbinner" style="width:222px;"&gt;&lt;a href="<text:a xlink:type="simple" xlink:href="view-source:https://fr.wikipedia.org/wiki/Fichier:Djalma_Santos,_Pelé_and_Gilmar_1958.jpg" text:style-name="Internet_20_link" text:visited-style-name="Visited_20_Internet_20_Link">/wiki/Fichier:Djalma_Santos,_Pel%C3%A9_and_Gilmar_1958.jpg</text:a>" class="image"&gt;&lt;img alt="" src="<text:a xlink:type="simple" xlink:href="view-source:https://upload.wikimedia.org/wikipedia/commons/thumb/e/eb/Djalma_Santos%2C_Pelé_and_Gilmar_1958.jpg/220px-Djalma_Santos%2C_Pelé_and_Gilmar_1958.jpg" text:style-name="Internet_20_link" text:visited-style-name="Visited_20_Internet_20_Link">//upload.wikimedia.org/wikipedia/commons/thumb/e/eb/Djalma_Santos%2C_Pel%C3%A9_and_Gilmar_1958.jpg/220px-Djalma_Santos%2C_Pel%C3%A9_and_Gilmar_1958.jpg</text:a>" width="220" height="147" class="thumbimage" srcset="//upload.wikimedia.org/wikipedia/commons/thumb/e/eb/Djalma_Santos%2C_Pel%C3%A9_and_Gilmar_1958.jpg/330px-Djalma_Santos%2C_Pel%C3%A9_and_Gilmar_1958.jpg 1.5x, //upload.wikimedia.org/wikipedia/commons/thumb/e/eb/Djalma_Santos%2C_Pel%C3%A9_and_Gilmar_1958.jpg/440px-Djalma_Santos%2C_Pel%C3%A9_and_Gilmar_1958.jpg 2x" data-file-width="600" data-file-height="400" /&gt;&lt;/a&gt; <text:s/>&lt;div class="thumbcaption"&gt;&lt;div class="magnify"&gt;&lt;a href="<text:a xlink:type="simple" xlink:href="view-source:https://fr.wikipedia.org/wiki/Fichier:Djalma_Santos,_Pelé_and_Gilmar_1958.jpg" text:style-name="Internet_20_link" text:visited-style-name="Visited_20_Internet_20_Link">/wiki/Fichier:Djalma_Santos,_Pel%C3%A9_and_Gilmar_1958.jpg</text:a>" class="internal" title="Agrandir"&gt;&lt;/a&gt;&lt;/div&gt;Djalma Santos, Pelé et Gilmar après leur victoire finale contre la Suède en 1958.&lt;/div&gt;&lt;/div&gt;&lt;/div&gt;</text:p>
      <text:p text:style-name="Preformatted_20_Text"><text:bookmark text:name="line293"/><text:soft-page-break/>&lt;p&gt;La sixième édition de la Coupe du monde, en 1958, se déroule en &lt;a href="<text:a xlink:type="simple" xlink:href="view-source:https://fr.wikipedia.org/wiki/Suède" text:style-name="Internet_20_link" text:visited-style-name="Visited_20_Internet_20_Link">/wiki/Su%C3%A8de</text:a>" title="Suède"&gt;Suède&lt;/a&gt;. L'&lt;a href="<text:a xlink:type="simple" xlink:href="view-source:https://fr.wikipedia.org/wiki/Équipe_d%27Union_soviétique_de_football" text:style-name="Internet_20_link" text:visited-style-name="Visited_20_Internet_20_Link">/wiki/%C3%89quipe_d%27Union_sovi%C3%A9tique_de_football</text:a>" title="Équipe d&amp;#39;Union soviétique de football"&gt;équipe d'URSS&lt;/a&gt; fait son apparition dans la compétition. L'édition est marquée par l'échec de l'&lt;a href="<text:a xlink:type="simple" xlink:href="view-source:https://fr.wikipedia.org/wiki/Équipe_d%27Italie_de_football" text:style-name="Internet_20_link" text:visited-style-name="Visited_20_Internet_20_Link">/wiki/%C3%89quipe_d%27Italie_de_football</text:a>" title="Équipe d&amp;#39;Italie de football"&gt;Italie&lt;/a&gt; à se qualifier pour la phase finale de la compétition. Inattendue, l'équipe de &lt;a href="<text:a xlink:type="simple" xlink:href="view-source:https://fr.wikipedia.org/wiki/Équipe_de_France_de_football" text:style-name="Internet_20_link" text:visited-style-name="Visited_20_Internet_20_Link">/wiki/%C3%89quipe_de_France_de_football</text:a>" title="Équipe de France de football"&gt;France&lt;/a&gt; étonne par son jeu offensif&lt;sup id="cite_ref-CDM58voyage_en_première_classe_38-0" class="reference"&gt;&lt;a href="<text:a xlink:type="simple" xlink:href="view-source:https://fr.wikipedia.org/wiki/Coupe_du_monde_de_football#cite_note-CDM58voyage_en_première_classe-38" text:style-name="Internet_20_link" text:visited-style-name="Visited_20_Internet_20_Link">#cite_note-CDM58voyage_en_première_classe-38</text:a>"&gt;&lt;span class="cite_crochet"&gt;[&lt;/span&gt;34&lt;span class="cite_crochet"&gt;]&lt;/span&gt;&lt;/a&gt;&lt;/sup&gt;. La progression des joueurs français est arrêtée en demi-finale par le &lt;a href="<text:a xlink:type="simple" xlink:href="view-source:https://fr.wikipedia.org/wiki/Équipe_du_Brésil_de_football" text:style-name="Internet_20_link" text:visited-style-name="Visited_20_Internet_20_Link">/wiki/%C3%89quipe_du_Br%C3%A9sil_de_football</text:a>" title="Équipe du Brésil de football"&gt;Brésil&lt;/a&gt; sur le score de 5-2 grâce à un triplé du jeune &lt;a href="<text:a xlink:type="simple" xlink:href="view-source:https://fr.wikipedia.org/wiki/Pelé" text:style-name="Internet_20_link" text:visited-style-name="Visited_20_Internet_20_Link">/wiki/Pel%C3%A9</text:a>" title="Pelé"&gt;Pelé&lt;/a&gt;&lt;sup id="cite_ref-CDM58voyage_en_première_classe_38-1" class="reference"&gt;&lt;a href="<text:a xlink:type="simple" xlink:href="view-source:https://fr.wikipedia.org/wiki/Coupe_du_monde_de_football#cite_note-CDM58voyage_en_première_classe-38" text:style-name="Internet_20_link" text:visited-style-name="Visited_20_Internet_20_Link">#cite_note-CDM58voyage_en_première_classe-38</text:a>"&gt;&lt;span class="cite_crochet"&gt;[&lt;/span&gt;34&lt;span class="cite_crochet"&gt;]&lt;/span&gt;&lt;/a&gt;&lt;/sup&gt;. Dans l'autre demi-finale, la &lt;a href="<text:a xlink:type="simple" xlink:href="view-source:https://fr.wikipedia.org/wiki/Équipe_de_Suède_de_football" text:style-name="Internet_20_link" text:visited-style-name="Visited_20_Internet_20_Link">/wiki/%C3%89quipe_de_Su%C3%A8de_de_football</text:a>" title="Équipe de Suède de football"&gt;Suède&lt;/a&gt;, à domicile, se qualifie pour la finale en battant la &lt;a href="<text:a xlink:type="simple" xlink:href="view-source:https://fr.wikipedia.org/wiki/Équipe_d%27Allemagne_de_football" text:style-name="Internet_20_link" text:visited-style-name="Visited_20_Internet_20_Link">/wiki/%C3%89quipe_d%27Allemagne_de_football</text:a>" title="Équipe d&amp;#39;Allemagne de football"&gt;RFA&lt;/a&gt;. En finale de la compétition, le Brésil l'emporte logiquement 5-2 avec deux nouveaux buts de Pelé et deux autres de &lt;a href="<text:a xlink:type="simple" xlink:href="view-source:https://fr.wikipedia.org/wiki/Vavá" text:style-name="Internet_20_link" text:visited-style-name="Visited_20_Internet_20_Link">/wiki/Vav%C3%A1</text:a>" title="Vavá"&gt;Vavá&lt;/a&gt;&lt;sup id="cite_ref-39" class="reference"&gt;&lt;a href="<text:a xlink:type="simple" xlink:href="view-source:https://fr.wikipedia.org/wiki/Coupe_du_monde_de_football#cite_note-39" text:style-name="Internet_20_link" text:visited-style-name="Visited_20_Internet_20_Link">#cite_note-39</text:a>"&gt;&lt;span class="cite_crochet"&gt;[&lt;/span&gt;35&lt;span class="cite_crochet"&gt;]&lt;/span&gt;&lt;/a&gt;&lt;/sup&gt;. Avec 13 buts, &lt;a href="<text:a xlink:type="simple" xlink:href="view-source:https://fr.wikipedia.org/wiki/Just_Fontaine" text:style-name="Internet_20_link" text:visited-style-name="Visited_20_Internet_20_Link">/wiki/Just_Fontaine</text:a>" title="Just Fontaine"&gt;Just Fontaine&lt;/a&gt; est sans conteste le meilleur buteur de la compétition bien aidé par sa complicité avec le meneur de jeu français &lt;a href="<text:a xlink:type="simple" xlink:href="view-source:https://fr.wikipedia.org/wiki/Raymond_Kopa" text:style-name="Internet_20_link" text:visited-style-name="Visited_20_Internet_20_Link">/wiki/Raymond_Kopa</text:a>" title="Raymond Kopa"&gt;Raymond Kopa&lt;/a&gt;.</text:p>
      <text:p text:style-name="Preformatted_20_Text"><text:bookmark text:name="line294"/>&lt;/p&gt;&lt;p&gt;Quatre années plus tard, la Coupe du monde retourne en &lt;a href="<text:a xlink:type="simple" xlink:href="view-source:https://fr.wikipedia.org/wiki/Amérique_du_Sud" text:style-name="Internet_20_link" text:visited-style-name="Visited_20_Internet_20_Link">/wiki/Am%C3%A9rique_du_Sud</text:a>" title="Amérique du Sud"&gt;Amérique du Sud&lt;/a&gt; et s'installe au &lt;a href="<text:a xlink:type="simple" xlink:href="view-source:https://fr.wikipedia.org/wiki/Chili" text:style-name="Internet_20_link" text:visited-style-name="Visited_20_Internet_20_Link">/wiki/Chili</text:a>" title="Chili"&gt;Chili&lt;/a&gt;. Cinquante-six pays participent aux éliminatoires, la France, demi-finaliste de l'édition précédente, ne parvient pas à se qualifier&lt;sup id="cite_ref-40" class="reference"&gt;&lt;a href="<text:a xlink:type="simple" xlink:href="view-source:https://fr.wikipedia.org/wiki/Coupe_du_monde_de_football#cite_note-40" text:style-name="Internet_20_link" text:visited-style-name="Visited_20_Internet_20_Link">#cite_note-40</text:a>"&gt;&lt;span class="cite_crochet"&gt;[&lt;/span&gt;36&lt;span class="cite_crochet"&gt;]&lt;/span&gt;&lt;/a&gt;&lt;/sup&gt;. On note rapidement une évolution du jeu vers un style plus défensif. Le pays organisateur, le &lt;a href="<text:a xlink:type="simple" xlink:href="view-source:https://fr.wikipedia.org/wiki/Équipe_du_Chili_de_football" text:style-name="Internet_20_link" text:visited-style-name="Visited_20_Internet_20_Link">/wiki/%C3%89quipe_du_Chili_de_football</text:a>" title="Équipe du Chili de football"&gt;Chili&lt;/a&gt;, se hisse jusqu'en demi-finale après avoir éliminé l'Union soviétique en quart de finale. Il est dominé à ce stade par le Brésil de Vavá et &lt;a href="<text:a xlink:type="simple" xlink:href="view-source:https://fr.wikipedia.org/wiki/Garrincha" text:style-name="Internet_20_link" text:visited-style-name="Visited_20_Internet_20_Link">/wiki/Garrincha</text:a>" title="Garrincha"&gt;Garrincha&lt;/a&gt; qui inscrivent deux buts chacun. Dans l'autre demi-finale, la &lt;a href="<text:a xlink:type="simple" xlink:href="view-source:https://fr.wikipedia.org/wiki/Équipe_de_Tchécoslovaquie_de_football" text:style-name="Internet_20_link" text:visited-style-name="Visited_20_Internet_20_Link">/wiki/%C3%89quipe_de_Tch%C3%A9coslovaquie_de_football</text:a>" title="Équipe de Tchécoslovaquie de football"&gt;Tchécoslovaquie&lt;/a&gt; de &lt;a href="<text:a xlink:type="simple" xlink:href="view-source:https://fr.wikipedia.org/wiki/Josef_Masopust" text:style-name="Internet_20_link" text:visited-style-name="Visited_20_Internet_20_Link">/wiki/Josef_Masopust</text:a>" title="Josef Masopust"&gt;Masopust&lt;/a&gt;, &lt;a href="<text:a xlink:type="simple" xlink:href="view-source:https://fr.wikipedia.org/wiki/Ballon_d%27or" text:style-name="Internet_20_link" text:visited-style-name="Visited_20_Internet_20_Link">/wiki/Ballon_d%27or</text:a>" title="Ballon d&amp;#39;or"&gt;Ballon d'or&lt;/a&gt; en fin d'année, écarte la &lt;a href="<text:a xlink:type="simple" xlink:href="view-source:https://fr.wikipedia.org/wiki/Équipe_de_Yougoslavie_de_football" text:style-name="Internet_20_link" text:visited-style-name="Visited_20_Internet_20_Link">/wiki/%C3%89quipe_de_Yougoslavie_de_football</text:a>" title="Équipe de Yougoslavie de football"&gt;Yougoslavie&lt;/a&gt; 3-1. En finale, les Brésiliens réalisent le doublé en battant les Tchécoslovaques 3-1&lt;sup id="cite_ref-retro1962_41-0" class="reference"&gt;&lt;a href="<text:a xlink:type="simple" xlink:href="view-source:https://fr.wikipedia.org/wiki/Coupe_du_monde_de_football#cite_note-retro1962-41" text:style-name="Internet_20_link" text:visited-style-name="Visited_20_Internet_20_Link">#cite_note-retro1962-41</text:a>"&gt;&lt;span class="cite_crochet"&gt;[&lt;/span&gt;37&lt;span class="cite_crochet"&gt;]&lt;/span&gt;&lt;/a&gt;&lt;/sup&gt;. Le Yougoslave &lt;a href="<text:a xlink:type="simple" xlink:href="view-source:https://fr.wikipedia.org/wiki/Dražan_Jerković" text:style-name="Internet_20_link" text:visited-style-name="Visited_20_Internet_20_Link">/wiki/Dra%C5%BEan_Jerkovi%C4%87</text:a>" title="Dražan Jerković"&gt;Jerkovic&lt;/a&gt; finit meilleur buteur de l'épreuve avec cinq buts&lt;sup id="cite_ref-retro1962_41-1" class="reference"&gt;&lt;a href="<text:a xlink:type="simple" xlink:href="view-source:https://fr.wikipedia.org/wiki/Coupe_du_monde_de_football#cite_note-retro1962-41" text:style-name="Internet_20_link" text:visited-style-name="Visited_20_Internet_20_Link">#cite_note-retro1962-41</text:a>"&gt;&lt;span class="cite_crochet"&gt;[&lt;/span&gt;37&lt;span class="cite_crochet"&gt;]&lt;/span&gt;&lt;/a&gt;&lt;/sup&gt; et Garrincha, le dribbleur fou, meilleur joueur en l'absence de Pelé.</text:p>
      <text:p text:style-name="Preformatted_20_Text"><text:bookmark text:name="line295"/>&lt;/p&gt;&lt;p&gt;Après la victoire de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text:soft-page-break/>a&gt; à domicile en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la neuvième Coupe du monde de la FIFA a lieu au &lt;a href="<text:a xlink:type="simple" xlink:href="view-source:https://fr.wikipedia.org/wiki/Mexique" text:style-name="Internet_20_link" text:visited-style-name="Visited_20_Internet_20_Link">/wiki/Mexique</text:a>" title="Mexique"&gt;Mexique&lt;/a&gt; en &lt;a href="<text:a xlink:type="simple" xlink:href="view-source:https://fr.wikipedia.org/wiki/1970_en_football" text:style-name="Internet_20_link" text:visited-style-name="Visited_20_Internet_20_Link">/wiki/1970_en_football</text:a>" title="1970 en football"&gt;1970&lt;/a&gt;. Un nombre record de pays s'alignent au coup d'envoi des éliminatoires avec 75 sélections nationales différentes&lt;sup id="cite_ref-FIFA1970_42-0" class="reference"&gt;&lt;a href="<text:a xlink:type="simple" xlink:href="view-source:https://fr.wikipedia.org/wiki/Coupe_du_monde_de_football#cite_note-FIFA1970-42" text:style-name="Internet_20_link" text:visited-style-name="Visited_20_Internet_20_Link">#cite_note-FIFA1970-42</text:a>"&gt;&lt;span class="cite_crochet"&gt;[&lt;/span&gt;38&lt;span class="cite_crochet"&gt;]&lt;/span&gt;&lt;/a&gt;&lt;/sup&gt;. Le &lt;a href="<text:a xlink:type="simple" xlink:href="view-source:https://fr.wikipedia.org/wiki/Équipe_du_Portugal_de_football" text:style-name="Internet_20_link" text:visited-style-name="Visited_20_Internet_20_Link">/wiki/%C3%89quipe_du_Portugal_de_football</text:a>" title="Équipe du Portugal de football"&gt;Portugal&lt;/a&gt;, la &lt;a href="<text:a xlink:type="simple" xlink:href="view-source:https://fr.wikipedia.org/wiki/Équipe_de_Hongrie_de_football" text:style-name="Internet_20_link" text:visited-style-name="Visited_20_Internet_20_Link">/wiki/%C3%89quipe_de_Hongrie_de_football</text:a>" title="Équipe de Hongrie de football"&gt;Hongrie&lt;/a&gt;, la France, l'&lt;a href="<text:a xlink:type="simple" xlink:href="view-source:https://fr.wikipedia.org/wiki/Équipe_d%27Espagne_de_football" text:style-name="Internet_20_link" text:visited-style-name="Visited_20_Internet_20_Link">/wiki/%C3%89quipe_d%27Espagne_de_football</text:a>" title="Équipe d&amp;#39;Espagne de football"&gt;Espagne&lt;/a&gt; et même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échouent à se qualifier pour la phase finale de l'édition. À l'inverse, &lt;a href="<text:a xlink:type="simple" xlink:href="view-source:https://fr.wikipedia.org/wiki/Équipe_d%27Israël_de_football" text:style-name="Internet_20_link" text:visited-style-name="Visited_20_Internet_20_Link">/wiki/%C3%89quipe_d%27Isra%C3%ABl_de_football</text:a>" title="Équipe d&amp;#39;Israël de football"&gt;Israël&lt;/a&gt; et le &lt;a href="<text:a xlink:type="simple" xlink:href="view-source:https://fr.wikipedia.org/wiki/Équipe_du_Maroc_de_football" text:style-name="Internet_20_link" text:visited-style-name="Visited_20_Internet_20_Link">/wiki/%C3%89quipe_du_Maroc_de_football</text:a>" title="Équipe du Maroc de football"&gt;Maroc&lt;/a&gt; s'invitent pour la première fois dans les équipes qualifiées&lt;sup id="cite_ref-FIFA1970_42-1" class="reference"&gt;&lt;a href="<text:a xlink:type="simple" xlink:href="view-source:https://fr.wikipedia.org/wiki/Coupe_du_monde_de_football#cite_note-FIFA1970-42" text:style-name="Internet_20_link" text:visited-style-name="Visited_20_Internet_20_Link">#cite_note-FIFA1970-42</text:a>"&gt;&lt;span class="cite_crochet"&gt;[&lt;/span&gt;38&lt;span class="cite_crochet"&gt;]&lt;/span&gt;&lt;/a&gt;&lt;/sup&gt;. La RFA et l'Angleterre s'affrontent en quart de finale&amp;#160;: menés 2-0 à vingt minutes de la fin, les Allemands reviennent à égalité puis s'imposent 3-2 après prolongation. En demi-finale, l'équipe allemande affronte l'Italie dans le &lt;a href="<text:a xlink:type="simple" xlink:href="view-source:https://fr.wikipedia.org/wiki/Stade_Azteca" text:style-name="Internet_20_link" text:visited-style-name="Visited_20_Internet_20_Link">/wiki/Stade_Azteca</text:a>" title="Stade Azteca"&gt;Stade Azteca&lt;/a&gt;, construit pour l'occasion. Après prolongation, l'Italie gagne la partie 4-3 sur un but de &lt;a href="<text:a xlink:type="simple" xlink:href="view-source:https://fr.wikipedia.org/wiki/Giovanni_Rivera" text:style-name="Internet_20_link" text:visited-style-name="Visited_20_Internet_20_Link">/wiki/Giovanni_Rivera</text:a>" class="mw-redirect" title="Giovanni Rivera"&gt;Giovanni Rivera&lt;/a&gt; alors que &lt;a href="<text:a xlink:type="simple" xlink:href="view-source:https://fr.wikipedia.org/wiki/Franz_Beckenbauer" text:style-name="Internet_20_link" text:visited-style-name="Visited_20_Internet_20_Link">/wiki/Franz_Beckenbauer</text:a>" title="Franz Beckenbauer"&gt;Franz Beckenbauer&lt;/a&gt; reste presque une heure sur le terrain avec le bras en écharpe à cause d'une &lt;a href="<text:a xlink:type="simple" xlink:href="view-source:https://fr.wikipedia.org/wiki/Clavicule" text:style-name="Internet_20_link" text:visited-style-name="Visited_20_Internet_20_Link">/wiki/Clavicule</text:a>" title="Clavicule"&gt;clavicule&lt;/a&gt; cassée&lt;sup id="cite_ref-43" class="reference"&gt;&lt;a href="<text:a xlink:type="simple" xlink:href="view-source:https://fr.wikipedia.org/wiki/Coupe_du_monde_de_football#cite_note-43" text:style-name="Internet_20_link" text:visited-style-name="Visited_20_Internet_20_Link">#cite_note-43</text:a>"&gt;&lt;span class="cite_crochet"&gt;[&lt;/span&gt;39&lt;span class="cite_crochet"&gt;]&lt;/span&gt;&lt;/a&gt;&lt;/sup&gt;. En finale, les joueurs italiens s'inclinent 4-1 face au Brésil et son attaque prolifique&lt;sup id="cite_ref-44" class="reference"&gt;&lt;a href="<text:a xlink:type="simple" xlink:href="view-source:https://fr.wikipedia.org/wiki/Coupe_du_monde_de_football#cite_note-44" text:style-name="Internet_20_link" text:visited-style-name="Visited_20_Internet_20_Link">#cite_note-44</text:a>"&gt;&lt;span class="cite_crochet"&gt;[&lt;/span&gt;40&lt;span class="cite_crochet"&gt;]&lt;/span&gt;&lt;/a&gt;&lt;/sup&gt;. Avec 10 buts, l'attaquant allemand &lt;a href="<text:a xlink:type="simple" xlink:href="view-source:https://fr.wikipedia.org/wiki/Gerd_Müller" text:style-name="Internet_20_link" text:visited-style-name="Visited_20_Internet_20_Link">/wiki/Gerd_M%C3%BCller</text:a>" title="Gerd Müller"&gt;Gerd Müller&lt;/a&gt; est meilleur buteur de la compétition. Devant le métronome Gerson, Pelé montre une nouvelle fois son talent avec une tentative de lob de 50&amp;#160;mètres sur &lt;a href="<text:a xlink:type="simple" xlink:href="view-source:https://fr.wikipedia.org/wiki/Ivo_Viktor" text:style-name="Internet_20_link" text:visited-style-name="Visited_20_Internet_20_Link">/wiki/Ivo_Viktor</text:a>" title="Ivo Viktor"&gt;Ivo Viktor&lt;/a&gt;, un grand pont sur le gardien &lt;a href="<text:a xlink:type="simple" xlink:href="view-source:https://fr.wikipedia.org/wiki/Ladislao_Mazurkiewicz" text:style-name="Internet_20_link" text:visited-style-name="Visited_20_Internet_20_Link">/wiki/Ladislao_Mazurkiewicz</text:a>" title="Ladislao Mazurkiewicz"&gt;Ladislao Mazurkiewicz&lt;/a&gt; et quatre nouveaux buts dans la compétition&lt;sup id="cite_ref-45" class="reference"&gt;&lt;a href="<text:a xlink:type="simple" xlink:href="view-source:https://fr.wikipedia.org/wiki/Coupe_du_monde_de_football#cite_note-45" text:style-name="Internet_20_link" text:visited-style-name="Visited_20_Internet_20_Link">#cite_note-45</text:a>"&gt;&lt;span class="cite_crochet"&gt;[&lt;/span&gt;41&lt;span class="cite_crochet"&gt;]&lt;/span&gt;&lt;/a&gt;&lt;/sup&gt;. Il remporte sa troisième Coupe du monde, la troisième du Brésil qui obtient ainsi le droit de garder la Coupe Jules-Rimet.</text:p>
      <text:p text:style-name="Preformatted_20_Text"><text:bookmark text:name="line296"/>&lt;/p&gt;</text:p>
      <text:p text:style-name="Preformatted_20_Text"><text:bookmark text:name="line297"/>&lt;h3&gt;&lt;span id="Victoires_des_pays_h.C3.B4tes_.281966-1974-1978.29"&gt;&lt;/span&gt;&lt;span class="mw-headline" id="Victoires_des_pays_hôtes_(1966-1974-1978)"&gt;Victoires des pays hôtes (1966-1974-1978)&lt;/span&gt;&lt;/h3&gt;</text:p>
      <text:p text:style-name="Preformatted_20_Text"><text:bookmark text:name="line298"/>&lt;div class="bandeau-section bandeau-niveau-detail loupe"&gt;Articles détaillés&amp;#160;: &lt;a href="<text:a xlink:type="simple" xlink:href="view-source:https://fr.wikipedia.org/wiki/Coupe_du_monde_de_football_de_1966" text:style-name="Internet_20_link" text:visited-style-name="Visited_20_Internet_20_Link">/wiki/Coupe_du_monde_de_football_de_1966</text:a>" title="Coupe du monde de football de 1966"&gt;Coupes du monde de football de 1966&lt;/a&gt;,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et &lt;a href="<text:a xlink:type="simple" xlink:href="view-source:https://fr.wikipedia.org/wiki/Coupe_du_monde_de_football_de_1978" text:style-name="Internet_20_link" text:visited-style-name="Visited_20_Internet_20_Link">/wiki/Coupe_du_monde_de_football_de_1978</text:a>" title="Coupe du monde de football de 1978"&gt;1978&lt;/a&gt;.&lt;/div&gt;</text:p>
      <text:p text:style-name="Preformatted_20_Text"><text:bookmark text:name="line299"/>&lt;div class="thumb tright"&gt;&lt;div class="thumbinner" style="width:222px;"&gt;&lt;a href="<text:a xlink:type="simple" xlink:href="view-source:https://fr.wikipedia.org/wiki/Fichier:Champions_statue.jpg" text:style-name="Internet_20_link" text:visited-style-name="Visited_20_Internet_20_Link">/wiki/Fichier:Champions_statue.jpg</text:a>" class="image"&gt;&lt;img alt="" src="<text:a xlink:type="simple" xlink:href="view-source:https://upload.wikimedia.org/wikipedia/commons/thumb/b/b7/Champions_statue.jpg/220px-Champions_statue.jpg" text:style-name="Internet_20_link" text:visited-style-name="Visited_20_Internet_20_Link">//upload.wikimedia.org/wikipedia/commons/thumb/b/b7/Champions_statue.jpg/</text:a><text:soft-page-break/><text:a xlink:type="simple" xlink:href="view-source:https://upload.wikimedia.org/wikipedia/commons/thumb/b/b7/Champions_statue.jpg/220px-Champions_statue.jpg" text:style-name="Internet_20_link" text:visited-style-name="Visited_20_Internet_20_Link">220px-Champions_statue.jpg</text:a>" width="220" height="165" class="thumbimage" srcset="//upload.wikimedia.org/wikipedia/commons/thumb/b/b7/Champions_statue.jpg/330px-Champions_statue.jpg 1.5x, //upload.wikimedia.org/wikipedia/commons/b/b7/Champions_statue.jpg 2x" data-file-width="400" data-file-height="300" /&gt;&lt;/a&gt; <text:s/>&lt;div class="thumbcaption"&gt;&lt;div class="magnify"&gt;&lt;a href="<text:a xlink:type="simple" xlink:href="view-source:https://fr.wikipedia.org/wiki/Fichier:Champions_statue.jpg" text:style-name="Internet_20_link" text:visited-style-name="Visited_20_Internet_20_Link">/wiki/Fichier:Champions_statue.jpg</text:a>" class="internal" title="Agrandir"&gt;&lt;/a&gt;&lt;/div&gt;Statue représentant les champions du monde anglais de 1966 Geoff Hurst, Martin Peters et Ray Wilson soulevant le capitaine Bobby Moore.&lt;/div&gt;&lt;/div&gt;&lt;/div&gt;</text:p>
      <text:p text:style-name="Preformatted_20_Text"><text:bookmark text:name="line300"/>&lt;p&gt;La &lt;a href="<text:a xlink:type="simple" xlink:href="view-source:https://fr.wikipedia.org/wiki/Équipe_de_Corée_du_Nord_de_football" text:style-name="Internet_20_link" text:visited-style-name="Visited_20_Internet_20_Link">/wiki/%C3%89quipe_de_Cor%C3%A9e_du_Nord_de_football</text:a>" title="Équipe de Corée du Nord de football"&gt;Corée du Nord&lt;/a&gt; est la surprise de la Coupe du monde 1966 se déroulant en Angleterre. La sélection asiatique bat en phase de poule l'&lt;a href="<text:a xlink:type="simple" xlink:href="view-source:https://fr.wikipedia.org/wiki/Équipe_d%27Italie_de_football" text:style-name="Internet_20_link" text:visited-style-name="Visited_20_Internet_20_Link">/wiki/%C3%89quipe_d%27Italie_de_football</text:a>" title="Équipe d&amp;#39;Italie de football"&gt;Italie&lt;/a&gt; pour se qualifier en quart de finale. Ils dominent rapidement le &lt;a href="<text:a xlink:type="simple" xlink:href="view-source:https://fr.wikipedia.org/wiki/Équipe_du_Portugal_de_football" text:style-name="Internet_20_link" text:visited-style-name="Visited_20_Internet_20_Link">/wiki/%C3%89quipe_du_Portugal_de_football</text:a>" title="Équipe du Portugal de football"&gt;Portugal&lt;/a&gt; 3-0 avant de perdre pied et d'encaisser cinq buts dont quatre d'&lt;a href="<text:a xlink:type="simple" xlink:href="view-source:https://fr.wikipedia.org/wiki/Eusébio_(football)" text:style-name="Internet_20_link" text:visited-style-name="Visited_20_Internet_20_Link">/wiki/Eus%C3%A9bio_(football)</text:a>" title="Eusébio (football)"&gt;Eusébio&lt;/a&gt;. À domicile,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est avantagée, d'abord parce qu'elle joue tous ses matchs dans le même &lt;a href="<text:a xlink:type="simple" xlink:href="view-source:https://fr.wikipedia.org/wiki/Stade_de_Wembley_(1923)" text:style-name="Internet_20_link" text:visited-style-name="Visited_20_Internet_20_Link">/wiki/Stade_de_Wembley_(1923)</text:a>" title="Stade de Wembley (1923)"&gt;stade de Wembley&lt;/a&gt; et de plus parce que l'arbitrage lui est favorable. En quart de finale, le capitaine de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lt;a href="<text:a xlink:type="simple" xlink:href="view-source:https://fr.wikipedia.org/wiki/Antonio_Rattín" text:style-name="Internet_20_link" text:visited-style-name="Visited_20_Internet_20_Link">/wiki/Antonio_Ratt%C3%ADn</text:a>" title="Antonio Rattín"&gt;Antonio Rattín&lt;/a&gt; est exclu à la &lt;abbr class="abbr" title="Trente-cinquième"&gt;35&lt;sup&gt;e&lt;/sup&gt;&lt;/abbr&gt;&amp;#160;minute contre l'Angleterre, laissant son équipe à 10 contre 11&lt;sup id="cite_ref-battles-ESPN_34-1" class="reference"&gt;&lt;a href="<text:a xlink:type="simple" xlink:href="view-source:https://fr.wikipedia.org/wiki/Coupe_du_monde_de_football#cite_note-battles-ESPN-34" text:style-name="Internet_20_link" text:visited-style-name="Visited_20_Internet_20_Link">#cite_note-battles-ESPN-34</text:a>"&gt;&lt;span class="cite_crochet"&gt;[&lt;/span&gt;30&lt;span class="cite_crochet"&gt;]&lt;/span&gt;&lt;/a&gt;&lt;/sup&gt;. Les joueurs anglais s'imposent et se qualifient en finale après un succès 2-1 sur le &lt;a href="<text:a xlink:type="simple" xlink:href="view-source:https://fr.wikipedia.org/wiki/Équipe_du_Portugal_de_football" text:style-name="Internet_20_link" text:visited-style-name="Visited_20_Internet_20_Link">/wiki/%C3%89quipe_du_Portugal_de_football</text:a>" title="Équipe du Portugal de football"&gt;Portugal&lt;/a&gt; grâce à un doublé de &lt;a href="<text:a xlink:type="simple" xlink:href="view-source:https://fr.wikipedia.org/wiki/Bobby_Charlton" text:style-name="Internet_20_link" text:visited-style-name="Visited_20_Internet_20_Link">/wiki/Bobby_Charlton</text:a>" title="Bobby Charlton"&gt;Bobby Charlton&lt;/a&gt;. En finale, l'Angleterre est opposée à la &lt;a href="<text:a xlink:type="simple" xlink:href="view-source:https://fr.wikipedia.org/wiki/Équipe_d%27Allemagne_de_football" text:style-name="Internet_20_link" text:visited-style-name="Visited_20_Internet_20_Link">/wiki/%C3%89quipe_d%27Allemagne_de_football</text:a>" title="Équipe d&amp;#39;Allemagne de football"&gt;RFA&lt;/a&gt;. Les joueurs anglais encaissent un but rapidement mais égalisent puis prennent l'avantage. À quelques minutes de la fin, la RFA égalise et les deux équipes doivent jouer deux périodes de 15 minutes supplémentaires. À la &lt;abbr class="abbr" title="Centième"&gt;100&lt;sup&gt;e&lt;/sup&gt;&lt;/abbr&gt;&amp;#160;minute, l'arbitre de la rencontre accorde un but litigieux à &lt;a href="<text:a xlink:type="simple" xlink:href="view-source:https://fr.wikipedia.org/wiki/Geoffrey_Hurst" text:style-name="Internet_20_link" text:visited-style-name="Visited_20_Internet_20_Link">/wiki/Geoffrey_Hurst</text:a>" title="Geoffrey Hurst"&gt;Geoffrey Hurst&lt;/a&gt;. Hurst marque à nouveau à la dernière minute de la rencontre alors que des supporters sont sur le terrain. L'Angleterre remporte sa première (et jusqu'à présent, seule) Coupe du monde.</text:p>
      <text:p text:style-name="Preformatted_20_Text"><text:bookmark text:name="line301"/>&lt;/p&gt;</text:p>
      <text:p text:style-name="Preformatted_20_Text"><text:bookmark text:name="line302"/>&lt;div class="thumb tleft"&gt;&lt;div class="thumbinner" style="width:222px;"&gt;&lt;a href="<text:a xlink:type="simple" xlink:href="view-source:https://fr.wikipedia.org/wiki/Fichier:Bundesarchiv_Bild_183-N0716-0314,_Fußball-WM,_BRD_-_Niederlande_2-1.jpg" text:style-name="Internet_20_link" text:visited-style-name="Visited_20_Internet_20_Link">/wiki/Fichier:Bundesarchiv_Bild_183-N0716-0314,_Fu%C3%9Fball-WM,_BRD_-_Niederlande_2-1.jpg</text:a>" class="image"&gt;&lt;img alt="" src="<text:a xlink:type="simple" xlink:href="view-source:https://upload.wikimedia.org/wikipedia/commons/thumb/2/2a/Bundesarchiv_Bild_183-N0716-0314%2C_Fußball-WM%2C_BRD_-_Niederlande_2-1.jpg/220px-Bundesarchiv_Bild_183-N0716-0314%2C_Fußball-WM%2C_BRD_-_Niederlande_2-1.jpg" text:style-name="Internet_20_link" text:visited-style-name="Visited_20_Internet_20_Link">//upload.wikimedia.org/wikipedia/commons/thumb/2/2a/Bundesarchiv_Bild_183-N0716-0314%2C_Fu%C3%9Fball-WM%2C_BRD_-_Niederlande_2-1.jpg/220px-Bundesarchiv_Bild_183-N0716-0314%2C_Fu%C3%9Fball-WM%2C_BRD_-_Niederlande_2-1.jpg</text:a>" width="220" height="158" class="thumbimage" srcset="//upload.wikimedia.org/wikipedia/commons/thumb/2/2a/Bundesarchiv_Bild_183-N0716-0314%2C_Fu%C3%9Fball-WM%2C_BRD_-_Niederlande_2-1.jpg/330px-Bundesarchiv_Bild_183-N0716-0314%2C_Fu%C3%9Fball-WM%2C_BRD_-_Niederlande_2-1.jpg 1.5x, //upload.wikimedia.org/wikipedia/commons/thumb/2/2a/Bundesarchiv_Bild_183-N0716-0314%2C_Fu%C3%9Fball-WM%2C_BRD_-_Niederlande_2-1.jpg/440px-Bundesarchiv_Bild_183-N0716-0314%2C_Fu%C3%9Fball-WM%2C_BRD_-_Niederlande_2-1.jpg 2x" data-file-width="789" data-file-height="565" /&gt;&lt;/a&gt; <text:s/>&lt;div class="thumbcaption"&gt;&lt;div class="magnify"&gt;&lt;a <text:soft-page-break/>href="<text:a xlink:type="simple" xlink:href="view-source:https://fr.wikipedia.org/wiki/Fichier:Bundesarchiv_Bild_183-N0716-0314,_Fußball-WM,_BRD_-_Niederlande_2-1.jpg" text:style-name="Internet_20_link" text:visited-style-name="Visited_20_Internet_20_Link">/wiki/Fichier:Bundesarchiv_Bild_183-N0716-0314,_Fu%C3%9Fball-WM,_BRD_-_Niederlande_2-1.jpg</text:a>" class="internal" title="Agrandir"&gt;&lt;/a&gt;&lt;/div&gt;Sur cette action, &lt;a href="<text:a xlink:type="simple" xlink:href="view-source:https://fr.wikipedia.org/wiki/Johan_Cruyff" text:style-name="Internet_20_link" text:visited-style-name="Visited_20_Internet_20_Link">/wiki/Johan_Cruyff</text:a>" title="Johan Cruyff"&gt;Johan Cruyff&lt;/a&gt; provoquera un penalty dès la première minute mais la RFA finira gagnante.&lt;/div&gt;&lt;/div&gt;&lt;/div&gt;</text:p>
      <text:p text:style-name="Preformatted_20_Text"><text:bookmark text:name="line303"/>&lt;p&gt;Après que le &lt;a href="<text:a xlink:type="simple" xlink:href="view-source:https://fr.wikipedia.org/wiki/Équipe_du_Brésil_de_football" text:style-name="Internet_20_link" text:visited-style-name="Visited_20_Internet_20_Link">/wiki/%C3%89quipe_du_Br%C3%A9sil_de_football</text:a>" title="Équipe du Brésil de football"&gt;Brésil&lt;/a&gt; remporte l'épreuve en 1970, la compétition a lieu quatre années plus tard en &lt;a href="<text:a xlink:type="simple" xlink:href="view-source:https://fr.wikipedia.org/wiki/Allemagne_de_l%27Ouest" text:style-name="Internet_20_link" text:visited-style-name="Visited_20_Internet_20_Link">/wiki/Allemagne_de_l%27Ouest</text:a>" title="Allemagne de l&amp;#39;Ouest"&gt;Allemagne de l'Ouest&lt;/a&gt;. &lt;a href="<text:a xlink:type="simple" xlink:href="view-source:https://fr.wikipedia.org/wiki/Équipe_d%27Haïti_de_football" text:style-name="Internet_20_link" text:visited-style-name="Visited_20_Internet_20_Link">/wiki/%C3%89quipe_d%27Ha%C3%AFti_de_football</text:a>" title="Équipe d&amp;#39;Haïti de football"&gt;Haïti&lt;/a&gt; crée la surprise en se qualifiant aux dépens du &lt;a href="<text:a xlink:type="simple" xlink:href="view-source:https://fr.wikipedia.org/wiki/Équipe_du_Mexique_de_football" text:style-name="Internet_20_link" text:visited-style-name="Visited_20_Internet_20_Link">/wiki/%C3%89quipe_du_Mexique_de_football</text:a>" title="Équipe du Mexique de football"&gt;Mexique&lt;/a&gt;. L'&lt;a href="<text:a xlink:type="simple" xlink:href="view-source:https://fr.wikipedia.org/wiki/Équipe_d%27Australie_de_football" text:style-name="Internet_20_link" text:visited-style-name="Visited_20_Internet_20_Link">/wiki/%C3%89quipe_d%27Australie_de_football</text:a>" title="Équipe d&amp;#39;Australie de football"&gt;Australie&lt;/a&gt; fait également ses débuts dans la compétition. Lors du premier tour, la RFA joue la &lt;a href="<text:a xlink:type="simple" xlink:href="view-source:https://fr.wikipedia.org/wiki/Équipe_d%27Allemagne_de_l%27Est_de_football" text:style-name="Internet_20_link" text:visited-style-name="Visited_20_Internet_20_Link">/wiki/%C3%89quipe_d%27Allemagne_de_l%27Est_de_football</text:a>" title="Équipe d&amp;#39;Allemagne de l&amp;#39;Est de football"&gt;RDA&lt;/a&gt; avec pour enjeu la première place du groupe I. Le &lt;time class="nowrap date-lien" datetime="1974-06-22" data-sort-value="1974-06-22"&gt;&lt;a href="<text:a xlink:type="simple" xlink:href="view-source:https://fr.wikipedia.org/wiki/22_juin_en_sport" text:style-name="Internet_20_link" text:visited-style-name="Visited_20_Internet_20_Link">/wiki/22_juin_en_sport</text:a>" title="22 juin en sport"&gt;22 juin&lt;/a&gt; &lt;a href="<text:a xlink:type="simple" xlink:href="view-source:https://fr.wikipedia.org/wiki/1974_en_football" text:style-name="Internet_20_link" text:visited-style-name="Visited_20_Internet_20_Link">/wiki/1974_en_football</text:a>" title="1974 en football"&gt;1974&lt;/a&gt;&lt;/time&gt;, la RDA bat le pays organisateur 1-0 d'un but de &lt;a href="<text:a xlink:type="simple" xlink:href="view-source:https://fr.wikipedia.org/wiki/Jürgen_Sparwasser" text:style-name="Internet_20_link" text:visited-style-name="Visited_20_Internet_20_Link">/wiki/J%C3%BCrgen_Sparwasser</text:a>" title="Jürgen Sparwasser"&gt;Jürgen Sparwasser&lt;/a&gt;&lt;sup id="cite_ref-46" class="reference"&gt;&lt;a href="<text:a xlink:type="simple" xlink:href="view-source:https://fr.wikipedia.org/wiki/Coupe_du_monde_de_football#cite_note-46" text:style-name="Internet_20_link" text:visited-style-name="Visited_20_Internet_20_Link">#cite_note-46</text:a>"&gt;&lt;span class="cite_crochet"&gt;[&lt;/span&gt;42&lt;span class="cite_crochet"&gt;]&lt;/span&gt;&lt;/a&gt;&lt;/sup&gt;. Non sans difficultés, les &lt;a href="<text:a xlink:type="simple" xlink:href="view-source:https://fr.wikipedia.org/wiki/Équipe_des_Pays-Bas_de_football" text:style-name="Internet_20_link" text:visited-style-name="Visited_20_Internet_20_Link">/wiki/%C3%89quipe_des_Pays-Bas_de_football</text:a>" title="Équipe des Pays-Bas de football"&gt;Pays-Bas&lt;/a&gt;, le Brésil et l'Italie, qui est même menée 1-0 par Haïti, se qualifient également pour la deuxième phase de poule. Lors de ce tour, les Pays-Bas dominent le Brésil lors d'un dernier match décisif alors que la RFA bat la Pologne sur un terrain inondé pour s'adjuger une place en finale. Les Pays-Bas, emmenés par &lt;a href="<text:a xlink:type="simple" xlink:href="view-source:https://fr.wikipedia.org/wiki/Johan_Cruyff" text:style-name="Internet_20_link" text:visited-style-name="Visited_20_Internet_20_Link">/wiki/Johan_Cruyff</text:a>" title="Johan Cruyff"&gt;Johan Cruyff&lt;/a&gt;, développent un &lt;a href="<text:a xlink:type="simple" xlink:href="view-source:https://fr.wikipedia.org/wiki/Football_total" text:style-name="Internet_20_link" text:visited-style-name="Visited_20_Internet_20_Link">/wiki/Football_total</text:a>" title="Football total"&gt;football total&lt;/a&gt;. En finale de l'édition, la RFA, à domicile, l'emporte 2-1 contre les Pays-Bas&lt;sup id="cite_ref-47" class="reference"&gt;&lt;a href="<text:a xlink:type="simple" xlink:href="view-source:https://fr.wikipedia.org/wiki/Coupe_du_monde_de_football#cite_note-47" text:style-name="Internet_20_link" text:visited-style-name="Visited_20_Internet_20_Link">#cite_note-47</text:a>"&gt;&lt;span class="cite_crochet"&gt;[&lt;/span&gt;43&lt;span class="cite_crochet"&gt;]&lt;/span&gt;&lt;/a&gt;&lt;/sup&gt;. Malgré la défaite de son équipe en finale, Cruijff est désigné meilleur joueur de la compétition.</text:p>
      <text:p text:style-name="Preformatted_20_Text"><text:bookmark text:name="line304"/>&lt;/p&gt;&lt;p&gt;Les qualifications de la Coupe du monde 1978 s'annoncent difficiles. La RFA et l'Argentine étant directement qualifiées, il ne reste que 14 places à attribuer entre les 97 équipes jouant les tours préliminaires. Le Brésil, l'Italie et Pays-Bas font également figures de favoris. L'&lt;a href="<text:a xlink:type="simple" xlink:href="view-source:https://fr.wikipedia.org/wiki/Équipe_de_France_de_football" text:style-name="Internet_20_link" text:visited-style-name="Visited_20_Internet_20_Link">/wiki/%C3%89quipe_de_France_de_football</text:a>" title="Équipe de France de football"&gt;équipe de France&lt;/a&gt; se qualifie, contrairement à l'URSS, l'Uruguay, la Yougoslavie et l'Angleterre, une nouvelle fois absente&lt;sup id="cite_ref-FIFA1978_48-0" class="reference"&gt;&lt;a href="<text:a xlink:type="simple" xlink:href="view-source:https://fr.wikipedia.org/wiki/Coupe_du_monde_de_football#cite_note-FIFA1978-48" text:style-name="Internet_20_link" text:visited-style-name="Visited_20_Internet_20_Link">#cite_note-FIFA1978-48</text:a>"&gt;&lt;span class="cite_crochet"&gt;[&lt;/span&gt;44&lt;span class="cite_crochet"&gt;]&lt;/span&gt;&lt;/a&gt;&lt;/sup&gt;. L'&lt;a href="<text:a xlink:type="simple" xlink:href="view-source:https://fr.wikipedia.org/wiki/Équipe_d%27Iran_de_football" text:style-name="Internet_20_link" text:visited-style-name="Visited_20_Internet_20_Link">/wiki/%C3%89quipe_d%27Iran_de_football</text:a>" title="Équipe d&amp;#39;Iran de football"&gt;Iran&lt;/a&gt; et la &lt;a href="<text:a xlink:type="simple" xlink:href="view-source:https://fr.wikipedia.org/wiki/Équipe_de_Tunisie_de_football" text:style-name="Internet_20_link" text:visited-style-name="Visited_20_Internet_20_Link">/wiki/%C3%89quipe_de_Tunisie_de_football</text:a>" title="Équipe de Tunisie de football"&gt;Tunisie&lt;/a&gt; sont également présents pour la phase finale se déroulant en Argentine&lt;sup id="cite_ref-49" class="reference"&gt;&lt;a href="<text:a xlink:type="simple" xlink:href="view-source:https://fr.wikipedia.org/wiki/Coupe_du_monde_de_football#cite_note-49" text:style-name="Internet_20_link" text:visited-style-name="Visited_20_Internet_20_Link">#cite_note-49</text:a>"&gt;&lt;span class="cite_crochet"&gt;[&lt;/span&gt;45&lt;span class="cite_crochet"&gt;]&lt;/span&gt;&lt;/a&gt;&lt;/sup&gt;. La compétition se déroule à nouveau en deux phases de poules. La RFA et les Pays-Bas se retrouvent et font match nul. Bien placée, l'Italie affronte les Pays-Bas pour la place de finaliste du groupe A. Les Néerlandais sortent vainqueurs de la confrontation et se qualifient pour la finale. Alors qu'elle doit battre le &lt;a href="<text:a xlink:type="simple" xlink:href="view-source:https://fr.wikipedia.org/wiki/Équipe_du_Pérou_de_football" text:style-name="Internet_20_link" text:visited-style-name="Visited_20_Internet_20_Link">/wiki/%C3%89quipe_du_P%C3%A9rou_de_football</text:a>" title="Équipe du Pérou de football"&gt;Pérou&lt;/a&gt; par quatre buts pour se qualifier en lieu et place du Brésil, l'Argentine remporte la rencontre 6-0 et atteint son objectif&lt;sup id="cite_ref-FIFA1978_48-1" class="reference"&gt;&lt;a href="<text:a xlink:type="simple" xlink:href="view-source:https://fr.wikipedia.org/wiki/Coupe_du_monde_de_football#cite_note-FIFA1978-48" text:style-name="Internet_20_link" text:visited-style-name="Visited_20_Internet_20_Link">#cite_note-FIFA1978-48</text:a>"&gt;&lt;span class="cite_crochet"&gt;[&lt;/span&gt;44&lt;span <text:soft-page-break/>class="cite_crochet"&gt;]&lt;/span&gt;&lt;/a&gt;&lt;/sup&gt;&lt;sup class="reference cite_virgule"&gt;,&lt;/sup&gt;&lt;sup id="cite_ref-50" class="reference"&gt;&lt;a href="<text:a xlink:type="simple" xlink:href="view-source:https://fr.wikipedia.org/wiki/Coupe_du_monde_de_football#cite_note-50" text:style-name="Internet_20_link" text:visited-style-name="Visited_20_Internet_20_Link">#cite_note-50</text:a>"&gt;&lt;span class="cite_crochet"&gt;[&lt;/span&gt;46&lt;span class="cite_crochet"&gt;]&lt;/span&gt;&lt;/a&gt;&lt;/sup&gt;. Lors de la finale, &lt;a href="<text:a xlink:type="simple" xlink:href="view-source:https://fr.wikipedia.org/wiki/Mario_Kempes" text:style-name="Internet_20_link" text:visited-style-name="Visited_20_Internet_20_Link">/wiki/Mario_Kempes</text:a>" title="Mario Kempes"&gt;Mario Kempes&lt;/a&gt; ouvre le score peu avant la mi-temps. Dominée par les Pays-Bas, la deuxième mi-temps se conclut par un but de &lt;a href="<text:a xlink:type="simple" xlink:href="view-source:https://fr.wikipedia.org/wiki/Dick_Nanninga" text:style-name="Internet_20_link" text:visited-style-name="Visited_20_Internet_20_Link">/wiki/Dick_Nanninga</text:a>" title="Dick Nanninga"&gt;Dick Nanninga&lt;/a&gt; pour les joueurs néerlandais à huit minutes de son terme&lt;sup id="cite_ref-51" class="reference"&gt;&lt;a href="<text:a xlink:type="simple" xlink:href="view-source:https://fr.wikipedia.org/wiki/Coupe_du_monde_de_football#cite_note-51" text:style-name="Internet_20_link" text:visited-style-name="Visited_20_Internet_20_Link">#cite_note-51</text:a>"&gt;&lt;span class="cite_crochet"&gt;[&lt;/span&gt;47&lt;span class="cite_crochet"&gt;]&lt;/span&gt;&lt;/a&gt;&lt;/sup&gt;. À égalité à 1-1, les deux équipes se dirigent vers la prolongation. Lors de celle-ci, les joueurs argentins marquant à deux reprises par Kempes, meilleur joueur et buteur de la compétition&lt;sup id="cite_ref-52" class="reference"&gt;&lt;a href="<text:a xlink:type="simple" xlink:href="view-source:https://fr.wikipedia.org/wiki/Coupe_du_monde_de_football#cite_note-52" text:style-name="Internet_20_link" text:visited-style-name="Visited_20_Internet_20_Link">#cite_note-52</text:a>"&gt;&lt;span class="cite_crochet"&gt;[&lt;/span&gt;48&lt;span class="cite_crochet"&gt;]&lt;/span&gt;&lt;/a&gt;&lt;/sup&gt;, puis &lt;a href="<text:a xlink:type="simple" xlink:href="view-source:https://fr.wikipedia.org/wiki/Daniel_Bertoni" text:style-name="Internet_20_link" text:visited-style-name="Visited_20_Internet_20_Link">/wiki/Daniel_Bertoni</text:a>" title="Daniel Bertoni"&gt;Daniel Bertoni&lt;/a&gt;. L'Argentine remporte la compétition à domicile&lt;sup id="cite_ref-53" class="reference"&gt;&lt;a href="<text:a xlink:type="simple" xlink:href="view-source:https://fr.wikipedia.org/wiki/Coupe_du_monde_de_football#cite_note-53" text:style-name="Internet_20_link" text:visited-style-name="Visited_20_Internet_20_Link">#cite_note-53</text:a>"&gt;&lt;span class="cite_crochet"&gt;[&lt;/span&gt;49&lt;span class="cite_crochet"&gt;]&lt;/span&gt;&lt;/a&gt;&lt;/sup&gt;&lt;sup class="reference cite_virgule"&gt;,&lt;/sup&gt;&lt;sup id="cite_ref-54" class="reference"&gt;&lt;a href="<text:a xlink:type="simple" xlink:href="view-source:https://fr.wikipedia.org/wiki/Coupe_du_monde_de_football#cite_note-54" text:style-name="Internet_20_link" text:visited-style-name="Visited_20_Internet_20_Link">#cite_note-54</text:a>"&gt;&lt;span class="cite_crochet"&gt;[&lt;/span&gt;50&lt;span class="cite_crochet"&gt;]&lt;/span&gt;&lt;/a&gt;&lt;/sup&gt;.</text:p>
      <text:p text:style-name="Preformatted_20_Text"><text:bookmark text:name="line305"/>&lt;/p&gt;</text:p>
      <text:p text:style-name="Preformatted_20_Text"><text:bookmark text:name="line306"/>&lt;h3&gt;&lt;span id="Troisi.C3.A8me_sacre_italien_.281982.29"&gt;&lt;/span&gt;&lt;span class="mw-headline" id="Troisième_sacre_italien_(1982)"&gt;Troisième sacre italien (1982)&lt;/span&gt;&lt;/h3&gt;</text:p>
      <text:p text:style-name="Preformatted_20_Text"><text:bookmark text:name="line307"/>&lt;div class="bandeau-section bandeau-niveau-detail loupe"&gt;Article détaillé&amp;#160;: &lt;a href="<text:a xlink:type="simple" xlink:href="view-source:https://fr.wikipedia.org/wiki/Coupe_du_monde_de_football_de_1982" text:style-name="Internet_20_link" text:visited-style-name="Visited_20_Internet_20_Link">/wiki/Coupe_du_monde_de_football_de_1982</text:a>" title="Coupe du monde de football de 1982"&gt;Coupe du monde de football de 1982&lt;/a&gt;.&lt;/div&gt;</text:p>
      <text:p text:style-name="Preformatted_20_Text"><text:bookmark text:name="line308"/>&lt;div class="thumb tright"&gt;&lt;div class="thumbinner" style="width:222px;"&gt;&lt;a href="<text:a xlink:type="simple" xlink:href="view-source:https://fr.wikipedia.org/wiki/Fichier:Sandro_Pertini_Spagna_1982.jpg" text:style-name="Internet_20_link" text:visited-style-name="Visited_20_Internet_20_Link">/wiki/Fichier:Sandro_Pertini_Spagna_1982.jpg</text:a>" class="image"&gt;&lt;img alt="" src="<text:a xlink:type="simple" xlink:href="view-source:https://upload.wikimedia.org/wikipedia/commons/thumb/5/5a/Sandro_Pertini_Spagna_1982.jpg/220px-Sandro_Pertini_Spagna_1982.jpg" text:style-name="Internet_20_link" text:visited-style-name="Visited_20_Internet_20_Link">//upload.wikimedia.org/wikipedia/commons/thumb/5/5a/Sandro_Pertini_Spagna_1982.jpg/220px-Sandro_Pertini_Spagna_1982.jpg</text:a>" width="220" height="153" class="thumbimage" srcset="//upload.wikimedia.org/wikipedia/commons/thumb/5/5a/Sandro_Pertini_Spagna_1982.jpg/330px-Sandro_Pertini_Spagna_1982.jpg 1.5x, //upload.wikimedia.org/wikipedia/commons/5/5a/Sandro_Pertini_Spagna_1982.jpg 2x" data-file-width="424" data-file-height="294" /&gt;&lt;/a&gt; <text:s/>&lt;div class="thumbcaption"&gt;&lt;div class="magnify"&gt;&lt;a href="<text:a xlink:type="simple" xlink:href="view-source:https://fr.wikipedia.org/wiki/Fichier:Sandro_Pertini_Spagna_1982.jpg" text:style-name="Internet_20_link" text:visited-style-name="Visited_20_Internet_20_Link">/wiki/Fichier:Sandro_Pertini_Spagna_1982.jpg</text:a>" class="internal" title="Agrandir"&gt;&lt;/a&gt;&lt;/div&gt;Le président de la République italienne &lt;a href="<text:a xlink:type="simple" xlink:href="view-source:https://fr.wikipedia.org/wiki/Sandro_Pertini" text:style-name="Internet_20_link" text:visited-style-name="Visited_20_Internet_20_Link">/wiki/Sandro_Pertini</text:a>" title="Sandro Pertini"&gt;Sandro Pertini&lt;/a&gt; avec &lt;a href="<text:a xlink:type="simple" xlink:href="view-source:https://fr.wikipedia.org/wiki/Dino_Zoff" text:style-name="Internet_20_link" text:visited-style-name="Visited_20_Internet_20_Link">/wiki/Dino_Zoff</text:a>" title="Dino Zoff"&gt;Dino Zoff&lt;/a&gt;, &lt;a href="<text:a xlink:type="simple" xlink:href="view-source:https://fr.wikipedia.org/wiki/Franco_Causio" text:style-name="Internet_20_link" text:visited-style-name="Visited_20_Internet_20_Link">/wiki/Franco_Causio</text:a>" title="Franco Causio"&gt;Franco Causio&lt;/a&gt; et &lt;a href="<text:a xlink:type="simple" xlink:href="view-source:https://fr.wikipedia.org/wiki/Enzo_Bearzot" text:style-name="Internet_20_link" text:visited-style-name="Visited_20_Internet_20_Link">/wiki/Enzo_Bearzot</text:a>" title="Enzo Bearzot"&gt;Enzo Bearzot&lt;/a&gt; dans l'avion du retour vers &lt;a href="<text:a xlink:type="simple" xlink:href="view-source:https://fr.wikipedia.org/wiki/Rome" text:style-name="Internet_20_link" text:visited-style-name="Visited_20_Internet_20_Link">/wiki/Rome</text:a>" title="Rome"&gt;Rome&lt;/a&gt; avec le trophée de la compétition.&lt;/div&gt;&lt;/div&gt;&lt;/div&gt;</text:p>
      <text:p text:style-name="Preformatted_20_Text"><text:bookmark text:name="line309"/>&lt;p&gt;La &lt;abbr class="abbr" title="Douzième"&gt;12&lt;sup&gt;e&lt;/sup&gt;&lt;/abbr&gt; Coupe du monde se déroulant en &lt;a href="<text:a xlink:type="simple" xlink:href="view-source:https://fr.wikipedia.org/wiki/Espagne" text:style-name="Internet_20_link" text:visited-style-name="Visited_20_Internet_20_Link">/wiki/Espagne</text:a>" title="Espagne"&gt;Espagne&lt;/a&gt; voit, pour la première fois, 24 équipes participer à la phase finale. Les Pays-Bas, finaliste de l'édition précédente ne parviennent pas à passer les phases de qualification. Le premier tour est marqué par la victoire historique de la &lt;a href="<text:a xlink:type="simple" xlink:href="view-source:https://fr.wikipedia.org/wiki/Équipe_de_Hongrie_de_football" text:style-name="Internet_20_link" text:visited-style-name="Visited_20_Internet_20_Link">/wiki/%C3%89quipe_de_Hongrie_de_football</text:a>" title="Équipe de Hongrie de football"&gt;Hongrie&lt;/a&gt; sur le &lt;a href="<text:a xlink:type="simple" xlink:href="view-source:https://fr.wikipedia.org/wiki/Équipe_du_Salvador_de_football" text:style-name="Internet_20_link" text:visited-style-name="Visited_20_Internet_20_Link">/wiki/%C3%89quipe_du_Salvador_de_football</text:a>" title="Équipe du Salvador de football"&gt;Salvador&lt;/a&gt; par 10 à 1 et par le &lt;a href="<text:a xlink:type="simple" xlink:href="view-source:https://fr.wikipedia.org/wiki/Match_de_football_RFA_–_Autriche_(1982)" text:style-name="Internet_20_link" text:visited-style-name="Visited_20_Internet_20_Link">/wiki/Match_de_football_RFA_%E2%80%93_Autriche_(1982)</text:a>" title="Match de football RFA – Autriche (1982)"&gt;non match&lt;/a&gt; entre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et l'&lt;a href="<text:a xlink:type="simple" xlink:href="view-source:https://fr.wikipedia.org/wiki/Équipe_d%27Autriche_de_football" text:style-name="Internet_20_link" text:visited-style-name="Visited_20_Internet_20_Link">/wiki/%C3%89quipe_d%27Autriche_de_football</text:a>" title="Équipe d&amp;#39;Autriche de football"&gt;Autriche&lt;/a&gt; qualifiant les deux pays aux dépens de l'&lt;a href="<text:a xlink:type="simple" xlink:href="view-source:https://fr.wikipedia.org/wiki/Équipe_d%27Algérie_de_football" text:style-name="Internet_20_link" text:visited-style-name="Visited_20_Internet_20_Link">/wiki/%C3%89quipe_d%27Alg%C3%A9rie_de_football</text:a>" title="Équipe <text:soft-page-break/>d&amp;#39;Algérie de football"&gt;Algérie&lt;/a&gt;. L'Italie se qualifie de peu après trois matchs nuls en trois rencontres. Après deux tours de poule, les demi-finales opposent quatre équipes européennes. La &lt;a href="<text:a xlink:type="simple" xlink:href="view-source:https://fr.wikipedia.org/wiki/Équipe_de_Pologne_de_football" text:style-name="Internet_20_link" text:visited-style-name="Visited_20_Internet_20_Link">/wiki/%C3%89quipe_de_Pologne_de_football</text:a>" title="Équipe de Pologne de football"&gt;Pologne&lt;/a&gt;, sans son maître à jouer &lt;a href="<text:a xlink:type="simple" xlink:href="view-source:https://fr.wikipedia.org/wiki/Zbigniew_Boniek" text:style-name="Internet_20_link" text:visited-style-name="Visited_20_Internet_20_Link">/wiki/Zbigniew_Boniek</text:a>" title="Zbigniew Boniek"&gt;Boniek&lt;/a&gt; suspendu, s'incline face à l'&lt;a href="<text:a xlink:type="simple" xlink:href="view-source:https://fr.wikipedia.org/wiki/Équipe_d%27Italie_de_football" text:style-name="Internet_20_link" text:visited-style-name="Visited_20_Internet_20_Link">/wiki/%C3%89quipe_d%27Italie_de_football</text:a>" title="Équipe d&amp;#39;Italie de football"&gt;Italie&lt;/a&gt; sur deux buts de &lt;a href="<text:a xlink:type="simple" xlink:href="view-source:https://fr.wikipedia.org/wiki/Paolo_Rossi_(football)" text:style-name="Internet_20_link" text:visited-style-name="Visited_20_Internet_20_Link">/wiki/Paolo_Rossi_(football)</text:a>" title="Paolo Rossi (football)"&gt;Paolo Rossi&lt;/a&gt;.</text:p>
      <text:p text:style-name="Preformatted_20_Text"><text:bookmark text:name="line310"/>L'autre &lt;a href="<text:a xlink:type="simple" xlink:href="view-source:https://fr.wikipedia.org/wiki/Match_de_football_France_–_RFA_(1982)" text:style-name="Internet_20_link" text:visited-style-name="Visited_20_Internet_20_Link">/wiki/Match_de_football_France_%E2%80%93_RFA_(1982)</text:a>" title="Match de football France – RFA (1982)"&gt;demi-finale&lt;/a&gt; oppose la &lt;a href="<text:a xlink:type="simple" xlink:href="view-source:https://fr.wikipedia.org/wiki/Équipe_de_France_de_football" text:style-name="Internet_20_link" text:visited-style-name="Visited_20_Internet_20_Link">/wiki/%C3%89quipe_de_France_de_football</text:a>" title="Équipe de France de football"&gt;France&lt;/a&gt; et la RFA à &lt;a href="<text:a xlink:type="simple" xlink:href="view-source:https://fr.wikipedia.org/wiki/Séville" text:style-name="Internet_20_link" text:visited-style-name="Visited_20_Internet_20_Link">/wiki/S%C3%A9ville</text:a>" title="Séville"&gt;Séville&lt;/a&gt;. Le &lt;a href="<text:a xlink:type="simple" xlink:href="view-source:https://fr.wikipedia.org/wiki/Match_de_football_France_–_RFA_(1982)" text:style-name="Internet_20_link" text:visited-style-name="Visited_20_Internet_20_Link">/wiki/Match_de_football_France_%E2%80%93_RFA_(1982)</text:a>" title="Match de football France – RFA (1982)"&gt;match&lt;/a&gt; très intense connait de nombreux rebondissements et voit l'Allemagne s'imposer aux tirs au but&lt;sup id="cite_ref-55" class="reference"&gt;&lt;a href="<text:a xlink:type="simple" xlink:href="view-source:https://fr.wikipedia.org/wiki/Coupe_du_monde_de_football#cite_note-55" text:style-name="Internet_20_link" text:visited-style-name="Visited_20_Internet_20_Link">#cite_note-55</text:a>"&gt;&lt;span class="cite_crochet"&gt;[&lt;/span&gt;51&lt;span class="cite_crochet"&gt;]&lt;/span&gt;&lt;/a&gt;&lt;/sup&gt;&lt;sup class="reference cite_virgule"&gt;,&lt;/sup&gt;&lt;sup id="cite_ref-56" class="reference"&gt;&lt;a href="<text:a xlink:type="simple" xlink:href="view-source:https://fr.wikipedia.org/wiki/Coupe_du_monde_de_football#cite_note-56" text:style-name="Internet_20_link" text:visited-style-name="Visited_20_Internet_20_Link">#cite_note-56</text:a>"&gt;&lt;span class="cite_crochet"&gt;[&lt;/span&gt;52&lt;span class="cite_crochet"&gt;]&lt;/span&gt;&lt;/a&gt;&lt;/sup&gt;. En finale, l'Italie s'impose 3 à 1 face à des Allemands marqués physiquement par le match précédent&lt;sup id="cite_ref-57" class="reference"&gt;&lt;a href="<text:a xlink:type="simple" xlink:href="view-source:https://fr.wikipedia.org/wiki/Coupe_du_monde_de_football#cite_note-57" text:style-name="Internet_20_link" text:visited-style-name="Visited_20_Internet_20_Link">#cite_note-57</text:a>"&gt;&lt;span class="cite_crochet"&gt;[&lt;/span&gt;53&lt;span class="cite_crochet"&gt;]&lt;/span&gt;&lt;/a&gt;&lt;/sup&gt;. L'attaquant italien Paolo Rossi finit meilleur buteur de la compétition&lt;sup id="cite_ref-58" class="reference"&gt;&lt;a href="<text:a xlink:type="simple" xlink:href="view-source:https://fr.wikipedia.org/wiki/Coupe_du_monde_de_football#cite_note-58" text:style-name="Internet_20_link" text:visited-style-name="Visited_20_Internet_20_Link">#cite_note-58</text:a>"&gt;&lt;span class="cite_crochet"&gt;[&lt;/span&gt;54&lt;span class="cite_crochet"&gt;]&lt;/span&gt;&lt;/a&gt;&lt;/sup&gt;.</text:p>
      <text:p text:style-name="Preformatted_20_Text"><text:bookmark text:name="line311"/>&lt;/p&gt;</text:p>
      <text:p text:style-name="Preformatted_20_Text"><text:bookmark text:name="line312"/>&lt;h3&gt;&lt;span id="Sacre_de_l.27Argentine_de_Maradona_et_revanche_allemande_.281986-1990.29"&gt;&lt;/span&gt;&lt;span class="mw-headline" id="Sacre_de_l'Argentine_de_Maradona_et_revanche_allemande_(1986-1990)"&gt;Sacre de l'Argentine de Maradona et revanche allemande (1986-1990)&lt;/span&gt;&lt;/h3&gt;</text:p>
      <text:p text:style-name="Preformatted_20_Text"><text:bookmark text:name="line313"/>&lt;div class="bandeau-section bandeau-niveau-detail loupe"&gt;Articles détaillés&amp;#160;: &lt;a href="<text:a xlink:type="simple" xlink:href="view-source:https://fr.wikipedia.org/wiki/Coupe_du_monde_de_football_de_1986" text:style-name="Internet_20_link" text:visited-style-name="Visited_20_Internet_20_Link">/wiki/Coupe_du_monde_de_football_de_1986</text:a>" title="Coupe du monde de football de 1986"&gt;Coupes du monde de football de 1986&lt;/a&gt; et &lt;a href="<text:a xlink:type="simple" xlink:href="view-source:https://fr.wikipedia.org/wiki/Coupe_du_monde_de_football_de_1990" text:style-name="Internet_20_link" text:visited-style-name="Visited_20_Internet_20_Link">/wiki/Coupe_du_monde_de_football_de_1990</text:a>" title="Coupe du monde de football de 1990"&gt;1990&lt;/a&gt;.&lt;/div&gt;</text:p>
      <text:p text:style-name="Preformatted_20_Text"><text:bookmark text:name="line314"/>&lt;p&gt;Initialement prévue en &lt;a href="<text:a xlink:type="simple" xlink:href="view-source:https://fr.wikipedia.org/wiki/Colombie" text:style-name="Internet_20_link" text:visited-style-name="Visited_20_Internet_20_Link">/wiki/Colombie</text:a>" title="Colombie"&gt;Colombie&lt;/a&gt;, l'édition 1986 de la Coupe du monde se déroule au &lt;a href="<text:a xlink:type="simple" xlink:href="view-source:https://fr.wikipedia.org/wiki/Mexique" text:style-name="Internet_20_link" text:visited-style-name="Visited_20_Internet_20_Link">/wiki/Mexique</text:a>" title="Mexique"&gt;Mexique&lt;/a&gt;. Comme quatre années auparavant, la France est battue en demi-finale de la compétition par la &lt;a href="<text:a xlink:type="simple" xlink:href="view-source:https://fr.wikipedia.org/wiki/Équipe_d%27Allemagne_de_football" text:style-name="Internet_20_link" text:visited-style-name="Visited_20_Internet_20_Link">/wiki/%C3%89quipe_d%27Allemagne_de_football</text:a>" title="Équipe d&amp;#39;Allemagne de football"&gt;RFA&lt;/a&gt;. Les &lt;i&gt;Bleus&lt;/i&gt; terminent troisième de l'édition après avoir battu le &lt;a href="<text:a xlink:type="simple" xlink:href="view-source:https://fr.wikipedia.org/wiki/Équipe_du_Brésil_de_football" text:style-name="Internet_20_link" text:visited-style-name="Visited_20_Internet_20_Link">/wiki/%C3%89quipe_du_Br%C3%A9sil_de_football</text:a>" title="Équipe du Brésil de football"&gt;Brésil&lt;/a&gt; en quart de finale dans un &lt;a href="<text:a xlink:type="simple" xlink:href="view-source:https://fr.wikipedia.org/wiki/Match_de_football_Brésil_–_France_(1986)" text:style-name="Internet_20_link" text:visited-style-name="Visited_20_Internet_20_Link">/wiki/Match_de_football_Br%C3%A9sil_%E2%80%93_France_(1986)</text:a>" title="Match de football Brésil – France (1986)"&gt;match historique&lt;/a&gt; terminé par une séance de &lt;a href="<text:a xlink:type="simple" xlink:href="view-source:https://fr.wikipedia.org/wiki/Tirs_au_but" text:style-name="Internet_20_link" text:visited-style-name="Visited_20_Internet_20_Link">/wiki/Tirs_au_but</text:a>" title="Tirs au but"&gt;tirs au but&lt;/a&gt;&lt;sup id="cite_ref-59" class="reference"&gt;&lt;a href="<text:a xlink:type="simple" xlink:href="view-source:https://fr.wikipedia.org/wiki/Coupe_du_monde_de_football#cite_note-59" text:style-name="Internet_20_link" text:visited-style-name="Visited_20_Internet_20_Link">#cite_note-59</text:a>"&gt;&lt;span class="cite_crochet"&gt;[&lt;/span&gt;55&lt;span class="cite_crochet"&gt;]&lt;/span&gt;&lt;/a&gt;&lt;/sup&gt;. La compétition est marquée par la rencontre entre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t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en quart de finale. &lt;a href="<text:a xlink:type="simple" xlink:href="view-source:https://fr.wikipedia.org/wiki/Capitaine_(sport)" text:style-name="Internet_20_link" text:visited-style-name="Visited_20_Internet_20_Link">/wiki/Capitaine_(sport)</text:a>" title="Capitaine (sport)"&gt;Capitaine&lt;/a&gt; de l'équipe argentine, &lt;a href="<text:a xlink:type="simple" xlink:href="view-source:https://fr.wikipedia.org/wiki/Diego_Maradona" text:style-name="Internet_20_link" text:visited-style-name="Visited_20_Internet_20_Link">/wiki/Diego_Maradona</text:a>" title="Diego Maradona"&gt;Diego Maradona&lt;/a&gt; inscrit à la &lt;abbr class="abbr" title="Cinquante et unième"&gt;51&lt;sup&gt;e&lt;/sup&gt;&lt;/abbr&gt;&amp;#160;minute un but de la main. Quatre minutes après le but surnommé plus tard «&amp;#160;&lt;a href="<text:a xlink:type="simple" xlink:href="view-source:https://fr.wikipedia.org/wiki/Main_de_Dieu_(football)" text:style-name="Internet_20_link" text:visited-style-name="Visited_20_Internet_20_Link">/wiki/Main_de_Dieu_(football)</text:a>" title="Main de Dieu (football)"&gt;la main de <text:soft-page-break/>Dieu&lt;/a&gt;&amp;#160;», Maradona dribble six joueurs anglais et le gardien &lt;a href="<text:a xlink:type="simple" xlink:href="view-source:https://fr.wikipedia.org/wiki/Peter_Shilton" text:style-name="Internet_20_link" text:visited-style-name="Visited_20_Internet_20_Link">/wiki/Peter_Shilton</text:a>" title="Peter Shilton"&gt;Peter Shilton&lt;/a&gt; pour inscrire un but historique. Auteur d'un nouveau doublé en demi-finale contre la &lt;a href="<text:a xlink:type="simple" xlink:href="view-source:https://fr.wikipedia.org/wiki/Équipe_de_Belgique_de_football" text:style-name="Internet_20_link" text:visited-style-name="Visited_20_Internet_20_Link">/wiki/%C3%89quipe_de_Belgique_de_football</text:a>" title="Équipe de Belgique de football"&gt;Belgique&lt;/a&gt;, Maradona est élu meilleur joueur du tournoi. Son équipe domine en finale la RFA 3-2 et remporte la Coupe du monde&lt;sup id="cite_ref-60" class="reference"&gt;&lt;a href="<text:a xlink:type="simple" xlink:href="view-source:https://fr.wikipedia.org/wiki/Coupe_du_monde_de_football#cite_note-60" text:style-name="Internet_20_link" text:visited-style-name="Visited_20_Internet_20_Link">#cite_note-60</text:a>"&gt;&lt;span class="cite_crochet"&gt;[&lt;/span&gt;56&lt;span class="cite_crochet"&gt;]&lt;/span&gt;&lt;/a&gt;&lt;/sup&gt;. &lt;a href="<text:a xlink:type="simple" xlink:href="view-source:https://fr.wikipedia.org/wiki/Gary_Lineker" text:style-name="Internet_20_link" text:visited-style-name="Visited_20_Internet_20_Link">/wiki/Gary_Lineker</text:a>" title="Gary Lineker"&gt;Gary Lineker&lt;/a&gt; termine meilleur buteur de la compétition avec six buts devant Maradona, &lt;a href="<text:a xlink:type="simple" xlink:href="view-source:https://fr.wikipedia.org/wiki/Emilio_Butragueño" text:style-name="Internet_20_link" text:visited-style-name="Visited_20_Internet_20_Link">/wiki/Emilio_Butrague%C3%B1o</text:a>" title="Emilio Butragueño"&gt;Emilio Butragueño&lt;/a&gt; et &lt;a href="<text:a xlink:type="simple" xlink:href="view-source:https://fr.wikipedia.org/wiki/Antônio_de_Oliveira_Filho" text:style-name="Internet_20_link" text:visited-style-name="Visited_20_Internet_20_Link">/wiki/Ant%C3%B4nio_de_Oliveira_Filho</text:a>" title="Antônio de Oliveira Filho"&gt;Careca&lt;/a&gt; avec cinq buts chacun.</text:p>
      <text:p text:style-name="Preformatted_20_Text"><text:bookmark text:name="line315"/>&lt;/p&gt;&lt;p&gt;Tenant du titre, l'Argentine joue le match d'ouverture de l'édition 1990 contre le &lt;a href="<text:a xlink:type="simple" xlink:href="view-source:https://fr.wikipedia.org/wiki/Équipe_du_Cameroun_de_football" text:style-name="Internet_20_link" text:visited-style-name="Visited_20_Internet_20_Link">/wiki/%C3%89quipe_du_Cameroun_de_football</text:a>" title="Équipe du Cameroun de football"&gt;Cameroun&lt;/a&gt;. Jouée en &lt;a href="<text:a xlink:type="simple" xlink:href="view-source:https://fr.wikipedia.org/wiki/Italie" text:style-name="Internet_20_link" text:visited-style-name="Visited_20_Internet_20_Link">/wiki/Italie</text:a>" title="Italie"&gt;Italie&lt;/a&gt;, la compétition offre une première surprise avec la victoire des Camerounais. Le Cameroun devient même la première nation africaine à se qualifier pour les quarts de finale de la compétition après une victoire sur la &lt;a href="<text:a xlink:type="simple" xlink:href="view-source:https://fr.wikipedia.org/wiki/Équipe_de_Colombie_de_football" text:style-name="Internet_20_link" text:visited-style-name="Visited_20_Internet_20_Link">/wiki/%C3%89quipe_de_Colombie_de_football</text:a>" title="Équipe de Colombie de football"&gt;Colombie&lt;/a&gt; grâce à un doublé de &lt;a href="<text:a xlink:type="simple" xlink:href="view-source:https://fr.wikipedia.org/wiki/Roger_Milla" text:style-name="Internet_20_link" text:visited-style-name="Visited_20_Internet_20_Link">/wiki/Roger_Milla</text:a>" title="Roger Milla"&gt;Roger Milla&lt;/a&gt; alors âgé de 38 ans. L'équipe camerounaise est éliminée en quart de finale par l'Angleterre après prolongation sur le score de 3-2. Le Brésil et les &lt;a href="<text:a xlink:type="simple" xlink:href="view-source:https://fr.wikipedia.org/wiki/Équipe_des_Pays-Bas_de_football" text:style-name="Internet_20_link" text:visited-style-name="Visited_20_Internet_20_Link">/wiki/%C3%89quipe_des_Pays-Bas_de_football</text:a>" title="Équipe des Pays-Bas de football"&gt;Pays-Bas&lt;/a&gt; éliminés en huitièmes de finale, les deux demi-finales de la compétition sont &lt;a href="<text:a xlink:type="simple" xlink:href="view-source:https://fr.wikipedia.org/wiki/Équipe_d%27Italie_de_football" text:style-name="Internet_20_link" text:visited-style-name="Visited_20_Internet_20_Link">/wiki/%C3%89quipe_d%27Italie_de_football</text:a>" title="Équipe d&amp;#39;Italie de football"&gt;Italie&lt;/a&gt;-Argentine et Angleterre-RFA. La rencontre entre l'Italie et l'Argentine se déroule à &lt;a href="<text:a xlink:type="simple" xlink:href="view-source:https://fr.wikipedia.org/wiki/Naples" text:style-name="Internet_20_link" text:visited-style-name="Visited_20_Internet_20_Link">/wiki/Naples</text:a>" title="Naples"&gt;Naples&lt;/a&gt;, &lt;a href="<text:a xlink:type="simple" xlink:href="view-source:https://fr.wikipedia.org/wiki/SSC_Naples" text:style-name="Internet_20_link" text:visited-style-name="Visited_20_Internet_20_Link">/wiki/SSC_Naples</text:a>" class="mw-redirect" title="SSC Naples"&gt;club&lt;/a&gt; de Diego Maradona où il est une idole&lt;sup id="cite_ref-61" class="reference"&gt;&lt;a href="<text:a xlink:type="simple" xlink:href="view-source:https://fr.wikipedia.org/wiki/Coupe_du_monde_de_football#cite_note-61" text:style-name="Internet_20_link" text:visited-style-name="Visited_20_Internet_20_Link">#cite_note-61</text:a>"&gt;&lt;span class="cite_crochet"&gt;[&lt;/span&gt;57&lt;span class="cite_crochet"&gt;]&lt;/span&gt;&lt;/a&gt;&lt;/sup&gt;. Les joueurs italiens ouvrent le score par &lt;a href="<text:a xlink:type="simple" xlink:href="view-source:https://fr.wikipedia.org/wiki/Salvatore_Schillaci" text:style-name="Internet_20_link" text:visited-style-name="Visited_20_Internet_20_Link">/wiki/Salvatore_Schillaci</text:a>" title="Salvatore Schillaci"&gt;Salvatore Schillaci&lt;/a&gt;. Ils encaissent ensuite leur premier but de la compétition sur une tête de &lt;a href="<text:a xlink:type="simple" xlink:href="view-source:https://fr.wikipedia.org/wiki/Claudio_Caniggia" text:style-name="Internet_20_link" text:visited-style-name="Visited_20_Internet_20_Link">/wiki/Claudio_Caniggia</text:a>" title="Claudio Caniggia"&gt;Claudio Caniggia&lt;/a&gt;. Les deux équipes vont à la prolongation puis aux tirs au but. &lt;a href="<text:a xlink:type="simple" xlink:href="view-source:https://fr.wikipedia.org/wiki/Sergio_Goycochea" text:style-name="Internet_20_link" text:visited-style-name="Visited_20_Internet_20_Link">/wiki/Sergio_Goycochea</text:a>" title="Sergio Goycochea"&gt;Sergio Goycochea&lt;/a&gt; arrête les tirs de &lt;a href="<text:a xlink:type="simple" xlink:href="view-source:https://fr.wikipedia.org/wiki/Roberto_Donadoni" text:style-name="Internet_20_link" text:visited-style-name="Visited_20_Internet_20_Link">/wiki/Roberto_Donadoni</text:a>" title="Roberto Donadoni"&gt;Roberto Donadoni&lt;/a&gt; et &lt;a href="<text:a xlink:type="simple" xlink:href="view-source:https://fr.wikipedia.org/wiki/Aldo_Serena" text:style-name="Internet_20_link" text:visited-style-name="Visited_20_Internet_20_Link">/wiki/Aldo_Serena</text:a>" title="Aldo Serena"&gt;Aldo Serena&lt;/a&gt; et qualifie l'Argentine pour la finale de la compétition. La deuxième demi-finale doit également se jouer aux penaltys. &lt;a href="<text:a xlink:type="simple" xlink:href="view-source:https://fr.wikipedia.org/wiki/Stuart_Pearce" text:style-name="Internet_20_link" text:visited-style-name="Visited_20_Internet_20_Link">/wiki/Stuart_Pearce</text:a>" title="Stuart Pearce"&gt;Stuart Pearce&lt;/a&gt; et &lt;a href="<text:a xlink:type="simple" xlink:href="view-source:https://fr.wikipedia.org/wiki/Chris_Waddle" text:style-name="Internet_20_link" text:visited-style-name="Visited_20_Internet_20_Link">/wiki/Chris_Waddle</text:a>" title="Chris Waddle"&gt;Chris Waddle&lt;/a&gt; manquent leur tentative et permettent à la RFA de prendre une revanche sur la finale de 1966. &lt;a href="<text:a xlink:type="simple" xlink:href="view-source:https://fr.wikipedia.org/wiki/Franz_Beckenbauer" text:style-name="Internet_20_link" text:visited-style-name="Visited_20_Internet_20_Link">/wiki/Franz_Beckenbauer</text:a>" title="Franz Beckenbauer"&gt;Franz Beckenbauer&lt;/a&gt; est alors sur le banc allemand. Deux joueurs argentins sont expulsés durant la finale qui se conclut par un but décisif d'&lt;a href="<text:a xlink:type="simple" xlink:href="view-source:https://fr.wikipedia.org/wiki/Andreas_Brehme" text:style-name="Internet_20_link" text:visited-style-name="Visited_20_Internet_20_Link">/wiki/Andreas_Brehme</text:a>" title="Andreas Brehme"&gt;Andreas Brehme&lt;/a&gt; sur penalty à cinq minutes de la fin de la partie&lt;sup id="cite_ref-finale1990_62-0" class="reference"&gt;&lt;a href="<text:a xlink:type="simple" xlink:href="view-source:https://fr.wikipedia.org/wiki/Coupe_du_monde_de_football#cite_note-finale1990-62" text:style-name="Internet_20_link" text:visited-style-name="Visited_20_Internet_20_Link">#cite_note-finale1990-62</text:a>"&gt;&lt;span class="cite_crochet"&gt;[&lt;/span&gt;58&lt;span class="cite_crochet"&gt;]&lt;/span&gt;&lt;/a&gt;&lt;/sup&gt;. Après avoir perdu les deux précédentes finales, l'Allemagne remporte son troisième succès dans la compétition au terme d'une finale décevante&lt;sup id="cite_ref-finale1990_62-1" class="reference"&gt;&lt;a href="<text:a xlink:type="simple" xlink:href="view-source:https://fr.wikipedia.org/wiki/Coupe_du_monde_de_football#cite_note-finale1990-62" text:style-name="Internet_20_link" text:visited-style-name="Visited_20_Internet_20_Link">#cite_note-finale1990-62</text:a>"&gt;&lt;span class="cite_crochet"&gt;[&lt;/span&gt;58&lt;span class="cite_crochet"&gt;]&lt;/span&gt;&lt;/a&gt;&lt;/sup&gt;. Le capitaine allemand &lt;a href="<text:a xlink:type="simple" xlink:href="view-source:https://fr.wikipedia.org/wiki/Lothar_Matthäus" text:style-name="Internet_20_link" text:visited-style-name="Visited_20_Internet_20_Link">/wiki/Lothar_Matth%C3%A4us</text:a>" title="Lothar Matthäus"&gt;Lothar Matthäus&lt;/a&gt; soulève le trophée.</text:p>
      <text:p text:style-name="Preformatted_20_Text"><text:bookmark text:name="line316"/>&lt;/p&gt;</text:p>
      <text:p text:style-name="Preformatted_20_Text"><text:bookmark text:name="line317"/><text:soft-page-break/>&lt;h3&gt;&lt;span id="Sacres_du_Br.C3.A9sil_et_de_la_France_.281994-1998-2002.29"&gt;&lt;/span&gt;&lt;span class="mw-headline" id="Sacres_du_Brésil_et_de_la_France_(1994-1998-2002)"&gt;Sacres du Brésil et de la France (1994-1998-2002)&lt;/span&gt;&lt;/h3&gt;</text:p>
      <text:p text:style-name="Preformatted_20_Text"><text:bookmark text:name="line318"/>&lt;div class="bandeau-section bandeau-niveau-detail loupe"&gt;Articles détaillés&amp;#160;: &lt;a href="<text:a xlink:type="simple" xlink:href="view-source:https://fr.wikipedia.org/wiki/Coupe_du_monde_de_football_de_1994" text:style-name="Internet_20_link" text:visited-style-name="Visited_20_Internet_20_Link">/wiki/Coupe_du_monde_de_football_de_1994</text:a>" title="Coupe du monde de football de 1994"&gt;Coupes du monde de football de 1994&lt;/a&gt;,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et &lt;a href="<text:a xlink:type="simple" xlink:href="view-source:https://fr.wikipedia.org/wiki/Coupe_du_monde_de_football_de_2002" text:style-name="Internet_20_link" text:visited-style-name="Visited_20_Internet_20_Link">/wiki/Coupe_du_monde_de_football_de_2002</text:a>" title="Coupe du monde de football de 2002"&gt;2002&lt;/a&gt;.&lt;/div&gt;</text:p>
      <text:p text:style-name="Preformatted_20_Text"><text:bookmark text:name="line319"/>&lt;div class="thumb tright"&gt;&lt;div class="thumbinner" style="width:222px;"&gt;&lt;a href="<text:a xlink:type="simple" xlink:href="view-source:https://fr.wikipedia.org/wiki/Fichier:WorldCup1994BulgariaGermany.jpg" text:style-name="Internet_20_link" text:visited-style-name="Visited_20_Internet_20_Link">/wiki/Fichier:WorldCup1994BulgariaGermany.jpg</text:a>" class="image"&gt;&lt;img alt="" src="<text:a xlink:type="simple" xlink:href="view-source:https://upload.wikimedia.org/wikipedia/commons/thumb/d/d9/WorldCup1994BulgariaGermany.jpg/220px-WorldCup1994BulgariaGermany.jpg" text:style-name="Internet_20_link" text:visited-style-name="Visited_20_Internet_20_Link">//upload.wikimedia.org/wikipedia/commons/thumb/d/d9/WorldCup1994BulgariaGermany.jpg/220px-WorldCup1994BulgariaGermany.jpg</text:a>" width="220" height="146" class="thumbimage" srcset="//upload.wikimedia.org/wikipedia/commons/thumb/d/d9/WorldCup1994BulgariaGermany.jpg/330px-WorldCup1994BulgariaGermany.jpg 1.5x, //upload.wikimedia.org/wikipedia/commons/thumb/d/d9/WorldCup1994BulgariaGermany.jpg/440px-WorldCup1994BulgariaGermany.jpg 2x" data-file-width="1722" data-file-height="1145" /&gt;&lt;/a&gt; <text:s/>&lt;div class="thumbcaption"&gt;&lt;div class="magnify"&gt;&lt;a href="<text:a xlink:type="simple" xlink:href="view-source:https://fr.wikipedia.org/wiki/Fichier:WorldCup1994BulgariaGermany.jpg" text:style-name="Internet_20_link" text:visited-style-name="Visited_20_Internet_20_Link">/wiki/Fichier:WorldCup1994BulgariaGermany.jpg</text:a>" class="internal" title="Agrandir"&gt;&lt;/a&gt;&lt;/div&gt;Penalty de l'Allemand &lt;a href="<text:a xlink:type="simple" xlink:href="view-source:https://fr.wikipedia.org/wiki/Lothar_Matthäus" text:style-name="Internet_20_link" text:visited-style-name="Visited_20_Internet_20_Link">/wiki/Lothar_Matth%C3%A4us</text:a>" title="Lothar Matthäus"&gt;Lothar Matthäus&lt;/a&gt; contre la &lt;a href="<text:a xlink:type="simple" xlink:href="view-source:https://fr.wikipedia.org/wiki/Équipe_de_Bulgarie_de_football" text:style-name="Internet_20_link" text:visited-style-name="Visited_20_Internet_20_Link">/wiki/%C3%89quipe_de_Bulgarie_de_football</text:a>" title="Équipe de Bulgarie de football"&gt;Bulgarie&lt;/a&gt; en quart de finale en 1994.&lt;/div&gt;&lt;/div&gt;&lt;/div&gt;</text:p>
      <text:p text:style-name="Preformatted_20_Text"><text:bookmark text:name="line320"/>&lt;p&gt;À la suite de la performance du &lt;a href="<text:a xlink:type="simple" xlink:href="view-source:https://fr.wikipedia.org/wiki/Équipe_du_Cameroun_de_football" text:style-name="Internet_20_link" text:visited-style-name="Visited_20_Internet_20_Link">/wiki/%C3%89quipe_du_Cameroun_de_football</text:a>" title="Équipe du Cameroun de football"&gt;Cameroun&lt;/a&gt;,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décide d'offrir une troisième place qualificative pour le continent &lt;a href="<text:a xlink:type="simple" xlink:href="view-source:https://fr.wikipedia.org/wiki/Afrique" text:style-name="Internet_20_link" text:visited-style-name="Visited_20_Internet_20_Link">/wiki/Afrique</text:a>" title="Afrique"&gt;africain&lt;/a&gt;. La compétition se déroule aux &lt;a href="<text:a xlink:type="simple" xlink:href="view-source:https://fr.wikipedia.org/wiki/États-Unis" text:style-name="Internet_20_link" text:visited-style-name="Visited_20_Internet_20_Link">/wiki/%C3%89tats-Unis</text:a>" title="États-Unis"&gt;États-Unis&lt;/a&gt;. 147 pays participent aux éliminatoires dont ne parviennent pas à sortir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le &lt;a href="<text:a xlink:type="simple" xlink:href="view-source:https://fr.wikipedia.org/wiki/Équipe_du_Portugal_de_football" text:style-name="Internet_20_link" text:visited-style-name="Visited_20_Internet_20_Link">/wiki/%C3%89quipe_du_Portugal_de_football</text:a>" title="Équipe du Portugal de football"&gt;Portugal&lt;/a&gt;, la &lt;a href="<text:a xlink:type="simple" xlink:href="view-source:https://fr.wikipedia.org/wiki/Équipe_de_France_de_football" text:style-name="Internet_20_link" text:visited-style-name="Visited_20_Internet_20_Link">/wiki/%C3%89quipe_de_France_de_football</text:a>" title="Équipe de France de football"&gt;France&lt;/a&gt; et le &lt;a href="<text:a xlink:type="simple" xlink:href="view-source:https://fr.wikipedia.org/wiki/Équipe_du_Danemark_de_football" text:style-name="Internet_20_link" text:visited-style-name="Visited_20_Internet_20_Link">/wiki/%C3%89quipe_du_Danemark_de_football</text:a>" title="Équipe du Danemark de football"&gt;Danemark&lt;/a&gt;, &lt;a href="<text:a xlink:type="simple" xlink:href="view-source:https://fr.wikipedia.org/wiki/Championnat_d%27Europe_de_football_1992" text:style-name="Internet_20_link" text:visited-style-name="Visited_20_Internet_20_Link">/wiki/Championnat_d%27Europe_de_football_1992</text:a>" title="Championnat d&amp;#39;Europe de football 1992"&gt;champion d'Europe&lt;/a&gt; en titre. Le début du mondial est marqué par le contrôle antidopage positif de &lt;a href="<text:a xlink:type="simple" xlink:href="view-source:https://fr.wikipedia.org/wiki/Diego_Maradona" text:style-name="Internet_20_link" text:visited-style-name="Visited_20_Internet_20_Link">/wiki/Diego_Maradona</text:a>" title="Diego Maradona"&gt;Diego Maradona&lt;/a&gt;. Le pays organisateur est éliminé en huitième de finale par le &lt;a href="<text:a xlink:type="simple" xlink:href="view-source:https://fr.wikipedia.org/wiki/Équipe_du_Brésil_de_football" text:style-name="Internet_20_link" text:visited-style-name="Visited_20_Internet_20_Link">/wiki/%C3%89quipe_du_Br%C3%A9sil_de_football</text:a>" title="Équipe du Brésil de football"&gt;Brésil&lt;/a&gt;. Les Brésiliens poursuivent dans la compétition en battant les &lt;a href="<text:a xlink:type="simple" xlink:href="view-source:https://fr.wikipedia.org/wiki/Équipe_des_Pays-Bas_de_football" text:style-name="Internet_20_link" text:visited-style-name="Visited_20_Internet_20_Link">/wiki/%C3%89quipe_des_Pays-Bas_de_football</text:a>" title="Équipe des Pays-Bas de football"&gt;Pays-Bas&lt;/a&gt; puis la &lt;a href="<text:a xlink:type="simple" xlink:href="view-source:https://fr.wikipedia.org/wiki/Équipe_de_Suède_de_football" text:style-name="Internet_20_link" text:visited-style-name="Visited_20_Internet_20_Link">/wiki/%C3%89quipe_de_Su%C3%A8de_de_football</text:a>" title="Équipe de Suède de football"&gt;Suède&lt;/a&gt;, une des surprises du mondial. Également demi-finaliste de la Coupe du monde de 1994, la &lt;a href="<text:a xlink:type="simple" xlink:href="view-source:https://fr.wikipedia.org/wiki/Équipe_de_Bulgarie_de_football" text:style-name="Internet_20_link" text:visited-style-name="Visited_20_Internet_20_Link">/wiki/%C3%89quipe_de_Bulgarie_de_football</text:a>" title="Équipe de Bulgarie de football"&gt;Bulgarie&lt;/a&gt; est l'autre révélation de l'édition&lt;sup id="cite_ref-retro1994_63-0" class="reference"&gt;&lt;a href="<text:a xlink:type="simple" xlink:href="view-source:https://fr.wikipedia.org/wiki/Coupe_du_monde_de_football#cite_note-retro1994-63" text:style-name="Internet_20_link" text:visited-style-name="Visited_20_Internet_20_Link">#cite_note-retro1994-63</text:a>"&gt;&lt;span class="cite_crochet"&gt;[&lt;/span&gt;59&lt;span class="cite_crochet"&gt;]&lt;/span&gt;&lt;/a&gt;&lt;/sup&gt;. Qualifiée à la dernière minute aux dépens de la France, la Bulgarie élimine le &lt;a href="<text:a xlink:type="simple" xlink:href="view-source:https://fr.wikipedia.org/wiki/Équipe_du_Mexique_de_football" text:style-name="Internet_20_link" text:visited-style-name="Visited_20_Internet_20_Link">/wiki/%C3%89quipe_du_Mexique_de_football</text:a>" title="Équipe du Mexique de football"&gt;Mexique&lt;/a&gt; et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tenante du titre. L'équipe bulgare et son attaquant auteur de six buts &lt;a href="<text:a xlink:type="simple" xlink:href="view-source:https://fr.wikipedia.org/wiki/Hristo_Stoitchkov" text:style-name="Internet_20_link" text:visited-style-name="Visited_20_Internet_20_Link">/wiki/Hristo_Stoitchkov</text:a>" title="Hristo Stoitchkov"&gt;Hristo Stoitchkov&lt;/a&gt; sont <text:soft-page-break/>éliminés en demi-finale par l'&lt;a href="<text:a xlink:type="simple" xlink:href="view-source:https://fr.wikipedia.org/wiki/Équipe_d%27Italie_de_football" text:style-name="Internet_20_link" text:visited-style-name="Visited_20_Internet_20_Link">/wiki/%C3%89quipe_d%27Italie_de_football</text:a>" title="Équipe d&amp;#39;Italie de football"&gt;Italie&lt;/a&gt;, qualifiée comme dernier meilleur troisième après une défaite contre l'&lt;a href="<text:a xlink:type="simple" xlink:href="view-source:https://fr.wikipedia.org/wiki/Équipe_de_République_d%27Irlande_de_football" text:style-name="Internet_20_link" text:visited-style-name="Visited_20_Internet_20_Link">/wiki/%C3%89quipe_de_R%C3%A9publique_d%27Irlande_de_football</text:a>" title="Équipe de République d&amp;#39;Irlande de football"&gt;Irlande&lt;/a&gt; lors du match d'ouverture. La finale se dispute entre le Brésil et l'Italie au &lt;a href="<text:a xlink:type="simple" xlink:href="view-source:https://fr.wikipedia.org/wiki/Rose_Bowl_(stade)" text:style-name="Internet_20_link" text:visited-style-name="Visited_20_Internet_20_Link">/wiki/Rose_Bowl_(stade)</text:a>" title="Rose Bowl (stade)"&gt;Rose Bowl&lt;/a&gt;. Contrairement au reste de la compétition plutôt offensive avec 2,7 buts par match&lt;sup id="cite_ref-retro1994_63-1" class="reference"&gt;&lt;a href="<text:a xlink:type="simple" xlink:href="view-source:https://fr.wikipedia.org/wiki/Coupe_du_monde_de_football#cite_note-retro1994-63" text:style-name="Internet_20_link" text:visited-style-name="Visited_20_Internet_20_Link">#cite_note-retro1994-63</text:a>"&gt;&lt;span class="cite_crochet"&gt;[&lt;/span&gt;59&lt;span class="cite_crochet"&gt;]&lt;/span&gt;&lt;/a&gt;&lt;/sup&gt;, la finale est fermée. À la fin du temps réglementaire, le score est toujours 0-0, résultat qui n'évolue pas en prolongation&lt;sup id="cite_ref-finale1994_64-0" class="reference"&gt;&lt;a href="<text:a xlink:type="simple" xlink:href="view-source:https://fr.wikipedia.org/wiki/Coupe_du_monde_de_football#cite_note-finale1994-64" text:style-name="Internet_20_link" text:visited-style-name="Visited_20_Internet_20_Link">#cite_note-finale1994-64</text:a>"&gt;&lt;span class="cite_crochet"&gt;[&lt;/span&gt;60&lt;span class="cite_crochet"&gt;]&lt;/span&gt;&lt;/a&gt;&lt;/sup&gt;. La rencontre est la première finale à se décider aux tirs au but&lt;sup id="cite_ref-finale1994_64-1" class="reference"&gt;&lt;a href="<text:a xlink:type="simple" xlink:href="view-source:https://fr.wikipedia.org/wiki/Coupe_du_monde_de_football#cite_note-finale1994-64" text:style-name="Internet_20_link" text:visited-style-name="Visited_20_Internet_20_Link">#cite_note-finale1994-64</text:a>"&gt;&lt;span class="cite_crochet"&gt;[&lt;/span&gt;60&lt;span class="cite_crochet"&gt;]&lt;/span&gt;&lt;/a&gt;&lt;/sup&gt;. Les deux premiers tireurs échouent mais ce sont les échecs des Italiens &lt;a href="<text:a xlink:type="simple" xlink:href="view-source:https://fr.wikipedia.org/wiki/Daniele_Massaro" text:style-name="Internet_20_link" text:visited-style-name="Visited_20_Internet_20_Link">/wiki/Daniele_Massaro</text:a>" title="Daniele Massaro"&gt;Daniele Massaro&lt;/a&gt; et &lt;a href="<text:a xlink:type="simple" xlink:href="view-source:https://fr.wikipedia.org/wiki/Roberto_Baggio" text:style-name="Internet_20_link" text:visited-style-name="Visited_20_Internet_20_Link">/wiki/Roberto_Baggio</text:a>" title="Roberto Baggio"&gt;Roberto Baggio&lt;/a&gt; qui se révèlent décisifs et permettent aux joueurs brésiliens de devenir champions du monde&lt;sup id="cite_ref-finale1994_64-2" class="reference"&gt;&lt;a href="<text:a xlink:type="simple" xlink:href="view-source:https://fr.wikipedia.org/wiki/Coupe_du_monde_de_football#cite_note-finale1994-64" text:style-name="Internet_20_link" text:visited-style-name="Visited_20_Internet_20_Link">#cite_note-finale1994-64</text:a>"&gt;&lt;span class="cite_crochet"&gt;[&lt;/span&gt;60&lt;span class="cite_crochet"&gt;]&lt;/span&gt;&lt;/a&gt;&lt;/sup&gt;.</text:p>
      <text:p text:style-name="Preformatted_20_Text"><text:bookmark text:name="line321"/>&lt;/p&gt;&lt;p&gt;La Coupe du monde de 1998 est la deuxième à se disputer en &lt;a href="<text:a xlink:type="simple" xlink:href="view-source:https://fr.wikipedia.org/wiki/France" text:style-name="Internet_20_link" text:visited-style-name="Visited_20_Internet_20_Link">/wiki/France</text:a>" title="France"&gt;France&lt;/a&gt;, soixante ans après celle de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es éliminatoires enregistrent une participation record avec 174 pays inscrits. Pour la première fois, les phases finales regroupent 32 équipes. Tenant du titre, le Brésil atteint une nouvelle fois la finale de la Coupe en battant les Pays-Bas aux tirs en but en demi-finale. Après trois victoires en trois matchs dans le groupe C, la France s'impose contre le &lt;a href="<text:a xlink:type="simple" xlink:href="view-source:https://fr.wikipedia.org/wiki/Équipe_du_Paraguay_de_football" text:style-name="Internet_20_link" text:visited-style-name="Visited_20_Internet_20_Link">/wiki/%C3%89quipe_du_Paraguay_de_football</text:a>" title="Équipe du Paraguay de football"&gt;Paraguay&lt;/a&gt; à &lt;a href="<text:a xlink:type="simple" xlink:href="view-source:https://fr.wikipedia.org/wiki/Lens_(Pas-de-Calais)" text:style-name="Internet_20_link" text:visited-style-name="Visited_20_Internet_20_Link">/wiki/Lens_(Pas-de-Calais)</text:a>" title="Lens (Pas-de-Calais)"&gt;Lens&lt;/a&gt; sur un &lt;a href="<text:a xlink:type="simple" xlink:href="view-source:https://fr.wikipedia.org/wiki/Lexique_du_football#butenor" text:style-name="Internet_20_link" text:visited-style-name="Visited_20_Internet_20_Link">/wiki/Lexique_du_football#butenor</text:a>" title="Lexique du football"&gt;but en or&lt;/a&gt; de &lt;a href="<text:a xlink:type="simple" xlink:href="view-source:https://fr.wikipedia.org/wiki/Laurent_Blanc" text:style-name="Internet_20_link" text:visited-style-name="Visited_20_Internet_20_Link">/wiki/Laurent_Blanc</text:a>" title="Laurent Blanc"&gt;Laurent Blanc&lt;/a&gt;&lt;sup id="cite_ref-65" class="reference"&gt;&lt;a href="<text:a xlink:type="simple" xlink:href="view-source:https://fr.wikipedia.org/wiki/Coupe_du_monde_de_football#cite_note-65" text:style-name="Internet_20_link" text:visited-style-name="Visited_20_Internet_20_Link">#cite_note-65</text:a>"&gt;&lt;span class="cite_crochet"&gt;[&lt;/span&gt;61&lt;span class="cite_crochet"&gt;]&lt;/span&gt;&lt;/a&gt;&lt;/sup&gt;. En quart de finale, les &lt;i&gt;Bleus&lt;/i&gt; s'imposent aux tirs au but face à l'Italie&lt;sup id="cite_ref-66" class="reference"&gt;&lt;a href="<text:a xlink:type="simple" xlink:href="view-source:https://fr.wikipedia.org/wiki/Coupe_du_monde_de_football#cite_note-66" text:style-name="Internet_20_link" text:visited-style-name="Visited_20_Internet_20_Link">#cite_note-66</text:a>"&gt;&lt;span class="cite_crochet"&gt;[&lt;/span&gt;62&lt;span class="cite_crochet"&gt;]&lt;/span&gt;&lt;/a&gt;&lt;/sup&gt;. Contre la surprenante équipe de &lt;a href="<text:a xlink:type="simple" xlink:href="view-source:https://fr.wikipedia.org/wiki/Équipe_de_Croatie_de_football" text:style-name="Internet_20_link" text:visited-style-name="Visited_20_Internet_20_Link">/wiki/%C3%89quipe_de_Croatie_de_football</text:a>" title="Équipe de Croatie de football"&gt;Croatie&lt;/a&gt;, l'équipe de France l'emporte 2-1 grâce à un doublé de &lt;a href="<text:a xlink:type="simple" xlink:href="view-source:https://fr.wikipedia.org/wiki/Lilian_Thuram" text:style-name="Internet_20_link" text:visited-style-name="Visited_20_Internet_20_Link">/wiki/Lilian_Thuram</text:a>" title="Lilian Thuram"&gt;Lilian Thuram&lt;/a&gt; répondant au but du meilleur buteur de la compétition &lt;a href="<text:a xlink:type="simple" xlink:href="view-source:https://fr.wikipedia.org/wiki/Davor_Šuker" text:style-name="Internet_20_link" text:visited-style-name="Visited_20_Internet_20_Link">/wiki/Davor_%C5%A0uker</text:a>" title="Davor Šuker"&gt;Davor Šuker&lt;/a&gt;&lt;sup id="cite_ref-67" class="reference"&gt;&lt;a href="<text:a xlink:type="simple" xlink:href="view-source:https://fr.wikipedia.org/wiki/Coupe_du_monde_de_football#cite_note-67" text:style-name="Internet_20_link" text:visited-style-name="Visited_20_Internet_20_Link">#cite_note-67</text:a>"&gt;&lt;span class="cite_crochet"&gt;[&lt;/span&gt;63&lt;span class="cite_crochet"&gt;]&lt;/span&gt;&lt;/a&gt;&lt;/sup&gt;. En finale, la France s'impose 3-0 au &lt;a href="<text:a xlink:type="simple" xlink:href="view-source:https://fr.wikipedia.org/wiki/Stade_de_France" text:style-name="Internet_20_link" text:visited-style-name="Visited_20_Internet_20_Link">/wiki/Stade_de_France</text:a>" title="Stade de France"&gt;stade de France&lt;/a&gt; grâce à un doublé de &lt;a href="<text:a xlink:type="simple" xlink:href="view-source:https://fr.wikipedia.org/wiki/Zinédine_Zidane" text:style-name="Internet_20_link" text:visited-style-name="Visited_20_Internet_20_Link">/wiki/Zin%C3%A9dine_Zidane</text:a>" title="Zinédine Zidane"&gt;Zinédine Zidane&lt;/a&gt; et un but d'&lt;a href="<text:a xlink:type="simple" xlink:href="view-source:https://fr.wikipedia.org/wiki/Emmanuel_Petit" text:style-name="Internet_20_link" text:visited-style-name="Visited_20_Internet_20_Link">/wiki/Emmanuel_Petit</text:a>" title="Emmanuel Petit"&gt;Emmanuel Petit&lt;/a&gt;&lt;sup id="cite_ref-68" class="reference"&gt;&lt;a href="<text:a xlink:type="simple" xlink:href="view-source:https://fr.wikipedia.org/wiki/Coupe_du_monde_de_football#cite_note-68" text:style-name="Internet_20_link" text:visited-style-name="Visited_20_Internet_20_Link">#cite_note-68</text:a>"&gt;&lt;span class="cite_crochet"&gt;[&lt;/span&gt;64&lt;span class="cite_crochet"&gt;]&lt;/span&gt;&lt;/a&gt;&lt;/sup&gt;. C'est la sixième fois que l'épreuve est remportée par le pays hôte. L'attaquant brésilien &lt;a href="<text:a xlink:type="simple" xlink:href="view-source:https://fr.wikipedia.org/wiki/Ronaldo" text:style-name="Internet_20_link" text:visited-style-name="Visited_20_Internet_20_Link">/wiki/Ronaldo</text:a>" title="Ronaldo"&gt;Ronaldo&lt;/a&gt; est élu meilleur joueur de la compétition.</text:p>
      <text:p text:style-name="Preformatted_20_Text"><text:bookmark text:name="line322"/>&lt;/p&gt;&lt;p&gt;Organisée au &lt;a href="<text:a xlink:type="simple" xlink:href="view-source:https://fr.wikipedia.org/wiki/Japon" text:style-name="Internet_20_link" text:visited-style-name="Visited_20_Internet_20_Link">/wiki/Japon</text:a>" title="Japon"&gt;Japon&lt;/a&gt; et en &lt;a href="<text:a xlink:type="simple" xlink:href="view-source:https://fr.wikipedia.org/wiki/Corée_du_Sud" text:style-name="Internet_20_link" text:visited-style-name="Visited_20_Internet_20_Link">/wiki/Cor%C3%A9e_du_Sud</text:a>" title="Corée du Sud"&gt;Corée du Sud&lt;/a&gt;, la Coupe du <text:soft-page-break/>monde de 2002 voit le Brésil s'imposer pour la cinquième fois, signant ainsi la «&amp;#160;Penta&amp;#160;». L'adversaire des Brésiliens en finale est l'Allemagne, vainqueur des sud-coréens en demi-finale. &lt;a href="<text:a xlink:type="simple" xlink:href="view-source:https://fr.wikipedia.org/wiki/Ronaldo" text:style-name="Internet_20_link" text:visited-style-name="Visited_20_Internet_20_Link">/wiki/Ronaldo</text:a>" title="Ronaldo"&gt;Ronaldo&lt;/a&gt;, déjà décisif en demi-finale contre la &lt;a href="<text:a xlink:type="simple" xlink:href="view-source:https://fr.wikipedia.org/wiki/Équipe_de_Turquie_de_football" text:style-name="Internet_20_link" text:visited-style-name="Visited_20_Internet_20_Link">/wiki/%C3%89quipe_de_Turquie_de_football</text:a>" title="Équipe de Turquie de football"&gt;Turquie&lt;/a&gt;, inscrit un doublé en finale, les deux seuls buts du match&lt;sup id="cite_ref-69" class="reference"&gt;&lt;a href="<text:a xlink:type="simple" xlink:href="view-source:https://fr.wikipedia.org/wiki/Coupe_du_monde_de_football#cite_note-69" text:style-name="Internet_20_link" text:visited-style-name="Visited_20_Internet_20_Link">#cite_note-69</text:a>"&gt;&lt;span class="cite_crochet"&gt;[&lt;/span&gt;65&lt;span class="cite_crochet"&gt;]&lt;/span&gt;&lt;/a&gt;&lt;/sup&gt;&lt;sup class="reference cite_virgule"&gt;,&lt;/sup&gt;&lt;sup id="cite_ref-FIFA2002_70-0" class="reference"&gt;&lt;a href="<text:a xlink:type="simple" xlink:href="view-source:https://fr.wikipedia.org/wiki/Coupe_du_monde_de_football#cite_note-FIFA2002-70" text:style-name="Internet_20_link" text:visited-style-name="Visited_20_Internet_20_Link">#cite_note-FIFA2002-70</text:a>"&gt;&lt;span class="cite_crochet"&gt;[&lt;/span&gt;66&lt;span class="cite_crochet"&gt;]&lt;/span&gt;&lt;/a&gt;&lt;/sup&gt;. Il termine meilleur buteur de la compétition avec huit buts. Pays hôte entraîné par &lt;a href="<text:a xlink:type="simple" xlink:href="view-source:https://fr.wikipedia.org/wiki/Guus_Hiddink" text:style-name="Internet_20_link" text:visited-style-name="Visited_20_Internet_20_Link">/wiki/Guus_Hiddink</text:a>" title="Guus Hiddink"&gt;Guus Hiddink&lt;/a&gt;, la &lt;a href="<text:a xlink:type="simple" xlink:href="view-source:https://fr.wikipedia.org/wiki/Équipe_de_Corée_du_Sud_de_football" text:style-name="Internet_20_link" text:visited-style-name="Visited_20_Internet_20_Link">/wiki/%C3%89quipe_de_Cor%C3%A9e_du_Sud_de_football</text:a>" title="Équipe de Corée du Sud de football"&gt;Corée du Sud&lt;/a&gt; est la surprise de cette édition. Après avoir battu le Portugal en phase de poule, la Corée du Sud élimine l'Italie en huitièmes de finale sur un but en or de &lt;a href="<text:a xlink:type="simple" xlink:href="view-source:https://fr.wikipedia.org/wiki/Ahn_Jung-hwan" text:style-name="Internet_20_link" text:visited-style-name="Visited_20_Internet_20_Link">/wiki/Ahn_Jung-hwan</text:a>" title="Ahn Jung-hwan"&gt;Ahn Jung-hwan&lt;/a&gt; puis l'Espagne au tour suivant après séance de tirs au but&lt;sup id="cite_ref-FIFA2002_70-1" class="reference"&gt;&lt;a href="<text:a xlink:type="simple" xlink:href="view-source:https://fr.wikipedia.org/wiki/Coupe_du_monde_de_football#cite_note-FIFA2002-70" text:style-name="Internet_20_link" text:visited-style-name="Visited_20_Internet_20_Link">#cite_note-FIFA2002-70</text:a>"&gt;&lt;span class="cite_crochet"&gt;[&lt;/span&gt;66&lt;span class="cite_crochet"&gt;]&lt;/span&gt;&lt;/a&gt;&lt;/sup&gt;. La France, tenante du titre, est éliminée au premier tour de la compétition sans inscrire le moindre but. Également éliminés au premier tour, le Portugal,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t le Cameroun sont les autres déceptions du premier mondial &lt;a href="<text:a xlink:type="simple" xlink:href="view-source:https://fr.wikipedia.org/wiki/Asie" text:style-name="Internet_20_link" text:visited-style-name="Visited_20_Internet_20_Link">/wiki/Asie</text:a>" title="Asie"&gt;asiatique&lt;/a&gt;&lt;sup id="cite_ref-71" class="reference"&gt;&lt;a href="<text:a xlink:type="simple" xlink:href="view-source:https://fr.wikipedia.org/wiki/Coupe_du_monde_de_football#cite_note-71" text:style-name="Internet_20_link" text:visited-style-name="Visited_20_Internet_20_Link">#cite_note-71</text:a>"&gt;&lt;span class="cite_crochet"&gt;[&lt;/span&gt;67&lt;span class="cite_crochet"&gt;]&lt;/span&gt;&lt;/a&gt;&lt;/sup&gt;.</text:p>
      <text:p text:style-name="Preformatted_20_Text"><text:bookmark text:name="line323"/>&lt;/p&gt;</text:p>
      <text:p text:style-name="Preformatted_20_Text"><text:bookmark text:name="line324"/>&lt;div style="clear:gauche;"&gt;&lt;/div&gt;</text:p>
      <text:p text:style-name="Preformatted_20_Text"><text:bookmark text:name="line325"/>&lt;h3&gt;&lt;span id="H.C3.A9g.C3.A9monie_europ.C3.A9enne_.282006.2C_2010.2C_2014_et_2018.29"&gt;&lt;/span&gt;&lt;span class="mw-headline" id="Hégémonie_européenne_(2006,_2010,_2014_et_2018)"&gt;Hégémonie <text:s/>européenne (2006, 2010, 2014 et 2018)&lt;/span&gt;&lt;/h3&gt;</text:p>
      <text:p text:style-name="Preformatted_20_Text"><text:bookmark text:name="line326"/>&lt;div class="bandeau-section bandeau-niveau-detail loupe"&gt;Articles détaillés&amp;#160;: &lt;a href="<text:a xlink:type="simple" xlink:href="view-source:https://fr.wikipedia.org/wiki/Coupe_du_monde_de_football_de_2006" text:style-name="Internet_20_link" text:visited-style-name="Visited_20_Internet_20_Link">/wiki/Coupe_du_monde_de_football_de_2006</text:a>" title="Coupe du monde de football de 2006"&gt;Coupe du monde de football de 2006&lt;/a&gt;, &lt;a href="<text:a xlink:type="simple" xlink:href="view-source:https://fr.wikipedia.org/wiki/Coupe_du_monde_de_football_de_2010" text:style-name="Internet_20_link" text:visited-style-name="Visited_20_Internet_20_Link">/wiki/Coupe_du_monde_de_football_de_2010</text:a>" title="Coupe du monde de football de 2010"&gt;2010&lt;/a&gt;, &lt;a href="<text:a xlink:type="simple" xlink:href="view-source:https://fr.wikipedia.org/wiki/Coupe_du_monde_de_football_de_2014" text:style-name="Internet_20_link" text:visited-style-name="Visited_20_Internet_20_Link">/wiki/Coupe_du_monde_de_football_de_2014</text:a>" title="Coupe du monde de football de 2014"&gt;2014&lt;/a&gt; et &lt;a href="<text:a xlink:type="simple" xlink:href="view-source:https://fr.wikipedia.org/wiki/Coupe_du_monde_de_football_de_2018" text:style-name="Internet_20_link" text:visited-style-name="Visited_20_Internet_20_Link">/wiki/Coupe_du_monde_de_football_de_2018</text:a>" title="Coupe du monde de football de 2018"&gt;2018&lt;/a&gt;.&lt;/div&gt;</text:p>
      <text:p text:style-name="Preformatted_20_Text"><text:bookmark text:name="line327"/>&lt;div class="thumb tright"&gt;&lt;div class="thumbinner" style="width:222px;"&gt;&lt;a href="<text:a xlink:type="simple" xlink:href="view-source:https://fr.wikipedia.org/wiki/Fichier:WM06_Portugal-France_Penalty.jpg" text:style-name="Internet_20_link" text:visited-style-name="Visited_20_Internet_20_Link">/wiki/Fichier:WM06_Portugal-France_Penalty.jpg</text:a>" class="image"&gt;&lt;img alt="" src="<text:a xlink:type="simple" xlink:href="view-source:https://upload.wikimedia.org/wikipedia/commons/thumb/1/1d/WM06_Portugal-France_Penalty.jpg/220px-WM06_Portugal-France_Penalty.jpg" text:style-name="Internet_20_link" text:visited-style-name="Visited_20_Internet_20_Link">//upload.wikimedia.org/wikipedia/commons/thumb/1/1d/WM06_Portugal-France_Penalty.jpg/220px-WM06_Portugal-France_Penalty.jpg</text:a>" width="220" height="198" class="thumbimage" srcset="//upload.wikimedia.org/wikipedia/commons/thumb/1/1d/WM06_Portugal-France_Penalty.jpg/330px-WM06_Portugal-France_Penalty.jpg 1.5x, //upload.wikimedia.org/wikipedia/commons/thumb/1/1d/WM06_Portugal-France_Penalty.jpg/440px-WM06_Portugal-France_Penalty.jpg 2x" data-file-width="800" data-file-height="719" /&gt;&lt;/a&gt; <text:s/>&lt;div class="thumbcaption"&gt;&lt;div class="magnify"&gt;&lt;a href="<text:a xlink:type="simple" xlink:href="view-source:https://fr.wikipedia.org/wiki/Fichier:WM06_Portugal-France_Penalty.jpg" text:style-name="Internet_20_link" text:visited-style-name="Visited_20_Internet_20_Link">/wiki/Fichier:WM06_Portugal-France_Penalty.jpg</text:a>" class="internal" title="Agrandir"&gt;&lt;/a&gt;&lt;/div&gt;&lt;a href="<text:a xlink:type="simple" xlink:href="view-source:https://fr.wikipedia.org/wiki/Zinédine_Zidane" text:style-name="Internet_20_link" text:visited-style-name="Visited_20_Internet_20_Link">/wiki/Zin%C3%A9dine_Zidane</text:a>" title="Zinédine Zidane"&gt;Zinédine Zidane&lt;/a&gt; frappant un pénalty lors du match opposant la France au Portugal en 2006.&lt;/div&gt;&lt;/div&gt;&lt;/div&gt;</text:p>
      <text:p text:style-name="Preformatted_20_Text"><text:bookmark text:name="line328"/>&lt;p&gt;La Coupe du monde 2006 se déroule en &lt;a href="<text:a xlink:type="simple" xlink:href="view-source:https://fr.wikipedia.org/wiki/Allemagne" text:style-name="Internet_20_link" text:visited-style-name="Visited_20_Internet_20_Link">/wiki/Allemagne</text:a>" title="Allemagne"&gt;Allemagne&lt;/a&gt;. À domicile, la &lt;i&gt;&lt;span class="lang-de" <text:soft-page-break/>lang="de"&gt;&lt;a href="<text:a xlink:type="simple" xlink:href="view-source:https://fr.wikipedia.org/wiki/Équipe_d%27Allemagne_de_football" text:style-name="Internet_20_link" text:visited-style-name="Visited_20_Internet_20_Link">/wiki/%C3%89quipe_d%27Allemagne_de_football</text:a>" title="Équipe d&amp;#39;Allemagne de football"&gt;Nationalmannschaft&lt;/a&gt;&lt;/span&gt;&lt;/i&gt; atteint les demi-finales notamment grâce aux 5 buts de &lt;a href="<text:a xlink:type="simple" xlink:href="view-source:https://fr.wikipedia.org/wiki/Miroslav_Klose" text:style-name="Internet_20_link" text:visited-style-name="Visited_20_Internet_20_Link">/wiki/Miroslav_Klose</text:a>" title="Miroslav Klose"&gt;Miroslav Klose&lt;/a&gt; qui termine meilleur buteur de l'édition. Elle est battue par l'&lt;a href="<text:a xlink:type="simple" xlink:href="view-source:https://fr.wikipedia.org/wiki/Équipe_d%27Italie_de_football" text:style-name="Internet_20_link" text:visited-style-name="Visited_20_Internet_20_Link">/wiki/%C3%89quipe_d%27Italie_de_football</text:a>" title="Équipe d&amp;#39;Italie de football"&gt;Italie&lt;/a&gt;, future nation victorieuse de la compétition. Dans l'autre demi-finale, la France affronte le &lt;a href="<text:a xlink:type="simple" xlink:href="view-source:https://fr.wikipedia.org/wiki/Équipe_du_Portugal_de_football" text:style-name="Internet_20_link" text:visited-style-name="Visited_20_Internet_20_Link">/wiki/%C3%89quipe_du_Portugal_de_football</text:a>" title="Équipe du Portugal de football"&gt;Portugal&lt;/a&gt;. Après un premier tour difficile avec notamment une qualification acquise à la troisième journée, les joueurs français battent l'&lt;a href="<text:a xlink:type="simple" xlink:href="view-source:https://fr.wikipedia.org/wiki/Équipe_d%27Espagne_de_football" text:style-name="Internet_20_link" text:visited-style-name="Visited_20_Internet_20_Link">/wiki/%C3%89quipe_d%27Espagne_de_football</text:a>" title="Équipe d&amp;#39;Espagne de football"&gt;Espagne&lt;/a&gt; puis le &lt;a href="<text:a xlink:type="simple" xlink:href="view-source:https://fr.wikipedia.org/wiki/Équipe_du_Brésil_de_football" text:style-name="Internet_20_link" text:visited-style-name="Visited_20_Internet_20_Link">/wiki/%C3%89quipe_du_Br%C3%A9sil_de_football</text:a>" title="Équipe du Brésil de football"&gt;Brésil&lt;/a&gt;. Le Portugal élimine les &lt;a href="<text:a xlink:type="simple" xlink:href="view-source:https://fr.wikipedia.org/wiki/Équipe_des_Pays-Bas_de_football" text:style-name="Internet_20_link" text:visited-style-name="Visited_20_Internet_20_Link">/wiki/%C3%89quipe_des_Pays-Bas_de_football</text:a>" title="Équipe des Pays-Bas de football"&gt;Pays-Bas&lt;/a&gt; et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Grâce à un penalty de &lt;a href="<text:a xlink:type="simple" xlink:href="view-source:https://fr.wikipedia.org/wiki/Zinédine_Zidane" text:style-name="Internet_20_link" text:visited-style-name="Visited_20_Internet_20_Link">/wiki/Zin%C3%A9dine_Zidane</text:a>" title="Zinédine Zidane"&gt;Zinédine Zidane&lt;/a&gt;, la France bat les Portugais et se qualifie pour la finale de la Coupe du monde. Après l'ouverture du score de Zidane d'une &lt;a href="<text:a xlink:type="simple" xlink:href="view-source:https://fr.wikipedia.org/wiki/Lexique_du_football#P" text:style-name="Internet_20_link" text:visited-style-name="Visited_20_Internet_20_Link">/wiki/Lexique_du_football#P</text:a>" title="Lexique du football"&gt;panenka&lt;/a&gt;, &lt;a href="<text:a xlink:type="simple" xlink:href="view-source:https://fr.wikipedia.org/wiki/Marco_Materazzi" text:style-name="Internet_20_link" text:visited-style-name="Visited_20_Internet_20_Link">/wiki/Marco_Materazzi</text:a>" title="Marco Materazzi"&gt;Marco Materazzi&lt;/a&gt; égalise d'un but de la tête sur corner. Les deux équipes ne marquent plus et après que Zinedine Zidane, élu meilleur joueur de la compétition, est expulsé pour un coup de tête sur Materazzi, la France et l'Italie se départagent aux tirs au but. Les Italiens inscrivent tous leurs tirs, &lt;a href="<text:a xlink:type="simple" xlink:href="view-source:https://fr.wikipedia.org/wiki/David_Trezeguet" text:style-name="Internet_20_link" text:visited-style-name="Visited_20_Internet_20_Link">/wiki/David_Trezeguet</text:a>" title="David Trezeguet"&gt;David Trezeguet&lt;/a&gt; rate le sien, l'Italie remporte la compétition.</text:p>
      <text:p text:style-name="Preformatted_20_Text"><text:bookmark text:name="line329"/>&lt;/p&gt;</text:p>
      <text:p text:style-name="Preformatted_20_Text"><text:bookmark text:name="line330"/>&lt;div class="thumb tleft"&gt;&lt;div class="thumbinner" style="width:222px;"&gt;&lt;a href="<text:a xlink:type="simple" xlink:href="view-source:https://fr.wikipedia.org/wiki/Fichier:Vuvuzela_ZA.jpg" text:style-name="Internet_20_link" text:visited-style-name="Visited_20_Internet_20_Link">/wiki/Fichier:Vuvuzela_ZA.jpg</text:a>" class="image"&gt;&lt;img alt="" src="<text:a xlink:type="simple" xlink:href="view-source:https://upload.wikimedia.org/wikipedia/commons/thumb/a/a4/Vuvuzela_ZA.jpg/220px-Vuvuzela_ZA.jpg" text:style-name="Internet_20_link" text:visited-style-name="Visited_20_Internet_20_Link">//upload.wikimedia.org/wikipedia/commons/thumb/a/a4/Vuvuzela_ZA.jpg/220px-Vuvuzela_ZA.jpg</text:a>" width="220" height="147" class="thumbimage" srcset="//upload.wikimedia.org/wikipedia/commons/thumb/a/a4/Vuvuzela_ZA.jpg/330px-Vuvuzela_ZA.jpg 1.5x, //upload.wikimedia.org/wikipedia/commons/thumb/a/a4/Vuvuzela_ZA.jpg/440px-Vuvuzela_ZA.jpg 2x" data-file-width="4942" data-file-height="3295" /&gt;&lt;/a&gt; <text:s/>&lt;div class="thumbcaption"&gt;&lt;div class="magnify"&gt;&lt;a href="<text:a xlink:type="simple" xlink:href="view-source:https://fr.wikipedia.org/wiki/Fichier:Vuvuzela_ZA.jpg" text:style-name="Internet_20_link" text:visited-style-name="Visited_20_Internet_20_Link">/wiki/Fichier:Vuvuzela_ZA.jpg</text:a>" class="internal" title="Agrandir"&gt;&lt;/a&gt;&lt;/div&gt;La &lt;a href="<text:a xlink:type="simple" xlink:href="view-source:https://fr.wikipedia.org/wiki/Vuvuzela" text:style-name="Internet_20_link" text:visited-style-name="Visited_20_Internet_20_Link">/wiki/Vuvuzela</text:a>" title="Vuvuzela"&gt;vuvuzela&lt;/a&gt; est omniprésente dans les stades sud-africains.&lt;/div&gt;&lt;/div&gt;&lt;/div&gt;</text:p>
      <text:p text:style-name="Preformatted_20_Text"><text:bookmark text:name="line331"/>&lt;p&gt;La Coupe du monde 2010 se déroule pour la première fois sur le continent &lt;a href="<text:a xlink:type="simple" xlink:href="view-source:https://fr.wikipedia.org/wiki/Afrique" text:style-name="Internet_20_link" text:visited-style-name="Visited_20_Internet_20_Link">/wiki/Afrique</text:a>" title="Afrique"&gt;africain&lt;/a&gt;, en &lt;a href="<text:a xlink:type="simple" xlink:href="view-source:https://fr.wikipedia.org/wiki/Afrique_du_Sud" text:style-name="Internet_20_link" text:visited-style-name="Visited_20_Internet_20_Link">/wiki/Afrique_du_Sud</text:a>" title="Afrique du Sud"&gt;Afrique du Sud&lt;/a&gt;. La phase finale oppose 32 sélections nationales. Tous les précédents vainqueurs de la Coupe du monde sont présents. Championne d'Europe, l'&lt;a href="<text:a xlink:type="simple" xlink:href="view-source:https://fr.wikipedia.org/wiki/Équipe_d%27Espagne_de_football" text:style-name="Internet_20_link" text:visited-style-name="Visited_20_Internet_20_Link">/wiki/%C3%89quipe_d%27Espagne_de_football</text:a>" title="Équipe d&amp;#39;Espagne de football"&gt;Espagne&lt;/a&gt; est favori alors que la &lt;a href="<text:a xlink:type="simple" xlink:href="view-source:https://fr.wikipedia.org/wiki/Équipe_de_Nouvelle-Zélande_de_football" text:style-name="Internet_20_link" text:visited-style-name="Visited_20_Internet_20_Link">/wiki/%C3%89quipe_de_Nouvelle-Z%C3%A9lande_de_football</text:a>" title="Équipe de Nouvelle-Zélande de football"&gt;Nouvelle-Zélande&lt;/a&gt;, le &lt;a href="<text:a xlink:type="simple" xlink:href="view-source:https://fr.wikipedia.org/wiki/Équipe_du_Honduras_de_football" text:style-name="Internet_20_link" text:visited-style-name="Visited_20_Internet_20_Link">/wiki/%C3%89quipe_du_Honduras_de_football</text:a>" title="Équipe du Honduras de football"&gt;Honduras&lt;/a&gt; ou encore la &lt;a href="<text:a xlink:type="simple" xlink:href="view-source:https://fr.wikipedia.org/wiki/Équipe_de_Corée_du_Nord_de_football" text:style-name="Internet_20_link" text:visited-style-name="Visited_20_Internet_20_Link">/wiki/%C3%89quipe_de_Cor%C3%A9e_du_Nord_de_football</text:a>" title="Équipe de Corée du Nord de football"&gt;Corée du Nord&lt;/a&gt; sont les équipes les moins redoutées. Le premier tour est marqué par plusieurs surprises, les équipes favorites sont tenues en échec ou s'inclinent face à des équipes supposées plus faibles telles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tenue en échec par les &lt;a href="<text:a xlink:type="simple" xlink:href="view-source:https://fr.wikipedia.org/wiki/Équipe_des_États-Unis_de_soccer" text:style-name="Internet_20_link" text:visited-style-name="Visited_20_Internet_20_Link">/wiki/%C3%89quipe_des_%C3%89tats-Unis_de_soccer</text:a>" class="mw-redirect" title="Équipe des États-Unis de soccer"&gt;États-Unis&lt;/a&gt; puis l'&lt;a href="<text:a xlink:type="simple" xlink:href="view-source:https://fr.wikipedia.org/wiki/Équipe_d%27Algérie_de_football" text:style-name="Internet_20_link" text:visited-style-name="Visited_20_Internet_20_Link">/wiki/%C3%89quipe_d%27Alg%C3%A9rie_de_football</text:a>" title="Équipe d&amp;#39;Algérie de football"&gt;Algérie&lt;/a&gt; ou l'Espagne, championne d'Europe en titre, qui est battue par la &lt;a <text:soft-page-break/>href="<text:a xlink:type="simple" xlink:href="view-source:https://fr.wikipedia.org/wiki/Équipe_de_Suisse_de_football" text:style-name="Internet_20_link" text:visited-style-name="Visited_20_Internet_20_Link">/wiki/%C3%89quipe_de_Suisse_de_football</text:a>" title="Équipe de Suisse de football"&gt;Suisse&lt;/a&gt;. Cette édition voit l'élimination des deux finalistes de la précédente édition au premier tour, ce qui est une première. Le pays organisateur, l'Afrique du Sud, est le premier pays hôte à ne pas dépasser le premier tour de la Coupe du monde. Alors que le Brésil et l'Argentine impressionnent, ils sont éliminés au stade des quarts de finale. L'Uruguay atteint les demi-finales de la Coupe du monde après avoir battu le Ghana, troisième équipe africaine à atteindre les quarts de finale, à la suite d'une fin de prolongation houleuse. Les Pays-Bas dominent la dernière nation sud-américaine en demi-finale et retrouvent la finale de la compétition, 32 ans après celle contre l'Argentine. Surpris respectivement par la Serbie et la Suisse en phase de poule, l'Allemagne et l'Espagne se rencontrent dans la deuxième demi-finale. Les Espagnols l'emportent et atteignent pour la première fois la finale d'une Coupe du monde. Pour la deuxième édition consécutive, la finale de la Coupe du monde oppose deux nations européennes, ce qui entraîne à coup sûr une première victoire européenne dans une Coupe du monde hors d'Europe. L'Espagne est victorieuse (1-0) sur un but marqué à la &lt;abbr class="abbr" title="Cent-seizième"&gt;116&lt;sup&gt;e&lt;/sup&gt;&lt;/abbr&gt;&amp;#160;minute par &lt;a href="<text:a xlink:type="simple" xlink:href="view-source:https://fr.wikipedia.org/wiki/Andrés_Iniesta" text:style-name="Internet_20_link" text:visited-style-name="Visited_20_Internet_20_Link">/wiki/Andr%C3%A9s_Iniesta</text:a>" title="Andrés Iniesta"&gt;Andrés Iniesta&lt;/a&gt;, pendant les prolongations. Cette finale est la plus prolifique en termes d'avertissements, avec 14 cartons jaunes donnés par l'arbitre&lt;sup id="cite_ref-72" class="reference"&gt;&lt;a href="<text:a xlink:type="simple" xlink:href="view-source:https://fr.wikipedia.org/wiki/Coupe_du_monde_de_football#cite_note-72" text:style-name="Internet_20_link" text:visited-style-name="Visited_20_Internet_20_Link">#cite_note-72</text:a>"&gt;&lt;span class="cite_crochet"&gt;[&lt;/span&gt;68&lt;span class="cite_crochet"&gt;]&lt;/span&gt;&lt;/a&gt;&lt;/sup&gt;.</text:p>
      <text:p text:style-name="Preformatted_20_Text"><text:bookmark text:name="line332"/>&lt;/p&gt;&lt;p&gt;La &lt;a href="<text:a xlink:type="simple" xlink:href="view-source:https://fr.wikipedia.org/wiki/Coupe_du_monde_de_football_de_2014" text:style-name="Internet_20_link" text:visited-style-name="Visited_20_Internet_20_Link">/wiki/Coupe_du_monde_de_football_de_2014</text:a>" title="Coupe du monde de football de 2014"&gt;Coupe du monde 2014&lt;/a&gt; se déroule au &lt;a href="<text:a xlink:type="simple" xlink:href="view-source:https://fr.wikipedia.org/wiki/Brésil" text:style-name="Internet_20_link" text:visited-style-name="Visited_20_Internet_20_Link">/wiki/Br%C3%A9sil</text:a>" title="Brésil"&gt;Brésil&lt;/a&gt; pour la deuxième fois de l'histoire de la Coupe du monde. Deux résultats surprises ont lieu lors des phases de groupe, l'Espagne, le tenant du titre, est éliminée dès le premier tour, et le &lt;a href="<text:a xlink:type="simple" xlink:href="view-source:https://fr.wikipedia.org/wiki/Équipe_du_Costa_Rica_de_football" text:style-name="Internet_20_link" text:visited-style-name="Visited_20_Internet_20_Link">/wiki/%C3%89quipe_du_Costa_Rica_de_football</text:a>" title="Équipe du Costa Rica de football"&gt;Costa-Rica&lt;/a&gt; termine premier du groupe D devant trois anciens vainqueurs du titre mondial, l'&lt;a href="<text:a xlink:type="simple" xlink:href="view-source:https://fr.wikipedia.org/wiki/Équipe_d%27Uruguay_de_football" text:style-name="Internet_20_link" text:visited-style-name="Visited_20_Internet_20_Link">/wiki/%C3%89quipe_d%27Uruguay_de_football</text:a>" title="Équipe d&amp;#39;Uruguay de football"&gt;Uruguay&lt;/a&gt;, l'Italie et l'Angleterre. L'équipe d'Amérique centrale atteint pour la première fois de son histoire les quarts de finale de la compétition où elle est éliminée aux tirs aux buts par les Pays-Bas. Autre sélection à atteindre pour la première fois ce niveau, la &lt;a href="<text:a xlink:type="simple" xlink:href="view-source:https://fr.wikipedia.org/wiki/Équipe_de_Colombie_de_football" text:style-name="Internet_20_link" text:visited-style-name="Visited_20_Internet_20_Link">/wiki/%C3%89quipe_de_Colombie_de_football</text:a>" title="Équipe de Colombie de football"&gt;Colombie&lt;/a&gt; menée par &lt;a href="<text:a xlink:type="simple" xlink:href="view-source:https://fr.wikipedia.org/wiki/James_Rodríguez" text:style-name="Internet_20_link" text:visited-style-name="Visited_20_Internet_20_Link">/wiki/James_Rodr%C3%ADguez</text:a>" title="James Rodríguez"&gt;James Rodríguez&lt;/a&gt;, meilleur buteur de la compétition avec six buts inscrits, est éliminée à ce stade par le pays organisateur, le &lt;a href="<text:a xlink:type="simple" xlink:href="view-source:https://fr.wikipedia.org/wiki/Équipe_du_Brésil_de_football" text:style-name="Internet_20_link" text:visited-style-name="Visited_20_Internet_20_Link">/wiki/%C3%89quipe_du_Br%C3%A9sil_de_football</text:a>" title="Équipe du Brésil de football"&gt;Brésil&lt;/a&gt;. En demi-finale, les &lt;a href="<text:a xlink:type="simple" xlink:href="view-source:https://fr.wikipedia.org/wiki/Équipe_d%27Allemagne_de_football" text:style-name="Internet_20_link" text:visited-style-name="Visited_20_Internet_20_Link">/wiki/%C3%89quipe_d%27Allemagne_de_football</text:a>" title="Équipe d&amp;#39;Allemagne de football"&gt;Allemands&lt;/a&gt; s'imposent facilement sur le Brésil, sept buts à un, un résultat jamais vu à ce stade de la compétition. C'est la plus lourde défaite du Brésil en Coupe du monde. L'autre demi-finale voit les &lt;a href="<text:a xlink:type="simple" xlink:href="view-source:https://fr.wikipedia.org/wiki/Équipe_d%27Argentine_de_football" text:style-name="Internet_20_link" text:visited-style-name="Visited_20_Internet_20_Link">/wiki/%C3%89quipe_d%27Argentine_de_football</text:a>" title="Équipe d&amp;#39;Argentine de football"&gt;Argentins&lt;/a&gt; battre les &lt;a href="<text:a xlink:type="simple" xlink:href="view-source:https://fr.wikipedia.org/wiki/Équipe_des_Pays-Bas_de_football" text:style-name="Internet_20_link" text:visited-style-name="Visited_20_Internet_20_Link">/wiki/%C3%89quipe_des_Pays-Bas_de_football</text:a>" title="Équipe des Pays-Bas de football"&gt;Pays-Bas&lt;/a&gt; quatre tirs aux buts à deux après un match nul sans buts. Le Brésil connaît, lors de la rencontre pour la troisième place, une nouvelle défaite face aux Pays-Bas sur le score de trois buts à zéro. La finale se déroule au &lt;a href="<text:a xlink:type="simple" xlink:href="view-source:https://fr.wikipedia.org/wiki/Stade_Maracanã" text:style-name="Internet_20_link" text:visited-style-name="Visited_20_Internet_20_Link">/wiki/Stade_Maracan%C3%A3</text:a>" title="Stade Maracanã"&gt;Stade Maracanã&lt;/a&gt; de &lt;a href="<text:a xlink:type="simple" xlink:href="view-source:https://fr.wikipedia.org/wiki/Rio_de_Janeiro" text:style-name="Internet_20_link" text:visited-style-name="Visited_20_Internet_20_Link">/wiki/Rio_de_Janeiro</text:a>" title="Rio de Janeiro"&gt;Rio de Janeiro&lt;/a&gt; entre l'Allemagne et l'Argentine. L'Allemagne s'impose un but à zéro en prolongations grâce à un but de &lt;a href="<text:a xlink:type="simple" xlink:href="view-source:https://fr.wikipedia.org/wiki/Mario_Götze" text:style-name="Internet_20_link" text:visited-style-name="Visited_20_Internet_20_Link">/wiki/Mario_G%C3%B6tze</text:a>" title="Mario Götze"&gt;Mario Götze&lt;/a&gt;. L'Allemagne décroche ainsi son quatrième titre, vingt-quatre ans après son dernier trophée.</text:p>
      <text:p text:style-name="Preformatted_20_Text"><text:bookmark text:name="line333"/>&lt;/p&gt;</text:p>
      <text:p text:style-name="Preformatted_20_Text"><text:bookmark text:name="line334"/>&lt;div class="thumb tright"&gt;&lt;div class="thumbinner" style="width:222px;"&gt;&lt;a href="<text:a xlink:type="simple" xlink:href="view-source:https://fr.wikipedia.org/wiki/Fichier:Hugo_Lloris_lifiting_the_FIFA_World_Cup_Trophy_at_the_FIFA_World_Cup_2018.jpg" text:style-name="Internet_20_link" text:visited-style-name="Visited_20_Internet_20_Link">/wiki/Fichier:Hugo_Lloris_lifiting_the_FIFA_World_Cup_Trophy_at_the_FIFA_World_Cup_2018.jpg</text:a>" class="image"&gt;&lt;img alt="" <text:soft-page-break/>src="<text:a xlink:type="simple" xlink:href="view-source:https://upload.wikimedia.org/wikipedia/commons/thumb/6/65/Hugo_Lloris_lifiting_the_FIFA_World_Cup_Trophy_at_the_FIFA_World_Cup_2018.jpg/220px-Hugo_Lloris_lifiting_the_FIFA_World_Cup_Trophy_at_the_FIFA_World_Cup_2018.jpg" text:style-name="Internet_20_link" text:visited-style-name="Visited_20_Internet_20_Link">//upload.wikimedia.org/wikipedia/commons/thumb/6/65/Hugo_Lloris_lifiting_the_FIFA_World_Cup_Trophy_at_the_FIFA_World_Cup_2018.jpg/220px-Hugo_Lloris_lifiting_the_FIFA_World_Cup_Trophy_at_the_FIFA_World_Cup_2018.jpg</text:a>" width="220" height="109" class="thumbimage" srcset="//upload.wikimedia.org/wikipedia/commons/thumb/6/65/Hugo_Lloris_lifiting_the_FIFA_World_Cup_Trophy_at_the_FIFA_World_Cup_2018.jpg/330px-Hugo_Lloris_lifiting_the_FIFA_World_Cup_Trophy_at_the_FIFA_World_Cup_2018.jpg 1.5x, //upload.wikimedia.org/wikipedia/commons/thumb/6/65/Hugo_Lloris_lifiting_the_FIFA_World_Cup_Trophy_at_the_FIFA_World_Cup_2018.jpg/440px-Hugo_Lloris_lifiting_the_FIFA_World_Cup_Trophy_at_the_FIFA_World_Cup_2018.jpg 2x" data-file-width="1110" data-file-height="550" /&gt;&lt;/a&gt; <text:s/>&lt;div class="thumbcaption"&gt;&lt;div class="magnify"&gt;&lt;a href="<text:a xlink:type="simple" xlink:href="view-source:https://fr.wikipedia.org/wiki/Fichier:Hugo_Lloris_lifiting_the_FIFA_World_Cup_Trophy_at_the_FIFA_World_Cup_2018.jpg" text:style-name="Internet_20_link" text:visited-style-name="Visited_20_Internet_20_Link">/wiki/Fichier:Hugo_Lloris_lifiting_the_FIFA_World_Cup_Trophy_at_the_FIFA_World_Cup_2018.jpg</text:a>" class="internal" title="Agrandir"&gt;&lt;/a&gt;&lt;/div&gt;&lt;a href="<text:a xlink:type="simple" xlink:href="view-source:https://fr.wikipedia.org/wiki/Hugo_Lloris" text:style-name="Internet_20_link" text:visited-style-name="Visited_20_Internet_20_Link">/wiki/Hugo_Lloris</text:a>" title="Hugo Lloris"&gt;Hugo Lloris&lt;/a&gt;, soulevant la Coupe du Monde avec l'&lt;a href="<text:a xlink:type="simple" xlink:href="view-source:https://fr.wikipedia.org/wiki/Équipe_de_France_de_football" text:style-name="Internet_20_link" text:visited-style-name="Visited_20_Internet_20_Link">/wiki/%C3%89quipe_de_France_de_football</text:a>" title="Équipe de France de football"&gt;équipe de France&lt;/a&gt;, le 15 juillet 2018 à &lt;a href="<text:a xlink:type="simple" xlink:href="view-source:https://fr.wikipedia.org/wiki/Moscou" text:style-name="Internet_20_link" text:visited-style-name="Visited_20_Internet_20_Link">/wiki/Moscou</text:a>" title="Moscou"&gt;Moscou&lt;/a&gt;.&lt;/div&gt;&lt;/div&gt;&lt;/div&gt;</text:p>
      <text:p text:style-name="Preformatted_20_Text"><text:bookmark text:name="line335"/>&lt;p&gt;La &lt;a href="<text:a xlink:type="simple" xlink:href="view-source:https://fr.wikipedia.org/wiki/Coupe_du_monde_de_football_de_2018" text:style-name="Internet_20_link" text:visited-style-name="Visited_20_Internet_20_Link">/wiki/Coupe_du_monde_de_football_de_2018</text:a>" title="Coupe du monde de football de 2018"&gt;&lt;abbr class="abbr" title="Vingt et unième"&gt;21&lt;sup&gt;e&lt;/sup&gt;&lt;/abbr&gt;&amp;#160;édition&lt;/a&gt; de la Coupe du monde se déroule en &lt;a href="<text:a xlink:type="simple" xlink:href="view-source:https://fr.wikipedia.org/wiki/Russie" text:style-name="Internet_20_link" text:visited-style-name="Visited_20_Internet_20_Link">/wiki/Russie</text:a>" title="Russie"&gt;Russie&lt;/a&gt; du 14 juin au 15 juillet 2018. Précédée de la non-qualification de l'Italie et des Pays-Bas en phase éliminatoire, cette édition n'est pas exempte de surprises, à l'instar de l'élimination de la &lt;a href="<text:a xlink:type="simple" xlink:href="view-source:https://fr.wikipedia.org/wiki/Équipe_d%27Allemagne_de_football" text:style-name="Internet_20_link" text:visited-style-name="Visited_20_Internet_20_Link">/wiki/%C3%89quipe_d%27Allemagne_de_football</text:a>" title="Équipe d&amp;#39;Allemagne de football"&gt;&lt;i&gt;Mannschaft&lt;/i&gt;&lt;/a&gt;, tenante du titre, dès le &lt;abbr class="abbr" title="Premier"&gt;1&lt;sup&gt;er&lt;/sup&gt;&lt;/abbr&gt;&amp;#160;tour, de l'Espagne éliminée par la Russie et de l'Argentine vaincue par la France, en &lt;abbr class="abbr" title="Huitième"&gt;8&lt;sup&gt;e&lt;/sup&gt;&lt;/abbr&gt;&amp;#160;de finale, et du Brésil en quarts-de-finale sorti par la Belgique. Ainsi, pour la première fois depuis 1930, on ne retrouve ni le Brésil ni l'Allemagne dans le dernier carré qui, pour la cinquième fois dans l'histoire de la compétition, est 100% européen&lt;sup id="cite_ref-73" class="reference"&gt;&lt;a href="<text:a xlink:type="simple" xlink:href="view-source:https://fr.wikipedia.org/wiki/Coupe_du_monde_de_football#cite_note-73" text:style-name="Internet_20_link" text:visited-style-name="Visited_20_Internet_20_Link">#cite_note-73</text:a>"&gt;&lt;span class="cite_crochet"&gt;[&lt;/span&gt;69&lt;span class="cite_crochet"&gt;]&lt;/span&gt;&lt;/a&gt;&lt;/sup&gt;. La Belgique finit troisième en battant l'Angleterre 2-0 et atteint ainsi sa meilleure place dans l'histoire de la Coupe du monde. Quant à la France, elle atteint la finale en battant la Belgique 1 à 0 et affronte la Croatie (treizième finaliste de l'histoire), vainqueur de l'Angleterre en prolongations 2 à 1. La finale voit le sacre des premiers sur les seconds (4-2) et couronne ainsi les Français pour la deuxième fois de leur histoire, vingt ans après leur premier titre face au &lt;a href="<text:a xlink:type="simple" xlink:href="view-source:https://fr.wikipedia.org/wiki/Équipe_du_Brésil_de_football" text:style-name="Internet_20_link" text:visited-style-name="Visited_20_Internet_20_Link">/wiki/%C3%89quipe_du_Br%C3%A9sil_de_football</text:a>" title="Équipe du Brésil de football"&gt;Brésil&lt;/a&gt;, le sélectionneur des &lt;i&gt;Bleus&lt;/i&gt; &lt;a href="<text:a xlink:type="simple" xlink:href="view-source:https://fr.wikipedia.org/wiki/Didier_Deschamps" text:style-name="Internet_20_link" text:visited-style-name="Visited_20_Internet_20_Link">/wiki/Didier_Deschamps</text:a>" title="Didier Deschamps"&gt;Didier Deschamps&lt;/a&gt; devenant le troisième homme après le Brésilien &lt;a href="<text:a xlink:type="simple" xlink:href="view-source:https://fr.wikipedia.org/wiki/Mario_Zagallo" text:style-name="Internet_20_link" text:visited-style-name="Visited_20_Internet_20_Link">/wiki/Mario_Zagallo</text:a>" class="mw-redirect" title="Mario Zagallo"&gt;Mario Zagallo&lt;/a&gt; et l'Allemand &lt;a href="<text:a xlink:type="simple" xlink:href="view-source:https://fr.wikipedia.org/wiki/Franz_Beckenbauer" text:style-name="Internet_20_link" text:visited-style-name="Visited_20_Internet_20_Link">/wiki/Franz_Beckenbauer</text:a>" title="Franz Beckenbauer"&gt;Franz Beckenbauer&lt;/a&gt; à remporter le trophée mondial comme joueur et comme entraîneur. Sur la période de vingt ans 1998-2018 et les six dernières éditions disputées, la France est la seule équipe a avoir joué trois finales et à en avoir gagné deux.</text:p>
      <text:p text:style-name="Preformatted_20_Text"><text:bookmark text:name="line336"/>&lt;/p&gt;</text:p>
      <text:p text:style-name="Preformatted_20_Text"><text:bookmark text:name="line337"/>&lt;h3&gt;&lt;span id="Ann.C3.A9es_2022_et_suivantes"&gt;&lt;/span&gt;&lt;span class="mw-headline" id="Années_2022_et_suivantes"&gt;Années 2022 et suivantes&lt;/span&gt;&lt;/h3&gt;</text:p>
      <text:p text:style-name="Preformatted_20_Text"><text:bookmark text:name="line338"/>&lt;div class="bandeau-section bandeau-niveau-detail loupe"&gt;Articles détaillés&amp;#160;: &lt;a href="<text:a xlink:type="simple" xlink:href="view-source:https://fr.wikipedia.org/wiki/Coupe_du_monde_de_football_de_2022" text:style-name="Internet_20_link" text:visited-style-name="Visited_20_Internet_20_Link">/wiki/Coupe_du_monde_de_football_de_2022</text:a>" title="Coupe du monde de football de 2022"&gt;Coupe du monde de football de 2022&lt;/a&gt; et &lt;a href="<text:a xlink:type="simple" xlink:href="view-source:https://fr.wikipedia.org/wiki/Coupe_du_monde_de_football_de_2026" text:style-name="Internet_20_link" text:visited-style-name="Visited_20_Internet_20_Link">/wiki/Coupe_du_monde_de_football_de_2026</text:a>" title="Coupe du monde de football de 2026"&gt;Coupe du monde de football de 2026&lt;/a&gt;.&lt;/div&gt;</text:p>
      <text:p text:style-name="Preformatted_20_Text"><text:bookmark text:name="line339"/><text:soft-page-break/>&lt;p&gt;La Coupe du monde 2022 se déroulera au &lt;a href="<text:a xlink:type="simple" xlink:href="view-source:https://fr.wikipedia.org/wiki/Qatar" text:style-name="Internet_20_link" text:visited-style-name="Visited_20_Internet_20_Link">/wiki/Qatar</text:a>" title="Qatar"&gt;Qatar&lt;/a&gt; du 21 novembre au 18 décembre. Prévue initialement en été, elle a été déplacée à l'automne, en raison des conditions climatiques.</text:p>
      <text:p text:style-name="Preformatted_20_Text"><text:bookmark text:name="line340"/>&lt;/p&gt;&lt;p&gt;La dernière Coupe du monde attribuée se déroulera de juin à juillet 2026 en &lt;a href="<text:a xlink:type="simple" xlink:href="view-source:https://fr.wikipedia.org/wiki/Amérique_du_Nord" text:style-name="Internet_20_link" text:visited-style-name="Visited_20_Internet_20_Link">/wiki/Am%C3%A9rique_du_Nord</text:a>" title="Amérique du Nord"&gt;Amérique du Nord&lt;/a&gt; et sera organisée conjointement par les &lt;a href="<text:a xlink:type="simple" xlink:href="view-source:https://fr.wikipedia.org/wiki/États-Unis" text:style-name="Internet_20_link" text:visited-style-name="Visited_20_Internet_20_Link">/wiki/%C3%89tats-Unis</text:a>" title="États-Unis"&gt;États-Unis&lt;/a&gt;, le &lt;a href="<text:a xlink:type="simple" xlink:href="view-source:https://fr.wikipedia.org/wiki/Canada" text:style-name="Internet_20_link" text:visited-style-name="Visited_20_Internet_20_Link">/wiki/Canada</text:a>" title="Canada"&gt;Canada&lt;/a&gt; et le &lt;a href="<text:a xlink:type="simple" xlink:href="view-source:https://fr.wikipedia.org/wiki/Mexique" text:style-name="Internet_20_link" text:visited-style-name="Visited_20_Internet_20_Link">/wiki/Mexique</text:a>" title="Mexique"&gt;Mexique&lt;/a&gt;. Ce sera la première à rassembler 48 équipes nationales au lieu de 32 (en 16 groupes de 3).</text:p>
      <text:p text:style-name="Preformatted_20_Text"><text:bookmark text:name="line341"/>&lt;/p&gt;</text:p>
      <text:p text:style-name="Preformatted_20_Text"><text:bookmark text:name="line342"/>&lt;h2&gt;&lt;span id="Palmar.C3.A8s"&gt;&lt;/span&gt;&lt;span class="mw-headline" id="Palmarès"&gt;Palmarès&lt;/span&gt;&lt;/h2&gt;</text:p>
      <text:p text:style-name="Preformatted_20_Text"><text:bookmark text:name="line343"/>&lt;div class="bandeau-section bandeau-niveau-detail loupe"&gt;Article détaillé&amp;#160;: &lt;a href="<text:a xlink:type="simple" xlink:href="view-source:https://fr.wikipedia.org/wiki/Palmarès_des_nations_à_la_Coupe_du_monde_de_football" text:style-name="Internet_20_link" text:visited-style-name="Visited_20_Internet_20_Link">/wiki/Palmar%C3%A8s_des_nations_%C3%A0_la_Coupe_du_monde_de_football</text:a>" title="Palmarès des nations à la Coupe du monde de football"&gt;Palmarès des nations à la Coupe du monde de football&lt;/a&gt;.&lt;/div&gt;</text:p>
      <text:p text:style-name="Preformatted_20_Text"><text:bookmark text:name="line344"/>&lt;h3&gt;&lt;span id="Par_.C3.A9dition"&gt;&lt;/span&gt;&lt;span class="mw-headline" id="Par_édition"&gt;Par édition&lt;/span&gt;&lt;/h3&gt;</text:p>
      <text:p text:style-name="Preformatted_20_Text"><text:bookmark text:name="line345"/>&lt;table class="wikitable alternance sortable" style="font-size:85%"&gt;</text:p>
      <text:p text:style-name="Preformatted_20_Text"><text:bookmark text:name="line346"/>&lt;caption&gt;Palmarès de la Coupe du monde de football&lt;sup id="cite_ref-74" class="reference"&gt;&lt;a href="<text:a xlink:type="simple" xlink:href="view-source:https://fr.wikipedia.org/wiki/Coupe_du_monde_de_football#cite_note-74" text:style-name="Internet_20_link" text:visited-style-name="Visited_20_Internet_20_Link">#cite_note-74</text:a>"&gt;&lt;span class="cite_crochet"&gt;[&lt;/span&gt;70&lt;span class="cite_crochet"&gt;]&lt;/span&gt;&lt;/a&gt;&lt;/sup&gt;</text:p>
      <text:p text:style-name="Preformatted_20_Text"><text:bookmark text:name="line347"/>&lt;/caption&gt;</text:p>
      <text:p text:style-name="Preformatted_20_Text"><text:bookmark text:name="line348"/>&lt;tbody&gt;&lt;tr&gt;</text:p>
      <text:p text:style-name="Preformatted_20_Text"><text:bookmark text:name="line349"/>&lt;th scope="col"&gt;Année</text:p>
      <text:p text:style-name="Preformatted_20_Text"><text:bookmark text:name="line350"/>&lt;/th&gt;</text:p>
      <text:p text:style-name="Preformatted_20_Text"><text:bookmark text:name="line351"/>&lt;th scope="col"&gt;&lt;abbr class="abbr" title="Numéro"&gt;N&lt;sup&gt;o&lt;/sup&gt;&lt;/abbr&gt;&amp;#160;</text:p>
      <text:p text:style-name="Preformatted_20_Text"><text:bookmark text:name="line352"/>&lt;/th&gt;</text:p>
      <text:p text:style-name="Preformatted_20_Text"><text:bookmark text:name="line353"/>&lt;th scope="col"&gt;Vainqueur</text:p>
      <text:p text:style-name="Preformatted_20_Text"><text:bookmark text:name="line354"/>&lt;/th&gt;</text:p>
      <text:p text:style-name="Preformatted_20_Text"><text:bookmark text:name="line355"/>&lt;th scope="col"&gt;Finaliste</text:p>
      <text:p text:style-name="Preformatted_20_Text"><text:bookmark text:name="line356"/>&lt;/th&gt;</text:p>
      <text:p text:style-name="Preformatted_20_Text"><text:bookmark text:name="line357"/>&lt;th scope="col"&gt;&lt;abbr class="abbr" title="Troisième"&gt;3&lt;sup&gt;e&lt;/sup&gt;&lt;/abbr&gt;&amp;#160;place</text:p>
      <text:p text:style-name="Preformatted_20_Text"><text:bookmark text:name="line358"/>&lt;/th&gt;</text:p>
      <text:p text:style-name="Preformatted_20_Text"><text:bookmark text:name="line359"/>&lt;th scope="col"&gt;&lt;abbr class="abbr" title="Quatrième"&gt;4&lt;sup&gt;e&lt;/sup&gt;&lt;/abbr&gt;&amp;#160;place</text:p>
      <text:p text:style-name="Preformatted_20_Text"><text:bookmark text:name="line360"/>&lt;/th&gt;</text:p>
      <text:p text:style-name="Preformatted_20_Text"><text:bookmark text:name="line361"/>&lt;th scope="col" width="140"&gt;Meilleur buteur &lt;small&gt;(Buts)&lt;/small&gt;</text:p>
      <text:p text:style-name="Preformatted_20_Text"><text:bookmark text:name="line362"/>&lt;/th&gt;</text:p>
      <text:p text:style-name="Preformatted_20_Text"><text:bookmark text:name="line363"/>&lt;th scope="col"&gt;Organisateur</text:p>
      <text:p text:style-name="Preformatted_20_Text"><text:bookmark text:name="line364"/>&lt;/th&gt;</text:p>
      <text:p text:style-name="Preformatted_20_Text"><text:bookmark text:name="line365"/>&lt;th scope="col"&gt;Capitaine vainqueur</text:p>
      <text:p text:style-name="Preformatted_20_Text"><text:bookmark text:name="line366"/>&lt;/th&gt;</text:p>
      <text:p text:style-name="Preformatted_20_Text"><text:bookmark text:name="line367"/>&lt;th scope="col"&gt;Sélectionneur vainqueur</text:p>
      <text:p text:style-name="Preformatted_20_Text"><text:bookmark text:name="line368"/>&lt;/th&gt;&lt;/tr&gt;</text:p>
      <text:p text:style-name="Preformatted_20_Text"><text:bookmark text:name="line369"/>&lt;tr&gt;</text:p>
      <text:p text:style-name="Preformatted_20_Text"><text:bookmark text:name="line370"/>&lt;td&gt;&lt;a href="<text:a xlink:type="simple" xlink:href="view-source:https://fr.wikipedia.org/wiki/Coupe_du_monde_de_football_de_1930" text:style-name="Internet_20_link" text:visited-style-name="Visited_20_Internet_20_Link">/wiki/Coupe_du_monde_de_football_de_1930</text:a>" title="Coupe du monde de football de 1930"&gt;1930&lt;/a&gt;</text:p>
      <text:p text:style-name="Preformatted_20_Text"><text:bookmark text:name="line371"/>&lt;/td&gt;</text:p>
      <text:p text:style-name="Preformatted_20_Text"><text:bookmark text:name="line372"/>&lt;td&gt;&lt;abbr class="abbr" title="Premier"&gt;1&lt;sup&gt;er&lt;/sup&gt;&lt;/abbr&gt;</text:p>
      <text:p text:style-name="Preformatted_20_Text"><text:bookmark text:name="line373"/>&lt;/td&gt;</text:p>
      <text:p text:style-name="Preformatted_20_Text"><text:bookmark text:name="line374"/>&lt;td&gt;&lt;b&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text:soft-page-break/>30px-Flag_of_Uruguay.svg.png 1.5x, //upload.wikimedia.org/wikipedia/commons/thumb/f/fe/Flag_of_Uruguay.svg/40px-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lt;/b&gt;</text:p>
      <text:p text:style-name="Preformatted_20_Text"><text:bookmark text:name="line375"/>&lt;/td&gt;</text:p>
      <text:p text:style-name="Preformatted_20_Text"><text:bookmark text:name="line376"/>&lt;td&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text:p>
      <text:p text:style-name="Preformatted_20_Text"><text:bookmark text:name="line377"/>&lt;/td&gt;</text:p>
      <text:p text:style-name="Preformatted_20_Text"><text:bookmark text:name="line378"/>&lt;td&gt;&lt;span class="nowrap"&gt;&lt;a href="<text:a xlink:type="simple" xlink:href="view-source:https://fr.wikipedia.org/wiki/Fichier:Flag_of_the_United_States_(1912-1959).svg" text:style-name="Internet_20_link" text:visited-style-name="Visited_20_Internet_20_Link">/wiki/Fichier:Flag_of_the_United_States_(1912-1959).svg</text:a>" class="image" title="Drapeau&amp;#160;: États-Unis"&gt;&lt;img alt="Drapeau&amp;#160;: États-Unis" src="<text:a xlink:type="simple" xlink:href="view-source:https://upload.wikimedia.org/wikipedia/commons/thumb/f/f5/Flag_of_the_United_States_%281912-1959%29.svg/20px-Flag_of_the_United_States_%281912-1959%29.svg.png" text:style-name="Internet_20_link" text:visited-style-name="Visited_20_Internet_20_Link">//upload.wikimedia.org/wikipedia/commons/thumb/f/f5/Flag_of_the_United_States_%281912-1959%29.svg/20px-Flag_of_the_United_States_%281912-1959%29.svg.png</text:a>" width="20" height="11" class="thumbborder" srcset="//upload.wikimedia.org/wikipedia/commons/thumb/f/f5/Flag_of_the_United_States_%281912-1959%29.svg/30px-Flag_of_the_United_States_%281912-1959%29.svg.png 1.5x, //upload.wikimedia.org/wikipedia/commons/thumb/f/f5/Flag_of_the_United_States_%281912-1959%29.svg/40px-Flag_of_the_United_States_%281912-1959%29.svg.png 2x" data-file-width="1900" data-file-height="1000" /&gt;&lt;/a&gt; &lt;a href="<text:a xlink:type="simple" xlink:href="view-source:https://fr.wikipedia.org/wiki/Équipe_des_États-Unis_de_football" text:style-name="Internet_20_link" text:visited-style-name="Visited_20_Internet_20_Link">/wiki/%C3%89quipe_des_%C3%89tats-Unis_de_football</text:a>" title="Équipe des États-Unis de football"&gt;États-Unis&lt;/a&gt;&lt;/span&gt;&lt;sup id="cite_ref-75" class="reference"&gt;&lt;a href="<text:a xlink:type="simple" xlink:href="view-source:https://fr.wikipedia.org/wiki/Coupe_du_monde_de_football#cite_note-75" text:style-name="Internet_20_link" text:visited-style-name="Visited_20_Internet_20_Link">#cite_note-75</text:a>"&gt;&lt;span class="cite_crochet"&gt;[&lt;/span&gt;71&lt;span class="cite_crochet"&gt;]&lt;/span&gt;&lt;/a&gt;&lt;/sup&gt;</text:p>
      <text:p text:style-name="Preformatted_20_Text"><text:bookmark text:name="line379"/>&lt;/td&gt;</text:p>
      <text:p text:style-name="Preformatted_20_Text"><text:bookmark text:name="line380"/>&lt;td&gt;&lt;span class="nowrap"&gt;&lt;span class="flagicon"&gt;&lt;a href="<text:a xlink:type="simple" xlink:href="view-source:https://fr.wikipedia.org/wiki/Fichier:Pan-Slavic_flag.svg" text:style-name="Internet_20_link" text:visited-style-name="Visited_20_Internet_20_Link">/wiki/Fichier:Pan-Slavic_flag.svg</text:a>" class="image" title="Drapeau&amp;#160;: Yougoslavie (1918–1943)"&gt;&lt;img alt="Drapeau&amp;#160;: Yougoslavie (1918–1943)" src="<text:a xlink:type="simple" xlink:href="view-source:https://upload.wikimedia.org/wikipedia/commons/thumb/6/6e/Pan-Slavic_flag.svg/20px-Pan-Slavic_flag.svg.png" text:style-name="Internet_20_link" text:visited-style-name="Visited_20_Internet_20_Link">//upload.wikimedia.org/wikipedia/commons/thumb/6/6e/Pan-Slavic_flag.svg/20px-Pan-Slavic_flag.svg.png</text:a>" width="20" height="13" class="noviewer thumbborder" srcset="//upload.wikimedia.org/wikipedia/commons/thumb/6/6e/Pan-Slavic_flag.svg/30px-Pan-Slavic_flag.svg.png 1.5x, //upload.wikimedia.org/wikipedia/commons/thumb/6/6e/Pan-Slavic_flag.svg/40px-Pan-Slavic_flag.svg.png 2x" data-file-width="900" data-file-height="600" /&gt;&lt;/a&gt;&lt;/span&gt; &lt;a href="<text:a xlink:type="simple" xlink:href="view-source:https://fr.wikipedia.org/wiki/Équipe_de_Yougoslavie_de_football" text:style-name="Internet_20_link" text:visited-style-name="Visited_20_Internet_20_Link">/wiki/%C3%89quipe_de_Yougoslavie_de_football</text:a>" title="Équipe de Yougoslavie de football"&gt;Yougoslavie&lt;/a&gt;&lt;/span&gt;</text:p>
      <text:p text:style-name="Preformatted_20_Text"><text:bookmark text:name="line381"/>&lt;/td&gt;</text:p>
      <text:p text:style-name="Preformatted_20_Text"><text:bookmark text:name="line382"/>&lt;td&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Guillermo_Stábile" text:style-name="Internet_20_link" text:visited-style-name="Visited_20_Internet_20_Link">/wiki/Guillermo_St%C3%A1bile</text:a>" title="Guillermo Stábile"&gt;Guillermo Stábile&lt;/a&gt; (8)</text:p>
      <text:p text:style-name="Preformatted_20_Text"><text:bookmark text:name="line383"/>&lt;/td&gt;</text:p>
      <text:p text:style-name="Preformatted_20_Text"><text:bookmark text:name="line384"/>&lt;td&gt;&lt;span class="datasortkey" data-sort-value="Uruguay"&gt;&lt;span class="flagicon"&gt;&lt;a href="<text:a xlink:type="simple" xlink:href="view-source:https://fr.wikipedia.org/wiki/Fichier:Flag_of_Uruguay.svg" text:style-name="Internet_20_link" text:visited-style-name="Visited_20_Internet_20_Link">/wiki/Fichier:Flag_of_Uruguay.svg</text:a>" class="image" title="Drapeau de <text:soft-page-break/>l&amp;#39;Uruguay"&gt;&lt;img alt="Drapeau de l&amp;#39;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amp;#160;&lt;/span&gt;&lt;a href="<text:a xlink:type="simple" xlink:href="view-source:https://fr.wikipedia.org/wiki/Uruguay" text:style-name="Internet_20_link" text:visited-style-name="Visited_20_Internet_20_Link">/wiki/Uruguay</text:a>" title="Uruguay"&gt;Uruguay&lt;/a&gt;&lt;/span&gt;</text:p>
      <text:p text:style-name="Preformatted_20_Text"><text:bookmark text:name="line385"/>&lt;/td&gt;</text:p>
      <text:p text:style-name="Preformatted_20_Text"><text:bookmark text:name="line386"/>&lt;td&gt;&lt;a href="<text:a xlink:type="simple" xlink:href="view-source:https://fr.wikipedia.org/wiki/José_Nasazzi" text:style-name="Internet_20_link" text:visited-style-name="Visited_20_Internet_20_Link">/wiki/Jos%C3%A9_Nasazzi</text:a>" title="José Nasazzi"&gt;José Nasazzi&lt;/a&gt;</text:p>
      <text:p text:style-name="Preformatted_20_Text"><text:bookmark text:name="line387"/>&lt;/td&gt;</text:p>
      <text:p text:style-name="Preformatted_20_Text"><text:bookmark text:name="line388"/>&lt;td&gt;&lt;a href="<text:a xlink:type="simple" xlink:href="view-source:https://fr.wikipedia.org/wiki/Alberto_Suppici" text:style-name="Internet_20_link" text:visited-style-name="Visited_20_Internet_20_Link">/wiki/Alberto_Suppici</text:a>" title="Alberto Suppici"&gt;Alberto Suppici&lt;/a&gt;</text:p>
      <text:p text:style-name="Preformatted_20_Text"><text:bookmark text:name="line389"/>&lt;/td&gt;&lt;/tr&gt;</text:p>
      <text:p text:style-name="Preformatted_20_Text"><text:bookmark text:name="line390"/>&lt;tr&gt;</text:p>
      <text:p text:style-name="Preformatted_20_Text"><text:bookmark text:name="line391"/>&lt;td&gt;&lt;a href="<text:a xlink:type="simple" xlink:href="view-source:https://fr.wikipedia.org/wiki/Coupe_du_monde_de_football_de_1934" text:style-name="Internet_20_link" text:visited-style-name="Visited_20_Internet_20_Link">/wiki/Coupe_du_monde_de_football_de_1934</text:a>" title="Coupe du monde de football de 1934"&gt;1934&lt;/a&gt;</text:p>
      <text:p text:style-name="Preformatted_20_Text"><text:bookmark text:name="line392"/>&lt;/td&gt;</text:p>
      <text:p text:style-name="Preformatted_20_Text"><text:bookmark text:name="line393"/>&lt;td&gt;&lt;abbr class="abbr" title="Deuxième"&gt;2&lt;sup&gt;e&lt;/sup&gt;&lt;/abbr&gt;</text:p>
      <text:p text:style-name="Preformatted_20_Text"><text:bookmark text:name="line394"/>&lt;/td&gt;</text:p>
      <text:p text:style-name="Preformatted_20_Text"><text:bookmark text:name="line395"/>&lt;td&gt;&lt;b&gt;&lt;span class="nowrap"&gt;&lt;span class="flagicon"&gt;&lt;a href="<text:a xlink:type="simple" xlink:href="view-source:https://fr.wikipedia.org/wiki/Fichier:Flag_of_Italy_(1861-1946)_crowned.svg" text:style-name="Internet_20_link" text:visited-style-name="Visited_20_Internet_20_Link">/wiki/Fichier:Flag_of_Italy_(1861-1946)_crowned.svg</text:a>" class="image" title="Drapeau&amp;#160;: Italie"&gt;&lt;img alt="Drapeau&amp;#160;: Italie" src="<text:a xlink:type="simple" xlink:href="view-source:https://upload.wikimedia.org/wikipedia/commons/thumb/0/0d/Flag_of_Italy_%281861-1946%29_crowned.svg/20px-Flag_of_Italy_%281861-1946%29_crowned.svg.png" text:style-name="Internet_20_link" text:visited-style-name="Visited_20_Internet_20_Link">//upload.wikimedia.org/wikipedia/commons/thumb/0/0d/Flag_of_Italy_%281861-1946%29_crowned.svg/20px-Flag_of_Italy_%281861-1946%29_crowned.svg.png</text:a>" width="20" height="13" class="noviewer thumbborder" srcset="//upload.wikimedia.org/wikipedia/commons/thumb/0/0d/Flag_of_Italy_%281861-1946%29_crowned.svg/30px-Flag_of_Italy_%281861-1946%29_crowned.svg.png 1.5x, //upload.wikimedia.org/wikipedia/commons/thumb/0/0d/Flag_of_Italy_%281861-1946%29_crowned.svg/40px-Flag_of_Italy_%281861-1946%29_crowned.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lt;/b&gt;</text:p>
      <text:p text:style-name="Preformatted_20_Text"><text:bookmark text:name="line396"/>&lt;/td&gt;</text:p>
      <text:p text:style-name="Preformatted_20_Text"><text:bookmark text:name="line397"/>&lt;td&gt;&lt;span class="nowrap"&gt;&lt;span class="flagicon"&gt;&lt;a href="<text:a xlink:type="simple" xlink:href="view-source:https://fr.wikipedia.org/wiki/Fichier:Flag_of_the_Czech_Republic.svg" text:style-name="Internet_20_link" text:visited-style-name="Visited_20_Internet_20_Link">/wiki/Fichier:Flag_of_the_Czech_Republic.svg</text:a>" class="image" title="Drapeau&amp;#160;: Tchécoslovaquie"&gt;&lt;img alt="Drapeau&amp;#160;: Tchécoslovaquie" src="<text:a xlink:type="simple" xlink:href="view-source:https://upload.wikimedia.org/wikipedia/commons/thumb/c/cb/Flag_of_the_Czech_Republic.svg/20px-Flag_of_the_Czech_Republic.svg.png" text:style-name="Internet_20_link" text:visited-style-name="Visited_20_Internet_20_Link">//upload.wikimedia.org/wikipedia/commons/thumb/c/cb/Flag_of_the_Czech_Republic.svg/20px-Flag_of_the_Czech_Republic.svg.png</text:a>" width="20" height="13" class="noviewer thumbborder" srcset="//upload.wikimedia.org/wikipedia/commons/thumb/c/cb/Flag_of_the_Czech_Republic.svg/30px-Flag_of_the_Czech_Republic.svg.png 1.5x, //upload.wikimedia.org/wikipedia/commons/thumb/c/cb/Flag_of_the_Czech_Republic.svg/40px-Flag_of_the_Czech_Republic.svg.png 2x" data-file-width="900" data-file-height="600" /&gt;&lt;/a&gt;&lt;/span&gt; &lt;a href="<text:a xlink:type="simple" xlink:href="view-source:https://fr.wikipedia.org/wiki/Équipe_de_Tchécoslovaquie_de_football" text:style-name="Internet_20_link" text:visited-style-name="Visited_20_Internet_20_Link">/wiki/%C3%89quipe_de_Tch%C3%A9coslovaquie_de_football</text:a>" title="Équipe de Tchécoslovaquie de football"&gt;Tchécoslovaquie&lt;/a&gt;&lt;/span&gt;</text:p>
      <text:p text:style-name="Preformatted_20_Text"><text:bookmark text:name="line398"/>&lt;/td&gt;</text:p>
      <text:p text:style-name="Preformatted_20_Text"><text:bookmark text:name="line399"/>&lt;td&gt;&lt;span class="flagicon"&gt;&lt;a href="<text:a xlink:type="simple" xlink:href="view-source:https://fr.wikipedia.org/wiki/Fichier:Flag_of_the_German_Reich_(1933–1935).svg" text:style-name="Internet_20_link" text:visited-style-name="Visited_20_Internet_20_Link">/wiki/Fichier:Flag_of_the_German_Reich_(1933%E2%80%931935).svg</text:a>" class="image" title="Drapeau&amp;#160;: Troisième Reich (1933-1935)"&gt;&lt;img alt="Drapeau&amp;#160;: Troisième Reich (1933-1935)" src="<text:a xlink:type="simple" xlink:href="view-source:https://upload.wikimedia.org/wikipedia/commons/thumb/f/fb/Flag_of_the_German_Reich_%281933–1935%29.svg/20px-Flag_of_the_German_Reich_%281933–1935%29.svg.png" text:style-name="Internet_20_link" text:visited-style-name="Visited_20_Internet_20_Link">//upload.wikimedia.org/wikipedia/commons/thumb/f/fb/Flag_of_the_German_Reich_%281933%E2%80%931935%29.svg/20px-Flag_of_the_German_Reich_%281933%E2%80%931935%29.svg.png</text:a>" width="20" height="12" class="noviewer thumbborder" srcset="//upload.wikimedia.org/wikipedia/commons/thumb/f/fb/Flag_of_the_German_Reich_%281933%E2%80%931935%29.svg/30px-Flag_of_the_German_Reich_%281933%E2%80%931935%29.svg.png 1.5x, //upload.wikimedia.org/wikipedia/commons/thumb/f/fb/Flag_of_the_German_Reich_%281933%E2%80%931935%29.svg/40px-Flag_of_the_German_Reich_<text:soft-page-break/>%281933%E2%80%931935%29.svg.png 2x" data-file-width="1000" data-file-height="600" /&gt;&lt;/a&gt;&lt;/span&gt;&lt;span class="nowrap"&gt;&lt;span class="flagicon"&gt;&lt;a href="<text:a xlink:type="simple" xlink:href="view-source:https://fr.wikipedia.org/wiki/Fichier:Flag_of_the_German_Reich_(1935–1945).svg" text:style-name="Internet_20_link" text:visited-style-name="Visited_20_Internet_20_Link">/wiki/Fichier:Flag_of_the_German_Reich_(1935%E2%80%931945).svg</text:a>" class="image" title="Drapeau&amp;#160;: Allemagne"&gt;&lt;img alt="Drapeau&amp;#160;: Allemagne" src="<text:a xlink:type="simple" xlink:href="view-source:https://upload.wikimedia.org/wikipedia/commons/thumb/7/7c/Flag_of_the_German_Reich_%281935–1945%29.svg/20px-Flag_of_the_German_Reich_%281935–1945%29.svg.png" text:style-name="Internet_20_link" text:visited-style-name="Visited_20_Internet_20_Link">//upload.wikimedia.org/wikipedia/commons/thumb/7/7c/Flag_of_the_German_Reich_%281935%E2%80%931945%29.svg/20px-Flag_of_the_German_Reich_%281935%E2%80%931945%29.svg.png</text:a>" width="20" height="12" class="noviewer thumbborder" srcset="//upload.wikimedia.org/wikipedia/commons/thumb/7/7c/Flag_of_the_German_Reich_%281935%E2%80%931945%29.svg/30px-Flag_of_the_German_Reich_%281935%E2%80%931945%29.svg.png 1.5x, //upload.wikimedia.org/wikipedia/commons/thumb/7/7c/Flag_of_the_German_Reich_%281935%E2%80%931945%29.svg/40px-Flag_of_the_German_Reich_%281935%E2%80%931945%29.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text:p>
      <text:p text:style-name="Preformatted_20_Text"><text:bookmark text:name="line400"/>&lt;/td&gt;</text:p>
      <text:p text:style-name="Preformatted_20_Text"><text:bookmark text:name="line401"/>&lt;td&gt;&lt;span class="nowrap"&gt;&lt;span class="flagicon"&gt;&lt;a href="<text:a xlink:type="simple" xlink:href="view-source:https://fr.wikipedia.org/wiki/Fichier:Flag_of_Austria.svg" text:style-name="Internet_20_link" text:visited-style-name="Visited_20_Internet_20_Link">/wiki/Fichier:Flag_of_Austria.svg</text:a>" class="image" title="Drapeau&amp;#160;: Autriche"&gt;&lt;img alt="Drapeau&amp;#160;: Autriche" src="<text:a xlink:type="simple" xlink:href="view-source:https://upload.wikimedia.org/wikipedia/commons/thumb/4/41/Flag_of_Austria.svg/20px-Flag_of_Austria.svg.png" text:style-name="Internet_20_link" text:visited-style-name="Visited_20_Internet_20_Link">//upload.wikimedia.org/wikipedia/commons/thumb/4/41/Flag_of_Austria.svg/20px-Flag_of_Austria.svg.png</text:a>" width="20" height="13" class="noviewer thumbborder" srcset="//upload.wikimedia.org/wikipedia/commons/thumb/4/41/Flag_of_Austria.svg/30px-Flag_of_Austria.svg.png 1.5x, //upload.wikimedia.org/wikipedia/commons/thumb/4/41/Flag_of_Austria.svg/40px-Flag_of_Austria.svg.png 2x" data-file-width="900" data-file-height="600" /&gt;&lt;/a&gt;&lt;/span&gt; &lt;a href="<text:a xlink:type="simple" xlink:href="view-source:https://fr.wikipedia.org/wiki/Équipe_d%27Autriche_de_football" text:style-name="Internet_20_link" text:visited-style-name="Visited_20_Internet_20_Link">/wiki/%C3%89quipe_d%27Autriche_de_football</text:a>" title="Équipe d&amp;#39;Autriche de football"&gt;Autriche&lt;/a&gt;&lt;/span&gt;</text:p>
      <text:p text:style-name="Preformatted_20_Text"><text:bookmark text:name="line402"/>&lt;/td&gt;</text:p>
      <text:p text:style-name="Preformatted_20_Text"><text:bookmark text:name="line403"/>&lt;td&gt;&lt;span class="flagicon"&gt;&lt;a href="<text:a xlink:type="simple" xlink:href="view-source:https://fr.wikipedia.org/wiki/Fichier:Flag_of_the_Czech_Republic.svg" text:style-name="Internet_20_link" text:visited-style-name="Visited_20_Internet_20_Link">/wiki/Fichier:Flag_of_the_Czech_Republic.svg</text:a>" class="image" title="Drapeau&amp;#160;: Tchécoslovaquie"&gt;&lt;img alt="Drapeau&amp;#160;: Tchécoslovaquie" src="<text:a xlink:type="simple" xlink:href="view-source:https://upload.wikimedia.org/wikipedia/commons/thumb/c/cb/Flag_of_the_Czech_Republic.svg/20px-Flag_of_the_Czech_Republic.svg.png" text:style-name="Internet_20_link" text:visited-style-name="Visited_20_Internet_20_Link">//upload.wikimedia.org/wikipedia/commons/thumb/c/cb/Flag_of_the_Czech_Republic.svg/20px-Flag_of_the_Czech_Republic.svg.png</text:a>" width="20" height="13" class="noviewer thumbborder" srcset="//upload.wikimedia.org/wikipedia/commons/thumb/c/cb/Flag_of_the_Czech_Republic.svg/30px-Flag_of_the_Czech_Republic.svg.png 1.5x, //upload.wikimedia.org/wikipedia/commons/thumb/c/cb/Flag_of_the_Czech_Republic.svg/40px-Flag_of_the_Czech_Republic.svg.png 2x" data-file-width="900" data-file-height="600" /&gt;&lt;/a&gt;&lt;/span&gt; &lt;a href="<text:a xlink:type="simple" xlink:href="view-source:https://fr.wikipedia.org/wiki/Oldřich_Nejedlý" text:style-name="Internet_20_link" text:visited-style-name="Visited_20_Internet_20_Link">/wiki/Old%C5%99ich_Nejedl%C3%BD</text:a>" title="Oldřich Nejedlý"&gt;Oldřich Nejedlý&lt;/a&gt; (5)</text:p>
      <text:p text:style-name="Preformatted_20_Text"><text:bookmark text:name="line404"/>&lt;/td&gt;</text:p>
      <text:p text:style-name="Preformatted_20_Text"><text:bookmark text:name="line405"/>&lt;td&gt;&lt;span class="flagicon"&gt;&lt;a href="<text:a xlink:type="simple" xlink:href="view-source:https://fr.wikipedia.org/wiki/Fichier:Flag_of_Italy_(1861-1946)_crowned.svg" text:style-name="Internet_20_link" text:visited-style-name="Visited_20_Internet_20_Link">/wiki/Fichier:Flag_of_Italy_(1861-1946)_crowned.svg</text:a>" class="image" title="Drapeau&amp;#160;: Italie"&gt;&lt;img alt="Drapeau&amp;#160;: Italie" src="<text:a xlink:type="simple" xlink:href="view-source:https://upload.wikimedia.org/wikipedia/commons/thumb/0/0d/Flag_of_Italy_%281861-1946%29_crowned.svg/20px-Flag_of_Italy_%281861-1946%29_crowned.svg.png" text:style-name="Internet_20_link" text:visited-style-name="Visited_20_Internet_20_Link">//upload.wikimedia.org/wikipedia/commons/thumb/0/0d/Flag_of_Italy_%281861-1946%29_crowned.svg/20px-Flag_of_Italy_%281861-1946%29_crowned.svg.png</text:a>" width="20" height="13" class="noviewer thumbborder" srcset="//upload.wikimedia.org/wikipedia/commons/thumb/0/0d/Flag_of_Italy_%281861-1946%29_crowned.svg/30px-Flag_of_Italy_%281861-1946%29_crowned.svg.png 1.5x, //upload.wikimedia.org/wikipedia/commons/thumb/0/0d/Flag_of_Italy_%281861-1946%29_crowned.svg/40px-Flag_of_Italy_%281861-1946%29_crowned.svg.png 2x" data-file-width="1500" data-file-height="1000" /&gt;&lt;/a&gt;&lt;/span&gt; &lt;a href="<text:a xlink:type="simple" xlink:href="view-source:https://fr.wikipedia.org/wiki/Italie" text:style-name="Internet_20_link" text:visited-style-name="Visited_20_Internet_20_Link">/wiki/Italie</text:a>" title="Italie"&gt;Italie&lt;/a&gt;</text:p>
      <text:p text:style-name="Preformatted_20_Text"><text:bookmark text:name="line406"/>&lt;/td&gt;</text:p>
      <text:p text:style-name="Preformatted_20_Text"><text:bookmark text:name="line407"/>&lt;td&gt;&lt;a href="<text:a xlink:type="simple" xlink:href="view-source:https://fr.wikipedia.org/wiki/Giampiero_Combi" text:style-name="Internet_20_link" text:visited-style-name="Visited_20_Internet_20_Link">/wiki/Giampiero_Combi</text:a>" class="mw-redirect" title="Giampiero Combi"&gt;Giampiero Combi&lt;/a&gt;</text:p>
      <text:p text:style-name="Preformatted_20_Text"><text:bookmark text:name="line408"/>&lt;/td&gt;</text:p>
      <text:p text:style-name="Preformatted_20_Text"><text:bookmark text:name="line409"/>&lt;td&gt;&lt;a href="<text:a xlink:type="simple" xlink:href="view-source:https://fr.wikipedia.org/wiki/Vittorio_Pozzo" text:style-name="Internet_20_link" text:visited-style-name="Visited_20_Internet_20_Link">/wiki/Vittorio_Pozzo</text:a>" title="Vittorio Pozzo"&gt;Vittorio Pozzo&lt;/a&gt;</text:p>
      <text:p text:style-name="Preformatted_20_Text"><text:bookmark text:name="line410"/><text:soft-page-break/>&lt;/td&gt;&lt;/tr&gt;</text:p>
      <text:p text:style-name="Preformatted_20_Text"><text:bookmark text:name="line411"/>&lt;tr&gt;</text:p>
      <text:p text:style-name="Preformatted_20_Text"><text:bookmark text:name="line412"/>&lt;td&gt;&lt;a href="<text:a xlink:type="simple" xlink:href="view-source:https://fr.wikipedia.org/wiki/Coupe_du_monde_de_football_de_1938" text:style-name="Internet_20_link" text:visited-style-name="Visited_20_Internet_20_Link">/wiki/Coupe_du_monde_de_football_de_1938</text:a>" title="Coupe du monde de football de 1938"&gt;1938&lt;/a&gt;</text:p>
      <text:p text:style-name="Preformatted_20_Text"><text:bookmark text:name="line413"/>&lt;/td&gt;</text:p>
      <text:p text:style-name="Preformatted_20_Text"><text:bookmark text:name="line414"/>&lt;td&gt;&lt;abbr class="abbr" title="Troisième"&gt;3&lt;sup&gt;e&lt;/sup&gt;&lt;/abbr&gt;</text:p>
      <text:p text:style-name="Preformatted_20_Text"><text:bookmark text:name="line415"/>&lt;/td&gt;</text:p>
      <text:p text:style-name="Preformatted_20_Text"><text:bookmark text:name="line416"/>&lt;td&gt;&lt;b&gt;&lt;span class="nowrap"&gt;&lt;span class="flagicon"&gt;&lt;a href="<text:a xlink:type="simple" xlink:href="view-source:https://fr.wikipedia.org/wiki/Fichier:Flag_of_Italy_(1861-1946)_crowned.svg" text:style-name="Internet_20_link" text:visited-style-name="Visited_20_Internet_20_Link">/wiki/Fichier:Flag_of_Italy_(1861-1946)_crowned.svg</text:a>" class="image" title="Drapeau&amp;#160;: Italie"&gt;&lt;img alt="Drapeau&amp;#160;: Italie" src="<text:a xlink:type="simple" xlink:href="view-source:https://upload.wikimedia.org/wikipedia/commons/thumb/0/0d/Flag_of_Italy_%281861-1946%29_crowned.svg/20px-Flag_of_Italy_%281861-1946%29_crowned.svg.png" text:style-name="Internet_20_link" text:visited-style-name="Visited_20_Internet_20_Link">//upload.wikimedia.org/wikipedia/commons/thumb/0/0d/Flag_of_Italy_%281861-1946%29_crowned.svg/20px-Flag_of_Italy_%281861-1946%29_crowned.svg.png</text:a>" width="20" height="13" class="noviewer thumbborder" srcset="//upload.wikimedia.org/wikipedia/commons/thumb/0/0d/Flag_of_Italy_%281861-1946%29_crowned.svg/30px-Flag_of_Italy_%281861-1946%29_crowned.svg.png 1.5x, //upload.wikimedia.org/wikipedia/commons/thumb/0/0d/Flag_of_Italy_%281861-1946%29_crowned.svg/40px-Flag_of_Italy_%281861-1946%29_crowned.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lt;/b&gt; (2)</text:p>
      <text:p text:style-name="Preformatted_20_Text"><text:bookmark text:name="line417"/>&lt;/td&gt;</text:p>
      <text:p text:style-name="Preformatted_20_Text"><text:bookmark text:name="line418"/>&lt;td&gt;&lt;span class="nowrap"&gt;&lt;span class="flagicon"&gt;&lt;a href="<text:a xlink:type="simple" xlink:href="view-source:https://fr.wikipedia.org/wiki/Fichier:Flag_of_Hungary_(1915-1918,_1919-1946).svg" text:style-name="Internet_20_link" text:visited-style-name="Visited_20_Internet_20_Link">/wiki/Fichier:Flag_of_Hungary_(1915-1918,_1919-1946).svg</text:a>" class="image" title="Drapeau&amp;#160;: Royaume de Hongrie"&gt;&lt;img alt="Drapeau&amp;#160;: Royaume de Hongrie" src="<text:a xlink:type="simple" xlink:href="view-source:https://upload.wikimedia.org/wikipedia/commons/thumb/8/8b/Flag_of_Hungary_%281915-1918%2C_1919-1946%29.svg/20px-Flag_of_Hungary_%281915-1918%2C_1919-1946%29.svg.png" text:style-name="Internet_20_link" text:visited-style-name="Visited_20_Internet_20_Link">//upload.wikimedia.org/wikipedia/commons/thumb/8/8b/Flag_of_Hungary_%281915-1918%2C_1919-1946%29.svg/20px-Flag_of_Hungary_%281915-1918%2C_1919-1946%29.svg.png</text:a>" width="20" height="10" class="noviewer thumbborder" srcset="//upload.wikimedia.org/wikipedia/commons/thumb/8/8b/Flag_of_Hungary_%281915-1918%2C_1919-1946%29.svg/30px-Flag_of_Hungary_%281915-1918%2C_1919-1946%29.svg.png 1.5x, //upload.wikimedia.org/wikipedia/commons/thumb/8/8b/Flag_of_Hungary_%281915-1918%2C_1919-1946%29.svg/40px-Flag_of_Hungary_%281915-1918%2C_1919-1946%29.svg.png 2x" data-file-width="1200" data-file-height="600" /&gt;&lt;/a&gt;&lt;/span&gt; &lt;a href="<text:a xlink:type="simple" xlink:href="view-source:https://fr.wikipedia.org/wiki/Équipe_de_Hongrie_de_football" text:style-name="Internet_20_link" text:visited-style-name="Visited_20_Internet_20_Link">/wiki/%C3%89quipe_de_Hongrie_de_football</text:a>" title="Équipe de Hongrie de football"&gt;Hongrie&lt;/a&gt;&lt;/span&gt;</text:p>
      <text:p text:style-name="Preformatted_20_Text"><text:bookmark text:name="line419"/>&lt;/td&gt;</text:p>
      <text:p text:style-name="Preformatted_20_Text"><text:bookmark text:name="line420"/>&lt;td&gt;&lt;span class="nowrap"&gt;&lt;span class="flagicon"&gt;&lt;a href="<text:a xlink:type="simple" xlink:href="view-source:https://fr.wikipedia.org/wiki/Fichier:Flag_of_Brazil_(1889–1960).svg" text:style-name="Internet_20_link" text:visited-style-name="Visited_20_Internet_20_Link">/wiki/Fichier:Flag_of_Brazil_(1889%E2%80%931960).svg</text:a>" class="image" title="Drapeau&amp;#160;: États-Unis du Brésil"&gt;&lt;img alt="Drapeau&amp;#160;: États-Unis du Brésil" src="<text:a xlink:type="simple" xlink:href="view-source:https://upload.wikimedia.org/wikipedia/commons/thumb/9/92/Flag_of_Brazil_%281889–1960%29.svg/20px-Flag_of_Brazil_%281889–1960%29.svg.png" text:style-name="Internet_20_link" text:visited-style-name="Visited_20_Internet_20_Link">//upload.wikimedia.org/wikipedia/commons/thumb/9/92/Flag_of_Brazil_%281889%E2%80%931960%29.svg/20px-Flag_of_Brazil_%281889%E2%80%931960%29.svg.png</text:a>" width="20" height="14" class="noviewer thumbborder" srcset="//upload.wikimedia.org/wikipedia/commons/thumb/9/92/Flag_of_Brazil_%281889%E2%80%931960%29.svg/30px-Flag_of_Brazil_%281889%E2%80%931960%29.svg.png 1.5x, //upload.wikimedia.org/wikipedia/commons/thumb/9/92/Flag_of_Brazil_%281889%E2%80%931960%29.svg/40px-Flag_of_Brazil_%281889%E2%80%931960%29.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text:p>
      <text:p text:style-name="Preformatted_20_Text"><text:bookmark text:name="line421"/>&lt;/td&gt;</text:p>
      <text:p text:style-name="Preformatted_20_Text"><text:bookmark text:name="line422"/>&lt;td&gt;&lt;span class="nowrap"&gt;&lt;span class="flagicon"&gt;&lt;a href="<text:a xlink:type="simple" xlink:href="view-source:https://fr.wikipedia.org/wiki/Fichier:Flag_of_Sweden.svg" text:style-name="Internet_20_link" text:visited-style-name="Visited_20_Internet_20_Link">/wiki/Fichier:Flag_of_Sweden.svg</text:a>" class="image" title="Drapeau&amp;#160;: Suède"&gt;&lt;img alt="Drapeau&amp;#160;: Suède" src="<text:a xlink:type="simple" xlink:href="view-source:https://upload.wikimedia.org/wikipedia/commons/thumb/4/4c/Flag_of_Sweden.svg/20px-Flag_of_Sweden.svg.png" text:style-name="Internet_20_link" text:visited-style-name="Visited_20_Internet_20_Link">//upload.wikimedia.org/wikipedia/commons/thumb/4/4c/Flag_of_Sweden.svg/20px-Flag_of_Sweden.svg.png</text:a>" width="20" height="13" class="noviewer thumbborder" srcset="//upload.wikimedia.org/wikipedia/commons/thumb/4/4c/Flag_of_Sweden.svg/30px-Flag_of_Sweden.svg.png 1.5x, //upload.wikimedia.org/wikipedia/commons/thumb/4/4c/Flag_of_Sweden.svg/40px-Flag_of_Sweden.svg.png 2x" data-file-width="1600" data-file-height="1000" <text:soft-page-break/>/&gt;&lt;/a&gt;&lt;/span&gt; &lt;a href="<text:a xlink:type="simple" xlink:href="view-source:https://fr.wikipedia.org/wiki/Équipe_de_Suède_de_football" text:style-name="Internet_20_link" text:visited-style-name="Visited_20_Internet_20_Link">/wiki/%C3%89quipe_de_Su%C3%A8de_de_football</text:a>" title="Équipe de Suède de football"&gt;Suède&lt;/a&gt;&lt;/span&gt;</text:p>
      <text:p text:style-name="Preformatted_20_Text"><text:bookmark text:name="line423"/>&lt;/td&gt;</text:p>
      <text:p text:style-name="Preformatted_20_Text"><text:bookmark text:name="line424"/>&lt;td&gt;&lt;span class="flagicon"&gt;&lt;a href="<text:a xlink:type="simple" xlink:href="view-source:https://fr.wikipedia.org/wiki/Fichier:Flag_of_Brazil_(1889–1960).svg" text:style-name="Internet_20_link" text:visited-style-name="Visited_20_Internet_20_Link">/wiki/Fichier:Flag_of_Brazil_(1889%E2%80%931960).svg</text:a>" class="image" title="Drapeau&amp;#160;: États-Unis du Brésil"&gt;&lt;img alt="Drapeau&amp;#160;: États-Unis du Brésil" src="<text:a xlink:type="simple" xlink:href="view-source:https://upload.wikimedia.org/wikipedia/commons/thumb/9/92/Flag_of_Brazil_%281889–1960%29.svg/20px-Flag_of_Brazil_%281889–1960%29.svg.png" text:style-name="Internet_20_link" text:visited-style-name="Visited_20_Internet_20_Link">//upload.wikimedia.org/wikipedia/commons/thumb/9/92/Flag_of_Brazil_%281889%E2%80%931960%29.svg/20px-Flag_of_Brazil_%281889%E2%80%931960%29.svg.png</text:a>" width="20" height="14" class="noviewer thumbborder" srcset="//upload.wikimedia.org/wikipedia/commons/thumb/9/92/Flag_of_Brazil_%281889%E2%80%931960%29.svg/30px-Flag_of_Brazil_%281889%E2%80%931960%29.svg.png 1.5x, //upload.wikimedia.org/wikipedia/commons/thumb/9/92/Flag_of_Brazil_%281889%E2%80%931960%29.svg/40px-Flag_of_Brazil_%281889%E2%80%931960%29.svg.png 2x" data-file-width="720" data-file-height="504" /&gt;&lt;/a&gt;&lt;/span&gt; &lt;a href="<text:a xlink:type="simple" xlink:href="view-source:https://fr.wikipedia.org/wiki/Leônidas_da_Silva" text:style-name="Internet_20_link" text:visited-style-name="Visited_20_Internet_20_Link">/wiki/Le%C3%B4nidas_da_Silva</text:a>" title="Leônidas da Silva"&gt;Leônidas&lt;/a&gt; (7)</text:p>
      <text:p text:style-name="Preformatted_20_Text"><text:bookmark text:name="line425"/>&lt;/td&gt;</text:p>
      <text:p text:style-name="Preformatted_20_Text"><text:bookmark text:name="line426"/>&lt;td&gt;&lt;span class="datasortkey" data-sort-value="France"&gt;&lt;span class="flagicon"&gt;&lt;a href="<text:a xlink:type="simple" xlink:href="view-source:https://fr.wikipedia.org/wiki/Fichier:Flag_of_France.svg" text:style-name="Internet_20_link" text:visited-style-name="Visited_20_Internet_20_Link">/wiki/Fichier:Flag_of_France.svg</text:a>" class="image" title="Drapeau de la France"&gt;&lt;img alt="Drapeau de la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amp;#160;&lt;/span&gt;&lt;a href="<text:a xlink:type="simple" xlink:href="view-source:https://fr.wikipedia.org/wiki/France" text:style-name="Internet_20_link" text:visited-style-name="Visited_20_Internet_20_Link">/wiki/France</text:a>" title="France"&gt;France&lt;/a&gt;&lt;/span&gt;</text:p>
      <text:p text:style-name="Preformatted_20_Text"><text:bookmark text:name="line427"/>&lt;/td&gt;</text:p>
      <text:p text:style-name="Preformatted_20_Text"><text:bookmark text:name="line428"/>&lt;td&gt;&lt;a href="<text:a xlink:type="simple" xlink:href="view-source:https://fr.wikipedia.org/wiki/Giuseppe_Meazza" text:style-name="Internet_20_link" text:visited-style-name="Visited_20_Internet_20_Link">/wiki/Giuseppe_Meazza</text:a>" title="Giuseppe Meazza"&gt;Giuseppe Meazza&lt;/a&gt;</text:p>
      <text:p text:style-name="Preformatted_20_Text"><text:bookmark text:name="line429"/>&lt;/td&gt;</text:p>
      <text:p text:style-name="Preformatted_20_Text"><text:bookmark text:name="line430"/>&lt;td&gt;&lt;a href="<text:a xlink:type="simple" xlink:href="view-source:https://fr.wikipedia.org/wiki/Vittorio_Pozzo" text:style-name="Internet_20_link" text:visited-style-name="Visited_20_Internet_20_Link">/wiki/Vittorio_Pozzo</text:a>" title="Vittorio Pozzo"&gt;Vittorio Pozzo&lt;/a&gt;</text:p>
      <text:p text:style-name="Preformatted_20_Text"><text:bookmark text:name="line431"/>&lt;/td&gt;&lt;/tr&gt;</text:p>
      <text:p text:style-name="Preformatted_20_Text"><text:bookmark text:name="line432"/>&lt;tr&gt;</text:p>
      <text:p text:style-name="Preformatted_20_Text"><text:bookmark text:name="line433"/>&lt;td&gt;&lt;a href="<text:a xlink:type="simple" xlink:href="view-source:https://fr.wikipedia.org/wiki/Coupe_du_monde_de_football_de_1950" text:style-name="Internet_20_link" text:visited-style-name="Visited_20_Internet_20_Link">/wiki/Coupe_du_monde_de_football_de_1950</text:a>" title="Coupe du monde de football de 1950"&gt;1950&lt;/a&gt;</text:p>
      <text:p text:style-name="Preformatted_20_Text"><text:bookmark text:name="line434"/>&lt;/td&gt;</text:p>
      <text:p text:style-name="Preformatted_20_Text"><text:bookmark text:name="line435"/>&lt;td&gt;&lt;abbr class="abbr" title="Quatrième"&gt;4&lt;sup&gt;e&lt;/sup&gt;&lt;/abbr&gt;</text:p>
      <text:p text:style-name="Preformatted_20_Text"><text:bookmark text:name="line436"/>&lt;/td&gt;</text:p>
      <text:p text:style-name="Preformatted_20_Text"><text:bookmark text:name="line437"/>&lt;td&gt;&lt;b&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lt;/b&gt; (2)</text:p>
      <text:p text:style-name="Preformatted_20_Text"><text:bookmark text:name="line438"/>&lt;/td&gt;</text:p>
      <text:p text:style-name="Preformatted_20_Text"><text:bookmark text:name="line439"/>&lt;td&gt;&lt;span class="nowrap"&gt;&lt;span class="flagicon"&gt;&lt;a href="<text:a xlink:type="simple" xlink:href="view-source:https://fr.wikipedia.org/wiki/Fichier:Flag_of_Brazil_(1889–1960).svg" text:style-name="Internet_20_link" text:visited-style-name="Visited_20_Internet_20_Link">/wiki/Fichier:Flag_of_Brazil_(1889%E2%80%931960).svg</text:a>" class="image" title="Drapeau&amp;#160;: États-Unis du Brésil"&gt;&lt;img alt="Drapeau&amp;#160;: États-Unis du Brésil" src="<text:a xlink:type="simple" xlink:href="view-source:https://upload.wikimedia.org/wikipedia/commons/thumb/9/92/Flag_of_Brazil_%281889–1960%29.svg/20px-Flag_of_Brazil_%281889–1960%29.svg.png" text:style-name="Internet_20_link" text:visited-style-name="Visited_20_Internet_20_Link">//upload.wikimedia.org/wikipedia/commons/thumb/9/92/Flag_of_Brazil_%281889%E2%80%931960%29.svg/20px-Flag_of_Brazil_%281889%E2%80%931960%29.svg.png</text:a>" width="20" height="14" class="noviewer thumbborder" srcset="//upload.wikimedia.org/wikipedia/commons/thumb/9/92/Flag_of_Brazil_%281889%E2%80%931960%29.svg/30px-Flag_of_Brazil_%281889%E2%80%931960%29.svg.png 1.5x, //upload.wikimedia.org/wikipedia/commons/thumb/9/92/Flag_of_Brazil_%281889%E2%80%931960%29.svg/40px-Flag_of_Brazil_%281889%E2%80%931960%29.svg.png 2x" <text:soft-page-break/>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sup id="cite_ref-76" class="reference"&gt;&lt;a href="<text:a xlink:type="simple" xlink:href="view-source:https://fr.wikipedia.org/wiki/Coupe_du_monde_de_football#cite_note-76" text:style-name="Internet_20_link" text:visited-style-name="Visited_20_Internet_20_Link">#cite_note-76</text:a>"&gt;&lt;span class="cite_crochet"&gt;[&lt;/span&gt;e&lt;span class="cite_crochet"&gt;]&lt;/span&gt;&lt;/a&gt;&lt;/sup&gt;</text:p>
      <text:p text:style-name="Preformatted_20_Text"><text:bookmark text:name="line440"/>&lt;/td&gt;</text:p>
      <text:p text:style-name="Preformatted_20_Text"><text:bookmark text:name="line441"/>&lt;td&gt;&lt;span class="nowrap"&gt;&lt;span class="flagicon"&gt;&lt;a href="<text:a xlink:type="simple" xlink:href="view-source:https://fr.wikipedia.org/wiki/Fichier:Flag_of_Sweden.svg" text:style-name="Internet_20_link" text:visited-style-name="Visited_20_Internet_20_Link">/wiki/Fichier:Flag_of_Sweden.svg</text:a>" class="image" title="Drapeau&amp;#160;: Suède"&gt;&lt;img alt="Drapeau&amp;#160;: Suède" src="<text:a xlink:type="simple" xlink:href="view-source:https://upload.wikimedia.org/wikipedia/commons/thumb/4/4c/Flag_of_Sweden.svg/20px-Flag_of_Sweden.svg.png" text:style-name="Internet_20_link" text:visited-style-name="Visited_20_Internet_20_Link">//upload.wikimedia.org/wikipedia/commons/thumb/4/4c/Flag_of_Sweden.svg/20px-Flag_of_Sweden.svg.png</text:a>" width="20" height="13" class="noviewer thumbborder" srcset="//upload.wikimedia.org/wikipedia/commons/thumb/4/4c/Flag_of_Sweden.svg/30px-Flag_of_Sweden.svg.png 1.5x, //upload.wikimedia.org/wikipedia/commons/thumb/4/4c/Flag_of_Sweden.svg/40px-Flag_of_Sweden.svg.png 2x" data-file-width="1600" data-file-height="1000" /&gt;&lt;/a&gt;&lt;/span&gt; &lt;a href="<text:a xlink:type="simple" xlink:href="view-source:https://fr.wikipedia.org/wiki/Équipe_de_Suède_de_football" text:style-name="Internet_20_link" text:visited-style-name="Visited_20_Internet_20_Link">/wiki/%C3%89quipe_de_Su%C3%A8de_de_football</text:a>" title="Équipe de Suède de football"&gt;Suède&lt;/a&gt;&lt;/span&gt;</text:p>
      <text:p text:style-name="Preformatted_20_Text"><text:bookmark text:name="line442"/>&lt;/td&gt;</text:p>
      <text:p text:style-name="Preformatted_20_Text"><text:bookmark text:name="line443"/>&lt;td&gt;&lt;span class="nowrap"&gt;&lt;span class="flagicon"&gt;&lt;a href="<text:a xlink:type="simple" xlink:href="view-source:https://fr.wikipedia.org/wiki/Fichier:Flag_of_Spain_(1945–1977).svg" text:style-name="Internet_20_link" text:visited-style-name="Visited_20_Internet_20_Link">/wiki/Fichier:Flag_of_Spain_(1945%E2%80%931977).svg</text:a>" class="image" title="Drapeau&amp;#160;: Espagne"&gt;&lt;img alt="Drapeau&amp;#160;: Espagne" src="<text:a xlink:type="simple" xlink:href="view-source:https://upload.wikimedia.org/wikipedia/commons/thumb/3/33/Flag_of_Spain_%281945–1977%29.svg/20px-Flag_of_Spain_%281945–1977%29.svg.png" text:style-name="Internet_20_link" text:visited-style-name="Visited_20_Internet_20_Link">//upload.wikimedia.org/wikipedia/commons/thumb/3/33/Flag_of_Spain_%281945%E2%80%931977%29.svg/20px-Flag_of_Spain_%281945%E2%80%931977%29.svg.png</text:a>" width="20" height="13" class="noviewer thumbborder" srcset="//upload.wikimedia.org/wikipedia/commons/thumb/3/33/Flag_of_Spain_%281945%E2%80%931977%29.svg/30px-Flag_of_Spain_%281945%E2%80%931977%29.svg.png 1.5x, //upload.wikimedia.org/wikipedia/commons/thumb/3/33/Flag_of_Spain_%281945%E2%80%931977%29.svg/40px-Flag_of_Spain_%281945%E2%80%931977%29.svg.png 2x" data-file-width="750" data-file-height="500" /&gt;&lt;/a&gt;&lt;/span&gt; &lt;a href="<text:a xlink:type="simple" xlink:href="view-source:https://fr.wikipedia.org/wiki/Équipe_d%27Espagne_de_football" text:style-name="Internet_20_link" text:visited-style-name="Visited_20_Internet_20_Link">/wiki/%C3%89quipe_d%27Espagne_de_football</text:a>" title="Équipe d&amp;#39;Espagne de football"&gt;Espagne&lt;/a&gt;&lt;/span&gt;</text:p>
      <text:p text:style-name="Preformatted_20_Text"><text:bookmark text:name="line444"/>&lt;/td&gt;</text:p>
      <text:p text:style-name="Preformatted_20_Text"><text:bookmark text:name="line445"/>&lt;td&gt;&lt;span class="flagicon"&gt;&lt;a href="<text:a xlink:type="simple" xlink:href="view-source:https://fr.wikipedia.org/wiki/Fichier:Flag_of_Brazil_(1889–1960).svg" text:style-name="Internet_20_link" text:visited-style-name="Visited_20_Internet_20_Link">/wiki/Fichier:Flag_of_Brazil_(1889%E2%80%931960).svg</text:a>" class="image" title="Drapeau&amp;#160;: États-Unis du Brésil"&gt;&lt;img alt="Drapeau&amp;#160;: États-Unis du Brésil" src="<text:a xlink:type="simple" xlink:href="view-source:https://upload.wikimedia.org/wikipedia/commons/thumb/9/92/Flag_of_Brazil_%281889–1960%29.svg/20px-Flag_of_Brazil_%281889–1960%29.svg.png" text:style-name="Internet_20_link" text:visited-style-name="Visited_20_Internet_20_Link">//upload.wikimedia.org/wikipedia/commons/thumb/9/92/Flag_of_Brazil_%281889%E2%80%931960%29.svg/20px-Flag_of_Brazil_%281889%E2%80%931960%29.svg.png</text:a>" width="20" height="14" class="noviewer thumbborder" srcset="//upload.wikimedia.org/wikipedia/commons/thumb/9/92/Flag_of_Brazil_%281889%E2%80%931960%29.svg/30px-Flag_of_Brazil_%281889%E2%80%931960%29.svg.png 1.5x, //upload.wikimedia.org/wikipedia/commons/thumb/9/92/Flag_of_Brazil_%281889%E2%80%931960%29.svg/40px-Flag_of_Brazil_%281889%E2%80%931960%29.svg.png 2x" data-file-width="720" data-file-height="504" /&gt;&lt;/a&gt;&lt;/span&gt; &lt;a href="<text:a xlink:type="simple" xlink:href="view-source:https://fr.wikipedia.org/wiki/Ademir_Marques_de_Menezes" text:style-name="Internet_20_link" text:visited-style-name="Visited_20_Internet_20_Link">/wiki/Ademir_Marques_de_Menezes</text:a>" title="Ademir Marques de Menezes"&gt;Ademir&lt;/a&gt; (9)</text:p>
      <text:p text:style-name="Preformatted_20_Text"><text:bookmark text:name="line446"/>&lt;/td&gt;</text:p>
      <text:p text:style-name="Preformatted_20_Text"><text:bookmark text:name="line447"/>&lt;td&gt;&lt;span class="flagicon"&gt;&lt;a href="<text:a xlink:type="simple" xlink:href="view-source:https://fr.wikipedia.org/wiki/Fichier:Flag_of_Brazil_(1889–1960).svg" text:style-name="Internet_20_link" text:visited-style-name="Visited_20_Internet_20_Link">/wiki/Fichier:Flag_of_Brazil_(1889%E2%80%931960).svg</text:a>" class="image" title="Drapeau&amp;#160;: États-Unis du Brésil"&gt;&lt;img alt="Drapeau&amp;#160;: États-Unis du Brésil" src="<text:a xlink:type="simple" xlink:href="view-source:https://upload.wikimedia.org/wikipedia/commons/thumb/9/92/Flag_of_Brazil_%281889–1960%29.svg/20px-Flag_of_Brazil_%281889–1960%29.svg.png" text:style-name="Internet_20_link" text:visited-style-name="Visited_20_Internet_20_Link">//upload.wikimedia.org/wikipedia/commons/thumb/9/92/Flag_of_Brazil_%281889%E2%80%931960%29.svg/20px-Flag_of_Brazil_%281889%E2%80%931960%29.svg.png</text:a>" width="20" height="14" class="noviewer thumbborder" srcset="//upload.wikimedia.org/wikipedia/commons/thumb/9/92/Flag_of_Brazil_%281889%E2%80%931960%29.svg/30px-Flag_of_Brazil_%281889%E2%80%931960%29.svg.png 1.5x, //upload.wikimedia.org/wikipedia/commons/thumb/9/92/Flag_of_Brazil_%281889%E2%80%931960%29.svg/40px-Flag_of_Brazil_%281889%E2%80%931960%29.svg.png 2x" data-file-width="720" data-file-height="504" /&gt;&lt;/a&gt;&lt;/span&gt; &lt;a href="<text:a xlink:type="simple" xlink:href="view-source:https://fr.wikipedia.org/wiki/Brésil" text:style-name="Internet_20_link" text:visited-style-name="Visited_20_Internet_20_Link">/wiki/Br%C3%A9sil</text:a>" title="Brésil"&gt;Brésil&lt;/a&gt;</text:p>
      <text:p text:style-name="Preformatted_20_Text"><text:bookmark text:name="line448"/>&lt;/td&gt;</text:p>
      <text:p text:style-name="Preformatted_20_Text"><text:bookmark text:name="line449"/><text:soft-page-break/>&lt;td&gt;&lt;a href="<text:a xlink:type="simple" xlink:href="view-source:https://fr.wikipedia.org/wiki/Obdulio_Varela" text:style-name="Internet_20_link" text:visited-style-name="Visited_20_Internet_20_Link">/wiki/Obdulio_Varela</text:a>" title="Obdulio Varela"&gt;Obdulio Varela&lt;/a&gt;</text:p>
      <text:p text:style-name="Preformatted_20_Text"><text:bookmark text:name="line450"/>&lt;/td&gt;</text:p>
      <text:p text:style-name="Preformatted_20_Text"><text:bookmark text:name="line451"/>&lt;td&gt;&lt;a href="<text:a xlink:type="simple" xlink:href="view-source:https://fr.wikipedia.org/wiki/Juan_López_Fontana" text:style-name="Internet_20_link" text:visited-style-name="Visited_20_Internet_20_Link">/wiki/Juan_L%C3%B3pez_Fontana</text:a>" title="Juan López Fontana"&gt;Juan López&lt;/a&gt;</text:p>
      <text:p text:style-name="Preformatted_20_Text"><text:bookmark text:name="line452"/>&lt;/td&gt;&lt;/tr&gt;</text:p>
      <text:p text:style-name="Preformatted_20_Text"><text:bookmark text:name="line453"/>&lt;tr&gt;</text:p>
      <text:p text:style-name="Preformatted_20_Text"><text:bookmark text:name="line454"/>&lt;td&gt;&lt;a href="<text:a xlink:type="simple" xlink:href="view-source:https://fr.wikipedia.org/wiki/Coupe_du_monde_de_football_de_1954" text:style-name="Internet_20_link" text:visited-style-name="Visited_20_Internet_20_Link">/wiki/Coupe_du_monde_de_football_de_1954</text:a>" title="Coupe du monde de football de 1954"&gt;1954&lt;/a&gt;</text:p>
      <text:p text:style-name="Preformatted_20_Text"><text:bookmark text:name="line455"/>&lt;/td&gt;</text:p>
      <text:p text:style-name="Preformatted_20_Text"><text:bookmark text:name="line456"/>&lt;td&gt;&lt;abbr class="abbr" title="Cinquième"&gt;5&lt;sup&gt;e&lt;/sup&gt;&lt;/abbr&gt;</text:p>
      <text:p text:style-name="Preformatted_20_Text"><text:bookmark text:name="line457"/>&lt;/td&gt;</text:p>
      <text:p text:style-name="Preformatted_20_Text"><text:bookmark text:name="line458"/>&lt;td&gt;&lt;b&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lt;/b&gt;</text:p>
      <text:p text:style-name="Preformatted_20_Text"><text:bookmark text:name="line459"/>&lt;/td&gt;</text:p>
      <text:p text:style-name="Preformatted_20_Text"><text:bookmark text:name="line460"/>&lt;td&gt;&lt;span class="nowrap"&gt;&lt;span class="flagicon"&gt;&lt;a href="<text:a xlink:type="simple" xlink:href="view-source:https://fr.wikipedia.org/wiki/Fichier:Flag_of_Hungary_(1949-1956).svg" text:style-name="Internet_20_link" text:visited-style-name="Visited_20_Internet_20_Link">/wiki/Fichier:Flag_of_Hungary_(1949-1956).svg</text:a>" class="image" title="Drapeau&amp;#160;: République populaire de Hongrie"&gt;&lt;img alt="Drapeau&amp;#160;: République populaire de Hongrie" src="<text:a xlink:type="simple" xlink:href="view-source:https://upload.wikimedia.org/wikipedia/commons/thumb/e/ec/Flag_of_Hungary_%281949-1956%29.svg/20px-Flag_of_Hungary_%281949-1956%29.svg.png" text:style-name="Internet_20_link" text:visited-style-name="Visited_20_Internet_20_Link">//upload.wikimedia.org/wikipedia/commons/thumb/e/ec/Flag_of_Hungary_%281949-1956%29.svg/20px-Flag_of_Hungary_%281949-1956%29.svg.png</text:a>" width="20" height="13" class="noviewer thumbborder" srcset="//upload.wikimedia.org/wikipedia/commons/thumb/e/ec/Flag_of_Hungary_%281949-1956%29.svg/30px-Flag_of_Hungary_%281949-1956%29.svg.png 1.5x, //upload.wikimedia.org/wikipedia/commons/thumb/e/ec/Flag_of_Hungary_%281949-1956%29.svg/40px-Flag_of_Hungary_%281949-1956%29.svg.png 2x" data-file-width="900" data-file-height="600" /&gt;&lt;/a&gt;&lt;/span&gt; &lt;a href="<text:a xlink:type="simple" xlink:href="view-source:https://fr.wikipedia.org/wiki/Équipe_de_Hongrie_de_football" text:style-name="Internet_20_link" text:visited-style-name="Visited_20_Internet_20_Link">/wiki/%C3%89quipe_de_Hongrie_de_football</text:a>" title="Équipe de Hongrie de football"&gt;Hongrie&lt;/a&gt;&lt;/span&gt; (2)</text:p>
      <text:p text:style-name="Preformatted_20_Text"><text:bookmark text:name="line461"/>&lt;/td&gt;</text:p>
      <text:p text:style-name="Preformatted_20_Text"><text:bookmark text:name="line462"/>&lt;td&gt;&lt;span class="nowrap"&gt;&lt;span class="flagicon"&gt;&lt;a href="<text:a xlink:type="simple" xlink:href="view-source:https://fr.wikipedia.org/wiki/Fichier:Flag_of_Austria.svg" text:style-name="Internet_20_link" text:visited-style-name="Visited_20_Internet_20_Link">/wiki/Fichier:Flag_of_Austria.svg</text:a>" class="image" title="Drapeau&amp;#160;: Autriche"&gt;&lt;img alt="Drapeau&amp;#160;: Autriche" src="<text:a xlink:type="simple" xlink:href="view-source:https://upload.wikimedia.org/wikipedia/commons/thumb/4/41/Flag_of_Austria.svg/20px-Flag_of_Austria.svg.png" text:style-name="Internet_20_link" text:visited-style-name="Visited_20_Internet_20_Link">//upload.wikimedia.org/wikipedia/commons/thumb/4/41/Flag_of_Austria.svg/20px-Flag_of_Austria.svg.png</text:a>" width="20" height="13" class="noviewer thumbborder" srcset="//upload.wikimedia.org/wikipedia/commons/thumb/4/41/Flag_of_Austria.svg/30px-Flag_of_Austria.svg.png 1.5x, //upload.wikimedia.org/wikipedia/commons/thumb/4/41/Flag_of_Austria.svg/40px-Flag_of_Austria.svg.png 2x" data-file-width="900" data-file-height="600" /&gt;&lt;/a&gt;&lt;/span&gt; &lt;a href="<text:a xlink:type="simple" xlink:href="view-source:https://fr.wikipedia.org/wiki/Équipe_d%27Autriche_de_football" text:style-name="Internet_20_link" text:visited-style-name="Visited_20_Internet_20_Link">/wiki/%C3%89quipe_d%27Autriche_de_football</text:a>" title="Équipe d&amp;#39;Autriche de football"&gt;Autriche&lt;/a&gt;&lt;/span&gt;</text:p>
      <text:p text:style-name="Preformatted_20_Text"><text:bookmark text:name="line463"/>&lt;/td&gt;</text:p>
      <text:p text:style-name="Preformatted_20_Text"><text:bookmark text:name="line464"/>&lt;td&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text:soft-page-break/>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text:p>
      <text:p text:style-name="Preformatted_20_Text"><text:bookmark text:name="line465"/>&lt;/td&gt;</text:p>
      <text:p text:style-name="Preformatted_20_Text"><text:bookmark text:name="line466"/>&lt;td&gt;&lt;span class="flagicon"&gt;&lt;a href="<text:a xlink:type="simple" xlink:href="view-source:https://fr.wikipedia.org/wiki/Fichier:Flag_of_Hungary_(1949-1956).svg" text:style-name="Internet_20_link" text:visited-style-name="Visited_20_Internet_20_Link">/wiki/Fichier:Flag_of_Hungary_(1949-1956).svg</text:a>" class="image" title="Drapeau&amp;#160;: République populaire de Hongrie"&gt;&lt;img alt="Drapeau&amp;#160;: République populaire de Hongrie" src="<text:a xlink:type="simple" xlink:href="view-source:https://upload.wikimedia.org/wikipedia/commons/thumb/e/ec/Flag_of_Hungary_%281949-1956%29.svg/20px-Flag_of_Hungary_%281949-1956%29.svg.png" text:style-name="Internet_20_link" text:visited-style-name="Visited_20_Internet_20_Link">//upload.wikimedia.org/wikipedia/commons/thumb/e/ec/Flag_of_Hungary_%281949-1956%29.svg/20px-Flag_of_Hungary_%281949-1956%29.svg.png</text:a>" width="20" height="13" class="noviewer thumbborder" srcset="//upload.wikimedia.org/wikipedia/commons/thumb/e/ec/Flag_of_Hungary_%281949-1956%29.svg/30px-Flag_of_Hungary_%281949-1956%29.svg.png 1.5x, //upload.wikimedia.org/wikipedia/commons/thumb/e/ec/Flag_of_Hungary_%281949-1956%29.svg/40px-Flag_of_Hungary_%281949-1956%29.svg.png 2x" data-file-width="900" data-file-height="600" /&gt;&lt;/a&gt;&lt;/span&gt; &lt;a href="<text:a xlink:type="simple" xlink:href="view-source:https://fr.wikipedia.org/wiki/Sándor_Kocsis" text:style-name="Internet_20_link" text:visited-style-name="Visited_20_Internet_20_Link">/wiki/S%C3%A1ndor_Kocsis</text:a>" title="Sándor Kocsis"&gt;Sándor Kocsis&lt;/a&gt; (11)</text:p>
      <text:p text:style-name="Preformatted_20_Text"><text:bookmark text:name="line467"/>&lt;/td&gt;</text:p>
      <text:p text:style-name="Preformatted_20_Text"><text:bookmark text:name="line468"/>&lt;td&gt;&lt;span class="datasortkey" data-sort-value="Suisse"&gt;&lt;span class="flagicon"&gt;&lt;a href="<text:a xlink:type="simple" xlink:href="view-source:https://fr.wikipedia.org/wiki/Fichier:Flag_of_Switzerland.svg" text:style-name="Internet_20_link" text:visited-style-name="Visited_20_Internet_20_Link">/wiki/Fichier:Flag_of_Switzerland.svg</text:a>" class="image" title="Drapeau de la Suisse"&gt;&lt;img alt="Drapeau de la Suisse" src="<text:a xlink:type="simple" xlink:href="view-source:https://upload.wikimedia.org/wikipedia/commons/thumb/f/f3/Flag_of_Switzerland.svg/15px-Flag_of_Switzerland.svg.png" text:style-name="Internet_20_link" text:visited-style-name="Visited_20_Internet_20_Link">//upload.wikimedia.org/wikipedia/commons/thumb/f/f3/Flag_of_Switzerland.svg/15px-Flag_of_Switzerland.svg.png</text:a>" width="15" height="15" class="noviewer thumbborder" srcset="//upload.wikimedia.org/wikipedia/commons/thumb/f/f3/Flag_of_Switzerland.svg/23px-Flag_of_Switzerland.svg.png 1.5x, //upload.wikimedia.org/wikipedia/commons/thumb/f/f3/Flag_of_Switzerland.svg/30px-Flag_of_Switzerland.svg.png 2x" data-file-width="1000" data-file-height="1000" /&gt;&lt;/a&gt;&amp;#160;&lt;/span&gt;&lt;a href="<text:a xlink:type="simple" xlink:href="view-source:https://fr.wikipedia.org/wiki/Suisse" text:style-name="Internet_20_link" text:visited-style-name="Visited_20_Internet_20_Link">/wiki/Suisse</text:a>" title="Suisse"&gt;Suisse&lt;/a&gt;&lt;/span&gt;</text:p>
      <text:p text:style-name="Preformatted_20_Text"><text:bookmark text:name="line469"/>&lt;/td&gt;</text:p>
      <text:p text:style-name="Preformatted_20_Text"><text:bookmark text:name="line470"/>&lt;td&gt;&lt;a href="<text:a xlink:type="simple" xlink:href="view-source:https://fr.wikipedia.org/wiki/Fritz_Walter_(football,_1920)" text:style-name="Internet_20_link" text:visited-style-name="Visited_20_Internet_20_Link">/wiki/Fritz_Walter_(football,_1920)</text:a>" title="Fritz Walter (football, 1920)"&gt;Fritz Walter&lt;/a&gt;</text:p>
      <text:p text:style-name="Preformatted_20_Text"><text:bookmark text:name="line471"/>&lt;/td&gt;</text:p>
      <text:p text:style-name="Preformatted_20_Text"><text:bookmark text:name="line472"/>&lt;td&gt;&lt;a href="<text:a xlink:type="simple" xlink:href="view-source:https://fr.wikipedia.org/wiki/Sepp_Herberger" text:style-name="Internet_20_link" text:visited-style-name="Visited_20_Internet_20_Link">/wiki/Sepp_Herberger</text:a>" title="Sepp Herberger"&gt;Sepp Herberger&lt;/a&gt;</text:p>
      <text:p text:style-name="Preformatted_20_Text"><text:bookmark text:name="line473"/>&lt;/td&gt;&lt;/tr&gt;</text:p>
      <text:p text:style-name="Preformatted_20_Text"><text:bookmark text:name="line474"/>&lt;tr&gt;</text:p>
      <text:p text:style-name="Preformatted_20_Text"><text:bookmark text:name="line475"/>&lt;td&gt;&lt;a href="<text:a xlink:type="simple" xlink:href="view-source:https://fr.wikipedia.org/wiki/Coupe_du_monde_de_football_de_1958" text:style-name="Internet_20_link" text:visited-style-name="Visited_20_Internet_20_Link">/wiki/Coupe_du_monde_de_football_de_1958</text:a>" title="Coupe du monde de football de 1958"&gt;1958&lt;/a&gt;</text:p>
      <text:p text:style-name="Preformatted_20_Text"><text:bookmark text:name="line476"/>&lt;/td&gt;</text:p>
      <text:p text:style-name="Preformatted_20_Text"><text:bookmark text:name="line477"/>&lt;td&gt;&lt;abbr class="abbr" title="Sixième"&gt;6&lt;sup&gt;e&lt;/sup&gt;&lt;/abbr&gt;</text:p>
      <text:p text:style-name="Preformatted_20_Text"><text:bookmark text:name="line478"/>&lt;/td&gt;</text:p>
      <text:p text:style-name="Preformatted_20_Text"><text:bookmark text:name="line479"/>&lt;td&gt;&lt;b&gt;&lt;span class="nowrap"&gt;&lt;span class="flagicon"&gt;&lt;a href="<text:a xlink:type="simple" xlink:href="view-source:https://fr.wikipedia.org/wiki/Fichier:Flag_of_Brazil_(1889–1960).svg" text:style-name="Internet_20_link" text:visited-style-name="Visited_20_Internet_20_Link">/wiki/Fichier:Flag_of_Brazil_(1889%E2%80%931960).svg</text:a>" class="image" title="Drapeau&amp;#160;: États-Unis du Brésil"&gt;&lt;img alt="Drapeau&amp;#160;: États-Unis du Brésil" src="<text:a xlink:type="simple" xlink:href="view-source:https://upload.wikimedia.org/wikipedia/commons/thumb/9/92/Flag_of_Brazil_%281889–1960%29.svg/20px-Flag_of_Brazil_%281889–1960%29.svg.png" text:style-name="Internet_20_link" text:visited-style-name="Visited_20_Internet_20_Link">//upload.wikimedia.org/wikipedia/commons/thumb/9/92/Flag_of_Brazil_%281889%E2%80%931960%29.svg/20px-Flag_of_Brazil_%281889%E2%80%931960%29.svg.png</text:a>" width="20" height="14" class="noviewer thumbborder" srcset="//upload.wikimedia.org/wikipedia/commons/thumb/9/92/Flag_of_Brazil_%281889%E2%80%931960%29.svg/30px-Flag_of_Brazil_%281889%E2%80%931960%29.svg.png 1.5x, //upload.wikimedia.org/wikipedia/commons/thumb/9/92/Flag_of_Brazil_%281889%E2%80%931960%29.svg/40px-Flag_of_Brazil_%281889%E2%80%931960%29.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b&gt;</text:p>
      <text:p text:style-name="Preformatted_20_Text"><text:bookmark text:name="line480"/>&lt;/td&gt;</text:p>
      <text:p text:style-name="Preformatted_20_Text"><text:bookmark text:name="line481"/>&lt;td&gt;&lt;span class="nowrap"&gt;&lt;span class="flagicon"&gt;&lt;a href="<text:a xlink:type="simple" xlink:href="view-source:https://fr.wikipedia.org/wiki/Fichier:Flag_of_Sweden.svg" text:style-name="Internet_20_link" text:visited-style-name="Visited_20_Internet_20_Link">/wiki/Fichier:Flag_of_Sweden.svg</text:a>" class="image" title="Drapeau&amp;#160;: Suède"&gt;&lt;img alt="Drapeau&amp;#160;: Suède" src="<text:a xlink:type="simple" xlink:href="view-source:https://upload.wikimedia.org/wikipedia/commons/thumb/4/4c/Flag_of_Sweden.svg/20px-Flag_of_Sweden.svg.png" text:style-name="Internet_20_link" text:visited-style-name="Visited_20_Internet_20_Link">//upload.wikimedia.org/wikipedia/commons/thumb/4/4c/Flag_of_Sweden.svg/20px-Flag_of_Sweden.svg.png</text:a>" width="20" height="13" class="noviewer thumbborder" <text:soft-page-break/>srcset="//upload.wikimedia.org/wikipedia/commons/thumb/4/4c/Flag_of_Sweden.svg/30px-Flag_of_Sweden.svg.png 1.5x, //upload.wikimedia.org/wikipedia/commons/thumb/4/4c/Flag_of_Sweden.svg/40px-Flag_of_Sweden.svg.png 2x" data-file-width="1600" data-file-height="1000" /&gt;&lt;/a&gt;&lt;/span&gt; &lt;a href="<text:a xlink:type="simple" xlink:href="view-source:https://fr.wikipedia.org/wiki/Équipe_de_Suède_de_football" text:style-name="Internet_20_link" text:visited-style-name="Visited_20_Internet_20_Link">/wiki/%C3%89quipe_de_Su%C3%A8de_de_football</text:a>" title="Équipe de Suède de football"&gt;Suède&lt;/a&gt;&lt;/span&gt;</text:p>
      <text:p text:style-name="Preformatted_20_Text"><text:bookmark text:name="line482"/>&lt;/td&gt;</text:p>
      <text:p text:style-name="Preformatted_20_Text"><text:bookmark text:name="line483"/>&lt;td&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text:p>
      <text:p text:style-name="Preformatted_20_Text"><text:bookmark text:name="line484"/>&lt;/td&gt;</text:p>
      <text:p text:style-name="Preformatted_20_Text"><text:bookmark text:name="line485"/>&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text:p>
      <text:p text:style-name="Preformatted_20_Text"><text:bookmark text:name="line486"/>&lt;/td&gt;</text:p>
      <text:p text:style-name="Preformatted_20_Text"><text:bookmark text:name="line487"/>&lt;td&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Just_Fontaine" text:style-name="Internet_20_link" text:visited-style-name="Visited_20_Internet_20_Link">/wiki/Just_Fontaine</text:a>" title="Just Fontaine"&gt;Just Fontaine&lt;/a&gt; (13)</text:p>
      <text:p text:style-name="Preformatted_20_Text"><text:bookmark text:name="line488"/>&lt;/td&gt;</text:p>
      <text:p text:style-name="Preformatted_20_Text"><text:bookmark text:name="line489"/>&lt;td&gt;&lt;span class="datasortkey" data-sort-value="Suede"&gt;&lt;span class="flagicon"&gt;&lt;a href="<text:a xlink:type="simple" xlink:href="view-source:https://fr.wikipedia.org/wiki/Fichier:Flag_of_Sweden.svg" text:style-name="Internet_20_link" text:visited-style-name="Visited_20_Internet_20_Link">/wiki/Fichier:Flag_of_Sweden.svg</text:a>" class="image" title="Drapeau de la Suède"&gt;&lt;img alt="Drapeau de la Suède" src="<text:a xlink:type="simple" xlink:href="view-source:https://upload.wikimedia.org/wikipedia/commons/thumb/4/4c/Flag_of_Sweden.svg/20px-Flag_of_Sweden.svg.png" text:style-name="Internet_20_link" text:visited-style-name="Visited_20_Internet_20_Link">//upload.wikimedia.org/wikipedia/commons/thumb/4/4c/Flag_of_Sweden.svg/20px-Flag_of_Sweden.svg.png</text:a>" width="20" height="13" class="noviewer thumbborder" srcset="//upload.wikimedia.org/wikipedia/commons/thumb/4/4c/Flag_of_Sweden.svg/30px-Flag_of_Sweden.svg.png 1.5x, //upload.wikimedia.org/wikipedia/commons/thumb/4/4c/Flag_of_Sweden.svg/40px-Flag_of_Sweden.svg.png 2x" data-file-width="1600" data-file-height="1000" /&gt;&lt;/a&gt;&amp;#160;&lt;/span&gt;&lt;a href="<text:a xlink:type="simple" xlink:href="view-source:https://fr.wikipedia.org/wiki/Suède" text:style-name="Internet_20_link" text:visited-style-name="Visited_20_Internet_20_Link">/wiki/Su%C3%A8de</text:a>" title="Suède"&gt;Suède&lt;/a&gt;&lt;/span&gt;</text:p>
      <text:p text:style-name="Preformatted_20_Text"><text:bookmark text:name="line490"/>&lt;/td&gt;</text:p>
      <text:p text:style-name="Preformatted_20_Text"><text:bookmark text:name="line491"/>&lt;td&gt;&lt;a href="<text:a xlink:type="simple" xlink:href="view-source:https://fr.wikipedia.org/wiki/Hilderaldo_Bellini" text:style-name="Internet_20_link" text:visited-style-name="Visited_20_Internet_20_Link">/wiki/Hilderaldo_Bellini</text:a>" class="mw-redirect" title="Hilderaldo Bellini"&gt;Hilderaldo Bellini&lt;/a&gt;</text:p>
      <text:p text:style-name="Preformatted_20_Text"><text:bookmark text:name="line492"/>&lt;/td&gt;</text:p>
      <text:p text:style-name="Preformatted_20_Text"><text:bookmark text:name="line493"/>&lt;td&gt;&lt;a href="<text:a xlink:type="simple" xlink:href="view-source:https://fr.wikipedia.org/wiki/Vicente_Feola" text:style-name="Internet_20_link" text:visited-style-name="Visited_20_Internet_20_Link">/wiki/Vicente_Feola</text:a>" title="Vicente Feola"&gt;Vicente Feola&lt;/a&gt;</text:p>
      <text:p text:style-name="Preformatted_20_Text"><text:bookmark text:name="line494"/>&lt;/td&gt;&lt;/tr&gt;</text:p>
      <text:p text:style-name="Preformatted_20_Text"><text:bookmark text:name="line495"/>&lt;tr&gt;</text:p>
      <text:p text:style-name="Preformatted_20_Text"><text:bookmark text:name="line496"/><text:soft-page-break/>&lt;td&gt;&lt;a href="<text:a xlink:type="simple" xlink:href="view-source:https://fr.wikipedia.org/wiki/Coupe_du_monde_de_football_de_1962" text:style-name="Internet_20_link" text:visited-style-name="Visited_20_Internet_20_Link">/wiki/Coupe_du_monde_de_football_de_1962</text:a>" title="Coupe du monde de football de 1962"&gt;1962&lt;/a&gt;</text:p>
      <text:p text:style-name="Preformatted_20_Text"><text:bookmark text:name="line497"/>&lt;/td&gt;</text:p>
      <text:p text:style-name="Preformatted_20_Text"><text:bookmark text:name="line498"/>&lt;td&gt;&lt;abbr class="abbr" title="Septième"&gt;7&lt;sup&gt;e&lt;/sup&gt;&lt;/abbr&gt;</text:p>
      <text:p text:style-name="Preformatted_20_Text"><text:bookmark text:name="line499"/>&lt;/td&gt;</text:p>
      <text:p text:style-name="Preformatted_20_Text"><text:bookmark text:name="line500"/>&lt;td&gt;&lt;b&gt;&lt;span class="nowrap"&gt;&lt;span class="flagicon"&gt;&lt;a href="<text:a xlink:type="simple" xlink:href="view-source:https://fr.wikipedia.org/wiki/Fichier:Flag_of_Brazil_(1960–1968).svg" text:style-name="Internet_20_link" text:visited-style-name="Visited_20_Internet_20_Link">/wiki/Fichier:Flag_of_Brazil_(1960%E2%80%931968).svg</text:a>" class="image" title="Drapeau&amp;#160;: États-Unis du Brésil"&gt;&lt;img alt="Drapeau&amp;#160;: États-Unis du Brésil" src="<text:a xlink:type="simple" xlink:href="view-source:https://upload.wikimedia.org/wikipedia/commons/thumb/4/49/Flag_of_Brazil_%281960–1968%29.svg/20px-Flag_of_Brazil_%281960–1968%29.svg.png" text:style-name="Internet_20_link" text:visited-style-name="Visited_20_Internet_20_Link">//upload.wikimedia.org/wikipedia/commons/thumb/4/49/Flag_of_Brazil_%281960%E2%80%931968%29.svg/20px-Flag_of_Brazil_%281960%E2%80%931968%29.svg.png</text:a>" width="20" height="14" class="noviewer thumbborder" srcset="//upload.wikimedia.org/wikipedia/commons/thumb/4/49/Flag_of_Brazil_%281960%E2%80%931968%29.svg/30px-Flag_of_Brazil_%281960%E2%80%931968%29.svg.png 1.5x, //upload.wikimedia.org/wikipedia/commons/thumb/4/49/Flag_of_Brazil_%281960%E2%80%931968%29.svg/40px-Flag_of_Brazil_%281960%E2%80%931968%29.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b&gt; (2)</text:p>
      <text:p text:style-name="Preformatted_20_Text"><text:bookmark text:name="line501"/>&lt;/td&gt;</text:p>
      <text:p text:style-name="Preformatted_20_Text"><text:bookmark text:name="line502"/>&lt;td&gt;&lt;span class="nowrap"&gt;&lt;span class="flagicon"&gt;&lt;a href="<text:a xlink:type="simple" xlink:href="view-source:https://fr.wikipedia.org/wiki/Fichier:Flag_of_the_Czech_Republic.svg" text:style-name="Internet_20_link" text:visited-style-name="Visited_20_Internet_20_Link">/wiki/Fichier:Flag_of_the_Czech_Republic.svg</text:a>" class="image" title="Drapeau&amp;#160;: Tchécoslovaquie"&gt;&lt;img alt="Drapeau&amp;#160;: Tchécoslovaquie" src="<text:a xlink:type="simple" xlink:href="view-source:https://upload.wikimedia.org/wikipedia/commons/thumb/c/cb/Flag_of_the_Czech_Republic.svg/20px-Flag_of_the_Czech_Republic.svg.png" text:style-name="Internet_20_link" text:visited-style-name="Visited_20_Internet_20_Link">//upload.wikimedia.org/wikipedia/commons/thumb/c/cb/Flag_of_the_Czech_Republic.svg/20px-Flag_of_the_Czech_Republic.svg.png</text:a>" width="20" height="13" class="noviewer thumbborder" srcset="//upload.wikimedia.org/wikipedia/commons/thumb/c/cb/Flag_of_the_Czech_Republic.svg/30px-Flag_of_the_Czech_Republic.svg.png 1.5x, //upload.wikimedia.org/wikipedia/commons/thumb/c/cb/Flag_of_the_Czech_Republic.svg/40px-Flag_of_the_Czech_Republic.svg.png 2x" data-file-width="900" data-file-height="600" /&gt;&lt;/a&gt;&lt;/span&gt; &lt;a href="<text:a xlink:type="simple" xlink:href="view-source:https://fr.wikipedia.org/wiki/Équipe_de_Tchécoslovaquie_de_football" text:style-name="Internet_20_link" text:visited-style-name="Visited_20_Internet_20_Link">/wiki/%C3%89quipe_de_Tch%C3%A9coslovaquie_de_football</text:a>" title="Équipe de Tchécoslovaquie de football"&gt;Tchécoslovaquie&lt;/a&gt;&lt;/span&gt; (2)</text:p>
      <text:p text:style-name="Preformatted_20_Text"><text:bookmark text:name="line503"/>&lt;/td&gt;</text:p>
      <text:p text:style-name="Preformatted_20_Text"><text:bookmark text:name="line504"/>&lt;td&gt;&lt;span class="nowrap"&gt;&lt;span class="flagicon"&gt;&lt;a href="<text:a xlink:type="simple" xlink:href="view-source:https://fr.wikipedia.org/wiki/Fichier:Flag_of_Chile.svg" text:style-name="Internet_20_link" text:visited-style-name="Visited_20_Internet_20_Link">/wiki/Fichier:Flag_of_Chile.svg</text:a>" class="image" title="Drapeau&amp;#160;: Chili"&gt;&lt;img alt="Drapeau&amp;#160;: Chili" src="<text:a xlink:type="simple" xlink:href="view-source:https://upload.wikimedia.org/wikipedia/commons/thumb/7/78/Flag_of_Chile.svg/20px-Flag_of_Chile.svg.png" text:style-name="Internet_20_link" text:visited-style-name="Visited_20_Internet_20_Link">//upload.wikimedia.org/wikipedia/commons/thumb/7/78/Flag_of_Chile.svg/20px-Flag_of_Chile.svg.png</text:a>" width="20" height="13" class="noviewer thumbborder" srcset="//upload.wikimedia.org/wikipedia/commons/thumb/7/78/Flag_of_Chile.svg/30px-Flag_of_Chile.svg.png 1.5x, //upload.wikimedia.org/wikipedia/commons/thumb/7/78/Flag_of_Chile.svg/40px-Flag_of_Chile.svg.png 2x" data-file-width="1500" data-file-height="1000" /&gt;&lt;/a&gt;&lt;/span&gt; &lt;a href="<text:a xlink:type="simple" xlink:href="view-source:https://fr.wikipedia.org/wiki/Équipe_du_Chili_de_football" text:style-name="Internet_20_link" text:visited-style-name="Visited_20_Internet_20_Link">/wiki/%C3%89quipe_du_Chili_de_football</text:a>" title="Équipe du Chili de football"&gt;Chili&lt;/a&gt;&lt;/span&gt;</text:p>
      <text:p text:style-name="Preformatted_20_Text"><text:bookmark text:name="line505"/>&lt;/td&gt;</text:p>
      <text:p text:style-name="Preformatted_20_Text"><text:bookmark text:name="line506"/>&lt;td&gt;&lt;span class="nowrap"&gt;&lt;span class="flagicon"&gt;&lt;a href="<text:a xlink:type="simple" xlink:href="view-source:https://fr.wikipedia.org/wiki/Fichier:Flag_of_Yugoslavia_(1946-1992).svg" text:style-name="Internet_20_link" text:visited-style-name="Visited_20_Internet_20_Link">/wiki/Fichier:Flag_of_Yugoslavia_(1946-1992).svg</text:a>" class="image" title="Drapeau&amp;#160;: République fédérative socialiste de Yougoslavie"&gt;&lt;img alt="Drapeau&amp;#160;: République fédérative socialiste de Yougoslavie" src="<text:a xlink:type="simple" xlink:href="view-source:https://upload.wikimedia.org/wikipedia/commons/thumb/6/61/Flag_of_Yugoslavia_%281946-1992%29.svg/20px-Flag_of_Yugoslavia_%281946-1992%29.svg.png" text:style-name="Internet_20_link" text:visited-style-name="Visited_20_Internet_20_Link">//upload.wikimedia.org/wikipedia/commons/thumb/6/61/Flag_of_Yugoslavia_%281946-1992%29.svg/20px-Flag_of_Yugoslavia_%281946-1992%29.svg.png</text:a>" width="20" height="10" class="noviewer thumbborder" srcset="//upload.wikimedia.org/wikipedia/commons/thumb/6/61/Flag_of_Yugoslavia_%281946-1992%29.svg/30px-Flag_of_Yugoslavia_%281946-1992%29.svg.png 1.5x, //upload.wikimedia.org/wikipedia/commons/thumb/6/61/Flag_of_Yugoslavia_%281946-1992%29.svg/40px-Flag_of_Yugoslavia_%281946-1992%29.svg.png 2x" data-file-width="600" data-file-height="300" /&gt;&lt;/a&gt;&lt;/span&gt; &lt;a href="<text:a xlink:type="simple" xlink:href="view-source:https://fr.wikipedia.org/wiki/Équipe_de_Yougoslavie_de_football" text:style-name="Internet_20_link" text:visited-style-name="Visited_20_Internet_20_Link">/wiki/%C3%89quipe_de_Yougoslavie_de_football</text:a>" title="Équipe de Yougoslavie de football"&gt;Yougoslavie&lt;/a&gt;&lt;/span&gt; (2)</text:p>
      <text:p text:style-name="Preformatted_20_Text"><text:bookmark text:name="line507"/><text:soft-page-break/>&lt;/td&gt;</text:p>
      <text:p text:style-name="Preformatted_20_Text"><text:bookmark text:name="line508"/>&lt;td&gt;&lt;a href="<text:a xlink:type="simple" xlink:href="view-source:https://fr.wikipedia.org/wiki/Fichier:Flag_of_Brazil_(1960–1968).svg" text:style-name="Internet_20_link" text:visited-style-name="Visited_20_Internet_20_Link">/wiki/Fichier:Flag_of_Brazil_(1960%E2%80%931968).svg</text:a>" class="image"&gt;&lt;img alt="Flag of Brazil (1960–1968).svg" src="<text:a xlink:type="simple" xlink:href="view-source:https://upload.wikimedia.org/wikipedia/commons/thumb/4/49/Flag_of_Brazil_%281960–1968%29.svg/20px-Flag_of_Brazil_%281960–1968%29.svg.png" text:style-name="Internet_20_link" text:visited-style-name="Visited_20_Internet_20_Link">//upload.wikimedia.org/wikipedia/commons/thumb/4/49/Flag_of_Brazil_%281960%E2%80%931968%29.svg/20px-Flag_of_Brazil_%281960%E2%80%931968%29.svg.png</text:a>" width="20" height="14" srcset="//upload.wikimedia.org/wikipedia/commons/thumb/4/49/Flag_of_Brazil_%281960%E2%80%931968%29.svg/30px-Flag_of_Brazil_%281960%E2%80%931968%29.svg.png 1.5x, //upload.wikimedia.org/wikipedia/commons/thumb/4/49/Flag_of_Brazil_%281960%E2%80%931968%29.svg/40px-Flag_of_Brazil_%281960%E2%80%931968%29.svg.png 2x" data-file-width="720" data-file-height="504" /&gt;&lt;/a&gt; &lt;a href="<text:a xlink:type="simple" xlink:href="view-source:https://fr.wikipedia.org/wiki/Garrincha" text:style-name="Internet_20_link" text:visited-style-name="Visited_20_Internet_20_Link">/wiki/Garrincha</text:a>" title="Garrincha"&gt;Garrincha&lt;/a&gt; (4)&lt;br /&gt;&lt;a href="<text:a xlink:type="simple" xlink:href="view-source:https://fr.wikipedia.org/wiki/Fichier:Flag_of_Brazil_(1960–1968).svg" text:style-name="Internet_20_link" text:visited-style-name="Visited_20_Internet_20_Link">/wiki/Fichier:Flag_of_Brazil_(1960%E2%80%931968).svg</text:a>" class="image"&gt;&lt;img alt="Flag of Brazil (1960–1968).svg" src="<text:a xlink:type="simple" xlink:href="view-source:https://upload.wikimedia.org/wikipedia/commons/thumb/4/49/Flag_of_Brazil_%281960–1968%29.svg/20px-Flag_of_Brazil_%281960–1968%29.svg.png" text:style-name="Internet_20_link" text:visited-style-name="Visited_20_Internet_20_Link">//upload.wikimedia.org/wikipedia/commons/thumb/4/49/Flag_of_Brazil_%281960%E2%80%931968%29.svg/20px-Flag_of_Brazil_%281960%E2%80%931968%29.svg.png</text:a>" width="20" height="14" srcset="//upload.wikimedia.org/wikipedia/commons/thumb/4/49/Flag_of_Brazil_%281960%E2%80%931968%29.svg/30px-Flag_of_Brazil_%281960%E2%80%931968%29.svg.png 1.5x, //upload.wikimedia.org/wikipedia/commons/thumb/4/49/Flag_of_Brazil_%281960%E2%80%931968%29.svg/40px-Flag_of_Brazil_%281960%E2%80%931968%29.svg.png 2x" data-file-width="720" data-file-height="504" /&gt;&lt;/a&gt; &lt;a href="<text:a xlink:type="simple" xlink:href="view-source:https://fr.wikipedia.org/wiki/Edvaldo_Izídio_Neto" text:style-name="Internet_20_link" text:visited-style-name="Visited_20_Internet_20_Link">/wiki/Edvaldo_Iz%C3%ADdio_Neto</text:a>" class="mw-redirect" title="Edvaldo Izídio Neto"&gt;Vavá&lt;/a&gt; (4)&lt;br /&gt;&lt;a href="<text:a xlink:type="simple" xlink:href="view-source:https://fr.wikipedia.org/wiki/Fichier:Flag_of_Chile.svg" text:style-name="Internet_20_link" text:visited-style-name="Visited_20_Internet_20_Link">/wiki/Fichier:Flag_of_Chile.svg</text:a>" class="image"&gt;&lt;img alt="Flag of Chile.svg" src="<text:a xlink:type="simple" xlink:href="view-source:https://upload.wikimedia.org/wikipedia/commons/thumb/7/78/Flag_of_Chile.svg/20px-Flag_of_Chile.svg.png" text:style-name="Internet_20_link" text:visited-style-name="Visited_20_Internet_20_Link">//upload.wikimedia.org/wikipedia/commons/thumb/7/78/Flag_of_Chile.svg/20px-Flag_of_Chile.svg.png</text:a>" width="20" height="13" srcset="//upload.wikimedia.org/wikipedia/commons/thumb/7/78/Flag_of_Chile.svg/30px-Flag_of_Chile.svg.png 1.5x, //upload.wikimedia.org/wikipedia/commons/thumb/7/78/Flag_of_Chile.svg/40px-Flag_of_Chile.svg.png 2x" data-file-width="1500" data-file-height="1000" /&gt;&lt;/a&gt; &lt;a href="<text:a xlink:type="simple" xlink:href="view-source:https://fr.wikipedia.org/wiki/Leonel_Sánchez" text:style-name="Internet_20_link" text:visited-style-name="Visited_20_Internet_20_Link">/wiki/Leonel_S%C3%A1nchez</text:a>" title="Leonel Sánchez"&gt;Leonel Sánchez&lt;/a&gt;&lt;br /&gt;&lt;span class="flagicon"&gt;&lt;a href="<text:a xlink:type="simple" xlink:href="view-source:https://fr.wikipedia.org/wiki/Fichier:Flag_of_Hungary.svg" text:style-name="Internet_20_link" text:visited-style-name="Visited_20_Internet_20_Link">/wiki/Fichier:Flag_of_Hungary.svg</text:a>" class="image" title="Drapeau&amp;#160;: Hongrie"&gt;&lt;img alt="Drapeau&amp;#160;: Hongrie" src="<text:a xlink:type="simple" xlink:href="view-source:https://upload.wikimedia.org/wikipedia/commons/thumb/c/c1/Flag_of_Hungary.svg/20px-Flag_of_Hungary.svg.png" text:style-name="Internet_20_link" text:visited-style-name="Visited_20_Internet_20_Link">//upload.wikimedia.org/wikipedia/commons/thumb/c/c1/Flag_of_Hungary.svg/20px-Flag_of_Hungary.svg.png</text:a>" width="20" height="10" class="noviewer thumbborder" srcset="//upload.wikimedia.org/wikipedia/commons/thumb/c/c1/Flag_of_Hungary.svg/30px-Flag_of_Hungary.svg.png 1.5x, //upload.wikimedia.org/wikipedia/commons/thumb/c/c1/Flag_of_Hungary.svg/40px-Flag_of_Hungary.svg.png 2x" data-file-width="1200" data-file-height="600" /&gt;&lt;/a&gt;&lt;/span&gt; &lt;a href="<text:a xlink:type="simple" xlink:href="view-source:https://fr.wikipedia.org/wiki/Flórián_Albert" text:style-name="Internet_20_link" text:visited-style-name="Visited_20_Internet_20_Link">/wiki/Fl%C3%B3ri%C3%A1n_Albert</text:a>" title="Flórián Albert"&gt;Flórián Albert&lt;/a&gt; (4)&lt;br /&gt;&lt;span class="flagicon"&gt;&lt;a href="<text:a xlink:type="simple" xlink:href="view-source:https://fr.wikipedia.org/wiki/Fichier:Flag_of_Yugoslavia_(1946-1992).svg" text:style-name="Internet_20_link" text:visited-style-name="Visited_20_Internet_20_Link">/wiki/Fichier:Flag_of_Yugoslavia_(1946-1992).svg</text:a>" class="image" title="Drapeau&amp;#160;: République fédérative socialiste de Yougoslavie"&gt;&lt;img alt="Drapeau&amp;#160;: République fédérative socialiste de Yougoslavie" src="<text:a xlink:type="simple" xlink:href="view-source:https://upload.wikimedia.org/wikipedia/commons/thumb/6/61/Flag_of_Yugoslavia_%281946-1992%29.svg/20px-Flag_of_Yugoslavia_%281946-1992%29.svg.png" text:style-name="Internet_20_link" text:visited-style-name="Visited_20_Internet_20_Link">//upload.wikimedia.org/wikipedia/commons/thumb/6/61/Flag_of_Yugoslavia_%281946-1992%29.svg/20px-Flag_of_Yugoslavia_%281946-1992%29.svg.png</text:a>" width="20" height="10" class="noviewer thumbborder" srcset="//upload.wikimedia.org/wikipedia/commons/thumb/6/61/Flag_of_Yugoslavia_%281946-1992%29.svg/30px-Flag_of_Yugoslavia_%281946-1992%29.svg.png 1.5x, //upload.wikimedia.org/wikipedia/commons/thumb/6/61/Flag_of_Yugoslavia_%281946-1992%29.svg/40px-Flag_of_Yugoslavia_%281946-1992%29.svg.png 2x" data-file-width="600" data-file-height="300" /&gt;&lt;/a&gt;&lt;/span&gt; &lt;a href="<text:a xlink:type="simple" xlink:href="view-source:https://fr.wikipedia.org/wiki/Dražan_Jerković" text:style-name="Internet_20_link" text:visited-style-name="Visited_20_Internet_20_Link">/wiki/Dra%C5%BEan_Jerkovi%C4%87</text:a>" title="Dražan Jerković"&gt;Dražan Jerković&lt;/a&gt; (4)&lt;br /&gt;&lt;span class="flagicon"&gt;&lt;a href="<text:a xlink:type="simple" xlink:href="view-source:https://fr.wikipedia.org/wiki/Fichier:Flag_of_the_Soviet_Union.svg" text:style-name="Internet_20_link" text:visited-style-name="Visited_20_Internet_20_Link">/wiki/Fichier:Flag_of_the_Soviet_Union.svg</text:a>" class="image" title="Drapeau de l&amp;#39;URSS"&gt;&lt;img alt="Drapeau de l&amp;#39;URSS" src="<text:a xlink:type="simple" xlink:href="view-source:https://upload.wikimedia.org/wikipedia/commons/thumb/a/a9/Flag_of_the_Soviet_Union.svg/20px-Flag_of_the_Soviet_Union.svg.png" text:style-name="Internet_20_link" text:visited-style-name="Visited_20_Internet_20_Link">//upload.wikimedia.org/wikipedia/commons/thumb/a/a9/Flag_of_the_Soviet_Union.svg/20px-Flag_of_the_Soviet_Union.svg.png</text:a>" width="20" height="10" class="noviewer thumbborder" srcset="//upload.wikimedia.org/wikipedia/commons/thumb/a/a9/Flag_of_the_Soviet_Unio<text:soft-page-break/>n.svg/30px-Flag_of_the_Soviet_Union.svg.png 1.5x, //upload.wikimedia.org/wikipedia/commons/thumb/a/a9/Flag_of_the_Soviet_Union.svg/40px-Flag_of_the_Soviet_Union.svg.png 2x" data-file-width="1200" data-file-height="600" /&gt;&lt;/a&gt;&lt;/span&gt; &lt;a href="<text:a xlink:type="simple" xlink:href="view-source:https://fr.wikipedia.org/wiki/Valentin_Ivanov_(football)" text:style-name="Internet_20_link" text:visited-style-name="Visited_20_Internet_20_Link">/wiki/Valentin_Ivanov_(football)</text:a>" title="Valentin Ivanov (football)"&gt;Valentin Ivanov&lt;/a&gt; (4)</text:p>
      <text:p text:style-name="Preformatted_20_Text"><text:bookmark text:name="line509"/>&lt;/td&gt;</text:p>
      <text:p text:style-name="Preformatted_20_Text"><text:bookmark text:name="line510"/>&lt;td&gt;&lt;span class="datasortkey" data-sort-value="Chili"&gt;&lt;span class="flagicon"&gt;&lt;a href="<text:a xlink:type="simple" xlink:href="view-source:https://fr.wikipedia.org/wiki/Fichier:Flag_of_Chile.svg" text:style-name="Internet_20_link" text:visited-style-name="Visited_20_Internet_20_Link">/wiki/Fichier:Flag_of_Chile.svg</text:a>" class="image" title="Drapeau du Chili"&gt;&lt;img alt="Drapeau du Chili" src="<text:a xlink:type="simple" xlink:href="view-source:https://upload.wikimedia.org/wikipedia/commons/thumb/7/78/Flag_of_Chile.svg/20px-Flag_of_Chile.svg.png" text:style-name="Internet_20_link" text:visited-style-name="Visited_20_Internet_20_Link">//upload.wikimedia.org/wikipedia/commons/thumb/7/78/Flag_of_Chile.svg/20px-Flag_of_Chile.svg.png</text:a>" width="20" height="13" class="noviewer thumbborder" srcset="//upload.wikimedia.org/wikipedia/commons/thumb/7/78/Flag_of_Chile.svg/30px-Flag_of_Chile.svg.png 1.5x, //upload.wikimedia.org/wikipedia/commons/thumb/7/78/Flag_of_Chile.svg/40px-Flag_of_Chile.svg.png 2x" data-file-width="1500" data-file-height="1000" /&gt;&lt;/a&gt;&amp;#160;&lt;/span&gt;&lt;a href="<text:a xlink:type="simple" xlink:href="view-source:https://fr.wikipedia.org/wiki/Chili" text:style-name="Internet_20_link" text:visited-style-name="Visited_20_Internet_20_Link">/wiki/Chili</text:a>" title="Chili"&gt;Chili&lt;/a&gt;&lt;/span&gt;</text:p>
      <text:p text:style-name="Preformatted_20_Text"><text:bookmark text:name="line511"/>&lt;/td&gt;</text:p>
      <text:p text:style-name="Preformatted_20_Text"><text:bookmark text:name="line512"/>&lt;td&gt;&lt;a href="<text:a xlink:type="simple" xlink:href="view-source:https://fr.wikipedia.org/wiki/Mauro_Ramos_de_Oliveira" text:style-name="Internet_20_link" text:visited-style-name="Visited_20_Internet_20_Link">/wiki/Mauro_Ramos_de_Oliveira</text:a>" class="mw-redirect" title="Mauro Ramos de Oliveira"&gt;Mauro Ramos&lt;/a&gt;</text:p>
      <text:p text:style-name="Preformatted_20_Text"><text:bookmark text:name="line513"/>&lt;/td&gt;</text:p>
      <text:p text:style-name="Preformatted_20_Text"><text:bookmark text:name="line514"/>&lt;td&gt;&lt;a href="<text:a xlink:type="simple" xlink:href="view-source:https://fr.wikipedia.org/wiki/Aymoré_Moreira" text:style-name="Internet_20_link" text:visited-style-name="Visited_20_Internet_20_Link">/wiki/Aymor%C3%A9_Moreira</text:a>" title="Aymoré Moreira"&gt;Aymoré Moreira&lt;/a&gt;</text:p>
      <text:p text:style-name="Preformatted_20_Text"><text:bookmark text:name="line515"/>&lt;/td&gt;&lt;/tr&gt;</text:p>
      <text:p text:style-name="Preformatted_20_Text"><text:bookmark text:name="line516"/>&lt;tr&gt;</text:p>
      <text:p text:style-name="Preformatted_20_Text"><text:bookmark text:name="line517"/>&lt;td&gt;&lt;a href="<text:a xlink:type="simple" xlink:href="view-source:https://fr.wikipedia.org/wiki/Coupe_du_monde_de_football_de_1966" text:style-name="Internet_20_link" text:visited-style-name="Visited_20_Internet_20_Link">/wiki/Coupe_du_monde_de_football_de_1966</text:a>" title="Coupe du monde de football de 1966"&gt;1966&lt;/a&gt;</text:p>
      <text:p text:style-name="Preformatted_20_Text"><text:bookmark text:name="line518"/>&lt;/td&gt;</text:p>
      <text:p text:style-name="Preformatted_20_Text"><text:bookmark text:name="line519"/>&lt;td&gt;&lt;abbr class="abbr" title="Huitième"&gt;8&lt;sup&gt;e&lt;/sup&gt;&lt;/abbr&gt;</text:p>
      <text:p text:style-name="Preformatted_20_Text"><text:bookmark text:name="line520"/>&lt;/td&gt;</text:p>
      <text:p text:style-name="Preformatted_20_Text"><text:bookmark text:name="line521"/>&lt;td&gt;&lt;b&gt;&lt;span class="nowrap"&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lt;/span&gt;&lt;/b&gt;</text:p>
      <text:p text:style-name="Preformatted_20_Text"><text:bookmark text:name="line522"/>&lt;/td&gt;</text:p>
      <text:p text:style-name="Preformatted_20_Text"><text:bookmark text:name="line523"/>&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text:p>
      <text:p text:style-name="Preformatted_20_Text"><text:bookmark text:name="line524"/>&lt;/td&gt;</text:p>
      <text:p text:style-name="Preformatted_20_Text"><text:bookmark text:name="line525"/>&lt;td&gt;&lt;span class="nowrap"&gt;&lt;span class="flagicon"&gt;&lt;a href="<text:a xlink:type="simple" xlink:href="view-source:https://fr.wikipedia.org/wiki/Fichier:Flag_of_Portugal.svg" text:style-name="Internet_20_link" text:visited-style-name="Visited_20_Internet_20_Link">/wiki/Fichier:Flag_of_Portugal.svg</text:a>" class="image" title="Drapeau&amp;#160;: Portugal"&gt;&lt;img alt="Drapeau&amp;#160;: Portugal" src="<text:a xlink:type="simple" xlink:href="view-source:https://upload.wikimedia.org/wikipedia/commons/thumb/5/5c/Flag_of_Portugal.svg/20px-Flag_of_Portugal.svg.png" text:style-name="Internet_20_link" text:visited-style-name="Visited_20_Internet_20_Link">//upload.wikimedia.org/wikipedia/commons/thumb/5/5c/Flag_of_Portugal.svg/20px-Flag_of_Portugal.svg.png</text:a>" width="20" height="13" class="noviewer thumbborder" srcset="//upload.wikimedia.org/wikipedia/commons/thumb/5/5c/Flag_of_Portugal.svg/<text:soft-page-break/>30px-Flag_of_Portugal.svg.png 1.5x, //upload.wikimedia.org/wikipedia/commons/thumb/5/5c/Flag_of_Portugal.svg/40px-Flag_of_Portugal.svg.png 2x" data-file-width="600" data-file-height="400" /&gt;&lt;/a&gt;&lt;/span&gt; &lt;a href="<text:a xlink:type="simple" xlink:href="view-source:https://fr.wikipedia.org/wiki/Équipe_du_Portugal_de_football" text:style-name="Internet_20_link" text:visited-style-name="Visited_20_Internet_20_Link">/wiki/%C3%89quipe_du_Portugal_de_football</text:a>" title="Équipe du Portugal de football"&gt;Portugal&lt;/a&gt;&lt;/span&gt;</text:p>
      <text:p text:style-name="Preformatted_20_Text"><text:bookmark text:name="line526"/>&lt;/td&gt;</text:p>
      <text:p text:style-name="Preformatted_20_Text"><text:bookmark text:name="line527"/>&lt;td&gt;&lt;span class="nowrap"&gt;&lt;span class="flagicon"&gt;&lt;a href="<text:a xlink:type="simple" xlink:href="view-source:https://fr.wikipedia.org/wiki/Fichier:Flag_of_the_Soviet_Union.svg" text:style-name="Internet_20_link" text:visited-style-name="Visited_20_Internet_20_Link">/wiki/Fichier:Flag_of_the_Soviet_Union.svg</text:a>" class="image" title="Drapeau&amp;#160;: URSS"&gt;&lt;img alt="Drapeau&amp;#160;: URSS" src="<text:a xlink:type="simple" xlink:href="view-source:https://upload.wikimedia.org/wikipedia/commons/thumb/a/a9/Flag_of_the_Soviet_Union.svg/20px-Flag_of_the_Soviet_Union.svg.png" text:style-name="Internet_20_link" text:visited-style-name="Visited_20_Internet_20_Link">//upload.wikimedia.org/wikipedia/commons/thumb/a/a9/Flag_of_the_Soviet_Union.svg/20px-Flag_of_the_Soviet_Union.svg.png</text:a>" width="20" height="10" class="noviewer thumbborder" srcset="//upload.wikimedia.org/wikipedia/commons/thumb/a/a9/Flag_of_the_Soviet_Union.svg/30px-Flag_of_the_Soviet_Union.svg.png 1.5x, //upload.wikimedia.org/wikipedia/commons/thumb/a/a9/Flag_of_the_Soviet_Union.svg/40px-Flag_of_the_Soviet_Union.svg.png 2x" data-file-width="1200" data-file-height="600" /&gt;&lt;/a&gt;&lt;/span&gt; &lt;a href="<text:a xlink:type="simple" xlink:href="view-source:https://fr.wikipedia.org/wiki/Équipe_d%27Union_soviétique_de_football" text:style-name="Internet_20_link" text:visited-style-name="Visited_20_Internet_20_Link">/wiki/%C3%89quipe_d%27Union_sovi%C3%A9tique_de_football</text:a>" title="Équipe d&amp;#39;Union soviétique de football"&gt;Union soviétique&lt;/a&gt;&lt;/span&gt;</text:p>
      <text:p text:style-name="Preformatted_20_Text"><text:bookmark text:name="line528"/>&lt;/td&gt;</text:p>
      <text:p text:style-name="Preformatted_20_Text"><text:bookmark text:name="line529"/>&lt;td&gt;&lt;span class="flagicon"&gt;&lt;a href="<text:a xlink:type="simple" xlink:href="view-source:https://fr.wikipedia.org/wiki/Fichier:Flag_of_Portugal.svg" text:style-name="Internet_20_link" text:visited-style-name="Visited_20_Internet_20_Link">/wiki/Fichier:Flag_of_Portugal.svg</text:a>" class="image" title="Drapeau&amp;#160;: Portugal"&gt;&lt;img alt="Drapeau&amp;#160;: Portugal" src="<text:a xlink:type="simple" xlink:href="view-source:https://upload.wikimedia.org/wikipedia/commons/thumb/5/5c/Flag_of_Portugal.svg/20px-Flag_of_Portugal.svg.png" text:style-name="Internet_20_link" text:visited-style-name="Visited_20_Internet_20_Link">//upload.wikimedia.org/wikipedia/commons/thumb/5/5c/Flag_of_Portugal.svg/20px-Flag_of_Portugal.svg.png</text:a>" width="20" height="13" class="noviewer thumbborder" srcset="//upload.wikimedia.org/wikipedia/commons/thumb/5/5c/Flag_of_Portugal.svg/30px-Flag_of_Portugal.svg.png 1.5x, //upload.wikimedia.org/wikipedia/commons/thumb/5/5c/Flag_of_Portugal.svg/40px-Flag_of_Portugal.svg.png 2x" data-file-width="600" data-file-height="400" /&gt;&lt;/a&gt;&lt;/span&gt; &lt;a href="<text:a xlink:type="simple" xlink:href="view-source:https://fr.wikipedia.org/wiki/Eusébio_da_Silva_Ferreira" text:style-name="Internet_20_link" text:visited-style-name="Visited_20_Internet_20_Link">/wiki/Eus%C3%A9bio_da_Silva_Ferreira</text:a>" class="mw-redirect" title="Eusébio da Silva Ferreira"&gt;Eusébio&lt;/a&gt; (9)</text:p>
      <text:p text:style-name="Preformatted_20_Text"><text:bookmark text:name="line530"/>&lt;/td&gt;</text:p>
      <text:p text:style-name="Preformatted_20_Text"><text:bookmark text:name="line531"/>&lt;td&gt;&lt;span class="datasortkey" data-sort-value="Angleterre"&gt;&lt;span class="flagicon"&gt;&lt;a href="<text:a xlink:type="simple" xlink:href="view-source:https://fr.wikipedia.org/wiki/Fichier:Flag_of_England.svg" text:style-name="Internet_20_link" text:visited-style-name="Visited_20_Internet_20_Link">/wiki/Fichier:Flag_of_England.svg</text:a>" class="image" title="Drapeau de l&amp;#39;Angleterre"&gt;&lt;img alt="Drapeau de l&amp;#39;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amp;#160;&lt;/span&gt;&lt;a href="<text:a xlink:type="simple" xlink:href="view-source:https://fr.wikipedia.org/wiki/Angleterre" text:style-name="Internet_20_link" text:visited-style-name="Visited_20_Internet_20_Link">/wiki/Angleterre</text:a>" title="Angleterre"&gt;Angleterre&lt;/a&gt;&lt;/span&gt;</text:p>
      <text:p text:style-name="Preformatted_20_Text"><text:bookmark text:name="line532"/>&lt;/td&gt;</text:p>
      <text:p text:style-name="Preformatted_20_Text"><text:bookmark text:name="line533"/>&lt;td&gt;&lt;a href="<text:a xlink:type="simple" xlink:href="view-source:https://fr.wikipedia.org/wiki/Bobby_Moore" text:style-name="Internet_20_link" text:visited-style-name="Visited_20_Internet_20_Link">/wiki/Bobby_Moore</text:a>" title="Bobby Moore"&gt;Bobby Moore&lt;/a&gt;</text:p>
      <text:p text:style-name="Preformatted_20_Text"><text:bookmark text:name="line534"/>&lt;/td&gt;</text:p>
      <text:p text:style-name="Preformatted_20_Text"><text:bookmark text:name="line535"/>&lt;td&gt;&lt;a href="<text:a xlink:type="simple" xlink:href="view-source:https://fr.wikipedia.org/wiki/Alf_Ramsey" text:style-name="Internet_20_link" text:visited-style-name="Visited_20_Internet_20_Link">/wiki/Alf_Ramsey</text:a>" title="Alf Ramsey"&gt;Alf Ramsey&lt;/a&gt;</text:p>
      <text:p text:style-name="Preformatted_20_Text"><text:bookmark text:name="line536"/>&lt;/td&gt;&lt;/tr&gt;</text:p>
      <text:p text:style-name="Preformatted_20_Text"><text:bookmark text:name="line537"/>&lt;tr&gt;</text:p>
      <text:p text:style-name="Preformatted_20_Text"><text:bookmark text:name="line538"/>&lt;td&gt;&lt;a href="<text:a xlink:type="simple" xlink:href="view-source:https://fr.wikipedia.org/wiki/Coupe_du_monde_de_football_de_1970" text:style-name="Internet_20_link" text:visited-style-name="Visited_20_Internet_20_Link">/wiki/Coupe_du_monde_de_football_de_1970</text:a>" title="Coupe du monde de football de 1970"&gt;1970&lt;/a&gt;</text:p>
      <text:p text:style-name="Preformatted_20_Text"><text:bookmark text:name="line539"/>&lt;/td&gt;</text:p>
      <text:p text:style-name="Preformatted_20_Text"><text:bookmark text:name="line540"/>&lt;td&gt;&lt;abbr class="abbr" title="Neuvième"&gt;9&lt;sup&gt;e&lt;/sup&gt;&lt;/abbr&gt;</text:p>
      <text:p text:style-name="Preformatted_20_Text"><text:bookmark text:name="line541"/>&lt;/td&gt;</text:p>
      <text:p text:style-name="Preformatted_20_Text"><text:bookmark text:name="line542"/>&lt;td&gt;&lt;b&gt;&lt;span class="nowrap"&gt;&lt;span class="flagicon"&gt;&lt;a href="<text:a xlink:type="simple" xlink:href="view-source:https://fr.wikipedia.org/wiki/Fichier:Flag_of_Brazil_(1968–1992).svg" text:style-name="Internet_20_link" text:visited-style-name="Visited_20_Internet_20_Link">/wiki/Fichier:Flag_of_Brazil_(1968%E2%80%931992).svg</text:a>" class="image" title="Drapeau&amp;#160;: Brésil"&gt;&lt;img alt="Drapeau&amp;#160;: Brésil" src="<text:a xlink:type="simple" xlink:href="view-source:https://upload.wikimedia.org/wikipedia/commons/thumb/2/2e/Flag_of_Brazil_%281968–1992%29.svg/20px-Flag_of_Brazil_%281968–1992%29.svg.png" text:style-name="Internet_20_link" text:visited-style-name="Visited_20_Internet_20_Link">//upload.wikimedia.org/wikipedia/commons/thumb/2/2e/Flag_of_Brazil_%281968%E2%80%931992%29.svg/20px-Flag_of_Brazil_%281968%E2%80%931992%29.svg.png</text:a>" width="20" height="14" class="noviewer thumbborder" srcset="//upload.wikimedia.org/wikipedia/commons/thumb/2/2e/Flag_of_Brazil_%281968%E2%80%931992%29.svg/30px-<text:soft-page-break/>Flag_of_Brazil_%281968%E2%80%931992%29.svg.png 1.5x, //upload.wikimedia.org/wikipedia/commons/thumb/2/2e/Flag_of_Brazil_%281968%E2%80%931992%29.svg/40px-Flag_of_Brazil_%281968%E2%80%931992%29.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b&gt; (3)</text:p>
      <text:p text:style-name="Preformatted_20_Text"><text:bookmark text:name="line543"/>&lt;/td&gt;</text:p>
      <text:p text:style-name="Preformatted_20_Text"><text:bookmark text:name="line544"/>&lt;td&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text:p>
      <text:p text:style-name="Preformatted_20_Text"><text:bookmark text:name="line545"/>&lt;/td&gt;</text:p>
      <text:p text:style-name="Preformatted_20_Text"><text:bookmark text:name="line546"/>&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 (2)</text:p>
      <text:p text:style-name="Preformatted_20_Text"><text:bookmark text:name="line547"/>&lt;/td&gt;</text:p>
      <text:p text:style-name="Preformatted_20_Text"><text:bookmark text:name="line548"/>&lt;td&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 (2)</text:p>
      <text:p text:style-name="Preformatted_20_Text"><text:bookmark text:name="line549"/>&lt;/td&gt;</text:p>
      <text:p text:style-name="Preformatted_20_Text"><text:bookmark text:name="line550"/>&lt;td&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Gerd_Müller" text:style-name="Internet_20_link" text:visited-style-name="Visited_20_Internet_20_Link">/wiki/Gerd_M%C3%BCller</text:a>" title="Gerd Müller"&gt;Gerd Müller&lt;/a&gt; (10)</text:p>
      <text:p text:style-name="Preformatted_20_Text"><text:bookmark text:name="line551"/>&lt;/td&gt;</text:p>
      <text:p text:style-name="Preformatted_20_Text"><text:bookmark text:name="line552"/>&lt;td&gt;&lt;span class="datasortkey" data-sort-value="Mexique"&gt;&lt;span class="flagicon"&gt;&lt;a href="<text:a xlink:type="simple" xlink:href="view-source:https://fr.wikipedia.org/wiki/Fichier:Flag_of_Mexico.svg" text:style-name="Internet_20_link" text:visited-style-name="Visited_20_Internet_20_Link">/wiki/Fichier:Flag_of_Mexico.svg</text:a>" class="image" title="Drapeau du Mexique"&gt;&lt;img alt="Drapeau du Mexique" <text:soft-page-break/>src="<text:a xlink:type="simple" xlink:href="view-source:https://upload.wikimedia.org/wikipedia/commons/thumb/f/fc/Flag_of_Mexico.svg/20px-Flag_of_Mexico.svg.png" text:style-name="Internet_20_link" text:visited-style-name="Visited_20_Internet_20_Link">//upload.wikimedia.org/wikipedia/commons/thumb/f/fc/Flag_of_Mexico.svg/20px-Flag_of_Mexico.svg.png</text:a>" width="20" height="11" class="noviewer thumbborder" srcset="//upload.wikimedia.org/wikipedia/commons/thumb/f/fc/Flag_of_Mexico.svg/30px-Flag_of_Mexico.svg.png 1.5x, //upload.wikimedia.org/wikipedia/commons/thumb/f/fc/Flag_of_Mexico.svg/40px-Flag_of_Mexico.svg.png 2x" data-file-width="840" data-file-height="480" /&gt;&lt;/a&gt;&amp;#160;&lt;/span&gt;&lt;a href="<text:a xlink:type="simple" xlink:href="view-source:https://fr.wikipedia.org/wiki/Mexique" text:style-name="Internet_20_link" text:visited-style-name="Visited_20_Internet_20_Link">/wiki/Mexique</text:a>" title="Mexique"&gt;Mexique&lt;/a&gt;&lt;/span&gt;</text:p>
      <text:p text:style-name="Preformatted_20_Text"><text:bookmark text:name="line553"/>&lt;/td&gt;</text:p>
      <text:p text:style-name="Preformatted_20_Text"><text:bookmark text:name="line554"/>&lt;td&gt;&lt;a href="<text:a xlink:type="simple" xlink:href="view-source:https://fr.wikipedia.org/wiki/Carlos_Alberto_Torres" text:style-name="Internet_20_link" text:visited-style-name="Visited_20_Internet_20_Link">/wiki/Carlos_Alberto_Torres</text:a>" title="Carlos Alberto Torres"&gt;Carlos Alberto Torres&lt;/a&gt;</text:p>
      <text:p text:style-name="Preformatted_20_Text"><text:bookmark text:name="line555"/>&lt;/td&gt;</text:p>
      <text:p text:style-name="Preformatted_20_Text"><text:bookmark text:name="line556"/>&lt;td&gt;&lt;a href="<text:a xlink:type="simple" xlink:href="view-source:https://fr.wikipedia.org/wiki/Mário_Zagallo" text:style-name="Internet_20_link" text:visited-style-name="Visited_20_Internet_20_Link">/wiki/M%C3%A1rio_Zagallo</text:a>" title="Mário Zagallo"&gt;Mário Zagallo&lt;/a&gt;</text:p>
      <text:p text:style-name="Preformatted_20_Text"><text:bookmark text:name="line557"/>&lt;/td&gt;&lt;/tr&gt;</text:p>
      <text:p text:style-name="Preformatted_20_Text"><text:bookmark text:name="line558"/>&lt;tr&gt;</text:p>
      <text:p text:style-name="Preformatted_20_Text"><text:bookmark text:name="line559"/>&lt;td&gt;&lt;a href="<text:a xlink:type="simple" xlink:href="view-source:https://fr.wikipedia.org/wiki/Coupe_du_monde_de_football_de_1974" text:style-name="Internet_20_link" text:visited-style-name="Visited_20_Internet_20_Link">/wiki/Coupe_du_monde_de_football_de_1974</text:a>" title="Coupe du monde de football de 1974"&gt;1974&lt;/a&gt;</text:p>
      <text:p text:style-name="Preformatted_20_Text"><text:bookmark text:name="line560"/>&lt;/td&gt;</text:p>
      <text:p text:style-name="Preformatted_20_Text"><text:bookmark text:name="line561"/>&lt;td&gt;&lt;abbr class="abbr" title="Dixième"&gt;10&lt;sup&gt;e&lt;/sup&gt;&lt;/abbr&gt;</text:p>
      <text:p text:style-name="Preformatted_20_Text"><text:bookmark text:name="line562"/>&lt;/td&gt;</text:p>
      <text:p text:style-name="Preformatted_20_Text"><text:bookmark text:name="line563"/>&lt;td&gt;&lt;b&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lt;/b&gt; (2)</text:p>
      <text:p text:style-name="Preformatted_20_Text"><text:bookmark text:name="line564"/>&lt;/td&gt;</text:p>
      <text:p text:style-name="Preformatted_20_Text"><text:bookmark text:name="line565"/>&lt;td&gt;&lt;span class="nowrap"&gt;&lt;span class="flagicon"&gt;&lt;a href="<text:a xlink:type="simple" xlink:href="view-source:https://fr.wikipedia.org/wiki/Fichier:Flag_of_the_Netherlands.svg" text:style-name="Internet_20_link" text:visited-style-name="Visited_20_Internet_20_Link">/wiki/Fichier:Flag_of_the_Netherlands.svg</text:a>" class="image" title="Drapeau&amp;#160;: Pays-Bas"&gt;&lt;img alt="Drapeau&amp;#160;: Pays-Bas" src="<text:a xlink:type="simple" xlink:href="view-source:https://upload.wikimedia.org/wikipedia/commons/thumb/2/20/Flag_of_the_Netherlands.svg/20px-Flag_of_the_Netherlands.svg.png" text:style-name="Internet_20_link" text:visited-style-name="Visited_20_Internet_20_Link">//upload.wikimedia.org/wikipedia/commons/thumb/2/20/Flag_of_the_Netherlands.svg/20px-Flag_of_the_Netherlands.svg.png</text:a>" width="20" height="13" class="noviewer thumbborder" srcset="//upload.wikimedia.org/wikipedia/commons/thumb/2/20/Flag_of_the_Netherlands.svg/30px-Flag_of_the_Netherlands.svg.png 1.5x, //upload.wikimedia.org/wikipedia/commons/thumb/2/20/Flag_of_the_Netherlands.svg/40px-Flag_of_the_Netherlands.svg.png 2x" data-file-width="900" data-file-height="600" /&gt;&lt;/a&gt;&lt;/span&gt; &lt;a href="<text:a xlink:type="simple" xlink:href="view-source:https://fr.wikipedia.org/wiki/Équipe_des_Pays-Bas_de_football" text:style-name="Internet_20_link" text:visited-style-name="Visited_20_Internet_20_Link">/wiki/%C3%89quipe_des_Pays-Bas_de_football</text:a>" title="Équipe des Pays-Bas de football"&gt;Pays-Bas&lt;/a&gt;&lt;/span&gt;</text:p>
      <text:p text:style-name="Preformatted_20_Text"><text:bookmark text:name="line566"/>&lt;/td&gt;</text:p>
      <text:p text:style-name="Preformatted_20_Text"><text:bookmark text:name="line567"/>&lt;td&gt;&lt;span class="nowrap"&gt;&lt;span class="flagicon"&gt;&lt;a href="<text:a xlink:type="simple" xlink:href="view-source:https://fr.wikipedia.org/wiki/Fichier:Flag_of_Poland.svg" text:style-name="Internet_20_link" text:visited-style-name="Visited_20_Internet_20_Link">/wiki/Fichier:Flag_of_Poland.svg</text:a>" class="image" title="Drapeau&amp;#160;: Pologne"&gt;&lt;img alt="Drapeau&amp;#160;: Pologne" src="<text:a xlink:type="simple" xlink:href="view-source:https://upload.wikimedia.org/wikipedia/commons/thumb/1/12/Flag_of_Poland.svg/20px-Flag_of_Poland.svg.png" text:style-name="Internet_20_link" text:visited-style-name="Visited_20_Internet_20_Link">//upload.wikimedia.org/wikipedia/commons/thumb/1/12/Flag_of_Poland.svg/20px-Flag_of_Poland.svg.png</text:a>" width="20" height="13" class="noviewer thumbborder" srcset="//upload.wikimedia.org/wikipedia/commons/thumb/1/12/Flag_of_Poland.svg/30px-Flag_of_Poland.svg.png 1.5x, //upload.wikimedia.org/wikipedia/commons/thumb/1/12/Flag_of_Poland.svg/40px-Flag_of_Poland.svg.png 2x" data-file-width="640" data-file-height="400" /&gt;&lt;/a&gt;&lt;/span&gt; &lt;a href="<text:a xlink:type="simple" xlink:href="view-source:https://fr.wikipedia.org/wiki/Équipe_de_Pologne_de_football" text:style-name="Internet_20_link" text:visited-style-name="Visited_20_Internet_20_Link">/wiki/%C3%89quipe_de_Pologne_de_football</text:a>" title="Équipe de Pologne de football"&gt;Pologne&lt;/a&gt;&lt;/span&gt;</text:p>
      <text:p text:style-name="Preformatted_20_Text"><text:bookmark text:name="line568"/>&lt;/td&gt;</text:p>
      <text:p text:style-name="Preformatted_20_Text"><text:bookmark text:name="line569"/>&lt;td&gt;&lt;span class="nowrap"&gt;&lt;span class="flagicon"&gt;&lt;a href="<text:a xlink:type="simple" xlink:href="view-source:https://fr.wikipedia.org/wiki/Fichier:Flag_of_Brazil_(1968–1992).svg" text:style-name="Internet_20_link" text:visited-style-name="Visited_20_Internet_20_Link">/wiki/Fichier:Flag_of_Brazil_(1968%E2%80%931992).svg</text:a>" class="image" <text:soft-page-break/>title="Drapeau&amp;#160;: Brésil"&gt;&lt;img alt="Drapeau&amp;#160;: Brésil" src="<text:a xlink:type="simple" xlink:href="view-source:https://upload.wikimedia.org/wikipedia/commons/thumb/2/2e/Flag_of_Brazil_%281968–1992%29.svg/20px-Flag_of_Brazil_%281968–1992%29.svg.png" text:style-name="Internet_20_link" text:visited-style-name="Visited_20_Internet_20_Link">//upload.wikimedia.org/wikipedia/commons/thumb/2/2e/Flag_of_Brazil_%281968%E2%80%931992%29.svg/20px-Flag_of_Brazil_%281968%E2%80%931992%29.svg.png</text:a>" width="20" height="14" class="noviewer thumbborder" srcset="//upload.wikimedia.org/wikipedia/commons/thumb/2/2e/Flag_of_Brazil_%281968%E2%80%931992%29.svg/30px-Flag_of_Brazil_%281968%E2%80%931992%29.svg.png 1.5x, //upload.wikimedia.org/wikipedia/commons/thumb/2/2e/Flag_of_Brazil_%281968%E2%80%931992%29.svg/40px-Flag_of_Brazil_%281968%E2%80%931992%29.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text:p>
      <text:p text:style-name="Preformatted_20_Text"><text:bookmark text:name="line570"/>&lt;/td&gt;</text:p>
      <text:p text:style-name="Preformatted_20_Text"><text:bookmark text:name="line571"/>&lt;td&gt;&lt;span class="flagicon"&gt;&lt;a href="<text:a xlink:type="simple" xlink:href="view-source:https://fr.wikipedia.org/wiki/Fichier:Flag_of_Poland.svg" text:style-name="Internet_20_link" text:visited-style-name="Visited_20_Internet_20_Link">/wiki/Fichier:Flag_of_Poland.svg</text:a>" class="image" title="Drapeau&amp;#160;: Pologne"&gt;&lt;img alt="Drapeau&amp;#160;: Pologne" src="<text:a xlink:type="simple" xlink:href="view-source:https://upload.wikimedia.org/wikipedia/commons/thumb/1/12/Flag_of_Poland.svg/20px-Flag_of_Poland.svg.png" text:style-name="Internet_20_link" text:visited-style-name="Visited_20_Internet_20_Link">//upload.wikimedia.org/wikipedia/commons/thumb/1/12/Flag_of_Poland.svg/20px-Flag_of_Poland.svg.png</text:a>" width="20" height="13" class="noviewer thumbborder" srcset="//upload.wikimedia.org/wikipedia/commons/thumb/1/12/Flag_of_Poland.svg/30px-Flag_of_Poland.svg.png 1.5x, //upload.wikimedia.org/wikipedia/commons/thumb/1/12/Flag_of_Poland.svg/40px-Flag_of_Poland.svg.png 2x" data-file-width="640" data-file-height="400" /&gt;&lt;/a&gt;&lt;/span&gt; &lt;a href="<text:a xlink:type="simple" xlink:href="view-source:https://fr.wikipedia.org/wiki/Grzegorz_Lato" text:style-name="Internet_20_link" text:visited-style-name="Visited_20_Internet_20_Link">/wiki/Grzegorz_Lato</text:a>" title="Grzegorz Lato"&gt;Grzegorz Lato&lt;/a&gt; (7)</text:p>
      <text:p text:style-name="Preformatted_20_Text"><text:bookmark text:name="line572"/>&lt;/td&gt;</text:p>
      <text:p text:style-name="Preformatted_20_Text"><text:bookmark text:name="line573"/>&lt;td&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Allemagne" text:style-name="Internet_20_link" text:visited-style-name="Visited_20_Internet_20_Link">/wiki/Allemagne</text:a>" title="Allemagne"&gt;RFA&lt;/a&gt;</text:p>
      <text:p text:style-name="Preformatted_20_Text"><text:bookmark text:name="line574"/>&lt;/td&gt;</text:p>
      <text:p text:style-name="Preformatted_20_Text"><text:bookmark text:name="line575"/>&lt;td&gt;&lt;a href="<text:a xlink:type="simple" xlink:href="view-source:https://fr.wikipedia.org/wiki/Franz_Beckenbauer" text:style-name="Internet_20_link" text:visited-style-name="Visited_20_Internet_20_Link">/wiki/Franz_Beckenbauer</text:a>" title="Franz Beckenbauer"&gt;Franz Beckenbauer&lt;/a&gt;</text:p>
      <text:p text:style-name="Preformatted_20_Text"><text:bookmark text:name="line576"/>&lt;/td&gt;</text:p>
      <text:p text:style-name="Preformatted_20_Text"><text:bookmark text:name="line577"/>&lt;td&gt;&lt;a href="<text:a xlink:type="simple" xlink:href="view-source:https://fr.wikipedia.org/wiki/Helmut_Schön" text:style-name="Internet_20_link" text:visited-style-name="Visited_20_Internet_20_Link">/wiki/Helmut_Sch%C3%B6n</text:a>" title="Helmut Schön"&gt;Helmut Schön&lt;/a&gt;</text:p>
      <text:p text:style-name="Preformatted_20_Text"><text:bookmark text:name="line578"/>&lt;/td&gt;&lt;/tr&gt;</text:p>
      <text:p text:style-name="Preformatted_20_Text"><text:bookmark text:name="line579"/>&lt;tr&gt;</text:p>
      <text:p text:style-name="Preformatted_20_Text"><text:bookmark text:name="line580"/>&lt;td&gt;&lt;a href="<text:a xlink:type="simple" xlink:href="view-source:https://fr.wikipedia.org/wiki/Coupe_du_monde_de_football_de_1978" text:style-name="Internet_20_link" text:visited-style-name="Visited_20_Internet_20_Link">/wiki/Coupe_du_monde_de_football_de_1978</text:a>" title="Coupe du monde de football de 1978"&gt;1978&lt;/a&gt;</text:p>
      <text:p text:style-name="Preformatted_20_Text"><text:bookmark text:name="line581"/>&lt;/td&gt;</text:p>
      <text:p text:style-name="Preformatted_20_Text"><text:bookmark text:name="line582"/>&lt;td&gt;&lt;abbr class="abbr" title="Onzième"&gt;11&lt;sup&gt;e&lt;/sup&gt;&lt;/abbr&gt;</text:p>
      <text:p text:style-name="Preformatted_20_Text"><text:bookmark text:name="line583"/>&lt;/td&gt;</text:p>
      <text:p text:style-name="Preformatted_20_Text"><text:bookmark text:name="line584"/>&lt;td&gt;&lt;b&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lt;/b&gt;</text:p>
      <text:p text:style-name="Preformatted_20_Text"><text:bookmark text:name="line585"/>&lt;/td&gt;</text:p>
      <text:p text:style-name="Preformatted_20_Text"><text:bookmark text:name="line586"/>&lt;td&gt;&lt;span class="nowrap"&gt;&lt;span class="flagicon"&gt;&lt;a href="<text:a xlink:type="simple" xlink:href="view-source:https://fr.wikipedia.org/wiki/Fichier:Flag_of_the_Netherlands.svg" text:style-name="Internet_20_link" text:visited-style-name="Visited_20_Internet_20_Link">/wiki/Fichier:Flag_of_the_Netherlands.svg</text:a>" class="image" <text:soft-page-break/>title="Drapeau&amp;#160;: Pays-Bas"&gt;&lt;img alt="Drapeau&amp;#160;: Pays-Bas" src="<text:a xlink:type="simple" xlink:href="view-source:https://upload.wikimedia.org/wikipedia/commons/thumb/2/20/Flag_of_the_Netherlands.svg/20px-Flag_of_the_Netherlands.svg.png" text:style-name="Internet_20_link" text:visited-style-name="Visited_20_Internet_20_Link">//upload.wikimedia.org/wikipedia/commons/thumb/2/20/Flag_of_the_Netherlands.svg/20px-Flag_of_the_Netherlands.svg.png</text:a>" width="20" height="13" class="noviewer thumbborder" srcset="//upload.wikimedia.org/wikipedia/commons/thumb/2/20/Flag_of_the_Netherlands.svg/30px-Flag_of_the_Netherlands.svg.png 1.5x, //upload.wikimedia.org/wikipedia/commons/thumb/2/20/Flag_of_the_Netherlands.svg/40px-Flag_of_the_Netherlands.svg.png 2x" data-file-width="900" data-file-height="600" /&gt;&lt;/a&gt;&lt;/span&gt; &lt;a href="<text:a xlink:type="simple" xlink:href="view-source:https://fr.wikipedia.org/wiki/Équipe_des_Pays-Bas_de_football" text:style-name="Internet_20_link" text:visited-style-name="Visited_20_Internet_20_Link">/wiki/%C3%89quipe_des_Pays-Bas_de_football</text:a>" title="Équipe des Pays-Bas de football"&gt;Pays-Bas&lt;/a&gt;&lt;/span&gt; (2)</text:p>
      <text:p text:style-name="Preformatted_20_Text"><text:bookmark text:name="line587"/>&lt;/td&gt;</text:p>
      <text:p text:style-name="Preformatted_20_Text"><text:bookmark text:name="line588"/>&lt;td&gt;&lt;span class="nowrap"&gt;&lt;span class="flagicon"&gt;&lt;a href="<text:a xlink:type="simple" xlink:href="view-source:https://fr.wikipedia.org/wiki/Fichier:Flag_of_Brazil_(1968–1992).svg" text:style-name="Internet_20_link" text:visited-style-name="Visited_20_Internet_20_Link">/wiki/Fichier:Flag_of_Brazil_(1968%E2%80%931992).svg</text:a>" class="image" title="Drapeau&amp;#160;: Brésil"&gt;&lt;img alt="Drapeau&amp;#160;: Brésil" src="<text:a xlink:type="simple" xlink:href="view-source:https://upload.wikimedia.org/wikipedia/commons/thumb/2/2e/Flag_of_Brazil_%281968–1992%29.svg/20px-Flag_of_Brazil_%281968–1992%29.svg.png" text:style-name="Internet_20_link" text:visited-style-name="Visited_20_Internet_20_Link">//upload.wikimedia.org/wikipedia/commons/thumb/2/2e/Flag_of_Brazil_%281968%E2%80%931992%29.svg/20px-Flag_of_Brazil_%281968%E2%80%931992%29.svg.png</text:a>" width="20" height="14" class="noviewer thumbborder" srcset="//upload.wikimedia.org/wikipedia/commons/thumb/2/2e/Flag_of_Brazil_%281968%E2%80%931992%29.svg/30px-Flag_of_Brazil_%281968%E2%80%931992%29.svg.png 1.5x, //upload.wikimedia.org/wikipedia/commons/thumb/2/2e/Flag_of_Brazil_%281968%E2%80%931992%29.svg/40px-Flag_of_Brazil_%281968%E2%80%931992%29.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 (2)</text:p>
      <text:p text:style-name="Preformatted_20_Text"><text:bookmark text:name="line589"/>&lt;/td&gt;</text:p>
      <text:p text:style-name="Preformatted_20_Text"><text:bookmark text:name="line590"/>&lt;td&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text:p>
      <text:p text:style-name="Preformatted_20_Text"><text:bookmark text:name="line591"/>&lt;/td&gt;</text:p>
      <text:p text:style-name="Preformatted_20_Text"><text:bookmark text:name="line592"/>&lt;td&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Mario_Kempes" text:style-name="Internet_20_link" text:visited-style-name="Visited_20_Internet_20_Link">/wiki/Mario_Kempes</text:a>" title="Mario Kempes"&gt;Mario Kempes&lt;/a&gt; (6)</text:p>
      <text:p text:style-name="Preformatted_20_Text"><text:bookmark text:name="line593"/>&lt;/td&gt;</text:p>
      <text:p text:style-name="Preformatted_20_Text"><text:bookmark text:name="line594"/>&lt;td&gt;&lt;span class="datasortkey" data-sort-value="Argentine"&gt;&lt;span class="flagicon"&gt;&lt;a href="<text:a xlink:type="simple" xlink:href="view-source:https://fr.wikipedia.org/wiki/Fichier:Flag_of_Argentina.svg" text:style-name="Internet_20_link" text:visited-style-name="Visited_20_Internet_20_Link">/wiki/Fichier:Flag_of_Argentina.svg</text:a>" class="image" title="Drapeau de l&amp;#39;Argentine"&gt;&lt;img alt="Drapeau de l&amp;#39;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amp;#160;&lt;/span&gt;&lt;a href="<text:a xlink:type="simple" xlink:href="view-source:https://fr.wikipedia.org/wiki/Argentine" text:style-name="Internet_20_link" text:visited-style-name="Visited_20_Internet_20_Link">/wiki/Argentine</text:a>" title="Argentine"&gt;Argentine&lt;/a&gt;&lt;/span&gt;</text:p>
      <text:p text:style-name="Preformatted_20_Text"><text:bookmark text:name="line595"/>&lt;/td&gt;</text:p>
      <text:p text:style-name="Preformatted_20_Text"><text:bookmark text:name="line596"/>&lt;td&gt;&lt;a href="<text:a xlink:type="simple" xlink:href="view-source:https://fr.wikipedia.org/wiki/Daniel_Passarella" text:style-name="Internet_20_link" text:visited-style-name="Visited_20_Internet_20_Link">/wiki/Daniel_Passarella</text:a>" title="Daniel Passarella"&gt;Daniel Passarella&lt;/a&gt;</text:p>
      <text:p text:style-name="Preformatted_20_Text"><text:bookmark text:name="line597"/><text:soft-page-break/>&lt;/td&gt;</text:p>
      <text:p text:style-name="Preformatted_20_Text"><text:bookmark text:name="line598"/>&lt;td&gt;&lt;a href="<text:a xlink:type="simple" xlink:href="view-source:https://fr.wikipedia.org/wiki/César_Luis_Menotti" text:style-name="Internet_20_link" text:visited-style-name="Visited_20_Internet_20_Link">/wiki/C%C3%A9sar_Luis_Menotti</text:a>" title="César Luis Menotti"&gt;César Luis Menotti&lt;/a&gt;</text:p>
      <text:p text:style-name="Preformatted_20_Text"><text:bookmark text:name="line599"/>&lt;/td&gt;&lt;/tr&gt;</text:p>
      <text:p text:style-name="Preformatted_20_Text"><text:bookmark text:name="line600"/>&lt;tr&gt;</text:p>
      <text:p text:style-name="Preformatted_20_Text"><text:bookmark text:name="line601"/>&lt;td&gt;&lt;a href="<text:a xlink:type="simple" xlink:href="view-source:https://fr.wikipedia.org/wiki/Coupe_du_monde_de_football_de_1982" text:style-name="Internet_20_link" text:visited-style-name="Visited_20_Internet_20_Link">/wiki/Coupe_du_monde_de_football_de_1982</text:a>" title="Coupe du monde de football de 1982"&gt;1982&lt;/a&gt;</text:p>
      <text:p text:style-name="Preformatted_20_Text"><text:bookmark text:name="line602"/>&lt;/td&gt;</text:p>
      <text:p text:style-name="Preformatted_20_Text"><text:bookmark text:name="line603"/>&lt;td&gt;&lt;abbr class="abbr" title="Douzième"&gt;12&lt;sup&gt;e&lt;/sup&gt;&lt;/abbr&gt;</text:p>
      <text:p text:style-name="Preformatted_20_Text"><text:bookmark text:name="line604"/>&lt;/td&gt;</text:p>
      <text:p text:style-name="Preformatted_20_Text"><text:bookmark text:name="line605"/>&lt;td&gt;&lt;b&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lt;/b&gt; (3)</text:p>
      <text:p text:style-name="Preformatted_20_Text"><text:bookmark text:name="line606"/>&lt;/td&gt;</text:p>
      <text:p text:style-name="Preformatted_20_Text"><text:bookmark text:name="line607"/>&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 (2)</text:p>
      <text:p text:style-name="Preformatted_20_Text"><text:bookmark text:name="line608"/>&lt;/td&gt;</text:p>
      <text:p text:style-name="Preformatted_20_Text"><text:bookmark text:name="line609"/>&lt;td&gt;&lt;span class="nowrap"&gt;&lt;span class="flagicon"&gt;&lt;a href="<text:a xlink:type="simple" xlink:href="view-source:https://fr.wikipedia.org/wiki/Fichier:Flag_of_Poland.svg" text:style-name="Internet_20_link" text:visited-style-name="Visited_20_Internet_20_Link">/wiki/Fichier:Flag_of_Poland.svg</text:a>" class="image" title="Drapeau&amp;#160;: Pologne"&gt;&lt;img alt="Drapeau&amp;#160;: Pologne" src="<text:a xlink:type="simple" xlink:href="view-source:https://upload.wikimedia.org/wikipedia/commons/thumb/1/12/Flag_of_Poland.svg/20px-Flag_of_Poland.svg.png" text:style-name="Internet_20_link" text:visited-style-name="Visited_20_Internet_20_Link">//upload.wikimedia.org/wikipedia/commons/thumb/1/12/Flag_of_Poland.svg/20px-Flag_of_Poland.svg.png</text:a>" width="20" height="13" class="noviewer thumbborder" srcset="//upload.wikimedia.org/wikipedia/commons/thumb/1/12/Flag_of_Poland.svg/30px-Flag_of_Poland.svg.png 1.5x, //upload.wikimedia.org/wikipedia/commons/thumb/1/12/Flag_of_Poland.svg/40px-Flag_of_Poland.svg.png 2x" data-file-width="640" data-file-height="400" /&gt;&lt;/a&gt;&lt;/span&gt; &lt;a href="<text:a xlink:type="simple" xlink:href="view-source:https://fr.wikipedia.org/wiki/Équipe_de_Pologne_de_football" text:style-name="Internet_20_link" text:visited-style-name="Visited_20_Internet_20_Link">/wiki/%C3%89quipe_de_Pologne_de_football</text:a>" title="Équipe de Pologne de football"&gt;Pologne&lt;/a&gt;&lt;/span&gt; (2)</text:p>
      <text:p text:style-name="Preformatted_20_Text"><text:bookmark text:name="line610"/>&lt;/td&gt;</text:p>
      <text:p text:style-name="Preformatted_20_Text"><text:bookmark text:name="line611"/>&lt;td&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text:p>
      <text:p text:style-name="Preformatted_20_Text"><text:bookmark text:name="line612"/>&lt;/td&gt;</text:p>
      <text:p text:style-name="Preformatted_20_Text"><text:bookmark text:name="line613"/><text:soft-page-break/>&lt;td&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Paolo_Rossi_(football)" text:style-name="Internet_20_link" text:visited-style-name="Visited_20_Internet_20_Link">/wiki/Paolo_Rossi_(football)</text:a>" title="Paolo Rossi (football)"&gt;Paolo Rossi&lt;/a&gt; (6)</text:p>
      <text:p text:style-name="Preformatted_20_Text"><text:bookmark text:name="line614"/>&lt;/td&gt;</text:p>
      <text:p text:style-name="Preformatted_20_Text"><text:bookmark text:name="line615"/>&lt;td&gt;&lt;span class="datasortkey" data-sort-value="Espagne"&gt;&lt;span class="flagicon"&gt;&lt;a href="<text:a xlink:type="simple" xlink:href="view-source:https://fr.wikipedia.org/wiki/Fichier:Flag_of_Spain.svg" text:style-name="Internet_20_link" text:visited-style-name="Visited_20_Internet_20_Link">/wiki/Fichier:Flag_of_Spain.svg</text:a>" class="image" title="Drapeau de l&amp;#39;Espagne"&gt;&lt;img alt="Drapeau de l&amp;#39;Espagne" src="<text:a xlink:type="simple" xlink:href="view-source:https://upload.wikimedia.org/wikipedia/commons/thumb/9/9a/Flag_of_Spain.svg/20px-Flag_of_Spain.svg.png" text:style-name="Internet_20_link" text:visited-style-name="Visited_20_Internet_20_Link">//upload.wikimedia.org/wikipedia/commons/thumb/9/9a/Flag_of_Spain.svg/20px-Flag_of_Spain.svg.png</text:a>" width="20" height="13" class="noviewer thumbborder" srcset="//upload.wikimedia.org/wikipedia/commons/thumb/9/9a/Flag_of_Spain.svg/30px-Flag_of_Spain.svg.png 1.5x, //upload.wikimedia.org/wikipedia/commons/thumb/9/9a/Flag_of_Spain.svg/40px-Flag_of_Spain.svg.png 2x" data-file-width="750" data-file-height="500" /&gt;&lt;/a&gt;&amp;#160;&lt;/span&gt;&lt;a href="<text:a xlink:type="simple" xlink:href="view-source:https://fr.wikipedia.org/wiki/Espagne" text:style-name="Internet_20_link" text:visited-style-name="Visited_20_Internet_20_Link">/wiki/Espagne</text:a>" title="Espagne"&gt;Espagne&lt;/a&gt;&lt;/span&gt;</text:p>
      <text:p text:style-name="Preformatted_20_Text"><text:bookmark text:name="line616"/>&lt;/td&gt;</text:p>
      <text:p text:style-name="Preformatted_20_Text"><text:bookmark text:name="line617"/>&lt;td&gt;&lt;a href="<text:a xlink:type="simple" xlink:href="view-source:https://fr.wikipedia.org/wiki/Dino_Zoff" text:style-name="Internet_20_link" text:visited-style-name="Visited_20_Internet_20_Link">/wiki/Dino_Zoff</text:a>" title="Dino Zoff"&gt;Dino Zoff&lt;/a&gt;</text:p>
      <text:p text:style-name="Preformatted_20_Text"><text:bookmark text:name="line618"/>&lt;/td&gt;</text:p>
      <text:p text:style-name="Preformatted_20_Text"><text:bookmark text:name="line619"/>&lt;td&gt;&lt;a href="<text:a xlink:type="simple" xlink:href="view-source:https://fr.wikipedia.org/wiki/Enzo_Bearzot" text:style-name="Internet_20_link" text:visited-style-name="Visited_20_Internet_20_Link">/wiki/Enzo_Bearzot</text:a>" title="Enzo Bearzot"&gt;Enzo Bearzot&lt;/a&gt;</text:p>
      <text:p text:style-name="Preformatted_20_Text"><text:bookmark text:name="line620"/>&lt;/td&gt;&lt;/tr&gt;</text:p>
      <text:p text:style-name="Preformatted_20_Text"><text:bookmark text:name="line621"/>&lt;tr&gt;</text:p>
      <text:p text:style-name="Preformatted_20_Text"><text:bookmark text:name="line622"/>&lt;td&gt;&lt;a href="<text:a xlink:type="simple" xlink:href="view-source:https://fr.wikipedia.org/wiki/Coupe_du_monde_de_football_de_1986" text:style-name="Internet_20_link" text:visited-style-name="Visited_20_Internet_20_Link">/wiki/Coupe_du_monde_de_football_de_1986</text:a>" title="Coupe du monde de football de 1986"&gt;1986&lt;/a&gt;</text:p>
      <text:p text:style-name="Preformatted_20_Text"><text:bookmark text:name="line623"/>&lt;/td&gt;</text:p>
      <text:p text:style-name="Preformatted_20_Text"><text:bookmark text:name="line624"/>&lt;td&gt;&lt;abbr class="abbr" title="Treizième"&gt;13&lt;sup&gt;e&lt;/sup&gt;&lt;/abbr&gt;</text:p>
      <text:p text:style-name="Preformatted_20_Text"><text:bookmark text:name="line625"/>&lt;/td&gt;</text:p>
      <text:p text:style-name="Preformatted_20_Text"><text:bookmark text:name="line626"/>&lt;td&gt;&lt;b&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lt;/b&gt; (2)</text:p>
      <text:p text:style-name="Preformatted_20_Text"><text:bookmark text:name="line627"/>&lt;/td&gt;</text:p>
      <text:p text:style-name="Preformatted_20_Text"><text:bookmark text:name="line628"/>&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 (3)</text:p>
      <text:p text:style-name="Preformatted_20_Text"><text:bookmark text:name="line629"/>&lt;/td&gt;</text:p>
      <text:p text:style-name="Preformatted_20_Text"><text:bookmark text:name="line630"/>&lt;td&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text:soft-page-break/>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 (2)</text:p>
      <text:p text:style-name="Preformatted_20_Text"><text:bookmark text:name="line631"/>&lt;/td&gt;</text:p>
      <text:p text:style-name="Preformatted_20_Text"><text:bookmark text:name="line632"/>&lt;td&gt;&lt;span class="nowrap"&gt;&lt;span class="flagicon"&gt;&lt;a href="<text:a xlink:type="simple" xlink:href="view-source:https://fr.wikipedia.org/wiki/Fichier:Flag_of_Belgium_(civil).svg" text:style-name="Internet_20_link" text:visited-style-name="Visited_20_Internet_20_Link">/wiki/Fichier:Flag_of_Belgium_(civil).svg</text:a>" class="image" title="Drapeau&amp;#160;: Belgique"&gt;&lt;img alt="Drapeau&amp;#160;: Belgique" src="<text:a xlink:type="simple" xlink:href="view-source:https://upload.wikimedia.org/wikipedia/commons/thumb/9/92/Flag_of_Belgium_%28civil%29.svg/20px-Flag_of_Belgium_%28civil%29.svg.png" text:style-name="Internet_20_link" text:visited-style-name="Visited_20_Internet_20_Link">//upload.wikimedia.org/wikipedia/commons/thumb/9/92/Flag_of_Belgium_%28civil%29.svg/20px-Flag_of_Belgium_%28civil%29.svg.png</text:a>" width="20" height="13" class="noviewer thumbborder" srcset="//upload.wikimedia.org/wikipedia/commons/thumb/9/92/Flag_of_Belgium_%28civil%29.svg/30px-Flag_of_Belgium_%28civil%29.svg.png 1.5x, //upload.wikimedia.org/wikipedia/commons/thumb/9/92/Flag_of_Belgium_%28civil%29.svg/40px-Flag_of_Belgium_%28civil%29.svg.png 2x" data-file-width="450" data-file-height="300" /&gt;&lt;/a&gt;&lt;/span&gt; &lt;a href="<text:a xlink:type="simple" xlink:href="view-source:https://fr.wikipedia.org/wiki/Équipe_de_Belgique_de_football" text:style-name="Internet_20_link" text:visited-style-name="Visited_20_Internet_20_Link">/wiki/%C3%89quipe_de_Belgique_de_football</text:a>" title="Équipe de Belgique de football"&gt;Belgique&lt;/a&gt;&lt;/span&gt;</text:p>
      <text:p text:style-name="Preformatted_20_Text"><text:bookmark text:name="line633"/>&lt;/td&gt;</text:p>
      <text:p text:style-name="Preformatted_20_Text"><text:bookmark text:name="line634"/>&lt;td&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Gary_Lineker" text:style-name="Internet_20_link" text:visited-style-name="Visited_20_Internet_20_Link">/wiki/Gary_Lineker</text:a>" title="Gary Lineker"&gt;Gary Lineker&lt;/a&gt; (6)</text:p>
      <text:p text:style-name="Preformatted_20_Text"><text:bookmark text:name="line635"/>&lt;/td&gt;</text:p>
      <text:p text:style-name="Preformatted_20_Text"><text:bookmark text:name="line636"/>&lt;td&gt;&lt;span class="datasortkey" data-sort-value="Mexique"&gt;&lt;span class="flagicon"&gt;&lt;a href="<text:a xlink:type="simple" xlink:href="view-source:https://fr.wikipedia.org/wiki/Fichier:Flag_of_Mexico.svg" text:style-name="Internet_20_link" text:visited-style-name="Visited_20_Internet_20_Link">/wiki/Fichier:Flag_of_Mexico.svg</text:a>" class="image" title="Drapeau du Mexique"&gt;&lt;img alt="Drapeau du Mexique" src="<text:a xlink:type="simple" xlink:href="view-source:https://upload.wikimedia.org/wikipedia/commons/thumb/f/fc/Flag_of_Mexico.svg/20px-Flag_of_Mexico.svg.png" text:style-name="Internet_20_link" text:visited-style-name="Visited_20_Internet_20_Link">//upload.wikimedia.org/wikipedia/commons/thumb/f/fc/Flag_of_Mexico.svg/20px-Flag_of_Mexico.svg.png</text:a>" width="20" height="11" class="noviewer thumbborder" srcset="//upload.wikimedia.org/wikipedia/commons/thumb/f/fc/Flag_of_Mexico.svg/30px-Flag_of_Mexico.svg.png 1.5x, //upload.wikimedia.org/wikipedia/commons/thumb/f/fc/Flag_of_Mexico.svg/40px-Flag_of_Mexico.svg.png 2x" data-file-width="840" data-file-height="480" /&gt;&lt;/a&gt;&amp;#160;&lt;/span&gt;&lt;a href="<text:a xlink:type="simple" xlink:href="view-source:https://fr.wikipedia.org/wiki/Mexique" text:style-name="Internet_20_link" text:visited-style-name="Visited_20_Internet_20_Link">/wiki/Mexique</text:a>" title="Mexique"&gt;Mexique&lt;/a&gt;&lt;/span&gt; (2)</text:p>
      <text:p text:style-name="Preformatted_20_Text"><text:bookmark text:name="line637"/>&lt;/td&gt;</text:p>
      <text:p text:style-name="Preformatted_20_Text"><text:bookmark text:name="line638"/>&lt;td&gt;&lt;a href="<text:a xlink:type="simple" xlink:href="view-source:https://fr.wikipedia.org/wiki/Diego_Maradona" text:style-name="Internet_20_link" text:visited-style-name="Visited_20_Internet_20_Link">/wiki/Diego_Maradona</text:a>" title="Diego Maradona"&gt;Diego Maradona&lt;/a&gt;</text:p>
      <text:p text:style-name="Preformatted_20_Text"><text:bookmark text:name="line639"/>&lt;/td&gt;</text:p>
      <text:p text:style-name="Preformatted_20_Text"><text:bookmark text:name="line640"/>&lt;td&gt;&lt;a href="<text:a xlink:type="simple" xlink:href="view-source:https://fr.wikipedia.org/wiki/Carlos_Bilardo" text:style-name="Internet_20_link" text:visited-style-name="Visited_20_Internet_20_Link">/wiki/Carlos_Bilardo</text:a>" title="Carlos Bilardo"&gt;Carlos Bilardo&lt;/a&gt;</text:p>
      <text:p text:style-name="Preformatted_20_Text"><text:bookmark text:name="line641"/>&lt;/td&gt;&lt;/tr&gt;</text:p>
      <text:p text:style-name="Preformatted_20_Text"><text:bookmark text:name="line642"/>&lt;tr&gt;</text:p>
      <text:p text:style-name="Preformatted_20_Text"><text:bookmark text:name="line643"/>&lt;td&gt;&lt;a href="<text:a xlink:type="simple" xlink:href="view-source:https://fr.wikipedia.org/wiki/Coupe_du_monde_de_football_de_1990" text:style-name="Internet_20_link" text:visited-style-name="Visited_20_Internet_20_Link">/wiki/Coupe_du_monde_de_football_de_1990</text:a>" title="Coupe du monde de football de 1990"&gt;1990&lt;/a&gt;</text:p>
      <text:p text:style-name="Preformatted_20_Text"><text:bookmark text:name="line644"/>&lt;/td&gt;</text:p>
      <text:p text:style-name="Preformatted_20_Text"><text:bookmark text:name="line645"/>&lt;td&gt;&lt;abbr class="abbr" title="Quatorzième"&gt;14&lt;sup&gt;e&lt;/sup&gt;&lt;/abbr&gt;</text:p>
      <text:p text:style-name="Preformatted_20_Text"><text:bookmark text:name="line646"/>&lt;/td&gt;</text:p>
      <text:p text:style-name="Preformatted_20_Text"><text:bookmark text:name="line647"/>&lt;td&gt;&lt;b&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République fédérale d&amp;#39;Allemagne"&gt;&lt;img alt="Drapeau&amp;#160;: République fédérale d&amp;#39;Allemagne" <text:soft-page-break/>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 de l’Ouest&lt;/a&gt;&lt;/span&gt;&lt;/b&gt; (3)</text:p>
      <text:p text:style-name="Preformatted_20_Text"><text:bookmark text:name="line648"/>&lt;/td&gt;</text:p>
      <text:p text:style-name="Preformatted_20_Text"><text:bookmark text:name="line649"/>&lt;td&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 (2)</text:p>
      <text:p text:style-name="Preformatted_20_Text"><text:bookmark text:name="line650"/>&lt;/td&gt;</text:p>
      <text:p text:style-name="Preformatted_20_Text"><text:bookmark text:name="line651"/>&lt;td&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text:p>
      <text:p text:style-name="Preformatted_20_Text"><text:bookmark text:name="line652"/>&lt;/td&gt;</text:p>
      <text:p text:style-name="Preformatted_20_Text"><text:bookmark text:name="line653"/>&lt;td&gt;&lt;span class="nowrap"&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lt;/span&gt;</text:p>
      <text:p text:style-name="Preformatted_20_Text"><text:bookmark text:name="line654"/>&lt;/td&gt;</text:p>
      <text:p text:style-name="Preformatted_20_Text"><text:bookmark text:name="line655"/>&lt;td&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Salvatore_Schillaci" text:style-name="Internet_20_link" text:visited-style-name="Visited_20_Internet_20_Link">/wiki/Salvatore_Schillaci</text:a>" title="Salvatore Schillaci"&gt;Salvatore Schillaci&lt;/a&gt; (6)</text:p>
      <text:p text:style-name="Preformatted_20_Text"><text:bookmark text:name="line656"/>&lt;/td&gt;</text:p>
      <text:p text:style-name="Preformatted_20_Text"><text:bookmark text:name="line657"/>&lt;td&gt;&lt;span class="datasortkey" data-sort-value="Italie"&gt;&lt;span class="flagicon"&gt;&lt;a href="<text:a xlink:type="simple" xlink:href="view-source:https://fr.wikipedia.org/wiki/Fichier:Flag_of_Italy.svg" text:style-name="Internet_20_link" text:visited-style-name="Visited_20_Internet_20_Link">/wiki/Fichier:Flag_of_Italy.svg</text:a>" class="image" title="Drapeau de l&amp;#39;Italie"&gt;&lt;img alt="Drapeau de l&amp;#39;Italie" <text:soft-page-break/>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amp;#160;&lt;/span&gt;&lt;a href="<text:a xlink:type="simple" xlink:href="view-source:https://fr.wikipedia.org/wiki/Italie" text:style-name="Internet_20_link" text:visited-style-name="Visited_20_Internet_20_Link">/wiki/Italie</text:a>" title="Italie"&gt;Italie&lt;/a&gt;&lt;/span&gt; (2)</text:p>
      <text:p text:style-name="Preformatted_20_Text"><text:bookmark text:name="line658"/>&lt;/td&gt;</text:p>
      <text:p text:style-name="Preformatted_20_Text"><text:bookmark text:name="line659"/>&lt;td&gt;&lt;a href="<text:a xlink:type="simple" xlink:href="view-source:https://fr.wikipedia.org/wiki/Lothar_Matthäus" text:style-name="Internet_20_link" text:visited-style-name="Visited_20_Internet_20_Link">/wiki/Lothar_Matth%C3%A4us</text:a>" title="Lothar Matthäus"&gt;Lothar Matthäus&lt;/a&gt;</text:p>
      <text:p text:style-name="Preformatted_20_Text"><text:bookmark text:name="line660"/>&lt;/td&gt;</text:p>
      <text:p text:style-name="Preformatted_20_Text"><text:bookmark text:name="line661"/>&lt;td&gt;&lt;a href="<text:a xlink:type="simple" xlink:href="view-source:https://fr.wikipedia.org/wiki/Franz_Beckenbauer" text:style-name="Internet_20_link" text:visited-style-name="Visited_20_Internet_20_Link">/wiki/Franz_Beckenbauer</text:a>" title="Franz Beckenbauer"&gt;Franz Beckenbauer&lt;/a&gt;</text:p>
      <text:p text:style-name="Preformatted_20_Text"><text:bookmark text:name="line662"/>&lt;/td&gt;&lt;/tr&gt;</text:p>
      <text:p text:style-name="Preformatted_20_Text"><text:bookmark text:name="line663"/>&lt;tr&gt;</text:p>
      <text:p text:style-name="Preformatted_20_Text"><text:bookmark text:name="line664"/>&lt;td&gt;&lt;a href="<text:a xlink:type="simple" xlink:href="view-source:https://fr.wikipedia.org/wiki/Coupe_du_monde_de_football_de_1994" text:style-name="Internet_20_link" text:visited-style-name="Visited_20_Internet_20_Link">/wiki/Coupe_du_monde_de_football_de_1994</text:a>" title="Coupe du monde de football de 1994"&gt;1994&lt;/a&gt;</text:p>
      <text:p text:style-name="Preformatted_20_Text"><text:bookmark text:name="line665"/>&lt;/td&gt;</text:p>
      <text:p text:style-name="Preformatted_20_Text"><text:bookmark text:name="line666"/>&lt;td&gt;&lt;abbr class="abbr" title="Quinzième"&gt;15&lt;sup&gt;e&lt;/sup&gt;&lt;/abbr&gt;</text:p>
      <text:p text:style-name="Preformatted_20_Text"><text:bookmark text:name="line667"/>&lt;/td&gt;</text:p>
      <text:p text:style-name="Preformatted_20_Text"><text:bookmark text:name="line668"/>&lt;td&gt;&lt;b&gt;&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b&gt; (4)</text:p>
      <text:p text:style-name="Preformatted_20_Text"><text:bookmark text:name="line669"/>&lt;/td&gt;</text:p>
      <text:p text:style-name="Preformatted_20_Text"><text:bookmark text:name="line670"/>&lt;td&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 (2)</text:p>
      <text:p text:style-name="Preformatted_20_Text"><text:bookmark text:name="line671"/>&lt;/td&gt;</text:p>
      <text:p text:style-name="Preformatted_20_Text"><text:bookmark text:name="line672"/>&lt;td&gt;&lt;span class="nowrap"&gt;&lt;span class="flagicon"&gt;&lt;a href="<text:a xlink:type="simple" xlink:href="view-source:https://fr.wikipedia.org/wiki/Fichier:Flag_of_Sweden.svg" text:style-name="Internet_20_link" text:visited-style-name="Visited_20_Internet_20_Link">/wiki/Fichier:Flag_of_Sweden.svg</text:a>" class="image" title="Drapeau&amp;#160;: Suède"&gt;&lt;img alt="Drapeau&amp;#160;: Suède" src="<text:a xlink:type="simple" xlink:href="view-source:https://upload.wikimedia.org/wikipedia/commons/thumb/4/4c/Flag_of_Sweden.svg/20px-Flag_of_Sweden.svg.png" text:style-name="Internet_20_link" text:visited-style-name="Visited_20_Internet_20_Link">//upload.wikimedia.org/wikipedia/commons/thumb/4/4c/Flag_of_Sweden.svg/20px-Flag_of_Sweden.svg.png</text:a>" width="20" height="13" class="noviewer thumbborder" srcset="//upload.wikimedia.org/wikipedia/commons/thumb/4/4c/Flag_of_Sweden.svg/30px-Flag_of_Sweden.svg.png 1.5x, //upload.wikimedia.org/wikipedia/commons/thumb/4/4c/Flag_of_Sweden.svg/40px-Flag_of_Sweden.svg.png 2x" data-file-width="1600" data-file-height="1000" /&gt;&lt;/a&gt;&lt;/span&gt; &lt;a href="<text:a xlink:type="simple" xlink:href="view-source:https://fr.wikipedia.org/wiki/Équipe_de_Suède_de_football" text:style-name="Internet_20_link" text:visited-style-name="Visited_20_Internet_20_Link">/wiki/%C3%89quipe_de_Su%C3%A8de_de_football</text:a>" title="Équipe de Suède de football"&gt;Suède&lt;/a&gt;&lt;/span&gt; (2)</text:p>
      <text:p text:style-name="Preformatted_20_Text"><text:bookmark text:name="line673"/>&lt;/td&gt;</text:p>
      <text:p text:style-name="Preformatted_20_Text"><text:bookmark text:name="line674"/>&lt;td&gt;&lt;span class="nowrap"&gt;&lt;span class="flagicon"&gt;&lt;a href="<text:a xlink:type="simple" xlink:href="view-source:https://fr.wikipedia.org/wiki/Fichier:Flag_of_Bulgaria.svg" text:style-name="Internet_20_link" text:visited-style-name="Visited_20_Internet_20_Link">/wiki/Fichier:Flag_of_Bulgaria.svg</text:a>" class="image" title="Drapeau&amp;#160;: Bulgarie"&gt;&lt;img alt="Drapeau&amp;#160;: Bulgarie" src="<text:a xlink:type="simple" xlink:href="view-source:https://upload.wikimedia.org/wikipedia/commons/thumb/9/9a/Flag_of_Bulgaria.svg/20px-Flag_of_Bulgaria.svg.png" text:style-name="Internet_20_link" text:visited-style-name="Visited_20_Internet_20_Link">//upload.wikimedia.org/wikipedia/</text:a><text:soft-page-break/><text:a xlink:type="simple" xlink:href="view-source:https://upload.wikimedia.org/wikipedia/commons/thumb/9/9a/Flag_of_Bulgaria.svg/20px-Flag_of_Bulgaria.svg.png" text:style-name="Internet_20_link" text:visited-style-name="Visited_20_Internet_20_Link">commons/thumb/9/9a/Flag_of_Bulgaria.svg/20px-Flag_of_Bulgaria.svg.png</text:a>" width="20" height="12" class="noviewer thumbborder" srcset="//upload.wikimedia.org/wikipedia/commons/thumb/9/9a/Flag_of_Bulgaria.svg/30px-Flag_of_Bulgaria.svg.png 1.5x, //upload.wikimedia.org/wikipedia/commons/thumb/9/9a/Flag_of_Bulgaria.svg/40px-Flag_of_Bulgaria.svg.png 2x" data-file-width="1000" data-file-height="600" /&gt;&lt;/a&gt;&lt;/span&gt; &lt;a href="<text:a xlink:type="simple" xlink:href="view-source:https://fr.wikipedia.org/wiki/Équipe_de_Bulgarie_de_football" text:style-name="Internet_20_link" text:visited-style-name="Visited_20_Internet_20_Link">/wiki/%C3%89quipe_de_Bulgarie_de_football</text:a>" title="Équipe de Bulgarie de football"&gt;Bulgarie&lt;/a&gt;&lt;/span&gt;</text:p>
      <text:p text:style-name="Preformatted_20_Text"><text:bookmark text:name="line675"/>&lt;/td&gt;</text:p>
      <text:p text:style-name="Preformatted_20_Text"><text:bookmark text:name="line676"/>&lt;td&gt;&lt;span class="flagicon"&gt;&lt;a href="<text:a xlink:type="simple" xlink:href="view-source:https://fr.wikipedia.org/wiki/Fichier:Flag_of_Russia.svg" text:style-name="Internet_20_link" text:visited-style-name="Visited_20_Internet_20_Link">/wiki/Fichier:Flag_of_Russia.svg</text:a>" class="image" title="Drapeau&amp;#160;: Russie"&gt;&lt;img alt="Drapeau&amp;#160;: Russie" src="<text:a xlink:type="simple" xlink:href="view-source:https://upload.wikimedia.org/wikipedia/commons/thumb/f/f3/Flag_of_Russia.svg/20px-Flag_of_Russia.svg.png" text:style-name="Internet_20_link" text:visited-style-name="Visited_20_Internet_20_Link">//upload.wikimedia.org/wikipedia/commons/thumb/f/f3/Flag_of_Russia.svg/20px-Flag_of_Russia.svg.png</text:a>" width="20" height="13" class="noviewer thumbborder" srcset="//upload.wikimedia.org/wikipedia/commons/thumb/f/f3/Flag_of_Russia.svg/30px-Flag_of_Russia.svg.png 1.5x, //upload.wikimedia.org/wikipedia/commons/thumb/f/f3/Flag_of_Russia.svg/40px-Flag_of_Russia.svg.png 2x" data-file-width="900" data-file-height="600" /&gt;&lt;/a&gt;&lt;/span&gt; &lt;a href="<text:a xlink:type="simple" xlink:href="view-source:https://fr.wikipedia.org/wiki/Oleg_Salenko" text:style-name="Internet_20_link" text:visited-style-name="Visited_20_Internet_20_Link">/wiki/Oleg_Salenko</text:a>" title="Oleg Salenko"&gt;Oleg Salenko&lt;/a&gt; (6)&lt;br /&gt;&lt;span class="flagicon"&gt;&lt;a href="<text:a xlink:type="simple" xlink:href="view-source:https://fr.wikipedia.org/wiki/Fichier:Flag_of_Bulgaria.svg" text:style-name="Internet_20_link" text:visited-style-name="Visited_20_Internet_20_Link">/wiki/Fichier:Flag_of_Bulgaria.svg</text:a>" class="image" title="Drapeau&amp;#160;: Bulgarie"&gt;&lt;img alt="Drapeau&amp;#160;: Bulgarie" src="<text:a xlink:type="simple" xlink:href="view-source:https://upload.wikimedia.org/wikipedia/commons/thumb/9/9a/Flag_of_Bulgaria.svg/20px-Flag_of_Bulgaria.svg.png" text:style-name="Internet_20_link" text:visited-style-name="Visited_20_Internet_20_Link">//upload.wikimedia.org/wikipedia/commons/thumb/9/9a/Flag_of_Bulgaria.svg/20px-Flag_of_Bulgaria.svg.png</text:a>" width="20" height="12" class="noviewer thumbborder" srcset="//upload.wikimedia.org/wikipedia/commons/thumb/9/9a/Flag_of_Bulgaria.svg/30px-Flag_of_Bulgaria.svg.png 1.5x, //upload.wikimedia.org/wikipedia/commons/thumb/9/9a/Flag_of_Bulgaria.svg/40px-Flag_of_Bulgaria.svg.png 2x" data-file-width="1000" data-file-height="600" /&gt;&lt;/a&gt;&lt;/span&gt; &lt;a href="<text:a xlink:type="simple" xlink:href="view-source:https://fr.wikipedia.org/wiki/Hristo_Stoitchkov" text:style-name="Internet_20_link" text:visited-style-name="Visited_20_Internet_20_Link">/wiki/Hristo_Stoitchkov</text:a>" title="Hristo Stoitchkov"&gt;Hristo Stoitchkov&lt;/a&gt; (6)</text:p>
      <text:p text:style-name="Preformatted_20_Text"><text:bookmark text:name="line677"/>&lt;/td&gt;</text:p>
      <text:p text:style-name="Preformatted_20_Text"><text:bookmark text:name="line678"/>&lt;td&gt;&lt;span class="nowrap"&gt;&lt;span class="datasortkey" data-sort-value="Etats unis"&gt;&lt;span class="flagicon"&gt;&lt;a href="<text:a xlink:type="simple" xlink:href="view-source:https://fr.wikipedia.org/wiki/Fichier:Flag_of_the_United_States.svg" text:style-name="Internet_20_link" text:visited-style-name="Visited_20_Internet_20_Link">/wiki/Fichier:Flag_of_the_United_States.svg</text:a>" class="image" title="Drapeau des États-Unis"&gt;&lt;img alt="Drapeau des États-Unis" src="<text:a xlink:type="simple" xlink:href="view-source:https://upload.wikimedia.org/wikipedia/commons/thumb/a/a4/Flag_of_the_United_States.svg/20px-Flag_of_the_United_States.svg.png" text:style-name="Internet_20_link" text:visited-style-name="Visited_20_Internet_20_Link">//upload.wikimedia.org/wikipedia/commons/thumb/a/a4/Flag_of_the_United_States.svg/20px-Flag_of_the_United_States.svg.png</text:a>" width="20" height="11" class="noviewer thumbborder" srcset="//upload.wikimedia.org/wikipedia/commons/thumb/a/a4/Flag_of_the_United_States.svg/30px-Flag_of_the_United_States.svg.png 1.5x, //upload.wikimedia.org/wikipedia/commons/thumb/a/a4/Flag_of_the_United_States.svg/40px-Flag_of_the_United_States.svg.png 2x" data-file-width="1235" data-file-height="650" /&gt;&lt;/a&gt;&amp;#160;&lt;/span&gt;&lt;a href="<text:a xlink:type="simple" xlink:href="view-source:https://fr.wikipedia.org/wiki/États-Unis" text:style-name="Internet_20_link" text:visited-style-name="Visited_20_Internet_20_Link">/wiki/%C3%89tats-Unis</text:a>" title="États-Unis"&gt;États-Unis&lt;/a&gt;&lt;/span&gt;&lt;/span&gt;</text:p>
      <text:p text:style-name="Preformatted_20_Text"><text:bookmark text:name="line679"/>&lt;/td&gt;</text:p>
      <text:p text:style-name="Preformatted_20_Text"><text:bookmark text:name="line680"/>&lt;td&gt;&lt;a href="<text:a xlink:type="simple" xlink:href="view-source:https://fr.wikipedia.org/wiki/Dunga" text:style-name="Internet_20_link" text:visited-style-name="Visited_20_Internet_20_Link">/wiki/Dunga</text:a>" title="Dunga"&gt;Dunga&lt;/a&gt;</text:p>
      <text:p text:style-name="Preformatted_20_Text"><text:bookmark text:name="line681"/>&lt;/td&gt;</text:p>
      <text:p text:style-name="Preformatted_20_Text"><text:bookmark text:name="line682"/>&lt;td&gt;&lt;a href="<text:a xlink:type="simple" xlink:href="view-source:https://fr.wikipedia.org/wiki/Carlos_Alberto_Parreira" text:style-name="Internet_20_link" text:visited-style-name="Visited_20_Internet_20_Link">/wiki/Carlos_Alberto_Parreira</text:a>" title="Carlos Alberto Parreira"&gt;Carlos Alberto Parreira&lt;/a&gt;</text:p>
      <text:p text:style-name="Preformatted_20_Text"><text:bookmark text:name="line683"/>&lt;/td&gt;&lt;/tr&gt;</text:p>
      <text:p text:style-name="Preformatted_20_Text"><text:bookmark text:name="line684"/>&lt;tr&gt;</text:p>
      <text:p text:style-name="Preformatted_20_Text"><text:bookmark text:name="line685"/>&lt;td&gt;&lt;a href="<text:a xlink:type="simple" xlink:href="view-source:https://fr.wikipedia.org/wiki/Coupe_du_monde_de_football_de_1998" text:style-name="Internet_20_link" text:visited-style-name="Visited_20_Internet_20_Link">/wiki/Coupe_du_monde_de_football_de_1998</text:a>" title="Coupe du monde de football de 1998"&gt;1998&lt;/a&gt;</text:p>
      <text:p text:style-name="Preformatted_20_Text"><text:bookmark text:name="line686"/>&lt;/td&gt;</text:p>
      <text:p text:style-name="Preformatted_20_Text"><text:bookmark text:name="line687"/>&lt;td&gt;&lt;abbr class="abbr" title="Seizième"&gt;16&lt;sup&gt;e&lt;/sup&gt;&lt;/abbr&gt;</text:p>
      <text:p text:style-name="Preformatted_20_Text"><text:bookmark text:name="line688"/>&lt;/td&gt;</text:p>
      <text:p text:style-name="Preformatted_20_Text"><text:bookmark text:name="line689"/>&lt;td&gt;&lt;b&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text:soft-page-break/>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lt;/b&gt;</text:p>
      <text:p text:style-name="Preformatted_20_Text"><text:bookmark text:name="line690"/>&lt;/td&gt;</text:p>
      <text:p text:style-name="Preformatted_20_Text"><text:bookmark text:name="line691"/>&lt;td&gt;&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 (2)</text:p>
      <text:p text:style-name="Preformatted_20_Text"><text:bookmark text:name="line692"/>&lt;/td&gt;</text:p>
      <text:p text:style-name="Preformatted_20_Text"><text:bookmark text:name="line693"/>&lt;td&gt;&lt;span class="nowrap"&gt;&lt;span class="flagicon"&gt;&lt;a href="<text:a xlink:type="simple" xlink:href="view-source:https://fr.wikipedia.org/wiki/Fichier:Flag_of_Croatia.svg" text:style-name="Internet_20_link" text:visited-style-name="Visited_20_Internet_20_Link">/wiki/Fichier:Flag_of_Croatia.svg</text:a>" class="image" title="Drapeau&amp;#160;: Croatie"&gt;&lt;img alt="Drapeau&amp;#160;: Croatie" src="<text:a xlink:type="simple" xlink:href="view-source:https://upload.wikimedia.org/wikipedia/commons/thumb/1/1b/Flag_of_Croatia.svg/20px-Flag_of_Croatia.svg.png" text:style-name="Internet_20_link" text:visited-style-name="Visited_20_Internet_20_Link">//upload.wikimedia.org/wikipedia/commons/thumb/1/1b/Flag_of_Croatia.svg/20px-Flag_of_Croatia.svg.png</text:a>" width="20" height="10" class="noviewer thumbborder" srcset="//upload.wikimedia.org/wikipedia/commons/thumb/1/1b/Flag_of_Croatia.svg/30px-Flag_of_Croatia.svg.png 1.5x, //upload.wikimedia.org/wikipedia/commons/thumb/1/1b/Flag_of_Croatia.svg/40px-Flag_of_Croatia.svg.png 2x" data-file-width="1200" data-file-height="600" /&gt;&lt;/a&gt;&lt;/span&gt; &lt;a href="<text:a xlink:type="simple" xlink:href="view-source:https://fr.wikipedia.org/wiki/Équipe_de_Croatie_de_football" text:style-name="Internet_20_link" text:visited-style-name="Visited_20_Internet_20_Link">/wiki/%C3%89quipe_de_Croatie_de_football</text:a>" title="Équipe de Croatie de football"&gt;Croatie&lt;/a&gt;&lt;/span&gt;</text:p>
      <text:p text:style-name="Preformatted_20_Text"><text:bookmark text:name="line694"/>&lt;/td&gt;</text:p>
      <text:p text:style-name="Preformatted_20_Text"><text:bookmark text:name="line695"/>&lt;td&gt;&lt;span class="nowrap"&gt;&lt;span class="flagicon"&gt;&lt;a href="<text:a xlink:type="simple" xlink:href="view-source:https://fr.wikipedia.org/wiki/Fichier:Flag_of_the_Netherlands.svg" text:style-name="Internet_20_link" text:visited-style-name="Visited_20_Internet_20_Link">/wiki/Fichier:Flag_of_the_Netherlands.svg</text:a>" class="image" title="Drapeau&amp;#160;: Pays-Bas"&gt;&lt;img alt="Drapeau&amp;#160;: Pays-Bas" src="<text:a xlink:type="simple" xlink:href="view-source:https://upload.wikimedia.org/wikipedia/commons/thumb/2/20/Flag_of_the_Netherlands.svg/20px-Flag_of_the_Netherlands.svg.png" text:style-name="Internet_20_link" text:visited-style-name="Visited_20_Internet_20_Link">//upload.wikimedia.org/wikipedia/commons/thumb/2/20/Flag_of_the_Netherlands.svg/20px-Flag_of_the_Netherlands.svg.png</text:a>" width="20" height="13" class="noviewer thumbborder" srcset="//upload.wikimedia.org/wikipedia/commons/thumb/2/20/Flag_of_the_Netherlands.svg/30px-Flag_of_the_Netherlands.svg.png 1.5x, //upload.wikimedia.org/wikipedia/commons/thumb/2/20/Flag_of_the_Netherlands.svg/40px-Flag_of_the_Netherlands.svg.png 2x" data-file-width="900" data-file-height="600" /&gt;&lt;/a&gt;&lt;/span&gt; &lt;a href="<text:a xlink:type="simple" xlink:href="view-source:https://fr.wikipedia.org/wiki/Équipe_des_Pays-Bas_de_football" text:style-name="Internet_20_link" text:visited-style-name="Visited_20_Internet_20_Link">/wiki/%C3%89quipe_des_Pays-Bas_de_football</text:a>" title="Équipe des Pays-Bas de football"&gt;Pays-Bas&lt;/a&gt;&lt;/span&gt;</text:p>
      <text:p text:style-name="Preformatted_20_Text"><text:bookmark text:name="line696"/>&lt;/td&gt;</text:p>
      <text:p text:style-name="Preformatted_20_Text"><text:bookmark text:name="line697"/>&lt;td&gt;&lt;span class="flagicon"&gt;&lt;a href="<text:a xlink:type="simple" xlink:href="view-source:https://fr.wikipedia.org/wiki/Fichier:Flag_of_Croatia.svg" text:style-name="Internet_20_link" text:visited-style-name="Visited_20_Internet_20_Link">/wiki/Fichier:Flag_of_Croatia.svg</text:a>" class="image" title="Drapeau&amp;#160;: Croatie"&gt;&lt;img alt="Drapeau&amp;#160;: Croatie" src="<text:a xlink:type="simple" xlink:href="view-source:https://upload.wikimedia.org/wikipedia/commons/thumb/1/1b/Flag_of_Croatia.svg/20px-Flag_of_Croatia.svg.png" text:style-name="Internet_20_link" text:visited-style-name="Visited_20_Internet_20_Link">//upload.wikimedia.org/wikipedia/commons/thumb/1/1b/Flag_of_Croatia.svg/20px-Flag_of_Croatia.svg.png</text:a>" width="20" height="10" class="noviewer thumbborder" srcset="//upload.wikimedia.org/wikipedia/commons/thumb/1/1b/Flag_of_Croatia.svg/30px-Flag_of_Croatia.svg.png 1.5x, //upload.wikimedia.org/wikipedia/commons/thumb/1/1b/Flag_of_Croatia.svg/40px-Flag_of_Croatia.svg.png 2x" data-file-width="1200" data-file-height="600" /&gt;&lt;/a&gt;&lt;/span&gt; &lt;a href="<text:a xlink:type="simple" xlink:href="view-source:https://fr.wikipedia.org/wiki/Davor_Šuker" text:style-name="Internet_20_link" text:visited-style-name="Visited_20_Internet_20_Link">/wiki/Davor_%C5%A0uker</text:a>" title="Davor Šuker"&gt;Davor Šuker&lt;/a&gt; (6)</text:p>
      <text:p text:style-name="Preformatted_20_Text"><text:bookmark text:name="line698"/>&lt;/td&gt;</text:p>
      <text:p text:style-name="Preformatted_20_Text"><text:bookmark text:name="line699"/>&lt;td&gt;&lt;span class="datasortkey" data-sort-value="France"&gt;&lt;span class="flagicon"&gt;&lt;a href="<text:a xlink:type="simple" xlink:href="view-source:https://fr.wikipedia.org/wiki/Fichier:Flag_of_France.svg" text:style-name="Internet_20_link" text:visited-style-name="Visited_20_Internet_20_Link">/wiki/Fichier:Flag_of_France.svg</text:a>" class="image" title="Drapeau de la France"&gt;&lt;img alt="Drapeau de la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text:soft-page-break/>c3/Flag_of_France.svg/40px-Flag_of_France.svg.png 2x" data-file-width="900" data-file-height="600" /&gt;&lt;/a&gt;&amp;#160;&lt;/span&gt;&lt;a href="<text:a xlink:type="simple" xlink:href="view-source:https://fr.wikipedia.org/wiki/France" text:style-name="Internet_20_link" text:visited-style-name="Visited_20_Internet_20_Link">/wiki/France</text:a>" title="France"&gt;France&lt;/a&gt;&lt;/span&gt; (2)</text:p>
      <text:p text:style-name="Preformatted_20_Text"><text:bookmark text:name="line700"/>&lt;/td&gt;</text:p>
      <text:p text:style-name="Preformatted_20_Text"><text:bookmark text:name="line701"/>&lt;td&gt;&lt;a href="<text:a xlink:type="simple" xlink:href="view-source:https://fr.wikipedia.org/wiki/Didier_Deschamps" text:style-name="Internet_20_link" text:visited-style-name="Visited_20_Internet_20_Link">/wiki/Didier_Deschamps</text:a>" title="Didier Deschamps"&gt;Didier Deschamps&lt;/a&gt;</text:p>
      <text:p text:style-name="Preformatted_20_Text"><text:bookmark text:name="line702"/>&lt;/td&gt;</text:p>
      <text:p text:style-name="Preformatted_20_Text"><text:bookmark text:name="line703"/>&lt;td&gt;&lt;a href="<text:a xlink:type="simple" xlink:href="view-source:https://fr.wikipedia.org/wiki/Aimé_Jacquet" text:style-name="Internet_20_link" text:visited-style-name="Visited_20_Internet_20_Link">/wiki/Aim%C3%A9_Jacquet</text:a>" title="Aimé Jacquet"&gt;Aimé Jacquet&lt;/a&gt;</text:p>
      <text:p text:style-name="Preformatted_20_Text"><text:bookmark text:name="line704"/>&lt;/td&gt;&lt;/tr&gt;</text:p>
      <text:p text:style-name="Preformatted_20_Text"><text:bookmark text:name="line705"/>&lt;tr&gt;</text:p>
      <text:p text:style-name="Preformatted_20_Text"><text:bookmark text:name="line706"/>&lt;td&gt;&lt;a href="<text:a xlink:type="simple" xlink:href="view-source:https://fr.wikipedia.org/wiki/Coupe_du_monde_de_football_de_2002" text:style-name="Internet_20_link" text:visited-style-name="Visited_20_Internet_20_Link">/wiki/Coupe_du_monde_de_football_de_2002</text:a>" title="Coupe du monde de football de 2002"&gt;2002&lt;/a&gt;</text:p>
      <text:p text:style-name="Preformatted_20_Text"><text:bookmark text:name="line707"/>&lt;/td&gt;</text:p>
      <text:p text:style-name="Preformatted_20_Text"><text:bookmark text:name="line708"/>&lt;td&gt;&lt;abbr class="abbr" title="Dix-septième"&gt;17&lt;sup&gt;e&lt;/sup&gt;&lt;/abbr&gt;</text:p>
      <text:p text:style-name="Preformatted_20_Text"><text:bookmark text:name="line709"/>&lt;/td&gt;</text:p>
      <text:p text:style-name="Preformatted_20_Text"><text:bookmark text:name="line710"/>&lt;td&gt;&lt;b&gt;&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b&gt; (5)</text:p>
      <text:p text:style-name="Preformatted_20_Text"><text:bookmark text:name="line711"/>&lt;/td&gt;</text:p>
      <text:p text:style-name="Preformatted_20_Text"><text:bookmark text:name="line712"/>&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 (4)</text:p>
      <text:p text:style-name="Preformatted_20_Text"><text:bookmark text:name="line713"/>&lt;/td&gt;</text:p>
      <text:p text:style-name="Preformatted_20_Text"><text:bookmark text:name="line714"/>&lt;td&gt;&lt;span class="nowrap"&gt;&lt;span class="flagicon"&gt;&lt;a href="<text:a xlink:type="simple" xlink:href="view-source:https://fr.wikipedia.org/wiki/Fichier:Flag_of_Turkey.svg" text:style-name="Internet_20_link" text:visited-style-name="Visited_20_Internet_20_Link">/wiki/Fichier:Flag_of_Turkey.svg</text:a>" class="image" title="Drapeau&amp;#160;: Turquie"&gt;&lt;img alt="Drapeau&amp;#160;: Turquie" src="<text:a xlink:type="simple" xlink:href="view-source:https://upload.wikimedia.org/wikipedia/commons/thumb/b/b4/Flag_of_Turkey.svg/20px-Flag_of_Turkey.svg.png" text:style-name="Internet_20_link" text:visited-style-name="Visited_20_Internet_20_Link">//upload.wikimedia.org/wikipedia/commons/thumb/b/b4/Flag_of_Turkey.svg/20px-Flag_of_Turkey.svg.png</text:a>" width="20" height="13" class="noviewer thumbborder" srcset="//upload.wikimedia.org/wikipedia/commons/thumb/b/b4/Flag_of_Turkey.svg/30px-Flag_of_Turkey.svg.png 1.5x, //upload.wikimedia.org/wikipedia/commons/thumb/b/b4/Flag_of_Turkey.svg/40px-Flag_of_Turkey.svg.png 2x" data-file-width="1200" data-file-height="800" /&gt;&lt;/a&gt;&lt;/span&gt; &lt;a href="<text:a xlink:type="simple" xlink:href="view-source:https://fr.wikipedia.org/wiki/Équipe_de_Turquie_de_football" text:style-name="Internet_20_link" text:visited-style-name="Visited_20_Internet_20_Link">/wiki/%C3%89quipe_de_Turquie_de_football</text:a>" title="Équipe de Turquie de football"&gt;Turquie&lt;/a&gt;&lt;/span&gt;</text:p>
      <text:p text:style-name="Preformatted_20_Text"><text:bookmark text:name="line715"/>&lt;/td&gt;</text:p>
      <text:p text:style-name="Preformatted_20_Text"><text:bookmark text:name="line716"/>&lt;td&gt;&lt;span class="flagicon"&gt;&lt;a href="<text:a xlink:type="simple" xlink:href="view-source:https://fr.wikipedia.org/wiki/Fichier:Flag_of_South_Korea.svg" text:style-name="Internet_20_link" text:visited-style-name="Visited_20_Internet_20_Link">/wiki/Fichier:Flag_of_South_Korea.svg</text:a>" class="image" title="Drapeau&amp;#160;: Corée du Sud"&gt;&lt;img alt="Drapeau&amp;#160;: Corée du Sud" src="<text:a xlink:type="simple" xlink:href="view-source:https://upload.wikimedia.org/wikipedia/commons/thumb/0/09/Flag_of_South_Korea.svg/20px-Flag_of_South_Korea.svg.png" text:style-name="Internet_20_link" text:visited-style-name="Visited_20_Internet_20_Link">//upload.wikimedia.org/wikipedia/commons/thumb/0/09/Flag_of_South_Korea.svg/20px-Flag_of_South_Korea.svg.png</text:a>" width="20" height="13" class="noviewer thumbborder" srcset="//upload.wikimedia.org/wikipedia/commons/thumb/0/09/Flag_of_South_Korea.svg/30px-Flag_of_South_Korea.svg.png 1.5x, //upload.wikimedia.org/wikipedia/commons/thumb/0/09/Flag_of_South_Korea.svg/40px-Flag_of_South_Korea.svg.png 2x" data-file-width="900" data-file-height="600" <text:soft-page-break/>/&gt;&lt;/a&gt;&lt;/span&gt; &lt;a href="<text:a xlink:type="simple" xlink:href="view-source:https://fr.wikipedia.org/wiki/Équipe_de_Corée_du_Sud_de_football" text:style-name="Internet_20_link" text:visited-style-name="Visited_20_Internet_20_Link">/wiki/%C3%89quipe_de_Cor%C3%A9e_du_Sud_de_football</text:a>" title="Équipe de Corée du Sud de football"&gt;Corée du Sud&lt;/a&gt;</text:p>
      <text:p text:style-name="Preformatted_20_Text"><text:bookmark text:name="line717"/>&lt;/td&gt;</text:p>
      <text:p text:style-name="Preformatted_20_Text"><text:bookmark text:name="line718"/>&lt;td&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Ronaldo_Luis_Nazário_de_Lima" text:style-name="Internet_20_link" text:visited-style-name="Visited_20_Internet_20_Link">/wiki/Ronaldo_Luis_Naz%C3%A1rio_de_Lima</text:a>" class="mw-redirect" title="Ronaldo Luis Nazário de Lima"&gt;Ronaldo&lt;/a&gt; (8)</text:p>
      <text:p text:style-name="Preformatted_20_Text"><text:bookmark text:name="line719"/>&lt;/td&gt;</text:p>
      <text:p text:style-name="Preformatted_20_Text"><text:bookmark text:name="line720"/>&lt;td&gt;&lt;span class="datasortkey" data-sort-value="Coree du sud"&gt;&lt;span class="flagicon"&gt;&lt;a href="<text:a xlink:type="simple" xlink:href="view-source:https://fr.wikipedia.org/wiki/Fichier:Flag_of_South_Korea.svg" text:style-name="Internet_20_link" text:visited-style-name="Visited_20_Internet_20_Link">/wiki/Fichier:Flag_of_South_Korea.svg</text:a>" class="image" title="Drapeau de la Corée du Sud"&gt;&lt;img alt="Drapeau de la Corée du Sud" src="<text:a xlink:type="simple" xlink:href="view-source:https://upload.wikimedia.org/wikipedia/commons/thumb/0/09/Flag_of_South_Korea.svg/20px-Flag_of_South_Korea.svg.png" text:style-name="Internet_20_link" text:visited-style-name="Visited_20_Internet_20_Link">//upload.wikimedia.org/wikipedia/commons/thumb/0/09/Flag_of_South_Korea.svg/20px-Flag_of_South_Korea.svg.png</text:a>" width="20" height="13" class="noviewer thumbborder" srcset="//upload.wikimedia.org/wikipedia/commons/thumb/0/09/Flag_of_South_Korea.svg/30px-Flag_of_South_Korea.svg.png 1.5x, //upload.wikimedia.org/wikipedia/commons/thumb/0/09/Flag_of_South_Korea.svg/40px-Flag_of_South_Korea.svg.png 2x" data-file-width="900" data-file-height="600" /&gt;&lt;/a&gt;&amp;#160;&lt;/span&gt;&lt;a href="<text:a xlink:type="simple" xlink:href="view-source:https://fr.wikipedia.org/wiki/Corée_du_Sud" text:style-name="Internet_20_link" text:visited-style-name="Visited_20_Internet_20_Link">/wiki/Cor%C3%A9e_du_Sud</text:a>" title="Corée du Sud"&gt;Corée du Sud&lt;/a&gt;&lt;/span&gt;&lt;br /&gt;&lt;span class="datasortkey" data-sort-value="Japon"&gt;&lt;span class="flagicon"&gt;&lt;a href="<text:a xlink:type="simple" xlink:href="view-source:https://fr.wikipedia.org/wiki/Fichier:Flag_of_Japan.svg" text:style-name="Internet_20_link" text:visited-style-name="Visited_20_Internet_20_Link">/wiki/Fichier:Flag_of_Japan.svg</text:a>" class="image" title="Drapeau du Japon"&gt;&lt;img alt="Drapeau du Japon" src="<text:a xlink:type="simple" xlink:href="view-source:https://upload.wikimedia.org/wikipedia/commons/thumb/9/9e/Flag_of_Japan.svg/20px-Flag_of_Japan.svg.png" text:style-name="Internet_20_link" text:visited-style-name="Visited_20_Internet_20_Link">//upload.wikimedia.org/wikipedia/commons/thumb/9/9e/Flag_of_Japan.svg/20px-Flag_of_Japan.svg.png</text:a>" width="20" height="13" class="noviewer thumbborder" srcset="//upload.wikimedia.org/wikipedia/commons/thumb/9/9e/Flag_of_Japan.svg/30px-Flag_of_Japan.svg.png 1.5x, //upload.wikimedia.org/wikipedia/commons/thumb/9/9e/Flag_of_Japan.svg/40px-Flag_of_Japan.svg.png 2x" data-file-width="900" data-file-height="600" /&gt;&lt;/a&gt;&amp;#160;&lt;/span&gt;&lt;a href="<text:a xlink:type="simple" xlink:href="view-source:https://fr.wikipedia.org/wiki/Japon" text:style-name="Internet_20_link" text:visited-style-name="Visited_20_Internet_20_Link">/wiki/Japon</text:a>" title="Japon"&gt;Japon&lt;/a&gt;&lt;/span&gt;</text:p>
      <text:p text:style-name="Preformatted_20_Text"><text:bookmark text:name="line721"/>&lt;/td&gt;</text:p>
      <text:p text:style-name="Preformatted_20_Text"><text:bookmark text:name="line722"/>&lt;td&gt;&lt;a href="<text:a xlink:type="simple" xlink:href="view-source:https://fr.wikipedia.org/wiki/Cafu" text:style-name="Internet_20_link" text:visited-style-name="Visited_20_Internet_20_Link">/wiki/Cafu</text:a>" title="Cafu"&gt;Cafu&lt;/a&gt;</text:p>
      <text:p text:style-name="Preformatted_20_Text"><text:bookmark text:name="line723"/>&lt;/td&gt;</text:p>
      <text:p text:style-name="Preformatted_20_Text"><text:bookmark text:name="line724"/>&lt;td&gt;&lt;a href="<text:a xlink:type="simple" xlink:href="view-source:https://fr.wikipedia.org/wiki/Luiz_Felipe_Scolari" text:style-name="Internet_20_link" text:visited-style-name="Visited_20_Internet_20_Link">/wiki/Luiz_Felipe_Scolari</text:a>" title="Luiz Felipe Scolari"&gt;Luiz Felipe Scolari&lt;/a&gt;</text:p>
      <text:p text:style-name="Preformatted_20_Text"><text:bookmark text:name="line725"/>&lt;/td&gt;&lt;/tr&gt;</text:p>
      <text:p text:style-name="Preformatted_20_Text"><text:bookmark text:name="line726"/>&lt;tr&gt;</text:p>
      <text:p text:style-name="Preformatted_20_Text"><text:bookmark text:name="line727"/>&lt;td&gt;&lt;a href="<text:a xlink:type="simple" xlink:href="view-source:https://fr.wikipedia.org/wiki/Coupe_du_monde_de_football_de_2006" text:style-name="Internet_20_link" text:visited-style-name="Visited_20_Internet_20_Link">/wiki/Coupe_du_monde_de_football_de_2006</text:a>" title="Coupe du monde de football de 2006"&gt;2006&lt;/a&gt;</text:p>
      <text:p text:style-name="Preformatted_20_Text"><text:bookmark text:name="line728"/>&lt;/td&gt;</text:p>
      <text:p text:style-name="Preformatted_20_Text"><text:bookmark text:name="line729"/>&lt;td&gt;&lt;abbr class="abbr" title="Dix-huitième"&gt;18&lt;sup&gt;e&lt;/sup&gt;&lt;/abbr&gt;</text:p>
      <text:p text:style-name="Preformatted_20_Text"><text:bookmark text:name="line730"/>&lt;/td&gt;</text:p>
      <text:p text:style-name="Preformatted_20_Text"><text:bookmark text:name="line731"/>&lt;td&gt;&lt;b&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lt;/b&gt; (4)</text:p>
      <text:p text:style-name="Preformatted_20_Text"><text:bookmark text:name="line732"/>&lt;/td&gt;</text:p>
      <text:p text:style-name="Preformatted_20_Text"><text:bookmark text:name="line733"/><text:soft-page-break/>&lt;td&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text:p>
      <text:p text:style-name="Preformatted_20_Text"><text:bookmark text:name="line734"/>&lt;/td&gt;</text:p>
      <text:p text:style-name="Preformatted_20_Text"><text:bookmark text:name="line735"/>&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 (3)</text:p>
      <text:p text:style-name="Preformatted_20_Text"><text:bookmark text:name="line736"/>&lt;/td&gt;</text:p>
      <text:p text:style-name="Preformatted_20_Text"><text:bookmark text:name="line737"/>&lt;td&gt;&lt;span class="nowrap"&gt;&lt;span class="flagicon"&gt;&lt;a href="<text:a xlink:type="simple" xlink:href="view-source:https://fr.wikipedia.org/wiki/Fichier:Flag_of_Portugal.svg" text:style-name="Internet_20_link" text:visited-style-name="Visited_20_Internet_20_Link">/wiki/Fichier:Flag_of_Portugal.svg</text:a>" class="image" title="Drapeau&amp;#160;: Portugal"&gt;&lt;img alt="Drapeau&amp;#160;: Portugal" src="<text:a xlink:type="simple" xlink:href="view-source:https://upload.wikimedia.org/wikipedia/commons/thumb/5/5c/Flag_of_Portugal.svg/20px-Flag_of_Portugal.svg.png" text:style-name="Internet_20_link" text:visited-style-name="Visited_20_Internet_20_Link">//upload.wikimedia.org/wikipedia/commons/thumb/5/5c/Flag_of_Portugal.svg/20px-Flag_of_Portugal.svg.png</text:a>" width="20" height="13" class="noviewer thumbborder" srcset="//upload.wikimedia.org/wikipedia/commons/thumb/5/5c/Flag_of_Portugal.svg/30px-Flag_of_Portugal.svg.png 1.5x, //upload.wikimedia.org/wikipedia/commons/thumb/5/5c/Flag_of_Portugal.svg/40px-Flag_of_Portugal.svg.png 2x" data-file-width="600" data-file-height="400" /&gt;&lt;/a&gt;&lt;/span&gt; &lt;a href="<text:a xlink:type="simple" xlink:href="view-source:https://fr.wikipedia.org/wiki/Équipe_du_Portugal_de_football" text:style-name="Internet_20_link" text:visited-style-name="Visited_20_Internet_20_Link">/wiki/%C3%89quipe_du_Portugal_de_football</text:a>" title="Équipe du Portugal de football"&gt;Portugal&lt;/a&gt;&lt;/span&gt;</text:p>
      <text:p text:style-name="Preformatted_20_Text"><text:bookmark text:name="line738"/>&lt;/td&gt;</text:p>
      <text:p text:style-name="Preformatted_20_Text"><text:bookmark text:name="line739"/>&lt;td&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Miroslav_Klose" text:style-name="Internet_20_link" text:visited-style-name="Visited_20_Internet_20_Link">/wiki/Miroslav_Klose</text:a>" title="Miroslav Klose"&gt;Miroslav Klose&lt;/a&gt; (5)</text:p>
      <text:p text:style-name="Preformatted_20_Text"><text:bookmark text:name="line740"/>&lt;/td&gt;</text:p>
      <text:p text:style-name="Preformatted_20_Text"><text:bookmark text:name="line741"/>&lt;td&gt;&lt;span class="datasortkey" data-sort-value="Allemagne"&gt;&lt;span class="flagicon"&gt;&lt;a href="<text:a xlink:type="simple" xlink:href="view-source:https://fr.wikipedia.org/wiki/Fichier:Flag_of_Germany.svg" text:style-name="Internet_20_link" text:visited-style-name="Visited_20_Internet_20_Link">/wiki/Fichier:Flag_of_Germany.svg</text:a>" class="image" title="Drapeau de l&amp;#39;Allemagne"&gt;&lt;img alt="Drapeau de l&amp;#39;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amp;#160;&lt;/span&gt;&lt;a href="<text:a xlink:type="simple" xlink:href="view-source:https://fr.wikipedia.org/wiki/Allemagne" text:style-name="Internet_20_link" text:visited-style-name="Visited_20_Internet_20_Link">/wiki/Allemagne</text:a>" title="Allemagne"&gt;Allemagne&lt;/a&gt;&lt;/span&gt; (2)</text:p>
      <text:p text:style-name="Preformatted_20_Text"><text:bookmark text:name="line742"/>&lt;/td&gt;</text:p>
      <text:p text:style-name="Preformatted_20_Text"><text:bookmark text:name="line743"/>&lt;td&gt;&lt;a href="<text:a xlink:type="simple" xlink:href="view-source:https://fr.wikipedia.org/wiki/Fabio_Cannavaro" text:style-name="Internet_20_link" text:visited-style-name="Visited_20_Internet_20_Link">/wiki/Fabio_Cannavaro</text:a>" title="Fabio Cannavaro"&gt;Fabio Cannavaro&lt;/a&gt;</text:p>
      <text:p text:style-name="Preformatted_20_Text"><text:bookmark text:name="line744"/>&lt;/td&gt;</text:p>
      <text:p text:style-name="Preformatted_20_Text"><text:bookmark text:name="line745"/><text:soft-page-break/>&lt;td&gt;&lt;a href="<text:a xlink:type="simple" xlink:href="view-source:https://fr.wikipedia.org/wiki/Marcello_Lippi" text:style-name="Internet_20_link" text:visited-style-name="Visited_20_Internet_20_Link">/wiki/Marcello_Lippi</text:a>" title="Marcello Lippi"&gt;Marcello Lippi&lt;/a&gt;</text:p>
      <text:p text:style-name="Preformatted_20_Text"><text:bookmark text:name="line746"/>&lt;/td&gt;&lt;/tr&gt;</text:p>
      <text:p text:style-name="Preformatted_20_Text"><text:bookmark text:name="line747"/>&lt;tr&gt;</text:p>
      <text:p text:style-name="Preformatted_20_Text"><text:bookmark text:name="line748"/>&lt;td&gt;&lt;a href="<text:a xlink:type="simple" xlink:href="view-source:https://fr.wikipedia.org/wiki/Coupe_du_monde_de_football_de_2010" text:style-name="Internet_20_link" text:visited-style-name="Visited_20_Internet_20_Link">/wiki/Coupe_du_monde_de_football_de_2010</text:a>" title="Coupe du monde de football de 2010"&gt;2010&lt;/a&gt;</text:p>
      <text:p text:style-name="Preformatted_20_Text"><text:bookmark text:name="line749"/>&lt;/td&gt;</text:p>
      <text:p text:style-name="Preformatted_20_Text"><text:bookmark text:name="line750"/>&lt;td&gt;&lt;abbr class="abbr" title="Dix-neuvième"&gt;19&lt;sup&gt;e&lt;/sup&gt;&lt;/abbr&gt;</text:p>
      <text:p text:style-name="Preformatted_20_Text"><text:bookmark text:name="line751"/>&lt;/td&gt;</text:p>
      <text:p text:style-name="Preformatted_20_Text"><text:bookmark text:name="line752"/>&lt;td&gt;&lt;b&gt;&lt;span class="nowrap"&gt;&lt;span class="flagicon"&gt;&lt;a href="<text:a xlink:type="simple" xlink:href="view-source:https://fr.wikipedia.org/wiki/Fichier:Flag_of_Spain.svg" text:style-name="Internet_20_link" text:visited-style-name="Visited_20_Internet_20_Link">/wiki/Fichier:Flag_of_Spain.svg</text:a>" class="image" title="Drapeau&amp;#160;: Espagne"&gt;&lt;img alt="Drapeau&amp;#160;: Espagne" src="<text:a xlink:type="simple" xlink:href="view-source:https://upload.wikimedia.org/wikipedia/commons/thumb/9/9a/Flag_of_Spain.svg/20px-Flag_of_Spain.svg.png" text:style-name="Internet_20_link" text:visited-style-name="Visited_20_Internet_20_Link">//upload.wikimedia.org/wikipedia/commons/thumb/9/9a/Flag_of_Spain.svg/20px-Flag_of_Spain.svg.png</text:a>" width="20" height="13" class="noviewer thumbborder" srcset="//upload.wikimedia.org/wikipedia/commons/thumb/9/9a/Flag_of_Spain.svg/30px-Flag_of_Spain.svg.png 1.5x, //upload.wikimedia.org/wikipedia/commons/thumb/9/9a/Flag_of_Spain.svg/40px-Flag_of_Spain.svg.png 2x" data-file-width="750" data-file-height="500" /&gt;&lt;/a&gt;&lt;/span&gt; &lt;a href="<text:a xlink:type="simple" xlink:href="view-source:https://fr.wikipedia.org/wiki/Équipe_d%27Espagne_de_football" text:style-name="Internet_20_link" text:visited-style-name="Visited_20_Internet_20_Link">/wiki/%C3%89quipe_d%27Espagne_de_football</text:a>" title="Équipe d&amp;#39;Espagne de football"&gt;Espagne&lt;/a&gt;&lt;/span&gt;&lt;/b&gt;</text:p>
      <text:p text:style-name="Preformatted_20_Text"><text:bookmark text:name="line753"/>&lt;/td&gt;</text:p>
      <text:p text:style-name="Preformatted_20_Text"><text:bookmark text:name="line754"/>&lt;td&gt;&lt;span class="nowrap"&gt;&lt;span class="flagicon"&gt;&lt;a href="<text:a xlink:type="simple" xlink:href="view-source:https://fr.wikipedia.org/wiki/Fichier:Flag_of_the_Netherlands.svg" text:style-name="Internet_20_link" text:visited-style-name="Visited_20_Internet_20_Link">/wiki/Fichier:Flag_of_the_Netherlands.svg</text:a>" class="image" title="Drapeau&amp;#160;: Pays-Bas"&gt;&lt;img alt="Drapeau&amp;#160;: Pays-Bas" src="<text:a xlink:type="simple" xlink:href="view-source:https://upload.wikimedia.org/wikipedia/commons/thumb/2/20/Flag_of_the_Netherlands.svg/20px-Flag_of_the_Netherlands.svg.png" text:style-name="Internet_20_link" text:visited-style-name="Visited_20_Internet_20_Link">//upload.wikimedia.org/wikipedia/commons/thumb/2/20/Flag_of_the_Netherlands.svg/20px-Flag_of_the_Netherlands.svg.png</text:a>" width="20" height="13" class="noviewer thumbborder" srcset="//upload.wikimedia.org/wikipedia/commons/thumb/2/20/Flag_of_the_Netherlands.svg/30px-Flag_of_the_Netherlands.svg.png 1.5x, //upload.wikimedia.org/wikipedia/commons/thumb/2/20/Flag_of_the_Netherlands.svg/40px-Flag_of_the_Netherlands.svg.png 2x" data-file-width="900" data-file-height="600" /&gt;&lt;/a&gt;&lt;/span&gt; &lt;a href="<text:a xlink:type="simple" xlink:href="view-source:https://fr.wikipedia.org/wiki/Équipe_des_Pays-Bas_de_football" text:style-name="Internet_20_link" text:visited-style-name="Visited_20_Internet_20_Link">/wiki/%C3%89quipe_des_Pays-Bas_de_football</text:a>" title="Équipe des Pays-Bas de football"&gt;Pays-Bas&lt;/a&gt;&lt;/span&gt; (3)</text:p>
      <text:p text:style-name="Preformatted_20_Text"><text:bookmark text:name="line755"/>&lt;/td&gt;</text:p>
      <text:p text:style-name="Preformatted_20_Text"><text:bookmark text:name="line756"/>&lt;td&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 (4)</text:p>
      <text:p text:style-name="Preformatted_20_Text"><text:bookmark text:name="line757"/>&lt;/td&gt;</text:p>
      <text:p text:style-name="Preformatted_20_Text"><text:bookmark text:name="line758"/>&lt;td&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 (3)</text:p>
      <text:p text:style-name="Preformatted_20_Text"><text:bookmark text:name="line759"/>&lt;/td&gt;</text:p>
      <text:p text:style-name="Preformatted_20_Text"><text:bookmark text:name="line760"/>&lt;td&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text:soft-page-break/>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Thomas_Müller_(football)" text:style-name="Internet_20_link" text:visited-style-name="Visited_20_Internet_20_Link">/wiki/Thomas_M%C3%BCller_(football)</text:a>" title="Thomas Müller (football)"&gt;Thomas Müller&lt;/a&gt; (5)&lt;br /&gt;&lt;span class="flagicon"&gt;&lt;a href="<text:a xlink:type="simple" xlink:href="view-source:https://fr.wikipedia.org/wiki/Fichier:Flag_of_Spain.svg" text:style-name="Internet_20_link" text:visited-style-name="Visited_20_Internet_20_Link">/wiki/Fichier:Flag_of_Spain.svg</text:a>" class="image" title="Drapeau&amp;#160;: Espagne"&gt;&lt;img alt="Drapeau&amp;#160;: Espagne" src="<text:a xlink:type="simple" xlink:href="view-source:https://upload.wikimedia.org/wikipedia/commons/thumb/9/9a/Flag_of_Spain.svg/20px-Flag_of_Spain.svg.png" text:style-name="Internet_20_link" text:visited-style-name="Visited_20_Internet_20_Link">//upload.wikimedia.org/wikipedia/commons/thumb/9/9a/Flag_of_Spain.svg/20px-Flag_of_Spain.svg.png</text:a>" width="20" height="13" class="noviewer thumbborder" srcset="//upload.wikimedia.org/wikipedia/commons/thumb/9/9a/Flag_of_Spain.svg/30px-Flag_of_Spain.svg.png 1.5x, //upload.wikimedia.org/wikipedia/commons/thumb/9/9a/Flag_of_Spain.svg/40px-Flag_of_Spain.svg.png 2x" data-file-width="750" data-file-height="500" /&gt;&lt;/a&gt;&lt;/span&gt; &lt;a href="<text:a xlink:type="simple" xlink:href="view-source:https://fr.wikipedia.org/wiki/David_Villa" text:style-name="Internet_20_link" text:visited-style-name="Visited_20_Internet_20_Link">/wiki/David_Villa</text:a>" title="David Villa"&gt;David Villa&lt;/a&gt; (5)&lt;br /&gt;&lt;span class="flagicon"&gt;&lt;a href="<text:a xlink:type="simple" xlink:href="view-source:https://fr.wikipedia.org/wiki/Fichier:Flag_of_the_Netherlands.svg" text:style-name="Internet_20_link" text:visited-style-name="Visited_20_Internet_20_Link">/wiki/Fichier:Flag_of_the_Netherlands.svg</text:a>" class="image" title="Drapeau&amp;#160;: Pays-Bas"&gt;&lt;img alt="Drapeau&amp;#160;: Pays-Bas" src="<text:a xlink:type="simple" xlink:href="view-source:https://upload.wikimedia.org/wikipedia/commons/thumb/2/20/Flag_of_the_Netherlands.svg/20px-Flag_of_the_Netherlands.svg.png" text:style-name="Internet_20_link" text:visited-style-name="Visited_20_Internet_20_Link">//upload.wikimedia.org/wikipedia/commons/thumb/2/20/Flag_of_the_Netherlands.svg/20px-Flag_of_the_Netherlands.svg.png</text:a>" width="20" height="13" class="noviewer thumbborder" srcset="//upload.wikimedia.org/wikipedia/commons/thumb/2/20/Flag_of_the_Netherlands.svg/30px-Flag_of_the_Netherlands.svg.png 1.5x, //upload.wikimedia.org/wikipedia/commons/thumb/2/20/Flag_of_the_Netherlands.svg/40px-Flag_of_the_Netherlands.svg.png 2x" data-file-width="900" data-file-height="600" /&gt;&lt;/a&gt;&lt;/span&gt; &lt;a href="<text:a xlink:type="simple" xlink:href="view-source:https://fr.wikipedia.org/wiki/Wesley_Sneijder" text:style-name="Internet_20_link" text:visited-style-name="Visited_20_Internet_20_Link">/wiki/Wesley_Sneijder</text:a>" title="Wesley Sneijder"&gt;Wesley Sneijder&lt;/a&gt; (5)&lt;br /&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lt;/span&gt; &lt;a href="<text:a xlink:type="simple" xlink:href="view-source:https://fr.wikipedia.org/wiki/Diego_Forlán" text:style-name="Internet_20_link" text:visited-style-name="Visited_20_Internet_20_Link">/wiki/Diego_Forl%C3%A1n</text:a>" title="Diego Forlán"&gt;Diego Forlán&lt;/a&gt; (5)</text:p>
      <text:p text:style-name="Preformatted_20_Text"><text:bookmark text:name="line761"/>&lt;/td&gt;</text:p>
      <text:p text:style-name="Preformatted_20_Text"><text:bookmark text:name="line762"/>&lt;td&gt;&lt;span class="datasortkey" data-sort-value="Afrique du Sud"&gt;&lt;span class="flagicon"&gt;&lt;a href="<text:a xlink:type="simple" xlink:href="view-source:https://fr.wikipedia.org/wiki/Fichier:Flag_of_South_Africa.svg" text:style-name="Internet_20_link" text:visited-style-name="Visited_20_Internet_20_Link">/wiki/Fichier:Flag_of_South_Africa.svg</text:a>" class="image" title="Drapeau d&amp;#39;Afrique du Sud"&gt;&lt;img alt="Drapeau d&amp;#39;Afrique du Sud" src="<text:a xlink:type="simple" xlink:href="view-source:https://upload.wikimedia.org/wikipedia/commons/thumb/a/af/Flag_of_South_Africa.svg/20px-Flag_of_South_Africa.svg.png" text:style-name="Internet_20_link" text:visited-style-name="Visited_20_Internet_20_Link">//upload.wikimedia.org/wikipedia/commons/thumb/a/af/Flag_of_South_Africa.svg/20px-Flag_of_South_Africa.svg.png</text:a>" width="20" height="13" class="noviewer thumbborder" srcset="//upload.wikimedia.org/wikipedia/commons/thumb/a/af/Flag_of_South_Africa.svg/30px-Flag_of_South_Africa.svg.png 1.5x, //upload.wikimedia.org/wikipedia/commons/thumb/a/af/Flag_of_South_Africa.svg/40px-Flag_of_South_Africa.svg.png 2x" data-file-width="900" data-file-height="600" /&gt;&lt;/a&gt;&amp;#160;&lt;/span&gt;&lt;a href="<text:a xlink:type="simple" xlink:href="view-source:https://fr.wikipedia.org/wiki/Afrique_du_Sud" text:style-name="Internet_20_link" text:visited-style-name="Visited_20_Internet_20_Link">/wiki/Afrique_du_Sud</text:a>" title="Afrique du Sud"&gt;Afrique du Sud&lt;/a&gt;&lt;/span&gt;</text:p>
      <text:p text:style-name="Preformatted_20_Text"><text:bookmark text:name="line763"/>&lt;/td&gt;</text:p>
      <text:p text:style-name="Preformatted_20_Text"><text:bookmark text:name="line764"/>&lt;td&gt;&lt;a href="<text:a xlink:type="simple" xlink:href="view-source:https://fr.wikipedia.org/wiki/Iker_Casillas" text:style-name="Internet_20_link" text:visited-style-name="Visited_20_Internet_20_Link">/wiki/Iker_Casillas</text:a>" title="Iker Casillas"&gt;Iker Casillas&lt;/a&gt;</text:p>
      <text:p text:style-name="Preformatted_20_Text"><text:bookmark text:name="line765"/>&lt;/td&gt;</text:p>
      <text:p text:style-name="Preformatted_20_Text"><text:bookmark text:name="line766"/>&lt;td&gt;&lt;a href="<text:a xlink:type="simple" xlink:href="view-source:https://fr.wikipedia.org/wiki/Vicente_del_Bosque" text:style-name="Internet_20_link" text:visited-style-name="Visited_20_Internet_20_Link">/wiki/Vicente_del_Bosque</text:a>" title="Vicente del Bosque"&gt;Vicente del Bosque&lt;/a&gt;</text:p>
      <text:p text:style-name="Preformatted_20_Text"><text:bookmark text:name="line767"/>&lt;/td&gt;&lt;/tr&gt;</text:p>
      <text:p text:style-name="Preformatted_20_Text"><text:bookmark text:name="line768"/>&lt;tr&gt;</text:p>
      <text:p text:style-name="Preformatted_20_Text"><text:bookmark text:name="line769"/>&lt;td&gt;&lt;a href="<text:a xlink:type="simple" xlink:href="view-source:https://fr.wikipedia.org/wiki/Coupe_du_monde_de_football_de_2014" text:style-name="Internet_20_link" text:visited-style-name="Visited_20_Internet_20_Link">/wiki/Coupe_du_monde_de_football_de_2014</text:a>" title="Coupe du monde de football de 2014"&gt;2014&lt;/a&gt;</text:p>
      <text:p text:style-name="Preformatted_20_Text"><text:bookmark text:name="line770"/><text:soft-page-break/>&lt;/td&gt;</text:p>
      <text:p text:style-name="Preformatted_20_Text"><text:bookmark text:name="line771"/>&lt;td&gt;&lt;abbr class="abbr" title="Vingtième"&gt;20&lt;sup&gt;e&lt;/sup&gt;&lt;/abbr&gt;</text:p>
      <text:p text:style-name="Preformatted_20_Text"><text:bookmark text:name="line772"/>&lt;/td&gt;</text:p>
      <text:p text:style-name="Preformatted_20_Text"><text:bookmark text:name="line773"/>&lt;td&gt;&lt;b&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lt;/b&gt; (4)</text:p>
      <text:p text:style-name="Preformatted_20_Text"><text:bookmark text:name="line774"/>&lt;/td&gt;</text:p>
      <text:p text:style-name="Preformatted_20_Text"><text:bookmark text:name="line775"/>&lt;td&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 (3)</text:p>
      <text:p text:style-name="Preformatted_20_Text"><text:bookmark text:name="line776"/>&lt;/td&gt;</text:p>
      <text:p text:style-name="Preformatted_20_Text"><text:bookmark text:name="line777"/>&lt;td&gt;&lt;span class="nowrap"&gt;&lt;span class="flagicon"&gt;&lt;a href="<text:a xlink:type="simple" xlink:href="view-source:https://fr.wikipedia.org/wiki/Fichier:Flag_of_the_Netherlands.svg" text:style-name="Internet_20_link" text:visited-style-name="Visited_20_Internet_20_Link">/wiki/Fichier:Flag_of_the_Netherlands.svg</text:a>" class="image" title="Drapeau&amp;#160;: Pays-Bas"&gt;&lt;img alt="Drapeau&amp;#160;: Pays-Bas" src="<text:a xlink:type="simple" xlink:href="view-source:https://upload.wikimedia.org/wikipedia/commons/thumb/2/20/Flag_of_the_Netherlands.svg/20px-Flag_of_the_Netherlands.svg.png" text:style-name="Internet_20_link" text:visited-style-name="Visited_20_Internet_20_Link">//upload.wikimedia.org/wikipedia/commons/thumb/2/20/Flag_of_the_Netherlands.svg/20px-Flag_of_the_Netherlands.svg.png</text:a>" width="20" height="13" class="noviewer thumbborder" srcset="//upload.wikimedia.org/wikipedia/commons/thumb/2/20/Flag_of_the_Netherlands.svg/30px-Flag_of_the_Netherlands.svg.png 1.5x, //upload.wikimedia.org/wikipedia/commons/thumb/2/20/Flag_of_the_Netherlands.svg/40px-Flag_of_the_Netherlands.svg.png 2x" data-file-width="900" data-file-height="600" /&gt;&lt;/a&gt;&lt;/span&gt; &lt;a href="<text:a xlink:type="simple" xlink:href="view-source:https://fr.wikipedia.org/wiki/Équipe_des_Pays-Bas_de_football" text:style-name="Internet_20_link" text:visited-style-name="Visited_20_Internet_20_Link">/wiki/%C3%89quipe_des_Pays-Bas_de_football</text:a>" title="Équipe des Pays-Bas de football"&gt;Pays-Bas&lt;/a&gt;&lt;/span&gt;</text:p>
      <text:p text:style-name="Preformatted_20_Text"><text:bookmark text:name="line778"/>&lt;/td&gt;</text:p>
      <text:p text:style-name="Preformatted_20_Text"><text:bookmark text:name="line779"/>&lt;td&gt;&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 (2)</text:p>
      <text:p text:style-name="Preformatted_20_Text"><text:bookmark text:name="line780"/>&lt;/td&gt;</text:p>
      <text:p text:style-name="Preformatted_20_Text"><text:bookmark text:name="line781"/>&lt;td&gt;&lt;span class="flagicon"&gt;&lt;a href="<text:a xlink:type="simple" xlink:href="view-source:https://fr.wikipedia.org/wiki/Fichier:Flag_of_Colombia.svg" text:style-name="Internet_20_link" text:visited-style-name="Visited_20_Internet_20_Link">/wiki/Fichier:Flag_of_Colombia.svg</text:a>" class="image" title="Drapeau&amp;#160;: Colombie"&gt;&lt;img alt="Drapeau&amp;#160;: Colombie" src="<text:a xlink:type="simple" xlink:href="view-source:https://upload.wikimedia.org/wikipedia/commons/thumb/2/21/Flag_of_Colombia.svg/20px-Flag_of_Colombia.svg.png" text:style-name="Internet_20_link" text:visited-style-name="Visited_20_Internet_20_Link">//upload.wikimedia.org/wikipedia/commons/thumb/2/21/Flag_of_Colombia.svg/20px-Flag_of_Colombia.svg.png</text:a>" width="20" height="13" class="noviewer thumbborder" srcset="//upload.wikimedia.org/wikipedia/commons/thumb/2/21/Flag_of_Colombia.svg/30px-Flag_of_Colombia.svg.png 1.5x, //upload.wikimedia.org/wikipedia/commons/thumb/2/21/Flag_of_Colombia.svg/40px-Flag_of_Colombia.svg.png 2x" data-file-width="450" <text:soft-page-break/>data-file-height="300" /&gt;&lt;/a&gt;&lt;/span&gt; &lt;a href="<text:a xlink:type="simple" xlink:href="view-source:https://fr.wikipedia.org/wiki/James_Rodríguez" text:style-name="Internet_20_link" text:visited-style-name="Visited_20_Internet_20_Link">/wiki/James_Rodr%C3%ADguez</text:a>" title="James Rodríguez"&gt;James Rodríguez&lt;/a&gt; (6)</text:p>
      <text:p text:style-name="Preformatted_20_Text"><text:bookmark text:name="line782"/>&lt;/td&gt;</text:p>
      <text:p text:style-name="Preformatted_20_Text"><text:bookmark text:name="line783"/>&lt;td&gt;&lt;span class="datasortkey" data-sort-value="Bresil"&gt;&lt;span class="flagicon"&gt;&lt;a href="<text:a xlink:type="simple" xlink:href="view-source:https://fr.wikipedia.org/wiki/Fichier:Flag_of_Brazil.svg" text:style-name="Internet_20_link" text:visited-style-name="Visited_20_Internet_20_Link">/wiki/Fichier:Flag_of_Brazil.svg</text:a>" class="image" title="Drapeau du Brésil"&gt;&lt;img alt="Drapeau du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amp;#160;&lt;/span&gt;&lt;a href="<text:a xlink:type="simple" xlink:href="view-source:https://fr.wikipedia.org/wiki/Brésil" text:style-name="Internet_20_link" text:visited-style-name="Visited_20_Internet_20_Link">/wiki/Br%C3%A9sil</text:a>" title="Brésil"&gt;Brésil&lt;/a&gt;&lt;/span&gt; (2)</text:p>
      <text:p text:style-name="Preformatted_20_Text"><text:bookmark text:name="line784"/>&lt;/td&gt;</text:p>
      <text:p text:style-name="Preformatted_20_Text"><text:bookmark text:name="line785"/>&lt;td&gt;&lt;a href="<text:a xlink:type="simple" xlink:href="view-source:https://fr.wikipedia.org/wiki/Philipp_Lahm" text:style-name="Internet_20_link" text:visited-style-name="Visited_20_Internet_20_Link">/wiki/Philipp_Lahm</text:a>" title="Philipp Lahm"&gt;Philipp Lahm&lt;/a&gt;</text:p>
      <text:p text:style-name="Preformatted_20_Text"><text:bookmark text:name="line786"/>&lt;/td&gt;</text:p>
      <text:p text:style-name="Preformatted_20_Text"><text:bookmark text:name="line787"/>&lt;td&gt;&lt;a href="<text:a xlink:type="simple" xlink:href="view-source:https://fr.wikipedia.org/wiki/Joachim_Löw" text:style-name="Internet_20_link" text:visited-style-name="Visited_20_Internet_20_Link">/wiki/Joachim_L%C3%B6w</text:a>" title="Joachim Löw"&gt;Joachim Löw&lt;/a&gt;</text:p>
      <text:p text:style-name="Preformatted_20_Text"><text:bookmark text:name="line788"/>&lt;/td&gt;&lt;/tr&gt;</text:p>
      <text:p text:style-name="Preformatted_20_Text"><text:bookmark text:name="line789"/>&lt;tr&gt;</text:p>
      <text:p text:style-name="Preformatted_20_Text"><text:bookmark text:name="line790"/>&lt;td&gt;&lt;a href="<text:a xlink:type="simple" xlink:href="view-source:https://fr.wikipedia.org/wiki/Coupe_du_monde_de_football_de_2018" text:style-name="Internet_20_link" text:visited-style-name="Visited_20_Internet_20_Link">/wiki/Coupe_du_monde_de_football_de_2018</text:a>" title="Coupe du monde de football de 2018"&gt;2018&lt;/a&gt;</text:p>
      <text:p text:style-name="Preformatted_20_Text"><text:bookmark text:name="line791"/>&lt;/td&gt;</text:p>
      <text:p text:style-name="Preformatted_20_Text"><text:bookmark text:name="line792"/>&lt;td&gt;&lt;abbr class="abbr" title="Vingt et unième"&gt;21&lt;sup&gt;e&lt;/sup&gt;&lt;/abbr&gt;</text:p>
      <text:p text:style-name="Preformatted_20_Text"><text:bookmark text:name="line793"/>&lt;/td&gt;</text:p>
      <text:p text:style-name="Preformatted_20_Text"><text:bookmark text:name="line794"/>&lt;td&gt;&lt;b&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lt;/b&gt; (2)</text:p>
      <text:p text:style-name="Preformatted_20_Text"><text:bookmark text:name="line795"/>&lt;/td&gt;</text:p>
      <text:p text:style-name="Preformatted_20_Text"><text:bookmark text:name="line796"/>&lt;td&gt;&lt;span class="nowrap"&gt;&lt;span class="flagicon"&gt;&lt;a href="<text:a xlink:type="simple" xlink:href="view-source:https://fr.wikipedia.org/wiki/Fichier:Flag_of_Croatia.svg" text:style-name="Internet_20_link" text:visited-style-name="Visited_20_Internet_20_Link">/wiki/Fichier:Flag_of_Croatia.svg</text:a>" class="image" title="Drapeau&amp;#160;: Croatie"&gt;&lt;img alt="Drapeau&amp;#160;: Croatie" src="<text:a xlink:type="simple" xlink:href="view-source:https://upload.wikimedia.org/wikipedia/commons/thumb/1/1b/Flag_of_Croatia.svg/20px-Flag_of_Croatia.svg.png" text:style-name="Internet_20_link" text:visited-style-name="Visited_20_Internet_20_Link">//upload.wikimedia.org/wikipedia/commons/thumb/1/1b/Flag_of_Croatia.svg/20px-Flag_of_Croatia.svg.png</text:a>" width="20" height="10" class="noviewer thumbborder" srcset="//upload.wikimedia.org/wikipedia/commons/thumb/1/1b/Flag_of_Croatia.svg/30px-Flag_of_Croatia.svg.png 1.5x, //upload.wikimedia.org/wikipedia/commons/thumb/1/1b/Flag_of_Croatia.svg/40px-Flag_of_Croatia.svg.png 2x" data-file-width="1200" data-file-height="600" /&gt;&lt;/a&gt;&lt;/span&gt; &lt;a href="<text:a xlink:type="simple" xlink:href="view-source:https://fr.wikipedia.org/wiki/Équipe_de_Croatie_de_football" text:style-name="Internet_20_link" text:visited-style-name="Visited_20_Internet_20_Link">/wiki/%C3%89quipe_de_Croatie_de_football</text:a>" title="Équipe de Croatie de football"&gt;Croatie&lt;/a&gt;&lt;/span&gt;</text:p>
      <text:p text:style-name="Preformatted_20_Text"><text:bookmark text:name="line797"/>&lt;/td&gt;</text:p>
      <text:p text:style-name="Preformatted_20_Text"><text:bookmark text:name="line798"/>&lt;td&gt;&lt;span class="nowrap"&gt;&lt;span class="flagicon"&gt;&lt;a href="<text:a xlink:type="simple" xlink:href="view-source:https://fr.wikipedia.org/wiki/Fichier:Flag_of_Belgium_(civil).svg" text:style-name="Internet_20_link" text:visited-style-name="Visited_20_Internet_20_Link">/wiki/Fichier:Flag_of_Belgium_(civil).svg</text:a>" class="image" title="Drapeau&amp;#160;: Belgique"&gt;&lt;img alt="Drapeau&amp;#160;: Belgique" src="<text:a xlink:type="simple" xlink:href="view-source:https://upload.wikimedia.org/wikipedia/commons/thumb/9/92/Flag_of_Belgium_%28civil%29.svg/20px-Flag_of_Belgium_%28civil%29.svg.png" text:style-name="Internet_20_link" text:visited-style-name="Visited_20_Internet_20_Link">//upload.wikimedia.org/wikipedia/commons/thumb/9/92/Flag_of_Belgium_%28civil%29.svg/20px-Flag_of_Belgium_%28civil%29.svg.png</text:a>" width="20" height="13" class="noviewer thumbborder" srcset="//upload.wikimedia.org/wikipedia/commons/thumb/9/92/Flag_of_Belgium_%28civil%29.svg/30px-Flag_of_Belgium_%28civil%29.svg.png 1.5x, //upload.wikimedia.org/wikipedia/commons/thumb/9/92/Flag_of_Belgium_%28civil%29.svg/40px-Flag_of_Belgium_%28civil%29.svg.png 2x" data-file-width="450" data-file-height="300" /&gt;&lt;/a&gt;&lt;/span&gt; &lt;a href="<text:a xlink:type="simple" xlink:href="view-source:https://fr.wikipedia.org/wiki/Équipe_de_Belgique_de_football" text:style-name="Internet_20_link" text:visited-style-name="Visited_20_Internet_20_Link">/wiki/%C3%89quipe_de_Belgique_de_football</text:a>" title="Équipe de Belgique de football"&gt;Belgique&lt;/a&gt;&lt;/span&gt;</text:p>
      <text:p text:style-name="Preformatted_20_Text"><text:bookmark text:name="line799"/><text:soft-page-break/>&lt;/td&gt;</text:p>
      <text:p text:style-name="Preformatted_20_Text"><text:bookmark text:name="line800"/>&lt;td&gt;&lt;span class="nowrap"&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lt;/span&gt; (2)</text:p>
      <text:p text:style-name="Preformatted_20_Text"><text:bookmark text:name="line801"/>&lt;/td&gt;</text:p>
      <text:p text:style-name="Preformatted_20_Text"><text:bookmark text:name="line802"/>&lt;td&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Harry_Kane" text:style-name="Internet_20_link" text:visited-style-name="Visited_20_Internet_20_Link">/wiki/Harry_Kane</text:a>" title="Harry Kane"&gt;Harry Kane&lt;/a&gt; (6)</text:p>
      <text:p text:style-name="Preformatted_20_Text"><text:bookmark text:name="line803"/>&lt;/td&gt;</text:p>
      <text:p text:style-name="Preformatted_20_Text"><text:bookmark text:name="line804"/>&lt;td&gt;&lt;span class="datasortkey" data-sort-value="Russie"&gt;&lt;span class="flagicon"&gt;&lt;a href="<text:a xlink:type="simple" xlink:href="view-source:https://fr.wikipedia.org/wiki/Fichier:Flag_of_Russia.svg" text:style-name="Internet_20_link" text:visited-style-name="Visited_20_Internet_20_Link">/wiki/Fichier:Flag_of_Russia.svg</text:a>" class="image" title="Drapeau de la Russie"&gt;&lt;img alt="Drapeau de la Russie" src="<text:a xlink:type="simple" xlink:href="view-source:https://upload.wikimedia.org/wikipedia/commons/thumb/f/f3/Flag_of_Russia.svg/20px-Flag_of_Russia.svg.png" text:style-name="Internet_20_link" text:visited-style-name="Visited_20_Internet_20_Link">//upload.wikimedia.org/wikipedia/commons/thumb/f/f3/Flag_of_Russia.svg/20px-Flag_of_Russia.svg.png</text:a>" width="20" height="13" class="noviewer thumbborder" srcset="//upload.wikimedia.org/wikipedia/commons/thumb/f/f3/Flag_of_Russia.svg/30px-Flag_of_Russia.svg.png 1.5x, //upload.wikimedia.org/wikipedia/commons/thumb/f/f3/Flag_of_Russia.svg/40px-Flag_of_Russia.svg.png 2x" data-file-width="900" data-file-height="600" /&gt;&lt;/a&gt;&amp;#160;&lt;/span&gt;&lt;a href="<text:a xlink:type="simple" xlink:href="view-source:https://fr.wikipedia.org/wiki/Russie" text:style-name="Internet_20_link" text:visited-style-name="Visited_20_Internet_20_Link">/wiki/Russie</text:a>" title="Russie"&gt;Russie&lt;/a&gt;&lt;/span&gt;</text:p>
      <text:p text:style-name="Preformatted_20_Text"><text:bookmark text:name="line805"/>&lt;/td&gt;</text:p>
      <text:p text:style-name="Preformatted_20_Text"><text:bookmark text:name="line806"/>&lt;td&gt;&lt;a href="<text:a xlink:type="simple" xlink:href="view-source:https://fr.wikipedia.org/wiki/Hugo_Lloris" text:style-name="Internet_20_link" text:visited-style-name="Visited_20_Internet_20_Link">/wiki/Hugo_Lloris</text:a>" title="Hugo Lloris"&gt;Hugo Lloris&lt;/a&gt;</text:p>
      <text:p text:style-name="Preformatted_20_Text"><text:bookmark text:name="line807"/>&lt;/td&gt;</text:p>
      <text:p text:style-name="Preformatted_20_Text"><text:bookmark text:name="line808"/>&lt;td&gt;&lt;a href="<text:a xlink:type="simple" xlink:href="view-source:https://fr.wikipedia.org/wiki/Didier_Deschamps" text:style-name="Internet_20_link" text:visited-style-name="Visited_20_Internet_20_Link">/wiki/Didier_Deschamps</text:a>" title="Didier Deschamps"&gt;Didier Deschamps&lt;/a&gt;</text:p>
      <text:p text:style-name="Preformatted_20_Text"><text:bookmark text:name="line809"/>&lt;/td&gt;&lt;/tr&gt;</text:p>
      <text:p text:style-name="Preformatted_20_Text"><text:bookmark text:name="line810"/>&lt;tr&gt;</text:p>
      <text:p text:style-name="Preformatted_20_Text"><text:bookmark text:name="line811"/>&lt;td&gt;&lt;a href="<text:a xlink:type="simple" xlink:href="view-source:https://fr.wikipedia.org/wiki/Coupe_du_monde_de_football_de_2022" text:style-name="Internet_20_link" text:visited-style-name="Visited_20_Internet_20_Link">/wiki/Coupe_du_monde_de_football_de_2022</text:a>" title="Coupe du monde de football de 2022"&gt;2022&lt;/a&gt;</text:p>
      <text:p text:style-name="Preformatted_20_Text"><text:bookmark text:name="line812"/>&lt;/td&gt;</text:p>
      <text:p text:style-name="Preformatted_20_Text"><text:bookmark text:name="line813"/>&lt;td&gt;&lt;abbr class="abbr" title="Vingt-deuxième"&gt;22&lt;sup&gt;e&lt;/sup&gt;&lt;/abbr&gt;</text:p>
      <text:p text:style-name="Preformatted_20_Text"><text:bookmark text:name="line814"/>&lt;/td&gt;</text:p>
      <text:p text:style-name="Preformatted_20_Text"><text:bookmark text:name="line815"/>&lt;td&gt;</text:p>
      <text:p text:style-name="Preformatted_20_Text"><text:bookmark text:name="line816"/>&lt;/td&gt;</text:p>
      <text:p text:style-name="Preformatted_20_Text"><text:bookmark text:name="line817"/>&lt;td&gt;</text:p>
      <text:p text:style-name="Preformatted_20_Text"><text:bookmark text:name="line818"/>&lt;/td&gt;</text:p>
      <text:p text:style-name="Preformatted_20_Text"><text:bookmark text:name="line819"/>&lt;td&gt;</text:p>
      <text:p text:style-name="Preformatted_20_Text"><text:bookmark text:name="line820"/>&lt;/td&gt;</text:p>
      <text:p text:style-name="Preformatted_20_Text"><text:bookmark text:name="line821"/>&lt;td&gt;</text:p>
      <text:p text:style-name="Preformatted_20_Text"><text:bookmark text:name="line822"/>&lt;/td&gt;</text:p>
      <text:p text:style-name="Preformatted_20_Text"><text:bookmark text:name="line823"/>&lt;td&gt;</text:p>
      <text:p text:style-name="Preformatted_20_Text"><text:bookmark text:name="line824"/>&lt;/td&gt;</text:p>
      <text:p text:style-name="Preformatted_20_Text"><text:bookmark text:name="line825"/>&lt;td&gt;&lt;span class="datasortkey" data-sort-value="Qatar"&gt;&lt;span class="flagicon"&gt;&lt;a href="<text:a xlink:type="simple" xlink:href="view-source:https://fr.wikipedia.org/wiki/Fichier:Flag_of_Qatar.svg" text:style-name="Internet_20_link" text:visited-style-name="Visited_20_Internet_20_Link">/wiki/Fichier:Flag_of_Qatar.svg</text:a>" class="image" title="Drapeau du Qatar"&gt;&lt;img alt="Drapeau du Qatar" src="<text:a xlink:type="simple" xlink:href="view-source:https://upload.wikimedia.org/wikipedia/commons/thumb/6/65/Flag_of_Qatar.svg/20px-Flag_of_Qatar.svg.png" text:style-name="Internet_20_link" text:visited-style-name="Visited_20_Internet_20_Link">//upload.wikimedia.org/wikipedia/commons/thumb/6/65/Flag_of_Qatar.svg/20px-</text:a><text:soft-page-break/><text:a xlink:type="simple" xlink:href="view-source:https://upload.wikimedia.org/wikipedia/commons/thumb/6/65/Flag_of_Qatar.svg/20px-Flag_of_Qatar.svg.png" text:style-name="Internet_20_link" text:visited-style-name="Visited_20_Internet_20_Link">Flag_of_Qatar.svg.png</text:a>" width="20" height="8" class="noviewer thumbborder" srcset="//upload.wikimedia.org/wikipedia/commons/thumb/6/65/Flag_of_Qatar.svg/30px-Flag_of_Qatar.svg.png 1.5x, //upload.wikimedia.org/wikipedia/commons/thumb/6/65/Flag_of_Qatar.svg/40px-Flag_of_Qatar.svg.png 2x" data-file-width="1400" data-file-height="550" /&gt;&lt;/a&gt;&amp;#160;&lt;/span&gt;&lt;a href="<text:a xlink:type="simple" xlink:href="view-source:https://fr.wikipedia.org/wiki/Qatar" text:style-name="Internet_20_link" text:visited-style-name="Visited_20_Internet_20_Link">/wiki/Qatar</text:a>" title="Qatar"&gt;Qatar&lt;/a&gt;&lt;/span&gt;</text:p>
      <text:p text:style-name="Preformatted_20_Text"><text:bookmark text:name="line826"/>&lt;/td&gt;</text:p>
      <text:p text:style-name="Preformatted_20_Text"><text:bookmark text:name="line827"/>&lt;td&gt;</text:p>
      <text:p text:style-name="Preformatted_20_Text"><text:bookmark text:name="line828"/>&lt;/td&gt;</text:p>
      <text:p text:style-name="Preformatted_20_Text"><text:bookmark text:name="line829"/>&lt;td&gt;</text:p>
      <text:p text:style-name="Preformatted_20_Text"><text:bookmark text:name="line830"/>&lt;/td&gt;&lt;/tr&gt;</text:p>
      <text:p text:style-name="Preformatted_20_Text"><text:bookmark text:name="line831"/>&lt;tr&gt;</text:p>
      <text:p text:style-name="Preformatted_20_Text"><text:bookmark text:name="line832"/>&lt;td&gt;&lt;a href="<text:a xlink:type="simple" xlink:href="view-source:https://fr.wikipedia.org/wiki/Coupe_du_monde_de_football_de_2026" text:style-name="Internet_20_link" text:visited-style-name="Visited_20_Internet_20_Link">/wiki/Coupe_du_monde_de_football_de_2026</text:a>" title="Coupe du monde de football de 2026"&gt;2026&lt;/a&gt;</text:p>
      <text:p text:style-name="Preformatted_20_Text"><text:bookmark text:name="line833"/>&lt;/td&gt;</text:p>
      <text:p text:style-name="Preformatted_20_Text"><text:bookmark text:name="line834"/>&lt;td&gt;&lt;abbr class="abbr" title="Vingt-troisième"&gt;23&lt;sup&gt;e&lt;/sup&gt;&lt;/abbr&gt;</text:p>
      <text:p text:style-name="Preformatted_20_Text"><text:bookmark text:name="line835"/>&lt;/td&gt;</text:p>
      <text:p text:style-name="Preformatted_20_Text"><text:bookmark text:name="line836"/>&lt;td&gt;</text:p>
      <text:p text:style-name="Preformatted_20_Text"><text:bookmark text:name="line837"/>&lt;/td&gt;</text:p>
      <text:p text:style-name="Preformatted_20_Text"><text:bookmark text:name="line838"/>&lt;td&gt;</text:p>
      <text:p text:style-name="Preformatted_20_Text"><text:bookmark text:name="line839"/>&lt;/td&gt;</text:p>
      <text:p text:style-name="Preformatted_20_Text"><text:bookmark text:name="line840"/>&lt;td&gt;</text:p>
      <text:p text:style-name="Preformatted_20_Text"><text:bookmark text:name="line841"/>&lt;/td&gt;</text:p>
      <text:p text:style-name="Preformatted_20_Text"><text:bookmark text:name="line842"/>&lt;td&gt;</text:p>
      <text:p text:style-name="Preformatted_20_Text"><text:bookmark text:name="line843"/>&lt;/td&gt;</text:p>
      <text:p text:style-name="Preformatted_20_Text"><text:bookmark text:name="line844"/>&lt;td&gt;</text:p>
      <text:p text:style-name="Preformatted_20_Text"><text:bookmark text:name="line845"/>&lt;/td&gt;</text:p>
      <text:p text:style-name="Preformatted_20_Text"><text:bookmark text:name="line846"/>&lt;td&gt;&lt;span class="datasortkey" data-sort-value="Canada"&gt;&lt;span class="flagicon"&gt;&lt;a href="<text:a xlink:type="simple" xlink:href="view-source:https://fr.wikipedia.org/wiki/Fichier:Flag_of_Canada.svg" text:style-name="Internet_20_link" text:visited-style-name="Visited_20_Internet_20_Link">/wiki/Fichier:Flag_of_Canada.svg</text:a>" class="image" title="Drapeau du Canada"&gt;&lt;img alt="Drapeau du Canada" src="<text:a xlink:type="simple" xlink:href="view-source:https://upload.wikimedia.org/wikipedia/commons/thumb/c/cf/Flag_of_Canada.svg/20px-Flag_of_Canada.svg.png" text:style-name="Internet_20_link" text:visited-style-name="Visited_20_Internet_20_Link">//upload.wikimedia.org/wikipedia/commons/thumb/c/cf/Flag_of_Canada.svg/20px-Flag_of_Canada.svg.png</text:a>" width="20" height="10" class="noviewer thumbborder" srcset="//upload.wikimedia.org/wikipedia/commons/thumb/c/cf/Flag_of_Canada.svg/30px-Flag_of_Canada.svg.png 1.5x, //upload.wikimedia.org/wikipedia/commons/thumb/c/cf/Flag_of_Canada.svg/40px-Flag_of_Canada.svg.png 2x" data-file-width="1000" data-file-height="500" /&gt;&lt;/a&gt;&amp;#160;&lt;/span&gt;&lt;a href="<text:a xlink:type="simple" xlink:href="view-source:https://fr.wikipedia.org/wiki/Canada" text:style-name="Internet_20_link" text:visited-style-name="Visited_20_Internet_20_Link">/wiki/Canada</text:a>" title="Canada"&gt;Canada&lt;/a&gt;&lt;/span&gt;&lt;br /&gt;&lt;span class="nowrap"&gt;&lt;span class="datasortkey" data-sort-value="Etats unis"&gt;&lt;span class="flagicon"&gt;&lt;a href="<text:a xlink:type="simple" xlink:href="view-source:https://fr.wikipedia.org/wiki/Fichier:Flag_of_the_United_States.svg" text:style-name="Internet_20_link" text:visited-style-name="Visited_20_Internet_20_Link">/wiki/Fichier:Flag_of_the_United_States.svg</text:a>" class="image" title="Drapeau des États-Unis"&gt;&lt;img alt="Drapeau des États-Unis" src="<text:a xlink:type="simple" xlink:href="view-source:https://upload.wikimedia.org/wikipedia/commons/thumb/a/a4/Flag_of_the_United_States.svg/20px-Flag_of_the_United_States.svg.png" text:style-name="Internet_20_link" text:visited-style-name="Visited_20_Internet_20_Link">//upload.wikimedia.org/wikipedia/commons/thumb/a/a4/Flag_of_the_United_States.svg/20px-Flag_of_the_United_States.svg.png</text:a>" width="20" height="11" class="noviewer thumbborder" srcset="//upload.wikimedia.org/wikipedia/commons/thumb/a/a4/Flag_of_the_United_States.svg/30px-Flag_of_the_United_States.svg.png 1.5x, //upload.wikimedia.org/wikipedia/commons/thumb/a/a4/Flag_of_the_United_States.svg/40px-Flag_of_the_United_States.svg.png 2x" data-file-width="1235" data-file-height="650" /&gt;&lt;/a&gt;&amp;#160;&lt;/span&gt;&lt;a href="<text:a xlink:type="simple" xlink:href="view-source:https://fr.wikipedia.org/wiki/États-Unis" text:style-name="Internet_20_link" text:visited-style-name="Visited_20_Internet_20_Link">/wiki/%C3%89tats-Unis</text:a>" title="États-Unis"&gt;États-Unis&lt;/a&gt;&lt;/span&gt;&lt;/span&gt; (2)&lt;br /&gt;&lt;span class="datasortkey" data-sort-value="Mexique"&gt;&lt;span class="flagicon"&gt;&lt;a href="<text:a xlink:type="simple" xlink:href="view-source:https://fr.wikipedia.org/wiki/Fichier:Flag_of_Mexico.svg" text:style-name="Internet_20_link" text:visited-style-name="Visited_20_Internet_20_Link">/wiki/Fichier:Flag_of_Mexico.svg</text:a>" class="image" title="Drapeau du Mexique"&gt;&lt;img alt="Drapeau du Mexique" src="<text:a xlink:type="simple" xlink:href="view-source:https://upload.wikimedia.org/wikipedia/commons/thumb/f/fc/Flag_of_Mexico.svg/20px-Flag_of_Mexico.svg.png" text:style-name="Internet_20_link" text:visited-style-name="Visited_20_Internet_20_Link">//upload.wikimedia.org/wikipedia/commons/thumb/f/fc/Flag_of_Mexico.svg/20px-Flag_of_Mexico.svg.png</text:a>" width="20" height="11" class="noviewer thumbborder" srcset="//upload.wikimedia.org/wikipedia/commons/thumb/f/fc/Flag_of_Mexico.svg/30px-Flag_of_Mexico.svg.png 1.5x, //upload.wikimedia.org/wikipedia/commons/thumb/f/fc/Flag_of_Mexico.svg/40px-Flag_of_Mexico.svg.png 2x" data-file-width="840" data-file-height="480" /&gt;&lt;/a&gt;&amp;#160;&lt;/span&gt;&lt;a href="<text:a xlink:type="simple" xlink:href="view-source:https://fr.wikipedia.org/wiki/Mexique" text:style-name="Internet_20_link" text:visited-style-name="Visited_20_Internet_20_Link">/wiki/Mexique</text:a>" title="Mexique"&gt;Mexique&lt;/a&gt;&lt;/span&gt; (3)</text:p>
      <text:p text:style-name="Preformatted_20_Text"><text:bookmark text:name="line847"/>&lt;/td&gt;</text:p>
      <text:p text:style-name="Preformatted_20_Text"><text:bookmark text:name="line848"/><text:soft-page-break/>&lt;td&gt;</text:p>
      <text:p text:style-name="Preformatted_20_Text"><text:bookmark text:name="line849"/>&lt;/td&gt;</text:p>
      <text:p text:style-name="Preformatted_20_Text"><text:bookmark text:name="line850"/>&lt;td&gt;</text:p>
      <text:p text:style-name="Preformatted_20_Text"><text:bookmark text:name="line851"/>&lt;/td&gt;&lt;/tr&gt;&lt;/tbody&gt;&lt;/table&gt;</text:p>
      <text:p text:style-name="Preformatted_20_Text"><text:bookmark text:name="line852"/>&lt;h3&gt;&lt;span class="mw-headline" id="Bilan_par_nation"&gt;Bilan par nation&lt;/span&gt;&lt;/h3&gt;</text:p>
      <text:p text:style-name="Preformatted_20_Text"><text:bookmark text:name="line853"/>&lt;p&gt;Le tableau suivant présente le bilan par nation ayant atteint au moins une fois le dernier carré.</text:p>
      <text:p text:style-name="Preformatted_20_Text"><text:bookmark text:name="line854"/>&lt;/p&gt;</text:p>
      <text:p text:style-name="Preformatted_20_Text"><text:bookmark text:name="line855"/>&lt;table class="wikitable alternance sortable" style="text-align:center;"&gt;</text:p>
      <text:p text:style-name="Preformatted_20_Text"><text:bookmark text:name="line856"/></text:p>
      <text:p text:style-name="Preformatted_20_Text"><text:bookmark text:name="line857"/>&lt;caption&gt;Bilan de la Coupe du monde de football par nation</text:p>
      <text:p text:style-name="Preformatted_20_Text"><text:bookmark text:name="line858"/>&lt;/caption&gt;</text:p>
      <text:p text:style-name="Preformatted_20_Text"><text:bookmark text:name="line859"/>&lt;tbody&gt;&lt;tr&gt;</text:p>
      <text:p text:style-name="Preformatted_20_Text"><text:bookmark text:name="line860"/>&lt;th scope="col"&gt;Rang</text:p>
      <text:p text:style-name="Preformatted_20_Text"><text:bookmark text:name="line861"/>&lt;/th&gt;</text:p>
      <text:p text:style-name="Preformatted_20_Text"><text:bookmark text:name="line862"/>&lt;th scope="col"&gt;Équipe</text:p>
      <text:p text:style-name="Preformatted_20_Text"><text:bookmark text:name="line863"/>&lt;/th&gt;</text:p>
      <text:p text:style-name="Preformatted_20_Text"><text:bookmark text:name="line864"/>&lt;th scope="col"&gt;Vainqueur</text:p>
      <text:p text:style-name="Preformatted_20_Text"><text:bookmark text:name="line865"/>&lt;/th&gt;</text:p>
      <text:p text:style-name="Preformatted_20_Text"><text:bookmark text:name="line866"/>&lt;th scope="col"&gt;Finaliste</text:p>
      <text:p text:style-name="Preformatted_20_Text"><text:bookmark text:name="line867"/>&lt;/th&gt;</text:p>
      <text:p text:style-name="Preformatted_20_Text"><text:bookmark text:name="line868"/>&lt;th scope="col"&gt;Troisième</text:p>
      <text:p text:style-name="Preformatted_20_Text"><text:bookmark text:name="line869"/>&lt;/th&gt;</text:p>
      <text:p text:style-name="Preformatted_20_Text"><text:bookmark text:name="line870"/>&lt;th scope="col"&gt;Quatrième</text:p>
      <text:p text:style-name="Preformatted_20_Text"><text:bookmark text:name="line871"/>&lt;/th&gt;</text:p>
      <text:p text:style-name="Preformatted_20_Text"><text:bookmark text:name="line872"/>&lt;th scope="col"&gt;Édition(s) gagnée(s)</text:p>
      <text:p text:style-name="Preformatted_20_Text"><text:bookmark text:name="line873"/>&lt;/th&gt;</text:p>
      <text:p text:style-name="Preformatted_20_Text"><text:bookmark text:name="line874"/>&lt;th scope="col"&gt;Participations</text:p>
      <text:p text:style-name="Preformatted_20_Text"><text:bookmark text:name="line875"/>&lt;/th&gt;&lt;/tr&gt;</text:p>
      <text:p text:style-name="Preformatted_20_Text"><text:bookmark text:name="line876"/>&lt;tr&gt;</text:p>
      <text:p text:style-name="Preformatted_20_Text"><text:bookmark text:name="line877"/>&lt;td&gt;1&lt;/td&gt;</text:p>
      <text:p text:style-name="Preformatted_20_Text"><text:bookmark text:name="line878"/>&lt;td align="left"&gt;&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td&gt;</text:p>
      <text:p text:style-name="Preformatted_20_Text"><text:bookmark text:name="line879"/>&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text:soft-page-break/>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5 &lt;/b&gt;&lt;/td&gt;</text:p>
      <text:p text:style-name="Preformatted_20_Text"><text:bookmark text:name="line880"/>&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2&lt;/td&gt;</text:p>
      <text:p text:style-name="Preformatted_20_Text"><text:bookmark text:name="line881"/>&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text:soft-page-break/>ered-2.svg/24px-Bronze_medal_world_centered-2.svg.png 1.5x, //upload.wikimedia.org/wikipedia/commons/thumb/5/5a/Bronze_medal_world_centered-2.svg/32px-Bronze_medal_world_centered-2.svg.png 2x" data-file-width="300" data-file-height="300" /&gt;&lt;/span&gt; 2&lt;/td&gt;</text:p>
      <text:p text:style-name="Preformatted_20_Text"><text:bookmark text:name="line882"/>&lt;td&gt;2</text:p>
      <text:p text:style-name="Preformatted_20_Text"><text:bookmark text:name="line883"/>&lt;/td&gt;</text:p>
      <text:p text:style-name="Preformatted_20_Text"><text:bookmark text:name="line884"/>&lt;td&gt;&lt;a href="<text:a xlink:type="simple" xlink:href="view-source:https://fr.wikipedia.org/wiki/Coupe_du_monde_de_football_de_1958" text:style-name="Internet_20_link" text:visited-style-name="Visited_20_Internet_20_Link">/wiki/Coupe_du_monde_de_football_de_1958</text:a>" title="Coupe du monde de football de 1958"&gt;1958&lt;/a&g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lt;a href="<text:a xlink:type="simple" xlink:href="view-source:https://fr.wikipedia.org/wiki/Coupe_du_monde_de_football_de_1994" text:style-name="Internet_20_link" text:visited-style-name="Visited_20_Internet_20_Link">/wiki/Coupe_du_monde_de_football_de_1994</text:a>" title="Coupe du monde de football de 1994"&gt;1994&lt;/a&gt; et &lt;a href="<text:a xlink:type="simple" xlink:href="view-source:https://fr.wikipedia.org/wiki/Coupe_du_monde_de_football_de_2002" text:style-name="Internet_20_link" text:visited-style-name="Visited_20_Internet_20_Link">/wiki/Coupe_du_monde_de_football_de_2002</text:a>" title="Coupe du monde de football de 2002"&gt;2002&lt;/a&gt;&lt;/td&gt;</text:p>
      <text:p text:style-name="Preformatted_20_Text"><text:bookmark text:name="line885"/>&lt;td&gt;21</text:p>
      <text:p text:style-name="Preformatted_20_Text"><text:bookmark text:name="line886"/>&lt;/td&gt;&lt;/tr&gt;</text:p>
      <text:p text:style-name="Preformatted_20_Text"><text:bookmark text:name="line887"/>&lt;tr&gt;</text:p>
      <text:p text:style-name="Preformatted_20_Text"><text:bookmark text:name="line888"/>&lt;td&gt;2&lt;/td&gt;</text:p>
      <text:p text:style-name="Preformatted_20_Text"><text:bookmark text:name="line889"/>&lt;td align="left"&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lt;/td&gt;</text:p>
      <text:p text:style-name="Preformatted_20_Text"><text:bookmark text:name="line890"/>&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text:soft-page-break/>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4 &lt;/b&gt;&lt;/td&gt;</text:p>
      <text:p text:style-name="Preformatted_20_Text"><text:bookmark text:name="line891"/>&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4&lt;/td&gt;</text:p>
      <text:p text:style-name="Preformatted_20_Text"><text:bookmark text:name="line89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text:soft-page-break/>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4&lt;/td&gt;</text:p>
      <text:p text:style-name="Preformatted_20_Text"><text:bookmark text:name="line893"/>&lt;td&gt;1&lt;/td&gt;</text:p>
      <text:p text:style-name="Preformatted_20_Text"><text:bookmark text:name="line894"/>&lt;td&gt;&lt;a href="<text:a xlink:type="simple" xlink:href="view-source:https://fr.wikipedia.org/wiki/Coupe_du_monde_de_football_de_1954" text:style-name="Internet_20_link" text:visited-style-name="Visited_20_Internet_20_Link">/wiki/Coupe_du_monde_de_football_de_1954</text:a>" title="Coupe du monde de football de 1954"&gt;1954&lt;/a&gt;,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lt;a href="<text:a xlink:type="simple" xlink:href="view-source:https://fr.wikipedia.org/wiki/Coupe_du_monde_de_football_de_1990" text:style-name="Internet_20_link" text:visited-style-name="Visited_20_Internet_20_Link">/wiki/Coupe_du_monde_de_football_de_1990</text:a>" title="Coupe du monde de football de 1990"&gt;1990&lt;/a&gt; et &lt;a href="<text:a xlink:type="simple" xlink:href="view-source:https://fr.wikipedia.org/wiki/Coupe_du_monde_de_football_de_2014" text:style-name="Internet_20_link" text:visited-style-name="Visited_20_Internet_20_Link">/wiki/Coupe_du_monde_de_football_de_2014</text:a>" title="Coupe du monde de football de 2014"&gt;2014&lt;/a&gt;&lt;/td&gt;</text:p>
      <text:p text:style-name="Preformatted_20_Text"><text:bookmark text:name="line895"/>&lt;td&gt;19</text:p>
      <text:p text:style-name="Preformatted_20_Text"><text:bookmark text:name="line896"/>&lt;/td&gt;&lt;/tr&gt;</text:p>
      <text:p text:style-name="Preformatted_20_Text"><text:bookmark text:name="line897"/>&lt;tr&gt;</text:p>
      <text:p text:style-name="Preformatted_20_Text"><text:bookmark text:name="line898"/>&lt;td&gt;3&lt;/td&gt;</text:p>
      <text:p text:style-name="Preformatted_20_Text"><text:bookmark text:name="line899"/>&lt;td align="left"&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lt;/td&gt;</text:p>
      <text:p text:style-name="Preformatted_20_Text"><text:bookmark text:name="line900"/>&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text:a><text:soft-page-break/><text:a xlink:type="simple" xlink:href="view-source:https://upload.wikimedia.org/wikipedia/commons/thumb/2/20/Gold_medal_world_centered-2.svg/16px-Gold_medal_world_centered-2.svg.png" text:style-name="Internet_20_link" text:visited-style-name="Visited_20_Internet_20_Link">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4 &lt;/b&gt;&lt;/td&gt;</text:p>
      <text:p text:style-name="Preformatted_20_Text"><text:bookmark text:name="line901"/>&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2&lt;/td&gt;</text:p>
      <text:p text:style-name="Preformatted_20_Text"><text:bookmark text:name="line90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903"/>&lt;td&gt;1&lt;/td&gt;</text:p>
      <text:p text:style-name="Preformatted_20_Text"><text:bookmark text:name="line904"/>&lt;td&gt;&lt;a href="<text:a xlink:type="simple" xlink:href="view-source:https://fr.wikipedia.org/wiki/Coupe_du_monde_de_football_de_1934" text:style-name="Internet_20_link" text:visited-style-name="Visited_20_Internet_20_Link">/wiki/Coupe_du_monde_de_football_de_1934</text:a>" title="Coupe du monde de football de 1934"&gt;1934&lt;/a&g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et &lt;a href="<text:a xlink:type="simple" xlink:href="view-source:https://fr.wikipedia.org/wiki/Coupe_du_monde_de_football_de_2006" text:style-name="Internet_20_link" text:visited-style-name="Visited_20_Internet_20_Link">/wiki/Coupe_du_monde_de_football_de_2006</text:a>" title="Coupe du monde de football de 2006"&gt;2006&lt;/a&gt;&lt;/td&gt;</text:p>
      <text:p text:style-name="Preformatted_20_Text"><text:bookmark text:name="line905"/>&lt;td&gt;18</text:p>
      <text:p text:style-name="Preformatted_20_Text"><text:bookmark text:name="line906"/>&lt;/td&gt;&lt;/tr&gt;</text:p>
      <text:p text:style-name="Preformatted_20_Text"><text:bookmark text:name="line907"/>&lt;tr&gt;</text:p>
      <text:p text:style-name="Preformatted_20_Text"><text:bookmark text:name="line908"/>&lt;td&gt;4&lt;/td&gt;</text:p>
      <text:p text:style-name="Preformatted_20_Text"><text:bookmark text:name="line909"/>&lt;td align="left"&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text:soft-page-break/>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lt;/td&gt;</text:p>
      <text:p text:style-name="Preformatted_20_Text"><text:bookmark text:name="line910"/>&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2 &lt;/b&gt;&lt;/td&gt;</text:p>
      <text:p text:style-name="Preformatted_20_Text"><text:bookmark text:name="line911"/>&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3</text:p>
      <text:p text:style-name="Preformatted_20_Text"><text:bookmark text:name="line912"/>&lt;/td&gt;</text:p>
      <text:p text:style-name="Preformatted_20_Text"><text:bookmark text:name="line913"/>&lt;td&gt;-&lt;/td&gt;</text:p>
      <text:p text:style-name="Preformatted_20_Text"><text:bookmark text:name="line914"/>&lt;td&gt;-&lt;/td&gt;</text:p>
      <text:p text:style-name="Preformatted_20_Text"><text:bookmark text:name="line915"/>&lt;td&gt;&lt;a href="<text:a xlink:type="simple" xlink:href="view-source:https://fr.wikipedia.org/wiki/Coupe_du_monde_de_football_de_1978" text:style-name="Internet_20_link" text:visited-style-name="Visited_20_Internet_20_Link">/wiki/Coupe_du_monde_de_football_de_1978</text:a>" title="Coupe du monde de football de 1978"&gt;1978&lt;/a&gt; et &lt;a href="<text:a xlink:type="simple" xlink:href="view-source:https://fr.wikipedia.org/wiki/Coupe_du_monde_de_football_de_1986" text:style-name="Internet_20_link" text:visited-style-name="Visited_20_Internet_20_Link">/wiki/Coupe_du_monde_de_football_de_1986</text:a>" title="Coupe du monde de football de 1986"&gt;1986&lt;/a&gt;&lt;/td&gt;</text:p>
      <text:p text:style-name="Preformatted_20_Text"><text:bookmark text:name="line916"/>&lt;td&gt;17</text:p>
      <text:p text:style-name="Preformatted_20_Text"><text:bookmark text:name="line917"/>&lt;/td&gt;&lt;/tr&gt;</text:p>
      <text:p text:style-name="Preformatted_20_Text"><text:bookmark text:name="line918"/>&lt;tr&gt;</text:p>
      <text:p text:style-name="Preformatted_20_Text"><text:bookmark text:name="line919"/><text:soft-page-break/>&lt;td&gt;5&lt;/td&gt;</text:p>
      <text:p text:style-name="Preformatted_20_Text"><text:bookmark text:name="line920"/>&lt;td align="left"&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lt;/td&gt;</text:p>
      <text:p text:style-name="Preformatted_20_Text"><text:bookmark text:name="line921"/>&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2&lt;/b&gt;&lt;/td&gt;</text:p>
      <text:p text:style-name="Preformatted_20_Text"><text:bookmark text:name="line922"/>&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1</text:p>
      <text:p text:style-name="Preformatted_20_Text"><text:bookmark text:name="line923"/>&lt;/td&gt;</text:p>
      <text:p text:style-name="Preformatted_20_Text"><text:bookmark text:name="line924"/>&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2&lt;/td&gt;</text:p>
      <text:p text:style-name="Preformatted_20_Text"><text:bookmark text:name="line925"/>&lt;td&gt;1</text:p>
      <text:p text:style-name="Preformatted_20_Text"><text:bookmark text:name="line926"/>&lt;/td&gt;</text:p>
      <text:p text:style-name="Preformatted_20_Text"><text:bookmark text:name="line927"/><text:soft-page-break/>&lt;td&gt;&lt;a href="<text:a xlink:type="simple" xlink:href="view-source:https://fr.wikipedia.org/wiki/Coupe_du_monde_de_football_de_1998" text:style-name="Internet_20_link" text:visited-style-name="Visited_20_Internet_20_Link">/wiki/Coupe_du_monde_de_football_de_1998</text:a>" title="Coupe du monde de football de 1998"&gt;1998&lt;/a&gt; et &lt;a href="<text:a xlink:type="simple" xlink:href="view-source:https://fr.wikipedia.org/wiki/Coupe_du_monde_de_football_de_2018" text:style-name="Internet_20_link" text:visited-style-name="Visited_20_Internet_20_Link">/wiki/Coupe_du_monde_de_football_de_2018</text:a>" title="Coupe du monde de football de 2018"&gt;2018&lt;/a&gt;&lt;/td&gt;</text:p>
      <text:p text:style-name="Preformatted_20_Text"><text:bookmark text:name="line928"/>&lt;td&gt;15</text:p>
      <text:p text:style-name="Preformatted_20_Text"><text:bookmark text:name="line929"/>&lt;/td&gt;&lt;/tr&gt;</text:p>
      <text:p text:style-name="Preformatted_20_Text"><text:bookmark text:name="line930"/>&lt;tr&gt;</text:p>
      <text:p text:style-name="Preformatted_20_Text"><text:bookmark text:name="line931"/>&lt;td&gt;6&lt;/td&gt;</text:p>
      <text:p text:style-name="Preformatted_20_Text"><text:bookmark text:name="line932"/>&lt;td align="left"&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lt;/td&gt;</text:p>
      <text:p text:style-name="Preformatted_20_Text"><text:bookmark text:name="line933"/>&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2 &lt;/b&gt;&lt;/td&gt;</text:p>
      <text:p text:style-name="Preformatted_20_Text"><text:bookmark text:name="line934"/>&lt;td&gt;-&lt;/td&gt;</text:p>
      <text:p text:style-name="Preformatted_20_Text"><text:bookmark text:name="line935"/>&lt;td&gt;-&lt;/td&gt;</text:p>
      <text:p text:style-name="Preformatted_20_Text"><text:bookmark text:name="line936"/>&lt;td&gt;3&lt;/td&gt;</text:p>
      <text:p text:style-name="Preformatted_20_Text"><text:bookmark text:name="line937"/>&lt;td&gt;&lt;a href="<text:a xlink:type="simple" xlink:href="view-source:https://fr.wikipedia.org/wiki/Coupe_du_monde_de_football_de_1930" text:style-name="Internet_20_link" text:visited-style-name="Visited_20_Internet_20_Link">/wiki/Coupe_du_monde_de_football_de_1930</text:a>" title="Coupe du monde de football de 1930"&gt;1930&lt;/a&gt; et &lt;a href="<text:a xlink:type="simple" xlink:href="view-source:https://fr.wikipedia.org/wiki/Coupe_du_monde_de_football_de_1950" text:style-name="Internet_20_link" text:visited-style-name="Visited_20_Internet_20_Link">/wiki/Coupe_du_monde_de_football_de_1950</text:a>" title="Coupe du monde de football de 1950"&gt;1950&lt;/a&gt;&lt;/td&gt;</text:p>
      <text:p text:style-name="Preformatted_20_Text"><text:bookmark text:name="line938"/>&lt;td&gt;13</text:p>
      <text:p text:style-name="Preformatted_20_Text"><text:bookmark text:name="line939"/>&lt;/td&gt;&lt;/tr&gt;</text:p>
      <text:p text:style-name="Preformatted_20_Text"><text:bookmark text:name="line940"/>&lt;tr&gt;</text:p>
      <text:p text:style-name="Preformatted_20_Text"><text:bookmark text:name="line941"/>&lt;td&gt;7&lt;/td&gt;</text:p>
      <text:p text:style-name="Preformatted_20_Text"><text:bookmark text:name="line942"/>&lt;td align="left"&gt;&lt;span class="nowrap"&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lt;/span&gt;&lt;/td&gt;</text:p>
      <text:p text:style-name="Preformatted_20_Text"><text:bookmark text:name="line943"/>&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text:soft-page-break/>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1&lt;/b&gt;&lt;/td&gt;</text:p>
      <text:p text:style-name="Preformatted_20_Text"><text:bookmark text:name="line944"/>&lt;td&gt;-</text:p>
      <text:p text:style-name="Preformatted_20_Text"><text:bookmark text:name="line945"/>&lt;/td&gt;</text:p>
      <text:p text:style-name="Preformatted_20_Text"><text:bookmark text:name="line946"/>&lt;td&gt;-&lt;/td&gt;</text:p>
      <text:p text:style-name="Preformatted_20_Text"><text:bookmark text:name="line947"/>&lt;td&gt;2&lt;/td&gt;</text:p>
      <text:p text:style-name="Preformatted_20_Text"><text:bookmark text:name="line948"/>&lt;td&gt;&lt;a href="<text:a xlink:type="simple" xlink:href="view-source:https://fr.wikipedia.org/wiki/Coupe_du_monde_de_football_de_1966" text:style-name="Internet_20_link" text:visited-style-name="Visited_20_Internet_20_Link">/wiki/Coupe_du_monde_de_football_de_1966</text:a>" title="Coupe du monde de football de 1966"&gt;1966&lt;/a&gt;&lt;/td&gt;</text:p>
      <text:p text:style-name="Preformatted_20_Text"><text:bookmark text:name="line949"/>&lt;td&gt;15</text:p>
      <text:p text:style-name="Preformatted_20_Text"><text:bookmark text:name="line950"/>&lt;/td&gt;&lt;/tr&gt;</text:p>
      <text:p text:style-name="Preformatted_20_Text"><text:bookmark text:name="line951"/>&lt;tr&gt;</text:p>
      <text:p text:style-name="Preformatted_20_Text"><text:bookmark text:name="line952"/>&lt;td&gt;8&lt;/td&gt;</text:p>
      <text:p text:style-name="Preformatted_20_Text"><text:bookmark text:name="line953"/>&lt;td align="left"&gt;&lt;span class="nowrap"&gt;&lt;span class="flagicon"&gt;&lt;a href="<text:a xlink:type="simple" xlink:href="view-source:https://fr.wikipedia.org/wiki/Fichier:Flag_of_Spain.svg" text:style-name="Internet_20_link" text:visited-style-name="Visited_20_Internet_20_Link">/wiki/Fichier:Flag_of_Spain.svg</text:a>" class="image" title="Drapeau&amp;#160;: Espagne"&gt;&lt;img alt="Drapeau&amp;#160;: Espagne" src="<text:a xlink:type="simple" xlink:href="view-source:https://upload.wikimedia.org/wikipedia/commons/thumb/9/9a/Flag_of_Spain.svg/20px-Flag_of_Spain.svg.png" text:style-name="Internet_20_link" text:visited-style-name="Visited_20_Internet_20_Link">//upload.wikimedia.org/wikipedia/commons/thumb/9/9a/Flag_of_Spain.svg/20px-Flag_of_Spain.svg.png</text:a>" width="20" height="13" class="noviewer thumbborder" srcset="//upload.wikimedia.org/wikipedia/commons/thumb/9/9a/Flag_of_Spain.svg/30px-Flag_of_Spain.svg.png 1.5x, //upload.wikimedia.org/wikipedia/commons/thumb/9/9a/Flag_of_Spain.svg/40px-Flag_of_Spain.svg.png 2x" data-file-width="750" data-file-height="500" /&gt;&lt;/a&gt;&lt;/span&gt; &lt;a href="<text:a xlink:type="simple" xlink:href="view-source:https://fr.wikipedia.org/wiki/Équipe_d%27Espagne_de_football" text:style-name="Internet_20_link" text:visited-style-name="Visited_20_Internet_20_Link">/wiki/%C3%89quipe_d%27Espagne_de_football</text:a>" title="Équipe d&amp;#39;Espagne de football"&gt;Espagne&lt;/a&gt;&lt;/span&gt;&lt;/td&gt;</text:p>
      <text:p text:style-name="Preformatted_20_Text"><text:bookmark text:name="line954"/>&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1 &lt;/b&gt;&lt;/td&gt;</text:p>
      <text:p text:style-name="Preformatted_20_Text"><text:bookmark text:name="line955"/>&lt;td&gt;-&lt;/td&gt;</text:p>
      <text:p text:style-name="Preformatted_20_Text"><text:bookmark text:name="line956"/>&lt;td&gt;-</text:p>
      <text:p text:style-name="Preformatted_20_Text"><text:bookmark text:name="line957"/>&lt;/td&gt;</text:p>
      <text:p text:style-name="Preformatted_20_Text"><text:bookmark text:name="line958"/>&lt;td&gt;1&lt;/td&gt;</text:p>
      <text:p text:style-name="Preformatted_20_Text"><text:bookmark text:name="line959"/>&lt;td&gt;&lt;a href="<text:a xlink:type="simple" xlink:href="view-source:https://fr.wikipedia.org/wiki/Coupe_du_monde_de_football_de_2010" text:style-name="Internet_20_link" text:visited-style-name="Visited_20_Internet_20_Link">/wiki/Coupe_du_monde_de_football_de_2010</text:a>" title="Coupe du monde de football de 2010"&gt;2010&lt;/a&gt;&lt;/td&gt;</text:p>
      <text:p text:style-name="Preformatted_20_Text"><text:bookmark text:name="line960"/>&lt;td&gt;15</text:p>
      <text:p text:style-name="Preformatted_20_Text"><text:bookmark text:name="line961"/>&lt;/td&gt;&lt;/tr&gt;</text:p>
      <text:p text:style-name="Preformatted_20_Text"><text:bookmark text:name="line962"/>&lt;tr&gt;</text:p>
      <text:p text:style-name="Preformatted_20_Text"><text:bookmark text:name="line963"/>&lt;td&gt;9&lt;/td&gt;</text:p>
      <text:p text:style-name="Preformatted_20_Text"><text:bookmark text:name="line964"/>&lt;td align="left"&gt;&lt;span class="nowrap"&gt;&lt;span class="flagicon"&gt;&lt;a href="<text:a xlink:type="simple" xlink:href="view-source:https://fr.wikipedia.org/wiki/Fichier:Flag_of_the_Netherlands.svg" text:style-name="Internet_20_link" text:visited-style-name="Visited_20_Internet_20_Link">/wiki/Fichier:Flag_of_the_Netherlands.svg</text:a>" class="image" title="Drapeau&amp;#160;: Pays-Bas"&gt;&lt;img alt="Drapeau&amp;#160;: Pays-Bas" src="<text:a xlink:type="simple" xlink:href="view-source:https://upload.wikimedia.org/wikipedia/commons/thumb/2/20/Flag_of_the_Netherlands.svg/20px-Flag_of_the_Netherlands.svg.png" text:style-name="Internet_20_link" text:visited-style-name="Visited_20_Internet_20_Link">//upload.wikimedia.org/wikipedia/commons/thumb/2/20/Flag_of_the_Netherlands.svg/20px-Flag_of_the_Netherlands.svg.png</text:a>" width="20" height="13" class="noviewer thumbborder" srcset="//upload.wikimedia.org/wikipedia/commons/thumb/2/20/Flag_of_the_Netherlands.svg/30px-Flag_of_the_Netherlands.svg.png 1.5x, //upload.wikimedia.org/wikipedia/commons/thumb/2/20/Flag_of_the_Netherlands.svg/40px-Flag_of_the_Netherlands.svg.png 2x" data-file-width="900" data-file-height="600" /&gt;&lt;/a&gt;&lt;/span&gt; &lt;a href="<text:a xlink:type="simple" xlink:href="view-source:https://fr.wikipedia.org/wiki/Équipe_des_Pays-Bas_de_football" text:style-name="Internet_20_link" text:visited-style-name="Visited_20_Internet_20_Link">/wiki/%C3%89quipe_des_Pays-Bas_de_football</text:a>" title="Équipe des Pays-Bas de football"&gt;Pays-Bas&lt;/a&gt;&lt;/span&gt;&lt;/td&gt;</text:p>
      <text:p text:style-name="Preformatted_20_Text"><text:bookmark text:name="line965"/>&lt;td&gt;-&lt;/td&gt;</text:p>
      <text:p text:style-name="Preformatted_20_Text"><text:bookmark text:name="line966"/>&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text:a><text:soft-page-break/><text:a xlink:type="simple" xlink:href="view-source:https://upload.wikimedia.org/wikipedia/commons/thumb/1/14/Silver_medal_world_centered-2.svg/16px-Silver_medal_world_centered-2.svg.png" text:style-name="Internet_20_link" text:visited-style-name="Visited_20_Internet_20_Link">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3&lt;/td&gt;</text:p>
      <text:p text:style-name="Preformatted_20_Text"><text:bookmark text:name="line967"/>&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968"/>&lt;td&gt;1&lt;/td&gt;</text:p>
      <text:p text:style-name="Preformatted_20_Text"><text:bookmark text:name="line969"/>&lt;td&gt;-&lt;/td&gt;</text:p>
      <text:p text:style-name="Preformatted_20_Text"><text:bookmark text:name="line970"/>&lt;td&gt;10</text:p>
      <text:p text:style-name="Preformatted_20_Text"><text:bookmark text:name="line971"/>&lt;/td&gt;&lt;/tr&gt;</text:p>
      <text:p text:style-name="Preformatted_20_Text"><text:bookmark text:name="line972"/>&lt;tr&gt;</text:p>
      <text:p text:style-name="Preformatted_20_Text"><text:bookmark text:name="line973"/>&lt;td&gt;10&lt;/td&gt;</text:p>
      <text:p text:style-name="Preformatted_20_Text"><text:bookmark text:name="line974"/>&lt;td align="left"&gt;&lt;span class="nowrap"&gt;&lt;span class="flagicon"&gt;&lt;a href="<text:a xlink:type="simple" xlink:href="view-source:https://fr.wikipedia.org/wiki/Fichier:Flag_of_Hungary.svg" text:style-name="Internet_20_link" text:visited-style-name="Visited_20_Internet_20_Link">/wiki/Fichier:Flag_of_Hungary.svg</text:a>" class="image" title="Drapeau&amp;#160;: Hongrie"&gt;&lt;img alt="Drapeau&amp;#160;: Hongrie" src="<text:a xlink:type="simple" xlink:href="view-source:https://upload.wikimedia.org/wikipedia/commons/thumb/c/c1/Flag_of_Hungary.svg/20px-Flag_of_Hungary.svg.png" text:style-name="Internet_20_link" text:visited-style-name="Visited_20_Internet_20_Link">//upload.wikimedia.org/wikipedia/commons/thumb/c/c1/Flag_of_Hungary.svg/20px-Flag_of_Hungary.svg.png</text:a>" width="20" height="10" class="noviewer thumbborder" srcset="//upload.wikimedia.org/wikipedia/commons/thumb/c/c1/Flag_of_Hungary.svg/30px-Flag_of_Hungary.svg.png 1.5x, //upload.wikimedia.org/wikipedia/commons/thumb/c/c1/Flag_of_Hungary.svg/40px-Flag_of_Hungary.svg.png 2x" data-file-width="1200" data-file-height="600" /&gt;&lt;/a&gt;&lt;/span&gt; &lt;a href="<text:a xlink:type="simple" xlink:href="view-source:https://fr.wikipedia.org/wiki/Équipe_de_Hongrie_de_football" text:style-name="Internet_20_link" text:visited-style-name="Visited_20_Internet_20_Link">/wiki/%C3%89quipe_de_Hongrie_de_football</text:a>" title="Équipe de Hongrie de football"&gt;Hongrie&lt;/a&gt;&lt;/span&gt;&lt;/td&gt;</text:p>
      <text:p text:style-name="Preformatted_20_Text"><text:bookmark text:name="line975"/>&lt;td&gt;-&lt;/td&gt;</text:p>
      <text:p text:style-name="Preformatted_20_Text"><text:bookmark text:name="line976"/>&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text:soft-page-break/>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2</text:p>
      <text:p text:style-name="Preformatted_20_Text"><text:bookmark text:name="line977"/>&lt;/td&gt;</text:p>
      <text:p text:style-name="Preformatted_20_Text"><text:bookmark text:name="line978"/>&lt;td&gt;-&lt;/td&gt;</text:p>
      <text:p text:style-name="Preformatted_20_Text"><text:bookmark text:name="line979"/>&lt;td&gt;-&lt;/td&gt;</text:p>
      <text:p text:style-name="Preformatted_20_Text"><text:bookmark text:name="line980"/>&lt;td&gt;-&lt;/td&gt;</text:p>
      <text:p text:style-name="Preformatted_20_Text"><text:bookmark text:name="line981"/>&lt;td&gt;9</text:p>
      <text:p text:style-name="Preformatted_20_Text"><text:bookmark text:name="line982"/>&lt;/td&gt;&lt;/tr&gt;</text:p>
      <text:p text:style-name="Preformatted_20_Text"><text:bookmark text:name="line983"/>&lt;tr&gt;</text:p>
      <text:p text:style-name="Preformatted_20_Text"><text:bookmark text:name="line984"/>&lt;td&gt;11&lt;/td&gt;</text:p>
      <text:p text:style-name="Preformatted_20_Text"><text:bookmark text:name="line985"/>&lt;td align="left"&gt;&lt;span class="nowrap"&gt;&lt;span class="flagicon"&gt;&lt;a href="<text:a xlink:type="simple" xlink:href="view-source:https://fr.wikipedia.org/wiki/Fichier:Flag_of_the_Czech_Republic.svg" text:style-name="Internet_20_link" text:visited-style-name="Visited_20_Internet_20_Link">/wiki/Fichier:Flag_of_the_Czech_Republic.svg</text:a>" class="image" title="Drapeau&amp;#160;: Tchécoslovaquie"&gt;&lt;img alt="Drapeau&amp;#160;: Tchécoslovaquie" src="<text:a xlink:type="simple" xlink:href="view-source:https://upload.wikimedia.org/wikipedia/commons/thumb/c/cb/Flag_of_the_Czech_Republic.svg/20px-Flag_of_the_Czech_Republic.svg.png" text:style-name="Internet_20_link" text:visited-style-name="Visited_20_Internet_20_Link">//upload.wikimedia.org/wikipedia/commons/thumb/c/cb/Flag_of_the_Czech_Republic.svg/20px-Flag_of_the_Czech_Republic.svg.png</text:a>" width="20" height="13" class="noviewer thumbborder" srcset="//upload.wikimedia.org/wikipedia/commons/thumb/c/cb/Flag_of_the_Czech_Republic.svg/30px-Flag_of_the_Czech_Republic.svg.png 1.5x, //upload.wikimedia.org/wikipedia/commons/thumb/c/cb/Flag_of_the_Czech_Republic.svg/40px-Flag_of_the_Czech_Republic.svg.png 2x" data-file-width="900" data-file-height="600" /&gt;&lt;/a&gt;&lt;/span&gt; &lt;a href="<text:a xlink:type="simple" xlink:href="view-source:https://fr.wikipedia.org/wiki/Équipe_de_Tchécoslovaquie_de_football" text:style-name="Internet_20_link" text:visited-style-name="Visited_20_Internet_20_Link">/wiki/%C3%89quipe_de_Tch%C3%A9coslovaquie_de_football</text:a>" title="Équipe de Tchécoslovaquie de football"&gt;Tchécoslovaquie&lt;/a&gt;&lt;/span&gt;&lt;/td&gt;</text:p>
      <text:p text:style-name="Preformatted_20_Text"><text:bookmark text:name="line986"/>&lt;td&gt;-</text:p>
      <text:p text:style-name="Preformatted_20_Text"><text:bookmark text:name="line987"/>&lt;/td&gt;</text:p>
      <text:p text:style-name="Preformatted_20_Text"><text:bookmark text:name="line988"/>&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2&lt;/td&gt;</text:p>
      <text:p text:style-name="Preformatted_20_Text"><text:bookmark text:name="line989"/>&lt;td&gt;-&lt;/td&gt;</text:p>
      <text:p text:style-name="Preformatted_20_Text"><text:bookmark text:name="line990"/>&lt;td&gt;-&lt;/td&gt;</text:p>
      <text:p text:style-name="Preformatted_20_Text"><text:bookmark text:name="line991"/>&lt;td&gt;-&lt;/td&gt;</text:p>
      <text:p text:style-name="Preformatted_20_Text"><text:bookmark text:name="line992"/>&lt;td&gt;8</text:p>
      <text:p text:style-name="Preformatted_20_Text"><text:bookmark text:name="line993"/>&lt;/td&gt;&lt;/tr&gt;</text:p>
      <text:p text:style-name="Preformatted_20_Text"><text:bookmark text:name="line994"/>&lt;tr&gt;</text:p>
      <text:p text:style-name="Preformatted_20_Text"><text:bookmark text:name="line995"/>&lt;td&gt;12&lt;/td&gt;</text:p>
      <text:p text:style-name="Preformatted_20_Text"><text:bookmark text:name="line996"/><text:soft-page-break/>&lt;td align="left"&gt;&lt;span class="nowrap"&gt;&lt;span class="flagicon"&gt;&lt;a href="<text:a xlink:type="simple" xlink:href="view-source:https://fr.wikipedia.org/wiki/Fichier:Flag_of_Sweden.svg" text:style-name="Internet_20_link" text:visited-style-name="Visited_20_Internet_20_Link">/wiki/Fichier:Flag_of_Sweden.svg</text:a>" class="image" title="Drapeau&amp;#160;: Suède"&gt;&lt;img alt="Drapeau&amp;#160;: Suède" src="<text:a xlink:type="simple" xlink:href="view-source:https://upload.wikimedia.org/wikipedia/commons/thumb/4/4c/Flag_of_Sweden.svg/20px-Flag_of_Sweden.svg.png" text:style-name="Internet_20_link" text:visited-style-name="Visited_20_Internet_20_Link">//upload.wikimedia.org/wikipedia/commons/thumb/4/4c/Flag_of_Sweden.svg/20px-Flag_of_Sweden.svg.png</text:a>" width="20" height="13" class="noviewer thumbborder" srcset="//upload.wikimedia.org/wikipedia/commons/thumb/4/4c/Flag_of_Sweden.svg/30px-Flag_of_Sweden.svg.png 1.5x, //upload.wikimedia.org/wikipedia/commons/thumb/4/4c/Flag_of_Sweden.svg/40px-Flag_of_Sweden.svg.png 2x" data-file-width="1600" data-file-height="1000" /&gt;&lt;/a&gt;&lt;/span&gt; &lt;a href="<text:a xlink:type="simple" xlink:href="view-source:https://fr.wikipedia.org/wiki/Équipe_de_Suède_de_football" text:style-name="Internet_20_link" text:visited-style-name="Visited_20_Internet_20_Link">/wiki/%C3%89quipe_de_Su%C3%A8de_de_football</text:a>" title="Équipe de Suède de football"&gt;Suède&lt;/a&gt;&lt;/span&gt;&lt;/td&gt;</text:p>
      <text:p text:style-name="Preformatted_20_Text"><text:bookmark text:name="line997"/>&lt;td&gt;-&lt;/td&gt;</text:p>
      <text:p text:style-name="Preformatted_20_Text"><text:bookmark text:name="line998"/>&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1</text:p>
      <text:p text:style-name="Preformatted_20_Text"><text:bookmark text:name="line999"/>&lt;/td&gt;</text:p>
      <text:p text:style-name="Preformatted_20_Text"><text:bookmark text:name="line1000"/>&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2</text:p>
      <text:p text:style-name="Preformatted_20_Text"><text:bookmark text:name="line1001"/>&lt;/td&gt;</text:p>
      <text:p text:style-name="Preformatted_20_Text"><text:bookmark text:name="line1002"/>&lt;td&gt;1&lt;/td&gt;</text:p>
      <text:p text:style-name="Preformatted_20_Text"><text:bookmark text:name="line1003"/>&lt;td&gt;-&lt;/td&gt;</text:p>
      <text:p text:style-name="Preformatted_20_Text"><text:bookmark text:name="line1004"/>&lt;td&gt;12</text:p>
      <text:p text:style-name="Preformatted_20_Text"><text:bookmark text:name="line1005"/>&lt;/td&gt;&lt;/tr&gt;</text:p>
      <text:p text:style-name="Preformatted_20_Text"><text:bookmark text:name="line1006"/>&lt;tr&gt;</text:p>
      <text:p text:style-name="Preformatted_20_Text"><text:bookmark text:name="line1007"/>&lt;td&gt;13&lt;/td&gt;</text:p>
      <text:p text:style-name="Preformatted_20_Text"><text:bookmark text:name="line1008"/>&lt;td align="left"&gt;&lt;span class="nowrap"&gt;&lt;span class="flagicon"&gt;&lt;a href="<text:a xlink:type="simple" xlink:href="view-source:https://fr.wikipedia.org/wiki/Fichier:Flag_of_Croatia.svg" text:style-name="Internet_20_link" text:visited-style-name="Visited_20_Internet_20_Link">/wiki/Fichier:Flag_of_Croatia.svg</text:a>" class="image" title="Drapeau&amp;#160;: Croatie"&gt;&lt;img alt="Drapeau&amp;#160;: Croatie" src="<text:a xlink:type="simple" xlink:href="view-source:https://upload.wikimedia.org/wikipedia/commons/thumb/1/1b/Flag_of_Croatia.svg/20px-Flag_of_Croatia.svg.png" text:style-name="Internet_20_link" text:visited-style-name="Visited_20_Internet_20_Link">//upload.wikimedia.org/wikipedia/commons/thumb/1/1b/Flag_of_Croatia.svg/20px-Flag_of_Croatia.svg.png</text:a>" width="20" height="10" class="noviewer thumbborder" srcset="//upload.wikimedia.org/wikipedia/commons/thumb/1/1b/Flag_of_Croatia.svg/30px-Flag_of_Croatia.svg.png 1.5x, //upload.wikimedia.org/wikipedia/commons/thumb/1/1b/Flag_of_Croatia.svg/40px-Flag_of_Croatia.svg.png 2x" data-file-width="1200" data-file-height="600" /&gt;&lt;/a&gt;&lt;/span&gt; &lt;a href="<text:a xlink:type="simple" xlink:href="view-source:https://fr.wikipedia.org/wiki/Équipe_de_Croatie_de_football" text:style-name="Internet_20_link" text:visited-style-name="Visited_20_Internet_20_Link">/wiki/%C3%89quipe_de_Croatie_de_football</text:a>" title="Équipe de Croatie de football"&gt;Croatie&lt;/a&gt;&lt;/span&gt;&lt;/td&gt;</text:p>
      <text:p text:style-name="Preformatted_20_Text"><text:bookmark text:name="line1009"/>&lt;td&gt;-&lt;/td&gt;</text:p>
      <text:p text:style-name="Preformatted_20_Text"><text:bookmark text:name="line1010"/><text:soft-page-break/>&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1&lt;/td&gt;</text:p>
      <text:p text:style-name="Preformatted_20_Text"><text:bookmark text:name="line1011"/>&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012"/>&lt;td&gt;-&lt;/td&gt;</text:p>
      <text:p text:style-name="Preformatted_20_Text"><text:bookmark text:name="line1013"/>&lt;td&gt;-&lt;/td&gt;</text:p>
      <text:p text:style-name="Preformatted_20_Text"><text:bookmark text:name="line1014"/>&lt;td&gt;5</text:p>
      <text:p text:style-name="Preformatted_20_Text"><text:bookmark text:name="line1015"/>&lt;/td&gt;&lt;/tr&gt;</text:p>
      <text:p text:style-name="Preformatted_20_Text"><text:bookmark text:name="line1016"/>&lt;tr&gt;</text:p>
      <text:p text:style-name="Preformatted_20_Text"><text:bookmark text:name="line1017"/>&lt;td&gt;14&lt;/td&gt;</text:p>
      <text:p text:style-name="Preformatted_20_Text"><text:bookmark text:name="line1018"/>&lt;td align="left"&gt;&lt;span class="nowrap"&gt;&lt;span class="flagicon"&gt;&lt;a href="<text:a xlink:type="simple" xlink:href="view-source:https://fr.wikipedia.org/wiki/Fichier:Flag_of_Poland.svg" text:style-name="Internet_20_link" text:visited-style-name="Visited_20_Internet_20_Link">/wiki/Fichier:Flag_of_Poland.svg</text:a>" class="image" title="Drapeau&amp;#160;: Pologne"&gt;&lt;img alt="Drapeau&amp;#160;: Pologne" src="<text:a xlink:type="simple" xlink:href="view-source:https://upload.wikimedia.org/wikipedia/commons/thumb/1/12/Flag_of_Poland.svg/20px-Flag_of_Poland.svg.png" text:style-name="Internet_20_link" text:visited-style-name="Visited_20_Internet_20_Link">//upload.wikimedia.org/wikipedia/commons/thumb/1/12/Flag_of_Poland.svg/20px-Flag_of_Poland.svg.png</text:a>" width="20" height="13" class="noviewer thumbborder" srcset="//upload.wikimedia.org/wikipedia/commons/thumb/1/12/Flag_of_Poland.svg/30px-Flag_of_Poland.svg.png 1.5x, //upload.wikimedia.org/wikipedia/commons/thumb/1/12/Flag_of_Poland.svg/40px-Flag_of_Poland.svg.png 2x" data-file-width="640" data-file-height="400" /&gt;&lt;/a&gt;&lt;/span&gt; &lt;a href="<text:a xlink:type="simple" xlink:href="view-source:https://fr.wikipedia.org/wiki/Équipe_de_Pologne_de_football" text:style-name="Internet_20_link" text:visited-style-name="Visited_20_Internet_20_Link">/wiki/%C3%89quipe_de_Pologne_de_football</text:a>" title="Équipe de Pologne de football"&gt;Pologne&lt;/a&gt;&lt;/span&gt;&lt;/td&gt;</text:p>
      <text:p text:style-name="Preformatted_20_Text"><text:bookmark text:name="line1019"/>&lt;td&gt;-&lt;/td&gt;</text:p>
      <text:p text:style-name="Preformatted_20_Text"><text:bookmark text:name="line1020"/>&lt;td&gt;-&lt;/td&gt;</text:p>
      <text:p text:style-name="Preformatted_20_Text"><text:bookmark text:name="line1021"/>&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2</text:p>
      <text:p text:style-name="Preformatted_20_Text"><text:bookmark text:name="line1022"/>&lt;/td&gt;</text:p>
      <text:p text:style-name="Preformatted_20_Text"><text:bookmark text:name="line1023"/>&lt;td&gt;-&lt;/td&gt;</text:p>
      <text:p text:style-name="Preformatted_20_Text"><text:bookmark text:name="line1024"/>&lt;td&gt;-&lt;/td&gt;</text:p>
      <text:p text:style-name="Preformatted_20_Text"><text:bookmark text:name="line1025"/>&lt;td&gt;8</text:p>
      <text:p text:style-name="Preformatted_20_Text"><text:bookmark text:name="line1026"/><text:soft-page-break/>&lt;/td&gt;&lt;/tr&gt;</text:p>
      <text:p text:style-name="Preformatted_20_Text"><text:bookmark text:name="line1027"/>&lt;tr&gt;</text:p>
      <text:p text:style-name="Preformatted_20_Text"><text:bookmark text:name="line1028"/>&lt;td&gt;15&lt;/td&gt;</text:p>
      <text:p text:style-name="Preformatted_20_Text"><text:bookmark text:name="line1029"/>&lt;td align="left"&gt;&lt;span class="nowrap"&gt;&lt;span class="flagicon"&gt;&lt;a href="<text:a xlink:type="simple" xlink:href="view-source:https://fr.wikipedia.org/wiki/Fichier:Flag_of_Belgium_(civil).svg" text:style-name="Internet_20_link" text:visited-style-name="Visited_20_Internet_20_Link">/wiki/Fichier:Flag_of_Belgium_(civil).svg</text:a>" class="image" title="Drapeau&amp;#160;: Belgique"&gt;&lt;img alt="Drapeau&amp;#160;: Belgique" src="<text:a xlink:type="simple" xlink:href="view-source:https://upload.wikimedia.org/wikipedia/commons/thumb/9/92/Flag_of_Belgium_%28civil%29.svg/20px-Flag_of_Belgium_%28civil%29.svg.png" text:style-name="Internet_20_link" text:visited-style-name="Visited_20_Internet_20_Link">//upload.wikimedia.org/wikipedia/commons/thumb/9/92/Flag_of_Belgium_%28civil%29.svg/20px-Flag_of_Belgium_%28civil%29.svg.png</text:a>" width="20" height="13" class="noviewer thumbborder" srcset="//upload.wikimedia.org/wikipedia/commons/thumb/9/92/Flag_of_Belgium_%28civil%29.svg/30px-Flag_of_Belgium_%28civil%29.svg.png 1.5x, //upload.wikimedia.org/wikipedia/commons/thumb/9/92/Flag_of_Belgium_%28civil%29.svg/40px-Flag_of_Belgium_%28civil%29.svg.png 2x" data-file-width="450" data-file-height="300" /&gt;&lt;/a&gt;&lt;/span&gt; &lt;a href="<text:a xlink:type="simple" xlink:href="view-source:https://fr.wikipedia.org/wiki/Équipe_de_Belgique_de_football" text:style-name="Internet_20_link" text:visited-style-name="Visited_20_Internet_20_Link">/wiki/%C3%89quipe_de_Belgique_de_football</text:a>" title="Équipe de Belgique de football"&gt;Belgique&lt;/a&gt;&lt;/span&gt;&lt;/td&gt;</text:p>
      <text:p text:style-name="Preformatted_20_Text"><text:bookmark text:name="line1030"/>&lt;td&gt;-&lt;/td&gt;</text:p>
      <text:p text:style-name="Preformatted_20_Text"><text:bookmark text:name="line1031"/>&lt;td&gt;-&lt;/td&gt;</text:p>
      <text:p text:style-name="Preformatted_20_Text"><text:bookmark text:name="line103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033"/>&lt;td&gt;1&lt;/td&gt;</text:p>
      <text:p text:style-name="Preformatted_20_Text"><text:bookmark text:name="line1034"/>&lt;td&gt;-&lt;/td&gt;</text:p>
      <text:p text:style-name="Preformatted_20_Text"><text:bookmark text:name="line1035"/>&lt;td&gt;13</text:p>
      <text:p text:style-name="Preformatted_20_Text"><text:bookmark text:name="line1036"/>&lt;/td&gt;&lt;/tr&gt;</text:p>
      <text:p text:style-name="Preformatted_20_Text"><text:bookmark text:name="line1037"/>&lt;tr&gt;</text:p>
      <text:p text:style-name="Preformatted_20_Text"><text:bookmark text:name="line1038"/>&lt;td&gt;16&lt;/td&gt;</text:p>
      <text:p text:style-name="Preformatted_20_Text"><text:bookmark text:name="line1039"/>&lt;td align="left"&gt;&lt;span class="nowrap"&gt;&lt;span class="flagicon"&gt;&lt;a href="<text:a xlink:type="simple" xlink:href="view-source:https://fr.wikipedia.org/wiki/Fichier:Flag_of_Portugal.svg" text:style-name="Internet_20_link" text:visited-style-name="Visited_20_Internet_20_Link">/wiki/Fichier:Flag_of_Portugal.svg</text:a>" class="image" title="Drapeau&amp;#160;: Portugal"&gt;&lt;img alt="Drapeau&amp;#160;: Portugal" src="<text:a xlink:type="simple" xlink:href="view-source:https://upload.wikimedia.org/wikipedia/commons/thumb/5/5c/Flag_of_Portugal.svg/20px-Flag_of_Portugal.svg.png" text:style-name="Internet_20_link" text:visited-style-name="Visited_20_Internet_20_Link">//upload.wikimedia.org/wikipedia/commons/thumb/5/5c/Flag_of_Portugal.svg/20px-Flag_of_Portugal.svg.png</text:a>" width="20" height="13" class="noviewer thumbborder" srcset="//upload.wikimedia.org/wikipedia/commons/thumb/5/5c/Flag_of_Portugal.svg/30px-Flag_of_Portugal.svg.png 1.5x, //upload.wikimedia.org/wikipedia/commons/thumb/5/5c/Flag_of_Portugal.svg/40px-Flag_of_Portugal.svg.png 2x" data-file-width="600" data-file-height="400" /&gt;&lt;/a&gt;&lt;/span&gt; &lt;a href="<text:a xlink:type="simple" xlink:href="view-source:https://fr.wikipedia.org/wiki/Équipe_du_Portugal_de_football" text:style-name="Internet_20_link" text:visited-style-name="Visited_20_Internet_20_Link">/wiki/%C3%89quipe_du_Portugal_de_football</text:a>" title="Équipe du Portugal de football"&gt;Portugal&lt;/a&gt;&lt;/span&gt;&lt;/td&gt;</text:p>
      <text:p text:style-name="Preformatted_20_Text"><text:bookmark text:name="line1040"/>&lt;td&gt;-&lt;/td&gt;</text:p>
      <text:p text:style-name="Preformatted_20_Text"><text:bookmark text:name="line1041"/>&lt;td&gt;-&lt;/td&gt;</text:p>
      <text:p text:style-name="Preformatted_20_Text"><text:bookmark text:name="line104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043"/>&lt;td&gt;1&lt;/td&gt;</text:p>
      <text:p text:style-name="Preformatted_20_Text"><text:bookmark text:name="line1044"/>&lt;td&gt;-&lt;/td&gt;</text:p>
      <text:p text:style-name="Preformatted_20_Text"><text:bookmark text:name="line1045"/>&lt;td&gt;7</text:p>
      <text:p text:style-name="Preformatted_20_Text"><text:bookmark text:name="line1046"/>&lt;/td&gt;&lt;/tr&gt;</text:p>
      <text:p text:style-name="Preformatted_20_Text"><text:bookmark text:name="line1047"/>&lt;tr&gt;</text:p>
      <text:p text:style-name="Preformatted_20_Text"><text:bookmark text:name="line1048"/><text:soft-page-break/>&lt;td&gt;17&lt;/td&gt;</text:p>
      <text:p text:style-name="Preformatted_20_Text"><text:bookmark text:name="line1049"/>&lt;td align="left"&gt;&lt;span class="nowrap"&gt;&lt;span class="flagicon"&gt;&lt;a href="<text:a xlink:type="simple" xlink:href="view-source:https://fr.wikipedia.org/wiki/Fichier:Flag_of_Austria.svg" text:style-name="Internet_20_link" text:visited-style-name="Visited_20_Internet_20_Link">/wiki/Fichier:Flag_of_Austria.svg</text:a>" class="image" title="Drapeau&amp;#160;: Autriche"&gt;&lt;img alt="Drapeau&amp;#160;: Autriche" src="<text:a xlink:type="simple" xlink:href="view-source:https://upload.wikimedia.org/wikipedia/commons/thumb/4/41/Flag_of_Austria.svg/20px-Flag_of_Austria.svg.png" text:style-name="Internet_20_link" text:visited-style-name="Visited_20_Internet_20_Link">//upload.wikimedia.org/wikipedia/commons/thumb/4/41/Flag_of_Austria.svg/20px-Flag_of_Austria.svg.png</text:a>" width="20" height="13" class="noviewer thumbborder" srcset="//upload.wikimedia.org/wikipedia/commons/thumb/4/41/Flag_of_Austria.svg/30px-Flag_of_Austria.svg.png 1.5x, //upload.wikimedia.org/wikipedia/commons/thumb/4/41/Flag_of_Austria.svg/40px-Flag_of_Austria.svg.png 2x" data-file-width="900" data-file-height="600" /&gt;&lt;/a&gt;&lt;/span&gt; &lt;a href="<text:a xlink:type="simple" xlink:href="view-source:https://fr.wikipedia.org/wiki/Équipe_d%27Autriche_de_football" text:style-name="Internet_20_link" text:visited-style-name="Visited_20_Internet_20_Link">/wiki/%C3%89quipe_d%27Autriche_de_football</text:a>" title="Équipe d&amp;#39;Autriche de football"&gt;Autriche&lt;/a&gt;&lt;/span&gt;&lt;/td&gt;</text:p>
      <text:p text:style-name="Preformatted_20_Text"><text:bookmark text:name="line1050"/>&lt;td&gt;-&lt;/td&gt;</text:p>
      <text:p text:style-name="Preformatted_20_Text"><text:bookmark text:name="line1051"/>&lt;td&gt;-&lt;/td&gt;</text:p>
      <text:p text:style-name="Preformatted_20_Text"><text:bookmark text:name="line105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053"/>&lt;td&gt;1&lt;/td&gt;</text:p>
      <text:p text:style-name="Preformatted_20_Text"><text:bookmark text:name="line1054"/>&lt;td&gt;-&lt;/td&gt;</text:p>
      <text:p text:style-name="Preformatted_20_Text"><text:bookmark text:name="line1055"/>&lt;td&gt;7</text:p>
      <text:p text:style-name="Preformatted_20_Text"><text:bookmark text:name="line1056"/>&lt;/td&gt;&lt;/tr&gt;</text:p>
      <text:p text:style-name="Preformatted_20_Text"><text:bookmark text:name="line1057"/>&lt;tr&gt;</text:p>
      <text:p text:style-name="Preformatted_20_Text"><text:bookmark text:name="line1058"/>&lt;td&gt;18&lt;/td&gt;</text:p>
      <text:p text:style-name="Preformatted_20_Text"><text:bookmark text:name="line1059"/>&lt;td align="left"&gt;&lt;span class="nowrap"&gt;&lt;span class="flagicon"&gt;&lt;a href="<text:a xlink:type="simple" xlink:href="view-source:https://fr.wikipedia.org/wiki/Fichier:Flag_of_the_United_States.svg" text:style-name="Internet_20_link" text:visited-style-name="Visited_20_Internet_20_Link">/wiki/Fichier:Flag_of_the_United_States.svg</text:a>" class="image" title="Drapeau&amp;#160;: États-Unis"&gt;&lt;img alt="Drapeau&amp;#160;: États-Unis" src="<text:a xlink:type="simple" xlink:href="view-source:https://upload.wikimedia.org/wikipedia/commons/thumb/a/a4/Flag_of_the_United_States.svg/20px-Flag_of_the_United_States.svg.png" text:style-name="Internet_20_link" text:visited-style-name="Visited_20_Internet_20_Link">//upload.wikimedia.org/wikipedia/commons/thumb/a/a4/Flag_of_the_United_States.svg/20px-Flag_of_the_United_States.svg.png</text:a>" width="20" height="11" class="noviewer thumbborder" srcset="//upload.wikimedia.org/wikipedia/commons/thumb/a/a4/Flag_of_the_United_States.svg/30px-Flag_of_the_United_States.svg.png 1.5x, //upload.wikimedia.org/wikipedia/commons/thumb/a/a4/Flag_of_the_United_States.svg/40px-Flag_of_the_United_States.svg.png 2x" data-file-width="1235" data-file-height="650" /&gt;&lt;/a&gt;&lt;/span&gt; &lt;a href="<text:a xlink:type="simple" xlink:href="view-source:https://fr.wikipedia.org/wiki/Équipe_des_États-Unis_de_football" text:style-name="Internet_20_link" text:visited-style-name="Visited_20_Internet_20_Link">/wiki/%C3%89quipe_des_%C3%89tats-Unis_de_football</text:a>" title="Équipe des États-Unis de football"&gt;États-Unis&lt;/a&gt;&lt;/span&gt;&lt;/td&gt;</text:p>
      <text:p text:style-name="Preformatted_20_Text"><text:bookmark text:name="line1060"/>&lt;td&gt;-&lt;/td&gt;</text:p>
      <text:p text:style-name="Preformatted_20_Text"><text:bookmark text:name="line1061"/>&lt;td&gt;-&lt;/td&gt;</text:p>
      <text:p text:style-name="Preformatted_20_Text"><text:bookmark text:name="line106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063"/>&lt;td&gt;-&lt;/td&gt;</text:p>
      <text:p text:style-name="Preformatted_20_Text"><text:bookmark text:name="line1064"/>&lt;td&gt;-&lt;/td&gt;</text:p>
      <text:p text:style-name="Preformatted_20_Text"><text:bookmark text:name="line1065"/>&lt;td&gt;10</text:p>
      <text:p text:style-name="Preformatted_20_Text"><text:bookmark text:name="line1066"/>&lt;/td&gt;&lt;/tr&gt;</text:p>
      <text:p text:style-name="Preformatted_20_Text"><text:bookmark text:name="line1067"/>&lt;tr&gt;</text:p>
      <text:p text:style-name="Preformatted_20_Text"><text:bookmark text:name="line1068"/>&lt;td&gt;19&lt;/td&gt;</text:p>
      <text:p text:style-name="Preformatted_20_Text"><text:bookmark text:name="line1069"/><text:soft-page-break/>&lt;td align="left"&gt;&lt;span class="nowrap"&gt;&lt;span class="flagicon"&gt;&lt;a href="<text:a xlink:type="simple" xlink:href="view-source:https://fr.wikipedia.org/wiki/Fichier:Flag_of_Chile.svg" text:style-name="Internet_20_link" text:visited-style-name="Visited_20_Internet_20_Link">/wiki/Fichier:Flag_of_Chile.svg</text:a>" class="image" title="Drapeau&amp;#160;: Chili"&gt;&lt;img alt="Drapeau&amp;#160;: Chili" src="<text:a xlink:type="simple" xlink:href="view-source:https://upload.wikimedia.org/wikipedia/commons/thumb/7/78/Flag_of_Chile.svg/20px-Flag_of_Chile.svg.png" text:style-name="Internet_20_link" text:visited-style-name="Visited_20_Internet_20_Link">//upload.wikimedia.org/wikipedia/commons/thumb/7/78/Flag_of_Chile.svg/20px-Flag_of_Chile.svg.png</text:a>" width="20" height="13" class="noviewer thumbborder" srcset="//upload.wikimedia.org/wikipedia/commons/thumb/7/78/Flag_of_Chile.svg/30px-Flag_of_Chile.svg.png 1.5x, //upload.wikimedia.org/wikipedia/commons/thumb/7/78/Flag_of_Chile.svg/40px-Flag_of_Chile.svg.png 2x" data-file-width="1500" data-file-height="1000" /&gt;&lt;/a&gt;&lt;/span&gt; &lt;a href="<text:a xlink:type="simple" xlink:href="view-source:https://fr.wikipedia.org/wiki/Équipe_du_Chili_de_football" text:style-name="Internet_20_link" text:visited-style-name="Visited_20_Internet_20_Link">/wiki/%C3%89quipe_du_Chili_de_football</text:a>" title="Équipe du Chili de football"&gt;Chili&lt;/a&gt;&lt;/span&gt;&lt;/td&gt;</text:p>
      <text:p text:style-name="Preformatted_20_Text"><text:bookmark text:name="line1070"/>&lt;td&gt;-&lt;/td&gt;</text:p>
      <text:p text:style-name="Preformatted_20_Text"><text:bookmark text:name="line1071"/>&lt;td&gt;-&lt;/td&gt;</text:p>
      <text:p text:style-name="Preformatted_20_Text"><text:bookmark text:name="line107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073"/>&lt;td&gt;-&lt;/td&gt;</text:p>
      <text:p text:style-name="Preformatted_20_Text"><text:bookmark text:name="line1074"/>&lt;td&gt;-&lt;/td&gt;</text:p>
      <text:p text:style-name="Preformatted_20_Text"><text:bookmark text:name="line1075"/>&lt;td&gt;9</text:p>
      <text:p text:style-name="Preformatted_20_Text"><text:bookmark text:name="line1076"/>&lt;/td&gt;&lt;/tr&gt;</text:p>
      <text:p text:style-name="Preformatted_20_Text"><text:bookmark text:name="line1077"/>&lt;tr&gt;</text:p>
      <text:p text:style-name="Preformatted_20_Text"><text:bookmark text:name="line1078"/>&lt;td&gt;20&lt;/td&gt;</text:p>
      <text:p text:style-name="Preformatted_20_Text"><text:bookmark text:name="line1079"/>&lt;td align="left"&gt;&lt;span class="nowrap"&gt;&lt;span class="flagicon"&gt;&lt;a href="<text:a xlink:type="simple" xlink:href="view-source:https://fr.wikipedia.org/wiki/Fichier:Flag_of_Turkey.svg" text:style-name="Internet_20_link" text:visited-style-name="Visited_20_Internet_20_Link">/wiki/Fichier:Flag_of_Turkey.svg</text:a>" class="image" title="Drapeau&amp;#160;: Turquie"&gt;&lt;img alt="Drapeau&amp;#160;: Turquie" src="<text:a xlink:type="simple" xlink:href="view-source:https://upload.wikimedia.org/wikipedia/commons/thumb/b/b4/Flag_of_Turkey.svg/20px-Flag_of_Turkey.svg.png" text:style-name="Internet_20_link" text:visited-style-name="Visited_20_Internet_20_Link">//upload.wikimedia.org/wikipedia/commons/thumb/b/b4/Flag_of_Turkey.svg/20px-Flag_of_Turkey.svg.png</text:a>" width="20" height="13" class="noviewer thumbborder" srcset="//upload.wikimedia.org/wikipedia/commons/thumb/b/b4/Flag_of_Turkey.svg/30px-Flag_of_Turkey.svg.png 1.5x, //upload.wikimedia.org/wikipedia/commons/thumb/b/b4/Flag_of_Turkey.svg/40px-Flag_of_Turkey.svg.png 2x" data-file-width="1200" data-file-height="800" /&gt;&lt;/a&gt;&lt;/span&gt; &lt;a href="<text:a xlink:type="simple" xlink:href="view-source:https://fr.wikipedia.org/wiki/Équipe_de_Turquie_de_football" text:style-name="Internet_20_link" text:visited-style-name="Visited_20_Internet_20_Link">/wiki/%C3%89quipe_de_Turquie_de_football</text:a>" title="Équipe de Turquie de football"&gt;Turquie&lt;/a&gt;&lt;/span&gt;&lt;/td&gt;</text:p>
      <text:p text:style-name="Preformatted_20_Text"><text:bookmark text:name="line1080"/>&lt;td&gt;-&lt;/td&gt;</text:p>
      <text:p text:style-name="Preformatted_20_Text"><text:bookmark text:name="line1081"/>&lt;td&gt;-&lt;/td&gt;</text:p>
      <text:p text:style-name="Preformatted_20_Text"><text:bookmark text:name="line108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083"/>&lt;td&gt;-&lt;/td&gt;</text:p>
      <text:p text:style-name="Preformatted_20_Text"><text:bookmark text:name="line1084"/>&lt;td&gt;-&lt;/td&gt;</text:p>
      <text:p text:style-name="Preformatted_20_Text"><text:bookmark text:name="line1085"/>&lt;td&gt;2</text:p>
      <text:p text:style-name="Preformatted_20_Text"><text:bookmark text:name="line1086"/>&lt;/td&gt;&lt;/tr&gt;</text:p>
      <text:p text:style-name="Preformatted_20_Text"><text:bookmark text:name="line1087"/>&lt;tr&gt;</text:p>
      <text:p text:style-name="Preformatted_20_Text"><text:bookmark text:name="line1088"/>&lt;td&gt;21&lt;/td&gt;</text:p>
      <text:p text:style-name="Preformatted_20_Text"><text:bookmark text:name="line1089"/>&lt;td align="left"&gt;&lt;span class="nowrap"&gt;&lt;span class="flagicon"&gt;&lt;a href="<text:a xlink:type="simple" xlink:href="view-source:https://fr.wikipedia.org/wiki/Fichier:Flag_of_Yugoslavia_(1946-1992).svg" text:style-name="Internet_20_link" text:visited-style-name="Visited_20_Internet_20_Link">/wiki/Fichier:Flag_of_Yugoslavia_(1946-1992).svg</text:a>" class="image" title="Drapeau&amp;#160;: République fédérative socialiste de Yougoslavie"&gt;&lt;img alt="Drapeau&amp;#160;: République fédérative socialiste de Yougoslavie" <text:soft-page-break/>src="<text:a xlink:type="simple" xlink:href="view-source:https://upload.wikimedia.org/wikipedia/commons/thumb/6/61/Flag_of_Yugoslavia_%281946-1992%29.svg/20px-Flag_of_Yugoslavia_%281946-1992%29.svg.png" text:style-name="Internet_20_link" text:visited-style-name="Visited_20_Internet_20_Link">//upload.wikimedia.org/wikipedia/commons/thumb/6/61/Flag_of_Yugoslavia_%281946-1992%29.svg/20px-Flag_of_Yugoslavia_%281946-1992%29.svg.png</text:a>" width="20" height="10" class="noviewer thumbborder" srcset="//upload.wikimedia.org/wikipedia/commons/thumb/6/61/Flag_of_Yugoslavia_%281946-1992%29.svg/30px-Flag_of_Yugoslavia_%281946-1992%29.svg.png 1.5x, //upload.wikimedia.org/wikipedia/commons/thumb/6/61/Flag_of_Yugoslavia_%281946-1992%29.svg/40px-Flag_of_Yugoslavia_%281946-1992%29.svg.png 2x" data-file-width="600" data-file-height="300" /&gt;&lt;/a&gt;&lt;/span&gt; &lt;a href="<text:a xlink:type="simple" xlink:href="view-source:https://fr.wikipedia.org/wiki/Équipe_de_Yougoslavie_de_football" text:style-name="Internet_20_link" text:visited-style-name="Visited_20_Internet_20_Link">/wiki/%C3%89quipe_de_Yougoslavie_de_football</text:a>" title="Équipe de Yougoslavie de football"&gt;Yougoslavie&lt;/a&gt;&lt;/span&gt;&lt;/td&gt;</text:p>
      <text:p text:style-name="Preformatted_20_Text"><text:bookmark text:name="line1090"/>&lt;td&gt;-&lt;/td&gt;</text:p>
      <text:p text:style-name="Preformatted_20_Text"><text:bookmark text:name="line1091"/>&lt;td&gt;-&lt;/td&gt;</text:p>
      <text:p text:style-name="Preformatted_20_Text"><text:bookmark text:name="line1092"/>&lt;td&gt;-&lt;/td&gt;</text:p>
      <text:p text:style-name="Preformatted_20_Text"><text:bookmark text:name="line1093"/>&lt;td&gt;2&lt;/td&gt;</text:p>
      <text:p text:style-name="Preformatted_20_Text"><text:bookmark text:name="line1094"/>&lt;td&gt;-&lt;/td&gt;</text:p>
      <text:p text:style-name="Preformatted_20_Text"><text:bookmark text:name="line1095"/>&lt;td&gt;8</text:p>
      <text:p text:style-name="Preformatted_20_Text"><text:bookmark text:name="line1096"/>&lt;/td&gt;&lt;/tr&gt;</text:p>
      <text:p text:style-name="Preformatted_20_Text"><text:bookmark text:name="line1097"/>&lt;tr&gt;</text:p>
      <text:p text:style-name="Preformatted_20_Text"><text:bookmark text:name="line1098"/>&lt;td&gt;22&lt;/td&gt;</text:p>
      <text:p text:style-name="Preformatted_20_Text"><text:bookmark text:name="line1099"/>&lt;td align="left"&gt;&lt;span class="nowrap"&gt;&lt;span class="flagicon"&gt;&lt;a href="<text:a xlink:type="simple" xlink:href="view-source:https://fr.wikipedia.org/wiki/Fichier:Flag_of_South_Korea.svg" text:style-name="Internet_20_link" text:visited-style-name="Visited_20_Internet_20_Link">/wiki/Fichier:Flag_of_South_Korea.svg</text:a>" class="image" title="Drapeau&amp;#160;: Corée du Sud"&gt;&lt;img alt="Drapeau&amp;#160;: Corée du Sud" src="<text:a xlink:type="simple" xlink:href="view-source:https://upload.wikimedia.org/wikipedia/commons/thumb/0/09/Flag_of_South_Korea.svg/20px-Flag_of_South_Korea.svg.png" text:style-name="Internet_20_link" text:visited-style-name="Visited_20_Internet_20_Link">//upload.wikimedia.org/wikipedia/commons/thumb/0/09/Flag_of_South_Korea.svg/20px-Flag_of_South_Korea.svg.png</text:a>" width="20" height="13" class="noviewer thumbborder" srcset="//upload.wikimedia.org/wikipedia/commons/thumb/0/09/Flag_of_South_Korea.svg/30px-Flag_of_South_Korea.svg.png 1.5x, //upload.wikimedia.org/wikipedia/commons/thumb/0/09/Flag_of_South_Korea.svg/40px-Flag_of_South_Korea.svg.png 2x" data-file-width="900" data-file-height="600" /&gt;&lt;/a&gt;&lt;/span&gt; &lt;a href="<text:a xlink:type="simple" xlink:href="view-source:https://fr.wikipedia.org/wiki/Équipe_de_Corée_du_Sud_de_football" text:style-name="Internet_20_link" text:visited-style-name="Visited_20_Internet_20_Link">/wiki/%C3%89quipe_de_Cor%C3%A9e_du_Sud_de_football</text:a>" title="Équipe de Corée du Sud de football"&gt;Corée du Sud&lt;/a&gt;&lt;/span&gt;&lt;/td&gt;</text:p>
      <text:p text:style-name="Preformatted_20_Text"><text:bookmark text:name="line1100"/>&lt;td&gt;-&lt;/td&gt;</text:p>
      <text:p text:style-name="Preformatted_20_Text"><text:bookmark text:name="line1101"/>&lt;td&gt;-&lt;/td&gt;</text:p>
      <text:p text:style-name="Preformatted_20_Text"><text:bookmark text:name="line1102"/>&lt;td&gt;-&lt;/td&gt;</text:p>
      <text:p text:style-name="Preformatted_20_Text"><text:bookmark text:name="line1103"/>&lt;td&gt;1&lt;/td&gt;</text:p>
      <text:p text:style-name="Preformatted_20_Text"><text:bookmark text:name="line1104"/>&lt;td&gt;-&lt;/td&gt;</text:p>
      <text:p text:style-name="Preformatted_20_Text"><text:bookmark text:name="line1105"/>&lt;td&gt;10</text:p>
      <text:p text:style-name="Preformatted_20_Text"><text:bookmark text:name="line1106"/>&lt;/td&gt;&lt;/tr&gt;</text:p>
      <text:p text:style-name="Preformatted_20_Text"><text:bookmark text:name="line1107"/>&lt;tr&gt;</text:p>
      <text:p text:style-name="Preformatted_20_Text"><text:bookmark text:name="line1108"/>&lt;td&gt;23&lt;/td&gt;</text:p>
      <text:p text:style-name="Preformatted_20_Text"><text:bookmark text:name="line1109"/>&lt;td align="left"&gt;&lt;span class="nowrap"&gt;&lt;span class="flagicon"&gt;&lt;a href="<text:a xlink:type="simple" xlink:href="view-source:https://fr.wikipedia.org/wiki/Fichier:Flag_of_the_Soviet_Union.svg" text:style-name="Internet_20_link" text:visited-style-name="Visited_20_Internet_20_Link">/wiki/Fichier:Flag_of_the_Soviet_Union.svg</text:a>" class="image" title="Drapeau&amp;#160;: URSS"&gt;&lt;img alt="Drapeau&amp;#160;: URSS" src="<text:a xlink:type="simple" xlink:href="view-source:https://upload.wikimedia.org/wikipedia/commons/thumb/a/a9/Flag_of_the_Soviet_Union.svg/20px-Flag_of_the_Soviet_Union.svg.png" text:style-name="Internet_20_link" text:visited-style-name="Visited_20_Internet_20_Link">//upload.wikimedia.org/wikipedia/commons/thumb/a/a9/Flag_of_the_Soviet_Union.svg/20px-Flag_of_the_Soviet_Union.svg.png</text:a>" width="20" height="10" class="noviewer thumbborder" srcset="//upload.wikimedia.org/wikipedia/commons/thumb/a/a9/Flag_of_the_Soviet_Union.svg/30px-Flag_of_the_Soviet_Union.svg.png 1.5x, //upload.wikimedia.org/wikipedia/commons/thumb/a/a9/Flag_of_the_Soviet_Union.svg/40px-Flag_of_the_Soviet_Union.svg.png 2x" data-file-width="1200" data-file-height="600" /&gt;&lt;/a&gt;&lt;/span&gt; &lt;a href="<text:a xlink:type="simple" xlink:href="view-source:https://fr.wikipedia.org/wiki/Équipe_d%27Union_soviétique_de_football" text:style-name="Internet_20_link" text:visited-style-name="Visited_20_Internet_20_Link">/wiki/%C3%89quipe_d%27Union_sovi%C3%A9tique_de_football</text:a>" title="Équipe d&amp;#39;Union soviétique de football"&gt;Union soviétique&lt;/a&gt;&lt;/span&gt;&lt;/td&gt;</text:p>
      <text:p text:style-name="Preformatted_20_Text"><text:bookmark text:name="line1110"/>&lt;td&gt;-&lt;/td&gt;</text:p>
      <text:p text:style-name="Preformatted_20_Text"><text:bookmark text:name="line1111"/>&lt;td&gt;-&lt;/td&gt;</text:p>
      <text:p text:style-name="Preformatted_20_Text"><text:bookmark text:name="line1112"/>&lt;td&gt;-&lt;/td&gt;</text:p>
      <text:p text:style-name="Preformatted_20_Text"><text:bookmark text:name="line1113"/>&lt;td&gt;1&lt;/td&gt;</text:p>
      <text:p text:style-name="Preformatted_20_Text"><text:bookmark text:name="line1114"/>&lt;td&gt;-&lt;/td&gt;</text:p>
      <text:p text:style-name="Preformatted_20_Text"><text:bookmark text:name="line1115"/>&lt;td&gt;7</text:p>
      <text:p text:style-name="Preformatted_20_Text"><text:bookmark text:name="line1116"/><text:soft-page-break/>&lt;/td&gt;&lt;/tr&gt;</text:p>
      <text:p text:style-name="Preformatted_20_Text"><text:bookmark text:name="line1117"/>&lt;tr&gt;</text:p>
      <text:p text:style-name="Preformatted_20_Text"><text:bookmark text:name="line1118"/>&lt;td&gt;24&lt;/td&gt;</text:p>
      <text:p text:style-name="Preformatted_20_Text"><text:bookmark text:name="line1119"/>&lt;td align="left"&gt;&lt;span class="nowrap"&gt;&lt;span class="flagicon"&gt;&lt;a href="<text:a xlink:type="simple" xlink:href="view-source:https://fr.wikipedia.org/wiki/Fichier:Flag_of_Bulgaria.svg" text:style-name="Internet_20_link" text:visited-style-name="Visited_20_Internet_20_Link">/wiki/Fichier:Flag_of_Bulgaria.svg</text:a>" class="image" title="Drapeau&amp;#160;: Bulgarie"&gt;&lt;img alt="Drapeau&amp;#160;: Bulgarie" src="<text:a xlink:type="simple" xlink:href="view-source:https://upload.wikimedia.org/wikipedia/commons/thumb/9/9a/Flag_of_Bulgaria.svg/20px-Flag_of_Bulgaria.svg.png" text:style-name="Internet_20_link" text:visited-style-name="Visited_20_Internet_20_Link">//upload.wikimedia.org/wikipedia/commons/thumb/9/9a/Flag_of_Bulgaria.svg/20px-Flag_of_Bulgaria.svg.png</text:a>" width="20" height="12" class="noviewer thumbborder" srcset="//upload.wikimedia.org/wikipedia/commons/thumb/9/9a/Flag_of_Bulgaria.svg/30px-Flag_of_Bulgaria.svg.png 1.5x, //upload.wikimedia.org/wikipedia/commons/thumb/9/9a/Flag_of_Bulgaria.svg/40px-Flag_of_Bulgaria.svg.png 2x" data-file-width="1000" data-file-height="600" /&gt;&lt;/a&gt;&lt;/span&gt; &lt;a href="<text:a xlink:type="simple" xlink:href="view-source:https://fr.wikipedia.org/wiki/Équipe_de_Bulgarie_de_football" text:style-name="Internet_20_link" text:visited-style-name="Visited_20_Internet_20_Link">/wiki/%C3%89quipe_de_Bulgarie_de_football</text:a>" title="Équipe de Bulgarie de football"&gt;Bulgarie&lt;/a&gt;&lt;/span&gt;&lt;/td&gt;</text:p>
      <text:p text:style-name="Preformatted_20_Text"><text:bookmark text:name="line1120"/>&lt;td&gt;-&lt;/td&gt;</text:p>
      <text:p text:style-name="Preformatted_20_Text"><text:bookmark text:name="line1121"/>&lt;td&gt;-&lt;/td&gt;</text:p>
      <text:p text:style-name="Preformatted_20_Text"><text:bookmark text:name="line1122"/>&lt;td&gt;-&lt;/td&gt;</text:p>
      <text:p text:style-name="Preformatted_20_Text"><text:bookmark text:name="line1123"/>&lt;td&gt;1&lt;/td&gt;</text:p>
      <text:p text:style-name="Preformatted_20_Text"><text:bookmark text:name="line1124"/>&lt;td&gt;-&lt;/td&gt;</text:p>
      <text:p text:style-name="Preformatted_20_Text"><text:bookmark text:name="line1125"/>&lt;td&gt;7</text:p>
      <text:p text:style-name="Preformatted_20_Text"><text:bookmark text:name="line1126"/>&lt;/td&gt;&lt;/tr&gt;</text:p>
      <text:p text:style-name="Preformatted_20_Text"><text:bookmark text:name="line1127"/>&lt;/tbody&gt;&lt;/table&gt;</text:p>
      <text:p text:style-name="Preformatted_20_Text"><text:bookmark text:name="line1128"/>&lt;table class="wikitable alternance" style="text-align:center;"&gt;</text:p>
      <text:p text:style-name="Preformatted_20_Text"><text:bookmark text:name="line1129"/></text:p>
      <text:p text:style-name="Preformatted_20_Text"><text:bookmark text:name="line1130"/>&lt;caption&gt;Bilan de la Coupe du monde de football par nation championne</text:p>
      <text:p text:style-name="Preformatted_20_Text"><text:bookmark text:name="line1131"/>&lt;/caption&gt;</text:p>
      <text:p text:style-name="Preformatted_20_Text"><text:bookmark text:name="line1132"/>&lt;tbody&gt;&lt;tr&gt;</text:p>
      <text:p text:style-name="Preformatted_20_Text"><text:bookmark text:name="line1133"/>&lt;th scope="col"&gt;Rang</text:p>
      <text:p text:style-name="Preformatted_20_Text"><text:bookmark text:name="line1134"/>&lt;/th&gt;</text:p>
      <text:p text:style-name="Preformatted_20_Text"><text:bookmark text:name="line1135"/>&lt;th scope="col"&gt;Équipe</text:p>
      <text:p text:style-name="Preformatted_20_Text"><text:bookmark text:name="line1136"/>&lt;/th&gt;</text:p>
      <text:p text:style-name="Preformatted_20_Text"><text:bookmark text:name="line1137"/>&lt;th scope="col"&gt;Participation</text:p>
      <text:p text:style-name="Preformatted_20_Text"><text:bookmark text:name="line1138"/>&lt;/th&gt;</text:p>
      <text:p text:style-name="Preformatted_20_Text"><text:bookmark text:name="line1139"/>&lt;th scope="col"&gt;1930</text:p>
      <text:p text:style-name="Preformatted_20_Text"><text:bookmark text:name="line1140"/>&lt;/th&gt;</text:p>
      <text:p text:style-name="Preformatted_20_Text"><text:bookmark text:name="line1141"/>&lt;th scope="col"&gt;1934</text:p>
      <text:p text:style-name="Preformatted_20_Text"><text:bookmark text:name="line1142"/>&lt;/th&gt;</text:p>
      <text:p text:style-name="Preformatted_20_Text"><text:bookmark text:name="line1143"/>&lt;th scope="col"&gt;1938</text:p>
      <text:p text:style-name="Preformatted_20_Text"><text:bookmark text:name="line1144"/>&lt;/th&gt;</text:p>
      <text:p text:style-name="Preformatted_20_Text"><text:bookmark text:name="line1145"/>&lt;th scope="col"&gt;1950</text:p>
      <text:p text:style-name="Preformatted_20_Text"><text:bookmark text:name="line1146"/>&lt;/th&gt;</text:p>
      <text:p text:style-name="Preformatted_20_Text"><text:bookmark text:name="line1147"/>&lt;th scope="col"&gt;1954</text:p>
      <text:p text:style-name="Preformatted_20_Text"><text:bookmark text:name="line1148"/>&lt;/th&gt;</text:p>
      <text:p text:style-name="Preformatted_20_Text"><text:bookmark text:name="line1149"/>&lt;th scope="col"&gt;1958</text:p>
      <text:p text:style-name="Preformatted_20_Text"><text:bookmark text:name="line1150"/>&lt;/th&gt;</text:p>
      <text:p text:style-name="Preformatted_20_Text"><text:bookmark text:name="line1151"/>&lt;th scope="col"&gt;1962</text:p>
      <text:p text:style-name="Preformatted_20_Text"><text:bookmark text:name="line1152"/>&lt;/th&gt;</text:p>
      <text:p text:style-name="Preformatted_20_Text"><text:bookmark text:name="line1153"/>&lt;th scope="col"&gt;1966</text:p>
      <text:p text:style-name="Preformatted_20_Text"><text:bookmark text:name="line1154"/>&lt;/th&gt;</text:p>
      <text:p text:style-name="Preformatted_20_Text"><text:bookmark text:name="line1155"/>&lt;th scope="col"&gt;1970</text:p>
      <text:p text:style-name="Preformatted_20_Text"><text:bookmark text:name="line1156"/>&lt;/th&gt;</text:p>
      <text:p text:style-name="Preformatted_20_Text"><text:bookmark text:name="line1157"/>&lt;th scope="col"&gt;1974</text:p>
      <text:p text:style-name="Preformatted_20_Text"><text:bookmark text:name="line1158"/>&lt;/th&gt;</text:p>
      <text:p text:style-name="Preformatted_20_Text"><text:bookmark text:name="line1159"/>&lt;th scope="col"&gt;1978</text:p>
      <text:p text:style-name="Preformatted_20_Text"><text:bookmark text:name="line1160"/>&lt;/th&gt;</text:p>
      <text:p text:style-name="Preformatted_20_Text"><text:bookmark text:name="line1161"/>&lt;th scope="col"&gt;1982</text:p>
      <text:p text:style-name="Preformatted_20_Text"><text:bookmark text:name="line1162"/>&lt;/th&gt;</text:p>
      <text:p text:style-name="Preformatted_20_Text"><text:bookmark text:name="line1163"/>&lt;th scope="col"&gt;1986</text:p>
      <text:p text:style-name="Preformatted_20_Text"><text:bookmark text:name="line1164"/>&lt;/th&gt;</text:p>
      <text:p text:style-name="Preformatted_20_Text"><text:bookmark text:name="line1165"/><text:soft-page-break/>&lt;th scope="col"&gt;1990</text:p>
      <text:p text:style-name="Preformatted_20_Text"><text:bookmark text:name="line1166"/>&lt;/th&gt;</text:p>
      <text:p text:style-name="Preformatted_20_Text"><text:bookmark text:name="line1167"/>&lt;th scope="col"&gt;1994</text:p>
      <text:p text:style-name="Preformatted_20_Text"><text:bookmark text:name="line1168"/>&lt;/th&gt;</text:p>
      <text:p text:style-name="Preformatted_20_Text"><text:bookmark text:name="line1169"/>&lt;th scope="col"&gt;1998</text:p>
      <text:p text:style-name="Preformatted_20_Text"><text:bookmark text:name="line1170"/>&lt;/th&gt;</text:p>
      <text:p text:style-name="Preformatted_20_Text"><text:bookmark text:name="line1171"/>&lt;th scope="col"&gt;2002</text:p>
      <text:p text:style-name="Preformatted_20_Text"><text:bookmark text:name="line1172"/>&lt;/th&gt;</text:p>
      <text:p text:style-name="Preformatted_20_Text"><text:bookmark text:name="line1173"/>&lt;th scope="col"&gt;2006</text:p>
      <text:p text:style-name="Preformatted_20_Text"><text:bookmark text:name="line1174"/>&lt;/th&gt;</text:p>
      <text:p text:style-name="Preformatted_20_Text"><text:bookmark text:name="line1175"/>&lt;th scope="col"&gt;2010</text:p>
      <text:p text:style-name="Preformatted_20_Text"><text:bookmark text:name="line1176"/>&lt;/th&gt;</text:p>
      <text:p text:style-name="Preformatted_20_Text"><text:bookmark text:name="line1177"/>&lt;th scope="col"&gt;2014</text:p>
      <text:p text:style-name="Preformatted_20_Text"><text:bookmark text:name="line1178"/>&lt;/th&gt;</text:p>
      <text:p text:style-name="Preformatted_20_Text"><text:bookmark text:name="line1179"/>&lt;th scope="col"&gt;2018</text:p>
      <text:p text:style-name="Preformatted_20_Text"><text:bookmark text:name="line1180"/>&lt;/th&gt;&lt;/tr&gt;</text:p>
      <text:p text:style-name="Preformatted_20_Text"><text:bookmark text:name="line1181"/>&lt;tr&gt;</text:p>
      <text:p text:style-name="Preformatted_20_Text"><text:bookmark text:name="line1182"/>&lt;td&gt;1&lt;/td&gt;</text:p>
      <text:p text:style-name="Preformatted_20_Text"><text:bookmark text:name="line1183"/>&lt;td align="left"&gt;&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td&gt;</text:p>
      <text:p text:style-name="Preformatted_20_Text"><text:bookmark text:name="line1184"/>&lt;td&gt;21&lt;/td&gt;</text:p>
      <text:p text:style-name="Preformatted_20_Text"><text:bookmark text:name="line1185"/>&lt;td&gt;6&lt;/td&gt;</text:p>
      <text:p text:style-name="Preformatted_20_Text"><text:bookmark text:name="line1186"/>&lt;td&gt;14&lt;/td&gt;</text:p>
      <text:p text:style-name="Preformatted_20_Text"><text:bookmark text:name="line1187"/>&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188"/>&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189"/>&lt;td&gt;5&lt;/td&gt;</text:p>
      <text:p text:style-name="Preformatted_20_Text"><text:bookmark text:name="line1190"/>&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191"/><text:soft-page-break/>&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192"/>&lt;td&gt;11&lt;/td&gt;</text:p>
      <text:p text:style-name="Preformatted_20_Text"><text:bookmark text:name="line1193"/>&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194"/>&lt;td&gt;4&lt;/td&gt;</text:p>
      <text:p text:style-name="Preformatted_20_Text"><text:bookmark text:name="line1195"/>&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196"/>&lt;td&gt;5&lt;/td&gt;</text:p>
      <text:p text:style-name="Preformatted_20_Text"><text:bookmark text:name="line1197"/>&lt;td&gt;5&lt;/td&gt;</text:p>
      <text:p text:style-name="Preformatted_20_Text"><text:bookmark text:name="line1198"/>&lt;td&gt;9&lt;/td&gt;</text:p>
      <text:p text:style-name="Preformatted_20_Text"><text:bookmark text:name="line1199"/>&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00"/>&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01"/>&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02"/>&lt;td&gt;5&lt;/td&gt;</text:p>
      <text:p text:style-name="Preformatted_20_Text"><text:bookmark text:name="line1203"/>&lt;td&gt;6&lt;/td&gt;</text:p>
      <text:p text:style-name="Preformatted_20_Text"><text:bookmark text:name="line1204"/>&lt;td&gt;4&lt;/td&gt;</text:p>
      <text:p text:style-name="Preformatted_20_Text"><text:bookmark text:name="line1205"/>&lt;td&gt;6</text:p>
      <text:p text:style-name="Preformatted_20_Text"><text:bookmark text:name="line1206"/><text:soft-page-break/>&lt;/td&gt;&lt;/tr&gt;</text:p>
      <text:p text:style-name="Preformatted_20_Text"><text:bookmark text:name="line1207"/>&lt;tr&gt;</text:p>
      <text:p text:style-name="Preformatted_20_Text"><text:bookmark text:name="line1208"/>&lt;td&gt;2&lt;/td&gt;</text:p>
      <text:p text:style-name="Preformatted_20_Text"><text:bookmark text:name="line1209"/>&lt;td align="left"&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lt;/td&gt;</text:p>
      <text:p text:style-name="Preformatted_20_Text"><text:bookmark text:name="line1210"/>&lt;td&gt;19&lt;/td&gt;</text:p>
      <text:p text:style-name="Preformatted_20_Text"><text:bookmark text:name="line1211"/>&lt;td&gt;-&lt;/td&gt;</text:p>
      <text:p text:style-name="Preformatted_20_Text"><text:bookmark text:name="line1212"/>&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213"/>&lt;td&gt;10&lt;/td&gt;</text:p>
      <text:p text:style-name="Preformatted_20_Text"><text:bookmark text:name="line1214"/>&lt;td&gt;-&lt;/td&gt;</text:p>
      <text:p text:style-name="Preformatted_20_Text"><text:bookmark text:name="line1215"/>&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16"/>&lt;td&gt;4&lt;/td&gt;</text:p>
      <text:p text:style-name="Preformatted_20_Text"><text:bookmark text:name="line1217"/>&lt;td&gt;6&lt;/td&gt;</text:p>
      <text:p text:style-name="Preformatted_20_Text"><text:bookmark text:name="line1218"/>&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19"/>&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220"/>&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text:soft-page-break/>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21"/>&lt;td&gt;5&lt;/td&gt;</text:p>
      <text:p text:style-name="Preformatted_20_Text"><text:bookmark text:name="line1222"/>&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23"/>&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24"/>&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25"/>&lt;td&gt;5&lt;/td&gt;</text:p>
      <text:p text:style-name="Preformatted_20_Text"><text:bookmark text:name="line1226"/>&lt;td&gt;7&lt;/td&gt;</text:p>
      <text:p text:style-name="Preformatted_20_Text"><text:bookmark text:name="line1227"/>&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28"/>&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229"/>&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text:soft-page-break/>Bronze_medal_world_centered-2.svg.png 2x" data-file-width="300" data-file-height="300" /&gt;&lt;/span&gt;&lt;/td&gt;</text:p>
      <text:p text:style-name="Preformatted_20_Text"><text:bookmark text:name="line1230"/>&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31"/>&lt;td&gt;22</text:p>
      <text:p text:style-name="Preformatted_20_Text"><text:bookmark text:name="line1232"/>&lt;/td&gt;&lt;/tr&gt;</text:p>
      <text:p text:style-name="Preformatted_20_Text"><text:bookmark text:name="line1233"/>&lt;tr&gt;</text:p>
      <text:p text:style-name="Preformatted_20_Text"><text:bookmark text:name="line1234"/>&lt;td&gt;3&lt;/td&gt;</text:p>
      <text:p text:style-name="Preformatted_20_Text"><text:bookmark text:name="line1235"/>&lt;td align="left"&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lt;/td&gt;</text:p>
      <text:p text:style-name="Preformatted_20_Text"><text:bookmark text:name="line1236"/>&lt;td&gt;18&lt;/td&gt;</text:p>
      <text:p text:style-name="Preformatted_20_Text"><text:bookmark text:name="line1237"/>&lt;td&gt;-&lt;/td&gt;</text:p>
      <text:p text:style-name="Preformatted_20_Text"><text:bookmark text:name="line1238"/>&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39"/>&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40"/>&lt;td&gt;7&lt;/td&gt;</text:p>
      <text:p text:style-name="Preformatted_20_Text"><text:bookmark text:name="line1241"/>&lt;td&gt;10&lt;/td&gt;</text:p>
      <text:p text:style-name="Preformatted_20_Text"><text:bookmark text:name="line1242"/>&lt;td&gt;-&lt;/td&gt;</text:p>
      <text:p text:style-name="Preformatted_20_Text"><text:bookmark text:name="line1243"/>&lt;td&gt;9&lt;/td&gt;</text:p>
      <text:p text:style-name="Preformatted_20_Text"><text:bookmark text:name="line1244"/>&lt;td&gt;9&lt;/td&gt;</text:p>
      <text:p text:style-name="Preformatted_20_Text"><text:bookmark text:name="line1245"/>&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46"/>&lt;td&gt;10&lt;/td&gt;</text:p>
      <text:p text:style-name="Preformatted_20_Text"><text:bookmark text:name="line1247"/>&lt;td&gt;4&lt;/td&gt;</text:p>
      <text:p text:style-name="Preformatted_20_Text"><text:bookmark text:name="line1248"/><text:soft-page-break/>&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49"/>&lt;td&gt;12&lt;/td&gt;</text:p>
      <text:p text:style-name="Preformatted_20_Text"><text:bookmark text:name="line1250"/>&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251"/>&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52"/>&lt;td&gt;5&lt;/td&gt;</text:p>
      <text:p text:style-name="Preformatted_20_Text"><text:bookmark text:name="line1253"/>&lt;td&gt;15&lt;/td&gt;</text:p>
      <text:p text:style-name="Preformatted_20_Text"><text:bookmark text:name="line1254"/>&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55"/>&lt;td&gt;26&lt;/td&gt;</text:p>
      <text:p text:style-name="Preformatted_20_Text"><text:bookmark text:name="line1256"/>&lt;td&gt;22&lt;/td&gt;</text:p>
      <text:p text:style-name="Preformatted_20_Text"><text:bookmark text:name="line1257"/>&lt;td&gt;-</text:p>
      <text:p text:style-name="Preformatted_20_Text"><text:bookmark text:name="line1258"/>&lt;/td&gt;&lt;/tr&gt;</text:p>
      <text:p text:style-name="Preformatted_20_Text"><text:bookmark text:name="line1259"/>&lt;tr&gt;</text:p>
      <text:p text:style-name="Preformatted_20_Text"><text:bookmark text:name="line1260"/>&lt;td&gt;4&lt;/td&gt;</text:p>
      <text:p text:style-name="Preformatted_20_Text"><text:bookmark text:name="line1261"/>&lt;td align="left"&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lt;/td&gt;</text:p>
      <text:p text:style-name="Preformatted_20_Text"><text:bookmark text:name="line1262"/>&lt;td&gt;17&lt;/td&gt;</text:p>
      <text:p text:style-name="Preformatted_20_Text"><text:bookmark text:name="line1263"/>&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text:soft-page-break/>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64"/>&lt;td&gt;9&lt;/td&gt;</text:p>
      <text:p text:style-name="Preformatted_20_Text"><text:bookmark text:name="line1265"/>&lt;td&gt;-&lt;/td&gt;</text:p>
      <text:p text:style-name="Preformatted_20_Text"><text:bookmark text:name="line1266"/>&lt;td&gt;-&lt;/td&gt;</text:p>
      <text:p text:style-name="Preformatted_20_Text"><text:bookmark text:name="line1267"/>&lt;td&gt;-&lt;/td&gt;</text:p>
      <text:p text:style-name="Preformatted_20_Text"><text:bookmark text:name="line1268"/>&lt;td&gt;13&lt;/td&gt;</text:p>
      <text:p text:style-name="Preformatted_20_Text"><text:bookmark text:name="line1269"/>&lt;td&gt;10&lt;/td&gt;</text:p>
      <text:p text:style-name="Preformatted_20_Text"><text:bookmark text:name="line1270"/>&lt;td&gt;5&lt;/td&gt;</text:p>
      <text:p text:style-name="Preformatted_20_Text"><text:bookmark text:name="line1271"/>&lt;td&gt;-&lt;/td&gt;</text:p>
      <text:p text:style-name="Preformatted_20_Text"><text:bookmark text:name="line1272"/>&lt;td&gt;7&lt;/td&gt;</text:p>
      <text:p text:style-name="Preformatted_20_Text"><text:bookmark text:name="line1273"/>&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74"/>&lt;td&gt;11&lt;/td&gt;</text:p>
      <text:p text:style-name="Preformatted_20_Text"><text:bookmark text:name="line1275"/>&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276"/>&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77"/>&lt;td&gt;10&lt;/td&gt;</text:p>
      <text:p text:style-name="Preformatted_20_Text"><text:bookmark text:name="line1278"/>&lt;td&gt;6&lt;/td&gt;</text:p>
      <text:p text:style-name="Preformatted_20_Text"><text:bookmark text:name="line1279"/>&lt;td&gt;18&lt;/td&gt;</text:p>
      <text:p text:style-name="Preformatted_20_Text"><text:bookmark text:name="line1280"/>&lt;td&gt;6&lt;/td&gt;</text:p>
      <text:p text:style-name="Preformatted_20_Text"><text:bookmark text:name="line1281"/>&lt;td&gt;5&lt;/td&gt;</text:p>
      <text:p text:style-name="Preformatted_20_Text"><text:bookmark text:name="line1282"/>&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td&gt;</text:p>
      <text:p text:style-name="Preformatted_20_Text"><text:bookmark text:name="line1283"/>&lt;td&gt;16</text:p>
      <text:p text:style-name="Preformatted_20_Text"><text:bookmark text:name="line1284"/>&lt;/td&gt;&lt;/tr&gt;</text:p>
      <text:p text:style-name="Preformatted_20_Text"><text:bookmark text:name="line1285"/>&lt;tr&gt;</text:p>
      <text:p text:style-name="Preformatted_20_Text"><text:bookmark text:name="line1286"/>&lt;td&gt;5&lt;/td&gt;</text:p>
      <text:p text:style-name="Preformatted_20_Text"><text:bookmark text:name="line1287"/><text:soft-page-break/>&lt;td align="left"&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lt;/td&gt;</text:p>
      <text:p text:style-name="Preformatted_20_Text"><text:bookmark text:name="line1288"/>&lt;td&gt;15&lt;/td&gt;</text:p>
      <text:p text:style-name="Preformatted_20_Text"><text:bookmark text:name="line1289"/>&lt;td&gt;7&lt;/td&gt;</text:p>
      <text:p text:style-name="Preformatted_20_Text"><text:bookmark text:name="line1290"/>&lt;td&gt;9&lt;/td&gt;</text:p>
      <text:p text:style-name="Preformatted_20_Text"><text:bookmark text:name="line1291"/>&lt;td&gt;6&lt;/td&gt;</text:p>
      <text:p text:style-name="Preformatted_20_Text"><text:bookmark text:name="line1292"/>&lt;td&gt;-&lt;/td&gt;</text:p>
      <text:p text:style-name="Preformatted_20_Text"><text:bookmark text:name="line1293"/>&lt;td&gt;11&lt;/td&gt;</text:p>
      <text:p text:style-name="Preformatted_20_Text"><text:bookmark text:name="line1294"/>&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295"/>&lt;td&gt;-&lt;/td&gt;</text:p>
      <text:p text:style-name="Preformatted_20_Text"><text:bookmark text:name="line1296"/>&lt;td&gt;13&lt;/td&gt;</text:p>
      <text:p text:style-name="Preformatted_20_Text"><text:bookmark text:name="line1297"/>&lt;td&gt;-&lt;/td&gt;</text:p>
      <text:p text:style-name="Preformatted_20_Text"><text:bookmark text:name="line1298"/>&lt;td&gt;-&lt;/td&gt;</text:p>
      <text:p text:style-name="Preformatted_20_Text"><text:bookmark text:name="line1299"/>&lt;td&gt;12&lt;/td&gt;</text:p>
      <text:p text:style-name="Preformatted_20_Text"><text:bookmark text:name="line1300"/>&lt;td&gt;4&lt;/td&gt;</text:p>
      <text:p text:style-name="Preformatted_20_Text"><text:bookmark text:name="line1301"/>&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td&gt;</text:p>
      <text:p text:style-name="Preformatted_20_Text"><text:bookmark text:name="line1302"/>&lt;td&gt;-&lt;/td&gt;</text:p>
      <text:p text:style-name="Preformatted_20_Text"><text:bookmark text:name="line1303"/>&lt;td&gt;-&lt;/td&gt;</text:p>
      <text:p text:style-name="Preformatted_20_Text"><text:bookmark text:name="line1304"/>&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305"/>&lt;td&gt;28&lt;/td&gt;</text:p>
      <text:p text:style-name="Preformatted_20_Text"><text:bookmark text:name="line1306"/>&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text:soft-page-break/>Silver_medal_world_centered-2.svg.png 2x" data-file-width="300" data-file-height="300" /&gt;&lt;/span&gt;&lt;/td&gt;</text:p>
      <text:p text:style-name="Preformatted_20_Text"><text:bookmark text:name="line1307"/>&lt;td&gt;29&lt;/td&gt;</text:p>
      <text:p text:style-name="Preformatted_20_Text"><text:bookmark text:name="line1308"/>&lt;td&gt;7&lt;/td&gt;</text:p>
      <text:p text:style-name="Preformatted_20_Text"><text:bookmark text:name="line1309"/>&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text:p>
      <text:p text:style-name="Preformatted_20_Text"><text:bookmark text:name="line1310"/>&lt;/td&gt;&lt;/tr&gt;</text:p>
      <text:p text:style-name="Preformatted_20_Text"><text:bookmark text:name="line1311"/>&lt;tr&gt;</text:p>
      <text:p text:style-name="Preformatted_20_Text"><text:bookmark text:name="line1312"/>&lt;td&gt;6&lt;/td&gt;</text:p>
      <text:p text:style-name="Preformatted_20_Text"><text:bookmark text:name="line1313"/>&lt;td align="left"&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lt;/td&gt;</text:p>
      <text:p text:style-name="Preformatted_20_Text"><text:bookmark text:name="line1314"/>&lt;td&gt;13&lt;/td&gt;</text:p>
      <text:p text:style-name="Preformatted_20_Text"><text:bookmark text:name="line1315"/>&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316"/>&lt;td&gt;-&lt;/td&gt;</text:p>
      <text:p text:style-name="Preformatted_20_Text"><text:bookmark text:name="line1317"/>&lt;td&gt;-&lt;/td&gt;</text:p>
      <text:p text:style-name="Preformatted_20_Text"><text:bookmark text:name="line1318"/>&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319"/>&lt;td&gt;4&lt;/td&gt;</text:p>
      <text:p text:style-name="Preformatted_20_Text"><text:bookmark text:name="line1320"/>&lt;td&gt;-&lt;/td&gt;</text:p>
      <text:p text:style-name="Preformatted_20_Text"><text:bookmark text:name="line1321"/>&lt;td&gt;12&lt;/td&gt;</text:p>
      <text:p text:style-name="Preformatted_20_Text"><text:bookmark text:name="line1322"/>&lt;td&gt;7&lt;/td&gt;</text:p>
      <text:p text:style-name="Preformatted_20_Text"><text:bookmark text:name="line1323"/>&lt;td&gt;4&lt;/td&gt;</text:p>
      <text:p text:style-name="Preformatted_20_Text"><text:bookmark text:name="line1324"/>&lt;td&gt;13&lt;/td&gt;</text:p>
      <text:p text:style-name="Preformatted_20_Text"><text:bookmark text:name="line1325"/>&lt;td&gt;-&lt;/td&gt;</text:p>
      <text:p text:style-name="Preformatted_20_Text"><text:bookmark text:name="line1326"/>&lt;td&gt;-&lt;/td&gt;</text:p>
      <text:p text:style-name="Preformatted_20_Text"><text:bookmark text:name="line1327"/>&lt;td&gt;16&lt;/td&gt;</text:p>
      <text:p text:style-name="Preformatted_20_Text"><text:bookmark text:name="line1328"/>&lt;td&gt;16&lt;/td&gt;</text:p>
      <text:p text:style-name="Preformatted_20_Text"><text:bookmark text:name="line1329"/>&lt;td&gt;-&lt;/td&gt;</text:p>
      <text:p text:style-name="Preformatted_20_Text"><text:bookmark text:name="line1330"/>&lt;td&gt;-&lt;/td&gt;</text:p>
      <text:p text:style-name="Preformatted_20_Text"><text:bookmark text:name="line1331"/>&lt;td&gt;26&lt;/td&gt;</text:p>
      <text:p text:style-name="Preformatted_20_Text"><text:bookmark text:name="line1332"/>&lt;td&gt;-&lt;/td&gt;</text:p>
      <text:p text:style-name="Preformatted_20_Text"><text:bookmark text:name="line1333"/><text:soft-page-break/>&lt;td&gt;4&lt;/td&gt;</text:p>
      <text:p text:style-name="Preformatted_20_Text"><text:bookmark text:name="line1334"/>&lt;td&gt;12&lt;/td&gt;</text:p>
      <text:p text:style-name="Preformatted_20_Text"><text:bookmark text:name="line1335"/>&lt;td&gt;5</text:p>
      <text:p text:style-name="Preformatted_20_Text"><text:bookmark text:name="line1336"/>&lt;/td&gt;&lt;/tr&gt;</text:p>
      <text:p text:style-name="Preformatted_20_Text"><text:bookmark text:name="line1337"/>&lt;tr&gt;</text:p>
      <text:p text:style-name="Preformatted_20_Text"><text:bookmark text:name="line1338"/>&lt;td&gt;7&lt;/td&gt;</text:p>
      <text:p text:style-name="Preformatted_20_Text"><text:bookmark text:name="line1339"/>&lt;td align="left"&gt;&lt;span class="nowrap"&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lt;/span&gt;&lt;/td&gt;</text:p>
      <text:p text:style-name="Preformatted_20_Text"><text:bookmark text:name="line1340"/>&lt;td&gt;15&lt;/td&gt;</text:p>
      <text:p text:style-name="Preformatted_20_Text"><text:bookmark text:name="line1341"/>&lt;td&gt;-&lt;/td&gt;</text:p>
      <text:p text:style-name="Preformatted_20_Text"><text:bookmark text:name="line1342"/>&lt;td&gt;-&lt;/td&gt;</text:p>
      <text:p text:style-name="Preformatted_20_Text"><text:bookmark text:name="line1343"/>&lt;td&gt;-&lt;/td&gt;</text:p>
      <text:p text:style-name="Preformatted_20_Text"><text:bookmark text:name="line1344"/>&lt;td&gt;8&lt;/td&gt;</text:p>
      <text:p text:style-name="Preformatted_20_Text"><text:bookmark text:name="line1345"/>&lt;td&gt;6&lt;/td&gt;</text:p>
      <text:p text:style-name="Preformatted_20_Text"><text:bookmark text:name="line1346"/>&lt;td&gt;11&lt;/td&gt;</text:p>
      <text:p text:style-name="Preformatted_20_Text"><text:bookmark text:name="line1347"/>&lt;td&gt;8&lt;/td&gt;</text:p>
      <text:p text:style-name="Preformatted_20_Text"><text:bookmark text:name="line1348"/>&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349"/>&lt;td&gt;8&lt;/td&gt;</text:p>
      <text:p text:style-name="Preformatted_20_Text"><text:bookmark text:name="line1350"/>&lt;td&gt;-&lt;/td&gt;</text:p>
      <text:p text:style-name="Preformatted_20_Text"><text:bookmark text:name="line1351"/>&lt;td&gt;-&lt;/td&gt;</text:p>
      <text:p text:style-name="Preformatted_20_Text"><text:bookmark text:name="line1352"/>&lt;td&gt;6&lt;/td&gt;</text:p>
      <text:p text:style-name="Preformatted_20_Text"><text:bookmark text:name="line1353"/>&lt;td&gt;8&lt;/td&gt;</text:p>
      <text:p text:style-name="Preformatted_20_Text"><text:bookmark text:name="line1354"/>&lt;td&gt;4&lt;/td&gt;</text:p>
      <text:p text:style-name="Preformatted_20_Text"><text:bookmark text:name="line1355"/>&lt;td&gt;-&lt;/td&gt;</text:p>
      <text:p text:style-name="Preformatted_20_Text"><text:bookmark text:name="line1356"/>&lt;td&gt;9&lt;/td&gt;</text:p>
      <text:p text:style-name="Preformatted_20_Text"><text:bookmark text:name="line1357"/>&lt;td&gt;6&lt;/td&gt;</text:p>
      <text:p text:style-name="Preformatted_20_Text"><text:bookmark text:name="line1358"/>&lt;td&gt;7&lt;/td&gt;</text:p>
      <text:p text:style-name="Preformatted_20_Text"><text:bookmark text:name="line1359"/>&lt;td&gt;13&lt;/td&gt;</text:p>
      <text:p text:style-name="Preformatted_20_Text"><text:bookmark text:name="line1360"/>&lt;td&gt;26&lt;/td&gt;</text:p>
      <text:p text:style-name="Preformatted_20_Text"><text:bookmark text:name="line1361"/>&lt;td&gt;4</text:p>
      <text:p text:style-name="Preformatted_20_Text"><text:bookmark text:name="line1362"/>&lt;/td&gt;&lt;/tr&gt;</text:p>
      <text:p text:style-name="Preformatted_20_Text"><text:bookmark text:name="line1363"/>&lt;tr&gt;</text:p>
      <text:p text:style-name="Preformatted_20_Text"><text:bookmark text:name="line1364"/>&lt;td&gt;8&lt;/td&gt;</text:p>
      <text:p text:style-name="Preformatted_20_Text"><text:bookmark text:name="line1365"/>&lt;td align="left"&gt;&lt;span class="nowrap"&gt;&lt;span class="flagicon"&gt;&lt;a href="<text:a xlink:type="simple" xlink:href="view-source:https://fr.wikipedia.org/wiki/Fichier:Flag_of_Spain.svg" text:style-name="Internet_20_link" text:visited-style-name="Visited_20_Internet_20_Link">/wiki/Fichier:Flag_of_Spain.svg</text:a>" class="image" title="Drapeau&amp;#160;: Espagne"&gt;&lt;img alt="Drapeau&amp;#160;: Espagne" src="<text:a xlink:type="simple" xlink:href="view-source:https://upload.wikimedia.org/wikipedia/commons/thumb/9/9a/Flag_of_Spain.svg/20px-Flag_of_Spain.svg.png" text:style-name="Internet_20_link" text:visited-style-name="Visited_20_Internet_20_Link">//upload.wikimedia.org/wikipedia/commons/thumb/9/9a/Flag_of_Spain.svg/20px-Flag_of_Spain.svg.png</text:a>" width="20" height="13" class="noviewer thumbborder" srcset="//upload.wikimedia.org/wikipedia/commons/thumb/9/9a/Flag_of_Spain.svg/30px-Flag_of_Spain.svg.png 1.5x, //upload.wikimedia.org/wikipedia/commons/thumb/9/9a/Flag_of_Spain.svg/40px-Flag_of_Spain.svg.png 2x" data-file-width="750" data-file-height="500" <text:soft-page-break/>/&gt;&lt;/a&gt;&lt;/span&gt; &lt;a href="<text:a xlink:type="simple" xlink:href="view-source:https://fr.wikipedia.org/wiki/Équipe_d%27Espagne_de_football" text:style-name="Internet_20_link" text:visited-style-name="Visited_20_Internet_20_Link">/wiki/%C3%89quipe_d%27Espagne_de_football</text:a>" title="Équipe d&amp;#39;Espagne de football"&gt;Espagne&lt;/a&gt;&lt;/span&gt;&lt;/td&gt;</text:p>
      <text:p text:style-name="Preformatted_20_Text"><text:bookmark text:name="line1366"/>&lt;td&gt;15&lt;/td&gt;</text:p>
      <text:p text:style-name="Preformatted_20_Text"><text:bookmark text:name="line1367"/>&lt;td&gt;-&lt;/td&gt;</text:p>
      <text:p text:style-name="Preformatted_20_Text"><text:bookmark text:name="line1368"/>&lt;td&gt;5&lt;/td&gt;</text:p>
      <text:p text:style-name="Preformatted_20_Text"><text:bookmark text:name="line1369"/>&lt;td&gt;-&lt;/td&gt;</text:p>
      <text:p text:style-name="Preformatted_20_Text"><text:bookmark text:name="line1370"/>&lt;td&gt;4&lt;/td&gt;</text:p>
      <text:p text:style-name="Preformatted_20_Text"><text:bookmark text:name="line1371"/>&lt;td&gt;-&lt;/td&gt;</text:p>
      <text:p text:style-name="Preformatted_20_Text"><text:bookmark text:name="line1372"/>&lt;td&gt;-&lt;/td&gt;</text:p>
      <text:p text:style-name="Preformatted_20_Text"><text:bookmark text:name="line1373"/>&lt;td&gt;13&lt;/td&gt;</text:p>
      <text:p text:style-name="Preformatted_20_Text"><text:bookmark text:name="line1374"/>&lt;td&gt;10&lt;/td&gt;</text:p>
      <text:p text:style-name="Preformatted_20_Text"><text:bookmark text:name="line1375"/>&lt;td&gt;-&lt;/td&gt;</text:p>
      <text:p text:style-name="Preformatted_20_Text"><text:bookmark text:name="line1376"/>&lt;td&gt;-&lt;/td&gt;</text:p>
      <text:p text:style-name="Preformatted_20_Text"><text:bookmark text:name="line1377"/>&lt;td&gt;10&lt;/td&gt;</text:p>
      <text:p text:style-name="Preformatted_20_Text"><text:bookmark text:name="line1378"/>&lt;td&gt;12&lt;/td&gt;</text:p>
      <text:p text:style-name="Preformatted_20_Text"><text:bookmark text:name="line1379"/>&lt;td&gt;7&lt;/td&gt;</text:p>
      <text:p text:style-name="Preformatted_20_Text"><text:bookmark text:name="line1380"/>&lt;td&gt;10&lt;/td&gt;</text:p>
      <text:p text:style-name="Preformatted_20_Text"><text:bookmark text:name="line1381"/>&lt;td&gt;8&lt;/td&gt;</text:p>
      <text:p text:style-name="Preformatted_20_Text"><text:bookmark text:name="line1382"/>&lt;td&gt;17&lt;/td&gt;</text:p>
      <text:p text:style-name="Preformatted_20_Text"><text:bookmark text:name="line1383"/>&lt;td&gt;5&lt;/td&gt;</text:p>
      <text:p text:style-name="Preformatted_20_Text"><text:bookmark text:name="line1384"/>&lt;td&gt;9&lt;/td&gt;</text:p>
      <text:p text:style-name="Preformatted_20_Text"><text:bookmark text:name="line1385"/>&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td&gt;</text:p>
      <text:p text:style-name="Preformatted_20_Text"><text:bookmark text:name="line1386"/>&lt;td&gt;23&lt;/td&gt;</text:p>
      <text:p text:style-name="Preformatted_20_Text"><text:bookmark text:name="line1387"/>&lt;td&gt;10</text:p>
      <text:p text:style-name="Preformatted_20_Text"><text:bookmark text:name="line1388"/>&lt;/td&gt;&lt;/tr&gt;&lt;/tbody&gt;&lt;/table&gt;</text:p>
      <text:p text:style-name="Preformatted_20_Text"><text:bookmark text:name="line1389"/>&lt;h3&gt;&lt;span id="Bilan_par_conf.C3.A9d.C3.A9rations"&gt;&lt;/span&gt;&lt;span class="mw-headline" id="Bilan_par_confédérations"&gt;Bilan par confédérations&lt;/span&gt;&lt;/h3&gt;</text:p>
      <text:p text:style-name="Preformatted_20_Text"><text:bookmark text:name="line1390"/>&lt;p&gt;Le tableau suivant présente par confédérations un bilan avec le nombre de victoires, de deuxièmes, de troisièmes et de quatrièmes places en Coupe du monde d’une équipe de la confédération.</text:p>
      <text:p text:style-name="Preformatted_20_Text"><text:bookmark text:name="line1391"/>&lt;/p&gt;&lt;p&gt;Les confédérations européenne et nord-américaines ont été créées respectivement en 1954 et en 1961. Le tableau intègre les résultats qui précèdent 1954 et 1961 obtenus par des équipes de ces deux continents dans le bilan respectif des deux confédérations.</text:p>
      <text:p text:style-name="Preformatted_20_Text"><text:bookmark text:name="line1392"/>&lt;/p&gt;</text:p>
      <text:p text:style-name="Preformatted_20_Text"><text:bookmark text:name="line1393"/>&lt;table class="wikitable alternance" style="text-align:center;"&gt;</text:p>
      <text:p text:style-name="Preformatted_20_Text"><text:bookmark text:name="line1394"/></text:p>
      <text:p text:style-name="Preformatted_20_Text"><text:bookmark text:name="line1395"/>&lt;caption&gt;Bilan de la Coupe du monde de football par confédérations</text:p>
      <text:p text:style-name="Preformatted_20_Text"><text:bookmark text:name="line1396"/>&lt;/caption&gt;</text:p>
      <text:p text:style-name="Preformatted_20_Text"><text:bookmark text:name="line1397"/>&lt;tbody&gt;&lt;tr&gt;</text:p>
      <text:p text:style-name="Preformatted_20_Text"><text:bookmark text:name="line1398"/>&lt;th scope="col"&gt;Rang</text:p>
      <text:p text:style-name="Preformatted_20_Text"><text:bookmark text:name="line1399"/>&lt;/th&gt;</text:p>
      <text:p text:style-name="Preformatted_20_Text"><text:bookmark text:name="line1400"/>&lt;th scope="col"&gt;Confédération</text:p>
      <text:p text:style-name="Preformatted_20_Text"><text:bookmark text:name="line1401"/>&lt;/th&gt;</text:p>
      <text:p text:style-name="Preformatted_20_Text"><text:bookmark text:name="line1402"/>&lt;th scope="col"&gt;Vainqueur</text:p>
      <text:p text:style-name="Preformatted_20_Text"><text:bookmark text:name="line1403"/>&lt;/th&gt;</text:p>
      <text:p text:style-name="Preformatted_20_Text"><text:bookmark text:name="line1404"/>&lt;th scope="col"&gt;Finaliste</text:p>
      <text:p text:style-name="Preformatted_20_Text"><text:bookmark text:name="line1405"/>&lt;/th&gt;</text:p>
      <text:p text:style-name="Preformatted_20_Text"><text:bookmark text:name="line1406"/>&lt;th scope="col"&gt;Troisième</text:p>
      <text:p text:style-name="Preformatted_20_Text"><text:bookmark text:name="line1407"/>&lt;/th&gt;</text:p>
      <text:p text:style-name="Preformatted_20_Text"><text:bookmark text:name="line1408"/>&lt;th scope="col"&gt;Quatrième</text:p>
      <text:p text:style-name="Preformatted_20_Text"><text:bookmark text:name="line1409"/>&lt;/th&gt;</text:p>
      <text:p text:style-name="Preformatted_20_Text"><text:bookmark text:name="line1410"/><text:soft-page-break/>&lt;th scope="col"&gt;Édition(s) gagnée(s)</text:p>
      <text:p text:style-name="Preformatted_20_Text"><text:bookmark text:name="line1411"/>&lt;/th&gt;</text:p>
      <text:p text:style-name="Preformatted_20_Text"><text:bookmark text:name="line1412"/>&lt;th scope="col"&gt;Nombre d’éditions organisées</text:p>
      <text:p text:style-name="Preformatted_20_Text"><text:bookmark text:name="line1413"/>&lt;/th&gt;</text:p>
      <text:p text:style-name="Preformatted_20_Text"><text:bookmark text:name="line1414"/>&lt;th scope="col"&gt;Editions organisées</text:p>
      <text:p text:style-name="Preformatted_20_Text"><text:bookmark text:name="line1415"/>&lt;/th&gt;</text:p>
      <text:p text:style-name="Preformatted_20_Text"><text:bookmark text:name="line1416"/>&lt;th scope="col"&gt;Nombre d’éditions organisées et gagnée(s)</text:p>
      <text:p text:style-name="Preformatted_20_Text"><text:bookmark text:name="line1417"/>&lt;/th&gt;</text:p>
      <text:p text:style-name="Preformatted_20_Text"><text:bookmark text:name="line1418"/>&lt;th scope="col"&gt;Editions organisées et gagnée(s)</text:p>
      <text:p text:style-name="Preformatted_20_Text"><text:bookmark text:name="line1419"/>&lt;/th&gt;</text:p>
      <text:p text:style-name="Preformatted_20_Text"><text:bookmark text:name="line1420"/>&lt;th scope="col"&gt;Nombre d’éditions organisées et perdu(s)</text:p>
      <text:p text:style-name="Preformatted_20_Text"><text:bookmark text:name="line1421"/>&lt;/th&gt;</text:p>
      <text:p text:style-name="Preformatted_20_Text"><text:bookmark text:name="line1422"/>&lt;th scope="col"&gt;Editions organisées et perdu(s)</text:p>
      <text:p text:style-name="Preformatted_20_Text"><text:bookmark text:name="line1423"/>&lt;/th&gt;</text:p>
      <text:p text:style-name="Preformatted_20_Text"><text:bookmark text:name="line1424"/>&lt;th scope="col"&gt;Confédération non hôte vainqueur</text:p>
      <text:p text:style-name="Preformatted_20_Text"><text:bookmark text:name="line1425"/>&lt;/th&gt;&lt;/tr&gt;</text:p>
      <text:p text:style-name="Preformatted_20_Text"><text:bookmark text:name="line1426"/>&lt;tr&gt;</text:p>
      <text:p text:style-name="Preformatted_20_Text"><text:bookmark text:name="line1427"/>&lt;td&gt;1&lt;/td&gt;</text:p>
      <text:p text:style-name="Preformatted_20_Text"><text:bookmark text:name="line1428"/>&lt;td align="left"&gt;&lt;a href="<text:a xlink:type="simple" xlink:href="view-source:https://fr.wikipedia.org/wiki/Union_des_associations_européennes_de_football" text:style-name="Internet_20_link" text:visited-style-name="Visited_20_Internet_20_Link">/wiki/Union_des_associations_europ%C3%A9ennes_de_football</text:a>" title="Union des associations européennes de football"&gt;UEFA&lt;/a&gt; (Europe)&lt;/td&gt;</text:p>
      <text:p text:style-name="Preformatted_20_Text"><text:bookmark text:name="line1429"/>&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text:soft-page-break/>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text:soft-page-break/>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12&lt;/b&gt;&lt;/td&gt;</text:p>
      <text:p text:style-name="Preformatted_20_Text"><text:bookmark text:name="line1430"/>&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text:soft-page-break/>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text:soft-page-break/>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16&lt;/td&gt;</text:p>
      <text:p text:style-name="Preformatted_20_Text"><text:bookmark text:name="line1431"/>&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text:soft-page-break/>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text:soft-page-break/>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text:soft-page-break/>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7&lt;/td&gt;</text:p>
      <text:p text:style-name="Preformatted_20_Text"><text:bookmark text:name="line1432"/>&lt;td&gt;15</text:p>
      <text:p text:style-name="Preformatted_20_Text"><text:bookmark text:name="line1433"/>&lt;/td&gt;</text:p>
      <text:p text:style-name="Preformatted_20_Text"><text:bookmark text:name="line1434"/>&lt;td&gt;&lt;a href="<text:a xlink:type="simple" xlink:href="view-source:https://fr.wikipedia.org/wiki/Coupe_du_monde_de_football_de_1934" text:style-name="Internet_20_link" text:visited-style-name="Visited_20_Internet_20_Link">/wiki/Coupe_du_monde_de_football_de_1934</text:a>" title="Coupe du monde de football de 1934"&gt;1934&lt;/a&g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t;a href="<text:a xlink:type="simple" xlink:href="view-source:https://fr.wikipedia.org/wiki/Coupe_du_monde_de_football_de_1954" text:style-name="Internet_20_link" text:visited-style-name="Visited_20_Internet_20_Link">/wiki/Coupe_du_monde_de_football_de_1954</text:a>" title="Coupe du monde de football de 1954"&gt;1954&lt;/a&gt;,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lt;a href="<text:a xlink:type="simple" xlink:href="view-source:https://fr.wikipedia.org/wiki/Coupe_du_monde_de_football_de_1990" text:style-name="Internet_20_link" text:visited-style-name="Visited_20_Internet_20_Link">/wiki/Coupe_du_monde_de_football_de_1990</text:a>" title="Coupe du monde de football de 1990"&gt;1990&lt;/a&gt;,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lt;a href="<text:a xlink:type="simple" xlink:href="view-source:https://fr.wikipedia.org/wiki/Coupe_du_monde_de_football_de_2010" text:style-name="Internet_20_link" text:visited-style-name="Visited_20_Internet_20_Link">/wiki/Coupe_du_monde_de_football_de_2010</text:a>" title="Coupe du monde de football de 2010"&gt;2010&lt;/a&gt;, &lt;a href="<text:a xlink:type="simple" xlink:href="view-source:https://fr.wikipedia.org/wiki/Coupe_du_monde_de_football_de_2014" text:style-name="Internet_20_link" text:visited-style-name="Visited_20_Internet_20_Link">/wiki/Coupe_du_monde_de_football_de_2014</text:a>" title="Coupe du monde de football de 2014"&gt;2014&lt;/a&gt; et &lt;a href="<text:a xlink:type="simple" xlink:href="view-source:https://fr.wikipedia.org/wiki/Coupe_du_monde_de_football_de_2018" text:style-name="Internet_20_link" text:visited-style-name="Visited_20_Internet_20_Link">/wiki/Coupe_du_monde_de_football_de_2018</text:a>" title="Coupe du monde de football de 2018"&gt;2018&lt;/a&gt;&lt;/td&gt;</text:p>
      <text:p text:style-name="Preformatted_20_Text"><text:bookmark text:name="line1435"/>&lt;td&gt;11&lt;/td&gt;</text:p>
      <text:p text:style-name="Preformatted_20_Text"><text:bookmark text:name="line1436"/>&lt;td&gt;&lt;a href="<text:a xlink:type="simple" xlink:href="view-source:https://fr.wikipedia.org/wiki/Coupe_du_monde_de_football_de_1934" text:style-name="Internet_20_link" text:visited-style-name="Visited_20_Internet_20_Link">/wiki/Coupe_du_monde_de_football_de_1934</text:a>" title="Coupe du monde de football de 1934"&gt;1934&lt;/a&g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t;a href="<text:a xlink:type="simple" xlink:href="view-source:https://fr.wikipedia.org/wiki/Coupe_du_monde_de_football_de_1954" text:style-name="Internet_20_link" text:visited-style-name="Visited_20_Internet_20_Link">/wiki/Coupe_du_monde_de_football_de_1954</text:a>" title="Coupe du monde de football de 1954"&gt;1954&lt;/a&gt;,&lt;a href="<text:a xlink:type="simple" xlink:href="view-source:https://fr.wikipedia.org/wiki/Coupe_du_monde_de_football_de_1958" text:style-name="Internet_20_link" text:visited-style-name="Visited_20_Internet_20_Link">/wiki/Coupe_du_monde_de_football_de_1958</text:a>" title="Coupe du monde de football de 1958"&gt;1958&lt;/a&gt;,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text:s/>&lt;a href="<text:a xlink:type="simple" xlink:href="view-source:https://fr.wikipedia.org/wiki/Coupe_du_monde_de_football_de_1990" text:style-name="Internet_20_link" text:visited-style-name="Visited_20_Internet_20_Link">/wiki/Coupe_du_monde_de_football_de_1990</text:a>" title="Coupe du monde de football de 1990"&gt;1990&lt;/a&gt;,&lt;a href="<text:a xlink:type="simple" xlink:href="view-source:https://fr.wikipedia.org/wiki/Coupe_du_monde_de_football_de_1998" text:style-name="Internet_20_link" text:visited-style-name="Visited_20_Internet_20_Link">/wiki/Coupe_du_monde_de_football_de_1998</text:a>" title="Coupe du monde de football de 1998"&gt;1998&lt;/a&gt;,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et &lt;a href="<text:a xlink:type="simple" xlink:href="view-source:https://fr.wikipedia.org/wiki/Coupe_du_monde_de_football_de_2018" text:style-name="Internet_20_link" text:visited-style-name="Visited_20_Internet_20_Link">/wiki/Coupe_du_monde_de_football_de_2018</text:a>" title="Coupe du monde de football de 2018"&gt;2018&lt;/a&gt;&lt;/td&gt;</text:p>
      <text:p text:style-name="Preformatted_20_Text"><text:bookmark text:name="line1437"/>&lt;td&gt;10&lt;/td&gt;</text:p>
      <text:p text:style-name="Preformatted_20_Text"><text:bookmark text:name="line1438"/>&lt;td&gt;&lt;a href="<text:a xlink:type="simple" xlink:href="view-source:https://fr.wikipedia.org/wiki/Coupe_du_monde_de_football_de_1934" text:style-name="Internet_20_link" text:visited-style-name="Visited_20_Internet_20_Link">/wiki/Coupe_du_monde_de_football_de_1934</text:a>" title="Coupe du monde de football de 1934"&gt;1934&lt;/a&g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t;a href="<text:a xlink:type="simple" xlink:href="view-source:https://fr.wikipedia.org/wiki/Coupe_du_monde_de_football_de_1954" text:style-name="Internet_20_link" text:visited-style-name="Visited_20_Internet_20_Link">/wiki/Coupe_du_monde_de_football_de_1954</text:a>" title="Coupe du monde de football de 1954"&gt;1954&lt;/a&gt;,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lt;a href="<text:a xlink:type="simple" xlink:href="view-source:https://fr.wikipedia.org/wiki/Coupe_du_monde_de_football_de_1982" text:style-name="Internet_20_link" text:visited-style-name="Visited_20_Internet_20_Link">/wiki/Coupe_du_monde_de_football_de_1982</text:a>" title="Coupe <text:soft-page-break/>du monde de football de 1982"&gt;1982&lt;/a&gt;, <text:s/>&lt;a href="<text:a xlink:type="simple" xlink:href="view-source:https://fr.wikipedia.org/wiki/Coupe_du_monde_de_football_de_1990" text:style-name="Internet_20_link" text:visited-style-name="Visited_20_Internet_20_Link">/wiki/Coupe_du_monde_de_football_de_1990</text:a>" title="Coupe du monde de football de 1990"&gt;1990&lt;/a&gt;,&lt;a href="<text:a xlink:type="simple" xlink:href="view-source:https://fr.wikipedia.org/wiki/Coupe_du_monde_de_football_de_1998" text:style-name="Internet_20_link" text:visited-style-name="Visited_20_Internet_20_Link">/wiki/Coupe_du_monde_de_football_de_1998</text:a>" title="Coupe du monde de football de 1998"&gt;1998&lt;/a&gt;,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et &lt;a href="<text:a xlink:type="simple" xlink:href="view-source:https://fr.wikipedia.org/wiki/Coupe_du_monde_de_football_de_2018" text:style-name="Internet_20_link" text:visited-style-name="Visited_20_Internet_20_Link">/wiki/Coupe_du_monde_de_football_de_2018</text:a>" title="Coupe du monde de football de 2018"&gt;2018&lt;/a&gt;&lt;/td&gt;</text:p>
      <text:p text:style-name="Preformatted_20_Text"><text:bookmark text:name="line1439"/>&lt;td&gt;1&lt;/td&gt;</text:p>
      <text:p text:style-name="Preformatted_20_Text"><text:bookmark text:name="line1440"/>&lt;td&gt;&lt;a href="<text:a xlink:type="simple" xlink:href="view-source:https://fr.wikipedia.org/wiki/Coupe_du_monde_de_football_de_1958" text:style-name="Internet_20_link" text:visited-style-name="Visited_20_Internet_20_Link">/wiki/Coupe_du_monde_de_football_de_1958</text:a>" title="Coupe du monde de football de 1958"&gt;1958&lt;/a&gt;&lt;/td&gt;</text:p>
      <text:p text:style-name="Preformatted_20_Text"><text:bookmark text:name="line1441"/>&lt;td&gt;&lt;a href="<text:a xlink:type="simple" xlink:href="view-source:https://fr.wikipedia.org/wiki/Confédération_sud-américaine_de_football" text:style-name="Internet_20_link" text:visited-style-name="Visited_20_Internet_20_Link">/wiki/Conf%C3%A9d%C3%A9ration_sud-am%C3%A9ricaine_de_football</text:a>" title="Confédération sud-américaine de football"&gt;CONMEBOL&lt;/a&gt; (1)</text:p>
      <text:p text:style-name="Preformatted_20_Text"><text:bookmark text:name="line1442"/>&lt;/td&gt;&lt;/tr&gt;</text:p>
      <text:p text:style-name="Preformatted_20_Text"><text:bookmark text:name="line1443"/>&lt;tr&gt;</text:p>
      <text:p text:style-name="Preformatted_20_Text"><text:bookmark text:name="line1444"/>&lt;td&gt;2&lt;/td&gt;</text:p>
      <text:p text:style-name="Preformatted_20_Text"><text:bookmark text:name="line1445"/>&lt;td align="left"&gt;&lt;a href="<text:a xlink:type="simple" xlink:href="view-source:https://fr.wikipedia.org/wiki/Confédération_sud-américaine_de_football" text:style-name="Internet_20_link" text:visited-style-name="Visited_20_Internet_20_Link">/wiki/Conf%C3%A9d%C3%A9ration_sud-am%C3%A9ricaine_de_football</text:a>" title="Confédération sud-américaine de football"&gt;CONMEBOL&lt;/a&gt; (Amérique du Sud)&lt;/td&gt;</text:p>
      <text:p text:style-name="Preformatted_20_Text"><text:bookmark text:name="line1446"/>&lt;td&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text:soft-page-break/>//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lt;span data-sort-value="01"&gt;&lt;img alt="Médaille d&amp;#39;or, Coupe du Monde" src="<text:a xlink:type="simple" xlink:href="view-source:https://upload.wikimedia.org/wikipedia/commons/thumb/2/20/Gold_medal_world_centered-2.svg/16px-Gold_medal_world_centered-2.svg.png" text:style-name="Internet_20_link" text:visited-style-name="Visited_20_Internet_20_Link">//upload.wikimedia.org/wikipedia/commons/thumb/2/20/Gold_medal_world_centered-2.svg/16px-Gold_medal_world_centered-2.svg.png</text:a>" title="Médaille d&amp;#39;or, Coupe du Monde" width="16" height="16" srcset="//upload.wikimedia.org/wikipedia/commons/thumb/2/20/Gold_medal_world_centered-2.svg/24px-Gold_medal_world_centered-2.svg.png 1.5x, //upload.wikimedia.org/wikipedia/commons/thumb/2/20/Gold_medal_world_centered-2.svg/32px-Gold_medal_world_centered-2.svg.png 2x" data-file-width="300" data-file-height="300" /&gt;&lt;/span&gt; &lt;b&gt;9 &lt;/b&gt;&lt;/td&gt;</text:p>
      <text:p text:style-name="Preformatted_20_Text"><text:bookmark text:name="line1447"/>&lt;td&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text:a><text:soft-page-break/><text:a xlink:type="simple" xlink:href="view-source:https://upload.wikimedia.org/wikipedia/commons/thumb/1/14/Silver_medal_world_centered-2.svg/16px-Silver_medal_world_centered-2.svg.png" text:style-name="Internet_20_link" text:visited-style-name="Visited_20_Internet_20_Link">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lt;span data-sort-value="02"&gt;&lt;img alt="Médaille d&amp;#39;argent, Coupe du Monde" src="<text:a xlink:type="simple" xlink:href="view-source:https://upload.wikimedia.org/wikipedia/commons/thumb/1/14/Silver_medal_world_centered-2.svg/16px-Silver_medal_world_centered-2.svg.png" text:style-name="Internet_20_link" text:visited-style-name="Visited_20_Internet_20_Link">//upload.wikimedia.org/wikipedia/commons/thumb/1/14/Silver_medal_world_centered-2.svg/16px-Silver_medal_world_centered-2.svg.png</text:a>" title="Médaille d&amp;#39;argent, Coupe du Monde" width="16" height="16" srcset="//upload.wikimedia.org/wikipedia/commons/thumb/1/14/Silver_medal_world_centered-2.svg/24px-Silver_medal_world_centered-2.svg.png 1.5x, //upload.wikimedia.org/wikipedia/commons/thumb/1/14/Silver_medal_world_centered-2.svg/32px-Silver_medal_world_centered-2.svg.png 2x" data-file-width="300" data-file-height="300" /&gt;&lt;/span&gt; 5&lt;/td&gt;</text:p>
      <text:p text:style-name="Preformatted_20_Text"><text:bookmark text:name="line1448"/>&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3&lt;/td&gt;</text:p>
      <text:p text:style-name="Preformatted_20_Text"><text:bookmark text:name="line1449"/>&lt;td&gt;5&lt;/td&gt;</text:p>
      <text:p text:style-name="Preformatted_20_Text"><text:bookmark text:name="line1450"/>&lt;td&gt;&lt;a href="<text:a xlink:type="simple" xlink:href="view-source:https://fr.wikipedia.org/wiki/Coupe_du_monde_de_football_de_1930" text:style-name="Internet_20_link" text:visited-style-name="Visited_20_Internet_20_Link">/wiki/Coupe_du_monde_de_football_de_1930</text:a>" title="Coupe du monde de football de 1930"&gt;1930&lt;/a&gt;, &lt;a href="<text:a xlink:type="simple" xlink:href="view-source:https://fr.wikipedia.org/wiki/Coupe_du_monde_de_football_de_1950" text:style-name="Internet_20_link" text:visited-style-name="Visited_20_Internet_20_Link">/wiki/Coupe_du_monde_de_football_de_1950</text:a>" title="Coupe du monde de football de 1950"&gt;1950&lt;/a&gt;, &lt;a href="<text:a xlink:type="simple" xlink:href="view-source:https://fr.wikipedia.org/wiki/Coupe_du_monde_de_football_de_1958" text:style-name="Internet_20_link" text:visited-style-name="Visited_20_Internet_20_Link">/wiki/Coupe_du_monde_de_football_de_1958</text:a>" title="Coupe du monde de football de 1958"&gt;1958&lt;/a&g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lt;a <text:soft-page-break/>href="<text:a xlink:type="simple" xlink:href="view-source:https://fr.wikipedia.org/wiki/Coupe_du_monde_de_football_de_1970" text:style-name="Internet_20_link" text:visited-style-name="Visited_20_Internet_20_Link">/wiki/Coupe_du_monde_de_football_de_1970</text:a>" title="Coupe du monde de football de 1970"&gt;1970&lt;/a&gt;, &lt;a href="<text:a xlink:type="simple" xlink:href="view-source:https://fr.wikipedia.org/wiki/Coupe_du_monde_de_football_de_1978" text:style-name="Internet_20_link" text:visited-style-name="Visited_20_Internet_20_Link">/wiki/Coupe_du_monde_de_football_de_1978</text:a>" title="Coupe du monde de football de 1978"&gt;1978&lt;/a&gt;, &lt;a href="<text:a xlink:type="simple" xlink:href="view-source:https://fr.wikipedia.org/wiki/Coupe_du_monde_de_football_de_1986" text:style-name="Internet_20_link" text:visited-style-name="Visited_20_Internet_20_Link">/wiki/Coupe_du_monde_de_football_de_1986</text:a>" title="Coupe du monde de football de 1986"&gt;1986&lt;/a&gt;, &lt;a href="<text:a xlink:type="simple" xlink:href="view-source:https://fr.wikipedia.org/wiki/Coupe_du_monde_de_football_de_1994" text:style-name="Internet_20_link" text:visited-style-name="Visited_20_Internet_20_Link">/wiki/Coupe_du_monde_de_football_de_1994</text:a>" title="Coupe du monde de football de 1994"&gt;1994&lt;/a&gt; et &lt;a href="<text:a xlink:type="simple" xlink:href="view-source:https://fr.wikipedia.org/wiki/Coupe_du_monde_de_football_de_2002" text:style-name="Internet_20_link" text:visited-style-name="Visited_20_Internet_20_Link">/wiki/Coupe_du_monde_de_football_de_2002</text:a>" title="Coupe du monde de football de 2002"&gt;2002&lt;/a&gt;&lt;/td&gt;</text:p>
      <text:p text:style-name="Preformatted_20_Text"><text:bookmark text:name="line1451"/>&lt;td&gt;5&lt;/td&gt;</text:p>
      <text:p text:style-name="Preformatted_20_Text"><text:bookmark text:name="line1452"/>&lt;td&gt;&lt;a href="<text:a xlink:type="simple" xlink:href="view-source:https://fr.wikipedia.org/wiki/Coupe_du_monde_de_football_de_1930" text:style-name="Internet_20_link" text:visited-style-name="Visited_20_Internet_20_Link">/wiki/Coupe_du_monde_de_football_de_1930</text:a>" title="Coupe du monde de football de 1930"&gt;1930&lt;/a&gt;, &lt;a href="<text:a xlink:type="simple" xlink:href="view-source:https://fr.wikipedia.org/wiki/Coupe_du_monde_de_football_de_1950" text:style-name="Internet_20_link" text:visited-style-name="Visited_20_Internet_20_Link">/wiki/Coupe_du_monde_de_football_de_1950</text:a>" title="Coupe du monde de football de 1950"&gt;1950&lt;/a&g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lt;a href="<text:a xlink:type="simple" xlink:href="view-source:https://fr.wikipedia.org/wiki/Coupe_du_monde_de_football_de_1978" text:style-name="Internet_20_link" text:visited-style-name="Visited_20_Internet_20_Link">/wiki/Coupe_du_monde_de_football_de_1978</text:a>" title="Coupe du monde de football de 1978"&gt;1978&lt;/a&gt; et &lt;a href="<text:a xlink:type="simple" xlink:href="view-source:https://fr.wikipedia.org/wiki/Coupe_du_monde_de_football_de_2014" text:style-name="Internet_20_link" text:visited-style-name="Visited_20_Internet_20_Link">/wiki/Coupe_du_monde_de_football_de_2014</text:a>" title="Coupe du monde de football de 2014"&gt;2014&lt;/a&gt;&lt;/td&gt;</text:p>
      <text:p text:style-name="Preformatted_20_Text"><text:bookmark text:name="line1453"/>&lt;td&gt;4&lt;/td&gt;</text:p>
      <text:p text:style-name="Preformatted_20_Text"><text:bookmark text:name="line1454"/>&lt;td&gt;&lt;a href="<text:a xlink:type="simple" xlink:href="view-source:https://fr.wikipedia.org/wiki/Coupe_du_monde_de_football_de_1930" text:style-name="Internet_20_link" text:visited-style-name="Visited_20_Internet_20_Link">/wiki/Coupe_du_monde_de_football_de_1930</text:a>" title="Coupe du monde de football de 1930"&gt;1930&lt;/a&gt;, &lt;a href="<text:a xlink:type="simple" xlink:href="view-source:https://fr.wikipedia.org/wiki/Coupe_du_monde_de_football_de_1950" text:style-name="Internet_20_link" text:visited-style-name="Visited_20_Internet_20_Link">/wiki/Coupe_du_monde_de_football_de_1950</text:a>" title="Coupe du monde de football de 1950"&gt;1950&lt;/a&g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lt;a href="<text:a xlink:type="simple" xlink:href="view-source:https://fr.wikipedia.org/wiki/Coupe_du_monde_de_football_de_1978" text:style-name="Internet_20_link" text:visited-style-name="Visited_20_Internet_20_Link">/wiki/Coupe_du_monde_de_football_de_1978</text:a>" title="Coupe du monde de football de 1978"&gt;1978&lt;/a&gt;&lt;/td&gt;</text:p>
      <text:p text:style-name="Preformatted_20_Text"><text:bookmark text:name="line1455"/>&lt;td&gt;1&lt;/td&gt;</text:p>
      <text:p text:style-name="Preformatted_20_Text"><text:bookmark text:name="line1456"/>&lt;td&gt;&lt;a href="<text:a xlink:type="simple" xlink:href="view-source:https://fr.wikipedia.org/wiki/Coupe_du_monde_de_football_de_2014" text:style-name="Internet_20_link" text:visited-style-name="Visited_20_Internet_20_Link">/wiki/Coupe_du_monde_de_football_de_2014</text:a>" title="Coupe du monde de football de 2014"&gt;2014&lt;/a&gt;&lt;/td&gt;</text:p>
      <text:p text:style-name="Preformatted_20_Text"><text:bookmark text:name="line1457"/>&lt;td&gt;&lt;a href="<text:a xlink:type="simple" xlink:href="view-source:https://fr.wikipedia.org/wiki/Union_des_associations_européennes_de_football" text:style-name="Internet_20_link" text:visited-style-name="Visited_20_Internet_20_Link">/wiki/Union_des_associations_europ%C3%A9ennes_de_football</text:a>" title="Union des associations européennes de football"&gt;UEFA&lt;/a&gt; (1)</text:p>
      <text:p text:style-name="Preformatted_20_Text"><text:bookmark text:name="line1458"/>&lt;/td&gt;&lt;/tr&gt;</text:p>
      <text:p text:style-name="Preformatted_20_Text"><text:bookmark text:name="line1459"/>&lt;tr&gt;</text:p>
      <text:p text:style-name="Preformatted_20_Text"><text:bookmark text:name="line1460"/>&lt;td&gt;3&lt;/td&gt;</text:p>
      <text:p text:style-name="Preformatted_20_Text"><text:bookmark text:name="line1461"/>&lt;td align="left"&gt;&lt;a href="<text:a xlink:type="simple" xlink:href="view-source:https://fr.wikipedia.org/wiki/Confédération_de_football_d%27Amérique_du_Nord,_d%27Amérique_centrale_et_des_Caraïbes" text:style-name="Internet_20_link" text:visited-style-name="Visited_20_Internet_20_Link">/wiki/Conf%C3%A9d%C3%A9ration_de_football_d%27Am%C3%A9rique_du_Nord,_d%27Am%C3%A9rique_centrale_et_des_Cara%C3%AFbes</text:a>" title="Confédération de football d&amp;#39;Amérique du Nord, d&amp;#39;Amérique centrale et des Caraïbes"&gt;CONCACAF&lt;/a&gt; (Amérique du Nord et centrale et Caraïbes)&lt;/td&gt;</text:p>
      <text:p text:style-name="Preformatted_20_Text"><text:bookmark text:name="line1462"/>&lt;td&gt;0&lt;/td&gt;</text:p>
      <text:p text:style-name="Preformatted_20_Text"><text:bookmark text:name="line1463"/>&lt;td&gt;0&lt;/td&gt;</text:p>
      <text:p text:style-name="Preformatted_20_Text"><text:bookmark text:name="line1464"/>&lt;td&gt;&lt;span data-sort-value="03"&gt;&lt;img alt="Médaille de bronze, Coupe du Monde" src="<text:a xlink:type="simple" xlink:href="view-source:https://upload.wikimedia.org/wikipedia/commons/thumb/5/5a/Bronze_medal_world_centered-2.svg/16px-Bronze_medal_world_centered-2.svg.png" text:style-name="Internet_20_link" text:visited-style-name="Visited_20_Internet_20_Link">//upload.wikimedia.org/wikipedia/commons/thumb/5/5a/Bronze_medal_world_centered-2.svg/16px-Bronze_medal_world_centered-2.svg.png</text:a>" title="Médaille de bronze, Coupe du Monde" width="16" height="16" srcset="//upload.wikimedia.org/wikipedia/commons/thumb/5/5a/Bronze_medal_world_centered-2.svg/24px-Bronze_medal_world_centered-2.svg.png 1.5x, //upload.wikimedia.org/wikipedia/commons/thumb/5/5a/Bronze_medal_world_centered-2.svg/32px-Bronze_medal_world_centered-2.svg.png 2x" data-file-width="300" data-file-height="300" /&gt;&lt;/span&gt; 1&lt;/td&gt;</text:p>
      <text:p text:style-name="Preformatted_20_Text"><text:bookmark text:name="line1465"/>&lt;td&gt;0&lt;/td&gt;</text:p>
      <text:p text:style-name="Preformatted_20_Text"><text:bookmark text:name="line1466"/>&lt;td&gt;&lt;/td&gt;</text:p>
      <text:p text:style-name="Preformatted_20_Text"><text:bookmark text:name="line1467"/>&lt;td&gt;3&lt;/td&gt;</text:p>
      <text:p text:style-name="Preformatted_20_Text"><text:bookmark text:name="line1468"/>&lt;td&gt;&lt;a href="<text:a xlink:type="simple" xlink:href="view-source:https://fr.wikipedia.org/wiki/Coupe_du_monde_de_football_de_1970" text:style-name="Internet_20_link" text:visited-style-name="Visited_20_Internet_20_Link">/wiki/Coupe_du_monde_de_football_de_1970</text:a>" title="Coupe du monde de football de 1970"&gt;1970&lt;/a&gt;, &lt;a href="<text:a xlink:type="simple" xlink:href="view-source:https://fr.wikipedia.org/wiki/Coupe_du_monde_de_football_de_1986" text:style-name="Internet_20_link" text:visited-style-name="Visited_20_Internet_20_Link">/wiki/Coupe_du_monde_de_football_de_1986</text:a>" title="Coupe du monde de football de 1986"&gt;1986&lt;/a&gt;, &lt;a href="<text:a xlink:type="simple" xlink:href="view-source:https://fr.wikipedia.org/wiki/Coupe_du_monde_de_football_de_1994" text:style-name="Internet_20_link" text:visited-style-name="Visited_20_Internet_20_Link">/wiki/Coupe_du_monde_de_football_de_1994</text:a>" title="Coupe du monde de football de 1994"&gt;1994&lt;/a&gt;&lt;/td&gt;</text:p>
      <text:p text:style-name="Preformatted_20_Text"><text:bookmark text:name="line1469"/>&lt;td&gt;0&lt;/td&gt;</text:p>
      <text:p text:style-name="Preformatted_20_Text"><text:bookmark text:name="line1470"/>&lt;td&gt;&lt;/td&gt;</text:p>
      <text:p text:style-name="Preformatted_20_Text"><text:bookmark text:name="line1471"/>&lt;td&gt;3&lt;/td&gt;</text:p>
      <text:p text:style-name="Preformatted_20_Text"><text:bookmark text:name="line1472"/><text:soft-page-break/>&lt;td&gt;&lt;a href="<text:a xlink:type="simple" xlink:href="view-source:https://fr.wikipedia.org/wiki/Coupe_du_monde_de_football_de_1970" text:style-name="Internet_20_link" text:visited-style-name="Visited_20_Internet_20_Link">/wiki/Coupe_du_monde_de_football_de_1970</text:a>" title="Coupe du monde de football de 1970"&gt;1970&lt;/a&gt;, &lt;a href="<text:a xlink:type="simple" xlink:href="view-source:https://fr.wikipedia.org/wiki/Coupe_du_monde_de_football_de_1986" text:style-name="Internet_20_link" text:visited-style-name="Visited_20_Internet_20_Link">/wiki/Coupe_du_monde_de_football_de_1986</text:a>" title="Coupe du monde de football de 1986"&gt;1986&lt;/a&gt;, &lt;a href="<text:a xlink:type="simple" xlink:href="view-source:https://fr.wikipedia.org/wiki/Coupe_du_monde_de_football_de_1994" text:style-name="Internet_20_link" text:visited-style-name="Visited_20_Internet_20_Link">/wiki/Coupe_du_monde_de_football_de_1994</text:a>" title="Coupe du monde de football de 1994"&gt;1994&lt;/a&gt;&lt;/td&gt;</text:p>
      <text:p text:style-name="Preformatted_20_Text"><text:bookmark text:name="line1473"/>&lt;td&gt;&lt;a href="<text:a xlink:type="simple" xlink:href="view-source:https://fr.wikipedia.org/wiki/Confédération_sud-américaine_de_football" text:style-name="Internet_20_link" text:visited-style-name="Visited_20_Internet_20_Link">/wiki/Conf%C3%A9d%C3%A9ration_sud-am%C3%A9ricaine_de_football</text:a>" title="Confédération sud-américaine de football"&gt;CONMEBOL&lt;/a&gt; (3)</text:p>
      <text:p text:style-name="Preformatted_20_Text"><text:bookmark text:name="line1474"/>&lt;/td&gt;&lt;/tr&gt;</text:p>
      <text:p text:style-name="Preformatted_20_Text"><text:bookmark text:name="line1475"/>&lt;tr&gt;</text:p>
      <text:p text:style-name="Preformatted_20_Text"><text:bookmark text:name="line1476"/>&lt;td&gt;4&lt;/td&gt;</text:p>
      <text:p text:style-name="Preformatted_20_Text"><text:bookmark text:name="line1477"/>&lt;td align="left"&gt;&lt;a href="<text:a xlink:type="simple" xlink:href="view-source:https://fr.wikipedia.org/wiki/Confédération_asiatique_de_football" text:style-name="Internet_20_link" text:visited-style-name="Visited_20_Internet_20_Link">/wiki/Conf%C3%A9d%C3%A9ration_asiatique_de_football</text:a>" title="Confédération asiatique de football"&gt;AFC&lt;/a&gt; (Asie)&lt;/td&gt;</text:p>
      <text:p text:style-name="Preformatted_20_Text"><text:bookmark text:name="line1478"/>&lt;td&gt;0&lt;/td&gt;</text:p>
      <text:p text:style-name="Preformatted_20_Text"><text:bookmark text:name="line1479"/>&lt;td&gt;0&lt;/td&gt;</text:p>
      <text:p text:style-name="Preformatted_20_Text"><text:bookmark text:name="line1480"/>&lt;td&gt;0&lt;/td&gt;</text:p>
      <text:p text:style-name="Preformatted_20_Text"><text:bookmark text:name="line1481"/>&lt;td&gt;1&lt;/td&gt;</text:p>
      <text:p text:style-name="Preformatted_20_Text"><text:bookmark text:name="line1482"/>&lt;td&gt;&lt;/td&gt;</text:p>
      <text:p text:style-name="Preformatted_20_Text"><text:bookmark text:name="line1483"/>&lt;td&gt;1&lt;/td&gt;</text:p>
      <text:p text:style-name="Preformatted_20_Text"><text:bookmark text:name="line1484"/>&lt;td&gt;&lt;a href="<text:a xlink:type="simple" xlink:href="view-source:https://fr.wikipedia.org/wiki/Coupe_du_monde_de_football_de_2010" text:style-name="Internet_20_link" text:visited-style-name="Visited_20_Internet_20_Link">/wiki/Coupe_du_monde_de_football_de_2010</text:a>" title="Coupe du monde de football de 2010"&gt;2002&lt;/a&gt;&lt;/td&gt;</text:p>
      <text:p text:style-name="Preformatted_20_Text"><text:bookmark text:name="line1485"/>&lt;td&gt;0&lt;/td&gt;</text:p>
      <text:p text:style-name="Preformatted_20_Text"><text:bookmark text:name="line1486"/>&lt;td&gt;&lt;/td&gt;</text:p>
      <text:p text:style-name="Preformatted_20_Text"><text:bookmark text:name="line1487"/>&lt;td&gt;1&lt;/td&gt;</text:p>
      <text:p text:style-name="Preformatted_20_Text"><text:bookmark text:name="line1488"/>&lt;td&gt;&lt;a href="<text:a xlink:type="simple" xlink:href="view-source:https://fr.wikipedia.org/wiki/Coupe_du_monde_de_football_de_2010" text:style-name="Internet_20_link" text:visited-style-name="Visited_20_Internet_20_Link">/wiki/Coupe_du_monde_de_football_de_2010</text:a>" title="Coupe du monde de football de 2010"&gt;2002&lt;/a&gt;&lt;/td&gt;</text:p>
      <text:p text:style-name="Preformatted_20_Text"><text:bookmark text:name="line1489"/>&lt;td&gt;&lt;a href="<text:a xlink:type="simple" xlink:href="view-source:https://fr.wikipedia.org/wiki/Confédération_sud-américaine_de_football" text:style-name="Internet_20_link" text:visited-style-name="Visited_20_Internet_20_Link">/wiki/Conf%C3%A9d%C3%A9ration_sud-am%C3%A9ricaine_de_football</text:a>" title="Confédération sud-américaine de football"&gt;CONMEBOL&lt;/a&gt; (1)</text:p>
      <text:p text:style-name="Preformatted_20_Text"><text:bookmark text:name="line1490"/>&lt;/td&gt;&lt;/tr&gt;</text:p>
      <text:p text:style-name="Preformatted_20_Text"><text:bookmark text:name="line1491"/>&lt;tr&gt;</text:p>
      <text:p text:style-name="Preformatted_20_Text"><text:bookmark text:name="line1492"/>&lt;td&gt;5&lt;/td&gt;</text:p>
      <text:p text:style-name="Preformatted_20_Text"><text:bookmark text:name="line1493"/>&lt;td align="left"&gt;&lt;a href="<text:a xlink:type="simple" xlink:href="view-source:https://fr.wikipedia.org/wiki/Confédération_africaine_de_football" text:style-name="Internet_20_link" text:visited-style-name="Visited_20_Internet_20_Link">/wiki/Conf%C3%A9d%C3%A9ration_africaine_de_football</text:a>" title="Confédération africaine de football"&gt;CAF&lt;/a&gt; (Afrique)&lt;/td&gt;</text:p>
      <text:p text:style-name="Preformatted_20_Text"><text:bookmark text:name="line1494"/>&lt;td&gt;0&lt;/td&gt;</text:p>
      <text:p text:style-name="Preformatted_20_Text"><text:bookmark text:name="line1495"/>&lt;td&gt;0&lt;/td&gt;</text:p>
      <text:p text:style-name="Preformatted_20_Text"><text:bookmark text:name="line1496"/>&lt;td&gt;0&lt;/td&gt;</text:p>
      <text:p text:style-name="Preformatted_20_Text"><text:bookmark text:name="line1497"/>&lt;td&gt;0&lt;/td&gt;</text:p>
      <text:p text:style-name="Preformatted_20_Text"><text:bookmark text:name="line1498"/>&lt;td&gt;&lt;/td&gt;</text:p>
      <text:p text:style-name="Preformatted_20_Text"><text:bookmark text:name="line1499"/>&lt;td&gt;1&lt;/td&gt;</text:p>
      <text:p text:style-name="Preformatted_20_Text"><text:bookmark text:name="line1500"/>&lt;td&gt;&lt;a href="<text:a xlink:type="simple" xlink:href="view-source:https://fr.wikipedia.org/wiki/Coupe_du_monde_de_football_de_2002" text:style-name="Internet_20_link" text:visited-style-name="Visited_20_Internet_20_Link">/wiki/Coupe_du_monde_de_football_de_2002</text:a>" title="Coupe du monde de football de 2002"&gt;2010&lt;/a&gt;&lt;/td&gt;</text:p>
      <text:p text:style-name="Preformatted_20_Text"><text:bookmark text:name="line1501"/>&lt;td&gt;0&lt;/td&gt;</text:p>
      <text:p text:style-name="Preformatted_20_Text"><text:bookmark text:name="line1502"/>&lt;td&gt;&lt;/td&gt;</text:p>
      <text:p text:style-name="Preformatted_20_Text"><text:bookmark text:name="line1503"/>&lt;td&gt;1&lt;/td&gt;</text:p>
      <text:p text:style-name="Preformatted_20_Text"><text:bookmark text:name="line1504"/>&lt;td&gt;&lt;a href="<text:a xlink:type="simple" xlink:href="view-source:https://fr.wikipedia.org/wiki/Coupe_du_monde_de_football_de_2002" text:style-name="Internet_20_link" text:visited-style-name="Visited_20_Internet_20_Link">/wiki/Coupe_du_monde_de_football_de_2002</text:a>" title="Coupe du monde de football de 2002"&gt;2010&lt;/a&gt;&lt;/td&gt;</text:p>
      <text:p text:style-name="Preformatted_20_Text"><text:bookmark text:name="line1505"/>&lt;td&gt;&lt;a href="<text:a xlink:type="simple" xlink:href="view-source:https://fr.wikipedia.org/wiki/Union_des_associations_européennes_de_football" text:style-name="Internet_20_link" text:visited-style-name="Visited_20_Internet_20_Link">/wiki/Union_des_associations_europ%C3%A9ennes_de_football</text:a>" title="Union des associations européennes de football"&gt;UEFA&lt;/a&gt; (1)</text:p>
      <text:p text:style-name="Preformatted_20_Text"><text:bookmark text:name="line1506"/>&lt;/td&gt;&lt;/tr&gt;</text:p>
      <text:p text:style-name="Preformatted_20_Text"><text:bookmark text:name="line1507"/>&lt;tr&gt;</text:p>
      <text:p text:style-name="Preformatted_20_Text"><text:bookmark text:name="line1508"/>&lt;td&gt;6&lt;/td&gt;</text:p>
      <text:p text:style-name="Preformatted_20_Text"><text:bookmark text:name="line1509"/>&lt;td align="left"&gt;&lt;a href="<text:a xlink:type="simple" xlink:href="view-source:https://fr.wikipedia.org/wiki/Confédération_du_football_d%27Océanie" text:style-name="Internet_20_link" text:visited-style-name="Visited_20_Internet_20_Link">/wiki/Conf%C3%A9d%C3%A9ration_du_football_d%27Oc%C3%A9anie</text:a>" title="Confédération du football d&amp;#39;Océanie"&gt;OFC&lt;/a&gt; (Océanie)&lt;/td&gt;</text:p>
      <text:p text:style-name="Preformatted_20_Text"><text:bookmark text:name="line1510"/>&lt;td&gt;0&lt;/td&gt;</text:p>
      <text:p text:style-name="Preformatted_20_Text"><text:bookmark text:name="line1511"/>&lt;td&gt;0&lt;/td&gt;</text:p>
      <text:p text:style-name="Preformatted_20_Text"><text:bookmark text:name="line1512"/>&lt;td&gt;0&lt;/td&gt;</text:p>
      <text:p text:style-name="Preformatted_20_Text"><text:bookmark text:name="line1513"/>&lt;td&gt;0&lt;/td&gt;</text:p>
      <text:p text:style-name="Preformatted_20_Text"><text:bookmark text:name="line1514"/>&lt;td&gt;&lt;/td&gt;</text:p>
      <text:p text:style-name="Preformatted_20_Text"><text:bookmark text:name="line1515"/>&lt;td&gt;0&lt;/td&gt;</text:p>
      <text:p text:style-name="Preformatted_20_Text"><text:bookmark text:name="line1516"/>&lt;td&gt;&lt;/td&gt;</text:p>
      <text:p text:style-name="Preformatted_20_Text"><text:bookmark text:name="line1517"/><text:soft-page-break/>&lt;td&gt;0&lt;/td&gt;</text:p>
      <text:p text:style-name="Preformatted_20_Text"><text:bookmark text:name="line1518"/>&lt;td&gt;&lt;/td&gt;</text:p>
      <text:p text:style-name="Preformatted_20_Text"><text:bookmark text:name="line1519"/>&lt;td&gt;&lt;/td&gt;</text:p>
      <text:p text:style-name="Preformatted_20_Text"><text:bookmark text:name="line1520"/>&lt;td&gt;&lt;/td&gt;</text:p>
      <text:p text:style-name="Preformatted_20_Text"><text:bookmark text:name="line1521"/>&lt;td&gt;</text:p>
      <text:p text:style-name="Preformatted_20_Text"><text:bookmark text:name="line1522"/>&lt;/td&gt;&lt;/tr&gt;&lt;/tbody&gt;&lt;/table&gt;</text:p>
      <text:p text:style-name="Preformatted_20_Text"><text:bookmark text:name="line1523"/>&lt;h3&gt;&lt;span class="mw-headline" id="Statistiques_et_records"&gt;Statistiques et records&lt;/span&gt;&lt;/h3&gt;</text:p>
      <text:p text:style-name="Preformatted_20_Text"><text:bookmark text:name="line1524"/>&lt;div class="bandeau-section bandeau-niveau-detail loupe"&gt;Article détaillé&amp;#160;: &lt;a href="<text:a xlink:type="simple" xlink:href="view-source:https://fr.wikipedia.org/wiki/Statistiques_et_records_de_la_Coupe_du_monde_de_football" text:style-name="Internet_20_link" text:visited-style-name="Visited_20_Internet_20_Link">/wiki/Statistiques_et_records_de_la_Coupe_du_monde_de_football</text:a>" title="Statistiques et records de la Coupe du monde de football"&gt;Statistiques et records de la Coupe du monde de football&lt;/a&gt;.&lt;/div&gt;</text:p>
      <text:p text:style-name="Preformatted_20_Text"><text:bookmark text:name="line1525"/>&lt;h4&gt;&lt;span class="mw-headline" id="Nations"&gt;Nations&lt;/span&gt;&lt;/h4&gt;</text:p>
      <text:p text:style-name="Preformatted_20_Text"><text:bookmark text:name="line1526"/>&lt;div class="bandeau-section bandeau-niveau-detail loupe"&gt;Article détaillé&amp;#160;: &lt;a href="<text:a xlink:type="simple" xlink:href="view-source:https://fr.wikipedia.org/wiki/Apparition_des_équipes_dans_la_Coupe_du_monde_de_football" text:style-name="Internet_20_link" text:visited-style-name="Visited_20_Internet_20_Link">/wiki/Apparition_des_%C3%A9quipes_dans_la_Coupe_du_monde_de_football</text:a>" title="Apparition des équipes dans la Coupe du monde de football"&gt;Apparition des équipes dans la Coupe du monde de football&lt;/a&gt;.&lt;/div&gt;</text:p>
      <text:p text:style-name="Preformatted_20_Text"><text:bookmark text:name="line1527"/>&lt;p&gt;Deux continents dominent historiquement la Coupe du monde&amp;#160;: l'&lt;a href="<text:a xlink:type="simple" xlink:href="view-source:https://fr.wikipedia.org/wiki/Amérique_du_Sud" text:style-name="Internet_20_link" text:visited-style-name="Visited_20_Internet_20_Link">/wiki/Am%C3%A9rique_du_Sud</text:a>" title="Amérique du Sud"&gt;Amérique du Sud&lt;/a&gt; et l'&lt;a href="<text:a xlink:type="simple" xlink:href="view-source:https://fr.wikipedia.org/wiki/Europe" text:style-name="Internet_20_link" text:visited-style-name="Visited_20_Internet_20_Link">/wiki/Europe</text:a>" title="Europe"&gt;Europe&lt;/a&gt;. Ils ont remporté toutes les éditions depuis la création en &lt;a href="<text:a xlink:type="simple" xlink:href="view-source:https://fr.wikipedia.org/wiki/Coupe_du_monde_de_football_de_1930" text:style-name="Internet_20_link" text:visited-style-name="Visited_20_Internet_20_Link">/wiki/Coupe_du_monde_de_football_de_1930</text:a>" title="Coupe du monde de football de 1930"&gt;1930&lt;/a&gt;. Les huit vainqueurs différents inscrits au &lt;a href="<text:a xlink:type="simple" xlink:href="view-source:https://fr.wiktionary.org/wiki/Palmarès" text:style-name="Internet_20_link" text:visited-style-name="Visited_20_Internet_20_Link">https://fr.wiktionary.org/wiki/Palmar%C3%A8s</text:a>" class="extiw" title="wikt:Palmarès"&gt;palmarès&lt;/a&gt; de la Coupe du monde de la FIFA sont sud-américains ou européens. De plus, entre la victoire du Brésil en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et la victoire de l'Italie en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les équipes européennes et sud-américaines se sont succédé alternativement au palmarès tous les quatre ans. L'organisation de l'épreuve dans d'autres continents, d'abord en &lt;a href="<text:a xlink:type="simple" xlink:href="view-source:https://fr.wikipedia.org/wiki/Amérique_du_Nord" text:style-name="Internet_20_link" text:visited-style-name="Visited_20_Internet_20_Link">/wiki/Am%C3%A9rique_du_Nord</text:a>" title="Amérique du Nord"&gt;Amérique du Nord&lt;/a&gt;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lt;a href="<text:a xlink:type="simple" xlink:href="view-source:https://fr.wikipedia.org/wiki/Coupe_du_monde_de_football_de_1986" text:style-name="Internet_20_link" text:visited-style-name="Visited_20_Internet_20_Link">/wiki/Coupe_du_monde_de_football_de_1986</text:a>" title="Coupe du monde de football de 1986"&gt;1986&lt;/a&gt; et &lt;a href="<text:a xlink:type="simple" xlink:href="view-source:https://fr.wikipedia.org/wiki/Coupe_du_monde_de_football_de_1994" text:style-name="Internet_20_link" text:visited-style-name="Visited_20_Internet_20_Link">/wiki/Coupe_du_monde_de_football_de_1994</text:a>" title="Coupe du monde de football de 1994"&gt;1994&lt;/a&gt;), ensuite en &lt;a href="<text:a xlink:type="simple" xlink:href="view-source:https://fr.wikipedia.org/wiki/Asie" text:style-name="Internet_20_link" text:visited-style-name="Visited_20_Internet_20_Link">/wiki/Asie</text:a>" title="Asie"&gt;Asie&lt;/a&gt; (&lt;a href="<text:a xlink:type="simple" xlink:href="view-source:https://fr.wikipedia.org/wiki/Coupe_du_monde_de_football_de_2002" text:style-name="Internet_20_link" text:visited-style-name="Visited_20_Internet_20_Link">/wiki/Coupe_du_monde_de_football_de_2002</text:a>" title="Coupe du monde de football de 2002"&gt;2002&lt;/a&gt;) et enfin en &lt;a href="<text:a xlink:type="simple" xlink:href="view-source:https://fr.wikipedia.org/wiki/Afrique" text:style-name="Internet_20_link" text:visited-style-name="Visited_20_Internet_20_Link">/wiki/Afrique</text:a>" title="Afrique"&gt;Afrique&lt;/a&gt; (&lt;a href="<text:a xlink:type="simple" xlink:href="view-source:https://fr.wikipedia.org/wiki/Coupe_du_monde_de_football_de_2010" text:style-name="Internet_20_link" text:visited-style-name="Visited_20_Internet_20_Link">/wiki/Coupe_du_monde_de_football_de_2010</text:a>" title="Coupe du monde de football de 2010"&gt;2010&lt;/a&gt;) a mondialisé la compétition qui est aujourd'hui un événement universel.</text:p>
      <text:p text:style-name="Preformatted_20_Text"><text:bookmark text:name="line1528"/>&lt;/p&gt;</text:p>
      <text:p text:style-name="Preformatted_20_Text"><text:bookmark text:name="line1529"/>&lt;div class="center"&gt;&lt;div class="thumb tnone"&gt;&lt;div class="thumbinner" style="width:772px;"&gt;&lt;a href="<text:a xlink:type="simple" xlink:href="view-source:https://fr.wikipedia.org/wiki/Fichier:Meilleure_performance_des_équipes_nationales_de_football_en_Coupe_du_monde_(2018).png" text:style-name="Internet_20_link" text:visited-style-name="Visited_20_Internet_20_Link">/wiki/Fichier:Meilleure_performance_des_%C3%A9quipes_nationales_de_football_en_Coupe_du_monde_(2018).png</text:a>" class="image"&gt;&lt;img alt="" src="<text:a xlink:type="simple" xlink:href="view-source:https://upload.wikimedia.org/wikipedia/commons/thumb/1/18/Meilleure_performance_des_équipes_nationales_de_football_en_Coupe_du_monde_%282018%29.png/770px-Meilleure_performance_des_équipes_nationales_de_football_en_Coupe_du_monde_%282018%29.png" text:style-name="Internet_20_link" text:visited-style-name="Visited_20_Internet_20_Link">//upload.wikimedia.org/wikipedia/commons/thumb/1/18/Meilleure_performance_des_%C3%A9quipes_nationales_de_football_en_Coupe_du_monde_%282018%29.png/770px-Meilleure_performance_des_%C3%A9quipes_nationales_de_football_en_Coupe_du_monde_%282018%29.png</text:a>" width="770" height="339" class="thumbimage" srcset="//upload.wikimedia.org/wikipedia/commons/thumb/1/18/Meilleure_performance_des_%C3%A9quipes_nationales_de_football_en_Coupe_du_monde_%282018%29.png/1155px-Meilleure_performance_des_%C3%A9quipes_nationales_de_football_en_Coupe_du_monde_%282018%29.png 1.5x, //upload.wikimedia.org/wikipedia/commons/1/18/Meilleure_performance_des_%C3%A9quipes_nationales_de_football_en_Coupe_du_monde_%282018%29.png 2x" data-file-width="1280" data-file-height="563" /&gt;&lt;/a&gt; <text:s/>&lt;div class="thumbcaption"&gt;&lt;div class="magnify"&gt;&lt;a href="<text:a xlink:type="simple" xlink:href="view-source:https://fr.wikipedia.org/wiki/Fichier:Meilleure_performance_des_équipes_nationales_de_football_en_Coupe_du_monde_(2018).png" text:style-name="Internet_20_link" text:visited-style-name="Visited_20_Internet_20_Link">/wiki/Fichier:Meilleure_performance_des_</text:a><text:soft-page-break/><text:a xlink:type="simple" xlink:href="view-source:https://fr.wikipedia.org/wiki/Fichier:Meilleure_performance_des_équipes_nationales_de_football_en_Coupe_du_monde_(2018).png" text:style-name="Internet_20_link" text:visited-style-name="Visited_20_Internet_20_Link">%C3%A9quipes_nationales_de_football_en_Coupe_du_monde_(2018).png</text:a>" class="internal" title="Agrandir"&gt;&lt;/a&gt;&lt;/div&gt;&lt;b&gt;Meilleure performance des équipes nationales&amp;#160;:&lt;/b&gt; &lt;div style="-moz-column-width:15em;-webkit-column-width:15em;column-width:15em;-moz-column-gap:1em;-webkit-column-gap:1em;column-gap:1em;" class="colonnes"&gt; <text:s/>&lt;div&gt;&lt;ul&gt; &lt;li style="font-size:90%; list-style: none; margin: 0 0 0 -1.5em;"&gt;&lt;span style="border:1px solid grey; background:#5454E4;"&gt;&amp;#160;&amp;#160;&amp;#160;&amp;#160;&lt;/span&gt;&amp;#160;Vainqueur&lt;/li&gt; &lt;li style="font-size:90%; list-style: none; margin: 0 0 0 -1.5em;"&gt;&lt;span style="border:1px solid grey; background:#54E4E4;"&gt;&amp;#160;&amp;#160;&amp;#160;&amp;#160;&lt;/span&gt;&amp;#160;Finaliste/deuxième&lt;/li&gt; &lt;li style="font-size:90%; list-style: none; margin: 0 0 0 -1.5em;"&gt;&lt;span style="border:1px solid grey; background:#4CE484;"&gt;&amp;#160;&amp;#160;&amp;#160;&amp;#160;&lt;/span&gt;&amp;#160;Troisième&lt;/li&gt; &lt;li style="font-size:90%; list-style: none; margin: 0 0 0 -1.5em;"&gt;&lt;span style="border:1px solid grey; background:#B4EC84;"&gt;&amp;#160;&amp;#160;&amp;#160;&amp;#160;&lt;/span&gt;&amp;#160;Quatrième&lt;/li&gt; &lt;li style="font-size:90%; list-style: none; margin: 0 0 0 -1.5em;"&gt;&lt;span style="border:1px solid grey; background:#E4E454;"&gt;&amp;#160;&amp;#160;&amp;#160;&amp;#160;&lt;/span&gt;&amp;#160;Quart de finale (ou phase de poule du second tour en 1974, 1978 ou 1982)&lt;/li&gt; &lt;li style="font-size:90%; list-style: none; margin: 0 0 0 -1.5em;"&gt;&lt;span style="border:1px solid grey; background:#F4D4AC;"&gt;&amp;#160;&amp;#160;&amp;#160;&amp;#160;&lt;/span&gt;&amp;#160;Huitième de finale/second tour&lt;/li&gt; &lt;li style="font-size:90%; list-style: none; margin: 0 0 0 -1.5em;"&gt;&lt;span style="border:1px solid grey; background:#E4A454;"&gt;&amp;#160;&amp;#160;&amp;#160;&amp;#160;&lt;/span&gt;&amp;#160;Premier tour&lt;/li&gt; &lt;li style="font-size:90%; list-style: none; margin: 0 0 0 -1.5em;"&gt;&lt;span style="border:1px solid grey; background:#ABABAB;"&gt;&amp;#160;&amp;#160;&amp;#160;&amp;#160;&lt;/span&gt;&amp;#160;Aucune qualification pour la phase finale&lt;/li&gt; &lt;li style="font-size:90%; list-style: none; margin: 0 0 0 -1.5em;"&gt;&lt;span style="border:1px solid grey; background:#DE52DD;"&gt;&amp;#160;&amp;#160;&amp;#160;&amp;#160;&lt;/span&gt;&amp;#160;Pays organisateurs&lt;/li&gt; &lt;/ul&gt;&lt;/div&gt; <text:s/>&lt;/div&gt; La carte en encart en haut à droite montre d'anciens pays&amp;#160;: URSS, Yougoslavie, Tchécoslovaquie et Allemagne de l'Est.&lt;/div&gt;&lt;/div&gt;&lt;/div&gt;&lt;/div&gt;</text:p>
      <text:p text:style-name="Preformatted_20_Text"><text:bookmark text:name="line1530"/>&lt;p&gt;Les records sont détenus principalement par les nations historiques de la compétition. Seule sélection à avoir participé à toutes les phases finales de la Coupe du monde, le &lt;a href="<text:a xlink:type="simple" xlink:href="view-source:https://fr.wikipedia.org/wiki/Équipe_du_Brésil_de_football" text:style-name="Internet_20_link" text:visited-style-name="Visited_20_Internet_20_Link">/wiki/%C3%89quipe_du_Br%C3%A9sil_de_football</text:a>" title="Équipe du Brésil de football"&gt;Brésil&lt;/a&gt; détient le record de victoires dans la compétition en étant le seul quintuple vainqueur (5 victoires). Le Brésil est également l'équipe à avoir remporté le plus de matches en phase finale (73 victoires en 109 matches). Le Brésil et l'Allemagne sont les seules équipes à avoir gagné la Coupe du monde sur leur propre continent et sur un autre continent que le leur. Le Brésil ne s'est pas imposé à domicile.</text:p>
      <text:p text:style-name="Preformatted_20_Text"><text:bookmark text:name="line1531"/>&lt;/p&gt;&lt;p&gt;À l'exception de la finale de 2010 (&lt;a href="<text:a xlink:type="simple" xlink:href="view-source:https://fr.wikipedia.org/wiki/Équipe_d%27Espagne_de_football" text:style-name="Internet_20_link" text:visited-style-name="Visited_20_Internet_20_Link">/wiki/%C3%89quipe_d%27Espagne_de_football</text:a>" title="Équipe d&amp;#39;Espagne de football"&gt;Espagne&lt;/a&gt;-&lt;a href="<text:a xlink:type="simple" xlink:href="view-source:https://fr.wikipedia.org/wiki/Équipe_des_Pays-Bas_de_football" text:style-name="Internet_20_link" text:visited-style-name="Visited_20_Internet_20_Link">/wiki/%C3%89quipe_des_Pays-Bas_de_football</text:a>" title="Équipe des Pays-Bas de football"&gt;Pays-Bas&lt;/a&gt;), chacun des 20 autres matchs décisifs aura vu la présence d'une au moins des six nations multi-titrées (trois européennes et trois sud-américaines), à savoir&amp;#160;: les sélections d'&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en 1954, 1966, 1974, 1982, 1986, 1990, 2002 et 2014), du &lt;a href="<text:a xlink:type="simple" xlink:href="view-source:https://fr.wikipedia.org/wiki/Équipe_du_Brésil_de_football" text:style-name="Internet_20_link" text:visited-style-name="Visited_20_Internet_20_Link">/wiki/%C3%89quipe_du_Br%C3%A9sil_de_football</text:a>" title="Équipe du Brésil de football"&gt;Brésil&lt;/a&gt; (en 1950, 1958, 1962, 1970, 1994, 1998 et 2002), d'&lt;a href="<text:a xlink:type="simple" xlink:href="view-source:https://fr.wikipedia.org/wiki/Équipe_d%27Italie_de_football" text:style-name="Internet_20_link" text:visited-style-name="Visited_20_Internet_20_Link">/wiki/%C3%89quipe_d%27Italie_de_football</text:a>" title="Équipe d&amp;#39;Italie de football"&gt;Italie&lt;/a&gt; (en 1934, 1938, 1970, 1982, 1994 et 2006), d'&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n 1930, 1978, 1986, 1990 et 2014), de &lt;a href="<text:a xlink:type="simple" xlink:href="view-source:https://fr.wikipedia.org/wiki/Équipe_de_France_de_football" text:style-name="Internet_20_link" text:visited-style-name="Visited_20_Internet_20_Link">/wiki/%C3%89quipe_de_France_de_football</text:a>" title="Équipe de France de football"&gt;France&lt;/a&gt; (en 1998, 2006 et 2018) et d'&lt;a href="<text:a xlink:type="simple" xlink:href="view-source:https://fr.wikipedia.org/wiki/Équipe_d%27Uruguay_de_football" text:style-name="Internet_20_link" text:visited-style-name="Visited_20_Internet_20_Link">/wiki/%C3%89quipe_d</text:a><text:soft-page-break/><text:a xlink:type="simple" xlink:href="view-source:https://fr.wikipedia.org/wiki/Équipe_d%27Uruguay_de_football" text:style-name="Internet_20_link" text:visited-style-name="Visited_20_Internet_20_Link">%27Uruguay_de_football</text:a>" title="Équipe d&amp;#39;Uruguay de football"&gt;Uruguay&lt;/a&gt; (en 1930 et 1950).</text:p>
      <text:p text:style-name="Preformatted_20_Text"><text:bookmark text:name="line1532"/>&lt;/p&gt;&lt;p&gt;Cependant, chronologiquement il aura fallu attendre la 9ème finale (1970) pour voir deux anciens (double&amp;#160;!) champions s'affronter en finale (Brésil-Italie). Naturellement, le palmarès s'étoffant, les confrontations en finale entre équipes déjà titrées vont s'enchaîner dès la douzième édition en 1982 (Italie-Allemagne), au point que seulement trois finales sur les dix dernières auront permis de voir à l'œuvre des équipes au palmarès vierge jusqu'alors, en 1998 avec la France (contre le Brésil), en 2010 avec l'Espagne et les Pays-Bas et&amp;#160;en 2018 avec la Croatie (contre la France).</text:p>
      <text:p text:style-name="Preformatted_20_Text"><text:bookmark text:name="line1533"/>&lt;/p&gt;&lt;p&gt;Bien que des nations fortes issues d'un noyau restreint accèdent régulièrement à la finale, seules deux affiches se sont reproduites plus d'une fois&amp;#160;: Allemagne-Argentine (1986, 1990 et 2014) et Brésil-Italie (1970 et 1994). On remarque que ces deux affiches mettent en scène les quatre nations les plus performantes dans l'histoire de la Coupe du monde.</text:p>
      <text:p text:style-name="Preformatted_20_Text"><text:bookmark text:name="line1534"/>&lt;/p&gt;&lt;p&gt;Sur les treize finalistes (en 21 éditions)&amp;#160;:</text:p>
      <text:p text:style-name="Preformatted_20_Text"><text:bookmark text:name="line1535"/>&lt;/p&gt;&lt;p&gt;- seulement quatre l'ont été à une seule reprise (dont les deux équipes qui ont gagné une seule Coupe du monde, l'Angleterre et l'Espagne)&amp;#160;;</text:p>
      <text:p text:style-name="Preformatted_20_Text"><text:bookmark text:name="line1536"/>&lt;/p&gt;&lt;p&gt;- seulement cinq n'ont jamais été sacrés champions du monde et trois d'entre eux ont même échoué à plusieurs reprises en finale (la Tchécoslovaquie en 1934 et 1962, la Hongrie en 1938 et 1954 et les Pays-Bas en 1974, 1978 et 2010).</text:p>
      <text:p text:style-name="Preformatted_20_Text"><text:bookmark text:name="line1537"/>&lt;/p&gt;&lt;p&gt;Le Brésil (&lt;a href="<text:a xlink:type="simple" xlink:href="view-source:https://fr.wikipedia.org/wiki/Coupe_du_monde_de_football_de_1958" text:style-name="Internet_20_link" text:visited-style-name="Visited_20_Internet_20_Link">/wiki/Coupe_du_monde_de_football_de_1958</text:a>" title="Coupe du monde de football de 1958"&gt;1958&lt;/a&gt;, 1962) et l'&lt;a href="<text:a xlink:type="simple" xlink:href="view-source:https://fr.wikipedia.org/wiki/Équipe_d%27Italie_de_football" text:style-name="Internet_20_link" text:visited-style-name="Visited_20_Internet_20_Link">/wiki/%C3%89quipe_d%27Italie_de_football</text:a>" title="Équipe d&amp;#39;Italie de football"&gt;Italie&lt;/a&gt; (&lt;a href="<text:a xlink:type="simple" xlink:href="view-source:https://fr.wikipedia.org/wiki/Coupe_du_monde_de_football_de_1934" text:style-name="Internet_20_link" text:visited-style-name="Visited_20_Internet_20_Link">/wiki/Coupe_du_monde_de_football_de_1934</text:a>" title="Coupe du monde de football de 1934"&gt;1934&lt;/a&g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sont les deux seuls pays à avoir conservé la coupe quatre ans après (il s'agit, qui plus est, de leurs deux premiers titres pour l'un et l'autre). </text:p>
      <text:p text:style-name="Preformatted_20_Text"><text:bookmark text:name="line1538"/>&lt;/p&gt;&lt;p&gt;Trois pays (sur les six ayant remporté plusieurs fois la Coupe du monde) ont obtenu leur second titre de champion du monde vingt ans après le premier&amp;#160;: l'Uruguay (1930, 1950), l'Allemagne (1954, 1974) et la France (1998, 2018).</text:p>
      <text:p text:style-name="Preformatted_20_Text"><text:bookmark text:name="line1539"/>&lt;/p&gt;&lt;p&gt;Cinq pays tenant du titre ont été éliminés lors de la phase de poules du premier tour de la compétition suivante (le Brésil en 1966, la France en 2002, l'Italie en 2010, l'Espagne en 2014 et l'Allemagne en 2018).</text:p>
      <text:p text:style-name="Preformatted_20_Text"><text:bookmark text:name="line1540"/>&lt;/p&gt;&lt;p&gt;Avec seulement deux buts encaissés, la &lt;a href="<text:a xlink:type="simple" xlink:href="view-source:https://fr.wikipedia.org/wiki/Équipe_de_France_de_football" text:style-name="Internet_20_link" text:visited-style-name="Visited_20_Internet_20_Link">/wiki/%C3%89quipe_de_France_de_football</text:a>" title="Équipe de France de football"&gt;France&lt;/a&gt; en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la sélection italienne en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et l'équipe d'Espagne en &lt;a href="<text:a xlink:type="simple" xlink:href="view-source:https://fr.wikipedia.org/wiki/Coupe_du_monde_de_football_de_2010" text:style-name="Internet_20_link" text:visited-style-name="Visited_20_Internet_20_Link">/wiki/Coupe_du_monde_de_football_de_2010</text:a>" title="Coupe du monde de football de 2010"&gt;2010&lt;/a&gt; réalisent la meilleure performance défensive.</text:p>
      <text:p text:style-name="Preformatted_20_Text"><text:bookmark text:name="line1541"/>&lt;/p&gt;</text:p>
      <text:p text:style-name="Preformatted_20_Text"><text:bookmark text:name="line1542"/>&lt;table class="wikitable" align="right"&gt;</text:p>
      <text:p text:style-name="Preformatted_20_Text"><text:bookmark text:name="line1543"/>&lt;caption class="hidden"&gt;</text:p>
      <text:p text:style-name="Preformatted_20_Text"><text:bookmark text:name="line1544"/>&lt;/caption&gt;</text:p>
      <text:p text:style-name="Preformatted_20_Text"><text:bookmark text:name="line1545"/>&lt;tbody&gt;&lt;tr&gt;</text:p>
      <text:p text:style-name="Preformatted_20_Text"><text:bookmark text:name="line1546"/>&lt;th scope="col"&gt;Pays</text:p>
      <text:p text:style-name="Preformatted_20_Text"><text:bookmark text:name="line1547"/>&lt;/th&gt;</text:p>
      <text:p text:style-name="Preformatted_20_Text"><text:bookmark text:name="line1548"/>&lt;th scope="col"&gt;Titres</text:p>
      <text:p text:style-name="Preformatted_20_Text"><text:bookmark text:name="line1549"/>&lt;/th&gt;&lt;/tr&gt;</text:p>
      <text:p text:style-name="Preformatted_20_Text"><text:bookmark text:name="line1550"/>&lt;tr&gt;</text:p>
      <text:p text:style-name="Preformatted_20_Text"><text:bookmark text:name="line1551"/>&lt;td&gt;&lt;span class="nowrap"&gt;&lt;span class="flagicon"&gt;&lt;a href="<text:a xlink:type="simple" xlink:href="view-source:https://fr.wikipedia.org/wiki/Fichier:Flag_of_Brazil.svg" text:style-name="Internet_20_link" text:visited-style-name="Visited_20_Internet_20_Link">/wiki/Fichier:Flag_of_Brazil.svg</text:a>" class="image" title="Drapeau&amp;#160;: Brésil"&gt;&lt;img alt="Drapeau&amp;#160;: Brésil" src="<text:a xlink:type="simple" xlink:href="view-source:https://upload.wikimedia.org/wikipedia/commons/thumb/0/05/Flag_of_Brazil.svg/20px-Flag_of_Brazil.svg.png" text:style-name="Internet_20_link" text:visited-style-name="Visited_20_Internet_20_Link">//upload.wikimedia.org/wikipedia/commons/thumb/0/05/Flag_of_Brazil.svg/20px-Flag_of_Brazil.svg.png</text:a>" width="20" height="14" class="noviewer thumbborder" srcset="//upload.wikimedia.org/wikipedia/commons/thumb/0/05/Flag_of_Brazil.svg/<text:soft-page-break/>30px-Flag_of_Brazil.svg.png 1.5x, //upload.wikimedia.org/wikipedia/commons/thumb/0/05/Flag_of_Brazil.svg/40px-Flag_of_Brazil.svg.png 2x" data-file-width="720" data-file-height="504" /&gt;&lt;/a&gt;&lt;/span&gt; &lt;a href="<text:a xlink:type="simple" xlink:href="view-source:https://fr.wikipedia.org/wiki/Équipe_du_Brésil_de_football" text:style-name="Internet_20_link" text:visited-style-name="Visited_20_Internet_20_Link">/wiki/%C3%89quipe_du_Br%C3%A9sil_de_football</text:a>" title="Équipe du Brésil de football"&gt;Brésil&lt;/a&gt;&lt;/span&gt;&lt;/td&gt;</text:p>
      <text:p text:style-name="Preformatted_20_Text"><text:bookmark text:name="line1552"/>&lt;td align="center"&gt;5</text:p>
      <text:p text:style-name="Preformatted_20_Text"><text:bookmark text:name="line1553"/>&lt;/td&gt;&lt;/tr&gt;</text:p>
      <text:p text:style-name="Preformatted_20_Text"><text:bookmark text:name="line1554"/>&lt;tr&gt;</text:p>
      <text:p text:style-name="Preformatted_20_Text"><text:bookmark text:name="line1555"/>&lt;td&gt;&lt;span class="nowrap"&gt;&lt;span class="flagicon"&gt;&lt;a href="<text:a xlink:type="simple" xlink:href="view-source:https://fr.wikipedia.org/wiki/Fichier:Flag_of_Italy.svg" text:style-name="Internet_20_link" text:visited-style-name="Visited_20_Internet_20_Link">/wiki/Fichier:Flag_of_Italy.svg</text:a>" class="image" title="Drapeau&amp;#160;: Italie"&gt;&lt;img alt="Drapeau&amp;#160;: Italie" src="<text:a xlink:type="simple" xlink:href="view-source:https://upload.wikimedia.org/wikipedia/commons/thumb/0/03/Flag_of_Italy.svg/20px-Flag_of_Italy.svg.png" text:style-name="Internet_20_link" text:visited-style-name="Visited_20_Internet_20_Link">//upload.wikimedia.org/wikipedia/commons/thumb/0/03/Flag_of_Italy.svg/20px-Flag_of_Italy.svg.png</text:a>" width="20" height="13" class="noviewer thumbborder" srcset="//upload.wikimedia.org/wikipedia/commons/thumb/0/03/Flag_of_Italy.svg/30px-Flag_of_Italy.svg.png 1.5x, //upload.wikimedia.org/wikipedia/commons/thumb/0/03/Flag_of_Italy.svg/40px-Flag_of_Italy.svg.png 2x" data-file-width="1500" data-file-height="1000" /&gt;&lt;/a&gt;&lt;/span&gt; &lt;a href="<text:a xlink:type="simple" xlink:href="view-source:https://fr.wikipedia.org/wiki/Équipe_d%27Italie_de_football" text:style-name="Internet_20_link" text:visited-style-name="Visited_20_Internet_20_Link">/wiki/%C3%89quipe_d%27Italie_de_football</text:a>" title="Équipe d&amp;#39;Italie de football"&gt;Italie&lt;/a&gt;&lt;/span&gt;&lt;br /&gt;&lt;span class="nowrap"&gt;&lt;span class="flagicon"&gt;&lt;a href="<text:a xlink:type="simple" xlink:href="view-source:https://fr.wikipedia.org/wiki/Fichier:Flag_of_Germany.svg" text:style-name="Internet_20_link" text:visited-style-name="Visited_20_Internet_20_Link">/wiki/Fichier:Flag_of_Germany.svg</text:a>" class="image" title="Drapeau&amp;#160;: Allemagne"&gt;&lt;img alt="Drapeau&amp;#160;: Allemagne" src="<text:a xlink:type="simple" xlink:href="view-source:https://upload.wikimedia.org/wikipedia/commons/thumb/b/ba/Flag_of_Germany.svg/20px-Flag_of_Germany.svg.png" text:style-name="Internet_20_link" text:visited-style-name="Visited_20_Internet_20_Link">//upload.wikimedia.org/wikipedia/commons/thumb/b/ba/Flag_of_Germany.svg/20px-Flag_of_Germany.svg.png</text:a>" width="20" height="12" class="noviewer thumbborder" srcset="//upload.wikimedia.org/wikipedia/commons/thumb/b/ba/Flag_of_Germany.svg/30px-Flag_of_Germany.svg.png 1.5x, //upload.wikimedia.org/wikipedia/commons/thumb/b/ba/Flag_of_Germany.svg/40px-Flag_of_Germany.svg.png 2x" data-file-width="1000" data-file-height="600" /&gt;&lt;/a&gt;&lt;/span&gt; &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pan&gt;&lt;/td&gt;</text:p>
      <text:p text:style-name="Preformatted_20_Text"><text:bookmark text:name="line1556"/>&lt;td align="center"&gt;4</text:p>
      <text:p text:style-name="Preformatted_20_Text"><text:bookmark text:name="line1557"/>&lt;/td&gt;&lt;/tr&gt;</text:p>
      <text:p text:style-name="Preformatted_20_Text"><text:bookmark text:name="line1558"/>&lt;tr&gt;</text:p>
      <text:p text:style-name="Preformatted_20_Text"><text:bookmark text:name="line1559"/>&lt;td&gt;&lt;span class="nowrap"&gt;&lt;span class="flagicon"&gt;&lt;a href="<text:a xlink:type="simple" xlink:href="view-source:https://fr.wikipedia.org/wiki/Fichier:Flag_of_Uruguay.svg" text:style-name="Internet_20_link" text:visited-style-name="Visited_20_Internet_20_Link">/wiki/Fichier:Flag_of_Uruguay.svg</text:a>" class="image" title="Drapeau&amp;#160;: Uruguay"&gt;&lt;img alt="Drapeau&amp;#160;: Uruguay" src="<text:a xlink:type="simple" xlink:href="view-source:https://upload.wikimedia.org/wikipedia/commons/thumb/f/fe/Flag_of_Uruguay.svg/20px-Flag_of_Uruguay.svg.png" text:style-name="Internet_20_link" text:visited-style-name="Visited_20_Internet_20_Link">//upload.wikimedia.org/wikipedia/commons/thumb/f/fe/Flag_of_Uruguay.svg/20px-Flag_of_Uruguay.svg.png</text:a>" width="20" height="13" class="noviewer thumbborder" srcset="//upload.wikimedia.org/wikipedia/commons/thumb/f/fe/Flag_of_Uruguay.svg/30px-Flag_of_Uruguay.svg.png 1.5x, //upload.wikimedia.org/wikipedia/commons/thumb/f/fe/Flag_of_Uruguay.svg/40px-Flag_of_Uruguay.svg.png 2x" data-file-width="900" data-file-height="600" /&gt;&lt;/a&gt;&lt;/span&gt; &lt;a href="<text:a xlink:type="simple" xlink:href="view-source:https://fr.wikipedia.org/wiki/Équipe_d%27Uruguay_de_football" text:style-name="Internet_20_link" text:visited-style-name="Visited_20_Internet_20_Link">/wiki/%C3%89quipe_d%27Uruguay_de_football</text:a>" title="Équipe d&amp;#39;Uruguay de football"&gt;Uruguay&lt;/a&gt;&lt;/span&gt;&lt;br /&gt;&lt;span class="nowrap"&gt;&lt;span class="flagicon"&gt;&lt;a href="<text:a xlink:type="simple" xlink:href="view-source:https://fr.wikipedia.org/wiki/Fichier:Flag_of_Argentina.svg" text:style-name="Internet_20_link" text:visited-style-name="Visited_20_Internet_20_Link">/wiki/Fichier:Flag_of_Argentina.svg</text:a>" class="image" title="Drapeau&amp;#160;: Argentine"&gt;&lt;img alt="Drapeau&amp;#160;: Argentine" src="<text:a xlink:type="simple" xlink:href="view-source:https://upload.wikimedia.org/wikipedia/commons/thumb/1/1a/Flag_of_Argentina.svg/20px-Flag_of_Argentina.svg.png" text:style-name="Internet_20_link" text:visited-style-name="Visited_20_Internet_20_Link">//upload.wikimedia.org/wikipedia/commons/thumb/1/1a/Flag_of_Argentina.svg/20px-Flag_of_Argentina.svg.png</text:a>" width="20" height="13" class="noviewer thumbborder" srcset="//upload.wikimedia.org/wikipedia/commons/thumb/1/1a/Flag_of_Argentina.svg/30px-Flag_of_Argentina.svg.png 1.5x, //upload.wikimedia.org/wikipedia/commons/thumb/1/1a/Flag_of_Argentina.svg/40px-Flag_of_Argentina.svg.png 2x" data-file-width="800" data-file-height="500" /&gt;&lt;/a&gt;&lt;/span&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lt;/span&gt;&lt;br /&gt;&lt;span class="nowrap"&gt;&lt;span class="flagicon"&gt;&lt;a href="<text:a xlink:type="simple" xlink:href="view-source:https://fr.wikipedia.org/wiki/Fichier:Flag_of_France.svg" text:style-name="Internet_20_link" text:visited-style-name="Visited_20_Internet_20_Link">/wiki/Fichier:Flag_of_France.svg</text:a>" class="image" title="Drapeau&amp;#160;: France"&gt;&lt;img alt="Drapeau&amp;#160;: France" src="<text:a xlink:type="simple" xlink:href="view-source:https://upload.wikimedia.org/wikipedia/commons/thumb/c/c3/Flag_of_France.svg/20px-Flag_of_France.svg.png" text:style-name="Internet_20_link" text:visited-style-name="Visited_20_Internet_20_Link">//upload.wikimedia.org/wikipedia/commons/thumb/c/c3/Flag_of_France.svg/20px-Flag_of_France.svg.png</text:a>" width="20" height="13" class="noviewer thumbborder" srcset="//upload.wikimedia.org/wikipedia/commons/thumb/c/c3/Flag_of_France.svg/30px-Flag_of_France.svg.png 1.5x, //upload.wikimedia.org/wikipedia/commons/thumb/c/<text:soft-page-break/>c3/Flag_of_France.svg/40px-Flag_of_France.svg.png 2x" data-file-width="900" data-file-height="600" /&gt;&lt;/a&gt;&lt;/span&gt; &lt;a href="<text:a xlink:type="simple" xlink:href="view-source:https://fr.wikipedia.org/wiki/Équipe_de_France_de_football" text:style-name="Internet_20_link" text:visited-style-name="Visited_20_Internet_20_Link">/wiki/%C3%89quipe_de_France_de_football</text:a>" title="Équipe de France de football"&gt;France&lt;/a&gt;&lt;/span&gt;&lt;/td&gt;</text:p>
      <text:p text:style-name="Preformatted_20_Text"><text:bookmark text:name="line1560"/>&lt;td align="center"&gt;2</text:p>
      <text:p text:style-name="Preformatted_20_Text"><text:bookmark text:name="line1561"/>&lt;/td&gt;&lt;/tr&gt;</text:p>
      <text:p text:style-name="Preformatted_20_Text"><text:bookmark text:name="line1562"/>&lt;tr&gt;</text:p>
      <text:p text:style-name="Preformatted_20_Text"><text:bookmark text:name="line1563"/>&lt;td&gt;&lt;span class="nowrap"&gt;&lt;span class="flagicon"&gt;&lt;a href="<text:a xlink:type="simple" xlink:href="view-source:https://fr.wikipedia.org/wiki/Fichier:Flag_of_England.svg" text:style-name="Internet_20_link" text:visited-style-name="Visited_20_Internet_20_Link">/wiki/Fichier:Flag_of_England.svg</text:a>" class="image" title="Drapeau&amp;#160;: Angleterre"&gt;&lt;img alt="Drapeau&amp;#160;: Angleterre" src="<text:a xlink:type="simple" xlink:href="view-source:https://upload.wikimedia.org/wikipedia/commons/thumb/b/be/Flag_of_England.svg/20px-Flag_of_England.svg.png" text:style-name="Internet_20_link" text:visited-style-name="Visited_20_Internet_20_Link">//upload.wikimedia.org/wikipedia/commons/thumb/b/be/Flag_of_England.svg/20px-Flag_of_England.svg.png</text:a>" width="20" height="12" class="noviewer thumbborder" srcset="//upload.wikimedia.org/wikipedia/commons/thumb/b/be/Flag_of_England.svg/30px-Flag_of_England.svg.png 1.5x, //upload.wikimedia.org/wikipedia/commons/thumb/b/be/Flag_of_England.svg/40px-Flag_of_England.svg.png 2x" data-file-width="800" data-file-height="480" /&gt;&lt;/a&gt;&lt;/span&gt; &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lt;/span&gt;&lt;br /&gt;&lt;span class="nowrap"&gt;&lt;span class="flagicon"&gt;&lt;a href="<text:a xlink:type="simple" xlink:href="view-source:https://fr.wikipedia.org/wiki/Fichier:Flag_of_Spain.svg" text:style-name="Internet_20_link" text:visited-style-name="Visited_20_Internet_20_Link">/wiki/Fichier:Flag_of_Spain.svg</text:a>" class="image" title="Drapeau&amp;#160;: Espagne"&gt;&lt;img alt="Drapeau&amp;#160;: Espagne" src="<text:a xlink:type="simple" xlink:href="view-source:https://upload.wikimedia.org/wikipedia/commons/thumb/9/9a/Flag_of_Spain.svg/20px-Flag_of_Spain.svg.png" text:style-name="Internet_20_link" text:visited-style-name="Visited_20_Internet_20_Link">//upload.wikimedia.org/wikipedia/commons/thumb/9/9a/Flag_of_Spain.svg/20px-Flag_of_Spain.svg.png</text:a>" width="20" height="13" class="noviewer thumbborder" srcset="//upload.wikimedia.org/wikipedia/commons/thumb/9/9a/Flag_of_Spain.svg/30px-Flag_of_Spain.svg.png 1.5x, //upload.wikimedia.org/wikipedia/commons/thumb/9/9a/Flag_of_Spain.svg/40px-Flag_of_Spain.svg.png 2x" data-file-width="750" data-file-height="500" /&gt;&lt;/a&gt;&lt;/span&gt; &lt;a href="<text:a xlink:type="simple" xlink:href="view-source:https://fr.wikipedia.org/wiki/Équipe_d%27Espagne_de_football" text:style-name="Internet_20_link" text:visited-style-name="Visited_20_Internet_20_Link">/wiki/%C3%89quipe_d%27Espagne_de_football</text:a>" title="Équipe d&amp;#39;Espagne de football"&gt;Espagne&lt;/a&gt;&lt;/span&gt;&lt;/td&gt;</text:p>
      <text:p text:style-name="Preformatted_20_Text"><text:bookmark text:name="line1564"/>&lt;td align="center"&gt;1</text:p>
      <text:p text:style-name="Preformatted_20_Text"><text:bookmark text:name="line1565"/>&lt;/td&gt;&lt;/tr&gt;</text:p>
      <text:p text:style-name="Preformatted_20_Text"><text:bookmark text:name="line1566"/>&lt;/tbody&gt;&lt;/table&gt;</text:p>
      <text:p text:style-name="Preformatted_20_Text"><text:bookmark text:name="line1567"/>&lt;p&gt;La République fédérale d'Allemagne inscrit 25 buts lors de sa victoire au mondial &lt;a href="<text:a xlink:type="simple" xlink:href="view-source:https://fr.wikipedia.org/wiki/Coupe_du_monde_de_football_de_1954" text:style-name="Internet_20_link" text:visited-style-name="Visited_20_Internet_20_Link">/wiki/Coupe_du_monde_de_football_de_1954</text:a>" title="Coupe du monde de football de 1954"&gt;1954&lt;/a&gt;, ce qui constitue la meilleure performance d'une équipe victorieuse. Lors de cette édition est aussi établi le record de buts marqués lors d'une phase finale&amp;#160;: 27, par l'équipe de &lt;a href="<text:a xlink:type="simple" xlink:href="view-source:https://fr.wikipedia.org/wiki/Équipe_de_Hongrie_de_football" text:style-name="Internet_20_link" text:visited-style-name="Visited_20_Internet_20_Link">/wiki/%C3%89quipe_de_Hongrie_de_football</text:a>" title="Équipe de Hongrie de football"&gt;Hongrie&lt;/a&gt;.</text:p>
      <text:p text:style-name="Preformatted_20_Text"><text:bookmark text:name="line1568"/>&lt;/p&gt;&lt;p&gt;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lt;sup id="cite_ref-77" class="reference"&gt;&lt;a href="<text:a xlink:type="simple" xlink:href="view-source:https://fr.wikipedia.org/wiki/Coupe_du_monde_de_football#cite_note-77" text:style-name="Internet_20_link" text:visited-style-name="Visited_20_Internet_20_Link">#cite_note-77</text:a>"&gt;&lt;span class="cite_crochet"&gt;[&lt;/span&gt;f&lt;span class="cite_crochet"&gt;]&lt;/span&gt;&lt;/a&gt;&lt;/sup&gt; est l'équipe ayant disputé le plus grand nombre de finales (8 au total) et de demi-finales (12 au total, 13 présences dans le dernier carré). Elle a aussi disputé le plus grand nombre de matches (109 en 19 participations) – ex æquo avec le Brésil (109 en 21 participations). En ce qui concerne le nombre de buts en phase finale, le chassé-croisé entre les deux nations historiquement les plus performantes se poursuit&amp;#160;: à l'issue de la &lt;abbr class="abbr" title="Vingt et unième"&gt;21&lt;sup&gt;e&lt;/sup&gt;&lt;/abbr&gt; Coupe du monde, le Brésil reprend la tête du classement du plus grand nombre de buts marqués (229) devant l'Allemagne (226). </text:p>
      <text:p text:style-name="Preformatted_20_Text"><text:bookmark text:name="line1569"/>&lt;/p&gt;&lt;p&gt;Le Brésil et l'Allemagne (parfois qualifiés d'office en tant qu'organisateur ou vainqueur sortant) sont les deux seules nations à avoir toujours réussi à se qualifier sur le terrain pour la phase finale. Ils sont également les deux seuls à y avoir joué plus de cent matches chacun (à titre de comparaison le troisième, l'Italie n'a disputé "que" 83 matches en phase finale). Curieusement, malgré leur régularité et présence au plus haut niveau mondial au fil des éditions (14 finales sur 21 ont concerné au moins l'une ou l'autre&amp;#160;!), les équipes du Brésil et de l'Allemagne ne se sont rencontrées qu'à deux reprises en Coupe du monde. Il aura fallu attendre la &lt;abbr class="abbr" title="Dix-septième"&gt;17&lt;sup&gt;e&lt;/sup&gt;&lt;/abbr&gt; Coupe du monde en 2002 au Japon pour la grande "première" (finale remportée par le <text:soft-page-break/>Brésil 2-0). La seconde confrontation en demi-finale de l'édition 2014 permit à l'Allemagne de prendre sa revanche sur le terrain du pays hôte de manière éclatante (1-7). Dans les deux cas, le vainqueur du match Brésil-Allemagne fut sacré champion du monde.</text:p>
      <text:p text:style-name="Preformatted_20_Text"><text:bookmark text:name="line1570"/>&lt;/p&gt;&lt;p&gt;Cinq nations ont organisé à deux reprises la Coupe du monde&amp;#160;: l'&lt;a href="<text:a xlink:type="simple" xlink:href="view-source:https://fr.wikipedia.org/wiki/Italie" text:style-name="Internet_20_link" text:visited-style-name="Visited_20_Internet_20_Link">/wiki/Italie</text:a>" title="Italie"&gt;Italie&lt;/a&gt;, la &lt;a href="<text:a xlink:type="simple" xlink:href="view-source:https://fr.wikipedia.org/wiki/France" text:style-name="Internet_20_link" text:visited-style-name="Visited_20_Internet_20_Link">/wiki/France</text:a>" title="France"&gt;France&lt;/a&gt;, le &lt;a href="<text:a xlink:type="simple" xlink:href="view-source:https://fr.wikipedia.org/wiki/Mexique" text:style-name="Internet_20_link" text:visited-style-name="Visited_20_Internet_20_Link">/wiki/Mexique</text:a>" title="Mexique"&gt;Mexique&lt;/a&gt;, l'&lt;a href="<text:a xlink:type="simple" xlink:href="view-source:https://fr.wikipedia.org/wiki/Allemagne" text:style-name="Internet_20_link" text:visited-style-name="Visited_20_Internet_20_Link">/wiki/Allemagne</text:a>" title="Allemagne"&gt;Allemagne&lt;/a&gt; et le &lt;a href="<text:a xlink:type="simple" xlink:href="view-source:https://fr.wikipedia.org/wiki/Brésil" text:style-name="Internet_20_link" text:visited-style-name="Visited_20_Internet_20_Link">/wiki/Br%C3%A9sil</text:a>" title="Brésil"&gt;Brésil&lt;/a&gt;. À l'exception du Brésil et du Mexique, chacune a remporté la Coupe du monde sur son propre sol au moins une fois. Contrairement au Mexique, le Brésil a cependant déjà fini deuxième sur son propre sol, en 1950.</text:p>
      <text:p text:style-name="Preformatted_20_Text"><text:bookmark text:name="line1571"/>&lt;/p&gt;&lt;p&gt;L'&lt;a href="<text:a xlink:type="simple" xlink:href="view-source:https://fr.wikipedia.org/wiki/Équipe_d%27Uruguay_de_football" text:style-name="Internet_20_link" text:visited-style-name="Visited_20_Internet_20_Link">/wiki/%C3%89quipe_d%27Uruguay_de_football</text:a>" title="Équipe d&amp;#39;Uruguay de football"&gt;Uruguay&lt;/a&gt; en &lt;a href="<text:a xlink:type="simple" xlink:href="view-source:https://fr.wikipedia.org/wiki/Coupe_du_monde_de_football_de_1930" text:style-name="Internet_20_link" text:visited-style-name="Visited_20_Internet_20_Link">/wiki/Coupe_du_monde_de_football_de_1930</text:a>" title="Coupe du monde de football de 1930"&gt;1930&lt;/a&gt;, l'&lt;a href="<text:a xlink:type="simple" xlink:href="view-source:https://fr.wikipedia.org/wiki/Équipe_d%27Italie_de_football" text:style-name="Internet_20_link" text:visited-style-name="Visited_20_Internet_20_Link">/wiki/%C3%89quipe_d%27Italie_de_football</text:a>" title="Équipe d&amp;#39;Italie de football"&gt;Italie&lt;/a&gt; en &lt;a href="<text:a xlink:type="simple" xlink:href="view-source:https://fr.wikipedia.org/wiki/Coupe_du_monde_de_football_de_1934" text:style-name="Internet_20_link" text:visited-style-name="Visited_20_Internet_20_Link">/wiki/Coupe_du_monde_de_football_de_1934</text:a>" title="Coupe du monde de football de 1934"&gt;1934&lt;/a&gt;,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en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en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n &lt;a href="<text:a xlink:type="simple" xlink:href="view-source:https://fr.wikipedia.org/wiki/Coupe_du_monde_de_football_de_1978" text:style-name="Internet_20_link" text:visited-style-name="Visited_20_Internet_20_Link">/wiki/Coupe_du_monde_de_football_de_1978</text:a>" title="Coupe du monde de football de 1978"&gt;1978&lt;/a&gt; et la &lt;a href="<text:a xlink:type="simple" xlink:href="view-source:https://fr.wikipedia.org/wiki/Équipe_de_France_de_football" text:style-name="Internet_20_link" text:visited-style-name="Visited_20_Internet_20_Link">/wiki/%C3%89quipe_de_France_de_football</text:a>" title="Équipe de France de football"&gt;France&lt;/a&gt; en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sont devenus champions à domicile (soit 6 fois sur 21). L'Allemagne est le seul pays à avoir déjà remporté la Coupe du monde avant de triompher à domicile.</text:p>
      <text:p text:style-name="Preformatted_20_Text"><text:bookmark text:name="line1572"/>&lt;/p&gt;&lt;p&gt;À partir de la &lt;abbr class="abbr" title="Treizième"&gt;13&lt;sup&gt;e&lt;/sup&gt;&lt;/abbr&gt; &lt;a href="<text:a xlink:type="simple" xlink:href="view-source:https://fr.wikipedia.org/wiki/Coupe_du_monde_1986" text:style-name="Internet_20_link" text:visited-style-name="Visited_20_Internet_20_Link">/wiki/Coupe_du_monde_1986</text:a>" class="mw-redirect" title="Coupe du monde 1986"&gt;Coupe du monde&lt;/a&gt; en 1986, la règle concernant la finale à rejouer en cas d'égalité après prolongations (ce qui ne s'était jamais produit) est abandonnée par la FIFA. Depuis lors, deux Coupes du monde (sur neuf) se sont jouées aux &lt;a href="<text:a xlink:type="simple" xlink:href="view-source:https://fr.wikipedia.org/wiki/Tirs_au_but" text:style-name="Internet_20_link" text:visited-style-name="Visited_20_Internet_20_Link">/wiki/Tirs_au_but</text:a>" title="Tirs au but"&gt;tirs au but&lt;/a&gt; après match nul en finale à l’issue des prolongations&amp;#160;: celle de &lt;a href="<text:a xlink:type="simple" xlink:href="view-source:https://fr.wikipedia.org/wiki/Coupe_du_monde_de_football_de_1994" text:style-name="Internet_20_link" text:visited-style-name="Visited_20_Internet_20_Link">/wiki/Coupe_du_monde_de_football_de_1994</text:a>" title="Coupe du monde de football de 1994"&gt;1994&lt;/a&gt; entre le Brésil et l'Italie remportée 3 tirs au but à 2 par le Brésil et celle de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entre l'Italie et la France que les joueurs italiens remportent 5 tirs au but à 3.</text:p>
      <text:p text:style-name="Preformatted_20_Text"><text:bookmark text:name="line1573"/>&lt;/p&gt;&lt;p&gt;Lors des qualifications pour une Coupe du monde, l'&lt;a href="<text:a xlink:type="simple" xlink:href="view-source:https://fr.wikipedia.org/wiki/Équipe_d%27Espagne_de_football" text:style-name="Internet_20_link" text:visited-style-name="Visited_20_Internet_20_Link">/wiki/%C3%89quipe_d%27Espagne_de_football</text:a>" title="Équipe d&amp;#39;Espagne de football"&gt;Espagne&lt;/a&gt; est le premier pays à avoir remporté dix matchs sur dix, en &lt;a href="<text:a xlink:type="simple" xlink:href="view-source:https://fr.wikipedia.org/wiki/Éliminatoires_de_la_Coupe_du_monde_de_football_2010" text:style-name="Internet_20_link" text:visited-style-name="Visited_20_Internet_20_Link">/wiki/%C3%89liminatoires_de_la_Coupe_du_monde_de_football_2010</text:a>" title="Éliminatoires de la Coupe du monde de football 2010"&gt;2010&lt;/a&gt;. L'équipe d'Allemagne réitère cette performance pendant les éliminatoires de la coupe du monde 2018. En &lt;a href="<text:a xlink:type="simple" xlink:href="view-source:https://fr.wikipedia.org/wiki/Tours_préliminaires_à_la_Coupe_du_monde_de_football_1970" text:style-name="Internet_20_link" text:visited-style-name="Visited_20_Internet_20_Link">/wiki/Tours_pr%C3%A9liminaires_%C3%A0_la_Coupe_du_monde_de_football_1970</text:a>" title="Tours préliminaires à la Coupe du monde de football 1970"&gt;1970&lt;/a&gt;, le Brésil remporte six rencontres sur six. Respectivement en &lt;a href="<text:a xlink:type="simple" xlink:href="view-source:https://fr.wikipedia.org/wiki/Tours_préliminaires_à_la_Coupe_du_monde_de_football_1982" text:style-name="Internet_20_link" text:visited-style-name="Visited_20_Internet_20_Link">/wiki/Tours_pr%C3%A9liminaires_%C3%A0_la_Coupe_du_monde_de_football_1982</text:a>" title="Tours préliminaires à la Coupe du monde de football 1982"&gt;1982&lt;/a&gt; et &lt;a href="<text:a xlink:type="simple" xlink:href="view-source:https://fr.wikipedia.org/wiki/Éliminatoires_de_la_Coupe_du_monde_de_football_2010" text:style-name="Internet_20_link" text:visited-style-name="Visited_20_Internet_20_Link">/wiki/%C3%89liminatoires_de_la_Coupe_du_monde_de_football_2010</text:a>" title="Éliminatoires de la Coupe du monde de football 2010"&gt;2010&lt;/a&gt;, la RFA et les <text:soft-page-break/>&lt;a href="<text:a xlink:type="simple" xlink:href="view-source:https://fr.wikipedia.org/wiki/Équipe_des_Pays-Bas_de_football" text:style-name="Internet_20_link" text:visited-style-name="Visited_20_Internet_20_Link">/wiki/%C3%89quipe_des_Pays-Bas_de_football</text:a>" title="Équipe des Pays-Bas de football"&gt;Pays-Bas&lt;/a&gt; ont gagné huit matchs sur huit. En phase de qualifications, le succès le plus large revient à l'&lt;a href="<text:a xlink:type="simple" xlink:href="view-source:https://fr.wikipedia.org/wiki/Équipe_d%27Australie_de_football" text:style-name="Internet_20_link" text:visited-style-name="Visited_20_Internet_20_Link">/wiki/%C3%89quipe_d%27Australie_de_football</text:a>" title="Équipe d&amp;#39;Australie de football"&gt;Australie&lt;/a&gt;, avec sa victoire &lt;a href="<text:a xlink:type="simple" xlink:href="view-source:https://fr.wikipedia.org/wiki/Match_de_football_Australie_–_Samoa_américaines" text:style-name="Internet_20_link" text:visited-style-name="Visited_20_Internet_20_Link">/wiki/Match_de_football_Australie_%E2%80%93_Samoa_am%C3%A9ricaines</text:a>" title="Match de football Australie – Samoa américaines"&gt;31-0&lt;/a&gt; sur les &lt;a href="<text:a xlink:type="simple" xlink:href="view-source:https://fr.wikipedia.org/wiki/Équipe_des_Samoa_américaines_de_football" text:style-name="Internet_20_link" text:visited-style-name="Visited_20_Internet_20_Link">/wiki/%C3%89quipe_des_Samoa_am%C3%A9ricaines_de_football</text:a>" title="Équipe des Samoa américaines de football"&gt;Samoa américaines&lt;/a&gt; en &lt;a href="<text:a xlink:type="simple" xlink:href="view-source:https://fr.wikipedia.org/wiki/2001_en_football" text:style-name="Internet_20_link" text:visited-style-name="Visited_20_Internet_20_Link">/wiki/2001_en_football</text:a>" title="2001 en football"&gt;2001&lt;/a&gt;, 13 des buts sont marqués par &lt;a href="<text:a xlink:type="simple" xlink:href="view-source:https://fr.wikipedia.org/wiki/Archie_Thompson" text:style-name="Internet_20_link" text:visited-style-name="Visited_20_Internet_20_Link">/wiki/Archie_Thompson</text:a>" title="Archie Thompson"&gt;Archie Thompson&lt;/a&gt; ce qui constitue le record du nombre de buts marqués dans un match international&lt;sup id="cite_ref-78" class="reference"&gt;&lt;a href="<text:a xlink:type="simple" xlink:href="view-source:https://fr.wikipedia.org/wiki/Coupe_du_monde_de_football#cite_note-78" text:style-name="Internet_20_link" text:visited-style-name="Visited_20_Internet_20_Link">#cite_note-78</text:a>"&gt;&lt;span class="cite_crochet"&gt;[&lt;/span&gt;72&lt;span class="cite_crochet"&gt;]&lt;/span&gt;&lt;/a&gt;&lt;/sup&gt;&lt;sup class="reference cite_virgule"&gt;,&lt;/sup&gt;&lt;sup id="cite_ref-79" class="reference"&gt;&lt;a href="<text:a xlink:type="simple" xlink:href="view-source:https://fr.wikipedia.org/wiki/Coupe_du_monde_de_football#cite_note-79" text:style-name="Internet_20_link" text:visited-style-name="Visited_20_Internet_20_Link">#cite_note-79</text:a>"&gt;&lt;span class="cite_crochet"&gt;[&lt;/span&gt;73&lt;span class="cite_crochet"&gt;]&lt;/span&gt;&lt;/a&gt;&lt;/sup&gt;.</text:p>
      <text:p text:style-name="Preformatted_20_Text"><text:bookmark text:name="line1574"/>&lt;/p&gt;&lt;p&gt;La victoire la plus large en phase finale de la Coupe du monde est le succès 10-1 de la &lt;a href="<text:a xlink:type="simple" xlink:href="view-source:https://fr.wikipedia.org/wiki/Équipe_de_Hongrie_de_football" text:style-name="Internet_20_link" text:visited-style-name="Visited_20_Internet_20_Link">/wiki/%C3%89quipe_de_Hongrie_de_football</text:a>" title="Équipe de Hongrie de football"&gt;Hongrie&lt;/a&gt; sur le &lt;a href="<text:a xlink:type="simple" xlink:href="view-source:https://fr.wikipedia.org/wiki/Équipe_du_Salvador_de_football" text:style-name="Internet_20_link" text:visited-style-name="Visited_20_Internet_20_Link">/wiki/%C3%89quipe_du_Salvador_de_football</text:a>" title="Équipe du Salvador de football"&gt;Salvador&lt;/a&gt; le &lt;time class="nowrap date-lien" datetime="1982-06-15" data-sort-value="1982-06-15"&gt;&lt;a href="<text:a xlink:type="simple" xlink:href="view-source:https://fr.wikipedia.org/wiki/15_juin_en_sport" text:style-name="Internet_20_link" text:visited-style-name="Visited_20_Internet_20_Link">/wiki/15_juin_en_sport</text:a>" title="15 juin en sport"&gt;15 juin&lt;/a&gt; &lt;a href="<text:a xlink:type="simple" xlink:href="view-source:https://fr.wikipedia.org/wiki/1982_en_football" text:style-name="Internet_20_link" text:visited-style-name="Visited_20_Internet_20_Link">/wiki/1982_en_football</text:a>" title="1982 en football"&gt;1982&lt;/a&gt;&lt;/time&gt; lors du premier match du groupe 3 comptant pour le premier tour. Lors de cette rencontre, le remplaçant &lt;a href="<text:a xlink:type="simple" xlink:href="view-source:https://fr.wikipedia.org/wiki/László_Kiss_(football)" text:style-name="Internet_20_link" text:visited-style-name="Visited_20_Internet_20_Link">/wiki/L%C3%A1szl%C3%B3_Kiss_(football)</text:a>" title="László Kiss (football)"&gt;László Kiss&lt;/a&gt; réalise le triplé le plus rapide de l'histoire de la Coupe du monde en marquant aux &lt;abbr class="abbr" title="Soixante-dixième (septantième)"&gt;70&lt;sup&gt;e&lt;/sup&gt;&lt;/abbr&gt;, &lt;abbr class="abbr" title="Soixante-treizième (septante-troisième)"&gt;73&lt;sup&gt;e&lt;/sup&gt;&lt;/abbr&gt; et &lt;abbr class="abbr" title="Soixante-dix-huitième (septante-huitième)"&gt;78&lt;sup&gt;e&lt;/sup&gt;&lt;/abbr&gt;&amp;#160;minutes, le premier &lt;a href="<text:a xlink:type="simple" xlink:href="view-source:https://fr.wikipedia.org/wiki/Coup_du_chapeau" text:style-name="Internet_20_link" text:visited-style-name="Visited_20_Internet_20_Link">/wiki/Coup_du_chapeau</text:a>" title="Coup du chapeau"&gt;coup du chapeau&lt;/a&gt; d'un joueur entrant. D'autres matchs se sont soldés par une victoire avec neuf buts d'écart, la démonstration de la &lt;a href="<text:a xlink:type="simple" xlink:href="view-source:https://fr.wikipedia.org/wiki/Équipe_de_Yougoslavie_de_football" text:style-name="Internet_20_link" text:visited-style-name="Visited_20_Internet_20_Link">/wiki/%C3%89quipe_de_Yougoslavie_de_football</text:a>" title="Équipe de Yougoslavie de football"&gt;Yougoslavie&lt;/a&gt; contre le &lt;a href="<text:a xlink:type="simple" xlink:href="view-source:https://fr.wikipedia.org/wiki/Équipe_de_République_démocratique_du_Congo_de_football" text:style-name="Internet_20_link" text:visited-style-name="Visited_20_Internet_20_Link">/wiki/%C3%89quipe_de_R%C3%A9publique_d%C3%A9mocratique_du_Congo_de_football</text:a>" class="mw-redirect" title="Équipe de République démocratique du Congo de football"&gt;Zaïre&lt;/a&gt; le &lt;time class="nowrap date-lien" datetime="1974-06-18" data-sort-value="1974-06-18"&gt;&lt;a href="<text:a xlink:type="simple" xlink:href="view-source:https://fr.wikipedia.org/wiki/18_juin_en_sport" text:style-name="Internet_20_link" text:visited-style-name="Visited_20_Internet_20_Link">/wiki/18_juin_en_sport</text:a>" title="18 juin en sport"&gt;18 juin&lt;/a&gt; &lt;a href="<text:a xlink:type="simple" xlink:href="view-source:https://fr.wikipedia.org/wiki/1974_en_football" text:style-name="Internet_20_link" text:visited-style-name="Visited_20_Internet_20_Link">/wiki/1974_en_football</text:a>" title="1974 en football"&gt;1974&lt;/a&gt;&lt;/time&gt; qui se conclut sur un résultat de 9-0 et la victoire sur ce même score de la Hongrie contre la &lt;a href="<text:a xlink:type="simple" xlink:href="view-source:https://fr.wikipedia.org/wiki/Équipe_de_Corée_du_Sud_de_football" text:style-name="Internet_20_link" text:visited-style-name="Visited_20_Internet_20_Link">/wiki/%C3%89quipe_de_Cor%C3%A9e_du_Sud_de_football</text:a>" title="Équipe de Corée du Sud de football"&gt;Corée du Sud&lt;/a&gt; le &lt;time class="nowrap date-lien" datetime="1954-06-17" data-sort-value="1954-06-17"&gt;&lt;a href="<text:a xlink:type="simple" xlink:href="view-source:https://fr.wikipedia.org/wiki/17_juin_en_sport" text:style-name="Internet_20_link" text:visited-style-name="Visited_20_Internet_20_Link">/wiki/17_juin_en_sport</text:a>" title="17 juin en sport"&gt;17 juin&lt;/a&gt; &lt;a href="<text:a xlink:type="simple" xlink:href="view-source:https://fr.wikipedia.org/wiki/1954_en_football" text:style-name="Internet_20_link" text:visited-style-name="Visited_20_Internet_20_Link">/wiki/1954_en_football</text:a>" title="1954 en football"&gt;1954&lt;/a&gt;&lt;/time&gt;.</text:p>
      <text:p text:style-name="Preformatted_20_Text"><text:bookmark text:name="line1575"/>&lt;/p&gt;</text:p>
      <text:p text:style-name="Preformatted_20_Text"><text:bookmark text:name="line1576"/>&lt;h4&gt;&lt;span class="mw-headline" id="Joueurs"&gt;Joueurs&lt;/span&gt;&lt;/h4&gt;</text:p>
      <text:p text:style-name="Preformatted_20_Text"><text:bookmark text:name="line1577"/>&lt;div class="thumb tleft"&gt;&lt;div class="thumbinner" style="width:222px;"&gt;&lt;a href="<text:a xlink:type="simple" xlink:href="view-source:https://fr.wikipedia.org/wiki/Fichier:Pele200802FabioRodriguesPozzebomAgenciaBrasil.jpg" text:style-name="Internet_20_link" text:visited-style-name="Visited_20_Internet_20_Link">/wiki/Fichier:Pele200802FabioRodriguesPozzebomAgenciaBrasil.jpg</text:a>" class="image"&gt;&lt;img alt="" src="<text:a xlink:type="simple" xlink:href="view-source:https://upload.wikimedia.org/wikipedia/commons/thumb/4/4a/Pele200802FabioRodriguesPozzebomAgenciaBrasil.jpg/220px-Pele200802FabioRodriguesPozzebomAgenciaBrasil.jpg" text:style-name="Internet_20_link" text:visited-style-name="Visited_20_Internet_20_Link">//upload.wikimedia.org/wikipedia/commons/thumb/4/4a/Pele200802FabioRodriguesPozzebomAgenciaBrasil.jpg/220px-Pele200802FabioRodriguesPozzebomAgenciaBrasil.jpg</text:a>" width="220" height="339" class="thumbimage" srcset="//upload.wikimedia.org/wikipedia/commons/thumb/4/4a/Pele200802FabioRodriguesPozzebomAgenciaBrasil.jpg/330px-Pele200802FabioRodriguesPozzebomAgenciaBrasil.jpg 1.5x, //upload.wikimedia.org/wikipedia/commons/thumb/4/4a/Pele200802FabioRodriguesPozzebomAgenciaBrasil.jpg/440px-Pele200802FabioRodriguesPozzebomAgenciaBrasil.jpg 2x" <text:soft-page-break/>data-file-width="1083" data-file-height="1670" /&gt;&lt;/a&gt; <text:s/>&lt;div class="thumbcaption"&gt;&lt;div class="magnify"&gt;&lt;a href="<text:a xlink:type="simple" xlink:href="view-source:https://fr.wikipedia.org/wiki/Fichier:Pele200802FabioRodriguesPozzebomAgenciaBrasil.jpg" text:style-name="Internet_20_link" text:visited-style-name="Visited_20_Internet_20_Link">/wiki/Fichier:Pele200802FabioRodriguesPozzebomAgenciaBrasil.jpg</text:a>" class="internal" title="Agrandir"&gt;&lt;/a&gt;&lt;/div&gt;&lt;a href="<text:a xlink:type="simple" xlink:href="view-source:https://fr.wikipedia.org/wiki/Pelé" text:style-name="Internet_20_link" text:visited-style-name="Visited_20_Internet_20_Link">/wiki/Pel%C3%A9</text:a>" title="Pelé"&gt;Pelé&lt;/a&gt; marque la Coupe du monde en étant le plus jeune buteur et vainqueur de la Coupe de monde.&lt;/div&gt;&lt;/div&gt;&lt;/div&gt;</text:p>
      <text:p text:style-name="Preformatted_20_Text"><text:bookmark text:name="line1578"/>&lt;p&gt;Le &lt;a href="<text:a xlink:type="simple" xlink:href="view-source:https://fr.wikipedia.org/wiki/France" text:style-name="Internet_20_link" text:visited-style-name="Visited_20_Internet_20_Link">/wiki/France</text:a>" title="France"&gt;Français&lt;/a&gt; &lt;a href="<text:a xlink:type="simple" xlink:href="view-source:https://fr.wikipedia.org/wiki/Lucien_Laurent" text:style-name="Internet_20_link" text:visited-style-name="Visited_20_Internet_20_Link">/wiki/Lucien_Laurent</text:a>" title="Lucien Laurent"&gt;Lucien Laurent&lt;/a&gt; est le premier buteur de l'histoire de la Coupe du monde en marquant lors du match d'ouverture de la Coupe du monde en &lt;a href="<text:a xlink:type="simple" xlink:href="view-source:https://fr.wikipedia.org/wiki/Uruguay" text:style-name="Internet_20_link" text:visited-style-name="Visited_20_Internet_20_Link">/wiki/Uruguay</text:a>" title="Uruguay"&gt;Uruguay&lt;/a&gt; contre le Mexique&lt;sup id="cite_ref-80" class="reference"&gt;&lt;a href="<text:a xlink:type="simple" xlink:href="view-source:https://fr.wikipedia.org/wiki/Coupe_du_monde_de_football#cite_note-80" text:style-name="Internet_20_link" text:visited-style-name="Visited_20_Internet_20_Link">#cite_note-80</text:a>"&gt;&lt;span class="cite_crochet"&gt;[&lt;/span&gt;74&lt;span class="cite_crochet"&gt;]&lt;/span&gt;&lt;/a&gt;&lt;/sup&gt;, sur une passe décisive d'&lt;a href="<text:a xlink:type="simple" xlink:href="view-source:https://fr.wikipedia.org/wiki/Ernest_Libérati" text:style-name="Internet_20_link" text:visited-style-name="Visited_20_Internet_20_Link">/wiki/Ernest_Lib%C3%A9rati</text:a>" title="Ernest Libérati"&gt;Ernest Libérati&lt;/a&gt;&lt;sup id="cite_ref-81" class="reference"&gt;&lt;a href="<text:a xlink:type="simple" xlink:href="view-source:https://fr.wikipedia.org/wiki/Coupe_du_monde_de_football#cite_note-81" text:style-name="Internet_20_link" text:visited-style-name="Visited_20_Internet_20_Link">#cite_note-81</text:a>"&gt;&lt;span class="cite_crochet"&gt;[&lt;/span&gt;75&lt;span class="cite_crochet"&gt;]&lt;/span&gt;&lt;/a&gt;&lt;/sup&gt;&lt;sup class="reference cite_virgule"&gt;,&lt;/sup&gt;&lt;sup id="cite_ref-82" class="reference"&gt;&lt;a href="<text:a xlink:type="simple" xlink:href="view-source:https://fr.wikipedia.org/wiki/Coupe_du_monde_de_football#cite_note-82" text:style-name="Internet_20_link" text:visited-style-name="Visited_20_Internet_20_Link">#cite_note-82</text:a>"&gt;&lt;span class="cite_crochet"&gt;[&lt;/span&gt;76&lt;span class="cite_crochet"&gt;]&lt;/span&gt;&lt;/a&gt;&lt;/sup&gt;. Le 1000&lt;sup&gt;e&lt;/sup&gt; but de la compétition est inscrit par le néerlandais &lt;a href="<text:a xlink:type="simple" xlink:href="view-source:https://fr.wikipedia.org/wiki/Robert_Rensenbrink" text:style-name="Internet_20_link" text:visited-style-name="Visited_20_Internet_20_Link">/wiki/Robert_Rensenbrink</text:a>" title="Robert Rensenbrink"&gt;Robert Rensenbrink&lt;/a&gt; lors d'une défaite des Pays-Bas contre l'Écosse le &lt;time class="nowrap date-lien" datetime="1978-06-11" data-sort-value="1978-06-11"&gt;&lt;a href="<text:a xlink:type="simple" xlink:href="view-source:https://fr.wikipedia.org/wiki/11_juin_en_sport" text:style-name="Internet_20_link" text:visited-style-name="Visited_20_Internet_20_Link">/wiki/11_juin_en_sport</text:a>" title="11 juin en sport"&gt;11 juin&lt;/a&gt; &lt;a href="<text:a xlink:type="simple" xlink:href="view-source:https://fr.wikipedia.org/wiki/1978_en_football" text:style-name="Internet_20_link" text:visited-style-name="Visited_20_Internet_20_Link">/wiki/1978_en_football</text:a>" title="1978 en football"&gt;1978&lt;/a&gt;&lt;/time&gt;&lt;sup id="cite_ref-83" class="reference"&gt;&lt;a href="<text:a xlink:type="simple" xlink:href="view-source:https://fr.wikipedia.org/wiki/Coupe_du_monde_de_football#cite_note-83" text:style-name="Internet_20_link" text:visited-style-name="Visited_20_Internet_20_Link">#cite_note-83</text:a>"&gt;&lt;span class="cite_crochet"&gt;[&lt;/span&gt;77&lt;span class="cite_crochet"&gt;]&lt;/span&gt;&lt;/a&gt;&lt;/sup&gt;.</text:p>
      <text:p text:style-name="Preformatted_20_Text"><text:bookmark text:name="line1579"/>&lt;/p&gt;&lt;p&gt;L'Allemand &lt;a href="<text:a xlink:type="simple" xlink:href="view-source:https://fr.wikipedia.org/wiki/Miroslav_Klose" text:style-name="Internet_20_link" text:visited-style-name="Visited_20_Internet_20_Link">/wiki/Miroslav_Klose</text:a>" title="Miroslav Klose"&gt;Miroslav Klose&lt;/a&gt; détient le record de buts marqués en Coupe du monde avec 16 buts, suivi du Brésilien &lt;a href="<text:a xlink:type="simple" xlink:href="view-source:https://fr.wikipedia.org/wiki/Ronaldo_Luis_Nazário_de_Lima" text:style-name="Internet_20_link" text:visited-style-name="Visited_20_Internet_20_Link">/wiki/Ronaldo_Luis_Naz%C3%A1rio_de_Lima</text:a>" class="mw-redirect" title="Ronaldo Luis Nazário de Lima"&gt;Ronaldo&lt;/a&gt; (15 buts) et de l'Allemand &lt;a href="<text:a xlink:type="simple" xlink:href="view-source:https://fr.wikipedia.org/wiki/Gerd_Müller" text:style-name="Internet_20_link" text:visited-style-name="Visited_20_Internet_20_Link">/wiki/Gerd_M%C3%BCller</text:a>" title="Gerd Müller"&gt;Gerd Müller&lt;/a&gt; qui en compte 14&lt;sup id="cite_ref-84" class="reference"&gt;&lt;a href="<text:a xlink:type="simple" xlink:href="view-source:https://fr.wikipedia.org/wiki/Coupe_du_monde_de_football#cite_note-84" text:style-name="Internet_20_link" text:visited-style-name="Visited_20_Internet_20_Link">#cite_note-84</text:a>"&gt;&lt;span class="cite_crochet"&gt;[&lt;/span&gt;78&lt;span class="cite_crochet"&gt;]&lt;/span&gt;&lt;/a&gt;&lt;/sup&gt;. Le Français &lt;a href="<text:a xlink:type="simple" xlink:href="view-source:https://fr.wikipedia.org/wiki/Just_Fontaine" text:style-name="Internet_20_link" text:visited-style-name="Visited_20_Internet_20_Link">/wiki/Just_Fontaine</text:a>" title="Just Fontaine"&gt;Just Fontaine&lt;/a&gt; reste le meilleur buteur sur une seule édition avec 13 buts en &lt;a href="<text:a xlink:type="simple" xlink:href="view-source:https://fr.wikipedia.org/wiki/Coupe_du_monde_de_football_de_1958" text:style-name="Internet_20_link" text:visited-style-name="Visited_20_Internet_20_Link">/wiki/Coupe_du_monde_de_football_de_1958</text:a>" title="Coupe du monde de football de 1958"&gt;1958&lt;/a&gt;. Il n'a pas marqué lors d'une autre édition. Pelé est le cinquième meilleur buteur de l'histoire de la Coupe du monde avec 12 buts. Le &lt;a href="<text:a xlink:type="simple" xlink:href="view-source:https://fr.wikipedia.org/wiki/Russie" text:style-name="Internet_20_link" text:visited-style-name="Visited_20_Internet_20_Link">/wiki/Russie</text:a>" title="Russie"&gt;Russe&lt;/a&gt; &lt;a href="<text:a xlink:type="simple" xlink:href="view-source:https://fr.wikipedia.org/wiki/Oleg_Salenko" text:style-name="Internet_20_link" text:visited-style-name="Visited_20_Internet_20_Link">/wiki/Oleg_Salenko</text:a>" title="Oleg Salenko"&gt;Oleg Salenko&lt;/a&gt; reste le meilleur buteur en un seul match de Coupe du monde avec 5 buts lors du match &lt;a href="<text:a xlink:type="simple" xlink:href="view-source:https://fr.wikipedia.org/wiki/Équipe_de_Russie_de_football" text:style-name="Internet_20_link" text:visited-style-name="Visited_20_Internet_20_Link">/wiki/%C3%89quipe_de_Russie_de_football</text:a>" title="Équipe de Russie de football"&gt;Russie&lt;/a&gt;-&lt;a href="<text:a xlink:type="simple" xlink:href="view-source:https://fr.wikipedia.org/wiki/Équipe_du_Cameroun_de_football" text:style-name="Internet_20_link" text:visited-style-name="Visited_20_Internet_20_Link">/wiki/%C3%89quipe_du_Cameroun_de_football</text:a>" title="Équipe du Cameroun de football"&gt;Cameroun&lt;/a&gt; gagné par la Russie 6-1 en &lt;a href="<text:a xlink:type="simple" xlink:href="view-source:https://fr.wikipedia.org/wiki/Coupe_du_monde_de_football_de_1994" text:style-name="Internet_20_link" text:visited-style-name="Visited_20_Internet_20_Link">/wiki/Coupe_du_monde_de_football_de_1994</text:a>" title="Coupe du monde de football de 1994"&gt;1994&lt;/a&gt;&lt;sup id="cite_ref-85" class="reference"&gt;&lt;a href="<text:a xlink:type="simple" xlink:href="view-source:https://fr.wikipedia.org/wiki/Coupe_du_monde_de_football#cite_note-85" text:style-name="Internet_20_link" text:visited-style-name="Visited_20_Internet_20_Link">#cite_note-85</text:a>"&gt;&lt;span class="cite_crochet"&gt;[&lt;/span&gt;79&lt;span class="cite_crochet"&gt;]&lt;/span&gt;&lt;/a&gt;&lt;/sup&gt;. Lors de ce match, un autre record a été battu par &lt;a href="<text:a xlink:type="simple" xlink:href="view-source:https://fr.wikipedia.org/wiki/Roger_Milla" text:style-name="Internet_20_link" text:visited-style-name="Visited_20_Internet_20_Link">/wiki/Roger_Milla</text:a>" title="Roger Milla"&gt;Roger Milla&lt;/a&gt;. Il devient le plus vieux buteur de la compétition à 42 ans et 39 jours&lt;sup id="cite_ref-FFrecordshommes_86-0" class="reference"&gt;&lt;a href="<text:a xlink:type="simple" xlink:href="view-source:https://fr.wikipedia.org/wiki/Coupe_du_monde_de_football#cite_note-FFrecordshommes-86" text:style-name="Internet_20_link" text:visited-style-name="Visited_20_Internet_20_Link">#cite_note-FFrecordshommes-86</text:a>"&gt;&lt;span class="cite_crochet"&gt;[&lt;/span&gt;80&lt;span class="cite_crochet"&gt;]&lt;/span&gt;&lt;/a&gt;&lt;/sup&gt;&lt;sup class="reference cite_virgule"&gt;,&lt;/sup&gt;&lt;sup id="cite_ref-retro1994_63-2" class="reference"&gt;&lt;a href="<text:a xlink:type="simple" xlink:href="view-source:https://fr.wikipedia.org/wiki/Coupe_du_monde_de_football#cite_note-retro1994-63" text:style-name="Internet_20_link" text:visited-style-name="Visited_20_Internet_20_Link">#cite_note-retro1994-63</text:a>"&gt;&lt;span class="cite_crochet"&gt;[&lt;/span&gt;59&lt;span class="cite_crochet"&gt;]&lt;/span&gt;&lt;/a&gt;&lt;/sup&gt;, il est également le joueur de champ le plus âgé à une phase finale&lt;sup id="cite_ref-87" class="reference"&gt;&lt;a href="<text:a xlink:type="simple" xlink:href="view-source:https://fr.wikipedia.org/wiki/Coupe_du_monde_de_football#cite_note-87" text:style-name="Internet_20_link" text:visited-style-name="Visited_20_Internet_20_Link">#cite_note-87</text:a>"&gt;&lt;span class="cite_crochet"&gt;[&lt;/span&gt;81&lt;span <text:soft-page-break/>class="cite_crochet"&gt;]&lt;/span&gt;&lt;/a&gt;&lt;/sup&gt;. En &lt;a href="<text:a xlink:type="simple" xlink:href="view-source:https://fr.wikipedia.org/wiki/Coupe_du_monde_de_football_de_2018" text:style-name="Internet_20_link" text:visited-style-name="Visited_20_Internet_20_Link">/wiki/Coupe_du_monde_de_football_de_2018</text:a>" title="Coupe du monde de football de 2018"&gt;2018&lt;/a&gt;, le &lt;a href="<text:a xlink:type="simple" xlink:href="view-source:https://fr.wikipedia.org/wiki/Gardien_de_but_(football)" text:style-name="Internet_20_link" text:visited-style-name="Visited_20_Internet_20_Link">/wiki/Gardien_de_but_(football)</text:a>" title="Gardien de but (football)"&gt;gardien&lt;/a&gt; &lt;a href="<text:a xlink:type="simple" xlink:href="view-source:https://fr.wikipedia.org/wiki/Égypte" text:style-name="Internet_20_link" text:visited-style-name="Visited_20_Internet_20_Link">/wiki/%C3%89gypte</text:a>" title="Égypte"&gt;égypten&lt;/a&gt; &lt;a href="<text:a xlink:type="simple" xlink:href="view-source:https://fr.wikipedia.org/w/index.php?title=Essam_El-hadary&amp;action=edit&amp;redlink=1" text:style-name="Internet_20_link" text:visited-style-name="Visited_20_Internet_20_Link">/w/index.php?title=Essam_El-hadary&amp;amp;action=edit&amp;amp;redlink=1</text:a>" class="new" title="Essam El-hadary (page inexistante)"&gt;Essam El-hadary&lt;/a&gt; devient le joueur le plus âgé à participer à une Coupe du monde à l'âge de 45 ans et 161 jours. Le plus jeune est le &lt;a href="<text:a xlink:type="simple" xlink:href="view-source:https://fr.wikipedia.org/wiki/Irlande_du_Nord" text:style-name="Internet_20_link" text:visited-style-name="Visited_20_Internet_20_Link">/wiki/Irlande_du_Nord</text:a>" title="Irlande du Nord"&gt;Nord-Irlandais&lt;/a&gt; &lt;a href="<text:a xlink:type="simple" xlink:href="view-source:https://fr.wikipedia.org/wiki/Norman_Whiteside" text:style-name="Internet_20_link" text:visited-style-name="Visited_20_Internet_20_Link">/wiki/Norman_Whiteside</text:a>" title="Norman Whiteside"&gt;Norman Whiteside&lt;/a&gt; âgé de 17 ans et 41 jours lors du premier match contre la Yougoslavie de la &lt;a href="<text:a xlink:type="simple" xlink:href="view-source:https://fr.wikipedia.org/wiki/Coupe_du_monde_de_football_de_1982" text:style-name="Internet_20_link" text:visited-style-name="Visited_20_Internet_20_Link">/wiki/Coupe_du_monde_de_football_de_1982</text:a>" title="Coupe du monde de football de 1982"&gt;Coupe du monde 1982&lt;/a&gt;&lt;sup id="cite_ref-FFrecordshommes_86-1" class="reference"&gt;&lt;a href="<text:a xlink:type="simple" xlink:href="view-source:https://fr.wikipedia.org/wiki/Coupe_du_monde_de_football#cite_note-FFrecordshommes-86" text:style-name="Internet_20_link" text:visited-style-name="Visited_20_Internet_20_Link">#cite_note-FFrecordshommes-86</text:a>"&gt;&lt;span class="cite_crochet"&gt;[&lt;/span&gt;80&lt;span class="cite_crochet"&gt;]&lt;/span&gt;&lt;/a&gt;&lt;/sup&gt;.</text:p>
      <text:p text:style-name="Preformatted_20_Text"><text:bookmark text:name="line1580"/>&lt;/p&gt;&lt;p&gt;Le joueur qui a remporté le plus grand nombre de victoires en Coupe du monde est le &lt;a href="<text:a xlink:type="simple" xlink:href="view-source:https://fr.wikipedia.org/wiki/Brésil" text:style-name="Internet_20_link" text:visited-style-name="Visited_20_Internet_20_Link">/wiki/Br%C3%A9sil</text:a>" title="Brésil"&gt;Brésilien&lt;/a&gt; &lt;a href="<text:a xlink:type="simple" xlink:href="view-source:https://fr.wikipedia.org/wiki/Pelé" text:style-name="Internet_20_link" text:visited-style-name="Visited_20_Internet_20_Link">/wiki/Pel%C3%A9</text:a>" title="Pelé"&gt;Pelé&lt;/a&gt; avec trois succès en &lt;a href="<text:a xlink:type="simple" xlink:href="view-source:https://fr.wikipedia.org/wiki/Coupe_du_monde_de_football_de_1958" text:style-name="Internet_20_link" text:visited-style-name="Visited_20_Internet_20_Link">/wiki/Coupe_du_monde_de_football_de_1958</text:a>" title="Coupe du monde de football de 1958"&gt;1958&lt;/a&g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et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il ne dispute cependant pas la finale en 1962. Pelé détient également des records de précocité, il est le plus jeune buteur et vainqueur de la Coupe du monde&lt;sup id="cite_ref-88" class="reference"&gt;&lt;a href="<text:a xlink:type="simple" xlink:href="view-source:https://fr.wikipedia.org/wiki/Coupe_du_monde_de_football#cite_note-88" text:style-name="Internet_20_link" text:visited-style-name="Visited_20_Internet_20_Link">#cite_note-88</text:a>"&gt;&lt;span class="cite_crochet"&gt;[&lt;/span&gt;82&lt;span class="cite_crochet"&gt;]&lt;/span&gt;&lt;/a&gt;&lt;/sup&gt;. À l'opposé, le gardien de la sélection italienne &lt;a href="<text:a xlink:type="simple" xlink:href="view-source:https://fr.wikipedia.org/wiki/Dino_Zoff" text:style-name="Internet_20_link" text:visited-style-name="Visited_20_Internet_20_Link">/wiki/Dino_Zoff</text:a>" title="Dino Zoff"&gt;Dino Zoff&lt;/a&gt; est le joueur le plus âgé à avoir remporté la compétition&lt;sup id="cite_ref-89" class="reference"&gt;&lt;a href="<text:a xlink:type="simple" xlink:href="view-source:https://fr.wikipedia.org/wiki/Coupe_du_monde_de_football#cite_note-89" text:style-name="Internet_20_link" text:visited-style-name="Visited_20_Internet_20_Link">#cite_note-89</text:a>"&gt;&lt;span class="cite_crochet"&gt;[&lt;/span&gt;83&lt;span class="cite_crochet"&gt;]&lt;/span&gt;&lt;/a&gt;&lt;/sup&gt;.</text:p>
      <text:p text:style-name="Preformatted_20_Text"><text:bookmark text:name="line1581"/>&lt;/p&gt;</text:p>
      <text:p text:style-name="Preformatted_20_Text"><text:bookmark text:name="line1582"/>&lt;div class="thumb tright"&gt;&lt;div class="thumbinner" style="width:222px;"&gt;&lt;a href="<text:a xlink:type="simple" xlink:href="view-source:https://fr.wikipedia.org/wiki/Fichier:FIFA_WC-qualification_2014_-_Austria_vs._Germany_2012-09-11_-_Miroslav_Klose_01.JPG" text:style-name="Internet_20_link" text:visited-style-name="Visited_20_Internet_20_Link">/wiki/Fichier:FIFA_WC-qualification_2014_-_Austria_vs._Germany_2012-09-11_-_Miroslav_Klose_01.JPG</text:a>" class="image"&gt;&lt;img alt="" src="<text:a xlink:type="simple" xlink:href="view-source:https://upload.wikimedia.org/wikipedia/commons/thumb/c/cd/FIFA_WC-qualification_2014_-_Austria_vs._Germany_2012-09-11_-_Miroslav_Klose_01.JPG/220px-FIFA_WC-qualification_2014_-_Austria_vs._Germany_2012-09-11_-_Miroslav_Klose_01.JPG" text:style-name="Internet_20_link" text:visited-style-name="Visited_20_Internet_20_Link">//upload.wikimedia.org/wikipedia/commons/thumb/c/cd/FIFA_WC-qualification_2014_-_Austria_vs._Germany_2012-09-11_-_Miroslav_Klose_01.JPG/220px-FIFA_WC-qualification_2014_-_Austria_vs._Germany_2012-09-11_-_Miroslav_Klose_01.JPG</text:a>" width="220" height="186" class="thumbimage" srcset="//upload.wikimedia.org/wikipedia/commons/thumb/c/cd/FIFA_WC-qualification_2014_-_Austria_vs._Germany_2012-09-11_-_Miroslav_Klose_01.JPG/330px-FIFA_WC-qualification_2014_-_Austria_vs._Germany_2012-09-11_-_Miroslav_Klose_01.JPG 1.5x, //upload.wikimedia.org/wikipedia/commons/thumb/c/cd/FIFA_WC-qualification_2014_-_Austria_vs._Germany_2012-09-11_-_Miroslav_Klose_01.JPG/440px-FIFA_WC-qualification_2014_-_Austria_vs._Germany_2012-09-11_-_Miroslav_Klose_01.JPG 2x" data-file-width="1936" data-file-height="1639" /&gt;&lt;/a&gt; <text:s/>&lt;div class="thumbcaption"&gt;&lt;div class="magnify"&gt;&lt;a href="<text:a xlink:type="simple" xlink:href="view-source:https://fr.wikipedia.org/wiki/Fichier:FIFA_WC-qualification_2014_-_Austria_vs._Germany_2012-09-11_-_Miroslav_Klose_01.JPG" text:style-name="Internet_20_link" text:visited-style-name="Visited_20_Internet_20_Link">/wiki/Fichier:FIFA_WC-qualification_2014_-_Austria_vs._Germany_2012-09-11_-_Miroslav_Klose_01.JPG</text:a>" class="internal" title="Agrandir"&gt;&lt;/a&gt;&lt;/div&gt;Avec 16 buts, &lt;a href="<text:a xlink:type="simple" xlink:href="view-source:https://fr.wikipedia.org/wiki/Miroslav_Klose" text:style-name="Internet_20_link" text:visited-style-name="Visited_20_Internet_20_Link">/wiki/Miroslav_Klose</text:a>" title="Miroslav Klose"&gt;Miroslav Klose&lt;/a&gt; est le meilleur buteur de l'histoire de la Coupe du monde.&lt;/div&gt;&lt;/div&gt;&lt;/div&gt;</text:p>
      <text:p text:style-name="Preformatted_20_Text"><text:bookmark text:name="line1583"/>&lt;p&gt;Les joueurs &lt;a href="<text:a xlink:type="simple" xlink:href="view-source:https://fr.wikipedia.org/wiki/Antonio_Carbajal" text:style-name="Internet_20_link" text:visited-style-name="Visited_20_Internet_20_Link">/wiki/Antonio_Carbajal</text:a>" title="Antonio Carbajal"&gt;Antonio Carbajal&lt;/a&gt;, &lt;a href="<text:a xlink:type="simple" xlink:href="view-source:https://fr.wikipedia.org/wiki/Gianluigi_Buffon" text:style-name="Internet_20_link" text:visited-style-name="Visited_20_Internet_20_Link">/wiki/Gianluigi_Buffon</text:a>" title="Gianluigi Buffon"&gt;Gianluigi Buffon&lt;/a&gt;, &lt;a href="<text:a xlink:type="simple" xlink:href="view-source:https://fr.wikipedia.org/wiki/Lothar_Matthäus" text:style-name="Internet_20_link" text:visited-style-name="Visited_20_Internet_20_Link">/wiki/Lothar_Matth%C3%A4us</text:a>" title="Lothar Matthäus"&gt;Lothar Matthäus&lt;/a&gt; et &lt;a href="<text:a xlink:type="simple" xlink:href="view-source:https://fr.wikipedia.org/wiki/Rafael_Márquez" text:style-name="Internet_20_link" text:visited-style-name="Visited_20_Internet_20_Link">/wiki/Rafael_M%C3%A1rquez</text:a>" title="Rafael Márquez"&gt;Rafael Márquez&lt;/a&gt; sont les seuls joueurs à avoir disputé cinq phases finales de Coupe du monde&lt;sup id="cite_ref-FFrecordshommes_86-2" class="reference"&gt;&lt;a href="<text:a xlink:type="simple" xlink:href="view-source:https://fr.wikipedia.org/wiki/Coupe_du_monde_de_football#cite_note-FFrecordshommes-86" text:style-name="Internet_20_link" text:visited-style-name="Visited_20_Internet_20_Link">#cite_note-FFrecordshommes-86</text:a>"&gt;&lt;span class="cite_crochet"&gt;[&lt;/span&gt;80&lt;span class="cite_crochet"&gt;]&lt;/span&gt;&lt;/a&gt;&lt;/sup&gt;. Lothar Matthäus est celui qui a disputé le plus grand nombre de rencontres avec vingt-cinq matchs entre &lt;a <text:soft-page-break/>href="<text:a xlink:type="simple" xlink:href="view-source:https://fr.wikipedia.org/wiki/Coupe_du_monde_de_football_1982" text:style-name="Internet_20_link" text:visited-style-name="Visited_20_Internet_20_Link">/wiki/Coupe_du_monde_de_football_1982</text:a>" class="mw-redirect" title="Coupe du monde de football 1982"&gt;1982&lt;/a&gt; et &lt;a href="<text:a xlink:type="simple" xlink:href="view-source:https://fr.wikipedia.org/wiki/Coupe_du_monde_de_football_1998" text:style-name="Internet_20_link" text:visited-style-name="Visited_20_Internet_20_Link">/wiki/Coupe_du_monde_de_football_1998</text:a>" class="mw-redirect" title="Coupe du monde de football 1998"&gt;1998&lt;/a&gt;&lt;sup id="cite_ref-FFrecordshommes_86-3" class="reference"&gt;&lt;a href="<text:a xlink:type="simple" xlink:href="view-source:https://fr.wikipedia.org/wiki/Coupe_du_monde_de_football#cite_note-FFrecordshommes-86" text:style-name="Internet_20_link" text:visited-style-name="Visited_20_Internet_20_Link">#cite_note-FFrecordshommes-86</text:a>"&gt;&lt;span class="cite_crochet"&gt;[&lt;/span&gt;80&lt;span class="cite_crochet"&gt;]&lt;/span&gt;&lt;/a&gt;&lt;/sup&gt;. Le Brésilien &lt;a href="<text:a xlink:type="simple" xlink:href="view-source:https://fr.wikipedia.org/wiki/Cafu" text:style-name="Internet_20_link" text:visited-style-name="Visited_20_Internet_20_Link">/wiki/Cafu</text:a>" title="Cafu"&gt;Cafu&lt;/a&gt; est le seul joueur à avoir disputé trois finales de Coupe de monde&amp;#160;: vainqueur en &lt;a href="<text:a xlink:type="simple" xlink:href="view-source:https://fr.wikipedia.org/wiki/Coupe_du_monde_de_football_de_1994" text:style-name="Internet_20_link" text:visited-style-name="Visited_20_Internet_20_Link">/wiki/Coupe_du_monde_de_football_de_1994</text:a>" title="Coupe du monde de football de 1994"&gt;1994&lt;/a&gt;, finaliste en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et vainqueur en &lt;a href="<text:a xlink:type="simple" xlink:href="view-source:https://fr.wikipedia.org/wiki/Coupe_du_monde_de_football_de_2002" text:style-name="Internet_20_link" text:visited-style-name="Visited_20_Internet_20_Link">/wiki/Coupe_du_monde_de_football_de_2002</text:a>" title="Coupe du monde de football de 2002"&gt;2002&lt;/a&gt;, cette dernière en tant que capitaine. &lt;a href="<text:a xlink:type="simple" xlink:href="view-source:https://fr.wikipedia.org/wiki/Luis_Monti" text:style-name="Internet_20_link" text:visited-style-name="Visited_20_Internet_20_Link">/wiki/Luis_Monti</text:a>" title="Luis Monti"&gt;Luis Monti&lt;/a&gt; a disputé deux finales pour deux pays différents. Il perd en &lt;a href="<text:a xlink:type="simple" xlink:href="view-source:https://fr.wikipedia.org/wiki/Coupe_du_monde_de_football_1930" text:style-name="Internet_20_link" text:visited-style-name="Visited_20_Internet_20_Link">/wiki/Coupe_du_monde_de_football_1930</text:a>" class="mw-redirect" title="Coupe du monde de football 1930"&gt;1930&lt;/a&gt; avec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t gagne en &lt;a href="<text:a xlink:type="simple" xlink:href="view-source:https://fr.wikipedia.org/wiki/Coupe_du_monde_de_football_1934" text:style-name="Internet_20_link" text:visited-style-name="Visited_20_Internet_20_Link">/wiki/Coupe_du_monde_de_football_1934</text:a>" class="mw-redirect" title="Coupe du monde de football 1934"&gt;1934&lt;/a&gt; avec l'&lt;a href="<text:a xlink:type="simple" xlink:href="view-source:https://fr.wikipedia.org/wiki/Équipe_d%27Italie_de_football" text:style-name="Internet_20_link" text:visited-style-name="Visited_20_Internet_20_Link">/wiki/%C3%89quipe_d%27Italie_de_football</text:a>" title="Équipe d&amp;#39;Italie de football"&gt;Italie&lt;/a&gt;.</text:p>
      <text:p text:style-name="Preformatted_20_Text"><text:bookmark text:name="line1584"/>&lt;/p&gt;&lt;p&gt;Les Allemands &lt;a href="<text:a xlink:type="simple" xlink:href="view-source:https://fr.wikipedia.org/wiki/Fritz_Walter_(football,_1920)" text:style-name="Internet_20_link" text:visited-style-name="Visited_20_Internet_20_Link">/wiki/Fritz_Walter_(football,_1920)</text:a>" title="Fritz Walter (football, 1920)"&gt;Fritz&lt;/a&gt; et &lt;a href="<text:a xlink:type="simple" xlink:href="view-source:https://fr.wikipedia.org/wiki/Ottmar_Walter" text:style-name="Internet_20_link" text:visited-style-name="Visited_20_Internet_20_Link">/wiki/Ottmar_Walter</text:a>" title="Ottmar Walter"&gt;Ottmar Walter&lt;/a&gt; puis les Anglais &lt;a href="<text:a xlink:type="simple" xlink:href="view-source:https://fr.wikipedia.org/wiki/Bobby_Charlton" text:style-name="Internet_20_link" text:visited-style-name="Visited_20_Internet_20_Link">/wiki/Bobby_Charlton</text:a>" title="Bobby Charlton"&gt;Bobby&lt;/a&gt; et &lt;a href="<text:a xlink:type="simple" xlink:href="view-source:https://fr.wikipedia.org/wiki/Jack_Charlton" text:style-name="Internet_20_link" text:visited-style-name="Visited_20_Internet_20_Link">/wiki/Jack_Charlton</text:a>" title="Jack Charlton"&gt;Jack Charlton&lt;/a&gt; sont les deux seules fratries à avoir été champions du monde dans la même équipe respectivement en &lt;a href="<text:a xlink:type="simple" xlink:href="view-source:https://fr.wikipedia.org/wiki/Coupe_du_monde_de_football_de_1954" text:style-name="Internet_20_link" text:visited-style-name="Visited_20_Internet_20_Link">/wiki/Coupe_du_monde_de_football_de_1954</text:a>" title="Coupe du monde de football de 1954"&gt;1954&lt;/a&gt; et &lt;a href="<text:a xlink:type="simple" xlink:href="view-source:https://fr.wikipedia.org/wiki/Coupe_du_monde_de_football_de_1966" text:style-name="Internet_20_link" text:visited-style-name="Visited_20_Internet_20_Link">/wiki/Coupe_du_monde_de_football_de_1966</text:a>" title="Coupe du monde de football de 1966"&gt;1966&lt;/a&gt;.</text:p>
      <text:p text:style-name="Preformatted_20_Text"><text:bookmark text:name="line1585"/>&lt;/p&gt;&lt;p&gt;&lt;a href="<text:a xlink:type="simple" xlink:href="view-source:https://fr.wikipedia.org/wiki/Jairzinho" text:style-name="Internet_20_link" text:visited-style-name="Visited_20_Internet_20_Link">/wiki/Jairzinho</text:a>" title="Jairzinho"&gt;Jairzinho&lt;/a&gt; est le seul joueur à avoir marqué lors de chaque match d'une phase finale de Coupe du monde, performance qu'il réalise lors de la &lt;a href="<text:a xlink:type="simple" xlink:href="view-source:https://fr.wikipedia.org/wiki/Coupe_du_monde_de_football_1970" text:style-name="Internet_20_link" text:visited-style-name="Visited_20_Internet_20_Link">/wiki/Coupe_du_monde_de_football_1970</text:a>" class="mw-redirect" title="Coupe du monde de football 1970"&gt;Coupe du monde 1970&lt;/a&gt; disputée au Mexique et remportée par sa sélection, le Brésil&lt;sup id="cite_ref-FIFA1970_42-2" class="reference"&gt;&lt;a href="<text:a xlink:type="simple" xlink:href="view-source:https://fr.wikipedia.org/wiki/Coupe_du_monde_de_football#cite_note-FIFA1970-42" text:style-name="Internet_20_link" text:visited-style-name="Visited_20_Internet_20_Link">#cite_note-FIFA1970-42</text:a>"&gt;&lt;span class="cite_crochet"&gt;[&lt;/span&gt;38&lt;span class="cite_crochet"&gt;]&lt;/span&gt;&lt;/a&gt;&lt;/sup&gt;.</text:p>
      <text:p text:style-name="Preformatted_20_Text"><text:bookmark text:name="line1586"/>&lt;/p&gt;&lt;p&gt;Le record du but le plus rapide marqué en phase finale de Coupe du monde est actuellement détenu par le turc &lt;a href="<text:a xlink:type="simple" xlink:href="view-source:https://fr.wikipedia.org/wiki/Hakan_Şükür" text:style-name="Internet_20_link" text:visited-style-name="Visited_20_Internet_20_Link">/wiki/Hakan_%C5%9E%C3%BCk%C3%BCr</text:a>" title="Hakan Şükür"&gt;Hakan Şükür&lt;/a&gt; avec une réalisation inscrite 10,8 secondes après le coup d'envoi&lt;sup id="cite_ref-90" class="reference"&gt;&lt;a href="<text:a xlink:type="simple" xlink:href="view-source:https://fr.wikipedia.org/wiki/Coupe_du_monde_de_football#cite_note-90" text:style-name="Internet_20_link" text:visited-style-name="Visited_20_Internet_20_Link">#cite_note-90</text:a>"&gt;&lt;span class="cite_crochet"&gt;[&lt;/span&gt;84&lt;span class="cite_crochet"&gt;]&lt;/span&gt;&lt;/a&gt;&lt;/sup&gt;. Ce but est marqué lors du match de la &lt;abbr class="abbr" title="Troisième"&gt;3&lt;sup&gt;e&lt;/sup&gt;&lt;/abbr&gt;&amp;#160;place entre la &lt;a href="<text:a xlink:type="simple" xlink:href="view-source:https://fr.wikipedia.org/wiki/Équipe_de_Turquie_de_football" text:style-name="Internet_20_link" text:visited-style-name="Visited_20_Internet_20_Link">/wiki/%C3%89quipe_de_Turquie_de_football</text:a>" title="Équipe de Turquie de football"&gt;Turquie&lt;/a&gt; et la &lt;a href="<text:a xlink:type="simple" xlink:href="view-source:https://fr.wikipedia.org/wiki/Équipe_de_Corée_du_Sud_de_football" text:style-name="Internet_20_link" text:visited-style-name="Visited_20_Internet_20_Link">/wiki/%C3%89quipe_de_Cor%C3%A9e_du_Sud_de_football</text:a>" title="Équipe de Corée du Sud de football"&gt;Corée du Sud&lt;/a&gt; lors de la &lt;a href="<text:a xlink:type="simple" xlink:href="view-source:https://fr.wikipedia.org/wiki/Coupe_du_monde_de_football_2002" text:style-name="Internet_20_link" text:visited-style-name="Visited_20_Internet_20_Link">/wiki/Coupe_du_monde_de_football_2002</text:a>" class="mw-redirect" title="Coupe du monde de football 2002"&gt;Coupe du monde 2002&lt;/a&gt; remporté 3-2 par la Turquie&lt;sup id="cite_ref-91" class="reference"&gt;&lt;a href="<text:a xlink:type="simple" xlink:href="view-source:https://fr.wikipedia.org/wiki/Coupe_du_monde_de_football#cite_note-91" text:style-name="Internet_20_link" text:visited-style-name="Visited_20_Internet_20_Link">#cite_note-91</text:a>"&gt;&lt;span class="cite_crochet"&gt;[&lt;/span&gt;85&lt;span class="cite_crochet"&gt;]&lt;/span&gt;&lt;/a&gt;&lt;/sup&gt;. En phase de qualifications, le but le plus rapide est inscrit au bout de 8,3 secondes par le &lt;a href="<text:a xlink:type="simple" xlink:href="view-source:https://fr.wikipedia.org/wiki/Équipe_de_Saint-Marin_de_football" text:style-name="Internet_20_link" text:visited-style-name="Visited_20_Internet_20_Link">/wiki/%C3%89quipe_de_Saint-Marin_de_football</text:a>" title="Équipe de Saint-Marin de football"&gt;saint-marinais&lt;/a&gt; &lt;a href="<text:a xlink:type="simple" xlink:href="view-source:https://fr.wikipedia.org/wiki/Davide_Gualtieri" text:style-name="Internet_20_link" text:visited-style-name="Visited_20_Internet_20_Link">/wiki/Davide_Gualtieri</text:a>" title="Davide Gualtieri"&gt;Davide Gualtieri&lt;/a&gt; dans un match, contre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qualificatif à la &lt;a <text:soft-page-break/>href="<text:a xlink:type="simple" xlink:href="view-source:https://fr.wikipedia.org/wiki/Coupe_du_monde_de_football_1994" text:style-name="Internet_20_link" text:visited-style-name="Visited_20_Internet_20_Link">/wiki/Coupe_du_monde_de_football_1994</text:a>" class="mw-redirect" title="Coupe du monde de football 1994"&gt;Coupe du monde 1994&lt;/a&gt;&lt;sup id="cite_ref-92" class="reference"&gt;&lt;a href="<text:a xlink:type="simple" xlink:href="view-source:https://fr.wikipedia.org/wiki/Coupe_du_monde_de_football#cite_note-92" text:style-name="Internet_20_link" text:visited-style-name="Visited_20_Internet_20_Link">#cite_note-92</text:a>"&gt;&lt;span class="cite_crochet"&gt;[&lt;/span&gt;86&lt;span class="cite_crochet"&gt;]&lt;/span&gt;&lt;/a&gt;&lt;/sup&gt;.</text:p>
      <text:p text:style-name="Preformatted_20_Text"><text:bookmark text:name="line1587"/>&lt;/p&gt;&lt;p&gt;En &lt;a href="<text:a xlink:type="simple" xlink:href="view-source:https://fr.wikipedia.org/wiki/Coupe_du_monde_de_football_1986" text:style-name="Internet_20_link" text:visited-style-name="Visited_20_Internet_20_Link">/wiki/Coupe_du_monde_de_football_1986</text:a>" class="mw-redirect" title="Coupe du monde de football 1986"&gt;1986&lt;/a&gt;, &lt;a href="<text:a xlink:type="simple" xlink:href="view-source:https://fr.wikipedia.org/wiki/José_Batista" text:style-name="Internet_20_link" text:visited-style-name="Visited_20_Internet_20_Link">/wiki/Jos%C3%A9_Batista</text:a>" title="José Batista"&gt;José Batista&lt;/a&gt; est expulsé par l'arbitre français &lt;a href="<text:a xlink:type="simple" xlink:href="view-source:https://fr.wikipedia.org/wiki/Joël_Quiniou" text:style-name="Internet_20_link" text:visited-style-name="Visited_20_Internet_20_Link">/wiki/Jo%C3%ABl_Quiniou</text:a>" title="Joël Quiniou"&gt;Joël Quiniou&lt;/a&gt; lors du match Uruguay-Écosse après seulement 56 secondes pour un tacle par derrière, carton rouge le plus rapide de la Coupe du monde&lt;sup id="cite_ref-battles-ESPN_34-2" class="reference"&gt;&lt;a href="<text:a xlink:type="simple" xlink:href="view-source:https://fr.wikipedia.org/wiki/Coupe_du_monde_de_football#cite_note-battles-ESPN-34" text:style-name="Internet_20_link" text:visited-style-name="Visited_20_Internet_20_Link">#cite_note-battles-ESPN-34</text:a>"&gt;&lt;span class="cite_crochet"&gt;[&lt;/span&gt;30&lt;span class="cite_crochet"&gt;]&lt;/span&gt;&lt;/a&gt;&lt;/sup&gt;&lt;sup class="reference cite_virgule"&gt;,&lt;/sup&gt;&lt;sup id="cite_ref-4-sanctions_93-0" class="reference"&gt;&lt;a href="<text:a xlink:type="simple" xlink:href="view-source:https://fr.wikipedia.org/wiki/Coupe_du_monde_de_football#cite_note-4-sanctions-93" text:style-name="Internet_20_link" text:visited-style-name="Visited_20_Internet_20_Link">#cite_note-4-sanctions-93</text:a>"&gt;&lt;span class="cite_crochet"&gt;[&lt;/span&gt;87&lt;span class="cite_crochet"&gt;]&lt;/span&gt;&lt;/a&gt;&lt;/sup&gt;.</text:p>
      <text:p text:style-name="Preformatted_20_Text"><text:bookmark text:name="line1588"/>&lt;/p&gt;</text:p>
      <text:p text:style-name="Preformatted_20_Text"><text:bookmark text:name="line1589"/>&lt;h4&gt;&lt;span id="S.C3.A9lectionneurs"&gt;&lt;/span&gt;&lt;span class="mw-headline" id="Sélectionneurs"&gt;Sélectionneurs&lt;/span&gt;&lt;/h4&gt;</text:p>
      <text:p text:style-name="Preformatted_20_Text"><text:bookmark text:name="line1590"/>&lt;div class="thumb tright"&gt;&lt;div class="thumbinner" style="width:132px;"&gt;&lt;a href="<text:a xlink:type="simple" xlink:href="view-source:https://fr.wikipedia.org/wiki/Fichier:Zagallo.jpg" text:style-name="Internet_20_link" text:visited-style-name="Visited_20_Internet_20_Link">/wiki/Fichier:Zagallo.jpg</text:a>" class="image"&gt;&lt;img alt="" src="<text:a xlink:type="simple" xlink:href="view-source:https://upload.wikimedia.org/wikipedia/commons/thumb/d/da/Zagallo.jpg/130px-Zagallo.jpg" text:style-name="Internet_20_link" text:visited-style-name="Visited_20_Internet_20_Link">//upload.wikimedia.org/wikipedia/commons/thumb/d/da/Zagallo.jpg/130px-Zagallo.jpg</text:a>" width="130" height="264" class="thumbimage" srcset="//upload.wikimedia.org/wikipedia/commons/thumb/d/da/Zagallo.jpg/195px-Zagallo.jpg 1.5x, //upload.wikimedia.org/wikipedia/commons/thumb/d/da/Zagallo.jpg/260px-Zagallo.jpg 2x" data-file-width="396" data-file-height="803" /&gt;&lt;/a&gt; <text:s/>&lt;div class="thumbcaption"&gt;&lt;div class="magnify"&gt;&lt;a href="<text:a xlink:type="simple" xlink:href="view-source:https://fr.wikipedia.org/wiki/Fichier:Zagallo.jpg" text:style-name="Internet_20_link" text:visited-style-name="Visited_20_Internet_20_Link">/wiki/Fichier:Zagallo.jpg</text:a>" class="internal" title="Agrandir"&gt;&lt;/a&gt;&lt;/div&gt;&lt;a href="<text:a xlink:type="simple" xlink:href="view-source:https://fr.wikipedia.org/wiki/Mario_Zagallo" text:style-name="Internet_20_link" text:visited-style-name="Visited_20_Internet_20_Link">/wiki/Mario_Zagallo</text:a>" class="mw-redirect" title="Mario Zagallo"&gt;Mario Zagallo&lt;/a&gt; a soulevé la Coupe du monde à quatre reprises&lt;/div&gt;&lt;/div&gt;&lt;/div&gt;</text:p>
      <text:p text:style-name="Preformatted_20_Text"><text:bookmark text:name="line1591"/>&lt;div class="thumb tleft"&gt;&lt;div class="thumbinner" style="width:202px;"&gt;&lt;a href="<text:a xlink:type="simple" xlink:href="view-source:https://fr.wikipedia.org/wiki/Fichier:Vittorio_Pozzo_1920_year.jpg" text:style-name="Internet_20_link" text:visited-style-name="Visited_20_Internet_20_Link">/wiki/Fichier:Vittorio_Pozzo_1920_year.jpg</text:a>" class="image"&gt;&lt;img alt="" src="<text:a xlink:type="simple" xlink:href="view-source:https://upload.wikimedia.org/wikipedia/commons/thumb/1/19/Vittorio_Pozzo_1920_year.jpg/200px-Vittorio_Pozzo_1920_year.jpg" text:style-name="Internet_20_link" text:visited-style-name="Visited_20_Internet_20_Link">//upload.wikimedia.org/wikipedia/commons/thumb/1/19/Vittorio_Pozzo_1920_year.jpg/200px-Vittorio_Pozzo_1920_year.jpg</text:a>" width="200" height="285" class="thumbimage" srcset="//upload.wikimedia.org/wikipedia/commons/thumb/1/19/Vittorio_Pozzo_1920_year.jpg/300px-Vittorio_Pozzo_1920_year.jpg 1.5x, //upload.wikimedia.org/wikipedia/commons/thumb/1/19/Vittorio_Pozzo_1920_year.jpg/400px-Vittorio_Pozzo_1920_year.jpg 2x" data-file-width="648" data-file-height="922" /&gt;&lt;/a&gt; <text:s/>&lt;div class="thumbcaption"&gt;&lt;div class="magnify"&gt;&lt;a href="<text:a xlink:type="simple" xlink:href="view-source:https://fr.wikipedia.org/wiki/Fichier:Vittorio_Pozzo_1920_year.jpg" text:style-name="Internet_20_link" text:visited-style-name="Visited_20_Internet_20_Link">/wiki/Fichier:Vittorio_Pozzo_1920_year.jpg</text:a>" class="internal" title="Agrandir"&gt;&lt;/a&gt;&lt;/div&gt;&lt;a href="<text:a xlink:type="simple" xlink:href="view-source:https://fr.wikipedia.org/wiki/Vittorio_Pozzo" text:style-name="Internet_20_link" text:visited-style-name="Visited_20_Internet_20_Link">/wiki/Vittorio_Pozzo</text:a>" title="Vittorio Pozzo"&gt;Vittorio Pozzo&lt;/a&gt; est le sélectionneur le plus titré avec les victoires de l'Italie en 1934 et 1938&lt;/div&gt;&lt;/div&gt;&lt;/div&gt;</text:p>
      <text:p text:style-name="Preformatted_20_Text"><text:bookmark text:name="line1592"/>&lt;p&gt;Le plus titré des sélectionneurs est &lt;a href="<text:a xlink:type="simple" xlink:href="view-source:https://fr.wikipedia.org/wiki/Vittorio_Pozzo" text:style-name="Internet_20_link" text:visited-style-name="Visited_20_Internet_20_Link">/wiki/Vittorio_Pozzo</text:a>" title="Vittorio Pozzo"&gt;Vittorio Pozzo&lt;/a&gt; avec les victoires de l'Italie lors des &lt;a href="<text:a xlink:type="simple" xlink:href="view-source:https://fr.wikipedia.org/wiki/Coupe_du_monde_de_football_de_1934" text:style-name="Internet_20_link" text:visited-style-name="Visited_20_Internet_20_Link">/wiki/Coupe_du_monde_de_football_de_1934</text:a>" title="Coupe du monde de football de 1934"&gt;Coupes du monde 1934&lt;/a&gt; e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lt;sup id="cite_ref-Vittorio_Pozzo_14-1" class="reference"&gt;&lt;a href="<text:a xlink:type="simple" xlink:href="view-source:https://fr.wikipedia.org/wiki/Coupe_du_monde_de_football#cite_note-Vittorio_Pozzo-14" text:style-name="Internet_20_link" text:visited-style-name="Visited_20_Internet_20_Link">#cite_note-Vittorio_Pozzo-14</text:a>"&gt;&lt;span class="cite_crochet"&gt;[&lt;/span&gt;10&lt;span class="cite_crochet"&gt;]&lt;/span&gt;&lt;/a&gt;&lt;/sup&gt;. Le &lt;a href="<text:a xlink:type="simple" xlink:href="view-source:https://fr.wikipedia.org/wiki/Brésil" text:style-name="Internet_20_link" text:visited-style-name="Visited_20_Internet_20_Link">/wiki/Br%C3%A9sil</text:a>" title="Brésil"&gt;Brésilien&lt;/a&gt; &lt;a href="<text:a xlink:type="simple" xlink:href="view-source:https://fr.wikipedia.org/wiki/Mário_Zagallo" text:style-name="Internet_20_link" text:visited-style-name="Visited_20_Internet_20_Link">/wiki/M%C3%A1rio_Zagallo</text:a>" title="Mário Zagallo"&gt;Mario Zagallo&lt;/a&gt; détient le record global de titres en Coupe du monde. Déjà victorieux en tant que joueur en &lt;a href="<text:a xlink:type="simple" xlink:href="view-source:https://fr.wikipedia.org/wiki/Coupe_du_monde_de_football_de_1958" text:style-name="Internet_20_link" text:visited-style-name="Visited_20_Internet_20_Link">/wiki/Coupe_du_monde_de_football_de_1958</text:a>" title="Coupe du monde de football de 1958"&gt;1958&lt;/a&gt; e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il remporte la compétition au poste de sélectionneur en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puis comme adjoint en &lt;a <text:soft-page-break/>href="<text:a xlink:type="simple" xlink:href="view-source:https://fr.wikipedia.org/wiki/Coupe_du_monde_de_football_de_1994" text:style-name="Internet_20_link" text:visited-style-name="Visited_20_Internet_20_Link">/wiki/Coupe_du_monde_de_football_de_1994</text:a>" title="Coupe du monde de football de 1994"&gt;1994&lt;/a&gt;&lt;sup id="cite_ref-94" class="reference"&gt;&lt;a href="<text:a xlink:type="simple" xlink:href="view-source:https://fr.wikipedia.org/wiki/Coupe_du_monde_de_football#cite_note-94" text:style-name="Internet_20_link" text:visited-style-name="Visited_20_Internet_20_Link">#cite_note-94</text:a>"&gt;&lt;span class="cite_crochet"&gt;[&lt;/span&gt;88&lt;span class="cite_crochet"&gt;]&lt;/span&gt;&lt;/a&gt;&lt;/sup&gt;. Il est suivi de l'&lt;a href="<text:a xlink:type="simple" xlink:href="view-source:https://fr.wikipedia.org/wiki/Allemagne" text:style-name="Internet_20_link" text:visited-style-name="Visited_20_Internet_20_Link">/wiki/Allemagne</text:a>" title="Allemagne"&gt;Allemand&lt;/a&gt; &lt;a href="<text:a xlink:type="simple" xlink:href="view-source:https://fr.wikipedia.org/wiki/Franz_Beckenbauer" text:style-name="Internet_20_link" text:visited-style-name="Visited_20_Internet_20_Link">/wiki/Franz_Beckenbauer</text:a>" title="Franz Beckenbauer"&gt;Franz Beckenbauer&lt;/a&gt;, qui réalise ce doublé avec sa victoire en 1974 comme joueur et en 1990 comme sélectionneur, puis du &lt;a href="<text:a xlink:type="simple" xlink:href="view-source:https://fr.wikipedia.org/wiki/France" text:style-name="Internet_20_link" text:visited-style-name="Visited_20_Internet_20_Link">/wiki/France</text:a>" title="France"&gt;Français&lt;/a&gt; &lt;a href="<text:a xlink:type="simple" xlink:href="view-source:https://fr.wikipedia.org/wiki/Didier_Deschamps" text:style-name="Internet_20_link" text:visited-style-name="Visited_20_Internet_20_Link">/wiki/Didier_Deschamps</text:a>" title="Didier Deschamps"&gt;Didier Deschamps&lt;/a&gt;, vainqueur comme joueur en 1998 et comme sélectionneur en 2018.</text:p>
      <text:p text:style-name="Preformatted_20_Text"><text:bookmark text:name="line1593"/>&lt;/p&gt;&lt;p&gt;Également de nationalité allemande, &lt;a href="<text:a xlink:type="simple" xlink:href="view-source:https://fr.wikipedia.org/wiki/Helmut_Schön" text:style-name="Internet_20_link" text:visited-style-name="Visited_20_Internet_20_Link">/wiki/Helmut_Sch%C3%B6n</text:a>" title="Helmut Schön"&gt;Helmut Schön&lt;/a&gt; est le sélectionneur ayant dirigé le plus de rencontres sur le banc avec vingt-cinq matchs entre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et &lt;a href="<text:a xlink:type="simple" xlink:href="view-source:https://fr.wikipedia.org/wiki/Coupe_du_monde_de_football_de_1978" text:style-name="Internet_20_link" text:visited-style-name="Visited_20_Internet_20_Link">/wiki/Coupe_du_monde_de_football_de_1978</text:a>" title="Coupe du monde de football de 1978"&gt;1978&lt;/a&gt; pour la &lt;a href="<text:a xlink:type="simple" xlink:href="view-source:https://fr.wikipedia.org/wiki/Équipe_d%27Allemagne_de_football" text:style-name="Internet_20_link" text:visited-style-name="Visited_20_Internet_20_Link">/wiki/%C3%89quipe_d%27Allemagne_de_football</text:a>" title="Équipe d&amp;#39;Allemagne de football"&gt;RFA&lt;/a&gt;. Le brésilien &lt;a href="<text:a xlink:type="simple" xlink:href="view-source:https://fr.wikipedia.org/wiki/Luiz_Felipe_Scolari" text:style-name="Internet_20_link" text:visited-style-name="Visited_20_Internet_20_Link">/wiki/Luiz_Felipe_Scolari</text:a>" title="Luiz Felipe Scolari"&gt;Luiz Felipe Scolari&lt;/a&gt; détient lui deux records. Il est invaincu douze rencontres de suite, sept avec le &lt;a href="<text:a xlink:type="simple" xlink:href="view-source:https://fr.wikipedia.org/wiki/Équipe_du_Brésil_de_football" text:style-name="Internet_20_link" text:visited-style-name="Visited_20_Internet_20_Link">/wiki/%C3%89quipe_du_Br%C3%A9sil_de_football</text:a>" title="Équipe du Brésil de football"&gt;Brésil&lt;/a&gt;, avec qui il remporte le titre en &lt;a href="<text:a xlink:type="simple" xlink:href="view-source:https://fr.wikipedia.org/wiki/Coupe_du_monde_de_football_de_2002" text:style-name="Internet_20_link" text:visited-style-name="Visited_20_Internet_20_Link">/wiki/Coupe_du_monde_de_football_de_2002</text:a>" title="Coupe du monde de football de 2002"&gt;2002&lt;/a&gt;, et cinq avec le &lt;a href="<text:a xlink:type="simple" xlink:href="view-source:https://fr.wikipedia.org/wiki/Équipe_du_Portugal_de_football" text:style-name="Internet_20_link" text:visited-style-name="Visited_20_Internet_20_Link">/wiki/%C3%89quipe_du_Portugal_de_football</text:a>" title="Équipe du Portugal de football"&gt;Portugal&lt;/a&gt; en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les onze premières rencontres se concluant par des victoires, c'est la plus longue série de victoires dans le temps réglementaire en Coupe du monde.</text:p>
      <text:p text:style-name="Preformatted_20_Text"><text:bookmark text:name="line1594"/>&lt;/p&gt;&lt;p&gt;Le Brésilien &lt;a href="<text:a xlink:type="simple" xlink:href="view-source:https://fr.wikipedia.org/wiki/Carlos_Alberto_Parreira" text:style-name="Internet_20_link" text:visited-style-name="Visited_20_Internet_20_Link">/wiki/Carlos_Alberto_Parreira</text:a>" title="Carlos Alberto Parreira"&gt;Carlos Alberto Parreira&lt;/a&gt; est également un sélectionneur historique de la Coupe du monde. Il conduit le &lt;a href="<text:a xlink:type="simple" xlink:href="view-source:https://fr.wikipedia.org/wiki/Équipe_du_Koweït_de_football" text:style-name="Internet_20_link" text:visited-style-name="Visited_20_Internet_20_Link">/wiki/%C3%89quipe_du_Kowe%C3%AFt_de_football</text:a>" title="Équipe du Koweït de football"&gt;Koweït&lt;/a&gt; en 1982, les &lt;a href="<text:a xlink:type="simple" xlink:href="view-source:https://fr.wikipedia.org/wiki/Équipe_des_Émirats_arabes_unis_de_football" text:style-name="Internet_20_link" text:visited-style-name="Visited_20_Internet_20_Link">/wiki/%C3%89quipe_des_%C3%89mirats_arabes_unis_de_football</text:a>" title="Équipe des Émirats arabes unis de football"&gt;Émirats arabes unis de football&lt;/a&gt; en 1990, devient champion du monde avec le Brésil en 1994, puis dirige l'&lt;a href="<text:a xlink:type="simple" xlink:href="view-source:https://fr.wikipedia.org/wiki/Équipe_d%27Arabie_saoudite_de_football" text:style-name="Internet_20_link" text:visited-style-name="Visited_20_Internet_20_Link">/wiki/%C3%89quipe_d%27Arabie_saoudite_de_football</text:a>" title="Équipe d&amp;#39;Arabie saoudite de football"&gt;Arabie saoudite&lt;/a&gt; quatre ans plus tard. Il revient à la tête de la sélection brésilienne en 2006 et atteint les quarts de finale avant de devenir sélectionneur de l'&lt;a href="<text:a xlink:type="simple" xlink:href="view-source:https://fr.wikipedia.org/wiki/Équipe_d%27Afrique_du_Sud_de_football" text:style-name="Internet_20_link" text:visited-style-name="Visited_20_Internet_20_Link">/wiki/%C3%89quipe_d%27Afrique_du_Sud_de_football</text:a>" title="Équipe d&amp;#39;Afrique du Sud de football"&gt;Afrique du Sud&lt;/a&gt; en 2010, pays hôte. &lt;a href="<text:a xlink:type="simple" xlink:href="view-source:https://fr.wikipedia.org/wiki/Bora_Milutinović" text:style-name="Internet_20_link" text:visited-style-name="Visited_20_Internet_20_Link">/wiki/Bora_Milutinovi%C4%87</text:a>" title="Bora Milutinović"&gt;Bora Milutinović&lt;/a&gt; a lui aussi participé à cinq Coupes du monde avec cinq sélections différentes. Il a dirigé le &lt;a href="<text:a xlink:type="simple" xlink:href="view-source:https://fr.wikipedia.org/wiki/Équipe_du_Mexique_de_football" text:style-name="Internet_20_link" text:visited-style-name="Visited_20_Internet_20_Link">/wiki/%C3%89quipe_du_Mexique_de_football</text:a>" title="Équipe du Mexique de football"&gt;Mexique&lt;/a&gt; en 1986, le &lt;a href="<text:a xlink:type="simple" xlink:href="view-source:https://fr.wikipedia.org/wiki/Équipe_du_Costa_Rica_de_football" text:style-name="Internet_20_link" text:visited-style-name="Visited_20_Internet_20_Link">/wiki/%C3%89quipe_du_Costa_Rica_de_football</text:a>" title="Équipe du Costa Rica de football"&gt;Costa Rica&lt;/a&gt; en 1990, les &lt;a href="<text:a xlink:type="simple" xlink:href="view-source:https://fr.wikipedia.org/wiki/Équipe_des_États-Unis_de_soccer" text:style-name="Internet_20_link" text:visited-style-name="Visited_20_Internet_20_Link">/wiki/%C3%89quipe_des_%C3%89tats-Unis_de_soccer</text:a>" class="mw-redirect" title="Équipe des États-Unis de soccer"&gt;États-Unis&lt;/a&gt; en 1994, le &lt;a href="<text:a xlink:type="simple" xlink:href="view-source:https://fr.wikipedia.org/wiki/Équipe_du_Nigeria_de_football" text:style-name="Internet_20_link" text:visited-style-name="Visited_20_Internet_20_Link">/wiki/%C3%89quipe_du_Nigeria_de_football</text:a>" title="Équipe du Nigeria de football"&gt;Nigeria&lt;/a&gt; en 1998 et la &lt;a href="<text:a xlink:type="simple" xlink:href="view-source:https://fr.wikipedia.org/wiki/Équipe_de_Chine_de_football" text:style-name="Internet_20_link" text:visited-style-name="Visited_20_Internet_20_Link">/wiki/%C3%89quipe_de_Chine_de_football</text:a>" title="Équipe de Chine de football"&gt;Chine&lt;/a&gt; en 2002.</text:p>
      <text:p text:style-name="Preformatted_20_Text"><text:bookmark text:name="line1595"/>&lt;/p&gt;&lt;p&gt;Le sélectionneur le plus jeune est l'&lt;a href="<text:a xlink:type="simple" xlink:href="view-source:https://fr.wikipedia.org/wiki/Argentine" text:style-name="Internet_20_link" text:visited-style-name="Visited_20_Internet_20_Link">/wiki/Argentine</text:a>" title="Argentine"&gt;Argentin&lt;/a&gt; &lt;a href="<text:a xlink:type="simple" xlink:href="view-source:https://fr.wikipedia.org/wiki/Juan_José_Tramutola" text:style-name="Internet_20_link" text:visited-style-name="Visited_20_Internet_20_Link">/wiki/Juan_Jos%C3%A9_Tramutola</text:a>" title="Juan José Tramutola"&gt;Juan José Tramutola&lt;/a&gt; en &lt;a href="<text:a xlink:type="simple" xlink:href="view-source:https://fr.wikipedia.org/wiki/Coupe_du_monde_de_football_de_1930" text:style-name="Internet_20_link" text:visited-style-name="Visited_20_Internet_20_Link">/wiki/Coupe_du_monde_de_football_de_1930</text:a>" title="Coupe du monde de football de 1930"&gt;1930&lt;/a&gt; à 27 ans et 267 jours, alors que le plus âgé est l'&lt;a href="<text:a xlink:type="simple" xlink:href="view-source:https://fr.wikipedia.org/wiki/Allemagne" text:style-name="Internet_20_link" text:visited-style-name="Visited_20_Internet_20_Link">/wiki/Allemagne</text:a>" title="Allemagne"&gt;Allemand&lt;/a&gt; &lt;a href="<text:a xlink:type="simple" xlink:href="view-source:https://fr.wikipedia.org/wiki/Otto_Rehhagel" text:style-name="Internet_20_link" text:visited-style-name="Visited_20_Internet_20_Link">/wiki/Otto_Rehhagel</text:a>" title="Otto Rehhagel"&gt;Otto Rehhagel&lt;/a&gt; qui dirige une rencontre depuis le banc à <text:soft-page-break/>71 ans et 317 jours pendant la &lt;a href="<text:a xlink:type="simple" xlink:href="view-source:https://fr.wikipedia.org/wiki/Coupe_du_monde_de_football_de_2010" text:style-name="Internet_20_link" text:visited-style-name="Visited_20_Internet_20_Link">/wiki/Coupe_du_monde_de_football_de_2010</text:a>" title="Coupe du monde de football de 2010"&gt;Coupe du monde 2010&lt;/a&gt;.</text:p>
      <text:p text:style-name="Preformatted_20_Text"><text:bookmark text:name="line1596"/>&lt;/p&gt;</text:p>
      <text:p text:style-name="Preformatted_20_Text"><text:bookmark text:name="line1597"/>&lt;h3&gt;&lt;span class="mw-headline" id="Distinctions_individuelles"&gt;Distinctions individuelles&lt;/span&gt;&lt;/h3&gt;</text:p>
      <text:p text:style-name="Preformatted_20_Text"><text:bookmark text:name="line1598"/>&lt;div class="bandeau-section bandeau-niveau-detail loupe"&gt;Article détaillé&amp;#160;: &lt;a href="<text:a xlink:type="simple" xlink:href="view-source:https://fr.wikipedia.org/wiki/Récompenses_de_la_Coupe_du_monde_de_football" text:style-name="Internet_20_link" text:visited-style-name="Visited_20_Internet_20_Link">/wiki/R%C3%A9compenses_de_la_Coupe_du_monde_de_football</text:a>" title="Récompenses de la Coupe du monde de football"&gt;Récompenses de la Coupe du monde de football&lt;/a&gt;.&lt;/div&gt;</text:p>
      <text:p text:style-name="Preformatted_20_Text"><text:bookmark text:name="line1599"/>&lt;p&gt;À la fin de chaque tournoi de la Coupe du monde, plusieurs trophées sont attribués aux joueurs et aux équipes qui se sont distingués par rapport aux autres dans différents aspects du jeu. En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a FIFA édite une équipe type à la fin de la compétition. L'absence de l'Italien &lt;a href="<text:a xlink:type="simple" xlink:href="view-source:https://fr.wikipedia.org/wiki/Silvio_Piola" text:style-name="Internet_20_link" text:visited-style-name="Visited_20_Internet_20_Link">/wiki/Silvio_Piola</text:a>" title="Silvio Piola"&gt;Silvio Piola&lt;/a&gt; dans cette équipe type provoque un tel tollé que la FIFA se refuse ensuite de renouveler ce type de désignation. Entre 1982 et 2002, il existe un trophée du but inscrit le plus rapidement récompensé par un chronomètre en or.</text:p>
      <text:p text:style-name="Preformatted_20_Text"><text:bookmark text:name="line1600"/>&lt;/p&gt;&lt;p&gt;Actuellement cinq trophées officiels sont décernés&lt;sup id="cite_ref-protocoleFIFA1-p52p53_95-0" class="reference"&gt;&lt;a href="<text:a xlink:type="simple" xlink:href="view-source:https://fr.wikipedia.org/wiki/Coupe_du_monde_de_football#cite_note-protocoleFIFA1-p52p53-95" text:style-name="Internet_20_link" text:visited-style-name="Visited_20_Internet_20_Link">#cite_note-protocoleFIFA1-p52p53-95</text:a>"&gt;&lt;span class="cite_crochet"&gt;[&lt;/span&gt;89&lt;span class="cite_crochet"&gt;]&lt;/span&gt;&lt;/a&gt;&lt;/sup&gt;&amp;#160;:</text:p>
      <text:p text:style-name="Preformatted_20_Text"><text:bookmark text:name="line1601"/>&lt;/p&gt;</text:p>
      <text:p text:style-name="Preformatted_20_Text"><text:bookmark text:name="line1602"/>&lt;ul&gt;&lt;li&gt;le &lt;i&gt;Soulier d'or&lt;/i&gt; est décerné depuis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au meilleur buteur&amp;#160;;&lt;/li&gt;</text:p>
      <text:p text:style-name="Preformatted_20_Text"><text:bookmark text:name="line1603"/>&lt;li&gt;le &lt;i&gt;Ballon d'or&lt;/i&gt; pour le meilleur joueur de la Coupe du monde (premier trophée en 1982)&amp;#160;;&lt;/li&gt;</text:p>
      <text:p text:style-name="Preformatted_20_Text"><text:bookmark text:name="line1604"/>&lt;li&gt;le &lt;i&gt;Gant d'or&lt;/i&gt; pour le meilleur gardien de but depuis la &lt;a href="<text:a xlink:type="simple" xlink:href="view-source:https://fr.wikipedia.org/wiki/Coupe_du_monde_de_football_de_1994" text:style-name="Internet_20_link" text:visited-style-name="Visited_20_Internet_20_Link">/wiki/Coupe_du_monde_de_football_de_1994</text:a>" title="Coupe du monde de football de 1994"&gt;Coupe du monde de football de 1994&lt;/a&gt;&amp;#160;;&lt;/li&gt;</text:p>
      <text:p text:style-name="Preformatted_20_Text"><text:bookmark text:name="line1605"/>&lt;li&gt;le &lt;i&gt;Meilleur jeune joueur&lt;/i&gt; est un prix qui récompense le meilleur joueur ayant moins de 21 ans au début de l'année depuis la &lt;a href="<text:a xlink:type="simple" xlink:href="view-source:https://fr.wikipedia.org/wiki/Coupe_du_monde_de_football_de_2006" text:style-name="Internet_20_link" text:visited-style-name="Visited_20_Internet_20_Link">/wiki/Coupe_du_monde_de_football_de_2006</text:a>" title="Coupe du monde de football de 2006"&gt;Coupe du monde de football de 2006&lt;/a&gt;&amp;#160;;&lt;/li&gt;</text:p>
      <text:p text:style-name="Preformatted_20_Text"><text:bookmark text:name="line1606"/>&lt;li&gt;le &lt;i&gt;Trophée du Fair-Play de la FIFA&lt;/i&gt; pour l'équipe qui fait preuve du plus bel esprit sportif et du meilleur comportement, sur le terrain comme en dehors depuis la &lt;a href="<text:a xlink:type="simple" xlink:href="view-source:https://fr.wikipedia.org/wiki/Coupe_du_monde_de_football_de_1978" text:style-name="Internet_20_link" text:visited-style-name="Visited_20_Internet_20_Link">/wiki/Coupe_du_monde_de_football_de_1978</text:a>" title="Coupe du monde de football de 1978"&gt;Coupe du monde de football de 1978&lt;/a&gt;.&lt;/li&gt;&lt;/ul&gt;</text:p>
      <text:p text:style-name="Preformatted_20_Text"><text:bookmark text:name="line1607"/>&lt;h2&gt;&lt;span class="mw-headline" id="Organisation"&gt;Organisation&lt;/span&gt;&lt;/h2&gt;</text:p>
      <text:p text:style-name="Preformatted_20_Text"><text:bookmark text:name="line1608"/>&lt;h3&gt;&lt;span id="S.C3.A9lection_des_pays_h.C3.B4tes"&gt;&lt;/span&gt;&lt;span class="mw-headline" id="Sélection_des_pays_hôtes"&gt;Sélection des pays hôtes&lt;/span&gt;&lt;/h3&gt;</text:p>
      <text:p text:style-name="Preformatted_20_Text"><text:bookmark text:name="line1609"/>&lt;div class="bandeau-section bandeau-niveau-detail loupe"&gt;Article détaillé&amp;#160;: &lt;a href="<text:a xlink:type="simple" xlink:href="view-source:https://fr.wikipedia.org/wiki/Désignation_du_pays_organisateur_de_la_Coupe_du_monde_de_football" text:style-name="Internet_20_link" text:visited-style-name="Visited_20_Internet_20_Link">/wiki/D%C3%A9signation_du_pays_organisateur_de_la_Coupe_du_monde_de_football</text:a>" title="Désignation du pays organisateur de la Coupe du monde de football"&gt;Désignation du pays organisateur de la Coupe du monde de football&lt;/a&gt;.&lt;/div&gt;</text:p>
      <text:p text:style-name="Preformatted_20_Text"><text:bookmark text:name="line1610"/>&lt;div class="thumb tright"&gt;&lt;div class="thumbinner" style="width:442px;"&gt;&lt;a href="<text:a xlink:type="simple" xlink:href="view-source:https://fr.wikipedia.org/wiki/Fichier:Pays_organisateurs_de_la_Coupe_du_monde_de_football.png" text:style-name="Internet_20_link" text:visited-style-name="Visited_20_Internet_20_Link">/wiki/Fichier:Pays_organisateurs_de_la_Coupe_du_monde_de_football.png</text:a>" class="image"&gt;&lt;img alt="" src="<text:a xlink:type="simple" xlink:href="view-source:https://upload.wikimedia.org/wikipedia/commons/thumb/5/5c/Pays_organisateurs_de_la_Coupe_du_monde_de_football.png/440px-Pays_organisateurs_de_la_Coupe_du_monde_de_football.png" text:style-name="Internet_20_link" text:visited-style-name="Visited_20_Internet_20_Link">//upload.wikimedia.org/wikipedia/commons/thumb/5/5c/Pays_organisateurs_de_la_Coupe_du_monde_de_football.png/440px-Pays_organisateurs_de_la_Coupe_du_monde_de_football.png</text:a>" width="440" height="183" class="thumbimage" srcset="//upload.wikimedia.org/wikipedia/commons/thumb/5/5c/Pays_organisateurs_de_la_Coupe_du_monde_de_football.png/660px-Pays_organisateurs_de_la_Coupe_du_monde_de_football.png 1.5x, //upload.wikimedia.org/wikipedia/commons/thumb/5/5c/Pays_organisateurs_de_la_Coupe_du_monde_de_football.png/880px-Pays_organisateurs_de_la_Coupe_du_monde_de_football.png 2x" data-file-width="1500" <text:soft-page-break/>data-file-height="625" /&gt;&lt;/a&gt; <text:s/>&lt;div class="thumbcaption"&gt;&lt;div class="magnify"&gt;&lt;a href="<text:a xlink:type="simple" xlink:href="view-source:https://fr.wikipedia.org/wiki/Fichier:Pays_organisateurs_de_la_Coupe_du_monde_de_football.png" text:style-name="Internet_20_link" text:visited-style-name="Visited_20_Internet_20_Link">/wiki/Fichier:Pays_organisateurs_de_la_Coupe_du_monde_de_football.png</text:a>" class="internal" title="Agrandir"&gt;&lt;/a&gt;&lt;/div&gt;&lt;b&gt;Pays organisateurs de la compétition&amp;#160;:&lt;/b&gt; &lt;div style="-moz-column-width:10em;-webkit-column-width:10em;column-width:10em;-moz-column-count:3;-webkit-column-count:3;column-count:3;-moz-column-gap:1em;-webkit-column-gap:1em;column-gap:1em;" class="colonnes"&gt; <text:s/>&lt;div&gt;&lt;ul&gt; &lt;li style="font-size:90%; list-style: none; margin: 0 0 0 -1.5em;"&gt;&lt;span style="border:1px solid grey; background:#008000;"&gt;&amp;#160;&amp;#160;&amp;#160;&amp;#160;&lt;/span&gt;&amp;#160;Une fois&lt;/li&gt; &lt;li style="font-size:90%; list-style: none; margin: 0 0 0 -1.5em;"&gt;&lt;span style="border:1px solid grey; background:#32CD32;"&gt;&amp;#160;&amp;#160;&amp;#160;&amp;#160;&lt;/span&gt;&amp;#160;Deux fois&lt;/li&gt; &lt;li style="font-size:90%; list-style: none; margin: 0 0 0 -1.5em;"&gt;&lt;span style="border:1px solid grey; background:#ABABAB;"&gt;&amp;#160;&amp;#160;&amp;#160;&amp;#160;&lt;/span&gt;&amp;#160;Jamais&lt;/li&gt; &lt;/ul&gt;&lt;/div&gt; <text:s/>&lt;/div&gt;&lt;/div&gt;&lt;/div&gt;&lt;/div&gt;</text:p>
      <text:p text:style-name="Preformatted_20_Text"><text:bookmark text:name="line1611"/>&lt;p&gt;Lors du congrès de la FIFA tenu à &lt;a href="<text:a xlink:type="simple" xlink:href="view-source:https://fr.wikipedia.org/wiki/Barcelone" text:style-name="Internet_20_link" text:visited-style-name="Visited_20_Internet_20_Link">/wiki/Barcelone</text:a>" title="Barcelone"&gt;Barcelone&lt;/a&gt; le &lt;time class="nowrap date-lien" datetime="1929-05-18" data-sort-value="1929-05-18"&gt;&lt;a href="<text:a xlink:type="simple" xlink:href="view-source:https://fr.wikipedia.org/wiki/18_mai_en_sport" text:style-name="Internet_20_link" text:visited-style-name="Visited_20_Internet_20_Link">/wiki/18_mai_en_sport</text:a>" title="18 mai en sport"&gt;18 mai&lt;/a&gt; &lt;a href="<text:a xlink:type="simple" xlink:href="view-source:https://fr.wikipedia.org/wiki/1929_en_football" text:style-name="Internet_20_link" text:visited-style-name="Visited_20_Internet_20_Link">/wiki/1929_en_football</text:a>" title="1929 en football"&gt;1929&lt;/a&gt;&lt;/time&gt;, l'organisation de la &lt;a href="<text:a xlink:type="simple" xlink:href="view-source:https://fr.wikipedia.org/wiki/Coupe_du_monde_de_football_de_1930" text:style-name="Internet_20_link" text:visited-style-name="Visited_20_Internet_20_Link">/wiki/Coupe_du_monde_de_football_de_1930</text:a>" title="Coupe du monde de football de 1930"&gt;première Coupe du monde&lt;/a&gt; est confiée à l'&lt;a href="<text:a xlink:type="simple" xlink:href="view-source:https://fr.wikipedia.org/wiki/Uruguay" text:style-name="Internet_20_link" text:visited-style-name="Visited_20_Internet_20_Link">/wiki/Uruguay</text:a>" title="Uruguay"&gt;Uruguay&lt;/a&gt; pour fêter le centenaire de son indépendance mais aussi parce que le pays est double champion olympique en titre.</text:p>
      <text:p text:style-name="Preformatted_20_Text"><text:bookmark text:name="line1612"/>&lt;/p&gt;&lt;p&gt;Pour la &lt;a href="<text:a xlink:type="simple" xlink:href="view-source:https://fr.wikipedia.org/wiki/Coupe_du_monde_de_football_de_1934" text:style-name="Internet_20_link" text:visited-style-name="Visited_20_Internet_20_Link">/wiki/Coupe_du_monde_de_football_de_1934</text:a>" title="Coupe du monde de football de 1934"&gt;deuxième édition&lt;/a&gt; en &lt;a href="<text:a xlink:type="simple" xlink:href="view-source:https://fr.wikipedia.org/wiki/1934_en_football" text:style-name="Internet_20_link" text:visited-style-name="Visited_20_Internet_20_Link">/wiki/1934_en_football</text:a>" title="1934 en football"&gt;1934&lt;/a&gt;, l'&lt;a href="<text:a xlink:type="simple" xlink:href="view-source:https://fr.wikipedia.org/wiki/Italie" text:style-name="Internet_20_link" text:visited-style-name="Visited_20_Internet_20_Link">/wiki/Italie</text:a>" title="Italie"&gt;Italie&lt;/a&gt; s'impose comme le pays hôte après avoir apporté les conditions financières nécessaires. La &lt;a href="<text:a xlink:type="simple" xlink:href="view-source:https://fr.wikipedia.org/wiki/Suède" text:style-name="Internet_20_link" text:visited-style-name="Visited_20_Internet_20_Link">/wiki/Su%C3%A8de</text:a>" title="Suède"&gt;Suède&lt;/a&gt;, bien engagée, se retire devant la candidature italienne. La désignation, prévue d'abord en mai 1932 au congrès de &lt;a href="<text:a xlink:type="simple" xlink:href="view-source:https://fr.wikipedia.org/wiki/Stockholm" text:style-name="Internet_20_link" text:visited-style-name="Visited_20_Internet_20_Link">/wiki/Stockholm</text:a>" title="Stockholm"&gt;Stockholm&lt;/a&gt;, est finalement décalée en décembre à la suite des demandes de reports de la compétition. L'&lt;a href="<text:a xlink:type="simple" xlink:href="view-source:https://fr.wikipedia.org/wiki/Autriche" text:style-name="Internet_20_link" text:visited-style-name="Visited_20_Internet_20_Link">/wiki/Autriche</text:a>" title="Autriche"&gt;Autriche&lt;/a&gt; et d'autres pays européens souhaitent en effet repousser la compétition en &lt;a href="<text:a xlink:type="simple" xlink:href="view-source:https://fr.wikipedia.org/wiki/1936_en_football" text:style-name="Internet_20_link" text:visited-style-name="Visited_20_Internet_20_Link">/wiki/1936_en_football</text:a>" title="1936 en football"&gt;1936&lt;/a&gt; à cause du contexte économique marqué par la &lt;a href="<text:a xlink:type="simple" xlink:href="view-source:https://fr.wikipedia.org/wiki/Grande_Dépression" text:style-name="Internet_20_link" text:visited-style-name="Visited_20_Internet_20_Link">/wiki/Grande_D%C3%A9pression</text:a>" title="Grande Dépression"&gt;Grande Dépression&lt;/a&gt;&lt;sup id="cite_ref-96" class="reference"&gt;&lt;a href="<text:a xlink:type="simple" xlink:href="view-source:https://fr.wikipedia.org/wiki/Coupe_du_monde_de_football#cite_note-96" text:style-name="Internet_20_link" text:visited-style-name="Visited_20_Internet_20_Link">#cite_note-96</text:a>"&gt;&lt;span class="cite_crochet"&gt;[&lt;/span&gt;90&lt;span class="cite_crochet"&gt;]&lt;/span&gt;&lt;/a&gt;&lt;/sup&gt;.</text:p>
      <text:p text:style-name="Preformatted_20_Text"><text:bookmark text:name="line1613"/>&lt;/p&gt;&lt;p&gt;En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t;a href="<text:a xlink:type="simple" xlink:href="view-source:https://fr.wikipedia.org/wiki/Jules_Rimet" text:style-name="Internet_20_link" text:visited-style-name="Visited_20_Internet_20_Link">/wiki/Jules_Rimet</text:a>" title="Jules Rimet"&gt;Jules Rimet&lt;/a&gt; souhaite que la compétition se déroule dans son pays, la &lt;a href="<text:a xlink:type="simple" xlink:href="view-source:https://fr.wikipedia.org/wiki/France" text:style-name="Internet_20_link" text:visited-style-name="Visited_20_Internet_20_Link">/wiki/France</text:a>" title="France"&gt;France&lt;/a&gt;. L'&lt;a href="<text:a xlink:type="simple" xlink:href="view-source:https://fr.wikipedia.org/wiki/Argentine" text:style-name="Internet_20_link" text:visited-style-name="Visited_20_Internet_20_Link">/wiki/Argentine</text:a>" title="Argentine"&gt;Argentine&lt;/a&gt; et l'&lt;a href="<text:a xlink:type="simple" xlink:href="view-source:https://fr.wikipedia.org/wiki/Allemagne" text:style-name="Internet_20_link" text:visited-style-name="Visited_20_Internet_20_Link">/wiki/Allemagne</text:a>" title="Allemagne"&gt;Allemagne&lt;/a&gt; se présentent également comme candidats à l'organisation.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se questionne sur la capacité de la France à disposer d'installations suffisantes pour accueillir la compétition&lt;sup id="cite_ref-97" class="reference"&gt;&lt;a href="<text:a xlink:type="simple" xlink:href="view-source:https://fr.wikipedia.org/wiki/Coupe_du_monde_de_football#cite_note-97" text:style-name="Internet_20_link" text:visited-style-name="Visited_20_Internet_20_Link">#cite_note-97</text:a>"&gt;&lt;span class="cite_crochet"&gt;[&lt;/span&gt;91&lt;span class="cite_crochet"&gt;]&lt;/span&gt;&lt;/a&gt;&lt;/sup&gt;. Finalement, la FIFA donne le &lt;time class="nowrap date-lien" datetime="1936-08-15" data-sort-value="1936-08-15"&gt;&lt;a href="<text:a xlink:type="simple" xlink:href="view-source:https://fr.wikipedia.org/wiki/15_août_en_sport" text:style-name="Internet_20_link" text:visited-style-name="Visited_20_Internet_20_Link">/wiki/15_ao%C3%BBt_en_sport</text:a>" title="15 août en sport"&gt;15 août&lt;/a&gt; &lt;a href="<text:a xlink:type="simple" xlink:href="view-source:https://fr.wikipedia.org/wiki/1936_en_football" text:style-name="Internet_20_link" text:visited-style-name="Visited_20_Internet_20_Link">/wiki/1936_en_football</text:a>" title="1936 en football"&gt;1936&lt;/a&gt;&lt;/time&gt; la responsabilité de la compétition à la France par un vote.</text:p>
      <text:p text:style-name="Preformatted_20_Text"><text:bookmark text:name="line1614"/>&lt;/p&gt;&lt;p&gt;Brésil et Allemagne sont candidats pour accueillir la &lt;a href="<text:a xlink:type="simple" xlink:href="view-source:https://fr.wikipedia.org/wiki/Coupe_du_monde_de_football_de_1942" text:style-name="Internet_20_link" text:visited-style-name="Visited_20_Internet_20_Link">/wiki/Coupe_du_monde_de_football_de_1942</text:a>" title="Coupe du monde de football <text:soft-page-break/>de 1942"&gt;Coupe du monde 1942&lt;/a&gt;, l’organisateur devant être désigné lors d’un congrès en 1938. À la suite de désaccords persistants, la décision est repoussée à un congrès en 1939 mais la guerre éclate avant que le pays hôte ne soit choisi et la compétition est annulée.</text:p>
      <text:p text:style-name="Preformatted_20_Text"><text:bookmark text:name="line1615"/>&lt;/p&gt;&lt;p&gt;Au lendemain de la &lt;a href="<text:a xlink:type="simple" xlink:href="view-source:https://fr.wikipedia.org/wiki/Seconde_Guerre_mondiale" text:style-name="Internet_20_link" text:visited-style-name="Visited_20_Internet_20_Link">/wiki/Seconde_Guerre_mondiale</text:a>" title="Seconde Guerre mondiale"&gt;Seconde Guerre mondiale&lt;/a&gt;, le &lt;a href="<text:a xlink:type="simple" xlink:href="view-source:https://fr.wikipedia.org/wiki/Brésil" text:style-name="Internet_20_link" text:visited-style-name="Visited_20_Internet_20_Link">/wiki/Br%C3%A9sil</text:a>" title="Brésil"&gt;Brésil&lt;/a&gt;, déjà candidat à l’organisation pour 1942, et la &lt;a href="<text:a xlink:type="simple" xlink:href="view-source:https://fr.wikipedia.org/wiki/Suisse" text:style-name="Internet_20_link" text:visited-style-name="Visited_20_Internet_20_Link">/wiki/Suisse</text:a>" title="Suisse"&gt;Suisse&lt;/a&gt; sont les deux seuls pays à se porter volontaires. Ils sont tous les deux désignés le &lt;time class="nowrap date-lien" datetime="1946-07-26" data-sort-value="1946-07-26"&gt;&lt;a href="<text:a xlink:type="simple" xlink:href="view-source:https://fr.wikipedia.org/wiki/26_juillet_en_sport" text:style-name="Internet_20_link" text:visited-style-name="Visited_20_Internet_20_Link">/wiki/26_juillet_en_sport</text:a>" title="26 juillet en sport"&gt;26 juillet&lt;/a&gt; &lt;a href="<text:a xlink:type="simple" xlink:href="view-source:https://fr.wikipedia.org/wiki/1946_en_football" text:style-name="Internet_20_link" text:visited-style-name="Visited_20_Internet_20_Link">/wiki/1946_en_football</text:a>" title="1946 en football"&gt;1946&lt;/a&gt;&lt;/time&gt; à &lt;a href="<text:a xlink:type="simple" xlink:href="view-source:https://fr.wikipedia.org/wiki/Luxembourg_(ville)" text:style-name="Internet_20_link" text:visited-style-name="Visited_20_Internet_20_Link">/wiki/Luxembourg_(ville)</text:a>" title="Luxembourg (ville)"&gt;Luxembourg&lt;/a&gt; pour organiser les premières compétitions d'après-guerre, dans l'ordre, pour respecter l'alternance Europe-Amérique du sud, le Brésil en 1949 puis la Suisse en 1951. La décision de changer le calendrier est prise le 27 juillet 1948&amp;#160;: les Coupes du monde initialement prévues en 1949 et 1951 sont décalées en &lt;a href="<text:a xlink:type="simple" xlink:href="view-source:https://fr.wikipedia.org/wiki/Coupe_du_monde_de_football_de_1950" text:style-name="Internet_20_link" text:visited-style-name="Visited_20_Internet_20_Link">/wiki/Coupe_du_monde_de_football_de_1950</text:a>" title="Coupe du monde de football de 1950"&gt;1950&lt;/a&gt; et &lt;a href="<text:a xlink:type="simple" xlink:href="view-source:https://fr.wikipedia.org/wiki/Coupe_du_monde_de_football_de_1954" text:style-name="Internet_20_link" text:visited-style-name="Visited_20_Internet_20_Link">/wiki/Coupe_du_monde_de_football_de_1954</text:a>" title="Coupe du monde de football de 1954"&gt;1954&lt;/a&gt;&lt;sup id="cite_ref-payshote_98-0" class="reference"&gt;&lt;a href="<text:a xlink:type="simple" xlink:href="view-source:https://fr.wikipedia.org/wiki/Coupe_du_monde_de_football#cite_note-payshote-98" text:style-name="Internet_20_link" text:visited-style-name="Visited_20_Internet_20_Link">#cite_note-payshote-98</text:a>"&gt;&lt;span class="cite_crochet"&gt;[&lt;/span&gt;92&lt;span class="cite_crochet"&gt;]&lt;/span&gt;&lt;/a&gt;&lt;/sup&gt; et retrouvent un rythme quadriennal les années paires où ne se tiennent pas les Jeux olympiques (comme c’était le cas avant la guerre avec les Coupes du monde en 1930, 1934 et 1938).</text:p>
      <text:p text:style-name="Preformatted_20_Text"><text:bookmark text:name="line1616"/>&lt;/p&gt;&lt;p&gt;Une nouvelle fois sans vote, l'organisation de l'&lt;a href="<text:a xlink:type="simple" xlink:href="view-source:https://fr.wikipedia.org/wiki/Coupe_du_monde_de_football_de_1958" text:style-name="Internet_20_link" text:visited-style-name="Visited_20_Internet_20_Link">/wiki/Coupe_du_monde_de_football_de_1958</text:a>" title="Coupe du monde de football de 1958"&gt;édition 1958&lt;/a&gt; est confiée à la &lt;a href="<text:a xlink:type="simple" xlink:href="view-source:https://fr.wikipedia.org/wiki/Suède" text:style-name="Internet_20_link" text:visited-style-name="Visited_20_Internet_20_Link">/wiki/Su%C3%A8de</text:a>" title="Suède"&gt;Suède&lt;/a&gt; le &lt;time class="nowrap date-lien" datetime="1950-06-23" data-sort-value="1950-06-23"&gt;&lt;a href="<text:a xlink:type="simple" xlink:href="view-source:https://fr.wikipedia.org/wiki/23_juin_en_sport" text:style-name="Internet_20_link" text:visited-style-name="Visited_20_Internet_20_Link">/wiki/23_juin_en_sport</text:a>" title="23 juin en sport"&gt;23 juin&lt;/a&gt; &lt;a href="<text:a xlink:type="simple" xlink:href="view-source:https://fr.wikipedia.org/wiki/1950_en_football" text:style-name="Internet_20_link" text:visited-style-name="Visited_20_Internet_20_Link">/wiki/1950_en_football</text:a>" title="1950 en football"&gt;1950&lt;/a&gt;&lt;/time&gt; à &lt;a href="<text:a xlink:type="simple" xlink:href="view-source:https://fr.wikipedia.org/wiki/Rio_de_Janeiro" text:style-name="Internet_20_link" text:visited-style-name="Visited_20_Internet_20_Link">/wiki/Rio_de_Janeiro</text:a>" title="Rio de Janeiro"&gt;Rio de Janeiro&lt;/a&gt;, soit près de huit ans avant le début de l'épreuve.</text:p>
      <text:p text:style-name="Preformatted_20_Text"><text:bookmark text:name="line1617"/>&lt;/p&gt;&lt;p&gt;Pour la &lt;a href="<text:a xlink:type="simple" xlink:href="view-source:https://fr.wikipedia.org/wiki/Coupe_du_monde_de_football_de_1962" text:style-name="Internet_20_link" text:visited-style-name="Visited_20_Internet_20_Link">/wiki/Coupe_du_monde_de_football_de_1962</text:a>" title="Coupe du monde de football de 1962"&gt;compétition de 1962&lt;/a&gt;, trois pays sont candidats à l'organisation&amp;#160;: l'&lt;a href="<text:a xlink:type="simple" xlink:href="view-source:https://fr.wikipedia.org/wiki/Argentine" text:style-name="Internet_20_link" text:visited-style-name="Visited_20_Internet_20_Link">/wiki/Argentine</text:a>" title="Argentine"&gt;Argentine&lt;/a&gt;, le &lt;a href="<text:a xlink:type="simple" xlink:href="view-source:https://fr.wikipedia.org/wiki/Chili" text:style-name="Internet_20_link" text:visited-style-name="Visited_20_Internet_20_Link">/wiki/Chili</text:a>" title="Chili"&gt;Chili&lt;/a&gt; et la &lt;a href="<text:a xlink:type="simple" xlink:href="view-source:https://fr.wikipedia.org/wiki/Allemagne_de_l%27Ouest" text:style-name="Internet_20_link" text:visited-style-name="Visited_20_Internet_20_Link">/wiki/Allemagne_de_l%27Ouest</text:a>" title="Allemagne de l&amp;#39;Ouest"&gt;RFA&lt;/a&gt;. L'Allemagne de l'Ouest se retire et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doit procéder à un vote le &lt;time class="nowrap date-lien" datetime="1956-06-10" data-sort-value="1956-06-10"&gt;&lt;a href="<text:a xlink:type="simple" xlink:href="view-source:https://fr.wikipedia.org/wiki/10_juin_en_sport" text:style-name="Internet_20_link" text:visited-style-name="Visited_20_Internet_20_Link">/wiki/10_juin_en_sport</text:a>" title="10 juin en sport"&gt;10 juin&lt;/a&gt; &lt;a href="<text:a xlink:type="simple" xlink:href="view-source:https://fr.wikipedia.org/wiki/1956_en_football" text:style-name="Internet_20_link" text:visited-style-name="Visited_20_Internet_20_Link">/wiki/1956_en_football</text:a>" title="1956 en football"&gt;1956&lt;/a&gt;&lt;/time&gt; à &lt;a href="<text:a xlink:type="simple" xlink:href="view-source:https://fr.wikipedia.org/wiki/Lisbonne" text:style-name="Internet_20_link" text:visited-style-name="Visited_20_Internet_20_Link">/wiki/Lisbonne</text:a>" title="Lisbonne"&gt;Lisbonne&lt;/a&gt; pour désigner dans lequel des deux pays &lt;a href="<text:a xlink:type="simple" xlink:href="view-source:https://fr.wikipedia.org/wiki/Amérique_du_Sud" text:style-name="Internet_20_link" text:visited-style-name="Visited_20_Internet_20_Link">/wiki/Am%C3%A9rique_du_Sud</text:a>" title="Amérique du Sud"&gt;sud-américains&lt;/a&gt; la Coupe du monde 1962 se dispute. Le Chili est finalement désigné par 32 voix à 11. Un nouveau vote à un tour a lieu à &lt;a href="<text:a xlink:type="simple" xlink:href="view-source:https://fr.wikipedia.org/wiki/Rome" text:style-name="Internet_20_link" text:visited-style-name="Visited_20_Internet_20_Link">/wiki/Rome</text:a>" title="Rome"&gt;Rome&lt;/a&gt; le &lt;time class="nowrap date-lien" datetime="1960-08-22" data-sort-value="1960-08-22"&gt;&lt;a href="<text:a xlink:type="simple" xlink:href="view-source:https://fr.wikipedia.org/wiki/22_août_en_sport" text:style-name="Internet_20_link" text:visited-style-name="Visited_20_Internet_20_Link">/wiki/22_ao%C3%BBt_en_sport</text:a>" title="22 août en sport"&gt;22 août&lt;/a&gt; &lt;a href="<text:a xlink:type="simple" xlink:href="view-source:https://fr.wikipedia.org/wiki/1960_en_football" text:style-name="Internet_20_link" text:visited-style-name="Visited_20_Internet_20_Link">/wiki/1960_en_football</text:a>" title="1960 en football"&gt;1960&lt;/a&gt;&lt;/time&gt; pour l'édition suivante et l'&lt;a href="<text:a xlink:type="simple" xlink:href="view-source:https://fr.wikipedia.org/wiki/Angleterre" text:style-name="Internet_20_link" text:visited-style-name="Visited_20_Internet_20_Link">/wiki/Angleterre</text:a>" title="Angleterre"&gt;Angleterre&lt;/a&gt; obtient la responsabilité d'être l'hôte de la &lt;a href="<text:a xlink:type="simple" xlink:href="view-source:https://fr.wikipedia.org/wiki/Coupe_du_monde_de_football_de_1966" text:style-name="Internet_20_link" text:visited-style-name="Visited_20_Internet_20_Link">/wiki/Coupe_du_monde_de_football_de_1966</text:a>" title="Coupe du monde de football de 1966"&gt;compétition en 1966&lt;/a&gt;. Pour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le congrès de la FIFA continue l'alternance entre l'&lt;a href="<text:a xlink:type="simple" xlink:href="view-source:https://fr.wikipedia.org/wiki/Europe" text:style-name="Internet_20_link" text:visited-style-name="Visited_20_Internet_20_Link">/wiki/Europe</text:a>" title="Europe"&gt;Europe&lt;/a&gt; et l'Amérique du Sud. Il se réunit le &lt;time class="nowrap date-lien" datetime="1964-10-08" data-sort-value="1964-10-<text:soft-page-break/>08"&gt;&lt;a href="<text:a xlink:type="simple" xlink:href="view-source:https://fr.wikipedia.org/wiki/8_octobre_en_sport" text:style-name="Internet_20_link" text:visited-style-name="Visited_20_Internet_20_Link">/wiki/8_octobre_en_sport</text:a>" title="8 octobre en sport"&gt;8 octobre&lt;/a&gt; &lt;a href="<text:a xlink:type="simple" xlink:href="view-source:https://fr.wikipedia.org/wiki/1964_en_football" text:style-name="Internet_20_link" text:visited-style-name="Visited_20_Internet_20_Link">/wiki/1964_en_football</text:a>" title="1964 en football"&gt;1964&lt;/a&gt;&lt;/time&gt; à &lt;a href="<text:a xlink:type="simple" xlink:href="view-source:https://fr.wikipedia.org/wiki/Tokyo" text:style-name="Internet_20_link" text:visited-style-name="Visited_20_Internet_20_Link">/wiki/Tokyo</text:a>" title="Tokyo"&gt;Tokyo&lt;/a&gt; et désigne le &lt;a href="<text:a xlink:type="simple" xlink:href="view-source:https://fr.wikipedia.org/wiki/Mexique" text:style-name="Internet_20_link" text:visited-style-name="Visited_20_Internet_20_Link">/wiki/Mexique</text:a>" title="Mexique"&gt;Mexique&lt;/a&gt; dès le premier tour des votes.</text:p>
      <text:p text:style-name="Preformatted_20_Text"><text:bookmark text:name="line1618"/>&lt;/p&gt;&lt;p&gt;Le &lt;time class="nowrap date-lien" datetime="1966-07-06" data-sort-value="1966-07-06"&gt;&lt;a href="<text:a xlink:type="simple" xlink:href="view-source:https://fr.wikipedia.org/wiki/6_juillet_en_sport" text:style-name="Internet_20_link" text:visited-style-name="Visited_20_Internet_20_Link">/wiki/6_juillet_en_sport</text:a>" title="6 juillet en sport"&gt;6 juillet&lt;/a&gt; &lt;a href="<text:a xlink:type="simple" xlink:href="view-source:https://fr.wikipedia.org/wiki/1966_en_football" text:style-name="Internet_20_link" text:visited-style-name="Visited_20_Internet_20_Link">/wiki/1966_en_football</text:a>" title="1966 en football"&gt;1966&lt;/a&gt;&lt;/time&gt; à &lt;a href="<text:a xlink:type="simple" xlink:href="view-source:https://fr.wikipedia.org/wiki/Londres" text:style-name="Internet_20_link" text:visited-style-name="Visited_20_Internet_20_Link">/wiki/Londres</text:a>" title="Londres"&gt;Londres&lt;/a&gt;, le Congrès de la FIFA choisit les trois pays hôtes de la compétition suivants. La RFA et l'&lt;a href="<text:a xlink:type="simple" xlink:href="view-source:https://fr.wikipedia.org/wiki/Espagne" text:style-name="Internet_20_link" text:visited-style-name="Visited_20_Internet_20_Link">/wiki/Espagne</text:a>" title="Espagne"&gt;Espagne&lt;/a&gt; sont les seuls candidats pour l'Europe pour les éditions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et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la première revient à la RFA, la seconde à l'Espagne. Battue pour 1962 et 1970, l'Argentine obtient enfin l'organisation de la Coupe du monde en &lt;a href="<text:a xlink:type="simple" xlink:href="view-source:https://fr.wikipedia.org/wiki/Coupe_du_monde_de_football_de_1978" text:style-name="Internet_20_link" text:visited-style-name="Visited_20_Internet_20_Link">/wiki/Coupe_du_monde_de_football_de_1978</text:a>" title="Coupe du monde de football de 1978"&gt;1978&lt;/a&gt;.</text:p>
      <text:p text:style-name="Preformatted_20_Text"><text:bookmark text:name="line1619"/>&lt;/p&gt;&lt;p&gt;Le scrutin change alors, un vote du Comité Exécutif de la FIFA remplace les congrès. Choisi en &lt;a href="<text:a xlink:type="simple" xlink:href="view-source:https://fr.wikipedia.org/wiki/1974_en_football" text:style-name="Internet_20_link" text:visited-style-name="Visited_20_Internet_20_Link">/wiki/1974_en_football</text:a>" title="1974 en football"&gt;1974&lt;/a&gt; à &lt;a href="<text:a xlink:type="simple" xlink:href="view-source:https://fr.wikipedia.org/wiki/Stockholm" text:style-name="Internet_20_link" text:visited-style-name="Visited_20_Internet_20_Link">/wiki/Stockholm</text:a>" title="Stockholm"&gt;Stockholm&lt;/a&gt;, la &lt;a href="<text:a xlink:type="simple" xlink:href="view-source:https://fr.wikipedia.org/wiki/Colombie" text:style-name="Internet_20_link" text:visited-style-name="Visited_20_Internet_20_Link">/wiki/Colombie</text:a>" title="Colombie"&gt;Colombie&lt;/a&gt; fait face à des problèmes financiers et doit renoncer en &lt;a href="<text:a xlink:type="simple" xlink:href="view-source:https://fr.wikipedia.org/wiki/1982_en_football" text:style-name="Internet_20_link" text:visited-style-name="Visited_20_Internet_20_Link">/wiki/1982_en_football</text:a>" title="1982 en football"&gt;1982&lt;/a&gt; à accueillir l'épreuve quatre ans plus tard. La candidature mexicaine pour la &lt;a href="<text:a xlink:type="simple" xlink:href="view-source:https://fr.wikipedia.org/wiki/Coupe_du_monde_de_football_de_1986" text:style-name="Internet_20_link" text:visited-style-name="Visited_20_Internet_20_Link">/wiki/Coupe_du_monde_de_football_de_1986</text:a>" title="Coupe du monde de football de 1986"&gt;Coupe du monde 1986&lt;/a&gt; est alors votée à l'unanimité par les membres du comité exécutif. L'Italie est ensuite préférée à l'URSS pour la &lt;a href="<text:a xlink:type="simple" xlink:href="view-source:https://fr.wikipedia.org/wiki/Coupe_du_monde_de_football_de_1990" text:style-name="Internet_20_link" text:visited-style-name="Visited_20_Internet_20_Link">/wiki/Coupe_du_monde_de_football_de_1990</text:a>" title="Coupe du monde de football de 1990"&gt;Coupe du monde 1990&lt;/a&gt;. Pour la désignation de l'organisateur de l'&lt;a href="<text:a xlink:type="simple" xlink:href="view-source:https://fr.wikipedia.org/wiki/Coupe_du_monde_de_football_de_1994" text:style-name="Internet_20_link" text:visited-style-name="Visited_20_Internet_20_Link">/wiki/Coupe_du_monde_de_football_de_1994</text:a>" title="Coupe du monde de football de 1994"&gt;édition 1994&lt;/a&gt;, un nouveau vote est organisé à &lt;a href="<text:a xlink:type="simple" xlink:href="view-source:https://fr.wikipedia.org/wiki/Zurich" text:style-name="Internet_20_link" text:visited-style-name="Visited_20_Internet_20_Link">/wiki/Zurich</text:a>" title="Zurich"&gt;Zurich&lt;/a&gt; en 1988. Les &lt;a href="<text:a xlink:type="simple" xlink:href="view-source:https://fr.wikipedia.org/wiki/États-Unis" text:style-name="Internet_20_link" text:visited-style-name="Visited_20_Internet_20_Link">/wiki/%C3%89tats-Unis</text:a>" title="États-Unis"&gt;États-Unis&lt;/a&gt; battent le &lt;a href="<text:a xlink:type="simple" xlink:href="view-source:https://fr.wikipedia.org/wiki/Maroc" text:style-name="Internet_20_link" text:visited-style-name="Visited_20_Internet_20_Link">/wiki/Maroc</text:a>" title="Maroc"&gt;Maroc&lt;/a&gt; de trois voix, rompant l'alternance entre l'Europe et l'Amérique du Sud. Le Maroc est une nouvelle fois battu quatre ans plus tard avec le choix de la &lt;a href="<text:a xlink:type="simple" xlink:href="view-source:https://fr.wikipedia.org/wiki/France" text:style-name="Internet_20_link" text:visited-style-name="Visited_20_Internet_20_Link">/wiki/France</text:a>" title="France"&gt;France&lt;/a&gt; pour la &lt;a href="<text:a xlink:type="simple" xlink:href="view-source:https://fr.wikipedia.org/wiki/Coupe_du_monde_de_football_de_1998" text:style-name="Internet_20_link" text:visited-style-name="Visited_20_Internet_20_Link">/wiki/Coupe_du_monde_de_football_de_1998</text:a>" title="Coupe du monde de football de 1998"&gt;compétition de 1998&lt;/a&gt;.</text:p>
      <text:p text:style-name="Preformatted_20_Text"><text:bookmark text:name="line1620"/>&lt;/p&gt;&lt;p&gt;Le &lt;time class="nowrap date-lien" datetime="1996-05-31" data-sort-value="1996-05-31"&gt;&lt;a href="<text:a xlink:type="simple" xlink:href="view-source:https://fr.wikipedia.org/wiki/31_mai_en_sport" text:style-name="Internet_20_link" text:visited-style-name="Visited_20_Internet_20_Link">/wiki/31_mai_en_sport</text:a>" title="31 mai en sport"&gt;31 mai&lt;/a&gt; &lt;a href="<text:a xlink:type="simple" xlink:href="view-source:https://fr.wikipedia.org/wiki/1996_en_football" text:style-name="Internet_20_link" text:visited-style-name="Visited_20_Internet_20_Link">/wiki/1996_en_football</text:a>" title="1996 en football"&gt;1996&lt;/a&gt;&lt;/time&gt;, une candidature conjointe du &lt;a href="<text:a xlink:type="simple" xlink:href="view-source:https://fr.wikipedia.org/wiki/Japon" text:style-name="Internet_20_link" text:visited-style-name="Visited_20_Internet_20_Link">/wiki/Japon</text:a>" title="Japon"&gt;Japon&lt;/a&gt; et de la &lt;a href="<text:a xlink:type="simple" xlink:href="view-source:https://fr.wikipedia.org/wiki/Corée_du_Sud" text:style-name="Internet_20_link" text:visited-style-name="Visited_20_Internet_20_Link">/wiki/Cor%C3%A9e_du_Sud</text:a>" title="Corée du Sud"&gt;Corée du Sud&lt;/a&gt; est proposée et votée à main levée par le Comité Exécutif de la FIFA. La première phase finale ayant lieu en &lt;a href="<text:a xlink:type="simple" xlink:href="view-source:https://fr.wikipedia.org/wiki/Asie" text:style-name="Internet_20_link" text:visited-style-name="Visited_20_Internet_20_Link">/wiki/Asie</text:a>" title="Asie"&gt;Asie&lt;/a&gt; se déroule donc dans ces deux pays en &lt;a href="<text:a xlink:type="simple" xlink:href="view-source:https://fr.wikipedia.org/wiki/Coupe_du_monde_de_football_de_2002" text:style-name="Internet_20_link" text:visited-style-name="Visited_20_Internet_20_Link">/wiki/Coupe_du_monde_de_football_de_2002</text:a>" title="Coupe du monde de football de 2002"&gt;2002&lt;/a&gt;.</text:p>
      <text:p text:style-name="Preformatted_20_Text"><text:bookmark text:name="line1621"/>&lt;/p&gt;&lt;p&gt;Après &lt;a href="<text:a xlink:type="simple" xlink:href="view-source:https://fr.wikipedia.org/wiki/Désignation_du_pays_organisateur_de_la_coupe_du_monde_de_football_de_2006" text:style-name="Internet_20_link" text:visited-style-name="Visited_20_Internet_20_Link">/wiki/D%C3%A9signation_du_pays_organisateur_de_la_coupe_du_monde_de_football_de_2006</text:a>" class="mw-redirect" title="Désignation du pays organisateur de la coupe du monde de football de 2006"&gt;trois tours de vote&lt;/a&gt;, l'Allemagne est désignée organisateur de la &lt;a href="<text:a xlink:type="simple" xlink:href="view-source:https://fr.wikipedia.org/wiki/Coupe_du_monde_de_football_de_2006" text:style-name="Internet_20_link" text:visited-style-name="Visited_20_Internet_20_Link">/wiki/Coupe_du_monde_de_football_de_2006</text:a>" title="Coupe du monde de football de 2006"&gt;Coupe du monde 2006&lt;/a&gt; en devançant d'un vote la candidature de l'&lt;a href="<text:a xlink:type="simple" xlink:href="view-source:https://fr.wikipedia.org/wiki/Afrique_du_Sud" text:style-name="Internet_20_link" text:visited-style-name="Visited_20_Internet_20_Link">/wiki/Afrique_du_Sud</text:a>" title="Afrique du Sud"&gt;Afrique du Sud&lt;/a&gt;. Cette dernière est désignée pour organiser l'&lt;a href="<text:a xlink:type="simple" xlink:href="view-source:https://fr.wikipedia.org/wiki/Coupe_du_monde_de_football_de_2010" text:style-name="Internet_20_link" text:visited-style-name="Visited_20_Internet_20_Link">/wiki/Coupe_du_monde_de_football_de_2010</text:a>" title="Coupe du monde de football de 2010"&gt;édition suivante&lt;/a&gt; aux dépens du Maroc, une nouvelle fois battu. L'Afrique du Sud devient le premier pays &lt;a href="<text:a xlink:type="simple" xlink:href="view-source:https://fr.wikipedia.org/wiki/Afrique" text:style-name="Internet_20_link" text:visited-style-name="Visited_20_Internet_20_Link">/wiki/Afrique</text:a>" title="Afrique"&gt;africain&lt;/a&gt; à accueillir la compétition. Avec le système de rotation de la FIFA, la &lt;a href="<text:a xlink:type="simple" xlink:href="view-source:https://fr.wikipedia.org/wiki/Coupe_du_monde_de_football_de_2014" text:style-name="Internet_20_link" text:visited-style-name="Visited_20_Internet_20_Link">/wiki/Coupe_du_monde_de_football_de_2014</text:a>" <text:soft-page-break/>title="Coupe du monde de football de 2014"&gt;Coupe du monde 2014&lt;/a&gt; doit être organisé sur le continent sud-américain. Le Brésil est désigné après le retrait des autres candidatures. Le &lt;time class="nowrap date-lien" datetime="2010-12-02" data-sort-value="2010-12-02"&gt;&lt;a href="<text:a xlink:type="simple" xlink:href="view-source:https://fr.wikipedia.org/wiki/2_décembre_en_sport" text:style-name="Internet_20_link" text:visited-style-name="Visited_20_Internet_20_Link">/wiki/2_d%C3%A9cembre_en_sport</text:a>" title="2 décembre en sport"&gt;2&lt;/a&gt; &lt;a href="<text:a xlink:type="simple" xlink:href="view-source:https://fr.wikipedia.org/wiki/Décembre_2010_en_sport" text:style-name="Internet_20_link" text:visited-style-name="Visited_20_Internet_20_Link">/wiki/D%C3%A9cembre_2010_en_sport</text:a>" title="Décembre 2010 en sport"&gt;décembre&lt;/a&gt; &lt;a href="<text:a xlink:type="simple" xlink:href="view-source:https://fr.wikipedia.org/wiki/2010_en_football" text:style-name="Internet_20_link" text:visited-style-name="Visited_20_Internet_20_Link">/wiki/2010_en_football</text:a>" title="2010 en football"&gt;2010&lt;/a&gt;&lt;/time&gt;, l'organisation des éditions 2018 et 2022 sont respectivement attribuées à la &lt;a href="<text:a xlink:type="simple" xlink:href="view-source:https://fr.wikipedia.org/wiki/Russie" text:style-name="Internet_20_link" text:visited-style-name="Visited_20_Internet_20_Link">/wiki/Russie</text:a>" title="Russie"&gt;Russie&lt;/a&gt; et au &lt;a href="<text:a xlink:type="simple" xlink:href="view-source:https://fr.wikipedia.org/wiki/Qatar" text:style-name="Internet_20_link" text:visited-style-name="Visited_20_Internet_20_Link">/wiki/Qatar</text:a>" title="Qatar"&gt;Qatar&lt;/a&gt;, ce qui constitue une première pour les deux pays&lt;sup id="cite_ref-99" class="reference"&gt;&lt;a href="<text:a xlink:type="simple" xlink:href="view-source:https://fr.wikipedia.org/wiki/Coupe_du_monde_de_football#cite_note-99" text:style-name="Internet_20_link" text:visited-style-name="Visited_20_Internet_20_Link">#cite_note-99</text:a>"&gt;&lt;span class="cite_crochet"&gt;[&lt;/span&gt;93&lt;span class="cite_crochet"&gt;]&lt;/span&gt;&lt;/a&gt;&lt;/sup&gt;.</text:p>
      <text:p text:style-name="Preformatted_20_Text"><text:bookmark text:name="line1622"/>&lt;/p&gt;&lt;p&gt;Pour &lt;a href="<text:a xlink:type="simple" xlink:href="view-source:https://fr.wikipedia.org/wiki/Coupe_du_monde_de_football_de_2026" text:style-name="Internet_20_link" text:visited-style-name="Visited_20_Internet_20_Link">/wiki/Coupe_du_monde_de_football_de_2026</text:a>" title="Coupe du monde de football de 2026"&gt;2026&lt;/a&gt;, la procédure est retardée d'une année à la suite du &lt;a href="<text:a xlink:type="simple" xlink:href="view-source:https://fr.wikipedia.org/wiki/Fifagate" text:style-name="Internet_20_link" text:visited-style-name="Visited_20_Internet_20_Link">/wiki/Fifagate</text:a>" class="mw-redirect" title="Fifagate"&gt;Fifagate&lt;/a&gt;. Cette édition inaugurera le format à 48 équipes qui requiert plus de stades pour accueillir la compétition. Le format de vote change, les comités réduits disparaissent, chaque fédération nationale vote. Deux candidatures sont déposées&amp;#160;: une du &lt;a href="<text:a xlink:type="simple" xlink:href="view-source:https://fr.wikipedia.org/wiki/Maroc" text:style-name="Internet_20_link" text:visited-style-name="Visited_20_Internet_20_Link">/wiki/Maroc</text:a>" title="Maroc"&gt;Maroc&lt;/a&gt; et l'autre conjointement par le &lt;a href="<text:a xlink:type="simple" xlink:href="view-source:https://fr.wikipedia.org/wiki/Mexique" text:style-name="Internet_20_link" text:visited-style-name="Visited_20_Internet_20_Link">/wiki/Mexique</text:a>" title="Mexique"&gt;Mexique&lt;/a&gt;, les &lt;a href="<text:a xlink:type="simple" xlink:href="view-source:https://fr.wikipedia.org/wiki/États-Unis" text:style-name="Internet_20_link" text:visited-style-name="Visited_20_Internet_20_Link">/wiki/%C3%89tats-Unis</text:a>" title="États-Unis"&gt;États-Unis&lt;/a&gt; et le &lt;a href="<text:a xlink:type="simple" xlink:href="view-source:https://fr.wikipedia.org/wiki/Canada" text:style-name="Internet_20_link" text:visited-style-name="Visited_20_Internet_20_Link">/wiki/Canada</text:a>" title="Canada"&gt;Canada&lt;/a&gt;&lt;sup id="cite_ref-100" class="reference"&gt;&lt;a href="<text:a xlink:type="simple" xlink:href="view-source:https://fr.wikipedia.org/wiki/Coupe_du_monde_de_football#cite_note-100" text:style-name="Internet_20_link" text:visited-style-name="Visited_20_Internet_20_Link">#cite_note-100</text:a>"&gt;&lt;span class="cite_crochet"&gt;[&lt;/span&gt;94&lt;span class="cite_crochet"&gt;]&lt;/span&gt;&lt;/a&gt;&lt;/sup&gt;. C'est la candidature nord-américaine conjointe qui est choisie le 13 juin 2018.</text:p>
      <text:p text:style-name="Preformatted_20_Text"><text:bookmark text:name="line1623"/>&lt;/p&gt;</text:p>
      <text:p text:style-name="Preformatted_20_Text"><text:bookmark text:name="line1624"/>&lt;h3&gt;&lt;span id="Format_de_la_comp.C3.A9tition"&gt;&lt;/span&gt;&lt;span class="mw-headline" id="Format_de_la_compétition"&gt;Format de la compétition&lt;/span&gt;&lt;/h3&gt;</text:p>
      <text:p text:style-name="Preformatted_20_Text"><text:bookmark text:name="line1625"/>&lt;p&gt;Alors que la première édition ne rassemble que 13 &lt;a href="<text:a xlink:type="simple" xlink:href="view-source:https://fr.wikipedia.org/wiki/Équipe" text:style-name="Internet_20_link" text:visited-style-name="Visited_20_Internet_20_Link">/wiki/%C3%89quipe</text:a>" class="mw-redirect" title="Équipe"&gt;équipes&lt;/a&gt; (toutes invitées) au lieu des 16 escomptées, la mise en place de tours préliminaires s'impose dès &lt;a href="<text:a xlink:type="simple" xlink:href="view-source:https://fr.wikipedia.org/wiki/Coupe_du_monde_de_football_de_1934" text:style-name="Internet_20_link" text:visited-style-name="Visited_20_Internet_20_Link">/wiki/Coupe_du_monde_de_football_de_1934</text:a>" title="Coupe du monde de football de 1934"&gt;1934&lt;/a&gt; afin de sélectionner 16 formations parmi les 30 nations inscrites. Ce nombre d'équipes qualifiées en phase finale restera inchangé jusqu'en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où il passera de 16 à 24, puis évoluera encore de 24 à 32, pour l'&lt;a href="<text:a xlink:type="simple" xlink:href="view-source:https://fr.wikipedia.org/wiki/Coupe_du_monde_de_football_de_1998" text:style-name="Internet_20_link" text:visited-style-name="Visited_20_Internet_20_Link">/wiki/Coupe_du_monde_de_football_de_1998</text:a>" title="Coupe du monde de football de 1998"&gt;édition 1998&lt;/a&gt;. Pour la seconde édition l'&lt;a href="<text:a xlink:type="simple" xlink:href="view-source:https://fr.wikipedia.org/wiki/Équipe_d%27Italie_de_football" text:style-name="Internet_20_link" text:visited-style-name="Visited_20_Internet_20_Link">/wiki/%C3%89quipe_d%27Italie_de_football</text:a>" title="Équipe d&amp;#39;Italie de football"&gt;Italie&lt;/a&gt;, pays organisateur, doit participer aux phases qualificatives tandis que l'&lt;a href="<text:a xlink:type="simple" xlink:href="view-source:https://fr.wikipedia.org/wiki/Uruguay" text:style-name="Internet_20_link" text:visited-style-name="Visited_20_Internet_20_Link">/wiki/Uruguay</text:a>" title="Uruguay"&gt;Uruguay&lt;/a&gt; décide de ne pas défendre son titre. De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et jusqu'en &lt;a href="<text:a xlink:type="simple" xlink:href="view-source:https://fr.wikipedia.org/wiki/Coupe_du_monde_de_football_de_2002" text:style-name="Internet_20_link" text:visited-style-name="Visited_20_Internet_20_Link">/wiki/Coupe_du_monde_de_football_de_2002</text:a>" title="Coupe du monde de football de 2002"&gt;2002&lt;/a&gt;, les pays tenant du titre et organisateur sont tous les deux qualifiés d'office. Depuis, seul le pays organisateur est retenu pour la phase finale. Ainsi, le &lt;a href="<text:a xlink:type="simple" xlink:href="view-source:https://fr.wikipedia.org/wiki/Équipe_du_Brésil_de_football" text:style-name="Internet_20_link" text:visited-style-name="Visited_20_Internet_20_Link">/wiki/%C3%89quipe_du_Br%C3%A9sil_de_football</text:a>" title="Équipe du Brésil de football"&gt;Brésil&lt;/a&gt;, champion du monde en &lt;a href="<text:a xlink:type="simple" xlink:href="view-source:https://fr.wikipedia.org/wiki/Coupe_du_monde_de_football_de_2002" text:style-name="Internet_20_link" text:visited-style-name="Visited_20_Internet_20_Link">/wiki/Coupe_du_monde_de_football_de_2002</text:a>" title="Coupe du monde de football de 2002"&gt;2002&lt;/a&gt; doit passer par le tour préliminaire pour participer à la compétition de &lt;a href="<text:a xlink:type="simple" xlink:href="view-source:https://fr.wikipedia.org/wiki/Coupe_du_monde_de_football_de_2006" text:style-name="Internet_20_link" text:visited-style-name="Visited_20_Internet_20_Link">/wiki/Coupe_du_monde_de_football_de_2006</text:a>" title="Coupe du monde de football de 2006"&gt;2006&lt;/a&gt;.</text:p>
      <text:p text:style-name="Preformatted_20_Text"><text:bookmark text:name="line1626"/>&lt;/p&gt;</text:p>
      <text:p text:style-name="Preformatted_20_Text"><text:bookmark text:name="line1627"/>&lt;h4&gt;&lt;span id="Tour_pr.C3.A9liminaire"&gt;&lt;/span&gt;&lt;span class="mw-headline" id="Tour_préliminaire"&gt;Tour préliminaire&lt;/span&gt;&lt;/h4&gt;</text:p>
      <text:p text:style-name="Preformatted_20_Text"><text:bookmark text:name="line1628"/>&lt;div class="bandeau-section bandeau-niveau-detail loupe"&gt;Article détaillé&amp;#160;: &lt;a href="<text:a xlink:type="simple" xlink:href="view-source:https://fr.wikipedia.org/wiki/Tours_préliminaires_à_la_Coupe_du_monde_de_football" text:style-name="Internet_20_link" text:visited-style-name="Visited_20_Internet_20_Link">/wiki/Tours_pr%C3%A9liminaires_%C3%A0_la_Coupe_du_monde_de_football</text:a>" title="Tours préliminaires à la Coupe du monde de football"&gt;Tours préliminaires à la Coupe du monde de football&lt;/a&gt;.&lt;/div&gt;</text:p>
      <text:p text:style-name="Preformatted_20_Text"><text:bookmark text:name="line1629"/><text:soft-page-break/>&lt;p&gt;Depuis la &lt;a href="<text:a xlink:type="simple" xlink:href="view-source:https://fr.wikipedia.org/wiki/Coupe_du_monde_de_football_de_1934" text:style-name="Internet_20_link" text:visited-style-name="Visited_20_Internet_20_Link">/wiki/Coupe_du_monde_de_football_de_1934</text:a>" title="Coupe du monde de football de 1934"&gt;Coupe du monde de 1934&lt;/a&gt;, un tournoi de qualification se déroule avant la phase finale du tournoi afin de réduire le nombre d'équipes disputant la compétition dans le pays organisateur de la phase finale. Le tour préliminaire de qualification est divisé entre les six zones continentales de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lt;a href="<text:a xlink:type="simple" xlink:href="view-source:https://fr.wikipedia.org/wiki/Confédération_africaine_de_football" text:style-name="Internet_20_link" text:visited-style-name="Visited_20_Internet_20_Link">/wiki/Conf%C3%A9d%C3%A9ration_africaine_de_football</text:a>" title="Confédération africaine de football"&gt;Afrique&lt;/a&gt;, &lt;a href="<text:a xlink:type="simple" xlink:href="view-source:https://fr.wikipedia.org/wiki/Confédération_asiatique_de_football" text:style-name="Internet_20_link" text:visited-style-name="Visited_20_Internet_20_Link">/wiki/Conf%C3%A9d%C3%A9ration_asiatique_de_football</text:a>" title="Confédération asiatique de football"&gt;Asie&lt;/a&gt;, &lt;a href="<text:a xlink:type="simple" xlink:href="view-source:https://fr.wikipedia.org/wiki/Confédération_de_football_d%27Amérique_du_Nord,_d%27Amérique_centrale_et_des_Caraïbes" text:style-name="Internet_20_link" text:visited-style-name="Visited_20_Internet_20_Link">/wiki/Conf%C3%A9d%C3%A9ration_de_football_d%27Am%C3%A9rique_du_Nord,_d%27Am%C3%A9rique_centrale_et_des_Cara%C3%AFbes</text:a>" title="Confédération de football d&amp;#39;Amérique du Nord, d&amp;#39;Amérique centrale et des Caraïbes"&gt;Amérique du Nord, centrale et Caraïbes&lt;/a&gt;, &lt;a href="<text:a xlink:type="simple" xlink:href="view-source:https://fr.wikipedia.org/wiki/Confédération_sud-américaine_de_football" text:style-name="Internet_20_link" text:visited-style-name="Visited_20_Internet_20_Link">/wiki/Conf%C3%A9d%C3%A9ration_sud-am%C3%A9ricaine_de_football</text:a>" title="Confédération sud-américaine de football"&gt;Amérique du Sud&lt;/a&gt;, &lt;a href="<text:a xlink:type="simple" xlink:href="view-source:https://fr.wikipedia.org/wiki/Confédération_du_football_d%27Océanie" text:style-name="Internet_20_link" text:visited-style-name="Visited_20_Internet_20_Link">/wiki/Conf%C3%A9d%C3%A9ration_du_football_d%27Oc%C3%A9anie</text:a>" title="Confédération du football d&amp;#39;Océanie"&gt;Océanie&lt;/a&gt; et &lt;a href="<text:a xlink:type="simple" xlink:href="view-source:https://fr.wikipedia.org/wiki/Union_des_associations_européennes_de_football" text:style-name="Internet_20_link" text:visited-style-name="Visited_20_Internet_20_Link">/wiki/Union_des_associations_europ%C3%A9ennes_de_football</text:a>" title="Union des associations européennes de football"&gt;Europe&lt;/a&gt;), chacune représentée par leur confédération. Pour chaque édition, la FIFA décide d'accorder le nombre de places pour chacun des zones continentales. Le système de qualification commence après la tenue de la phase finale du tournoi précédant jusqu'au tirage au sort de la compétition. Les formats de qualification varient selon les confédérations. Il y a également des barrages entre équipes de confédérations.</text:p>
      <text:p text:style-name="Preformatted_20_Text"><text:bookmark text:name="line1630"/>&lt;/p&gt;</text:p>
      <text:p text:style-name="Preformatted_20_Text"><text:bookmark text:name="line1631"/>&lt;h4&gt;&lt;span class="mw-headline" id="Phase_finale"&gt;Phase finale&lt;/span&gt;&lt;/h4&gt;</text:p>
      <text:p text:style-name="Preformatted_20_Text"><text:bookmark text:name="line1632"/>&lt;p&gt;La phase finale de la compétition a presque toujours combiné les deux formules "championnat" (phase de poule) et "coupe" (élimination directe). En &lt;a href="<text:a xlink:type="simple" xlink:href="view-source:https://fr.wikipedia.org/wiki/Coupe_du_monde_de_football_de_1930" text:style-name="Internet_20_link" text:visited-style-name="Visited_20_Internet_20_Link">/wiki/Coupe_du_monde_de_football_de_1930</text:a>" title="Coupe du monde de football de 1930"&gt;1930&lt;/a&gt; le système de poules, mis en place afin que les équipes eurpéennes ayant fait un long voyage par bateau ne repartent pas après un seul match joué (en cas de défaite), permet ainsi aux premiers de chaque groupe d'accéder aux demi-finales. En &lt;a href="<text:a xlink:type="simple" xlink:href="view-source:https://fr.wikipedia.org/wiki/Coupe_du_monde_de_football_de_1934" text:style-name="Internet_20_link" text:visited-style-name="Visited_20_Internet_20_Link">/wiki/Coupe_du_monde_de_football_de_1934</text:a>" title="Coupe du monde de football de 1934"&gt;1934&lt;/a&gt; et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a FIFA opte pour le système "coupe" intégral (des huitièmes de finale à la finale). À l'inverse en &lt;a href="<text:a xlink:type="simple" xlink:href="view-source:https://fr.wikipedia.org/wiki/Coupe_du_monde_de_football_de_1950" text:style-name="Internet_20_link" text:visited-style-name="Visited_20_Internet_20_Link">/wiki/Coupe_du_monde_de_football_de_1950</text:a>" title="Coupe du monde de football de 1950"&gt;1950&lt;/a&gt;, c'est le système "championnat" intégral sur deux tours qui est appliqué, les premiers de chacun des quatre groupes du premier tour accédant à la poule finale. De &lt;a href="<text:a xlink:type="simple" xlink:href="view-source:https://fr.wikipedia.org/wiki/Coupe_du_monde_de_football_de_1954" text:style-name="Internet_20_link" text:visited-style-name="Visited_20_Internet_20_Link">/wiki/Coupe_du_monde_de_football_de_1954</text:a>" title="Coupe du monde de football de 1954"&gt;1954&lt;/a&gt; à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quatre poules de quatre &lt;a href="<text:a xlink:type="simple" xlink:href="view-source:https://fr.wikipedia.org/wiki/Équipe" text:style-name="Internet_20_link" text:visited-style-name="Visited_20_Internet_20_Link">/wiki/%C3%89quipe</text:a>" class="mw-redirect" title="Équipe"&gt;équipes&lt;/a&gt; dégagent huit quarts de finalistes, la fin du tournoi se dispute alors par élimination directe. Pour les éditions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et &lt;a href="<text:a xlink:type="simple" xlink:href="view-source:https://fr.wikipedia.org/wiki/Coupe_du_monde_de_football_de_1978" text:style-name="Internet_20_link" text:visited-style-name="Visited_20_Internet_20_Link">/wiki/Coupe_du_monde_de_football_de_1978</text:a>" title="Coupe du monde de football de 1978"&gt;1978&lt;/a&gt; la formule "championnat" est redoublée, un second tour de poules remplace les quarts de finale et les demi-finales, les seuls matchs-couperet étant les finales. Avec l'augmentation du nombre d'équipes qualifiées en phase finale, passant de 16 à 24 en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la formule de la compétition comprend désormais 6 poules de quatre équipes au premier tour dégageant douze qualifiés pour un second tour de 4 poules de trois équipes; demi-finales et finale concluent alors l'épreuve. De &lt;a href="<text:a xlink:type="simple" xlink:href="view-source:https://fr.wikipedia.org/wiki/Coupe_du_monde_de_football_de_1986" text:style-name="Internet_20_link" text:visited-style-name="Visited_20_Internet_20_Link">/wiki/Coupe_du_monde_de_football_de_1986</text:a>" title="Coupe du monde de football de 1986"&gt;1986&lt;/a&gt; à &lt;a href="<text:a xlink:type="simple" xlink:href="view-source:https://fr.wikipedia.org/wiki/Coupe_du_monde_de_football_de_1994" text:style-name="Internet_20_link" text:visited-style-name="Visited_20_Internet_20_Link">/wiki/Coupe_du_monde_de_football_de_1994</text:a>" title="Coupe <text:soft-page-break/>du monde de football de 1994"&gt;1994&lt;/a&gt;, la formule comporte toujours 6 poules de quatre équipes au premier tour comme en 1982, mais passe en phase à élimination directe dès le second tour&amp;#160;: en plus des douze qualifiés directs, quatre équipes ("les meilleurs troisièmes") sont repêchées pour compléter le tableau des huitièmes de finale. Depuis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32 équipes participent à la phase finale avec huit poules de 4 équipes au premier tour dégageant 16 équipes qualifiées en huitièmes de finale&lt;sup id="cite_ref-formatFIFA1_101-0" class="reference"&gt;&lt;a href="<text:a xlink:type="simple" xlink:href="view-source:https://fr.wikipedia.org/wiki/Coupe_du_monde_de_football#cite_note-formatFIFA1-101" text:style-name="Internet_20_link" text:visited-style-name="Visited_20_Internet_20_Link">#cite_note-formatFIFA1-101</text:a>"&gt;&lt;span class="cite_crochet"&gt;[&lt;/span&gt;95&lt;span class="cite_crochet"&gt;]&lt;/span&gt;&lt;/a&gt;&lt;/sup&gt;. </text:p>
      <text:p text:style-name="Preformatted_20_Text"><text:bookmark text:name="line1633"/>&lt;/p&gt;&lt;p&gt;En 1990, la répartition des équipes pour le tirage au sort se fait selon un classement prenant en compte les performances des précédentes épreuves&amp;#160;; l'Espagne critique l'imperfection de ce système, plaçant l'Angleterre au niveau des têtes de série. En 1994, les sélections de l'Allemagne, du Brésil, de l'Italie et des USA (pays hôte), négocient avec les organisateurs pour choisir leur ville du premier tour&lt;sup id="cite_ref-r1_102-0" class="reference"&gt;&lt;a href="<text:a xlink:type="simple" xlink:href="view-source:https://fr.wikipedia.org/wiki/Coupe_du_monde_de_football#cite_note-r1-102" text:style-name="Internet_20_link" text:visited-style-name="Visited_20_Internet_20_Link">#cite_note-r1-102</text:a>"&gt;&lt;span class="cite_crochet"&gt;[&lt;/span&gt;96&lt;span class="cite_crochet"&gt;]&lt;/span&gt;&lt;/a&gt;&lt;/sup&gt;. En 1998, afin que le pays organisateur et le tenant du titre ne puissent se rencontrer avant la finale (s'ils finissent premiers de leur groupe), les organisateurs pré-arrangent le tirage au sort, comme cela s'est d'ailleurs pratiquement toujours fait depuis 1930. Ce type d'arrangement validé par les instances de la FIFA se reproduit de manière similaire en 2006. Depuis lors, seul le pays organisateur connaît à l'avance le groupe dans lequel il sera placé&amp;#160;: le groupe A&lt;sup id="cite_ref-r1_102-1" class="reference"&gt;&lt;a href="<text:a xlink:type="simple" xlink:href="view-source:https://fr.wikipedia.org/wiki/Coupe_du_monde_de_football#cite_note-r1-102" text:style-name="Internet_20_link" text:visited-style-name="Visited_20_Internet_20_Link">#cite_note-r1-102</text:a>"&gt;&lt;span class="cite_crochet"&gt;[&lt;/span&gt;96&lt;span class="cite_crochet"&gt;]&lt;/span&gt;&lt;/a&gt;&lt;/sup&gt;&lt;sup class="reference cite_virgule"&gt;,&lt;/sup&gt;&lt;sup id="cite_ref-103" class="reference"&gt;&lt;a href="<text:a xlink:type="simple" xlink:href="view-source:https://fr.wikipedia.org/wiki/Coupe_du_monde_de_football#cite_note-103" text:style-name="Internet_20_link" text:visited-style-name="Visited_20_Internet_20_Link">#cite_note-103</text:a>"&gt;&lt;span class="cite_crochet"&gt;[&lt;/span&gt;97&lt;span class="cite_crochet"&gt;]&lt;/span&gt;&lt;/a&gt;&lt;/sup&gt;.</text:p>
      <text:p text:style-name="Preformatted_20_Text"><text:bookmark text:name="line1634"/>&lt;/p&gt;&lt;p&gt;Le 10 janvier 2017, sous l'impulsion de son nouveau président &lt;a href="<text:a xlink:type="simple" xlink:href="view-source:https://fr.wikipedia.org/wiki/Gianni_Infantino" text:style-name="Internet_20_link" text:visited-style-name="Visited_20_Internet_20_Link">/wiki/Gianni_Infantino</text:a>" title="Gianni Infantino"&gt;Gianni Infantino&lt;/a&gt;, le conseil mondial de la FIFA réuni à Zurich décide à l'unanimité de faire passer le nombre d'équipes participantes à la phase finale à 48 à partir du Mondial 2026&lt;sup id="cite_ref-104" class="reference"&gt;&lt;a href="<text:a xlink:type="simple" xlink:href="view-source:https://fr.wikipedia.org/wiki/Coupe_du_monde_de_football#cite_note-104" text:style-name="Internet_20_link" text:visited-style-name="Visited_20_Internet_20_Link">#cite_note-104</text:a>"&gt;&lt;span class="cite_crochet"&gt;[&lt;/span&gt;98&lt;span class="cite_crochet"&gt;]&lt;/span&gt;&lt;/a&gt;&lt;/sup&gt;. Selon la nouvelle formule, les quarante-huit équipes seront réparties en seize poules de trois au premier tour, et la phase éliminatoire commencera à partir des seizièmes de finale&lt;sup id="cite_ref-105" class="reference"&gt;&lt;a href="<text:a xlink:type="simple" xlink:href="view-source:https://fr.wikipedia.org/wiki/Coupe_du_monde_de_football#cite_note-105" text:style-name="Internet_20_link" text:visited-style-name="Visited_20_Internet_20_Link">#cite_note-105</text:a>"&gt;&lt;span class="cite_crochet"&gt;[&lt;/span&gt;99&lt;span class="cite_crochet"&gt;]&lt;/span&gt;&lt;/a&gt;&lt;/sup&gt;.</text:p>
      <text:p text:style-name="Preformatted_20_Text"><text:bookmark text:name="line1635"/>&lt;/p&gt;</text:p>
      <text:p text:style-name="Preformatted_20_Text"><text:bookmark text:name="line1636"/>&lt;table class="wikitable centre alternance" style="text-align:center;"&gt;</text:p>
      <text:p text:style-name="Preformatted_20_Text"><text:bookmark text:name="line1637"/>&lt;caption&gt;&lt;b&gt;Récapitulatif&lt;/b&gt;</text:p>
      <text:p text:style-name="Preformatted_20_Text"><text:bookmark text:name="line1638"/>&lt;/caption&gt;</text:p>
      <text:p text:style-name="Preformatted_20_Text"><text:bookmark text:name="line1639"/>&lt;tbody&gt;&lt;tr&gt;</text:p>
      <text:p text:style-name="Preformatted_20_Text"><text:bookmark text:name="line1640"/>&lt;th scope="col"&gt;Années</text:p>
      <text:p text:style-name="Preformatted_20_Text"><text:bookmark text:name="line1641"/>&lt;/th&gt;</text:p>
      <text:p text:style-name="Preformatted_20_Text"><text:bookmark text:name="line1642"/>&lt;th scope="col"&gt;Équipes</text:p>
      <text:p text:style-name="Preformatted_20_Text"><text:bookmark text:name="line1643"/>&lt;/th&gt;</text:p>
      <text:p text:style-name="Preformatted_20_Text"><text:bookmark text:name="line1644"/>&lt;th scope="col"&gt;</text:p>
      <text:p text:style-name="Preformatted_20_Text"><text:bookmark text:name="line1645"/>&lt;/th&gt;</text:p>
      <text:p text:style-name="Preformatted_20_Text"><text:bookmark text:name="line1646"/>&lt;th scope="col"&gt;Seizièmes</text:p>
      <text:p text:style-name="Preformatted_20_Text"><text:bookmark text:name="line1647"/>&lt;/th&gt;</text:p>
      <text:p text:style-name="Preformatted_20_Text"><text:bookmark text:name="line1648"/>&lt;th&gt;Douzièmes</text:p>
      <text:p text:style-name="Preformatted_20_Text"><text:bookmark text:name="line1649"/>&lt;/th&gt;</text:p>
      <text:p text:style-name="Preformatted_20_Text"><text:bookmark text:name="line1650"/>&lt;th scope="col"&gt;Huitièmes</text:p>
      <text:p text:style-name="Preformatted_20_Text"><text:bookmark text:name="line1651"/>&lt;/th&gt;</text:p>
      <text:p text:style-name="Preformatted_20_Text"><text:bookmark text:name="line1652"/>&lt;th scope="col"&gt;Quarts</text:p>
      <text:p text:style-name="Preformatted_20_Text"><text:bookmark text:name="line1653"/>&lt;/th&gt;</text:p>
      <text:p text:style-name="Preformatted_20_Text"><text:bookmark text:name="line1654"/>&lt;th scope="col"&gt;Demies</text:p>
      <text:p text:style-name="Preformatted_20_Text"><text:bookmark text:name="line1655"/>&lt;/th&gt;</text:p>
      <text:p text:style-name="Preformatted_20_Text"><text:bookmark text:name="line1656"/><text:soft-page-break/>&lt;th scope="col"&gt;&lt;abbr class="abbr" title="Troisième"&gt;3&lt;sup&gt;e&lt;/sup&gt;&lt;/abbr&gt; / &lt;abbr class="abbr" title="Quatrième"&gt;4&lt;sup&gt;e&lt;/sup&gt;&lt;/abbr&gt; Place&lt;sup id="cite_ref-106" class="reference"&gt;&lt;a href="<text:a xlink:type="simple" xlink:href="view-source:https://fr.wikipedia.org/wiki/Coupe_du_monde_de_football#cite_note-106" text:style-name="Internet_20_link" text:visited-style-name="Visited_20_Internet_20_Link">#cite_note-106</text:a>"&gt;&lt;span class="cite_crochet"&gt;[&lt;/span&gt;100&lt;span class="cite_crochet"&gt;]&lt;/span&gt;&lt;/a&gt;&lt;/sup&gt;</text:p>
      <text:p text:style-name="Preformatted_20_Text"><text:bookmark text:name="line1657"/>&lt;/th&gt;</text:p>
      <text:p text:style-name="Preformatted_20_Text"><text:bookmark text:name="line1658"/>&lt;th scope="col"&gt;Finale</text:p>
      <text:p text:style-name="Preformatted_20_Text"><text:bookmark text:name="line1659"/>&lt;/th&gt;&lt;/tr&gt;</text:p>
      <text:p text:style-name="Preformatted_20_Text"><text:bookmark text:name="line1660"/>&lt;tr&gt;</text:p>
      <text:p text:style-name="Preformatted_20_Text"><text:bookmark text:name="line1661"/>&lt;td&gt;1930&lt;/td&gt;</text:p>
      <text:p text:style-name="Preformatted_20_Text"><text:bookmark text:name="line1662"/>&lt;td&gt;13&lt;/td&gt;</text:p>
      <text:p text:style-name="Preformatted_20_Text"><text:bookmark text:name="line1663"/>&lt;td colspan="3" rowspan="5"&gt;&lt;/td&gt;</text:p>
      <text:p text:style-name="Preformatted_20_Text"><text:bookmark text:name="line1664"/>&lt;td colspan="2"&gt;&lt;b&gt;&lt;abbr class="abbr" title="Premier"&gt;1&lt;sup&gt;er&lt;/sup&gt;&lt;/abbr&gt; tour&lt;/b&gt;</text:p>
      <text:p text:style-name="Preformatted_20_Text"><text:bookmark text:name="line1665"/>&lt;p&gt;4 poules de 3 ou 4&lt;sup id="cite_ref-:0_107-0" class="reference"&gt;&lt;a href="<text:a xlink:type="simple" xlink:href="view-source:https://fr.wikipedia.org/wiki/Coupe_du_monde_de_football#cite_note-:0-107" text:style-name="Internet_20_link" text:visited-style-name="Visited_20_Internet_20_Link">#cite_note-:0-107</text:a>"&gt;&lt;span class="cite_crochet"&gt;[&lt;/span&gt;101&lt;span class="cite_crochet"&gt;]&lt;/span&gt;&lt;/a&gt;&lt;/sup&gt;&amp;#160;: &lt;br /&gt; &lt;abbr class="abbr" title="Premiers"&gt;1&lt;sup&gt;ers&lt;/sup&gt;&lt;/abbr&gt; qualifiés.</text:p>
      <text:p text:style-name="Preformatted_20_Text"><text:bookmark text:name="line1666"/>&lt;/p&gt;</text:p>
      <text:p text:style-name="Preformatted_20_Text"><text:bookmark text:name="line1667"/>&lt;/td&gt;</text:p>
      <text:p text:style-name="Preformatted_20_Text"><text:bookmark text:name="line1668"/>&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669"/>&lt;td&gt;- &lt;sup id="cite_ref-108" class="reference"&gt;&lt;a href="<text:a xlink:type="simple" xlink:href="view-source:https://fr.wikipedia.org/wiki/Coupe_du_monde_de_football#cite_note-108" text:style-name="Internet_20_link" text:visited-style-name="Visited_20_Internet_20_Link">#cite_note-108</text:a>"&gt;&lt;span class="cite_crochet"&gt;[&lt;/span&gt;102&lt;span class="cite_crochet"&gt;]&lt;/span&gt;&lt;/a&gt;&lt;/sup&gt;&lt;/td&gt;</text:p>
      <text:p text:style-name="Preformatted_20_Text"><text:bookmark text:name="line1670"/>&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text:p>
      <text:p text:style-name="Preformatted_20_Text"><text:bookmark text:name="line1671"/>&lt;/td&gt;&lt;/tr&gt;</text:p>
      <text:p text:style-name="Preformatted_20_Text"><text:bookmark text:name="line1672"/>&lt;tr&gt;</text:p>
      <text:p text:style-name="Preformatted_20_Text"><text:bookmark text:name="line1673"/>&lt;td&gt;1934 &lt;br /&gt; et 1938&lt;/td&gt;</text:p>
      <text:p text:style-name="Preformatted_20_Text"><text:bookmark text:name="line1674"/>&lt;td&gt;16</text:p>
      <text:p text:style-name="Preformatted_20_Text"><text:bookmark text:name="line1675"/>&lt;p&gt;et 15&lt;sup id="cite_ref-:1_109-0" class="reference"&gt;&lt;a href="<text:a xlink:type="simple" xlink:href="view-source:https://fr.wikipedia.org/wiki/Coupe_du_monde_de_football#cite_note-:1-109" text:style-name="Internet_20_link" text:visited-style-name="Visited_20_Internet_20_Link">#cite_note-:1-109</text:a>"&gt;&lt;span class="cite_crochet"&gt;[&lt;/span&gt;103&lt;span class="cite_crochet"&gt;]&lt;/span&gt;&lt;/a&gt;&lt;/sup&gt;</text:p>
      <text:p text:style-name="Preformatted_20_Text"><text:bookmark text:name="line1676"/>&lt;/p&gt;</text:p>
      <text:p text:style-name="Preformatted_20_Text"><text:bookmark text:name="line1677"/>&lt;/td&gt;</text:p>
      <text:p text:style-name="Preformatted_20_Text"><text:bookmark text:name="line1678"/>&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679"/>&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text:a><text:soft-page-break/><text:a xlink:type="simple" xlink:href="view-source:https://upload.wikimedia.org/wikipedia/commons/thumb/f/f6/OOjs_UI_icon_check-constructive.svg/18px-OOjs_UI_icon_check-constructive.svg.png" text:style-name="Internet_20_link" text:visited-style-name="Visited_20_Internet_20_Lin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680"/>&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681"/>&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682"/>&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text:p>
      <text:p text:style-name="Preformatted_20_Text"><text:bookmark text:name="line1683"/>&lt;/td&gt;&lt;/tr&gt;</text:p>
      <text:p text:style-name="Preformatted_20_Text"><text:bookmark text:name="line1684"/>&lt;tr&gt;</text:p>
      <text:p text:style-name="Preformatted_20_Text"><text:bookmark text:name="line1685"/>&lt;td&gt;1950&lt;/td&gt;</text:p>
      <text:p text:style-name="Preformatted_20_Text"><text:bookmark text:name="line1686"/>&lt;td&gt;13&lt;sup id="cite_ref-:1_109-1" class="reference"&gt;&lt;a href="<text:a xlink:type="simple" xlink:href="view-source:https://fr.wikipedia.org/wiki/Coupe_du_monde_de_football#cite_note-:1-109" text:style-name="Internet_20_link" text:visited-style-name="Visited_20_Internet_20_Link">#cite_note-:1-109</text:a>"&gt;&lt;span class="cite_crochet"&gt;[&lt;/span&gt;103&lt;span class="cite_crochet"&gt;]&lt;/span&gt;&lt;/a&gt;&lt;/sup&gt;</text:p>
      <text:p text:style-name="Preformatted_20_Text"><text:bookmark text:name="line1687"/>&lt;/td&gt;</text:p>
      <text:p text:style-name="Preformatted_20_Text"><text:bookmark text:name="line1688"/>&lt;td colspan="2"&gt;&lt;b&gt;&lt;abbr class="abbr" title="Premier"&gt;1&lt;sup&gt;er&lt;/sup&gt;&lt;/abbr&gt; tour&lt;/b&gt;</text:p>
      <text:p text:style-name="Preformatted_20_Text"><text:bookmark text:name="line1689"/>&lt;p&gt;4 poules de 4&lt;sup id="cite_ref-:0_107-1" class="reference"&gt;&lt;a href="<text:a xlink:type="simple" xlink:href="view-source:https://fr.wikipedia.org/wiki/Coupe_du_monde_de_football#cite_note-:0-107" text:style-name="Internet_20_link" text:visited-style-name="Visited_20_Internet_20_Link">#cite_note-:0-107</text:a>"&gt;&lt;span class="cite_crochet"&gt;[&lt;/span&gt;101&lt;span class="cite_crochet"&gt;]&lt;/span&gt;&lt;/a&gt;&lt;/sup&gt;, 3 ou 2&amp;#160;: &lt;br /&gt; &lt;abbr class="abbr" title="Premiers"&gt;1&lt;sup&gt;ers&lt;/sup&gt;&lt;/abbr&gt; qualifiés.</text:p>
      <text:p text:style-name="Preformatted_20_Text"><text:bookmark text:name="line1690"/>&lt;/p&gt;</text:p>
      <text:p text:style-name="Preformatted_20_Text"><text:bookmark text:name="line1691"/>&lt;/td&gt;</text:p>
      <text:p text:style-name="Preformatted_20_Text"><text:bookmark text:name="line1692"/>&lt;td colspan="3"&gt;&lt;b&gt;&lt;abbr class="abbr" title="Deuxième"&gt;2&lt;sup&gt;e&lt;/sup&gt;&lt;/abbr&gt; tour&lt;/b&gt;</text:p>
      <text:p text:style-name="Preformatted_20_Text"><text:bookmark text:name="line1693"/>&lt;p&gt;&lt;b&gt;Poule finale&lt;/b&gt; de 4</text:p>
      <text:p text:style-name="Preformatted_20_Text"><text:bookmark text:name="line1694"/>&lt;/p&gt;</text:p>
      <text:p text:style-name="Preformatted_20_Text"><text:bookmark text:name="line1695"/>&lt;/td&gt;&lt;/tr&gt;</text:p>
      <text:p text:style-name="Preformatted_20_Text"><text:bookmark text:name="line1696"/>&lt;tr&gt;</text:p>
      <text:p text:style-name="Preformatted_20_Text"><text:bookmark text:name="line1697"/>&lt;td&gt;1954 &lt;br /&gt; à 1970&lt;/td&gt;</text:p>
      <text:p text:style-name="Preformatted_20_Text"><text:bookmark text:name="line1698"/>&lt;td&gt;16&lt;/td&gt;</text:p>
      <text:p text:style-name="Preformatted_20_Text"><text:bookmark text:name="line1699"/>&lt;td&gt;&lt;b&gt;&lt;abbr class="abbr" title="Premier"&gt;1&lt;sup&gt;er&lt;/sup&gt;&lt;/abbr&gt; tour&lt;/b&gt;</text:p>
      <text:p text:style-name="Preformatted_20_Text"><text:bookmark text:name="line1700"/><text:soft-page-break/>&lt;p&gt;4 poules de 4&amp;#160;: &lt;br /&gt; &lt;abbr class="abbr" title="Premiers"&gt;1&lt;sup&gt;ers&lt;/sup&gt;&lt;/abbr&gt; et &lt;abbr class="abbr" title="Deuxièmes"&gt;2&lt;sup&gt;es&lt;/sup&gt;&lt;/abbr&gt; qualifiés.</text:p>
      <text:p text:style-name="Preformatted_20_Text"><text:bookmark text:name="line1701"/>&lt;/p&gt;</text:p>
      <text:p text:style-name="Preformatted_20_Text"><text:bookmark text:name="line1702"/>&lt;/td&gt;</text:p>
      <text:p text:style-name="Preformatted_20_Text"><text:bookmark text:name="line1703"/>&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04"/>&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05"/>&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06"/>&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text:p>
      <text:p text:style-name="Preformatted_20_Text"><text:bookmark text:name="line1707"/>&lt;/td&gt;&lt;/tr&gt;</text:p>
      <text:p text:style-name="Preformatted_20_Text"><text:bookmark text:name="line1708"/>&lt;tr&gt;</text:p>
      <text:p text:style-name="Preformatted_20_Text"><text:bookmark text:name="line1709"/>&lt;td&gt;1974 &lt;br /&gt; et 1978&lt;/td&gt;</text:p>
      <text:p text:style-name="Preformatted_20_Text"><text:bookmark text:name="line1710"/>&lt;td&gt;16&lt;/td&gt;</text:p>
      <text:p text:style-name="Preformatted_20_Text"><text:bookmark text:name="line1711"/>&lt;td&gt;&lt;b&gt;&lt;abbr class="abbr" title="Premier"&gt;1&lt;sup&gt;er&lt;/sup&gt;&lt;/abbr&gt; tour&lt;/b&gt;</text:p>
      <text:p text:style-name="Preformatted_20_Text"><text:bookmark text:name="line1712"/>&lt;p&gt;4 poules de 4&amp;#160;: &lt;br /&gt; &lt;abbr class="abbr" title="Premiers"&gt;1&lt;sup&gt;ers&lt;/sup&gt;&lt;/abbr&gt; et &lt;abbr class="abbr" title="Deuxièmes"&gt;2&lt;sup&gt;es&lt;/sup&gt;&lt;/abbr&gt; qualifiés.</text:p>
      <text:p text:style-name="Preformatted_20_Text"><text:bookmark text:name="line1713"/>&lt;/p&gt;</text:p>
      <text:p text:style-name="Preformatted_20_Text"><text:bookmark text:name="line1714"/>&lt;/td&gt;</text:p>
      <text:p text:style-name="Preformatted_20_Text"><text:bookmark text:name="line1715"/>&lt;td colspan="2"&gt;&lt;b&gt;&lt;abbr class="abbr" title="Deuxième"&gt;2&lt;sup&gt;e&lt;/sup&gt;&lt;/abbr&gt; tour&lt;/b&gt;</text:p>
      <text:p text:style-name="Preformatted_20_Text"><text:bookmark text:name="line1716"/>&lt;p&gt;2 poules de 4&amp;#160;: &lt;br /&gt; &lt;abbr class="abbr" title="Premiers"&gt;1&lt;sup&gt;ers&lt;/sup&gt;&lt;/abbr&gt; en finale, &lt;br /&gt; &lt;abbr class="abbr" title="Deuxièmes"&gt;2&lt;sup&gt;es&lt;/sup&gt;&lt;/abbr&gt; en petite finale.</text:p>
      <text:p text:style-name="Preformatted_20_Text"><text:bookmark text:name="line1717"/>&lt;/p&gt;</text:p>
      <text:p text:style-name="Preformatted_20_Text"><text:bookmark text:name="line1718"/>&lt;/td&gt;</text:p>
      <text:p text:style-name="Preformatted_20_Text"><text:bookmark text:name="line1719"/><text:soft-page-break/>&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20"/>&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text:p>
      <text:p text:style-name="Preformatted_20_Text"><text:bookmark text:name="line1721"/>&lt;/td&gt;&lt;/tr&gt;</text:p>
      <text:p text:style-name="Preformatted_20_Text"><text:bookmark text:name="line1722"/>&lt;tr&gt;</text:p>
      <text:p text:style-name="Preformatted_20_Text"><text:bookmark text:name="line1723"/>&lt;td&gt;1982&lt;/td&gt;</text:p>
      <text:p text:style-name="Preformatted_20_Text"><text:bookmark text:name="line1724"/>&lt;td&gt;24</text:p>
      <text:p text:style-name="Preformatted_20_Text"><text:bookmark text:name="line1725"/>&lt;/td&gt;</text:p>
      <text:p text:style-name="Preformatted_20_Text"><text:bookmark text:name="line1726"/>&lt;td colspan="2" rowspan="2"&gt;</text:p>
      <text:p text:style-name="Preformatted_20_Text"><text:bookmark text:name="line1727"/>&lt;/td&gt;</text:p>
      <text:p text:style-name="Preformatted_20_Text"><text:bookmark text:name="line1728"/>&lt;td&gt;&lt;b&gt;&lt;abbr class="abbr" title="Premier"&gt;1&lt;sup&gt;er&lt;/sup&gt;&lt;/abbr&gt; tour&lt;/b&gt;</text:p>
      <text:p text:style-name="Preformatted_20_Text"><text:bookmark text:name="line1729"/>&lt;p&gt;6 poules de 4&amp;#160;: &lt;br /&gt; &lt;abbr class="abbr" title="Premiers"&gt;1&lt;sup&gt;ers&lt;/sup&gt;&lt;/abbr&gt; et &lt;abbr class="abbr" title="Deuxièmes"&gt;2&lt;sup&gt;es&lt;/sup&gt;&lt;/abbr&gt; qualifiés.</text:p>
      <text:p text:style-name="Preformatted_20_Text"><text:bookmark text:name="line1730"/>&lt;/p&gt;</text:p>
      <text:p text:style-name="Preformatted_20_Text"><text:bookmark text:name="line1731"/>&lt;/td&gt;</text:p>
      <text:p text:style-name="Preformatted_20_Text"><text:bookmark text:name="line1732"/>&lt;td colspan="2"&gt;&lt;b&gt;&lt;abbr class="abbr" title="Deuxième"&gt;2&lt;sup&gt;e&lt;/sup&gt;&lt;/abbr&gt; tour&lt;/b&gt;</text:p>
      <text:p text:style-name="Preformatted_20_Text"><text:bookmark text:name="line1733"/>&lt;p&gt;4 poules de 3&amp;#160;: &lt;br /&gt; &lt;abbr class="abbr" title="Premiers"&gt;1&lt;sup&gt;ers&lt;/sup&gt;&lt;/abbr&gt; qualifiés.</text:p>
      <text:p text:style-name="Preformatted_20_Text"><text:bookmark text:name="line1734"/>&lt;/p&gt;</text:p>
      <text:p text:style-name="Preformatted_20_Text"><text:bookmark text:name="line1735"/>&lt;/td&gt;</text:p>
      <text:p text:style-name="Preformatted_20_Text"><text:bookmark text:name="line1736"/>&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37"/>&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38"/>&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text:soft-page-break/>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text:p>
      <text:p text:style-name="Preformatted_20_Text"><text:bookmark text:name="line1739"/>&lt;/td&gt;&lt;/tr&gt;</text:p>
      <text:p text:style-name="Preformatted_20_Text"><text:bookmark text:name="line1740"/>&lt;tr&gt;</text:p>
      <text:p text:style-name="Preformatted_20_Text"><text:bookmark text:name="line1741"/>&lt;td&gt;1986 &lt;br /&gt; à 1994&lt;/td&gt;</text:p>
      <text:p text:style-name="Preformatted_20_Text"><text:bookmark text:name="line1742"/>&lt;td&gt;24</text:p>
      <text:p text:style-name="Preformatted_20_Text"><text:bookmark text:name="line1743"/>&lt;/td&gt;</text:p>
      <text:p text:style-name="Preformatted_20_Text"><text:bookmark text:name="line1744"/>&lt;td&gt;&lt;b&gt;&lt;abbr class="abbr" title="Premier"&gt;1&lt;sup&gt;er&lt;/sup&gt;&lt;/abbr&gt; tour&lt;/b&gt;</text:p>
      <text:p text:style-name="Preformatted_20_Text"><text:bookmark text:name="line1745"/>&lt;p&gt;6 poules de 4&amp;#160;: &lt;br /&gt; &lt;abbr class="abbr" title="Premiers"&gt;1&lt;sup&gt;ers&lt;/sup&gt;&lt;/abbr&gt; et &lt;abbr class="abbr" title="Deuxièmes"&gt;2&lt;sup&gt;es&lt;/sup&gt;&lt;/abbr&gt; qualifiés &lt;br /&gt; + 4 meilleurs 3°.</text:p>
      <text:p text:style-name="Preformatted_20_Text"><text:bookmark text:name="line1746"/>&lt;/p&gt;</text:p>
      <text:p text:style-name="Preformatted_20_Text"><text:bookmark text:name="line1747"/>&lt;/td&gt;</text:p>
      <text:p text:style-name="Preformatted_20_Text"><text:bookmark text:name="line1748"/>&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49"/>&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50"/>&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51"/>&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52"/>&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text:soft-page-break/>constructive.svg/36px-OOjs_UI_icon_check-constructive.svg.png 2x" data-file-width="20" data-file-height="20" /&gt;</text:p>
      <text:p text:style-name="Preformatted_20_Text"><text:bookmark text:name="line1753"/>&lt;/td&gt;&lt;/tr&gt;</text:p>
      <text:p text:style-name="Preformatted_20_Text"><text:bookmark text:name="line1754"/>&lt;tr&gt;</text:p>
      <text:p text:style-name="Preformatted_20_Text"><text:bookmark text:name="line1755"/>&lt;td&gt;1998 &lt;br /&gt; à 2022&lt;/td&gt;</text:p>
      <text:p text:style-name="Preformatted_20_Text"><text:bookmark text:name="line1756"/>&lt;td&gt;32</text:p>
      <text:p text:style-name="Preformatted_20_Text"><text:bookmark text:name="line1757"/>&lt;/td&gt;</text:p>
      <text:p text:style-name="Preformatted_20_Text"><text:bookmark text:name="line1758"/>&lt;td&gt;&lt;/td&gt;</text:p>
      <text:p text:style-name="Preformatted_20_Text"><text:bookmark text:name="line1759"/>&lt;td colspan="2"&gt;&lt;b&gt;&lt;abbr class="abbr" title="Premier"&gt;1&lt;sup&gt;er&lt;/sup&gt;&lt;/abbr&gt; tour&lt;/b&gt;</text:p>
      <text:p text:style-name="Preformatted_20_Text"><text:bookmark text:name="line1760"/>&lt;p&gt;8 poules de 4&amp;#160;: &lt;br /&gt; &lt;abbr class="abbr" title="Premiers"&gt;1&lt;sup&gt;ers&lt;/sup&gt;&lt;/abbr&gt; et &lt;abbr class="abbr" title="Deuxièmes"&gt;2&lt;sup&gt;es&lt;/sup&gt;&lt;/abbr&gt; qualifiés.</text:p>
      <text:p text:style-name="Preformatted_20_Text"><text:bookmark text:name="line1761"/>&lt;/p&gt;</text:p>
      <text:p text:style-name="Preformatted_20_Text"><text:bookmark text:name="line1762"/>&lt;/td&gt;</text:p>
      <text:p text:style-name="Preformatted_20_Text"><text:bookmark text:name="line1763"/>&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64"/>&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65"/>&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66"/>&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67"/>&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text:soft-page-break/>constructive.svg/36px-OOjs_UI_icon_check-constructive.svg.png 2x" data-file-width="20" data-file-height="20" /&gt;</text:p>
      <text:p text:style-name="Preformatted_20_Text"><text:bookmark text:name="line1768"/>&lt;/td&gt;&lt;/tr&gt;</text:p>
      <text:p text:style-name="Preformatted_20_Text"><text:bookmark text:name="line1769"/>&lt;tr&gt;</text:p>
      <text:p text:style-name="Preformatted_20_Text"><text:bookmark text:name="line1770"/>&lt;td&gt;2026&lt;/td&gt;</text:p>
      <text:p text:style-name="Preformatted_20_Text"><text:bookmark text:name="line1771"/>&lt;td&gt;48&lt;/td&gt;</text:p>
      <text:p text:style-name="Preformatted_20_Text"><text:bookmark text:name="line1772"/>&lt;td&gt;&lt;b&gt;&lt;abbr class="abbr" title="Premier"&gt;1&lt;sup&gt;er&lt;/sup&gt;&lt;/abbr&gt; tour&lt;/b&gt;</text:p>
      <text:p text:style-name="Preformatted_20_Text"><text:bookmark text:name="line1773"/>&lt;p&gt;16 poules de 3&amp;#160;: &lt;br /&gt; &lt;abbr class="abbr" title="Premiers"&gt;1&lt;sup&gt;ers&lt;/sup&gt;&lt;/abbr&gt; et &lt;abbr class="abbr" title="Deuxièmes"&gt;2&lt;sup&gt;es&lt;/sup&gt;&lt;/abbr&gt; qualifiés.</text:p>
      <text:p text:style-name="Preformatted_20_Text"><text:bookmark text:name="line1774"/>&lt;/p&gt;</text:p>
      <text:p text:style-name="Preformatted_20_Text"><text:bookmark text:name="line1775"/>&lt;/td&gt;</text:p>
      <text:p text:style-name="Preformatted_20_Text"><text:bookmark text:name="line1776"/>&lt;td colspan="2"&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77"/>&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78"/>&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79"/>&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80"/>&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lt;/td&gt;</text:p>
      <text:p text:style-name="Preformatted_20_Text"><text:bookmark text:name="line1781"/>&lt;td&gt;&lt;img alt="oui" src="<text:a xlink:type="simple" xlink:href="view-source:https://upload.wikimedia.org/wikipedia/commons/thumb/f/f6/OOjs_UI_icon_check-constructive.svg/18px-OOjs_UI_icon_check-constructive.svg.png" text:style-name="Internet_20_link" text:visited-style-name="Visited_20_Internet_20_Link">//upload.wikimedia.org/wikipedia/commons/thumb/f/f6/OOjs_UI_icon_check-constructive.svg/18px-OOjs_UI_icon_check-constructive.svg.png</text:a>" width="18" <text:soft-page-break/>height="18" srcset="//upload.wikimedia.org/wikipedia/commons/thumb/f/f6/OOjs_UI_icon_check-constructive.svg/27px-OOjs_UI_icon_check-constructive.svg.png 1.5x, //upload.wikimedia.org/wikipedia/commons/thumb/f/f6/OOjs_UI_icon_check-constructive.svg/36px-OOjs_UI_icon_check-constructive.svg.png 2x" data-file-width="20" data-file-height="20" /&gt;</text:p>
      <text:p text:style-name="Preformatted_20_Text"><text:bookmark text:name="line1782"/>&lt;/td&gt;&lt;/tr&gt;&lt;/tbody&gt;&lt;/table&gt;</text:p>
      <text:p text:style-name="Preformatted_20_Text"><text:bookmark text:name="line1783"/>&lt;h4&gt;&lt;span id=".C3.89volution_du_r.C3.A8glement"&gt;&lt;/span&gt;&lt;span class="mw-headline" id="Évolution_du_règlement"&gt;Évolution du règlement&lt;/span&gt;&lt;/h4&gt;</text:p>
      <text:p text:style-name="Preformatted_20_Text"><text:bookmark text:name="line1784"/>&lt;div class="bandeau-section bandeau-niveau-detail loupe"&gt;Article détaillé&amp;#160;: &lt;a href="<text:a xlink:type="simple" xlink:href="view-source:https://fr.wikipedia.org/wiki/Règlement_de_la_Coupe_du_monde_de_football" text:style-name="Internet_20_link" text:visited-style-name="Visited_20_Internet_20_Link">/wiki/R%C3%A8glement_de_la_Coupe_du_monde_de_football</text:a>" title="Règlement de la Coupe du monde de football"&gt;Règlement de la Coupe du monde de football&lt;/a&gt;.&lt;/div&gt;</text:p>
      <text:p text:style-name="Preformatted_20_Text"><text:bookmark text:name="line1785"/>&lt;p&gt;Depuis 1930, le règlement de la compétition évolue. Les joueurs portent des numéros sur leur maillot à partir de la Coupe du monde de 1938 disputée en France&lt;sup id="cite_ref-ESPN-1938_19-1" class="reference"&gt;&lt;a href="<text:a xlink:type="simple" xlink:href="view-source:https://fr.wikipedia.org/wiki/Coupe_du_monde_de_football#cite_note-ESPN-1938-19" text:style-name="Internet_20_link" text:visited-style-name="Visited_20_Internet_20_Link">#cite_note-ESPN-1938-19</text:a>"&gt;&lt;span class="cite_crochet"&gt;[&lt;/span&gt;15&lt;span class="cite_crochet"&gt;]&lt;/span&gt;&lt;/a&gt;&lt;/sup&gt;. Les remplaçants sont d'abord autorisés seulement à la suite de la blessure d'un joueur. Le premier remplacement a lieu dans les années 1950 lors d'une phase de test et limité dans les 40 premières minutes de la rencontre. À partir de la Coupe du monde 1970, les remplacements sont autorisés quelle qu'en soit la raison. Les équipes ont alors le droit de faire entrer deux joueurs remplaçants. En phase finale, le premier remplacement a lieu entre &lt;a href="<text:a xlink:type="simple" xlink:href="view-source:https://fr.wikipedia.org/wiki/Viktor_Serebryanikov" text:style-name="Internet_20_link" text:visited-style-name="Visited_20_Internet_20_Link">/wiki/Viktor_Serebryanikov</text:a>" title="Viktor Serebryanikov"&gt;Viktor Serebryanikov&lt;/a&gt; et &lt;a href="<text:a xlink:type="simple" xlink:href="view-source:https://fr.wikipedia.org/wiki/Anatoliy_Puzach" text:style-name="Internet_20_link" text:visited-style-name="Visited_20_Internet_20_Link">/wiki/Anatoliy_Puzach</text:a>" title="Anatoliy Puzach"&gt;Anatoli Puzach&lt;/a&gt; qui entre à la place de son compatriote soviétique à la &lt;abbr class="abbr" title="Quarante-sixième"&gt;46&lt;sup&gt;e&lt;/sup&gt;&lt;/abbr&gt;&amp;#160;minute lors d'une rencontre du &lt;time class="nowrap date-lien" datetime="1970-05-31" data-sort-value="1970-05-31"&gt;&lt;a href="<text:a xlink:type="simple" xlink:href="view-source:https://fr.wikipedia.org/wiki/31_mai_en_sport" text:style-name="Internet_20_link" text:visited-style-name="Visited_20_Internet_20_Link">/wiki/31_mai_en_sport</text:a>" title="31 mai en sport"&gt;31 mai&lt;/a&gt; &lt;a href="<text:a xlink:type="simple" xlink:href="view-source:https://fr.wikipedia.org/wiki/1970_en_football" text:style-name="Internet_20_link" text:visited-style-name="Visited_20_Internet_20_Link">/wiki/1970_en_football</text:a>" title="1970 en football"&gt;1970&lt;/a&gt;&lt;/time&gt; opposant l'URSS au Mexique&lt;sup id="cite_ref-110" class="reference"&gt;&lt;a href="<text:a xlink:type="simple" xlink:href="view-source:https://fr.wikipedia.org/wiki/Coupe_du_monde_de_football#cite_note-110" text:style-name="Internet_20_link" text:visited-style-name="Visited_20_Internet_20_Link">#cite_note-110</text:a>"&gt;&lt;span class="cite_crochet"&gt;[&lt;/span&gt;104&lt;span class="cite_crochet"&gt;]&lt;/span&gt;&lt;/a&gt;&lt;/sup&gt;. Le nombre de remplacements autorisés passe ensuite à trois, puis en 2018 à quatre si le match se poursuit avec des prolongations.</text:p>
      <text:p text:style-name="Preformatted_20_Text"><text:bookmark text:name="line1786"/>&lt;/p&gt;&lt;p&gt;La victoire à trois points est mise en place lors de la Coupe du monde 1994, alors que historiquement elle valait deux points. La passe en retrait au gardien est interdite pour la Coupe du monde 1994 afin de limiter son abus. Le but de cette interdiction est de développer le jeu offensif. Les effectifs des équipes qualifiées pour la phase finale de la compétition passent de 22 à 23 joueurs pour l'édition 2002 de la Coupe du monde.</text:p>
      <text:p text:style-name="Preformatted_20_Text"><text:bookmark text:name="line1787"/>&lt;/p&gt;&lt;p&gt;En 2010, la FIFA impose que le drapeau de la FIFA, le drapeau FIFA Fair-play, le drapeau de la confédération et les drapeaux des deux associations en lice soient hissés dans le stade lors de chaque match de la compétition&lt;sup id="cite_ref-protocoleFIFA1-p43_111-0" class="reference"&gt;&lt;a href="<text:a xlink:type="simple" xlink:href="view-source:https://fr.wikipedia.org/wiki/Coupe_du_monde_de_football#cite_note-protocoleFIFA1-p43-111" text:style-name="Internet_20_link" text:visited-style-name="Visited_20_Internet_20_Link">#cite_note-protocoleFIFA1-p43-111</text:a>"&gt;&lt;span class="cite_crochet"&gt;[&lt;/span&gt;105&lt;span class="cite_crochet"&gt;]&lt;/span&gt;&lt;/a&gt;&lt;/sup&gt;. L’hymne de la FIFA doit être joué pendant que les deux équipes pénètrent sur le terrain&lt;sup id="cite_ref-protocoleFIFA1-p43_111-1" class="reference"&gt;&lt;a href="<text:a xlink:type="simple" xlink:href="view-source:https://fr.wikipedia.org/wiki/Coupe_du_monde_de_football#cite_note-protocoleFIFA1-p43-111" text:style-name="Internet_20_link" text:visited-style-name="Visited_20_Internet_20_Link">#cite_note-protocoleFIFA1-p43-111</text:a>"&gt;&lt;span class="cite_crochet"&gt;[&lt;/span&gt;105&lt;span class="cite_crochet"&gt;]&lt;/span&gt;&lt;/a&gt;&lt;/sup&gt;. Comme pour les autres rencontres internationales, les hymnes nationaux des deux sélections en lice sont ensuite joués une fois les équipes alignées. Les joueurs serrent ensuite la main de leurs adversaires et des arbitres.</text:p>
      <text:p text:style-name="Preformatted_20_Text"><text:bookmark text:name="line1788"/>&lt;/p&gt;</text:p>
      <text:p text:style-name="Preformatted_20_Text"><text:bookmark text:name="line1789"/>&lt;h3&gt;&lt;span id="C.C3.A9r.C3.A9monies_d.27ouverture"&gt;&lt;/span&gt;&lt;span class="mw-headline" id="Cérémonies_d'ouverture"&gt;Cérémonies d'ouverture&lt;/span&gt;&lt;/h3&gt;</text:p>
      <text:p text:style-name="Preformatted_20_Text"><text:bookmark text:name="line1790"/>&lt;div class="thumb tright"&gt;&lt;div class="thumbinner" style="width:222px;"&gt;&lt;a href="<text:a xlink:type="simple" xlink:href="view-source:https://fr.wikipedia.org/wiki/Fichier:FIFA_World_Cup_2006_Opening_Ceremony.jpg" text:style-name="Internet_20_link" text:visited-style-name="Visited_20_Internet_20_Link">/wiki/Fichier:FIFA_World_Cup_2006_Opening_Ceremony.jpg</text:a>" class="image"&gt;&lt;img alt="" src="<text:a xlink:type="simple" xlink:href="view-source:https://upload.wikimedia.org/wikipedia/commons/thumb/a/ae/FIFA_World_Cup_2006_Opening_Ceremony.jpg/220px-FIFA_World_Cup_2006_Opening_Ceremony.jpg" text:style-name="Internet_20_link" text:visited-style-name="Visited_20_Internet_20_Link">//upload.wikimedia.org/wikipedia/commons/thumb/a/ae/FIFA_World_Cup_2006_Openin</text:a><text:soft-page-break/><text:a xlink:type="simple" xlink:href="view-source:https://upload.wikimedia.org/wikipedia/commons/thumb/a/ae/FIFA_World_Cup_2006_Opening_Ceremony.jpg/220px-FIFA_World_Cup_2006_Opening_Ceremony.jpg" text:style-name="Internet_20_link" text:visited-style-name="Visited_20_Internet_20_Link">g_Ceremony.jpg/220px-FIFA_World_Cup_2006_Opening_Ceremony.jpg</text:a>" width="220" height="293" class="thumbimage" srcset="//upload.wikimedia.org/wikipedia/commons/thumb/a/ae/FIFA_World_Cup_2006_Opening_Ceremony.jpg/330px-FIFA_World_Cup_2006_Opening_Ceremony.jpg 1.5x, //upload.wikimedia.org/wikipedia/commons/thumb/a/ae/FIFA_World_Cup_2006_Opening_Ceremony.jpg/440px-FIFA_World_Cup_2006_Opening_Ceremony.jpg 2x" data-file-width="2304" data-file-height="3072" /&gt;&lt;/a&gt; <text:s/>&lt;div class="thumbcaption"&gt;&lt;div class="magnify"&gt;&lt;a href="<text:a xlink:type="simple" xlink:href="view-source:https://fr.wikipedia.org/wiki/Fichier:FIFA_World_Cup_2006_Opening_Ceremony.jpg" text:style-name="Internet_20_link" text:visited-style-name="Visited_20_Internet_20_Link">/wiki/Fichier:FIFA_World_Cup_2006_Opening_Ceremony.jpg</text:a>" class="internal" title="Agrandir"&gt;&lt;/a&gt;&lt;/div&gt;Cérémonie d'ouverture de 2006.&lt;/div&gt;&lt;/div&gt;&lt;/div&gt;</text:p>
      <text:p text:style-name="Preformatted_20_Text"><text:bookmark text:name="line1791"/>&lt;p&gt;Avant 1970, les cérémonies sont simples avec la présentation de représentants des pays qualifiés pour la phase finale. Depuis &lt;a href="<text:a xlink:type="simple" xlink:href="view-source:https://fr.wikipedia.org/wiki/1970_en_football" text:style-name="Internet_20_link" text:visited-style-name="Visited_20_Internet_20_Link">/wiki/1970_en_football</text:a>" title="1970 en football"&gt;1970&lt;/a&gt;, elles sont de plus en plus colorées et vivantes. Cette transformation des cérémonies d'ouverture commence en 1970. Cette édition marque un tournant, la cérémonie d'ouverture est un défilé de jeunes joueurs habillés aux couleurs des nations qualifiées. Quatre ans plus tard, la &lt;a href="<text:a xlink:type="simple" xlink:href="view-source:https://fr.wikipedia.org/wiki/Allemagne_de_l%27Ouest" text:style-name="Internet_20_link" text:visited-style-name="Visited_20_Internet_20_Link">/wiki/Allemagne_de_l%27Ouest</text:a>" title="Allemagne de l&amp;#39;Ouest"&gt;RFA&lt;/a&gt; organise une cérémonie d'ouverture simple mais inédite. Les organisateurs disposent des ballons en fleurs qui s'ouvrent pour laisser place à des danseurs locaux de chaque pays&lt;sup id="cite_ref-112" class="reference"&gt;&lt;a href="<text:a xlink:type="simple" xlink:href="view-source:https://fr.wikipedia.org/wiki/Coupe_du_monde_de_football#cite_note-112" text:style-name="Internet_20_link" text:visited-style-name="Visited_20_Internet_20_Link">#cite_note-112</text:a>"&gt;&lt;span class="cite_crochet"&gt;[&lt;/span&gt;106&lt;span class="cite_crochet"&gt;]&lt;/span&gt;&lt;/a&gt;&lt;/sup&gt;. Les joueurs ne sont pas présents mais d'anciennes gloires sont là comme &lt;a href="<text:a xlink:type="simple" xlink:href="view-source:https://fr.wikipedia.org/wiki/Pelé" text:style-name="Internet_20_link" text:visited-style-name="Visited_20_Internet_20_Link">/wiki/Pel%C3%A9</text:a>" title="Pelé"&gt;Pelé&lt;/a&gt; ou &lt;a href="<text:a xlink:type="simple" xlink:href="view-source:https://fr.wikipedia.org/wiki/Uwe_Seeler" text:style-name="Internet_20_link" text:visited-style-name="Visited_20_Internet_20_Link">/wiki/Uwe_Seeler</text:a>" title="Uwe Seeler"&gt;Uwe Seeler&lt;/a&gt;&lt;sup id="cite_ref-113" class="reference"&gt;&lt;a href="<text:a xlink:type="simple" xlink:href="view-source:https://fr.wikipedia.org/wiki/Coupe_du_monde_de_football#cite_note-113" text:style-name="Internet_20_link" text:visited-style-name="Visited_20_Internet_20_Link">#cite_note-113</text:a>"&gt;&lt;span class="cite_crochet"&gt;[&lt;/span&gt;107&lt;span class="cite_crochet"&gt;]&lt;/span&gt;&lt;/a&gt;&lt;/sup&gt;.</text:p>
      <text:p text:style-name="Preformatted_20_Text"><text:bookmark text:name="line1792"/>&lt;/p&gt;&lt;p&gt;Les cérémonies d'ouverture deviennent ensuite de plus en plus impressionnantes. En &lt;a href="<text:a xlink:type="simple" xlink:href="view-source:https://fr.wikipedia.org/wiki/1982_en_football" text:style-name="Internet_20_link" text:visited-style-name="Visited_20_Internet_20_Link">/wiki/1982_en_football</text:a>" title="1982 en football"&gt;1982&lt;/a&gt;, la cérémonie d'ouverture de la Coupe du monde est présidée par la &lt;a href="<text:a xlink:type="simple" xlink:href="view-source:https://fr.wikipedia.org/wiki/Famille_royale_d%27Espagne" text:style-name="Internet_20_link" text:visited-style-name="Visited_20_Internet_20_Link">/wiki/Famille_royale_d%27Espagne</text:a>" title="Famille royale d&amp;#39;Espagne"&gt;famille royale d'Espagne&lt;/a&gt;&lt;sup id="cite_ref-fabuleusehistoire229_114-0" class="reference"&gt;&lt;a href="<text:a xlink:type="simple" xlink:href="view-source:https://fr.wikipedia.org/wiki/Coupe_du_monde_de_football#cite_note-fabuleusehistoire229-114" text:style-name="Internet_20_link" text:visited-style-name="Visited_20_Internet_20_Link">#cite_note-fabuleusehistoire229-114</text:a>"&gt;&lt;span class="cite_crochet"&gt;[&lt;/span&gt;108&lt;span class="cite_crochet"&gt;]&lt;/span&gt;&lt;/a&gt;&lt;/sup&gt;. La &lt;a href="<text:a xlink:type="simple" xlink:href="view-source:https://fr.wikipedia.org/wiki/Colombe_de_la_paix" text:style-name="Internet_20_link" text:visited-style-name="Visited_20_Internet_20_Link">/wiki/Colombe_de_la_paix</text:a>" title="Colombe de la paix"&gt;Colombe de la paix&lt;/a&gt; de &lt;a href="<text:a xlink:type="simple" xlink:href="view-source:https://fr.wikipedia.org/wiki/Pablo_Picasso" text:style-name="Internet_20_link" text:visited-style-name="Visited_20_Internet_20_Link">/wiki/Pablo_Picasso</text:a>" title="Pablo Picasso"&gt;Pablo Picasso&lt;/a&gt; est le symbole de la cérémonie qui souhaite faire passer un message de paix. Plus de 20&amp;#160;000 ballons sont lâchés avant que 2&amp;#160;200 athlètes vêtus de blanc forment sur la pelouse du &lt;a href="<text:a xlink:type="simple" xlink:href="view-source:https://fr.wikipedia.org/wiki/Camp_Nou" text:style-name="Internet_20_link" text:visited-style-name="Visited_20_Internet_20_Link">/wiki/Camp_Nou</text:a>" title="Camp Nou"&gt;Camp Nou&lt;/a&gt; une colombe&lt;sup id="cite_ref-fabuleusehistoire229_114-1" class="reference"&gt;&lt;a href="<text:a xlink:type="simple" xlink:href="view-source:https://fr.wikipedia.org/wiki/Coupe_du_monde_de_football#cite_note-fabuleusehistoire229-114" text:style-name="Internet_20_link" text:visited-style-name="Visited_20_Internet_20_Link">#cite_note-fabuleusehistoire229-114</text:a>"&gt;&lt;span class="cite_crochet"&gt;[&lt;/span&gt;108&lt;span class="cite_crochet"&gt;]&lt;/span&gt;&lt;/a&gt;&lt;/sup&gt;. Après les discours officiels du &lt;a href="<text:a xlink:type="simple" xlink:href="view-source:https://fr.wikipedia.org/wiki/João_Havelange" text:style-name="Internet_20_link" text:visited-style-name="Visited_20_Internet_20_Link">/wiki/Jo%C3%A3o_Havelange</text:a>" title="João Havelange"&gt;président de la FIFA&lt;/a&gt; et du &lt;a href="<text:a xlink:type="simple" xlink:href="view-source:https://fr.wikipedia.org/wiki/Juan_Carlos_Ier_d%27Espagne" text:style-name="Internet_20_link" text:visited-style-name="Visited_20_Internet_20_Link">/wiki/Juan_Carlos_Ier_d%27Espagne</text:a>" class="mw-redirect" title="Juan Carlos Ier d&amp;#39;Espagne"&gt;Roi d'Espagne&lt;/a&gt;, la compétition commence&lt;sup id="cite_ref-fabuleusehistoire229_114-2" class="reference"&gt;&lt;a href="<text:a xlink:type="simple" xlink:href="view-source:https://fr.wikipedia.org/wiki/Coupe_du_monde_de_football#cite_note-fabuleusehistoire229-114" text:style-name="Internet_20_link" text:visited-style-name="Visited_20_Internet_20_Link">#cite_note-fabuleusehistoire229-114</text:a>"&gt;&lt;span class="cite_crochet"&gt;[&lt;/span&gt;108&lt;span class="cite_crochet"&gt;]&lt;/span&gt;&lt;/a&gt;&lt;/sup&gt;.</text:p>
      <text:p text:style-name="Preformatted_20_Text"><text:bookmark text:name="line1793"/>&lt;/p&gt;&lt;p&gt;La cérémonie d'ouverture de 1990 a lieu dans un stade San Siro rénové et devenu &lt;a href="<text:a xlink:type="simple" xlink:href="view-source:https://fr.wikipedia.org/wiki/Stade_Giuseppe-Meazza" text:style-name="Internet_20_link" text:visited-style-name="Visited_20_Internet_20_Link">/wiki/Stade_Giuseppe-Meazza</text:a>" class="mw-redirect" title="Stade Giuseppe-Meazza"&gt;Stadio Giuseppe Meazza&lt;/a&gt;. Sont présents quatre chefs d'États&amp;#160;: le président du pays organisateur, l'Italien &lt;a href="<text:a xlink:type="simple" xlink:href="view-source:https://fr.wikipedia.org/wiki/Francesco_Cossiga" text:style-name="Internet_20_link" text:visited-style-name="Visited_20_Internet_20_Link">/wiki/Francesco_Cossiga</text:a>" title="Francesco Cossiga"&gt;Francesco Cossiga&lt;/a&gt;, le président brésilien &lt;a href="<text:a xlink:type="simple" xlink:href="view-source:https://fr.wikipedia.org/wiki/Fernando_Collor_de_Mello" text:style-name="Internet_20_link" text:visited-style-name="Visited_20_Internet_20_Link">/wiki/Fernando_Collor_de_Mello</text:a>" title="Fernando Collor de Mello"&gt;Fernando Collor de Mello&lt;/a&gt;, le président camerounais &lt;a href="<text:a xlink:type="simple" xlink:href="view-source:https://fr.wikipedia.org/wiki/Paul_Biya" text:style-name="Internet_20_link" text:visited-style-name="Visited_20_Internet_20_Link">/wiki/Paul_Biya</text:a>" title="Paul Biya"&gt;Paul Biya&lt;/a&gt; et le président argentin &lt;a href="<text:a xlink:type="simple" xlink:href="view-source:https://fr.wikipedia.org/wiki/Carlos_Menem" text:style-name="Internet_20_link" text:visited-style-name="Visited_20_Internet_20_Link">/wiki/Carlos_Menem</text:a>" title="Carlos Menem"&gt;Carlos Menem&lt;/a&gt;, ces deux derniers assistent au match d'ouverture opposant leur nation&lt;sup id="cite_ref-fabuleusehistoire350_115-0" class="reference"&gt;&lt;a href="<text:a xlink:type="simple" xlink:href="view-source:https://fr.wikipedia.org/wiki/Coupe_du_monde_de_football#cite_note-fabuleusehistoire350-115" text:style-name="Internet_20_link" text:visited-style-name="Visited_20_Internet_20_Link">#cite_note-fabuleusehistoire350-115</text:a>"&gt;&lt;span class="cite_crochet"&gt;[&lt;/span&gt;109&lt;span <text:soft-page-break/>class="cite_crochet"&gt;]&lt;/span&gt;&lt;/a&gt;&lt;/sup&gt;, montre l'intérêt croissant pour la cérémonie. Des gymnastes présentent les drapeaux des nations avant que des mannequins aux couleurs des cinq continents ne rentrent sur la pelouse&lt;sup id="cite_ref-fabuleusehistoire350_115-1" class="reference"&gt;&lt;a href="<text:a xlink:type="simple" xlink:href="view-source:https://fr.wikipedia.org/wiki/Coupe_du_monde_de_football#cite_note-fabuleusehistoire350-115" text:style-name="Internet_20_link" text:visited-style-name="Visited_20_Internet_20_Link">#cite_note-fabuleusehistoire350-115</text:a>"&gt;&lt;span class="cite_crochet"&gt;[&lt;/span&gt;109&lt;span class="cite_crochet"&gt;]&lt;/span&gt;&lt;/a&gt;&lt;/sup&gt;. L'hymne de la Coupe du monde retentit ensuite avant un lâché de ballons&lt;sup id="cite_ref-fabuleusehistoire350_115-2" class="reference"&gt;&lt;a href="<text:a xlink:type="simple" xlink:href="view-source:https://fr.wikipedia.org/wiki/Coupe_du_monde_de_football#cite_note-fabuleusehistoire350-115" text:style-name="Internet_20_link" text:visited-style-name="Visited_20_Internet_20_Link">#cite_note-fabuleusehistoire350-115</text:a>"&gt;&lt;span class="cite_crochet"&gt;[&lt;/span&gt;109&lt;span class="cite_crochet"&gt;]&lt;/span&gt;&lt;/a&gt;&lt;/sup&gt;.</text:p>
      <text:p text:style-name="Preformatted_20_Text"><text:bookmark text:name="line1794"/>&lt;/p&gt;&lt;p&gt;En &lt;a href="<text:a xlink:type="simple" xlink:href="view-source:https://fr.wikipedia.org/wiki/1998_en_football" text:style-name="Internet_20_link" text:visited-style-name="Visited_20_Internet_20_Link">/wiki/1998_en_football</text:a>" title="1998 en football"&gt;1998&lt;/a&gt;, à la veille du premier match de la Coupe du monde, une procession de quatre &lt;a href="<text:a xlink:type="simple" xlink:href="view-source:https://fr.wikipedia.org/wiki/Géants_de_processions_et_de_cortèges" text:style-name="Internet_20_link" text:visited-style-name="Visited_20_Internet_20_Link">/wiki/G%C3%A9ants_de_processions_et_de_cort%C3%A8ges</text:a>" title="Géants de processions et de cortèges"&gt;géants&lt;/a&gt; est organisée dans les rues de &lt;a href="<text:a xlink:type="simple" xlink:href="view-source:https://fr.wikipedia.org/wiki/Paris" text:style-name="Internet_20_link" text:visited-style-name="Visited_20_Internet_20_Link">/wiki/Paris</text:a>" title="Paris"&gt;Paris&lt;/a&gt; et retransmise à la télévision. Chaque personnage d'environ vingt mètres de hauteur représente un continent&amp;#160;: Ho pour l'&lt;a href="<text:a xlink:type="simple" xlink:href="view-source:https://fr.wikipedia.org/wiki/Asie" text:style-name="Internet_20_link" text:visited-style-name="Visited_20_Internet_20_Link">/wiki/Asie</text:a>" title="Asie"&gt;Asie&lt;/a&gt;, Moussa pour l'&lt;a href="<text:a xlink:type="simple" xlink:href="view-source:https://fr.wikipedia.org/wiki/Afrique" text:style-name="Internet_20_link" text:visited-style-name="Visited_20_Internet_20_Link">/wiki/Afrique</text:a>" title="Afrique"&gt;Afrique&lt;/a&gt;, Pablo pour l'&lt;a href="<text:a xlink:type="simple" xlink:href="view-source:https://fr.wikipedia.org/wiki/Amérique" text:style-name="Internet_20_link" text:visited-style-name="Visited_20_Internet_20_Link">/wiki/Am%C3%A9rique</text:a>" title="Amérique"&gt;Amérique&lt;/a&gt; et Roméo pour l'&lt;a href="<text:a xlink:type="simple" xlink:href="view-source:https://fr.wikipedia.org/wiki/Europe" text:style-name="Internet_20_link" text:visited-style-name="Visited_20_Internet_20_Link">/wiki/Europe</text:a>" title="Europe"&gt;Europe&lt;/a&gt;&lt;sup id="cite_ref-116" class="reference"&gt;&lt;a href="<text:a xlink:type="simple" xlink:href="view-source:https://fr.wikipedia.org/wiki/Coupe_du_monde_de_football#cite_note-116" text:style-name="Internet_20_link" text:visited-style-name="Visited_20_Internet_20_Link">#cite_note-116</text:a>"&gt;&lt;span class="cite_crochet"&gt;[&lt;/span&gt;110&lt;span class="cite_crochet"&gt;]&lt;/span&gt;&lt;/a&gt;&lt;/sup&gt;&lt;sup class="reference cite_virgule"&gt;,&lt;/sup&gt;&lt;sup id="cite_ref-117" class="reference"&gt;&lt;a href="<text:a xlink:type="simple" xlink:href="view-source:https://fr.wikipedia.org/wiki/Coupe_du_monde_de_football#cite_note-117" text:style-name="Internet_20_link" text:visited-style-name="Visited_20_Internet_20_Link">#cite_note-117</text:a>"&gt;&lt;span class="cite_crochet"&gt;[&lt;/span&gt;111&lt;span class="cite_crochet"&gt;]&lt;/span&gt;&lt;/a&gt;&lt;/sup&gt;&lt;sup class="reference cite_virgule"&gt;,&lt;/sup&gt;&lt;sup id="cite_ref-Le_Monde_28052002_118-0" class="reference"&gt;&lt;a href="<text:a xlink:type="simple" xlink:href="view-source:https://fr.wikipedia.org/wiki/Coupe_du_monde_de_football#cite_note-Le_Monde_28052002-118" text:style-name="Internet_20_link" text:visited-style-name="Visited_20_Internet_20_Link">#cite_note-Le_Monde_28052002-118</text:a>"&gt;&lt;span class="cite_crochet"&gt;[&lt;/span&gt;112&lt;span class="cite_crochet"&gt;]&lt;/span&gt;&lt;/a&gt;&lt;/sup&gt;.</text:p>
      <text:p text:style-name="Preformatted_20_Text"><text:bookmark text:name="line1795"/>&lt;/p&gt;&lt;p&gt;Pour la cérémonie d'ouverture de la Coupe du monde 2006, &lt;a href="<text:a xlink:type="simple" xlink:href="view-source:https://fr.wikipedia.org/wiki/Pelé" text:style-name="Internet_20_link" text:visited-style-name="Visited_20_Internet_20_Link">/wiki/Pel%C3%A9</text:a>" title="Pelé"&gt;Pelé&lt;/a&gt; et &lt;a href="<text:a xlink:type="simple" xlink:href="view-source:https://fr.wikipedia.org/wiki/Claudia_Schiffer" text:style-name="Internet_20_link" text:visited-style-name="Visited_20_Internet_20_Link">/wiki/Claudia_Schiffer</text:a>" title="Claudia Schiffer"&gt;Claudia Schiffer&lt;/a&gt; amènent le trophée sur le terrain&lt;sup id="cite_ref-119" class="reference"&gt;&lt;a href="<text:a xlink:type="simple" xlink:href="view-source:https://fr.wikipedia.org/wiki/Coupe_du_monde_de_football#cite_note-119" text:style-name="Internet_20_link" text:visited-style-name="Visited_20_Internet_20_Link">#cite_note-119</text:a>"&gt;&lt;span class="cite_crochet"&gt;[&lt;/span&gt;113&lt;span class="cite_crochet"&gt;]&lt;/span&gt;&lt;/a&gt;&lt;/sup&gt;. Environ 150 autres joueurs vainqueurs de la Coupe du monde sont présents pour regarder la cérémonie d'ouverture. Des danseurs et des chorégraphies en couleurs précèdent la présentation des équipes qualifiées pour la phase finale avec un drapeau de chaque pays sur le terrain.</text:p>
      <text:p text:style-name="Preformatted_20_Text"><text:bookmark text:name="line1796"/>&lt;/p&gt;</text:p>
      <text:p text:style-name="Preformatted_20_Text"><text:bookmark text:name="line1797"/>&lt;h3&gt;&lt;span class="mw-headline" id="Stades"&gt;Stades&lt;/span&gt;&lt;/h3&gt;</text:p>
      <text:p text:style-name="Preformatted_20_Text"><text:bookmark text:name="line1798"/>&lt;div class="thumb tright"&gt;&lt;div class="thumbinner" style="width:222px;"&gt;&lt;a href="<text:a xlink:type="simple" xlink:href="view-source:https://fr.wikipedia.org/wiki/Fichier:Stad_de_centario_uruguay1930_montevideo.jpg" text:style-name="Internet_20_link" text:visited-style-name="Visited_20_Internet_20_Link">/wiki/Fichier:Stad_de_centario_uruguay1930_montevideo.jpg</text:a>" class="image"&gt;&lt;img alt="" src="<text:a xlink:type="simple" xlink:href="view-source:https://upload.wikimedia.org/wikipedia/commons/thumb/b/b4/Stad_de_centario_uruguay1930_montevideo.jpg/220px-Stad_de_centario_uruguay1930_montevideo.jpg" text:style-name="Internet_20_link" text:visited-style-name="Visited_20_Internet_20_Link">//upload.wikimedia.org/wikipedia/commons/thumb/b/b4/Stad_de_centario_uruguay1930_montevideo.jpg/220px-Stad_de_centario_uruguay1930_montevideo.jpg</text:a>" width="220" height="132" class="thumbimage" srcset="//upload.wikimedia.org/wikipedia/commons/thumb/b/b4/Stad_de_centario_uruguay1930_montevideo.jpg/330px-Stad_de_centario_uruguay1930_montevideo.jpg 1.5x, //upload.wikimedia.org/wikipedia/commons/thumb/b/b4/Stad_de_centario_uruguay1930_montevideo.jpg/440px-Stad_de_centario_uruguay1930_montevideo.jpg 2x" data-file-width="450" data-file-height="270" /&gt;&lt;/a&gt; <text:s/>&lt;div class="thumbcaption"&gt;&lt;div class="magnify"&gt;&lt;a href="<text:a xlink:type="simple" xlink:href="view-source:https://fr.wikipedia.org/wiki/Fichier:Stad_de_centario_uruguay1930_montevideo.jpg" text:style-name="Internet_20_link" text:visited-style-name="Visited_20_Internet_20_Link">/wiki/Fichier:Stad_de_centario_uruguay1930_montevideo.jpg</text:a>" class="internal" title="Agrandir"&gt;&lt;/a&gt;&lt;/div&gt;En 1930, le &lt;a href="<text:a xlink:type="simple" xlink:href="view-source:https://fr.wikipedia.org/wiki/Stade_Centenario" text:style-name="Internet_20_link" text:visited-style-name="Visited_20_Internet_20_Link">/wiki/Stade_Centenario</text:a>" title="Stade Centenario"&gt;stade Centenario&lt;/a&gt; accueille la première finale de la Coupe du monde.&lt;/div&gt;&lt;/div&gt;&lt;/div&gt;</text:p>
      <text:p text:style-name="Preformatted_20_Text"><text:bookmark text:name="line1799"/>&lt;p&gt;La première édition de la Coupe du monde se déroule en &lt;a href="<text:a xlink:type="simple" xlink:href="view-source:https://fr.wikipedia.org/wiki/1930_en_football" text:style-name="Internet_20_link" text:visited-style-name="Visited_20_Internet_20_Link">/wiki/1930_en_football</text:a>" title="1930 en football"&gt;1930&lt;/a&gt; dans trois stades de &lt;a href="<text:a xlink:type="simple" xlink:href="view-source:https://fr.wikipedia.org/wiki/Montevideo" text:style-name="Internet_20_link" text:visited-style-name="Visited_20_Internet_20_Link">/wiki/Montevideo</text:a>" title="Montevideo"&gt;Montevideo&lt;/a&gt;, capitale de l'&lt;a href="<text:a xlink:type="simple" xlink:href="view-source:https://fr.wikipedia.org/wiki/Uruguay" text:style-name="Internet_20_link" text:visited-style-name="Visited_20_Internet_20_Link">/wiki/Uruguay</text:a>" title="Uruguay"&gt;Uruguay&lt;/a&gt;. D'une capacité de plus de 80&amp;#160;000 personnes, le &lt;a href="<text:a xlink:type="simple" xlink:href="view-source:https://fr.wikipedia.org/wiki/Stade_Centenario" text:style-name="Internet_20_link" text:visited-style-name="Visited_20_Internet_20_Link">/wiki/Stade_Centenario</text:a>" title="Stade Centenario"&gt;Stade Centenario&lt;/a&gt;, qui est le plus grand des trois, n'est pas prêt <text:soft-page-break/>pour le début de la compétition&lt;sup id="cite_ref-120" class="reference"&gt;&lt;a href="<text:a xlink:type="simple" xlink:href="view-source:https://fr.wikipedia.org/wiki/Coupe_du_monde_de_football#cite_note-120" text:style-name="Internet_20_link" text:visited-style-name="Visited_20_Internet_20_Link">#cite_note-120</text:a>"&gt;&lt;span class="cite_crochet"&gt;[&lt;/span&gt;114&lt;span class="cite_crochet"&gt;]&lt;/span&gt;&lt;/a&gt;&lt;/sup&gt;. Les premiers matchs de la compétition sont donc joués dans deux autres stades&amp;#160;: l'&lt;a href="<text:a xlink:type="simple" xlink:href="view-source:https://fr.wikipedia.org/wiki/Estadio_Pocitos" text:style-name="Internet_20_link" text:visited-style-name="Visited_20_Internet_20_Link">/wiki/Estadio_Pocitos</text:a>" title="Estadio Pocitos"&gt;Estadio Pocitos&lt;/a&gt; et l'&lt;a href="<text:a xlink:type="simple" xlink:href="view-source:https://fr.wikipedia.org/wiki/Estadio_Gran_Parque_Central" text:style-name="Internet_20_link" text:visited-style-name="Visited_20_Internet_20_Link">/wiki/Estadio_Gran_Parque_Central</text:a>" title="Estadio Gran Parque Central"&gt;Estadio Gran Parque Central&lt;/a&gt;. La plus faible affluence de la Coupe du monde est une rencontre entre la Roumanie et le Pérou à l'Estadio Pocitos en 1930 où seulement 300 spectateurs se regroupent&lt;sup id="cite_ref-121" class="reference"&gt;&lt;a href="<text:a xlink:type="simple" xlink:href="view-source:https://fr.wikipedia.org/wiki/Coupe_du_monde_de_football#cite_note-121" text:style-name="Internet_20_link" text:visited-style-name="Visited_20_Internet_20_Link">#cite_note-121</text:a>"&gt;&lt;span class="cite_crochet"&gt;[&lt;/span&gt;115&lt;span class="cite_crochet"&gt;]&lt;/span&gt;&lt;/a&gt;&lt;/sup&gt;. La première finale de l'histoire de la compétition est finalement jouée au Stade Centenario. Quatre ans plus tard, la compétition se déroule en &lt;a href="<text:a xlink:type="simple" xlink:href="view-source:https://fr.wikipedia.org/wiki/Italie" text:style-name="Internet_20_link" text:visited-style-name="Visited_20_Internet_20_Link">/wiki/Italie</text:a>" title="Italie"&gt;Italie&lt;/a&gt;. La Coupe du monde se joue dans huit stades différents. La finale a lieu à &lt;a href="<text:a xlink:type="simple" xlink:href="view-source:https://fr.wikipedia.org/wiki/Rome" text:style-name="Internet_20_link" text:visited-style-name="Visited_20_Internet_20_Link">/wiki/Rome</text:a>" title="Rome"&gt;Rome&lt;/a&gt; au &lt;a href="<text:a xlink:type="simple" xlink:href="view-source:https://fr.wikipedia.org/wiki/Stadio_Nazionale_del_PNF" text:style-name="Internet_20_link" text:visited-style-name="Visited_20_Internet_20_Link">/wiki/Stadio_Nazionale_del_PNF</text:a>" title="Stadio Nazionale del PNF"&gt;Stadio Nazionale del PNF&lt;/a&gt;. Le stade de &lt;a href="<text:a xlink:type="simple" xlink:href="view-source:https://fr.wikipedia.org/wiki/Turin" text:style-name="Internet_20_link" text:visited-style-name="Visited_20_Internet_20_Link">/wiki/Turin</text:a>" title="Turin"&gt;Turin&lt;/a&gt;, qui peut accueillir la plus grande affluence avec 70&amp;#160;000 personnes, est renommé &lt;a href="<text:a xlink:type="simple" xlink:href="view-source:https://fr.wikipedia.org/wiki/Stade_olympique_de_Turin" text:style-name="Internet_20_link" text:visited-style-name="Visited_20_Internet_20_Link">/wiki/Stade_olympique_de_Turin</text:a>" title="Stade olympique de Turin"&gt;Stadio Benito Mussolini&lt;/a&gt;. En &lt;a href="<text:a xlink:type="simple" xlink:href="view-source:https://fr.wikipedia.org/wiki/1938_en_football" text:style-name="Internet_20_link" text:visited-style-name="Visited_20_Internet_20_Link">/wiki/1938_en_football</text:a>" title="1938 en football"&gt;1938&lt;/a&gt;, la &lt;a href="<text:a xlink:type="simple" xlink:href="view-source:https://fr.wikipedia.org/wiki/France" text:style-name="Internet_20_link" text:visited-style-name="Visited_20_Internet_20_Link">/wiki/France</text:a>" title="France"&gt;France&lt;/a&gt; porte la contenance du &lt;a href="<text:a xlink:type="simple" xlink:href="view-source:https://fr.wikipedia.org/wiki/Stade_olympique_Yves-du-Manoir" text:style-name="Internet_20_link" text:visited-style-name="Visited_20_Internet_20_Link">/wiki/Stade_olympique_Yves-du-Manoir</text:a>" title="Stade olympique Yves-du-Manoir"&gt;stade de Colombes&lt;/a&gt; à 60&amp;#160;000 places afin de répondre aux attentes de la FIFA qui espère que l'affluence soit aussi haute que quatre ans auparavant. L'organisation française rénove et agrandit les huit autres stades, 374&amp;#160;937 spectateurs assistent à la compétition&lt;sup id="cite_ref-122" class="reference"&gt;&lt;a href="<text:a xlink:type="simple" xlink:href="view-source:https://fr.wikipedia.org/wiki/Coupe_du_monde_de_football#cite_note-122" text:style-name="Internet_20_link" text:visited-style-name="Visited_20_Internet_20_Link">#cite_note-122</text:a>"&gt;&lt;span class="cite_crochet"&gt;[&lt;/span&gt;116&lt;span class="cite_crochet"&gt;]&lt;/span&gt;&lt;/a&gt;&lt;/sup&gt;. Pour l'édition de &lt;a href="<text:a xlink:type="simple" xlink:href="view-source:https://fr.wikipedia.org/wiki/1950_en_football" text:style-name="Internet_20_link" text:visited-style-name="Visited_20_Internet_20_Link">/wiki/1950_en_football</text:a>" title="1950 en football"&gt;1950&lt;/a&gt;, le stade du &lt;a href="<text:a xlink:type="simple" xlink:href="view-source:https://fr.wikipedia.org/wiki/Stade_Maracanã" text:style-name="Internet_20_link" text:visited-style-name="Visited_20_Internet_20_Link">/wiki/Stade_Maracan%C3%A3</text:a>" title="Stade Maracanã"&gt;Maracanã&lt;/a&gt; est construit pour accueillir la compétition et permet de battre des records d'affluence. Avec officiellement 199&amp;#160;854 spectateurs, le match décisif entre le &lt;a href="<text:a xlink:type="simple" xlink:href="view-source:https://fr.wikipedia.org/wiki/Équipe_du_Brésil_de_football" text:style-name="Internet_20_link" text:visited-style-name="Visited_20_Internet_20_Link">/wiki/%C3%89quipe_du_Br%C3%A9sil_de_football</text:a>" title="Équipe du Brésil de football"&gt;Brésil&lt;/a&gt; et l'&lt;a href="<text:a xlink:type="simple" xlink:href="view-source:https://fr.wikipedia.org/wiki/Équipe_d%27Uruguay_de_football" text:style-name="Internet_20_link" text:visited-style-name="Visited_20_Internet_20_Link">/wiki/%C3%89quipe_d%27Uruguay_de_football</text:a>" title="Équipe d&amp;#39;Uruguay de football"&gt;Uruguay&lt;/a&gt; disputé au Maracanã en 1950 est l'affluence la plus élevée pour un match de football disputé dans le cadre de la Coupe du monde&lt;sup id="cite_ref-123" class="reference"&gt;&lt;a href="<text:a xlink:type="simple" xlink:href="view-source:https://fr.wikipedia.org/wiki/Coupe_du_monde_de_football#cite_note-123" text:style-name="Internet_20_link" text:visited-style-name="Visited_20_Internet_20_Link">#cite_note-123</text:a>"&gt;&lt;span class="cite_crochet"&gt;[&lt;/span&gt;117&lt;span class="cite_crochet"&gt;]&lt;/span&gt;&lt;/a&gt;&lt;/sup&gt;.</text:p>
      <text:p text:style-name="Preformatted_20_Text"><text:bookmark text:name="line1800"/>&lt;/p&gt;</text:p>
      <text:p text:style-name="Preformatted_20_Text"><text:bookmark text:name="line1801"/>&lt;div class="thumb tleft"&gt;&lt;div class="thumbinner" style="width:222px;"&gt;&lt;a href="<text:a xlink:type="simple" xlink:href="view-source:https://fr.wikipedia.org/wiki/Fichier:Pelé_goal_1958_WC_final_(cropped).jpg" text:style-name="Internet_20_link" text:visited-style-name="Visited_20_Internet_20_Link">/wiki/Fichier:Pel%C3%A9_goal_1958_WC_final_(cropped).jpg</text:a>" class="image"&gt;&lt;img alt="" src="<text:a xlink:type="simple" xlink:href="view-source:https://upload.wikimedia.org/wikipedia/commons/thumb/4/40/Pelé_goal_1958_WC_final_%28cropped%29.jpg/220px-Pelé_goal_1958_WC_final_%28cropped%29.jpg" text:style-name="Internet_20_link" text:visited-style-name="Visited_20_Internet_20_Link">//upload.wikimedia.org/wikipedia/commons/thumb/4/40/Pel%C3%A9_goal_1958_WC_final_%28cropped%29.jpg/220px-Pel%C3%A9_goal_1958_WC_final_%28cropped%29.jpg</text:a>" width="220" height="120" class="thumbimage" srcset="//upload.wikimedia.org/wikipedia/commons/thumb/4/40/Pel%C3%A9_goal_1958_WC_final_%28cropped%29.jpg/330px-Pel%C3%A9_goal_1958_WC_final_%28cropped%29.jpg 1.5x, //upload.wikimedia.org/wikipedia/commons/thumb/4/40/Pel%C3%A9_goal_1958_WC_final_%28cropped%29.jpg/440px-Pel%C3%A9_goal_1958_WC_final_%28cropped%29.jpg 2x" data-file-width="482" data-file-height="263" /&gt;&lt;/a&gt; <text:s/>&lt;div class="thumbcaption"&gt;&lt;div class="magnify"&gt;&lt;a href="<text:a xlink:type="simple" xlink:href="view-source:https://fr.wikipedia.org/wiki/Fichier:Pelé_goal_1958_WC_final_(cropped).jpg" text:style-name="Internet_20_link" text:visited-style-name="Visited_20_Internet_20_Link">/wiki/Fichier:Pel%C3%A9_goal_1958_WC_final_(cropped).jpg</text:a>" class="internal" title="Agrandir"&gt;&lt;/a&gt;&lt;/div&gt;Pelé marque en finale de la Coupe du monde 1958 dans le stade &lt;a href="<text:a xlink:type="simple" xlink:href="view-source:https://fr.wikipedia.org/wiki/Råsunda" text:style-name="Internet_20_link" text:visited-style-name="Visited_20_Internet_20_Link">/wiki/R%C3%A5sunda</text:a>" class="mw-redirect" title="Råsunda"&gt;Råsunda&lt;/a&gt;.&lt;/div&gt;&lt;/div&gt;&lt;/div&gt;</text:p>
      <text:p text:style-name="Preformatted_20_Text"><text:bookmark text:name="line1802"/>&lt;p&gt;En &lt;a href="<text:a xlink:type="simple" xlink:href="view-source:https://fr.wikipedia.org/wiki/1954_en_football" text:style-name="Internet_20_link" text:visited-style-name="Visited_20_Internet_20_Link">/wiki/1954_en_football</text:a>" title="1954 en football"&gt;1954&lt;/a&gt;, la &lt;a href="<text:a xlink:type="simple" xlink:href="view-source:https://fr.wikipedia.org/wiki/Suisse" text:style-name="Internet_20_link" text:visited-style-name="Visited_20_Internet_20_Link">/wiki/Suisse</text:a>" title="Suisse"&gt;Suisse&lt;/a&gt; met six stades à disposition pour le bon déroulement de la compétition. La finale de la &lt;a href="<text:a xlink:type="simple" xlink:href="view-source:https://fr.wikipedia.org/wiki/Coupe_du_monde_de_football_de_1954" text:style-name="Internet_20_link" text:visited-style-name="Visited_20_Internet_20_Link">/wiki/Coupe_du_monde_de_football_de_1954</text:a>" title="Coupe du monde de football <text:soft-page-break/>de 1954"&gt;Coupe du monde 1954&lt;/a&gt; se dispute dans le &lt;a href="<text:a xlink:type="simple" xlink:href="view-source:https://fr.wikipedia.org/wiki/Stade_du_Wankdorf" text:style-name="Internet_20_link" text:visited-style-name="Visited_20_Internet_20_Link">/wiki/Stade_du_Wankdorf</text:a>" title="Stade du Wankdorf"&gt;stade du Wankdorf&lt;/a&gt; de &lt;a href="<text:a xlink:type="simple" xlink:href="view-source:https://fr.wikipedia.org/wiki/Berne" text:style-name="Internet_20_link" text:visited-style-name="Visited_20_Internet_20_Link">/wiki/Berne</text:a>" title="Berne"&gt;Berne&lt;/a&gt;. Pour la campagne &lt;a href="<text:a xlink:type="simple" xlink:href="view-source:https://fr.wikipedia.org/wiki/Suède" text:style-name="Internet_20_link" text:visited-style-name="Visited_20_Internet_20_Link">/wiki/Su%C3%A8de</text:a>" title="Suède"&gt;suédoise&lt;/a&gt; en &lt;a href="<text:a xlink:type="simple" xlink:href="view-source:https://fr.wikipedia.org/wiki/1958_en_football" text:style-name="Internet_20_link" text:visited-style-name="Visited_20_Internet_20_Link">/wiki/1958_en_football</text:a>" title="1958 en football"&gt;1958&lt;/a&gt;, les organisateurs construisent pour l'occasion de nouveaux stades à &lt;a href="<text:a xlink:type="simple" xlink:href="view-source:https://fr.wikipedia.org/wiki/Malmö" text:style-name="Internet_20_link" text:visited-style-name="Visited_20_Internet_20_Link">/wiki/Malm%C3%B6</text:a>" title="Malmö"&gt;Malmö&lt;/a&gt; et &lt;a href="<text:a xlink:type="simple" xlink:href="view-source:https://fr.wikipedia.org/wiki/Göteborg" text:style-name="Internet_20_link" text:visited-style-name="Visited_20_Internet_20_Link">/wiki/G%C3%B6teborg</text:a>" title="Göteborg"&gt;Göteborg&lt;/a&gt;. Le stade &lt;a href="<text:a xlink:type="simple" xlink:href="view-source:https://fr.wikipedia.org/wiki/Råsunda" text:style-name="Internet_20_link" text:visited-style-name="Visited_20_Internet_20_Link">/wiki/R%C3%A5sunda</text:a>" class="mw-redirect" title="Råsunda"&gt;Råsunda&lt;/a&gt; de &lt;a href="<text:a xlink:type="simple" xlink:href="view-source:https://fr.wikipedia.org/wiki/Stockholm" text:style-name="Internet_20_link" text:visited-style-name="Visited_20_Internet_20_Link">/wiki/Stockholm</text:a>" title="Stockholm"&gt;Stockholm&lt;/a&gt; est rénové pour pouvoir contenir plus de 50&amp;#160;000 personnes. Au total, 821&amp;#160;363 spectateurs assistent à la Coupe du monde en Suède&lt;sup id="cite_ref-124" class="reference"&gt;&lt;a href="<text:a xlink:type="simple" xlink:href="view-source:https://fr.wikipedia.org/wiki/Coupe_du_monde_de_football#cite_note-124" text:style-name="Internet_20_link" text:visited-style-name="Visited_20_Internet_20_Link">#cite_note-124</text:a>"&gt;&lt;span class="cite_crochet"&gt;[&lt;/span&gt;118&lt;span class="cite_crochet"&gt;]&lt;/span&gt;&lt;/a&gt;&lt;/sup&gt;. En &lt;a href="<text:a xlink:type="simple" xlink:href="view-source:https://fr.wikipedia.org/wiki/1962_en_football" text:style-name="Internet_20_link" text:visited-style-name="Visited_20_Internet_20_Link">/wiki/1962_en_football</text:a>" title="1962 en football"&gt;1962&lt;/a&gt;, la Coupe du monde se joue dans seulement quatre stades&amp;#160;: l'&lt;a href="<text:a xlink:type="simple" xlink:href="view-source:https://fr.wikipedia.org/wiki/Estadio_Carlos_Dittborn" text:style-name="Internet_20_link" text:visited-style-name="Visited_20_Internet_20_Link">/wiki/Estadio_Carlos_Dittborn</text:a>" title="Estadio Carlos Dittborn"&gt;Estadio Carlos Dittborn&lt;/a&gt; d'&lt;a href="<text:a xlink:type="simple" xlink:href="view-source:https://fr.wikipedia.org/wiki/Arica_(Chili)" text:style-name="Internet_20_link" text:visited-style-name="Visited_20_Internet_20_Link">/wiki/Arica_(Chili)</text:a>" title="Arica (Chili)"&gt;Arica&lt;/a&gt;, l'&lt;a href="<text:a xlink:type="simple" xlink:href="view-source:https://fr.wikipedia.org/wiki/Estadio_El_Teniente" text:style-name="Internet_20_link" text:visited-style-name="Visited_20_Internet_20_Link">/wiki/Estadio_El_Teniente</text:a>" title="Estadio El Teniente"&gt;Estadio Braden Cooper Co.&lt;/a&gt; de &lt;a href="<text:a xlink:type="simple" xlink:href="view-source:https://fr.wikipedia.org/wiki/Rancagua" text:style-name="Internet_20_link" text:visited-style-name="Visited_20_Internet_20_Link">/wiki/Rancagua</text:a>" title="Rancagua"&gt;Rancagua&lt;/a&gt;, l'&lt;a href="<text:a xlink:type="simple" xlink:href="view-source:https://fr.wikipedia.org/wiki/Estadio_Sausalito" text:style-name="Internet_20_link" text:visited-style-name="Visited_20_Internet_20_Link">/wiki/Estadio_Sausalito</text:a>" title="Estadio Sausalito"&gt;Estadio Sausalito&lt;/a&gt; de &lt;a href="<text:a xlink:type="simple" xlink:href="view-source:https://fr.wikipedia.org/wiki/Viña_del_Mar" text:style-name="Internet_20_link" text:visited-style-name="Visited_20_Internet_20_Link">/wiki/Vi%C3%B1a_del_Mar</text:a>" title="Viña del Mar"&gt;Viña del Mar&lt;/a&gt; et l'&lt;a href="<text:a xlink:type="simple" xlink:href="view-source:https://fr.wikipedia.org/wiki/Estadio_Nacional_de_Chile" text:style-name="Internet_20_link" text:visited-style-name="Visited_20_Internet_20_Link">/wiki/Estadio_Nacional_de_Chile</text:a>" title="Estadio Nacional de Chile"&gt;Estadio Nacional de Chile&lt;/a&gt; de &lt;a href="<text:a xlink:type="simple" xlink:href="view-source:https://fr.wikipedia.org/wiki/Santiago" text:style-name="Internet_20_link" text:visited-style-name="Visited_20_Internet_20_Link">/wiki/Santiago</text:a>" title="Santiago"&gt;Santiago du Chili&lt;/a&gt;. La finale se déroule dans ce dernier qui, d'une capacité de 75&amp;#160;000 spectateurs, accueille également presque tous les matchs du pays hôte, le &lt;a href="<text:a xlink:type="simple" xlink:href="view-source:https://fr.wikipedia.org/wiki/Équipe_du_Chili_de_football" text:style-name="Internet_20_link" text:visited-style-name="Visited_20_Internet_20_Link">/wiki/%C3%89quipe_du_Chili_de_football</text:a>" title="Équipe du Chili de football"&gt;Chili&lt;/a&gt;, et la petite finale.</text:p>
      <text:p text:style-name="Preformatted_20_Text"><text:bookmark text:name="line1803"/>&lt;/p&gt;&lt;p&gt;La Coupe du monde 1966 se dispute sur le sol où le &lt;a href="<text:a xlink:type="simple" xlink:href="view-source:https://fr.wikipedia.org/wiki/Football" text:style-name="Internet_20_link" text:visited-style-name="Visited_20_Internet_20_Link">/wiki/Football</text:a>" title="Football"&gt;football&lt;/a&gt; a été créé&amp;#160;: l'&lt;a href="<text:a xlink:type="simple" xlink:href="view-source:https://fr.wikipedia.org/wiki/Angleterre" text:style-name="Internet_20_link" text:visited-style-name="Visited_20_Internet_20_Link">/wiki/Angleterre</text:a>" title="Angleterre"&gt;Angleterre&lt;/a&gt;. Le &lt;a href="<text:a xlink:type="simple" xlink:href="view-source:https://fr.wikipedia.org/wiki/Wembley_Stadium_(1923)" text:style-name="Internet_20_link" text:visited-style-name="Visited_20_Internet_20_Link">/wiki/Wembley_Stadium_(1923)</text:a>" class="mw-redirect" title="Wembley Stadium (1923)"&gt;stade de Wembley&lt;/a&gt; construit en &lt;a href="<text:a xlink:type="simple" xlink:href="view-source:https://fr.wikipedia.org/wiki/1923_en_football" text:style-name="Internet_20_link" text:visited-style-name="Visited_20_Internet_20_Link">/wiki/1923_en_football</text:a>" title="1923 en football"&gt;1923&lt;/a&gt; est la principale enceinte, elle est le lieu de la finale.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a le privilège de jouer toutes ses rencontres dans ce stade jusqu'à la victoire finale des joueurs anglais. Les autres principaux stades sont &lt;a href="<text:a xlink:type="simple" xlink:href="view-source:https://fr.wikipedia.org/wiki/Goodison_Park" text:style-name="Internet_20_link" text:visited-style-name="Visited_20_Internet_20_Link">/wiki/Goodison_Park</text:a>" title="Goodison Park"&gt;Goodison Park&lt;/a&gt;, &lt;a href="<text:a xlink:type="simple" xlink:href="view-source:https://fr.wikipedia.org/wiki/Roker_Park" text:style-name="Internet_20_link" text:visited-style-name="Visited_20_Internet_20_Link">/wiki/Roker_Park</text:a>" title="Roker Park"&gt;Roker Park&lt;/a&gt; ou encore le &lt;a href="<text:a xlink:type="simple" xlink:href="view-source:https://fr.wikipedia.org/wiki/Hillsborough_(stade)" text:style-name="Internet_20_link" text:visited-style-name="Visited_20_Internet_20_Link">/wiki/Hillsborough_(stade)</text:a>" title="Hillsborough (stade)"&gt;Hillsborough&lt;/a&gt;. Pour l'édition 1970, les cinq stades de la compétition sont construits ou modernisés. Il s'agit du &lt;a href="<text:a xlink:type="simple" xlink:href="view-source:https://fr.wikipedia.org/wiki/Stade_Jalisco" text:style-name="Internet_20_link" text:visited-style-name="Visited_20_Internet_20_Link">/wiki/Stade_Jalisco</text:a>" title="Stade Jalisco"&gt;stade Jalisco&lt;/a&gt;, du &lt;a href="<text:a xlink:type="simple" xlink:href="view-source:https://fr.wikipedia.org/wiki/Estadio_Nou_Camp" text:style-name="Internet_20_link" text:visited-style-name="Visited_20_Internet_20_Link">/wiki/Estadio_Nou_Camp</text:a>" title="Estadio Nou Camp"&gt;stade Nou Camp&lt;/a&gt;, du &lt;a href="<text:a xlink:type="simple" xlink:href="view-source:https://fr.wikipedia.org/wiki/Stade_Cuauhtémoc" text:style-name="Internet_20_link" text:visited-style-name="Visited_20_Internet_20_Link">/wiki/Stade_Cuauht%C3%A9moc</text:a>" title="Stade Cuauhtémoc"&gt;stade Cuauhtémoc&lt;/a&gt;, du &lt;a href="<text:a xlink:type="simple" xlink:href="view-source:https://fr.wikipedia.org/wiki/Estadio_Nemesio_Díez" text:style-name="Internet_20_link" text:visited-style-name="Visited_20_Internet_20_Link">/wiki/Estadio_Nemesio_D%C3%ADez</text:a>" title="Estadio Nemesio Díez"&gt;stade Nemesio Díez&lt;/a&gt; et du &lt;a href="<text:a xlink:type="simple" xlink:href="view-source:https://fr.wikipedia.org/wiki/Stade_Azteca" text:style-name="Internet_20_link" text:visited-style-name="Visited_20_Internet_20_Link">/wiki/Stade_Azteca</text:a>" title="Stade Azteca"&gt;stade Azteca&lt;/a&gt;. Ce dernier, d'une capacité d'accueil de plus de 105&amp;#160;000 spectateurs, est construit pour l'événement et pour recevoir la finale de la Coupe du monde 1970. Situé dans la ville de &lt;a href="<text:a xlink:type="simple" xlink:href="view-source:https://fr.wikipedia.org/wiki/Mexico" text:style-name="Internet_20_link" text:visited-style-name="Visited_20_Internet_20_Link">/wiki/Mexico</text:a>" title="Mexico"&gt;Mexico&lt;/a&gt;, il accueille dix matchs en 1970 et neuf autres en 1986, ce qui consiste un record de rencontres de Coupe du monde jouées dans un même stade&lt;sup id="cite_ref-125" class="reference"&gt;&lt;a href="<text:a xlink:type="simple" xlink:href="view-source:https://fr.wikipedia.org/wiki/Coupe_du_monde_de_football#cite_note-125" text:style-name="Internet_20_link" text:visited-style-name="Visited_20_Internet_20_Link">#cite_note-125</text:a>"&gt;&lt;span class="cite_crochet"&gt;[&lt;/span&gt;119&lt;span class="cite_crochet"&gt;]&lt;/span&gt;&lt;/a&gt;&lt;/sup&gt;.</text:p>
      <text:p text:style-name="Preformatted_20_Text"><text:bookmark text:name="line1804"/>&lt;/p&gt;</text:p>
      <text:p text:style-name="Preformatted_20_Text"><text:bookmark text:name="line1805"/>&lt;div class="thumb tright"&gt;&lt;div class="thumbinner" style="width:222px;"&gt;&lt;a href="<text:a xlink:type="simple" xlink:href="view-source:https://fr.wikipedia.org/wiki/Fichier:Schalke_Parkstadion.jpg" text:style-name="Internet_20_link" text:visited-style-name="Visited_20_Internet_20_Link">/wiki/Fichier:Schalke_Parkstadion.jpg</text:a>" class="image"&gt;&lt;img alt="" src="<text:a xlink:type="simple" xlink:href="view-source:https://upload.wikimedia.org/wikipedia/commons/thumb/a/a0/Schalke_Parkstadion.jpg/220px-Schalke_Parkstadion.jpg" text:style-name="Internet_20_link" text:visited-style-name="Visited_20_Internet_20_Link">//upload.wikimedia.org/wikipedia/commons/thumb/a/a0/Schalke_Parkstadion.jpg/220px-Schalke_Parkstadion.jpg</text:a>" width="220" height="147" class="thumbimage" srcset="//upload.wikimedia.org/wikipedia/commons/thumb/a/a0/Schalke_Parkstadion.jpg/330px-Schalke_Parkstadion.jpg 1.5x, <text:soft-page-break/>//upload.wikimedia.org/wikipedia/commons/thumb/a/a0/Schalke_Parkstadion.jpg/440px-Schalke_Parkstadion.jpg 2x" data-file-width="1001" data-file-height="667" /&gt;&lt;/a&gt; <text:s/>&lt;div class="thumbcaption"&gt;&lt;div class="magnify"&gt;&lt;a href="<text:a xlink:type="simple" xlink:href="view-source:https://fr.wikipedia.org/wiki/Fichier:Schalke_Parkstadion.jpg" text:style-name="Internet_20_link" text:visited-style-name="Visited_20_Internet_20_Link">/wiki/Fichier:Schalke_Parkstadion.jpg</text:a>" class="internal" title="Agrandir"&gt;&lt;/a&gt;&lt;/div&gt;Le Parkstadion est construit à l'occasion de l'édition 1974.&lt;/div&gt;&lt;/div&gt;&lt;/div&gt;</text:p>
      <text:p text:style-name="Preformatted_20_Text"><text:bookmark text:name="line1806"/>&lt;p&gt;En 1974, l'Allemagne fédérale choisit d'organiser la compétition dans neuf différents stades. Deux sont construits à cette occasion, le &lt;a href="<text:a xlink:type="simple" xlink:href="view-source:https://fr.wikipedia.org/wiki/Parkstadion" text:style-name="Internet_20_link" text:visited-style-name="Visited_20_Internet_20_Link">/wiki/Parkstadion</text:a>" title="Parkstadion"&gt;Parkstadion&lt;/a&gt; et le &lt;a href="<text:a xlink:type="simple" xlink:href="view-source:https://fr.wikipedia.org/wiki/Signal_Iduna_Park" text:style-name="Internet_20_link" text:visited-style-name="Visited_20_Internet_20_Link">/wiki/Signal_Iduna_Park</text:a>" title="Signal Iduna Park"&gt;Westfalenstadion&lt;/a&gt;, les autres sont rénovés. Un nouveau record de spectateurs présents dans les stades est établi avec 1&amp;#160;774&amp;#160;022 spectateurs&lt;sup id="cite_ref-affluence1974-78_126-0" class="reference"&gt;&lt;a href="<text:a xlink:type="simple" xlink:href="view-source:https://fr.wikipedia.org/wiki/Coupe_du_monde_de_football#cite_note-affluence1974-78-126" text:style-name="Internet_20_link" text:visited-style-name="Visited_20_Internet_20_Link">#cite_note-affluence1974-78-126</text:a>"&gt;&lt;span class="cite_crochet"&gt;[&lt;/span&gt;120&lt;span class="cite_crochet"&gt;]&lt;/span&gt;&lt;/a&gt;&lt;/sup&gt;. L'Argentine ne bat pas le record d'affluence en 1978 avec 1&amp;#160;729&amp;#160;292 personnes présentes dans les stades, mais vend 88&amp;#160;% des billets disponibles contre 72&amp;#160;% en RFA quatre années plus tôt&lt;sup id="cite_ref-affluence1974-78_126-1" class="reference"&gt;&lt;a href="<text:a xlink:type="simple" xlink:href="view-source:https://fr.wikipedia.org/wiki/Coupe_du_monde_de_football#cite_note-affluence1974-78-126" text:style-name="Internet_20_link" text:visited-style-name="Visited_20_Internet_20_Link">#cite_note-affluence1974-78-126</text:a>"&gt;&lt;span class="cite_crochet"&gt;[&lt;/span&gt;120&lt;span class="cite_crochet"&gt;]&lt;/span&gt;&lt;/a&gt;&lt;/sup&gt;.</text:p>
      <text:p text:style-name="Preformatted_20_Text"><text:bookmark text:name="line1807"/>&lt;/p&gt;</text:p>
      <text:p text:style-name="Preformatted_20_Text"><text:bookmark text:name="line1808"/>&lt;div class="thumb tleft"&gt;&lt;div class="thumbinner" style="width:222px;"&gt;&lt;a href="<text:a xlink:type="simple" xlink:href="view-source:https://fr.wikipedia.org/wiki/Fichier:Rose_Bowl_Stadium_in_Pasadena_from_Flickr_182952103.jpg" text:style-name="Internet_20_link" text:visited-style-name="Visited_20_Internet_20_Link">/wiki/Fichier:Rose_Bowl_Stadium_in_Pasadena_from_Flickr_182952103.jpg</text:a>" class="image"&gt;&lt;img alt="" src="<text:a xlink:type="simple" xlink:href="view-source:https://upload.wikimedia.org/wikipedia/commons/thumb/e/e0/Rose_Bowl_Stadium_in_Pasadena_from_Flickr_182952103.jpg/220px-Rose_Bowl_Stadium_in_Pasadena_from_Flickr_182952103.jpg" text:style-name="Internet_20_link" text:visited-style-name="Visited_20_Internet_20_Link">//upload.wikimedia.org/wikipedia/commons/thumb/e/e0/Rose_Bowl_Stadium_in_Pasadena_from_Flickr_182952103.jpg/220px-Rose_Bowl_Stadium_in_Pasadena_from_Flickr_182952103.jpg</text:a>" width="220" height="165" class="thumbimage" srcset="//upload.wikimedia.org/wikipedia/commons/thumb/e/e0/Rose_Bowl_Stadium_in_Pasadena_from_Flickr_182952103.jpg/330px-Rose_Bowl_Stadium_in_Pasadena_from_Flickr_182952103.jpg 1.5x, //upload.wikimedia.org/wikipedia/commons/thumb/e/e0/Rose_Bowl_Stadium_in_Pasadena_from_Flickr_182952103.jpg/440px-Rose_Bowl_Stadium_in_Pasadena_from_Flickr_182952103.jpg 2x" data-file-width="2816" data-file-height="2112" /&gt;&lt;/a&gt; <text:s/>&lt;div class="thumbcaption"&gt;&lt;div class="magnify"&gt;&lt;a href="<text:a xlink:type="simple" xlink:href="view-source:https://fr.wikipedia.org/wiki/Fichier:Rose_Bowl_Stadium_in_Pasadena_from_Flickr_182952103.jpg" text:style-name="Internet_20_link" text:visited-style-name="Visited_20_Internet_20_Link">/wiki/Fichier:Rose_Bowl_Stadium_in_Pasadena_from_Flickr_182952103.jpg</text:a>" class="internal" title="Agrandir"&gt;&lt;/a&gt;&lt;/div&gt;Le Rose Bowl est le lieu de la finale 1994, l'édition américaine détient toujours le record d'affluence total.&lt;/div&gt;&lt;/div&gt;&lt;/div&gt;</text:p>
      <text:p text:style-name="Preformatted_20_Text"><text:bookmark text:name="line1809"/>&lt;p&gt;La Coupe du monde 1982 se déroule en &lt;a href="<text:a xlink:type="simple" xlink:href="view-source:https://fr.wikipedia.org/wiki/Espagne" text:style-name="Internet_20_link" text:visited-style-name="Visited_20_Internet_20_Link">/wiki/Espagne</text:a>" title="Espagne"&gt;Espagne&lt;/a&gt;. L'organisation espagnole détient alors le record du nombre de stades dans lesquels la compétition se déroule avec 17 stades répartis dans tout le pays. La finale a lieu dans le &lt;a href="<text:a xlink:type="simple" xlink:href="view-source:https://fr.wikipedia.org/wiki/Stade_Santiago_Bernabéu" text:style-name="Internet_20_link" text:visited-style-name="Visited_20_Internet_20_Link">/wiki/Stade_Santiago_Bernab%C3%A9u</text:a>" class="mw-redirect" title="Stade Santiago Bernabéu"&gt;stade Santiago Bernabéu&lt;/a&gt; où le &lt;a href="<text:a xlink:type="simple" xlink:href="view-source:https://fr.wikipedia.org/wiki/Real_Madrid_Club_de_Fútbol" text:style-name="Internet_20_link" text:visited-style-name="Visited_20_Internet_20_Link">/wiki/Real_Madrid_Club_de_F%C3%BAtbol</text:a>" title="Real Madrid Club de Fútbol"&gt;Real Madrid&lt;/a&gt; est le club résident. La plupart des enceintes sportives mexicaines utilisées pour la Coupe du monde 1986 sont les mêmes qu'en 1970, le stade Azteca accueille à nouveau la finale de la compétition. Les stades italiens sont les hôtes des matchs de la Coupe du monde 1990. Le &lt;a href="<text:a xlink:type="simple" xlink:href="view-source:https://fr.wikipedia.org/wiki/Stade_olympique_de_Rome" text:style-name="Internet_20_link" text:visited-style-name="Visited_20_Internet_20_Link">/wiki/Stade_olympique_de_Rome</text:a>" title="Stade olympique de Rome"&gt;Stade olympique de Rome&lt;/a&gt; est le stade désigné pour accueillir la finale de la compétition, 73&amp;#160;606 spectateurs s'y réunissent pour assister à la victoire allemande.</text:p>
      <text:p text:style-name="Preformatted_20_Text"><text:bookmark text:name="line1810"/>&lt;/p&gt;&lt;p&gt;Les États-Unis reconvertissent des stades de &lt;a href="<text:a xlink:type="simple" xlink:href="view-source:https://fr.wikipedia.org/wiki/Football_américain" text:style-name="Internet_20_link" text:visited-style-name="Visited_20_Internet_20_Link">/wiki/Football_am%C3%A9ricain</text:a>" title="Football américain"&gt;football américain&lt;/a&gt; en stades de football pour la Coupe du monde 1994. Cela leur permet de battre l'affluence record d'une épreuve de Coupe du monde avec 3&amp;#160;587&amp;#160;538 spectateurs pour voir les 52 rencontres soit une moyenne record de 68&amp;#160;991 spectateurs par match. La finale a lieu au &lt;a href="<text:a xlink:type="simple" xlink:href="view-source:https://fr.wikipedia.org/wiki/Rose_Bowl_(stade)" text:style-name="Internet_20_link" text:visited-style-name="Visited_20_Internet_20_Link">/wiki/Rose_Bowl_(stade)</text:a>" title="Rose Bowl (stade)"&gt;Rose Bowl Stadium&lt;/a&gt; devant 94&amp;#160;194 personnes. En 1998, la France construit le &lt;a href="<text:a xlink:type="simple" xlink:href="view-source:https://fr.wikipedia.org/wiki/Stade_de_France" text:style-name="Internet_20_link" text:visited-style-name="Visited_20_Internet_20_Link">/wiki/Stade_de_France</text:a>" title="Stade de France"&gt;stade de France&lt;/a&gt; pour <text:soft-page-break/>accueillir la finale de la compétition. Les autres stades sont modernisés. Neuf autres stades sont rénovés à l'occasion de cet événement. La capacité du &lt;a href="<text:a xlink:type="simple" xlink:href="view-source:https://fr.wikipedia.org/wiki/Stade_Vélodrome" text:style-name="Internet_20_link" text:visited-style-name="Visited_20_Internet_20_Link">/wiki/Stade_V%C3%A9lodrome</text:a>" title="Stade Vélodrome"&gt;stade Vélodrome&lt;/a&gt;, qui accueille une demi-finale, est portée à 60&amp;#160;000 spectateurs. La petite finale se dispute au &lt;a href="<text:a xlink:type="simple" xlink:href="view-source:https://fr.wikipedia.org/wiki/Parc_des_Princes" text:style-name="Internet_20_link" text:visited-style-name="Visited_20_Internet_20_Link">/wiki/Parc_des_Princes</text:a>" title="Parc des Princes"&gt;Parc des Princes&lt;/a&gt;. La Coupe du monde de 2002 se dispute dans 20 stades différents divisés équitablement entre les deux pays organisateurs, la Corée du Sud et le Japon. La plupart des stades utilisés sont construits pour la compétition et mis en service peu avant la tenue de l'édition. Le &lt;a href="<text:a xlink:type="simple" xlink:href="view-source:https://fr.wikipedia.org/wiki/Stade_Nissan" text:style-name="Internet_20_link" text:visited-style-name="Visited_20_Internet_20_Link">/wiki/Stade_Nissan</text:a>" title="Stade Nissan"&gt;Yokohama International Stadium&lt;/a&gt; accueille la finale et les 69&amp;#160;029 spectateurs présents à cette occasion. À l'occasion de la Coupe du monde 2006, douze stades allemands sont construits ou rénovés pour la Coupe du monde&lt;sup id="cite_ref-127" class="reference"&gt;&lt;a href="<text:a xlink:type="simple" xlink:href="view-source:https://fr.wikipedia.org/wiki/Coupe_du_monde_de_football#cite_note-127" text:style-name="Internet_20_link" text:visited-style-name="Visited_20_Internet_20_Link">#cite_note-127</text:a>"&gt;&lt;span class="cite_crochet"&gt;[&lt;/span&gt;121&lt;span class="cite_crochet"&gt;]&lt;/span&gt;&lt;/a&gt;&lt;/sup&gt;. La &lt;a href="<text:a xlink:type="simple" xlink:href="view-source:https://fr.wikipedia.org/wiki/Allianz_Arena" text:style-name="Internet_20_link" text:visited-style-name="Visited_20_Internet_20_Link">/wiki/Allianz_Arena</text:a>" title="Allianz Arena"&gt;Allianz Arena&lt;/a&gt; ou Munich Arena est construite. La finale de l'édition se dispute au &lt;a href="<text:a xlink:type="simple" xlink:href="view-source:https://fr.wikipedia.org/wiki/Stade_olympique_de_Berlin" text:style-name="Internet_20_link" text:visited-style-name="Visited_20_Internet_20_Link">/wiki/Stade_olympique_de_Berlin</text:a>" title="Stade olympique de Berlin"&gt;stade olympique de Berlin&lt;/a&gt;, rénové à cette occasion. Pour la compétition en Afrique du Sud quatre ans plus tard, quatre des dix des stades sont construits pour l'occasion&lt;sup id="cite_ref-128" class="reference"&gt;&lt;a href="<text:a xlink:type="simple" xlink:href="view-source:https://fr.wikipedia.org/wiki/Coupe_du_monde_de_football#cite_note-128" text:style-name="Internet_20_link" text:visited-style-name="Visited_20_Internet_20_Link">#cite_note-128</text:a>"&gt;&lt;span class="cite_crochet"&gt;[&lt;/span&gt;122&lt;span class="cite_crochet"&gt;]&lt;/span&gt;&lt;/a&gt;&lt;/sup&gt;.</text:p>
      <text:p text:style-name="Preformatted_20_Text"><text:bookmark text:name="line1811"/>&lt;/p&gt;</text:p>
      <text:p text:style-name="Preformatted_20_Text"><text:bookmark text:name="line1812"/>&lt;div class="center"&gt;&lt;div class="thumb tnone"&gt;&lt;div class="thumbinner" style="width:702px;"&gt;&lt;a href="<text:a xlink:type="simple" xlink:href="view-source:https://fr.wikipedia.org/wiki/Fichier:Olympiastadion_Berlin,_Schweden_–_Paraguay,_2006.jpg" text:style-name="Internet_20_link" text:visited-style-name="Visited_20_Internet_20_Link">/wiki/Fichier:Olympiastadion_Berlin,_Schweden_%E2%80%93_Paraguay,_2006.jpg</text:a>" class="image"&gt;&lt;img alt="" src="<text:a xlink:type="simple" xlink:href="view-source:https://upload.wikimedia.org/wikipedia/commons/thumb/a/a4/Olympiastadion_Berlin%2C_Schweden_–_Paraguay%2C_2006.jpg/700px-Olympiastadion_Berlin%2C_Schweden_–_Paraguay%2C_2006.jpg" text:style-name="Internet_20_link" text:visited-style-name="Visited_20_Internet_20_Link">//upload.wikimedia.org/wikipedia/commons/thumb/a/a4/Olympiastadion_Berlin%2C_Schweden_%E2%80%93_Paraguay%2C_2006.jpg/700px-Olympiastadion_Berlin%2C_Schweden_%E2%80%93_Paraguay%2C_2006.jpg</text:a>" width="700" height="175" class="thumbimage" srcset="//upload.wikimedia.org/wikipedia/commons/thumb/a/a4/Olympiastadion_Berlin%2C_Schweden_%E2%80%93_Paraguay%2C_2006.jpg/1050px-Olympiastadion_Berlin%2C_Schweden_%E2%80%93_Paraguay%2C_2006.jpg 1.5x, //upload.wikimedia.org/wikipedia/commons/thumb/a/a4/Olympiastadion_Berlin%2C_Schweden_%E2%80%93_Paraguay%2C_2006.jpg/1400px-Olympiastadion_Berlin%2C_Schweden_%E2%80%93_Paraguay%2C_2006.jpg 2x" data-file-width="6000" data-file-height="1500" /&gt;&lt;/a&gt; <text:s/>&lt;div class="thumbcaption"&gt;&lt;div class="magnify"&gt;&lt;a href="<text:a xlink:type="simple" xlink:href="view-source:https://fr.wikipedia.org/wiki/Fichier:Olympiastadion_Berlin,_Schweden_–_Paraguay,_2006.jpg" text:style-name="Internet_20_link" text:visited-style-name="Visited_20_Internet_20_Link">/wiki/Fichier:Olympiastadion_Berlin,_Schweden_%E2%80%93_Paraguay,_2006.jpg</text:a>" class="internal" title="Agrandir"&gt;&lt;/a&gt;&lt;/div&gt;Le stade olympique de Berlin lors du match de football Suède-Paraguay en 2006.&lt;/div&gt;&lt;/div&gt;&lt;/div&gt;&lt;/div&gt;</text:p>
      <text:p text:style-name="Preformatted_20_Text"><text:bookmark text:name="line1813"/>&lt;p&gt;Dans les années 2000, la construction de stades est soumise à un cahier des charges très précis édicté par la FIFA afin que les stades soient homologués pour accueillir la phase finale de la compétition&lt;sup id="cite_ref-129" class="reference"&gt;&lt;a href="<text:a xlink:type="simple" xlink:href="view-source:https://fr.wikipedia.org/wiki/Coupe_du_monde_de_football#cite_note-129" text:style-name="Internet_20_link" text:visited-style-name="Visited_20_Internet_20_Link">#cite_note-129</text:a>"&gt;&lt;span class="cite_crochet"&gt;[&lt;/span&gt;123&lt;span class="cite_crochet"&gt;]&lt;/span&gt;&lt;/a&gt;&lt;/sup&gt;. Les affluences de la Coupe du monde sont chronologiquement croissantes. Le Maracanã fait de l'édition 1950 la plus suivie dans les tribunes avant que la Coupe du monde n'ait lieu en Angleterre et son stade de Wembley. Le dernier pic majeur se produit en 1994 lorsque les États-Unis transforment les stades de football américain pour la Coupe du monde.</text:p>
      <text:p text:style-name="Preformatted_20_Text"><text:bookmark text:name="line1814"/>&lt;/p&gt;</text:p>
      <text:p text:style-name="Preformatted_20_Text"><text:bookmark text:name="line1815"/>&lt;center&gt;&lt;b&gt;Moyenne de spectateurs dans les stades lors des phases finales la Coupe du monde de football&lt;/b&gt;&lt;sup id="cite_ref-130" class="reference"&gt;&lt;a href="<text:a xlink:type="simple" xlink:href="view-source:https://fr.wikipedia.org/wiki/Coupe_du_monde_de_football#cite_note-130" text:style-name="Internet_20_link" text:visited-style-name="Visited_20_Internet_20_Link">#cite_note-130</text:a>"&gt;&lt;span class="cite_crochet"&gt;[&lt;/span&gt;124&lt;span class="cite_crochet"&gt;]&lt;/span&gt;&lt;/a&gt;&lt;/sup&gt;&lt;br /&gt; &lt;div class="timeline-wrapper"&gt;&lt;map name="timeline_e55dac9b766197f0972d97863b9c7883"&gt;&lt;/map&gt;&lt;img usemap="#timeline_e55dac9b766197f0972d97863b9c7883" src="<text:a xlink:type="simple" xlink:href="view-source:https://upload.wikimedia.org/wikipedia/fr/timeline/e55dac9b766197f0972d97863b9c7883.png" text:style-name="Internet_20_link" text:visited-style-name="Visited_20_Internet_20_Link">//upload.wikimedia.org/wikipedia/fr/timeline/e55dac9b766197f0972d97863b9c7883.png</text:a>" /&gt;&lt;/div&gt;&lt;/center&gt;</text:p>
      <text:p text:style-name="Preformatted_20_Text"><text:bookmark text:name="line1816"/>&lt;p&gt;&lt;br /&gt;</text:p>
      <text:p text:style-name="Preformatted_20_Text"><text:bookmark text:name="line1817"/><text:soft-page-break/>Parfois, la faible utilisation des stades après la compétition est critiquée comme le &lt;a href="<text:a xlink:type="simple" xlink:href="view-source:https://fr.wikipedia.org/wiki/Stade_Maracanã" text:style-name="Internet_20_link" text:visited-style-name="Visited_20_Internet_20_Link">/wiki/Stade_Maracan%C3%A3</text:a>" title="Stade Maracanã"&gt;Maracanã&lt;/a&gt; à &lt;a href="<text:a xlink:type="simple" xlink:href="view-source:https://fr.wikipedia.org/wiki/Rio_de_Janeiro" text:style-name="Internet_20_link" text:visited-style-name="Visited_20_Internet_20_Link">/wiki/Rio_de_Janeiro</text:a>" title="Rio de Janeiro"&gt;Rio&lt;/a&gt;, trop grand, qui est tombé en ruine et a dû être reconstruit. Cependant, de nombreux stades comme les stades allemands ont permis aux clubs locaux de bénéficier d'un stade plus moderne après la compétition.</text:p>
      <text:p text:style-name="Preformatted_20_Text"><text:bookmark text:name="line1818"/>&lt;/p&gt;</text:p>
      <text:p text:style-name="Preformatted_20_Text"><text:bookmark text:name="line1819"/>&lt;h3&gt;&lt;span id="Mat.C3.A9riel"&gt;&lt;/span&gt;&lt;span class="mw-headline" id="Matériel"&gt;Matériel&lt;/span&gt;&lt;/h3&gt;</text:p>
      <text:p text:style-name="Preformatted_20_Text"><text:bookmark text:name="line1820"/>&lt;div class="thumb tleft"&gt;&lt;div class="thumbinner" style="width:222px;"&gt;&lt;a href="<text:a xlink:type="simple" xlink:href="view-source:https://fr.wikipedia.org/wiki/Fichier:Balls_from_the_1930_World_Cup_final.jpg" text:style-name="Internet_20_link" text:visited-style-name="Visited_20_Internet_20_Link">/wiki/Fichier:Balls_from_the_1930_World_Cup_final.jpg</text:a>" class="image"&gt;&lt;img alt="" src="<text:a xlink:type="simple" xlink:href="view-source:https://upload.wikimedia.org/wikipedia/commons/thumb/8/8c/Balls_from_the_1930_World_Cup_final.jpg/220px-Balls_from_the_1930_World_Cup_final.jpg" text:style-name="Internet_20_link" text:visited-style-name="Visited_20_Internet_20_Link">//upload.wikimedia.org/wikipedia/commons/thumb/8/8c/Balls_from_the_1930_World_Cup_final.jpg/220px-Balls_from_the_1930_World_Cup_final.jpg</text:a>" width="220" height="165" class="thumbimage" srcset="//upload.wikimedia.org/wikipedia/commons/thumb/8/8c/Balls_from_the_1930_World_Cup_final.jpg/330px-Balls_from_the_1930_World_Cup_final.jpg 1.5x, //upload.wikimedia.org/wikipedia/commons/thumb/8/8c/Balls_from_the_1930_World_Cup_final.jpg/440px-Balls_from_the_1930_World_Cup_final.jpg 2x" data-file-width="3264" data-file-height="2448" /&gt;&lt;/a&gt; <text:s/>&lt;div class="thumbcaption"&gt;&lt;div class="magnify"&gt;&lt;a href="<text:a xlink:type="simple" xlink:href="view-source:https://fr.wikipedia.org/wiki/Fichier:Balls_from_the_1930_World_Cup_final.jpg" text:style-name="Internet_20_link" text:visited-style-name="Visited_20_Internet_20_Link">/wiki/Fichier:Balls_from_the_1930_World_Cup_final.jpg</text:a>" class="internal" title="Agrandir"&gt;&lt;/a&gt;&lt;/div&gt;Ballons utilisés lors de la première Coupe du monde en 1930.&lt;/div&gt;&lt;/div&gt;&lt;/div&gt;</text:p>
      <text:p text:style-name="Preformatted_20_Text"><text:bookmark text:name="line1821"/>&lt;p&gt;Lors de la première finale de la Coupe du monde, chaque équipe apporte son ballon et l'arbitre, &lt;a href="<text:a xlink:type="simple" xlink:href="view-source:https://fr.wikipedia.org/wiki/John_Langenus" text:style-name="Internet_20_link" text:visited-style-name="Visited_20_Internet_20_Link">/wiki/John_Langenus</text:a>" title="John Langenus"&gt;John Langenus&lt;/a&gt;, doit tirer au sort le terrain mais également le ballon pour jouer la rencontre. Le ballon argentin est choisi par le hasard. Dès l'édition &lt;a href="<text:a xlink:type="simple" xlink:href="view-source:https://fr.wikipedia.org/wiki/Coupe_du_monde_de_football_de_1934" text:style-name="Internet_20_link" text:visited-style-name="Visited_20_Internet_20_Link">/wiki/Coupe_du_monde_de_football_de_1934</text:a>" title="Coupe du monde de football de 1934"&gt;1934&lt;/a&gt;, un même modèle de ballon est utilisé pour toutes les rencontres d'une même phase finale. Allen fournit ainsi les ballons en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En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lt;a href="<text:a xlink:type="simple" xlink:href="view-source:https://fr.wikipedia.org/wiki/Adidas" text:style-name="Internet_20_link" text:visited-style-name="Visited_20_Internet_20_Link">/wiki/Adidas</text:a>" title="Adidas"&gt;Adidas&lt;/a&gt; est choisi comme fournisseur et sort son édition &lt;i&gt;Santiago&lt;/i&gt;. Après la pause de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où les ballons sont des &lt;a href="<text:a xlink:type="simple" xlink:href="view-source:https://fr.wikipedia.org/wiki/Slazenger" text:style-name="Internet_20_link" text:visited-style-name="Visited_20_Internet_20_Link">/wiki/Slazenger</text:a>" title="Slazenger"&gt;Slazenger&lt;/a&gt;, &lt;a href="<text:a xlink:type="simple" xlink:href="view-source:https://fr.wikipedia.org/wiki/Adidas" text:style-name="Internet_20_link" text:visited-style-name="Visited_20_Internet_20_Link">/wiki/Adidas</text:a>" title="Adidas"&gt;Adidas&lt;/a&gt; devient fournisseur exclusif de la Coupe du monde. L'équipementier allemand sort un nouveau modèle de ballon à chaque édition auquel il donne un nom. &lt;i&gt;Tango&lt;/i&gt; est utilisé pour les Coupes du monde &lt;a href="<text:a xlink:type="simple" xlink:href="view-source:https://fr.wikipedia.org/wiki/Coupe_du_monde_de_football_de_1978" text:style-name="Internet_20_link" text:visited-style-name="Visited_20_Internet_20_Link">/wiki/Coupe_du_monde_de_football_de_1978</text:a>" title="Coupe du monde de football de 1978"&gt;1978&lt;/a&gt; et 1982. &lt;i&gt;Azteca&lt;/i&gt; en &lt;a href="<text:a xlink:type="simple" xlink:href="view-source:https://fr.wikipedia.org/wiki/Coupe_du_monde_de_football_de_1986" text:style-name="Internet_20_link" text:visited-style-name="Visited_20_Internet_20_Link">/wiki/Coupe_du_monde_de_football_de_1986</text:a>" title="Coupe du monde de football de 1986"&gt;1986&lt;/a&gt; est le premier ballon de la compétition totalement en synthétique. Le ballon de l'édition 1990 est nommé l'&lt;i&gt;Estrusco Unico&lt;/i&gt;. Le &lt;i&gt;Questra&lt;/i&gt; en &lt;a href="<text:a xlink:type="simple" xlink:href="view-source:https://fr.wikipedia.org/wiki/Coupe_du_monde_de_football_de_1994" text:style-name="Internet_20_link" text:visited-style-name="Visited_20_Internet_20_Link">/wiki/Coupe_du_monde_de_football_de_1994</text:a>" title="Coupe du monde de football de 1994"&gt;1994&lt;/a&gt; est apprécié par les joueurs et décrié par les gardiens de but. Le ballon &lt;i&gt;Tricolore&lt;/i&gt; pour l'édition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arbore les couleurs du pays organisateur, la France, avec un ballon bleu et blanc. Il est fabriqué au &lt;a href="<text:a xlink:type="simple" xlink:href="view-source:https://fr.wikipedia.org/wiki/Maroc" text:style-name="Internet_20_link" text:visited-style-name="Visited_20_Internet_20_Link">/wiki/Maroc</text:a>" title="Maroc"&gt;Maroc&lt;/a&gt;. Le &lt;i&gt;Fevernova&lt;/i&gt; en &lt;a href="<text:a xlink:type="simple" xlink:href="view-source:https://fr.wikipedia.org/wiki/Coupe_du_monde_de_football_de_2002" text:style-name="Internet_20_link" text:visited-style-name="Visited_20_Internet_20_Link">/wiki/Coupe_du_monde_de_football_de_2002</text:a>" title="Coupe du monde de football de 2002"&gt;2002&lt;/a&gt; est de couleur or avec des flammes rouges. La couche de mousse qui le compose est améliorée par des micro-billes de gaz, permettant selon Adidas des frappes plus précises&lt;sup id="cite_ref-Fevernova_131-0" class="reference"&gt;&lt;a href="<text:a xlink:type="simple" xlink:href="view-source:https://fr.wikipedia.org/wiki/Coupe_du_monde_de_football#cite_note-Fevernova-131" text:style-name="Internet_20_link" text:visited-style-name="Visited_20_Internet_20_Link">#cite_note-Fevernova-131</text:a>"&gt;&lt;span class="cite_crochet"&gt;[&lt;/span&gt;125&lt;span class="cite_crochet"&gt;]&lt;/span&gt;&lt;/a&gt;&lt;/sup&gt;. Le ballon &lt;a href="<text:a xlink:type="simple" xlink:href="view-source:https://fr.wikipedia.org/wiki/Teamgeist" text:style-name="Internet_20_link" text:visited-style-name="Visited_20_Internet_20_Link">/wiki/Teamgeist</text:a>" title="Teamgeist"&gt;Teamgeist&lt;/a&gt; en &lt;a <text:soft-page-break/>href="<text:a xlink:type="simple" xlink:href="view-source:https://fr.wikipedia.org/wiki/Coupe_du_monde_de_football_de_2006" text:style-name="Internet_20_link" text:visited-style-name="Visited_20_Internet_20_Link">/wiki/Coupe_du_monde_de_football_de_2006</text:a>" title="Coupe du monde de football de 2006"&gt;2006&lt;/a&gt; est un ballon innovant. Il est imperméable ce qui lui permet de garder le même poids du début à la fin de la partie quelles que soient les conditions météorologiques. Adidas nomme &lt;a href="<text:a xlink:type="simple" xlink:href="view-source:https://fr.wikipedia.org/wiki/Jabulani_(ballon)" text:style-name="Internet_20_link" text:visited-style-name="Visited_20_Internet_20_Link">/wiki/Jabulani_(ballon)</text:a>" title="Jabulani (ballon)"&gt;Jabulani&lt;/a&gt;, qui signifie «&amp;#160;célébrer&amp;#160;» en zoulou, le ballon utilisé pour la &lt;a href="<text:a xlink:type="simple" xlink:href="view-source:https://fr.wikipedia.org/wiki/Coupe_du_monde_de_football_de_2010" text:style-name="Internet_20_link" text:visited-style-name="Visited_20_Internet_20_Link">/wiki/Coupe_du_monde_de_football_de_2010</text:a>" title="Coupe du monde de football de 2010"&gt;2010&lt;/a&gt;&lt;sup id="cite_ref-LSA-Jabulani_132-0" class="reference"&gt;&lt;a href="<text:a xlink:type="simple" xlink:href="view-source:https://fr.wikipedia.org/wiki/Coupe_du_monde_de_football#cite_note-LSA-Jabulani-132" text:style-name="Internet_20_link" text:visited-style-name="Visited_20_Internet_20_Link">#cite_note-LSA-Jabulani-132</text:a>"&gt;&lt;span class="cite_crochet"&gt;[&lt;/span&gt;126&lt;span class="cite_crochet"&gt;]&lt;/span&gt;&lt;/a&gt;&lt;/sup&gt;. Il est moulé dans une seule pièce&lt;sup id="cite_ref-LSA-Jabulani_132-1" class="reference"&gt;&lt;a href="<text:a xlink:type="simple" xlink:href="view-source:https://fr.wikipedia.org/wiki/Coupe_du_monde_de_football#cite_note-LSA-Jabulani-132" text:style-name="Internet_20_link" text:visited-style-name="Visited_20_Internet_20_Link">#cite_note-LSA-Jabulani-132</text:a>"&gt;&lt;span class="cite_crochet"&gt;[&lt;/span&gt;126&lt;span class="cite_crochet"&gt;]&lt;/span&gt;&lt;/a&gt;&lt;/sup&gt;, et équipé d'un nouveau concept appelé «&amp;#160;Grip'n'Groove&amp;#160;» pour un contrôle optimal, des trajectoires stables et une accroche parfaite&lt;sup id="cite_ref-critiques_ballon_2010_133-0" class="reference"&gt;&lt;a href="<text:a xlink:type="simple" xlink:href="view-source:https://fr.wikipedia.org/wiki/Coupe_du_monde_de_football#cite_note-critiques_ballon_2010-133" text:style-name="Internet_20_link" text:visited-style-name="Visited_20_Internet_20_Link">#cite_note-critiques_ballon_2010-133</text:a>"&gt;&lt;span class="cite_crochet"&gt;[&lt;/span&gt;127&lt;span class="cite_crochet"&gt;]&lt;/span&gt;&lt;/a&gt;&lt;/sup&gt;. Cependant, le ballon de la Coupe du monde 2010 est très critiqué par les gardiens de but pour sa trajectoire flottante&lt;sup id="cite_ref-critiques_ballon_2010_133-1" class="reference"&gt;&lt;a href="<text:a xlink:type="simple" xlink:href="view-source:https://fr.wikipedia.org/wiki/Coupe_du_monde_de_football#cite_note-critiques_ballon_2010-133" text:style-name="Internet_20_link" text:visited-style-name="Visited_20_Internet_20_Link">#cite_note-critiques_ballon_2010-133</text:a>"&gt;&lt;span class="cite_crochet"&gt;[&lt;/span&gt;127&lt;span class="cite_crochet"&gt;]&lt;/span&gt;&lt;/a&gt;&lt;/sup&gt;. Ces critiques sont prises en compte par Adidas lors de la Coupe du monde 2014, les trajectoires de &lt;a href="<text:a xlink:type="simple" xlink:href="view-source:https://fr.wikipedia.org/wiki/Brazuca" text:style-name="Internet_20_link" text:visited-style-name="Visited_20_Internet_20_Link">/wiki/Brazuca</text:a>" title="Brazuca"&gt;Brazuca&lt;/a&gt;, dont la conception a duré deux ans, sont moins aléatoires&lt;sup id="cite_ref-134" class="reference"&gt;&lt;a href="<text:a xlink:type="simple" xlink:href="view-source:https://fr.wikipedia.org/wiki/Coupe_du_monde_de_football#cite_note-134" text:style-name="Internet_20_link" text:visited-style-name="Visited_20_Internet_20_Link">#cite_note-134</text:a>"&gt;&lt;span class="cite_crochet"&gt;[&lt;/span&gt;128&lt;span class="cite_crochet"&gt;]&lt;/span&gt;&lt;/a&gt;&lt;/sup&gt;.</text:p>
      <text:p text:style-name="Preformatted_20_Text"><text:bookmark text:name="line1822"/>&lt;/p&gt;</text:p>
      <text:p text:style-name="Preformatted_20_Text"><text:bookmark text:name="line1823"/>&lt;h3&gt;&lt;span class="mw-headline" id="Arbitrage"&gt;Arbitrage&lt;/span&gt;&lt;/h3&gt;</text:p>
      <text:p text:style-name="Preformatted_20_Text"><text:bookmark text:name="line1824"/>&lt;div class="bandeau-section bandeau-niveau-detail loupe"&gt;Article détaillé&amp;#160;: &lt;a href="<text:a xlink:type="simple" xlink:href="view-source:https://fr.wikipedia.org/wiki/Arbitres_de_la_Coupe_du_monde_de_football" text:style-name="Internet_20_link" text:visited-style-name="Visited_20_Internet_20_Link">/wiki/Arbitres_de_la_Coupe_du_monde_de_football</text:a>" title="Arbitres de la Coupe du monde de football"&gt;Arbitres de la Coupe du monde de football&lt;/a&gt;.&lt;/div&gt;</text:p>
      <text:p text:style-name="Preformatted_20_Text"><text:bookmark text:name="line1825"/>&lt;div class="thumb tright"&gt;&lt;div class="thumbinner" style="width:152px;"&gt;&lt;a href="<text:a xlink:type="simple" xlink:href="view-source:https://fr.wikipedia.org/wiki/Fichier:John_Langenus_The_football_arbitrator_a_judging_first_final_of_the_World_championships_1930_year.jpg" text:style-name="Internet_20_link" text:visited-style-name="Visited_20_Internet_20_Link">/wiki/Fichier:John_Langenus_The_football_arbitrator_a_judging_first_final_of_the_World_championships_1930_year.jpg</text:a>" class="image"&gt;&lt;img alt="" src="<text:a xlink:type="simple" xlink:href="view-source:https://upload.wikimedia.org/wikipedia/commons/thumb/b/b5/John_Langenus_The_football_arbitrator_a_judging_first_final_of_the_World_championships_1930_year.jpg/150px-John_Langenus_The_football_arbitrator_a_judging_first_final_of_the_World_championships_1930_year.jpg" text:style-name="Internet_20_link" text:visited-style-name="Visited_20_Internet_20_Link">//upload.wikimedia.org/wikipedia/commons/thumb/b/b5/John_Langenus_The_football_arbitrator_a_judging_first_final_of_the_World_championships_1930_year.jpg/150px-John_Langenus_The_football_arbitrator_a_judging_first_final_of_the_World_championships_1930_year.jpg</text:a>" width="150" height="215" class="thumbimage" srcset="//upload.wikimedia.org/wikipedia/commons/thumb/b/b5/John_Langenus_The_football_arbitrator_a_judging_first_final_of_the_World_championships_1930_year.jpg/225px-John_Langenus_The_football_arbitrator_a_judging_first_final_of_the_World_championships_1930_year.jpg 1.5x, //upload.wikimedia.org/wikipedia/commons/thumb/b/b5/John_Langenus_The_football_arbitrator_a_judging_first_final_of_the_World_championships_1930_year.jpg/300px-John_Langenus_The_football_arbitrator_a_judging_first_final_of_the_World_championships_1930_year.jpg 2x" data-file-width="1465" data-file-height="2095" /&gt;&lt;/a&gt; <text:s/>&lt;div class="thumbcaption"&gt;&lt;div class="magnify"&gt;&lt;a href="<text:a xlink:type="simple" xlink:href="view-source:https://fr.wikipedia.org/wiki/Fichier:John_Langenus_The_football_arbitrator_a_judging_first_final_of_the_World_championships_1930_year.jpg" text:style-name="Internet_20_link" text:visited-style-name="Visited_20_Internet_20_Link">/wiki/Fichier:John_Langenus_The_football_arbitrator_a_judging_first_final_of_the_World_championships_1930_year.jpg</text:a>" class="internal" title="Agrandir"&gt;&lt;/a&gt;&lt;/div&gt;John Langenus arbitre la première finale de la Coupe du monde en 1930.&lt;/div&gt;&lt;/div&gt;&lt;/div&gt;</text:p>
      <text:p text:style-name="Preformatted_20_Text"><text:bookmark text:name="line1826"/>&lt;p&gt;Les débuts de l'&lt;a href="<text:a xlink:type="simple" xlink:href="view-source:https://fr.wikipedia.org/wiki/Arbitre_sportif" text:style-name="Internet_20_link" text:visited-style-name="Visited_20_Internet_20_Link">/wiki/Arbitre_sportif</text:a>" title="Arbitre sportif"&gt;arbitrage&lt;/a&gt; en Coupe du monde sont difficiles. L'opposition de &lt;a href="<text:a xlink:type="simple" xlink:href="view-source:https://fr.wikipedia.org/wiki/Culture" text:style-name="Internet_20_link" text:visited-style-name="Visited_20_Internet_20_Link">/wiki/Culture</text:a>" title="Culture"&gt;cultures&lt;/a&gt; est également présente pour les arbitres. Dès la première édition en &lt;a href="<text:a xlink:type="simple" xlink:href="view-source:https://fr.wikipedia.org/wiki/Coupe_du_monde_de_football_de_1930" text:style-name="Internet_20_link" text:visited-style-name="Visited_20_Internet_20_Link">/wiki/Coupe_du_monde_de_football_de_1930</text:a>" title="Coupe du monde de football de 1930"&gt;1930&lt;/a&gt;, des bagarres générales éclatent. Les cartons n'existent pas, les arbitres peuvent seulement exclure des joueurs. &lt;a href="<text:a xlink:type="simple" xlink:href="view-source:https://fr.wikipedia.org/wiki/Arbitre_(football)" text:style-name="Internet_20_link" text:visited-style-name="Visited_20_Internet_20_Link">/wiki/Arbitre_(football)</text:a>" <text:soft-page-break/>title="Arbitre (football)"&gt;Arbitre&lt;/a&gt; de la première finale de la Coupe du monde, le &lt;a href="<text:a xlink:type="simple" xlink:href="view-source:https://fr.wikipedia.org/wiki/Belgique" text:style-name="Internet_20_link" text:visited-style-name="Visited_20_Internet_20_Link">/wiki/Belgique</text:a>" title="Belgique"&gt;Belge&lt;/a&gt; &lt;a href="<text:a xlink:type="simple" xlink:href="view-source:https://fr.wikipedia.org/wiki/John_Langenus" text:style-name="Internet_20_link" text:visited-style-name="Visited_20_Internet_20_Link">/wiki/John_Langenus</text:a>" title="John Langenus"&gt;John Langenus&lt;/a&gt; le constate lors du match entre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et le &lt;a href="<text:a xlink:type="simple" xlink:href="view-source:https://fr.wikipedia.org/wiki/Équipe_du_Chili_de_football" text:style-name="Internet_20_link" text:visited-style-name="Visited_20_Internet_20_Link">/wiki/%C3%89quipe_du_Chili_de_football</text:a>" title="Équipe du Chili de football"&gt;Chili&lt;/a&gt;&amp;#160;: &lt;span class="citation"&gt;«&amp;#160;En Europe, j'aurais exclu les vingt-deux joueurs. En Amérique, on trouvait ça presque naturel. Finalement, après intervention de la police montée, le match put se terminer normalement.&amp;#160;»&lt;/span&gt;&lt;sup id="cite_ref-135" class="reference"&gt;&lt;a href="<text:a xlink:type="simple" xlink:href="view-source:https://fr.wikipedia.org/wiki/Coupe_du_monde_de_football#cite_note-135" text:style-name="Internet_20_link" text:visited-style-name="Visited_20_Internet_20_Link">#cite_note-135</text:a>"&gt;&lt;span class="cite_crochet"&gt;[&lt;/span&gt;129&lt;span class="cite_crochet"&gt;]&lt;/span&gt;&lt;/a&gt;&lt;/sup&gt;. L'interprétation des règles diverge selon les arbitres et cause des problèmes d'équité&lt;sup id="cite_ref-Vigarello_10-2" class="reference"&gt;&lt;a href="<text:a xlink:type="simple" xlink:href="view-source:https://fr.wikipedia.org/wiki/Coupe_du_monde_de_football#cite_note-Vigarello-10" text:style-name="Internet_20_link" text:visited-style-name="Visited_20_Internet_20_Link">#cite_note-Vigarello-10</text:a>"&gt;&lt;span class="cite_crochet"&gt;[&lt;/span&gt;6&lt;span class="cite_crochet"&gt;]&lt;/span&gt;&lt;/a&gt;&lt;/sup&gt;.</text:p>
      <text:p text:style-name="Preformatted_20_Text"><text:bookmark text:name="line1827"/>&lt;/p&gt;&lt;p&gt;Les &lt;a href="<text:a xlink:type="simple" xlink:href="view-source:https://fr.wikipedia.org/wiki/Carton_jaune" text:style-name="Internet_20_link" text:visited-style-name="Visited_20_Internet_20_Link">/wiki/Carton_jaune</text:a>" title="Carton jaune"&gt;cartons jaunes&lt;/a&gt; et &lt;a href="<text:a xlink:type="simple" xlink:href="view-source:https://fr.wikipedia.org/wiki/Carton_rouge" text:style-name="Internet_20_link" text:visited-style-name="Visited_20_Internet_20_Link">/wiki/Carton_rouge</text:a>" title="Carton rouge"&gt;rouges&lt;/a&gt; sont mis en place à l'occasion de la Coupe du monde de la FIFA 1970, quatre ans après l'affaire avec le capitaine argentin &lt;a href="<text:a xlink:type="simple" xlink:href="view-source:https://fr.wikipedia.org/wiki/Antonio_Rattín" text:style-name="Internet_20_link" text:visited-style-name="Visited_20_Internet_20_Link">/wiki/Antonio_Ratt%C3%ADn</text:a>" title="Antonio Rattín"&gt;Antonio Rattín&lt;/a&gt; qui ne voulait pas sortir du terrain comme le lui demande alors l'arbitre. Le dimanche &lt;time class="nowrap date-lien" datetime="1970-05-31" data-sort-value="1970-05-31"&gt;&lt;a href="<text:a xlink:type="simple" xlink:href="view-source:https://fr.wikipedia.org/wiki/31_mai_en_sport" text:style-name="Internet_20_link" text:visited-style-name="Visited_20_Internet_20_Link">/wiki/31_mai_en_sport</text:a>" title="31 mai en sport"&gt;31 mai&lt;/a&gt; &lt;a href="<text:a xlink:type="simple" xlink:href="view-source:https://fr.wikipedia.org/wiki/1970_en_football" text:style-name="Internet_20_link" text:visited-style-name="Visited_20_Internet_20_Link">/wiki/1970_en_football</text:a>" title="1970 en football"&gt;1970&lt;/a&gt;&lt;/time&gt;, l'arbitre &lt;a href="<text:a xlink:type="simple" xlink:href="view-source:https://fr.wikipedia.org/wiki/Allemagne_de_l%27Ouest" text:style-name="Internet_20_link" text:visited-style-name="Visited_20_Internet_20_Link">/wiki/Allemagne_de_l%27Ouest</text:a>" title="Allemagne de l&amp;#39;Ouest"&gt;allemand&lt;/a&gt; &lt;a href="<text:a xlink:type="simple" xlink:href="view-source:https://fr.wikipedia.org/wiki/Kurt_Tschenscher" text:style-name="Internet_20_link" text:visited-style-name="Visited_20_Internet_20_Link">/wiki/Kurt_Tschenscher</text:a>" title="Kurt Tschenscher"&gt;Kurt Tschenscher&lt;/a&gt; gratifie &lt;a href="<text:a xlink:type="simple" xlink:href="view-source:https://fr.wikipedia.org/wiki/Evgeny_Lovchev" text:style-name="Internet_20_link" text:visited-style-name="Visited_20_Internet_20_Link">/wiki/Evgeny_Lovchev</text:a>" title="Evgeny Lovchev"&gt;Evgeny Lovchev&lt;/a&gt;, le &lt;abbr class="abbr" title="numéro"&gt;n&lt;sup&gt;o&lt;/sup&gt;&lt;/abbr&gt;&amp;#160;6 de l'&lt;a href="<text:a xlink:type="simple" xlink:href="view-source:https://fr.wikipedia.org/wiki/Équipe_d%27Union_soviétique_de_football" text:style-name="Internet_20_link" text:visited-style-name="Visited_20_Internet_20_Link">/wiki/%C3%89quipe_d%27Union_sovi%C3%A9tique_de_football</text:a>" title="Équipe d&amp;#39;Union soviétique de football"&gt;équipe d'Union soviétique&lt;/a&gt;, du premier carton jaune de l'histoire de la Coupe du monde de football lors du match de premier tour à &lt;a href="<text:a xlink:type="simple" xlink:href="view-source:https://fr.wikipedia.org/wiki/Mexico" text:style-name="Internet_20_link" text:visited-style-name="Visited_20_Internet_20_Link">/wiki/Mexico</text:a>" title="Mexico"&gt;Mexico&lt;/a&gt; entre le &lt;a href="<text:a xlink:type="simple" xlink:href="view-source:https://fr.wikipedia.org/wiki/Équipe_du_Mexique_de_football" text:style-name="Internet_20_link" text:visited-style-name="Visited_20_Internet_20_Link">/wiki/%C3%89quipe_du_Mexique_de_football</text:a>" title="Équipe du Mexique de football"&gt;Mexique&lt;/a&gt; et l'Union soviétique qui se solde par un 0-0. Le premier carton rouge est sorti par l'arbitre &lt;a href="<text:a xlink:type="simple" xlink:href="view-source:https://fr.wikipedia.org/wiki/Turquie" text:style-name="Internet_20_link" text:visited-style-name="Visited_20_Internet_20_Link">/wiki/Turquie</text:a>" title="Turquie"&gt;turc&lt;/a&gt; &lt;a href="<text:a xlink:type="simple" xlink:href="view-source:https://fr.wikipedia.org/wiki/Doğan_Babacan" text:style-name="Internet_20_link" text:visited-style-name="Visited_20_Internet_20_Link">/wiki/Do%C4%9Fan_Babacan</text:a>" title="Doğan Babacan"&gt;Doğan Babacan&lt;/a&gt; pour le Chilien &lt;a href="<text:a xlink:type="simple" xlink:href="view-source:https://fr.wikipedia.org/wiki/Carlos_Caszely" text:style-name="Internet_20_link" text:visited-style-name="Visited_20_Internet_20_Link">/wiki/Carlos_Caszely</text:a>" title="Carlos Caszely"&gt;Carlos Caszely&lt;/a&gt; lors d'un match contre l'Allemagne de l'Ouest le &lt;time class="nowrap date-lien" datetime="1974-06-14" data-sort-value="1974-06-14"&gt;&lt;a href="<text:a xlink:type="simple" xlink:href="view-source:https://fr.wikipedia.org/wiki/14_juin_en_sport" text:style-name="Internet_20_link" text:visited-style-name="Visited_20_Internet_20_Link">/wiki/14_juin_en_sport</text:a>" title="14 juin en sport"&gt;14 juin&lt;/a&gt; &lt;a href="<text:a xlink:type="simple" xlink:href="view-source:https://fr.wikipedia.org/wiki/1974_en_football" text:style-name="Internet_20_link" text:visited-style-name="Visited_20_Internet_20_Link">/wiki/1974_en_football</text:a>" title="1974 en football"&gt;1974&lt;/a&gt;&lt;/time&gt;&lt;sup id="cite_ref-4-sanctions_93-1" class="reference"&gt;&lt;a href="<text:a xlink:type="simple" xlink:href="view-source:https://fr.wikipedia.org/wiki/Coupe_du_monde_de_football#cite_note-4-sanctions-93" text:style-name="Internet_20_link" text:visited-style-name="Visited_20_Internet_20_Link">#cite_note-4-sanctions-93</text:a>"&gt;&lt;span class="cite_crochet"&gt;[&lt;/span&gt;87&lt;span class="cite_crochet"&gt;]&lt;/span&gt;&lt;/a&gt;&lt;/sup&gt;.</text:p>
      <text:p text:style-name="Preformatted_20_Text"><text:bookmark text:name="line1828"/>&lt;/p&gt;&lt;p&gt;L'arbitrage est souvent au cœur de controverses. En &lt;a href="<text:a xlink:type="simple" xlink:href="view-source:https://fr.wikipedia.org/wiki/Finale_de_la_Coupe_du_monde_de_football_de_1966" text:style-name="Internet_20_link" text:visited-style-name="Visited_20_Internet_20_Link">/wiki/Finale_de_la_Coupe_du_monde_de_football_de_1966</text:a>" title="Finale de la Coupe du monde de football de 1966"&gt;finale&lt;/a&gt; de l'&lt;a href="<text:a xlink:type="simple" xlink:href="view-source:https://fr.wikipedia.org/wiki/Coupe_du_monde_de_football_de_1966" text:style-name="Internet_20_link" text:visited-style-name="Visited_20_Internet_20_Link">/wiki/Coupe_du_monde_de_football_de_1966</text:a>" title="Coupe du monde de football de 1966"&gt;édition 1966&lt;/a&gt;, &lt;a href="<text:a xlink:type="simple" xlink:href="view-source:https://fr.wikipedia.org/wiki/Geoffrey_Hurst" text:style-name="Internet_20_link" text:visited-style-name="Visited_20_Internet_20_Link">/wiki/Geoffrey_Hurst</text:a>" title="Geoffrey Hurst"&gt;Geoffrey Hurst&lt;/a&gt; tape le ballon sur la barre à la &lt;abbr class="abbr" title="Centième"&gt;100&lt;sup&gt;e&lt;/sup&gt;&lt;/abbr&gt;&amp;#160;minute de la rencontre, en prolongation&lt;sup id="cite_ref-ligne_de_la_discorde_136-0" class="reference"&gt;&lt;a href="<text:a xlink:type="simple" xlink:href="view-source:https://fr.wikipedia.org/wiki/Coupe_du_monde_de_football#cite_note-ligne_de_la_discorde-136" text:style-name="Internet_20_link" text:visited-style-name="Visited_20_Internet_20_Link">#cite_note-ligne_de_la_discorde-136</text:a>"&gt;&lt;span class="cite_crochet"&gt;[&lt;/span&gt;130&lt;span class="cite_crochet"&gt;]&lt;/span&gt;&lt;/a&gt;&lt;/sup&gt;. Le ballon rebondit alors sur la pelouse et sort des buts. L'arbitre &lt;a href="<text:a xlink:type="simple" xlink:href="view-source:https://fr.wikipedia.org/wiki/Suisse" text:style-name="Internet_20_link" text:visited-style-name="Visited_20_Internet_20_Link">/wiki/Suisse</text:a>" title="Suisse"&gt;suisse&lt;/a&gt; &lt;a href="<text:a xlink:type="simple" xlink:href="view-source:https://fr.wikipedia.org/wiki/Gottfried_Dienst" text:style-name="Internet_20_link" text:visited-style-name="Visited_20_Internet_20_Link">/wiki/Gottfried_Dienst</text:a>" title="Gottfried Dienst"&gt;Gottfried Dienst&lt;/a&gt; valide le &lt;a href="<text:a xlink:type="simple" xlink:href="view-source:https://fr.wikipedia.org/wiki/But_de_la_100e_minute" text:style-name="Internet_20_link" text:visited-style-name="Visited_20_Internet_20_Link">/wiki/But_de_la_100e_minute</text:a>" class="mw-redirect" title="But de la 100e minute"&gt;but&lt;/a&gt; après avoir consulté son assistant Tofik Bakhramov&lt;sup id="cite_ref-ligne_de_la_discorde_136-1" class="reference"&gt;&lt;a href="<text:a xlink:type="simple" xlink:href="view-source:https://fr.wikipedia.org/wiki/Coupe_du_monde_de_football#cite_note-ligne_de_la_discorde-136" text:style-name="Internet_20_link" text:visited-style-name="Visited_20_Internet_20_Link">#cite_note-</text:a><text:soft-page-break/><text:a xlink:type="simple" xlink:href="view-source:https://fr.wikipedia.org/wiki/Coupe_du_monde_de_football#cite_note-ligne_de_la_discorde-136" text:style-name="Internet_20_link" text:visited-style-name="Visited_20_Internet_20_Link">ligne_de_la_discorde-136</text:a>"&gt;&lt;span class="cite_crochet"&gt;[&lt;/span&gt;130&lt;span class="cite_crochet"&gt;]&lt;/span&gt;&lt;/a&gt;&lt;/sup&gt;&lt;sup class="reference cite_virgule"&gt;,&lt;/sup&gt;&lt;sup id="cite_ref-137" class="reference"&gt;&lt;a href="<text:a xlink:type="simple" xlink:href="view-source:https://fr.wikipedia.org/wiki/Coupe_du_monde_de_football#cite_note-137" text:style-name="Internet_20_link" text:visited-style-name="Visited_20_Internet_20_Link">#cite_note-137</text:a>"&gt;&lt;span class="cite_crochet"&gt;[&lt;/span&gt;131&lt;span class="cite_crochet"&gt;]&lt;/span&gt;&lt;/a&gt;&lt;/sup&gt;. Cependant, le doute persiste et une étude anglaise a confirmé que le ballon n'est pas rentré&lt;sup id="cite_ref-ligne_de_la_discorde_136-2" class="reference"&gt;&lt;a href="<text:a xlink:type="simple" xlink:href="view-source:https://fr.wikipedia.org/wiki/Coupe_du_monde_de_football#cite_note-ligne_de_la_discorde-136" text:style-name="Internet_20_link" text:visited-style-name="Visited_20_Internet_20_Link">#cite_note-ligne_de_la_discorde-136</text:a>"&gt;&lt;span class="cite_crochet"&gt;[&lt;/span&gt;130&lt;span class="cite_crochet"&gt;]&lt;/span&gt;&lt;/a&gt;&lt;/sup&gt;. À la dernière minute de cette rencontre, Hurst marque son troisième but personnel alors que des supporters sont sur le terrain&lt;sup id="cite_ref-ligne_de_la_discorde_136-3" class="reference"&gt;&lt;a href="<text:a xlink:type="simple" xlink:href="view-source:https://fr.wikipedia.org/wiki/Coupe_du_monde_de_football#cite_note-ligne_de_la_discorde-136" text:style-name="Internet_20_link" text:visited-style-name="Visited_20_Internet_20_Link">#cite_note-ligne_de_la_discorde-136</text:a>"&gt;&lt;span class="cite_crochet"&gt;[&lt;/span&gt;130&lt;span class="cite_crochet"&gt;]&lt;/span&gt;&lt;/a&gt;&lt;/sup&gt;. L'«&amp;#160;arbitrage maison&amp;#160;» est souvent critiqué, l'arbitre prenant des décisions favorables aux pays hôtes.</text:p>
      <text:p text:style-name="Preformatted_20_Text"><text:bookmark text:name="line1829"/>&lt;/p&gt;&lt;p&gt;Certaines éditions de la Coupe du monde sont marqués par des erreurs aux conséquences lourdes. Lors de la demi-finale de la Coupe du monde 1982, &lt;a href="<text:a xlink:type="simple" xlink:href="view-source:https://fr.wikipedia.org/wiki/Harald_Schumacher" text:style-name="Internet_20_link" text:visited-style-name="Visited_20_Internet_20_Link">/wiki/Harald_Schumacher</text:a>" title="Harald Schumacher"&gt;Harald Schumacher&lt;/a&gt; agresse &lt;a href="<text:a xlink:type="simple" xlink:href="view-source:https://fr.wikipedia.org/wiki/Patrick_Battiston" text:style-name="Internet_20_link" text:visited-style-name="Visited_20_Internet_20_Link">/wiki/Patrick_Battiston</text:a>" title="Patrick Battiston"&gt;Patrick Battiston&lt;/a&gt;&lt;sup id="cite_ref-sageerreurs_138-0" class="reference"&gt;&lt;a href="<text:a xlink:type="simple" xlink:href="view-source:https://fr.wikipedia.org/wiki/Coupe_du_monde_de_football#cite_note-sageerreurs-138" text:style-name="Internet_20_link" text:visited-style-name="Visited_20_Internet_20_Link">#cite_note-sageerreurs-138</text:a>"&gt;&lt;span class="cite_crochet"&gt;[&lt;/span&gt;132&lt;span class="cite_crochet"&gt;]&lt;/span&gt;&lt;/a&gt;&lt;/sup&gt;. L'arbitre &lt;a href="<text:a xlink:type="simple" xlink:href="view-source:https://fr.wikipedia.org/wiki/Charles_Corver" text:style-name="Internet_20_link" text:visited-style-name="Visited_20_Internet_20_Link">/wiki/Charles_Corver</text:a>" title="Charles Corver"&gt;Charles Corver&lt;/a&gt; ne siffle pas de faute alors que Battiston doit être hospitalisé. Schumacher et la RFA s'imposent par la suite aux tirs au but. Quatre années plus tard, la Coupe du monde est à nouveau marquée par une erreur flagrante de l'arbitre. Le &lt;a href="<text:a xlink:type="simple" xlink:href="view-source:https://fr.wikipedia.org/wiki/Tunisie" text:style-name="Internet_20_link" text:visited-style-name="Visited_20_Internet_20_Link">/wiki/Tunisie</text:a>" title="Tunisie"&gt;Tunisien&lt;/a&gt; &lt;a href="<text:a xlink:type="simple" xlink:href="view-source:https://fr.wikipedia.org/wiki/Ali_Bennaceur" text:style-name="Internet_20_link" text:visited-style-name="Visited_20_Internet_20_Link">/wiki/Ali_Bennaceur</text:a>" title="Ali Bennaceur"&gt;Ali Bennaceur&lt;/a&gt; ne voit pas &lt;a href="<text:a xlink:type="simple" xlink:href="view-source:https://fr.wikipedia.org/wiki/Diego_Maradona" text:style-name="Internet_20_link" text:visited-style-name="Visited_20_Internet_20_Link">/wiki/Diego_Maradona</text:a>" title="Diego Maradona"&gt;Diego Maradona&lt;/a&gt; marquer de la main en quart-de-finale de la Coupe du monde, but resté célèbre comme la «&amp;#160;main de Dieu&amp;#160;»&lt;sup id="cite_ref-sageerreurs_138-1" class="reference"&gt;&lt;a href="<text:a xlink:type="simple" xlink:href="view-source:https://fr.wikipedia.org/wiki/Coupe_du_monde_de_football#cite_note-sageerreurs-138" text:style-name="Internet_20_link" text:visited-style-name="Visited_20_Internet_20_Link">#cite_note-sageerreurs-138</text:a>"&gt;&lt;span class="cite_crochet"&gt;[&lt;/span&gt;132&lt;span class="cite_crochet"&gt;]&lt;/span&gt;&lt;/a&gt;&lt;/sup&gt;. En finale de la Coupe du monde 1990, l'Argentine et Maradona subissent les décisions de l'arbitre &lt;a href="<text:a xlink:type="simple" xlink:href="view-source:https://fr.wikipedia.org/wiki/Edgardo_Codesal_Méndez" text:style-name="Internet_20_link" text:visited-style-name="Visited_20_Internet_20_Link">/wiki/Edgardo_Codesal_M%C3%A9ndez</text:a>" title="Edgardo Codesal Méndez"&gt;Edgardo Codesal Méndez&lt;/a&gt;, qui fait basculer la rencontre en expulsant &lt;a href="<text:a xlink:type="simple" xlink:href="view-source:https://fr.wikipedia.org/wiki/Pedro_Monzón" text:style-name="Internet_20_link" text:visited-style-name="Visited_20_Internet_20_Link">/wiki/Pedro_Monz%C3%B3n</text:a>" title="Pedro Monzón"&gt;Pedro Monzón&lt;/a&gt; puis en sifflant un pénalty contestable à cinq minutes de la fin de match&lt;sup id="cite_ref-sageerreurs_138-2" class="reference"&gt;&lt;a href="<text:a xlink:type="simple" xlink:href="view-source:https://fr.wikipedia.org/wiki/Coupe_du_monde_de_football#cite_note-sageerreurs-138" text:style-name="Internet_20_link" text:visited-style-name="Visited_20_Internet_20_Link">#cite_note-sageerreurs-138</text:a>"&gt;&lt;span class="cite_crochet"&gt;[&lt;/span&gt;132&lt;span class="cite_crochet"&gt;]&lt;/span&gt;&lt;/a&gt;&lt;/sup&gt;.</text:p>
      <text:p text:style-name="Preformatted_20_Text"><text:bookmark text:name="line1830"/>&lt;/p&gt;&lt;p&gt;Lors de la &lt;a href="<text:a xlink:type="simple" xlink:href="view-source:https://fr.wikipedia.org/wiki/Coupe_du_monde_de_football_de_2006" text:style-name="Internet_20_link" text:visited-style-name="Visited_20_Internet_20_Link">/wiki/Coupe_du_monde_de_football_de_2006</text:a>" title="Coupe du monde de football de 2006"&gt;Coupe du monde 2006&lt;/a&gt; en &lt;a href="<text:a xlink:type="simple" xlink:href="view-source:https://fr.wikipedia.org/wiki/Allemagne" text:style-name="Internet_20_link" text:visited-style-name="Visited_20_Internet_20_Link">/wiki/Allemagne</text:a>" title="Allemagne"&gt;Allemagne&lt;/a&gt;, le joueur de l'&lt;a href="<text:a xlink:type="simple" xlink:href="view-source:https://fr.wikipedia.org/wiki/Équipe_de_Croatie_de_football" text:style-name="Internet_20_link" text:visited-style-name="Visited_20_Internet_20_Link">/wiki/%C3%89quipe_de_Croatie_de_football</text:a>" title="Équipe de Croatie de football"&gt;équipe de Croatie&lt;/a&gt; &lt;a href="<text:a xlink:type="simple" xlink:href="view-source:https://fr.wikipedia.org/wiki/Josip_Šimunić" text:style-name="Internet_20_link" text:visited-style-name="Visited_20_Internet_20_Link">/wiki/Josip_%C5%A0imuni%C4%87</text:a>" title="Josip Šimunić"&gt;Josip Šimunić&lt;/a&gt; reçoit trois avertissements avant d'être exclu lors d'une rencontre de premier tour contre l'&lt;a href="<text:a xlink:type="simple" xlink:href="view-source:https://fr.wikipedia.org/wiki/Équipe_d%27Australie_de_football" text:style-name="Internet_20_link" text:visited-style-name="Visited_20_Internet_20_Link">/wiki/%C3%89quipe_d%27Australie_de_football</text:a>" title="Équipe d&amp;#39;Australie de football"&gt;Australie&lt;/a&gt;&lt;sup id="cite_ref-4-sanctions_93-2" class="reference"&gt;&lt;a href="<text:a xlink:type="simple" xlink:href="view-source:https://fr.wikipedia.org/wiki/Coupe_du_monde_de_football#cite_note-4-sanctions-93" text:style-name="Internet_20_link" text:visited-style-name="Visited_20_Internet_20_Link">#cite_note-4-sanctions-93</text:a>"&gt;&lt;span class="cite_crochet"&gt;[&lt;/span&gt;87&lt;span class="cite_crochet"&gt;]&lt;/span&gt;&lt;/a&gt;&lt;/sup&gt;. &lt;a href="<text:a xlink:type="simple" xlink:href="view-source:https://fr.wikipedia.org/wiki/Graham_Poll" text:style-name="Internet_20_link" text:visited-style-name="Visited_20_Internet_20_Link">/wiki/Graham_Poll</text:a>" title="Graham Poll"&gt;Graham Poll&lt;/a&gt; donne un premier carton jaune à la &lt;abbr class="abbr" title="Soixante-deuxième"&gt;62&lt;sup&gt;e&lt;/sup&gt;&lt;/abbr&gt;&amp;#160;minute, puis un deuxième à la &lt;abbr class="abbr" title="Quatre-vingt-dixième (nonantième)"&gt;90&lt;sup&gt;e&lt;/sup&gt;&lt;/abbr&gt;&amp;#160;minute mais oublie de l'exclure&lt;sup id="cite_ref-4-sanctions_93-3" class="reference"&gt;&lt;a href="<text:a xlink:type="simple" xlink:href="view-source:https://fr.wikipedia.org/wiki/Coupe_du_monde_de_football#cite_note-4-sanctions-93" text:style-name="Internet_20_link" text:visited-style-name="Visited_20_Internet_20_Link">#cite_note-4-sanctions-93</text:a>"&gt;&lt;span class="cite_crochet"&gt;[&lt;/span&gt;87&lt;span class="cite_crochet"&gt;]&lt;/span&gt;&lt;/a&gt;&lt;/sup&gt;. Trois minutes plus tard, dans le temps additionnel, Šimunić commet une nouvelle faute et reçoit son troisième carton jaune <text:soft-page-break/>du match et est exclu&lt;sup id="cite_ref-4-sanctions_93-4" class="reference"&gt;&lt;a href="<text:a xlink:type="simple" xlink:href="view-source:https://fr.wikipedia.org/wiki/Coupe_du_monde_de_football#cite_note-4-sanctions-93" text:style-name="Internet_20_link" text:visited-style-name="Visited_20_Internet_20_Link">#cite_note-4-sanctions-93</text:a>"&gt;&lt;span class="cite_crochet"&gt;[&lt;/span&gt;87&lt;span class="cite_crochet"&gt;]&lt;/span&gt;&lt;/a&gt;&lt;/sup&gt;.</text:p>
      <text:p text:style-name="Preformatted_20_Text"><text:bookmark text:name="line1831"/>&lt;/p&gt;&lt;p&gt;La FIFA ajoute l'arbitrage assisté par la vidéo lors de la &lt;a href="<text:a xlink:type="simple" xlink:href="view-source:https://fr.wikipedia.org/wiki/Coupe_du_monde_de_football_de_2018" text:style-name="Internet_20_link" text:visited-style-name="Visited_20_Internet_20_Link">/wiki/Coupe_du_monde_de_football_de_2018</text:a>" title="Coupe du monde de football de 2018"&gt;Coupe du monde 2018&lt;/a&gt; en Russie. Elle a pour la première fois une influence sur une décision arbitrale lors du cinquième match, la rencontre entre l'&lt;a href="<text:a xlink:type="simple" xlink:href="view-source:https://fr.wikipedia.org/wiki/Équipe_d%27Australie_de_football" text:style-name="Internet_20_link" text:visited-style-name="Visited_20_Internet_20_Link">/wiki/%C3%89quipe_d%27Australie_de_football</text:a>" title="Équipe d&amp;#39;Australie de football"&gt;Australie&lt;/a&gt; et la &lt;a href="<text:a xlink:type="simple" xlink:href="view-source:https://fr.wikipedia.org/wiki/Équipe_de_France_de_football" text:style-name="Internet_20_link" text:visited-style-name="Visited_20_Internet_20_Link">/wiki/%C3%89quipe_de_France_de_football</text:a>" title="Équipe de France de football"&gt;France&lt;/a&gt;. À l'issue du visionnage des images depuis le bord du terrain, l'arbitre accorde un penalty à l'équipe de France. Les arbitres sont également équipés d'un dispositif électronique installé au poignet pour leur confirmer ou non le franchissement de la ligne de but par le ballon.</text:p>
      <text:p text:style-name="Preformatted_20_Text"><text:bookmark text:name="line1832"/>&lt;/p&gt;</text:p>
      <text:p text:style-name="Preformatted_20_Text"><text:bookmark text:name="line1833"/>&lt;h3&gt;&lt;span id="Troph.C3.A9e"&gt;&lt;/span&gt;&lt;span class="mw-headline" id="Trophée"&gt;Trophée&lt;/span&gt;&lt;/h3&gt;</text:p>
      <text:p text:style-name="Preformatted_20_Text"><text:bookmark text:name="line1834"/>&lt;div class="bandeau-section bandeau-niveau-detail loupe"&gt;Article détaillé&amp;#160;: &lt;a href="<text:a xlink:type="simple" xlink:href="view-source:https://fr.wikipedia.org/wiki/Trophée_de_la_Coupe_du_monde_de_football" text:style-name="Internet_20_link" text:visited-style-name="Visited_20_Internet_20_Link">/wiki/Troph%C3%A9e_de_la_Coupe_du_monde_de_football</text:a>" title="Trophée de la Coupe du monde de football"&gt;Trophée de la Coupe du monde de football&lt;/a&gt;.&lt;/div&gt;</text:p>
      <text:p text:style-name="Preformatted_20_Text"><text:bookmark text:name="line1835"/>&lt;p&gt;De &lt;a href="<text:a xlink:type="simple" xlink:href="view-source:https://fr.wikipedia.org/wiki/Coupe_du_monde_de_football_de_1930" text:style-name="Internet_20_link" text:visited-style-name="Visited_20_Internet_20_Link">/wiki/Coupe_du_monde_de_football_de_1930</text:a>" title="Coupe du monde de football de 1930"&gt;1930&lt;/a&gt; à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la coupe &lt;a href="<text:a xlink:type="simple" xlink:href="view-source:https://fr.wikipedia.org/wiki/Jules_Rimet" text:style-name="Internet_20_link" text:visited-style-name="Visited_20_Internet_20_Link">/wiki/Jules_Rimet</text:a>" title="Jules Rimet"&gt;Jules-Rimet&lt;/a&gt; est remise aux vainqueurs de l'épreuve. Nommée ainsi en &lt;a href="<text:a xlink:type="simple" xlink:href="view-source:https://fr.wikipedia.org/wiki/1946_en_football" text:style-name="Internet_20_link" text:visited-style-name="Visited_20_Internet_20_Link">/wiki/1946_en_football</text:a>" title="1946 en football"&gt;1946&lt;/a&gt; pour rendre hommage à Jules Rimet, la &lt;i&gt;Coupe du Monde de Football Association&lt;/i&gt; (nom d'origine du trophée) est réalisée par le &lt;a href="<text:a xlink:type="simple" xlink:href="view-source:https://fr.wikipedia.org/wiki/Sculpture" text:style-name="Internet_20_link" text:visited-style-name="Visited_20_Internet_20_Link">/wiki/Sculpture</text:a>" title="Sculpture"&gt;sculpteur&lt;/a&gt; français &lt;a href="<text:a xlink:type="simple" xlink:href="view-source:https://fr.wikipedia.org/wiki/Abel_Lafleur" text:style-name="Internet_20_link" text:visited-style-name="Visited_20_Internet_20_Link">/wiki/Abel_Lafleur</text:a>" title="Abel Lafleur"&gt;Abel Lafleur&lt;/a&gt; avant la première édition de l'épreuve&lt;sup id="cite_ref-trophée-site-fifa_139-0" class="reference"&gt;&lt;a href="<text:a xlink:type="simple" xlink:href="view-source:https://fr.wikipedia.org/wiki/Coupe_du_monde_de_football#cite_note-trophée-site-fifa-139" text:style-name="Internet_20_link" text:visited-style-name="Visited_20_Internet_20_Link">#cite_note-trophée-site-fifa-139</text:a>"&gt;&lt;span class="cite_crochet"&gt;[&lt;/span&gt;133&lt;span class="cite_crochet"&gt;]&lt;/span&gt;&lt;/a&gt;&lt;/sup&gt;. Le trophée représente la déesse de la victoire tenant un &lt;a href="<text:a xlink:type="simple" xlink:href="view-source:https://fr.wikipedia.org/wiki/Calice_(liturgie)" text:style-name="Internet_20_link" text:visited-style-name="Visited_20_Internet_20_Link">/wiki/Calice_(liturgie)</text:a>" title="Calice (liturgie)"&gt;calice&lt;/a&gt; &lt;a href="<text:a xlink:type="simple" xlink:href="view-source:https://fr.wikipedia.org/wiki/Octogone" text:style-name="Internet_20_link" text:visited-style-name="Visited_20_Internet_20_Link">/wiki/Octogone</text:a>" title="Octogone"&gt;octogonal&lt;/a&gt; au-dessus d'elle. La statuette en or repose sur un socle de pierres fines&lt;sup id="cite_ref-trophée-site-fifa_139-1" class="reference"&gt;&lt;a href="<text:a xlink:type="simple" xlink:href="view-source:https://fr.wikipedia.org/wiki/Coupe_du_monde_de_football#cite_note-trophée-site-fifa-139" text:style-name="Internet_20_link" text:visited-style-name="Visited_20_Internet_20_Link">#cite_note-trophée-site-fifa-139</text:a>"&gt;&lt;span class="cite_crochet"&gt;[&lt;/span&gt;133&lt;span class="cite_crochet"&gt;]&lt;/span&gt;&lt;/a&gt;&lt;/sup&gt;. Les conditions précisent que lorsqu'une &lt;a href="<text:a xlink:type="simple" xlink:href="view-source:https://fr.wikipedia.org/wiki/Équipe" text:style-name="Internet_20_link" text:visited-style-name="Visited_20_Internet_20_Link">/wiki/%C3%89quipe</text:a>" class="mw-redirect" title="Équipe"&gt;équipe&lt;/a&gt; remporte trois fois le même trophée, elle le conserve définitivement.</text:p>
      <text:p text:style-name="Preformatted_20_Text"><text:bookmark text:name="line1836"/>&lt;/p&gt;&lt;p&gt;Pendant la &lt;a href="<text:a xlink:type="simple" xlink:href="view-source:https://fr.wikipedia.org/wiki/Seconde_Guerre_mondiale" text:style-name="Internet_20_link" text:visited-style-name="Visited_20_Internet_20_Link">/wiki/Seconde_Guerre_mondiale</text:a>" title="Seconde Guerre mondiale"&gt;Seconde Guerre mondiale&lt;/a&gt;, le vice-président de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l'&lt;a href="<text:a xlink:type="simple" xlink:href="view-source:https://fr.wikipedia.org/wiki/Italie" text:style-name="Internet_20_link" text:visited-style-name="Visited_20_Internet_20_Link">/wiki/Italie</text:a>" title="Italie"&gt;Italien&lt;/a&gt; &lt;a href="<text:a xlink:type="simple" xlink:href="view-source:https://fr.wikipedia.org/wiki/Ottorino_Barassi" text:style-name="Internet_20_link" text:visited-style-name="Visited_20_Internet_20_Link">/wiki/Ottorino_Barassi</text:a>" title="Ottorino Barassi"&gt;Ottorino Barassi&lt;/a&gt; garde le trophée de la Coupe du monde caché sous son lit dans une boîte à chaussures, afin d'éviter que les &lt;a href="<text:a xlink:type="simple" xlink:href="view-source:https://fr.wikipedia.org/wiki/Nazisme" text:style-name="Internet_20_link" text:visited-style-name="Visited_20_Internet_20_Link">/wiki/Nazisme</text:a>" title="Nazisme"&gt;nazis&lt;/a&gt; ne s'en emparent&lt;sup id="cite_ref-140" class="reference"&gt;&lt;a href="<text:a xlink:type="simple" xlink:href="view-source:https://fr.wikipedia.org/wiki/Coupe_du_monde_de_football#cite_note-140" text:style-name="Internet_20_link" text:visited-style-name="Visited_20_Internet_20_Link">#cite_note-140</text:a>"&gt;&lt;span class="cite_crochet"&gt;[&lt;/span&gt;134&lt;span class="cite_crochet"&gt;]&lt;/span&gt;&lt;/a&gt;&lt;/sup&gt;.</text:p>
      <text:p text:style-name="Preformatted_20_Text"><text:bookmark text:name="line1837"/>&lt;/p&gt;&lt;p&gt;En &lt;a href="<text:a xlink:type="simple" xlink:href="view-source:https://fr.wikipedia.org/wiki/1966_en_football" text:style-name="Internet_20_link" text:visited-style-name="Visited_20_Internet_20_Link">/wiki/1966_en_football</text:a>" title="1966 en football"&gt;1966&lt;/a&gt;, l'organisation incombe à l'&lt;a href="<text:a xlink:type="simple" xlink:href="view-source:https://fr.wikipedia.org/wiki/Angleterre" text:style-name="Internet_20_link" text:visited-style-name="Visited_20_Internet_20_Link">/wiki/Angleterre</text:a>" title="Angleterre"&gt;Angleterre&lt;/a&gt; qui devient, de fait, gardienne du trophée pour la durée de la compétition. Le trophée est dérobé et des forces importantes de &lt;a href="<text:a xlink:type="simple" xlink:href="view-source:https://fr.wikipedia.org/wiki/Scotland_Yard" text:style-name="Internet_20_link" text:visited-style-name="Visited_20_Internet_20_Link">/wiki/Scotland_Yard</text:a>" title="Scotland Yard"&gt;Scotland Yard&lt;/a&gt; sont déployées afin de retrouver la statuette avant la fin de la compétition&lt;sup id="cite_ref-141" class="reference"&gt;&lt;a href="<text:a xlink:type="simple" xlink:href="view-source:https://fr.wikipedia.org/wiki/Coupe_du_monde_de_football#cite_note-141" text:style-name="Internet_20_link" text:visited-style-name="Visited_20_Internet_20_Link">#cite_note-141</text:a>"&gt;&lt;span class="cite_crochet"&gt;[&lt;/span&gt;135&lt;span class="cite_crochet"&gt;]&lt;/span&gt;&lt;/a&gt;&lt;/sup&gt;. Finalement un petit chien nommé Pickles trouve l'objet dans un paquet emballé dans <text:soft-page-break/>du papier journal, déposé dans une poubelle d'un jardin public, que son maître remet à la police&lt;sup id="cite_ref-142" class="reference"&gt;&lt;a href="<text:a xlink:type="simple" xlink:href="view-source:https://fr.wikipedia.org/wiki/Coupe_du_monde_de_football#cite_note-142" text:style-name="Internet_20_link" text:visited-style-name="Visited_20_Internet_20_Link">#cite_note-142</text:a>"&gt;&lt;span class="cite_crochet"&gt;[&lt;/span&gt;136&lt;span class="cite_crochet"&gt;]&lt;/span&gt;&lt;/a&gt;&lt;/sup&gt;.</text:p>
      <text:p text:style-name="Preformatted_20_Text"><text:bookmark text:name="line1838"/>&lt;/p&gt;&lt;p&gt;En &lt;a href="<text:a xlink:type="simple" xlink:href="view-source:https://fr.wikipedia.org/wiki/Coupe_du_monde_de_football_de_1970" text:style-name="Internet_20_link" text:visited-style-name="Visited_20_Internet_20_Link">/wiki/Coupe_du_monde_de_football_de_1970</text:a>" title="Coupe du monde de football de 1970"&gt;1970&lt;/a&gt;, la &lt;a href="<text:a xlink:type="simple" xlink:href="view-source:https://fr.wikipedia.org/wiki/Équipe_du_Brésil_de_football" text:style-name="Internet_20_link" text:visited-style-name="Visited_20_Internet_20_Link">/wiki/%C3%89quipe_du_Br%C3%A9sil_de_football</text:a>" title="Équipe du Brésil de football"&gt;sélection brésilienne&lt;/a&gt; remporte le trophée pour la troisième fois (après avoir déjà été vainqueur en &lt;a href="<text:a xlink:type="simple" xlink:href="view-source:https://fr.wikipedia.org/wiki/Coupe_du_monde_de_football_de_1958" text:style-name="Internet_20_link" text:visited-style-name="Visited_20_Internet_20_Link">/wiki/Coupe_du_monde_de_football_de_1958</text:a>" title="Coupe du monde de football de 1958"&gt;1958&lt;/a&gt; et &lt;a href="<text:a xlink:type="simple" xlink:href="view-source:https://fr.wikipedia.org/wiki/Coupe_du_monde_de_football_de_1962" text:style-name="Internet_20_link" text:visited-style-name="Visited_20_Internet_20_Link">/wiki/Coupe_du_monde_de_football_de_1962</text:a>" title="Coupe du monde de football de 1962"&gt;1962&lt;/a&gt;), il l'acquiert donc définitivement et le ramène au &lt;a href="<text:a xlink:type="simple" xlink:href="view-source:https://fr.wikipedia.org/wiki/Brésil" text:style-name="Internet_20_link" text:visited-style-name="Visited_20_Internet_20_Link">/wiki/Br%C3%A9sil</text:a>" title="Brésil"&gt;Brésil&lt;/a&gt;. En &lt;a href="<text:a xlink:type="simple" xlink:href="view-source:https://fr.wikipedia.org/wiki/1983_en_football" text:style-name="Internet_20_link" text:visited-style-name="Visited_20_Internet_20_Link">/wiki/1983_en_football</text:a>" title="1983 en football"&gt;1983&lt;/a&gt;, la coupe Jules Rimet est volée dans les locaux de la &lt;a href="<text:a xlink:type="simple" xlink:href="view-source:https://fr.wikipedia.org/wiki/Confédération_brésilienne_de_football" text:style-name="Internet_20_link" text:visited-style-name="Visited_20_Internet_20_Link">/wiki/Conf%C3%A9d%C3%A9ration_br%C3%A9silienne_de_football</text:a>" title="Confédération brésilienne de football"&gt;fédération brésilienne&lt;/a&gt;. Les autorités pensent que les voleurs l'ont refondue. Une réplique est alors réalisée.</text:p>
      <text:p text:style-name="Preformatted_20_Text"><text:bookmark text:name="line1839"/>&lt;/p&gt;&lt;p&gt;En &lt;a href="<text:a xlink:type="simple" xlink:href="view-source:https://fr.wikipedia.org/wiki/Coupe_du_monde_de_football_de_1974" text:style-name="Internet_20_link" text:visited-style-name="Visited_20_Internet_20_Link">/wiki/Coupe_du_monde_de_football_de_1974</text:a>" title="Coupe du monde de football de 1974"&gt;1974&lt;/a&gt;, est donc présentée la &lt;i&gt;FIFA World Cup&lt;/i&gt;, dessinée par &lt;a href="<text:a xlink:type="simple" xlink:href="view-source:https://fr.wikipedia.org/wiki/Silvio_Gazzaniga" text:style-name="Internet_20_link" text:visited-style-name="Visited_20_Internet_20_Link">/wiki/Silvio_Gazzaniga</text:a>" title="Silvio Gazzaniga"&gt;Silvio Gazzaniga&lt;/a&gt; et produite par &lt;a href="<text:a xlink:type="simple" xlink:href="view-source:https://fr.wikipedia.org/wiki/Flaminio_Bertoni" text:style-name="Internet_20_link" text:visited-style-name="Visited_20_Internet_20_Link">/wiki/Flaminio_Bertoni</text:a>" title="Flaminio Bertoni"&gt;Bertoni&lt;/a&gt; à &lt;a href="<text:a xlink:type="simple" xlink:href="view-source:https://fr.wikipedia.org/wiki/Milan" text:style-name="Internet_20_link" text:visited-style-name="Visited_20_Internet_20_Link">/wiki/Milan</text:a>" title="Milan"&gt;Milan&lt;/a&gt;. La statuette (sans son socle) représente deux athlètes soulevant la terre. Elle mesure 36,5&amp;#160;&lt;abbr class="abbr" title="centimètre"&gt;cm&lt;/abbr&gt; de haut et pèse 6,175&amp;#160;&lt;abbr class="abbr" title="kilogramme"&gt;kg&lt;/abbr&gt; dont 75% d'or (18&amp;#160;&lt;a href="<text:a xlink:type="simple" xlink:href="view-source:https://fr.wikipedia.org/wiki/Carat_(pureté)" text:style-name="Internet_20_link" text:visited-style-name="Visited_20_Internet_20_Link">/wiki/Carat_(puret%C3%A9)</text:a>" title="Carat (pureté)"&gt;carats&lt;/a&gt;). La base de 13&amp;#160;&lt;abbr class="abbr" title="centimètre"&gt;cm&lt;/abbr&gt; de diamètre contient deux morceaux de &lt;a href="<text:a xlink:type="simple" xlink:href="view-source:https://fr.wikipedia.org/wiki/Malachite" text:style-name="Internet_20_link" text:visited-style-name="Visited_20_Internet_20_Link">/wiki/Malachite</text:a>" title="Malachite"&gt;malachite&lt;/a&gt;&lt;sup id="cite_ref-143" class="reference"&gt;&lt;a href="<text:a xlink:type="simple" xlink:href="view-source:https://fr.wikipedia.org/wiki/Coupe_du_monde_de_football#cite_note-143" text:style-name="Internet_20_link" text:visited-style-name="Visited_20_Internet_20_Link">#cite_note-143</text:a>"&gt;&lt;span class="cite_crochet"&gt;[&lt;/span&gt;137&lt;span class="cite_crochet"&gt;]&lt;/span&gt;&lt;/a&gt;&lt;/sup&gt;. Les noms des pays ayant gagné le tournoi sont gravés sous la coupe. Seuls huit noms peuvent être gravés sur la coupe elle-même, ce qui signifie que la plaque où sont gravées les &lt;a href="<text:a xlink:type="simple" xlink:href="view-source:https://fr.wikipedia.org/wiki/Équipe" text:style-name="Internet_20_link" text:visited-style-name="Visited_20_Internet_20_Link">/wiki/%C3%89quipe</text:a>" class="mw-redirect" title="Équipe"&gt;équipes&lt;/a&gt; victorieuses peut contenir le nom des vainqueurs jusqu'en &lt;a href="<text:a xlink:type="simple" xlink:href="view-source:https://fr.wikipedia.org/wiki/2038" text:style-name="Internet_20_link" text:visited-style-name="Visited_20_Internet_20_Link">/wiki/2038</text:a>" title="2038"&gt;2038&lt;/a&gt;.</text:p>
      <text:p text:style-name="Preformatted_20_Text"><text:bookmark text:name="line1840"/>&lt;/p&gt;</text:p>
      <text:p text:style-name="Preformatted_20_Text"><text:bookmark text:name="line1841"/>&lt;div class="thumb tcenter" style="width:450px;"&gt;&lt;div class="thumbinner"&gt;&lt;div class="thumbcaption"&gt;&lt;div style="text-align: inherit;"&gt;</text:p>
      <text:p text:style-name="Preformatted_20_Text"><text:bookmark text:name="line1842"/>«&amp;#160;&lt;i&gt;De la base jaillissent des lignes qui s'élèvent en spirale pour s'ouvrir et recevoir le monde. Les silhouettes de deux sportifs transcendés par la victoire naissent de la remarquable dynamique de la base massive de la sculpture&lt;/i&gt;&amp;#160;».&lt;br /&gt;&lt;br /&gt;&lt;div style="text-align: inherit;"&gt;&lt;a href="<text:a xlink:type="simple" xlink:href="view-source:https://fr.wikipedia.org/wiki/Silvio_Gazzaniga" text:style-name="Internet_20_link" text:visited-style-name="Visited_20_Internet_20_Link">/wiki/Silvio_Gazzaniga</text:a>" title="Silvio Gazzaniga"&gt;Silvio Gazzaniga&lt;/a&gt;, créateur italien de la Coupe du monde à propos de son œuvre&lt;sup id="cite_ref-trophée-site-fifa_139-2" class="reference"&gt;&lt;a href="<text:a xlink:type="simple" xlink:href="view-source:https://fr.wikipedia.org/wiki/Coupe_du_monde_de_football#cite_note-trophée-site-fifa-139" text:style-name="Internet_20_link" text:visited-style-name="Visited_20_Internet_20_Link">#cite_note-trophée-site-fifa-139</text:a>"&gt;&lt;span class="cite_crochet"&gt;[&lt;/span&gt;133&lt;span class="cite_crochet"&gt;]&lt;/span&gt;&lt;/a&gt;&lt;/sup&gt;.&lt;/div&gt;&lt;br /&gt;&lt;/div&gt;&lt;/div&gt;&lt;/div&gt;&lt;/div&gt;</text:p>
      <text:p text:style-name="Preformatted_20_Text"><text:bookmark text:name="line1843"/>&lt;p&gt;Avant chaque compétition, le trophée est exposé dans de nombreux endroits à travers le monde avant d'arriver dans le pays organisateur. Dérobée à plusieurs reprises, la Coupe du monde est désormais très protégée. Seuls les champions du monde et les chefs d'État peuvent la toucher. Le trophée est propriété de la FIFA, même si sa surveillance est confiée au pays qui est tenant du titre&lt;sup id="cite_ref-144" class="reference"&gt;&lt;a href="<text:a xlink:type="simple" xlink:href="view-source:https://fr.wikipedia.org/wiki/Coupe_du_monde_de_football#cite_note-144" text:style-name="Internet_20_link" text:visited-style-name="Visited_20_Internet_20_Link">#cite_note-144</text:a>"&gt;&lt;span class="cite_crochet"&gt;[&lt;/span&gt;138&lt;span class="cite_crochet"&gt;]&lt;/span&gt;&lt;/a&gt;&lt;/sup&gt;.</text:p>
      <text:p text:style-name="Preformatted_20_Text"><text:bookmark text:name="line1844"/>&lt;/p&gt;</text:p>
      <text:p text:style-name="Preformatted_20_Text"><text:bookmark text:name="line1845"/>&lt;div style="clear:both;"&gt;&lt;/div&gt;</text:p>
      <text:p text:style-name="Preformatted_20_Text"><text:bookmark text:name="line1846"/>&lt;h3&gt;&lt;span id=".C3.89toile_sur_le_maillot"&gt;&lt;/span&gt;&lt;span class="mw-headline" id="Étoile_sur_le_maillot"&gt;Étoile sur le maillot&lt;/span&gt;&lt;/h3&gt;</text:p>
      <text:p text:style-name="Preformatted_20_Text"><text:bookmark text:name="line1847"/><text:soft-page-break/>&lt;div class="thumb tleft"&gt;&lt;div class="thumbinner" style="width:162px;"&gt;&lt;a href="<text:a xlink:type="simple" xlink:href="view-source:https://fr.wikipedia.org/wiki/Fichier:5_étoiles_du_Brésil.png" text:style-name="Internet_20_link" text:visited-style-name="Visited_20_Internet_20_Link">/wiki/Fichier:5_%C3%A9toiles_du_Br%C3%A9sil.png</text:a>" class="image"&gt;&lt;img alt="" src="<text:a xlink:type="simple" xlink:href="view-source:https://upload.wikimedia.org/wikipedia/commons/c/ce/5_étoiles_du_Brésil.png" text:style-name="Internet_20_link" text:visited-style-name="Visited_20_Internet_20_Link">//upload.wikimedia.org/wikipedia/commons/c/ce/5_%C3%A9toiles_du_Br%C3%A9sil.png</text:a>" width="160" height="120" class="thumbimage" data-file-width="160" data-file-height="120" /&gt;&lt;/a&gt; <text:s/>&lt;div class="thumbcaption"&gt;&lt;div class="magnify"&gt;&lt;a href="<text:a xlink:type="simple" xlink:href="view-source:https://fr.wikipedia.org/wiki/Fichier:5_étoiles_du_Brésil.png" text:style-name="Internet_20_link" text:visited-style-name="Visited_20_Internet_20_Link">/wiki/Fichier:5_%C3%A9toiles_du_Br%C3%A9sil.png</text:a>" class="internal" title="Agrandir"&gt;&lt;/a&gt;&lt;/div&gt;Cinq étoiles du maillot brésilien depuis 2002.&lt;/div&gt;&lt;/div&gt;&lt;/div&gt;&lt;div class="bandeau-section bandeau-niveau-detail loupe"&gt;Article détaillé&amp;#160;: &lt;a href="<text:a xlink:type="simple" xlink:href="view-source:https://fr.wikipedia.org/wiki/Étoile_(football)" text:style-name="Internet_20_link" text:visited-style-name="Visited_20_Internet_20_Link">/wiki/%C3%89toile_(football)</text:a>" title="Étoile (football)"&gt;Étoile (football)&lt;/a&gt;.&lt;/div&gt;</text:p>
      <text:p text:style-name="Preformatted_20_Text"><text:bookmark text:name="line1848"/>&lt;p&gt;Le vainqueur de la Coupe du monde peut disposer, sur son maillot, une &lt;a href="<text:a xlink:type="simple" xlink:href="view-source:https://fr.wikipedia.org/wiki/Étoile_(football)" text:style-name="Internet_20_link" text:visited-style-name="Visited_20_Internet_20_Link">/wiki/%C3%89toile_(football)</text:a>" title="Étoile (football)"&gt;étoile&lt;/a&gt; par trophée gagné. Ces étoiles font leur apparition sur le maillot du &lt;a href="<text:a xlink:type="simple" xlink:href="view-source:https://fr.wikipedia.org/wiki/Équipe_du_Brésil_de_football" text:style-name="Internet_20_link" text:visited-style-name="Visited_20_Internet_20_Link">/wiki/%C3%89quipe_du_Br%C3%A9sil_de_football</text:a>" title="Équipe du Brésil de football"&gt;Brésil&lt;/a&gt; en &lt;a href="<text:a xlink:type="simple" xlink:href="view-source:https://fr.wikipedia.org/wiki/1974_en_football" text:style-name="Internet_20_link" text:visited-style-name="Visited_20_Internet_20_Link">/wiki/1974_en_football</text:a>" title="1974 en football"&gt;1974&lt;/a&gt;. L'&lt;a href="<text:a xlink:type="simple" xlink:href="view-source:https://fr.wikipedia.org/wiki/Équipe_d%27Italie_de_football" text:style-name="Internet_20_link" text:visited-style-name="Visited_20_Internet_20_Link">/wiki/%C3%89quipe_d%27Italie_de_football</text:a>" title="Équipe d&amp;#39;Italie de football"&gt;Italie&lt;/a&gt;, alors ancien triple vainqueur de la compétition, adopte ce système au début des années &lt;a href="<text:a xlink:type="simple" xlink:href="view-source:https://fr.wikipedia.org/wiki/1990_en_football" text:style-name="Internet_20_link" text:visited-style-name="Visited_20_Internet_20_Link">/wiki/1990_en_football</text:a>" title="1990 en football"&gt;1990&lt;/a&gt;&lt;sup id="cite_ref-Sportvox-étoiles_145-0" class="reference"&gt;&lt;a href="<text:a xlink:type="simple" xlink:href="view-source:https://fr.wikipedia.org/wiki/Coupe_du_monde_de_football#cite_note-Sportvox-étoiles-145" text:style-name="Internet_20_link" text:visited-style-name="Visited_20_Internet_20_Link">#cite_note-Sportvox-étoiles-145</text:a>"&gt;&lt;span class="cite_crochet"&gt;[&lt;/span&gt;139&lt;span class="cite_crochet"&gt;]&lt;/span&gt;&lt;/a&gt;&lt;/sup&gt; et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à la fin de la décennie. À la suite de la victoire de l'&lt;a href="<text:a xlink:type="simple" xlink:href="view-source:https://fr.wikipedia.org/wiki/Équipe_de_France_de_football" text:style-name="Internet_20_link" text:visited-style-name="Visited_20_Internet_20_Link">/wiki/%C3%89quipe_de_France_de_football</text:a>" title="Équipe de France de football"&gt;équipe de France&lt;/a&gt; en 1998, le maillot des &lt;i&gt;Bleus&lt;/i&gt; arbore une étoile. Dès lors, les autres pays vainqueurs d'une Coupe du monde qui n'ont pas encore d'étoile sur le maillot (&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lt;a href="<text:a xlink:type="simple" xlink:href="view-source:https://fr.wikipedia.org/wiki/Équipe_d%27Uruguay_de_football" text:style-name="Internet_20_link" text:visited-style-name="Visited_20_Internet_20_Link">/wiki/%C3%89quipe_d%27Uruguay_de_football</text:a>" title="Équipe d&amp;#39;Uruguay de football"&gt;Uruguay&lt;/a&gt;) adoptent l'utilisation de l'étoile en hommage du ou des sacres mondiaux&lt;sup id="cite_ref-Sportvox-étoiles_145-1" class="reference"&gt;&lt;a href="<text:a xlink:type="simple" xlink:href="view-source:https://fr.wikipedia.org/wiki/Coupe_du_monde_de_football#cite_note-Sportvox-étoiles-145" text:style-name="Internet_20_link" text:visited-style-name="Visited_20_Internet_20_Link">#cite_note-Sportvox-étoiles-145</text:a>"&gt;&lt;span class="cite_crochet"&gt;[&lt;/span&gt;139&lt;span class="cite_crochet"&gt;]&lt;/span&gt;&lt;/a&gt;&lt;/sup&gt;. Seule l'Uruguay a plus d'étoiles que de nombre de victoires en Coupe du monde. En plus des deux étoiles représentant les succès en Coupe du monde, deux autres étoiles sont sur le maillot uruguayen pour les deux victoires lors des &lt;a href="<text:a xlink:type="simple" xlink:href="view-source:https://fr.wikipedia.org/wiki/Football_aux_Jeux_olympiques" text:style-name="Internet_20_link" text:visited-style-name="Visited_20_Internet_20_Link">/wiki/Football_aux_Jeux_olympiques</text:a>" title="Football aux Jeux olympiques"&gt;tournois olympiques&lt;/a&gt; de 1924 et 1928 co-organisés par la FIFA, à l'époque où la Coupe du Monde n'existait pas encore (les JO étaient alors la compétition internationale la plus importante)&lt;sup id="cite_ref-Sportvox-étoiles_145-2" class="reference"&gt;&lt;a href="<text:a xlink:type="simple" xlink:href="view-source:https://fr.wikipedia.org/wiki/Coupe_du_monde_de_football#cite_note-Sportvox-étoiles-145" text:style-name="Internet_20_link" text:visited-style-name="Visited_20_Internet_20_Link">#cite_note-Sportvox-étoiles-145</text:a>"&gt;&lt;span class="cite_crochet"&gt;[&lt;/span&gt;139&lt;span class="cite_crochet"&gt;]&lt;/span&gt;&lt;/a&gt;&lt;/sup&gt;. Chaque pays brode sur son maillot la ou les étoiles dans les couleurs de son choix. Ainsi, les étoiles espagnole, allemandes, italiennes, uruguayennes et argentines sont en or alors que celles du maillot brésilien sont vertes (cf. image de gauche), que l'étoile anglaise se fond avec la couleur du maillot et que celles françaises sont blanches. La couleur des étoiles a pu évoluer, l’étoile française fut un temps doré (cf. image de droite) et les étoiles allemandes, avant le quatrième sacre, furent aux couleurs du &lt;a href="<text:a xlink:type="simple" xlink:href="view-source:https://fr.wikipedia.org/wiki/Drapeau_de_l%27Allemagne" text:style-name="Internet_20_link" text:visited-style-name="Visited_20_Internet_20_Link">/wiki/Drapeau_de_l%27Allemagne</text:a>" title="Drapeau de l&amp;#39;Allemagne"&gt;drapeau national&lt;/a&gt; (noir, rouge, jaune).</text:p>
      <text:p text:style-name="Preformatted_20_Text"><text:bookmark text:name="line1849"/>&lt;/p&gt;</text:p>
      <text:p text:style-name="Preformatted_20_Text"><text:bookmark text:name="line1850"/>&lt;div style="clear:gauche;"&gt;&lt;/div&gt;</text:p>
      <text:p text:style-name="Preformatted_20_Text"><text:bookmark text:name="line1851"/>&lt;h3&gt;&lt;span class="mw-headline" id="Mascottes"&gt;Mascottes&lt;/span&gt;&lt;/h3&gt;</text:p>
      <text:p text:style-name="Preformatted_20_Text"><text:bookmark text:name="line1852"/>&lt;div class="bandeau-section bandeau-niveau-detail loupe"&gt;Article détaillé&amp;#160;: &lt;a href="<text:a xlink:type="simple" xlink:href="view-source:https://fr.wikipedia.org/wiki/Mascotte_de_la_Coupe_du_monde_de_football" text:style-name="Internet_20_link" text:visited-style-name="Visited_20_Internet_20_Link">/wiki/Mascotte_de_la_Coupe_du_monde_de_football</text:a>" title="Mascotte de la Coupe du monde de football"&gt;Mascotte de la Coupe du monde de football&lt;/a&gt;.&lt;/div&gt;</text:p>
      <text:p text:style-name="Preformatted_20_Text"><text:bookmark text:name="line1853"/><text:soft-page-break/>&lt;div class="thumb tleft"&gt;&lt;div class="thumbinner" style="width:102px;"&gt;&lt;a href="<text:a xlink:type="simple" xlink:href="view-source:https://fr.wikipedia.org/wiki/Fichier:MascotteCM1966.jpg" text:style-name="Internet_20_link" text:visited-style-name="Visited_20_Internet_20_Link">/wiki/Fichier:MascotteCM1966.jpg</text:a>" class="image"&gt;&lt;img alt="" src="<text:a xlink:type="simple" xlink:href="view-source:https://upload.wikimedia.org/wikipedia/fr/9/98/MascotteCM1966.jpg" text:style-name="Internet_20_link" text:visited-style-name="Visited_20_Internet_20_Link">//upload.wikimedia.org/wikipedia/fr/9/98/MascotteCM1966.jpg</text:a>" width="100" height="146" class="thumbimage" data-file-width="100" data-file-height="146" /&gt;&lt;/a&gt; <text:s/>&lt;div class="thumbcaption"&gt;&lt;div class="magnify"&gt;&lt;a href="<text:a xlink:type="simple" xlink:href="view-source:https://fr.wikipedia.org/wiki/Fichier:MascotteCM1966.jpg" text:style-name="Internet_20_link" text:visited-style-name="Visited_20_Internet_20_Link">/wiki/Fichier:MascotteCM1966.jpg</text:a>" class="internal" title="Agrandir"&gt;&lt;/a&gt;&lt;/div&gt;&lt;i&gt;World Cup Willie&lt;/i&gt;, première mascotte de la Coupe du monde.&lt;/div&gt;&lt;/div&gt;&lt;/div&gt;</text:p>
      <text:p text:style-name="Preformatted_20_Text"><text:bookmark text:name="line1854"/>&lt;p&gt;La Coupe du monde se dote d'une &lt;a href="<text:a xlink:type="simple" xlink:href="view-source:https://fr.wikipedia.org/wiki/Mascotte_de_football" text:style-name="Internet_20_link" text:visited-style-name="Visited_20_Internet_20_Link">/wiki/Mascotte_de_football</text:a>" title="Mascotte de football"&gt;mascotte&lt;/a&gt; officielle à partir de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La première mascotte de l'histoire de la Coupe du monde est &lt;i&gt;World Cup Willie&lt;/i&gt;, un &lt;a href="<text:a xlink:type="simple" xlink:href="view-source:https://fr.wikipedia.org/wiki/Lion" text:style-name="Internet_20_link" text:visited-style-name="Visited_20_Internet_20_Link">/wiki/Lion</text:a>" title="Lion"&gt;lion&lt;/a&gt; footballeur portant un maillot de l'&lt;a href="<text:a xlink:type="simple" xlink:href="view-source:https://fr.wikipedia.org/wiki/Drapeau_du_Royaume-Uni" text:style-name="Internet_20_link" text:visited-style-name="Visited_20_Internet_20_Link">/wiki/Drapeau_du_Royaume-Uni</text:a>" title="Drapeau du Royaume-Uni"&gt;Union Jack&lt;/a&gt;&lt;sup id="cite_ref-MascottesFF_146-0" class="reference"&gt;&lt;a href="<text:a xlink:type="simple" xlink:href="view-source:https://fr.wikipedia.org/wiki/Coupe_du_monde_de_football#cite_note-MascottesFF-146" text:style-name="Internet_20_link" text:visited-style-name="Visited_20_Internet_20_Link">#cite_note-MascottesFF-146</text:a>"&gt;&lt;span class="cite_crochet"&gt;[&lt;/span&gt;140&lt;span class="cite_crochet"&gt;]&lt;/span&gt;&lt;/a&gt;&lt;/sup&gt;. Quatre ans plus tard, la mascotte du mondial &lt;a href="<text:a xlink:type="simple" xlink:href="view-source:https://fr.wikipedia.org/wiki/Mexique" text:style-name="Internet_20_link" text:visited-style-name="Visited_20_Internet_20_Link">/wiki/Mexique</text:a>" title="Mexique"&gt;mexicain&lt;/a&gt; est un &lt;a href="<text:a xlink:type="simple" xlink:href="view-source:https://fr.wikipedia.org/wiki/Garçon" text:style-name="Internet_20_link" text:visited-style-name="Visited_20_Internet_20_Link">/wiki/Gar%C3%A7on</text:a>" title="Garçon"&gt;garçon&lt;/a&gt; habillé avec un &lt;a href="<text:a xlink:type="simple" xlink:href="view-source:https://fr.wikipedia.org/wiki/Sombrero" text:style-name="Internet_20_link" text:visited-style-name="Visited_20_Internet_20_Link">/wiki/Sombrero</text:a>" title="Sombrero"&gt;sombrero&lt;/a&gt; et aux couleurs du Mexique&amp;#160;: le &lt;a href="<text:a xlink:type="simple" xlink:href="view-source:https://fr.wikipedia.org/wiki/Vert" text:style-name="Internet_20_link" text:visited-style-name="Visited_20_Internet_20_Link">/wiki/Vert</text:a>" title="Vert"&gt;vert&lt;/a&gt; et le &lt;a href="<text:a xlink:type="simple" xlink:href="view-source:https://fr.wikipedia.org/wiki/Blanc" text:style-name="Internet_20_link" text:visited-style-name="Visited_20_Internet_20_Link">/wiki/Blanc</text:a>" title="Blanc"&gt;blanc&lt;/a&gt;. Il est nommé &lt;i&gt;Juanito&lt;/i&gt; (Jeannot en espagnol)&lt;sup id="cite_ref-MascottesFF_146-1" class="reference"&gt;&lt;a href="<text:a xlink:type="simple" xlink:href="view-source:https://fr.wikipedia.org/wiki/Coupe_du_monde_de_football#cite_note-MascottesFF-146" text:style-name="Internet_20_link" text:visited-style-name="Visited_20_Internet_20_Link">#cite_note-MascottesFF-146</text:a>"&gt;&lt;span class="cite_crochet"&gt;[&lt;/span&gt;140&lt;span class="cite_crochet"&gt;]&lt;/span&gt;&lt;/a&gt;&lt;/sup&gt;. En &lt;a href="<text:a xlink:type="simple" xlink:href="view-source:https://fr.wikipedia.org/wiki/1974_en_football" text:style-name="Internet_20_link" text:visited-style-name="Visited_20_Internet_20_Link">/wiki/1974_en_football</text:a>" title="1974 en football"&gt;1974&lt;/a&gt;, la mascotte &lt;a href="<text:a xlink:type="simple" xlink:href="view-source:https://fr.wikipedia.org/wiki/Allemagne" text:style-name="Internet_20_link" text:visited-style-name="Visited_20_Internet_20_Link">/wiki/Allemagne</text:a>" title="Allemagne"&gt;allemande&lt;/a&gt; est constituée de deux hommes différents, &lt;i&gt;Tip und Tap&lt;/i&gt;, se tenant par les épaules et portant des T-shirts sur lesquels sont inscrits «&amp;#160;WM&amp;#160;» et «&amp;#160;74&amp;#160;»&lt;sup id="cite_ref-MascottesFF_146-2" class="reference"&gt;&lt;a href="<text:a xlink:type="simple" xlink:href="view-source:https://fr.wikipedia.org/wiki/Coupe_du_monde_de_football#cite_note-MascottesFF-146" text:style-name="Internet_20_link" text:visited-style-name="Visited_20_Internet_20_Link">#cite_note-MascottesFF-146</text:a>"&gt;&lt;span class="cite_crochet"&gt;[&lt;/span&gt;140&lt;span class="cite_crochet"&gt;]&lt;/span&gt;&lt;/a&gt;&lt;/sup&gt;. En &lt;a href="<text:a xlink:type="simple" xlink:href="view-source:https://fr.wikipedia.org/wiki/1978_en_football" text:style-name="Internet_20_link" text:visited-style-name="Visited_20_Internet_20_Link">/wiki/1978_en_football</text:a>" title="1978 en football"&gt;1978&lt;/a&gt;, l'&lt;a href="<text:a xlink:type="simple" xlink:href="view-source:https://fr.wikipedia.org/wiki/Argentine" text:style-name="Internet_20_link" text:visited-style-name="Visited_20_Internet_20_Link">/wiki/Argentine</text:a>" title="Argentine"&gt;Argentine&lt;/a&gt; choisit comme mascotte &lt;i&gt;Gauchito&lt;/i&gt;, un garçon argentin de la pampa avec un chapeau, un foulard et une cravache&lt;sup id="cite_ref-MascottesFF_146-3" class="reference"&gt;&lt;a href="<text:a xlink:type="simple" xlink:href="view-source:https://fr.wikipedia.org/wiki/Coupe_du_monde_de_football#cite_note-MascottesFF-146" text:style-name="Internet_20_link" text:visited-style-name="Visited_20_Internet_20_Link">#cite_note-MascottesFF-146</text:a>"&gt;&lt;span class="cite_crochet"&gt;[&lt;/span&gt;140&lt;span class="cite_crochet"&gt;]&lt;/span&gt;&lt;/a&gt;&lt;/sup&gt;. Il s'agit de la dernière mascotte représentant un humain.</text:p>
      <text:p text:style-name="Preformatted_20_Text"><text:bookmark text:name="line1855"/>&lt;/p&gt;&lt;p&gt;La mascotte suivante pour l'&lt;a href="<text:a xlink:type="simple" xlink:href="view-source:https://fr.wikipedia.org/wiki/Coupe_du_monde_de_football_de_1982" text:style-name="Internet_20_link" text:visited-style-name="Visited_20_Internet_20_Link">/wiki/Coupe_du_monde_de_football_de_1982</text:a>" title="Coupe du monde de football de 1982"&gt;édition 1982&lt;/a&gt; disputée en Espagne est l'innovante &lt;a href="<text:a xlink:type="simple" xlink:href="view-source:https://fr.wikipedia.org/wiki/Orange_(fruit)" text:style-name="Internet_20_link" text:visited-style-name="Visited_20_Internet_20_Link">/wiki/Orange_(fruit)</text:a>" title="Orange (fruit)"&gt;orange&lt;/a&gt; &lt;a href="<text:a xlink:type="simple" xlink:href="view-source:https://fr.wikipedia.org/wiki/Espagne" text:style-name="Internet_20_link" text:visited-style-name="Visited_20_Internet_20_Link">/wiki/Espagne</text:a>" title="Espagne"&gt;espagnole&lt;/a&gt; &lt;i&gt;Naranjito&lt;/i&gt; avec un visage, un ballon et des crampons&lt;sup id="cite_ref-MascottesFF_146-4" class="reference"&gt;&lt;a href="<text:a xlink:type="simple" xlink:href="view-source:https://fr.wikipedia.org/wiki/Coupe_du_monde_de_football#cite_note-MascottesFF-146" text:style-name="Internet_20_link" text:visited-style-name="Visited_20_Internet_20_Link">#cite_note-MascottesFF-146</text:a>"&gt;&lt;span class="cite_crochet"&gt;[&lt;/span&gt;140&lt;span class="cite_crochet"&gt;]&lt;/span&gt;&lt;/a&gt;&lt;/sup&gt;. En &lt;a href="<text:a xlink:type="simple" xlink:href="view-source:https://fr.wikipedia.org/wiki/Coupe_du_monde_de_football_de_1986" text:style-name="Internet_20_link" text:visited-style-name="Visited_20_Internet_20_Link">/wiki/Coupe_du_monde_de_football_de_1986</text:a>" title="Coupe du monde de football de 1986"&gt;1986&lt;/a&gt;, la mascotte est &lt;i&gt;Pique&lt;/i&gt;, un &lt;a href="<text:a xlink:type="simple" xlink:href="view-source:https://fr.wikipedia.org/wiki/Piment" text:style-name="Internet_20_link" text:visited-style-name="Visited_20_Internet_20_Link">/wiki/Piment</text:a>" title="Piment"&gt;piment&lt;/a&gt; mexicain de nouveau avec un sombrero. En &lt;a href="<text:a xlink:type="simple" xlink:href="view-source:https://fr.wikipedia.org/wiki/1990_en_football" text:style-name="Internet_20_link" text:visited-style-name="Visited_20_Internet_20_Link">/wiki/1990_en_football</text:a>" title="1990 en football"&gt;1990&lt;/a&gt;, l'&lt;a href="<text:a xlink:type="simple" xlink:href="view-source:https://fr.wikipedia.org/wiki/Italie" text:style-name="Internet_20_link" text:visited-style-name="Visited_20_Internet_20_Link">/wiki/Italie</text:a>" title="Italie"&gt;Italie&lt;/a&gt; choisit un objet-design nommé &lt;i&gt;Ciao&lt;/i&gt; représentant un footballeur avec une tête en ballon de football et un corps aux couleurs de l'Italie. Les &lt;a href="<text:a xlink:type="simple" xlink:href="view-source:https://fr.wikipedia.org/wiki/États-Unis" text:style-name="Internet_20_link" text:visited-style-name="Visited_20_Internet_20_Link">/wiki/%C3%89tats-Unis</text:a>" title="États-Unis"&gt;États-Unis&lt;/a&gt; reviennent aux animaux en &lt;a href="<text:a xlink:type="simple" xlink:href="view-source:https://fr.wikipedia.org/wiki/1994_en_football" text:style-name="Internet_20_link" text:visited-style-name="Visited_20_Internet_20_Link">/wiki/1994_en_football</text:a>" title="1994 en football"&gt;1994&lt;/a&gt; avec un &lt;a href="<text:a xlink:type="simple" xlink:href="view-source:https://fr.wikipedia.org/wiki/Chien" text:style-name="Internet_20_link" text:visited-style-name="Visited_20_Internet_20_Link">/wiki/Chien</text:a>" title="Chien"&gt;chien&lt;/a&gt; habillé en tenue de football &lt;a href="<text:a xlink:type="simple" xlink:href="view-source:https://fr.wikipedia.org/wiki/Rouge" text:style-name="Internet_20_link" text:visited-style-name="Visited_20_Internet_20_Link">/wiki/Rouge</text:a>" title="Rouge"&gt;rouge&lt;/a&gt;, blanche et &lt;a href="<text:a xlink:type="simple" xlink:href="view-source:https://fr.wikipedia.org/wiki/Bleu" text:style-name="Internet_20_link" text:visited-style-name="Visited_20_Internet_20_Link">/wiki/Bleu</text:a>" title="Bleu"&gt;bleue&lt;/a&gt; avec les mots «&amp;#160;USA 94&amp;#160;». Pour la &lt;a <text:soft-page-break/>href="<text:a xlink:type="simple" xlink:href="view-source:https://fr.wikipedia.org/wiki/Coupe_du_monde_de_football_de_1998" text:style-name="Internet_20_link" text:visited-style-name="Visited_20_Internet_20_Link">/wiki/Coupe_du_monde_de_football_de_1998</text:a>" title="Coupe du monde de football de 1998"&gt;Coupe du monde 1998&lt;/a&gt;, les organisateurs choisissent un &lt;a href="<text:a xlink:type="simple" xlink:href="view-source:https://fr.wikipedia.org/wiki/Coq" text:style-name="Internet_20_link" text:visited-style-name="Visited_20_Internet_20_Link">/wiki/Coq</text:a>" title="Coq"&gt;coq&lt;/a&gt; bleu appelé &lt;i&gt;&lt;a href="<text:a xlink:type="simple" xlink:href="view-source:https://fr.wikipedia.org/wiki/Footix" text:style-name="Internet_20_link" text:visited-style-name="Visited_20_Internet_20_Link">/wiki/Footix</text:a>" title="Footix"&gt;Footix&lt;/a&gt;&lt;/i&gt;, son nom est choisi par les téléspectateurs français parmi trois propositions. En &lt;a href="<text:a xlink:type="simple" xlink:href="view-source:https://fr.wikipedia.org/wiki/2002_en_football" text:style-name="Internet_20_link" text:visited-style-name="Visited_20_Internet_20_Link">/wiki/2002_en_football</text:a>" title="2002 en football"&gt;2002&lt;/a&gt;, le &lt;a href="<text:a xlink:type="simple" xlink:href="view-source:https://fr.wikipedia.org/wiki/Japon" text:style-name="Internet_20_link" text:visited-style-name="Visited_20_Internet_20_Link">/wiki/Japon</text:a>" title="Japon"&gt;Japon&lt;/a&gt; et la &lt;a href="<text:a xlink:type="simple" xlink:href="view-source:https://fr.wikipedia.org/wiki/Corée_du_Sud" text:style-name="Internet_20_link" text:visited-style-name="Visited_20_Internet_20_Link">/wiki/Cor%C3%A9e_du_Sud</text:a>" title="Corée du Sud"&gt;Corée du Sud&lt;/a&gt; choisissent trois mascottes, &lt;i&gt;les sphériks&lt;/i&gt; Kaz, Nik et Ato, inspirées des &lt;a href="<text:a xlink:type="simple" xlink:href="view-source:https://fr.wikipedia.org/wiki/Manga" text:style-name="Internet_20_link" text:visited-style-name="Visited_20_Internet_20_Link">/wiki/Manga</text:a>" title="Manga"&gt;mangas&lt;/a&gt;&lt;sup id="cite_ref-147" class="reference"&gt;&lt;a href="<text:a xlink:type="simple" xlink:href="view-source:https://fr.wikipedia.org/wiki/Coupe_du_monde_de_football#cite_note-147" text:style-name="Internet_20_link" text:visited-style-name="Visited_20_Internet_20_Link">#cite_note-147</text:a>"&gt;&lt;span class="cite_crochet"&gt;[&lt;/span&gt;141&lt;span class="cite_crochet"&gt;]&lt;/span&gt;&lt;/a&gt;&lt;/sup&gt;. &lt;a href="<text:a xlink:type="simple" xlink:href="view-source:https://fr.wikipedia.org/wiki/Goleo_VI" text:style-name="Internet_20_link" text:visited-style-name="Visited_20_Internet_20_Link">/wiki/Goleo_VI</text:a>" title="Goleo VI"&gt;Goleo VI&lt;/a&gt;, un lion en peluche, accompagné d'un ballon parlant nommé Pille, est la mascotte retenue par les Allemands en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La mascotte de la Coupe du monde 2010 s'appelle &lt;i&gt;&lt;a href="<text:a xlink:type="simple" xlink:href="view-source:https://fr.wikipedia.org/wiki/Zakumi" text:style-name="Internet_20_link" text:visited-style-name="Visited_20_Internet_20_Link">/wiki/Zakumi</text:a>" title="Zakumi"&gt;Zakumi&lt;/a&gt;&lt;/i&gt;. Il s'agit d'un &lt;a href="<text:a xlink:type="simple" xlink:href="view-source:https://fr.wikipedia.org/wiki/Léopard" text:style-name="Internet_20_link" text:visited-style-name="Visited_20_Internet_20_Link">/wiki/L%C3%A9opard</text:a>" title="Léopard"&gt;léopard&lt;/a&gt; avec des cheveux verts. Son nom vient de «&amp;#160;ZA&amp;#160;», abréviation internationale de l'&lt;a href="<text:a xlink:type="simple" xlink:href="view-source:https://fr.wikipedia.org/wiki/Afrique_du_Sud" text:style-name="Internet_20_link" text:visited-style-name="Visited_20_Internet_20_Link">/wiki/Afrique_du_Sud</text:a>" title="Afrique du Sud"&gt;Afrique du Sud&lt;/a&gt;, et «&amp;#160;kumi&amp;#160;», mot qui signifie «&amp;#160;dix&amp;#160;» dans diverses langues africaines en rapport à l'année de la compétition&lt;sup id="cite_ref-148" class="reference"&gt;&lt;a href="<text:a xlink:type="simple" xlink:href="view-source:https://fr.wikipedia.org/wiki/Coupe_du_monde_de_football#cite_note-148" text:style-name="Internet_20_link" text:visited-style-name="Visited_20_Internet_20_Link">#cite_note-148</text:a>"&gt;&lt;span class="cite_crochet"&gt;[&lt;/span&gt;142&lt;span class="cite_crochet"&gt;]&lt;/span&gt;&lt;/a&gt;&lt;/sup&gt;. La mascotte de la Coupe du monde 2018 s'appelle &lt;a href="<text:a xlink:type="simple" xlink:href="view-source:https://fr.wikipedia.org/wiki/Zabivaka" text:style-name="Internet_20_link" text:visited-style-name="Visited_20_Internet_20_Link">/wiki/Zabivaka</text:a>" title="Zabivaka"&gt;Zabivaka&lt;/a&gt;, ce qui signifie "celui qui marque" en russe. C'est un loup jeune et rusé, qui possède des lunettes oranges lui permettant de mieux contrôler ses frappes pour que le ballon rentre dans les cages.</text:p>
      <text:p text:style-name="Preformatted_20_Text"><text:bookmark text:name="line1856"/>&lt;/p&gt;</text:p>
      <text:p text:style-name="Preformatted_20_Text"><text:bookmark text:name="line1857"/>&lt;h2&gt;&lt;span id="Aspects_socio-.C3.A9conomiques"&gt;&lt;/span&gt;&lt;span class="mw-headline" id="Aspects_socio-économiques"&gt;Aspects socio-économiques&lt;/span&gt;&lt;/h2&gt;</text:p>
      <text:p text:style-name="Preformatted_20_Text"><text:bookmark text:name="line1858"/>&lt;h3&gt;&lt;span class="mw-headline" id="Violences_conjugales"&gt;Violences conjugales&lt;/span&gt;&lt;/h3&gt;</text:p>
      <text:p text:style-name="Preformatted_20_Text"><text:bookmark text:name="line1859"/>&lt;p&gt;Pendant une Coupe du monde le nombre de &lt;a href="<text:a xlink:type="simple" xlink:href="view-source:https://fr.wikipedia.org/wiki/Violence_conjugale" text:style-name="Internet_20_link" text:visited-style-name="Visited_20_Internet_20_Link">/wiki/Violence_conjugale</text:a>" title="Violence conjugale"&gt;violences conjugales&lt;/a&gt; augmentent. Une étude britannique réalisée en 2014&lt;sup id="cite_ref-149" class="reference"&gt;&lt;a href="<text:a xlink:type="simple" xlink:href="view-source:https://fr.wikipedia.org/wiki/Coupe_du_monde_de_football#cite_note-149" text:style-name="Internet_20_link" text:visited-style-name="Visited_20_Internet_20_Link">#cite_note-149</text:a>"&gt;&lt;span class="cite_crochet"&gt;[&lt;/span&gt;143&lt;span class="cite_crochet"&gt;]&lt;/span&gt;&lt;/a&gt;&lt;/sup&gt; a démontré que les violences conjugales augmentent de 26% pendant la compétition. En cas de défaite de l'&lt;a href="<text:a xlink:type="simple" xlink:href="view-source:https://fr.wikipedia.org/wiki/Équipe_nationale" text:style-name="Internet_20_link" text:visited-style-name="Visited_20_Internet_20_Link">/wiki/%C3%89quipe_nationale</text:a>" class="mw-redirect" title="Équipe nationale"&gt;équipe nationale&lt;/a&gt; ce chiffre atteint même les 38%. La faute ne revient pas seulement au sport évidemment&amp;#160;: la consommation d'alcool exacerbée pendant ce type d'évènement, ainsi que les penchants violents pré-existants chez les auteurs des violences sont aussi prendre à compte. Toutefois, il est admis que ce type de compétitions entretient un environnement propice aux violences. En 2013 une étude aux États-Unis avait montré des résultats similaires concernant le football américain&lt;sup id="cite_ref-150" class="reference"&gt;&lt;a href="<text:a xlink:type="simple" xlink:href="view-source:https://fr.wikipedia.org/wiki/Coupe_du_monde_de_football#cite_note-150" text:style-name="Internet_20_link" text:visited-style-name="Visited_20_Internet_20_Link">#cite_note-150</text:a>"&gt;&lt;span class="cite_crochet"&gt;[&lt;/span&gt;144&lt;span class="cite_crochet"&gt;]&lt;/span&gt;&lt;/a&gt;&lt;/sup&gt;.</text:p>
      <text:p text:style-name="Preformatted_20_Text"><text:bookmark text:name="line1860"/>&lt;/p&gt;&lt;p&gt;Pour tenter de pallier ce problème de nombreuses &lt;a href="<text:a xlink:type="simple" xlink:href="view-source:https://fr.wikipedia.org/wiki/Campagne_publicitaire" text:style-name="Internet_20_link" text:visited-style-name="Visited_20_Internet_20_Link">/wiki/Campagne_publicitaire</text:a>" title="Campagne publicitaire"&gt;campagnes publicitaires&lt;/a&gt; alertent à ce sujet pendant la Coupe du monde. En 2018, le &lt;a rel="nofollow" class="external text" href="<text:a xlink:type="simple" xlink:href="view-source:http://www.ncdvmagazine.co.uk/" text:style-name="Internet_20_link" text:visited-style-name="Visited_20_Internet_20_Link">http://www.ncdvmagazine.co.uk</text:a>"&gt;Center for Domestic Violence&lt;/a&gt; révèle une campagne choc mettant en scène des visages de femmes où les coups portés dessinent le drapeau d'un pays jouant en Russie&lt;sup id="cite_ref-151" class="reference"&gt;&lt;a href="<text:a xlink:type="simple" xlink:href="view-source:https://fr.wikipedia.org/wiki/Coupe_du_monde_de_football#cite_note-151" text:style-name="Internet_20_link" text:visited-style-name="Visited_20_Internet_20_Link">#cite_note-151</text:a>"&gt;&lt;span class="cite_crochet"&gt;[&lt;/span&gt;145&lt;span class="cite_crochet"&gt;]&lt;/span&gt;&lt;/a&gt;&lt;/sup&gt;&lt;sup class="reference cite_virgule"&gt;,&lt;/sup&gt;&lt;sup id="cite_ref-152" class="reference"&gt;&lt;a href="<text:a xlink:type="simple" xlink:href="view-source:https://fr.wikipedia.org/wiki/Coupe_du_monde_de_football#cite_note-152" text:style-name="Internet_20_link" text:visited-style-name="Visited_20_Internet_20_Link">#cite_note-152</text:a>"&gt;&lt;span class="cite_crochet"&gt;[&lt;/span&gt;146&lt;span class="cite_crochet"&gt;]&lt;/span&gt;&lt;/a&gt;&lt;/sup&gt;.</text:p>
      <text:p text:style-name="Preformatted_20_Text"><text:bookmark text:name="line1861"/>&lt;/p&gt;</text:p>
      <text:p text:style-name="Preformatted_20_Text"><text:bookmark text:name="line1862"/><text:soft-page-break/>&lt;h3&gt;&lt;span id="Co.C3.BBt_de_la_comp.C3.A9tition"&gt;&lt;/span&gt;&lt;span class="mw-headline" id="Coût_de_la_compétition"&gt;Coût de la compétition&lt;/span&gt;&lt;/h3&gt;</text:p>
      <text:p text:style-name="Preformatted_20_Text"><text:bookmark text:name="line1863"/>&lt;p&gt;Le &lt;a href="<text:a xlink:type="simple" xlink:href="view-source:https://fr.wikipedia.org/wiki/Coût" text:style-name="Internet_20_link" text:visited-style-name="Visited_20_Internet_20_Link">/wiki/Co%C3%BBt</text:a>" title="Coût"&gt;coût&lt;/a&gt; de la Coupe du monde varie d'une édition à une autre. Le prix est généralement de plus en plus élevé. À titre d'exemple, le coût total de l'organisation de la &lt;a href="<text:a xlink:type="simple" xlink:href="view-source:https://fr.wikipedia.org/wiki/Coupe_du_monde_de_football_de_1998" text:style-name="Internet_20_link" text:visited-style-name="Visited_20_Internet_20_Link">/wiki/Coupe_du_monde_de_football_de_1998</text:a>" title="Coupe du monde de football de 1998"&gt;Coupe du monde de 1998 en France&lt;/a&gt; est estimé à près de &lt;span class="nowrap"&gt;10 &lt;a href="<text:a xlink:type="simple" xlink:href="view-source:https://fr.wikipedia.org/wiki/Milliard_(nombre)" text:style-name="Internet_20_link" text:visited-style-name="Visited_20_Internet_20_Link">/wiki/Milliard_(nombre)</text:a>" class="mw-redirect" title="Milliard (nombre)"&gt;milliards&lt;/a&gt;&lt;/span&gt; de &lt;a href="<text:a xlink:type="simple" xlink:href="view-source:https://fr.wikipedia.org/wiki/Franc_français" text:style-name="Internet_20_link" text:visited-style-name="Visited_20_Internet_20_Link">/wiki/Franc_fran%C3%A7ais</text:a>" title="Franc français"&gt;francs&lt;/a&gt; (&lt;span class="nowrap"&gt;1,56 milliard&lt;/span&gt; d'&lt;a href="<text:a xlink:type="simple" xlink:href="view-source:https://fr.wikipedia.org/wiki/Euro" text:style-name="Internet_20_link" text:visited-style-name="Visited_20_Internet_20_Link">/wiki/Euro</text:a>" title="Euro"&gt;euros&lt;/a&gt;) dont environ &lt;span class="nowrap"&gt;7 milliards&lt;/span&gt; d'&lt;a href="<text:a xlink:type="simple" xlink:href="view-source:https://fr.wikipedia.org/wiki/Investissement" text:style-name="Internet_20_link" text:visited-style-name="Visited_20_Internet_20_Link">/wiki/Investissement</text:a>" title="Investissement"&gt;investissements&lt;/a&gt; (1,1 milliard d'euros) dans des &lt;a href="<text:a xlink:type="simple" xlink:href="view-source:https://fr.wikipedia.org/wiki/Infrastructure" text:style-name="Internet_20_link" text:visited-style-name="Visited_20_Internet_20_Link">/wiki/Infrastructure</text:a>" title="Infrastructure"&gt;infrastructures&lt;/a&gt; sportives et de dessertes, et &lt;span class="nowrap"&gt;3 milliards&lt;/span&gt; (&lt;span class="nowrap"&gt;460 millions&lt;/span&gt; d'euros) de &lt;a href="<text:a xlink:type="simple" xlink:href="view-source:https://fr.wiktionary.org/wiki/dépense" text:style-name="Internet_20_link" text:visited-style-name="Visited_20_Internet_20_Link">https://fr.wiktionary.org/wiki/d%C3%A9pense</text:a>" class="extiw" title="wikt:dépense"&gt;dépenses&lt;/a&gt; d'organisation&lt;sup id="cite_ref-153" class="reference"&gt;&lt;a href="<text:a xlink:type="simple" xlink:href="view-source:https://fr.wikipedia.org/wiki/Coupe_du_monde_de_football#cite_note-153" text:style-name="Internet_20_link" text:visited-style-name="Visited_20_Internet_20_Link">#cite_note-153</text:a>"&gt;&lt;span class="cite_crochet"&gt;[&lt;/span&gt;147&lt;span class="cite_crochet"&gt;]&lt;/span&gt;&lt;/a&gt;&lt;/sup&gt;. Le financement est assuré par les &lt;a href="<text:a xlink:type="simple" xlink:href="view-source:https://fr.wikipedia.org/wiki/Finances_publiques" text:style-name="Internet_20_link" text:visited-style-name="Visited_20_Internet_20_Link">/wiki/Finances_publiques</text:a>" title="Finances publiques"&gt;fonds publics&lt;/a&gt; (&lt;a href="<text:a xlink:type="simple" xlink:href="view-source:https://fr.wikipedia.org/wiki/État" text:style-name="Internet_20_link" text:visited-style-name="Visited_20_Internet_20_Link">/wiki/%C3%89tat</text:a>" title="État"&gt;État&lt;/a&gt;, &lt;a href="<text:a xlink:type="simple" xlink:href="view-source:https://fr.wikipedia.org/wiki/Administration_territoriale" text:style-name="Internet_20_link" text:visited-style-name="Visited_20_Internet_20_Link">/wiki/Administration_territoriale</text:a>" title="Administration territoriale"&gt;collectivités locales&lt;/a&gt; et &lt;a href="<text:a xlink:type="simple" xlink:href="view-source:https://fr.wikipedia.org/wiki/Entreprise_publique" text:style-name="Internet_20_link" text:visited-style-name="Visited_20_Internet_20_Link">/wiki/Entreprise_publique</text:a>" title="Entreprise publique"&gt;entreprises publiques&lt;/a&gt;) et des &lt;a href="<text:a xlink:type="simple" xlink:href="view-source:https://fr.wikipedia.org/wiki/Entreprise" text:style-name="Internet_20_link" text:visited-style-name="Visited_20_Internet_20_Link">/wiki/Entreprise</text:a>" title="Entreprise"&gt;sociétés privées&lt;/a&gt;, &lt;a href="<text:a xlink:type="simple" xlink:href="view-source:https://fr.wikipedia.org/wiki/Mécénat" text:style-name="Internet_20_link" text:visited-style-name="Visited_20_Internet_20_Link">/wiki/M%C3%A9c%C3%A9nat</text:a>" title="Mécénat"&gt;mécènes&lt;/a&gt; de l'opération. Ces coûts vont aussi être effectifs dans plusieurs autres domaines comme la &lt;a href="<text:a xlink:type="simple" xlink:href="view-source:https://fr.wikipedia.org/wiki/Sécurité" text:style-name="Internet_20_link" text:visited-style-name="Visited_20_Internet_20_Link">/wiki/S%C3%A9curit%C3%A9</text:a>" title="Sécurité"&gt;sécurité&lt;/a&gt; ou la mise en place d'un réseau de &lt;a href="<text:a xlink:type="simple" xlink:href="view-source:https://fr.wikipedia.org/wiki/Transport" text:style-name="Internet_20_link" text:visited-style-name="Visited_20_Internet_20_Link">/wiki/Transport</text:a>" title="Transport"&gt;transport&lt;/a&gt; adapté. Le respect des normes fixées par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engendre de grosses dépenses. Cette aide financière est aussi une vitrine pour des sociétés qui, grâce à la médiatisation mondiale de l'événement, peuvent espérer des retombées économiques fortes.</text:p>
      <text:p text:style-name="Preformatted_20_Text"><text:bookmark text:name="line1864"/>&lt;/p&gt;</text:p>
      <text:p text:style-name="Preformatted_20_Text"><text:bookmark text:name="line1865"/>&lt;h3&gt;&lt;span id="Effet_sur_l.27.C3.A9conomie"&gt;&lt;/span&gt;&lt;span class="mw-headline" id="Effet_sur_l'économie"&gt;Effet sur l'économie&lt;/span&gt;&lt;/h3&gt;</text:p>
      <text:p text:style-name="Preformatted_20_Text"><text:bookmark text:name="line1866"/>&lt;p&gt;L'organisation de la Coupe du monde de football n'est pas sans conséquence économique pour le pays hôte. Les sommes investies pour rénover ou construire stades et infrastructures sont considérables. Ces investissements qui concernent d'abord principalement les villes organisatrices, s'étendent maintenant dans tout le pays organisateur. Au total, plus de huit milliards d'euros sont investis en 2002, trois en 2006 et 5 en 2010, dans la mise aux normes de &lt;a href="<text:a xlink:type="simple" xlink:href="view-source:https://fr.wikipedia.org/wiki/Stade_de_football" text:style-name="Internet_20_link" text:visited-style-name="Visited_20_Internet_20_Link">/wiki/Stade_de_football</text:a>" title="Stade de football"&gt;stades de football&lt;/a&gt;, l'amélioration des routes et divers moyens de &lt;a href="<text:a xlink:type="simple" xlink:href="view-source:https://fr.wikipedia.org/wiki/Transport" text:style-name="Internet_20_link" text:visited-style-name="Visited_20_Internet_20_Link">/wiki/Transport</text:a>" title="Transport"&gt;transports&lt;/a&gt;&lt;sup id="cite_ref-154" class="reference"&gt;&lt;a href="<text:a xlink:type="simple" xlink:href="view-source:https://fr.wikipedia.org/wiki/Coupe_du_monde_de_football#cite_note-154" text:style-name="Internet_20_link" text:visited-style-name="Visited_20_Internet_20_Link">#cite_note-154</text:a>"&gt;&lt;span class="cite_crochet"&gt;[&lt;/span&gt;148&lt;span class="cite_crochet"&gt;]&lt;/span&gt;&lt;/a&gt;&lt;/sup&gt;. D'autres infrastructures comme les hôtels sont également concernées. Les coûts croissants pour organiser une Coupe du monde provoquent cependant de plus en plus de critiques&lt;sup id="cite_ref-155" class="reference"&gt;&lt;a href="<text:a xlink:type="simple" xlink:href="view-source:https://fr.wikipedia.org/wiki/Coupe_du_monde_de_football#cite_note-155" text:style-name="Internet_20_link" text:visited-style-name="Visited_20_Internet_20_Link">#cite_note-155</text:a>"&gt;&lt;span class="cite_crochet"&gt;[&lt;/span&gt;149&lt;span class="cite_crochet"&gt;]&lt;/span&gt;&lt;/a&gt;&lt;/sup&gt;. Celles-ci se font encore plus fortes au &lt;a href="<text:a xlink:type="simple" xlink:href="view-source:https://fr.wikipedia.org/wiki/Brésil" text:style-name="Internet_20_link" text:visited-style-name="Visited_20_Internet_20_Link">/wiki/Br%C3%A9sil</text:a>" title="Brésil"&gt;Brésil&lt;/a&gt; où les investissements conséquents dans les équipements sportifs sont remis en cause par une partie de la population. De nombreux manifestants souhaitent que l'argent soit utilisé pour l'amélioration des équipements publics (hôpitaux, écoles) et pour diminuer le coût de la vie&lt;sup <text:soft-page-break/>id="cite_ref-156" class="reference"&gt;&lt;a href="<text:a xlink:type="simple" xlink:href="view-source:https://fr.wikipedia.org/wiki/Coupe_du_monde_de_football#cite_note-156" text:style-name="Internet_20_link" text:visited-style-name="Visited_20_Internet_20_Link">#cite_note-156</text:a>"&gt;&lt;span class="cite_crochet"&gt;[&lt;/span&gt;150&lt;span class="cite_crochet"&gt;]&lt;/span&gt;&lt;/a&gt;&lt;/sup&gt;.</text:p>
      <text:p text:style-name="Preformatted_20_Text"><text:bookmark text:name="line1867"/>&lt;/p&gt;&lt;p&gt;La victoire en Coupe du monde est un facteur positif pour la croissance. À la suite du succès de l'&lt;a href="<text:a xlink:type="simple" xlink:href="view-source:https://fr.wikipedia.org/wiki/Équipe_de_France_de_football" text:style-name="Internet_20_link" text:visited-style-name="Visited_20_Internet_20_Link">/wiki/%C3%89quipe_de_France_de_football</text:a>" title="Équipe de France de football"&gt;équipe de France&lt;/a&gt; en &lt;a href="<text:a xlink:type="simple" xlink:href="view-source:https://fr.wikipedia.org/wiki/Coupe_du_monde_de_football_de_1998" text:style-name="Internet_20_link" text:visited-style-name="Visited_20_Internet_20_Link">/wiki/Coupe_du_monde_de_football_de_1998</text:a>" title="Coupe du monde de football de 1998"&gt;1998&lt;/a&gt;, le &lt;a href="<text:a xlink:type="simple" xlink:href="view-source:https://fr.wikipedia.org/wiki/Produit_intérieur_brut" text:style-name="Internet_20_link" text:visited-style-name="Visited_20_Internet_20_Link">/wiki/Produit_int%C3%A9rieur_brut</text:a>" title="Produit intérieur brut"&gt;Produit Intérieur Brut&lt;/a&gt; (PIB) français s'est maintenu à un bon niveau de progression. Il progresse de seulement 2,3&amp;#160;% en &lt;a href="<text:a xlink:type="simple" xlink:href="view-source:https://fr.wikipedia.org/wiki/1997_en_football" text:style-name="Internet_20_link" text:visited-style-name="Visited_20_Internet_20_Link">/wiki/1997_en_football</text:a>" title="1997 en football"&gt;1997&lt;/a&gt;, contre 3,5&amp;#160;% en &lt;a href="<text:a xlink:type="simple" xlink:href="view-source:https://fr.wikipedia.org/wiki/1998_en_football" text:style-name="Internet_20_link" text:visited-style-name="Visited_20_Internet_20_Link">/wiki/1998_en_football</text:a>" title="1998 en football"&gt;1998&lt;/a&gt; et 3,0&amp;#160;% en &lt;a href="<text:a xlink:type="simple" xlink:href="view-source:https://fr.wikipedia.org/wiki/1999_en_football" text:style-name="Internet_20_link" text:visited-style-name="Visited_20_Internet_20_Link">/wiki/1999_en_football</text:a>" title="1999 en football"&gt;1999&lt;/a&gt;&lt;sup id="cite_ref-157" class="reference"&gt;&lt;a href="<text:a xlink:type="simple" xlink:href="view-source:https://fr.wikipedia.org/wiki/Coupe_du_monde_de_football#cite_note-157" text:style-name="Internet_20_link" text:visited-style-name="Visited_20_Internet_20_Link">#cite_note-157</text:a>"&gt;&lt;span class="cite_crochet"&gt;[&lt;/span&gt;151&lt;span class="cite_crochet"&gt;]&lt;/span&gt;&lt;/a&gt;&lt;/sup&gt;. L'impact de l'événement est difficile à évaluer du fait de la multitude d'autres facteurs rentrant en compte dans l'évolution du PIB.</text:p>
      <text:p text:style-name="Preformatted_20_Text"><text:bookmark text:name="line1868"/>&lt;/p&gt;&lt;p&gt;Il existe des faillites liées à la Coupe du monde. La société qui produit la mascotte &lt;i&gt;Goleo&lt;/i&gt; a dû déposer le bilan deux semaines avant le début de la &lt;a href="<text:a xlink:type="simple" xlink:href="view-source:https://fr.wikipedia.org/wiki/Coupe_du_monde_de_football_de_2006" text:style-name="Internet_20_link" text:visited-style-name="Visited_20_Internet_20_Link">/wiki/Coupe_du_monde_de_football_de_2006</text:a>" title="Coupe du monde de football de 2006"&gt;Coupe du monde de football de 2006&lt;/a&gt;&lt;sup id="cite_ref-158" class="reference"&gt;&lt;a href="<text:a xlink:type="simple" xlink:href="view-source:https://fr.wikipedia.org/wiki/Coupe_du_monde_de_football#cite_note-158" text:style-name="Internet_20_link" text:visited-style-name="Visited_20_Internet_20_Link">#cite_note-158</text:a>"&gt;&lt;span class="cite_crochet"&gt;[&lt;/span&gt;152&lt;span class="cite_crochet"&gt;]&lt;/span&gt;&lt;/a&gt;&lt;/sup&gt;. Les économistes allemands ne prévoyaient d'ailleurs qu'une hausse de 0,3&amp;#160;% du PIB.</text:p>
      <text:p text:style-name="Preformatted_20_Text"><text:bookmark text:name="line1869"/>&lt;/p&gt;&lt;p&gt;L'organisation de la Coupe du monde peut n'avoir que peu d'effet sur le volume des investissements sur le pays organisateur. Il ne représente qu'environ 1&amp;#160;% seulement des flux annuels d'investissement en Allemagne à l'édition 2006&lt;sup id="cite_ref-ReferenceA_159-0" class="reference"&gt;&lt;a href="<text:a xlink:type="simple" xlink:href="view-source:https://fr.wikipedia.org/wiki/Coupe_du_monde_de_football#cite_note-ReferenceA-159" text:style-name="Internet_20_link" text:visited-style-name="Visited_20_Internet_20_Link">#cite_note-ReferenceA-159</text:a>"&gt;&lt;span class="cite_crochet"&gt;[&lt;/span&gt;153&lt;span class="cite_crochet"&gt;]&lt;/span&gt;&lt;/a&gt;&lt;/sup&gt;.</text:p>
      <text:p text:style-name="Preformatted_20_Text"><text:bookmark text:name="line1870"/>&lt;/p&gt;&lt;p&gt;Certains secteurs bénéficient de l'événement pour connaître une croissance rapide. Les secteurs des équipements sportifs&lt;sup id="cite_ref-160" class="reference"&gt;&lt;a href="<text:a xlink:type="simple" xlink:href="view-source:https://fr.wikipedia.org/wiki/Coupe_du_monde_de_football#cite_note-160" text:style-name="Internet_20_link" text:visited-style-name="Visited_20_Internet_20_Link">#cite_note-160</text:a>"&gt;&lt;span class="cite_crochet"&gt;[&lt;/span&gt;154&lt;span class="cite_crochet"&gt;]&lt;/span&gt;&lt;/a&gt;&lt;/sup&gt; et des appareils télévisuels&lt;sup id="cite_ref-161" class="reference"&gt;&lt;a href="<text:a xlink:type="simple" xlink:href="view-source:https://fr.wikipedia.org/wiki/Coupe_du_monde_de_football#cite_note-161" text:style-name="Internet_20_link" text:visited-style-name="Visited_20_Internet_20_Link">#cite_note-161</text:a>"&gt;&lt;span class="cite_crochet"&gt;[&lt;/span&gt;g&lt;span class="cite_crochet"&gt;]&lt;/span&gt;&lt;/a&gt;&lt;/sup&gt; connaissent une forte hausse des ventes au moment de la Coupe du monde.</text:p>
      <text:p text:style-name="Preformatted_20_Text"><text:bookmark text:name="line1871"/>&lt;/p&gt;&lt;p&gt;Pour le pays hôte, le gain vient en premier lieu de l’afflux de visiteurs étrangers, eux-mêmes sources de devises (500&amp;#160;000&amp;#160;millions d'euros pour l'Allemagne selon les prévisions de &lt;i&gt;&lt;a href="<text:a xlink:type="simple" xlink:href="view-source:https://fr.wikipedia.org/wiki/Standard_%26_Poor%27s" text:style-name="Internet_20_link" text:visited-style-name="Visited_20_Internet_20_Link">/wiki/Standard_%26_Poor%27s</text:a>" title="Standard &amp;amp; Poor&amp;#39;s"&gt;Standard &amp;amp; Poor's&lt;/a&gt;&lt;/i&gt;). Pour les pays réalisant des performances remarquables, l’effet de la hausse du moral au sein de la population suscite à la fois une stimulation de la demande intérieure&lt;sup id="cite_ref-162" class="reference"&gt;&lt;a href="<text:a xlink:type="simple" xlink:href="view-source:https://fr.wikipedia.org/wiki/Coupe_du_monde_de_football#cite_note-162" text:style-name="Internet_20_link" text:visited-style-name="Visited_20_Internet_20_Link">#cite_note-162</text:a>"&gt;&lt;span class="cite_crochet"&gt;[&lt;/span&gt;155&lt;span class="cite_crochet"&gt;]&lt;/span&gt;&lt;/a&gt;&lt;/sup&gt; et une meilleure productivité du travail. D'après l'&lt;a href="<text:a xlink:type="simple" xlink:href="view-source:https://fr.wikipedia.org/wiki/Institut_national_de_la_statistique_et_des_études_économiques" text:style-name="Internet_20_link" text:visited-style-name="Visited_20_Internet_20_Link">/wiki/Institut_national_de_la_statistique_et_des_%C3%A9tudes_%C3%A9conomiques</text:a>" title="Institut national de la statistique et des études économiques"&gt;Insee&lt;/a&gt;, l'effet de la Coupe du monde sur la consommation en Allemagne n'est toutefois qu'un soutien temporaire à une tendance ayant d'autres explications&lt;sup id="cite_ref-ReferenceA_159-1" class="reference"&gt;&lt;a href="<text:a xlink:type="simple" xlink:href="view-source:https://fr.wikipedia.org/wiki/Coupe_du_monde_de_football#cite_note-ReferenceA-159" text:style-name="Internet_20_link" text:visited-style-name="Visited_20_Internet_20_Link">#cite_note-ReferenceA-159</text:a>"&gt;&lt;span class="cite_crochet"&gt;[&lt;/span&gt;153&lt;span class="cite_crochet"&gt;]&lt;/span&gt;&lt;/a&gt;&lt;/sup&gt;. Les victoires et les défaites suscitent par ailleurs des variations boursières sur les marchés nationaux.</text:p>
      <text:p text:style-name="Preformatted_20_Text"><text:bookmark text:name="line1872"/>&lt;/p&gt;&lt;p&gt;Certaines études ont montré une relative concordance dans les pays en développement entre les périodes d’expansion économique et les bons résultats en Coupe du monde. L'analyse la plus répandue consiste à dire que la victoire suscite l’expansion. Cependant, certaines analyses, fondées sur le fait qu’historiquement les renversements de tendance économique précèdent les bons ou mauvais résultats <text:soft-page-break/>sportifs&lt;sup id="cite_ref-163" class="reference"&gt;&lt;a href="<text:a xlink:type="simple" xlink:href="view-source:https://fr.wikipedia.org/wiki/Coupe_du_monde_de_football#cite_note-163" text:style-name="Internet_20_link" text:visited-style-name="Visited_20_Internet_20_Link">#cite_note-163</text:a>"&gt;&lt;span class="cite_crochet"&gt;[&lt;/span&gt;156&lt;span class="cite_crochet"&gt;]&lt;/span&gt;&lt;/a&gt;&lt;/sup&gt;, avancent que c’est la croissance économique qui favorise les chances de victoire d’une équipe.</text:p>
      <text:p text:style-name="Preformatted_20_Text"><text:bookmark text:name="line1873"/>&lt;/p&gt;&lt;p&gt;Pour le pays hôte, l’organisation de l’événement est le plus souvent considérée comme positive. Si la hausse de la consommation nationale est modeste, progressant par exemple en Allemagne que de 0,3&amp;#160;% pendant le trimestre de la Coupe du monde, elle peut être renforcée par un élan national comme en France en 1998. De plus, la consommation supplémentaire se transforme en partie en importations de produits étrangers et pas seulement en consommation de produits nationaux&lt;sup id="cite_ref-ReferenceA_159-2" class="reference"&gt;&lt;a href="<text:a xlink:type="simple" xlink:href="view-source:https://fr.wikipedia.org/wiki/Coupe_du_monde_de_football#cite_note-ReferenceA-159" text:style-name="Internet_20_link" text:visited-style-name="Visited_20_Internet_20_Link">#cite_note-ReferenceA-159</text:a>"&gt;&lt;span class="cite_crochet"&gt;[&lt;/span&gt;153&lt;span class="cite_crochet"&gt;]&lt;/span&gt;&lt;/a&gt;&lt;/sup&gt;. Ainsi la Coupe du monde de 2006 suscite un engouement pour les écrans plats produits en Asie.</text:p>
      <text:p text:style-name="Preformatted_20_Text"><text:bookmark text:name="line1874"/>&lt;/p&gt;</text:p>
      <text:p text:style-name="Preformatted_20_Text"><text:bookmark text:name="line1875"/>&lt;h3&gt;&lt;span id="Effet_sur_le_d.C3.A9veloppement_local"&gt;&lt;/span&gt;&lt;span class="mw-headline" id="Effet_sur_le_développement_local"&gt;Effet sur le développement local&lt;/span&gt;&lt;/h3&gt;</text:p>
      <text:p text:style-name="Preformatted_20_Text"><text:bookmark text:name="line1876"/>&lt;p&gt;Le marché de l'&lt;a href="<text:a xlink:type="simple" xlink:href="view-source:https://fr.wikipedia.org/wiki/Communication_événementielle" text:style-name="Internet_20_link" text:visited-style-name="Visited_20_Internet_20_Link">/wiki/Communication_%C3%A9v%C3%A9nementielle</text:a>" title="Communication événementielle"&gt;événementiel&lt;/a&gt; est un facteur de &lt;a href="<text:a xlink:type="simple" xlink:href="view-source:https://fr.wikipedia.org/wiki/Développement_local" text:style-name="Internet_20_link" text:visited-style-name="Visited_20_Internet_20_Link">/wiki/D%C3%A9veloppement_local</text:a>" title="Développement local"&gt;développement local&lt;/a&gt;. Toutes les villes qui accueillent des matchs de la Coupe du monde et donc des supporters venus du monde entier enregistrent un surplus de consommation sur leur territoire&amp;#160;: certains chercheurs parlent d'une «&amp;#160;économie présentielle&amp;#160;» ou d'une «&amp;#160;économie résidentielle&amp;#160;»&lt;sup id="cite_ref-164" class="reference"&gt;&lt;a href="<text:a xlink:type="simple" xlink:href="view-source:https://fr.wikipedia.org/wiki/Coupe_du_monde_de_football#cite_note-164" text:style-name="Internet_20_link" text:visited-style-name="Visited_20_Internet_20_Link">#cite_note-164</text:a>"&gt;&lt;span class="cite_crochet"&gt;[&lt;/span&gt;157&lt;span class="cite_crochet"&gt;]&lt;/span&gt;&lt;/a&gt;&lt;/sup&gt;. À l'occasion de cet événement, les pays construisent des infrastructures&lt;sup id="cite_ref-bénéfices_FIFA_165-0" class="reference"&gt;&lt;a href="<text:a xlink:type="simple" xlink:href="view-source:https://fr.wikipedia.org/wiki/Coupe_du_monde_de_football#cite_note-bénéfices_FIFA-165" text:style-name="Internet_20_link" text:visited-style-name="Visited_20_Internet_20_Link">#cite_note-bénéfices_FIFA-165</text:a>"&gt;&lt;span class="cite_crochet"&gt;[&lt;/span&gt;158&lt;span class="cite_crochet"&gt;]&lt;/span&gt;&lt;/a&gt;&lt;/sup&gt;. D'abord, la Coupe du monde permet de développer les stades du pays organisateur. En plus, les nations hôtes bénéficient de l'occasion pour développer les moyens de transport. En 2010, de nombreux moyens sont mis en œuvre pour déplacer les spectateurs entre les villes avec des navettes et des trains&lt;sup id="cite_ref-166" class="reference"&gt;&lt;a href="<text:a xlink:type="simple" xlink:href="view-source:https://fr.wikipedia.org/wiki/Coupe_du_monde_de_football#cite_note-166" text:style-name="Internet_20_link" text:visited-style-name="Visited_20_Internet_20_Link">#cite_note-166</text:a>"&gt;&lt;span class="cite_crochet"&gt;[&lt;/span&gt;159&lt;span class="cite_crochet"&gt;]&lt;/span&gt;&lt;/a&gt;&lt;/sup&gt;.</text:p>
      <text:p text:style-name="Preformatted_20_Text"><text:bookmark text:name="line1877"/>&lt;/p&gt;&lt;p&gt;L'organisation d'une Coupe du monde dope le &lt;a href="<text:a xlink:type="simple" xlink:href="view-source:https://fr.wikipedia.org/wiki/Tourisme" text:style-name="Internet_20_link" text:visited-style-name="Visited_20_Internet_20_Link">/wiki/Tourisme</text:a>" title="Tourisme"&gt;tourisme&lt;/a&gt;&lt;sup id="cite_ref-bénéfices_FIFA_165-1" class="reference"&gt;&lt;a href="<text:a xlink:type="simple" xlink:href="view-source:https://fr.wikipedia.org/wiki/Coupe_du_monde_de_football#cite_note-bénéfices_FIFA-165" text:style-name="Internet_20_link" text:visited-style-name="Visited_20_Internet_20_Link">#cite_note-bénéfices_FIFA-165</text:a>"&gt;&lt;span class="cite_crochet"&gt;[&lt;/span&gt;158&lt;span class="cite_crochet"&gt;]&lt;/span&gt;&lt;/a&gt;&lt;/sup&gt;&lt;sup class="reference cite_virgule"&gt;,&lt;/sup&gt;&lt;sup id="cite_ref-167" class="reference"&gt;&lt;a href="<text:a xlink:type="simple" xlink:href="view-source:https://fr.wikipedia.org/wiki/Coupe_du_monde_de_football#cite_note-167" text:style-name="Internet_20_link" text:visited-style-name="Visited_20_Internet_20_Link">#cite_note-167</text:a>"&gt;&lt;span class="cite_crochet"&gt;[&lt;/span&gt;160&lt;span class="cite_crochet"&gt;]&lt;/span&gt;&lt;/a&gt;&lt;/sup&gt;. Les touristes ou «&amp;#160;résidents non déclarés&amp;#160;» doivent se loger, se nourrir, se distraire et donc dépensent de l'argent. Cette manne irrigue le tissu économique local qui réalise des ventes supérieures à l'ordinaire&lt;sup id="cite_ref-bénéfices_FIFA_165-2" class="reference"&gt;&lt;a href="<text:a xlink:type="simple" xlink:href="view-source:https://fr.wikipedia.org/wiki/Coupe_du_monde_de_football#cite_note-bénéfices_FIFA-165" text:style-name="Internet_20_link" text:visited-style-name="Visited_20_Internet_20_Link">#cite_note-bénéfices_FIFA-165</text:a>"&gt;&lt;span class="cite_crochet"&gt;[&lt;/span&gt;158&lt;span class="cite_crochet"&gt;]&lt;/span&gt;&lt;/a&gt;&lt;/sup&gt;. Les autorités publiques allemandes, bien conscientes de ce potentiel économique, ont d'ailleurs autorisé les commerçants à prolonger plus tardivement l'ouverture des magasins lors de la Coupe du monde 2006 et même le dimanche&lt;sup id="cite_ref-168" class="reference"&gt;&lt;a href="<text:a xlink:type="simple" xlink:href="view-source:https://fr.wikipedia.org/wiki/Coupe_du_monde_de_football#cite_note-168" text:style-name="Internet_20_link" text:visited-style-name="Visited_20_Internet_20_Link">#cite_note-168</text:a>"&gt;&lt;span class="cite_crochet"&gt;[&lt;/span&gt;161&lt;span class="cite_crochet"&gt;]&lt;/span&gt;&lt;/a&gt;&lt;/sup&gt;.</text:p>
      <text:p text:style-name="Preformatted_20_Text"><text:bookmark text:name="line1878"/>&lt;/p&gt;&lt;p&gt;En &lt;a href="<text:a xlink:type="simple" xlink:href="view-source:https://fr.wikipedia.org/wiki/Allemagne" text:style-name="Internet_20_link" text:visited-style-name="Visited_20_Internet_20_Link">/wiki/Allemagne</text:a>" title="Allemagne"&gt;Allemagne&lt;/a&gt;, on parle de 50&amp;#160;000&amp;#160;emplois tandis qu'en &lt;a href="<text:a xlink:type="simple" xlink:href="view-source:https://fr.wikipedia.org/wiki/Afrique_du_Sud" text:style-name="Internet_20_link" text:visited-style-name="Visited_20_Internet_20_Link">/wiki/Afrique_du_Sud</text:a>" title="Afrique du Sud"&gt;Afrique du Sud&lt;/a&gt; ce sont près de 159&amp;#160;000&amp;#160;emplois&lt;sup id="cite_ref-169" class="reference"&gt;&lt;a href="<text:a xlink:type="simple" xlink:href="view-source:https://fr.wikipedia.org/wiki/Coupe_du_monde_de_football#cite_note-169" text:style-name="Internet_20_link" text:visited-style-name="Visited_20_Internet_20_Link">#cite_note-169</text:a>"&gt;&lt;span class="cite_crochet"&gt;[&lt;/span&gt;162&lt;span class="cite_crochet"&gt;]&lt;/span&gt;&lt;/a&gt;&lt;/sup&gt; qui <text:soft-page-break/>sont annoncés. Les emplois créés par et pendant la Coupe du monde ne sont pas toujours durables. On estime pour l'Allemagne qu'un tiers seulement des emplois seront conservés à l'issue de la compétition de 2006. En effet les principaux secteurs d'embauche que sont la sécurité, la restauration et la vente de produits dérivés, ne perdurent pas après la compétition.</text:p>
      <text:p text:style-name="Preformatted_20_Text"><text:bookmark text:name="line1879"/>&lt;/p&gt;</text:p>
      <text:p text:style-name="Preformatted_20_Text"><text:bookmark text:name="line1880"/>&lt;h3&gt;&lt;span class="mw-headline" id="Sources_de_revenus"&gt;Sources de revenus&lt;/span&gt;&lt;/h3&gt;</text:p>
      <text:p text:style-name="Preformatted_20_Text"><text:bookmark text:name="line1881"/>&lt;h4&gt;&lt;span class="mw-headline" id="Billetterie"&gt;Billetterie&lt;/span&gt;&lt;/h4&gt;</text:p>
      <text:p text:style-name="Preformatted_20_Text"><text:bookmark text:name="line1882"/>&lt;p&gt;Jadis source de revenus quasi-unique, la billetterie ne représente désormais qu'une modeste partie des revenus générés par la Coupe du monde. La billetterie est prise en charge par la FIFA pour la phase finale de la compétition&lt;sup id="cite_ref-170" class="reference"&gt;&lt;a href="<text:a xlink:type="simple" xlink:href="view-source:https://fr.wikipedia.org/wiki/Coupe_du_monde_de_football#cite_note-170" text:style-name="Internet_20_link" text:visited-style-name="Visited_20_Internet_20_Link">#cite_note-170</text:a>"&gt;&lt;span class="cite_crochet"&gt;[&lt;/span&gt;163&lt;span class="cite_crochet"&gt;]&lt;/span&gt;&lt;/a&gt;&lt;/sup&gt;. Le marché parallèle, légal dans certains pays, peut multiplier par vingt le prix des places initialement prévu&lt;sup id="cite_ref-171" class="reference"&gt;&lt;a href="<text:a xlink:type="simple" xlink:href="view-source:https://fr.wikipedia.org/wiki/Coupe_du_monde_de_football#cite_note-171" text:style-name="Internet_20_link" text:visited-style-name="Visited_20_Internet_20_Link">#cite_note-171</text:a>"&gt;&lt;span class="cite_crochet"&gt;[&lt;/span&gt;164&lt;span class="cite_crochet"&gt;]&lt;/span&gt;&lt;/a&gt;&lt;/sup&gt;.</text:p>
      <text:p text:style-name="Preformatted_20_Text"><text:bookmark text:name="line1883"/>&lt;/p&gt;&lt;p&gt;Sécurité supplémentaire pour la version 2006, les billets sont équipés de puces électroniques permettant de désactiver immédiatement des blocs de billets perdus ou volés&lt;sup id="cite_ref-172" class="reference"&gt;&lt;a href="<text:a xlink:type="simple" xlink:href="view-source:https://fr.wikipedia.org/wiki/Coupe_du_monde_de_football#cite_note-172" text:style-name="Internet_20_link" text:visited-style-name="Visited_20_Internet_20_Link">#cite_note-172</text:a>"&gt;&lt;span class="cite_crochet"&gt;[&lt;/span&gt;165&lt;span class="cite_crochet"&gt;]&lt;/span&gt;&lt;/a&gt;&lt;/sup&gt;.</text:p>
      <text:p text:style-name="Preformatted_20_Text"><text:bookmark text:name="line1884"/>&lt;/p&gt;</text:p>
      <text:p text:style-name="Preformatted_20_Text"><text:bookmark text:name="line1885"/>&lt;table class="wikitable alternance centre" style="text-align:center"&gt;</text:p>
      <text:p text:style-name="Preformatted_20_Text"><text:bookmark text:name="line1886"/>&lt;caption&gt;Prix des places lors de la &lt;a href="<text:a xlink:type="simple" xlink:href="view-source:https://fr.wikipedia.org/wiki/Coupe_du_monde_de_football_de_2010" text:style-name="Internet_20_link" text:visited-style-name="Visited_20_Internet_20_Link">/wiki/Coupe_du_monde_de_football_de_2010</text:a>" title="Coupe du monde de football de 2010"&gt;Coupe du monde 2010&lt;/a&gt;&lt;sup id="cite_ref-173" class="reference"&gt;&lt;a href="<text:a xlink:type="simple" xlink:href="view-source:https://fr.wikipedia.org/wiki/Coupe_du_monde_de_football#cite_note-173" text:style-name="Internet_20_link" text:visited-style-name="Visited_20_Internet_20_Link">#cite_note-173</text:a>"&gt;&lt;span class="cite_crochet"&gt;[&lt;/span&gt;166&lt;span class="cite_crochet"&gt;]&lt;/span&gt;&lt;/a&gt;&lt;/sup&gt;</text:p>
      <text:p text:style-name="Preformatted_20_Text"><text:bookmark text:name="line1887"/>&lt;/caption&gt;</text:p>
      <text:p text:style-name="Preformatted_20_Text"><text:bookmark text:name="line1888"/>&lt;tbody&gt;&lt;tr&gt;</text:p>
      <text:p text:style-name="Preformatted_20_Text"><text:bookmark text:name="line1889"/>&lt;th scope="col"&gt;Type de Match</text:p>
      <text:p text:style-name="Preformatted_20_Text"><text:bookmark text:name="line1890"/>&lt;/th&gt;</text:p>
      <text:p text:style-name="Preformatted_20_Text"><text:bookmark text:name="line1891"/>&lt;th scope="col"&gt;Catégorie 1</text:p>
      <text:p text:style-name="Preformatted_20_Text"><text:bookmark text:name="line1892"/>&lt;/th&gt;</text:p>
      <text:p text:style-name="Preformatted_20_Text"><text:bookmark text:name="line1893"/>&lt;th scope="col"&gt;Catégorie 2</text:p>
      <text:p text:style-name="Preformatted_20_Text"><text:bookmark text:name="line1894"/>&lt;/th&gt;</text:p>
      <text:p text:style-name="Preformatted_20_Text"><text:bookmark text:name="line1895"/>&lt;th scope="col"&gt;Catégorie 3</text:p>
      <text:p text:style-name="Preformatted_20_Text"><text:bookmark text:name="line1896"/>&lt;/th&gt;</text:p>
      <text:p text:style-name="Preformatted_20_Text"><text:bookmark text:name="line1897"/>&lt;th scope="col"&gt;Catégorie 4&lt;sup id="cite_ref-174" class="reference"&gt;&lt;a href="<text:a xlink:type="simple" xlink:href="view-source:https://fr.wikipedia.org/wiki/Coupe_du_monde_de_football#cite_note-174" text:style-name="Internet_20_link" text:visited-style-name="Visited_20_Internet_20_Link">#cite_note-174</text:a>"&gt;&lt;span class="cite_crochet"&gt;[&lt;/span&gt;h&lt;span class="cite_crochet"&gt;]&lt;/span&gt;&lt;/a&gt;&lt;/sup&gt;</text:p>
      <text:p text:style-name="Preformatted_20_Text"><text:bookmark text:name="line1898"/>&lt;/th&gt;&lt;/tr&gt;</text:p>
      <text:p text:style-name="Preformatted_20_Text"><text:bookmark text:name="line1899"/>&lt;tr&gt;</text:p>
      <text:p text:style-name="Preformatted_20_Text"><text:bookmark text:name="line1900"/>&lt;td&gt;Match d'ouverture&lt;/td&gt;</text:p>
      <text:p text:style-name="Preformatted_20_Text"><text:bookmark text:name="line1901"/>&lt;td&gt;450&amp;#160;&lt;abbr class="abbr" title="dollar"&gt;&lt;a href="<text:a xlink:type="simple" xlink:href="view-source:https://fr.wikipedia.org/wiki/Dollar" text:style-name="Internet_20_link" text:visited-style-name="Visited_20_Internet_20_Link">/wiki/Dollar</text:a>" title="Dollar"&gt;$&lt;/a&gt;&lt;/abbr&gt;&lt;/td&gt;</text:p>
      <text:p text:style-name="Preformatted_20_Text"><text:bookmark text:name="line1902"/>&lt;td&gt;300&amp;#160;&lt;abbr class="abbr" title="dollar"&gt;$&lt;/abbr&gt;&lt;/td&gt;</text:p>
      <text:p text:style-name="Preformatted_20_Text"><text:bookmark text:name="line1903"/>&lt;td&gt;200&amp;#160;&lt;abbr class="abbr" title="dollar"&gt;$&lt;/abbr&gt;&lt;/td&gt;</text:p>
      <text:p text:style-name="Preformatted_20_Text"><text:bookmark text:name="line1904"/>&lt;td&gt;490&amp;#160;&lt;abbr class="abbr" title="R"&gt;&lt;a href="<text:a xlink:type="simple" xlink:href="view-source:https://fr.wikipedia.org/wiki/Rand_(monnaie)" text:style-name="Internet_20_link" text:visited-style-name="Visited_20_Internet_20_Link">/wiki/Rand_(monnaie)</text:a>" title="Rand (monnaie)"&gt;R&lt;/a&gt;&lt;/abbr&gt;</text:p>
      <text:p text:style-name="Preformatted_20_Text"><text:bookmark text:name="line1905"/>&lt;/td&gt;&lt;/tr&gt;</text:p>
      <text:p text:style-name="Preformatted_20_Text"><text:bookmark text:name="line1906"/>&lt;tr&gt;</text:p>
      <text:p text:style-name="Preformatted_20_Text"><text:bookmark text:name="line1907"/>&lt;td&gt;Matches de groupe&lt;/td&gt;</text:p>
      <text:p text:style-name="Preformatted_20_Text"><text:bookmark text:name="line1908"/>&lt;td&gt;160&amp;#160;&lt;abbr class="abbr" title="dollar"&gt;$&lt;/abbr&gt;&lt;/td&gt;</text:p>
      <text:p text:style-name="Preformatted_20_Text"><text:bookmark text:name="line1909"/>&lt;td&gt;120&amp;#160;&lt;abbr class="abbr" title="dollar"&gt;$&lt;/abbr&gt;&lt;/td&gt;</text:p>
      <text:p text:style-name="Preformatted_20_Text"><text:bookmark text:name="line1910"/>&lt;td&gt;80&amp;#160;&lt;abbr class="abbr" title="dollar"&gt;$&lt;/abbr&gt;&lt;/td&gt;</text:p>
      <text:p text:style-name="Preformatted_20_Text"><text:bookmark text:name="line1911"/>&lt;td&gt;140&amp;#160;R</text:p>
      <text:p text:style-name="Preformatted_20_Text"><text:bookmark text:name="line1912"/><text:soft-page-break/>&lt;/td&gt;&lt;/tr&gt;</text:p>
      <text:p text:style-name="Preformatted_20_Text"><text:bookmark text:name="line1913"/>&lt;tr&gt;</text:p>
      <text:p text:style-name="Preformatted_20_Text"><text:bookmark text:name="line1914"/>&lt;td&gt;Huitièmes de finale&lt;/td&gt;</text:p>
      <text:p text:style-name="Preformatted_20_Text"><text:bookmark text:name="line1915"/>&lt;td&gt;200&amp;#160;&lt;abbr class="abbr" title="dollar"&gt;$&lt;/abbr&gt;&lt;/td&gt;</text:p>
      <text:p text:style-name="Preformatted_20_Text"><text:bookmark text:name="line1916"/>&lt;td&gt;150&amp;#160;&lt;abbr class="abbr" title="dollar"&gt;$&lt;/abbr&gt;&lt;/td&gt;</text:p>
      <text:p text:style-name="Preformatted_20_Text"><text:bookmark text:name="line1917"/>&lt;td&gt;100&amp;#160;&lt;abbr class="abbr" title="dollar"&gt;$&lt;/abbr&gt;&lt;/td&gt;</text:p>
      <text:p text:style-name="Preformatted_20_Text"><text:bookmark text:name="line1918"/>&lt;td&gt;350&amp;#160;R</text:p>
      <text:p text:style-name="Preformatted_20_Text"><text:bookmark text:name="line1919"/>&lt;/td&gt;&lt;/tr&gt;</text:p>
      <text:p text:style-name="Preformatted_20_Text"><text:bookmark text:name="line1920"/>&lt;tr&gt;</text:p>
      <text:p text:style-name="Preformatted_20_Text"><text:bookmark text:name="line1921"/>&lt;td&gt;Quarts de finale&lt;/td&gt;</text:p>
      <text:p text:style-name="Preformatted_20_Text"><text:bookmark text:name="line1922"/>&lt;td&gt;300&amp;#160;&lt;abbr class="abbr" title="dollar"&gt;$&lt;/abbr&gt;&lt;/td&gt;</text:p>
      <text:p text:style-name="Preformatted_20_Text"><text:bookmark text:name="line1923"/>&lt;td&gt;200&amp;#160;&lt;abbr class="abbr" title="dollar"&gt;$&lt;/abbr&gt;&lt;/td&gt;</text:p>
      <text:p text:style-name="Preformatted_20_Text"><text:bookmark text:name="line1924"/>&lt;td&gt;150&amp;#160;&lt;abbr class="abbr" title="dollar"&gt;$&lt;/abbr&gt;&lt;/td&gt;</text:p>
      <text:p text:style-name="Preformatted_20_Text"><text:bookmark text:name="line1925"/>&lt;td&gt;525&amp;#160;R</text:p>
      <text:p text:style-name="Preformatted_20_Text"><text:bookmark text:name="line1926"/>&lt;/td&gt;&lt;/tr&gt;</text:p>
      <text:p text:style-name="Preformatted_20_Text"><text:bookmark text:name="line1927"/>&lt;tr&gt;</text:p>
      <text:p text:style-name="Preformatted_20_Text"><text:bookmark text:name="line1928"/>&lt;td&gt;Demi-finales&lt;/td&gt;</text:p>
      <text:p text:style-name="Preformatted_20_Text"><text:bookmark text:name="line1929"/>&lt;td&gt;600&amp;#160;&lt;abbr class="abbr" title="dollar"&gt;$&lt;/abbr&gt;&lt;/td&gt;</text:p>
      <text:p text:style-name="Preformatted_20_Text"><text:bookmark text:name="line1930"/>&lt;td&gt;400&amp;#160;&lt;abbr class="abbr" title="dollar"&gt;$&lt;/abbr&gt;&lt;/td&gt;</text:p>
      <text:p text:style-name="Preformatted_20_Text"><text:bookmark text:name="line1931"/>&lt;td&gt;250&amp;#160;&lt;abbr class="abbr" title="dollar"&gt;$&lt;/abbr&gt;&lt;/td&gt;</text:p>
      <text:p text:style-name="Preformatted_20_Text"><text:bookmark text:name="line1932"/>&lt;td&gt;700&amp;#160;R</text:p>
      <text:p text:style-name="Preformatted_20_Text"><text:bookmark text:name="line1933"/>&lt;/td&gt;&lt;/tr&gt;</text:p>
      <text:p text:style-name="Preformatted_20_Text"><text:bookmark text:name="line1934"/>&lt;tr&gt;</text:p>
      <text:p text:style-name="Preformatted_20_Text"><text:bookmark text:name="line1935"/>&lt;td&gt;Petite finale&lt;/td&gt;</text:p>
      <text:p text:style-name="Preformatted_20_Text"><text:bookmark text:name="line1936"/>&lt;td&gt;300&amp;#160;&lt;abbr class="abbr" title="dollar"&gt;$&lt;/abbr&gt;&lt;/td&gt;</text:p>
      <text:p text:style-name="Preformatted_20_Text"><text:bookmark text:name="line1937"/>&lt;td&gt;200&amp;#160;&lt;abbr class="abbr" title="dollar"&gt;$&lt;/abbr&gt;&lt;/td&gt;</text:p>
      <text:p text:style-name="Preformatted_20_Text"><text:bookmark text:name="line1938"/>&lt;td&gt;150&amp;#160;&lt;abbr class="abbr" title="dollar"&gt;$&lt;/abbr&gt;&lt;/td&gt;</text:p>
      <text:p text:style-name="Preformatted_20_Text"><text:bookmark text:name="line1939"/>&lt;td&gt;525&amp;#160;R</text:p>
      <text:p text:style-name="Preformatted_20_Text"><text:bookmark text:name="line1940"/>&lt;/td&gt;&lt;/tr&gt;</text:p>
      <text:p text:style-name="Preformatted_20_Text"><text:bookmark text:name="line1941"/>&lt;tr&gt;</text:p>
      <text:p text:style-name="Preformatted_20_Text"><text:bookmark text:name="line1942"/>&lt;td&gt;Finale&lt;/td&gt;</text:p>
      <text:p text:style-name="Preformatted_20_Text"><text:bookmark text:name="line1943"/>&lt;td&gt;900&amp;#160;&lt;abbr class="abbr" title="dollar"&gt;$&lt;/abbr&gt;&lt;/td&gt;</text:p>
      <text:p text:style-name="Preformatted_20_Text"><text:bookmark text:name="line1944"/>&lt;td&gt;600&amp;#160;&lt;abbr class="abbr" title="dollar"&gt;$&lt;/abbr&gt;&lt;/td&gt;</text:p>
      <text:p text:style-name="Preformatted_20_Text"><text:bookmark text:name="line1945"/>&lt;td&gt;400&amp;#160;&lt;abbr class="abbr" title="dollar"&gt;$&lt;/abbr&gt;&lt;/td&gt;</text:p>
      <text:p text:style-name="Preformatted_20_Text"><text:bookmark text:name="line1946"/>&lt;td&gt;1&amp;#160;050&amp;#160;R</text:p>
      <text:p text:style-name="Preformatted_20_Text"><text:bookmark text:name="line1947"/>&lt;/td&gt;&lt;/tr&gt;&lt;/tbody&gt;&lt;/table&gt;</text:p>
      <text:p text:style-name="Preformatted_20_Text"><text:bookmark text:name="line1948"/>&lt;h4&gt;&lt;span class="mw-headline" id="Sponsors"&gt;Sponsors&lt;/span&gt;&lt;/h4&gt;</text:p>
      <text:p text:style-name="Preformatted_20_Text"><text:bookmark text:name="line1949"/>&lt;div class="thumb tleft"&gt;&lt;div class="thumbinner" style="width:222px;"&gt;&lt;a href="<text:a xlink:type="simple" xlink:href="view-source:https://fr.wikipedia.org/wiki/Fichier:Coca_cola_world_cup_1998.jpg" text:style-name="Internet_20_link" text:visited-style-name="Visited_20_Internet_20_Link">/wiki/Fichier:Coca_cola_world_cup_1998.jpg</text:a>" class="image"&gt;&lt;img alt="" src="<text:a xlink:type="simple" xlink:href="view-source:https://upload.wikimedia.org/wikipedia/commons/thumb/9/9c/Coca_cola_world_cup_1998.jpg/220px-Coca_cola_world_cup_1998.jpg" text:style-name="Internet_20_link" text:visited-style-name="Visited_20_Internet_20_Link">//upload.wikimedia.org/wikipedia/commons/thumb/9/9c/Coca_cola_world_cup_1998.jpg/220px-Coca_cola_world_cup_1998.jpg</text:a>" width="220" height="147" class="thumbimage" srcset="//upload.wikimedia.org/wikipedia/commons/thumb/9/9c/Coca_cola_world_cup_1998.jpg/330px-Coca_cola_world_cup_1998.jpg 1.5x, //upload.wikimedia.org/wikipedia/commons/thumb/9/9c/Coca_cola_world_cup_1998.jpg/440px-Coca_cola_world_cup_1998.jpg 2x" data-file-width="3888" data-file-height="2592" /&gt;&lt;/a&gt; <text:s/>&lt;div class="thumbcaption"&gt;&lt;div class="magnify"&gt;&lt;a href="<text:a xlink:type="simple" xlink:href="view-source:https://fr.wikipedia.org/wiki/Fichier:Coca_cola_world_cup_1998.jpg" text:style-name="Internet_20_link" text:visited-style-name="Visited_20_Internet_20_Link">/wiki/Fichier:Coca_cola_world_cup_1998.jpg</text:a>" class="internal" title="Agrandir"&gt;&lt;/a&gt;&lt;/div&gt;Coca-Cola utilise l'image de la Coupe du monde de la FIFA sur ses bouteilles.&lt;/div&gt;&lt;/div&gt;&lt;/div&gt;</text:p>
      <text:p text:style-name="Preformatted_20_Text"><text:bookmark text:name="line1950"/>&lt;p&gt;L'augmentation d'affluence dans les stades et devant la télévision a permis à la Coupe d'attirer des sponsors permettant à la FIFA d'augmenter ses profits. En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les revenus liés au sponsoring s'élèvent à 2 milliards de dollars pour augmenter régulièrement et atteindre plus de 16 milliards de dollars aujourd'hui. Le titre de &lt;i&gt;Sponsor officiel&lt;/i&gt; se monnaie 40 millions de dollars tandis qu'un sponsor d'&lt;a href="<text:a xlink:type="simple" xlink:href="view-source:https://fr.wikipedia.org/wiki/Équipe" text:style-name="Internet_20_link" text:visited-style-name="Visited_20_Internet_20_Link">/wiki/%C3%89quipe</text:a>" class="mw-redirect" title="Équipe"&gt;équipe&lt;/a&gt; dépensera 10 millions de dollars. Sans compter que la nouveauté de l'édition &lt;a href="<text:a xlink:type="simple" xlink:href="view-source:https://fr.wikipedia.org/wiki/Coupe_du_monde_de_football_de_2006" text:style-name="Internet_20_link" text:visited-style-name="Visited_20_Internet_20_Link">/wiki/Coupe_du_monde_de_football_de_2006</text:a>" title="Coupe du monde de football de 2006"&gt;2006&lt;/a&gt; est de faire financer la <text:soft-page-break/>construction des &lt;a href="<text:a xlink:type="simple" xlink:href="view-source:https://fr.wikipedia.org/wiki/Stade_de_football" text:style-name="Internet_20_link" text:visited-style-name="Visited_20_Internet_20_Link">/wiki/Stade_de_football</text:a>" title="Stade de football"&gt;stades&lt;/a&gt; par les sponsors eux-mêmes. Par contre, lors de la Coupe du monde, la FIFA qui n'accepte pas d'autres noms que ceux des sponsors officiels, a fait renommer tous les stades sponsorisés par «&amp;#160;Stade FIFA de ...&amp;#160;».</text:p>
      <text:p text:style-name="Preformatted_20_Text"><text:bookmark text:name="line1951"/>&lt;/p&gt;&lt;p&gt;Les sponsors historiques de la FIFA sont &lt;a href="<text:a xlink:type="simple" xlink:href="view-source:https://fr.wikipedia.org/wiki/Coca-Cola" text:style-name="Internet_20_link" text:visited-style-name="Visited_20_Internet_20_Link">/wiki/Coca-Cola</text:a>" title="Coca-Cola"&gt;Coca-Cola&lt;/a&gt;, &lt;a href="<text:a xlink:type="simple" xlink:href="view-source:https://fr.wikipedia.org/wiki/Fujifilm" text:style-name="Internet_20_link" text:visited-style-name="Visited_20_Internet_20_Link">/wiki/Fujifilm</text:a>" title="Fujifilm"&gt;Fujifilm&lt;/a&gt; ou encore &lt;a href="<text:a xlink:type="simple" xlink:href="view-source:https://fr.wikipedia.org/wiki/Philips" text:style-name="Internet_20_link" text:visited-style-name="Visited_20_Internet_20_Link">/wiki/Philips</text:a>" title="Philips"&gt;Philips&lt;/a&gt;&lt;sup id="cite_ref-175" class="reference"&gt;&lt;a href="<text:a xlink:type="simple" xlink:href="view-source:https://fr.wikipedia.org/wiki/Coupe_du_monde_de_football#cite_note-175" text:style-name="Internet_20_link" text:visited-style-name="Visited_20_Internet_20_Link">#cite_note-175</text:a>"&gt;&lt;span class="cite_crochet"&gt;[&lt;/span&gt;167&lt;span class="cite_crochet"&gt;]&lt;/span&gt;&lt;/a&gt;&lt;/sup&gt;. Coca-Cola est sponsor officiel de toutes les éditions de la Coupe du monde depuis 1978 et a un contrat jusqu'en 2022&lt;sup id="cite_ref-176" class="reference"&gt;&lt;a href="<text:a xlink:type="simple" xlink:href="view-source:https://fr.wikipedia.org/wiki/Coupe_du_monde_de_football#cite_note-176" text:style-name="Internet_20_link" text:visited-style-name="Visited_20_Internet_20_Link">#cite_note-176</text:a>"&gt;&lt;span class="cite_crochet"&gt;[&lt;/span&gt;168&lt;span class="cite_crochet"&gt;]&lt;/span&gt;&lt;/a&gt;&lt;/sup&gt;.</text:p>
      <text:p text:style-name="Preformatted_20_Text"><text:bookmark text:name="line1952"/>&lt;/p&gt;&lt;p&gt;Les principaux équipementiers sportifs se disputent à l'occasion de la Coupe du monde de football une guerre économique afin de bénéficier au plus des effets économiques de la compétition. Les campagnes publicitaires débutent de plus en plus tôt, suivant les matchs amicaux de près. Les enjeux sont énormes pour certains équipementiers sportifs. Le match entre &lt;a href="<text:a xlink:type="simple" xlink:href="view-source:https://fr.wikipedia.org/wiki/Adidas" text:style-name="Internet_20_link" text:visited-style-name="Visited_20_Internet_20_Link">/wiki/Adidas</text:a>" title="Adidas"&gt;Adidas&lt;/a&gt; et &lt;a href="<text:a xlink:type="simple" xlink:href="view-source:https://fr.wikipedia.org/wiki/Nike_(entreprise)" text:style-name="Internet_20_link" text:visited-style-name="Visited_20_Internet_20_Link">/wiki/Nike_(entreprise)</text:a>" class="mw-redirect" title="Nike (entreprise)"&gt;Nike&lt;/a&gt; prend toute son ampleur avec les équipes nationales. Nike est le sponsor du &lt;a href="<text:a xlink:type="simple" xlink:href="view-source:https://fr.wikipedia.org/wiki/Équipe_du_Brésil_de_football" text:style-name="Internet_20_link" text:visited-style-name="Visited_20_Internet_20_Link">/wiki/%C3%89quipe_du_Br%C3%A9sil_de_football</text:a>" title="Équipe du Brésil de football"&gt;Brésil&lt;/a&gt; et de la &lt;a href="<text:a xlink:type="simple" xlink:href="view-source:https://fr.wikipedia.org/wiki/Équipe_de_France_de_football" text:style-name="Internet_20_link" text:visited-style-name="Visited_20_Internet_20_Link">/wiki/%C3%89quipe_de_France_de_football</text:a>" title="Équipe de France de football"&gt;France&lt;/a&gt; alors qu'Adidas est l'équipementier de formations telles que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et d'&lt;a href="<text:a xlink:type="simple" xlink:href="view-source:https://fr.wikipedia.org/wiki/Équipe_d%27Espagne_de_football" text:style-name="Internet_20_link" text:visited-style-name="Visited_20_Internet_20_Link">/wiki/%C3%89quipe_d%27Espagne_de_football</text:a>" title="Équipe d&amp;#39;Espagne de football"&gt;Espagne&lt;/a&gt;. Les recettes commerciales se préparent bien avant la Coupe du monde.</text:p>
      <text:p text:style-name="Preformatted_20_Text"><text:bookmark text:name="line1953"/>&lt;/p&gt;</text:p>
      <text:p text:style-name="Preformatted_20_Text"><text:bookmark text:name="line1954"/>&lt;h4&gt;&lt;span id="Couverture_m.C3.A9diatique"&gt;&lt;/span&gt;&lt;span class="mw-headline" id="Couverture_médiatique"&gt;Couverture médiatique&lt;/span&gt;&lt;/h4&gt;</text:p>
      <text:p text:style-name="Preformatted_20_Text"><text:bookmark text:name="line1955"/>&lt;div class="thumb tright"&gt;&lt;div class="thumbinner" style="width:222px;"&gt;&lt;a href="<text:a xlink:type="simple" xlink:href="view-source:https://fr.wikipedia.org/wiki/Fichier:Football_TV.png" text:style-name="Internet_20_link" text:visited-style-name="Visited_20_Internet_20_Link">/wiki/Fichier:Football_TV.png</text:a>" class="image"&gt;&lt;img alt="" src="<text:a xlink:type="simple" xlink:href="view-source:https://upload.wikimedia.org/wikipedia/commons/thumb/a/a6/Football_TV.png/220px-Football_TV.png" text:style-name="Internet_20_link" text:visited-style-name="Visited_20_Internet_20_Link">//upload.wikimedia.org/wikipedia/commons/thumb/a/a6/Football_TV.png/220px-Football_TV.png</text:a>" width="220" height="143" class="thumbimage" srcset="//upload.wikimedia.org/wikipedia/commons/thumb/a/a6/Football_TV.png/330px-Football_TV.png 1.5x, //upload.wikimedia.org/wikipedia/commons/thumb/a/a6/Football_TV.png/440px-Football_TV.png 2x" data-file-width="585" data-file-height="381" /&gt;&lt;/a&gt; <text:s/>&lt;div class="thumbcaption"&gt;&lt;div class="magnify"&gt;&lt;a href="<text:a xlink:type="simple" xlink:href="view-source:https://fr.wikipedia.org/wiki/Fichier:Football_TV.png" text:style-name="Internet_20_link" text:visited-style-name="Visited_20_Internet_20_Link">/wiki/Fichier:Football_TV.png</text:a>" class="internal" title="Agrandir"&gt;&lt;/a&gt;&lt;/div&gt;Les caméras présentes dans les stades de la compétition permettent la télédiffusion des rencontres dans plus de 200 pays.&lt;/div&gt;&lt;/div&gt;&lt;/div&gt;</text:p>
      <text:p text:style-name="Preformatted_20_Text"><text:bookmark text:name="line1956"/>&lt;p&gt;Les journaux sont les premiers médias à aborder le thème de la Coupe du monde. La radio suit, et retransmet la Coupe du monde dès les premières éditions, bien avant l'apparition de la télévision qui révolutionne la couverture médiatique de la compétition même si celle-ci est toujours retransmise à la radio. En 2010, les stations &lt;a href="<text:a xlink:type="simple" xlink:href="view-source:https://fr.wikipedia.org/wiki/RMC" text:style-name="Internet_20_link" text:visited-style-name="Visited_20_Internet_20_Link">/wiki/RMC</text:a>" title="RMC"&gt;RMC&lt;/a&gt; et &lt;a href="<text:a xlink:type="simple" xlink:href="view-source:https://fr.wikipedia.org/wiki/Radio_Alfa" text:style-name="Internet_20_link" text:visited-style-name="Visited_20_Internet_20_Link">/wiki/Radio_Alfa</text:a>" title="Radio Alfa"&gt;Radio Alfa&lt;/a&gt; en France, &lt;a href="<text:a xlink:type="simple" xlink:href="view-source:https://fr.wikipedia.org/wiki/BBC_Radio_5_Live" text:style-name="Internet_20_link" text:visited-style-name="Visited_20_Internet_20_Link">/wiki/BBC_Radio_5_Live</text:a>" title="BBC Radio 5 Live"&gt;BBC Radio 5 Live&lt;/a&gt; au Royaume-Uni et &lt;a href="<text:a xlink:type="simple" xlink:href="view-source:https://fr.wikipedia.org/wiki/ESPN" text:style-name="Internet_20_link" text:visited-style-name="Visited_20_Internet_20_Link">/wiki/ESPN</text:a>" title="ESPN"&gt;ESPN&lt;/a&gt; aux États-Unis notamment retransmettent la Coupe du monde.</text:p>
      <text:p text:style-name="Preformatted_20_Text"><text:bookmark text:name="line1957"/>&lt;/p&gt;&lt;p&gt;Les premières diffusions de matchs de la Coupe du monde en direct datent de &lt;a href="<text:a xlink:type="simple" xlink:href="view-source:https://fr.wikipedia.org/wiki/Coupe_du_monde_de_football_de_1954" text:style-name="Internet_20_link" text:visited-style-name="Visited_20_Internet_20_Link">/wiki/Coupe_du_monde_de_football_de_1954</text:a>" title="Coupe du monde de football de 1954"&gt;1954&lt;/a&gt; via l'&lt;a href="<text:a xlink:type="simple" xlink:href="view-source:https://fr.wikipedia.org/wiki/Eurovision_(réseau)" text:style-name="Internet_20_link" text:visited-style-name="Visited_20_Internet_20_Link">/wiki/Eurovision_(r%C3%A9seau)</text:a>" title="Eurovision (réseau)"&gt;Eurovision&lt;/a&gt;. La Coupe du monde de la FIFA de 1974 est la première à être retransmise à la télévision en couleurs. Depuis la première épreuve retransmise, seule l’édition qui s’est déroulée en 1962 au Chili ne bénéficie pas d’une retransmission en direct.</text:p>
      <text:p text:style-name="Preformatted_20_Text"><text:bookmark text:name="line1958"/><text:soft-page-break/>&lt;/p&gt;&lt;p&gt;La Coupe du monde de football est le deuxième événement planétaire le plus télédiffusé, derrière les &lt;a href="<text:a xlink:type="simple" xlink:href="view-source:https://fr.wikipedia.org/wiki/Jeux_olympiques" text:style-name="Internet_20_link" text:visited-style-name="Visited_20_Internet_20_Link">/wiki/Jeux_olympiques</text:a>" title="Jeux olympiques"&gt;Jeux olympiques&lt;/a&gt; et devant le &lt;a href="<text:a xlink:type="simple" xlink:href="view-source:https://fr.wikipedia.org/wiki/Tour_de_France" text:style-name="Internet_20_link" text:visited-style-name="Visited_20_Internet_20_Link">/wiki/Tour_de_France</text:a>" title="Tour de France"&gt;Tour de France&lt;/a&gt;&lt;sup id="cite_ref-177" class="reference"&gt;&lt;a href="<text:a xlink:type="simple" xlink:href="view-source:https://fr.wikipedia.org/wiki/Coupe_du_monde_de_football#cite_note-177" text:style-name="Internet_20_link" text:visited-style-name="Visited_20_Internet_20_Link">#cite_note-177</text:a>"&gt;&lt;span class="cite_crochet"&gt;[&lt;/span&gt;169&lt;span class="cite_crochet"&gt;]&lt;/span&gt;&lt;/a&gt;&lt;/sup&gt;. La FIFA estime l'audience cumulée télévisuelle à 26&amp;#160;288&amp;#160;753&amp;#160;000 téléspectateurs lors des 73&amp;#160;072&amp;#160;heures de retransmission de la compétition dans le monde pour l'édition de 2006&lt;sup id="cite_ref-178" class="reference"&gt;&lt;a href="<text:a xlink:type="simple" xlink:href="view-source:https://fr.wikipedia.org/wiki/Coupe_du_monde_de_football#cite_note-178" text:style-name="Internet_20_link" text:visited-style-name="Visited_20_Internet_20_Link">#cite_note-178</text:a>"&gt;&lt;span class="cite_crochet"&gt;[&lt;/span&gt;170&lt;span class="cite_crochet"&gt;]&lt;/span&gt;&lt;/a&gt;&lt;/sup&gt;. L'épreuve est diffusée dans 213 pays en &lt;a href="<text:a xlink:type="simple" xlink:href="view-source:https://fr.wikipedia.org/wiki/Coupe_du_monde_de_football_de_2002" text:style-name="Internet_20_link" text:visited-style-name="Visited_20_Internet_20_Link">/wiki/Coupe_du_monde_de_football_de_2002</text:a>" title="Coupe du monde de football de 2002"&gt;2002&lt;/a&gt;, aussi, les enjeux pour les chaînes de &lt;a href="<text:a xlink:type="simple" xlink:href="view-source:https://fr.wikipedia.org/wiki/Télévision" text:style-name="Internet_20_link" text:visited-style-name="Visited_20_Internet_20_Link">/wiki/T%C3%A9l%C3%A9vision</text:a>" title="Télévision"&gt;télévision&lt;/a&gt; sont importants.</text:p>
      <text:p text:style-name="Preformatted_20_Text"><text:bookmark text:name="line1959"/>&lt;/p&gt;&lt;p&gt;En France, le maximum enregistré est de 30 millions de téléspectateurs devant leur écran de télévision lors de la demi-finale 1982 entre la France et Allemagne selon l'audimat, cinq millions de plus que le match de premier tour entre la France et l'Angleterre lors de cette même édition&lt;sup id="cite_ref-179" class="reference"&gt;&lt;a href="<text:a xlink:type="simple" xlink:href="view-source:https://fr.wikipedia.org/wiki/Coupe_du_monde_de_football#cite_note-179" text:style-name="Internet_20_link" text:visited-style-name="Visited_20_Internet_20_Link">#cite_note-179</text:a>"&gt;&lt;span class="cite_crochet"&gt;[&lt;/span&gt;171&lt;span class="cite_crochet"&gt;]&lt;/span&gt;&lt;/a&gt;&lt;/sup&gt;. Plus récemment, &lt;a href="<text:a xlink:type="simple" xlink:href="view-source:https://fr.wikipedia.org/wiki/Médiamétrie" text:style-name="Internet_20_link" text:visited-style-name="Visited_20_Internet_20_Link">/wiki/M%C3%A9diam%C3%A9trie</text:a>" title="Médiamétrie"&gt;Médiamétrie&lt;/a&gt; mesure que les sept meilleures audiences de l'année 2006 en France sont des matchs de la Coupe du monde 2006, la huitième étant la remise du trophée aux joueurs italiens. La demi-finale contre le &lt;a href="<text:a xlink:type="simple" xlink:href="view-source:https://fr.wikipedia.org/wiki/Portugal" text:style-name="Internet_20_link" text:visited-style-name="Visited_20_Internet_20_Link">/wiki/Portugal</text:a>" title="Portugal"&gt;Portugal&lt;/a&gt; est, depuis la création de Médiamétrie en 1989, l'audience la plus élevée en France de l'histoire de la télévision avec en moyenne 22,2 millions de téléspectateurs&lt;sup id="cite_ref-audiences2006_180-0" class="reference"&gt;&lt;a href="<text:a xlink:type="simple" xlink:href="view-source:https://fr.wikipedia.org/wiki/Coupe_du_monde_de_football#cite_note-audiences2006-180" text:style-name="Internet_20_link" text:visited-style-name="Visited_20_Internet_20_Link">#cite_note-audiences2006-180</text:a>"&gt;&lt;span class="cite_crochet"&gt;[&lt;/span&gt;172&lt;span class="cite_crochet"&gt;]&lt;/span&gt;&lt;/a&gt;&lt;/sup&gt;. Pour la finale quatre jours plus tard, 22,1 millions de téléspectateurs regardent la rencontre avec un pic à 25 millions à 22 h 28&lt;sup id="cite_ref-audiences2006_180-1" class="reference"&gt;&lt;a href="<text:a xlink:type="simple" xlink:href="view-source:https://fr.wikipedia.org/wiki/Coupe_du_monde_de_football#cite_note-audiences2006-180" text:style-name="Internet_20_link" text:visited-style-name="Visited_20_Internet_20_Link">#cite_note-audiences2006-180</text:a>"&gt;&lt;span class="cite_crochet"&gt;[&lt;/span&gt;172&lt;span class="cite_crochet"&gt;]&lt;/span&gt;&lt;/a&gt;&lt;/sup&gt;.</text:p>
      <text:p text:style-name="Preformatted_20_Text"><text:bookmark text:name="line1960"/>&lt;/p&gt;</text:p>
      <text:p text:style-name="Preformatted_20_Text"><text:bookmark text:name="line1961"/>&lt;table class="wikitable alternance centre" style="text-align:center"&gt;</text:p>
      <text:p text:style-name="Preformatted_20_Text"><text:bookmark text:name="line1962"/>&lt;caption&gt;Montants des droits TV&lt;sup id="cite_ref-181" class="reference"&gt;&lt;a href="<text:a xlink:type="simple" xlink:href="view-source:https://fr.wikipedia.org/wiki/Coupe_du_monde_de_football#cite_note-181" text:style-name="Internet_20_link" text:visited-style-name="Visited_20_Internet_20_Link">#cite_note-181</text:a>"&gt;&lt;span class="cite_crochet"&gt;[&lt;/span&gt;173&lt;span class="cite_crochet"&gt;]&lt;/span&gt;&lt;/a&gt;&lt;/sup&gt;</text:p>
      <text:p text:style-name="Preformatted_20_Text"><text:bookmark text:name="line1963"/>&lt;/caption&gt;</text:p>
      <text:p text:style-name="Preformatted_20_Text"><text:bookmark text:name="line1964"/>&lt;tbody&gt;&lt;tr&gt;</text:p>
      <text:p text:style-name="Preformatted_20_Text"><text:bookmark text:name="line1965"/>&lt;th scope="col"&gt;Année</text:p>
      <text:p text:style-name="Preformatted_20_Text"><text:bookmark text:name="line1966"/>&lt;/th&gt;</text:p>
      <text:p text:style-name="Preformatted_20_Text"><text:bookmark text:name="line1967"/>&lt;th scope="col"&gt;Droits TV</text:p>
      <text:p text:style-name="Preformatted_20_Text"><text:bookmark text:name="line1968"/>&lt;/th&gt;</text:p>
      <text:p text:style-name="Preformatted_20_Text"><text:bookmark text:name="line1969"/>&lt;th scope="col"&gt;Audience mondiale cumulée&lt;sup id="cite_ref-182" class="reference"&gt;&lt;a href="<text:a xlink:type="simple" xlink:href="view-source:https://fr.wikipedia.org/wiki/Coupe_du_monde_de_football#cite_note-182" text:style-name="Internet_20_link" text:visited-style-name="Visited_20_Internet_20_Link">#cite_note-182</text:a>"&gt;&lt;span class="cite_crochet"&gt;[&lt;/span&gt;i&lt;span class="cite_crochet"&gt;]&lt;/span&gt;&lt;/a&gt;&lt;/sup&gt;</text:p>
      <text:p text:style-name="Preformatted_20_Text"><text:bookmark text:name="line1970"/>&lt;/th&gt;&lt;/tr&gt;</text:p>
      <text:p text:style-name="Preformatted_20_Text"><text:bookmark text:name="line1971"/>&lt;tr&gt;</text:p>
      <text:p text:style-name="Preformatted_20_Text"><text:bookmark text:name="line1972"/>&lt;td&gt;&lt;a href="<text:a xlink:type="simple" xlink:href="view-source:https://fr.wikipedia.org/wiki/Coupe_du_monde_de_football_de_1990" text:style-name="Internet_20_link" text:visited-style-name="Visited_20_Internet_20_Link">/wiki/Coupe_du_monde_de_football_de_1990</text:a>" title="Coupe du monde de football de 1990"&gt;1990&lt;/a&gt;&lt;/td&gt;</text:p>
      <text:p text:style-name="Preformatted_20_Text"><text:bookmark text:name="line1973"/>&lt;td&gt;95 millions de francs suisses (60M €)&lt;/td&gt;</text:p>
      <text:p text:style-name="Preformatted_20_Text"><text:bookmark text:name="line1974"/>&lt;td&gt;26,7 milliards de téléspectateurs</text:p>
      <text:p text:style-name="Preformatted_20_Text"><text:bookmark text:name="line1975"/>&lt;/td&gt;&lt;/tr&gt;</text:p>
      <text:p text:style-name="Preformatted_20_Text"><text:bookmark text:name="line1976"/>&lt;tr&gt;</text:p>
      <text:p text:style-name="Preformatted_20_Text"><text:bookmark text:name="line1977"/>&lt;td&gt;&lt;a href="<text:a xlink:type="simple" xlink:href="view-source:https://fr.wikipedia.org/wiki/Coupe_du_monde_de_football_de_1994" text:style-name="Internet_20_link" text:visited-style-name="Visited_20_Internet_20_Link">/wiki/Coupe_du_monde_de_football_de_1994</text:a>" title="Coupe du monde de football de 1994"&gt;1994&lt;/a&gt;&lt;/td&gt;</text:p>
      <text:p text:style-name="Preformatted_20_Text"><text:bookmark text:name="line1978"/>&lt;td&gt;110 millions de francs suisses (70M €)&lt;/td&gt;</text:p>
      <text:p text:style-name="Preformatted_20_Text"><text:bookmark text:name="line1979"/><text:soft-page-break/>&lt;td&gt;32,1 milliards de téléspectateurs</text:p>
      <text:p text:style-name="Preformatted_20_Text"><text:bookmark text:name="line1980"/>&lt;/td&gt;&lt;/tr&gt;</text:p>
      <text:p text:style-name="Preformatted_20_Text"><text:bookmark text:name="line1981"/>&lt;tr&gt;</text:p>
      <text:p text:style-name="Preformatted_20_Text"><text:bookmark text:name="line1982"/>&lt;td&gt;&lt;a href="<text:a xlink:type="simple" xlink:href="view-source:https://fr.wikipedia.org/wiki/Coupe_du_monde_de_football_de_1998" text:style-name="Internet_20_link" text:visited-style-name="Visited_20_Internet_20_Link">/wiki/Coupe_du_monde_de_football_de_1998</text:a>" title="Coupe du monde de football de 1998"&gt;1998&lt;/a&gt;&lt;/td&gt;</text:p>
      <text:p text:style-name="Preformatted_20_Text"><text:bookmark text:name="line1983"/>&lt;td&gt;135 millions de francs suisses (86M €)&lt;/td&gt;</text:p>
      <text:p text:style-name="Preformatted_20_Text"><text:bookmark text:name="line1984"/>&lt;td&gt;33,4 milliards de téléspectateurs</text:p>
      <text:p text:style-name="Preformatted_20_Text"><text:bookmark text:name="line1985"/>&lt;/td&gt;&lt;/tr&gt;</text:p>
      <text:p text:style-name="Preformatted_20_Text"><text:bookmark text:name="line1986"/>&lt;tr&gt;</text:p>
      <text:p text:style-name="Preformatted_20_Text"><text:bookmark text:name="line1987"/>&lt;td&gt;&lt;a href="<text:a xlink:type="simple" xlink:href="view-source:https://fr.wikipedia.org/wiki/Coupe_du_monde_de_football_de_2002" text:style-name="Internet_20_link" text:visited-style-name="Visited_20_Internet_20_Link">/wiki/Coupe_du_monde_de_football_de_2002</text:a>" title="Coupe du monde de football de 2002"&gt;2002&lt;/a&gt;&lt;/td&gt;</text:p>
      <text:p text:style-name="Preformatted_20_Text"><text:bookmark text:name="line1988"/>&lt;td&gt;1&amp;#160;300&amp;#160;millions de francs suisses (830M €)&lt;/td&gt;</text:p>
      <text:p text:style-name="Preformatted_20_Text"><text:bookmark text:name="line1989"/>&lt;td&gt;28,8 milliards de téléspectateurs</text:p>
      <text:p text:style-name="Preformatted_20_Text"><text:bookmark text:name="line1990"/>&lt;/td&gt;&lt;/tr&gt;</text:p>
      <text:p text:style-name="Preformatted_20_Text"><text:bookmark text:name="line1991"/>&lt;tr&gt;</text:p>
      <text:p text:style-name="Preformatted_20_Text"><text:bookmark text:name="line1992"/>&lt;td&gt;&lt;a href="<text:a xlink:type="simple" xlink:href="view-source:https://fr.wikipedia.org/wiki/Coupe_du_monde_de_football_de_2006" text:style-name="Internet_20_link" text:visited-style-name="Visited_20_Internet_20_Link">/wiki/Coupe_du_monde_de_football_de_2006</text:a>" title="Coupe du monde de football de 2006"&gt;2006&lt;/a&gt;&lt;/td&gt;</text:p>
      <text:p text:style-name="Preformatted_20_Text"><text:bookmark text:name="line1993"/>&lt;td&gt;1&amp;#160;500&amp;#160;millions de francs suisses (957M €)&lt;/td&gt;</text:p>
      <text:p text:style-name="Preformatted_20_Text"><text:bookmark text:name="line1994"/>&lt;td&gt;35,6 milliards de téléspectateurs</text:p>
      <text:p text:style-name="Preformatted_20_Text"><text:bookmark text:name="line1995"/>&lt;/td&gt;&lt;/tr&gt;&lt;/tbody&gt;&lt;/table&gt;</text:p>
      <text:p text:style-name="Preformatted_20_Text"><text:bookmark text:name="line1996"/>&lt;p&gt;La presse spécialisée bénéficie de la tenue de l'événement pour augmenter ses ventes. En 1998, la victoire de la &lt;a href="<text:a xlink:type="simple" xlink:href="view-source:https://fr.wikipedia.org/wiki/Équipe_de_France_de_football" text:style-name="Internet_20_link" text:visited-style-name="Visited_20_Internet_20_Link">/wiki/%C3%89quipe_de_France_de_football</text:a>" title="Équipe de France de football"&gt;France&lt;/a&gt; permet au quotidien &lt;a href="<text:a xlink:type="simple" xlink:href="view-source:https://fr.wikipedia.org/wiki/L%27Équipe" text:style-name="Internet_20_link" text:visited-style-name="Visited_20_Internet_20_Link">/wiki/L%27%C3%89quipe</text:a>" title="L&amp;#39;Équipe"&gt;L'Équipe&lt;/a&gt; de réaliser son record de ventes avec 1,6 million d'exemplaires contre 500&amp;#160;000 en moyenne. Le quotidien &lt;a href="<text:a xlink:type="simple" xlink:href="view-source:https://fr.wikipedia.org/wiki/La_Gazzetta_dello_Sport" text:style-name="Internet_20_link" text:visited-style-name="Visited_20_Internet_20_Link">/wiki/La_Gazzetta_dello_Sport</text:a>" title="La Gazzetta dello Sport"&gt;La Gazzetta dello Sport&lt;/a&gt; atteint, au lendemain de la victoire italienne en 2006, le sommet de ses ventes avec 1,7 million d'exemplaires, son tirage moyen étant habituellement de 400&amp;#160;000&lt;sup id="cite_ref-183" class="reference"&gt;&lt;a href="<text:a xlink:type="simple" xlink:href="view-source:https://fr.wikipedia.org/wiki/Coupe_du_monde_de_football#cite_note-183" text:style-name="Internet_20_link" text:visited-style-name="Visited_20_Internet_20_Link">#cite_note-183</text:a>"&gt;&lt;span class="cite_crochet"&gt;[&lt;/span&gt;174&lt;span class="cite_crochet"&gt;]&lt;/span&gt;&lt;/a&gt;&lt;/sup&gt;.</text:p>
      <text:p text:style-name="Preformatted_20_Text"><text:bookmark text:name="line1997"/>&lt;/p&gt;&lt;p&gt;La Coupe du monde est également l'occasion d'utiliser l'image des joueurs de football célèbres pour louer une marque&lt;sup id="cite_ref-184" class="reference"&gt;&lt;a href="<text:a xlink:type="simple" xlink:href="view-source:https://fr.wikipedia.org/wiki/Coupe_du_monde_de_football#cite_note-184" text:style-name="Internet_20_link" text:visited-style-name="Visited_20_Internet_20_Link">#cite_note-184</text:a>"&gt;&lt;span class="cite_crochet"&gt;[&lt;/span&gt;175&lt;span class="cite_crochet"&gt;]&lt;/span&gt;&lt;/a&gt;&lt;/sup&gt;.</text:p>
      <text:p text:style-name="Preformatted_20_Text"><text:bookmark text:name="line1998"/>&lt;/p&gt;</text:p>
      <text:p text:style-name="Preformatted_20_Text"><text:bookmark text:name="line1999"/>&lt;h3&gt;&lt;span class="mw-headline" id="Supporters"&gt;Supporters&lt;/span&gt;&lt;/h3&gt;</text:p>
      <text:p text:style-name="Preformatted_20_Text"><text:bookmark text:name="line2000"/>&lt;div class="thumb tright"&gt;&lt;div class="thumbinner" style="width:222px;"&gt;&lt;a href="<text:a xlink:type="simple" xlink:href="view-source:https://fr.wikipedia.org/wiki/Fichier:World_Cup_2006_German_fans_at_Bochum.jpg" text:style-name="Internet_20_link" text:visited-style-name="Visited_20_Internet_20_Link">/wiki/Fichier:World_Cup_2006_German_fans_at_Bochum.jpg</text:a>" class="image"&gt;&lt;img alt="" src="<text:a xlink:type="simple" xlink:href="view-source:https://upload.wikimedia.org/wikipedia/commons/thumb/9/90/World_Cup_2006_German_fans_at_Bochum.jpg/220px-World_Cup_2006_German_fans_at_Bochum.jpg" text:style-name="Internet_20_link" text:visited-style-name="Visited_20_Internet_20_Link">//upload.wikimedia.org/wikipedia/commons/thumb/9/90/World_Cup_2006_German_fans_at_Bochum.jpg/220px-World_Cup_2006_German_fans_at_Bochum.jpg</text:a>" width="220" height="165" class="thumbimage" srcset="//upload.wikimedia.org/wikipedia/commons/thumb/9/90/World_Cup_2006_German_fans_at_Bochum.jpg/330px-World_Cup_2006_German_fans_at_Bochum.jpg 1.5x, //upload.wikimedia.org/wikipedia/commons/thumb/9/90/World_Cup_2006_German_fans_at_Bochum.jpg/440px-World_Cup_2006_German_fans_at_Bochum.jpg 2x" data-file-width="1984" data-file-height="1488" /&gt;&lt;/a&gt; <text:s/>&lt;div class="thumbcaption"&gt;&lt;div class="magnify"&gt;&lt;a href="<text:a xlink:type="simple" xlink:href="view-source:https://fr.wikipedia.org/wiki/Fichier:World_Cup_2006_German_fans_at_Bochum.jpg" text:style-name="Internet_20_link" text:visited-style-name="Visited_20_Internet_20_Link">/wiki/Fichier:World_Cup_2006_German_fans_at_Bochum.jpg</text:a>" class="internal" title="Agrandir"&gt;&lt;/a&gt;&lt;/div&gt;Supporters de l'Allemagne dans les rues pendant la Coupe du monde 2006.&lt;/div&gt;&lt;/div&gt;&lt;/div&gt;</text:p>
      <text:p text:style-name="Preformatted_20_Text"><text:bookmark text:name="line2001"/>&lt;div class="thumb tleft"&gt;&lt;div class="thumbinner" style="width:222px;"&gt;&lt;a href="<text:a xlink:type="simple" xlink:href="view-source:https://fr.wikipedia.org/wiki/Fichier:Netherlands_fans_-_2006_FIFA_World_Cup.jpg" text:style-name="Internet_20_link" text:visited-style-name="Visited_20_Internet_20_Link">/wiki/Fichier:Netherlands_fans_-_2006_FIFA_World_Cup.jpg</text:a>" class="image"&gt;&lt;img alt="" src="<text:a xlink:type="simple" xlink:href="view-source:https://upload.wikimedia.org/wikipedia/commons/thumb/1/10/Netherlands_fans_-_2006_FIFA_World_Cup.jpg/220px-Netherlands_fans_-_2006_FIFA_World_Cup.jpg" text:style-name="Internet_20_link" text:visited-style-name="Visited_20_Internet_20_Link">//upload.wikimedia.org/wikipedia/commons/thumb/1/10/Netherlands_fans_-_2006_FIFA_World_Cup.jpg/220px-Netherlands_fans_-_2006_FIFA_World_Cup.jpg</text:a>" width="220" height="122" class="thumbimage" srcset="//upload.wikimedia.org/wikipedia/commons/thumb/1/10/Netherlands_fans_-_2006_FIFA_World_Cup.jpg/330px-Netherlands_fans_-_2006_FIFA_World_Cup.jpg 1.5x, <text:soft-page-break/>//upload.wikimedia.org/wikipedia/commons/thumb/1/10/Netherlands_fans_-_2006_FIFA_World_Cup.jpg/440px-Netherlands_fans_-_2006_FIFA_World_Cup.jpg 2x" data-file-width="3012" data-file-height="1668" /&gt;&lt;/a&gt; <text:s/>&lt;div class="thumbcaption"&gt;&lt;div class="magnify"&gt;&lt;a href="<text:a xlink:type="simple" xlink:href="view-source:https://fr.wikipedia.org/wiki/Fichier:Netherlands_fans_-_2006_FIFA_World_Cup.jpg" text:style-name="Internet_20_link" text:visited-style-name="Visited_20_Internet_20_Link">/wiki/Fichier:Netherlands_fans_-_2006_FIFA_World_Cup.jpg</text:a>" class="internal" title="Agrandir"&gt;&lt;/a&gt;&lt;/div&gt;Tribune de supporters des Pays-Bas à la Coupe du monde en 2006.&lt;/div&gt;&lt;/div&gt;&lt;/div&gt;</text:p>
      <text:p text:style-name="Preformatted_20_Text"><text:bookmark text:name="line2002"/>&lt;p&gt;La Coupe du monde étant la compétition majeure du football, les &lt;a href="<text:a xlink:type="simple" xlink:href="view-source:https://fr.wikipedia.org/wiki/Supporter_de_football" text:style-name="Internet_20_link" text:visited-style-name="Visited_20_Internet_20_Link">/wiki/Supporter_de_football</text:a>" title="Supporter de football"&gt;supporters&lt;/a&gt; sont particulièrement concernés par ce mois de compétition. Dès la première édition, les supporters &lt;a href="<text:a xlink:type="simple" xlink:href="view-source:https://fr.wikipedia.org/wiki/Uruguay" text:style-name="Internet_20_link" text:visited-style-name="Visited_20_Internet_20_Link">/wiki/Uruguay</text:a>" title="Uruguay"&gt;uruguayens&lt;/a&gt; et &lt;a href="<text:a xlink:type="simple" xlink:href="view-source:https://fr.wikipedia.org/wiki/Argentine" text:style-name="Internet_20_link" text:visited-style-name="Visited_20_Internet_20_Link">/wiki/Argentine</text:a>" title="Argentine"&gt;argentins&lt;/a&gt; sont particulièrement présents. Le tourisme sportif commence en 1934, des voyages avec le déplacement, la pension et l'accès aux stades sont offerts aux supporters&lt;sup id="cite_ref-Vigarello_10-3" class="reference"&gt;&lt;a href="<text:a xlink:type="simple" xlink:href="view-source:https://fr.wikipedia.org/wiki/Coupe_du_monde_de_football#cite_note-Vigarello-10" text:style-name="Internet_20_link" text:visited-style-name="Visited_20_Internet_20_Link">#cite_note-Vigarello-10</text:a>"&gt;&lt;span class="cite_crochet"&gt;[&lt;/span&gt;6&lt;span class="cite_crochet"&gt;]&lt;/span&gt;&lt;/a&gt;&lt;/sup&gt;.</text:p>
      <text:p text:style-name="Preformatted_20_Text"><text:bookmark text:name="line2003"/>&lt;/p&gt;&lt;p&gt;Les premiers déplacements massifs de supporters de différents pays remontent à &lt;a href="<text:a xlink:type="simple" xlink:href="view-source:https://fr.wikipedia.org/wiki/Coupe_du_monde_de_football_de_1982" text:style-name="Internet_20_link" text:visited-style-name="Visited_20_Internet_20_Link">/wiki/Coupe_du_monde_de_football_de_1982</text:a>" title="Coupe du monde de football de 1982"&gt;1982&lt;/a&gt;. À cette occasion, les fans anglais s'illustrent surtout par leurs &lt;a href="<text:a xlink:type="simple" xlink:href="view-source:https://fr.wikipedia.org/wiki/Hooligan" text:style-name="Internet_20_link" text:visited-style-name="Visited_20_Internet_20_Link">/wiki/Hooligan</text:a>" title="Hooligan"&gt;hooligans&lt;/a&gt;. Malgré ces agissements d'une minorité des supporters, la phase finale reste une grande fête pour les fans. Les supporters de certains pays véhiculent même l'image de fans sympathiques. Lors de la &lt;a href="<text:a xlink:type="simple" xlink:href="view-source:https://fr.wikipedia.org/wiki/Coupe_du_monde_de_football_de_1998" text:style-name="Internet_20_link" text:visited-style-name="Visited_20_Internet_20_Link">/wiki/Coupe_du_monde_de_football_de_1998</text:a>" title="Coupe du monde de football de 1998"&gt;Coupe du monde de 1998&lt;/a&gt; en &lt;a href="<text:a xlink:type="simple" xlink:href="view-source:https://fr.wikipedia.org/wiki/France" text:style-name="Internet_20_link" text:visited-style-name="Visited_20_Internet_20_Link">/wiki/France</text:a>" title="France"&gt;France&lt;/a&gt;, la fête est au rendez-vous malgré des dérapages à &lt;a href="<text:a xlink:type="simple" xlink:href="view-source:https://fr.wikipedia.org/wiki/Marseille" text:style-name="Internet_20_link" text:visited-style-name="Visited_20_Internet_20_Link">/wiki/Marseille</text:a>" title="Marseille"&gt;Marseille&lt;/a&gt;&lt;sup id="cite_ref-185" class="reference"&gt;&lt;a href="<text:a xlink:type="simple" xlink:href="view-source:https://fr.wikipedia.org/wiki/Coupe_du_monde_de_football#cite_note-185" text:style-name="Internet_20_link" text:visited-style-name="Visited_20_Internet_20_Link">#cite_note-185</text:a>"&gt;&lt;span class="cite_crochet"&gt;[&lt;/span&gt;176&lt;span class="cite_crochet"&gt;]&lt;/span&gt;&lt;/a&gt;&lt;/sup&gt; et à &lt;a href="<text:a xlink:type="simple" xlink:href="view-source:https://fr.wikipedia.org/wiki/Lens_(Pas-de-Calais)" text:style-name="Internet_20_link" text:visited-style-name="Visited_20_Internet_20_Link">/wiki/Lens_(Pas-de-Calais)</text:a>" title="Lens (Pas-de-Calais)"&gt;Lens&lt;/a&gt; où le gendarme &lt;a href="<text:a xlink:type="simple" xlink:href="view-source:https://fr.wikipedia.org/wiki/Daniel_Nivel" text:style-name="Internet_20_link" text:visited-style-name="Visited_20_Internet_20_Link">/wiki/Daniel_Nivel</text:a>" title="Daniel Nivel"&gt;Daniel Nivel&lt;/a&gt; est agressé par des &lt;a href="<text:a xlink:type="simple" xlink:href="view-source:https://fr.wikipedia.org/wiki/Hooligan" text:style-name="Internet_20_link" text:visited-style-name="Visited_20_Internet_20_Link">/wiki/Hooligan</text:a>" title="Hooligan"&gt;hooligans&lt;/a&gt; allemands&lt;sup id="cite_ref-186" class="reference"&gt;&lt;a href="<text:a xlink:type="simple" xlink:href="view-source:https://fr.wikipedia.org/wiki/Coupe_du_monde_de_football#cite_note-186" text:style-name="Internet_20_link" text:visited-style-name="Visited_20_Internet_20_Link">#cite_note-186</text:a>"&gt;&lt;span class="cite_crochet"&gt;[&lt;/span&gt;177&lt;span class="cite_crochet"&gt;]&lt;/span&gt;&lt;/a&gt;&lt;/sup&gt;.</text:p>
      <text:p text:style-name="Preformatted_20_Text"><text:bookmark text:name="line2004"/>&lt;/p&gt;</text:p>
      <text:p text:style-name="Preformatted_20_Text"><text:bookmark text:name="line2005"/>&lt;div style="clear:gauche;"&gt;&lt;/div&gt;</text:p>
      <text:p text:style-name="Preformatted_20_Text"><text:bookmark text:name="line2006"/>&lt;h2&gt;&lt;span class="mw-headline" id="Aspect_politique"&gt;Aspect politique&lt;/span&gt;&lt;/h2&gt;</text:p>
      <text:p text:style-name="Preformatted_20_Text"><text:bookmark text:name="line2007"/>&lt;h3&gt;&lt;span class="mw-headline" id="Pacification"&gt;Pacification&lt;/span&gt;&lt;/h3&gt;</text:p>
      <text:p text:style-name="Preformatted_20_Text"><text:bookmark text:name="line2008"/>&lt;p&gt;En &lt;a href="<text:a xlink:type="simple" xlink:href="view-source:https://fr.wikipedia.org/wiki/1954_en_football" text:style-name="Internet_20_link" text:visited-style-name="Visited_20_Internet_20_Link">/wiki/1954_en_football</text:a>" title="1954 en football"&gt;1954&lt;/a&gt;, la victoire &lt;a href="<text:a xlink:type="simple" xlink:href="view-source:https://fr.wikipedia.org/wiki/Allemagne_de_l%27Ouest" text:style-name="Internet_20_link" text:visited-style-name="Visited_20_Internet_20_Link">/wiki/Allemagne_de_l%27Ouest</text:a>" title="Allemagne de l&amp;#39;Ouest"&gt;ouest-allemande&lt;/a&gt; a un effet allant bien au-delà d'un succès sportif. Neuf ans après la &lt;a href="<text:a xlink:type="simple" xlink:href="view-source:https://fr.wikipedia.org/wiki/Seconde_Guerre_mondiale" text:style-name="Internet_20_link" text:visited-style-name="Visited_20_Internet_20_Link">/wiki/Seconde_Guerre_mondiale</text:a>" title="Seconde Guerre mondiale"&gt;Seconde Guerre mondiale&lt;/a&gt;, une grande partie des Allemands - surtout en RFA, mais aussi en &lt;a href="<text:a xlink:type="simple" xlink:href="view-source:https://fr.wikipedia.org/wiki/République_démocratique_allemande" text:style-name="Internet_20_link" text:visited-style-name="Visited_20_Internet_20_Link">/wiki/R%C3%A9publique_d%C3%A9mocratique_allemande</text:a>" title="République démocratique allemande"&gt;RDA&lt;/a&gt; - se considère acceptée pour la première fois depuis longtemps. Plusieurs historiens ont même appelé le &lt;time class="nowrap date-lien" datetime="1954-07-04" data-sort-value="1954-07-04"&gt;&lt;a href="<text:a xlink:type="simple" xlink:href="view-source:https://fr.wikipedia.org/wiki/4_juillet_en_sport" text:style-name="Internet_20_link" text:visited-style-name="Visited_20_Internet_20_Link">/wiki/4_juillet_en_sport</text:a>" title="4 juillet en sport"&gt;4 juillet&lt;/a&gt; &lt;a href="<text:a xlink:type="simple" xlink:href="view-source:https://fr.wikipedia.org/wiki/1954_en_football" text:style-name="Internet_20_link" text:visited-style-name="Visited_20_Internet_20_Link">/wiki/1954_en_football</text:a>" title="1954 en football"&gt;1954&lt;/a&gt;&lt;/time&gt; «&amp;#160;la vraie heure de naissance de la RFA, en particulier pour l'amour-propre du peuple allemand&amp;#160;»&lt;sup id="cite_ref-187" class="reference"&gt;&lt;a href="<text:a xlink:type="simple" xlink:href="view-source:https://fr.wikipedia.org/wiki/Coupe_du_monde_de_football#cite_note-187" text:style-name="Internet_20_link" text:visited-style-name="Visited_20_Internet_20_Link">#cite_note-187</text:a>"&gt;&lt;span class="cite_crochet"&gt;[&lt;/span&gt;178&lt;span class="cite_crochet"&gt;]&lt;/span&gt;&lt;/a&gt;&lt;/sup&gt;.</text:p>
      <text:p text:style-name="Preformatted_20_Text"><text:bookmark text:name="line2009"/>&lt;/p&gt;&lt;p&gt;Tous les stades portent l'emblème de la FIFA et des Nations unies avec la légende «&amp;#160;Football pour la paix - année de la paix&amp;#160;», «&amp;#160;Football for peace - Peace Year&amp;#160;» lors de la Coupe du monde 1986 au Mexique après que les Nations unies déclarent l'année 1986 comme année de la paix.</text:p>
      <text:p text:style-name="Preformatted_20_Text"><text:bookmark text:name="line2010"/>&lt;/p&gt;&lt;p&gt;Dès 2006, la FIFA s'associe avec l'&lt;a href="<text:a xlink:type="simple" xlink:href="view-source:https://fr.wikipedia.org/wiki/Fonds_des_Nations_unies_pour_l%27enfance" text:style-name="Internet_20_link" text:visited-style-name="Visited_20_Internet_20_Link">/wiki/Fonds_des_Nations_unies_pour_l%27enfance</text:a>" title="Fonds des Nations unies pour l&amp;#39;enfance"&gt;UNICEF&lt;/a&gt; pour promouvoir la paix et les actions de l'UNICEF dans le monde&lt;sup id="cite_ref-188" class="reference"&gt;&lt;a href="<text:a xlink:type="simple" xlink:href="view-source:https://fr.wikipedia.org/wiki/Coupe_du_monde_de_football#cite_note-188" text:style-name="Internet_20_link" text:visited-style-name="Visited_20_Internet_20_Link">#cite_note-</text:a><text:soft-page-break/><text:a xlink:type="simple" xlink:href="view-source:https://fr.wikipedia.org/wiki/Coupe_du_monde_de_football#cite_note-188" text:style-name="Internet_20_link" text:visited-style-name="Visited_20_Internet_20_Link">188</text:a>"&gt;&lt;span class="cite_crochet"&gt;[&lt;/span&gt;179&lt;span class="cite_crochet"&gt;]&lt;/span&gt;&lt;/a&gt;&lt;/sup&gt;. Lors de la cérémonie d'ouverture de la Coupe du monde 2006, le &lt;a href="<text:a xlink:type="simple" xlink:href="view-source:https://fr.wikipedia.org/wiki/Président_fédéral_(Allemagne)" text:style-name="Internet_20_link" text:visited-style-name="Visited_20_Internet_20_Link">/wiki/Pr%C3%A9sident_f%C3%A9d%C3%A9ral_(Allemagne)</text:a>" title="Président fédéral (Allemagne)"&gt;président fédéral d'Allemagne&lt;/a&gt; &lt;a href="<text:a xlink:type="simple" xlink:href="view-source:https://fr.wikipedia.org/wiki/Horst_Köhler" text:style-name="Internet_20_link" text:visited-style-name="Visited_20_Internet_20_Link">/wiki/Horst_K%C3%B6hler</text:a>" title="Horst Köhler"&gt;Horst Köhler&lt;/a&gt; dit pendant son discours que le souhait de l'organisation est d'avoir «&amp;#160;des matches passionnants, de nombreux buts et du fair-play&amp;#160;» mais également «&amp;#160;que le football puisse réunir les peuples&amp;#160;»&lt;sup id="cite_ref-189" class="reference"&gt;&lt;a href="<text:a xlink:type="simple" xlink:href="view-source:https://fr.wikipedia.org/wiki/Coupe_du_monde_de_football#cite_note-189" text:style-name="Internet_20_link" text:visited-style-name="Visited_20_Internet_20_Link">#cite_note-189</text:a>"&gt;&lt;span class="cite_crochet"&gt;[&lt;/span&gt;180&lt;span class="cite_crochet"&gt;]&lt;/span&gt;&lt;/a&gt;&lt;/sup&gt;.</text:p>
      <text:p text:style-name="Preformatted_20_Text"><text:bookmark text:name="line2011"/>&lt;/p&gt;&lt;p&gt;La Coupe du monde permet parfois de diminuer les tensions entre les pays. </text:p>
      <text:p text:style-name="Preformatted_20_Text"><text:bookmark text:name="line2012"/>En 1998, un match de la Coupe du monde oppose l'&lt;a href="<text:a xlink:type="simple" xlink:href="view-source:https://fr.wikipedia.org/wiki/Équipe_d%27Iran_de_football" text:style-name="Internet_20_link" text:visited-style-name="Visited_20_Internet_20_Link">/wiki/%C3%89quipe_d%27Iran_de_football</text:a>" title="Équipe d&amp;#39;Iran de football"&gt;Iran&lt;/a&gt; aux &lt;a href="<text:a xlink:type="simple" xlink:href="view-source:https://fr.wikipedia.org/wiki/Équipe_des_États-Unis_de_soccer" text:style-name="Internet_20_link" text:visited-style-name="Visited_20_Internet_20_Link">/wiki/%C3%89quipe_des_%C3%89tats-Unis_de_soccer</text:a>" class="mw-redirect" title="Équipe des États-Unis de soccer"&gt;États-Unis&lt;/a&gt;. Ce match est un symbole de la reprise des relations diplomatiques entre les deux pays, interrompues depuis 1978&lt;sup id="cite_ref-190" class="reference"&gt;&lt;a href="<text:a xlink:type="simple" xlink:href="view-source:https://fr.wikipedia.org/wiki/Coupe_du_monde_de_football#cite_note-190" text:style-name="Internet_20_link" text:visited-style-name="Visited_20_Internet_20_Link">#cite_note-190</text:a>"&gt;&lt;span class="cite_crochet"&gt;[&lt;/span&gt;181&lt;span class="cite_crochet"&gt;]&lt;/span&gt;&lt;/a&gt;&lt;/sup&gt;.</text:p>
      <text:p text:style-name="Preformatted_20_Text"><text:bookmark text:name="line2013"/>&lt;/p&gt;&lt;p&gt;En &lt;a href="<text:a xlink:type="simple" xlink:href="view-source:https://fr.wikipedia.org/wiki/2008_en_football" text:style-name="Internet_20_link" text:visited-style-name="Visited_20_Internet_20_Link">/wiki/2008_en_football</text:a>" title="2008 en football"&gt;2008&lt;/a&gt;, le président &lt;a href="<text:a xlink:type="simple" xlink:href="view-source:https://fr.wikipedia.org/wiki/Turquie" text:style-name="Internet_20_link" text:visited-style-name="Visited_20_Internet_20_Link">/wiki/Turquie</text:a>" title="Turquie"&gt;turc&lt;/a&gt; &lt;a href="<text:a xlink:type="simple" xlink:href="view-source:https://fr.wikipedia.org/wiki/Abdullah_Gül" text:style-name="Internet_20_link" text:visited-style-name="Visited_20_Internet_20_Link">/wiki/Abdullah_G%C3%BCl</text:a>" title="Abdullah Gül"&gt;Abdullah Gül&lt;/a&gt; se rend à &lt;a href="<text:a xlink:type="simple" xlink:href="view-source:https://fr.wikipedia.org/wiki/Erevan" text:style-name="Internet_20_link" text:visited-style-name="Visited_20_Internet_20_Link">/wiki/Erevan</text:a>" title="Erevan"&gt;Erevan&lt;/a&gt; à la suite de l'invitation de son homologue &lt;a href="<text:a xlink:type="simple" xlink:href="view-source:https://fr.wikipedia.org/wiki/Arménie" text:style-name="Internet_20_link" text:visited-style-name="Visited_20_Internet_20_Link">/wiki/Arm%C3%A9nie</text:a>" title="Arménie"&gt;arménien&lt;/a&gt;, &lt;a href="<text:a xlink:type="simple" xlink:href="view-source:https://fr.wikipedia.org/wiki/Serge_Sargsian" text:style-name="Internet_20_link" text:visited-style-name="Visited_20_Internet_20_Link">/wiki/Serge_Sargsian</text:a>" class="mw-redirect" title="Serge Sargsian"&gt;Serge Sarkissian&lt;/a&gt;, pour assister à la rencontre de football opposant l'&lt;a href="<text:a xlink:type="simple" xlink:href="view-source:https://fr.wikipedia.org/wiki/Équipe_d%27Arménie_de_football" text:style-name="Internet_20_link" text:visited-style-name="Visited_20_Internet_20_Link">/wiki/%C3%89quipe_d%27Arm%C3%A9nie_de_football</text:a>" title="Équipe d&amp;#39;Arménie de football"&gt;Arménie&lt;/a&gt; à la &lt;a href="<text:a xlink:type="simple" xlink:href="view-source:https://fr.wikipedia.org/wiki/Équipe_de_Turquie_de_football" text:style-name="Internet_20_link" text:visited-style-name="Visited_20_Internet_20_Link">/wiki/%C3%89quipe_de_Turquie_de_football</text:a>" title="Équipe de Turquie de football"&gt;Turquie&lt;/a&gt; dans le cadre des &lt;a href="<text:a xlink:type="simple" xlink:href="view-source:https://fr.wikipedia.org/wiki/Éliminatoires_de_la_coupe_du_monde_de_football_2010_:_Zone_Europe" text:style-name="Internet_20_link" text:visited-style-name="Visited_20_Internet_20_Link">/wiki/%C3%89liminatoires_de_la_coupe_du_monde_de_football_2010_:_Zone_Europe</text:a>" class="mw-redirect" title="Éliminatoires de la coupe du monde de football 2010 : Zone Europe"&gt;éliminatoires de la Coupe du monde 2010&lt;/a&gt;&lt;sup id="cite_ref-191" class="reference"&gt;&lt;a href="<text:a xlink:type="simple" xlink:href="view-source:https://fr.wikipedia.org/wiki/Coupe_du_monde_de_football#cite_note-191" text:style-name="Internet_20_link" text:visited-style-name="Visited_20_Internet_20_Link">#cite_note-191</text:a>"&gt;&lt;span class="cite_crochet"&gt;[&lt;/span&gt;182&lt;span class="cite_crochet"&gt;]&lt;/span&gt;&lt;/a&gt;&lt;/sup&gt;&lt;sup class="reference cite_virgule"&gt;,&lt;/sup&gt;&lt;sup id="cite_ref-192" class="reference"&gt;&lt;a href="<text:a xlink:type="simple" xlink:href="view-source:https://fr.wikipedia.org/wiki/Coupe_du_monde_de_football#cite_note-192" text:style-name="Internet_20_link" text:visited-style-name="Visited_20_Internet_20_Link">#cite_note-192</text:a>"&gt;&lt;span class="cite_crochet"&gt;[&lt;/span&gt;183&lt;span class="cite_crochet"&gt;]&lt;/span&gt;&lt;/a&gt;&lt;/sup&gt;.</text:p>
      <text:p text:style-name="Preformatted_20_Text"><text:bookmark text:name="line2014"/>&lt;/p&gt;&lt;p&gt;Malgré le climat de guerre présente dans le pays, les acteurs politiques &lt;a href="<text:a xlink:type="simple" xlink:href="view-source:https://fr.wikipedia.org/wiki/Irak" text:style-name="Internet_20_link" text:visited-style-name="Visited_20_Internet_20_Link">/wiki/Irak</text:a>" title="Irak"&gt;iraquiens&lt;/a&gt; se sont engagés à favoriser un climat de confiance pour les amateurs de football pendant la Coupe du monde&lt;sup id="cite_ref-193" class="reference"&gt;&lt;a href="<text:a xlink:type="simple" xlink:href="view-source:https://fr.wikipedia.org/wiki/Coupe_du_monde_de_football#cite_note-193" text:style-name="Internet_20_link" text:visited-style-name="Visited_20_Internet_20_Link">#cite_note-193</text:a>"&gt;&lt;span class="cite_crochet"&gt;[&lt;/span&gt;184&lt;span class="cite_crochet"&gt;]&lt;/span&gt;&lt;/a&gt;&lt;/sup&gt;.</text:p>
      <text:p text:style-name="Preformatted_20_Text"><text:bookmark text:name="line2015"/>&lt;/p&gt;</text:p>
      <text:p text:style-name="Preformatted_20_Text"><text:bookmark text:name="line2016"/>&lt;h3&gt;&lt;span class="mw-headline" id="Propagande"&gt;Propagande&lt;/span&gt;&lt;/h3&gt;</text:p>
      <text:p text:style-name="Preformatted_20_Text"><text:bookmark text:name="line2017"/>&lt;p&gt;La Coupe du monde sert à une grande propagande fasciste lors de la Coupe du monde 1934 disputée en Italie. Les joueurs allemands font le &lt;a href="<text:a xlink:type="simple" xlink:href="view-source:https://fr.wikipedia.org/wiki/Salut_fasciste" text:style-name="Internet_20_link" text:visited-style-name="Visited_20_Internet_20_Link">/wiki/Salut_fasciste</text:a>" title="Salut fasciste"&gt;salut fasciste&lt;/a&gt;&lt;sup id="cite_ref-194" class="reference"&gt;&lt;a href="<text:a xlink:type="simple" xlink:href="view-source:https://fr.wikipedia.org/wiki/Coupe_du_monde_de_football#cite_note-194" text:style-name="Internet_20_link" text:visited-style-name="Visited_20_Internet_20_Link">#cite_note-194</text:a>"&gt;&lt;span class="cite_crochet"&gt;[&lt;/span&gt;185&lt;span class="cite_crochet"&gt;]&lt;/span&gt;&lt;/a&gt;&lt;/sup&gt;, tout comme l'équipe italienne. L'équipe d'Allemagne affiche deux drapeaux, l'un aux couleurs nationales et l'autre frappé d'une croix gammée&lt;sup id="cite_ref-Vigarello_10-4" class="reference"&gt;&lt;a href="<text:a xlink:type="simple" xlink:href="view-source:https://fr.wikipedia.org/wiki/Coupe_du_monde_de_football#cite_note-Vigarello-10" text:style-name="Internet_20_link" text:visited-style-name="Visited_20_Internet_20_Link">#cite_note-Vigarello-10</text:a>"&gt;&lt;span class="cite_crochet"&gt;[&lt;/span&gt;6&lt;span class="cite_crochet"&gt;]&lt;/span&gt;&lt;/a&gt;&lt;/sup&gt;. Le maillot allemand comporte alors l'écusson du Reich&lt;sup id="cite_ref-Vigarello_10-5" class="reference"&gt;&lt;a href="<text:a xlink:type="simple" xlink:href="view-source:https://fr.wikipedia.org/wiki/Coupe_du_monde_de_football#cite_note-Vigarello-10" text:style-name="Internet_20_link" text:visited-style-name="Visited_20_Internet_20_Link">#cite_note-Vigarello-10</text:a>"&gt;&lt;span class="cite_crochet"&gt;[&lt;/span&gt;6&lt;span class="cite_crochet"&gt;]&lt;/span&gt;&lt;/a&gt;&lt;/sup&gt;. L'Italie remporte la compétition devant &lt;a href="<text:a xlink:type="simple" xlink:href="view-source:https://fr.wikipedia.org/wiki/Benito_Mussolini" text:style-name="Internet_20_link" text:visited-style-name="Visited_20_Internet_20_Link">/wiki/Benito_Mussolini</text:a>" title="Benito Mussolini"&gt;Benito Mussolini&lt;/a&gt;. Le président de la &lt;a href="<text:a xlink:type="simple" xlink:href="view-source:https://fr.wikipedia.org/wiki/Fédération_italienne_de_football" text:style-name="Internet_20_link" text:visited-style-name="Visited_20_Internet_20_Link">/wiki/F%C3%A9d%C3%A9ration_italienne_de_football</text:a>" title="Fédération italienne de football"&gt;Fédération d'Italie de football&lt;/a&gt;, le général Giorgio Vaccaro, affirme <text:soft-page-break/>que &lt;span class="citation not_fr_quote" lang="it"&gt;«&amp;#160;&lt;span class="italique"&gt;le but ultime de la manifestation sera de montrer à l'univers ce qu'est l'idéal fasciste du sport.&lt;/span&gt;&amp;#160;»&lt;/span&gt;&lt;sup id="cite_ref-195" class="reference"&gt;&lt;a href="<text:a xlink:type="simple" xlink:href="view-source:https://fr.wikipedia.org/wiki/Coupe_du_monde_de_football#cite_note-195" text:style-name="Internet_20_link" text:visited-style-name="Visited_20_Internet_20_Link">#cite_note-195</text:a>"&gt;&lt;span class="cite_crochet"&gt;[&lt;/span&gt;186&lt;span class="cite_crochet"&gt;]&lt;/span&gt;&lt;/a&gt;&lt;/sup&gt;. Mussolini utilise la victoire de l'équipe italienne pour promouvoir ses idées politiques.</text:p>
      <text:p text:style-name="Preformatted_20_Text"><text:bookmark text:name="line2018"/>&lt;/p&gt;</text:p>
      <text:p text:style-name="Preformatted_20_Text"><text:bookmark text:name="line2019"/>&lt;h3&gt;&lt;span class="mw-headline" id="Forfaits"&gt;Forfaits&lt;/span&gt;&lt;/h3&gt;</text:p>
      <text:p text:style-name="Preformatted_20_Text"><text:bookmark text:name="line2020"/>&lt;p&gt;Pour la première Coupe du monde, l'édition &lt;a href="<text:a xlink:type="simple" xlink:href="view-source:https://fr.wikipedia.org/wiki/Coupe_du_monde_de_football_de_1930" text:style-name="Internet_20_link" text:visited-style-name="Visited_20_Internet_20_Link">/wiki/Coupe_du_monde_de_football_de_1930</text:a>" title="Coupe du monde de football de 1930"&gt;1930&lt;/a&gt; en &lt;a href="<text:a xlink:type="simple" xlink:href="view-source:https://fr.wikipedia.org/wiki/Uruguay" text:style-name="Internet_20_link" text:visited-style-name="Visited_20_Internet_20_Link">/wiki/Uruguay</text:a>" title="Uruguay"&gt;Uruguay&lt;/a&gt;, la plupart des équipes européennes déclarent forfait ou déclinent l'invitation en raison du coût élevé et la longueur du voyage en &lt;a href="<text:a xlink:type="simple" xlink:href="view-source:https://fr.wikipedia.org/wiki/Bateau" text:style-name="Internet_20_link" text:visited-style-name="Visited_20_Internet_20_Link">/wiki/Bateau</text:a>" title="Bateau"&gt;bateau&lt;/a&gt; jusqu'en &lt;a href="<text:a xlink:type="simple" xlink:href="view-source:https://fr.wikipedia.org/wiki/Amérique_du_Sud" text:style-name="Internet_20_link" text:visited-style-name="Visited_20_Internet_20_Link">/wiki/Am%C3%A9rique_du_Sud</text:a>" title="Amérique du Sud"&gt;Amérique du Sud&lt;/a&gt;. Quatre années plus tard, la compétition a lieu en &lt;a href="<text:a xlink:type="simple" xlink:href="view-source:https://fr.wikipedia.org/wiki/Italie" text:style-name="Internet_20_link" text:visited-style-name="Visited_20_Internet_20_Link">/wiki/Italie</text:a>" title="Italie"&gt;Italie&lt;/a&gt;, forfait en 1930. En représailles, l'&lt;a href="<text:a xlink:type="simple" xlink:href="view-source:https://fr.wikipedia.org/wiki/Équipe_d%27Uruguay_de_football" text:style-name="Internet_20_link" text:visited-style-name="Visited_20_Internet_20_Link">/wiki/%C3%89quipe_d%27Uruguay_de_football</text:a>" title="Équipe d&amp;#39;Uruguay de football"&gt;Uruguay&lt;/a&gt;, pourtant tenante du titre, refuse de participer à la compétition&lt;sup id="cite_ref-196" class="reference"&gt;&lt;a href="<text:a xlink:type="simple" xlink:href="view-source:https://fr.wikipedia.org/wiki/Coupe_du_monde_de_football#cite_note-196" text:style-name="Internet_20_link" text:visited-style-name="Visited_20_Internet_20_Link">#cite_note-196</text:a>"&gt;&lt;span class="cite_crochet"&gt;[&lt;/span&gt;j&lt;span class="cite_crochet"&gt;]&lt;/span&gt;&lt;/a&gt;&lt;/sup&gt;.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aligne une équipe de joueurs amateurs et le &lt;a href="<text:a xlink:type="simple" xlink:href="view-source:https://fr.wikipedia.org/wiki/Équipe_du_Brésil_de_football" text:style-name="Internet_20_link" text:visited-style-name="Visited_20_Internet_20_Link">/wiki/%C3%89quipe_du_Br%C3%A9sil_de_football</text:a>" title="Équipe du Brésil de football"&gt;Brésil&lt;/a&gt; envoie en Europe une équipe de joueurs de second plan. En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pourtant inscrits, la &lt;a href="<text:a xlink:type="simple" xlink:href="view-source:https://fr.wikipedia.org/wiki/Équipe_de_Colombie_de_football" text:style-name="Internet_20_link" text:visited-style-name="Visited_20_Internet_20_Link">/wiki/%C3%89quipe_de_Colombie_de_football</text:a>" title="Équipe de Colombie de football"&gt;Colombie&lt;/a&gt;, le &lt;a href="<text:a xlink:type="simple" xlink:href="view-source:https://fr.wikipedia.org/wiki/Équipe_du_Costa_Rica_de_football" text:style-name="Internet_20_link" text:visited-style-name="Visited_20_Internet_20_Link">/wiki/%C3%89quipe_du_Costa_Rica_de_football</text:a>" title="Équipe du Costa Rica de football"&gt;Costa Rica&lt;/a&gt;, le &lt;a href="<text:a xlink:type="simple" xlink:href="view-source:https://fr.wikipedia.org/wiki/Équipe_du_Salvador_de_football" text:style-name="Internet_20_link" text:visited-style-name="Visited_20_Internet_20_Link">/wiki/%C3%89quipe_du_Salvador_de_football</text:a>" title="Équipe du Salvador de football"&gt;Salvador&lt;/a&gt;, l'&lt;a href="<text:a xlink:type="simple" xlink:href="view-source:https://fr.wikipedia.org/wiki/Équipe_d%27Espagne_de_football" text:style-name="Internet_20_link" text:visited-style-name="Visited_20_Internet_20_Link">/wiki/%C3%89quipe_d%27Espagne_de_football</text:a>" title="Équipe d&amp;#39;Espagne de football"&gt;Espagne&lt;/a&gt;, les &lt;a href="<text:a xlink:type="simple" xlink:href="view-source:https://fr.wikipedia.org/wiki/Équipe_des_États-Unis_de_soccer" text:style-name="Internet_20_link" text:visited-style-name="Visited_20_Internet_20_Link">/wiki/%C3%89quipe_des_%C3%89tats-Unis_de_soccer</text:a>" class="mw-redirect" title="Équipe des États-Unis de soccer"&gt;États-Unis&lt;/a&gt;, la &lt;a href="<text:a xlink:type="simple" xlink:href="view-source:https://fr.wikipedia.org/wiki/Équipe_du_Suriname_de_football" text:style-name="Internet_20_link" text:visited-style-name="Visited_20_Internet_20_Link">/wiki/%C3%89quipe_du_Suriname_de_football</text:a>" title="Équipe du Suriname de football"&gt;Guyane Néerlandaise&lt;/a&gt;, le &lt;a href="<text:a xlink:type="simple" xlink:href="view-source:https://fr.wikipedia.org/wiki/Équipe_du_Japon_de_football" text:style-name="Internet_20_link" text:visited-style-name="Visited_20_Internet_20_Link">/wiki/%C3%89quipe_du_Japon_de_football</text:a>" title="Équipe du Japon de football"&gt;Japon&lt;/a&gt; et le &lt;a href="<text:a xlink:type="simple" xlink:href="view-source:https://fr.wikipedia.org/wiki/Équipe_du_Mexique_de_football" text:style-name="Internet_20_link" text:visited-style-name="Visited_20_Internet_20_Link">/wiki/%C3%89quipe_du_Mexique_de_football</text:a>" title="Équipe du Mexique de football"&gt;Mexique&lt;/a&gt; déclarent forfait avant le tirage au sort du tour préliminaire. L’Argentine décide de ne pas participer à la suite de la décision de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d'organiser le tournoi en &lt;a href="<text:a xlink:type="simple" xlink:href="view-source:https://fr.wikipedia.org/wiki/France" text:style-name="Internet_20_link" text:visited-style-name="Visited_20_Internet_20_Link">/wiki/France</text:a>" title="France"&gt;France&lt;/a&gt; et non en &lt;a href="<text:a xlink:type="simple" xlink:href="view-source:https://fr.wikipedia.org/wiki/Argentine" text:style-name="Internet_20_link" text:visited-style-name="Visited_20_Internet_20_Link">/wiki/Argentine</text:a>" title="Argentine"&gt;Argentine&lt;/a&gt;. Le Brésil est obligé d'organiser une tombola pour avoir assez de fonds pour payer le voyage vers la France. L'&lt;a href="<text:a xlink:type="simple" xlink:href="view-source:https://fr.wikipedia.org/wiki/Équipe_d%27Autriche_de_football" text:style-name="Internet_20_link" text:visited-style-name="Visited_20_Internet_20_Link">/wiki/%C3%89quipe_d%27Autriche_de_football</text:a>" title="Équipe d&amp;#39;Autriche de football"&gt;Autriche&lt;/a&gt; est contrainte en dernière minute par l'&lt;a href="<text:a xlink:type="simple" xlink:href="view-source:https://fr.wikipedia.org/wiki/Allemagne" text:style-name="Internet_20_link" text:visited-style-name="Visited_20_Internet_20_Link">/wiki/Allemagne</text:a>" title="Allemagne"&gt;Allemagne&lt;/a&gt; nazie de déclarer forfait contre la &lt;a href="<text:a xlink:type="simple" xlink:href="view-source:https://fr.wikipedia.org/wiki/Équipe_de_Suède_de_football" text:style-name="Internet_20_link" text:visited-style-name="Visited_20_Internet_20_Link">/wiki/%C3%89quipe_de_Su%C3%A8de_de_football</text:a>" title="Équipe de Suède de football"&gt;Suède&lt;/a&gt; lors de la &lt;a href="<text:a xlink:type="simple" xlink:href="view-source:https://fr.wikipedia.org/wiki/Coupe_du_monde_de_football_de_1938" text:style-name="Internet_20_link" text:visited-style-name="Visited_20_Internet_20_Link">/wiki/Coupe_du_monde_de_football_de_1938</text:a>" title="Coupe du monde de football de 1938"&gt;Coupe du monde de football de 1938&lt;/a&gt; à cause de l'&lt;a href="<text:a xlink:type="simple" xlink:href="view-source:https://fr.wikipedia.org/wiki/Anschluss" text:style-name="Internet_20_link" text:visited-style-name="Visited_20_Internet_20_Link">/wiki/Anschluss</text:a>" title="Anschluss"&gt;Anschluss&lt;/a&gt;&lt;sup id="cite_ref-ESPN-1938_19-2" class="reference"&gt;&lt;a href="<text:a xlink:type="simple" xlink:href="view-source:https://fr.wikipedia.org/wiki/Coupe_du_monde_de_football#cite_note-ESPN-1938-19" text:style-name="Internet_20_link" text:visited-style-name="Visited_20_Internet_20_Link">#cite_note-ESPN-1938-19</text:a>"&gt;&lt;span class="cite_crochet"&gt;[&lt;/span&gt;15&lt;span class="cite_crochet"&gt;]&lt;/span&gt;&lt;/a&gt;&lt;/sup&gt;.</text:p>
      <text:p text:style-name="Preformatted_20_Text"><text:bookmark text:name="line2021"/>&lt;/p&gt;&lt;p&gt;La &lt;a href="<text:a xlink:type="simple" xlink:href="view-source:https://fr.wikipedia.org/wiki/Coupe_du_monde_de_football_de_1950" text:style-name="Internet_20_link" text:visited-style-name="Visited_20_Internet_20_Link">/wiki/Coupe_du_monde_de_football_de_1950</text:a>" title="Coupe du monde de football de 1950"&gt;Coupe du monde de football de 1950&lt;/a&gt; ne se joue qu'à 13 pays <text:soft-page-break/>au lieu de 16 à la suite des forfaits de la &lt;a href="<text:a xlink:type="simple" xlink:href="view-source:https://fr.wikipedia.org/wiki/Équipe_de_Turquie_de_football" text:style-name="Internet_20_link" text:visited-style-name="Visited_20_Internet_20_Link">/wiki/%C3%89quipe_de_Turquie_de_football</text:a>" title="Équipe de Turquie de football"&gt;Turquie&lt;/a&gt;, de l'&lt;a href="<text:a xlink:type="simple" xlink:href="view-source:https://fr.wikipedia.org/wiki/Équipe_d%27Écosse_de_football" text:style-name="Internet_20_link" text:visited-style-name="Visited_20_Internet_20_Link">/wiki/%C3%89quipe_d%27%C3%89cosse_de_football</text:a>" title="Équipe d&amp;#39;Écosse de football"&gt;Écosse&lt;/a&gt;, de la &lt;a href="<text:a xlink:type="simple" xlink:href="view-source:https://fr.wikipedia.org/wiki/Équipe_de_France_de_football" text:style-name="Internet_20_link" text:visited-style-name="Visited_20_Internet_20_Link">/wiki/%C3%89quipe_de_France_de_football</text:a>" title="Équipe de France de football"&gt;France&lt;/a&gt; (repêchée à la suite du forfait de l’Écosse)&lt;sup id="cite_ref-197" class="reference"&gt;&lt;a href="<text:a xlink:type="simple" xlink:href="view-source:https://fr.wikipedia.org/wiki/Coupe_du_monde_de_football#cite_note-197" text:style-name="Internet_20_link" text:visited-style-name="Visited_20_Internet_20_Link">#cite_note-197</text:a>"&gt;&lt;span class="cite_crochet"&gt;[&lt;/span&gt;187&lt;span class="cite_crochet"&gt;]&lt;/span&gt;&lt;/a&gt;&lt;/sup&gt; et de l'&lt;a href="<text:a xlink:type="simple" xlink:href="view-source:https://fr.wikipedia.org/wiki/Équipe_d%27Inde_de_football" text:style-name="Internet_20_link" text:visited-style-name="Visited_20_Internet_20_Link">/wiki/%C3%89quipe_d%27Inde_de_football</text:a>" title="Équipe d&amp;#39;Inde de football"&gt;Inde&lt;/a&gt;. Selon la légende cette dernière nation est forfait à la suite du refus d'obtenir la dérogation de jouer pieds nus pour ses joueurs. En réalité il semble que c'est surtout par manque de motivation que l'Inde a renoncé à faire le long voyage en Amérique du sud. Les Indiens considéraient en effet que le tournoi olympique (auquel ils avaient participé en &lt;a href="<text:a xlink:type="simple" xlink:href="view-source:https://fr.wikipedia.org/wiki/Football_aux_Jeux_olympiques_d%27été_de_1948" text:style-name="Internet_20_link" text:visited-style-name="Visited_20_Internet_20_Link">/wiki/Football_aux_Jeux_olympiques_d%27%C3%A9t%C3%A9_de_1948</text:a>" title="Football aux Jeux olympiques d&amp;#39;été de 1948"&gt;1948&lt;/a&gt;) était à leurs yeux bien plus prestigieux qu'une Coupe du monde dont ils ignoraient certainement l'envergure réelle&lt;sup id="cite_ref-198" class="reference"&gt;&lt;a href="<text:a xlink:type="simple" xlink:href="view-source:https://fr.wikipedia.org/wiki/Coupe_du_monde_de_football#cite_note-198" text:style-name="Internet_20_link" text:visited-style-name="Visited_20_Internet_20_Link">#cite_note-198</text:a>"&gt;&lt;span class="cite_crochet"&gt;[&lt;/span&gt;188&lt;span class="cite_crochet"&gt;]&lt;/span&gt;&lt;/a&gt;&lt;/sup&gt;. En &lt;a href="<text:a xlink:type="simple" xlink:href="view-source:https://fr.wikipedia.org/wiki/Coupe_du_monde_de_football_de_1966" text:style-name="Internet_20_link" text:visited-style-name="Visited_20_Internet_20_Link">/wiki/Coupe_du_monde_de_football_de_1966</text:a>" title="Coupe du monde de football de 1966"&gt;1966&lt;/a&gt;, 16 nations africaines déclarent forfait lors des éliminatoires en raison du nouveau règlement de la FIFA n'accordant pas de place qualificative au continent africain&lt;sup id="cite_ref-199" class="reference"&gt;&lt;a href="<text:a xlink:type="simple" xlink:href="view-source:https://fr.wikipedia.org/wiki/Coupe_du_monde_de_football#cite_note-199" text:style-name="Internet_20_link" text:visited-style-name="Visited_20_Internet_20_Link">#cite_note-199</text:a>"&gt;&lt;span class="cite_crochet"&gt;[&lt;/span&gt;189&lt;span class="cite_crochet"&gt;]&lt;/span&gt;&lt;/a&gt;&lt;/sup&gt;. L'Afrique obtient gain de cause lors de la Coupe du monde suivante.</text:p>
      <text:p text:style-name="Preformatted_20_Text"><text:bookmark text:name="line2022"/>&lt;/p&gt;&lt;p&gt;Lors des phases de qualifications de la Coupe du monde 1974, l'URSS refuse, à la suite de l'arrivée au pouvoir de &lt;a href="<text:a xlink:type="simple" xlink:href="view-source:https://fr.wikipedia.org/wiki/Augusto_Pinochet" text:style-name="Internet_20_link" text:visited-style-name="Visited_20_Internet_20_Link">/wiki/Augusto_Pinochet</text:a>" title="Augusto Pinochet"&gt;Pinochet&lt;/a&gt;, de se rendre au Chili pour jouer le match retour du barrage l'opposant au pays sud-américain. L'équipe du Chili se présente seule sur le terrain à l'heure du coup d'envoi du match et est déclarée vainqueur par forfait, se qualifiant ainsi pour la phase finale&lt;sup id="cite_ref-200" class="reference"&gt;&lt;a href="<text:a xlink:type="simple" xlink:href="view-source:https://fr.wikipedia.org/wiki/Coupe_du_monde_de_football#cite_note-200" text:style-name="Internet_20_link" text:visited-style-name="Visited_20_Internet_20_Link">#cite_note-200</text:a>"&gt;&lt;span class="cite_crochet"&gt;[&lt;/span&gt;190&lt;span class="cite_crochet"&gt;]&lt;/span&gt;&lt;/a&gt;&lt;/sup&gt;, tandis que l'URSS se voit notifier une disqualification par la FIFA. La &lt;a href="<text:a xlink:type="simple" xlink:href="view-source:https://fr.wikipedia.org/wiki/Coupe_du_monde_de_football_de_1978" text:style-name="Internet_20_link" text:visited-style-name="Visited_20_Internet_20_Link">/wiki/Coupe_du_monde_de_football_de_1978</text:a>" title="Coupe du monde de football de 1978"&gt;Coupe du monde de football de 1978&lt;/a&gt; soulève une polémique politique&lt;sup id="cite_ref-la_Coupe_est_pleine_201-0" class="reference"&gt;&lt;a href="<text:a xlink:type="simple" xlink:href="view-source:https://fr.wikipedia.org/wiki/Coupe_du_monde_de_football#cite_note-la_Coupe_est_pleine-201" text:style-name="Internet_20_link" text:visited-style-name="Visited_20_Internet_20_Link">#cite_note-la_Coupe_est_pleine-201</text:a>"&gt;&lt;span class="cite_crochet"&gt;[&lt;/span&gt;191&lt;span class="cite_crochet"&gt;]&lt;/span&gt;&lt;/a&gt;&lt;/sup&gt; car l'&lt;a href="<text:a xlink:type="simple" xlink:href="view-source:https://fr.wikipedia.org/wiki/Argentine" text:style-name="Internet_20_link" text:visited-style-name="Visited_20_Internet_20_Link">/wiki/Argentine</text:a>" title="Argentine"&gt;Argentine&lt;/a&gt; (pays hôte) est alors dirigée par le général &lt;a href="<text:a xlink:type="simple" xlink:href="view-source:https://fr.wikipedia.org/wiki/Jorge_Rafael_Videla" text:style-name="Internet_20_link" text:visited-style-name="Visited_20_Internet_20_Link">/wiki/Jorge_Rafael_Videla</text:a>" title="Jorge Rafael Videla"&gt;Jorge Rafael Videla&lt;/a&gt; qui s'empara du pouvoir deux ans plus tôt et qui depuis mène dans son pays une &lt;a href="<text:a xlink:type="simple" xlink:href="view-source:https://fr.wiktionary.org/wiki/répression" text:style-name="Internet_20_link" text:visited-style-name="Visited_20_Internet_20_Link">https://fr.wiktionary.org/wiki/r%C3%A9pression</text:a>" class="extiw" title="wikt:répression"&gt;répression&lt;/a&gt; politique. Certaines nations appellent au &lt;a href="<text:a xlink:type="simple" xlink:href="view-source:https://fr.wikipedia.org/wiki/Boycott" text:style-name="Internet_20_link" text:visited-style-name="Visited_20_Internet_20_Link">/wiki/Boycott</text:a>" title="Boycott"&gt;boycott&lt;/a&gt; et critiquent ouvertement le régime en place&lt;sup id="cite_ref-la_Coupe_est_pleine_201-1" class="reference"&gt;&lt;a href="<text:a xlink:type="simple" xlink:href="view-source:https://fr.wikipedia.org/wiki/Coupe_du_monde_de_football#cite_note-la_Coupe_est_pleine-201" text:style-name="Internet_20_link" text:visited-style-name="Visited_20_Internet_20_Link">#cite_note-la_Coupe_est_pleine-201</text:a>"&gt;&lt;span class="cite_crochet"&gt;[&lt;/span&gt;191&lt;span class="cite_crochet"&gt;]&lt;/span&gt;&lt;/a&gt;&lt;/sup&gt;. Un &lt;a href="<text:a xlink:type="simple" xlink:href="view-source:https://fr.wikipedia.org/wiki/Couvre-feu" text:style-name="Internet_20_link" text:visited-style-name="Visited_20_Internet_20_Link">/wiki/Couvre-feu</text:a>" title="Couvre-feu"&gt;couvre-feu&lt;/a&gt; est mis en place pendant toute la compétition&lt;sup id="cite_ref-la_Coupe_est_pleine_201-2" class="reference"&gt;&lt;a href="<text:a xlink:type="simple" xlink:href="view-source:https://fr.wikipedia.org/wiki/Coupe_du_monde_de_football#cite_note-la_Coupe_est_pleine-201" text:style-name="Internet_20_link" text:visited-style-name="Visited_20_Internet_20_Link">#cite_note-la_Coupe_est_pleine-201</text:a>"&gt;&lt;span class="cite_crochet"&gt;[&lt;/span&gt;191&lt;span class="cite_crochet"&gt;]&lt;/span&gt;&lt;/a&gt;&lt;/sup&gt;. Finalement, le capitaine néerlandais &lt;a href="<text:a xlink:type="simple" xlink:href="view-source:https://fr.wikipedia.org/wiki/Johan_Cruyff" text:style-name="Internet_20_link" text:visited-style-name="Visited_20_Internet_20_Link">/wiki/Johan_Cruyff</text:a>" title="Johan Cruyff"&gt;Johan Cruyff&lt;/a&gt; choisit de ne pas disputer la compétition et l’équipe des Pays-Bas refuse les félicitations officielles de Videla pour sa deuxième place&lt;sup id="cite_ref-202" class="reference"&gt;&lt;a href="<text:a xlink:type="simple" xlink:href="view-source:https://fr.wikipedia.org/wiki/Coupe_du_monde_de_football#cite_note-202" text:style-name="Internet_20_link" text:visited-style-name="Visited_20_Internet_20_Link">#cite_note-202</text:a>"&gt;&lt;span class="cite_crochet"&gt;[&lt;/span&gt;192&lt;span class="cite_crochet"&gt;]&lt;/span&gt;&lt;/a&gt;&lt;/sup&gt;. La &lt;a href="<text:a xlink:type="simple" xlink:href="view-source:https://fr.wikipedia.org/wiki/Coupe_du_monde_de_football_de_1986" text:style-name="Internet_20_link" text:visited-style-name="Visited_20_Internet_20_Link">/wiki/Coupe_du_monde_de_football_de_1986</text:a>" title="Coupe du monde de <text:soft-page-break/>football de 1986"&gt;Coupe du monde de football de 1986&lt;/a&gt; doit avoir lieu en &lt;a href="<text:a xlink:type="simple" xlink:href="view-source:https://fr.wikipedia.org/wiki/Colombie" text:style-name="Internet_20_link" text:visited-style-name="Visited_20_Internet_20_Link">/wiki/Colombie</text:a>" title="Colombie"&gt;Colombie&lt;/a&gt; mais cette dernière, socialement et économiquement en difficulté, décide en fin d'année 1982 de déclarer forfait car elle ne s'estimait plus en mesure d'assurer l'organisation d'un tournoi passé entre-temps de 16 à 24 équipes. La FIFA se replie alors sur le &lt;a href="<text:a xlink:type="simple" xlink:href="view-source:https://fr.wikipedia.org/wiki/Mexique" text:style-name="Internet_20_link" text:visited-style-name="Visited_20_Internet_20_Link">/wiki/Mexique</text:a>" title="Mexique"&gt;Mexique&lt;/a&gt; (organisateur en 1970) qui disposait déjà des infrastructures nécessaires pour un tournoi agrandi.</text:p>
      <text:p text:style-name="Preformatted_20_Text"><text:bookmark text:name="line2023"/>&lt;/p&gt;</text:p>
      <text:p text:style-name="Preformatted_20_Text"><text:bookmark text:name="line2024"/>&lt;h3&gt;&lt;span class="mw-headline" id="Violences_et_oppositions"&gt;Violences et oppositions&lt;/span&gt;&lt;/h3&gt;</text:p>
      <text:p text:style-name="Preformatted_20_Text"><text:bookmark text:name="line2025"/>&lt;div class="thumb tright"&gt;&lt;div class="thumbinner" style="width:222px;"&gt;&lt;a href="<text:a xlink:type="simple" xlink:href="view-source:https://fr.wikipedia.org/wiki/Fichier:Batalla_de_Santiago_2.jpg" text:style-name="Internet_20_link" text:visited-style-name="Visited_20_Internet_20_Link">/wiki/Fichier:Batalla_de_Santiago_2.jpg</text:a>" class="image"&gt;&lt;img alt="" src="<text:a xlink:type="simple" xlink:href="view-source:https://upload.wikimedia.org/wikipedia/commons/thumb/2/22/Batalla_de_Santiago_2.jpg/220px-Batalla_de_Santiago_2.jpg" text:style-name="Internet_20_link" text:visited-style-name="Visited_20_Internet_20_Link">//upload.wikimedia.org/wikipedia/commons/thumb/2/22/Batalla_de_Santiago_2.jpg/220px-Batalla_de_Santiago_2.jpg</text:a>" width="220" height="143" class="thumbimage" srcset="//upload.wikimedia.org/wikipedia/commons/thumb/2/22/Batalla_de_Santiago_2.jpg/330px-Batalla_de_Santiago_2.jpg 1.5x, //upload.wikimedia.org/wikipedia/commons/thumb/2/22/Batalla_de_Santiago_2.jpg/440px-Batalla_de_Santiago_2.jpg 2x" data-file-width="450" data-file-height="292" /&gt;&lt;/a&gt; <text:s/>&lt;div class="thumbcaption"&gt;&lt;div class="magnify"&gt;&lt;a href="<text:a xlink:type="simple" xlink:href="view-source:https://fr.wikipedia.org/wiki/Fichier:Batalla_de_Santiago_2.jpg" text:style-name="Internet_20_link" text:visited-style-name="Visited_20_Internet_20_Link">/wiki/Fichier:Batalla_de_Santiago_2.jpg</text:a>" class="internal" title="Agrandir"&gt;&lt;/a&gt;&lt;/div&gt;Scène de la «&amp;#160;&lt;a href="<text:a xlink:type="simple" xlink:href="view-source:https://fr.wikipedia.org/wiki/Bataille_de_Santiago" text:style-name="Internet_20_link" text:visited-style-name="Visited_20_Internet_20_Link">/wiki/Bataille_de_Santiago</text:a>" title="Bataille de Santiago"&gt;Bataille de Santiago&lt;/a&gt;&amp;#160;».&lt;/div&gt;&lt;/div&gt;&lt;/div&gt;</text:p>
      <text:p text:style-name="Preformatted_20_Text"><text:bookmark text:name="line2026"/>&lt;p&gt;Lieu de rencontres, la Coupe du monde de la FIFA reflète également les oppositions internationales.</text:p>
      <text:p text:style-name="Preformatted_20_Text"><text:bookmark text:name="line2027"/>&lt;/p&gt;&lt;p&gt;La Coupe du monde de football a entraîné quelques affrontements, et a développé certaines rivalités entre pays, celle entre l'&lt;a href="<text:a xlink:type="simple" xlink:href="view-source:https://fr.wikipedia.org/wiki/Équipe_d%27Angleterre_de_football" text:style-name="Internet_20_link" text:visited-style-name="Visited_20_Internet_20_Link">/wiki/%C3%89quipe_d%27Angleterre_de_football</text:a>" title="Équipe d&amp;#39;Angleterre de football"&gt;Angleterre&lt;/a&gt; et l'&lt;a href="<text:a xlink:type="simple" xlink:href="view-source:https://fr.wikipedia.org/wiki/Équipe_d%27Argentine_de_football" text:style-name="Internet_20_link" text:visited-style-name="Visited_20_Internet_20_Link">/wiki/%C3%89quipe_d%27Argentine_de_football</text:a>" title="Équipe d&amp;#39;Argentine de football"&gt;Argentine&lt;/a&gt; après 1966 ou celle entre la &lt;a href="<text:a xlink:type="simple" xlink:href="view-source:https://fr.wikipedia.org/wiki/Équipe_de_France_de_football" text:style-name="Internet_20_link" text:visited-style-name="Visited_20_Internet_20_Link">/wiki/%C3%89quipe_de_France_de_football</text:a>" title="Équipe de France de football"&gt;France&lt;/a&gt; et l'&lt;a href="<text:a xlink:type="simple" xlink:href="view-source:https://fr.wikipedia.org/wiki/Équipe_d%27Allemagne_de_football" text:style-name="Internet_20_link" text:visited-style-name="Visited_20_Internet_20_Link">/wiki/%C3%89quipe_d%27Allemagne_de_football</text:a>" title="Équipe d&amp;#39;Allemagne de football"&gt;Allemagne&lt;/a&gt; après la demi-finale de 1982 par exemple. La violence est plus fréquente sur le terrain que dans les tribunes. Le match entre le &lt;a href="<text:a xlink:type="simple" xlink:href="view-source:https://fr.wikipedia.org/wiki/Équipe_du_Pérou_de_football" text:style-name="Internet_20_link" text:visited-style-name="Visited_20_Internet_20_Link">/wiki/%C3%89quipe_du_P%C3%A9rou_de_football</text:a>" title="Équipe du Pérou de football"&gt;Pérou&lt;/a&gt; et la &lt;a href="<text:a xlink:type="simple" xlink:href="view-source:https://fr.wikipedia.org/wiki/Équipe_de_Roumanie_de_football" text:style-name="Internet_20_link" text:visited-style-name="Visited_20_Internet_20_Link">/wiki/%C3%89quipe_de_Roumanie_de_football</text:a>" title="Équipe de Roumanie de football"&gt;Roumanie&lt;/a&gt; en 1930, la &lt;a href="<text:a xlink:type="simple" xlink:href="view-source:https://fr.wikipedia.org/wiki/Bataille_de_Santiago" text:style-name="Internet_20_link" text:visited-style-name="Visited_20_Internet_20_Link">/wiki/Bataille_de_Santiago</text:a>" title="Bataille de Santiago"&gt;Bataille de Santiago&lt;/a&gt; en 1962 ou plus récemment la rencontre entre les &lt;a href="<text:a xlink:type="simple" xlink:href="view-source:https://fr.wikipedia.org/wiki/Équipe_des_Pays-Bas_de_football" text:style-name="Internet_20_link" text:visited-style-name="Visited_20_Internet_20_Link">/wiki/%C3%89quipe_des_Pays-Bas_de_football</text:a>" title="Équipe des Pays-Bas de football"&gt;Pays-Bas&lt;/a&gt; et le &lt;a href="<text:a xlink:type="simple" xlink:href="view-source:https://fr.wikipedia.org/wiki/Équipe_du_Portugal_de_football" text:style-name="Internet_20_link" text:visited-style-name="Visited_20_Internet_20_Link">/wiki/%C3%89quipe_du_Portugal_de_football</text:a>" title="Équipe du Portugal de football"&gt;Portugal&lt;/a&gt; en 2006&lt;sup id="cite_ref-203" class="reference"&gt;&lt;a href="<text:a xlink:type="simple" xlink:href="view-source:https://fr.wikipedia.org/wiki/Coupe_du_monde_de_football#cite_note-203" text:style-name="Internet_20_link" text:visited-style-name="Visited_20_Internet_20_Link">#cite_note-203</text:a>"&gt;&lt;span class="cite_crochet"&gt;[&lt;/span&gt;193&lt;span class="cite_crochet"&gt;]&lt;/span&gt;&lt;/a&gt;&lt;/sup&gt;&lt;sup class="reference cite_virgule"&gt;,&lt;/sup&gt;&lt;sup id="cite_ref-204" class="reference"&gt;&lt;a href="<text:a xlink:type="simple" xlink:href="view-source:https://fr.wikipedia.org/wiki/Coupe_du_monde_de_football#cite_note-204" text:style-name="Internet_20_link" text:visited-style-name="Visited_20_Internet_20_Link">#cite_note-204</text:a>"&gt;&lt;span class="cite_crochet"&gt;[&lt;/span&gt;194&lt;span class="cite_crochet"&gt;]&lt;/span&gt;&lt;/a&gt;&lt;/sup&gt; sont des exemples de matchs violents. La violence est également présente en dehors des pelouses, dans les villes où se disputent les rencontres de la Coupe du monde. En 1998, de violents affrontements entre Tunisiens et Anglais ont lieu dans les rues de Marseille. Les phases qualificatives ne sont pas exemptes de violences autour des rencontres comme lors des &lt;a href="<text:a xlink:type="simple" xlink:href="view-source:https://fr.wikipedia.org/wiki/Matchs_de_football_Algérie_-_Égypte_(2009)" text:style-name="Internet_20_link" text:visited-style-name="Visited_20_Internet_20_Link">/wiki/Matchs_de_football_Alg%C3%A9rie_-_%C3%89gypte_(2009)</text:a>" class="mw-redirect" title="Matchs de football Algérie - Égypte (2009)"&gt;matchs de qualification&lt;/a&gt; entre l'&lt;a href="<text:a xlink:type="simple" xlink:href="view-source:https://fr.wikipedia.org/wiki/Équipe_d%27Égypte_de_football" text:style-name="Internet_20_link" text:visited-style-name="Visited_20_Internet_20_Link">/wiki/%C3%89quipe_d%27%C3%89gypte_de_football</text:a>" title="Équipe d&amp;#39;Égypte de football"&gt;Égypte&lt;/a&gt; et l'&lt;a href="<text:a xlink:type="simple" xlink:href="view-source:https://fr.wikipedia.org/wiki/Équipe_d%27Algérie_de_football" text:style-name="Internet_20_link" text:visited-style-name="Visited_20_Internet_20_Link">/wiki/%C3%89quipe_d%27Alg%C3%A9rie_de_football</text:a>" title="Équipe d&amp;#39;Algérie de football"&gt;Algérie&lt;/a&gt; pour la Coupe du monde 2010&lt;sup id="cite_ref-205" class="reference"&gt;&lt;a href="<text:a xlink:type="simple" xlink:href="view-source:https://fr.wikipedia.org/wiki/Coupe_du_monde_de_football#cite_note-205" text:style-name="Internet_20_link" text:visited-style-name="Visited_20_Internet_20_Link">#cite_note-205</text:a>"&gt;&lt;span class="cite_crochet"&gt;[&lt;/span&gt;195&lt;span class="cite_crochet"&gt;]&lt;/span&gt;&lt;/a&gt;&lt;/sup&gt;.</text:p>
      <text:p text:style-name="Preformatted_20_Text"><text:bookmark text:name="line2028"/><text:soft-page-break/>&lt;/p&gt;&lt;p&gt;En 1969, le match &lt;a href="<text:a xlink:type="simple" xlink:href="view-source:https://fr.wikipedia.org/wiki/Équipe_du_Honduras_de_football" text:style-name="Internet_20_link" text:visited-style-name="Visited_20_Internet_20_Link">/wiki/%C3%89quipe_du_Honduras_de_football</text:a>" title="Équipe du Honduras de football"&gt;Honduras&lt;/a&gt;-&lt;a href="<text:a xlink:type="simple" xlink:href="view-source:https://fr.wikipedia.org/wiki/Équipe_du_Salvador_de_football" text:style-name="Internet_20_link" text:visited-style-name="Visited_20_Internet_20_Link">/wiki/%C3%89quipe_du_Salvador_de_football</text:a>" title="Équipe du Salvador de football"&gt;Salvador&lt;/a&gt; en phase de qualification du Mondial mexicain est le catalyseur du conflit latent entre les deux pays. La défaite finale du Honduras débouche sur la &lt;a href="<text:a xlink:type="simple" xlink:href="view-source:https://fr.wikipedia.org/wiki/Guerre_de_Cent_Heures" text:style-name="Internet_20_link" text:visited-style-name="Visited_20_Internet_20_Link">/wiki/Guerre_de_Cent_Heures</text:a>" title="Guerre de Cent Heures"&gt;guerre de cent heures&lt;/a&gt; qui fait plus de 5&amp;#160;000&amp;#160;morts&lt;sup id="cite_ref-206" class="reference"&gt;&lt;a href="<text:a xlink:type="simple" xlink:href="view-source:https://fr.wikipedia.org/wiki/Coupe_du_monde_de_football#cite_note-206" text:style-name="Internet_20_link" text:visited-style-name="Visited_20_Internet_20_Link">#cite_note-206</text:a>"&gt;&lt;span class="cite_crochet"&gt;[&lt;/span&gt;196&lt;span class="cite_crochet"&gt;]&lt;/span&gt;&lt;/a&gt;&lt;/sup&gt;. En 1994, le joueur &lt;a href="<text:a xlink:type="simple" xlink:href="view-source:https://fr.wikipedia.org/wiki/Colombie" text:style-name="Internet_20_link" text:visited-style-name="Visited_20_Internet_20_Link">/wiki/Colombie</text:a>" title="Colombie"&gt;colombien&lt;/a&gt; &lt;a href="<text:a xlink:type="simple" xlink:href="view-source:https://fr.wikipedia.org/wiki/Andrés_Escobar_Saldarriaga" text:style-name="Internet_20_link" text:visited-style-name="Visited_20_Internet_20_Link">/wiki/Andr%C3%A9s_Escobar_Saldarriaga</text:a>" title="Andrés Escobar Saldarriaga"&gt;Andres Escobar&lt;/a&gt; est assassiné, à la sortie d'un &lt;a href="<text:a xlink:type="simple" xlink:href="view-source:https://fr.wikipedia.org/wiki/Bar_(établissement)" text:style-name="Internet_20_link" text:visited-style-name="Visited_20_Internet_20_Link">/wiki/Bar_(%C3%A9tablissement)</text:a>" title="Bar (établissement)"&gt;bar&lt;/a&gt; en Colombie, pour avoir inscrit un but contre son camp qui scelle l'élimination de la Colombie, dès le premier tour de la Coupe du monde, pourtant citée dans les favoris de la compétition&lt;sup id="cite_ref-retro1994_63-3" class="reference"&gt;&lt;a href="<text:a xlink:type="simple" xlink:href="view-source:https://fr.wikipedia.org/wiki/Coupe_du_monde_de_football#cite_note-retro1994-63" text:style-name="Internet_20_link" text:visited-style-name="Visited_20_Internet_20_Link">#cite_note-retro1994-63</text:a>"&gt;&lt;span class="cite_crochet"&gt;[&lt;/span&gt;59&lt;span class="cite_crochet"&gt;]&lt;/span&gt;&lt;/a&gt;&lt;/sup&gt;.</text:p>
      <text:p text:style-name="Preformatted_20_Text"><text:bookmark text:name="line2029"/>&lt;/p&gt;&lt;p&gt;La Coupe du monde de football ne fait pas toujours l'unanimité, de nombreux opposants dénoncent le coût de l'organisation de l’événement ainsi que les dérives engendrées par la Coupe (augmentation de la dette extérieure, expulsions, nettoyage social, augmentation des dépenses sécuritaires, vastes opérations immobilières, instrumentalisation au profit de dictateurs, etc.)&lt;sup id="cite_ref-207" class="reference"&gt;&lt;a href="<text:a xlink:type="simple" xlink:href="view-source:https://fr.wikipedia.org/wiki/Coupe_du_monde_de_football#cite_note-207" text:style-name="Internet_20_link" text:visited-style-name="Visited_20_Internet_20_Link">#cite_note-207</text:a>"&gt;&lt;span class="cite_crochet"&gt;[&lt;/span&gt;197&lt;span class="cite_crochet"&gt;]&lt;/span&gt;&lt;/a&gt;&lt;/sup&gt;. Certaines villes ou villages des pays organisateurs tentent d'éloigner les touristes étrangers potentiellement créateurs de troubles&lt;sup id="cite_ref-208" class="reference"&gt;&lt;a href="<text:a xlink:type="simple" xlink:href="view-source:https://fr.wikipedia.org/wiki/Coupe_du_monde_de_football#cite_note-208" text:style-name="Internet_20_link" text:visited-style-name="Visited_20_Internet_20_Link">#cite_note-208</text:a>"&gt;&lt;span class="cite_crochet"&gt;[&lt;/span&gt;198&lt;span class="cite_crochet"&gt;]&lt;/span&gt;&lt;/a&gt;&lt;/sup&gt;.</text:p>
      <text:p text:style-name="Preformatted_20_Text"><text:bookmark text:name="line2030"/>&lt;/p&gt;</text:p>
      <text:p text:style-name="Preformatted_20_Text"><text:bookmark text:name="line2031"/>&lt;h2&gt;&lt;span class="mw-headline" id="La_Coupe_du_monde_dans_la_culture_populaire"&gt;La Coupe du monde dans la culture populaire&lt;/span&gt;&lt;/h2&gt;</text:p>
      <text:p text:style-name="Preformatted_20_Text"><text:bookmark text:name="line2032"/>&lt;div class="thumb tright"&gt;&lt;div class="thumbinner" style="width:222px;"&gt;&lt;a href="<text:a xlink:type="simple" xlink:href="view-source:https://fr.wikipedia.org/wiki/Fichier:WunderDreharbeiten1.jpg" text:style-name="Internet_20_link" text:visited-style-name="Visited_20_Internet_20_Link">/wiki/Fichier:WunderDreharbeiten1.jpg</text:a>" class="image"&gt;&lt;img alt="" src="<text:a xlink:type="simple" xlink:href="view-source:https://upload.wikimedia.org/wikipedia/commons/thumb/b/bf/WunderDreharbeiten1.jpg/220px-WunderDreharbeiten1.jpg" text:style-name="Internet_20_link" text:visited-style-name="Visited_20_Internet_20_Link">//upload.wikimedia.org/wikipedia/commons/thumb/b/bf/WunderDreharbeiten1.jpg/220px-WunderDreharbeiten1.jpg</text:a>" width="220" height="127" class="thumbimage" srcset="//upload.wikimedia.org/wikipedia/commons/thumb/b/bf/WunderDreharbeiten1.jpg/330px-WunderDreharbeiten1.jpg 1.5x, //upload.wikimedia.org/wikipedia/commons/thumb/b/bf/WunderDreharbeiten1.jpg/440px-WunderDreharbeiten1.jpg 2x" data-file-width="1364" data-file-height="788" /&gt;&lt;/a&gt; <text:s/>&lt;div class="thumbcaption"&gt;&lt;div class="magnify"&gt;&lt;a href="<text:a xlink:type="simple" xlink:href="view-source:https://fr.wikipedia.org/wiki/Fichier:WunderDreharbeiten1.jpg" text:style-name="Internet_20_link" text:visited-style-name="Visited_20_Internet_20_Link">/wiki/Fichier:WunderDreharbeiten1.jpg</text:a>" class="internal" title="Agrandir"&gt;&lt;/a&gt;&lt;/div&gt;Photographie prise pendant le tournage d'une scène de foule pour le film &lt;i&gt;&lt;a href="<text:a xlink:type="simple" xlink:href="view-source:https://fr.wikipedia.org/wiki/Le_Miracle_de_Berne" text:style-name="Internet_20_link" text:visited-style-name="Visited_20_Internet_20_Link">/wiki/Le_Miracle_de_Berne</text:a>" title="Le Miracle de Berne"&gt;Le Miracle de Berne&lt;/a&gt;&lt;/i&gt;.&lt;/div&gt;&lt;/div&gt;&lt;/div&gt;</text:p>
      <text:p text:style-name="Preformatted_20_Text"><text:bookmark text:name="line2033"/>&lt;p&gt;Outre de nombreux &lt;a href="<text:a xlink:type="simple" xlink:href="view-source:https://fr.wikipedia.org/wiki/Documentaire" text:style-name="Internet_20_link" text:visited-style-name="Visited_20_Internet_20_Link">/wiki/Documentaire</text:a>" title="Documentaire"&gt;films documentaires&lt;/a&gt; et même un film officiel de la Coupe du monde produit par la &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IFA&lt;/a&gt; à l'occasion de chaque édition depuis &lt;a href="<text:a xlink:type="simple" xlink:href="view-source:https://fr.wikipedia.org/wiki/Coupe_du_monde_de_football_de_1938" text:style-name="Internet_20_link" text:visited-style-name="Visited_20_Internet_20_Link">/wiki/Coupe_du_monde_de_football_de_1938</text:a>" title="Coupe du monde de football de 1938"&gt;1938&lt;/a&gt;, la Coupe du monde a également inspiré le &lt;a href="<text:a xlink:type="simple" xlink:href="view-source:https://fr.wikipedia.org/wiki/Cinéma_allemand" text:style-name="Internet_20_link" text:visited-style-name="Visited_20_Internet_20_Link">/wiki/Cin%C3%A9ma_allemand</text:a>" title="Cinéma allemand"&gt;film allemand&lt;/a&gt; &lt;i&gt;&lt;a href="<text:a xlink:type="simple" xlink:href="view-source:https://fr.wikipedia.org/wiki/Le_Miracle_de_Berne" text:style-name="Internet_20_link" text:visited-style-name="Visited_20_Internet_20_Link">/wiki/Le_Miracle_de_Berne</text:a>" title="Le Miracle de Berne"&gt;Le Miracle de Berne&lt;/a&gt;&lt;/i&gt; (&lt;a href="<text:a xlink:type="simple" xlink:href="view-source:https://fr.wikipedia.org/wiki/2003_en_football" text:style-name="Internet_20_link" text:visited-style-name="Visited_20_Internet_20_Link">/wiki/2003_en_football</text:a>" title="2003 en football"&gt;2003&lt;/a&gt;) qui revient sur la victoire de la &lt;i&gt;Mannschaft&lt;/i&gt; en &lt;a href="<text:a xlink:type="simple" xlink:href="view-source:https://fr.wikipedia.org/wiki/1954_en_football" text:style-name="Internet_20_link" text:visited-style-name="Visited_20_Internet_20_Link">/wiki/1954_en_football</text:a>" title="1954 en football"&gt;1954&lt;/a&gt; et le &lt;a href="<text:a xlink:type="simple" xlink:href="view-source:https://fr.wikipedia.org/wiki/Cinéma_américain" text:style-name="Internet_20_link" text:visited-style-name="Visited_20_Internet_20_Link">/wiki/Cin%C3%A9ma_am%C3%A9ricain</text:a>" title="Cinéma américain"&gt;film américain&lt;/a&gt; &lt;i&gt;&lt;a href="<text:a xlink:type="simple" xlink:href="view-source:https://fr.wikipedia.org/wiki/Le_Match_de_leur_vie_(film,_2004)" text:style-name="Internet_20_link" text:visited-style-name="Visited_20_Internet_20_Link">/wiki/Le_Match_de_leur_vie_(film,_2004)</text:a>" title="Le Match de leur vie (film, 2004)"&gt;Le Match de leur vie&lt;/a&gt;&lt;/i&gt; (&lt;a href="<text:a xlink:type="simple" xlink:href="view-source:https://fr.wikipedia.org/wiki/2005_en_football" text:style-name="Internet_20_link" text:visited-style-name="Visited_20_Internet_20_Link">/wiki/2005_en_football</text:a>" <text:soft-page-break/>title="2005 en football"&gt;2005&lt;/a&gt;) décrivant la victoire de l'&lt;a href="<text:a xlink:type="simple" xlink:href="view-source:https://fr.wikipedia.org/wiki/Équipe_des_États-Unis_de_soccer" text:style-name="Internet_20_link" text:visited-style-name="Visited_20_Internet_20_Link">/wiki/%C3%89quipe_des_%C3%89tats-Unis_de_soccer</text:a>" class="mw-redirect" title="Équipe des États-Unis de soccer"&gt;équipe des États-Unis&lt;/a&gt; en &lt;a href="<text:a xlink:type="simple" xlink:href="view-source:https://fr.wikipedia.org/wiki/1950_en_football" text:style-name="Internet_20_link" text:visited-style-name="Visited_20_Internet_20_Link">/wiki/1950_en_football</text:a>" title="1950 en football"&gt;1950&lt;/a&gt; face à l'&lt;a href="<text:a xlink:type="simple" xlink:href="view-source:https://fr.wikipedia.org/wiki/Équipe_d%27Angleterre_de_football" text:style-name="Internet_20_link" text:visited-style-name="Visited_20_Internet_20_Link">/wiki/%C3%89quipe_d%27Angleterre_de_football</text:a>" title="Équipe d&amp;#39;Angleterre de football"&gt;équipe d'Angleterre&lt;/a&gt;. La Coupe du monde sert également de cadre à des films comme &lt;i&gt;&lt;a href="<text:a xlink:type="simple" xlink:href="view-source:https://fr.wikipedia.org/wiki/La_Coupe" text:style-name="Internet_20_link" text:visited-style-name="Visited_20_Internet_20_Link">/wiki/La_Coupe</text:a>" title="La Coupe"&gt;La Coupe&lt;/a&gt;&lt;/i&gt; (&lt;a href="<text:a xlink:type="simple" xlink:href="view-source:https://fr.wikipedia.org/wiki/1999_en_football" text:style-name="Internet_20_link" text:visited-style-name="Visited_20_Internet_20_Link">/wiki/1999_en_football</text:a>" title="1999 en football"&gt;1999&lt;/a&gt;), &lt;i&gt;&lt;a href="<text:a xlink:type="simple" xlink:href="view-source:https://fr.wikipedia.org/wiki/Les_Collègues" text:style-name="Internet_20_link" text:visited-style-name="Visited_20_Internet_20_Link">/wiki/Les_Coll%C3%A8gues</text:a>" title="Les Collègues"&gt;Les Collègues&lt;/a&gt;&lt;/i&gt; (&lt;a href="<text:a xlink:type="simple" xlink:href="view-source:https://fr.wikipedia.org/wiki/1999_en_football" text:style-name="Internet_20_link" text:visited-style-name="Visited_20_Internet_20_Link">/wiki/1999_en_football</text:a>" title="1999 en football"&gt;1999&lt;/a&gt;), &lt;i&gt;&lt;span class="lang-en" lang="en"&gt;&lt;a href="<text:a xlink:type="simple" xlink:href="view-source:https://fr.wikipedia.org/wiki/The_Van" text:style-name="Internet_20_link" text:visited-style-name="Visited_20_Internet_20_Link">/wiki/The_Van</text:a>" title="The Van"&gt;The Van&lt;/a&gt;&lt;/span&gt;&lt;/i&gt; (&lt;a href="<text:a xlink:type="simple" xlink:href="view-source:https://fr.wikipedia.org/wiki/1996_en_football" text:style-name="Internet_20_link" text:visited-style-name="Visited_20_Internet_20_Link">/wiki/1996_en_football</text:a>" title="1996 en football"&gt;1996&lt;/a&gt;) ou &lt;i&gt;Sixty Six&lt;/i&gt; (&lt;a href="<text:a xlink:type="simple" xlink:href="view-source:https://fr.wikipedia.org/wiki/2006_en_football" text:style-name="Internet_20_link" text:visited-style-name="Visited_20_Internet_20_Link">/wiki/2006_en_football</text:a>" title="2006 en football"&gt;2006&lt;/a&gt;), notamment. Des étudiants allemands ont même réalisé un film d'animation, &lt;i&gt;Helden 06&lt;/i&gt;, mettant en scène des personnages &lt;a href="<text:a xlink:type="simple" xlink:href="view-source:https://fr.wikipedia.org/wiki/Lego" text:style-name="Internet_20_link" text:visited-style-name="Visited_20_Internet_20_Link">/wiki/Lego</text:a>" title="Lego"&gt;Lego&lt;/a&gt; jouant un match de football&lt;sup id="cite_ref-209" class="reference"&gt;&lt;a href="<text:a xlink:type="simple" xlink:href="view-source:https://fr.wikipedia.org/wiki/Coupe_du_monde_de_football#cite_note-209" text:style-name="Internet_20_link" text:visited-style-name="Visited_20_Internet_20_Link">#cite_note-209</text:a>"&gt;&lt;span class="cite_crochet"&gt;[&lt;/span&gt;199&lt;span class="cite_crochet"&gt;]&lt;/span&gt;&lt;/a&gt;&lt;/sup&gt;.</text:p>
      <text:p text:style-name="Preformatted_20_Text"><text:bookmark text:name="line2034"/>&lt;/p&gt;&lt;p&gt;L'impact de la Coupe du monde sur la musique est également important. Chaque sélection a un hymne et de nombreuses musiques sortent en références à l'équipe nationale. Des chansons sont parfois inspirées de faits de jeu comme &lt;i&gt;France-Allemagne 82&lt;/i&gt; signée par &lt;a href="<text:a xlink:type="simple" xlink:href="view-source:https://fr.wikipedia.org/wiki/Bartone" text:style-name="Internet_20_link" text:visited-style-name="Visited_20_Internet_20_Link">/wiki/Bartone</text:a>" title="Bartone"&gt;Bartone&lt;/a&gt; en 2005 en référence au fameux match de Séville, ou encore &lt;i&gt;&lt;a href="<text:a xlink:type="simple" xlink:href="view-source:https://fr.wikipedia.org/wiki/Coup_de_boule_(chanson)" text:style-name="Internet_20_link" text:visited-style-name="Visited_20_Internet_20_Link">/wiki/Coup_de_boule_(chanson)</text:a>" title="Coup de boule (chanson)"&gt;Coup de boule&lt;/a&gt;&lt;/i&gt; en 2006 à la suite du coup de tête de &lt;a href="<text:a xlink:type="simple" xlink:href="view-source:https://fr.wikipedia.org/wiki/Zinédine_Zidane" text:style-name="Internet_20_link" text:visited-style-name="Visited_20_Internet_20_Link">/wiki/Zin%C3%A9dine_Zidane</text:a>" title="Zinédine Zidane"&gt;Zidane&lt;/a&gt; sur &lt;a href="<text:a xlink:type="simple" xlink:href="view-source:https://fr.wikipedia.org/wiki/Marco_Materazzi" text:style-name="Internet_20_link" text:visited-style-name="Visited_20_Internet_20_Link">/wiki/Marco_Materazzi</text:a>" title="Marco Materazzi"&gt;Materazzi&lt;/a&gt;.</text:p>
      <text:p text:style-name="Preformatted_20_Text"><text:bookmark text:name="line2035"/>&lt;/p&gt;&lt;p&gt;De nombreux produits dérivés sont créés, produits et vendus pour chacune des éditions de la Coupe du monde. Des séries de timbres sont éditées dans différents pays et représentent la Coupe du monde. Des pièces de monnaies sont gravées pour l'occasion comme en 1998&lt;sup id="cite_ref-210" class="reference"&gt;&lt;a href="<text:a xlink:type="simple" xlink:href="view-source:https://fr.wikipedia.org/wiki/Coupe_du_monde_de_football#cite_note-210" text:style-name="Internet_20_link" text:visited-style-name="Visited_20_Internet_20_Link">#cite_note-210</text:a>"&gt;&lt;span class="cite_crochet"&gt;[&lt;/span&gt;200&lt;span class="cite_crochet"&gt;]&lt;/span&gt;&lt;/a&gt;&lt;/sup&gt; et 2002. Chaque Coupe du monde est l'occasion de sortir un jeu vidéo officiel de l'édition. &lt;i&gt;&lt;span class="lang-en" lang="en"&gt;&lt;a href="<text:a xlink:type="simple" xlink:href="view-source:https://fr.wikipedia.org/wiki/World_Cup_Italia_%2790" text:style-name="Internet_20_link" text:visited-style-name="Visited_20_Internet_20_Link">/wiki/World_Cup_Italia_%2790</text:a>" title="World Cup Italia &amp;#39;90"&gt;World Cup Italia '90&lt;/a&gt;&lt;/span&gt;&lt;/i&gt; est le premier à sortir. &lt;i&gt;&lt;a href="<text:a xlink:type="simple" xlink:href="view-source:https://fr.wikipedia.org/wiki/Coupe_du_monde_98_(jeu_vidéo)" text:style-name="Internet_20_link" text:visited-style-name="Visited_20_Internet_20_Link">/wiki/Coupe_du_monde_98_(jeu_vid%C3%A9o)</text:a>" title="Coupe du monde 98 (jeu vidéo)"&gt;Coupe du monde 98&lt;/a&gt;&lt;/i&gt;, &lt;i&gt;&lt;a href="<text:a xlink:type="simple" xlink:href="view-source:https://fr.wikipedia.org/wiki/Coupe_du_monde_:_FIFA_2002" text:style-name="Internet_20_link" text:visited-style-name="Visited_20_Internet_20_Link">/wiki/Coupe_du_monde_:_FIFA_2002</text:a>" title="Coupe du monde : FIFA 2002"&gt;Coupe du monde : FIFA 2002&lt;/a&gt;&lt;/i&gt;, &lt;i&gt;&lt;span class="lang-en" lang="en"&gt;&lt;a href="<text:a xlink:type="simple" xlink:href="view-source:https://fr.wikipedia.org/wiki/FIFA_World_Cup:_Germany_2006" text:style-name="Internet_20_link" text:visited-style-name="Visited_20_Internet_20_Link">/wiki/FIFA_World_Cup:_Germany_2006</text:a>" class="mw-redirect" title="FIFA World Cup: Germany 2006"&gt;FIFA World Cup: Germany 2006&lt;/a&gt;&lt;/span&gt;&lt;/i&gt;, &lt;i&gt;&lt;a href="<text:a xlink:type="simple" xlink:href="view-source:https://fr.wikipedia.org/wiki/Coupe_du_monde_de_la_FIFA_:_Afrique_du_Sud_2010_(jeu_vidéo)" text:style-name="Internet_20_link" text:visited-style-name="Visited_20_Internet_20_Link">/wiki/Coupe_du_monde_de_la_FIFA_:_Afrique_du_Sud_2010_(jeu_vid%C3%A9o)</text:a>" title="Coupe du monde de la FIFA : Afrique du Sud 2010 (jeu vidéo)"&gt;Coupe du monde de la FIFA : Afrique du Sud 2010&lt;/a&gt;&lt;/i&gt; et &lt;i&gt;&lt;a href="<text:a xlink:type="simple" xlink:href="view-source:https://fr.wikipedia.org/wiki/Coupe_du_monde_de_la_FIFA_:_Brésil_2014" text:style-name="Internet_20_link" text:visited-style-name="Visited_20_Internet_20_Link">/wiki/Coupe_du_monde_de_la_FIFA_:_Br%C3%A9sil_2014</text:a>" title="Coupe du monde de la FIFA : Brésil 2014"&gt;Coupe du monde de la FIFA : Brésil 2014&lt;/a&gt;&lt;/i&gt; complètent cette série. C'est &lt;a href="<text:a xlink:type="simple" xlink:href="view-source:https://fr.wikipedia.org/wiki/Electronic_Arts" text:style-name="Internet_20_link" text:visited-style-name="Visited_20_Internet_20_Link">/wiki/Electronic_Arts</text:a>" title="Electronic Arts"&gt;EA Sports&lt;/a&gt; qui réalise la série de jeux.</text:p>
      <text:p text:style-name="Preformatted_20_Text"><text:bookmark text:name="line2036"/>&lt;/p&gt;</text:p>
      <text:p text:style-name="Preformatted_20_Text"><text:bookmark text:name="line2037"/>&lt;h2&gt;&lt;span id="Notes_et_r.C3.A9f.C3.A9rences"&gt;&lt;/span&gt;&lt;span class="mw-headline" id="Notes_et_références"&gt;Notes et références&lt;/span&gt;&lt;/h2&gt;</text:p>
      <text:p text:style-name="Preformatted_20_Text"><text:bookmark text:name="line2038"/>&lt;h3&gt;&lt;span class="mw-headline" id="Notes"&gt;Notes&lt;/span&gt;&lt;/h3&gt;</text:p>
      <text:p text:style-name="Preformatted_20_Text"><text:bookmark text:name="line2039"/>&lt;div class="references-small lower-alpha" style="-moz-column-width:35em; -webkit-column-width:35em; column-width:35em;"&gt;&lt;ol class="references"&gt;</text:p>
      <text:p text:style-name="Preformatted_20_Text"><text:bookmark text:name="line2040"/>&lt;li id="cite_note-1"&gt;&lt;span class="noprint renvois_vers_le_texte"&gt;&lt;a href="<text:a xlink:type="simple" xlink:href="view-source:https://fr.wikipedia.org/wiki/Coupe_du_monde_de_football#cite_ref-1" text:style-name="Internet_20_link" text:visited-style-name="Visited_20_Internet_20_Link">#cite_ref-1</text:a>"&gt;↑&lt;/a&gt; &lt;/span&gt;&lt;span class="reference-text"&gt;Depuis l'édition 1998.&lt;/span&gt;</text:p>
      <text:p text:style-name="Preformatted_20_Text"><text:bookmark text:name="line2041"/>&lt;/li&gt;</text:p>
      <text:p text:style-name="Preformatted_20_Text"><text:bookmark text:name="line2042"/><text:soft-page-break/>&lt;li id="cite_note-2"&gt;&lt;span class="noprint renvois_vers_le_texte"&gt;&lt;a href="<text:a xlink:type="simple" xlink:href="view-source:https://fr.wikipedia.org/wiki/Coupe_du_monde_de_football#cite_ref-2" text:style-name="Internet_20_link" text:visited-style-name="Visited_20_Internet_20_Link">#cite_ref-2</text:a>"&gt;↑&lt;/a&gt; &lt;/span&gt;&lt;span class="reference-text"&gt;Pour l'édition 2018.&lt;/span&gt;</text:p>
      <text:p text:style-name="Preformatted_20_Text"><text:bookmark text:name="line2043"/>&lt;/li&gt;</text:p>
      <text:p text:style-name="Preformatted_20_Text"><text:bookmark text:name="line2044"/>&lt;li id="cite_note-3"&gt;&lt;span class="noprint renvois_vers_le_texte"&gt;&lt;a href="<text:a xlink:type="simple" xlink:href="view-source:https://fr.wikipedia.org/wiki/Coupe_du_monde_de_football#cite_ref-3" text:style-name="Internet_20_link" text:visited-style-name="Visited_20_Internet_20_Link">#cite_ref-3</text:a>"&gt;↑&lt;/a&gt; &lt;/span&gt;&lt;span class="reference-text"&gt;Nom officiel de la compétition affiché depuis l’édition 2002 en anglais&amp;#160;: FIFA World cup.&lt;/span&gt;</text:p>
      <text:p text:style-name="Preformatted_20_Text"><text:bookmark text:name="line2045"/>&lt;/li&gt;</text:p>
      <text:p text:style-name="Preformatted_20_Text"><text:bookmark text:name="line2046"/>&lt;li id="cite_note-7"&gt;&lt;span class="noprint renvois_vers_le_texte"&gt;&lt;a href="<text:a xlink:type="simple" xlink:href="view-source:https://fr.wikipedia.org/wiki/Coupe_du_monde_de_football#cite_ref-7" text:style-name="Internet_20_link" text:visited-style-name="Visited_20_Internet_20_Link">#cite_ref-7</text:a>"&gt;↑&lt;/a&gt; &lt;/span&gt;&lt;span class="reference-text"&gt;Les cinq pays qui ont voté contre sont les &lt;a href="<text:a xlink:type="simple" xlink:href="view-source:https://fr.wikipedia.org/wiki/Scandinavie" text:style-name="Internet_20_link" text:visited-style-name="Visited_20_Internet_20_Link">/wiki/Scandinavie</text:a>" title="Scandinavie"&gt;pays scandinaves&lt;/a&gt; et l'Allemagne s'est abstenue.&lt;/span&gt;</text:p>
      <text:p text:style-name="Preformatted_20_Text"><text:bookmark text:name="line2047"/>&lt;/li&gt;</text:p>
      <text:p text:style-name="Preformatted_20_Text"><text:bookmark text:name="line2048"/>&lt;li id="cite_note-76"&gt;&lt;span class="noprint renvois_vers_le_texte"&gt;&lt;a href="<text:a xlink:type="simple" xlink:href="view-source:https://fr.wikipedia.org/wiki/Coupe_du_monde_de_football#cite_ref-76" text:style-name="Internet_20_link" text:visited-style-name="Visited_20_Internet_20_Link">#cite_ref-76</text:a>"&gt;↑&lt;/a&gt; &lt;/span&gt;&lt;span class="reference-text"&gt;Le Brésil n'est pas finaliste de la compétition car il n'y a pas de finale mais un mini-championnat à quatre équipes. Le Brésil termine deuxième après une ultime défaite contre l'Uruguay. On considère parfois à tort ce match comme une finale.&lt;/span&gt;</text:p>
      <text:p text:style-name="Preformatted_20_Text"><text:bookmark text:name="line2049"/>&lt;/li&gt;</text:p>
      <text:p text:style-name="Preformatted_20_Text"><text:bookmark text:name="line2050"/>&lt;li id="cite_note-77"&gt;&lt;span class="noprint renvois_vers_le_texte"&gt;&lt;a href="<text:a xlink:type="simple" xlink:href="view-source:https://fr.wikipedia.org/wiki/Coupe_du_monde_de_football#cite_ref-77" text:style-name="Internet_20_link" text:visited-style-name="Visited_20_Internet_20_Link">#cite_ref-77</text:a>"&gt;↑&lt;/a&gt; &lt;/span&gt;&lt;span class="reference-text"&gt;RFA incluse.&lt;/span&gt;</text:p>
      <text:p text:style-name="Preformatted_20_Text"><text:bookmark text:name="line2051"/>&lt;/li&gt;</text:p>
      <text:p text:style-name="Preformatted_20_Text"><text:bookmark text:name="line2052"/>&lt;li id="cite_note-161"&gt;&lt;span class="noprint renvois_vers_le_texte"&gt;&lt;a href="<text:a xlink:type="simple" xlink:href="view-source:https://fr.wikipedia.org/wiki/Coupe_du_monde_de_football#cite_ref-161" text:style-name="Internet_20_link" text:visited-style-name="Visited_20_Internet_20_Link">#cite_ref-161</text:a>"&gt;↑&lt;/a&gt; &lt;/span&gt;&lt;span class="reference-text"&gt;Ce sont les télévisions, les magnétoscopes puis les lecteurs DVD par exemples.&lt;/span&gt;</text:p>
      <text:p text:style-name="Preformatted_20_Text"><text:bookmark text:name="line2053"/>&lt;/li&gt;</text:p>
      <text:p text:style-name="Preformatted_20_Text"><text:bookmark text:name="line2054"/>&lt;li id="cite_note-174"&gt;&lt;span class="noprint renvois_vers_le_texte"&gt;&lt;a href="<text:a xlink:type="simple" xlink:href="view-source:https://fr.wikipedia.org/wiki/Coupe_du_monde_de_football#cite_ref-174" text:style-name="Internet_20_link" text:visited-style-name="Visited_20_Internet_20_Link">#cite_ref-174</text:a>"&gt;↑&lt;/a&gt; &lt;/span&gt;&lt;span class="reference-text"&gt;Les billets de la catégorie 4 sont réservés à la population locale, aux résidents Sud-Africains et sont vendus exclusivement en &lt;a href="<text:a xlink:type="simple" xlink:href="view-source:https://fr.wikipedia.org/wiki/Rand_(monnaie)" text:style-name="Internet_20_link" text:visited-style-name="Visited_20_Internet_20_Link">/wiki/Rand_(monnaie)</text:a>" title="Rand (monnaie)"&gt;rands&lt;/a&gt;.&lt;/span&gt;</text:p>
      <text:p text:style-name="Preformatted_20_Text"><text:bookmark text:name="line2055"/>&lt;/li&gt;</text:p>
      <text:p text:style-name="Preformatted_20_Text"><text:bookmark text:name="line2056"/>&lt;li id="cite_note-182"&gt;&lt;span class="noprint renvois_vers_le_texte"&gt;&lt;a href="<text:a xlink:type="simple" xlink:href="view-source:https://fr.wikipedia.org/wiki/Coupe_du_monde_de_football#cite_ref-182" text:style-name="Internet_20_link" text:visited-style-name="Visited_20_Internet_20_Link">#cite_ref-182</text:a>"&gt;↑&lt;/a&gt; &lt;/span&gt;&lt;span class="reference-text"&gt;Chine non incluse. Avec la Chine, la CM 1998 arrive à 40 milliards d'audience, celle de 2002 à 42,6 milliards et 55 milliards pour celle de 2006 (dont plus de 1,2 milliard pour la finale).&lt;/span&gt;</text:p>
      <text:p text:style-name="Preformatted_20_Text"><text:bookmark text:name="line2057"/>&lt;/li&gt;</text:p>
      <text:p text:style-name="Preformatted_20_Text"><text:bookmark text:name="line2058"/>&lt;li id="cite_note-196"&gt;&lt;span class="noprint renvois_vers_le_texte"&gt;&lt;a href="<text:a xlink:type="simple" xlink:href="view-source:https://fr.wikipedia.org/wiki/Coupe_du_monde_de_football#cite_ref-196" text:style-name="Internet_20_link" text:visited-style-name="Visited_20_Internet_20_Link">#cite_ref-196</text:a>"&gt;↑&lt;/a&gt; &lt;/span&gt;&lt;span class="reference-text"&gt;La fédération uruguayenne doute également du niveau de son équipe à réitérer la performance de 1930 et préfère ne pas partir pour l'Europe.&lt;/span&gt;</text:p>
      <text:p text:style-name="Preformatted_20_Text"><text:bookmark text:name="line2059"/>&lt;/li&gt;</text:p>
      <text:p text:style-name="Preformatted_20_Text"><text:bookmark text:name="line2060"/>&lt;/ol&gt;</text:p>
      <text:p text:style-name="Preformatted_20_Text"><text:bookmark text:name="line2061"/>&lt;/div&gt;</text:p>
      <text:p text:style-name="Preformatted_20_Text"><text:bookmark text:name="line2062"/>&lt;h3&gt;&lt;span id="R.C3.A9f.C3.A9rences"&gt;&lt;/span&gt;&lt;span class="mw-headline" id="Références"&gt;Références&lt;/span&gt;&lt;/h3&gt;</text:p>
      <text:p text:style-name="Preformatted_20_Text"><text:bookmark text:name="line2063"/>&lt;div class="references-small decimal" style="-moz-column-width:35em; -webkit-column-width:35em; column-width:35em;"&gt;&lt;ol class="references"&gt;</text:p>
      <text:p text:style-name="Preformatted_20_Text"><text:bookmark text:name="line2064"/>&lt;li id="cite_note-4"&gt;&lt;span class="noprint renvois_vers_le_texte"&gt;&lt;a href="<text:a xlink:type="simple" xlink:href="view-source:https://fr.wikipedia.org/wiki/Coupe_du_monde_de_football#cite_ref-4" text:style-name="Internet_20_link" text:visited-style-name="Visited_20_Internet_20_Link">#cite_ref-4</text:a>"&gt;↑&lt;/a&gt; &lt;/span&gt;&lt;span class="reference-text"&gt;&lt;span class="ouvrage" id="2015"&gt;«&amp;#160;&lt;cite style="font-style:normal;"&gt;Un milliard de téléspectateurs pour un match de cricket&lt;/cite&gt;&amp;#160;», &lt;i&gt;Le Figaro&lt;/i&gt;,&amp;#8206; &lt;time class="nowrap" datetime="2015-02-19" data-sort-value="2015-02-19"&gt;19 février 2015&lt;/time&gt; &lt;small style="line-height:1em;"&gt;(&lt;a rel="nofollow" class="external text" href="<text:a xlink:type="simple" xlink:href="view-source:http://sport24.lefigaro.fr/le-scan-sport/buzz/2015/02/19/27002-20150219ARTFIG00445-un-milliard-de-telespectateurs-pour-un-match-de-cricket.php" text:style-name="Internet_20_link" text:visited-style-name="Visited_20_Internet_20_Link">http://sport24.lefigaro.fr/le-scan-sport/buzz/2015/02/19/27002-20150219ARTFIG00445-un-milliard-de-telespectateurs-pour-un-match-de-cricket.php</text:a>"&gt;lire en ligne&lt;/a&gt;)&lt;/small&gt;&lt;span class="Z3988" title="ctx_ver=Z39.88-2004&amp;amp;rft_val_fmt=info%3Aofi%2Ffmt%3Akev%3Amtx<text:soft-page-break/>%3Ajournal&amp;amp;rft.genre=article&amp;amp;rft.atitle=Un+milliard+de+t%C3%A9l%C3%A9spectateurs+pour+un+match+de+cricket&amp;amp;rft.jtitle=Le+Figaro&amp;amp;rft.date=2015-02-19&amp;amp;rfr_id=info%3Asid%2Ffr.wikipedia.org%3ACoupe+du+monde+de+football" id="COinS_23966"&gt;&lt;/span&gt;&lt;/span&gt;&lt;/span&gt;</text:p>
      <text:p text:style-name="Preformatted_20_Text"><text:bookmark text:name="line2065"/>&lt;/li&gt;</text:p>
      <text:p text:style-name="Preformatted_20_Text"><text:bookmark text:name="line2066"/>&lt;li id="cite_note-5"&gt;&lt;span class="noprint renvois_vers_le_texte"&gt;&lt;a href="<text:a xlink:type="simple" xlink:href="view-source:https://fr.wikipedia.org/wiki/Coupe_du_monde_de_football#cite_ref-5" text:style-name="Internet_20_link" text:visited-style-name="Visited_20_Internet_20_Link">#cite_ref-5</text:a>"&gt;↑&lt;/a&gt; &lt;/span&gt;&lt;span class="reference-text"&gt;&lt;span class="ouvrage" id="Sinet2002"&gt;&lt;span class="ouvrage" id="Victor_Sinet2002"&gt;Victor &lt;span class="nom_auteur"&gt;Sinet&lt;/span&gt;, &lt;cite class="italique"&gt;Coupe du monde 1938: la Coupe du monde oubliée&lt;/cite&gt;, Saint-Cyr-sur-Loire (37), Alan Sutton, &lt;abbr class="abbr" title="collection"&gt;coll.&lt;/abbr&gt;&amp;#160;«&amp;#160;Mémoire du football&amp;#160;», &lt;time&gt;2002&lt;/time&gt;, 160&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84253-729-7" text:style-name="Internet_20_link" text:visited-style-name="Visited_20_Internet_20_Link">/wiki/Sp%C3%A9cial:Ouvrages_de_r%C3%A9f%C3%A9rence/2-84253-729-7</text:a>" title="Spécial:Ouvrages de référence/2-84253-729-7"&gt;&lt;span class="nowrap"&gt;2-84253-729-7&lt;/span&gt;&lt;/a&gt;)&lt;/small&gt;, &lt;abbr class="abbr" title="page(s)"&gt;p.&lt;/abbr&gt;&amp;#160;18&lt;span class="Z3988" title="ctx_ver=Z39.88-2004&amp;amp;rft_val_fmt=info%3Aofi%2Ffmt%3Akev%3Amtx%3Abook&amp;amp;rft.genre=book&amp;amp;rft.btitle=Coupe+du+monde+1938%3A+la+Coupe+du+monde+oubli%C3%A9e&amp;amp;rft.place=Saint-Cyr-sur-Loire+%2837%29&amp;amp;rft.pub=Alan+Sutton&amp;amp;rft.aulast=Sinet&amp;amp;rft.aufirst=Victor&amp;amp;rft.date=2002&amp;amp;rft.pages=18&amp;amp;rft.tpages=160&amp;amp;rft.isbn=2-84253-729-7&amp;amp;rfr_id=info%3Asid%2Ffr.wikipedia.org%3ACoupe+du+monde+de+football" id="COinS_32241"&gt;&lt;/span&gt;&lt;/span&gt;&lt;/span&gt;.&lt;/span&gt;</text:p>
      <text:p text:style-name="Preformatted_20_Text"><text:bookmark text:name="line2067"/>&lt;/li&gt;</text:p>
      <text:p text:style-name="Preformatted_20_Text"><text:bookmark text:name="line2068"/>&lt;li id="cite_note-6"&gt;&lt;span class="noprint renvois_vers_le_texte"&gt;&lt;a href="<text:a xlink:type="simple" xlink:href="view-source:https://fr.wikipedia.org/wiki/Coupe_du_monde_de_football#cite_ref-6" text:style-name="Internet_20_link" text:visited-style-name="Visited_20_Internet_20_Link">#cite_ref-6</text:a>"&gt;↑&lt;/a&gt; &lt;/span&gt;&lt;span class="reference-text"&gt;&lt;i&gt;Coupe du monde 1938. La Coupe du monde oubliée&lt;/i&gt;, &lt;abbr class="abbr nowrap italique" title="opere citato («&amp;#32;dans l&amp;#39;ouvrage cité&amp;#32;»)"&gt;op. cit.&lt;/abbr&gt;, &lt;abbr class="abbr" title="page(s)"&gt;p.&lt;/abbr&gt;&amp;#160;19&lt;/span&gt;</text:p>
      <text:p text:style-name="Preformatted_20_Text"><text:bookmark text:name="line2069"/>&lt;/li&gt;</text:p>
      <text:p text:style-name="Preformatted_20_Text"><text:bookmark text:name="line2070"/>&lt;li id="cite_note-8"&gt;&lt;span class="noprint renvois_vers_le_texte"&gt;&lt;a href="<text:a xlink:type="simple" xlink:href="view-source:https://fr.wikipedia.org/wiki/Coupe_du_monde_de_football#cite_ref-8" text:style-name="Internet_20_link" text:visited-style-name="Visited_20_Internet_20_Link">#cite_ref-8</text:a>"&gt;↑&lt;/a&gt; &lt;/span&gt;&lt;span class="reference-text"&gt;&lt;a href="<text:a xlink:type="simple" xlink:href="view-source:https://fr.wikipedia.org/wiki/Victor_Sinet" text:style-name="Internet_20_link" text:visited-style-name="Visited_20_Internet_20_Link">/wiki/Victor_Sinet</text:a>" title="Victor Sinet"&gt;Victor Sinet&lt;/a&gt;, &lt;i&gt;La Coupe du monde oubliée&lt;/i&gt;, Saint-Cyr-sur-Loire, Alan Sutton, 2002, &lt;abbr class="abbr" title="page(s)"&gt;p.&lt;/abbr&gt;&amp;#160;17 à 20.&lt;/span&gt;</text:p>
      <text:p text:style-name="Preformatted_20_Text"><text:bookmark text:name="line2071"/>&lt;/li&gt;</text:p>
      <text:p text:style-name="Preformatted_20_Text"><text:bookmark text:name="line2072"/>&lt;li id="cite_note-Origine-9"&gt;&lt;span class="noprint renvois_vers_le_texte"&gt;&lt;a href="<text:a xlink:type="simple" xlink:href="view-source:https://fr.wikipedia.org/wiki/Coupe_du_monde_de_football#cite_ref-Origine_9-0" text:style-name="Internet_20_link" text:visited-style-name="Visited_20_Internet_20_Link">#cite_ref-Origine_9-0</text:a>"&gt;↑&lt;/a&gt; &lt;/span&gt;&lt;span class="reference-text"&gt;&lt;span class="ouvrage"&gt;&lt;a rel="nofollow" class="external text" href="<text:a xlink:type="simple" xlink:href="view-source:http://fr.fifa.com/worldcup/archive/edition=1/overview.html" text:style-name="Internet_20_link" text:visited-style-name="Visited_20_Internet_20_Link">http://fr.fifa.com/worldcup/archive/edition=1/overview.html</text:a>"&gt;«&amp;#160;&lt;cite style="font-style: normal;"&gt;L'Uruguay remporte le premier titre mondial&lt;/cite&gt;&amp;#160;»&lt;/a&gt;, sur &lt;span class="italique"&gt;fr.fifa.com&lt;/span&gt; &lt;small style="line-height:1em;"&gt;(consulté le &lt;span class="nowrap"&gt;16 mai 2010&lt;/span&gt;)&lt;/small&gt;&lt;/span&gt;.&lt;/span&gt;</text:p>
      <text:p text:style-name="Preformatted_20_Text"><text:bookmark text:name="line2073"/>&lt;/li&gt;</text:p>
      <text:p text:style-name="Preformatted_20_Text"><text:bookmark text:name="line2074"/>&lt;li id="cite_note-Vigarello-10"&gt;&lt;span class="noprint renvois_vers_le_texte"&gt;↑ &lt;sup&gt;&lt;a href="<text:a xlink:type="simple" xlink:href="view-source:https://fr.wikipedia.org/wiki/Coupe_du_monde_de_football#cite_ref-Vigarello_10-0" text:style-name="Internet_20_link" text:visited-style-name="Visited_20_Internet_20_Link">#cite_ref-Vigarello_10-0</text:a>"&gt;a&lt;/a&gt; &lt;a href="<text:a xlink:type="simple" xlink:href="view-source:https://fr.wikipedia.org/wiki/Coupe_du_monde_de_football#cite_ref-Vigarello_10-1" text:style-name="Internet_20_link" text:visited-style-name="Visited_20_Internet_20_Link">#cite_ref-Vigarello_10-1</text:a>"&gt;b&lt;/a&gt; &lt;a href="<text:a xlink:type="simple" xlink:href="view-source:https://fr.wikipedia.org/wiki/Coupe_du_monde_de_football#cite_ref-Vigarello_10-2" text:style-name="Internet_20_link" text:visited-style-name="Visited_20_Internet_20_Link">#cite_ref-Vigarello_10-2</text:a>"&gt;c&lt;/a&gt; &lt;a href="<text:a xlink:type="simple" xlink:href="view-source:https://fr.wikipedia.org/wiki/Coupe_du_monde_de_football#cite_ref-Vigarello_10-3" text:style-name="Internet_20_link" text:visited-style-name="Visited_20_Internet_20_Link">#cite_ref-Vigarello_10-3</text:a>"&gt;d&lt;/a&gt; &lt;a href="<text:a xlink:type="simple" xlink:href="view-source:https://fr.wikipedia.org/wiki/Coupe_du_monde_de_football#cite_ref-Vigarello_10-4" text:style-name="Internet_20_link" text:visited-style-name="Visited_20_Internet_20_Link">#cite_ref-Vigarello_10-4</text:a>"&gt;e&lt;/a&gt; et &lt;a href="<text:a xlink:type="simple" xlink:href="view-source:https://fr.wikipedia.org/wiki/Coupe_du_monde_de_football#cite_ref-Vigarello_10-5" text:style-name="Internet_20_link" text:visited-style-name="Visited_20_Internet_20_Link">#cite_ref-Vigarello_10-5</text:a>"&gt;f&lt;/a&gt;&lt;/sup&gt; &lt;/span&gt;&lt;span class="reference-text"&gt;&lt;span class="ouvrage" id="Vigarello1990"&gt;&lt;span class="ouvrage" id="Georges_Vigarello1990"&gt;Georges &lt;span class="nom_auteur"&gt;Vigarello&lt;/span&gt;, «&amp;#160;&lt;cite style="font-style:normal;"&gt;Les premières coupes du monde, ou l'installation du sport moderne.&lt;/cite&gt;&amp;#160;», &lt;i&gt;Vingtième Siècle. Revue d'histoire&lt;/i&gt;, &lt;abbr class="abbr" title="volume"&gt;vol.&lt;/abbr&gt;&amp;#160;26, &lt;abbr class="abbr" title="numéro"&gt;n&lt;sup&gt;o&lt;/sup&gt;&lt;/abbr&gt;&amp;#160;26,&amp;#8206; &lt;time&gt;1990&lt;/time&gt;, <text:soft-page-break/>&lt;abbr class="abbr" title="page(s)"&gt;p.&lt;/abbr&gt;&amp;#160;5 à 10 &lt;small style="line-height:1em;"&gt;(&lt;a rel="nofollow" class="external text" href="<text:a xlink:type="simple" xlink:href="view-source:http://www.persee.fr/web/revues/home/prescript/article/xxs_0294-1759_1990_num_26_1_2964" text:style-name="Internet_20_link" text:visited-style-name="Visited_20_Internet_20_Link">http://www.persee.fr/web/revues/home/prescript/article/xxs_0294-1759_1990_num_26_1_2964</text:a>"&gt;lire en ligne&lt;/a&gt;)&lt;/small&gt;&lt;span class="Z3988" title="ctx_ver=Z39.88-2004&amp;amp;rft_val_fmt=info%3Aofi%2Ffmt%3Akev%3Amtx%3Ajournal&amp;amp;rft.genre=article&amp;amp;rft.atitle=Les+premi%C3%A8res+coupes+du+monde%2C+ou+l%27installation+du+sport+moderne.&amp;amp;rft.jtitle=Vingti%C3%A8me+Si%C3%A8cle.+Revue+d%27histoire&amp;amp;rft.issue=26&amp;amp;rft.aulast=Vigarello&amp;amp;rft.aufirst=Georges&amp;amp;rft.date=1990&amp;amp;rft.volume=26&amp;amp;rft.pages=5+%C3%A0+10&amp;amp;rfr_id=info%3Asid%2Ffr.wikipedia.org%3ACoupe+du+monde+de+football" id="COinS_35555"&gt;&lt;/span&gt;&lt;/span&gt;&lt;/span&gt;.&lt;/span&gt;</text:p>
      <text:p text:style-name="Preformatted_20_Text"><text:bookmark text:name="line2075"/>&lt;/li&gt;</text:p>
      <text:p text:style-name="Preformatted_20_Text"><text:bookmark text:name="line2076"/>&lt;li id="cite_note-11"&gt;&lt;span class="noprint renvois_vers_le_texte"&gt;&lt;a href="<text:a xlink:type="simple" xlink:href="view-source:https://fr.wikipedia.org/wiki/Coupe_du_monde_de_football#cite_ref-11" text:style-name="Internet_20_link" text:visited-style-name="Visited_20_Internet_20_Link">#cite_ref-11</text:a>"&gt;↑&lt;/a&gt; &lt;/span&gt;&lt;span class="reference-text"&gt;&lt;span class="ouvrage" id="Roland2002"&gt;&lt;span class="ouvrage" id="Thierry_Roland2002"&gt;Thierry &lt;span class="nom_auteur"&gt;Roland&lt;/span&gt;, &lt;cite class="italique"&gt;La fabuleuse histoire de la coupe du monde&amp;#160;: de 1930 à nos jours&lt;/cite&gt;, Minerva, &lt;time&gt;2002&lt;/time&gt;, 768&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8307-0676-5" text:style-name="Internet_20_link" text:visited-style-name="Visited_20_Internet_20_Link">/wiki/Sp%C3%A9cial:Ouvrages_de_r%C3%A9f%C3%A9rence/2-8307-0676-5</text:a>" title="Spécial:Ouvrages de référence/2-8307-0676-5"&gt;&lt;span class="nowrap"&gt;2-8307-0676-5&lt;/span&gt;&lt;/a&gt;)&lt;/small&gt;, &lt;abbr class="abbr" title="page(s)"&gt;p.&lt;/abbr&gt;&amp;#160;25&lt;span class="Z3988" title="ctx_ver=Z39.88-2004&amp;amp;rft_val_fmt=info%3Aofi%2Ffmt%3Akev%3Amtx%3Abook&amp;amp;rft.genre=book&amp;amp;rft.btitle=La+fabuleuse+histoire+de+la+coupe+du+monde+%3A+de+1930+%C3%A0+nos+jours&amp;amp;rft.pub=Minerva&amp;amp;rft.aulast=Roland&amp;amp;rft.aufirst=Thierry&amp;amp;rft.date=2002&amp;amp;rft.pages=25&amp;amp;rft.tpages=768&amp;amp;rft.isbn=2-8307-0676-5&amp;amp;rfr_id=info%3Asid%2Ffr.wikipedia.org%3ACoupe+du+monde+de+football" id="COinS_30503"&gt;&lt;/span&gt;&lt;/span&gt;&lt;/span&gt;.&lt;/span&gt;</text:p>
      <text:p text:style-name="Preformatted_20_Text"><text:bookmark text:name="line2077"/>&lt;/li&gt;</text:p>
      <text:p text:style-name="Preformatted_20_Text"><text:bookmark text:name="line2078"/>&lt;li id="cite_note-Mondial1930eurosport-12"&gt;&lt;span class="noprint renvois_vers_le_texte"&gt;↑ &lt;sup&gt;&lt;a href="<text:a xlink:type="simple" xlink:href="view-source:https://fr.wikipedia.org/wiki/Coupe_du_monde_de_football#cite_ref-Mondial1930eurosport_12-0" text:style-name="Internet_20_link" text:visited-style-name="Visited_20_Internet_20_Link">#cite_ref-Mondial1930eurosport_12-0</text:a>"&gt;a&lt;/a&gt; &lt;a href="<text:a xlink:type="simple" xlink:href="view-source:https://fr.wikipedia.org/wiki/Coupe_du_monde_de_football#cite_ref-Mondial1930eurosport_12-1" text:style-name="Internet_20_link" text:visited-style-name="Visited_20_Internet_20_Link">#cite_ref-Mondial1930eurosport_12-1</text:a>"&gt;b&lt;/a&gt; et &lt;a href="<text:a xlink:type="simple" xlink:href="view-source:https://fr.wikipedia.org/wiki/Coupe_du_monde_de_football#cite_ref-Mondial1930eurosport_12-2" text:style-name="Internet_20_link" text:visited-style-name="Visited_20_Internet_20_Link">#cite_ref-Mondial1930eurosport_12-2</text:a>"&gt;c&lt;/a&gt;&lt;/sup&gt; &lt;/span&gt;&lt;span class="reference-text"&gt;&lt;span class="ouvrage" id="Procureur2006"&gt;&lt;span class="ouvrage" id="Anthony_Procureur2006"&gt;Anthony Procureur, &lt;a rel="nofollow" class="external text" href="<text:a xlink:type="simple" xlink:href="view-source:http://www.eurosport.fr/football/coupedumonde/2006/le-mondial-1930_sto842852/story.shtml" text:style-name="Internet_20_link" text:visited-style-name="Visited_20_Internet_20_Link">http://www.eurosport.fr/football/coupedumonde/2006/le-mondial-1930_sto842852/story.shtml</text:a>"&gt;«&amp;#160;&lt;cite style="font-style: normal;"&gt;Le Mondial 1930&lt;/cite&gt;&amp;#160;»&lt;/a&gt;, sur &lt;span class="italique"&gt;eurosport.fr&lt;/span&gt;, &lt;time class="nowrap" datetime="2006-03-01" data-sort-value="2006-03-01"&gt;&lt;abbr class="abbr" title="premier"&gt;1&lt;sup&gt;er&lt;/sup&gt;&lt;/abbr&gt; mars 2006&lt;/time&gt; &lt;small style="line-height:1em;"&gt;(consulté le &lt;span class="nowrap"&gt;23 mai 2010&lt;/span&gt;)&lt;/small&gt;&lt;/span&gt;&lt;/span&gt;.&lt;/span&gt;</text:p>
      <text:p text:style-name="Preformatted_20_Text"><text:bookmark text:name="line2079"/>&lt;/li&gt;</text:p>
      <text:p text:style-name="Preformatted_20_Text"><text:bookmark text:name="line2080"/>&lt;li id="cite_note-13"&gt;&lt;span class="noprint renvois_vers_le_texte"&gt;&lt;a href="<text:a xlink:type="simple" xlink:href="view-source:https://fr.wikipedia.org/wiki/Coupe_du_monde_de_football#cite_ref-13" text:style-name="Internet_20_link" text:visited-style-name="Visited_20_Internet_20_Link">#cite_ref-13</text:a>"&gt;↑&lt;/a&gt; &lt;/span&gt;&lt;span class="reference-text"&gt;&lt;i&gt;La grande histoire de la coupe du monde&lt;/i&gt;, L'équipe, 2009, &lt;abbr class="abbr nowrap italique" title="opere citato («&amp;#32;dans l&amp;#39;ouvrage cité&amp;#32;»)"&gt;op. cit.&lt;/abbr&gt;, &lt;abbr class="abbr" title="page(s)"&gt;p.&lt;/abbr&gt;&amp;#160;19, consulté le 13 mai 2010&lt;/span&gt;</text:p>
      <text:p text:style-name="Preformatted_20_Text"><text:bookmark text:name="line2081"/>&lt;/li&gt;</text:p>
      <text:p text:style-name="Preformatted_20_Text"><text:bookmark text:name="line2082"/>&lt;li id="cite_note-Vittorio_Pozzo-14"&gt;&lt;span class="noprint renvois_vers_le_texte"&gt;↑ &lt;sup&gt;&lt;a href="<text:a xlink:type="simple" xlink:href="view-source:https://fr.wikipedia.org/wiki/Coupe_du_monde_de_football#cite_ref-Vittorio_Pozzo_14-0" text:style-name="Internet_20_link" text:visited-style-name="Visited_20_Internet_20_Link">#cite_ref-Vittorio_Pozzo_14-0</text:a>"&gt;a&lt;/a&gt; et &lt;a href="<text:a xlink:type="simple" xlink:href="view-source:https://fr.wikipedia.org/wiki/Coupe_du_monde_de_football#cite_ref-Vittorio_Pozzo_14-1" text:style-name="Internet_20_link" text:visited-style-name="Visited_20_Internet_20_Link">#cite_ref-Vittorio_Pozzo_14-1</text:a>"&gt;b&lt;/a&gt;&lt;/sup&gt; &lt;/span&gt;&lt;span class="reference-text"&gt;&lt;span class="ouvrage"&gt;&lt;a rel="nofollow" class="external text" href="<text:a xlink:type="simple" xlink:href="view-source:http://fr.fifa.com/classicfootball/coaches/coach=61560/bio.html" text:style-name="Internet_20_link" text:visited-style-name="Visited_20_Internet_20_Link">http://fr.fifa.com/classicfootball/coaches/coach=61560/bio.html</text:a>"&gt;«&amp;#160;&lt;cite style="font-style: normal;"&gt;Le "Vieux Maître" qui a façonné le football italien&lt;/cite&gt;&amp;#160;»&lt;/a&gt;, sur &lt;span class="italique"&gt;fr.fifa.com&lt;/span&gt; &lt;small <text:soft-page-break/>style="line-height:1em;"&gt;(consulté le &lt;span class="nowrap"&gt;13 mai 2010&lt;/span&gt;)&lt;/small&gt;&lt;/span&gt;.&lt;/span&gt;</text:p>
      <text:p text:style-name="Preformatted_20_Text"><text:bookmark text:name="line2083"/>&lt;/li&gt;</text:p>
      <text:p text:style-name="Preformatted_20_Text"><text:bookmark text:name="line2084"/>&lt;li id="cite_note-15"&gt;&lt;span class="noprint renvois_vers_le_texte"&gt;&lt;a href="<text:a xlink:type="simple" xlink:href="view-source:https://fr.wikipedia.org/wiki/Coupe_du_monde_de_football#cite_ref-15" text:style-name="Internet_20_link" text:visited-style-name="Visited_20_Internet_20_Link">#cite_ref-15</text:a>"&gt;↑&lt;/a&gt; &lt;/span&gt;&lt;span class="reference-text"&gt;Thierry Roland, &lt;i&gt;La fabuleuse histoire de la Coupe du monde&lt;/i&gt;, &lt;abbr class="abbr nowrap italique" title="opere citato («&amp;#32;dans l&amp;#39;ouvrage cité&amp;#32;»)"&gt;op. cit.&lt;/abbr&gt;, &lt;abbr class="abbr" title="page(s)"&gt;p.&lt;/abbr&gt;&amp;#160;15 et 16, consulté le 13 mai 2010.&lt;/span&gt;</text:p>
      <text:p text:style-name="Preformatted_20_Text"><text:bookmark text:name="line2085"/>&lt;/li&gt;</text:p>
      <text:p text:style-name="Preformatted_20_Text"><text:bookmark text:name="line2086"/>&lt;li id="cite_note-16"&gt;&lt;span class="noprint renvois_vers_le_texte"&gt;&lt;a href="<text:a xlink:type="simple" xlink:href="view-source:https://fr.wikipedia.org/wiki/Coupe_du_monde_de_football#cite_ref-16" text:style-name="Internet_20_link" text:visited-style-name="Visited_20_Internet_20_Link">#cite_ref-16</text:a>"&gt;↑&lt;/a&gt; &lt;/span&gt;&lt;span class="reference-text"&gt;Thierry Roland, &lt;i&gt;La fabuleuse histoire de la Coupe du monde&lt;/i&gt;, &lt;abbr class="abbr nowrap italique" title="opere citato («&amp;#32;dans l&amp;#39;ouvrage cité&amp;#32;»)"&gt;op. cit.&lt;/abbr&gt;, &lt;abbr class="abbr" title="page(s)"&gt;p.&lt;/abbr&gt;&amp;#160;17, consulté le 13 mai 2010.&lt;/span&gt;</text:p>
      <text:p text:style-name="Preformatted_20_Text"><text:bookmark text:name="line2087"/>&lt;/li&gt;</text:p>
      <text:p text:style-name="Preformatted_20_Text"><text:bookmark text:name="line2088"/>&lt;li id="cite_note-grandehistoireCDM-26-17"&gt;&lt;span class="noprint renvois_vers_le_texte"&gt;↑ &lt;sup&gt;&lt;a href="<text:a xlink:type="simple" xlink:href="view-source:https://fr.wikipedia.org/wiki/Coupe_du_monde_de_football#cite_ref-grandehistoireCDM-26_17-0" text:style-name="Internet_20_link" text:visited-style-name="Visited_20_Internet_20_Link">#cite_ref-grandehistoireCDM-26_17-0</text:a>"&gt;a&lt;/a&gt; et &lt;a href="<text:a xlink:type="simple" xlink:href="view-source:https://fr.wikipedia.org/wiki/Coupe_du_monde_de_football#cite_ref-grandehistoireCDM-26_17-1" text:style-name="Internet_20_link" text:visited-style-name="Visited_20_Internet_20_Link">#cite_ref-grandehistoireCDM-26_17-1</text:a>"&gt;b&lt;/a&gt;&lt;/sup&gt; &lt;/span&gt;&lt;span class="reference-text"&gt;&lt;i&gt;La grande histoire de la coupe du monde&lt;/i&gt;, L'équipe, 2009, &lt;abbr class="abbr nowrap italique" title="opere citato («&amp;#32;dans l&amp;#39;ouvrage cité&amp;#32;»)"&gt;op. cit.&lt;/abbr&gt;, &lt;abbr class="abbr" title="page(s)"&gt;p.&lt;/abbr&gt;&amp;#160;26, consulté le 13 mai 2010.&lt;/span&gt;</text:p>
      <text:p text:style-name="Preformatted_20_Text"><text:bookmark text:name="line2089"/>&lt;/li&gt;</text:p>
      <text:p text:style-name="Preformatted_20_Text"><text:bookmark text:name="line2090"/>&lt;li id="cite_note-18"&gt;&lt;span class="noprint renvois_vers_le_texte"&gt;&lt;a href="<text:a xlink:type="simple" xlink:href="view-source:https://fr.wikipedia.org/wiki/Coupe_du_monde_de_football#cite_ref-18" text:style-name="Internet_20_link" text:visited-style-name="Visited_20_Internet_20_Link">#cite_ref-18</text:a>"&gt;↑&lt;/a&gt; &lt;/span&gt;&lt;span class="reference-text"&gt;&lt;span class="ouvrage"&gt;&lt;a rel="nofollow" class="external text" href="<text:a xlink:type="simple" xlink:href="view-source:http://fr.fifa.com/classicfootball/matches/world-cup/match=1150/index.html" text:style-name="Internet_20_link" text:visited-style-name="Visited_20_Internet_20_Link">http://fr.fifa.com/classicfootball/matches/world-cup/match=1150/index.html</text:a>"&gt;«&amp;#160;&lt;cite style="font-style: normal;"&gt;L'acte de naissance de la Seleçao&lt;/cite&gt;&amp;#160;»&lt;/a&gt;, sur &lt;span class="italique"&gt;fr.fifa.com&lt;/span&gt; &lt;small style="line-height:1em;"&gt;(consulté le &lt;span class="nowrap"&gt;28 mai 2010&lt;/span&gt;)&lt;/small&gt;&lt;/span&gt;&lt;/span&gt;</text:p>
      <text:p text:style-name="Preformatted_20_Text"><text:bookmark text:name="line2091"/>&lt;/li&gt;</text:p>
      <text:p text:style-name="Preformatted_20_Text"><text:bookmark text:name="line2092"/>&lt;li id="cite_note-ESPN-1938-19"&gt;&lt;span class="noprint renvois_vers_le_texte"&gt;↑ &lt;sup&gt;&lt;a href="<text:a xlink:type="simple" xlink:href="view-source:https://fr.wikipedia.org/wiki/Coupe_du_monde_de_football#cite_ref-ESPN-1938_19-0" text:style-name="Internet_20_link" text:visited-style-name="Visited_20_Internet_20_Link">#cite_ref-ESPN-1938_19-0</text:a>"&gt;a&lt;/a&gt; &lt;a href="<text:a xlink:type="simple" xlink:href="view-source:https://fr.wikipedia.org/wiki/Coupe_du_monde_de_football#cite_ref-ESPN-1938_19-1" text:style-name="Internet_20_link" text:visited-style-name="Visited_20_Internet_20_Link">#cite_ref-ESPN-1938_19-1</text:a>"&gt;b&lt;/a&gt; et &lt;a href="<text:a xlink:type="simple" xlink:href="view-source:https://fr.wikipedia.org/wiki/Coupe_du_monde_de_football#cite_ref-ESPN-1938_19-2" text:style-name="Internet_20_link" text:visited-style-name="Visited_20_Internet_20_Link">#cite_ref-ESPN-1938_19-2</text:a>"&gt;c&lt;/a&gt;&lt;/sup&gt; &lt;/span&gt;&lt;span class="reference-text"&gt;&lt;span class="ouvrage" id="BrewinWilliamson2009"&gt;&lt;span class="ouvrage" id="John_BrewinMartin_Williamson2009"&gt;&lt;abbr class="abbr indicateur-langue" title="Langue&amp;#32;: anglais"&gt;(en)&lt;/abbr&gt; John Brewin et Martin Williamson, &lt;span lang="en"&gt;&lt;a rel="nofollow" class="external text" href="<text:a xlink:type="simple" xlink:href="view-source:http://soccernet.espn.go.com/world-cup/story?id=696760&amp;ce=uk&amp;cc=5739&amp;ver=global" text:style-name="Internet_20_link" text:visited-style-name="Visited_20_Internet_20_Link">http://soccernet.espn.go.com/world-cup/story?id=696760&amp;amp;ce=uk&amp;amp;cc=5739&amp;amp;ver=global</text:a>"&gt;«&amp;#160;&lt;cite style="font-style: normal;"&gt;World Cup 1938&lt;/cite&gt;&amp;#160;»&lt;/a&gt;&lt;/span&gt;, ESPN, &lt;time class="nowrap" datetime="2009-11-10" data-sort-value="2009-11-10"&gt;10 novembre 2009&lt;/time&gt; &lt;small style="line-height:1em;"&gt;(consulté le &lt;span class="nowrap"&gt;28 mai 2010&lt;/span&gt;)&lt;/small&gt;&lt;/span&gt;&lt;/span&gt;.&lt;/span&gt;</text:p>
      <text:p text:style-name="Preformatted_20_Text"><text:bookmark text:name="line2093"/>&lt;/li&gt;</text:p>
      <text:p text:style-name="Preformatted_20_Text"><text:bookmark text:name="line2094"/>&lt;li id="cite_note-20"&gt;&lt;span class="noprint renvois_vers_le_texte"&gt;&lt;a href="<text:a xlink:type="simple" xlink:href="view-source:https://fr.wikipedia.org/wiki/Coupe_du_monde_de_football#cite_ref-20" text:style-name="Internet_20_link" text:visited-style-name="Visited_20_Internet_20_Link">#cite_ref-20</text:a>"&gt;↑&lt;/a&gt; &lt;/span&gt;&lt;span class="reference-text"&gt;&lt;span class="ouvrage"&gt;&lt;a rel="nofollow" class="external text" href="<text:a xlink:type="simple" xlink:href="view-source:http://fr.fifa.com/worldcup/archive/edition=5/results/matches/match=1174/report.html" text:style-name="Internet_20_link" text:visited-style-name="Visited_20_Internet_20_Link">http://fr.fifa.com/worldcup/archive/edition=5/results/matches/match=1174/report.html</text:a>"&gt;«&amp;#160;&lt;cite style="font-style: normal;"&gt;Rapport du match Italie - Hongrie du 19 juin 1938&lt;/cite&gt;&amp;#160;»&lt;/a&gt;, sur &lt;span class="italique"&gt;fr.fifa.com&lt;/span&gt; &lt;small style="line-height:1em;"&gt;(consulté le &lt;span class="nowrap"&gt;13 mai 2010&lt;/span&gt;)&lt;/small&gt;&lt;/span&gt;.&lt;/span&gt;</text:p>
      <text:p text:style-name="Preformatted_20_Text"><text:bookmark text:name="line2095"/>&lt;/li&gt;</text:p>
      <text:p text:style-name="Preformatted_20_Text"><text:bookmark text:name="line2096"/>&lt;li id="cite_note-21"&gt;&lt;span class="noprint renvois_vers_le_texte"&gt;&lt;a href="<text:a xlink:type="simple" xlink:href="view-source:https://fr.wikipedia.org/wiki/Coupe_du_monde_de_football#cite_ref-21" text:style-name="Internet_20_link" text:visited-style-name="Visited_20_Internet_20_Link">#cite_ref-21</text:a>"&gt;↑&lt;/a&gt; &lt;/span&gt;&lt;span class="reference-text"&gt;&lt;span class="ouvrage"&gt;&lt;a rel="nofollow" class="external text" <text:soft-page-break/>href="<text:a xlink:type="simple" xlink:href="view-source:https://www.lequipe.fr/Football/FootballFicheMatch4147_30097.html" text:style-name="Internet_20_link" text:visited-style-name="Visited_20_Internet_20_Link">https://www.lequipe.fr/Football/FootballFicheMatch4147_30097.html</text:a>"&gt;«&amp;#160;&lt;cite style="font-style: normal;"&gt;La fiche de Hongrie-Italie, finale de la Coupe du monde 1938&lt;/cite&gt;&amp;#160;»&lt;/a&gt;, sur &lt;span class="italique"&gt;lequipe.fr&lt;/span&gt; &lt;small style="line-height:1em;"&gt;(consulté le &lt;span class="nowrap"&gt;13 mai 2010&lt;/span&gt;)&lt;/small&gt;&lt;/span&gt;.&lt;/span&gt;</text:p>
      <text:p text:style-name="Preformatted_20_Text"><text:bookmark text:name="line2097"/>&lt;/li&gt;</text:p>
      <text:p text:style-name="Preformatted_20_Text"><text:bookmark text:name="line2098"/>&lt;li id="cite_note-22"&gt;&lt;span class="noprint renvois_vers_le_texte"&gt;&lt;a href="<text:a xlink:type="simple" xlink:href="view-source:https://fr.wikipedia.org/wiki/Coupe_du_monde_de_football#cite_ref-22" text:style-name="Internet_20_link" text:visited-style-name="Visited_20_Internet_20_Link">#cite_ref-22</text:a>"&gt;↑&lt;/a&gt; &lt;/span&gt;&lt;span class="reference-text"&gt;&lt;span class="ouvrage" id="Havemann2005"&gt;&lt;span class="ouvrage" id="Nils_Havemann2005"&gt;&lt;abbr class="abbr indicateur-langue" title="Langue&amp;#32;: allemand"&gt;(de)&lt;/abbr&gt; Nils Havemann, &lt;cite class="italique" lang="de"&gt;Fußball unterm Hakenkreuz. Der DFB zwischen Sport, Politik und Kommerz&lt;/cite&gt;, Campus Verlag, &lt;time&gt;2005&lt;/time&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3-593-37906-6" text:style-name="Internet_20_link" text:visited-style-name="Visited_20_Internet_20_Link">/wiki/Sp%C3%A9cial:Ouvrages_de_r%C3%A9f%C3%A9rence/3-593-37906-6</text:a>" title="Spécial:Ouvrages de référence/3-593-37906-6"&gt;&lt;span class="nowrap"&gt;3-593-37906-6&lt;/span&gt;&lt;/a&gt;, &lt;a rel="nofollow" class="external text" href="<text:a xlink:type="simple" xlink:href="view-source:https://books.google.fr/books?id=ji-VMnr--ocC&amp;lpg=PP1&amp;dq=isbn%3A3593379066&amp;pg=PA248" text:style-name="Internet_20_link" text:visited-style-name="Visited_20_Internet_20_Link">https://books.google.fr/books?id=ji-VMnr--ocC&amp;amp;lpg=PP1&amp;amp;dq=isbn%3A3593379066&amp;amp;pg=PA248</text:a>"&gt;lire en ligne&lt;/a&gt;)&lt;/small&gt;, &lt;abbr class="abbr" title="page(s)"&gt;p.&lt;/abbr&gt;&amp;#160;248 et suivantes&lt;span class="Z3988" title="ctx_ver=Z39.88-2004&amp;amp;rft_val_fmt=info%3Aofi%2Ffmt%3Akev%3Amtx%3Abook&amp;amp;rft.genre=book&amp;amp;rft.btitle=Fu%C3%9Fball+unterm+Hakenkreuz.+Der+DFB+zwischen+Sport%2C+Politik+und+Kommerz&amp;amp;rft.pub=Campus+Verlag&amp;amp;rft.aulast=Havemann&amp;amp;rft.aufirst=Nils&amp;amp;rft.date=2005&amp;amp;rft.pages=248+et+suivantes&amp;amp;rft.isbn=3-593-37906-6&amp;amp;rfr_id=info%3Asid%2Ffr.wikipedia.org%3ACoupe+du+monde+de+football" id="COinS_31896"&gt;&lt;/span&gt;&lt;/span&gt;&lt;/span&gt;.&lt;/span&gt;</text:p>
      <text:p text:style-name="Preformatted_20_Text"><text:bookmark text:name="line2099"/>&lt;/li&gt;</text:p>
      <text:p text:style-name="Preformatted_20_Text"><text:bookmark text:name="line2100"/>&lt;li id="cite_note-23"&gt;&lt;span class="noprint renvois_vers_le_texte"&gt;&lt;a href="<text:a xlink:type="simple" xlink:href="view-source:https://fr.wikipedia.org/wiki/Coupe_du_monde_de_football#cite_ref-23" text:style-name="Internet_20_link" text:visited-style-name="Visited_20_Internet_20_Link">#cite_ref-23</text:a>"&gt;↑&lt;/a&gt; &lt;/span&gt;&lt;span class="reference-text"&gt;&lt;span class="ouvrage" id="2006"&gt;&lt;a rel="nofollow" class="external text" href="<text:a xlink:type="simple" xlink:href="view-source:https://www.fifa.com/mm/document/fifafacts/mencompwc/51/97/81/ip-201_13a_fwc-host.pdf" text:style-name="Internet_20_link" text:visited-style-name="Visited_20_Internet_20_Link">https://www.fifa.com/mm/document/fifafacts/mencompwc/51/97/81/ip-201_13a_fwc-host.pdf</text:a>"&gt;«&amp;#160;&lt;cite style="font-style: normal;"&gt;Document FIFA, tableau récapitulatif des annonces du pays hôte de la Coupe du Monde de la FIFA&lt;/cite&gt;&amp;#160;»&lt;/a&gt;, &lt;time&gt;2006&lt;/time&gt;&lt;/span&gt;&lt;/span&gt;</text:p>
      <text:p text:style-name="Preformatted_20_Text"><text:bookmark text:name="line2101"/>&lt;/li&gt;</text:p>
      <text:p text:style-name="Preformatted_20_Text"><text:bookmark text:name="line2102"/>&lt;li id="cite_note-24"&gt;&lt;span class="noprint renvois_vers_le_texte"&gt;&lt;a href="<text:a xlink:type="simple" xlink:href="view-source:https://fr.wikipedia.org/wiki/Coupe_du_monde_de_football#cite_ref-24" text:style-name="Internet_20_link" text:visited-style-name="Visited_20_Internet_20_Link">#cite_ref-24</text:a>"&gt;↑&lt;/a&gt; &lt;/span&gt;&lt;span class="reference-text"&gt;Thierry Roland, &lt;i&gt;La fabuleuse histoire de la Coupe du monde&lt;/i&gt;, &lt;abbr class="abbr nowrap italique" title="opere citato («&amp;#32;dans l&amp;#39;ouvrage cité&amp;#32;»)"&gt;op. cit.&lt;/abbr&gt;, &lt;abbr class="abbr" title="page(s)"&gt;p.&lt;/abbr&gt;&amp;#160;29, consulté le 10 mai 2010.&lt;/span&gt;</text:p>
      <text:p text:style-name="Preformatted_20_Text"><text:bookmark text:name="line2103"/>&lt;/li&gt;</text:p>
      <text:p text:style-name="Preformatted_20_Text"><text:bookmark text:name="line2104"/>&lt;li id="cite_note-25"&gt;&lt;span class="noprint renvois_vers_le_texte"&gt;&lt;a href="<text:a xlink:type="simple" xlink:href="view-source:https://fr.wikipedia.org/wiki/Coupe_du_monde_de_football#cite_ref-25" text:style-name="Internet_20_link" text:visited-style-name="Visited_20_Internet_20_Link">#cite_ref-25</text:a>"&gt;↑&lt;/a&gt; &lt;/span&gt;&lt;span class="reference-text"&gt;&lt;i&gt;La grande histoire de la coupe du monde&lt;/i&gt;, L'équipe, 2009, &lt;abbr class="abbr nowrap italique" title="opere citato («&amp;#32;dans l&amp;#39;ouvrage cité&amp;#32;»)"&gt;op. cit.&lt;/abbr&gt;, &lt;abbr class="abbr" title="page(s)"&gt;p.&lt;/abbr&gt;&amp;#160;44, «&amp;#160;Gaetjens, star d'un jour&amp;#160;», consulté le 13 mai 2010.&lt;/span&gt;</text:p>
      <text:p text:style-name="Preformatted_20_Text"><text:bookmark text:name="line2105"/>&lt;/li&gt;</text:p>
      <text:p text:style-name="Preformatted_20_Text"><text:bookmark text:name="line2106"/>&lt;li id="cite_note-26"&gt;&lt;span class="noprint renvois_vers_le_texte"&gt;&lt;a href="<text:a xlink:type="simple" xlink:href="view-source:https://fr.wikipedia.org/wiki/Coupe_du_monde_de_football#cite_ref-26" text:style-name="Internet_20_link" text:visited-style-name="Visited_20_Internet_20_Link">#cite_ref-26</text:a>"&gt;↑&lt;/a&gt; &lt;/span&gt;&lt;span class="reference-text"&gt;&lt;span class="ouvrage"&gt;&lt;a rel="nofollow" class="external text" href="<text:a xlink:type="simple" xlink:href="view-source:http://fr.fifa.com/worldcup/archive/edition=7/results/matches/match=1185/report.html" text:style-name="Internet_20_link" text:visited-style-name="Visited_20_Internet_20_Link">http://fr.fifa.com/worldcup/archive/edition=7/results/matches/match=1185/report.html</text:a>"&gt;«&amp;#160;&lt;cite style="font-style: normal;"&gt;Rapport d'Uruguay - Bolivie du 2 juillet 1950&lt;/cite&gt;&amp;#160;»&lt;/a&gt;, sur &lt;span class="italique"&gt;fr.fifa.com&lt;/span&gt; &lt;small style="line-height:1em;"&gt;(consulté le &lt;span class="nowrap"&gt;13 mai 2010&lt;/span&gt;)&lt;/small&gt;&lt;/span&gt;.&lt;/span&gt;</text:p>
      <text:p text:style-name="Preformatted_20_Text"><text:bookmark text:name="line2107"/>&lt;/li&gt;</text:p>
      <text:p text:style-name="Preformatted_20_Text"><text:bookmark text:name="line2108"/>&lt;li id="cite_note-27"&gt;&lt;span class="noprint renvois_vers_le_texte"&gt;&lt;a href="<text:a xlink:type="simple" xlink:href="view-source:https://fr.wikipedia.org/wiki/Coupe_du_monde_de_football#cite_ref-27" text:style-name="Internet_20_link" text:visited-style-name="Visited_20_Internet_20_Link">#cite_ref-27</text:a>"&gt;↑&lt;/a&gt; &lt;/span&gt;&lt;span class="reference-text"&gt;&lt;i&gt;La grande histoire <text:soft-page-break/>de la coupe du monde&lt;/i&gt;, L'équipe, 2009, &lt;abbr class="abbr nowrap italique" title="opere citato («&amp;#32;dans l&amp;#39;ouvrage cité&amp;#32;»)"&gt;op. cit.&lt;/abbr&gt;, &lt;abbr class="abbr" title="page(s)"&gt;p.&lt;/abbr&gt;&amp;#160;41, consulté le 13 mai 2010&lt;/span&gt;</text:p>
      <text:p text:style-name="Preformatted_20_Text"><text:bookmark text:name="line2109"/>&lt;/li&gt;</text:p>
      <text:p text:style-name="Preformatted_20_Text"><text:bookmark text:name="line2110"/>&lt;li id="cite_note-28"&gt;&lt;span class="noprint renvois_vers_le_texte"&gt;&lt;a href="<text:a xlink:type="simple" xlink:href="view-source:https://fr.wikipedia.org/wiki/Coupe_du_monde_de_football#cite_ref-28" text:style-name="Internet_20_link" text:visited-style-name="Visited_20_Internet_20_Link">#cite_ref-28</text:a>"&gt;↑&lt;/a&gt; &lt;/span&gt;&lt;span class="reference-text"&gt;Thierry Roland, &lt;i&gt;La fabuleuse histoire de la Coupe du monde&lt;/i&gt;, &lt;abbr class="abbr nowrap italique" title="opere citato («&amp;#32;dans l&amp;#39;ouvrage cité&amp;#32;»)"&gt;op. cit.&lt;/abbr&gt;, &lt;abbr class="abbr" title="page(s)"&gt;p.&lt;/abbr&gt;&amp;#160;31, consulté le 10 mai 2010.&lt;/span&gt;</text:p>
      <text:p text:style-name="Preformatted_20_Text"><text:bookmark text:name="line2111"/>&lt;/li&gt;</text:p>
      <text:p text:style-name="Preformatted_20_Text"><text:bookmark text:name="line2112"/>&lt;li id="cite_note-29"&gt;&lt;span class="noprint renvois_vers_le_texte"&gt;&lt;a href="<text:a xlink:type="simple" xlink:href="view-source:https://fr.wikipedia.org/wiki/Coupe_du_monde_de_football#cite_ref-29" text:style-name="Internet_20_link" text:visited-style-name="Visited_20_Internet_20_Link">#cite_ref-29</text:a>"&gt;↑&lt;/a&gt; &lt;/span&gt;&lt;span class="reference-text"&gt;Thierry Roland, &lt;i&gt;La fabuleuse histoire de la Coupe du monde&lt;/i&gt;, &lt;abbr class="abbr nowrap italique" title="opere citato («&amp;#32;dans l&amp;#39;ouvrage cité&amp;#32;»)"&gt;op. cit.&lt;/abbr&gt;, &lt;abbr class="abbr" title="page(s)"&gt;p.&lt;/abbr&gt;&amp;#160;32, consulté le 10 mai 2010.&lt;/span&gt;</text:p>
      <text:p text:style-name="Preformatted_20_Text"><text:bookmark text:name="line2113"/>&lt;/li&gt;</text:p>
      <text:p text:style-name="Preformatted_20_Text"><text:bookmark text:name="line2114"/>&lt;li id="cite_note-30"&gt;&lt;span class="noprint renvois_vers_le_texte"&gt;&lt;a href="<text:a xlink:type="simple" xlink:href="view-source:https://fr.wikipedia.org/wiki/Coupe_du_monde_de_football#cite_ref-30" text:style-name="Internet_20_link" text:visited-style-name="Visited_20_Internet_20_Link">#cite_ref-30</text:a>"&gt;↑&lt;/a&gt; &lt;/span&gt;&lt;span class="reference-text"&gt;&lt;span class="ouvrage"&gt;&lt;abbr class="abbr indicateur-langue" title="Langue&amp;#32;: anglais"&gt;(en)&lt;/abbr&gt; &lt;span lang="en"&gt;&lt;a rel="nofollow" class="external text" href="<text:a xlink:type="simple" xlink:href="view-source:http://fr.fifa.com/worldcup/archive/edition=7/results/matches/match=1190/report.html" text:style-name="Internet_20_link" text:visited-style-name="Visited_20_Internet_20_Link">http://fr.fifa.com/worldcup/archive/edition=7/results/matches/match=1190/report.html</text:a>"&gt;«&amp;#160;&lt;cite style="font-style: normal;"&gt;Rapport du match Uruguay - Brésil du 16 juillet 1950&lt;/cite&gt;&amp;#160;»&lt;/a&gt;&lt;/span&gt;, sur &lt;span class="italique"&gt;fr.fifa.com&lt;/span&gt; &lt;small style="line-height:1em;"&gt;(consulté le &lt;span class="nowrap"&gt;13 mai 2010&lt;/span&gt;)&lt;/small&gt;&lt;/span&gt;.&lt;/span&gt;</text:p>
      <text:p text:style-name="Preformatted_20_Text"><text:bookmark text:name="line2115"/>&lt;/li&gt;</text:p>
      <text:p text:style-name="Preformatted_20_Text"><text:bookmark text:name="line2116"/>&lt;li id="cite_note-31"&gt;&lt;span class="noprint renvois_vers_le_texte"&gt;&lt;a href="<text:a xlink:type="simple" xlink:href="view-source:https://fr.wikipedia.org/wiki/Coupe_du_monde_de_football#cite_ref-31" text:style-name="Internet_20_link" text:visited-style-name="Visited_20_Internet_20_Link">#cite_ref-31</text:a>"&gt;↑&lt;/a&gt; &lt;/span&gt;&lt;span class="reference-text"&gt;&lt;span class="ouvrage" id="1995"&gt;&lt;cite class="italique"&gt;L'Équipe, 50 ans de sport&lt;/cite&gt;, Calmann-Lévy, &lt;time class="nowrap" datetime="1995-10-18" data-sort-value="1995-10-18"&gt;18 octobre 1995&lt;/time&gt;, 704&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7021-2598-0" text:style-name="Internet_20_link" text:visited-style-name="Visited_20_Internet_20_Link">/wiki/Sp%C3%A9cial:Ouvrages_de_r%C3%A9f%C3%A9rence/2-7021-2598-0</text:a>" title="Spécial:Ouvrages de référence/2-7021-2598-0"&gt;&lt;span class="nowrap"&gt;2-7021-2598-0&lt;/span&gt;&lt;/a&gt;)&lt;/small&gt;, &lt;abbr class="abbr" title="page(s)"&gt;p.&lt;/abbr&gt;&amp;#160;87, «&amp;#160;Joas da Silva, âgé de 58 ans s'écria&amp;#160;: Le Brésil est mort...&amp;#160;» d'Al. Djukitch&lt;span class="Z3988" title="ctx_ver=Z39.88-2004&amp;amp;rft_val_fmt=info%3Aofi%2Ffmt%3Akev%3Amtx%3Abook&amp;amp;rft.genre=book&amp;amp;rft.btitle=L%27%C3%89quipe%2C+50+ans+de+sport&amp;amp;rft.pub=Calmann-L%C3%A9vy&amp;amp;rft.date=1995-10-18&amp;amp;rft.pages=87%2C+%C2%AB+Joas+da+Silva%2C+%C3%A2g%C3%A9+de+58+ans+s%27%C3%A9cria+%3A+Le+Br%C3%A9sil+est+mort...+%C2%BB+d%27Al.+Djukitch&amp;amp;rft.tpages=704&amp;amp;rft.isbn=2-7021-2598-0&amp;amp;rfr_id=info%3Asid%2Ffr.wikipedia.org%3ACoupe+du+monde+de+football" id="COinS_32793"&gt;&lt;/span&gt;&lt;/span&gt;.&lt;/span&gt;</text:p>
      <text:p text:style-name="Preformatted_20_Text"><text:bookmark text:name="line2117"/>&lt;/li&gt;</text:p>
      <text:p text:style-name="Preformatted_20_Text"><text:bookmark text:name="line2118"/>&lt;li id="cite_note-32"&gt;&lt;span class="noprint renvois_vers_le_texte"&gt;&lt;a href="<text:a xlink:type="simple" xlink:href="view-source:https://fr.wikipedia.org/wiki/Coupe_du_monde_de_football#cite_ref-32" text:style-name="Internet_20_link" text:visited-style-name="Visited_20_Internet_20_Link">#cite_ref-32</text:a>"&gt;↑&lt;/a&gt; &lt;/span&gt;&lt;span class="reference-text"&gt;&lt;span class="ouvrage" id="1995"&gt;&lt;cite class="italique"&gt;L'Équipe, 50 ans de sport&lt;/cite&gt;, Calmann-Lévy, &lt;time class="nowrap" datetime="1995-10-18" data-sort-value="1995-10-18"&gt;18 octobre 1995&lt;/time&gt;, 704&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7021-2598-0" text:style-name="Internet_20_link" text:visited-style-name="Visited_20_Internet_20_Link">/wiki/Sp%C3%A9cial:Ouvrages_de_r%C3%A9f%C3%A9rence/2-7021-2598-0</text:a>" title="Spécial:Ouvrages de référence/2-7021-2598-0"&gt;&lt;span class="nowrap"&gt;2-7021-2598-0&lt;/span&gt;&lt;/a&gt;)&lt;/small&gt;, &lt;abbr class="abbr" title="page(s)"&gt;p.&lt;/abbr&gt;&amp;#160;86 et 87, «&amp;#160;Uruguay bat Brésil (2-1) et gagne la Coupe du monde&amp;#160;!&amp;#160;» de Jacques de Ryswick&lt;span class="Z3988" title="ctx_ver=Z39.88-2004&amp;amp;rft_val_fmt=info%3Aofi%2Ffmt%3Akev%3Amtx%3Abook&amp;amp;rft.genre=book&amp;amp;rft.btitle=L%27%C3%89quipe<text:soft-page-break/>%2C+50+ans+de+sport&amp;amp;rft.pub=Calmann-L%C3%A9vy&amp;amp;rft.date=1995-10-18&amp;amp;rft.pages=86+et+87%2C+%C2%AB+Uruguay+bat+Br%C3%A9sil+%282-1%29+et+gagne+la+Coupe+du+monde+%21+%C2%BB+de+Jacques+de+Ryswick&amp;amp;rft.tpages=704&amp;amp;rft.isbn=2-7021-2598-0&amp;amp;rfr_id=info%3Asid%2Ffr.wikipedia.org%3ACoupe+du+monde+de+football" id="COinS_32762"&gt;&lt;/span&gt;&lt;/span&gt;.&lt;/span&gt;</text:p>
      <text:p text:style-name="Preformatted_20_Text"><text:bookmark text:name="line2119"/>&lt;/li&gt;</text:p>
      <text:p text:style-name="Preformatted_20_Text"><text:bookmark text:name="line2120"/>&lt;li id="cite_note-33"&gt;&lt;span class="noprint renvois_vers_le_texte"&gt;&lt;a href="<text:a xlink:type="simple" xlink:href="view-source:https://fr.wikipedia.org/wiki/Coupe_du_monde_de_football#cite_ref-33" text:style-name="Internet_20_link" text:visited-style-name="Visited_20_Internet_20_Link">#cite_ref-33</text:a>"&gt;↑&lt;/a&gt; &lt;/span&gt;&lt;span class="reference-text"&gt;&lt;i&gt;La grande histoire de la coupe du monde&lt;/i&gt;, L'équipe, 2009, &lt;abbr class="abbr nowrap italique" title="opere citato («&amp;#32;dans l&amp;#39;ouvrage cité&amp;#32;»)"&gt;op. cit.&lt;/abbr&gt;, &lt;abbr class="abbr" title="page(s)"&gt;p.&lt;/abbr&gt;&amp;#160;54, consulté le 13 mai 2010.&lt;/span&gt;</text:p>
      <text:p text:style-name="Preformatted_20_Text"><text:bookmark text:name="line2121"/>&lt;/li&gt;</text:p>
      <text:p text:style-name="Preformatted_20_Text"><text:bookmark text:name="line2122"/>&lt;li id="cite_note-battles-ESPN-34"&gt;&lt;span class="noprint renvois_vers_le_texte"&gt;↑ &lt;sup&gt;&lt;a href="<text:a xlink:type="simple" xlink:href="view-source:https://fr.wikipedia.org/wiki/Coupe_du_monde_de_football#cite_ref-battles-ESPN_34-0" text:style-name="Internet_20_link" text:visited-style-name="Visited_20_Internet_20_Link">#cite_ref-battles-ESPN_34-0</text:a>"&gt;a&lt;/a&gt; &lt;a href="<text:a xlink:type="simple" xlink:href="view-source:https://fr.wikipedia.org/wiki/Coupe_du_monde_de_football#cite_ref-battles-ESPN_34-1" text:style-name="Internet_20_link" text:visited-style-name="Visited_20_Internet_20_Link">#cite_ref-battles-ESPN_34-1</text:a>"&gt;b&lt;/a&gt; et &lt;a href="<text:a xlink:type="simple" xlink:href="view-source:https://fr.wikipedia.org/wiki/Coupe_du_monde_de_football#cite_ref-battles-ESPN_34-2" text:style-name="Internet_20_link" text:visited-style-name="Visited_20_Internet_20_Link">#cite_ref-battles-ESPN_34-2</text:a>"&gt;c&lt;/a&gt;&lt;/sup&gt; &lt;/span&gt;&lt;span class="reference-text"&gt;&lt;span class="ouvrage" id="Hackett2010"&gt;&lt;span class="ouvrage" id="Robin_Hackett2010"&gt;&lt;abbr class="abbr indicateur-langue" title="Langue&amp;#32;: anglais"&gt;(en)&lt;/abbr&gt; Robin Hackett, &lt;span lang="en"&gt;&lt;a rel="nofollow" class="external text" href="<text:a xlink:type="simple" xlink:href="view-source:http://soccernet.espn.go.com/world-cup/columns/story?id=743111&amp;cc=5739&amp;ver=global" text:style-name="Internet_20_link" text:visited-style-name="Visited_20_Internet_20_Link">http://soccernet.espn.go.com/world-cup/columns/story?id=743111&amp;amp;cc=5739&amp;amp;ver=global</text:a>"&gt;«&amp;#160;&lt;cite style="font-style: normal;"&gt;First XI: World Cup battles&lt;/cite&gt;&amp;#160;»&lt;/a&gt;&lt;/span&gt;, sur &lt;span class="italique"&gt;soccernet.espn.go.com&lt;/span&gt;, &lt;time class="nowrap" datetime="2010-02-24" data-sort-value="2010-02-24"&gt;24 février 2010&lt;/time&gt; &lt;small style="line-height:1em;"&gt;(consulté le &lt;span class="nowrap"&gt;13 mai 2010&lt;/span&gt;)&lt;/small&gt;&lt;/span&gt;&lt;/span&gt;.&lt;/span&gt;</text:p>
      <text:p text:style-name="Preformatted_20_Text"><text:bookmark text:name="line2123"/>&lt;/li&gt;</text:p>
      <text:p text:style-name="Preformatted_20_Text"><text:bookmark text:name="line2124"/>&lt;li id="cite_note-35"&gt;&lt;span class="noprint renvois_vers_le_texte"&gt;&lt;a href="<text:a xlink:type="simple" xlink:href="view-source:https://fr.wikipedia.org/wiki/Coupe_du_monde_de_football#cite_ref-35" text:style-name="Internet_20_link" text:visited-style-name="Visited_20_Internet_20_Link">#cite_ref-35</text:a>"&gt;↑&lt;/a&gt; &lt;/span&gt;&lt;span class="reference-text"&gt;&lt;span class="ouvrage"&gt;&lt;abbr class="abbr indicateur-langue" title="Langue&amp;#32;: anglais"&gt;(en)&lt;/abbr&gt; &lt;span lang="en"&gt;&lt;a rel="nofollow" class="external text" href="<text:a xlink:type="simple" xlink:href="view-source:https://www.worldsoccer.com/blogs/uruguay-v-hungary-1954-352539" text:style-name="Internet_20_link" text:visited-style-name="Visited_20_Internet_20_Link">https://www.worldsoccer.com/blogs/uruguay-v-hungary-1954-352539</text:a>"&gt;«&amp;#160;&lt;cite style="font-style: normal;"&gt;Uruguay-Hungary 1954&lt;/cite&gt;&amp;#160;»&lt;/a&gt;&lt;/span&gt;&lt;/span&gt;&lt;/span&gt;</text:p>
      <text:p text:style-name="Preformatted_20_Text"><text:bookmark text:name="line2125"/>&lt;/li&gt;</text:p>
      <text:p text:style-name="Preformatted_20_Text"><text:bookmark text:name="line2126"/>&lt;li id="cite_note-36"&gt;&lt;span class="noprint renvois_vers_le_texte"&gt;&lt;a href="<text:a xlink:type="simple" xlink:href="view-source:https://fr.wikipedia.org/wiki/Coupe_du_monde_de_football#cite_ref-36" text:style-name="Internet_20_link" text:visited-style-name="Visited_20_Internet_20_Link">#cite_ref-36</text:a>"&gt;↑&lt;/a&gt; &lt;/span&gt;&lt;span class="reference-text"&gt;&lt;i&gt;La grande histoire de la coupe du monde&lt;/i&gt;, L'équipe, 2009, &lt;abbr class="abbr nowrap italique" title="opere citato («&amp;#32;dans l&amp;#39;ouvrage cité&amp;#32;»)"&gt;op. cit.&lt;/abbr&gt;, &lt;abbr class="abbr" title="page(s)"&gt;p.&lt;/abbr&gt;&amp;#160;55, consulté le 13 mai 2010.&lt;/span&gt;</text:p>
      <text:p text:style-name="Preformatted_20_Text"><text:bookmark text:name="line2127"/>&lt;/li&gt;</text:p>
      <text:p text:style-name="Preformatted_20_Text"><text:bookmark text:name="line2128"/>&lt;li id="cite_note-37"&gt;&lt;span class="noprint renvois_vers_le_texte"&gt;&lt;a href="<text:a xlink:type="simple" xlink:href="view-source:https://fr.wikipedia.org/wiki/Coupe_du_monde_de_football#cite_ref-37" text:style-name="Internet_20_link" text:visited-style-name="Visited_20_Internet_20_Link">#cite_ref-37</text:a>"&gt;↑&lt;/a&gt; &lt;/span&gt;&lt;span class="reference-text"&gt;&lt;span class="ouvrage"&gt;&lt;a rel="nofollow" class="external text" href="<text:a xlink:type="simple" xlink:href="view-source:http://fr.fifa.com/classicfootball/matches/match=1278/index.html" text:style-name="Internet_20_link" text:visited-style-name="Visited_20_Internet_20_Link">http://fr.fifa.com/classicfootball/matches/match=1278/index.html</text:a>"&gt;«&amp;#160;&lt;cite style="font-style: normal;"&gt;Le miracle de Berne&lt;/cite&gt;&amp;#160;»&lt;/a&gt;, sur &lt;span class="italique"&gt;fr.fifa.com&lt;/span&gt; &lt;small style="line-height:1em;"&gt;(consulté le &lt;span class="nowrap"&gt;13 mai 2010&lt;/span&gt;)&lt;/small&gt;&lt;/span&gt;.&lt;/span&gt;</text:p>
      <text:p text:style-name="Preformatted_20_Text"><text:bookmark text:name="line2129"/>&lt;/li&gt;</text:p>
      <text:p text:style-name="Preformatted_20_Text"><text:bookmark text:name="line2130"/>&lt;li id="cite_note-CDM58voyage_en_première_classe-38"&gt;&lt;span class="noprint renvois_vers_le_texte"&gt;↑ &lt;sup&gt;&lt;a href="<text:a xlink:type="simple" xlink:href="view-source:https://fr.wikipedia.org/wiki/Coupe_du_monde_de_football#cite_ref-CDM58voyage_en_première_classe_38-0" text:style-name="Internet_20_link" text:visited-style-name="Visited_20_Internet_20_Link">#cite_ref-CDM58voyage_en_première_classe_38-0</text:a>"&gt;a&lt;/a&gt; et &lt;a href="<text:a xlink:type="simple" xlink:href="view-source:https://fr.wikipedia.org/wiki/Coupe_du_monde_de_football#cite_ref-CDM58voyage_en_première_classe_38-1" text:style-name="Internet_20_link" text:visited-style-name="Visited_20_Internet_20_Link">#cite_ref-CDM58voyage_en_première_classe_38-1</text:a>"&gt;b&lt;/a&gt;&lt;/sup&gt; &lt;/span&gt;&lt;span class="reference-text"&gt;&lt;span class="ouvrage" id="1998"&gt;&lt;cite class="italique"&gt;Les Bleus&amp;#160;: le livre officiel de l’équipe de France&lt;/cite&gt;, Paris, Solar, &lt;time&gt;1998&lt;/time&gt;, 180&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263-02819-6" text:style-name="Internet_20_link" text:visited-style-name="Visited_20_Internet_20_Link">/wiki/Sp%C3%A9cial:Ouvrages_de_r%C3%A9f%C3%A9rence/2-263-02819-6</text:a>" <text:soft-page-break/>title="Spécial:Ouvrages de référence/2-263-02819-6"&gt;&lt;span class="nowrap"&gt;2-263-02819-6&lt;/span&gt;&lt;/a&gt;)&lt;/small&gt;, &lt;abbr class="abbr" title="page(s)"&gt;p.&lt;/abbr&gt;&amp;#160;40 à 45, «&amp;#160;Coupe du monde 1958&amp;#160;: Voyage en première classe&amp;#160;»&lt;span class="Z3988" title="ctx_ver=Z39.88-2004&amp;amp;rft_val_fmt=info%3Aofi%2Ffmt%3Akev%3Amtx%3Abook&amp;amp;rft.genre=book&amp;amp;rft.btitle=Les+Bleus+%3A+le+livre+officiel+de+l%E2%80%99%C3%A9quipe+de+France&amp;amp;rft.place=Paris&amp;amp;rft.pub=Solar&amp;amp;rft.date=1998&amp;amp;rft.pages=40+%C3%A0+45%2C+%C2%AB+Coupe+du+monde+1958+%3A+Voyage+en+premi%C3%A8re+classe+%C2%BB&amp;amp;rft.tpages=180&amp;amp;rft.isbn=2-263-02819-6&amp;amp;rfr_id=info%3Asid%2Ffr.wikipedia.org%3ACoupe+du+monde+de+football" id="COinS_33329"&gt;&lt;/span&gt;&lt;/span&gt;.&lt;/span&gt;</text:p>
      <text:p text:style-name="Preformatted_20_Text"><text:bookmark text:name="line2131"/>&lt;/li&gt;</text:p>
      <text:p text:style-name="Preformatted_20_Text"><text:bookmark text:name="line2132"/>&lt;li id="cite_note-39"&gt;&lt;span class="noprint renvois_vers_le_texte"&gt;&lt;a href="<text:a xlink:type="simple" xlink:href="view-source:https://fr.wikipedia.org/wiki/Coupe_du_monde_de_football#cite_ref-39" text:style-name="Internet_20_link" text:visited-style-name="Visited_20_Internet_20_Link">#cite_ref-39</text:a>"&gt;↑&lt;/a&gt; &lt;/span&gt;&lt;span class="reference-text"&gt;&lt;i&gt;L'Équipe, 50 ans de sport&lt;/i&gt;, &lt;abbr class="abbr nowrap italique" title="opere citato («&amp;#32;dans l&amp;#39;ouvrage cité&amp;#32;»)"&gt;op. cit.&lt;/abbr&gt;, &lt;abbr class="abbr" title="page(s)"&gt;p.&lt;/abbr&gt;&amp;#160;190, «&amp;#160;Le Brésil, écrasant champion&amp;#160;» de Jacques Ferran. Consulté le 29 mai 2010.&lt;/span&gt;</text:p>
      <text:p text:style-name="Preformatted_20_Text"><text:bookmark text:name="line2133"/>&lt;/li&gt;</text:p>
      <text:p text:style-name="Preformatted_20_Text"><text:bookmark text:name="line2134"/>&lt;li id="cite_note-40"&gt;&lt;span class="noprint renvois_vers_le_texte"&gt;&lt;a href="<text:a xlink:type="simple" xlink:href="view-source:https://fr.wikipedia.org/wiki/Coupe_du_monde_de_football#cite_ref-40" text:style-name="Internet_20_link" text:visited-style-name="Visited_20_Internet_20_Link">#cite_ref-40</text:a>"&gt;↑&lt;/a&gt; &lt;/span&gt;&lt;span class="reference-text"&gt;&lt;i&gt;Les Bleus&amp;#160;: le livre officiel de l’équipe de France&lt;/i&gt;, &lt;abbr class="abbr nowrap italique" title="opere citato («&amp;#32;dans l&amp;#39;ouvrage cité&amp;#32;»)"&gt;op. cit.&lt;/abbr&gt;, &lt;abbr class="abbr" title="page(s)"&gt;p.&lt;/abbr&gt;&amp;#160;50 et 51, «&amp;#160;1960-1961&amp;#160;: le ressort est cassé&amp;#160;».&lt;/span&gt;</text:p>
      <text:p text:style-name="Preformatted_20_Text"><text:bookmark text:name="line2135"/>&lt;/li&gt;</text:p>
      <text:p text:style-name="Preformatted_20_Text"><text:bookmark text:name="line2136"/>&lt;li id="cite_note-retro1962-41"&gt;&lt;span class="noprint renvois_vers_le_texte"&gt;↑ &lt;sup&gt;&lt;a href="<text:a xlink:type="simple" xlink:href="view-source:https://fr.wikipedia.org/wiki/Coupe_du_monde_de_football#cite_ref-retro1962_41-0" text:style-name="Internet_20_link" text:visited-style-name="Visited_20_Internet_20_Link">#cite_ref-retro1962_41-0</text:a>"&gt;a&lt;/a&gt; et &lt;a href="<text:a xlink:type="simple" xlink:href="view-source:https://fr.wikipedia.org/wiki/Coupe_du_monde_de_football#cite_ref-retro1962_41-1" text:style-name="Internet_20_link" text:visited-style-name="Visited_20_Internet_20_Link">#cite_ref-retro1962_41-1</text:a>"&gt;b&lt;/a&gt;&lt;/sup&gt; &lt;/span&gt;&lt;span class="reference-text"&gt;&lt;span class="ouvrage" id="2006"&gt;&lt;a rel="nofollow" class="external text" href="<text:a xlink:type="simple" xlink:href="view-source:http://www.eurosport.fr/football/coupedumonde/2006/le-mondial-1962_sto869848/story.shtml" text:style-name="Internet_20_link" text:visited-style-name="Visited_20_Internet_20_Link">http://www.eurosport.fr/football/coupedumonde/2006/le-mondial-1962_sto869848/story.shtml</text:a>"&gt;«&amp;#160;&lt;cite style="font-style: normal;"&gt;Le Mondial 1962&lt;/cite&gt;&amp;#160;»&lt;/a&gt;, sur &lt;span class="italique"&gt;eurosport.fr&lt;/span&gt;, &lt;time class="nowrap" datetime="2006-04-17" data-sort-value="2006-04-17"&gt;17 avril 2006&lt;/time&gt; &lt;small style="line-height:1em;"&gt;(consulté le &lt;span class="nowrap"&gt;5 juin 2010&lt;/span&gt;)&lt;/small&gt;&lt;/span&gt;.&lt;/span&gt;</text:p>
      <text:p text:style-name="Preformatted_20_Text"><text:bookmark text:name="line2137"/>&lt;/li&gt;</text:p>
      <text:p text:style-name="Preformatted_20_Text"><text:bookmark text:name="line2138"/>&lt;li id="cite_note-FIFA1970-42"&gt;&lt;span class="noprint renvois_vers_le_texte"&gt;↑ &lt;sup&gt;&lt;a href="<text:a xlink:type="simple" xlink:href="view-source:https://fr.wikipedia.org/wiki/Coupe_du_monde_de_football#cite_ref-FIFA1970_42-0" text:style-name="Internet_20_link" text:visited-style-name="Visited_20_Internet_20_Link">#cite_ref-FIFA1970_42-0</text:a>"&gt;a&lt;/a&gt; &lt;a href="<text:a xlink:type="simple" xlink:href="view-source:https://fr.wikipedia.org/wiki/Coupe_du_monde_de_football#cite_ref-FIFA1970_42-1" text:style-name="Internet_20_link" text:visited-style-name="Visited_20_Internet_20_Link">#cite_ref-FIFA1970_42-1</text:a>"&gt;b&lt;/a&gt; et &lt;a href="<text:a xlink:type="simple" xlink:href="view-source:https://fr.wikipedia.org/wiki/Coupe_du_monde_de_football#cite_ref-FIFA1970_42-2" text:style-name="Internet_20_link" text:visited-style-name="Visited_20_Internet_20_Link">#cite_ref-FIFA1970_42-2</text:a>"&gt;c&lt;/a&gt;&lt;/sup&gt; &lt;/span&gt;&lt;span class="reference-text"&gt;&lt;span class="ouvrage"&gt;&lt;a rel="nofollow" class="external text" href="<text:a xlink:type="simple" xlink:href="view-source:http://fr.fifa.com/worldcup/archive/edition=32/overview.html" text:style-name="Internet_20_link" text:visited-style-name="Visited_20_Internet_20_Link">http://fr.fifa.com/worldcup/archive/edition=32/overview.html</text:a>"&gt;«&amp;#160;&lt;cite style="font-style: normal;"&gt;Le Mexique sous le charme des Brésiliens&lt;/cite&gt;&amp;#160;»&lt;/a&gt;, sur &lt;span class="italique"&gt;fr.fifa.com&lt;/span&gt; &lt;small style="line-height:1em;"&gt;(consulté le &lt;span class="nowrap"&gt;21 mai 2010&lt;/span&gt;)&lt;/small&gt;&lt;/span&gt;.&lt;/span&gt;</text:p>
      <text:p text:style-name="Preformatted_20_Text"><text:bookmark text:name="line2139"/>&lt;/li&gt;</text:p>
      <text:p text:style-name="Preformatted_20_Text"><text:bookmark text:name="line2140"/>&lt;li id="cite_note-43"&gt;&lt;span class="noprint renvois_vers_le_texte"&gt;&lt;a href="<text:a xlink:type="simple" xlink:href="view-source:https://fr.wikipedia.org/wiki/Coupe_du_monde_de_football#cite_ref-43" text:style-name="Internet_20_link" text:visited-style-name="Visited_20_Internet_20_Link">#cite_ref-43</text:a>"&gt;↑&lt;/a&gt; &lt;/span&gt;&lt;span class="reference-text"&gt;&lt;i&gt;L'Équipe, 50 ans de sport&lt;/i&gt;, &lt;abbr class="abbr nowrap italique" title="opere citato («&amp;#32;dans l&amp;#39;ouvrage cité&amp;#32;»)"&gt;op. cit.&lt;/abbr&gt;, &lt;abbr class="abbr" title="page(s)"&gt;p.&lt;/abbr&gt;&amp;#160;339, «&amp;#160;Italie-Allemagne&amp;#160;» de Jacques Étienne. Consulté le 29 mai 2010.&lt;/span&gt;</text:p>
      <text:p text:style-name="Preformatted_20_Text"><text:bookmark text:name="line2141"/>&lt;/li&gt;</text:p>
      <text:p text:style-name="Preformatted_20_Text"><text:bookmark text:name="line2142"/>&lt;li id="cite_note-44"&gt;&lt;span class="noprint renvois_vers_le_texte"&gt;&lt;a href="<text:a xlink:type="simple" xlink:href="view-source:https://fr.wikipedia.org/wiki/Coupe_du_monde_de_football#cite_ref-44" text:style-name="Internet_20_link" text:visited-style-name="Visited_20_Internet_20_Link">#cite_ref-44</text:a>"&gt;↑&lt;/a&gt; &lt;/span&gt;&lt;span class="reference-text"&gt;&lt;i&gt;L'Équipe, 50 ans de sport&lt;/i&gt;, &lt;abbr class="abbr nowrap italique" title="opere citato («&amp;#32;dans l&amp;#39;ouvrage cité&amp;#32;»)"&gt;op. cit.&lt;/abbr&gt;, &lt;abbr class="abbr" title="page(s)"&gt;p.&lt;/<text:soft-page-break/>abbr&gt;&amp;#160;337, «&amp;#160;Le verrou italien fracturé&amp;#160;» de Robert Vergne. Consulté le 29 mai 2010.&lt;/span&gt;</text:p>
      <text:p text:style-name="Preformatted_20_Text"><text:bookmark text:name="line2143"/>&lt;/li&gt;</text:p>
      <text:p text:style-name="Preformatted_20_Text"><text:bookmark text:name="line2144"/>&lt;li id="cite_note-45"&gt;&lt;span class="noprint renvois_vers_le_texte"&gt;&lt;a href="<text:a xlink:type="simple" xlink:href="view-source:https://fr.wikipedia.org/wiki/Coupe_du_monde_de_football#cite_ref-45" text:style-name="Internet_20_link" text:visited-style-name="Visited_20_Internet_20_Link">#cite_ref-45</text:a>"&gt;↑&lt;/a&gt; &lt;/span&gt;&lt;span class="reference-text"&gt;&lt;span class="ouvrage" id="AppadooCampistron2010"&gt;&lt;span class="ouvrage" id="Dave_AppadooLaurent_Campistron2010"&gt;Dave &lt;span class="nom_auteur"&gt;Appadoo&lt;/span&gt; et Laurent &lt;span class="nom_auteur"&gt;Campistron&lt;/span&gt;, «&amp;#160;&lt;cite style="font-style:normal;"&gt;Pelé 1970, le cerveau&lt;/cite&gt;&amp;#160;», &lt;i&gt;France Football&lt;/i&gt;, &lt;abbr class="abbr" title="numéro"&gt;n&lt;sup&gt;o&lt;/sup&gt;&lt;/abbr&gt;&amp;#160;3347,&amp;#8206; &lt;time class="nowrap" datetime="2010-06-01" data-sort-value="2010-06-01"&gt;&lt;abbr class="abbr" title="premier"&gt;1&lt;sup&gt;er&lt;/sup&gt;&lt;/abbr&gt; juin 2010&lt;/time&gt;, &lt;abbr class="abbr" title="page(s)"&gt;p.&lt;/abbr&gt;&amp;#160;60&lt;span class="Z3988" title="ctx_ver=Z39.88-2004&amp;amp;rft_val_fmt=info%3Aofi%2Ffmt%3Akev%3Amtx%3Ajournal&amp;amp;rft.genre=article&amp;amp;rft.atitle=Pel%C3%A9+1970%2C+le+cerveau&amp;amp;rft.jtitle=France+Football&amp;amp;rft.issue=3347&amp;amp;rft.aulast=Appadoo&amp;amp;rft.aufirst=Dave&amp;amp;rft.au=Campistron%2C+Laurent&amp;amp;rft.date=2010-06-01&amp;amp;rft.pages=60&amp;amp;rfr_id=info%3Asid%2Ffr.wikipedia.org%3ACoupe+du+monde+de+football" id="COinS_29334"&gt;&lt;/span&gt;&lt;/span&gt;&lt;/span&gt;.&lt;/span&gt;</text:p>
      <text:p text:style-name="Preformatted_20_Text"><text:bookmark text:name="line2145"/>&lt;/li&gt;</text:p>
      <text:p text:style-name="Preformatted_20_Text"><text:bookmark text:name="line2146"/>&lt;li id="cite_note-46"&gt;&lt;span class="noprint renvois_vers_le_texte"&gt;&lt;a href="<text:a xlink:type="simple" xlink:href="view-source:https://fr.wikipedia.org/wiki/Coupe_du_monde_de_football#cite_ref-46" text:style-name="Internet_20_link" text:visited-style-name="Visited_20_Internet_20_Link">#cite_ref-46</text:a>"&gt;↑&lt;/a&gt; &lt;/span&gt;&lt;span class="reference-text"&gt;&lt;span class="ouvrage"&gt;&lt;a rel="nofollow" class="external text" href="<text:a xlink:type="simple" xlink:href="view-source:http://fr.euronews.net/world-cup-nation/historique/1974/" text:style-name="Internet_20_link" text:visited-style-name="Visited_20_Internet_20_Link">http://fr.euronews.net/world-cup-nation/historique/1974/</text:a>"&gt;«&amp;#160;&lt;cite style="font-style: normal;"&gt;RFA 1974&lt;/cite&gt;&amp;#160;»&lt;/a&gt;, sur &lt;span class="italique"&gt;fr.euronews.net&lt;/span&gt; &lt;small style="line-height:1em;"&gt;(consulté le &lt;span class="nowrap"&gt;23 mai 2010&lt;/span&gt;)&lt;/small&gt;&lt;/span&gt;.&lt;/span&gt;</text:p>
      <text:p text:style-name="Preformatted_20_Text"><text:bookmark text:name="line2147"/>&lt;/li&gt;</text:p>
      <text:p text:style-name="Preformatted_20_Text"><text:bookmark text:name="line2148"/>&lt;li id="cite_note-47"&gt;&lt;span class="noprint renvois_vers_le_texte"&gt;&lt;a href="<text:a xlink:type="simple" xlink:href="view-source:https://fr.wikipedia.org/wiki/Coupe_du_monde_de_football#cite_ref-47" text:style-name="Internet_20_link" text:visited-style-name="Visited_20_Internet_20_Link">#cite_ref-47</text:a>"&gt;↑&lt;/a&gt; &lt;/span&gt;&lt;span class="reference-text"&gt;&lt;i&gt;L'Équipe, 50 ans de sport&lt;/i&gt;, &lt;abbr class="abbr nowrap italique" title="opere citato («&amp;#32;dans l&amp;#39;ouvrage cité&amp;#32;»)"&gt;op. cit.&lt;/abbr&gt;, &lt;abbr class="abbr" title="page(s)"&gt;p.&lt;/abbr&gt;&amp;#160;385, «&amp;#160;Et Muller a châtié la Hollande&amp;#160;» de Jean-Philippe Rethacker. Consulté le 29 mai 2010.&lt;/span&gt;</text:p>
      <text:p text:style-name="Preformatted_20_Text"><text:bookmark text:name="line2149"/>&lt;/li&gt;</text:p>
      <text:p text:style-name="Preformatted_20_Text"><text:bookmark text:name="line2150"/>&lt;li id="cite_note-FIFA1978-48"&gt;&lt;span class="noprint renvois_vers_le_texte"&gt;↑ &lt;sup&gt;&lt;a href="<text:a xlink:type="simple" xlink:href="view-source:https://fr.wikipedia.org/wiki/Coupe_du_monde_de_football#cite_ref-FIFA1978_48-0" text:style-name="Internet_20_link" text:visited-style-name="Visited_20_Internet_20_Link">#cite_ref-FIFA1978_48-0</text:a>"&gt;a&lt;/a&gt; et &lt;a href="<text:a xlink:type="simple" xlink:href="view-source:https://fr.wikipedia.org/wiki/Coupe_du_monde_de_football#cite_ref-FIFA1978_48-1" text:style-name="Internet_20_link" text:visited-style-name="Visited_20_Internet_20_Link">#cite_ref-FIFA1978_48-1</text:a>"&gt;b&lt;/a&gt;&lt;/sup&gt; &lt;/span&gt;&lt;span class="reference-text"&gt;&lt;span class="ouvrage"&gt;&lt;a rel="nofollow" class="external text" href="<text:a xlink:type="simple" xlink:href="view-source:http://fr.fifa.com/worldcup/archive/edition=50/overview.html" text:style-name="Internet_20_link" text:visited-style-name="Visited_20_Internet_20_Link">http://fr.fifa.com/worldcup/archive/edition=50/overview.html</text:a>"&gt;«&amp;#160;&lt;cite style="font-style: normal;"&gt;Kempes soulève le trophée sous les papelitos&lt;/cite&gt;&amp;#160;»&lt;/a&gt;, sur &lt;span class="italique"&gt;fr.fifa.com&lt;/span&gt; &lt;small style="line-height:1em;"&gt;(consulté le &lt;span class="nowrap"&gt;23 mai 2010&lt;/span&gt;)&lt;/small&gt;&lt;/span&gt;.&lt;/span&gt;</text:p>
      <text:p text:style-name="Preformatted_20_Text"><text:bookmark text:name="line2151"/>&lt;/li&gt;</text:p>
      <text:p text:style-name="Preformatted_20_Text"><text:bookmark text:name="line2152"/>&lt;li id="cite_note-49"&gt;&lt;span class="noprint renvois_vers_le_texte"&gt;&lt;a href="<text:a xlink:type="simple" xlink:href="view-source:https://fr.wikipedia.org/wiki/Coupe_du_monde_de_football#cite_ref-49" text:style-name="Internet_20_link" text:visited-style-name="Visited_20_Internet_20_Link">#cite_ref-49</text:a>"&gt;↑&lt;/a&gt; &lt;/span&gt;&lt;span class="reference-text"&gt;&lt;span class="ouvrage"&gt;&lt;a rel="nofollow" class="external text" href="<text:a xlink:type="simple" xlink:href="view-source:http://fr.fifa.com/worldcup/archive/edition=50/preliminaries/index.html" text:style-name="Internet_20_link" text:visited-style-name="Visited_20_Internet_20_Link">http://fr.fifa.com/worldcup/archive/edition=50/preliminaries/index.html</text:a>"&gt;«&amp;#160;&lt;cite style="font-style: normal;"&gt;Coupe du monde de la FIFA, Argentine 1978 Qualifications&lt;/cite&gt;&amp;#160;»&lt;/a&gt;, sur &lt;span class="italique"&gt;fr.fifa.com&lt;/span&gt; &lt;small style="line-height:1em;"&gt;(consulté le &lt;span class="nowrap"&gt;23 mai 2010&lt;/span&gt;)&lt;/small&gt;&lt;/span&gt;.&lt;/span&gt;</text:p>
      <text:p text:style-name="Preformatted_20_Text"><text:bookmark text:name="line2153"/>&lt;/li&gt;</text:p>
      <text:p text:style-name="Preformatted_20_Text"><text:bookmark text:name="line2154"/>&lt;li id="cite_note-50"&gt;&lt;span class="noprint renvois_vers_le_texte"&gt;&lt;a href="<text:a xlink:type="simple" xlink:href="view-source:https://fr.wikipedia.org/wiki/Coupe_du_monde_de_football#cite_ref-50" text:style-name="Internet_20_link" text:visited-style-name="Visited_20_Internet_20_Link">#cite_ref-50</text:a>"&gt;↑&lt;/a&gt; &lt;/span&gt;&lt;span class="reference-text"&gt;&lt;span class="ouvrage"&gt;&lt;a rel="nofollow" class="external text" <text:soft-page-break/>href="<text:a xlink:type="simple" xlink:href="view-source:http://fr.fifa.com/worldcup/archive/edition=50/results/matches/match=2201/report.html" text:style-name="Internet_20_link" text:visited-style-name="Visited_20_Internet_20_Link">http://fr.fifa.com/worldcup/archive/edition=50/results/matches/match=2201/report.html</text:a>"&gt;«&amp;#160;&lt;cite style="font-style: normal;"&gt;Rapport du match Argentine - Pérou du 21 juin 1978&lt;/cite&gt;&amp;#160;»&lt;/a&gt;, sur &lt;span class="italique"&gt;fr.fifa.com&lt;/span&gt; &lt;small style="line-height:1em;"&gt;(consulté le &lt;span class="nowrap"&gt;23 mai 2010&lt;/span&gt;)&lt;/small&gt;&lt;/span&gt;.&lt;/span&gt;</text:p>
      <text:p text:style-name="Preformatted_20_Text"><text:bookmark text:name="line2155"/>&lt;/li&gt;</text:p>
      <text:p text:style-name="Preformatted_20_Text"><text:bookmark text:name="line2156"/>&lt;li id="cite_note-51"&gt;&lt;span class="noprint renvois_vers_le_texte"&gt;&lt;a href="<text:a xlink:type="simple" xlink:href="view-source:https://fr.wikipedia.org/wiki/Coupe_du_monde_de_football#cite_ref-51" text:style-name="Internet_20_link" text:visited-style-name="Visited_20_Internet_20_Link">#cite_ref-51</text:a>"&gt;↑&lt;/a&gt; &lt;/span&gt;&lt;span class="reference-text"&gt;&lt;span class="ouvrage" id="Stevenson2010"&gt;&lt;span class="ouvrage" id="Jonathan_Stevenson2010"&gt;&lt;abbr class="abbr indicateur-langue" title="Langue&amp;#32;: anglais"&gt;(en)&lt;/abbr&gt; Jonathan Stevenson, &lt;span lang="en"&gt;&lt;a rel="nofollow" class="external text" href="<text:a xlink:type="simple" xlink:href="view-source:http://www.bbc.co.uk/blogs/jonathanstevenson/2010/05/the_story_of_the_1978_world_cu.html" text:style-name="Internet_20_link" text:visited-style-name="Visited_20_Internet_20_Link">http://www.bbc.co.uk/blogs/jonathanstevenson/2010/05/the_story_of_the_1978_world_cu.html</text:a>"&gt;«&amp;#160;&lt;cite style="font-style: normal;"&gt;The story of the 1978 World Cup&lt;/cite&gt;&amp;#160;»&lt;/a&gt;&lt;/span&gt;, sur &lt;span class="italique"&gt;bbc.co.uk&lt;/span&gt;, &lt;time class="nowrap" datetime="2010-05-18" data-sort-value="2010-05-18"&gt;18 mai 2010&lt;/time&gt; &lt;small style="line-height:1em;"&gt;(consulté le &lt;span class="nowrap"&gt;23 mai 2010&lt;/span&gt;)&lt;/small&gt;&lt;/span&gt;&lt;/span&gt;.&lt;/span&gt;</text:p>
      <text:p text:style-name="Preformatted_20_Text"><text:bookmark text:name="line2157"/>&lt;/li&gt;</text:p>
      <text:p text:style-name="Preformatted_20_Text"><text:bookmark text:name="line2158"/>&lt;li id="cite_note-52"&gt;&lt;span class="noprint renvois_vers_le_texte"&gt;&lt;a href="<text:a xlink:type="simple" xlink:href="view-source:https://fr.wikipedia.org/wiki/Coupe_du_monde_de_football#cite_ref-52" text:style-name="Internet_20_link" text:visited-style-name="Visited_20_Internet_20_Link">#cite_ref-52</text:a>"&gt;↑&lt;/a&gt; &lt;/span&gt;&lt;span class="reference-text"&gt;&lt;i&gt;L'Équipe, 50 ans de sport&lt;/i&gt;, &lt;abbr class="abbr nowrap italique" title="opere citato («&amp;#32;dans l&amp;#39;ouvrage cité&amp;#32;»)"&gt;op. cit.&lt;/abbr&gt;, &lt;abbr class="abbr" title="page(s)"&gt;p.&lt;/abbr&gt;&amp;#160;433, «&amp;#160;Kempes, le messie&amp;#160;» de Jean Cornu. Consulté le 29 mai 2010.&lt;/span&gt;</text:p>
      <text:p text:style-name="Preformatted_20_Text"><text:bookmark text:name="line2159"/>&lt;/li&gt;</text:p>
      <text:p text:style-name="Preformatted_20_Text"><text:bookmark text:name="line2160"/>&lt;li id="cite_note-53"&gt;&lt;span class="noprint renvois_vers_le_texte"&gt;&lt;a href="<text:a xlink:type="simple" xlink:href="view-source:https://fr.wikipedia.org/wiki/Coupe_du_monde_de_football#cite_ref-53" text:style-name="Internet_20_link" text:visited-style-name="Visited_20_Internet_20_Link">#cite_ref-53</text:a>"&gt;↑&lt;/a&gt; &lt;/span&gt;&lt;span class="reference-text"&gt;&lt;i&gt;L'Équipe, 50 ans de sport&lt;/i&gt;, &lt;abbr class="abbr nowrap italique" title="opere citato («&amp;#32;dans l&amp;#39;ouvrage cité&amp;#32;»)"&gt;op. cit.&lt;/abbr&gt;, &lt;abbr class="abbr" title="page(s)"&gt;p.&lt;/abbr&gt;&amp;#160;432, «&amp;#160;L'Argentine au sommet&amp;#160;» de Gérard Ernault. Consulté le 29 mai 2010.&lt;/span&gt;</text:p>
      <text:p text:style-name="Preformatted_20_Text"><text:bookmark text:name="line2161"/>&lt;/li&gt;</text:p>
      <text:p text:style-name="Preformatted_20_Text"><text:bookmark text:name="line2162"/>&lt;li id="cite_note-54"&gt;&lt;span class="noprint renvois_vers_le_texte"&gt;&lt;a href="<text:a xlink:type="simple" xlink:href="view-source:https://fr.wikipedia.org/wiki/Coupe_du_monde_de_football#cite_ref-54" text:style-name="Internet_20_link" text:visited-style-name="Visited_20_Internet_20_Link">#cite_ref-54</text:a>"&gt;↑&lt;/a&gt; &lt;/span&gt;&lt;span class="reference-text"&gt;&lt;span class="ouvrage"&gt;&lt;a rel="nofollow" class="external text" href="<text:a xlink:type="simple" xlink:href="view-source:http://fr.euronews.net/world-cup-nation/historique/1978/" text:style-name="Internet_20_link" text:visited-style-name="Visited_20_Internet_20_Link">http://fr.euronews.net/world-cup-nation/historique/1978/</text:a>"&gt;«&amp;#160;&lt;cite style="font-style: normal;"&gt;Argentine 1978&lt;/cite&gt;&amp;#160;»&lt;/a&gt;, sur &lt;span class="italique"&gt;fr.euronews.net&lt;/span&gt; &lt;small style="line-height:1em;"&gt;(consulté le &lt;span class="nowrap"&gt;23 mai 2010&lt;/span&gt;)&lt;/small&gt;&lt;/span&gt;.&lt;/span&gt;</text:p>
      <text:p text:style-name="Preformatted_20_Text"><text:bookmark text:name="line2163"/>&lt;/li&gt;</text:p>
      <text:p text:style-name="Preformatted_20_Text"><text:bookmark text:name="line2164"/>&lt;li id="cite_note-55"&gt;&lt;span class="noprint renvois_vers_le_texte"&gt;&lt;a href="<text:a xlink:type="simple" xlink:href="view-source:https://fr.wikipedia.org/wiki/Coupe_du_monde_de_football#cite_ref-55" text:style-name="Internet_20_link" text:visited-style-name="Visited_20_Internet_20_Link">#cite_ref-55</text:a>"&gt;↑&lt;/a&gt; &lt;/span&gt;&lt;span class="reference-text"&gt;&lt;i&gt;L’intégrale de l’équipe de France de football, 1904-1998&lt;/i&gt;, &lt;abbr class="abbr nowrap italique" title="opere citato («&amp;#32;dans l&amp;#39;ouvrage cité&amp;#32;»)"&gt;op. cit.&lt;/abbr&gt;, &lt;abbr class="abbr" title="page(s)"&gt;p.&lt;/abbr&gt;&amp;#160;274.&lt;/span&gt;</text:p>
      <text:p text:style-name="Preformatted_20_Text"><text:bookmark text:name="line2165"/>&lt;/li&gt;</text:p>
      <text:p text:style-name="Preformatted_20_Text"><text:bookmark text:name="line2166"/>&lt;li id="cite_note-56"&gt;&lt;span class="noprint renvois_vers_le_texte"&gt;&lt;a href="<text:a xlink:type="simple" xlink:href="view-source:https://fr.wikipedia.org/wiki/Coupe_du_monde_de_football#cite_ref-56" text:style-name="Internet_20_link" text:visited-style-name="Visited_20_Internet_20_Link">#cite_ref-56</text:a>"&gt;↑&lt;/a&gt; &lt;/span&gt;&lt;span class="reference-text"&gt;&lt;i&gt;L'Équipe, 50 ans de sport&lt;/i&gt;, &lt;abbr class="abbr nowrap italique" title="opere citato («&amp;#32;dans l&amp;#39;ouvrage cité&amp;#32;»)"&gt;op. cit.&lt;/abbr&gt;, &lt;abbr class="abbr" title="page(s)"&gt;p.&lt;/abbr&gt;&amp;#160;483, «&amp;#160;Si près du paradis&amp;#160;» de Gérard Ernault. Consulté le 29 mai 2010.&lt;/span&gt;</text:p>
      <text:p text:style-name="Preformatted_20_Text"><text:bookmark text:name="line2167"/>&lt;/li&gt;</text:p>
      <text:p text:style-name="Preformatted_20_Text"><text:bookmark text:name="line2168"/>&lt;li id="cite_note-57"&gt;&lt;span class="noprint renvois_vers_le_texte"&gt;&lt;a href="<text:a xlink:type="simple" xlink:href="view-source:https://fr.wikipedia.org/wiki/Coupe_du_monde_de_football#cite_ref-57" text:style-name="Internet_20_link" text:visited-style-name="Visited_20_Internet_20_Link">#cite_ref-57</text:a>"&gt;↑&lt;/a&gt; &lt;/span&gt;&lt;span class="reference-text"&gt;&lt;i&gt;L'Équipe, 50 ans de sport&lt;/i&gt;, &lt;abbr class="abbr nowrap italique" title="opere citato («&amp;#32;dans l&amp;#39;ouvrage cité&amp;#32;»)"&gt;op. cit.&lt;/abbr&gt;, &lt;abbr class="abbr" title="page(s)"&gt;p.&lt;/abbr&gt;&amp;#160;486, «&amp;#160;Le Calcio triomphant&amp;#160;» de Jacques Ferran. Consulté le 29 mai 2010.&lt;/span&gt;</text:p>
      <text:p text:style-name="Preformatted_20_Text"><text:bookmark text:name="line2169"/><text:soft-page-break/>&lt;/li&gt;</text:p>
      <text:p text:style-name="Preformatted_20_Text"><text:bookmark text:name="line2170"/>&lt;li id="cite_note-58"&gt;&lt;span class="noprint renvois_vers_le_texte"&gt;&lt;a href="<text:a xlink:type="simple" xlink:href="view-source:https://fr.wikipedia.org/wiki/Coupe_du_monde_de_football#cite_ref-58" text:style-name="Internet_20_link" text:visited-style-name="Visited_20_Internet_20_Link">#cite_ref-58</text:a>"&gt;↑&lt;/a&gt; &lt;/span&gt;&lt;span class="reference-text"&gt;&lt;i&gt;L'Équipe, 50 ans de sport&lt;/i&gt;, &lt;abbr class="abbr nowrap italique" title="opere citato («&amp;#32;dans l&amp;#39;ouvrage cité&amp;#32;»)"&gt;op. cit.&lt;/abbr&gt;, &lt;abbr class="abbr" title="page(s)"&gt;p.&lt;/abbr&gt;&amp;#160;487, «&amp;#160;Le rachat de Rossi&amp;#160;» de Victor Sinet. Consulté le 29 mai 2010.&lt;/span&gt;</text:p>
      <text:p text:style-name="Preformatted_20_Text"><text:bookmark text:name="line2171"/>&lt;/li&gt;</text:p>
      <text:p text:style-name="Preformatted_20_Text"><text:bookmark text:name="line2172"/>&lt;li id="cite_note-59"&gt;&lt;span class="noprint renvois_vers_le_texte"&gt;&lt;a href="<text:a xlink:type="simple" xlink:href="view-source:https://fr.wikipedia.org/wiki/Coupe_du_monde_de_football#cite_ref-59" text:style-name="Internet_20_link" text:visited-style-name="Visited_20_Internet_20_Link">#cite_ref-59</text:a>"&gt;↑&lt;/a&gt; &lt;/span&gt;&lt;span class="reference-text"&gt;&lt;i&gt;L'Équipe, 50 ans de sport&lt;/i&gt;, &lt;abbr class="abbr nowrap italique" title="opere citato («&amp;#32;dans l&amp;#39;ouvrage cité&amp;#32;»)"&gt;op. cit.&lt;/abbr&gt;, &lt;abbr class="abbr" title="page(s)"&gt;p.&lt;/abbr&gt;&amp;#160;536, «&amp;#160;Foot de bonheur&amp;#160;!&amp;#160;» de Gérard Ejnès. Consulté le 29 mai 2010.&lt;/span&gt;</text:p>
      <text:p text:style-name="Preformatted_20_Text"><text:bookmark text:name="line2173"/>&lt;/li&gt;</text:p>
      <text:p text:style-name="Preformatted_20_Text"><text:bookmark text:name="line2174"/>&lt;li id="cite_note-60"&gt;&lt;span class="noprint renvois_vers_le_texte"&gt;&lt;a href="<text:a xlink:type="simple" xlink:href="view-source:https://fr.wikipedia.org/wiki/Coupe_du_monde_de_football#cite_ref-60" text:style-name="Internet_20_link" text:visited-style-name="Visited_20_Internet_20_Link">#cite_ref-60</text:a>"&gt;↑&lt;/a&gt; &lt;/span&gt;&lt;span class="reference-text"&gt;&lt;i&gt;L'Équipe, 50 ans de sport&lt;/i&gt;, &lt;abbr class="abbr nowrap italique" title="opere citato («&amp;#32;dans l&amp;#39;ouvrage cité&amp;#32;»)"&gt;op. cit.&lt;/abbr&gt;, &lt;abbr class="abbr" title="page(s)"&gt;p.&lt;/abbr&gt;&amp;#160;535, «&amp;#160;Le plus haut tango&amp;#160;» de Gérard Ernault. Consulté le 29 mai 2010.&lt;/span&gt;</text:p>
      <text:p text:style-name="Preformatted_20_Text"><text:bookmark text:name="line2175"/>&lt;/li&gt;</text:p>
      <text:p text:style-name="Preformatted_20_Text"><text:bookmark text:name="line2176"/>&lt;li id="cite_note-61"&gt;&lt;span class="noprint renvois_vers_le_texte"&gt;&lt;a href="<text:a xlink:type="simple" xlink:href="view-source:https://fr.wikipedia.org/wiki/Coupe_du_monde_de_football#cite_ref-61" text:style-name="Internet_20_link" text:visited-style-name="Visited_20_Internet_20_Link">#cite_ref-61</text:a>"&gt;↑&lt;/a&gt; &lt;/span&gt;&lt;span class="reference-text"&gt;&lt;span class="ouvrage" id="Dini1994"&gt;&lt;span class="ouvrage" id="Vittorio_Dini1994"&gt;Vittorio &lt;span class="nom_auteur"&gt;Dini&lt;/span&gt;, «&amp;#160;&lt;cite style="font-style:normal;"&gt;Maradona, héros napolitain&lt;/cite&gt;&amp;#160;», &lt;i&gt;Actes de la recherche en sciences sociales&lt;/i&gt;, &lt;abbr class="abbr" title="numéro"&gt;n&lt;sup&gt;o&lt;/sup&gt;&lt;/abbr&gt;&amp;#160;103,&amp;#8206; &lt;time&gt;1994&lt;/time&gt;, &lt;abbr class="abbr" title="page(s)"&gt;p.&lt;/abbr&gt;&amp;#160;75 à 78 &lt;small style="line-height:1em;"&gt;(&lt;a rel="nofollow" class="external text" href="<text:a xlink:type="simple" xlink:href="view-source:http://www.persee.fr/web/revues/home/prescript/article/arss_0335-5322_1994_num_103_1_3101" text:style-name="Internet_20_link" text:visited-style-name="Visited_20_Internet_20_Link">http://www.persee.fr/web/revues/home/prescript/article/arss_0335-5322_1994_num_103_1_3101</text:a>"&gt;lire en ligne&lt;/a&gt;)&lt;/small&gt;&lt;span class="Z3988" title="ctx_ver=Z39.88-2004&amp;amp;rft_val_fmt=info%3Aofi%2Ffmt%3Akev%3Amtx%3Ajournal&amp;amp;rft.genre=article&amp;amp;rft.atitle=Maradona%2C+h%C3%A9ros+napolitain&amp;amp;rft.jtitle=Actes+de+la+recherche+en+sciences+sociales&amp;amp;rft.issue=103&amp;amp;rft.aulast=Dini&amp;amp;rft.aufirst=Vittorio&amp;amp;rft.date=1994&amp;amp;rft.pages=75+%C3%A0+78&amp;amp;rfr_id=info%3Asid%2Ffr.wikipedia.org%3ACoupe+du+monde+de+football" id="COinS_30369"&gt;&lt;/span&gt;&lt;/span&gt;&lt;/span&gt;.&lt;/span&gt;</text:p>
      <text:p text:style-name="Preformatted_20_Text"><text:bookmark text:name="line2177"/>&lt;/li&gt;</text:p>
      <text:p text:style-name="Preformatted_20_Text"><text:bookmark text:name="line2178"/>&lt;li id="cite_note-finale1990-62"&gt;&lt;span class="noprint renvois_vers_le_texte"&gt;↑ &lt;sup&gt;&lt;a href="<text:a xlink:type="simple" xlink:href="view-source:https://fr.wikipedia.org/wiki/Coupe_du_monde_de_football#cite_ref-finale1990_62-0" text:style-name="Internet_20_link" text:visited-style-name="Visited_20_Internet_20_Link">#cite_ref-finale1990_62-0</text:a>"&gt;a&lt;/a&gt; et &lt;a href="<text:a xlink:type="simple" xlink:href="view-source:https://fr.wikipedia.org/wiki/Coupe_du_monde_de_football#cite_ref-finale1990_62-1" text:style-name="Internet_20_link" text:visited-style-name="Visited_20_Internet_20_Link">#cite_ref-finale1990_62-1</text:a>"&gt;b&lt;/a&gt;&lt;/sup&gt; &lt;/span&gt;&lt;span class="reference-text"&gt;&lt;i&gt;L'Équipe, 50 ans de sport&lt;/i&gt;, &lt;abbr class="abbr nowrap italique" title="opere citato («&amp;#32;dans l&amp;#39;ouvrage cité&amp;#32;»)"&gt;op. cit.&lt;/abbr&gt;, &lt;abbr class="abbr" title="page(s)"&gt;p.&lt;/abbr&gt;&amp;#160;593, «&amp;#160;RFA&amp;#160;: un triplé attendu&amp;#160;» de Victor Sinet. Consulté le 29 mai 2010.&lt;/span&gt;</text:p>
      <text:p text:style-name="Preformatted_20_Text"><text:bookmark text:name="line2179"/>&lt;/li&gt;</text:p>
      <text:p text:style-name="Preformatted_20_Text"><text:bookmark text:name="line2180"/>&lt;li id="cite_note-retro1994-63"&gt;&lt;span class="noprint renvois_vers_le_texte"&gt;↑ &lt;sup&gt;&lt;a href="<text:a xlink:type="simple" xlink:href="view-source:https://fr.wikipedia.org/wiki/Coupe_du_monde_de_football#cite_ref-retro1994_63-0" text:style-name="Internet_20_link" text:visited-style-name="Visited_20_Internet_20_Link">#cite_ref-retro1994_63-0</text:a>"&gt;a&lt;/a&gt; &lt;a href="<text:a xlink:type="simple" xlink:href="view-source:https://fr.wikipedia.org/wiki/Coupe_du_monde_de_football#cite_ref-retro1994_63-1" text:style-name="Internet_20_link" text:visited-style-name="Visited_20_Internet_20_Link">#cite_ref-retro1994_63-1</text:a>"&gt;b&lt;/a&gt; &lt;a href="<text:a xlink:type="simple" xlink:href="view-source:https://fr.wikipedia.org/wiki/Coupe_du_monde_de_football#cite_ref-retro1994_63-2" text:style-name="Internet_20_link" text:visited-style-name="Visited_20_Internet_20_Link">#cite_ref-retro1994_63-2</text:a>"&gt;c&lt;/a&gt; et &lt;a href="<text:a xlink:type="simple" xlink:href="view-source:https://fr.wikipedia.org/wiki/Coupe_du_monde_de_football#cite_ref-retro1994_63-3" text:style-name="Internet_20_link" text:visited-style-name="Visited_20_Internet_20_Link">#cite_ref-retro1994_63-3</text:a>"&gt;d&lt;/a&gt;&lt;/sup&gt; &lt;/span&gt;&lt;span class="reference-text"&gt;&lt;span class="ouvrage" id="Dupuis2010"&gt;&lt;span class="ouvrage" id="Maxime_Dupuis2010"&gt;Maxime Dupuis, &lt;a rel="nofollow" class="external text" href="<text:a xlink:type="simple" xlink:href="view-source:http://coupe-du-monde.tf1.fr/actu-coupe-du-monde/le-mondial-1994-5868111.html" text:style-name="Internet_20_link" text:visited-style-name="Visited_20_Internet_20_Link">http://coupe-du-monde.tf1.fr/actu-coupe-du-monde/le-mondial-1994-5868111.html</text:a>"&gt;«&amp;#160;&lt;cite style="font-style: normal;"&gt;Rétro&amp;#160;: Le Mondial 1994&lt;/cite&gt;&amp;#160;»&lt;/a&gt;, sur &lt;span class="italique"&gt;coupe-du-monde.tf1.fr&lt;/span&gt;, &lt;time class="nowrap" datetime="2010-06-02" data-sort-value="2010-06-02"&gt;2 juin 2010&lt;/time&gt; &lt;small style="line-height:1em;"&gt;(consulté le &lt;span class="nowrap"&gt;2 juin 2010&lt;/span&gt;)&lt;/small&gt;&lt;/span&gt;&lt;/span&gt;.&lt;/span&gt;</text:p>
      <text:p text:style-name="Preformatted_20_Text"><text:bookmark text:name="line2181"/><text:soft-page-break/>&lt;/li&gt;</text:p>
      <text:p text:style-name="Preformatted_20_Text"><text:bookmark text:name="line2182"/>&lt;li id="cite_note-finale1994-64"&gt;&lt;span class="noprint renvois_vers_le_texte"&gt;↑ &lt;sup&gt;&lt;a href="<text:a xlink:type="simple" xlink:href="view-source:https://fr.wikipedia.org/wiki/Coupe_du_monde_de_football#cite_ref-finale1994_64-0" text:style-name="Internet_20_link" text:visited-style-name="Visited_20_Internet_20_Link">#cite_ref-finale1994_64-0</text:a>"&gt;a&lt;/a&gt; &lt;a href="<text:a xlink:type="simple" xlink:href="view-source:https://fr.wikipedia.org/wiki/Coupe_du_monde_de_football#cite_ref-finale1994_64-1" text:style-name="Internet_20_link" text:visited-style-name="Visited_20_Internet_20_Link">#cite_ref-finale1994_64-1</text:a>"&gt;b&lt;/a&gt; et &lt;a href="<text:a xlink:type="simple" xlink:href="view-source:https://fr.wikipedia.org/wiki/Coupe_du_monde_de_football#cite_ref-finale1994_64-2" text:style-name="Internet_20_link" text:visited-style-name="Visited_20_Internet_20_Link">#cite_ref-finale1994_64-2</text:a>"&gt;c&lt;/a&gt;&lt;/sup&gt; &lt;/span&gt;&lt;span class="reference-text"&gt;&lt;i&gt;L'Équipe, 50 ans de sport&lt;/i&gt;, &lt;abbr class="abbr nowrap italique" title="opere citato («&amp;#32;dans l&amp;#39;ouvrage cité&amp;#32;»)"&gt;op. cit.&lt;/abbr&gt;, &lt;abbr class="abbr" title="page(s)"&gt;p.&lt;/abbr&gt;&amp;#160;655, «&amp;#160;Le Brésil à l'arraché&amp;#160;» de Patrick Urbini. Consulté le 29 mai 2010.&lt;/span&gt;</text:p>
      <text:p text:style-name="Preformatted_20_Text"><text:bookmark text:name="line2183"/>&lt;/li&gt;</text:p>
      <text:p text:style-name="Preformatted_20_Text"><text:bookmark text:name="line2184"/>&lt;li id="cite_note-65"&gt;&lt;span class="noprint renvois_vers_le_texte"&gt;&lt;a href="<text:a xlink:type="simple" xlink:href="view-source:https://fr.wikipedia.org/wiki/Coupe_du_monde_de_football#cite_ref-65" text:style-name="Internet_20_link" text:visited-style-name="Visited_20_Internet_20_Link">#cite_ref-65</text:a>"&gt;↑&lt;/a&gt; &lt;/span&gt;&lt;span class="reference-text"&gt;&lt;a href="<text:a xlink:type="simple" xlink:href="view-source:https://fr.wikipedia.org/wiki/Dominique_Grimault" text:style-name="Internet_20_link" text:visited-style-name="Visited_20_Internet_20_Link">/wiki/Dominique_Grimault</text:a>" title="Dominique Grimault"&gt;Dominique Grimault&lt;/a&gt;, &lt;i&gt;Les Bleus&amp;#160;: le livre officiel de l’équipe de France&lt;/i&gt;, Paris, Solar, 1998.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978-2-263-02819-9" text:style-name="Internet_20_link" text:visited-style-name="Visited_20_Internet_20_Link">/wiki/Sp%C3%A9cial:Ouvrages_de_r%C3%A9f%C3%A9rence/978-2-263-02819-9</text:a>" title="Spécial:Ouvrages de référence/978-2-263-02819-9"&gt;&lt;span class="nowrap"&gt;978-2-263-02819-9&lt;/span&gt;&lt;/a&gt;)&lt;/small&gt;, &lt;abbr class="abbr" title="page(s)"&gt;p.&lt;/abbr&gt;&amp;#160;128 et 129, «&amp;#160;Laurent Blanc&amp;#160;: Seule la victoire est jolie&amp;#160;».&lt;/span&gt;</text:p>
      <text:p text:style-name="Preformatted_20_Text"><text:bookmark text:name="line2185"/>&lt;/li&gt;</text:p>
      <text:p text:style-name="Preformatted_20_Text"><text:bookmark text:name="line2186"/>&lt;li id="cite_note-66"&gt;&lt;span class="noprint renvois_vers_le_texte"&gt;&lt;a href="<text:a xlink:type="simple" xlink:href="view-source:https://fr.wikipedia.org/wiki/Coupe_du_monde_de_football#cite_ref-66" text:style-name="Internet_20_link" text:visited-style-name="Visited_20_Internet_20_Link">#cite_ref-66</text:a>"&gt;↑&lt;/a&gt; &lt;/span&gt;&lt;span class="reference-text"&gt;&lt;i&gt;Les Bleus&amp;#160;: le livre officiel de l’équipe de France&lt;/i&gt;, &lt;abbr class="abbr nowrap italique" title="opere citato («&amp;#32;dans l&amp;#39;ouvrage cité&amp;#32;»)"&gt;op. cit.&lt;/abbr&gt;, &lt;abbr class="abbr" title="page(s)"&gt;p.&lt;/abbr&gt;&amp;#160;130 et 131, «&amp;#160;L'Italie à leur botte&amp;#160;: la Squadra est française&amp;#160;!&amp;#160;».&lt;/span&gt;</text:p>
      <text:p text:style-name="Preformatted_20_Text"><text:bookmark text:name="line2187"/>&lt;/li&gt;</text:p>
      <text:p text:style-name="Preformatted_20_Text"><text:bookmark text:name="line2188"/>&lt;li id="cite_note-67"&gt;&lt;span class="noprint renvois_vers_le_texte"&gt;&lt;a href="<text:a xlink:type="simple" xlink:href="view-source:https://fr.wikipedia.org/wiki/Coupe_du_monde_de_football#cite_ref-67" text:style-name="Internet_20_link" text:visited-style-name="Visited_20_Internet_20_Link">#cite_ref-67</text:a>"&gt;↑&lt;/a&gt; &lt;/span&gt;&lt;span class="reference-text"&gt;&lt;i&gt;Les Bleus&amp;#160;: le livre officiel de l’équipe de France&lt;/i&gt;, &lt;abbr class="abbr nowrap italique" title="opere citato («&amp;#32;dans l&amp;#39;ouvrage cité&amp;#32;»)"&gt;op. cit.&lt;/abbr&gt;, &lt;abbr class="abbr" title="page(s)"&gt;p.&lt;/abbr&gt;&amp;#160;132 et 133, «&amp;#160;Thuram&amp;#160;: «&amp;#160;On est en finale&amp;#160;»&amp;#160;».&lt;/span&gt;</text:p>
      <text:p text:style-name="Preformatted_20_Text"><text:bookmark text:name="line2189"/>&lt;/li&gt;</text:p>
      <text:p text:style-name="Preformatted_20_Text"><text:bookmark text:name="line2190"/>&lt;li id="cite_note-68"&gt;&lt;span class="noprint renvois_vers_le_texte"&gt;&lt;a href="<text:a xlink:type="simple" xlink:href="view-source:https://fr.wikipedia.org/wiki/Coupe_du_monde_de_football#cite_ref-68" text:style-name="Internet_20_link" text:visited-style-name="Visited_20_Internet_20_Link">#cite_ref-68</text:a>"&gt;↑&lt;/a&gt; &lt;/span&gt;&lt;span class="reference-text"&gt;&lt;i&gt;Les Bleus&amp;#160;: le livre officiel de l’équipe de France&lt;/i&gt;, &lt;abbr class="abbr nowrap italique" title="opere citato («&amp;#32;dans l&amp;#39;ouvrage cité&amp;#32;»)"&gt;op. cit.&lt;/abbr&gt;, &lt;abbr class="abbr" title="page(s)"&gt;p.&lt;/abbr&gt;&amp;#160;134 et 135, «&amp;#160;Zidane, l'arc de triomphe&amp;#160;».&lt;/span&gt;</text:p>
      <text:p text:style-name="Preformatted_20_Text"><text:bookmark text:name="line2191"/>&lt;/li&gt;</text:p>
      <text:p text:style-name="Preformatted_20_Text"><text:bookmark text:name="line2192"/>&lt;li id="cite_note-69"&gt;&lt;span class="noprint renvois_vers_le_texte"&gt;&lt;a href="<text:a xlink:type="simple" xlink:href="view-source:https://fr.wikipedia.org/wiki/Coupe_du_monde_de_football#cite_ref-69" text:style-name="Internet_20_link" text:visited-style-name="Visited_20_Internet_20_Link">#cite_ref-69</text:a>"&gt;↑&lt;/a&gt; &lt;/span&gt;&lt;span class="reference-text"&gt;&lt;span class="ouvrage" id="2002"&gt;&lt;abbr class="abbr indicateur-langue" title="Langue&amp;#32;: anglais"&gt;(en)&lt;/abbr&gt; &lt;span lang="en"&gt;&lt;a rel="nofollow" class="external text" href="<text:a xlink:type="simple" xlink:href="view-source:http://news.bbc.co.uk/sport3/worldcup2002/hi/matches_wallchart/germany_v_brazil/newsid_2067000/2067939.stm" text:style-name="Internet_20_link" text:visited-style-name="Visited_20_Internet_20_Link">http://news.bbc.co.uk/sport3/worldcup2002/hi/matches_wallchart/germany_v_brazil/newsid_2067000/2067939.stm</text:a>"&gt;«&amp;#160;&lt;cite style="font-style: normal;"&gt;Brazil crowned world champions&lt;/cite&gt;&amp;#160;»&lt;/a&gt;&lt;/span&gt;, sur &lt;span class="italique"&gt;news.bbc.co.uk&lt;/span&gt;, &lt;time class="nowrap" datetime="2002-06-30" data-sort-value="2002-06-30"&gt;30 juin 2002&lt;/time&gt; &lt;small style="line-height:1em;"&gt;(consulté le &lt;span class="nowrap"&gt;23 mai 2010&lt;/span&gt;)&lt;/small&gt;&lt;/span&gt;.&lt;/span&gt;</text:p>
      <text:p text:style-name="Preformatted_20_Text"><text:bookmark text:name="line2193"/>&lt;/li&gt;</text:p>
      <text:p text:style-name="Preformatted_20_Text"><text:bookmark text:name="line2194"/>&lt;li id="cite_note-FIFA2002-70"&gt;&lt;span class="noprint renvois_vers_le_texte"&gt;↑ &lt;sup&gt;&lt;a href="<text:a xlink:type="simple" xlink:href="view-source:https://fr.wikipedia.org/wiki/Coupe_du_monde_de_football#cite_ref-FIFA2002_70-0" text:style-name="Internet_20_link" text:visited-style-name="Visited_20_Internet_20_Link">#cite_ref-FIFA2002_70-0</text:a>"&gt;a&lt;/a&gt; et &lt;a href="<text:a xlink:type="simple" xlink:href="view-source:https://fr.wikipedia.org/wiki/Coupe_du_monde_de_football#cite_ref-FIFA2002_70-1" text:style-name="Internet_20_link" text:visited-style-name="Visited_20_Internet_20_Link">#cite_ref-FIFA2002_70-1</text:a>"&gt;b&lt;/a&gt;&lt;/sup&gt; &lt;/span&gt;&lt;span class="reference-text"&gt;&lt;span class="ouvrage"&gt;&lt;a rel="nofollow" class="external text" <text:soft-page-break/>href="<text:a xlink:type="simple" xlink:href="view-source:http://fr.fifa.com/worldcup/archive/edition=4395/overview.html" text:style-name="Internet_20_link" text:visited-style-name="Visited_20_Internet_20_Link">http://fr.fifa.com/worldcup/archive/edition=4395/overview.html</text:a>"&gt;«&amp;#160;&lt;cite style="font-style: normal;"&gt;Ronaldo renaît en Asie&lt;/cite&gt;&amp;#160;»&lt;/a&gt;, sur &lt;span class="italique"&gt;fr.fifa.com&lt;/span&gt; &lt;small style="line-height:1em;"&gt;(consulté le &lt;span class="nowrap"&gt;23 mai 2010&lt;/span&gt;)&lt;/small&gt;&lt;/span&gt;.&lt;/span&gt;</text:p>
      <text:p text:style-name="Preformatted_20_Text"><text:bookmark text:name="line2195"/>&lt;/li&gt;</text:p>
      <text:p text:style-name="Preformatted_20_Text"><text:bookmark text:name="line2196"/>&lt;li id="cite_note-71"&gt;&lt;span class="noprint renvois_vers_le_texte"&gt;&lt;a href="<text:a xlink:type="simple" xlink:href="view-source:https://fr.wikipedia.org/wiki/Coupe_du_monde_de_football#cite_ref-71" text:style-name="Internet_20_link" text:visited-style-name="Visited_20_Internet_20_Link">#cite_ref-71</text:a>"&gt;↑&lt;/a&gt; &lt;/span&gt;&lt;span class="reference-text"&gt;&lt;span class="ouvrage"&gt;&lt;a rel="nofollow" class="external text" href="<text:a xlink:type="simple" xlink:href="view-source:http://mondial.lemonde.fr/coupe-du-monde-2010/cm2002/coupe-du-monde-2002.html" text:style-name="Internet_20_link" text:visited-style-name="Visited_20_Internet_20_Link">http://mondial.lemonde.fr/coupe-du-monde-2010/cm2002/coupe-du-monde-2002.html</text:a>"&gt;«&amp;#160;&lt;cite style="font-style: normal;"&gt;Coupe du monde 2002&lt;/cite&gt;&amp;#160;»&lt;/a&gt;, sur &lt;span class="italique"&gt;mondial.lemonde.fr&lt;/span&gt; &lt;small style="line-height:1em;"&gt;(consulté le &lt;span class="nowrap"&gt;24 mai 2010&lt;/span&gt;)&lt;/small&gt;&lt;/span&gt;.&lt;/span&gt;</text:p>
      <text:p text:style-name="Preformatted_20_Text"><text:bookmark text:name="line2197"/>&lt;/li&gt;</text:p>
      <text:p text:style-name="Preformatted_20_Text"><text:bookmark text:name="line2198"/>&lt;li id="cite_note-72"&gt;&lt;span class="noprint renvois_vers_le_texte"&gt;&lt;a href="<text:a xlink:type="simple" xlink:href="view-source:https://fr.wikipedia.org/wiki/Coupe_du_monde_de_football#cite_ref-72" text:style-name="Internet_20_link" text:visited-style-name="Visited_20_Internet_20_Link">#cite_ref-72</text:a>"&gt;↑&lt;/a&gt; &lt;/span&gt;&lt;span class="reference-text"&gt;&lt;span class="ouvrage" id="Belga2010"&gt;&lt;span class="ouvrage" id="Ag._Belga2010"&gt;Ag. Belga, &lt;a rel="nofollow" class="external text" href="<text:a xlink:type="simple" xlink:href="view-source:http://www.7sur7.be/7s7/fr/5736/Mondial-2010/article/detail/1131889/2010/07/11/La-finale-au-plus-grand-nombre-de-cartons.dhtml" text:style-name="Internet_20_link" text:visited-style-name="Visited_20_Internet_20_Link">http://www.7sur7.be/7s7/fr/5736/Mondial-2010/article/detail/1131889/2010/07/11/La-finale-au-plus-grand-nombre-de-cartons.dhtml</text:a>"&gt;«&amp;#160;&lt;cite style="font-style: normal;"&gt;La finale au plus grand nombre de cartons&lt;/cite&gt;&amp;#160;»&lt;/a&gt;, sur &lt;span class="italique"&gt;7sur7.be&lt;/span&gt;, 7 sur 7, &lt;time class="nowrap" datetime="2010-07-11" data-sort-value="2010-07-11"&gt;11 juillet 2010&lt;/time&gt; &lt;small style="line-height:1em;"&gt;(consulté le &lt;span class="nowrap"&gt;12 juillet 2010&lt;/span&gt;)&lt;/small&gt;&lt;/span&gt;&lt;/span&gt;.&lt;/span&gt;</text:p>
      <text:p text:style-name="Preformatted_20_Text"><text:bookmark text:name="line2199"/>&lt;/li&gt;</text:p>
      <text:p text:style-name="Preformatted_20_Text"><text:bookmark text:name="line2200"/>&lt;li id="cite_note-73"&gt;&lt;span class="noprint renvois_vers_le_texte"&gt;&lt;a href="<text:a xlink:type="simple" xlink:href="view-source:https://fr.wikipedia.org/wiki/Coupe_du_monde_de_football#cite_ref-73" text:style-name="Internet_20_link" text:visited-style-name="Visited_20_Internet_20_Link">#cite_ref-73</text:a>"&gt;↑&lt;/a&gt; &lt;/span&gt;&lt;span class="reference-text"&gt;&lt;span class="ouvrage" id="2018"&gt;&lt;a rel="nofollow" class="external text" href="<text:a xlink:type="simple" xlink:href="view-source:https://www.lequipe.fr/Football/Actualites/Un-dernier-carre-de-la-coupe-du-monde-sans-equipe-sud-americaine-pour-la-cinquieme-fois-de-l-histoire/920107" text:style-name="Internet_20_link" text:visited-style-name="Visited_20_Internet_20_Link">https://www.lequipe.fr/Football/Actualites/Un-dernier-carre-de-la-coupe-du-monde-sans-equipe-sud-americaine-pour-la-cinquieme-fois-de-l-histoire/920107</text:a>"&gt;«&amp;#160;&lt;cite style="font-style: normal;"&gt;Un dernier carré de la Coupe du monde sans équipe sud-américaine pour la cinquième fois de l'histoire&lt;/cite&gt;&amp;#160;»&lt;/a&gt;, sur &lt;span class="italique"&gt;lequipe.fr&lt;/span&gt;, &lt;time class="nowrap" datetime="2018-07-06" data-sort-value="2018-07-06"&gt;6 juillet 2018&lt;/time&gt; &lt;small style="line-height:1em;"&gt;(consulté le &lt;span class="nowrap"&gt;6 juillet 2018&lt;/span&gt;)&lt;/small&gt;&lt;/span&gt;.&lt;/span&gt;</text:p>
      <text:p text:style-name="Preformatted_20_Text"><text:bookmark text:name="line2201"/>&lt;/li&gt;</text:p>
      <text:p text:style-name="Preformatted_20_Text"><text:bookmark text:name="line2202"/>&lt;li id="cite_note-74"&gt;&lt;span class="noprint renvois_vers_le_texte"&gt;&lt;a href="<text:a xlink:type="simple" xlink:href="view-source:https://fr.wikipedia.org/wiki/Coupe_du_monde_de_football#cite_ref-74" text:style-name="Internet_20_link" text:visited-style-name="Visited_20_Internet_20_Link">#cite_ref-74</text:a>"&gt;↑&lt;/a&gt; &lt;/span&gt;&lt;span class="reference-text"&gt;&lt;abbr class="abbr indicateur-langue" title="Langue&amp;#32;: anglais"&gt;(en)&lt;/abbr&gt; &lt;a rel="nofollow" class="external text" href="<text:a xlink:type="simple" xlink:href="view-source:http://www.rsssf.com/tablesw/worldcup.html" text:style-name="Internet_20_link" text:visited-style-name="Visited_20_Internet_20_Link">http://www.rsssf.com/tablesw/worldcup.html</text:a>"&gt;World Cup 1930-2010&lt;/a&gt;, &lt;a href="<text:a xlink:type="simple" xlink:href="view-source:https://fr.wikipedia.org/wiki/RSSSF" text:style-name="Internet_20_link" text:visited-style-name="Visited_20_Internet_20_Link">/wiki/RSSSF</text:a>" class="mw-redirect" title="RSSSF"&gt;RSSSF&lt;/a&gt;.&lt;/span&gt;</text:p>
      <text:p text:style-name="Preformatted_20_Text"><text:bookmark text:name="line2203"/>&lt;/li&gt;</text:p>
      <text:p text:style-name="Preformatted_20_Text"><text:bookmark text:name="line2204"/>&lt;li id="cite_note-75"&gt;&lt;span class="noprint renvois_vers_le_texte"&gt;&lt;a href="<text:a xlink:type="simple" xlink:href="view-source:https://fr.wikipedia.org/wiki/Coupe_du_monde_de_football#cite_ref-75" text:style-name="Internet_20_link" text:visited-style-name="Visited_20_Internet_20_Link">#cite_ref-75</text:a>"&gt;↑&lt;/a&gt; &lt;/span&gt;&lt;span class="reference-text"&gt;&lt;a rel="nofollow" class="external text" href="<text:a xlink:type="simple" xlink:href="view-source:https://www.fifa.com/worldcup/archive/edition=1/index.html" text:style-name="Internet_20_link" text:visited-style-name="Visited_20_Internet_20_Link">https://www.fifa.com/worldcup/archive/edition=1/index.html</text:a>"&gt;Site de la FIFA&lt;/a&gt;.&lt;/span&gt;</text:p>
      <text:p text:style-name="Preformatted_20_Text"><text:bookmark text:name="line2205"/>&lt;/li&gt;</text:p>
      <text:p text:style-name="Preformatted_20_Text"><text:bookmark text:name="line2206"/>&lt;li id="cite_note-78"&gt;&lt;span class="noprint renvois_vers_le_texte"&gt;&lt;a href="<text:a xlink:type="simple" xlink:href="view-source:https://fr.wikipedia.org/wiki/Coupe_du_monde_de_football#cite_ref-78" text:style-name="Internet_20_link" text:visited-style-name="Visited_20_Internet_20_Link">#cite_ref-78</text:a>"&gt;↑&lt;/a&gt; &lt;/span&gt;&lt;span class="reference-text"&gt;&lt;span class="ouvrage"&gt;&lt;abbr class="abbr indicateur-langue" title="Langue&amp;#32;: anglais"&gt;(en)&lt;/abbr&gt; &lt;span lang="en"&gt;&lt;a rel="nofollow" class="external text" href="<text:a xlink:type="simple" xlink:href="view-source:https://www.fifa.com/worldcup/archive/edition=4395/preliminaries/preliminary=3863/matches/match=22243/report.html" text:style-name="Internet_20_link" text:visited-style-name="Visited_20_Internet_20_Link">https://www.fifa.com/worldcup/archive/edition=4395/preliminaries/preliminary=3863/matches/match=22243/report.html</text:a>"&gt;«&amp;#160;&lt;cite style="font-style: normal;"&gt;Rapport du match Australie - Samoa américaines du 11 avril 2001&lt;/cite&gt;&amp;#160;»&lt;/a&gt;&lt;/span&gt;, sur &lt;span class="italique"&gt;fifa.com&lt;/span&gt; &lt;small <text:soft-page-break/>style="line-height:1em;"&gt;(consulté le &lt;span class="nowrap"&gt;31 mai 2010&lt;/span&gt;)&lt;/small&gt;&lt;/span&gt;.&lt;/span&gt;</text:p>
      <text:p text:style-name="Preformatted_20_Text"><text:bookmark text:name="line2207"/>&lt;/li&gt;</text:p>
      <text:p text:style-name="Preformatted_20_Text"><text:bookmark text:name="line2208"/>&lt;li id="cite_note-79"&gt;&lt;span class="noprint renvois_vers_le_texte"&gt;&lt;a href="<text:a xlink:type="simple" xlink:href="view-source:https://fr.wikipedia.org/wiki/Coupe_du_monde_de_football#cite_ref-79" text:style-name="Internet_20_link" text:visited-style-name="Visited_20_Internet_20_Link">#cite_ref-79</text:a>"&gt;↑&lt;/a&gt; &lt;/span&gt;&lt;span class="reference-text"&gt;&lt;span class="ouvrage" id="2001"&gt;&lt;abbr class="abbr indicateur-langue" title="Langue&amp;#32;: anglais"&gt;(en)&lt;/abbr&gt; &lt;span lang="en"&gt;&lt;a rel="nofollow" class="external text" href="<text:a xlink:type="simple" xlink:href="view-source:http://news.bbc.co.uk/sport2/hi/football/world_cup_2002/1271854.stm" text:style-name="Internet_20_link" text:visited-style-name="Visited_20_Internet_20_Link">http://news.bbc.co.uk/sport2/hi/football/world_cup_2002/1271854.stm</text:a>"&gt;«&amp;#160;&lt;cite style="font-style: normal;"&gt;Aussie footballers smash world record&lt;/cite&gt;&amp;#160;»&lt;/a&gt;&lt;/span&gt;, sur &lt;span class="italique"&gt;news.bbc.co.uk&lt;/span&gt;, &lt;time class="nowrap" datetime="2001-04-11" data-sort-value="2001-04-11"&gt;11 avril 2001&lt;/time&gt; &lt;small style="line-height:1em;"&gt;(consulté le &lt;span class="nowrap"&gt;31 mai 2010&lt;/span&gt;)&lt;/small&gt;&lt;/span&gt;.&lt;/span&gt;</text:p>
      <text:p text:style-name="Preformatted_20_Text"><text:bookmark text:name="line2209"/>&lt;/li&gt;</text:p>
      <text:p text:style-name="Preformatted_20_Text"><text:bookmark text:name="line2210"/>&lt;li id="cite_note-80"&gt;&lt;span class="noprint renvois_vers_le_texte"&gt;&lt;a href="<text:a xlink:type="simple" xlink:href="view-source:https://fr.wikipedia.org/wiki/Coupe_du_monde_de_football#cite_ref-80" text:style-name="Internet_20_link" text:visited-style-name="Visited_20_Internet_20_Link">#cite_ref-80</text:a>"&gt;↑&lt;/a&gt; &lt;/span&gt;&lt;span class="reference-text"&gt;&lt;span class="ouvrage" id="BraunDulucDupontRuissel2009"&gt;&lt;span class="ouvrage" id="Didier_BraunVincent_DulucRégis_DupontCéline_Ruissel2009"&gt;Didier &lt;span class="nom_auteur"&gt;Braun&lt;/span&gt;, Vincent &lt;span class="nom_auteur"&gt;Duluc&lt;/span&gt;, Régis &lt;span class="nom_auteur"&gt;Dupont&lt;/span&gt;, Céline &lt;span class="nom_auteur"&gt;Ruissel&lt;/span&gt; et &lt;span class="nom_auteur"&gt;Collectif&lt;/span&gt;, &lt;cite class="italique"&gt;La grande histoire de la coupe du monde&lt;/cite&gt;, L'Équipe, &lt;time class="nowrap" datetime="2009-10-21" data-sort-value="2009-10-21"&gt;21 octobre 2009&lt;/time&gt;, 239&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915535-81-7" text:style-name="Internet_20_link" text:visited-style-name="Visited_20_Internet_20_Link">/wiki/Sp%C3%A9cial:Ouvrages_de_r%C3%A9f%C3%A9rence/2-915535-81-7</text:a>" title="Spécial:Ouvrages de référence/2-915535-81-7"&gt;&lt;span class="nowrap"&gt;2-915535-81-7&lt;/span&gt;&lt;/a&gt;, &lt;a rel="nofollow" class="external text" href="<text:a xlink:type="simple" xlink:href="view-source:https://books.google.fr/books?id=Et9orLFtZSYC&amp;printsec=frontcover&amp;dq=coupe+du+monde&amp;hl=fr&amp;ei=VyvrS-O_DJab-Ab7-IiqBA&amp;sa=X&amp;oi=book_result&amp;ct=result&amp;resnum=2&amp;ved=0CEYQ6AEwAQ#v=onepage&amp;q&amp;f=false" text:style-name="Internet_20_link" text:visited-style-name="Visited_20_Internet_20_Link">https://books.google.fr/books?id=Et9orLFtZSYC&amp;amp;printsec=frontcover&amp;amp;dq=coupe+du+monde&amp;amp;hl=fr&amp;amp;ei=VyvrS-O_DJab-Ab7-IiqBA&amp;amp;sa=X&amp;amp;oi=book_result&amp;amp;ct=result&amp;amp;resnum=2&amp;amp;ved=0CEYQ6AEwAQ#v=onepage&amp;amp;q&amp;amp;f=false</text:a>"&gt;lire en ligne&lt;/a&gt;)&lt;/small&gt;, &lt;abbr class="abbr" title="page(s)"&gt;p.&lt;/abbr&gt;&amp;#160;18&lt;span class="Z3988" title="ctx_ver=Z39.88-2004&amp;amp;rft_val_fmt=info%3Aofi%2Ffmt%3Akev%3Amtx%3Abook&amp;amp;rft.genre=book&amp;amp;rft.btitle=La+grande+histoire+de+la+coupe+du+monde&amp;amp;rft.pub=L%27%C3%89quipe&amp;amp;rft.aulast=Braun&amp;amp;rft.aufirst=Didier&amp;amp;rft.au=Duluc%2C+Vincent&amp;amp;rft.au=Dupont%2C+R%C3%A9gis&amp;amp;rft.au=Ruissel%2C+C%C3%A9line&amp;amp;rft.au=Collectif&amp;amp;rft.date=2009-10-21&amp;amp;rft.pages=18&amp;amp;rft.tpages=239&amp;amp;rft.isbn=2-915535-81-7&amp;amp;rfr_id=info%3Asid%2Ffr.wikipedia.org%3ACoupe+du+monde+de+football" id="COinS_36945"&gt;&lt;/span&gt;&lt;/span&gt;&lt;/span&gt;.&lt;/span&gt;</text:p>
      <text:p text:style-name="Preformatted_20_Text"><text:bookmark text:name="line2211"/>&lt;/li&gt;</text:p>
      <text:p text:style-name="Preformatted_20_Text"><text:bookmark text:name="line2212"/>&lt;li id="cite_note-81"&gt;&lt;span class="noprint renvois_vers_le_texte"&gt;&lt;a href="<text:a xlink:type="simple" xlink:href="view-source:https://fr.wikipedia.org/wiki/Coupe_du_monde_de_football#cite_ref-81" text:style-name="Internet_20_link" text:visited-style-name="Visited_20_Internet_20_Link">#cite_ref-81</text:a>"&gt;↑&lt;/a&gt; &lt;/span&gt;&lt;span class="reference-text"&gt;&lt;span class="ouvrage"&gt;&lt;a rel="nofollow" class="external text" href="<text:a xlink:type="simple" xlink:href="view-source:http://www.fff.fr/servfff/fiche_joueur_new/match.php?id_match=636" text:style-name="Internet_20_link" text:visited-style-name="Visited_20_Internet_20_Link">http://www.fff.fr/servfff/fiche_joueur_new/match.php?id_match=636</text:a>"&gt;«&amp;#160;&lt;cite style="font-style: normal;"&gt;Mexique-France 1930&lt;/cite&gt;&amp;#160;»&lt;/a&gt;, sur &lt;span class="italique"&gt;fff.fr&lt;/span&gt;&lt;/span&gt;&lt;/span&gt;</text:p>
      <text:p text:style-name="Preformatted_20_Text"><text:bookmark text:name="line2213"/>&lt;/li&gt;</text:p>
      <text:p text:style-name="Preformatted_20_Text"><text:bookmark text:name="line2214"/>&lt;li id="cite_note-82"&gt;&lt;span class="noprint renvois_vers_le_texte"&gt;&lt;a href="<text:a xlink:type="simple" xlink:href="view-source:https://fr.wikipedia.org/wiki/Coupe_du_monde_de_football#cite_ref-82" text:style-name="Internet_20_link" text:visited-style-name="Visited_20_Internet_20_Link">#cite_ref-82</text:a>"&gt;↑&lt;/a&gt; &lt;/span&gt;&lt;span class="reference-text"&gt;Collectif, «&amp;#160;Lucien Laurent entre dans le livre d'or&amp;#160;», &lt;i&gt;Chronique des Bleus&amp;#160;: l'épopée des Bleus depuis 1904&lt;/i&gt;, Éditions Chronique-&lt;a href="<text:a xlink:type="simple" xlink:href="view-source:https://fr.wikipedia.org/wiki/Dargaud" text:style-name="Internet_20_link" text:visited-style-name="Visited_20_Internet_20_Link">/wiki/Dargaud</text:a>" title="Dargaud"&gt;Dargaud&lt;/a&gt;, &lt;a href="<text:a xlink:type="simple" xlink:href="view-source:https://fr.wikipedia.org/wiki/Bassillac" text:style-name="Internet_20_link" text:visited-style-name="Visited_20_Internet_20_Link">/wiki/Bassillac</text:a>" title="Bassillac"&gt;Bassillac&lt;/a&gt;, 2002, p. 46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text:soft-page-break/>href="<text:a xlink:type="simple" xlink:href="view-source:https://fr.wikipedia.org/wiki/Spécial:Ouvrages_de_référence/2-20505-322-1" text:style-name="Internet_20_link" text:visited-style-name="Visited_20_Internet_20_Link">/wiki/Sp%C3%A9cial:Ouvrages_de_r%C3%A9f%C3%A9rence/2-20505-322-1</text:a>" title="Spécial:Ouvrages de référence/2-20505-322-1"&gt;&lt;span class="nowrap"&gt;2-20505-322-1&lt;/span&gt;&lt;/a&gt;)&lt;/small&gt;.&lt;/span&gt;</text:p>
      <text:p text:style-name="Preformatted_20_Text"><text:bookmark text:name="line2215"/>&lt;/li&gt;</text:p>
      <text:p text:style-name="Preformatted_20_Text"><text:bookmark text:name="line2216"/>&lt;li id="cite_note-83"&gt;&lt;span class="noprint renvois_vers_le_texte"&gt;&lt;a href="<text:a xlink:type="simple" xlink:href="view-source:https://fr.wikipedia.org/wiki/Coupe_du_monde_de_football#cite_ref-83" text:style-name="Internet_20_link" text:visited-style-name="Visited_20_Internet_20_Link">#cite_ref-83</text:a>"&gt;↑&lt;/a&gt; &lt;/span&gt;&lt;span class="reference-text"&gt;Thierry Roland, &lt;i&gt;La fabuleuse histoire de la Coupe du monde&lt;/i&gt;, &lt;abbr class="abbr nowrap italique" title="opere citato («&amp;#32;dans l&amp;#39;ouvrage cité&amp;#32;»)"&gt;op. cit.&lt;/abbr&gt;, &lt;abbr class="abbr" title="page(s)"&gt;p.&lt;/abbr&gt;&amp;#160;719, consulté le 10 mai 2010.&lt;/span&gt;</text:p>
      <text:p text:style-name="Preformatted_20_Text"><text:bookmark text:name="line2217"/>&lt;/li&gt;</text:p>
      <text:p text:style-name="Preformatted_20_Text"><text:bookmark text:name="line2218"/>&lt;li id="cite_note-84"&gt;&lt;span class="noprint renvois_vers_le_texte"&gt;&lt;a href="<text:a xlink:type="simple" xlink:href="view-source:https://fr.wikipedia.org/wiki/Coupe_du_monde_de_football#cite_ref-84" text:style-name="Internet_20_link" text:visited-style-name="Visited_20_Internet_20_Link">#cite_ref-84</text:a>"&gt;↑&lt;/a&gt; &lt;/span&gt;&lt;span class="reference-text"&gt;&lt;span class="ouvrage"&gt;&lt;abbr class="abbr indicateur-langue" title="Langue&amp;#32;: anglais"&gt;(en)&lt;/abbr&gt; &lt;span lang="en"&gt;&lt;a rel="nofollow" class="external text" href="<text:a xlink:type="simple" xlink:href="view-source:http://www.rsssf.com/tables/30all-scor.html" text:style-name="Internet_20_link" text:visited-style-name="Visited_20_Internet_20_Link">http://www.rsssf.com/tables/30all-scor.html</text:a>"&gt;«&amp;#160;&lt;cite style="font-style: normal;"&gt;World Cup 1930-2006 - Final Tournaments - Top-100 Goal Scorers&lt;/cite&gt;&amp;#160;»&lt;/a&gt;&lt;/span&gt;, RSSSF &lt;small style="line-height:1em;"&gt;(consulté le &lt;span class="nowrap"&gt;23 mai 2010&lt;/span&gt;)&lt;/small&gt;&lt;/span&gt;.&lt;/span&gt;</text:p>
      <text:p text:style-name="Preformatted_20_Text"><text:bookmark text:name="line2219"/>&lt;/li&gt;</text:p>
      <text:p text:style-name="Preformatted_20_Text"><text:bookmark text:name="line2220"/>&lt;li id="cite_note-85"&gt;&lt;span class="noprint renvois_vers_le_texte"&gt;&lt;a href="<text:a xlink:type="simple" xlink:href="view-source:https://fr.wikipedia.org/wiki/Coupe_du_monde_de_football#cite_ref-85" text:style-name="Internet_20_link" text:visited-style-name="Visited_20_Internet_20_Link">#cite_ref-85</text:a>"&gt;↑&lt;/a&gt; &lt;/span&gt;&lt;span class="reference-text"&gt;&lt;span class="ouvrage"&gt;&lt;a rel="nofollow" class="external text" href="<text:a xlink:type="simple" xlink:href="view-source:http://fr.fifa.com/worldcup/archive/edition=84/results/matches/match=3079/report.html" text:style-name="Internet_20_link" text:visited-style-name="Visited_20_Internet_20_Link">http://fr.fifa.com/worldcup/archive/edition=84/results/matches/match=3079/report.html</text:a>"&gt;«&amp;#160;&lt;cite style="font-style: normal;"&gt;Rapport du match Russie - Cameroun du 28 juin 1994&lt;/cite&gt;&amp;#160;»&lt;/a&gt;, sur &lt;span class="italique"&gt;fr.fifa.com&lt;/span&gt; &lt;small style="line-height:1em;"&gt;(consulté le &lt;span class="nowrap"&gt;13 mai 2010&lt;/span&gt;)&lt;/small&gt;&lt;/span&gt;.&lt;/span&gt;</text:p>
      <text:p text:style-name="Preformatted_20_Text"><text:bookmark text:name="line2221"/>&lt;/li&gt;</text:p>
      <text:p text:style-name="Preformatted_20_Text"><text:bookmark text:name="line2222"/>&lt;li id="cite_note-FFrecordshommes-86"&gt;&lt;span class="noprint renvois_vers_le_texte"&gt;↑ &lt;sup&gt;&lt;a href="<text:a xlink:type="simple" xlink:href="view-source:https://fr.wikipedia.org/wiki/Coupe_du_monde_de_football#cite_ref-FFrecordshommes_86-0" text:style-name="Internet_20_link" text:visited-style-name="Visited_20_Internet_20_Link">#cite_ref-FFrecordshommes_86-0</text:a>"&gt;a&lt;/a&gt; &lt;a href="<text:a xlink:type="simple" xlink:href="view-source:https://fr.wikipedia.org/wiki/Coupe_du_monde_de_football#cite_ref-FFrecordshommes_86-1" text:style-name="Internet_20_link" text:visited-style-name="Visited_20_Internet_20_Link">#cite_ref-FFrecordshommes_86-1</text:a>"&gt;b&lt;/a&gt; &lt;a href="<text:a xlink:type="simple" xlink:href="view-source:https://fr.wikipedia.org/wiki/Coupe_du_monde_de_football#cite_ref-FFrecordshommes_86-2" text:style-name="Internet_20_link" text:visited-style-name="Visited_20_Internet_20_Link">#cite_ref-FFrecordshommes_86-2</text:a>"&gt;c&lt;/a&gt; et &lt;a href="<text:a xlink:type="simple" xlink:href="view-source:https://fr.wikipedia.org/wiki/Coupe_du_monde_de_football#cite_ref-FFrecordshommes_86-3" text:style-name="Internet_20_link" text:visited-style-name="Visited_20_Internet_20_Link">#cite_ref-FFrecordshommes_86-3</text:a>"&gt;d&lt;/a&gt;&lt;/sup&gt; &lt;/span&gt;&lt;span class="reference-text"&gt;&lt;span class="ouvrage" id="Lemaire2010"&gt;&lt;span class="ouvrage" id="Éric_Lemaire2010"&gt;Éric &lt;span class="nom_auteur"&gt;Lemaire&lt;/span&gt;, «&amp;#160;&lt;cite style="font-style:normal;"&gt;Intouchable Matthäus&lt;/cite&gt;&amp;#160;», &lt;i&gt;France Football&lt;/i&gt;, &lt;abbr class="abbr" title="numéro"&gt;n&lt;sup&gt;o&lt;/sup&gt;&lt;/abbr&gt;&amp;#160;3347,&amp;#8206; &lt;time class="nowrap" datetime="2010-06-01" data-sort-value="2010-06-01"&gt;&lt;abbr class="abbr" title="premier"&gt;1&lt;sup&gt;er&lt;/sup&gt;&lt;/abbr&gt; juin 2010&lt;/time&gt;, &lt;abbr class="abbr" title="page(s)"&gt;p.&lt;/abbr&gt;&amp;#160;50&lt;span class="Z3988" title="ctx_ver=Z39.88-2004&amp;amp;rft_val_fmt=info%3Aofi%2Ffmt%3Akev%3Amtx%3Ajournal&amp;amp;rft.genre=article&amp;amp;rft.atitle=Intouchable+Matth%C3%A4us&amp;amp;rft.jtitle=France+Football&amp;amp;rft.issue=3347&amp;amp;rft.aulast=Lemaire&amp;amp;rft.aufirst=%C3%89ric&amp;amp;rft.date=2010-06-01&amp;amp;rft.pages=50&amp;amp;rfr_id=info%3Asid%2Ffr.wikipedia.org%3ACoupe+du+monde+de+football" id="COinS_27069"&gt;&lt;/span&gt;&lt;/span&gt;&lt;/span&gt;.&lt;/span&gt;</text:p>
      <text:p text:style-name="Preformatted_20_Text"><text:bookmark text:name="line2223"/>&lt;/li&gt;</text:p>
      <text:p text:style-name="Preformatted_20_Text"><text:bookmark text:name="line2224"/>&lt;li id="cite_note-87"&gt;&lt;span class="noprint renvois_vers_le_texte"&gt;&lt;a href="<text:a xlink:type="simple" xlink:href="view-source:https://fr.wikipedia.org/wiki/Coupe_du_monde_de_football#cite_ref-87" text:style-name="Internet_20_link" text:visited-style-name="Visited_20_Internet_20_Link">#cite_ref-87</text:a>"&gt;↑&lt;/a&gt; &lt;/span&gt;&lt;span class="reference-text"&gt;&lt;span class="ouvrage"&gt;&lt;a rel="nofollow" class="external text" href="<text:a xlink:type="simple" xlink:href="view-source:http://fr.fifa.com/classicfootball/players/player=79318/" text:style-name="Internet_20_link" text:visited-style-name="Visited_20_Internet_20_Link">http://fr.fifa.com/classicfootball/players/player=79318/</text:a>"&gt;«&amp;#160;&lt;cite style="font-style: normal;"&gt;Roger Milla&amp;#160;: Le Vieux Lion rugit à travers les âges&lt;/cite&gt;&amp;#160;»&lt;/a&gt;, sur &lt;span class="italique"&gt;fr.fifa.com&lt;/span&gt; &lt;small style="line-height:1em;"&gt;(consulté le &lt;span class="nowrap"&gt;25 mai 2010&lt;/span&gt;)&lt;/small&gt;&lt;/span&gt;.&lt;/span&gt;</text:p>
      <text:p text:style-name="Preformatted_20_Text"><text:bookmark text:name="line2225"/>&lt;/li&gt;</text:p>
      <text:p text:style-name="Preformatted_20_Text"><text:bookmark text:name="line2226"/>&lt;li id="cite_note-88"&gt;&lt;span class="noprint renvois_vers_le_texte"&gt;&lt;a href="<text:a xlink:type="simple" xlink:href="view-source:https://fr.wikipedia.org/wiki/Coupe_du_monde_de_football#cite_ref-88" text:style-name="Internet_20_link" text:visited-style-name="Visited_20_Internet_20_Link">#cite_ref-88</text:a>"&gt;↑&lt;/a&gt; &lt;/span&gt;&lt;span class="reference-text"&gt;&lt;span class="ouvrage"&gt;&lt;a rel="nofollow" class="external text" href="<text:a xlink:type="simple" xlink:href="view-source:http://fr.fifa.com/classicfootball/players/player=63869/index.html" text:style-name="Internet_20_link" text:visited-style-name="Visited_20_Internet_20_Link">http://fr.fifa.com/classicfootball/players/player=63869/index.html</text:a>"&gt;«&amp;#160;&lt;c<text:soft-page-break/>ite style="font-style: normal;"&gt;Pelé (Edson Arantes do Nascimento)&amp;#160;: La Plus belle pépite du Brésil&lt;/cite&gt;&amp;#160;»&lt;/a&gt;, sur &lt;span class="italique"&gt;fr.fifa.com&lt;/span&gt; &lt;small style="line-height:1em;"&gt;(consulté le &lt;span class="nowrap"&gt;13 mai 2010&lt;/span&gt;)&lt;/small&gt;&lt;/span&gt;.&lt;/span&gt;</text:p>
      <text:p text:style-name="Preformatted_20_Text"><text:bookmark text:name="line2227"/>&lt;/li&gt;</text:p>
      <text:p text:style-name="Preformatted_20_Text"><text:bookmark text:name="line2228"/>&lt;li id="cite_note-89"&gt;&lt;span class="noprint renvois_vers_le_texte"&gt;&lt;a href="<text:a xlink:type="simple" xlink:href="view-source:https://fr.wikipedia.org/wiki/Coupe_du_monde_de_football#cite_ref-89" text:style-name="Internet_20_link" text:visited-style-name="Visited_20_Internet_20_Link">#cite_ref-89</text:a>"&gt;↑&lt;/a&gt; &lt;/span&gt;&lt;span class="reference-text"&gt;</text:p>
      <text:p text:style-name="Preformatted_20_Text"><text:bookmark text:name="line2229"/>&lt;span class="ouvrage"&gt;&lt;a rel="nofollow" class="external text" href="<text:a xlink:type="simple" xlink:href="view-source:http://fr.fifa.com/classicfootball/players/player=44786/index.html" text:style-name="Internet_20_link" text:visited-style-name="Visited_20_Internet_20_Link">http://fr.fifa.com/classicfootball/players/player=44786/index.html</text:a>"&gt;«&amp;#160;&lt;cite style="font-style: normal;"&gt;Dino Zoff&amp;#160;: Le gardien du temple italien&lt;/cite&gt;&amp;#160;»&lt;/a&gt;, sur &lt;span class="italique"&gt;fr.fifa.com&lt;/span&gt; &lt;small style="line-height:1em;"&gt;(consulté le &lt;span class="nowrap"&gt;25 mai 2010&lt;/span&gt;)&lt;/small&gt;&lt;/span&gt;.&lt;/span&gt;</text:p>
      <text:p text:style-name="Preformatted_20_Text"><text:bookmark text:name="line2230"/>&lt;/li&gt;</text:p>
      <text:p text:style-name="Preformatted_20_Text"><text:bookmark text:name="line2231"/>&lt;li id="cite_note-90"&gt;&lt;span class="noprint renvois_vers_le_texte"&gt;&lt;a href="<text:a xlink:type="simple" xlink:href="view-source:https://fr.wikipedia.org/wiki/Coupe_du_monde_de_football#cite_ref-90" text:style-name="Internet_20_link" text:visited-style-name="Visited_20_Internet_20_Link">#cite_ref-90</text:a>"&gt;↑&lt;/a&gt; &lt;/span&gt;&lt;span class="reference-text"&gt;&lt;span class="ouvrage" id="2002"&gt;«&amp;#160;&lt;cite style="font-style:normal;"&gt;...&lt;/cite&gt;&amp;#160;», &lt;i&gt;France Football&lt;/i&gt;, &lt;abbr class="abbr" title="numéro"&gt;n&lt;sup&gt;o&lt;/sup&gt;&lt;/abbr&gt;&amp;#160;2934,&amp;#8206; &lt;time class="nowrap" datetime="2002-07-02" data-sort-value="2002-07-02"&gt;2 juillet 2002&lt;/time&gt;, &lt;abbr class="abbr" title="page(s)"&gt;p.&lt;/abbr&gt;&amp;#160;18&lt;span class="Z3988" title="ctx_ver=Z39.88-2004&amp;amp;rft_val_fmt=info%3Aofi%2Ffmt%3Akev%3Amtx%3Ajournal&amp;amp;rft.genre=article&amp;amp;rft.atitle=...&amp;amp;rft.jtitle=France+Football&amp;amp;rft.issue=2934&amp;amp;rft.date=2002-07-02&amp;amp;rft.pages=18&amp;amp;rfr_id=info%3Asid%2Ffr.wikipedia.org%3ACoupe+du+monde+de+football" id="COinS_21291"&gt;&lt;/span&gt;&lt;/span&gt;&lt;sup class="need_ref_tag" style="padding-left:2px;"&gt;&lt;a href="<text:a xlink:type="simple" xlink:href="view-source:https://fr.wikipedia.org/wiki/Aide:Référence_incomplète" text:style-name="Internet_20_link" text:visited-style-name="Visited_20_Internet_20_Link">/wiki/Aide:R%C3%A9f%C3%A9rence_incompl%C3%A8te</text:a>" title="Aide:Référence incomplète"&gt;[réf.&amp;#160;incomplète]&lt;/a&gt;&lt;/sup&gt;.&lt;/span&gt;</text:p>
      <text:p text:style-name="Preformatted_20_Text"><text:bookmark text:name="line2232"/>&lt;/li&gt;</text:p>
      <text:p text:style-name="Preformatted_20_Text"><text:bookmark text:name="line2233"/>&lt;li id="cite_note-91"&gt;&lt;span class="noprint renvois_vers_le_texte"&gt;&lt;a href="<text:a xlink:type="simple" xlink:href="view-source:https://fr.wikipedia.org/wiki/Coupe_du_monde_de_football#cite_ref-91" text:style-name="Internet_20_link" text:visited-style-name="Visited_20_Internet_20_Link">#cite_ref-91</text:a>"&gt;↑&lt;/a&gt; &lt;/span&gt;&lt;span class="reference-text"&gt;&lt;span class="ouvrage" id="2002"&gt;&lt;a rel="nofollow" class="external text" href="<text:a xlink:type="simple" xlink:href="view-source:https://www.ladepeche.fr/article/2002/06/29/347011-Hakan-Sukur-buteur-le-plus-rapide-de-la-Coupe-du-monde.html" text:style-name="Internet_20_link" text:visited-style-name="Visited_20_Internet_20_Link">https://www.ladepeche.fr/article/2002/06/29/347011-Hakan-Sukur-buteur-le-plus-rapide-de-la-Coupe-du-monde.html</text:a>"&gt;«&amp;#160;&lt;cite style="font-style: normal;"&gt;Hakan Sukur buteur le plus rapide de la Coupe du monde&lt;/cite&gt;&amp;#160;»&lt;/a&gt;, sur &lt;span class="italique"&gt;ladepeche.fr&lt;/span&gt;, &lt;time class="nowrap" datetime="2002-06-29" data-sort-value="2002-06-29"&gt;29 juin 2002&lt;/time&gt; &lt;small style="line-height:1em;"&gt;(consulté le &lt;span class="nowrap"&gt;5 juin 2010&lt;/span&gt;)&lt;/small&gt;&lt;/span&gt;.&lt;/span&gt;</text:p>
      <text:p text:style-name="Preformatted_20_Text"><text:bookmark text:name="line2234"/>&lt;/li&gt;</text:p>
      <text:p text:style-name="Preformatted_20_Text"><text:bookmark text:name="line2235"/>&lt;li id="cite_note-92"&gt;&lt;span class="noprint renvois_vers_le_texte"&gt;&lt;a href="<text:a xlink:type="simple" xlink:href="view-source:https://fr.wikipedia.org/wiki/Coupe_du_monde_de_football#cite_ref-92" text:style-name="Internet_20_link" text:visited-style-name="Visited_20_Internet_20_Link">#cite_ref-92</text:a>"&gt;↑&lt;/a&gt; &lt;/span&gt;&lt;span class="reference-text"&gt;&lt;span class="ouvrage" id="2005"&gt;&lt;abbr class="abbr indicateur-langue" title="Langue&amp;#32;: anglais"&gt;(en)&lt;/abbr&gt; &lt;span lang="en"&gt;&lt;a rel="nofollow" class="external text" href="<text:a xlink:type="simple" xlink:href="view-source:http://www.bbc.co.uk/dna/h2g2/A3952361" text:style-name="Internet_20_link" text:visited-style-name="Visited_20_Internet_20_Link">http://www.bbc.co.uk/dna/h2g2/A3952361</text:a>"&gt;«&amp;#160;&lt;cite style="font-style: normal;"&gt;The Fastest Goal in the History of the World Cup&lt;/cite&gt;&amp;#160;»&lt;/a&gt;&lt;/span&gt;, sur &lt;span class="italique"&gt;bbc.co.uk&lt;/span&gt;, &lt;time class="nowrap" datetime="2005-05-27" data-sort-value="2005-05-27"&gt;27 mai 2005&lt;/time&gt; &lt;small style="line-height:1em;"&gt;(consulté le &lt;span class="nowrap"&gt;5 juin 2010&lt;/span&gt;)&lt;/small&gt;&lt;/span&gt;.&lt;/span&gt;</text:p>
      <text:p text:style-name="Preformatted_20_Text"><text:bookmark text:name="line2236"/>&lt;/li&gt;</text:p>
      <text:p text:style-name="Preformatted_20_Text"><text:bookmark text:name="line2237"/>&lt;li id="cite_note-4-sanctions-93"&gt;&lt;span class="noprint renvois_vers_le_texte"&gt;↑ &lt;sup&gt;&lt;a href="<text:a xlink:type="simple" xlink:href="view-source:https://fr.wikipedia.org/wiki/Coupe_du_monde_de_football#cite_ref-4-sanctions_93-0" text:style-name="Internet_20_link" text:visited-style-name="Visited_20_Internet_20_Link">#cite_ref-4-sanctions_93-0</text:a>"&gt;a&lt;/a&gt; &lt;a href="<text:a xlink:type="simple" xlink:href="view-source:https://fr.wikipedia.org/wiki/Coupe_du_monde_de_football#cite_ref-4-sanctions_93-1" text:style-name="Internet_20_link" text:visited-style-name="Visited_20_Internet_20_Link">#cite_ref-4-sanctions_93-1</text:a>"&gt;b&lt;/a&gt; &lt;a href="<text:a xlink:type="simple" xlink:href="view-source:https://fr.wikipedia.org/wiki/Coupe_du_monde_de_football#cite_ref-4-sanctions_93-2" text:style-name="Internet_20_link" text:visited-style-name="Visited_20_Internet_20_Link">#cite_ref-4-sanctions_93-2</text:a>"&gt;c&lt;/a&gt; &lt;a href="<text:a xlink:type="simple" xlink:href="view-source:https://fr.wikipedia.org/wiki/Coupe_du_monde_de_football#cite_ref-4-sanctions_93-3" text:style-name="Internet_20_link" text:visited-style-name="Visited_20_Internet_20_Link">#cite_ref-4-sanctions_93-3</text:a>"&gt;d&lt;/a&gt; et &lt;a href="<text:a xlink:type="simple" xlink:href="view-source:https://fr.wikipedia.org/wiki/Coupe_du_monde_de_football#cite_ref-4-sanctions_93-4" text:style-name="Internet_20_link" text:visited-style-name="Visited_20_Internet_20_Link">#cite_ref-4-sanctions_93-4</text:a>"&gt;e&lt;/a&gt;&lt;/sup&gt; &lt;/span&gt;&lt;span class="reference-text"&gt;&lt;span class="ouvrage" id="Lemaire2010"&gt;&lt;span class="ouvrage" id="Éric_Lemaire2010"&gt;Éric &lt;span class="nom_auteur"&gt;Lemaire&lt;/span&gt;, «&amp;#160;&lt;cite style="font-style:normal;"&gt;Le record pour Quiniou&lt;/cite&gt;&amp;#160;», &lt;i&gt;France Football&lt;/i&gt;, &lt;abbr class="abbr" <text:soft-page-break/>title="numéro"&gt;n&lt;sup&gt;o&lt;/sup&gt;&lt;/abbr&gt;&amp;#160;3347 bis,&amp;#8206; &lt;time class="nowrap" datetime="2010-06-04" data-sort-value="2010-06-04"&gt;4 juin 2010&lt;/time&gt;, &lt;abbr class="abbr" title="page(s)"&gt;p.&lt;/abbr&gt;&amp;#160;38&lt;span class="Z3988" title="ctx_ver=Z39.88-2004&amp;amp;rft_val_fmt=info%3Aofi%2Ffmt%3Akev%3Amtx%3Ajournal&amp;amp;rft.genre=article&amp;amp;rft.atitle=Le+record+pour+Quiniou&amp;amp;rft.jtitle=France+Football&amp;amp;rft.issue=3347+bis&amp;amp;rft.aulast=Lemaire&amp;amp;rft.aufirst=%C3%89ric&amp;amp;rft.date=2010-06-04&amp;amp;rft.pages=38&amp;amp;rfr_id=info%3Asid%2Ffr.wikipedia.org%3ACoupe+du+monde+de+football" id="COinS_27356"&gt;&lt;/span&gt;&lt;/span&gt;&lt;/span&gt;.&lt;/span&gt;</text:p>
      <text:p text:style-name="Preformatted_20_Text"><text:bookmark text:name="line2238"/>&lt;/li&gt;</text:p>
      <text:p text:style-name="Preformatted_20_Text"><text:bookmark text:name="line2239"/>&lt;li id="cite_note-94"&gt;&lt;span class="noprint renvois_vers_le_texte"&gt;&lt;a href="<text:a xlink:type="simple" xlink:href="view-source:https://fr.wikipedia.org/wiki/Coupe_du_monde_de_football#cite_ref-94" text:style-name="Internet_20_link" text:visited-style-name="Visited_20_Internet_20_Link">#cite_ref-94</text:a>"&gt;↑&lt;/a&gt; &lt;/span&gt;&lt;span class="reference-text"&gt;</text:p>
      <text:p text:style-name="Preformatted_20_Text"><text:bookmark text:name="line2240"/>&lt;span class="ouvrage"&gt;&lt;a rel="nofollow" class="external text" href="<text:a xlink:type="simple" xlink:href="view-source:http://fr.fifa.com/classicfootball/coaches/coach=61571/bio.html" text:style-name="Internet_20_link" text:visited-style-name="Visited_20_Internet_20_Link">http://fr.fifa.com/classicfootball/coaches/coach=61571/bio.html</text:a>"&gt;«&amp;#160;&lt;cite style="font-style: normal;"&gt;Mario Zagallo&amp;#160;: Un véritable symbole du football artistique&lt;/cite&gt;&amp;#160;»&lt;/a&gt;, sur &lt;span class="italique"&gt;fr.fifa.com&lt;/span&gt; &lt;small style="line-height:1em;"&gt;(consulté le &lt;span class="nowrap"&gt;2 juin 2010&lt;/span&gt;)&lt;/small&gt;&lt;/span&gt;.&lt;/span&gt;</text:p>
      <text:p text:style-name="Preformatted_20_Text"><text:bookmark text:name="line2241"/>&lt;/li&gt;</text:p>
      <text:p text:style-name="Preformatted_20_Text"><text:bookmark text:name="line2242"/>&lt;li id="cite_note-protocoleFIFA1-p52p53-95"&gt;&lt;span class="noprint renvois_vers_le_texte"&gt;&lt;a href="<text:a xlink:type="simple" xlink:href="view-source:https://fr.wikipedia.org/wiki/Coupe_du_monde_de_football#cite_ref-protocoleFIFA1-p52p53_95-0" text:style-name="Internet_20_link" text:visited-style-name="Visited_20_Internet_20_Link">#cite_ref-protocoleFIFA1-p52p53_95-0</text:a>"&gt;↑&lt;/a&gt; &lt;/span&gt;&lt;span class="reference-text"&gt;&lt;span class="ouvrage"&gt;&lt;a rel="nofollow" class="external text" href="<text:a xlink:type="simple" xlink:href="view-source:http://fr.fifa.com/mm/document/tournament/competition/56/42/69/fifawcsouthafrica2010inhalt_f.pdf" text:style-name="Internet_20_link" text:visited-style-name="Visited_20_Internet_20_Link">http://fr.fifa.com/mm/document/tournament/competition/56/42/69/fifawcsouthafrica2010inhalt_f.pdf</text:a>"&gt;«&amp;#160;&lt;cite style="font-style: normal;"&gt;Règlement Coupe du monde de la FIFA, Afrique du Sud 2010&lt;/cite&gt;&amp;#160;»&lt;/a&gt;, FIFA &lt;small style="line-height:1em;"&gt;(consulté le &lt;span class="nowrap"&gt;11 mai 2010&lt;/span&gt;)&lt;/small&gt;&lt;/span&gt;, &lt;abbr class="abbr" title="page(s)"&gt;p.&lt;/abbr&gt;&amp;#160;52 et 53 &lt;abbr class="abbr indicateur-format format-pdf" title="Document au format Portable Document Format (PDF) d&amp;#39;Adobe"&gt;[PDF]&lt;/abbr&gt;.&lt;/span&gt;</text:p>
      <text:p text:style-name="Preformatted_20_Text"><text:bookmark text:name="line2243"/>&lt;/li&gt;</text:p>
      <text:p text:style-name="Preformatted_20_Text"><text:bookmark text:name="line2244"/>&lt;li id="cite_note-96"&gt;&lt;span class="noprint renvois_vers_le_texte"&gt;&lt;a href="<text:a xlink:type="simple" xlink:href="view-source:https://fr.wikipedia.org/wiki/Coupe_du_monde_de_football#cite_ref-96" text:style-name="Internet_20_link" text:visited-style-name="Visited_20_Internet_20_Link">#cite_ref-96</text:a>"&gt;↑&lt;/a&gt; &lt;/span&gt;&lt;span class="reference-text"&gt;&lt;i&gt;Coupe du monde 1938. La Coupe du monde oubliée&lt;/i&gt;, &lt;abbr class="abbr nowrap italique" title="opere citato («&amp;#32;dans l&amp;#39;ouvrage cité&amp;#32;»)"&gt;op. cit.&lt;/abbr&gt;, &lt;abbr class="abbr" title="page(s)"&gt;p.&lt;/abbr&gt;&amp;#160;37.&lt;/span&gt;</text:p>
      <text:p text:style-name="Preformatted_20_Text"><text:bookmark text:name="line2245"/>&lt;/li&gt;</text:p>
      <text:p text:style-name="Preformatted_20_Text"><text:bookmark text:name="line2246"/>&lt;li id="cite_note-97"&gt;&lt;span class="noprint renvois_vers_le_texte"&gt;&lt;a href="<text:a xlink:type="simple" xlink:href="view-source:https://fr.wikipedia.org/wiki/Coupe_du_monde_de_football#cite_ref-97" text:style-name="Internet_20_link" text:visited-style-name="Visited_20_Internet_20_Link">#cite_ref-97</text:a>"&gt;↑&lt;/a&gt; &lt;/span&gt;&lt;span class="reference-text"&gt;&lt;span class="ouvrage"&gt;&lt;a rel="nofollow" class="external text" href="<text:a xlink:type="simple" xlink:href="view-source:http://www.om4ever.com/CoupeMonde/CoupeDu%20Monde38.htm" text:style-name="Internet_20_link" text:visited-style-name="Visited_20_Internet_20_Link">http://www.om4ever.com/CoupeMonde/CoupeDu%20Monde38.htm</text:a>"&gt;«&amp;#160;&lt;cite style="font-style: normal;"&gt;Histoire de la Coupe du monde 1938&lt;/cite&gt;&amp;#160;»&lt;/a&gt;, sur &lt;span class="italique"&gt;om4ever.com&lt;/span&gt; &lt;small style="line-height:1em;"&gt;(consulté le &lt;span class="nowrap"&gt;31 mai 2010&lt;/span&gt;)&lt;/small&gt;&lt;/span&gt;.&lt;/span&gt;</text:p>
      <text:p text:style-name="Preformatted_20_Text"><text:bookmark text:name="line2247"/>&lt;/li&gt;</text:p>
      <text:p text:style-name="Preformatted_20_Text"><text:bookmark text:name="line2248"/>&lt;li id="cite_note-payshote-98"&gt;&lt;span class="noprint renvois_vers_le_texte"&gt;&lt;a href="<text:a xlink:type="simple" xlink:href="view-source:https://fr.wikipedia.org/wiki/Coupe_du_monde_de_football#cite_ref-payshote_98-0" text:style-name="Internet_20_link" text:visited-style-name="Visited_20_Internet_20_Link">#cite_ref-payshote_98-0</text:a>"&gt;↑&lt;/a&gt; &lt;/span&gt;&lt;span class="reference-text"&gt;&lt;abbr class="abbr indicateur-format format-pdf" title="Document au format Portable Document Format (PDF) d&amp;#39;Adobe"&gt;[PDF]&lt;/abbr&gt; &lt;a rel="nofollow" class="external text" href="<text:a xlink:type="simple" xlink:href="view-source:https://www.fifa.com/mm/document/fifafacts/mencompwc/51/97/81/ip-201_13a_fwc-host.pdf" text:style-name="Internet_20_link" text:visited-style-name="Visited_20_Internet_20_Link">https://www.fifa.com/mm/document/fifafacts/mencompwc/51/97/81/ip-201_13a_fwc-host.pdf</text:a>"&gt;Annonce du pays hôte de la Coupe du Monde de football de la FIFA&lt;/a&gt; sur le site de la FIFA, consulté le 6 août 2018.&lt;/span&gt;</text:p>
      <text:p text:style-name="Preformatted_20_Text"><text:bookmark text:name="line2249"/>&lt;/li&gt;</text:p>
      <text:p text:style-name="Preformatted_20_Text"><text:bookmark text:name="line2250"/>&lt;li id="cite_note-99"&gt;&lt;span class="noprint renvois_vers_le_texte"&gt;&lt;a href="<text:a xlink:type="simple" xlink:href="view-source:https://fr.wikipedia.org/wiki/Coupe_du_monde_de_football#cite_ref-99" text:style-name="Internet_20_link" text:visited-style-name="Visited_20_Internet_20_Link">#cite_ref-99</text:a>"&gt;↑&lt;/a&gt; &lt;/span&gt;&lt;span class="reference-text"&gt;&lt;span class="ouvrage" id="Girard2010"&gt;&lt;span class="ouvrage" id="Quentin_Girard2010"&gt;Quentin Girard, &lt;a rel="nofollow" class="external text" <text:soft-page-break/>href="<text:a xlink:type="simple" xlink:href="view-source:http://www.liberation.fr/sports/01012305952-l-etrange-choix-du-qatar-pour-la-coupe-du-monde-2022" text:style-name="Internet_20_link" text:visited-style-name="Visited_20_Internet_20_Link">http://www.liberation.fr/sports/01012305952-l-etrange-choix-du-qatar-pour-la-coupe-du-monde-2022</text:a>"&gt;«&amp;#160;&lt;cite style="font-style: normal;"&gt;L'étrange choix du Qatar pour la Coupe du monde 2022&lt;/cite&gt;&amp;#160;»&lt;/a&gt;, sur &lt;span class="italique"&gt;liberation.fr&lt;/span&gt;, &lt;i&gt;&lt;a href="<text:a xlink:type="simple" xlink:href="view-source:https://fr.wikipedia.org/wiki/Libération_(journal)" text:style-name="Internet_20_link" text:visited-style-name="Visited_20_Internet_20_Link">/wiki/Lib%C3%A9ration_(journal)</text:a>" title="Libération (journal)"&gt;Libération&lt;/a&gt;&lt;/i&gt;, &lt;time class="nowrap" datetime="2010-12-03" data-sort-value="2010-12-03"&gt;3 décembre 2010&lt;/time&gt; &lt;small style="line-height:1em;"&gt;(consulté le &lt;span class="nowrap"&gt;3 décembre 2010&lt;/span&gt;)&lt;/small&gt;&lt;/span&gt;&lt;/span&gt;.&lt;/span&gt;</text:p>
      <text:p text:style-name="Preformatted_20_Text"><text:bookmark text:name="line2251"/>&lt;/li&gt;</text:p>
      <text:p text:style-name="Preformatted_20_Text"><text:bookmark text:name="line2252"/>&lt;li id="cite_note-100"&gt;&lt;span class="noprint renvois_vers_le_texte"&gt;&lt;a href="<text:a xlink:type="simple" xlink:href="view-source:https://fr.wikipedia.org/wiki/Coupe_du_monde_de_football#cite_ref-100" text:style-name="Internet_20_link" text:visited-style-name="Visited_20_Internet_20_Link">#cite_ref-100</text:a>"&gt;↑&lt;/a&gt; &lt;/span&gt;&lt;span class="reference-text"&gt;&lt;span class="ouvrage" id="2017"&gt;&lt;a rel="nofollow" class="external text" href="<text:a xlink:type="simple" xlink:href="view-source:http://www.lemonde.fr/football/article/2017/04/10/mondial-de-foot-2026-une-candidature-commune-etats-unis-canada-et-mexique_5109115_1616938.html" text:style-name="Internet_20_link" text:visited-style-name="Visited_20_Internet_20_Link">http://www.lemonde.fr/football/article/2017/04/10/mondial-de-foot-2026-une-candidature-commune-etats-unis-canada-et-mexique_5109115_1616938.html</text:a>"&gt;«&amp;#160;&lt;cite style="font-style: normal;"&gt;Mondial de football 2026&amp;#160;: une candidature commune Etats-Unis, Canada et Mexique&lt;/cite&gt;&amp;#160;»&lt;/a&gt;, sur &lt;span class="italique"&gt;Le Monde&lt;/span&gt;, &lt;time class="nowrap" datetime="2017-04-11" data-sort-value="2017-04-11"&gt;11 avril 2017&lt;/time&gt;&lt;/span&gt;.&lt;/span&gt;</text:p>
      <text:p text:style-name="Preformatted_20_Text"><text:bookmark text:name="line2253"/>&lt;/li&gt;</text:p>
      <text:p text:style-name="Preformatted_20_Text"><text:bookmark text:name="line2254"/>&lt;li id="cite_note-formatFIFA1-101"&gt;&lt;span class="noprint renvois_vers_le_texte"&gt;&lt;a href="<text:a xlink:type="simple" xlink:href="view-source:https://fr.wikipedia.org/wiki/Coupe_du_monde_de_football#cite_ref-formatFIFA1_101-0" text:style-name="Internet_20_link" text:visited-style-name="Visited_20_Internet_20_Link">#cite_ref-formatFIFA1_101-0</text:a>"&gt;↑&lt;/a&gt; &lt;/span&gt;&lt;span class="reference-text"&gt;&lt;span class="ouvrage"&gt;&lt;a rel="nofollow" class="external text" href="<text:a xlink:type="simple" xlink:href="view-source:http://fr.fifa.com/mm/document/tournament/competition/56/42/69/fifawcsouthafrica2010inhalt_f.pdf" text:style-name="Internet_20_link" text:visited-style-name="Visited_20_Internet_20_Link">http://fr.fifa.com/mm/document/tournament/competition/56/42/69/fifawcsouthafrica2010inhalt_f.pdf</text:a>"&gt;«&amp;#160;&lt;cite style="font-style: normal;"&gt;Règlement Coupe du monde de la FIFA, Afrique du Sud 2010&lt;/cite&gt;&amp;#160;»&lt;/a&gt;, FIFA &lt;small style="line-height:1em;"&gt;(consulté le &lt;span class="nowrap"&gt;11 mai 2010&lt;/span&gt;)&lt;/small&gt;&lt;/span&gt;, &lt;abbr class="abbr" title="page(s)"&gt;p.&lt;/abbr&gt;&amp;#160;46 à 51 &lt;abbr class="abbr indicateur-format format-pdf" title="Document au format Portable Document Format (PDF) d&amp;#39;Adobe"&gt;[PDF]&lt;/abbr&gt;.&lt;/span&gt;</text:p>
      <text:p text:style-name="Preformatted_20_Text"><text:bookmark text:name="line2255"/>&lt;/li&gt;</text:p>
      <text:p text:style-name="Preformatted_20_Text"><text:bookmark text:name="line2256"/>&lt;li id="cite_note-r1-102"&gt;&lt;span class="noprint renvois_vers_le_texte"&gt;↑ &lt;sup&gt;&lt;a href="<text:a xlink:type="simple" xlink:href="view-source:https://fr.wikipedia.org/wiki/Coupe_du_monde_de_football#cite_ref-r1_102-0" text:style-name="Internet_20_link" text:visited-style-name="Visited_20_Internet_20_Link">#cite_ref-r1_102-0</text:a>"&gt;a&lt;/a&gt; et &lt;a href="<text:a xlink:type="simple" xlink:href="view-source:https://fr.wikipedia.org/wiki/Coupe_du_monde_de_football#cite_ref-r1_102-1" text:style-name="Internet_20_link" text:visited-style-name="Visited_20_Internet_20_Link">#cite_ref-r1_102-1</text:a>"&gt;b&lt;/a&gt;&lt;/sup&gt; &lt;/span&gt;&lt;span class="reference-text"&gt;&lt;span class="ouvrage" id="T.-C.2018"&gt;&lt;span class="ouvrage" id="A._T.-C.2018"&gt;A. T.-C., «&amp;#160;&lt;cite style="font-style:normal;"&gt;Coupe du monde 1998&amp;#160;: les questions pour comprendre la «magouille» de Platini&lt;/cite&gt;&amp;#160;», &lt;i&gt;L'Équipe&lt;/i&gt;,&amp;#8206; &lt;time class="nowrap" datetime="2018-05-18" data-sort-value="2018-05-18"&gt;18 mai 2018&lt;/time&gt; &lt;small style="line-height:1em;"&gt;(&lt;a rel="nofollow" class="external text" href="<text:a xlink:type="simple" xlink:href="view-source:https://www.lequipe.fr/Football/Actualites/Coupe-du-monde-1998-les-questions-pour-comprendre-la-et-nbsp-magouille-de-platini/902407" text:style-name="Internet_20_link" text:visited-style-name="Visited_20_Internet_20_Link">https://www.lequipe.fr/Football/Actualites/Coupe-du-monde-1998-les-questions-pour-comprendre-la-et-nbsp-magouille-de-platini/902407</text:a>"&gt;lire en ligne&lt;/a&gt;)&lt;/small&gt;&lt;span class="Z3988" title="ctx_ver=Z39.88-2004&amp;amp;rft_val_fmt=info%3Aofi%2Ffmt%3Akev%3Amtx%3Ajournal&amp;amp;rft.genre=article&amp;amp;rft.atitle=Coupe+du+monde+1998+%3A+les+questions+pour+comprendre+la+%C2%ABmagouille%C2%BB+de+Platini&amp;amp;rft.jtitle=L%27%C3%89quipe&amp;amp;rft.aulast=T.-C.&amp;amp;rft.aufirst=A.&amp;amp;rft.date=2018-05-18&amp;amp;rfr_id=info%3Asid%2Ffr.wikipedia.org%3ACoupe+du+monde+de+football" id="COinS_28929"&gt;&lt;/span&gt;&lt;/span&gt;&lt;/span&gt;.&lt;/span&gt;</text:p>
      <text:p text:style-name="Preformatted_20_Text"><text:bookmark text:name="line2257"/>&lt;/li&gt;</text:p>
      <text:p text:style-name="Preformatted_20_Text"><text:bookmark text:name="line2258"/>&lt;li id="cite_note-103"&gt;&lt;span class="noprint renvois_vers_le_texte"&gt;&lt;a href="<text:a xlink:type="simple" xlink:href="view-source:https://fr.wikipedia.org/wiki/Coupe_du_monde_de_football#cite_ref-103" text:style-name="Internet_20_link" text:visited-style-name="Visited_20_Internet_20_Link">#cite_ref-103</text:a>"&gt;↑&lt;/a&gt; &lt;/span&gt;&lt;span class="reference-text"&gt;&lt;span class="ouvrage" id="Morin2018"&gt;&lt;span class="ouvrage" id="Cyril_Morin2018"&gt;Cyril Morin, «&amp;#160;&lt;cite style="font-style:normal;"&gt;VIDEO – Platini avoue "une petite magouille" en 1998 pour que la France et le Brésil s’évitent&lt;/cite&gt;&amp;#160;», &lt;i&gt;Eurosport&lt;/i&gt;,&amp;#8206; &lt;time class="nowrap" datetime="2018-05-18" data-sort-value="2018-05-18"&gt;18 mai 2018&lt;/time&gt; &lt;small style="line-height:1em;"&gt;(&lt;a rel="nofollow" class="external text" href="<text:a xlink:type="simple" xlink:href="view-source:https://www.eurosport.fr/football/coupe-du-monde/2018/video-platini-avoue-une-petite-magouille-en-1998-pour-que-la-france-et-le-bresil-sevitent_sto6760367/story.shtml" text:style-name="Internet_20_link" text:visited-style-name="Visited_20_Internet_20_Link">https://www.eurosport.fr/football/coupe-du-monde/2018/video-platini-avoue-une-petite-magouille-en-1998-pour-que-la-france-</text:a><text:soft-page-break/><text:a xlink:type="simple" xlink:href="view-source:https://www.eurosport.fr/football/coupe-du-monde/2018/video-platini-avoue-une-petite-magouille-en-1998-pour-que-la-france-et-le-bresil-sevitent_sto6760367/story.shtml" text:style-name="Internet_20_link" text:visited-style-name="Visited_20_Internet_20_Link">et-le-bresil-sevitent_sto6760367/story.shtml</text:a>"&gt;lire en ligne&lt;/a&gt;)&lt;/small&gt;&lt;span class="Z3988" title="ctx_ver=Z39.88-2004&amp;amp;rft_val_fmt=info%3Aofi%2Ffmt%3Akev%3Amtx%3Ajournal&amp;amp;rft.genre=article&amp;amp;rft.atitle=VIDEO+%E2%80%93+Platini+avoue+%22une+petite+magouille%22+en+1998+pour+que+la+France+et+le+Br%C3%A9sil+s%E2%80%99%C3%A9vitent&amp;amp;rft.jtitle=Eurosport&amp;amp;rft.aulast=Morin&amp;amp;rft.aufirst=Cyril&amp;amp;rft.date=2018-05-18&amp;amp;rfr_id=info%3Asid%2Ffr.wikipedia.org%3ACoupe+du+monde+de+football" id="COinS_31527"&gt;&lt;/span&gt;&lt;/span&gt;&lt;/span&gt;.&lt;/span&gt;</text:p>
      <text:p text:style-name="Preformatted_20_Text"><text:bookmark text:name="line2259"/>&lt;/li&gt;</text:p>
      <text:p text:style-name="Preformatted_20_Text"><text:bookmark text:name="line2260"/>&lt;li id="cite_note-104"&gt;&lt;span class="noprint renvois_vers_le_texte"&gt;&lt;a href="<text:a xlink:type="simple" xlink:href="view-source:https://fr.wikipedia.org/wiki/Coupe_du_monde_de_football#cite_ref-104" text:style-name="Internet_20_link" text:visited-style-name="Visited_20_Internet_20_Link">#cite_ref-104</text:a>"&gt;↑&lt;/a&gt; &lt;/span&gt;&lt;span class="reference-text"&gt;&lt;span class="ouvrage" id="Rédaction2017"&gt;Rédaction, &lt;a rel="nofollow" class="external text" href="<text:a xlink:type="simple" xlink:href="view-source:https://www.lequipe.fr/Football/Actualites/La-coupe-du-monde-passe-a-48-participants-a-l-unanimite/767345" text:style-name="Internet_20_link" text:visited-style-name="Visited_20_Internet_20_Link">https://www.lequipe.fr/Football/Actualites/La-coupe-du-monde-passe-a-48-participants-a-l-unanimite/767345</text:a>"&gt;«&amp;#160;&lt;cite style="font-style: normal;"&gt;La Coupe du monde passe à 48 participants à l'unanimité&lt;/cite&gt;&amp;#160;»&lt;/a&gt;, sur &lt;span class="italique"&gt;L'Equipe.fr&lt;/span&gt;, &lt;time class="nowrap" datetime="2017-01-10" data-sort-value="2017-01-10"&gt;10 janvier 2017&lt;/time&gt; &lt;small style="line-height:1em;"&gt;(consulté le &lt;span class="nowrap"&gt;11 janvier 2017&lt;/span&gt;)&lt;/small&gt;&lt;/span&gt;.&lt;/span&gt;</text:p>
      <text:p text:style-name="Preformatted_20_Text"><text:bookmark text:name="line2261"/>&lt;/li&gt;</text:p>
      <text:p text:style-name="Preformatted_20_Text"><text:bookmark text:name="line2262"/>&lt;li id="cite_note-105"&gt;&lt;span class="noprint renvois_vers_le_texte"&gt;&lt;a href="<text:a xlink:type="simple" xlink:href="view-source:https://fr.wikipedia.org/wiki/Coupe_du_monde_de_football#cite_ref-105" text:style-name="Internet_20_link" text:visited-style-name="Visited_20_Internet_20_Link">#cite_ref-105</text:a>"&gt;↑&lt;/a&gt; &lt;/span&gt;&lt;span class="reference-text"&gt;&lt;span class="ouvrage" id="Belin2017"&gt;&lt;span class="ouvrage" id="Loris_Belin2017"&gt;Loris Belin, &lt;a rel="nofollow" class="external text" href="<text:a xlink:type="simple" xlink:href="view-source:http://www.eurosport.fr/football/la-coupe-du-monde-a-48-pays-aura-bien-lieu-a-partir-de-2026_sto6007351/story.shtml" text:style-name="Internet_20_link" text:visited-style-name="Visited_20_Internet_20_Link">http://www.eurosport.fr/football/la-coupe-du-monde-a-48-pays-aura-bien-lieu-a-partir-de-2026_sto6007351/story.shtml</text:a>"&gt;«&amp;#160;&lt;cite style="font-style: normal;"&gt;La Coupe du monde à 48 pays aura bien lieu, à partir de 2026&lt;/cite&gt;&amp;#160;»&lt;/a&gt;, sur &lt;span class="italique"&gt;Eurosport&lt;/span&gt;, &lt;time class="nowrap" datetime="2017-01-10" data-sort-value="2017-01-10"&gt;10 janvier 2017&lt;/time&gt; &lt;small style="line-height:1em;"&gt;(consulté le &lt;span class="nowrap"&gt;11 janvier 2017&lt;/span&gt;)&lt;/small&gt;&lt;/span&gt;&lt;/span&gt;.&lt;/span&gt;</text:p>
      <text:p text:style-name="Preformatted_20_Text"><text:bookmark text:name="line2263"/>&lt;/li&gt;</text:p>
      <text:p text:style-name="Preformatted_20_Text"><text:bookmark text:name="line2264"/>&lt;li id="cite_note-106"&gt;&lt;span class="noprint renvois_vers_le_texte"&gt;&lt;a href="<text:a xlink:type="simple" xlink:href="view-source:https://fr.wikipedia.org/wiki/Coupe_du_monde_de_football#cite_ref-106" text:style-name="Internet_20_link" text:visited-style-name="Visited_20_Internet_20_Link">#cite_ref-106</text:a>"&gt;↑&lt;/a&gt; &lt;/span&gt;&lt;span class="reference-text"&gt;Le nom le plus souvent donné est «&amp;#160;match pour la troisième place&amp;#160;» ou «&amp;#160;&lt;a href="<text:a xlink:type="simple" xlink:href="view-source:https://fr.wikipedia.org/wiki/Petite_finale" text:style-name="Internet_20_link" text:visited-style-name="Visited_20_Internet_20_Link">/wiki/Petite_finale</text:a>" title="Petite finale"&gt;petite finale&lt;/a&gt;&amp;#160;» et concerne les perdants des demi-finales.&lt;/span&gt;</text:p>
      <text:p text:style-name="Preformatted_20_Text"><text:bookmark text:name="line2265"/>&lt;/li&gt;</text:p>
      <text:p text:style-name="Preformatted_20_Text"><text:bookmark text:name="line2266"/>&lt;li id="cite_note-:0-107"&gt;&lt;span class="noprint renvois_vers_le_texte"&gt;↑ &lt;sup&gt;&lt;a href="<text:a xlink:type="simple" xlink:href="view-source:https://fr.wikipedia.org/wiki/Coupe_du_monde_de_football#cite_ref-:0_107-0" text:style-name="Internet_20_link" text:visited-style-name="Visited_20_Internet_20_Link">#cite_ref-:0_107-0</text:a>"&gt;a&lt;/a&gt; et &lt;a href="<text:a xlink:type="simple" xlink:href="view-source:https://fr.wikipedia.org/wiki/Coupe_du_monde_de_football#cite_ref-:0_107-1" text:style-name="Internet_20_link" text:visited-style-name="Visited_20_Internet_20_Link">#cite_ref-:0_107-1</text:a>"&gt;b&lt;/a&gt;&lt;/sup&gt; &lt;/span&gt;&lt;span class="reference-text"&gt;Normalement 4 poules de 4 équipes.</text:p>
      <text:p text:style-name="Preformatted_20_Text"><text:bookmark text:name="line2267"/>* en 1930&amp;#160;: seulement 13 inscrits au lieu des 16 espérés. En conséquence les équipes sont réparties en 3 groupes de 3 et un groupe de 4.</text:p>
      <text:p text:style-name="Preformatted_20_Text"><text:bookmark text:name="line2268"/>* en 1950&amp;#160;: seulement 13 participants sur les 16 qualifiés. 3 forfaits de dernière minute après tirage au sort de la phase de poules du premier tour ont conduit à une répartition déséquilibrée des équipes&amp;#160;: 2 groupes de 4, un de 3 et un de 2.&lt;/span&gt;</text:p>
      <text:p text:style-name="Preformatted_20_Text"><text:bookmark text:name="line2269"/>&lt;/li&gt;</text:p>
      <text:p text:style-name="Preformatted_20_Text"><text:bookmark text:name="line2270"/>&lt;li id="cite_note-108"&gt;&lt;span class="noprint renvois_vers_le_texte"&gt;&lt;a href="<text:a xlink:type="simple" xlink:href="view-source:https://fr.wikipedia.org/wiki/Coupe_du_monde_de_football#cite_ref-108" text:style-name="Internet_20_link" text:visited-style-name="Visited_20_Internet_20_Link">#cite_ref-108</text:a>"&gt;↑&lt;/a&gt; &lt;/span&gt;&lt;span class="reference-text"&gt;Un match pour la troisième place aurait peut-être été joué mais il n'est pas officiellement authentifié ou reconnu. Voir pour cela &lt;a href="<text:a xlink:type="simple" xlink:href="view-source:https://fr.wikipedia.org/wiki/Coupe_du_monde_de_football_de_1930#Match_pour_la_troisième_place" text:style-name="Internet_20_link" text:visited-style-name="Visited_20_Internet_20_Link">/wiki/Coupe_du_monde_de_football_de_1930#Match_pour_la_troisième_place</text:a>" title="Coupe du monde de football de 1930"&gt;Coupe du monde de football de 1930#Match pour la troisième place&lt;/a&gt;.&lt;/span&gt;</text:p>
      <text:p text:style-name="Preformatted_20_Text"><text:bookmark text:name="line2271"/>&lt;/li&gt;</text:p>
      <text:p text:style-name="Preformatted_20_Text"><text:bookmark text:name="line2272"/>&lt;li id="cite_note-:1-109"&gt;&lt;span class="noprint renvois_vers_le_texte"&gt;↑ &lt;sup&gt;&lt;a href="<text:a xlink:type="simple" xlink:href="view-source:https://fr.wikipedia.org/wiki/Coupe_du_monde_de_football#cite_ref-:1_109-0" text:style-name="Internet_20_link" text:visited-style-name="Visited_20_Internet_20_Link">#cite_ref-:1_109-0</text:a>"&gt;a&lt;/a&gt; et &lt;a href="<text:a xlink:type="simple" xlink:href="view-source:https://fr.wikipedia.org/wiki/Coupe_du_monde_de_football#cite_ref-:1_109-1" text:style-name="Internet_20_link" text:visited-style-name="Visited_20_Internet_20_Link">#cite_ref-:1_109-1</text:a>"&gt;b&lt;/a&gt;&lt;/sup&gt; <text:soft-page-break/>&lt;/span&gt;&lt;span class="reference-text"&gt;Participants réels&amp;#160;: les équipes ayant déclaré forfait avant le début de la compétition ne sont pas comptées.&lt;/span&gt;</text:p>
      <text:p text:style-name="Preformatted_20_Text"><text:bookmark text:name="line2273"/>&lt;/li&gt;</text:p>
      <text:p text:style-name="Preformatted_20_Text"><text:bookmark text:name="line2274"/>&lt;li id="cite_note-110"&gt;&lt;span class="noprint renvois_vers_le_texte"&gt;&lt;a href="<text:a xlink:type="simple" xlink:href="view-source:https://fr.wikipedia.org/wiki/Coupe_du_monde_de_football#cite_ref-110" text:style-name="Internet_20_link" text:visited-style-name="Visited_20_Internet_20_Link">#cite_ref-110</text:a>"&gt;↑&lt;/a&gt; &lt;/span&gt;&lt;span class="reference-text"&gt;&lt;span class="ouvrage" id="Lemaire2010"&gt;&lt;span class="ouvrage" id="Éric_Lemaire2010"&gt;Éric &lt;span class="nom_auteur"&gt;Lemaire&lt;/span&gt;, «&amp;#160;&lt;cite style="font-style:normal;"&gt;Premiers matches, premiers buteurs&lt;/cite&gt;&amp;#160;», &lt;i&gt;France Football&lt;/i&gt;, &lt;abbr class="abbr" title="numéro"&gt;n&lt;sup&gt;o&lt;/sup&gt;&lt;/abbr&gt;&amp;#160;3346 bis,&amp;#8206; &lt;time class="nowrap" datetime="2010-05-28" data-sort-value="2010-05-28"&gt;28 mai 2010&lt;/time&gt;, &lt;abbr class="abbr" title="page(s)"&gt;p.&lt;/abbr&gt;&amp;#160;26&lt;span class="Z3988" title="ctx_ver=Z39.88-2004&amp;amp;rft_val_fmt=info%3Aofi%2Ffmt%3Akev%3Amtx%3Ajournal&amp;amp;rft.genre=article&amp;amp;rft.atitle=Premiers+matches%2C+premiers+buteurs&amp;amp;rft.jtitle=France+Football&amp;amp;rft.issue=3346+bis&amp;amp;rft.aulast=Lemaire&amp;amp;rft.aufirst=%C3%89ric&amp;amp;rft.date=2010-05-28&amp;amp;rft.pages=26&amp;amp;rfr_id=info%3Asid%2Ffr.wikipedia.org%3ACoupe+du+monde+de+football" id="COinS_28724"&gt;&lt;/span&gt;&lt;/span&gt;&lt;/span&gt;.&lt;/span&gt;</text:p>
      <text:p text:style-name="Preformatted_20_Text"><text:bookmark text:name="line2275"/>&lt;/li&gt;</text:p>
      <text:p text:style-name="Preformatted_20_Text"><text:bookmark text:name="line2276"/>&lt;li id="cite_note-protocoleFIFA1-p43-111"&gt;&lt;span class="noprint renvois_vers_le_texte"&gt;↑ &lt;sup&gt;&lt;a href="<text:a xlink:type="simple" xlink:href="view-source:https://fr.wikipedia.org/wiki/Coupe_du_monde_de_football#cite_ref-protocoleFIFA1-p43_111-0" text:style-name="Internet_20_link" text:visited-style-name="Visited_20_Internet_20_Link">#cite_ref-protocoleFIFA1-p43_111-0</text:a>"&gt;a&lt;/a&gt; et &lt;a href="<text:a xlink:type="simple" xlink:href="view-source:https://fr.wikipedia.org/wiki/Coupe_du_monde_de_football#cite_ref-protocoleFIFA1-p43_111-1" text:style-name="Internet_20_link" text:visited-style-name="Visited_20_Internet_20_Link">#cite_ref-protocoleFIFA1-p43_111-1</text:a>"&gt;b&lt;/a&gt;&lt;/sup&gt; &lt;/span&gt;&lt;span class="reference-text"&gt;&lt;span class="ouvrage"&gt;&lt;a rel="nofollow" class="external text" href="<text:a xlink:type="simple" xlink:href="view-source:http://fr.fifa.com/mm/document/tournament/competition/56/42/69/fifawcsouthafrica2010inhalt_f.pdf" text:style-name="Internet_20_link" text:visited-style-name="Visited_20_Internet_20_Link">http://fr.fifa.com/mm/document/tournament/competition/56/42/69/fifawcsouthafrica2010inhalt_f.pdf</text:a>"&gt;«&amp;#160;&lt;cite style="font-style: normal;"&gt;Règlement Coupe du monde de la FIFA, Afrique du Sud 2010&lt;/cite&gt;&amp;#160;»&lt;/a&gt;, FIFA &lt;small style="line-height:1em;"&gt;(consulté le &lt;span class="nowrap"&gt;11 mai 2010&lt;/span&gt;)&lt;/small&gt;&lt;/span&gt;, &lt;abbr class="abbr" title="page(s)"&gt;p.&lt;/abbr&gt;&amp;#160;43 &lt;abbr class="abbr indicateur-format format-pdf" title="Document au format Portable Document Format (PDF) d&amp;#39;Adobe"&gt;[PDF]&lt;/abbr&gt;.&lt;/span&gt;</text:p>
      <text:p text:style-name="Preformatted_20_Text"><text:bookmark text:name="line2277"/>&lt;/li&gt;</text:p>
      <text:p text:style-name="Preformatted_20_Text"><text:bookmark text:name="line2278"/>&lt;li id="cite_note-112"&gt;&lt;span class="noprint renvois_vers_le_texte"&gt;&lt;a href="<text:a xlink:type="simple" xlink:href="view-source:https://fr.wikipedia.org/wiki/Coupe_du_monde_de_football#cite_ref-112" text:style-name="Internet_20_link" text:visited-style-name="Visited_20_Internet_20_Link">#cite_ref-112</text:a>"&gt;↑&lt;/a&gt; &lt;/span&gt;&lt;span class="reference-text"&gt;Thierry Roland, &lt;i&gt;La fabuleuse histoire de la Coupe du monde&lt;/i&gt;, &lt;abbr class="abbr nowrap italique" title="opere citato («&amp;#32;dans l&amp;#39;ouvrage cité&amp;#32;»)"&gt;op. cit.&lt;/abbr&gt;, &lt;abbr class="abbr" title="page(s)"&gt;p.&lt;/abbr&gt;&amp;#160;148, consulté le 18 mai 2010&lt;/span&gt;</text:p>
      <text:p text:style-name="Preformatted_20_Text"><text:bookmark text:name="line2279"/>&lt;/li&gt;</text:p>
      <text:p text:style-name="Preformatted_20_Text"><text:bookmark text:name="line2280"/>&lt;li id="cite_note-113"&gt;&lt;span class="noprint renvois_vers_le_texte"&gt;&lt;a href="<text:a xlink:type="simple" xlink:href="view-source:https://fr.wikipedia.org/wiki/Coupe_du_monde_de_football#cite_ref-113" text:style-name="Internet_20_link" text:visited-style-name="Visited_20_Internet_20_Link">#cite_ref-113</text:a>"&gt;↑&lt;/a&gt; &lt;/span&gt;&lt;span class="reference-text"&gt;&lt;span class="ouvrage" id="Vassort2005"&gt;&lt;span class="ouvrage" id="Patrick_Vassort2005"&gt;Patrick &lt;span class="nom_auteur"&gt;Vassort&lt;/span&gt;, &lt;cite class="italique"&gt;Football et politique&amp;#160;: Sociologie historique d'une domination&lt;/cite&gt;, Éditions L'Harmattan, &lt;abbr class="abbr" title="collection"&gt;coll.&lt;/abbr&gt;&amp;#160;«&amp;#160;Logiques sociales&amp;#160;», &lt;time class="nowrap" datetime="2005-11-01" data-sort-value="2005-11-01"&gt;&lt;abbr class="abbr" title="premier"&gt;1&lt;sup&gt;er&lt;/sup&gt;&lt;/abbr&gt; novembre 2005&lt;/time&gt;, &lt;abbr class="abbr" title="troisième"&gt;3&lt;sup&gt;e&lt;/sup&gt;&lt;/abbr&gt;&amp;#160;&lt;abbr class="abbr" title="édition"&gt;éd.&lt;/abbr&gt;, 388&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7475-9217-0" text:style-name="Internet_20_link" text:visited-style-name="Visited_20_Internet_20_Link">/wiki/Sp%C3%A9cial:Ouvrages_de_r%C3%A9f%C3%A9rence/2-7475-9217-0</text:a>" title="Spécial:Ouvrages de référence/2-7475-9217-0"&gt;&lt;span class="nowrap"&gt;2-7475-9217-0&lt;/span&gt;&lt;/a&gt;, &lt;a rel="nofollow" class="external text" href="<text:a xlink:type="simple" xlink:href="view-source:https://books.google.fr/books?id=nodEytoI7EYC&amp;pg=PA174&amp;dq=coupe+du+monde+de+football&amp;cd=4#v=onepage&amp;q&amp;f=false" text:style-name="Internet_20_link" text:visited-style-name="Visited_20_Internet_20_Link">https://books.google.fr/books?id=nodEytoI7EYC&amp;amp;pg=PA174&amp;amp;dq=coupe+du+monde+de+football&amp;amp;cd=4#v=onepage&amp;amp;q&amp;amp;f=false</text:a>"&gt;lire en ligne&lt;/a&gt;)&lt;/small&gt;, &lt;abbr class="abbr" title="page(s)"&gt;p.&lt;/abbr&gt;&amp;#160;173&lt;span class="Z3988" title="ctx_ver=Z39.88-2004&amp;amp;rft_val_fmt=info%3Aofi%2Ffmt%3Akev%3Amtx%3Abook&amp;amp;rft.genre=book&amp;amp;rft.btitle=Football+et+politique+<text:soft-page-break/>%3A+Sociologie+historique+d%27une+domination&amp;amp;rft.pub=%C3%89ditions+L%27Harmattan&amp;amp;rft.edition=3&amp;amp;rft.aulast=Vassort&amp;amp;rft.aufirst=Patrick&amp;amp;rft.date=2005-11-01&amp;amp;rft.pages=173&amp;amp;rft.tpages=388&amp;amp;rft.isbn=2-7475-9217-0&amp;amp;rfr_id=info%3Asid%2Ffr.wikipedia.org%3ACoupe+du+monde+de+football" id="COinS_34016"&gt;&lt;/span&gt;&lt;/span&gt;&lt;/span&gt;.&lt;/span&gt;</text:p>
      <text:p text:style-name="Preformatted_20_Text"><text:bookmark text:name="line2281"/>&lt;/li&gt;</text:p>
      <text:p text:style-name="Preformatted_20_Text"><text:bookmark text:name="line2282"/>&lt;li id="cite_note-fabuleusehistoire229-114"&gt;&lt;span class="noprint renvois_vers_le_texte"&gt;↑ &lt;sup&gt;&lt;a href="<text:a xlink:type="simple" xlink:href="view-source:https://fr.wikipedia.org/wiki/Coupe_du_monde_de_football#cite_ref-fabuleusehistoire229_114-0" text:style-name="Internet_20_link" text:visited-style-name="Visited_20_Internet_20_Link">#cite_ref-fabuleusehistoire229_114-0</text:a>"&gt;a&lt;/a&gt; &lt;a href="<text:a xlink:type="simple" xlink:href="view-source:https://fr.wikipedia.org/wiki/Coupe_du_monde_de_football#cite_ref-fabuleusehistoire229_114-1" text:style-name="Internet_20_link" text:visited-style-name="Visited_20_Internet_20_Link">#cite_ref-fabuleusehistoire229_114-1</text:a>"&gt;b&lt;/a&gt; et &lt;a href="<text:a xlink:type="simple" xlink:href="view-source:https://fr.wikipedia.org/wiki/Coupe_du_monde_de_football#cite_ref-fabuleusehistoire229_114-2" text:style-name="Internet_20_link" text:visited-style-name="Visited_20_Internet_20_Link">#cite_ref-fabuleusehistoire229_114-2</text:a>"&gt;c&lt;/a&gt;&lt;/sup&gt; &lt;/span&gt;&lt;span class="reference-text"&gt;Thierry Roland, &lt;i&gt;La fabuleuse histoire de la Coupe du monde&lt;/i&gt;, &lt;abbr class="abbr nowrap italique" title="opere citato («&amp;#32;dans l&amp;#39;ouvrage cité&amp;#32;»)"&gt;op. cit.&lt;/abbr&gt;, &lt;abbr class="abbr" title="page(s)"&gt;p.&lt;/abbr&gt;&amp;#160;229, consulté le 18 mai 2010.&lt;/span&gt;</text:p>
      <text:p text:style-name="Preformatted_20_Text"><text:bookmark text:name="line2283"/>&lt;/li&gt;</text:p>
      <text:p text:style-name="Preformatted_20_Text"><text:bookmark text:name="line2284"/>&lt;li id="cite_note-fabuleusehistoire350-115"&gt;&lt;span class="noprint renvois_vers_le_texte"&gt;↑ &lt;sup&gt;&lt;a href="<text:a xlink:type="simple" xlink:href="view-source:https://fr.wikipedia.org/wiki/Coupe_du_monde_de_football#cite_ref-fabuleusehistoire350_115-0" text:style-name="Internet_20_link" text:visited-style-name="Visited_20_Internet_20_Link">#cite_ref-fabuleusehistoire350_115-0</text:a>"&gt;a&lt;/a&gt; &lt;a href="<text:a xlink:type="simple" xlink:href="view-source:https://fr.wikipedia.org/wiki/Coupe_du_monde_de_football#cite_ref-fabuleusehistoire350_115-1" text:style-name="Internet_20_link" text:visited-style-name="Visited_20_Internet_20_Link">#cite_ref-fabuleusehistoire350_115-1</text:a>"&gt;b&lt;/a&gt; et &lt;a href="<text:a xlink:type="simple" xlink:href="view-source:https://fr.wikipedia.org/wiki/Coupe_du_monde_de_football#cite_ref-fabuleusehistoire350_115-2" text:style-name="Internet_20_link" text:visited-style-name="Visited_20_Internet_20_Link">#cite_ref-fabuleusehistoire350_115-2</text:a>"&gt;c&lt;/a&gt;&lt;/sup&gt; &lt;/span&gt;&lt;span class="reference-text"&gt;Thierry Roland, &lt;i&gt;La fabuleuse histoire de la Coupe du monde&lt;/i&gt;, &lt;abbr class="abbr nowrap italique" title="opere citato («&amp;#32;dans l&amp;#39;ouvrage cité&amp;#32;»)"&gt;op. cit.&lt;/abbr&gt;, &lt;abbr class="abbr" title="page(s)"&gt;p.&lt;/abbr&gt;&amp;#160;350, consulté le 18 mai 2010.&lt;/span&gt;</text:p>
      <text:p text:style-name="Preformatted_20_Text"><text:bookmark text:name="line2285"/>&lt;/li&gt;</text:p>
      <text:p text:style-name="Preformatted_20_Text"><text:bookmark text:name="line2286"/>&lt;li id="cite_note-116"&gt;&lt;span class="noprint renvois_vers_le_texte"&gt;&lt;a href="<text:a xlink:type="simple" xlink:href="view-source:https://fr.wikipedia.org/wiki/Coupe_du_monde_de_football#cite_ref-116" text:style-name="Internet_20_link" text:visited-style-name="Visited_20_Internet_20_Link">#cite_ref-116</text:a>"&gt;↑&lt;/a&gt; &lt;/span&gt;&lt;span class="reference-text"&gt;&lt;span class="ouvrage" id="1998"&gt;«&amp;#160;&lt;cite style="font-style:normal;"&gt;Quatre géants pour le coup d'envoi. Le Mondial débute ce soir par un carnaval à Paris.&lt;/cite&gt;&amp;#160;», &lt;i&gt;&lt;a href="<text:a xlink:type="simple" xlink:href="view-source:https://fr.wikipedia.org/wiki/Libération_(journal)" text:style-name="Internet_20_link" text:visited-style-name="Visited_20_Internet_20_Link">/wiki/Lib%C3%A9ration_(journal)</text:a>" title="Libération (journal)"&gt;Libération&lt;/a&gt;&lt;/i&gt;,&amp;#8206; &lt;time class="nowrap" datetime="1998-06-09" data-sort-value="1998-06-09"&gt;9 juin 1998&lt;/time&gt;, sports &lt;small style="line-height:1em;"&gt;(&lt;a rel="nofollow" class="external text" href="<text:a xlink:type="simple" xlink:href="view-source:http://www.liberation.fr/sports/0101250055-quatre-geants-pour-le-coup-d-envoi-le-mondial-debute-ce-soir-par-un-carnaval-a-paris" text:style-name="Internet_20_link" text:visited-style-name="Visited_20_Internet_20_Link">http://www.liberation.fr/sports/0101250055-quatre-geants-pour-le-coup-d-envoi-le-mondial-debute-ce-soir-par-un-carnaval-a-paris</text:a>"&gt;lire en ligne&lt;/a&gt;)&lt;/small&gt;&lt;span class="Z3988" title="ctx_ver=Z39.88-2004&amp;amp;rft_val_fmt=info%3Aofi%2Ffmt%3Akev%3Amtx%3Ajournal&amp;amp;rft.genre=article&amp;amp;rft.atitle=Quatre+g%C3%A9ants+pour+le+coup+d%27envoi.+Le+Mondial+d%C3%A9bute+ce+soir+par+un+carnaval+%C3%A0+Paris.&amp;amp;rft.jtitle=Lib%C3%A9ration&amp;amp;rft.date=1998-06-09&amp;amp;rft.pages=sports&amp;amp;rfr_id=info%3Asid%2Ffr.wikipedia.org%3ACoupe+du+monde+de+football" id="COinS_29002"&gt;&lt;/span&gt;&lt;/span&gt;.&lt;/span&gt;</text:p>
      <text:p text:style-name="Preformatted_20_Text"><text:bookmark text:name="line2287"/>&lt;/li&gt;</text:p>
      <text:p text:style-name="Preformatted_20_Text"><text:bookmark text:name="line2288"/>&lt;li id="cite_note-117"&gt;&lt;span class="noprint renvois_vers_le_texte"&gt;&lt;a href="<text:a xlink:type="simple" xlink:href="view-source:https://fr.wikipedia.org/wiki/Coupe_du_monde_de_football#cite_ref-117" text:style-name="Internet_20_link" text:visited-style-name="Visited_20_Internet_20_Link">#cite_ref-117</text:a>"&gt;↑&lt;/a&gt; &lt;/span&gt;&lt;span class="reference-text"&gt;&lt;span class="ouvrage" id="1998"&gt;«&amp;#160;&lt;cite style="font-style:normal;"&gt;A Paris, la Coupe du monde démarre à pas de géants&lt;/cite&gt;&amp;#160;», &lt;i&gt;&lt;a href="<text:a xlink:type="simple" xlink:href="view-source:https://fr.wikipedia.org/wiki/La_Tribune_de_Genève" text:style-name="Internet_20_link" text:visited-style-name="Visited_20_Internet_20_Link">/wiki/La_Tribune_de_Gen%C3%A8ve</text:a>" class="mw-redirect" title="La Tribune de Genève"&gt;La Tribune de Genève&lt;/a&gt;&lt;/i&gt;,&amp;#8206; &lt;time class="nowrap" datetime="1998-06-10" data-sort-value="1998-06-10"&gt;10 juin 1998&lt;/time&gt; &lt;small style="line-height:1em;"&gt;(&lt;a rel="nofollow" class="external text" href="<text:a xlink:type="simple" xlink:href="view-source:http://archives.tdg.ch/TG/TG/-/article-1998-06-202/a-paris--la-coupe-du-monde-demarre-a-pas-de-geantsvingt-quatre-heures-avant-le-coup-d-envoi-de" text:style-name="Internet_20_link" text:visited-style-name="Visited_20_Internet_20_Link">http://archives.tdg.ch/TG/TG/-/article-1998-06-202/a-paris--la-coupe-du-monde-demarre-a-pas-de-geantsvingt-quatre-heures-avant-le-coup-d-envoi-de</text:a>"&gt;lire en ligne&lt;/a&gt;)&lt;/small&gt;&lt;span class="Z3988" title="ctx_ver=Z39.88-2004&amp;amp;rft_val_fmt=info%3Aofi%2Ffmt%3Akev%3Amtx%3Ajournal&amp;amp;rft.genre=article&amp;amp;rft.atitle=A+Paris%2C+la+Coupe+du+monde+d%C3%A9marre+%C3%A0+pas+de+g%C3%A9ants&amp;amp;rft.jtitle=La+Tribune+de+Gen%C3%A8ve&amp;amp;rft.date=1998-06-10&amp;amp;rfr_id=info%3Asid%2Ffr.wikipedia.org%3ACoupe+du+monde+de+football" id="COinS_24672"&gt;&lt;/span&gt;&lt;/span&gt;.&lt;/span&gt;</text:p>
      <text:p text:style-name="Preformatted_20_Text"><text:bookmark text:name="line2289"/>&lt;/li&gt;</text:p>
      <text:p text:style-name="Preformatted_20_Text"><text:bookmark text:name="line2290"/><text:soft-page-break/>&lt;li id="cite_note-Le_Monde_28052002-118"&gt;&lt;span class="noprint renvois_vers_le_texte"&gt;&lt;a href="<text:a xlink:type="simple" xlink:href="view-source:https://fr.wikipedia.org/wiki/Coupe_du_monde_de_football#cite_ref-Le_Monde_28052002_118-0" text:style-name="Internet_20_link" text:visited-style-name="Visited_20_Internet_20_Link">#cite_ref-Le_Monde_28052002_118-0</text:a>"&gt;↑&lt;/a&gt; &lt;/span&gt;&lt;span class="reference-text"&gt;G.D., «&amp;#160;Le pitoyable destin des "géants" du 9 juin, brûlés, perdus, exilés&amp;#160;», article paru dans &lt;i&gt;&lt;a href="<text:a xlink:type="simple" xlink:href="view-source:https://fr.wikipedia.org/wiki/Le_Monde" text:style-name="Internet_20_link" text:visited-style-name="Visited_20_Internet_20_Link">/wiki/Le_Monde</text:a>" title="Le Monde"&gt;Le Monde&lt;/a&gt;&lt;/i&gt;, 28 mai 2002.&lt;/span&gt;</text:p>
      <text:p text:style-name="Preformatted_20_Text"><text:bookmark text:name="line2291"/>&lt;/li&gt;</text:p>
      <text:p text:style-name="Preformatted_20_Text"><text:bookmark text:name="line2292"/>&lt;li id="cite_note-119"&gt;&lt;span class="noprint renvois_vers_le_texte"&gt;&lt;a href="<text:a xlink:type="simple" xlink:href="view-source:https://fr.wikipedia.org/wiki/Coupe_du_monde_de_football#cite_ref-119" text:style-name="Internet_20_link" text:visited-style-name="Visited_20_Internet_20_Link">#cite_ref-119</text:a>"&gt;↑&lt;/a&gt; &lt;/span&gt;&lt;span class="reference-text"&gt;&lt;span class="ouvrage" id="2006"&gt;&lt;a rel="nofollow" class="external text" href="<text:a xlink:type="simple" xlink:href="view-source:http://www.afriquechos.ch/spip.php?article1321" text:style-name="Internet_20_link" text:visited-style-name="Visited_20_Internet_20_Link">http://www.afriquechos.ch/spip.php?article1321</text:a>"&gt;«&amp;#160;&lt;cite style="font-style: normal;"&gt;Mondial 2006&amp;#160;: Flash back sur la cérémonie d’ouverture&lt;/cite&gt;&amp;#160;»&lt;/a&gt;, sur &lt;span class="italique"&gt;afriquechos.ch&lt;/span&gt;, &lt;time class="nowrap" datetime="2006-06-12" data-sort-value="2006-06-12"&gt;12 juin 2006&lt;/time&gt; &lt;small style="line-height:1em;"&gt;(consulté le &lt;span class="nowrap"&gt;5 juin 2010&lt;/span&gt;)&lt;/small&gt;&lt;/span&gt;.&lt;/span&gt;</text:p>
      <text:p text:style-name="Preformatted_20_Text"><text:bookmark text:name="line2293"/>&lt;/li&gt;</text:p>
      <text:p text:style-name="Preformatted_20_Text"><text:bookmark text:name="line2294"/>&lt;li id="cite_note-120"&gt;&lt;span class="noprint renvois_vers_le_texte"&gt;&lt;a href="<text:a xlink:type="simple" xlink:href="view-source:https://fr.wikipedia.org/wiki/Coupe_du_monde_de_football#cite_ref-120" text:style-name="Internet_20_link" text:visited-style-name="Visited_20_Internet_20_Link">#cite_ref-120</text:a>"&gt;↑&lt;/a&gt; &lt;/span&gt;&lt;span class="reference-text"&gt;Thierry Roland, &lt;i&gt;La fabuleuse histoire de la Coupe du monde&lt;/i&gt;, &lt;abbr class="abbr nowrap italique" title="opere citato («&amp;#32;dans l&amp;#39;ouvrage cité&amp;#32;»)"&gt;op. cit.&lt;/abbr&gt;, &lt;abbr class="abbr" title="page(s)"&gt;p.&lt;/abbr&gt;&amp;#160;9, consulté le 10 mai 2010.&lt;/span&gt;</text:p>
      <text:p text:style-name="Preformatted_20_Text"><text:bookmark text:name="line2295"/>&lt;/li&gt;</text:p>
      <text:p text:style-name="Preformatted_20_Text"><text:bookmark text:name="line2296"/>&lt;li id="cite_note-121"&gt;&lt;span class="noprint renvois_vers_le_texte"&gt;&lt;a href="<text:a xlink:type="simple" xlink:href="view-source:https://fr.wikipedia.org/wiki/Coupe_du_monde_de_football#cite_ref-121" text:style-name="Internet_20_link" text:visited-style-name="Visited_20_Internet_20_Link">#cite_ref-121</text:a>"&gt;↑&lt;/a&gt; &lt;/span&gt;&lt;span class="reference-text"&gt;&lt;span class="ouvrage" id="Lemaire2010"&gt;&lt;span class="ouvrage" id="Éric_Lemaire2010"&gt;Éric &lt;span class="nom_auteur"&gt;Lemaire&lt;/span&gt;, «&amp;#160;&lt;cite style="font-style:normal;"&gt;Le Brésil et l'Allemagne au coude à coude&lt;/cite&gt;&amp;#160;», &lt;i&gt;France Football&lt;/i&gt;, &lt;abbr class="abbr" title="numéro"&gt;n&lt;sup&gt;o&lt;/sup&gt;&lt;/abbr&gt;&amp;#160;3346,&amp;#8206; &lt;time class="nowrap" datetime="2010-05-25" data-sort-value="2010-05-25"&gt;25 mai 2010&lt;/time&gt;, &lt;abbr class="abbr" title="page(s)"&gt;p.&lt;/abbr&gt;&amp;#160;42&lt;span class="Z3988" title="ctx_ver=Z39.88-2004&amp;amp;rft_val_fmt=info%3Aofi%2Ffmt%3Akev%3Amtx%3Ajournal&amp;amp;rft.genre=article&amp;amp;rft.atitle=Le+Br%C3%A9sil+et+l%27Allemagne+au+coude+%C3%A0+coude&amp;amp;rft.jtitle=France+Football&amp;amp;rft.issue=3346&amp;amp;rft.aulast=Lemaire&amp;amp;rft.aufirst=%C3%89ric&amp;amp;rft.date=2010-05-25&amp;amp;rft.pages=42&amp;amp;rfr_id=info%3Asid%2Ffr.wikipedia.org%3ACoupe+du+monde+de+football" id="COinS_29090"&gt;&lt;/span&gt;&lt;/span&gt;&lt;/span&gt;.&lt;/span&gt;</text:p>
      <text:p text:style-name="Preformatted_20_Text"><text:bookmark text:name="line2297"/>&lt;/li&gt;</text:p>
      <text:p text:style-name="Preformatted_20_Text"><text:bookmark text:name="line2298"/>&lt;li id="cite_note-122"&gt;&lt;span class="noprint renvois_vers_le_texte"&gt;&lt;a href="<text:a xlink:type="simple" xlink:href="view-source:https://fr.wikipedia.org/wiki/Coupe_du_monde_de_football#cite_ref-122" text:style-name="Internet_20_link" text:visited-style-name="Visited_20_Internet_20_Link">#cite_ref-122</text:a>"&gt;↑&lt;/a&gt; &lt;/span&gt;&lt;span class="reference-text"&gt;&lt;span class="ouvrage" id="Delaunayde_RyswickCornu1983"&gt;&lt;span class="ouvrage" id="Pierre_DelaunayJacques_de_RyswickJean_Cornu1983"&gt;Pierre &lt;span class="nom_auteur"&gt;Delaunay&lt;/span&gt;, Jacques &lt;span class="nom_auteur"&gt;de Ryswick&lt;/span&gt; et Jean &lt;span class="nom_auteur"&gt;Cornu&lt;/span&gt;, &lt;cite class="italique"&gt;100 ans de football en France&lt;/cite&gt;, Paris, Atlas, &lt;time&gt;1983&lt;/time&gt;, 376&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7312-0108-8" text:style-name="Internet_20_link" text:visited-style-name="Visited_20_Internet_20_Link">/wiki/Sp%C3%A9cial:Ouvrages_de_r%C3%A9f%C3%A9rence/2-7312-0108-8</text:a>" title="Spécial:Ouvrages de référence/2-7312-0108-8"&gt;&lt;span class="nowrap"&gt;2-7312-0108-8&lt;/span&gt;&lt;/a&gt;)&lt;/small&gt;, &lt;abbr class="abbr" title="page(s)"&gt;p.&lt;/abbr&gt;&amp;#160;156&lt;span class="Z3988" title="ctx_ver=Z39.88-2004&amp;amp;rft_val_fmt=info%3Aofi%2Ffmt%3Akev%3Amtx%3Abook&amp;amp;rft.genre=book&amp;amp;rft.btitle=100+ans+de+football+en+France&amp;amp;rft.place=Paris&amp;amp;rft.pub=Atlas&amp;amp;rft.aulast=Delaunay&amp;amp;rft.aufirst=Pierre&amp;amp;rft.au=de+Ryswick%2C+Jacques&amp;amp;rft.au=Cornu%2C+Jean&amp;amp;rft.date=1983&amp;amp;rft.pages=156&amp;amp;rft.tpages=376&amp;amp;rft.isbn=2-7312-0108-8&amp;amp;rfr_id=info%3Asid%2Ffr.wikipedia.org%3ACoupe+du+monde+de+football" id="COinS_32828"&gt;&lt;/span&gt;&lt;/span&gt;&lt;/span&gt;.&lt;/span&gt;</text:p>
      <text:p text:style-name="Preformatted_20_Text"><text:bookmark text:name="line2299"/><text:soft-page-break/>&lt;/li&gt;</text:p>
      <text:p text:style-name="Preformatted_20_Text"><text:bookmark text:name="line2300"/>&lt;li id="cite_note-123"&gt;&lt;span class="noprint renvois_vers_le_texte"&gt;&lt;a href="<text:a xlink:type="simple" xlink:href="view-source:https://fr.wikipedia.org/wiki/Coupe_du_monde_de_football#cite_ref-123" text:style-name="Internet_20_link" text:visited-style-name="Visited_20_Internet_20_Link">#cite_ref-123</text:a>"&gt;↑&lt;/a&gt; &lt;/span&gt;&lt;span class="reference-text"&gt;&lt;span class="ouvrage" id="1996"&gt;&lt;abbr class="abbr indicateur-langue" title="Langue&amp;#32;: anglais"&gt;(en)&lt;/abbr&gt; &lt;span lang="en"&gt;&lt;a rel="nofollow" class="external text" href="<text:a xlink:type="simple" xlink:href="view-source:https://www.fifa.com/newscentre/news/newsid=71783.html" text:style-name="Internet_20_link" text:visited-style-name="Visited_20_Internet_20_Link">https://www.fifa.com/newscentre/news/newsid=71783.html</text:a>"&gt;«&amp;#160;&lt;cite style="font-style: normal;"&gt;&lt;span class="lang-en" lang="en"&gt;Maracana - a Name that spells Football Magic&lt;/span&gt;&lt;/cite&gt;&amp;#160;»&lt;/a&gt;&lt;/span&gt;, sur &lt;span class="italique"&gt;fifa.com&lt;/span&gt;, &lt;time class="nowrap" datetime="1996-10-16" data-sort-value="1996-10-16"&gt;16 octobre 1996&lt;/time&gt; &lt;small style="line-height:1em;"&gt;(consulté le &lt;span class="nowrap"&gt;24 mai 2010&lt;/span&gt;)&lt;/small&gt;&lt;/span&gt;.&lt;/span&gt;</text:p>
      <text:p text:style-name="Preformatted_20_Text"><text:bookmark text:name="line2301"/>&lt;/li&gt;</text:p>
      <text:p text:style-name="Preformatted_20_Text"><text:bookmark text:name="line2302"/>&lt;li id="cite_note-124"&gt;&lt;span class="noprint renvois_vers_le_texte"&gt;&lt;a href="<text:a xlink:type="simple" xlink:href="view-source:https://fr.wikipedia.org/wiki/Coupe_du_monde_de_football#cite_ref-124" text:style-name="Internet_20_link" text:visited-style-name="Visited_20_Internet_20_Link">#cite_ref-124</text:a>"&gt;↑&lt;/a&gt; &lt;/span&gt;&lt;span class="reference-text"&gt;&lt;i&gt;L'Équipe, 50 ans de sport&lt;/i&gt;, &lt;abbr class="abbr nowrap italique" title="opere citato («&amp;#32;dans l&amp;#39;ouvrage cité&amp;#32;»)"&gt;op. cit.&lt;/abbr&gt;, &lt;abbr class="abbr" title="page(s)"&gt;p.&lt;/abbr&gt;&amp;#160;193, «&amp;#160;821 363 spectateurs pour les 35 matches de Coupe du monde&amp;#160;». Consulté le 29 mai 2010.&lt;/span&gt;</text:p>
      <text:p text:style-name="Preformatted_20_Text"><text:bookmark text:name="line2303"/>&lt;/li&gt;</text:p>
      <text:p text:style-name="Preformatted_20_Text"><text:bookmark text:name="line2304"/>&lt;li id="cite_note-125"&gt;&lt;span class="noprint renvois_vers_le_texte"&gt;&lt;a href="<text:a xlink:type="simple" xlink:href="view-source:https://fr.wikipedia.org/wiki/Coupe_du_monde_de_football#cite_ref-125" text:style-name="Internet_20_link" text:visited-style-name="Visited_20_Internet_20_Link">#cite_ref-125</text:a>"&gt;↑&lt;/a&gt; &lt;/span&gt;&lt;span class="reference-text"&gt;&lt;span class="ouvrage" id="Lemaire2010"&gt;&lt;span class="ouvrage" id="Éric_Lemaire2010"&gt;Éric &lt;span class="nom_auteur"&gt;Lemaire&lt;/span&gt;, «&amp;#160;&lt;cite style="font-style:normal;"&gt;Le Brésil et l'Allemagne aux coude à coude&lt;/cite&gt;&amp;#160;», &lt;i&gt;France Football&lt;/i&gt;, &lt;abbr class="abbr" title="numéro"&gt;n&lt;sup&gt;o&lt;/sup&gt;&lt;/abbr&gt;&amp;#160;3346,&amp;#8206; &lt;time class="nowrap" datetime="2010-05-25" data-sort-value="2010-05-25"&gt;25 mai 2010&lt;/time&gt;, &lt;abbr class="abbr" title="page(s)"&gt;p.&lt;/abbr&gt;&amp;#160;42&lt;span class="Z3988" title="ctx_ver=Z39.88-2004&amp;amp;rft_val_fmt=info%3Aofi%2Ffmt%3Akev%3Amtx%3Ajournal&amp;amp;rft.genre=article&amp;amp;rft.atitle=Le+Br%C3%A9sil+et+l%27Allemagne+aux+coude+%C3%A0+coude&amp;amp;rft.jtitle=France+Football&amp;amp;rft.issue=3346&amp;amp;rft.aulast=Lemaire&amp;amp;rft.aufirst=%C3%89ric&amp;amp;rft.date=2010-05-25&amp;amp;rft.pages=42&amp;amp;rfr_id=info%3Asid%2Ffr.wikipedia.org%3ACoupe+du+monde+de+football" id="COinS_29210"&gt;&lt;/span&gt;&lt;/span&gt;&lt;/span&gt;.&lt;/span&gt;</text:p>
      <text:p text:style-name="Preformatted_20_Text"><text:bookmark text:name="line2305"/>&lt;/li&gt;</text:p>
      <text:p text:style-name="Preformatted_20_Text"><text:bookmark text:name="line2306"/>&lt;li id="cite_note-affluence1974-78-126"&gt;&lt;span class="noprint renvois_vers_le_texte"&gt;↑ &lt;sup&gt;&lt;a href="<text:a xlink:type="simple" xlink:href="view-source:https://fr.wikipedia.org/wiki/Coupe_du_monde_de_football#cite_ref-affluence1974-78_126-0" text:style-name="Internet_20_link" text:visited-style-name="Visited_20_Internet_20_Link">#cite_ref-affluence1974-78_126-0</text:a>"&gt;a&lt;/a&gt; et &lt;a href="<text:a xlink:type="simple" xlink:href="view-source:https://fr.wikipedia.org/wiki/Coupe_du_monde_de_football#cite_ref-affluence1974-78_126-1" text:style-name="Internet_20_link" text:visited-style-name="Visited_20_Internet_20_Link">#cite_ref-affluence1974-78_126-1</text:a>"&gt;b&lt;/a&gt;&lt;/sup&gt; &lt;/span&gt;&lt;span class="reference-text"&gt;&lt;i&gt;L'Équipe, 50 ans de sport&lt;/i&gt;, &lt;abbr class="abbr nowrap italique" title="opere citato («&amp;#32;dans l&amp;#39;ouvrage cité&amp;#32;»)"&gt;op. cit.&lt;/abbr&gt;, &lt;abbr class="abbr" title="page(s)"&gt;p.&lt;/abbr&gt;&amp;#160;434, «&amp;#160;1 729 292 billet vendus&amp;#160;». Consulté le 29 mai 2010.&lt;/span&gt;</text:p>
      <text:p text:style-name="Preformatted_20_Text"><text:bookmark text:name="line2307"/>&lt;/li&gt;</text:p>
      <text:p text:style-name="Preformatted_20_Text"><text:bookmark text:name="line2308"/>&lt;li id="cite_note-127"&gt;&lt;span class="noprint renvois_vers_le_texte"&gt;&lt;a href="<text:a xlink:type="simple" xlink:href="view-source:https://fr.wikipedia.org/wiki/Coupe_du_monde_de_football#cite_ref-127" text:style-name="Internet_20_link" text:visited-style-name="Visited_20_Internet_20_Link">#cite_ref-127</text:a>"&gt;↑&lt;/a&gt; &lt;/span&gt;&lt;span class="reference-text"&gt;&lt;span class="ouvrage" id="2005"&gt;&lt;a rel="nofollow" class="external text" href="<text:a xlink:type="simple" xlink:href="view-source:http://www.football365.fr/coupe-du-monde/2006/article_98466_mondial-2006-le-tour-des-stades-Les-douze-stades-de-la-Coupe-du-Monde.shtml" text:style-name="Internet_20_link" text:visited-style-name="Visited_20_Internet_20_Link">http://www.football365.fr/coupe-du-monde/2006/article_98466_mondial-2006-le-tour-des-stades-Les-douze-stades-de-la-Coupe-du-Monde.shtml</text:a>"&gt;«&amp;#160;&lt;cite style="font-style: normal;"&gt;Les douze stades de la Coupe du monde&lt;/cite&gt;&amp;#160;»&lt;/a&gt;, sur &lt;span class="italique"&gt;football365.fr&lt;/span&gt;, &lt;time class="nowrap" datetime="2005-12-09" data-sort-value="2005-12-09"&gt;9 décembre 2005&lt;/time&gt; &lt;small style="line-height:1em;"&gt;(consulté le &lt;span class="nowrap"&gt;24 mai 2010&lt;/span&gt;)&lt;/small&gt;&lt;/span&gt;.&lt;/span&gt;</text:p>
      <text:p text:style-name="Preformatted_20_Text"><text:bookmark text:name="line2309"/>&lt;/li&gt;</text:p>
      <text:p text:style-name="Preformatted_20_Text"><text:bookmark text:name="line2310"/>&lt;li id="cite_note-128"&gt;&lt;span class="noprint renvois_vers_le_texte"&gt;&lt;a href="<text:a xlink:type="simple" xlink:href="view-source:https://fr.wikipedia.org/wiki/Coupe_du_monde_de_football#cite_ref-128" text:style-name="Internet_20_link" text:visited-style-name="Visited_20_Internet_20_Link">#cite_ref-128</text:a>"&gt;↑&lt;/a&gt; &lt;/span&gt;&lt;span class="reference-text"&gt;&lt;span class="ouvrage" id="2009"&gt;&lt;a rel="nofollow" class="external text" href="<text:a xlink:type="simple" xlink:href="view-source:http://www.lexpress.fr/actualite/sport/les-dix-stades-de-la-coupe-du-monde-de-foot-2010_766293.html" text:style-name="Internet_20_link" text:visited-style-name="Visited_20_Internet_20_Link">http://www.lexpress.fr/actualite/sport/les-dix-stades-de-la-coupe-du-monde-</text:a><text:soft-page-break/><text:a xlink:type="simple" xlink:href="view-source:http://www.lexpress.fr/actualite/sport/les-dix-stades-de-la-coupe-du-monde-de-foot-2010_766293.html" text:style-name="Internet_20_link" text:visited-style-name="Visited_20_Internet_20_Link">de-foot-2010_766293.html</text:a>"&gt;«&amp;#160;&lt;cite style="font-style: normal;"&gt;Les dix stades de la coupe du monde de foot 2010&lt;/cite&gt;&amp;#160;»&lt;/a&gt;, sur &lt;span class="italique"&gt;lexpress.fr&lt;/span&gt;, &lt;i&gt;&lt;a href="<text:a xlink:type="simple" xlink:href="view-source:https://fr.wikipedia.org/wiki/L%27Express" text:style-name="Internet_20_link" text:visited-style-name="Visited_20_Internet_20_Link">/wiki/L%27Express</text:a>" title="L&amp;#39;Express"&gt;L'Express&lt;/a&gt;&lt;/i&gt;, &lt;time class="nowrap" datetime="2009-06-09" data-sort-value="2009-06-09"&gt;9 juin 2009&lt;/time&gt; &lt;small style="line-height:1em;"&gt;(consulté le &lt;span class="nowrap"&gt;24 mai 2010&lt;/span&gt;)&lt;/small&gt;&lt;/span&gt;.&lt;/span&gt;</text:p>
      <text:p text:style-name="Preformatted_20_Text"><text:bookmark text:name="line2311"/>&lt;/li&gt;</text:p>
      <text:p text:style-name="Preformatted_20_Text"><text:bookmark text:name="line2312"/>&lt;li id="cite_note-129"&gt;&lt;span class="noprint renvois_vers_le_texte"&gt;&lt;a href="<text:a xlink:type="simple" xlink:href="view-source:https://fr.wikipedia.org/wiki/Coupe_du_monde_de_football#cite_ref-129" text:style-name="Internet_20_link" text:visited-style-name="Visited_20_Internet_20_Link">#cite_ref-129</text:a>"&gt;↑&lt;/a&gt; &lt;/span&gt;&lt;span class="reference-text"&gt;&lt;span class="ouvrage"&gt;&lt;a rel="nofollow" class="external text" href="<text:a xlink:type="simple" xlink:href="view-source:http://fr.fifa.com/mm/51/54/02/football_stadiums_technical_recommendations_and_requirements_fr_8214.pdf" text:style-name="Internet_20_link" text:visited-style-name="Visited_20_Internet_20_Link">http://fr.fifa.com/mm/51/54/02/football_stadiums_technical_recommendations_and_requirements_fr_8214.pdf</text:a>"&gt;«&amp;#160;&lt;cite style="font-style: normal;"&gt;Stades de football: Recommandations et exigences techniques. &lt;abbr class="abbr" title="Quatrième"&gt;4&lt;sup&gt;e&lt;/sup&gt;&lt;/abbr&gt; Édition&lt;/cite&gt;&amp;#160;»&lt;/a&gt; &lt;abbr class="abbr indicateur-format format-pdf" title="Document au format Portable Document Format (PDF) d&amp;#39;Adobe"&gt;&amp;#91;PDF&amp;#93;&lt;/abbr&gt;, sur &lt;span class="italique"&gt;fr.fifa.com&lt;/span&gt;, FIFA &lt;small style="line-height:1em;"&gt;(consulté le &lt;span class="nowrap"&gt;11 mai 2010&lt;/span&gt;)&lt;/small&gt;&lt;/span&gt;.&lt;/span&gt;</text:p>
      <text:p text:style-name="Preformatted_20_Text"><text:bookmark text:name="line2313"/>&lt;/li&gt;</text:p>
      <text:p text:style-name="Preformatted_20_Text"><text:bookmark text:name="line2314"/>&lt;li id="cite_note-130"&gt;&lt;span class="noprint renvois_vers_le_texte"&gt;&lt;a href="<text:a xlink:type="simple" xlink:href="view-source:https://fr.wikipedia.org/wiki/Coupe_du_monde_de_football#cite_ref-130" text:style-name="Internet_20_link" text:visited-style-name="Visited_20_Internet_20_Link">#cite_ref-130</text:a>"&gt;↑&lt;/a&gt; &lt;/span&gt;&lt;span class="reference-text"&gt;&lt;abbr class="abbr indicateur-langue" title="Langue&amp;#32;: anglais"&gt;(en)&lt;/abbr&gt; &lt;span class="ouvrage"&gt;&lt;a rel="nofollow" class="external text" href="<text:a xlink:type="simple" xlink:href="view-source:https://www.fifa.com/fifa-tournaments/statistics-and-records/worldcup/index.html" text:style-name="Internet_20_link" text:visited-style-name="Visited_20_Internet_20_Link">https://www.fifa.com/fifa-tournaments/statistics-and-records/worldcup/index.html</text:a>"&gt;«&amp;#160;&lt;cite style="font-style: normal;"&gt;FIFA World Cup™ All Time Statistics&lt;/cite&gt;&amp;#160;»&lt;/a&gt;, sur &lt;span class="italique"&gt;fr.fifa.com&lt;/span&gt; &lt;small style="line-height:1em;"&gt;(consulté le &lt;span class="nowrap"&gt;18 septembre 2018&lt;/span&gt;)&lt;/small&gt;&lt;/span&gt;&lt;/span&gt;</text:p>
      <text:p text:style-name="Preformatted_20_Text"><text:bookmark text:name="line2315"/>&lt;/li&gt;</text:p>
      <text:p text:style-name="Preformatted_20_Text"><text:bookmark text:name="line2316"/>&lt;li id="cite_note-Fevernova-131"&gt;&lt;span class="noprint renvois_vers_le_texte"&gt;&lt;a href="<text:a xlink:type="simple" xlink:href="view-source:https://fr.wikipedia.org/wiki/Coupe_du_monde_de_football#cite_ref-Fevernova_131-0" text:style-name="Internet_20_link" text:visited-style-name="Visited_20_Internet_20_Link">#cite_ref-Fevernova_131-0</text:a>"&gt;↑&lt;/a&gt; &lt;/span&gt;&lt;span class="reference-text"&gt;&lt;span class="ouvrage" id="2010"&gt;&lt;abbr class="abbr indicateur-langue" title="Langue&amp;#32;: anglais"&gt;(en)&lt;/abbr&gt; &lt;span lang="en"&gt;&lt;a rel="nofollow" class="external text" href="<text:a xlink:type="simple" xlink:href="view-source:http://www.soccerballworld.com/Fevernova.htm" text:style-name="Internet_20_link" text:visited-style-name="Visited_20_Internet_20_Link">http://www.soccerballworld.com/Fevernova.htm</text:a>"&gt;«&amp;#160;&lt;cite style="font-style: normal;"&gt;Fevernova&lt;/cite&gt;&amp;#160;»&lt;/a&gt;&lt;/span&gt;, sur &lt;span class="italique"&gt;soccerballworld.com&lt;/span&gt;, &lt;time class="nowrap" datetime="2010-05-16" data-sort-value="2010-05-16"&gt;16 mai 2010&lt;/time&gt; &lt;small style="line-height:1em;"&gt;(consulté le &lt;span class="nowrap"&gt;31 mai 2010&lt;/span&gt;)&lt;/small&gt;&lt;/span&gt;.&lt;/span&gt;</text:p>
      <text:p text:style-name="Preformatted_20_Text"><text:bookmark text:name="line2317"/>&lt;/li&gt;</text:p>
      <text:p text:style-name="Preformatted_20_Text"><text:bookmark text:name="line2318"/>&lt;li id="cite_note-LSA-Jabulani-132"&gt;&lt;span class="noprint renvois_vers_le_texte"&gt;↑ &lt;sup&gt;&lt;a href="<text:a xlink:type="simple" xlink:href="view-source:https://fr.wikipedia.org/wiki/Coupe_du_monde_de_football#cite_ref-LSA-Jabulani_132-0" text:style-name="Internet_20_link" text:visited-style-name="Visited_20_Internet_20_Link">#cite_ref-LSA-Jabulani_132-0</text:a>"&gt;a&lt;/a&gt; et &lt;a href="<text:a xlink:type="simple" xlink:href="view-source:https://fr.wikipedia.org/wiki/Coupe_du_monde_de_football#cite_ref-LSA-Jabulani_132-1" text:style-name="Internet_20_link" text:visited-style-name="Visited_20_Internet_20_Link">#cite_ref-LSA-Jabulani_132-1</text:a>"&gt;b&lt;/a&gt;&lt;/sup&gt; &lt;/span&gt;&lt;span class="reference-text"&gt;&lt;span class="ouvrage" id="D.2010"&gt;&lt;span class="ouvrage" id="J.-B._D.2010"&gt;J.-B. D., &lt;a rel="nofollow" class="external text" href="<text:a xlink:type="simple" xlink:href="view-source:http://www.lsa-conso.fr/un-futur-celebre-ballon-nomme-jabulani,111054" text:style-name="Internet_20_link" text:visited-style-name="Visited_20_Internet_20_Link">http://www.lsa-conso.fr/un-futur-celebre-ballon-nomme-jabulani,111054</text:a>"&gt;«&amp;#160;&lt;cite style="font-style: normal;"&gt;Un futur célèbre ballon nommé Jabulani&lt;/cite&gt;&amp;#160;»&lt;/a&gt;, LSA, &lt;time class="nowrap" datetime="2010-01-21" data-sort-value="2010-01-21"&gt;21 janvier 2010&lt;/time&gt; &lt;small style="line-height:1em;"&gt;(consulté le &lt;span class="nowrap"&gt;29 mai 2010&lt;/span&gt;)&lt;/small&gt;&lt;/span&gt;&lt;/span&gt;.&lt;/span&gt;</text:p>
      <text:p text:style-name="Preformatted_20_Text"><text:bookmark text:name="line2319"/>&lt;/li&gt;</text:p>
      <text:p text:style-name="Preformatted_20_Text"><text:bookmark text:name="line2320"/>&lt;li id="cite_note-critiques_ballon_2010-133"&gt;&lt;span class="noprint renvois_vers_le_texte"&gt;↑ &lt;sup&gt;&lt;a href="<text:a xlink:type="simple" xlink:href="view-source:https://fr.wikipedia.org/wiki/Coupe_du_monde_de_football#cite_ref-critiques_ballon_2010_133-0" text:style-name="Internet_20_link" text:visited-style-name="Visited_20_Internet_20_Link">#cite_ref-critiques_ballon_2010_133-0</text:a>"&gt;a&lt;/a&gt; et &lt;a href="<text:a xlink:type="simple" xlink:href="view-source:https://fr.wikipedia.org/wiki/Coupe_du_monde_de_football#cite_ref-critiques_ballon_2010_133-1" text:style-name="Internet_20_link" text:visited-style-name="Visited_20_Internet_20_Link">#cite_ref-critiques_ballon_2010_133-1</text:a>"&gt;b&lt;/a&gt;&lt;/sup&gt; &lt;/span&gt;&lt;span class="reference-text"&gt;&lt;span class="ouvrage" id="2010"&gt;&lt;a rel="nofollow" class="external text" href="<text:a xlink:type="simple" xlink:href="view-source:https://www.lemonde.fr/sport/article/2010/05/31/jabulani-un-ballon-de-plage-pour-iker-casillas_1365436_3242.html" text:style-name="Internet_20_link" text:visited-style-name="Visited_20_Internet_20_Link">https://www.lemonde.fr/sport/article/2010/05/31/jabulani-un-ballon-de-plage-pour-iker-casillas_1365436_3242.html</text:a>"&gt;«&amp;#160;&lt;cite style="font-style: normal;"&gt;Les <text:soft-page-break/>critiques fusent contre le ballon du Mondial&lt;/cite&gt;&amp;#160;»&lt;/a&gt;, sur &lt;span class="italique"&gt;lemonde.fr&lt;/span&gt;, &lt;time class="nowrap" datetime="2010-05-31" data-sort-value="2010-05-31"&gt;31 mai 2010&lt;/time&gt; &lt;small style="line-height:1em;"&gt;(consulté le &lt;span class="nowrap"&gt;31 mai 2010&lt;/span&gt;)&lt;/small&gt;&lt;/span&gt;.&lt;/span&gt;</text:p>
      <text:p text:style-name="Preformatted_20_Text"><text:bookmark text:name="line2321"/>&lt;/li&gt;</text:p>
      <text:p text:style-name="Preformatted_20_Text"><text:bookmark text:name="line2322"/>&lt;li id="cite_note-134"&gt;&lt;span class="noprint renvois_vers_le_texte"&gt;&lt;a href="<text:a xlink:type="simple" xlink:href="view-source:https://fr.wikipedia.org/wiki/Coupe_du_monde_de_football#cite_ref-134" text:style-name="Internet_20_link" text:visited-style-name="Visited_20_Internet_20_Link">#cite_ref-134</text:a>"&gt;↑&lt;/a&gt; &lt;/span&gt;&lt;span class="reference-text"&gt;&lt;span class="ouvrage" id="Baldy2014"&gt;&lt;span class="ouvrage" id="Rémi_Baldy2014"&gt;Rémi Baldy, &lt;a rel="nofollow" class="external text" href="<text:a xlink:type="simple" xlink:href="view-source:http://www.lexpress.fr/actualite/sport/football/que-vaut-brazuca-le-ballon-de-la-coupe-du-monde_1549987.html" text:style-name="Internet_20_link" text:visited-style-name="Visited_20_Internet_20_Link">http://www.lexpress.fr/actualite/sport/football/que-vaut-brazuca-le-ballon-de-la-coupe-du-monde_1549987.html</text:a>"&gt;«&amp;#160;&lt;cite style="font-style: normal;"&gt;Que vaut Brazuca, le ballon de la Coupe du monde?&lt;/cite&gt;&amp;#160;»&lt;/a&gt;, sur &lt;span class="italique"&gt;lexpress.fr&lt;/span&gt;, &lt;time class="nowrap" datetime="2014-06-14" data-sort-value="2014-06-14"&gt;14 juin 2014&lt;/time&gt; &lt;small style="line-height:1em;"&gt;(consulté le &lt;span class="nowrap"&gt;14 août 2014&lt;/span&gt;)&lt;/small&gt;&lt;/span&gt;&lt;/span&gt;.&lt;/span&gt;</text:p>
      <text:p text:style-name="Preformatted_20_Text"><text:bookmark text:name="line2323"/>&lt;/li&gt;</text:p>
      <text:p text:style-name="Preformatted_20_Text"><text:bookmark text:name="line2324"/>&lt;li id="cite_note-135"&gt;&lt;span class="noprint renvois_vers_le_texte"&gt;&lt;a href="<text:a xlink:type="simple" xlink:href="view-source:https://fr.wikipedia.org/wiki/Coupe_du_monde_de_football#cite_ref-135" text:style-name="Internet_20_link" text:visited-style-name="Visited_20_Internet_20_Link">#cite_ref-135</text:a>"&gt;↑&lt;/a&gt; &lt;/span&gt;&lt;span class="reference-text"&gt;&lt;span class="ouvrage" id="Hubert1974"&gt;&lt;span class="ouvrage" id="Christian_Hubert1974"&gt;Christian &lt;span class="nom_auteur"&gt;Hubert&lt;/span&gt;, &lt;cite class="italique"&gt;Les hommes en noir&amp;#160;: Tout le football belge t.4&lt;/cite&gt;, Bruxelles, éd. Arts et voyages, &lt;time&gt;1974&lt;/time&gt;, &lt;abbr class="abbr" title="page(s)"&gt;p.&lt;/abbr&gt;&amp;#160;26&lt;span class="Z3988" title="ctx_ver=Z39.88-2004&amp;amp;rft_val_fmt=info%3Aofi%2Ffmt%3Akev%3Amtx%3Abook&amp;amp;rft.genre=book&amp;amp;rft.btitle=Les+hommes+en+noir&amp;amp;rft.place=Bruxelles&amp;amp;rft.pub=%C3%A9d.+Arts+et+voyages&amp;amp;rft.stitle=Tout+le+football+belge+t.4&amp;amp;rft.aulast=Hubert&amp;amp;rft.aufirst=Christian&amp;amp;rft.date=1974&amp;amp;rft.pages=26&amp;amp;rfr_id=info%3Asid%2Ffr.wikipedia.org%3ACoupe+du+monde+de+football" id="COinS_30303"&gt;&lt;/span&gt;&lt;/span&gt;&lt;/span&gt;.&lt;/span&gt;</text:p>
      <text:p text:style-name="Preformatted_20_Text"><text:bookmark text:name="line2325"/>&lt;/li&gt;</text:p>
      <text:p text:style-name="Preformatted_20_Text"><text:bookmark text:name="line2326"/>&lt;li id="cite_note-ligne_de_la_discorde-136"&gt;&lt;span class="noprint renvois_vers_le_texte"&gt;↑ &lt;sup&gt;&lt;a href="<text:a xlink:type="simple" xlink:href="view-source:https://fr.wikipedia.org/wiki/Coupe_du_monde_de_football#cite_ref-ligne_de_la_discorde_136-0" text:style-name="Internet_20_link" text:visited-style-name="Visited_20_Internet_20_Link">#cite_ref-ligne_de_la_discorde_136-0</text:a>"&gt;a&lt;/a&gt; &lt;a href="<text:a xlink:type="simple" xlink:href="view-source:https://fr.wikipedia.org/wiki/Coupe_du_monde_de_football#cite_ref-ligne_de_la_discorde_136-1" text:style-name="Internet_20_link" text:visited-style-name="Visited_20_Internet_20_Link">#cite_ref-ligne_de_la_discorde_136-1</text:a>"&gt;b&lt;/a&gt; &lt;a href="<text:a xlink:type="simple" xlink:href="view-source:https://fr.wikipedia.org/wiki/Coupe_du_monde_de_football#cite_ref-ligne_de_la_discorde_136-2" text:style-name="Internet_20_link" text:visited-style-name="Visited_20_Internet_20_Link">#cite_ref-ligne_de_la_discorde_136-2</text:a>"&gt;c&lt;/a&gt; et &lt;a href="<text:a xlink:type="simple" xlink:href="view-source:https://fr.wikipedia.org/wiki/Coupe_du_monde_de_football#cite_ref-ligne_de_la_discorde_136-3" text:style-name="Internet_20_link" text:visited-style-name="Visited_20_Internet_20_Link">#cite_ref-ligne_de_la_discorde_136-3</text:a>"&gt;d&lt;/a&gt;&lt;/sup&gt; &lt;/span&gt;&lt;span class="reference-text"&gt;&lt;span class="ouvrage" id="Labrunie2005"&gt;&lt;span class="ouvrage" id="Étienne_Labrunie2005"&gt;Étienne &lt;span class="nom_auteur"&gt;Labrunie&lt;/span&gt;, &lt;cite class="italique"&gt;La fabuleuse histoire de la coupe du monde&lt;/cite&gt;, Timée-Éditions, &lt;time class="nowrap" datetime="2005-09-22" data-sort-value="2005-09-22"&gt;22 septembre 2005&lt;/time&gt;, 141&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915586-38-1" text:style-name="Internet_20_link" text:visited-style-name="Visited_20_Internet_20_Link">/wiki/Sp%C3%A9cial:Ouvrages_de_r%C3%A9f%C3%A9rence/2-915586-38-1</text:a>" title="Spécial:Ouvrages de référence/2-915586-38-1"&gt;&lt;span class="nowrap"&gt;2-915586-38-1&lt;/span&gt;&lt;/a&gt;)&lt;/small&gt;, &lt;abbr class="abbr" title="page(s)"&gt;p.&lt;/abbr&gt;&amp;#160;30 et 31, «&amp;#160;La ligne de la discorde&amp;#160;»&lt;span class="Z3988" title="ctx_ver=Z39.88-2004&amp;amp;rft_val_fmt=info%3Aofi%2Ffmt%3Akev%3Amtx%3Abook&amp;amp;rft.genre=book&amp;amp;rft.btitle=La+fabuleuse+histoire+de+la+coupe+du+monde&amp;amp;rft.pub=Tim%C3%A9e-%C3%89ditions&amp;amp;rft.aulast=Labrunie&amp;amp;rft.aufirst=%C3%89tienne&amp;amp;rft.date=2005-09-22&amp;amp;rft.pages=30+et+31%2C+%C2%AB+La+ligne+de+la+discorde+%C2%BB&amp;amp;rft.tpages=141&amp;amp;rft.isbn=2-915586-38-1&amp;amp;rfr_id=info%3Asid%2Ffr.wikipedia.org%3ACoupe+du+monde+de+football" id="COinS_33737"&gt;&lt;/span&gt;&lt;/span&gt;&lt;/span&gt;.&lt;/span&gt;</text:p>
      <text:p text:style-name="Preformatted_20_Text"><text:bookmark text:name="line2327"/>&lt;/li&gt;</text:p>
      <text:p text:style-name="Preformatted_20_Text"><text:bookmark text:name="line2328"/>&lt;li id="cite_note-137"&gt;&lt;span class="noprint renvois_vers_le_texte"&gt;&lt;a href="<text:a xlink:type="simple" xlink:href="view-source:https://fr.wikipedia.org/wiki/Coupe_du_monde_de_football#cite_ref-137" text:style-name="Internet_20_link" text:visited-style-name="Visited_20_Internet_20_Link">#cite_ref-137</text:a>"&gt;↑&lt;/a&gt; &lt;/span&gt;&lt;span class="reference-text"&gt;&lt;i&gt;L'Équipe, 50 ans <text:soft-page-break/>de sport&lt;/i&gt;, &lt;abbr class="abbr nowrap italique" title="opere citato («&amp;#32;dans l&amp;#39;ouvrage cité&amp;#32;»)"&gt;op. cit.&lt;/abbr&gt;, &lt;abbr class="abbr" title="page(s)"&gt;p.&lt;/abbr&gt;&amp;#160;283, «&amp;#160;Jusqu'au bout du suspense&amp;#160;». Consulté le 29 mai 2010.&lt;/span&gt;</text:p>
      <text:p text:style-name="Preformatted_20_Text"><text:bookmark text:name="line2329"/>&lt;/li&gt;</text:p>
      <text:p text:style-name="Preformatted_20_Text"><text:bookmark text:name="line2330"/>&lt;li id="cite_note-sageerreurs-138"&gt;&lt;span class="noprint renvois_vers_le_texte"&gt;↑ &lt;sup&gt;&lt;a href="<text:a xlink:type="simple" xlink:href="view-source:https://fr.wikipedia.org/wiki/Coupe_du_monde_de_football#cite_ref-sageerreurs_138-0" text:style-name="Internet_20_link" text:visited-style-name="Visited_20_Internet_20_Link">#cite_ref-sageerreurs_138-0</text:a>"&gt;a&lt;/a&gt; &lt;a href="<text:a xlink:type="simple" xlink:href="view-source:https://fr.wikipedia.org/wiki/Coupe_du_monde_de_football#cite_ref-sageerreurs_138-1" text:style-name="Internet_20_link" text:visited-style-name="Visited_20_Internet_20_Link">#cite_ref-sageerreurs_138-1</text:a>"&gt;b&lt;/a&gt; et &lt;a href="<text:a xlink:type="simple" xlink:href="view-source:https://fr.wikipedia.org/wiki/Coupe_du_monde_de_football#cite_ref-sageerreurs_138-2" text:style-name="Internet_20_link" text:visited-style-name="Visited_20_Internet_20_Link">#cite_ref-sageerreurs_138-2</text:a>"&gt;c&lt;/a&gt;&lt;/sup&gt; &lt;/span&gt;&lt;span class="reference-text"&gt;&lt;span class="ouvrage" id="2010"&gt;&lt;a rel="nofollow" class="external text" href="<text:a xlink:type="simple" xlink:href="view-source:http://www.miroirdufootball.com/article.php?a_id=65" text:style-name="Internet_20_link" text:visited-style-name="Visited_20_Internet_20_Link">http://www.miroirdufootball.com/article.php?a_id=65</text:a>"&gt;«&amp;#160;&lt;cite style="font-style: normal;"&gt;La saga des erreurs d'arbitrage de Monti à Henry&lt;/cite&gt;&amp;#160;»&lt;/a&gt;, sur &lt;span class="italique"&gt;miroirdufootball.com&lt;/span&gt;, &lt;time class="nowrap" datetime="2010-03-23" data-sort-value="2010-03-23"&gt;23 mars 2010&lt;/time&gt; &lt;small style="line-height:1em;"&gt;(consulté le &lt;span class="nowrap"&gt;19 juin 2010&lt;/span&gt;)&lt;/small&gt;&lt;/span&gt;.&lt;/span&gt;</text:p>
      <text:p text:style-name="Preformatted_20_Text"><text:bookmark text:name="line2331"/>&lt;/li&gt;</text:p>
      <text:p text:style-name="Preformatted_20_Text"><text:bookmark text:name="line2332"/>&lt;li id="cite_note-trophée-site-fifa-139"&gt;&lt;span class="noprint renvois_vers_le_texte"&gt;↑ &lt;sup&gt;&lt;a href="<text:a xlink:type="simple" xlink:href="view-source:https://fr.wikipedia.org/wiki/Coupe_du_monde_de_football#cite_ref-trophée-site-fifa_139-0" text:style-name="Internet_20_link" text:visited-style-name="Visited_20_Internet_20_Link">#cite_ref-trophée-site-fifa_139-0</text:a>"&gt;a&lt;/a&gt; &lt;a href="<text:a xlink:type="simple" xlink:href="view-source:https://fr.wikipedia.org/wiki/Coupe_du_monde_de_football#cite_ref-trophée-site-fifa_139-1" text:style-name="Internet_20_link" text:visited-style-name="Visited_20_Internet_20_Link">#cite_ref-trophée-site-fifa_139-1</text:a>"&gt;b&lt;/a&gt; et &lt;a href="<text:a xlink:type="simple" xlink:href="view-source:https://fr.wikipedia.org/wiki/Coupe_du_monde_de_football#cite_ref-trophée-site-fifa_139-2" text:style-name="Internet_20_link" text:visited-style-name="Visited_20_Internet_20_Link">#cite_ref-trophée-site-fifa_139-2</text:a>"&gt;c&lt;/a&gt;&lt;/sup&gt; &lt;/span&gt;&lt;span class="reference-text"&gt;&lt;span class="ouvrage" id="2007"&gt;&lt;a rel="nofollow" class="external text" href="<text:a xlink:type="simple" xlink:href="view-source:http://fr.fifa.com/aboutfifa/federation/news/newsid=517162.html" text:style-name="Internet_20_link" text:visited-style-name="Visited_20_Internet_20_Link">http://fr.fifa.com/aboutfifa/federation/news/newsid=517162.html</text:a>"&gt;«&amp;#160;&lt;cite style="font-style: normal;"&gt;Le trophée de la Coupe du monde de la FIFA&lt;/cite&gt;&amp;#160;»&lt;/a&gt;, sur &lt;span class="italique"&gt;fr.fifa.com&lt;/span&gt;, &lt;time class="nowrap" datetime="2007-05-10" data-sort-value="2007-05-10"&gt;10 mai 2007&lt;/time&gt; &lt;small style="line-height:1em;"&gt;(consulté le &lt;span class="nowrap"&gt;11 mai 2010&lt;/span&gt;)&lt;/small&gt;&lt;/span&gt;.&lt;/span&gt;</text:p>
      <text:p text:style-name="Preformatted_20_Text"><text:bookmark text:name="line2333"/>&lt;/li&gt;</text:p>
      <text:p text:style-name="Preformatted_20_Text"><text:bookmark text:name="line2334"/>&lt;li id="cite_note-140"&gt;&lt;span class="noprint renvois_vers_le_texte"&gt;&lt;a href="<text:a xlink:type="simple" xlink:href="view-source:https://fr.wikipedia.org/wiki/Coupe_du_monde_de_football#cite_ref-140" text:style-name="Internet_20_link" text:visited-style-name="Visited_20_Internet_20_Link">#cite_ref-140</text:a>"&gt;↑&lt;/a&gt; &lt;/span&gt;&lt;span class="reference-text"&gt;&lt;span class="ouvrage"&gt;&lt;a rel="nofollow" class="external text" href="<text:a xlink:type="simple" xlink:href="view-source:http://fr.fifa.com/worldcup/archive/edition=7/overview.html" text:style-name="Internet_20_link" text:visited-style-name="Visited_20_Internet_20_Link">http://fr.fifa.com/worldcup/archive/edition=7/overview.html</text:a>"&gt;«&amp;#160;&lt;cite style="font-style: normal;"&gt;Les larmes du Brésil, le sourire de l'Uruguay&lt;/cite&gt;&amp;#160;»&lt;/a&gt;, sur &lt;span class="italique"&gt;fr.fifa.com&lt;/span&gt; &lt;small style="line-height:1em;"&gt;(consulté le &lt;span class="nowrap"&gt;16 mai 2010&lt;/span&gt;)&lt;/small&gt;&lt;/span&gt;.&lt;/span&gt;</text:p>
      <text:p text:style-name="Preformatted_20_Text"><text:bookmark text:name="line2335"/>&lt;/li&gt;</text:p>
      <text:p text:style-name="Preformatted_20_Text"><text:bookmark text:name="line2336"/>&lt;li id="cite_note-141"&gt;&lt;span class="noprint renvois_vers_le_texte"&gt;&lt;a href="<text:a xlink:type="simple" xlink:href="view-source:https://fr.wikipedia.org/wiki/Coupe_du_monde_de_football#cite_ref-141" text:style-name="Internet_20_link" text:visited-style-name="Visited_20_Internet_20_Link">#cite_ref-141</text:a>"&gt;↑&lt;/a&gt; &lt;/span&gt;&lt;span class="reference-text"&gt;&lt;span class="ouvrage" id="1966"&gt;&lt;abbr class="abbr indicateur-langue" title="Langue&amp;#32;: anglais"&gt;(en)&lt;/abbr&gt; &lt;span lang="en"&gt;«&amp;#160;&lt;cite style="font-style:normal;"&gt;World Cup Stolen in London&lt;/cite&gt;&amp;#160;»&lt;/span&gt;, &lt;i&gt;&lt;span class="lang-en" lang="en"&gt;The Times&lt;/span&gt;&lt;/i&gt;,&amp;#8206; &lt;time class="nowrap" datetime="1966-03-21" data-sort-value="1966-03-21"&gt;21 mars 1966&lt;/time&gt;, &lt;abbr class="abbr" title="page(s)"&gt;p.&lt;/abbr&gt;&amp;#160;10 &lt;small style="line-height:1em;"&gt;(&lt;a rel="nofollow" class="external text" href="<text:a xlink:type="simple" xlink:href="view-source:http://archive.timesonline.co.uk/tol/viewArticle.arc?articleId=ARCHIVE-The_Times-1966-03-21-10-001&amp;pageId=ARCHIVE-The_Times-1966-03-21-10" text:style-name="Internet_20_link" text:visited-style-name="Visited_20_Internet_20_Link">http://archive.timesonline.co.uk/tol/viewArticle.arc?articleId=ARCHIVE-The_Times-1966-03-21-10-001&amp;amp;pageId=ARCHIVE-The_Times-1966-03-21-10</text:a>"&gt;lire en ligne&lt;/a&gt;)&lt;/small&gt;&lt;span class="Z3988" title="ctx_ver=Z39.88-2004&amp;amp;rft_val_fmt=info%3Aofi%2Ffmt%3Akev%3Amtx%3Ajournal&amp;amp;rft.genre=article&amp;amp;rft.atitle=World+Cup+Stolen+in+London&amp;amp;rft.jtitle=The+Times&amp;amp;rft.date=1966-03-21&amp;amp;rft.pages=10&amp;amp;rfr_id=info%3Asid%2Ffr.wikipedia.org%3ACoupe+du+monde+de+football" id="COinS_21763"&gt;&lt;/span&gt;&lt;/span&gt;.&lt;/span&gt;</text:p>
      <text:p text:style-name="Preformatted_20_Text"><text:bookmark text:name="line2337"/>&lt;/li&gt;</text:p>
      <text:p text:style-name="Preformatted_20_Text"><text:bookmark text:name="line2338"/>&lt;li id="cite_note-142"&gt;&lt;span class="noprint renvois_vers_le_texte"&gt;&lt;a href="<text:a xlink:type="simple" xlink:href="view-source:https://fr.wikipedia.org/wiki/Coupe_du_monde_de_football#cite_ref-142" text:style-name="Internet_20_link" text:visited-style-name="Visited_20_Internet_20_Link">#cite_ref-142</text:a>"&gt;↑&lt;/a&gt; &lt;/span&gt;&lt;span class="reference-text"&gt;&lt;span class="ouvrage" id="1966"&gt;&lt;abbr class="abbr indicateur-langue" title="Langue&amp;#32;: <text:soft-page-break/>anglais"&gt;(en)&lt;/abbr&gt; &lt;span lang="en"&gt;«&amp;#160;&lt;cite style="font-style:normal;"&gt;World Cup Found in Garden&lt;/cite&gt;&amp;#160;»&lt;/span&gt;, &lt;i&gt;&lt;span class="lang-en" lang="en"&gt;The Times&lt;/span&gt;&lt;/i&gt;,&amp;#8206; &lt;time class="nowrap" datetime="1966-03-28" data-sort-value="1966-03-28"&gt;28 mars 1966&lt;/time&gt;, &lt;abbr class="abbr" title="page(s)"&gt;p.&lt;/abbr&gt;&amp;#160;10 &lt;small style="line-height:1em;"&gt;(&lt;a rel="nofollow" class="external text" href="<text:a xlink:type="simple" xlink:href="view-source:http://archive.timesonline.co.uk/tol/viewArticle.arc?articleId=ARCHIVE-The_Times-1966-03-28-10-001&amp;pageId=ARCHIVE-The_Times-1966-03-28-10" text:style-name="Internet_20_link" text:visited-style-name="Visited_20_Internet_20_Link">http://archive.timesonline.co.uk/tol/viewArticle.arc?articleId=ARCHIVE-The_Times-1966-03-28-10-001&amp;amp;pageId=ARCHIVE-The_Times-1966-03-28-10</text:a>"&gt;lire en ligne&lt;/a&gt;)&lt;/small&gt;&lt;span class="Z3988" title="ctx_ver=Z39.88-2004&amp;amp;rft_val_fmt=info%3Aofi%2Ffmt%3Akev%3Amtx%3Ajournal&amp;amp;rft.genre=article&amp;amp;rft.atitle=World+Cup+Found+in+Garden&amp;amp;rft.jtitle=The+Times&amp;amp;rft.date=1966-03-28&amp;amp;rft.pages=10&amp;amp;rfr_id=info%3Asid%2Ffr.wikipedia.org%3ACoupe+du+monde+de+football" id="COinS_21624"&gt;&lt;/span&gt;&lt;/span&gt;.&lt;/span&gt;</text:p>
      <text:p text:style-name="Preformatted_20_Text"><text:bookmark text:name="line2339"/>&lt;/li&gt;</text:p>
      <text:p text:style-name="Preformatted_20_Text"><text:bookmark text:name="line2340"/>&lt;li id="cite_note-143"&gt;&lt;span class="noprint renvois_vers_le_texte"&gt;&lt;a href="<text:a xlink:type="simple" xlink:href="view-source:https://fr.wikipedia.org/wiki/Coupe_du_monde_de_football#cite_ref-143" text:style-name="Internet_20_link" text:visited-style-name="Visited_20_Internet_20_Link">#cite_ref-143</text:a>"&gt;↑&lt;/a&gt; &lt;/span&gt;&lt;span class="reference-text"&gt;&lt;abbr class="abbr indicateur-langue" title="Langue&amp;#32;: anglais"&gt;(en)&lt;/abbr&gt;&lt;span class="ouvrage"&gt;&lt;a rel="nofollow" class="external text" href="<text:a xlink:type="simple" xlink:href="view-source:https://www.fifa.com/mm/document/fifafacts/r&amp;a-awards/52/01/04/97670-factsheet-fifacompetitiontrophies.pdf" text:style-name="Internet_20_link" text:visited-style-name="Visited_20_Internet_20_Link">https://www.fifa.com/mm/document/fifafacts/r&amp;amp;a-awards/52/01/04/97670-factsheet-fifacompetitiontrophies.pdf</text:a>"&gt;«&amp;#160;&lt;cite style="font-style: normal;"&gt;FIFA Competition Trophies - FIFA World Cup™&lt;/cite&gt;&amp;#160;»&lt;/a&gt;, sur &lt;span class="italique"&gt;&lt;a href="<text:a xlink:type="simple" xlink:href="view-source:https://fr.wikipedia.org/wiki/Fifa.com" text:style-name="Internet_20_link" text:visited-style-name="Visited_20_Internet_20_Link">/wiki/Fifa.com</text:a>" class="mw-redirect" title="Fifa.com"&gt;fifa.com&lt;/a&gt;&lt;/span&gt; &lt;small style="line-height:1em;"&gt;(consulté le &lt;span class="nowrap"&gt;28 mai 2014&lt;/span&gt;)&lt;/small&gt;&lt;/span&gt;.&lt;/span&gt;</text:p>
      <text:p text:style-name="Preformatted_20_Text"><text:bookmark text:name="line2341"/>&lt;/li&gt;</text:p>
      <text:p text:style-name="Preformatted_20_Text"><text:bookmark text:name="line2342"/>&lt;li id="cite_note-144"&gt;&lt;span class="noprint renvois_vers_le_texte"&gt;&lt;a href="<text:a xlink:type="simple" xlink:href="view-source:https://fr.wikipedia.org/wiki/Coupe_du_monde_de_football#cite_ref-144" text:style-name="Internet_20_link" text:visited-style-name="Visited_20_Internet_20_Link">#cite_ref-144</text:a>"&gt;↑&lt;/a&gt; &lt;/span&gt;&lt;span class="reference-text"&gt;&lt;span class="ouvrage"&gt;&lt;a rel="nofollow" class="external text" href="<text:a xlink:type="simple" xlink:href="view-source:http://fr.fifa.com/mm/document/tournament/competition/56/42/69/fifawcsouthafrica2010inhalt_f.pdf" text:style-name="Internet_20_link" text:visited-style-name="Visited_20_Internet_20_Link">http://fr.fifa.com/mm/document/tournament/competition/56/42/69/fifawcsouthafrica2010inhalt_f.pdf</text:a>"&gt;«&amp;#160;&lt;cite style="font-style: normal;"&gt;Règlement Coupe du monde de la FIFA, Afrique du Sud 2010&lt;/cite&gt;&amp;#160;»&lt;/a&gt;, FIFA &lt;small style="line-height:1em;"&gt;(consulté le &lt;span class="nowrap"&gt;11 mai 2010&lt;/span&gt;)&lt;/small&gt;&lt;/span&gt;, &lt;abbr class="abbr" title="page(s)"&gt;p.&lt;/abbr&gt;&amp;#160;44 &lt;abbr class="abbr indicateur-format format-pdf" title="Document au format Portable Document Format (PDF) d&amp;#39;Adobe"&gt;[PDF]&lt;/abbr&gt;.&lt;/span&gt;</text:p>
      <text:p text:style-name="Preformatted_20_Text"><text:bookmark text:name="line2343"/>&lt;/li&gt;</text:p>
      <text:p text:style-name="Preformatted_20_Text"><text:bookmark text:name="line2344"/>&lt;li id="cite_note-Sportvox-étoiles-145"&gt;&lt;span class="noprint renvois_vers_le_texte"&gt;↑ &lt;sup&gt;&lt;a href="<text:a xlink:type="simple" xlink:href="view-source:https://fr.wikipedia.org/wiki/Coupe_du_monde_de_football#cite_ref-Sportvox-étoiles_145-0" text:style-name="Internet_20_link" text:visited-style-name="Visited_20_Internet_20_Link">#cite_ref-Sportvox-étoiles_145-0</text:a>"&gt;a&lt;/a&gt; &lt;a href="<text:a xlink:type="simple" xlink:href="view-source:https://fr.wikipedia.org/wiki/Coupe_du_monde_de_football#cite_ref-Sportvox-étoiles_145-1" text:style-name="Internet_20_link" text:visited-style-name="Visited_20_Internet_20_Link">#cite_ref-Sportvox-étoiles_145-1</text:a>"&gt;b&lt;/a&gt; et &lt;a href="<text:a xlink:type="simple" xlink:href="view-source:https://fr.wikipedia.org/wiki/Coupe_du_monde_de_football#cite_ref-Sportvox-étoiles_145-2" text:style-name="Internet_20_link" text:visited-style-name="Visited_20_Internet_20_Link">#cite_ref-Sportvox-étoiles_145-2</text:a>"&gt;c&lt;/a&gt;&lt;/sup&gt; &lt;/span&gt;&lt;span class="reference-text"&gt;&lt;span class="ouvrage" id="2009"&gt;&lt;span class="noarchive"&gt;&lt;a rel="nofollow" class="external text" href="<text:a xlink:type="simple" xlink:href="view-source:http://www.sportvox.fr/article.php3?id_article=26479" text:style-name="Internet_20_link" text:visited-style-name="Visited_20_Internet_20_Link">http://www.sportvox.fr/article.php3?id_article=26479</text:a>"&gt;«&amp;#160;&lt;cite style="font-style: normal; color:red;"&gt;Les étoiles sur les maillots des sélections nationales&lt;/cite&gt;&amp;#160;»&lt;/a&gt;&lt;sup class="plainlinks"&gt;(&lt;a rel="nofollow" class="external text" href="<text:a xlink:type="simple" xlink:href="view-source:http://web.archive.org/web/*/http://www.sportvox.fr/article.php3?id_article=26479" text:style-name="Internet_20_link" text:visited-style-name="Visited_20_Internet_20_Link">http://web.archive.org/web/*/http://www.sportvox.fr/article.php3?id_article=26479</text:a>"&gt;Archive&lt;/a&gt; • &lt;a rel="nofollow" class="external text" href="<text:a xlink:type="simple" xlink:href="view-source:http://archive.wikiwix.com/cache/?url=http://www.sportvox.fr/article.php3?id_article=26479" text:style-name="Internet_20_link" text:visited-style-name="Visited_20_Internet_20_Link">http://archive.wikiwix.com/cache/?url=http://www.sportvox.fr/article.php3?id_article=26479</text:a>"&gt;Wikiwix&lt;/a&gt; • &lt;a rel="nofollow" class="external text" href="<text:a xlink:type="simple" xlink:href="view-source:http://archive.is/http://www.sportvox.fr/article.php3?id_article=26479" text:style-name="Internet_20_link" text:visited-style-name="Visited_20_Internet_20_Link">http://archive.is/http://www.sportvox.fr/article.php3?id_article=26479</text:a>"&gt;Archive.is&lt;/a&gt; • &lt;a rel="nofollow" class="external text" href="<text:a xlink:type="simple" xlink:href="view-source:https://www.google.fr/search?q=cache:http://www.sportvox.fr/article.php3?id_article=26479" text:style-name="Internet_20_link" text:visited-style-name="Visited_20_Internet_20_Link">https://www.google.fr/search?q=cache:http://www.sportvox.fr/article.php3?id_article=26479</text:a>"&gt;Google&lt;/a&gt; • &lt;a href="<text:a xlink:type="simple" xlink:href="view-source:https://fr.wikipedia.org/wiki/Projet:Correction_des_liens_externes#J'ai_trouvé_un_lien_mort,_que_faire_?" text:style-name="Internet_20_link" text:visited-style-name="Visited_20_Internet_20_Link">/wiki/Projet:Correction_des_liens_externes#J&amp;#39;ai_trouvé_un_lien_mort,_que_faire_?</text:a>" title="Projet:Correction des liens externes"&gt;Que faire ?&lt;/a&gt;)&lt;/sup&gt;&lt;/span&gt;, sur &lt;span class="italique"&gt;sportvox.fr&lt;/span&gt;, &lt;time class="nowrap" datetime="2009-12-07" data-sort-value="2009-12-07"&gt;7 décembre 2009&lt;/<text:soft-page-break/>time&gt; &lt;small style="line-height:1em;"&gt;(consulté le &lt;span class="nowrap"&gt;13 mai 2010&lt;/span&gt;)&lt;/small&gt;&lt;/span&gt;.&lt;/span&gt;</text:p>
      <text:p text:style-name="Preformatted_20_Text"><text:bookmark text:name="line2345"/>&lt;/li&gt;</text:p>
      <text:p text:style-name="Preformatted_20_Text"><text:bookmark text:name="line2346"/>&lt;li id="cite_note-MascottesFF-146"&gt;&lt;span class="noprint renvois_vers_le_texte"&gt;↑ &lt;sup&gt;&lt;a href="<text:a xlink:type="simple" xlink:href="view-source:https://fr.wikipedia.org/wiki/Coupe_du_monde_de_football#cite_ref-MascottesFF_146-0" text:style-name="Internet_20_link" text:visited-style-name="Visited_20_Internet_20_Link">#cite_ref-MascottesFF_146-0</text:a>"&gt;a&lt;/a&gt; &lt;a href="<text:a xlink:type="simple" xlink:href="view-source:https://fr.wikipedia.org/wiki/Coupe_du_monde_de_football#cite_ref-MascottesFF_146-1" text:style-name="Internet_20_link" text:visited-style-name="Visited_20_Internet_20_Link">#cite_ref-MascottesFF_146-1</text:a>"&gt;b&lt;/a&gt; &lt;a href="<text:a xlink:type="simple" xlink:href="view-source:https://fr.wikipedia.org/wiki/Coupe_du_monde_de_football#cite_ref-MascottesFF_146-2" text:style-name="Internet_20_link" text:visited-style-name="Visited_20_Internet_20_Link">#cite_ref-MascottesFF_146-2</text:a>"&gt;c&lt;/a&gt; &lt;a href="<text:a xlink:type="simple" xlink:href="view-source:https://fr.wikipedia.org/wiki/Coupe_du_monde_de_football#cite_ref-MascottesFF_146-3" text:style-name="Internet_20_link" text:visited-style-name="Visited_20_Internet_20_Link">#cite_ref-MascottesFF_146-3</text:a>"&gt;d&lt;/a&gt; et &lt;a href="<text:a xlink:type="simple" xlink:href="view-source:https://fr.wikipedia.org/wiki/Coupe_du_monde_de_football#cite_ref-MascottesFF_146-4" text:style-name="Internet_20_link" text:visited-style-name="Visited_20_Internet_20_Link">#cite_ref-MascottesFF_146-4</text:a>"&gt;e&lt;/a&gt;&lt;/sup&gt; &lt;/span&gt;&lt;span class="reference-text"&gt;&lt;span class="ouvrage" id="Campistron2010"&gt;&lt;span class="ouvrage" id="Laurent_Campistron2010"&gt;Laurent &lt;span class="nom_auteur"&gt;Campistron&lt;/span&gt;, «&amp;#160;&lt;cite style="font-style:normal;"&gt;Mascottes, un vrai «&amp;#160;bide-parade&amp;#160;»&lt;/cite&gt;&amp;#160;», &lt;i&gt;France Football&lt;/i&gt;, &lt;abbr class="abbr" title="numéro"&gt;n&lt;sup&gt;o&lt;/sup&gt;&lt;/abbr&gt;&amp;#160;3347,&amp;#8206; &lt;time class="nowrap" datetime="2010-06-01" data-sort-value="2010-06-01"&gt;&lt;abbr class="abbr" title="premier"&gt;1&lt;sup&gt;er&lt;/sup&gt;&lt;/abbr&gt; juin 2010&lt;/time&gt;, &lt;abbr class="abbr" title="page(s)"&gt;p.&lt;/abbr&gt;&amp;#160;74 et 75&lt;span class="Z3988" title="ctx_ver=Z39.88-2004&amp;amp;rft_val_fmt=info%3Aofi%2Ffmt%3Akev%3Amtx%3Ajournal&amp;amp;rft.genre=article&amp;amp;rft.atitle=Mascottes%2C+un+vrai+%C2%AB+bide-parade+%C2%BB&amp;amp;rft.jtitle=France+Football&amp;amp;rft.issue=3347&amp;amp;rft.aulast=Campistron&amp;amp;rft.aufirst=Laurent&amp;amp;rft.date=2010-06-01&amp;amp;rft.pages=74+et+75&amp;amp;rfr_id=info%3Asid%2Ffr.wikipedia.org%3ACoupe+du+monde+de+football" id="COinS_29411"&gt;&lt;/span&gt;&lt;/span&gt;&lt;/span&gt;.&lt;/span&gt;</text:p>
      <text:p text:style-name="Preformatted_20_Text"><text:bookmark text:name="line2347"/>&lt;/li&gt;</text:p>
      <text:p text:style-name="Preformatted_20_Text"><text:bookmark text:name="line2348"/>&lt;li id="cite_note-147"&gt;&lt;span class="noprint renvois_vers_le_texte"&gt;&lt;a href="<text:a xlink:type="simple" xlink:href="view-source:https://fr.wikipedia.org/wiki/Coupe_du_monde_de_football#cite_ref-147" text:style-name="Internet_20_link" text:visited-style-name="Visited_20_Internet_20_Link">#cite_ref-147</text:a>"&gt;↑&lt;/a&gt; &lt;/span&gt;&lt;span class="reference-text"&gt;&lt;span class="ouvrage" id="2002"&gt;&lt;a rel="nofollow" class="external text" href="<text:a xlink:type="simple" xlink:href="view-source:http://fr.fifa.com/aboutfifa/marketing/releases/newsid=86164.html" text:style-name="Internet_20_link" text:visited-style-name="Visited_20_Internet_20_Link">http://fr.fifa.com/aboutfifa/marketing/releases/newsid=86164.html</text:a>"&gt;«&amp;#160;&lt;cite style="font-style: normal;"&gt;Les "Spheriks™", mascottes officielles de la Coupe du monde de la FIFA 2002&lt;/cite&gt;&amp;#160;»&lt;/a&gt;, sur &lt;span class="italique"&gt;fr.fifa.com&lt;/span&gt;, &lt;time class="nowrap" datetime="2002-05-18" data-sort-value="2002-05-18"&gt;18 mai 2002&lt;/time&gt; &lt;small style="line-height:1em;"&gt;(consulté le &lt;span class="nowrap"&gt;5 juin 2010&lt;/span&gt;)&lt;/small&gt;&lt;/span&gt;.&lt;/span&gt;</text:p>
      <text:p text:style-name="Preformatted_20_Text"><text:bookmark text:name="line2349"/>&lt;/li&gt;</text:p>
      <text:p text:style-name="Preformatted_20_Text"><text:bookmark text:name="line2350"/>&lt;li id="cite_note-148"&gt;&lt;span class="noprint renvois_vers_le_texte"&gt;&lt;a href="<text:a xlink:type="simple" xlink:href="view-source:https://fr.wikipedia.org/wiki/Coupe_du_monde_de_football#cite_ref-148" text:style-name="Internet_20_link" text:visited-style-name="Visited_20_Internet_20_Link">#cite_ref-148</text:a>"&gt;↑&lt;/a&gt; &lt;/span&gt;&lt;span class="reference-text"&gt;&lt;span class="ouvrage"&gt;&lt;a rel="nofollow" class="external text" href="<text:a xlink:type="simple" xlink:href="view-source:http://fr.fifa.com/mm/document/fifafacts/misc-fwcmasc/52/01/19/fs-401_03f_fwc-mascots.pdf" text:style-name="Internet_20_link" text:visited-style-name="Visited_20_Internet_20_Link">http://fr.fifa.com/mm/document/fifafacts/misc-fwcmasc/52/01/19/fs-401_03f_fwc-mascots.pdf</text:a>"&gt;«&amp;#160;&lt;cite style="font-style: normal;"&gt;Mascottes officielles&lt;/cite&gt;&amp;#160;»&lt;/a&gt;, sur &lt;span class="italique"&gt;fr.fifa.com&lt;/span&gt; &lt;small style="line-height:1em;"&gt;(consulté le &lt;span class="nowrap"&gt;24 mai 2010&lt;/span&gt;)&lt;/small&gt;&lt;/span&gt; &lt;abbr class="abbr indicateur-format format-pdf" title="Document au format Portable Document Format (PDF) d&amp;#39;Adobe"&gt;[PDF]&lt;/abbr&gt;.&lt;/span&gt;</text:p>
      <text:p text:style-name="Preformatted_20_Text"><text:bookmark text:name="line2351"/>&lt;/li&gt;</text:p>
      <text:p text:style-name="Preformatted_20_Text"><text:bookmark text:name="line2352"/>&lt;li id="cite_note-149"&gt;&lt;span class="noprint renvois_vers_le_texte"&gt;&lt;a href="<text:a xlink:type="simple" xlink:href="view-source:https://fr.wikipedia.org/wiki/Coupe_du_monde_de_football#cite_ref-149" text:style-name="Internet_20_link" text:visited-style-name="Visited_20_Internet_20_Link">#cite_ref-149</text:a>"&gt;↑&lt;/a&gt; &lt;/span&gt;&lt;span class="reference-text"&gt;&lt;span class="ouvrage" id="KirbyFrancisO’Flaherty2014"&gt;&lt;span class="ouvrage" id="Stuart_KirbyBrian_FrancisRosalie_O’Flaherty2014"&gt;&lt;abbr class="abbr indicateur-langue" title="Langue&amp;#32;: anglais"&gt;(en)&lt;/abbr&gt; Stuart &lt;span class="nom_auteur"&gt;Kirby&lt;/span&gt;, Brian &lt;span class="nom_auteur"&gt;Francis&lt;/span&gt; et Rosalie &lt;span class="nom_auteur"&gt;O’Flaherty&lt;/span&gt;, &lt;span lang="en"&gt;«&amp;#160;&lt;cite style="font-style:normal;"&gt;Can the FIFA World Cup Football (Soccer) Tournament Be Associated with an Increase in Domestic Abuse?</text:p>
      <text:p text:style-name="Preformatted_20_Text"><text:bookmark text:name="line2353"/><text:s text:c="16"/></text:p>
      <text:p text:style-name="Preformatted_20_Text"><text:bookmark text:name="line2354"/><text:s text:c="12"/></text:p>
      <text:p text:style-name="Preformatted_20_Text"><text:bookmark text:name="line2355"/><text:s text:c="12"/></text:p>
      <text:p text:style-name="Preformatted_20_Text"><text:bookmark text:name="line2356"/><text:s text:c="8"/>, </text:p>
      <text:p text:style-name="Preformatted_20_Text"><text:bookmark text:name="line2357"/><text:soft-page-break/><text:s text:c="12"/></text:p>
      <text:p text:style-name="Preformatted_20_Text"><text:bookmark text:name="line2358"/><text:s text:c="12"/></text:p>
      <text:p text:style-name="Preformatted_20_Text"><text:bookmark text:name="line2359"/><text:s text:c="12"/></text:p>
      <text:p text:style-name="Preformatted_20_Text"><text:bookmark text:name="line2360"/><text:s text:c="20"/>Can the FIFA World Cup Football (Soccer) Tournament Be Associated with an Increase in Domestic Abuse?&lt;/cite&gt;&amp;#160;»&lt;/span&gt;, &lt;i&gt;&lt;span class="lang-en" lang="en"&gt;Journal of Research in Crime and Delinquency&lt;/span&gt;&lt;/i&gt;, &lt;abbr class="abbr" title="volume"&gt;vol.&lt;/abbr&gt;&amp;#160;51, &lt;abbr class="abbr" title="numéro"&gt;n&lt;sup&gt;o&lt;/sup&gt;&lt;/abbr&gt;&amp;#160;3,&amp;#8206; &lt;time class="nowrap" datetime="2014-05-01" data-sort-value="2014-05-01"&gt;&lt;abbr class="abbr" title="premier"&gt;1&lt;sup&gt;er&lt;/sup&gt;&lt;/abbr&gt; mai 2014&lt;/time&gt;, &lt;abbr class="abbr" title="page(s)"&gt;p.&lt;/abbr&gt;&amp;#160;259–276 &lt;small style="line-height:1em;"&gt;(&lt;a href="<text:a xlink:type="simple" xlink:href="view-source:https://fr.wikipedia.org/wiki/International_Standard_Serial_Number" text:style-name="Internet_20_link" text:visited-style-name="Visited_20_Internet_20_Link">/wiki/International_Standard_Serial_Number</text:a>" title="International Standard Serial Number"&gt;ISSN&lt;/a&gt;&amp;#160;&lt;span class="plainlinks noarchive"&gt;&lt;a rel="nofollow" class="external text" href="<text:a xlink:type="simple" xlink:href="view-source:http://worldcat.org/issn/0022-4278&amp;lang=fr" text:style-name="Internet_20_link" text:visited-style-name="Visited_20_Internet_20_Link">http://worldcat.org/issn/0022-4278&amp;amp;lang=fr</text:a>"&gt;0022-4278&lt;/a&gt;&lt;/span&gt;, &lt;a href="<text:a xlink:type="simple" xlink:href="view-source:https://fr.wikipedia.org/wiki/Digital_Object_Identifier" text:style-name="Internet_20_link" text:visited-style-name="Visited_20_Internet_20_Link">/wiki/Digital_Object_Identifier</text:a>" title="Digital Object Identifier"&gt;DOI&lt;/a&gt;&amp;#160;&lt;span class="plainlinks noarchive nowrap"&gt;&lt;a rel="nofollow" class="external text" href="<text:a xlink:type="simple" xlink:href="view-source:http://dx.doi.org/10.1177%2F0022427813494843" text:style-name="Internet_20_link" text:visited-style-name="Visited_20_Internet_20_Link">http://dx.doi.org/10.1177%2F0022427813494843</text:a>"&gt;10.1177/0022427813494843&lt;/a&gt;&lt;/span&gt;, &lt;a rel="nofollow" class="external text" href="<text:a xlink:type="simple" xlink:href="view-source:https://doi.org/10.1177/0022427813494843" text:style-name="Internet_20_link" text:visited-style-name="Visited_20_Internet_20_Link">https://doi.org/10.1177/0022427813494843</text:a>"&gt;lire en ligne&lt;/a&gt;)&lt;/small&gt;&lt;span class="Z3988" title="ctx_ver=Z39.88-2004&amp;amp;rft_val_fmt=info%3Aofi%2Ffmt%3Akev%3Amtx%3Ajournal&amp;amp;rft.genre=article&amp;amp;rft.atitle=Can+the+FIFA+World+Cup+Football+%28Soccer%29+Tournament+Be+Associated+with+an+Increase+in+Domestic+Abuse%3F%0A++++++++++++++++%0A++++++++++++%0A++++++++++++%0A++++++++%2C+%0A++++++++++++%0A++++++++++++%0A++++++++++++%0A++++++++++++++++++++Can+the+FIFA+World+Cup+Football+%28Soccer%29+Tournament+Be+Associated+with+an+Increase+in+Domestic+Abuse%3F&amp;amp;rft.jtitle=Journal+of+Research+in+Crime+and+Delinquency&amp;amp;rft.issue=3&amp;amp;rft.aulast=Kirby&amp;amp;rft.aufirst=Stuart&amp;amp;rft.au=Francis%2C+Brian&amp;amp;rft.au=O%E2%80%99Flaherty%2C+Rosalie&amp;amp;rft.date=2014-05-01&amp;amp;rft.volume=51&amp;amp;rft.pages=259%E2%80%93276&amp;amp;rft.issn=0022-4278&amp;amp;rft_id=info%3Adoi%2F10.1177%2F0022427813494843&amp;amp;rfr_id=info%3Asid%2Ffr.wikipedia.org%3ACoupe+du+monde+de+football" id="COinS_63496"&gt;&lt;/span&gt;&lt;/span&gt;&lt;/span&gt;&lt;/span&gt;</text:p>
      <text:p text:style-name="Preformatted_20_Text"><text:bookmark text:name="line2361"/>&lt;/li&gt;</text:p>
      <text:p text:style-name="Preformatted_20_Text"><text:bookmark text:name="line2362"/>&lt;li id="cite_note-150"&gt;&lt;span class="noprint renvois_vers_le_texte"&gt;&lt;a href="<text:a xlink:type="simple" xlink:href="view-source:https://fr.wikipedia.org/wiki/Coupe_du_monde_de_football#cite_ref-150" text:style-name="Internet_20_link" text:visited-style-name="Visited_20_Internet_20_Link">#cite_ref-150</text:a>"&gt;↑&lt;/a&gt; &lt;/span&gt;&lt;span class="reference-text"&gt;&lt;span class="ouvrage" id="CardDahl2011"&gt;&lt;span class="ouvrage" id="David_CardGordon_B._Dahl2011"&gt;David &lt;span class="nom_auteur"&gt;Card&lt;/span&gt; et Gordon B. &lt;span class="nom_auteur"&gt;Dahl&lt;/span&gt;, «&amp;#160;&lt;cite style="font-style:normal;"&gt;Family Violence and Football: The Effect of Unexpected Emotional Cues on Violent Behavior&lt;/cite&gt;&amp;#160;», &lt;i&gt;The quarterly journal of economics&lt;/i&gt;, &lt;abbr class="abbr" title="volume"&gt;vol.&lt;/abbr&gt;&amp;#160;126, &lt;abbr class="abbr" title="numéro"&gt;n&lt;sup&gt;o&lt;/sup&gt;&lt;/abbr&gt;&amp;#160;1,&amp;#8206; &lt;time&gt;2011&lt;/time&gt;, &lt;abbr class="abbr" title="page(s)"&gt;p.&lt;/abbr&gt;&amp;#160;103–143 &lt;small style="line-height:1em;"&gt;(&lt;a href="<text:a xlink:type="simple" xlink:href="view-source:https://fr.wikipedia.org/wiki/International_Standard_Serial_Number" text:style-name="Internet_20_link" text:visited-style-name="Visited_20_Internet_20_Link">/wiki/International_Standard_Serial_Number</text:a>" title="International Standard Serial Number"&gt;ISSN&lt;/a&gt;&amp;#160;&lt;span class="plainlinks noarchive"&gt;&lt;a rel="nofollow" class="external text" href="<text:a xlink:type="simple" xlink:href="view-source:http://worldcat.org/issn/0033-5533&amp;lang=fr" text:style-name="Internet_20_link" text:visited-style-name="Visited_20_Internet_20_Link">http://worldcat.org/issn/0033-5533&amp;amp;lang=fr</text:a>"&gt;0033-5533&lt;/a&gt;&lt;/span&gt;, &lt;a href="<text:a xlink:type="simple" xlink:href="view-source:https://fr.wikipedia.org/wiki/PubMed" text:style-name="Internet_20_link" text:visited-style-name="Visited_20_Internet_20_Link">/wiki/PubMed</text:a>" title="PubMed"&gt;PMID&lt;/a&gt;&amp;#160;&lt;span class="plainlinks noarchive nowrap"&gt;&lt;a rel="nofollow" class="external text" href="<text:a xlink:type="simple" xlink:href="view-source:http://www.ncbi.nlm.nih.gov/pubmed/21853617" text:style-name="Internet_20_link" text:visited-style-name="Visited_20_Internet_20_Link">http://www.ncbi.nlm.nih.gov/pubmed/21853617</text:a>"&gt;21853617&lt;/a&gt;&lt;/span&gt;, &lt;a href="<text:a xlink:type="simple" xlink:href="view-source:https://fr.wikipedia.org/wiki/PubMed_Central" text:style-name="Internet_20_link" text:visited-style-name="Visited_20_Internet_20_Link">/wiki/PubMed_Central</text:a>" title="PubMed Central"&gt;PMCID&lt;/a&gt;&amp;#160;&lt;span class="plainlinks noarchive nowrap"&gt;&lt;a rel="nofollow" class="external text" href="<text:a xlink:type="simple" xlink:href="view-source:http://www.ncbi.nlm.nih.gov/pmc/articles/PMC3712874" text:style-name="Internet_20_link" text:visited-style-name="Visited_20_Internet_20_Link">http://www.ncbi.nlm.nih.gov/pmc/articles/PMC3712874</text:a>"&gt;PMC3712874&lt;/a&gt;&lt;/span&gt;, &lt;a rel="nofollow" class="external text" href="<text:a xlink:type="simple" xlink:href="view-source:https://www.ncbi.nlm.nih.gov/pmc/articles/PMC3712874/" text:style-name="Internet_20_link" text:visited-style-name="Visited_20_Internet_20_Link">https://www.ncbi.nlm.nih.gov/pmc/articles/PMC3712874/</text:a>"&gt;lire en ligne&lt;/a&gt;)&lt;/small&gt;&lt;span class="Z3988" title="ctx_ver=Z39.88-2004&amp;amp;rft_val_fmt=info%3Aofi%2Ffmt%3Akev%3Amtx<text:soft-page-break/>%3Ajournal&amp;amp;rft.genre=article&amp;amp;rft.atitle=Family+Violence+and+Football%3A+The+Effect+of+Unexpected+Emotional+Cues+on+Violent+Behavior&amp;amp;rft.jtitle=The+quarterly+journal+of+economics&amp;amp;rft.issue=1&amp;amp;rft.aulast=Card&amp;amp;rft.aufirst=David&amp;amp;rft.au=Dahl%2C+Gordon+B.&amp;amp;rft.date=2011&amp;amp;rft.volume=126&amp;amp;rft.pages=103%E2%80%93143&amp;amp;rft.issn=0033-5533&amp;amp;rft_id=info%3Apmid%2F21853617&amp;amp;rfr_id=info%3Asid%2Ffr.wikipedia.org%3ACoupe+du+monde+de+football" id="COinS_42007"&gt;&lt;/span&gt;&lt;/span&gt;&lt;/span&gt;&lt;/span&gt;</text:p>
      <text:p text:style-name="Preformatted_20_Text"><text:bookmark text:name="line2363"/>&lt;/li&gt;</text:p>
      <text:p text:style-name="Preformatted_20_Text"><text:bookmark text:name="line2364"/>&lt;li id="cite_note-151"&gt;&lt;span class="noprint renvois_vers_le_texte"&gt;&lt;a href="<text:a xlink:type="simple" xlink:href="view-source:https://fr.wikipedia.org/wiki/Coupe_du_monde_de_football#cite_ref-151" text:style-name="Internet_20_link" text:visited-style-name="Visited_20_Internet_20_Link">#cite_ref-151</text:a>"&gt;↑&lt;/a&gt; &lt;/span&gt;&lt;span class="reference-text"&gt;&lt;span class="ouvrage" id="2018"&gt;&lt;abbr class="abbr indicateur-langue" title="Langue&amp;#32;: anglais britannique"&gt;(en-GB)&lt;/abbr&gt; &lt;span lang="en-gb"&gt;«&amp;#160;&lt;cite style="font-style:normal;"&gt;Surge expected in domestic violence during World Cup - NCDV&lt;/cite&gt;&amp;#160;»&lt;/span&gt;, &lt;i&gt;&lt;span class="lang-en-gb" lang="en-gb"&gt;NCDV&lt;/span&gt;&lt;/i&gt;,&amp;#8206; &lt;time class="nowrap" datetime="2018-06-26" data-sort-value="2018-06-26"&gt;26 juin 2018&lt;/time&gt; &lt;small style="line-height:1em;"&gt;(&lt;a rel="nofollow" class="external text" href="<text:a xlink:type="simple" xlink:href="view-source:http://www.ncdvmagazine.co.uk/2018/06/surge-expected-in-domestic-violence-during-world-cup/" text:style-name="Internet_20_link" text:visited-style-name="Visited_20_Internet_20_Link">http://www.ncdvmagazine.co.uk/2018/06/surge-expected-in-domestic-violence-during-world-cup/</text:a>"&gt;lire en ligne&lt;/a&gt;)&lt;/small&gt;&lt;span class="Z3988" title="ctx_ver=Z39.88-2004&amp;amp;rft_val_fmt=info%3Aofi%2Ffmt%3Akev%3Amtx%3Ajournal&amp;amp;rft.genre=article&amp;amp;rft.atitle=Surge+expected+in+domestic+violence+during+World+Cup+-+NCDV&amp;amp;rft.jtitle=NCDV&amp;amp;rft.date=2018-06-26&amp;amp;rfr_id=info%3Asid%2Ffr.wikipedia.org%3ACoupe+du+monde+de+football" id="COinS_23149"&gt;&lt;/span&gt;&lt;/span&gt;&lt;/span&gt;</text:p>
      <text:p text:style-name="Preformatted_20_Text"><text:bookmark text:name="line2365"/>&lt;/li&gt;</text:p>
      <text:p text:style-name="Preformatted_20_Text"><text:bookmark text:name="line2366"/>&lt;li id="cite_note-152"&gt;&lt;span class="noprint renvois_vers_le_texte"&gt;&lt;a href="<text:a xlink:type="simple" xlink:href="view-source:https://fr.wikipedia.org/wiki/Coupe_du_monde_de_football#cite_ref-152" text:style-name="Internet_20_link" text:visited-style-name="Visited_20_Internet_20_Link">#cite_ref-152</text:a>"&gt;↑&lt;/a&gt; &lt;/span&gt;&lt;span class="reference-text"&gt;&lt;span class="ouvrage" id="2018"&gt;«&amp;#160;&lt;cite style="font-style:normal;"&gt;Coupe du monde de football&amp;#160;: carton rouge aux violences domestiques&lt;/cite&gt;&amp;#160;», &lt;i&gt;TV5MONDE&lt;/i&gt;,&amp;#8206; &lt;time class="nowrap" datetime="2018-07-05" data-sort-value="2018-07-05"&gt;5 juillet 2018&lt;/time&gt; &lt;small style="line-height:1em;"&gt;(&lt;a rel="nofollow" class="external text" href="<text:a xlink:type="simple" xlink:href="view-source:https://information.tv5monde.com/terriennes/coupe-du-monde-de-football-carton-rouge-aux-violences-domestiques-247930" text:style-name="Internet_20_link" text:visited-style-name="Visited_20_Internet_20_Link">https://information.tv5monde.com/terriennes/coupe-du-monde-de-football-carton-rouge-aux-violences-domestiques-247930</text:a>"&gt;lire en ligne&lt;/a&gt;)&lt;/small&gt;&lt;span class="Z3988" title="ctx_ver=Z39.88-2004&amp;amp;rft_val_fmt=info%3Aofi%2Ffmt%3Akev%3Amtx%3Ajournal&amp;amp;rft.genre=article&amp;amp;rft.atitle=Coupe+du+monde+de+football+%3A+carton+rouge+aux+violences+domestiques&amp;amp;rft.jtitle=TV5MONDE&amp;amp;rft.date=2018-07-05&amp;amp;rfr_id=info%3Asid%2Ffr.wikipedia.org%3ACoupe+du+monde+de+football" id="COinS_24543"&gt;&lt;/span&gt;&lt;/span&gt;&lt;/span&gt;</text:p>
      <text:p text:style-name="Preformatted_20_Text"><text:bookmark text:name="line2367"/>&lt;/li&gt;</text:p>
      <text:p text:style-name="Preformatted_20_Text"><text:bookmark text:name="line2368"/>&lt;li id="cite_note-153"&gt;&lt;span class="noprint renvois_vers_le_texte"&gt;&lt;a href="<text:a xlink:type="simple" xlink:href="view-source:https://fr.wikipedia.org/wiki/Coupe_du_monde_de_football#cite_ref-153" text:style-name="Internet_20_link" text:visited-style-name="Visited_20_Internet_20_Link">#cite_ref-153</text:a>"&gt;↑&lt;/a&gt; &lt;/span&gt;&lt;span class="reference-text"&gt;&lt;span class="ouvrage"&gt;&lt;a rel="nofollow" class="external text" href="<text:a xlink:type="simple" xlink:href="view-source:http://www.ccomptes.fr/fr/CC/documents/RPA/OrganisationCoupeMonde1998.pdf" text:style-name="Internet_20_link" text:visited-style-name="Visited_20_Internet_20_Link">http://www.ccomptes.fr/fr/CC/documents/RPA/OrganisationCoupeMonde1998.pdf</text:a>"&gt;«&amp;#160;&lt;cite style="font-style: normal;"&gt;L’organisation de la Coupe du monde de football 1998&lt;/cite&gt;&amp;#160;»&lt;/a&gt; &lt;abbr class="abbr indicateur-format format-pdf" title="Document au format Portable Document Format (PDF) d&amp;#39;Adobe"&gt;&amp;#91;PDF&amp;#93;&lt;/abbr&gt;, Cour des comptes &lt;small style="line-height:1em;"&gt;(consulté le &lt;span class="nowrap"&gt;6 juin 2010&lt;/span&gt;)&lt;/small&gt;&lt;/span&gt;, &lt;abbr class="abbr" title="page(s)"&gt;p.&lt;/abbr&gt;&amp;#160;266 à 293.&lt;/span&gt;</text:p>
      <text:p text:style-name="Preformatted_20_Text"><text:bookmark text:name="line2369"/>&lt;/li&gt;</text:p>
      <text:p text:style-name="Preformatted_20_Text"><text:bookmark text:name="line2370"/>&lt;li id="cite_note-154"&gt;&lt;span class="noprint renvois_vers_le_texte"&gt;&lt;a href="<text:a xlink:type="simple" xlink:href="view-source:https://fr.wikipedia.org/wiki/Coupe_du_monde_de_football#cite_ref-154" text:style-name="Internet_20_link" text:visited-style-name="Visited_20_Internet_20_Link">#cite_ref-154</text:a>"&gt;↑&lt;/a&gt; &lt;/span&gt;&lt;span class="reference-text"&gt;&lt;span class="ouvrage" id="HenaffPrimault2010"&gt;&lt;span class="ouvrage" id="Nathalie_HenaffDidier_Primault2010"&gt;Nathalie Henaff et Didier Primault, &lt;a rel="nofollow" class="external text" href="<text:a xlink:type="simple" xlink:href="view-source:https://www.lemonde.fr/sport/article/2010/06/17/donnees-financieres-du-mondial-2010-une-analyse-difficile_1374612_3242.html" text:style-name="Internet_20_link" text:visited-style-name="Visited_20_Internet_20_Link">https://www.lemonde.fr/sport/article/2010/06/17/donnees-financieres-du-mondial-2010-une-analyse-difficile_1374612_3242.html</text:a>"&gt;«&amp;#160;&lt;cite style="font-<text:soft-page-break/>style: normal;"&gt;Données financières du Mondial&amp;#160;: une analyse difficile&lt;/cite&gt;&amp;#160;»&lt;/a&gt;, sur &lt;span class="italique"&gt;lemonde.fr&lt;/span&gt;, &lt;i&gt;&lt;a href="<text:a xlink:type="simple" xlink:href="view-source:https://fr.wikipedia.org/wiki/Le_Monde" text:style-name="Internet_20_link" text:visited-style-name="Visited_20_Internet_20_Link">/wiki/Le_Monde</text:a>" title="Le Monde"&gt;Le Monde&lt;/a&gt;&lt;/i&gt;, &lt;time class="nowrap" datetime="2010-06-17" data-sort-value="2010-06-17"&gt;17 juin 2010&lt;/time&gt; &lt;small style="line-height:1em;"&gt;(consulté le &lt;span class="nowrap"&gt;6 juin 2014&lt;/span&gt;)&lt;/small&gt;&lt;/span&gt;&lt;/span&gt;.&lt;/span&gt;</text:p>
      <text:p text:style-name="Preformatted_20_Text"><text:bookmark text:name="line2371"/>&lt;/li&gt;</text:p>
      <text:p text:style-name="Preformatted_20_Text"><text:bookmark text:name="line2372"/>&lt;li id="cite_note-155"&gt;&lt;span class="noprint renvois_vers_le_texte"&gt;&lt;a href="<text:a xlink:type="simple" xlink:href="view-source:https://fr.wikipedia.org/wiki/Coupe_du_monde_de_football#cite_ref-155" text:style-name="Internet_20_link" text:visited-style-name="Visited_20_Internet_20_Link">#cite_ref-155</text:a>"&gt;↑&lt;/a&gt; &lt;/span&gt;&lt;span class="reference-text"&gt;&lt;span class="ouvrage" id="RaballandDessus2013"&gt;&lt;span class="ouvrage" id="Gaël_RaballandSébastien_Dessus2013"&gt;Gaël Raballand et Sébastien Dessus, &lt;a rel="nofollow" class="external text" href="<text:a xlink:type="simple" xlink:href="view-source:https://www.lemonde.fr/idees/article/2013/06/27/coupe-du-monde-et-si-l-histoire-se-repetait-quatre-ans-apres-l-afrique-du-sud_3437829_3232.html" text:style-name="Internet_20_link" text:visited-style-name="Visited_20_Internet_20_Link">https://www.lemonde.fr/idees/article/2013/06/27/coupe-du-monde-et-si-l-histoire-se-repetait-quatre-ans-apres-l-afrique-du-sud_3437829_3232.html</text:a>"&gt;«&amp;#160;&lt;cite style="font-style: normal;"&gt;Coupe du monde&amp;#160;: et si l’histoire se répétait quatre ans après l’Afrique du Sud&amp;#160;?&lt;/cite&gt;&amp;#160;»&lt;/a&gt;, sur &lt;span class="italique"&gt;lemonde.fr&lt;/span&gt;, &lt;i&gt;&lt;a href="<text:a xlink:type="simple" xlink:href="view-source:https://fr.wikipedia.org/wiki/Le_Monde" text:style-name="Internet_20_link" text:visited-style-name="Visited_20_Internet_20_Link">/wiki/Le_Monde</text:a>" title="Le Monde"&gt;Le Monde&lt;/a&gt;&lt;/i&gt;, &lt;time class="nowrap" datetime="2013-06-27" data-sort-value="2013-06-27"&gt;27 juin 2013&lt;/time&gt; &lt;small style="line-height:1em;"&gt;(consulté le &lt;span class="nowrap"&gt;6 juin 2014&lt;/span&gt;)&lt;/small&gt;&lt;/span&gt;&lt;/span&gt;.&lt;/span&gt;</text:p>
      <text:p text:style-name="Preformatted_20_Text"><text:bookmark text:name="line2373"/>&lt;/li&gt;</text:p>
      <text:p text:style-name="Preformatted_20_Text"><text:bookmark text:name="line2374"/>&lt;li id="cite_note-156"&gt;&lt;span class="noprint renvois_vers_le_texte"&gt;&lt;a href="<text:a xlink:type="simple" xlink:href="view-source:https://fr.wikipedia.org/wiki/Coupe_du_monde_de_football#cite_ref-156" text:style-name="Internet_20_link" text:visited-style-name="Visited_20_Internet_20_Link">#cite_ref-156</text:a>"&gt;↑&lt;/a&gt; &lt;/span&gt;&lt;span class="reference-text"&gt;&lt;span class="ouvrage" id="Rigobert2013"&gt;&lt;span class="ouvrage" id="Fabrice_Rigobert2013"&gt;Fabrice Rigobert, &lt;a rel="nofollow" class="external text" href="<text:a xlink:type="simple" xlink:href="view-source:http://www.franceinfo.fr/societe/actu/article/bresil-la-polemique-sur-le-cout-du-mondial-de-foot-continue-280743" text:style-name="Internet_20_link" text:visited-style-name="Visited_20_Internet_20_Link">http://www.franceinfo.fr/societe/actu/article/bresil-la-polemique-sur-le-cout-du-mondial-de-foot-continue-280743</text:a>"&gt;«&amp;#160;&lt;cite style="font-style: normal;"&gt;Brésil&amp;#160;: la polémique sur le coût du Mondial de foot continue&lt;/cite&gt;&amp;#160;»&lt;/a&gt;, sur &lt;span class="italique"&gt;franceinfo.fr&lt;/span&gt;, &lt;time class="nowrap" datetime="2013-09-04" data-sort-value="2013-09-04"&gt;4 septembre 2013&lt;/time&gt; &lt;small style="line-height:1em;"&gt;(consulté le &lt;span class="nowrap"&gt;6 juin 2014&lt;/span&gt;)&lt;/small&gt;&lt;/span&gt;&lt;/span&gt;.&lt;/span&gt;</text:p>
      <text:p text:style-name="Preformatted_20_Text"><text:bookmark text:name="line2375"/>&lt;/li&gt;</text:p>
      <text:p text:style-name="Preformatted_20_Text"><text:bookmark text:name="line2376"/>&lt;li id="cite_note-157"&gt;&lt;span class="noprint renvois_vers_le_texte"&gt;&lt;a href="<text:a xlink:type="simple" xlink:href="view-source:https://fr.wikipedia.org/wiki/Coupe_du_monde_de_football#cite_ref-157" text:style-name="Internet_20_link" text:visited-style-name="Visited_20_Internet_20_Link">#cite_ref-157</text:a>"&gt;↑&lt;/a&gt; &lt;/span&gt;&lt;span class="reference-text"&gt;&lt;abbr class="abbr indicateur-langue" title="Langue&amp;#32;: anglais"&gt;(en)&lt;/abbr&gt; &lt;a rel="nofollow" class="external text" href="<text:a xlink:type="simple" xlink:href="view-source:http://economictimes.indiatimes.com/articleshow/1611325.cms" text:style-name="Internet_20_link" text:visited-style-name="Visited_20_Internet_20_Link">http://economictimes.indiatimes.com/articleshow/1611325.cms</text:a>"&gt;&lt;i&gt;Times News Network&lt;/i&gt;, «&amp;#160;L'organisation de la coupe du monde dope le PIB&amp;#160;», &lt;time class="nowrap date-lien" datetime="2006-06-03" data-sort-value="2006-06-03"&gt;&lt;/time&gt;&lt;/a&gt;&lt;a href="<text:a xlink:type="simple" xlink:href="view-source:https://fr.wikipedia.org/wiki/3_juin_en_sport" text:style-name="Internet_20_link" text:visited-style-name="Visited_20_Internet_20_Link">/wiki/3_juin_en_sport</text:a>" title="3 juin en sport"&gt;3&lt;/a&gt; &lt;a href="<text:a xlink:type="simple" xlink:href="view-source:https://fr.wikipedia.org/wiki/Juin_2006_en_sport" text:style-name="Internet_20_link" text:visited-style-name="Visited_20_Internet_20_Link">/wiki/Juin_2006_en_sport</text:a>" title="Juin 2006 en sport"&gt;juin&lt;/a&gt; &lt;a href="<text:a xlink:type="simple" xlink:href="view-source:https://fr.wikipedia.org/wiki/2006_en_football" text:style-name="Internet_20_link" text:visited-style-name="Visited_20_Internet_20_Link">/wiki/2006_en_football</text:a>" title="2006 en football"&gt;2006&lt;/a&gt;.&lt;/span&gt;</text:p>
      <text:p text:style-name="Preformatted_20_Text"><text:bookmark text:name="line2377"/>&lt;/li&gt;</text:p>
      <text:p text:style-name="Preformatted_20_Text"><text:bookmark text:name="line2378"/>&lt;li id="cite_note-158"&gt;&lt;span class="noprint renvois_vers_le_texte"&gt;&lt;a href="<text:a xlink:type="simple" xlink:href="view-source:https://fr.wikipedia.org/wiki/Coupe_du_monde_de_football#cite_ref-158" text:style-name="Internet_20_link" text:visited-style-name="Visited_20_Internet_20_Link">#cite_ref-158</text:a>"&gt;↑&lt;/a&gt; &lt;/span&gt;&lt;span class="reference-text"&gt;&lt;a rel="nofollow" class="external text" href="<text:a xlink:type="simple" xlink:href="view-source:http://www.la-croix.com/article/index.jsp?docId=2271104&amp;rubId=4079" text:style-name="Internet_20_link" text:visited-style-name="Visited_20_Internet_20_Link">http://www.la-croix.com/article/index.jsp?docId=2271104&amp;amp;rubId=4079</text:a>"&gt;Olivier Talles, «&amp;#160;L'impact de la coupe du monde sera modeste&amp;#160;», dans &lt;i&gt;La Croix&lt;/i&gt;, &lt;time class="nowrap date-lien" datetime="2006-06-05" data-sort-value="2006-06-05"&gt;&lt;/time&gt;&lt;/a&gt;&lt;a href="<text:a xlink:type="simple" xlink:href="view-source:https://fr.wikipedia.org/wiki/5_juin_en_sport" text:style-name="Internet_20_link" text:visited-style-name="Visited_20_Internet_20_Link">/wiki/5_juin_en_sport</text:a>" title="5 juin en sport"&gt;5&lt;/a&gt; &lt;a href="<text:a xlink:type="simple" xlink:href="view-source:https://fr.wikipedia.org/wiki/Juin_2006_en_sport" text:style-name="Internet_20_link" text:visited-style-name="Visited_20_Internet_20_Link">/wiki/Juin_2006_en_sport</text:a>" title="Juin 2006 en sport"&gt;juin&lt;/a&gt; &lt;a href="<text:a xlink:type="simple" xlink:href="view-source:https://fr.wikipedia.org/wiki/2006_en_football" text:style-name="Internet_20_link" text:visited-style-name="Visited_20_Internet_20_Link">/wiki/2006_en_football</text:a>" title="2006 en football"&gt;2006&lt;/a&gt;.&lt;/span&gt;</text:p>
      <text:p text:style-name="Preformatted_20_Text"><text:bookmark text:name="line2379"/>&lt;/li&gt;</text:p>
      <text:p text:style-name="Preformatted_20_Text"><text:bookmark text:name="line2380"/>&lt;li id="cite_note-ReferenceA-159"&gt;&lt;span class="noprint renvois_vers_le_texte"&gt;↑ &lt;sup&gt;&lt;a href="<text:a xlink:type="simple" xlink:href="view-source:https://fr.wikipedia.org/wiki/Coupe_du_monde_de_football#cite_ref-ReferenceA_159-0" text:style-name="Internet_20_link" text:visited-style-name="Visited_20_Internet_20_Link">#cite_ref-ReferenceA_159-0</text:a>"&gt;a&lt;/a&gt; &lt;a href="<text:a xlink:type="simple" xlink:href="view-source:https://fr.wikipedia.org/wiki/Coupe_du_monde_de_football#cite_ref-ReferenceA_159-1" text:style-name="Internet_20_link" text:visited-style-name="Visited_20_Internet_20_Link">#cite_ref-ReferenceA_159-1</text:a>"&gt;b&lt;/a&gt; et &lt;a href="<text:a xlink:type="simple" xlink:href="view-source:https://fr.wikipedia.org/wiki/Coupe_du_monde_de_football#cite_ref-ReferenceA_159-2" text:style-name="Internet_20_link" text:visited-style-name="Visited_20_Internet_20_Link">#cite_ref-ReferenceA_159-2</text:a>"&gt;c&lt;/a&gt;&lt;/sup&gt; &lt;/span&gt;&lt;span <text:soft-page-break/>class="reference-text"&gt;Raphaël Cancé, Jérémi Montornes, Benoît Ourliac, «&amp;#160;Zoom sur l’économie allemande&amp;#160;: l’Allemagne se qualifie pour la reprise&amp;#160;», Insee.&lt;/span&gt;</text:p>
      <text:p text:style-name="Preformatted_20_Text"><text:bookmark text:name="line2381"/>&lt;/li&gt;</text:p>
      <text:p text:style-name="Preformatted_20_Text"><text:bookmark text:name="line2382"/>&lt;li id="cite_note-160"&gt;&lt;span class="noprint renvois_vers_le_texte"&gt;&lt;a href="<text:a xlink:type="simple" xlink:href="view-source:https://fr.wikipedia.org/wiki/Coupe_du_monde_de_football#cite_ref-160" text:style-name="Internet_20_link" text:visited-style-name="Visited_20_Internet_20_Link">#cite_ref-160</text:a>"&gt;↑&lt;/a&gt; &lt;/span&gt;&lt;span class="reference-text"&gt;&lt;span class="ouvrage" id="2006"&gt;&lt;a rel="nofollow" class="external text" href="<text:a xlink:type="simple" xlink:href="view-source:http://www.lsa-conso.fr/le-bilan-de-coupe-du-monde-de-football,10499" text:style-name="Internet_20_link" text:visited-style-name="Visited_20_Internet_20_Link">http://www.lsa-conso.fr/le-bilan-de-coupe-du-monde-de-football,10499</text:a>"&gt;«&amp;#160;&lt;cite style="font-style: normal;"&gt;Le bilan de coupe du monde de football&lt;/cite&gt;&amp;#160;»&lt;/a&gt;, LSA, &lt;time class="nowrap" datetime="2006-08-29" data-sort-value="2006-08-29"&gt;29 août 2006&lt;/time&gt; &lt;small style="line-height:1em;"&gt;(consulté le &lt;span class="nowrap"&gt;29 mai 2010&lt;/span&gt;)&lt;/small&gt;&lt;/span&gt;.&lt;/span&gt;</text:p>
      <text:p text:style-name="Preformatted_20_Text"><text:bookmark text:name="line2383"/>&lt;/li&gt;</text:p>
      <text:p text:style-name="Preformatted_20_Text"><text:bookmark text:name="line2384"/>&lt;li id="cite_note-162"&gt;&lt;span class="noprint renvois_vers_le_texte"&gt;&lt;a href="<text:a xlink:type="simple" xlink:href="view-source:https://fr.wikipedia.org/wiki/Coupe_du_monde_de_football#cite_ref-162" text:style-name="Internet_20_link" text:visited-style-name="Visited_20_Internet_20_Link">#cite_ref-162</text:a>"&gt;↑&lt;/a&gt; &lt;/span&gt;&lt;span class="reference-text"&gt;Falter, Jean-Marc, Perignon, Christophe and Vercruysse, Olivier, «&amp;#160;Impact of Overwhelming Joy on Consumer Demand: The Case of a Soccer World-Cup Victory&amp;#160;» (January 12, 2005). Available at SSRN: &lt;a rel="nofollow" class="external free" href="<text:a xlink:type="simple" xlink:href="view-source:http://ssrn.com/abstract=650741" text:style-name="Internet_20_link" text:visited-style-name="Visited_20_Internet_20_Link">http://ssrn.com/abstract=650741</text:a>"&gt;http://ssrn.com/abstract=650741&lt;/a&gt;.&lt;/span&gt;</text:p>
      <text:p text:style-name="Preformatted_20_Text"><text:bookmark text:name="line2385"/>&lt;/li&gt;</text:p>
      <text:p text:style-name="Preformatted_20_Text"><text:bookmark text:name="line2386"/>&lt;li id="cite_note-163"&gt;&lt;span class="noprint renvois_vers_le_texte"&gt;&lt;a href="<text:a xlink:type="simple" xlink:href="view-source:https://fr.wikipedia.org/wiki/Coupe_du_monde_de_football#cite_ref-163" text:style-name="Internet_20_link" text:visited-style-name="Visited_20_Internet_20_Link">#cite_ref-163</text:a>"&gt;↑&lt;/a&gt; &lt;/span&gt;&lt;span class="reference-text"&gt;«&amp;#160;Soccer and Emerging Market&amp;#160;», ABN AMRO Economics Department.&lt;/span&gt;</text:p>
      <text:p text:style-name="Preformatted_20_Text"><text:bookmark text:name="line2387"/>&lt;/li&gt;</text:p>
      <text:p text:style-name="Preformatted_20_Text"><text:bookmark text:name="line2388"/>&lt;li id="cite_note-164"&gt;&lt;span class="noprint renvois_vers_le_texte"&gt;&lt;a href="<text:a xlink:type="simple" xlink:href="view-source:https://fr.wikipedia.org/wiki/Coupe_du_monde_de_football#cite_ref-164" text:style-name="Internet_20_link" text:visited-style-name="Visited_20_Internet_20_Link">#cite_ref-164</text:a>"&gt;↑&lt;/a&gt; &lt;/span&gt;&lt;span class="reference-text"&gt;&lt;a rel="nofollow" class="external text" href="<text:a xlink:type="simple" xlink:href="view-source:http://www.univ-paris12.fr/1134737270779/0/fiche___article/" text:style-name="Internet_20_link" text:visited-style-name="Visited_20_Internet_20_Link">http://www.univ-paris12.fr/1134737270779/0/fiche___article/</text:a>"&gt;Thèse de doctorat présentée à l'Université Paris XII-Val-de-Marne par Patricia Lajoux, «&amp;#160;Le développement local à l'aune des mobilités touristiques&amp;#160;»&lt;/a&gt;.&lt;/span&gt;</text:p>
      <text:p text:style-name="Preformatted_20_Text"><text:bookmark text:name="line2389"/>&lt;/li&gt;</text:p>
      <text:p text:style-name="Preformatted_20_Text"><text:bookmark text:name="line2390"/>&lt;li id="cite_note-bénéfices_FIFA-165"&gt;&lt;span class="noprint renvois_vers_le_texte"&gt;↑ &lt;sup&gt;&lt;a href="<text:a xlink:type="simple" xlink:href="view-source:https://fr.wikipedia.org/wiki/Coupe_du_monde_de_football#cite_ref-bénéfices_FIFA_165-0" text:style-name="Internet_20_link" text:visited-style-name="Visited_20_Internet_20_Link">#cite_ref-bénéfices_FIFA_165-0</text:a>"&gt;a&lt;/a&gt; &lt;a href="<text:a xlink:type="simple" xlink:href="view-source:https://fr.wikipedia.org/wiki/Coupe_du_monde_de_football#cite_ref-bénéfices_FIFA_165-1" text:style-name="Internet_20_link" text:visited-style-name="Visited_20_Internet_20_Link">#cite_ref-bénéfices_FIFA_165-1</text:a>"&gt;b&lt;/a&gt; et &lt;a href="<text:a xlink:type="simple" xlink:href="view-source:https://fr.wikipedia.org/wiki/Coupe_du_monde_de_football#cite_ref-bénéfices_FIFA_165-2" text:style-name="Internet_20_link" text:visited-style-name="Visited_20_Internet_20_Link">#cite_ref-bénéfices_FIFA_165-2</text:a>"&gt;c&lt;/a&gt;&lt;/sup&gt; &lt;/span&gt;&lt;span class="reference-text"&gt;&lt;span class="ouvrage"&gt;&lt;abbr class="abbr indicateur-langue" title="Langue&amp;#32;: anglais"&gt;(en)&lt;/abbr&gt; &lt;span lang="en"&gt;&lt;a rel="nofollow" class="external text" href="<text:a xlink:type="simple" xlink:href="view-source:http://fr.fifa.com/mm/53/42/06/2010_fifa_public_guidelines_en_260908.pdf" text:style-name="Internet_20_link" text:visited-style-name="Visited_20_Internet_20_Link">http://fr.fifa.com/mm/53/42/06/2010_fifa_public_guidelines_en_260908.pdf</text:a>"&gt;«&amp;#160;&lt;cite style="font-style: normal;"&gt;Coupe du monde de la FIFA, Afrique du Sud 2010, Document informatif FIFA (ang.)&lt;/cite&gt;&amp;#160;»&lt;/a&gt;&lt;/span&gt;, FIFA &lt;small style="line-height:1em;"&gt;(consulté le &lt;span class="nowrap"&gt;11 mai 2010&lt;/span&gt;)&lt;/small&gt;&lt;/span&gt;, &lt;abbr class="abbr" title="page(s)"&gt;p.&lt;/abbr&gt;&amp;#160;19 &lt;abbr class="abbr indicateur-format format-pdf" title="Document au format Portable Document Format (PDF) d&amp;#39;Adobe"&gt;[PDF]&lt;/abbr&gt;.&lt;/span&gt;</text:p>
      <text:p text:style-name="Preformatted_20_Text"><text:bookmark text:name="line2391"/>&lt;/li&gt;</text:p>
      <text:p text:style-name="Preformatted_20_Text"><text:bookmark text:name="line2392"/>&lt;li id="cite_note-166"&gt;&lt;span class="noprint renvois_vers_le_texte"&gt;&lt;a href="<text:a xlink:type="simple" xlink:href="view-source:https://fr.wikipedia.org/wiki/Coupe_du_monde_de_football#cite_ref-166" text:style-name="Internet_20_link" text:visited-style-name="Visited_20_Internet_20_Link">#cite_ref-166</text:a>"&gt;↑&lt;/a&gt; &lt;/span&gt;&lt;span class="reference-text"&gt;&lt;span class="ouvrage" id="2010"&gt;&lt;a rel="nofollow" class="external text" href="<text:a xlink:type="simple" xlink:href="view-source:http://fr.fifa.com/worldcup/news/newsid=1206553/index.html#metrorail+bonne+voie" text:style-name="Internet_20_link" text:visited-style-name="Visited_20_Internet_20_Link">http://fr.fifa.com/worldcup/news/newsid=1206553/index.html#metrorail+bonne+voie</text:a>"&gt;«&amp;#160;&lt;cite style="font-style: normal;"&gt;Metrorail sur la bonne voie&lt;/cite&gt;&amp;#160;»&lt;/a&gt;, sur &lt;span class="italique"&gt;fr.fifa.com&lt;/span&gt;, &lt;time class="nowrap" datetime="2010-05-06" data-sort-value="2010-05-06"&gt;6 mai 2010&lt;/time&gt; &lt;small style="line-height:1em;"&gt;(consulté le &lt;span class="nowrap"&gt;10 mai 2010&lt;/span&gt;)&lt;/small&gt;&lt;/span&gt;.&lt;/span&gt;</text:p>
      <text:p text:style-name="Preformatted_20_Text"><text:bookmark text:name="line2393"/>&lt;/li&gt;</text:p>
      <text:p text:style-name="Preformatted_20_Text"><text:bookmark text:name="line2394"/>&lt;li id="cite_note-167"&gt;&lt;span class="noprint renvois_vers_le_texte"&gt;&lt;a href="<text:a xlink:type="simple" xlink:href="view-source:https://fr.wikipedia.org/wiki/Coupe_du_monde_de_football#cite_ref-167" text:style-name="Internet_20_link" text:visited-style-name="Visited_20_Internet_20_Link">#cite_ref-167</text:a>"&gt;↑&lt;/a&gt; &lt;/span&gt;&lt;span class="reference-text"&gt;&lt;span <text:soft-page-break/>class="ouvrage" id="2009"&gt;&lt;a rel="nofollow" class="external text" href="<text:a xlink:type="simple" xlink:href="view-source:http://www.lepoint.fr/actualites-voyages/2009-05-26/evenement-la-coupe-du-monde-de-football-une-mine-d-or-pour-le-tourisme-sud/1088/0/346674" text:style-name="Internet_20_link" text:visited-style-name="Visited_20_Internet_20_Link">http://www.lepoint.fr/actualites-voyages/2009-05-26/evenement-la-coupe-du-monde-de-football-une-mine-d-or-pour-le-tourisme-sud/1088/0/346674</text:a>"&gt;«&amp;#160;&lt;cite style="font-style: normal;"&gt;La Coupe du monde de football, une mine d'or pour le tourisme sud-africain&lt;/cite&gt;&amp;#160;»&lt;/a&gt;, sur &lt;span class="italique"&gt;lepoint.fr&lt;/span&gt;, &lt;time class="nowrap" datetime="2009-05-26" data-sort-value="2009-05-26"&gt;26 mai 2009&lt;/time&gt; &lt;small style="line-height:1em;"&gt;(consulté le &lt;span class="nowrap"&gt;11 mai 2010&lt;/span&gt;)&lt;/small&gt;&lt;/span&gt;.&lt;/span&gt;</text:p>
      <text:p text:style-name="Preformatted_20_Text"><text:bookmark text:name="line2395"/>&lt;/li&gt;</text:p>
      <text:p text:style-name="Preformatted_20_Text"><text:bookmark text:name="line2396"/>&lt;li id="cite_note-168"&gt;&lt;span class="noprint renvois_vers_le_texte"&gt;&lt;a href="<text:a xlink:type="simple" xlink:href="view-source:https://fr.wikipedia.org/wiki/Coupe_du_monde_de_football#cite_ref-168" text:style-name="Internet_20_link" text:visited-style-name="Visited_20_Internet_20_Link">#cite_ref-168</text:a>"&gt;↑&lt;/a&gt; &lt;/span&gt;&lt;span class="reference-text"&gt;&lt;span class="ouvrage" id="Versieux2006"&gt;&lt;span class="ouvrage" id="Nathalie_Versieux2006"&gt;Nathalie Versieux, &lt;a rel="nofollow" class="external text" href="<text:a xlink:type="simple" xlink:href="view-source:http://www.lsa-conso.fr/l-allemagne-ouvre-ses-commerces-pour-la-coupe-du-monde-de-foot,41769" text:style-name="Internet_20_link" text:visited-style-name="Visited_20_Internet_20_Link">http://www.lsa-conso.fr/l-allemagne-ouvre-ses-commerces-pour-la-coupe-du-monde-de-foot,41769</text:a>"&gt;«&amp;#160;&lt;cite style="font-style: normal;"&gt;L'Allemagne ouvre ses commerces pour la Coupe du monde de foot&lt;/cite&gt;&amp;#160;»&lt;/a&gt;, LSA, &lt;time class="nowrap" datetime="2006-01-19" data-sort-value="2006-01-19"&gt;19 janvier 2006&lt;/time&gt; &lt;small style="line-height:1em;"&gt;(consulté le &lt;span class="nowrap"&gt;30 mai 2010&lt;/span&gt;)&lt;/small&gt;&lt;/span&gt;&lt;/span&gt;.&lt;/span&gt;</text:p>
      <text:p text:style-name="Preformatted_20_Text"><text:bookmark text:name="line2397"/>&lt;/li&gt;</text:p>
      <text:p text:style-name="Preformatted_20_Text"><text:bookmark text:name="line2398"/>&lt;li id="cite_note-169"&gt;&lt;span class="noprint renvois_vers_le_texte"&gt;&lt;a href="<text:a xlink:type="simple" xlink:href="view-source:https://fr.wikipedia.org/wiki/Coupe_du_monde_de_football#cite_ref-169" text:style-name="Internet_20_link" text:visited-style-name="Visited_20_Internet_20_Link">#cite_ref-169</text:a>"&gt;↑&lt;/a&gt; &lt;/span&gt;&lt;span class="reference-text"&gt;&lt;a rel="nofollow" class="external text" href="<text:a xlink:type="simple" xlink:href="view-source:http://www.afrik.com/article7301.html" text:style-name="Internet_20_link" text:visited-style-name="Visited_20_Internet_20_Link">http://www.afrik.com/article7301.html</text:a>"&gt;Saïd Aït-Hatrit, «&amp;#160;Coupe du monde 2010&amp;#160;», dans &lt;i&gt;Afrik.com&lt;/i&gt;, &lt;time class="nowrap date-lien" datetime="2004-05-17" data-sort-value="2004-05-17"&gt;&lt;/time&gt;&lt;/a&gt;&lt;a href="<text:a xlink:type="simple" xlink:href="view-source:https://fr.wikipedia.org/wiki/17_mai" text:style-name="Internet_20_link" text:visited-style-name="Visited_20_Internet_20_Link">/wiki/17_mai</text:a>" title="17 mai"&gt;17&lt;/a&gt; &lt;a href="<text:a xlink:type="simple" xlink:href="view-source:https://fr.wikipedia.org/wiki/Mai_2004" text:style-name="Internet_20_link" text:visited-style-name="Visited_20_Internet_20_Link">/wiki/Mai_2004</text:a>" title="Mai 2004"&gt;mai&lt;/a&gt; &lt;a href="<text:a xlink:type="simple" xlink:href="view-source:https://fr.wikipedia.org/wiki/2004" text:style-name="Internet_20_link" text:visited-style-name="Visited_20_Internet_20_Link">/wiki/2004</text:a>" title="2004"&gt;2004&lt;/a&gt;.&lt;/span&gt;</text:p>
      <text:p text:style-name="Preformatted_20_Text"><text:bookmark text:name="line2399"/>&lt;/li&gt;</text:p>
      <text:p text:style-name="Preformatted_20_Text"><text:bookmark text:name="line2400"/>&lt;li id="cite_note-170"&gt;&lt;span class="noprint renvois_vers_le_texte"&gt;&lt;a href="<text:a xlink:type="simple" xlink:href="view-source:https://fr.wikipedia.org/wiki/Coupe_du_monde_de_football#cite_ref-170" text:style-name="Internet_20_link" text:visited-style-name="Visited_20_Internet_20_Link">#cite_ref-170</text:a>"&gt;↑&lt;/a&gt; &lt;/span&gt;&lt;span class="reference-text"&gt;&lt;span class="ouvrage"&gt;&lt;a rel="nofollow" class="external text" href="<text:a xlink:type="simple" xlink:href="view-source:http://fr.fifa.com/mm/document/tournament/competition/56/42/69/fifawcsouthafrica2010inhalt_f.pdf" text:style-name="Internet_20_link" text:visited-style-name="Visited_20_Internet_20_Link">http://fr.fifa.com/mm/document/tournament/competition/56/42/69/fifawcsouthafrica2010inhalt_f.pdf</text:a>"&gt;«&amp;#160;&lt;cite style="font-style: normal;"&gt;Règlement Coupe du monde de la FIFA, Afrique du Sud 2010&lt;/cite&gt;&amp;#160;»&lt;/a&gt;, FIFA &lt;small style="line-height:1em;"&gt;(consulté le &lt;span class="nowrap"&gt;11 mai 2010&lt;/span&gt;)&lt;/small&gt;&lt;/span&gt;, &lt;abbr class="abbr" title="page(s)"&gt;p.&lt;/abbr&gt;&amp;#160;46 &lt;abbr class="abbr indicateur-format format-pdf" title="Document au format Portable Document Format (PDF) d&amp;#39;Adobe"&gt;[PDF]&lt;/abbr&gt;.&lt;/span&gt;</text:p>
      <text:p text:style-name="Preformatted_20_Text"><text:bookmark text:name="line2401"/>&lt;/li&gt;</text:p>
      <text:p text:style-name="Preformatted_20_Text"><text:bookmark text:name="line2402"/>&lt;li id="cite_note-171"&gt;&lt;span class="noprint renvois_vers_le_texte"&gt;&lt;a href="<text:a xlink:type="simple" xlink:href="view-source:https://fr.wikipedia.org/wiki/Coupe_du_monde_de_football#cite_ref-171" text:style-name="Internet_20_link" text:visited-style-name="Visited_20_Internet_20_Link">#cite_ref-171</text:a>"&gt;↑&lt;/a&gt; &lt;/span&gt;&lt;span class="reference-text"&gt;&lt;a rel="nofollow" class="external text" href="<text:a xlink:type="simple" xlink:href="view-source:https://www.lemonde.fr/web/article/0,1-0@2-669420,36-765852@51-766720,0.html" text:style-name="Internet_20_link" text:visited-style-name="Visited_20_Internet_20_Link">https://www.lemonde.fr/web/article/0,1-0@2-669420,36-765852@51-766720,0.html</text:a>"&gt;&lt;i&gt;Le Monde&lt;/i&gt;, «&amp;#160;Les prix explosent face à la pénurie de billets&amp;#160;», &lt;time class="nowrap date-lien" datetime="2006-05-02" data-sort-value="2006-05-02"&gt;&lt;/time&gt;&lt;/a&gt;&lt;a href="<text:a xlink:type="simple" xlink:href="view-source:https://fr.wikipedia.org/wiki/2_mai" text:style-name="Internet_20_link" text:visited-style-name="Visited_20_Internet_20_Link">/wiki/2_mai</text:a>" title="2 mai"&gt;2&lt;/a&gt; &lt;a href="<text:a xlink:type="simple" xlink:href="view-source:https://fr.wikipedia.org/wiki/Mai_2006" text:style-name="Internet_20_link" text:visited-style-name="Visited_20_Internet_20_Link">/wiki/Mai_2006</text:a>" title="Mai 2006"&gt;mai&lt;/a&gt; &lt;a href="<text:a xlink:type="simple" xlink:href="view-source:https://fr.wikipedia.org/wiki/2006" text:style-name="Internet_20_link" text:visited-style-name="Visited_20_Internet_20_Link">/wiki/2006</text:a>" title="2006"&gt;2006&lt;/a&gt;.&lt;/span&gt;</text:p>
      <text:p text:style-name="Preformatted_20_Text"><text:bookmark text:name="line2403"/>&lt;/li&gt;</text:p>
      <text:p text:style-name="Preformatted_20_Text"><text:bookmark text:name="line2404"/>&lt;li id="cite_note-172"&gt;&lt;span class="noprint renvois_vers_le_texte"&gt;&lt;a href="<text:a xlink:type="simple" xlink:href="view-source:https://fr.wikipedia.org/wiki/Coupe_du_monde_de_football#cite_ref-172" text:style-name="Internet_20_link" text:visited-style-name="Visited_20_Internet_20_Link">#cite_ref-172</text:a>"&gt;↑&lt;/a&gt; &lt;/span&gt;&lt;span class="reference-text"&gt;&lt;a rel="nofollow" class="external text" href="<text:a xlink:type="simple" xlink:href="view-source:http://www.tsr.ch/tsr/index.html?siteSect=800002&amp;sid=6782182&amp;cKey=1149522379000" text:style-name="Internet_20_link" text:visited-style-name="Visited_20_Internet_20_Link">http://www.tsr.ch/tsr/index.html?siteSect=800002&amp;amp;sid=6782182&amp;amp;cKey=1149522379000</text:a>"&gt;&lt;i&gt;TSR&lt;/i&gt;, «&amp;#160;Billets perdus en France&amp;#160;» (reprise d'une dépêche &lt;i&gt;AFP&lt;/i&gt;), &lt;time class="nowrap date-lien" datetime="2006-06-05" data-sort-value="2006-06-05"&gt;&lt;/time&gt;&lt;/a&gt;&lt;a href="<text:a xlink:type="simple" xlink:href="view-source:https://fr.wikipedia.org/wiki/5_juin_en_sport" text:style-name="Internet_20_link" text:visited-style-name="Visited_20_Internet_20_Link">/wiki/5_juin_en_sport</text:a>" title="5 juin en sport"&gt;5&lt;/a&gt; &lt;a href="<text:a xlink:type="simple" xlink:href="view-source:https://fr.wikipedia.org/wiki/Juin_2006_en_sport" text:style-name="Internet_20_link" text:visited-style-name="Visited_20_Internet_20_Link">/wiki/Juin_2006_en_sport</text:a>" title="Juin 2006 en sport"&gt;juin&lt;/a&gt; &lt;a href="<text:a xlink:type="simple" xlink:href="view-source:https://fr.wikipedia.org/wiki/2006_en_football" text:style-name="Internet_20_link" text:visited-style-name="Visited_20_Internet_20_Link">/wiki/2006_en_football</text:a>" title="2006 en football"&gt;2006&lt;/a&gt;.&lt;/span&gt;</text:p>
      <text:p text:style-name="Preformatted_20_Text"><text:bookmark text:name="line2405"/><text:soft-page-break/>&lt;/li&gt;</text:p>
      <text:p text:style-name="Preformatted_20_Text"><text:bookmark text:name="line2406"/>&lt;li id="cite_note-173"&gt;&lt;span class="noprint renvois_vers_le_texte"&gt;&lt;a href="<text:a xlink:type="simple" xlink:href="view-source:https://fr.wikipedia.org/wiki/Coupe_du_monde_de_football#cite_ref-173" text:style-name="Internet_20_link" text:visited-style-name="Visited_20_Internet_20_Link">#cite_ref-173</text:a>"&gt;↑&lt;/a&gt; &lt;/span&gt;&lt;span class="reference-text"&gt;&lt;span class="ouvrage"&gt;&lt;a rel="nofollow" class="external text" href="<text:a xlink:type="simple" xlink:href="view-source:http://fr.fifa.com/worldcup/organisation/ticketing/pricesandmatches.html" text:style-name="Internet_20_link" text:visited-style-name="Visited_20_Internet_20_Link">http://fr.fifa.com/worldcup/organisation/ticketing/pricesandmatches.html</text:a>"&gt;«&amp;#160;&lt;cite style="font-style: normal;"&gt;Matches &amp;amp; prix&lt;/cite&gt;&amp;#160;»&lt;/a&gt;, sur &lt;span class="italique"&gt;fr.fifa.com&lt;/span&gt; &lt;small style="line-height:1em;"&gt;(consulté le &lt;span class="nowrap"&gt;10 mai 2010&lt;/span&gt;)&lt;/small&gt;&lt;/span&gt;.&lt;/span&gt;</text:p>
      <text:p text:style-name="Preformatted_20_Text"><text:bookmark text:name="line2407"/>&lt;/li&gt;</text:p>
      <text:p text:style-name="Preformatted_20_Text"><text:bookmark text:name="line2408"/>&lt;li id="cite_note-175"&gt;&lt;span class="noprint renvois_vers_le_texte"&gt;&lt;a href="<text:a xlink:type="simple" xlink:href="view-source:https://fr.wikipedia.org/wiki/Coupe_du_monde_de_football#cite_ref-175" text:style-name="Internet_20_link" text:visited-style-name="Visited_20_Internet_20_Link">#cite_ref-175</text:a>"&gt;↑&lt;/a&gt; &lt;/span&gt;&lt;span class="reference-text"&gt;&lt;span class="ouvrage"&gt;&lt;abbr class="abbr indicateur-langue" title="Langue&amp;#32;: anglais"&gt;(en)&lt;/abbr&gt; &lt;span lang="en"&gt;&lt;a rel="nofollow" class="external text" href="<text:a xlink:type="simple" xlink:href="view-source:http://fr.fifa.com/mm/document/fifafacts/misc-fwcpartn/52/01/15/fs-401_01_partners.pdf" text:style-name="Internet_20_link" text:visited-style-name="Visited_20_Internet_20_Link">http://fr.fifa.com/mm/document/fifafacts/misc-fwcpartn/52/01/15/fs-401_01_partners.pdf</text:a>"&gt;«&amp;#160;&lt;cite style="font-style: normal;"&gt;Partenaires commerciaux de la FIFA depuis 1982&lt;/cite&gt;&amp;#160;»&lt;/a&gt;&lt;/span&gt;, sur &lt;span class="italique"&gt;fr.fifa.com&lt;/span&gt; &lt;small style="line-height:1em;"&gt;(consulté le &lt;span class="nowrap"&gt;28 mai 2010&lt;/span&gt;)&lt;/small&gt;&lt;/span&gt; &lt;abbr class="abbr indicateur-format format-pdf" title="Document au format Portable Document Format (PDF) d&amp;#39;Adobe"&gt;[PDF]&lt;/abbr&gt;.&lt;/span&gt;</text:p>
      <text:p text:style-name="Preformatted_20_Text"><text:bookmark text:name="line2409"/>&lt;/li&gt;</text:p>
      <text:p text:style-name="Preformatted_20_Text"><text:bookmark text:name="line2410"/>&lt;li id="cite_note-176"&gt;&lt;span class="noprint renvois_vers_le_texte"&gt;&lt;a href="<text:a xlink:type="simple" xlink:href="view-source:https://fr.wikipedia.org/wiki/Coupe_du_monde_de_football#cite_ref-176" text:style-name="Internet_20_link" text:visited-style-name="Visited_20_Internet_20_Link">#cite_ref-176</text:a>"&gt;↑&lt;/a&gt; &lt;/span&gt;&lt;span class="reference-text"&gt;&lt;span class="ouvrage"&gt;&lt;a rel="nofollow" class="external text" href="<text:a xlink:type="simple" xlink:href="view-source:http://fr.fifa.com/aboutfifa/marketing/partners/cocacola.html" text:style-name="Internet_20_link" text:visited-style-name="Visited_20_Internet_20_Link">http://fr.fifa.com/aboutfifa/marketing/partners/cocacola.html</text:a>"&gt;«&amp;#160;&lt;cite style="font-style: normal;"&gt;Coca-Cola&lt;/cite&gt;&amp;#160;»&lt;/a&gt;, sur &lt;span class="italique"&gt;fr.fifa.com&lt;/span&gt; &lt;small style="line-height:1em;"&gt;(consulté le &lt;span class="nowrap"&gt;28 mai 2010&lt;/span&gt;)&lt;/small&gt;&lt;/span&gt;.&lt;/span&gt;</text:p>
      <text:p text:style-name="Preformatted_20_Text"><text:bookmark text:name="line2411"/>&lt;/li&gt;</text:p>
      <text:p text:style-name="Preformatted_20_Text"><text:bookmark text:name="line2412"/>&lt;li id="cite_note-177"&gt;&lt;span class="noprint renvois_vers_le_texte"&gt;&lt;a href="<text:a xlink:type="simple" xlink:href="view-source:https://fr.wikipedia.org/wiki/Coupe_du_monde_de_football#cite_ref-177" text:style-name="Internet_20_link" text:visited-style-name="Visited_20_Internet_20_Link">#cite_ref-177</text:a>"&gt;↑&lt;/a&gt; &lt;/span&gt;&lt;span class="reference-text"&gt;&lt;span class="ouvrage" id="Jean-François_Lauwens2008"&gt;&lt;span class="nom_auteur"&gt;Jean-François Lauwens&lt;/span&gt;, «&amp;#160;&lt;cite style="font-style:normal;"&gt;L'été sportif sera chaud&lt;/cite&gt;&amp;#160;», &lt;i&gt;&lt;a href="<text:a xlink:type="simple" xlink:href="view-source:https://fr.wikipedia.org/wiki/Le_Soir" text:style-name="Internet_20_link" text:visited-style-name="Visited_20_Internet_20_Link">/wiki/Le_Soir</text:a>" title="Le Soir"&gt;Le Soir&lt;/a&gt;&lt;/i&gt;,&amp;#8206; &lt;time class="nowrap" datetime="2008-05-23" data-sort-value="2008-05-23"&gt;23 mai 2008&lt;/time&gt; &lt;small style="line-height:1em;"&gt;(&lt;a rel="nofollow" class="external text" href="<text:a xlink:type="simple" xlink:href="view-source:http://www.lesoir.be/culture/medias/rtbf-cent-jours-de-direct-sur-2008-05-23-600413.shtml" text:style-name="Internet_20_link" text:visited-style-name="Visited_20_Internet_20_Link">http://www.lesoir.be/culture/medias/rtbf-cent-jours-de-direct-sur-2008-05-23-600413.shtml</text:a>"&gt;lire en ligne&lt;/a&gt;)&lt;/small&gt;&lt;span class="Z3988" title="ctx_ver=Z39.88-2004&amp;amp;rft_val_fmt=info%3Aofi%2Ffmt%3Akev%3Amtx%3Ajournal&amp;amp;rft.genre=article&amp;amp;rft.atitle=L%27%C3%A9t%C3%A9+sportif+sera+chaud&amp;amp;rft.jtitle=Le+Soir&amp;amp;rft.aulast=Jean-Fran%C3%A7ois+Lauwens&amp;amp;rft.date=2008-05-23&amp;amp;rfr_id=info%3Asid%2Ffr.wikipedia.org%3ACoupe+du+monde+de+football" id="COinS_24166"&gt;&lt;/span&gt;&lt;/span&gt;.&lt;/span&gt;</text:p>
      <text:p text:style-name="Preformatted_20_Text"><text:bookmark text:name="line2413"/>&lt;/li&gt;</text:p>
      <text:p text:style-name="Preformatted_20_Text"><text:bookmark text:name="line2414"/>&lt;li id="cite_note-178"&gt;&lt;span class="noprint renvois_vers_le_texte"&gt;&lt;a href="<text:a xlink:type="simple" xlink:href="view-source:https://fr.wikipedia.org/wiki/Coupe_du_monde_de_football#cite_ref-178" text:style-name="Internet_20_link" text:visited-style-name="Visited_20_Internet_20_Link">#cite_ref-178</text:a>"&gt;↑&lt;/a&gt; &lt;/span&gt;&lt;span class="reference-text"&gt;&lt;span class="ouvrage"&gt;&lt;abbr class="abbr indicateur-langue" title="Langue&amp;#32;: anglais"&gt;(en)&lt;/abbr&gt; &lt;span lang="en"&gt;&lt;a rel="nofollow" class="external text" href="<text:a xlink:type="simple" xlink:href="view-source:http://fr.fifa.com/mm/document/fifafacts/misc-tele/52/01/27/fs-401_05a_fwc-tv-stats.pdf" text:style-name="Internet_20_link" text:visited-style-name="Visited_20_Internet_20_Link">http://fr.fifa.com/mm/document/fifafacts/misc-tele/52/01/27/fs-401_05a_fwc-tv-stats.pdf</text:a>"&gt;«&amp;#160;&lt;cite style="font-style: normal;"&gt;Télévision: Chiffres&lt;/cite&gt;&amp;#160;»&lt;/a&gt;&lt;/span&gt;, sur &lt;span class="italique"&gt;fr.fifa.com&lt;/span&gt; &lt;small style="line-height:1em;"&gt;(consulté le &lt;span class="nowrap"&gt;24 mai 2010&lt;/span&gt;)&lt;/small&gt;&lt;/span&gt; &lt;abbr class="abbr indicateur-format format-pdf" title="Document au format Portable Document Format (PDF) d&amp;#39;Adobe"&gt;[PDF]&lt;/abbr&gt;.&lt;/span&gt;</text:p>
      <text:p text:style-name="Preformatted_20_Text"><text:bookmark text:name="line2415"/>&lt;/li&gt;</text:p>
      <text:p text:style-name="Preformatted_20_Text"><text:bookmark text:name="line2416"/>&lt;li id="cite_note-179"&gt;&lt;span class="noprint renvois_vers_le_texte"&gt;&lt;a href="<text:a xlink:type="simple" xlink:href="view-source:https://fr.wikipedia.org/wiki/Coupe_du_monde_de_football#cite_ref-179" text:style-name="Internet_20_link" text:visited-style-name="Visited_20_Internet_20_Link">#cite_ref-179</text:a>"&gt;↑&lt;/a&gt; &lt;/span&gt;&lt;span class="reference-text"&gt;&lt;span <text:soft-page-break/>class="ouvrage" id="Bourg1986"&gt;&lt;span class="ouvrage" id="Jean-François_Bourg1986"&gt;Jean-François &lt;span class="nom_auteur"&gt;Bourg&lt;/span&gt;, &lt;cite class="italique"&gt;Football business&lt;/cite&gt;, Paris, Olivier Orban, &lt;time&gt;1986&lt;/time&gt;, 262&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85565-311-8" text:style-name="Internet_20_link" text:visited-style-name="Visited_20_Internet_20_Link">/wiki/Sp%C3%A9cial:Ouvrages_de_r%C3%A9f%C3%A9rence/2-85565-311-8</text:a>" title="Spécial:Ouvrages de référence/2-85565-311-8"&gt;&lt;span class="nowrap"&gt;2-85565-311-8&lt;/span&gt;&lt;/a&gt;)&lt;/small&gt;, &lt;abbr class="abbr" title="page(s)"&gt;p.&lt;/abbr&gt;&amp;#160;127&lt;span class="Z3988" title="ctx_ver=Z39.88-2004&amp;amp;rft_val_fmt=info%3Aofi%2Ffmt%3Akev%3Amtx%3Abook&amp;amp;rft.genre=book&amp;amp;rft.btitle=Football+business&amp;amp;rft.place=Paris&amp;amp;rft.pub=Olivier+Orban&amp;amp;rft.aulast=Bourg&amp;amp;rft.aufirst=Jean-Fran%C3%A7ois&amp;amp;rft.date=1986&amp;amp;rft.pages=127&amp;amp;rft.tpages=262&amp;amp;rft.isbn=2-85565-311-8&amp;amp;rfr_id=info%3Asid%2Ffr.wikipedia.org%3ACoupe+du+monde+de+football" id="COinS_28960"&gt;&lt;/span&gt;&lt;/span&gt;&lt;/span&gt;.&lt;/span&gt;</text:p>
      <text:p text:style-name="Preformatted_20_Text"><text:bookmark text:name="line2417"/>&lt;/li&gt;</text:p>
      <text:p text:style-name="Preformatted_20_Text"><text:bookmark text:name="line2418"/>&lt;li id="cite_note-audiences2006-180"&gt;&lt;span class="noprint renvois_vers_le_texte"&gt;↑ &lt;sup&gt;&lt;a href="<text:a xlink:type="simple" xlink:href="view-source:https://fr.wikipedia.org/wiki/Coupe_du_monde_de_football#cite_ref-audiences2006_180-0" text:style-name="Internet_20_link" text:visited-style-name="Visited_20_Internet_20_Link">#cite_ref-audiences2006_180-0</text:a>"&gt;a&lt;/a&gt; et &lt;a href="<text:a xlink:type="simple" xlink:href="view-source:https://fr.wikipedia.org/wiki/Coupe_du_monde_de_football#cite_ref-audiences2006_180-1" text:style-name="Internet_20_link" text:visited-style-name="Visited_20_Internet_20_Link">#cite_ref-audiences2006_180-1</text:a>"&gt;b&lt;/a&gt;&lt;/sup&gt; &lt;/span&gt;&lt;span class="reference-text"&gt;&lt;span class="ouvrage" id="BrafmanDutheilGirard2006"&gt;&lt;span class="ouvrage" id="Nathalie_BrafmanGuy_DutheilLaurence_Girard2006"&gt;Nathalie Brafman, Guy Dutheil et Laurence Girard, &lt;a rel="nofollow" class="external text" href="<text:a xlink:type="simple" xlink:href="view-source:https://www.lemonde.fr/mondial-2006/article/2006/07/10/les-bonnes-affaires-de-la-coupe-du-monde_794130_669420.html" text:style-name="Internet_20_link" text:visited-style-name="Visited_20_Internet_20_Link">https://www.lemonde.fr/mondial-2006/article/2006/07/10/les-bonnes-affaires-de-la-coupe-du-monde_794130_669420.html</text:a>"&gt;«&amp;#160;&lt;cite style="font-style: normal;"&gt;Les bonnes affaires de la Coupe du monde&lt;/cite&gt;&amp;#160;»&lt;/a&gt;, sur &lt;span class="italique"&gt;lemonde.fr&lt;/span&gt;, &lt;time class="nowrap" datetime="2006-07-10" data-sort-value="2006-07-10"&gt;10 juillet 2006&lt;/time&gt; &lt;small style="line-height:1em;"&gt;(consulté le &lt;span class="nowrap"&gt;16 mai 2010&lt;/span&gt;)&lt;/small&gt;&lt;/span&gt;&lt;/span&gt;.&lt;/span&gt;</text:p>
      <text:p text:style-name="Preformatted_20_Text"><text:bookmark text:name="line2419"/>&lt;/li&gt;</text:p>
      <text:p text:style-name="Preformatted_20_Text"><text:bookmark text:name="line2420"/>&lt;li id="cite_note-181"&gt;&lt;span class="noprint renvois_vers_le_texte"&gt;&lt;a href="<text:a xlink:type="simple" xlink:href="view-source:https://fr.wikipedia.org/wiki/Coupe_du_monde_de_football#cite_ref-181" text:style-name="Internet_20_link" text:visited-style-name="Visited_20_Internet_20_Link">#cite_ref-181</text:a>"&gt;↑&lt;/a&gt; &lt;/span&gt;&lt;span class="reference-text"&gt;&lt;a rel="nofollow" class="external text" href="<text:a xlink:type="simple" xlink:href="view-source:http://eur.i1.yimg.com/eur.yimg.com/i/eu/fifa/do/tvfr.pdf" text:style-name="Internet_20_link" text:visited-style-name="Visited_20_Internet_20_Link">http://eur.i1.yimg.com/eur.yimg.com/i/eu/fifa/do/tvfr.pdf</text:a>"&gt;&lt;i&gt;Info Plus de la FIFA&lt;/i&gt; - Coupe du monde et télévision&lt;/a&gt; &lt;abbr class="abbr indicateur-format format-pdf" title="Document au format Portable Document Format (PDF) d&amp;#39;Adobe"&gt;[PDF]&lt;/abbr&gt;.&lt;/span&gt;</text:p>
      <text:p text:style-name="Preformatted_20_Text"><text:bookmark text:name="line2421"/>&lt;/li&gt;</text:p>
      <text:p text:style-name="Preformatted_20_Text"><text:bookmark text:name="line2422"/>&lt;li id="cite_note-183"&gt;&lt;span class="noprint renvois_vers_le_texte"&gt;&lt;a href="<text:a xlink:type="simple" xlink:href="view-source:https://fr.wikipedia.org/wiki/Coupe_du_monde_de_football#cite_ref-183" text:style-name="Internet_20_link" text:visited-style-name="Visited_20_Internet_20_Link">#cite_ref-183</text:a>"&gt;↑&lt;/a&gt; &lt;/span&gt;&lt;span class="reference-text"&gt;&lt;span class="ouvrage"&gt;&lt;a rel="nofollow" class="external text" href="<text:a xlink:type="simple" xlink:href="view-source:http://www.presse-francophone.org/agence/archivesmois/medias/medjuillet06.htm" text:style-name="Internet_20_link" text:visited-style-name="Visited_20_Internet_20_Link">http://www.presse-francophone.org/agence/archivesmois/medias/medjuillet06.htm</text:a>"&gt;«&amp;#160;&lt;cite style="font-style: normal;"&gt;Les gros sous du "Mondial 2006"&lt;/cite&gt;&amp;#160;»&lt;/a&gt;, sur &lt;span class="italique"&gt;presse-francophone.org&lt;/span&gt; &lt;small style="line-height:1em;"&gt;(consulté le &lt;span class="nowrap"&gt;29 mai 2010&lt;/span&gt;)&lt;/small&gt;&lt;/span&gt;.&lt;/span&gt;</text:p>
      <text:p text:style-name="Preformatted_20_Text"><text:bookmark text:name="line2423"/>&lt;/li&gt;</text:p>
      <text:p text:style-name="Preformatted_20_Text"><text:bookmark text:name="line2424"/>&lt;li id="cite_note-184"&gt;&lt;span class="noprint renvois_vers_le_texte"&gt;&lt;a href="<text:a xlink:type="simple" xlink:href="view-source:https://fr.wikipedia.org/wiki/Coupe_du_monde_de_football#cite_ref-184" text:style-name="Internet_20_link" text:visited-style-name="Visited_20_Internet_20_Link">#cite_ref-184</text:a>"&gt;↑&lt;/a&gt; &lt;/span&gt;&lt;span class="reference-text"&gt;&lt;span class="ouvrage" id="2010"&gt;&lt;a rel="nofollow" class="external text" href="<text:a xlink:type="simple" xlink:href="view-source:https://www.lemonde.fr/sport/article/2010/05/18/les-annonceurs-et-la-coupe-du-monde-une-affaire-qui-roule_1353584_3242.html" text:style-name="Internet_20_link" text:visited-style-name="Visited_20_Internet_20_Link">https://www.lemonde.fr/sport/article/2010/05/18/les-annonceurs-et-la-coupe-du-monde-une-affaire-qui-roule_1353584_3242.html</text:a>"&gt;«&amp;#160;&lt;cite style="font-style: normal;"&gt;Les annonceurs et la Coupe du monde, une affaire qui roule&lt;/cite&gt;&amp;#160;»&lt;/a&gt;, sur &lt;span class="italique"&gt;lemonde.fr&lt;/span&gt;, &lt;time class="nowrap" datetime="2010-05-18" data-sort-value="2010-05-18"&gt;18 mai 2010&lt;/time&gt; &lt;small style="line-height:1em;"&gt;(consulté le &lt;span class="nowrap"&gt;23 mai 2010&lt;/span&gt;)&lt;/small&gt;&lt;/span&gt;.&lt;/span&gt;</text:p>
      <text:p text:style-name="Preformatted_20_Text"><text:bookmark text:name="line2425"/>&lt;/li&gt;</text:p>
      <text:p text:style-name="Preformatted_20_Text"><text:bookmark text:name="line2426"/><text:soft-page-break/>&lt;li id="cite_note-185"&gt;&lt;span class="noprint renvois_vers_le_texte"&gt;&lt;a href="<text:a xlink:type="simple" xlink:href="view-source:https://fr.wikipedia.org/wiki/Coupe_du_monde_de_football#cite_ref-185" text:style-name="Internet_20_link" text:visited-style-name="Visited_20_Internet_20_Link">#cite_ref-185</text:a>"&gt;↑&lt;/a&gt; &lt;/span&gt;&lt;span class="reference-text"&gt;&lt;span class="ouvrage" id="Brimson1999"&gt;&lt;span class="ouvrage" id="Eddy_Brimson1999"&gt;&lt;abbr class="abbr indicateur-langue" title="Langue&amp;#32;: anglais"&gt;(en)&lt;/abbr&gt; Eddy &lt;span class="nom_auteur"&gt;Brimson&lt;/span&gt;, &lt;cite class="italique" lang="en"&gt;Tear gas and ticket touts: with the England fans at the World Cup&lt;/cite&gt;, Londres, Headline, &lt;time&gt;1999&lt;/time&gt;, 247&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0-7472-6208-X" text:style-name="Internet_20_link" text:visited-style-name="Visited_20_Internet_20_Link">/wiki/Sp%C3%A9cial:Ouvrages_de_r%C3%A9f%C3%A9rence/0-7472-6208-X</text:a>" title="Spécial:Ouvrages de référence/0-7472-6208-X"&gt;&lt;span class="nowrap"&gt;0-7472-6208-X&lt;/span&gt;&lt;/a&gt;)&lt;/small&gt;&lt;span class="Z3988" title="ctx_ver=Z39.88-2004&amp;amp;rft_val_fmt=info%3Aofi%2Ffmt%3Akev%3Amtx%3Abook&amp;amp;rft.genre=book&amp;amp;rft.btitle=Tear+gas+and+ticket+touts%3A+with+the+England+fans+at+the+World+Cup&amp;amp;rft.place=Londres&amp;amp;rft.pub=Headline&amp;amp;rft.aulast=Brimson&amp;amp;rft.aufirst=Eddy&amp;amp;rft.date=1999&amp;amp;rft.tpages=247&amp;amp;rft.isbn=0-7472-6208-X&amp;amp;rfr_id=info%3Asid%2Ffr.wikipedia.org%3ACoupe+du+monde+de+football" id="COinS_31131"&gt;&lt;/span&gt;&lt;/span&gt;&lt;/span&gt;.&lt;/span&gt;</text:p>
      <text:p text:style-name="Preformatted_20_Text"><text:bookmark text:name="line2427"/>&lt;/li&gt;</text:p>
      <text:p text:style-name="Preformatted_20_Text"><text:bookmark text:name="line2428"/>&lt;li id="cite_note-186"&gt;&lt;span class="noprint renvois_vers_le_texte"&gt;&lt;a href="<text:a xlink:type="simple" xlink:href="view-source:https://fr.wikipedia.org/wiki/Coupe_du_monde_de_football#cite_ref-186" text:style-name="Internet_20_link" text:visited-style-name="Visited_20_Internet_20_Link">#cite_ref-186</text:a>"&gt;↑&lt;/a&gt; &lt;/span&gt;&lt;span class="reference-text"&gt;&lt;span class="ouvrage" id="1998"&gt;&lt;a rel="nofollow" class="external text" href="<text:a xlink:type="simple" xlink:href="view-source:https://www.humanite.fr/1998-08-05_Sports_Daniel-Nivel-a-repris-connaissance" text:style-name="Internet_20_link" text:visited-style-name="Visited_20_Internet_20_Link">https://www.humanite.fr/1998-08-05_Sports_Daniel-Nivel-a-repris-connaissance</text:a>"&gt;«&amp;#160;&lt;cite style="font-style: normal;"&gt;Le gendarme agressé durant le Mondial, Daniel Nivel, a repris connaissance&lt;/cite&gt;&amp;#160;»&lt;/a&gt;, sur &lt;span class="italique"&gt;humanite.fr&lt;/span&gt;, &lt;time class="nowrap" datetime="1998-08-05" data-sort-value="1998-08-05"&gt;5 août 1998&lt;/time&gt; &lt;small style="line-height:1em;"&gt;(consulté le &lt;span class="nowrap"&gt;10 mai 2010&lt;/span&gt;)&lt;/small&gt;&lt;/span&gt;.&lt;/span&gt;</text:p>
      <text:p text:style-name="Preformatted_20_Text"><text:bookmark text:name="line2429"/>&lt;/li&gt;</text:p>
      <text:p text:style-name="Preformatted_20_Text"><text:bookmark text:name="line2430"/>&lt;li id="cite_note-187"&gt;&lt;span class="noprint renvois_vers_le_texte"&gt;&lt;a href="<text:a xlink:type="simple" xlink:href="view-source:https://fr.wikipedia.org/wiki/Coupe_du_monde_de_football#cite_ref-187" text:style-name="Internet_20_link" text:visited-style-name="Visited_20_Internet_20_Link">#cite_ref-187</text:a>"&gt;↑&lt;/a&gt; &lt;/span&gt;&lt;span class="reference-text"&gt;&lt;span class="ouvrage" id="Kasza2004"&gt;&lt;span class="ouvrage" id="Peter_Kasza2004"&gt;&lt;abbr class="abbr indicateur-langue" title="Langue&amp;#32;: allemand"&gt;(de)&lt;/abbr&gt; Peter &lt;span class="nom_auteur"&gt;Kasza&lt;/span&gt;, &lt;cite class="italique" lang="de"&gt;1954 – Fußball spielt Geschichte. Das Wunder von Bern.&lt;/cite&gt;, Bonn, Bundeszentrale für politische Bildung (Lizenzausgabe), &lt;time&gt;2004&lt;/time&gt;, 208&amp;#160;&lt;abbr class="abbr" title="pages"&gt;p.&lt;/abbr&gt;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3-89331-522-5" text:style-name="Internet_20_link" text:visited-style-name="Visited_20_Internet_20_Link">/wiki/Sp%C3%A9cial:Ouvrages_de_r%C3%A9f%C3%A9rence/3-89331-522-5</text:a>" title="Spécial:Ouvrages de référence/3-89331-522-5"&gt;&lt;span class="nowrap"&gt;3-89331-522-5&lt;/span&gt;&lt;/a&gt;)&lt;/small&gt;, &lt;abbr class="abbr" title="chapitre(s)"&gt;chap.&lt;/abbr&gt;&amp;#160;3, 5, 7, 9 et 10&lt;span class="Z3988" title="ctx_ver=Z39.88-2004&amp;amp;rft_val_fmt=info%3Aofi%2Ffmt%3Akev%3Amtx%3Abook&amp;amp;rft.genre=book&amp;amp;rft.btitle=1954+%E2%80%93+Fu%C3%9Fball+spielt+Geschichte.+Das+Wunder+von+Bern.&amp;amp;rft.place=Bonn&amp;amp;rft.pub=Bundeszentrale+f%C3%BCr+politische+Bildung+%28Lizenzausgabe%29&amp;amp;rft.aulast=Kasza&amp;amp;rft.aufirst=Peter&amp;amp;rft.date=2004&amp;amp;rft.tpages=208&amp;amp;rft.isbn=3-89331-522-5&amp;amp;rfr_id=info%3Asid%2Ffr.wikipedia.org%3ACoupe+du+monde+de+football" id="COinS_34647"&gt;&lt;/span&gt;&lt;/span&gt;&lt;/span&gt;.&lt;/span&gt;</text:p>
      <text:p text:style-name="Preformatted_20_Text"><text:bookmark text:name="line2431"/>&lt;/li&gt;</text:p>
      <text:p text:style-name="Preformatted_20_Text"><text:bookmark text:name="line2432"/>&lt;li id="cite_note-188"&gt;&lt;span class="noprint renvois_vers_le_texte"&gt;&lt;a href="<text:a xlink:type="simple" xlink:href="view-source:https://fr.wikipedia.org/wiki/Coupe_du_monde_de_football#cite_ref-188" text:style-name="Internet_20_link" text:visited-style-name="Visited_20_Internet_20_Link">#cite_ref-188</text:a>"&gt;↑&lt;/a&gt; &lt;/span&gt;&lt;span class="reference-text"&gt;&lt;span class="ouvrage" id="Thomas2006"&gt;&lt;span class="ouvrage" id="Dan_Thomas2006"&gt;Dan Thomas, &lt;a rel="nofollow" class="external text" href="<text:a xlink:type="simple" xlink:href="view-source:http://www.unicef.org/french/football/index_intro_34875.html" text:style-name="Internet_20_link" text:visited-style-name="Visited_20_Internet_20_Link">http://www.unicef.org/french/football/index_intro_34875.html</text:a>"&gt;«&amp;#160;&lt;cite style="font-style: normal;"&gt;Les enfants sont les vrais vainqueurs de la Coupe du monde&lt;/cite&gt;&amp;#160;»&lt;/a&gt;, sur &lt;span <text:soft-page-break/>class="italique"&gt;unicef.org&lt;/span&gt;, &lt;time class="nowrap" datetime="2006-07-10" data-sort-value="2006-07-10"&gt;10 juillet 2006&lt;/time&gt; &lt;small style="line-height:1em;"&gt;(consulté le &lt;span class="nowrap"&gt;31 mai 2010&lt;/span&gt;)&lt;/small&gt;&lt;/span&gt;&lt;/span&gt;.&lt;/span&gt;</text:p>
      <text:p text:style-name="Preformatted_20_Text"><text:bookmark text:name="line2433"/>&lt;/li&gt;</text:p>
      <text:p text:style-name="Preformatted_20_Text"><text:bookmark text:name="line2434"/>&lt;li id="cite_note-189"&gt;&lt;span class="noprint renvois_vers_le_texte"&gt;&lt;a href="<text:a xlink:type="simple" xlink:href="view-source:https://fr.wikipedia.org/wiki/Coupe_du_monde_de_football#cite_ref-189" text:style-name="Internet_20_link" text:visited-style-name="Visited_20_Internet_20_Link">#cite_ref-189</text:a>"&gt;↑&lt;/a&gt; &lt;/span&gt;&lt;span class="reference-text"&gt;&lt;span class="ouvrage" id="2006"&gt;&lt;a rel="nofollow" class="external text" href="<text:a xlink:type="simple" xlink:href="view-source:http://wm2006.deutschland.de/FR/Content/ActualiteDuMondial/NosThemes/2006/eroeffnungsfeier-09-06-2006__fr.html" text:style-name="Internet_20_link" text:visited-style-name="Visited_20_Internet_20_Link">http://wm2006.deutschland.de/FR/Content/ActualiteDuMondial/NosThemes/2006/eroeffnungsfeier-09-06-2006__fr.html</text:a>"&gt;«&amp;#160;&lt;cite style="font-style: normal;"&gt;La Coupe du monde de Football est ouverte&lt;/cite&gt;&amp;#160;»&lt;/a&gt;, sur &lt;span class="italique"&gt;wm2006.deutschland.de/FR&lt;/span&gt;, &lt;time class="nowrap" datetime="2006-06-09" data-sort-value="2006-06-09"&gt;9 juin 2006&lt;/time&gt; &lt;small style="line-height:1em;"&gt;(consulté le &lt;span class="nowrap"&gt;5 juin 2010&lt;/span&gt;)&lt;/small&gt;&lt;/span&gt;.&lt;/span&gt;</text:p>
      <text:p text:style-name="Preformatted_20_Text"><text:bookmark text:name="line2435"/>&lt;/li&gt;</text:p>
      <text:p text:style-name="Preformatted_20_Text"><text:bookmark text:name="line2436"/>&lt;li id="cite_note-190"&gt;&lt;span class="noprint renvois_vers_le_texte"&gt;&lt;a href="<text:a xlink:type="simple" xlink:href="view-source:https://fr.wikipedia.org/wiki/Coupe_du_monde_de_football#cite_ref-190" text:style-name="Internet_20_link" text:visited-style-name="Visited_20_Internet_20_Link">#cite_ref-190</text:a>"&gt;↑&lt;/a&gt; &lt;/span&gt;&lt;span class="reference-text"&gt;&lt;span class="ouvrage"&gt;&lt;a rel="nofollow" class="external text" href="<text:a xlink:type="simple" xlink:href="view-source:http://www.wearefootball.org/PDF/etats-unis-iran-1998.pdf" text:style-name="Internet_20_link" text:visited-style-name="Visited_20_Internet_20_Link">http://www.wearefootball.org/PDF/etats-unis-iran-1998.pdf</text:a>"&gt;«&amp;#160;&lt;cite style="font-style: normal;"&gt;États-Unis/Iran 1998&lt;/cite&gt;&amp;#160;»&lt;/a&gt;, sur &lt;span class="italique"&gt;wearefootball.org&lt;/span&gt; &lt;small style="line-height:1em;"&gt;(consulté le &lt;span class="nowrap"&gt;29 mai 2010&lt;/span&gt;)&lt;/small&gt;&lt;/span&gt; &lt;abbr class="abbr indicateur-format format-pdf" title="Document au format Portable Document Format (PDF) d&amp;#39;Adobe"&gt;[PDF]&lt;/abbr&gt;.&lt;/span&gt;</text:p>
      <text:p text:style-name="Preformatted_20_Text"><text:bookmark text:name="line2437"/>&lt;/li&gt;</text:p>
      <text:p text:style-name="Preformatted_20_Text"><text:bookmark text:name="line2438"/>&lt;li id="cite_note-191"&gt;&lt;span class="noprint renvois_vers_le_texte"&gt;&lt;a href="<text:a xlink:type="simple" xlink:href="view-source:https://fr.wikipedia.org/wiki/Coupe_du_monde_de_football#cite_ref-191" text:style-name="Internet_20_link" text:visited-style-name="Visited_20_Internet_20_Link">#cite_ref-191</text:a>"&gt;↑&lt;/a&gt; &lt;/span&gt;&lt;span class="reference-text"&gt;&lt;span class="ouvrage" id="2009"&gt;&lt;a rel="nofollow" class="external text" href="<text:a xlink:type="simple" xlink:href="view-source:https://www.lemonde.fr/europe/article_interactif/2009/09/01/turquie-armenie-questions-autour-d-un-protocole_1234236_3214.html" text:style-name="Internet_20_link" text:visited-style-name="Visited_20_Internet_20_Link">https://www.lemonde.fr/europe/article_interactif/2009/09/01/turquie-armenie-questions-autour-d-un-protocole_1234236_3214.html</text:a>"&gt;«&amp;#160;&lt;cite style="font-style: normal;"&gt;Turquie-Arménie&amp;#160;: questions autour d'un rapprochement&lt;/cite&gt;&amp;#160;»&lt;/a&gt;, sur &lt;span class="italique"&gt;lemonde.fr&lt;/span&gt;, &lt;time class="nowrap" datetime="2009-09-01" data-sort-value="2009-09-01"&gt;&lt;abbr class="abbr" title="premier"&gt;1&lt;sup&gt;er&lt;/sup&gt;&lt;/abbr&gt; septembre 2009&lt;/time&gt; &lt;small style="line-height:1em;"&gt;(consulté le &lt;span class="nowrap"&gt;13 mai 2010&lt;/span&gt;)&lt;/small&gt;&lt;/span&gt;.&lt;/span&gt;</text:p>
      <text:p text:style-name="Preformatted_20_Text"><text:bookmark text:name="line2439"/>&lt;/li&gt;</text:p>
      <text:p text:style-name="Preformatted_20_Text"><text:bookmark text:name="line2440"/>&lt;li id="cite_note-192"&gt;&lt;span class="noprint renvois_vers_le_texte"&gt;&lt;a href="<text:a xlink:type="simple" xlink:href="view-source:https://fr.wikipedia.org/wiki/Coupe_du_monde_de_football#cite_ref-192" text:style-name="Internet_20_link" text:visited-style-name="Visited_20_Internet_20_Link">#cite_ref-192</text:a>"&gt;↑&lt;/a&gt; &lt;/span&gt;&lt;span class="reference-text"&gt;&lt;span class="ouvrage" id="2009"&gt;&lt;a rel="nofollow" class="external text" href="<text:a xlink:type="simple" xlink:href="view-source:http://fr.uefa.com/uefa/socialresponsibility/respect/news/newsid=903776.html" text:style-name="Internet_20_link" text:visited-style-name="Visited_20_Internet_20_Link">http://fr.uefa.com/uefa/socialresponsibility/respect/news/newsid=903776.html</text:a>"&gt;«&amp;#160;&lt;cite style="font-style: normal;"&gt;Le football pour la paix à Bursa&lt;/cite&gt;&amp;#160;»&lt;/a&gt;, sur &lt;span class="italique"&gt;fr.uefa.com&lt;/span&gt;, &lt;time class="nowrap" datetime="2009-10-18" data-sort-value="2009-10-18"&gt;18 octobre 2009&lt;/time&gt; &lt;small style="line-height:1em;"&gt;(consulté le &lt;span class="nowrap"&gt;31 mai 2010&lt;/span&gt;)&lt;/small&gt;&lt;/span&gt;.&lt;/span&gt;</text:p>
      <text:p text:style-name="Preformatted_20_Text"><text:bookmark text:name="line2441"/>&lt;/li&gt;</text:p>
      <text:p text:style-name="Preformatted_20_Text"><text:bookmark text:name="line2442"/>&lt;li id="cite_note-193"&gt;&lt;span class="noprint renvois_vers_le_texte"&gt;&lt;a href="<text:a xlink:type="simple" xlink:href="view-source:https://fr.wikipedia.org/wiki/Coupe_du_monde_de_football#cite_ref-193" text:style-name="Internet_20_link" text:visited-style-name="Visited_20_Internet_20_Link">#cite_ref-193</text:a>"&gt;↑&lt;/a&gt; &lt;/span&gt;&lt;span class="reference-text"&gt;&lt;span class="ouvrage" id="DhayiDolan2006"&gt;&lt;span class="ouvrage" id="Ban_DhayiSabine_Dolan2006"&gt;Ban Dhayi et Sabine Dolan, &lt;a rel="nofollow" class="external text" href="<text:a xlink:type="simple" xlink:href="view-source:http://www.unicef.org/french/infobycountry/index_intro_34869.html" text:style-name="Internet_20_link" text:visited-style-name="Visited_20_Internet_20_Link">http://www.unicef.org/french/infobycountry/index_intro_34869.html</text:a>"&gt;«&amp;#160;&lt;cite style="font-style: normal;"&gt;Le football offre aux jeunes Iraquiens une détente dont ils ont bien besoin&lt;/cite&gt;&amp;#160;»&lt;/a&gt;, sur &lt;span class="italique"&gt;unicef.org&lt;/span&gt;, &lt;time class="nowrap" datetime="2006-07-07" data-sort-value="2006-07-07"&gt;7 juillet 2006&lt;/time&gt; &lt;small style="line-height:1em;"&gt;(consulté le &lt;span class="nowrap"&gt;31 mai 2010&lt;/span&gt;)&lt;/small&gt;&lt;/span&gt;&lt;/span&gt;.&lt;/span&gt;</text:p>
      <text:p text:style-name="Preformatted_20_Text"><text:bookmark text:name="line2443"/><text:soft-page-break/>&lt;/li&gt;</text:p>
      <text:p text:style-name="Preformatted_20_Text"><text:bookmark text:name="line2444"/>&lt;li id="cite_note-194"&gt;&lt;span class="noprint renvois_vers_le_texte"&gt;&lt;a href="<text:a xlink:type="simple" xlink:href="view-source:https://fr.wikipedia.org/wiki/Coupe_du_monde_de_football#cite_ref-194" text:style-name="Internet_20_link" text:visited-style-name="Visited_20_Internet_20_Link">#cite_ref-194</text:a>"&gt;↑&lt;/a&gt; &lt;/span&gt;&lt;span class="reference-text"&gt;&lt;i&gt;La grande histoire de la coupe du monde&lt;/i&gt;, L'équipe, 2009, &lt;abbr class="abbr nowrap italique" title="opere citato («&amp;#32;dans l&amp;#39;ouvrage cité&amp;#32;»)"&gt;op. cit.&lt;/abbr&gt;, &lt;abbr class="abbr" title="page(s)"&gt;p.&lt;/abbr&gt;&amp;#160;25.&lt;/span&gt;</text:p>
      <text:p text:style-name="Preformatted_20_Text"><text:bookmark text:name="line2445"/>&lt;/li&gt;</text:p>
      <text:p text:style-name="Preformatted_20_Text"><text:bookmark text:name="line2446"/>&lt;li id="cite_note-195"&gt;&lt;span class="noprint renvois_vers_le_texte"&gt;&lt;a href="<text:a xlink:type="simple" xlink:href="view-source:https://fr.wikipedia.org/wiki/Coupe_du_monde_de_football#cite_ref-195" text:style-name="Internet_20_link" text:visited-style-name="Visited_20_Internet_20_Link">#cite_ref-195</text:a>"&gt;↑&lt;/a&gt; &lt;/span&gt;&lt;span class="reference-text"&gt;Patrick Vassort, &lt;i&gt;Football et politique&amp;#160;: Sociologie historique d'une domination&lt;/i&gt;, &lt;abbr class="abbr nowrap italique" title="opere citato («&amp;#32;dans l&amp;#39;ouvrage cité&amp;#32;»)"&gt;op. cit.&lt;/abbr&gt;, &lt;abbr class="abbr" title="page(s)"&gt;p.&lt;/abbr&gt;&amp;#160;176. Consulté le 18 mai 2010.&lt;/span&gt;</text:p>
      <text:p text:style-name="Preformatted_20_Text"><text:bookmark text:name="line2447"/>&lt;/li&gt;</text:p>
      <text:p text:style-name="Preformatted_20_Text"><text:bookmark text:name="line2448"/>&lt;li id="cite_note-197"&gt;&lt;span class="noprint renvois_vers_le_texte"&gt;&lt;a href="<text:a xlink:type="simple" xlink:href="view-source:https://fr.wikipedia.org/wiki/Coupe_du_monde_de_football#cite_ref-197" text:style-name="Internet_20_link" text:visited-style-name="Visited_20_Internet_20_Link">#cite_ref-197</text:a>"&gt;↑&lt;/a&gt; &lt;/span&gt;&lt;span class="reference-text"&gt;&lt;a rel="nofollow" class="external text" href="<text:a xlink:type="simple" xlink:href="view-source:http://radiobierefoot.skyrock.com/3196340087-Eliminee-repechee-forfait-la-France-et-la-Coupe-du-monde-1950.html" text:style-name="Internet_20_link" text:visited-style-name="Visited_20_Internet_20_Link">http://radiobierefoot.skyrock.com/3196340087-Eliminee-repechee-forfait-la-France-et-la-Coupe-du-monde-1950.html</text:a>"&gt;«&amp;#160;Éliminée, repêchée, forfait&amp;#160;: la France et la Coupe du monde 1950&amp;#160;»&lt;/a&gt;.&lt;/span&gt;</text:p>
      <text:p text:style-name="Preformatted_20_Text"><text:bookmark text:name="line2449"/>&lt;/li&gt;</text:p>
      <text:p text:style-name="Preformatted_20_Text"><text:bookmark text:name="line2450"/>&lt;li id="cite_note-198"&gt;&lt;span class="noprint renvois_vers_le_texte"&gt;&lt;a href="<text:a xlink:type="simple" xlink:href="view-source:https://fr.wikipedia.org/wiki/Coupe_du_monde_de_football#cite_ref-198" text:style-name="Internet_20_link" text:visited-style-name="Visited_20_Internet_20_Link">#cite_ref-198</text:a>"&gt;↑&lt;/a&gt; &lt;/span&gt;&lt;span class="reference-text"&gt;&lt;span class="ouvrage"&gt;&lt;abbr class="abbr indicateur-langue" title="Langue&amp;#32;: anglais"&gt;(en)&lt;/abbr&gt; &lt;span lang="en"&gt;&lt;a rel="nofollow" class="external text" href="<text:a xlink:type="simple" xlink:href="view-source:http://latimesblogs.latimes.com/sports_blog/2011/07/did-india-withdraw-from-the-1950-world-cup-because-they-were-not-allowed-to-play-barefoot.html" text:style-name="Internet_20_link" text:visited-style-name="Visited_20_Internet_20_Link">http://latimesblogs.latimes.com/sports_blog/2011/07/did-india-withdraw-from-the-1950-world-cup-because-they-were-not-allowed-to-play-barefoot.html</text:a>"&gt;«&amp;#160;&lt;cite style="font-style: normal;"&gt;Did India withdraw from the 1950 world cup because they were not allowed to play barefoot&amp;#160;?&lt;/cite&gt;&amp;#160;»&lt;/a&gt;&lt;/span&gt;&lt;/span&gt;&lt;/span&gt;</text:p>
      <text:p text:style-name="Preformatted_20_Text"><text:bookmark text:name="line2451"/>&lt;/li&gt;</text:p>
      <text:p text:style-name="Preformatted_20_Text"><text:bookmark text:name="line2452"/>&lt;li id="cite_note-199"&gt;&lt;span class="noprint renvois_vers_le_texte"&gt;&lt;a href="<text:a xlink:type="simple" xlink:href="view-source:https://fr.wikipedia.org/wiki/Coupe_du_monde_de_football#cite_ref-199" text:style-name="Internet_20_link" text:visited-style-name="Visited_20_Internet_20_Link">#cite_ref-199</text:a>"&gt;↑&lt;/a&gt; &lt;/span&gt;&lt;span class="reference-text"&gt;&lt;span class="ouvrage"&gt;&lt;a rel="nofollow" class="external text" href="<text:a xlink:type="simple" xlink:href="view-source:http://fr.fifa.com/worldcup/archive/edition=26/overview.html" text:style-name="Internet_20_link" text:visited-style-name="Visited_20_Internet_20_Link">http://fr.fifa.com/worldcup/archive/edition=26/overview.html</text:a>"&gt;«&amp;#160;&lt;cite style="font-style: normal;"&gt;Coupe du monde de la FIFA, Angleterre 1966&lt;/cite&gt;&amp;#160;»&lt;/a&gt;, sur &lt;span class="italique"&gt;fr.fifa.com&lt;/span&gt; &lt;small style="line-height:1em;"&gt;(consulté le &lt;span class="nowrap"&gt;&lt;abbr class="abbr" title="premier"&gt;1&lt;sup&gt;er&lt;/sup&gt;&lt;/abbr&gt; juin 2010&lt;/span&gt;)&lt;/small&gt;&lt;/span&gt;.&lt;/span&gt;</text:p>
      <text:p text:style-name="Preformatted_20_Text"><text:bookmark text:name="line2453"/>&lt;/li&gt;</text:p>
      <text:p text:style-name="Preformatted_20_Text"><text:bookmark text:name="line2454"/>&lt;li id="cite_note-200"&gt;&lt;span class="noprint renvois_vers_le_texte"&gt;&lt;a href="<text:a xlink:type="simple" xlink:href="view-source:https://fr.wikipedia.org/wiki/Coupe_du_monde_de_football#cite_ref-200" text:style-name="Internet_20_link" text:visited-style-name="Visited_20_Internet_20_Link">#cite_ref-200</text:a>"&gt;↑&lt;/a&gt; &lt;/span&gt;&lt;span class="reference-text"&gt;&lt;span class="ouvrage"&gt;&lt;a rel="nofollow" class="external text" href="<text:a xlink:type="simple" xlink:href="view-source:http://fr.fifa.com/worldcup/archive/edition=39/preliminaries/index.html" text:style-name="Internet_20_link" text:visited-style-name="Visited_20_Internet_20_Link">http://fr.fifa.com/worldcup/archive/edition=39/preliminaries/index.html</text:a>"&gt;«&amp;#160;&lt;cite style="font-style: normal;"&gt;Allemagne 1974, qualifications&lt;/cite&gt;&amp;#160;»&lt;/a&gt;, sur &lt;span class="italique"&gt;fr.fifa.com&lt;/span&gt; &lt;small style="line-height:1em;"&gt;(consulté le &lt;span class="nowrap"&gt;25 mai 2010&lt;/span&gt;)&lt;/small&gt;&lt;/span&gt;.&lt;/span&gt;</text:p>
      <text:p text:style-name="Preformatted_20_Text"><text:bookmark text:name="line2455"/>&lt;/li&gt;</text:p>
      <text:p text:style-name="Preformatted_20_Text"><text:bookmark text:name="line2456"/>&lt;li id="cite_note-la_Coupe_est_pleine-201"&gt;&lt;span class="noprint renvois_vers_le_texte"&gt;↑ &lt;sup&gt;&lt;a href="<text:a xlink:type="simple" xlink:href="view-source:https://fr.wikipedia.org/wiki/Coupe_du_monde_de_football#cite_ref-la_Coupe_est_pleine_201-0" text:style-name="Internet_20_link" text:visited-style-name="Visited_20_Internet_20_Link">#cite_ref-la_Coupe_est_pleine_201-0</text:a>"&gt;a&lt;/a&gt; &lt;a href="<text:a xlink:type="simple" xlink:href="view-source:https://fr.wikipedia.org/wiki/Coupe_du_monde_de_football#cite_ref-la_Coupe_est_pleine_201-1" text:style-name="Internet_20_link" text:visited-style-name="Visited_20_Internet_20_Link">#cite_ref-la_Coupe_est_pleine_201-1</text:a>"&gt;b&lt;/a&gt; et &lt;a href="<text:a xlink:type="simple" xlink:href="view-source:https://fr.wikipedia.org/wiki/Coupe_du_monde_de_football#cite_ref-la_Coupe_est_pleine_201-2" text:style-name="Internet_20_link" text:visited-style-name="Visited_20_Internet_20_Link">#cite_ref-la_Coupe_est_pleine_201-2</text:a>"&gt;c&lt;/a&gt;&lt;/sup&gt; &lt;/span&gt;&lt;span class="reference-text"&gt;Étienne Labrunie, &lt;i&gt;La fabuleuse histoire de la Coupe du monde&lt;/i&gt;, &lt;abbr class="abbr nowrap italique" title="opere citato («&amp;#32;dans l&amp;#39;ouvrage cité&amp;#32;»)"&gt;op. cit.&lt;/abbr&gt;, &lt;abbr class="abbr" title="page(s)"&gt;p.&lt;/abbr&gt;&amp;#160;32 et 33, «&amp;#160;La Coupe est pleine&amp;#160;», consulté le 9 mai 2010.&lt;/span&gt;</text:p>
      <text:p text:style-name="Preformatted_20_Text"><text:bookmark text:name="line2457"/>&lt;/li&gt;</text:p>
      <text:p text:style-name="Preformatted_20_Text"><text:bookmark text:name="line2458"/>&lt;li id="cite_note-202"&gt;&lt;span class="noprint renvois_vers_le_texte"&gt;&lt;a href="<text:a xlink:type="simple" xlink:href="view-source:https://fr.wikipedia.org/wiki/Coupe_du_monde_de_football#cite_ref-202" text:style-name="Internet_20_link" text:visited-style-name="Visited_20_Internet_20_Link">#cite_ref-202</text:a>"&gt;↑&lt;/a&gt; &lt;/span&gt;&lt;span class="reference-text"&gt;&lt;span <text:soft-page-break/>class="ouvrage" id="Wahl2004"&gt;&lt;span class="ouvrage" id="Alfred_Wahl2004"&gt;Alfred &lt;span class="nom_auteur"&gt;Wahl&lt;/span&gt;, «&amp;#160;&lt;cite style="font-style:normal;"&gt;Sport et politique, toute une histoire&amp;#160;!&lt;/cite&gt;&amp;#160;», &lt;i&gt;Des peuples et des jeux&lt;/i&gt;, &lt;abbr class="abbr" title="numéro"&gt;n&lt;sup&gt;o&lt;/sup&gt;&lt;/abbr&gt;&amp;#160;8,&amp;#8206; &lt;time&gt;2004&lt;/time&gt;, &lt;abbr class="abbr" title="page(s)"&gt;p.&lt;/abbr&gt;&amp;#160;13 à 20 &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2749203732" text:style-name="Internet_20_link" text:visited-style-name="Visited_20_Internet_20_Link">/wiki/Sp%C3%A9cial:Ouvrages_de_r%C3%A9f%C3%A9rence/2749203732</text:a>" title="Spécial:Ouvrages de référence/2749203732"&gt;&lt;span class="nowrap"&gt;2749203732&lt;/span&gt;&lt;/a&gt;, &lt;a rel="nofollow" class="external text" href="<text:a xlink:type="simple" xlink:href="view-source:http://www.cairn.info/article.php?ID_ARTICLE=OUTE_008_0013&amp;DocId=51765&amp;Index=%2Fcairn2Idx%2Fcairn&amp;TypeID=226&amp;HitCount=15&amp;hits=d68+d67+d66+c5b+c5a+c59+9c9+9c8+9c7+7ed+7ec+7eb+38a+389+388+0&amp;fileext=html#hit1" text:style-name="Internet_20_link" text:visited-style-name="Visited_20_Internet_20_Link">http://www.cairn.info/article.php?ID_ARTICLE=OUTE_008_0013&amp;amp;DocId=51765&amp;amp;Index=%2Fcairn2Idx%2Fcairn&amp;amp;TypeID=226&amp;amp;HitCount=15&amp;amp;hits=d68+d67+d66+c5b+c5a+c59+9c9+9c8+9c7+7ed+7ec+7eb+38a+389+388+0&amp;amp;fileext=html#hit1</text:a>"&gt;lire en ligne&lt;/a&gt;)&lt;/small&gt;&lt;span class="Z3988" title="ctx_ver=Z39.88-2004&amp;amp;rft_val_fmt=info%3Aofi%2Ffmt%3Akev%3Amtx%3Ajournal&amp;amp;rft.genre=article&amp;amp;rft.atitle=Sport+et+politique%2C+toute+une+histoire+%21&amp;amp;rft.jtitle=Des+peuples+et+des+jeux&amp;amp;rft.issue=8&amp;amp;rft.aulast=Wahl&amp;amp;rft.aufirst=Alfred&amp;amp;rft.date=2004&amp;amp;rft.pages=13+%C3%A0+20&amp;amp;rft.isbn=2749203732&amp;amp;rfr_id=info%3Asid%2Ffr.wikipedia.org%3ACoupe+du+monde+de+football" id="COinS_30769"&gt;&lt;/span&gt;&lt;/span&gt;&lt;/span&gt;.&lt;/span&gt;</text:p>
      <text:p text:style-name="Preformatted_20_Text"><text:bookmark text:name="line2459"/>&lt;/li&gt;</text:p>
      <text:p text:style-name="Preformatted_20_Text"><text:bookmark text:name="line2460"/>&lt;li id="cite_note-203"&gt;&lt;span class="noprint renvois_vers_le_texte"&gt;&lt;a href="<text:a xlink:type="simple" xlink:href="view-source:https://fr.wikipedia.org/wiki/Coupe_du_monde_de_football#cite_ref-203" text:style-name="Internet_20_link" text:visited-style-name="Visited_20_Internet_20_Link">#cite_ref-203</text:a>"&gt;↑&lt;/a&gt; &lt;/span&gt;&lt;span class="reference-text"&gt;«&amp;#160;Discipline. Un record d'expulsions&amp;#160;» in &lt;i&gt;&lt;a href="<text:a xlink:type="simple" xlink:href="view-source:https://fr.wikipedia.org/wiki/France_Football" text:style-name="Internet_20_link" text:visited-style-name="Visited_20_Internet_20_Link">/wiki/France_Football</text:a>" title="France Football"&gt;France Football&lt;/a&gt;&lt;/i&gt;, mardi 27 juin 2006, n°3142, page 45.&lt;/span&gt;</text:p>
      <text:p text:style-name="Preformatted_20_Text"><text:bookmark text:name="line2461"/>&lt;/li&gt;</text:p>
      <text:p text:style-name="Preformatted_20_Text"><text:bookmark text:name="line2462"/>&lt;li id="cite_note-204"&gt;&lt;span class="noprint renvois_vers_le_texte"&gt;&lt;a href="<text:a xlink:type="simple" xlink:href="view-source:https://fr.wikipedia.org/wiki/Coupe_du_monde_de_football#cite_ref-204" text:style-name="Internet_20_link" text:visited-style-name="Visited_20_Internet_20_Link">#cite_ref-204</text:a>"&gt;↑&lt;/a&gt; &lt;/span&gt;&lt;span class="reference-text"&gt;&lt;span class="ouvrage" id="Bertolino2006"&gt;&lt;span class="ouvrage" id="Thomas_Bertolino2006"&gt;Thomas Bertolino, &lt;a rel="nofollow" class="external text" href="<text:a xlink:type="simple" xlink:href="view-source:https://www.lequipe.fr/Contents/Football/Live73753.html" text:style-name="Internet_20_link" text:visited-style-name="Visited_20_Internet_20_Link">https://www.lequipe.fr/Contents/Football/Live73753.html</text:a>"&gt;«&amp;#160;&lt;cite style="font-style: normal;"&gt;Portugal - Pays-Bas&amp;#160;: Le film du match&lt;/cite&gt;&amp;#160;»&lt;/a&gt;, sur &lt;span class="italique"&gt;lequipe.fr&lt;/span&gt;, &lt;time class="nowrap" datetime="2006-06-25" data-sort-value="2006-06-25"&gt;25 juin 2006&lt;/time&gt; &lt;small style="line-height:1em;"&gt;(consulté le &lt;span class="nowrap"&gt;11 mai 2009&lt;/span&gt;)&lt;/small&gt;&lt;/span&gt;&lt;/span&gt;.&lt;/span&gt;</text:p>
      <text:p text:style-name="Preformatted_20_Text"><text:bookmark text:name="line2463"/>&lt;/li&gt;</text:p>
      <text:p text:style-name="Preformatted_20_Text"><text:bookmark text:name="line2464"/>&lt;li id="cite_note-205"&gt;&lt;span class="noprint renvois_vers_le_texte"&gt;&lt;a href="<text:a xlink:type="simple" xlink:href="view-source:https://fr.wikipedia.org/wiki/Coupe_du_monde_de_football#cite_ref-205" text:style-name="Internet_20_link" text:visited-style-name="Visited_20_Internet_20_Link">#cite_ref-205</text:a>"&gt;↑&lt;/a&gt; &lt;/span&gt;&lt;span class="reference-text"&gt;&lt;span class="ouvrage" id="2010"&gt;&lt;a rel="nofollow" class="external text" href="<text:a xlink:type="simple" xlink:href="view-source:http://fr.fifa.com/worldcup/organisation/media/newsid=1213557/index.html" text:style-name="Internet_20_link" text:visited-style-name="Visited_20_Internet_20_Link">http://fr.fifa.com/worldcup/organisation/media/newsid=1213557/index.html</text:a>"&gt;«&amp;#160;&lt;cite style="font-style: normal;"&gt;L’Égypte jouera deux matches hors du Caire&lt;/cite&gt;&amp;#160;»&lt;/a&gt;, sur &lt;span class="italique"&gt;fr.fifa.com&lt;/span&gt;, &lt;time class="nowrap" datetime="2010-05-18" data-sort-value="2010-05-18"&gt;18 mai 2010&lt;/time&gt; &lt;small style="line-height:1em;"&gt;(consulté le &lt;span class="nowrap"&gt;5 juin 2010&lt;/span&gt;)&lt;/small&gt;&lt;/span&gt;.&lt;/span&gt;</text:p>
      <text:p text:style-name="Preformatted_20_Text"><text:bookmark text:name="line2465"/>&lt;/li&gt;</text:p>
      <text:p text:style-name="Preformatted_20_Text"><text:bookmark text:name="line2466"/>&lt;li id="cite_note-206"&gt;&lt;span class="noprint renvois_vers_le_texte"&gt;&lt;a href="<text:a xlink:type="simple" xlink:href="view-source:https://fr.wikipedia.org/wiki/Coupe_du_monde_de_football#cite_ref-206" text:style-name="Internet_20_link" text:visited-style-name="Visited_20_Internet_20_Link">#cite_ref-206</text:a>"&gt;↑&lt;/a&gt; &lt;/span&gt;&lt;span class="reference-text"&gt;Patrick Vassort, &lt;i&gt;Football et politique: sociologie historique d'une domination&lt;/i&gt;, &lt;abbr class="abbr nowrap italique" title="opere citato («&amp;#32;dans l&amp;#39;ouvrage cité&amp;#32;»)"&gt;op. cit.&lt;/abbr&gt;, &lt;abbr class="abbr" title="page(s)"&gt;p.&lt;/abbr&gt;&amp;#160;194, consulté le 24 mai 2010.&lt;/span&gt;</text:p>
      <text:p text:style-name="Preformatted_20_Text"><text:bookmark text:name="line2467"/>&lt;/li&gt;</text:p>
      <text:p text:style-name="Preformatted_20_Text"><text:bookmark text:name="line2468"/>&lt;li id="cite_note-207"&gt;&lt;span class="noprint renvois_vers_le_texte"&gt;&lt;a href="<text:a xlink:type="simple" xlink:href="view-source:https://fr.wikipedia.org/wiki/Coupe_du_monde_de_football#cite_ref-207" text:style-name="Internet_20_link" text:visited-style-name="Visited_20_Internet_20_Link">#cite_ref-207</text:a>"&gt;↑&lt;/a&gt; &lt;/span&gt;&lt;span class="reference-text"&gt;&lt;span class="ouvrage" id="collectif2013"&gt;&lt;span class="nom_auteur"&gt;collectif&lt;/span&gt;, &lt;cite class="italique"&gt;La Coupe est pleine! Les désastres économiques et sociaux des grands événements sportifs&lt;/cite&gt;, &lt;abbr class="abbr" <text:soft-page-break/>title="volume"&gt;vol.&lt;/abbr&gt;&amp;#160;38, Genève, CETIM, &lt;time&gt;2013&lt;/time&gt;, 144&amp;#160;&lt;abbr class="abbr" title="pages"&gt;p.&lt;/abbr&gt; &lt;small style="line-height:1em;"&gt;(&lt;a rel="nofollow" class="external text" href="<text:a xlink:type="simple" xlink:href="view-source:http://www.cetim.ch/documents/la_coupe_est_pleine-introduction_et_table_des_matieres.pdf" text:style-name="Internet_20_link" text:visited-style-name="Visited_20_Internet_20_Link">http://www.cetim.ch/documents/la_coupe_est_pleine-introduction_et_table_des_matieres.pdf</text:a>"&gt;lire en ligne&lt;/a&gt;)&lt;/small&gt;&lt;span class="Z3988" title="ctx_ver=Z39.88-2004&amp;amp;rft_val_fmt=info%3Aofi%2Ffmt%3Akev%3Amtx%3Abook&amp;amp;rft.genre=book&amp;amp;rft.btitle=La+Coupe+est+pleine%21+Les+d%C3%A9sastres+%C3%A9conomiques+et+sociaux+des+grands+%C3%A9v%C3%A9nements+sportifs&amp;amp;rft.place=Gen%C3%A8ve&amp;amp;rft.pub=CETIM&amp;amp;rft.aulast=collectif&amp;amp;rft.date=2013&amp;amp;rft.volume=38&amp;amp;rft.tpages=144&amp;amp;rfr_id=info%3Asid%2Ffr.wikipedia.org%3ACoupe+du+monde+de+football" id="COinS_32384"&gt;&lt;/span&gt;&lt;/span&gt;.&lt;/span&gt;</text:p>
      <text:p text:style-name="Preformatted_20_Text"><text:bookmark text:name="line2469"/>&lt;/li&gt;</text:p>
      <text:p text:style-name="Preformatted_20_Text"><text:bookmark text:name="line2470"/>&lt;li id="cite_note-208"&gt;&lt;span class="noprint renvois_vers_le_texte"&gt;&lt;a href="<text:a xlink:type="simple" xlink:href="view-source:https://fr.wikipedia.org/wiki/Coupe_du_monde_de_football#cite_ref-208" text:style-name="Internet_20_link" text:visited-style-name="Visited_20_Internet_20_Link">#cite_ref-208</text:a>"&gt;↑&lt;/a&gt; &lt;/span&gt;&lt;span class="reference-text"&gt;&lt;span class="ouvrage" id="2007"&gt;&lt;a rel="nofollow" class="external text" href="<text:a xlink:type="simple" xlink:href="view-source:http://www.lepoint.fr/actualites-societe/2007-01-17/mondial-2006-les-villages-allemands-se-protegent/920/0/9707" text:style-name="Internet_20_link" text:visited-style-name="Visited_20_Internet_20_Link">http://www.lepoint.fr/actualites-societe/2007-01-17/mondial-2006-les-villages-allemands-se-protegent/920/0/9707</text:a>"&gt;«&amp;#160;&lt;cite style="font-style: normal;"&gt;Les villages allemands se protègent&lt;/cite&gt;&amp;#160;»&lt;/a&gt;, sur &lt;span class="italique"&gt;lepoint.fr&lt;/span&gt;, &lt;time class="nowrap" datetime="2007-01-17" data-sort-value="2007-01-17"&gt;17 janvier 2007&lt;/time&gt; &lt;small style="line-height:1em;"&gt;(consulté le &lt;span class="nowrap"&gt;11 mai 2010&lt;/span&gt;)&lt;/small&gt;&lt;/span&gt;.&lt;/span&gt;</text:p>
      <text:p text:style-name="Preformatted_20_Text"><text:bookmark text:name="line2471"/>&lt;/li&gt;</text:p>
      <text:p text:style-name="Preformatted_20_Text"><text:bookmark text:name="line2472"/>&lt;li id="cite_note-209"&gt;&lt;span class="noprint renvois_vers_le_texte"&gt;&lt;a href="<text:a xlink:type="simple" xlink:href="view-source:https://fr.wikipedia.org/wiki/Coupe_du_monde_de_football#cite_ref-209" text:style-name="Internet_20_link" text:visited-style-name="Visited_20_Internet_20_Link">#cite_ref-209</text:a>"&gt;↑&lt;/a&gt; &lt;/span&gt;&lt;span class="reference-text"&gt;&lt;span class="ouvrage"&gt;&lt;abbr class="abbr indicateur-langue" title="Langue&amp;#32;: allemand"&gt;(de)&lt;/abbr&gt; &lt;span lang="de"&gt;&lt;a rel="nofollow" class="external text" href="<text:a xlink:type="simple" xlink:href="view-source:http://www.helden06.de/" text:style-name="Internet_20_link" text:visited-style-name="Visited_20_Internet_20_Link">http://www.helden06.de/</text:a>"&gt;«&amp;#160;&lt;cite style="font-style: normal;"&gt;Helden 06&lt;/cite&gt;&amp;#160;»&lt;/a&gt;&lt;/span&gt;, sur &lt;span class="italique"&gt;helden06.de&lt;/span&gt; &lt;small style="line-height:1em;"&gt;(consulté le &lt;span class="nowrap"&gt;19 juin 2010&lt;/span&gt;)&lt;/small&gt;&lt;/span&gt;.&lt;/span&gt;</text:p>
      <text:p text:style-name="Preformatted_20_Text"><text:bookmark text:name="line2473"/>&lt;/li&gt;</text:p>
      <text:p text:style-name="Preformatted_20_Text"><text:bookmark text:name="line2474"/>&lt;li id="cite_note-210"&gt;&lt;span class="noprint renvois_vers_le_texte"&gt;&lt;a href="<text:a xlink:type="simple" xlink:href="view-source:https://fr.wikipedia.org/wiki/Coupe_du_monde_de_football#cite_ref-210" text:style-name="Internet_20_link" text:visited-style-name="Visited_20_Internet_20_Link">#cite_ref-210</text:a>"&gt;↑&lt;/a&gt; &lt;/span&gt;&lt;span class="reference-text"&gt;&lt;span class="ouvrage"&gt;&lt;a rel="nofollow" class="external text" href="<text:a xlink:type="simple" xlink:href="view-source:http://www.senat.fr/rap/l97-085-3-a41/l97-085-3-a41.html#toc6" text:style-name="Internet_20_link" text:visited-style-name="Visited_20_Internet_20_Link">http://www.senat.fr/rap/l97-085-3-a41/l97-085-3-a41.html#toc6</text:a>"&gt;«&amp;#160;&lt;cite style="font-style: normal;"&gt;Rapport général n° 85 Tome III Annexe 41 - Projet de loi de finances pour 1998, Adopté par l'Assemblée nationale - Monnaies et médailles&lt;/cite&gt;&amp;#160;»&lt;/a&gt;, sur &lt;span class="italique"&gt;senat.fr&lt;/span&gt; &lt;small style="line-height:1em;"&gt;(consulté le &lt;span class="nowrap"&gt;19 juin 2010&lt;/span&gt;)&lt;/small&gt;&lt;/span&gt;&amp;#160;: &lt;span class="citation"&gt;«&amp;#160;Les principaux thèmes retenus pour 1998 sont&amp;#160;: la coupe du monde de football, le bicentenaire de l'Egyptologie&amp;#160;; par ailleurs, sera complétée la collection Grands Hommes du Panthéon commencée en 1997. Le programme retenu dans le cadre de la coupe du monde de football 1998 constitue l'essentiel des recettes attendues (99,87 millions de francs).&amp;#160;»&lt;/span&gt;.&lt;/span&gt;</text:p>
      <text:p text:style-name="Preformatted_20_Text"><text:bookmark text:name="line2475"/>&lt;/li&gt;</text:p>
      <text:p text:style-name="Preformatted_20_Text"><text:bookmark text:name="line2476"/>&lt;/ol&gt;</text:p>
      <text:p text:style-name="Preformatted_20_Text"><text:bookmark text:name="line2477"/>&lt;/div&gt;</text:p>
      <text:p text:style-name="Preformatted_20_Text"><text:bookmark text:name="line2478"/>&lt;h2&gt;&lt;span class="mw-headline" id="Annexes"&gt;Annexes&lt;/span&gt;&lt;/h2&gt;</text:p>
      <text:p text:style-name="Preformatted_20_Text"><text:bookmark text:name="line2479"/>&lt;style data-mw-deduplicate="TemplateStyles:r151529982"&gt;.mw-parser-output .autres-projets ul{margin:0;padding:0}.mw-parser-output .autres-projets li{list-style-type:none;list-style-image:none;margin:0.2em 0;text-indent:0;padding-left:24px;min-height:20px;text-align:left}.mw-parser-output .autres-projets .titre{text-align:center;margin:0.2em 0}.mw-parser-output .autres-projets li a{font-style:italic}&lt;/style&gt;&lt;div class="autres-projets boite-grise boite-a-droite noprint js-interprojets"&gt;</text:p>
      <text:p text:style-name="Preformatted_20_Text"><text:bookmark text:name="line2480"/>&lt;p class="titre"&gt;Sur les autres projets Wikimedia&amp;#160;:&lt;/p&gt;</text:p>
      <text:p text:style-name="Preformatted_20_Text"><text:bookmark text:name="line2481"/><text:soft-page-break/>&lt;ul class="noarchive plainlinks"&gt;</text:p>
      <text:p text:style-name="Preformatted_20_Text"><text:bookmark text:name="line2482"/>&lt;li class="commons"&gt;&lt;a class="external text" href="<text:a xlink:type="simple" xlink:href="view-source:https://commons.wikimedia.org/wiki/Category:FIFA_World_Cup?uselang=fr" text:style-name="Internet_20_link" text:visited-style-name="Visited_20_Internet_20_Link">https://commons.wikimedia.org/wiki/Category:FIFA_World_Cup?uselang=fr</text:a>"&gt;Coupe du monde de football&lt;/a&gt;, sur &lt;span class="project"&gt;Wikimedia Commons&lt;/span&gt;&lt;/li&gt;&lt;li class="wikinews"&gt;&lt;a href="<text:a xlink:type="simple" xlink:href="view-source:https://fr.wikinews.org/wiki/Catégorie:Coupe_du_monde_de_football" text:style-name="Internet_20_link" text:visited-style-name="Visited_20_Internet_20_Link">https://fr.wikinews.org/wiki/Cat%C3%A9gorie:Coupe_du_monde_de_football</text:a>" class="extiw" title="n:Catégorie:Coupe du monde de football"&gt;Coupe du monde de football&lt;/a&gt;, &lt;span class="nowrap"&gt;sur &lt;span class="project"&gt;Wikinews&lt;/span&gt;&lt;/span&gt;&lt;/li&gt;</text:p>
      <text:p text:style-name="Preformatted_20_Text"><text:bookmark text:name="line2483"/>&lt;/ul&gt;</text:p>
      <text:p text:style-name="Preformatted_20_Text"><text:bookmark text:name="line2484"/>&lt;/div&gt;</text:p>
      <text:p text:style-name="Preformatted_20_Text"><text:bookmark text:name="line2485"/>&lt;h3&gt;&lt;span class="mw-headline" id="Bibliographie"&gt;Bibliographie&lt;/span&gt;&lt;/h3&gt;</text:p>
      <text:p text:style-name="Preformatted_20_Text"><text:bookmark text:name="line2486"/>&lt;ul&gt;&lt;li&gt;coll., &lt;i&gt;La Coupe du monde (1930-1998)&lt;/i&gt;, Paris, Calmann Lévy et L'Équipe, 2001, 3 volumes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978-2-7021-2780-3" text:style-name="Internet_20_link" text:visited-style-name="Visited_20_Internet_20_Link">/wiki/Sp%C3%A9cial:Ouvrages_de_r%C3%A9f%C3%A9rence/978-2-7021-2780-3</text:a>" title="Spécial:Ouvrages de référence/978-2-7021-2780-3"&gt;&lt;span class="nowrap"&gt;978-2-7021-2780-3&lt;/span&gt;&lt;/a&gt;)&lt;/small&gt;&lt;/li&gt;</text:p>
      <text:p text:style-name="Preformatted_20_Text"><text:bookmark text:name="line2487"/>&lt;li&gt;&lt;a href="<text:a xlink:type="simple" xlink:href="view-source:https://fr.wikipedia.org/wiki/Thierry_Roland" text:style-name="Internet_20_link" text:visited-style-name="Visited_20_Internet_20_Link">/wiki/Thierry_Roland</text:a>" title="Thierry Roland"&gt;Thierry Roland&lt;/a&gt;, &lt;i&gt;La fabuleuse histoire de la coupe du monde&amp;#160;: de 1930 à nos jours&lt;/i&gt;, Paris, Éditions ODIL, 1978&lt;/li&gt;</text:p>
      <text:p text:style-name="Preformatted_20_Text"><text:bookmark text:name="line2488"/>&lt;li&gt;Jean-Yves Guillain, &lt;i&gt;La coupe du monde de football&amp;#160;: l'œuvre de Jules Rimet&lt;/i&gt;, Paris, Amphora, 1998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978-2-85180-502-7" text:style-name="Internet_20_link" text:visited-style-name="Visited_20_Internet_20_Link">/wiki/Sp%C3%A9cial:Ouvrages_de_r%C3%A9f%C3%A9rence/978-2-85180-502-7</text:a>" title="Spécial:Ouvrages de référence/978-2-85180-502-7"&gt;&lt;span class="nowrap"&gt;978-2-85180-502-7&lt;/span&gt;&lt;/a&gt;)&lt;/small&gt;&lt;/li&gt;</text:p>
      <text:p text:style-name="Preformatted_20_Text"><text:bookmark text:name="line2489"/>&lt;li&gt;Marc Barreaud, Alain Colzy et Jean Malleret, &lt;i&gt;La Coupe du monde de football, miroir d'un siècle&lt;/i&gt;, Paris, Chiron, 1997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978-2-7027-0588-9" text:style-name="Internet_20_link" text:visited-style-name="Visited_20_Internet_20_Link">/wiki/Sp%C3%A9cial:Ouvrages_de_r%C3%A9f%C3%A9rence/978-2-7027-0588-9</text:a>" title="Spécial:Ouvrages de référence/978-2-7027-0588-9"&gt;&lt;span class="nowrap"&gt;978-2-7027-0588-9&lt;/span&gt;&lt;/a&gt;)&lt;/small&gt;&lt;/li&gt;</text:p>
      <text:p text:style-name="Preformatted_20_Text"><text:bookmark text:name="line2490"/>&lt;li&gt;&lt;a href="<text:a xlink:type="simple" xlink:href="view-source:https://fr.wikipedia.org/wiki/Jean_Eskenazi" text:style-name="Internet_20_link" text:visited-style-name="Visited_20_Internet_20_Link">/wiki/Jean_Eskenazi</text:a>" title="Jean Eskenazi"&gt;Jean Eskenazi&lt;/a&gt;, &lt;i&gt;Jean Eskenazy raconte 11 Coupes du monde&lt;/i&gt;, Paris, Éditions de Messine Vilo, 1978&lt;/li&gt;</text:p>
      <text:p text:style-name="Preformatted_20_Text"><text:bookmark text:name="line2491"/>&lt;li&gt;Raymond Pitet, &lt;i&gt;1930-1978&amp;#160;: Histoire de la Coupe du monde&lt;/i&gt;, Paris, Alta, 1978.&lt;/li&gt;</text:p>
      <text:p text:style-name="Preformatted_20_Text"><text:bookmark text:name="line2492"/>&lt;li&gt;Patrice Burchkalter, préface de Raymond Kopa, &lt;i&gt;Les merveilleuses histoires de la Coupe du monde&amp;#160;: 1930-2006&lt;/i&gt;, Paris, Éditions Jacob-Duvernet, 2006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978-2-84724-116-7" text:style-name="Internet_20_link" text:visited-style-name="Visited_20_Internet_20_Link">/wiki/Sp%C3%A9cial:Ouvrages_de_r%C3%A9f%C3%A9rence/978-2-84724-116-7</text:a>" title="Spécial:Ouvrages de référence/978-2-84724-116-7"&gt;&lt;span class="nowrap"&gt;978-2-84724-116-7&lt;/span&gt;&lt;/a&gt;)&lt;/small&gt;&lt;/li&gt;</text:p>
      <text:p text:style-name="Preformatted_20_Text"><text:bookmark text:name="line2493"/>&lt;li&gt;Étienne Labrunie, &lt;i&gt;La fabuleuse histoire de la coupe du monde&lt;/i&gt;, 141 p., Timée-Éditions, 22 septembre 2005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978-2-915586-38-1" text:style-name="Internet_20_link" text:visited-style-name="Visited_20_Internet_20_Link">/wiki/Sp%C3%A9cial:Ouvrages_de_r%C3%A9f%C3%A9rence/978-2-915586-38-1</text:a>" title="Spécial:Ouvrages de référence/978-2-915586-38-1"&gt;&lt;span class="nowrap"&gt;978-2-915586-38-1&lt;/span&gt;&lt;/a&gt;)&lt;/small&gt; &lt;span title="Document utilisé pour la rédaction de l’article"&gt;&lt;img alt="Document utilisé pour la rédaction de l’article" src="<text:a xlink:type="simple" xlink:href="view-source:https://upload.wikimedia.org/wikipedia/commons/thumb/b/bc/Icon_flat_design_plume.svg/20px-Icon_flat_design_plume.svg.png" text:style-name="Internet_20_link" text:visited-style-name="Visited_20_Internet_20_Link">//upload.wikimedia.org/wikipedia/commons/thumb/b/bc/Icon_flat_design_plume.svg/20px-Icon_flat_design_plume.svg.png</text:a>" width="20" height="10" srcset="//upload.wikimedia.org/wikipedia/commons/thumb/b/bc/Icon_flat_design_plume.svg/30px-Icon_flat_design_plume.svg.png 1.5x, //upload.wikimedia.org/wikipedia/commons/thumb/b/bc/Icon_flat_design_plume.svg/<text:soft-page-break/>40px-Icon_flat_design_plume.svg.png 2x" data-file-width="330" data-file-height="158" /&gt;&lt;/span&gt;&lt;/li&gt;</text:p>
      <text:p text:style-name="Preformatted_20_Text"><text:bookmark text:name="line2494"/>&lt;li&gt;Didier Braun, Vincent Duluc, Régis Dupont, Céline Ruissel et Collectif, &lt;i&gt;La grande histoire de la coupe du monde&lt;/i&gt;, 239 p., &lt;i&gt;&lt;a href="<text:a xlink:type="simple" xlink:href="view-source:https://fr.wikipedia.org/wiki/L%27Équipe" text:style-name="Internet_20_link" text:visited-style-name="Visited_20_Internet_20_Link">/wiki/L%27%C3%89quipe</text:a>" title="L&amp;#39;Équipe"&gt;L'Équipe&lt;/a&gt;&lt;/i&gt;, 21 octobre 2009 <text:s/>&lt;small style="line-height:1em;"&gt;(&lt;a href="<text:a xlink:type="simple" xlink:href="view-source:https://fr.wikipedia.org/wiki/International_Standard_Book_Number" text:style-name="Internet_20_link" text:visited-style-name="Visited_20_Internet_20_Link">/wiki/International_Standard_Book_Number</text:a>" title="International Standard Book Number"&gt;ISBN&lt;/a&gt;&amp;#160;&lt;a href="<text:a xlink:type="simple" xlink:href="view-source:https://fr.wikipedia.org/wiki/Spécial:Ouvrages_de_référence/978-2-915535-81-5" text:style-name="Internet_20_link" text:visited-style-name="Visited_20_Internet_20_Link">/wiki/Sp%C3%A9cial:Ouvrages_de_r%C3%A9f%C3%A9rence/978-2-915535-81-5</text:a>" title="Spécial:Ouvrages de référence/978-2-915535-81-5"&gt;&lt;span class="nowrap"&gt;978-2-915535-81-5&lt;/span&gt;&lt;/a&gt;)&lt;/small&gt; &lt;span title="Document utilisé pour la rédaction de l’article"&gt;&lt;img alt="Document utilisé pour la rédaction de l’article" src="<text:a xlink:type="simple" xlink:href="view-source:https://upload.wikimedia.org/wikipedia/commons/thumb/b/bc/Icon_flat_design_plume.svg/20px-Icon_flat_design_plume.svg.png" text:style-name="Internet_20_link" text:visited-style-name="Visited_20_Internet_20_Link">//upload.wikimedia.org/wikipedia/commons/thumb/b/bc/Icon_flat_design_plume.svg/20px-Icon_flat_design_plume.svg.png</text:a>" width="20" height="10" srcset="//upload.wikimedia.org/wikipedia/commons/thumb/b/bc/Icon_flat_design_plume.svg/30px-Icon_flat_design_plume.svg.png 1.5x, //upload.wikimedia.org/wikipedia/commons/thumb/b/bc/Icon_flat_design_plume.svg/40px-Icon_flat_design_plume.svg.png 2x" data-file-width="330" data-file-height="158" /&gt;&lt;/span&gt;&lt;/li&gt;&lt;/ul&gt;</text:p>
      <text:p text:style-name="Preformatted_20_Text"><text:bookmark text:name="line2495"/>&lt;p&gt;&lt;span title="Document utilisé pour la rédaction de l’article"&gt;&lt;img alt="Document utilisé pour la rédaction de l’article" src="<text:a xlink:type="simple" xlink:href="view-source:https://upload.wikimedia.org/wikipedia/commons/thumb/b/bc/Icon_flat_design_plume.svg/20px-Icon_flat_design_plume.svg.png" text:style-name="Internet_20_link" text:visited-style-name="Visited_20_Internet_20_Link">//upload.wikimedia.org/wikipedia/commons/thumb/b/bc/Icon_flat_design_plume.svg/20px-Icon_flat_design_plume.svg.png</text:a>" width="20" height="10" srcset="//upload.wikimedia.org/wikipedia/commons/thumb/b/bc/Icon_flat_design_plume.svg/30px-Icon_flat_design_plume.svg.png 1.5x, //upload.wikimedia.org/wikipedia/commons/thumb/b/bc/Icon_flat_design_plume.svg/40px-Icon_flat_design_plume.svg.png 2x" data-file-width="330" data-file-height="158" /&gt;&lt;/span&gt;&amp;#160;: document utilisé comme source pour la rédaction de cet article.</text:p>
      <text:p text:style-name="Preformatted_20_Text"><text:bookmark text:name="line2496"/>&lt;/p&gt;</text:p>
      <text:p text:style-name="Preformatted_20_Text"><text:bookmark text:name="line2497"/>&lt;h3&gt;&lt;span class="mw-headline" id="Articles_connexes"&gt;Articles connexes&lt;/span&gt;&lt;/h3&gt;</text:p>
      <text:p text:style-name="Preformatted_20_Text"><text:bookmark text:name="line2498"/>&lt;ul&gt;&lt;li&gt;&lt;a href="<text:a xlink:type="simple" xlink:href="view-source:https://fr.wikipedia.org/wiki/Coupe_du_monde_de_football_féminin" text:style-name="Internet_20_link" text:visited-style-name="Visited_20_Internet_20_Link">/wiki/Coupe_du_monde_de_football_f%C3%A9minin</text:a>" class="mw-redirect" title="Coupe du monde de football féminin"&gt;Coupe du monde de football féminin&lt;/a&gt;&lt;/li&gt;</text:p>
      <text:p text:style-name="Preformatted_20_Text"><text:bookmark text:name="line2499"/>&lt;li&gt;&lt;a href="<text:a xlink:type="simple" xlink:href="view-source:https://fr.wikipedia.org/wiki/Bâton_de_Nasazzi" text:style-name="Internet_20_link" text:visited-style-name="Visited_20_Internet_20_Link">/wiki/B%C3%A2ton_de_Nasazzi</text:a>" title="Bâton de Nasazzi"&gt;Bâton de Nasazzi&lt;/a&gt;&lt;/li&gt;&lt;/ul&gt;</text:p>
      <text:p text:style-name="Preformatted_20_Text"><text:bookmark text:name="line2500"/>&lt;h3&gt;&lt;span class="mw-headline" id="Liens_externes"&gt;Liens externes&lt;/span&gt;&lt;/h3&gt;</text:p>
      <text:p text:style-name="Preformatted_20_Text"><text:bookmark text:name="line2501"/>&lt;ul&gt;&lt;li&gt;&lt;span class="wd_identifiers"&gt;&lt;i&gt;&lt;a href="<text:a xlink:type="simple" xlink:href="view-source:https://fr.wikipedia.org/wiki/Autorité_(sciences_de_l%27information)" text:style-name="Internet_20_link" text:visited-style-name="Visited_20_Internet_20_Link">/wiki/Autorit%C3%A9_(sciences_de_l%27information)</text:a>" title="Autorité (sciences de l&amp;#39;information)"&gt;Notices d'autorité&lt;/a&gt;&lt;/i&gt;&lt;span class="noprint wikidata-linkback" style="padding-left:0.5em"&gt;&lt;a href="<text:a xlink:type="simple" xlink:href="view-source:https://www.wikidata.org/wiki/Q19317?uselang=fr#identifiers" text:style-name="Internet_20_link" text:visited-style-name="Visited_20_Internet_20_Link">https://www.wikidata.org/wiki/Q19317?uselang=fr#identifiers</text:a>" title="Voir et modifier les données sur Wikidata"&gt;&lt;img alt="Voir et modifier les données sur Wikidata" src="<text:a xlink:type="simple" xlink:href="view-source:https://upload.wikimedia.org/wikipedia/commons/thumb/7/73/Blue_pencil.svg/10px-Blue_pencil.svg.png" text:style-name="Internet_20_link" text:visited-style-name="Visited_20_Internet_20_Link">//upload.wikimedia.org/wikipedia/commons/thumb/7/73/Blue_pencil.svg/10px-Blue_pencil.svg.png</text:a>" width="10" height="10" style="vertical-align: baseline" class="noviewer" srcset="//upload.wikimedia.org/wikipedia/commons/thumb/7/73/Blue_pencil.svg/15px-Blue_pencil.svg.png 1.5x, //upload.wikimedia.org/wikipedia/commons/thumb/7/73/Blue_pencil.svg/20px-Blue_pencil.svg.png 2x" data-file-width="600" data-file-height="600" /&gt;&lt;/a&gt;&lt;/span&gt;&lt;/span&gt;&amp;#160;: &lt;span class="nowrap uid noarchive"&gt;&lt;a rel="nofollow" class="external text" href="<text:a xlink:type="simple" xlink:href="view-source:http://viaf.org/viaf/133874960" text:style-name="Internet_20_link" text:visited-style-name="Visited_20_Internet_20_Link">http://viaf.org/viaf/133874960</text:a>"&gt;Fichier d’autorité international virtuel&lt;/a&gt;&lt;/span&gt;&amp;#160;• &lt;span class="nowrap uid noarchive"&gt;&lt;a rel="nofollow" class="external text" href="<text:a xlink:type="simple" xlink:href="view-source:http://id.loc.gov/authorities/n98090291" text:style-name="Internet_20_link" text:visited-style-name="Visited_20_Internet_20_Link">http://id.loc.gov/authorities/n98090291</text:a>"&gt;Bibliothèque du Congrès&lt;/a&gt;&lt;/span&gt;&amp;#160;• &lt;span class="nowrap uid noarchive"&gt;&lt;a rel="nofollow" class="external text" href="<text:a xlink:type="simple" xlink:href="view-source:http://d-nb.info/gnd/4018983-1" text:style-name="Internet_20_link" text:visited-style-name="Visited_20_Internet_20_Link">http://d-nb.info/gnd/4018983-1</text:a>"&gt;Gemeinsame Normdatei&lt;/a&gt;&lt;/span&gt;&amp;#160;• &lt;span class="nowrap uid noarchive"&gt;&lt;a rel="nofollow" class="external text" href="<text:a xlink:type="simple" xlink:href="view-source:http://aleph.nli.org.il/F/?func=find-b&amp;local_base=NNL10&amp;find_code=SYS&amp;con_lng=eng&amp;request=000565518" text:style-name="Internet_20_link" text:visited-style-name="Visited_20_Internet_20_Link">http://aleph.nli.org.il/F/?func=find-b&amp;amp;local_base=NNL10&amp;amp;find_code=SYS&amp;amp;con_lng=eng&amp;amp;request=000565518</text:a>"&gt;Bib<text:soft-page-break/>liothèque nationale d’Israël&lt;/a&gt;&lt;/span&gt;&amp;#160;• &lt;span class="nowrap uid noarchive"&gt;&lt;a rel="nofollow" class="external text" href="<text:a xlink:type="simple" xlink:href="view-source:https://authority.bibsys.no/authority/rest/authorities/html/14068828" text:style-name="Internet_20_link" text:visited-style-name="Visited_20_Internet_20_Link">https://authority.bibsys.no/authority/rest/authorities/html/14068828</text:a>"&gt;Base de bibliothèque norvégienne&lt;/a&gt;&lt;/span&gt;&amp;#160;• &lt;span class="nowrap uid noarchive"&gt;&lt;a rel="nofollow" class="external text" href="<text:a xlink:type="simple" xlink:href="view-source:http://aut.nkp.cz/ph122907" text:style-name="Internet_20_link" text:visited-style-name="Visited_20_Internet_20_Link">http://aut.nkp.cz/ph122907</text:a>"&gt;Bibliothèque nationale tchèque&lt;/a&gt;&lt;/span&gt;&amp;#160;• &lt;span class="nowrap uid noarchive"&gt;&lt;a rel="nofollow" class="external text" href="<text:a xlink:type="simple" xlink:href="view-source:http://www.worldcat.org/identities/lccn-n98-090291" text:style-name="Internet_20_link" text:visited-style-name="Visited_20_Internet_20_Link">http://www.worldcat.org/identities/lccn-n98-090291</text:a>"&gt;WorldCat&lt;/a&gt;&lt;/span&gt;&lt;/li&gt;</text:p>
      <text:p text:style-name="Preformatted_20_Text"><text:bookmark text:name="line2502"/>&lt;li&gt;&lt;span class="ouvrage"&gt;&lt;a rel="nofollow" class="external text" href="<text:a xlink:type="simple" xlink:href="view-source:http://fr.fifa.com/worldcup/index.html" text:style-name="Internet_20_link" text:visited-style-name="Visited_20_Internet_20_Link">http://fr.fifa.com/worldcup/index.html</text:a>"&gt;«&amp;#160;&lt;cite style="font-style: normal;"&gt;Site officiel de la Coupe du monde de la FIFA&lt;/cite&gt;&amp;#160;»&lt;/a&gt;, sur &lt;span class="italique"&gt;fifa.com&lt;/span&gt; &lt;small style="line-height:1em;"&gt;(consulté le &lt;span class="nowrap"&gt;14 mai 2010&lt;/span&gt;)&lt;/small&gt;&lt;/span&gt;&lt;/li&gt;</text:p>
      <text:p text:style-name="Preformatted_20_Text"><text:bookmark text:name="line2503"/>&lt;li&gt;&lt;span class="ouvrage"&gt;&lt;a rel="nofollow" class="external text" href="<text:a xlink:type="simple" xlink:href="view-source:http://fr.fifa.com/aboutfifa/developing/technicaldevelopment/technicalmenreport.html" text:style-name="Internet_20_link" text:visited-style-name="Visited_20_Internet_20_Link">http://fr.fifa.com/aboutfifa/developing/technicaldevelopment/technicalmenreport.html</text:a>"&gt;«&amp;#160;&lt;cite style="font-style: normal;"&gt;Rapports techniques de la FIFA&lt;/cite&gt;&amp;#160;»&lt;/a&gt;, sur &lt;span class="italique"&gt;fifa.com&lt;/span&gt; &lt;small style="line-height:1em;"&gt;(consulté le &lt;span class="nowrap"&gt;7 novembre 2010&lt;/span&gt;)&lt;/small&gt;&lt;/span&gt;&lt;/li&gt;&lt;/ul&gt;</text:p>
      <text:p text:style-name="Preformatted_20_Text"><text:bookmark text:name="line2504"/>&lt;div class="navbox-container" style="clear:both;"&gt;</text:p>
      <text:p text:style-name="Preformatted_20_Text"><text:bookmark text:name="line2505"/>&lt;table class="navbox collapsible noprint autocollapse" data-autocollapse-group="palette" style=""&gt;</text:p>
      <text:p text:style-name="Preformatted_20_Text"><text:bookmark text:name="line2506"/>&lt;tbody&gt;&lt;tr&gt;&lt;th class="navbox-title" colspan="2" style="background:#99cc99;"&gt;&lt;div style="float:left; width:6em; text-align:left"&gt;&lt;div class="noprint plainlinksneverexpand nowrap tnavbar" style="background-color:transparent; padding:0; font-size:xx-small; color:#000000;"&gt;&lt;a href="<text:a xlink:type="simple" xlink:href="view-source:https://fr.wikipedia.org/wiki/Modèle:Palette_Coupe_du_monde_de_la_FIFA" text:style-name="Internet_20_link" text:visited-style-name="Visited_20_Internet_20_Link">/wiki/Mod%C3%A8le:Palette_Coupe_du_monde_de_la_FIFA</text:a>" title="Modèle:Palette Coupe du monde de la FIFA"&gt;&lt;abbr class="abbr" title="Voir ce modèle."&gt;v&lt;/abbr&gt;&lt;/a&gt;&amp;#160;· &lt;a class="external text" href="<text:a xlink:type="simple" xlink:href="view-source:https://fr.wikipedia.org/w/index.php?title=Modèle:Palette_Coupe_du_monde_de_la_FIFA&amp;action=edit" text:style-name="Internet_20_link" text:visited-style-name="Visited_20_Internet_20_Link">//fr.wikipedia.org/w/index.php?title=Mod%C3%A8le:Palette_Coupe_du_monde_de_la_FIFA&amp;amp;action=edit</text:a>"&gt;&lt;abbr class="abbr" title="Modifier ce modèle. Merci de prévisualiser avant de sauvegarder."&gt;m&lt;/abbr&gt;&lt;/a&gt;&lt;/div&gt;&lt;/div&gt;&lt;div style="font-size:110%"&gt;&lt;span title="Bon article"&gt;&lt;img alt="Bon article" src="<text:a xlink:type="simple" xlink:href="view-source:https://upload.wikimedia.org/wikipedia/commons/thumb/a/a0/Fairytale_bookmark_silver.svg/14px-Fairytale_bookmark_silver.svg.png" text:style-name="Internet_20_link" text:visited-style-name="Visited_20_Internet_20_Link">//upload.wikimedia.org/wikipedia/commons/thumb/a/a0/Fairytale_bookmark_silver.svg/14px-Fairytale_bookmark_silver.svg.png</text:a>" title="Bon article" width="14" height="14" srcset="//upload.wikimedia.org/wikipedia/commons/thumb/a/a0/Fairytale_bookmark_silver.svg/21px-Fairytale_bookmark_silver.svg.png 1.5x, //upload.wikimedia.org/wikipedia/commons/thumb/a/a0/Fairytale_bookmark_silver.svg/28px-Fairytale_bookmark_silver.svg.png 2x" data-file-width="100" data-file-height="100" /&gt;&lt;/span&gt; &lt;a class="mw-selflink selflink"&gt;Coupe du monde de football&lt;/a&gt;&lt;/div&gt;&lt;/th&gt;</text:p>
      <text:p text:style-name="Preformatted_20_Text"><text:bookmark text:name="line2507"/>&lt;/tr&gt; <text:s/>&lt;tr&gt;</text:p>
      <text:p text:style-name="Preformatted_20_Text"><text:bookmark text:name="line2508"/>&lt;th class="navbox-group" style="background:#B3D9B3; width:10em;"&gt;Général&lt;/th&gt;</text:p>
      <text:p text:style-name="Preformatted_20_Text"><text:bookmark text:name="line2509"/>&lt;td class="navbox-list" style=""&gt;&lt;style data-mw-deduplicate="TemplateStyles:r151529978"&gt;.mw-parser-output .sep-liste{font-weight:bold}&lt;/style&gt;&lt;span class="nowrap"&gt;&lt;a href="<text:a xlink:type="simple" xlink:href="view-source:https://fr.wikipedia.org/wiki/Histoire_de_la_Coupe_du_monde_de_football" text:style-name="Internet_20_link" text:visited-style-name="Visited_20_Internet_20_Link">/wiki/Histoire_de_la_Coupe_du_monde_de_football</text:a>" title="Histoire de la Coupe du monde de football"&gt;Histoire&lt;/a&gt;&lt;/span&gt;&amp;#160;&lt;span class="sep-liste"&gt;·&lt;/span&gt; &lt;span class="nowrap"&gt;&lt;a href="<text:a xlink:type="simple" xlink:href="view-source:https://fr.wikipedia.org/wiki/Palmarès_des_nations_à_la_Coupe_du_monde_de_football" text:style-name="Internet_20_link" text:visited-style-name="Visited_20_Internet_20_Link">/wiki/Palmar%C3%A8s_des_nations_%C3%A0_la_Coupe_du_monde_de_football</text:a>" title="Palmarès des nations à la Coupe du monde de football"&gt;Palmarès&lt;/a&gt;&lt;/span&gt;&amp;#160;&lt;span class="sep-liste"&gt;·&lt;/span&gt; &lt;span class="nowrap"&gt;&lt;a href="<text:a xlink:type="simple" xlink:href="view-source:https://fr.wikipedia.org/wiki/Règlement_de_la_Coupe_du_monde_de_football" text:style-name="Internet_20_link" text:visited-style-name="Visited_20_Internet_20_Link">/wiki/R%C3%A8glement_de_la_Coupe_du_monde_de_football</text:a>" title="Règlement de la Coupe du monde de football"&gt;Règlement&lt;/a&gt;&lt;/span&gt;&amp;#160;&lt;span class="sep-liste"&gt;·&lt;/span&gt; &lt;span class="nowrap"&gt;&lt;a href="<text:a xlink:type="simple" xlink:href="view-source:https://fr.wikipedia.org/wiki/Tours_préliminaires_à_la_Coupe_du_monde_de_football" text:style-name="Internet_20_link" text:visited-style-name="Visited_20_Internet_20_Link">/wiki/Tours_pr%C3%A9liminaires_%C3%A0_la_Coupe_du_monde_de_football</text:a>" title="Tours préliminaires à la Coupe du monde de football"&gt;Qualifications&lt;/a&gt;&lt;/span&gt;&amp;#160;&lt;span class="sep-liste"&gt;·&lt;/span&gt; &lt;span class="nowrap"&gt;&lt;a href="<text:a xlink:type="simple" xlink:href="view-source:https://fr.wikipedia.org/wiki/Statistiques_et_records_de_la_Coupe_du_monde_de_football" text:style-name="Internet_20_link" text:visited-style-name="Visited_20_Internet_20_Link">/wiki/Statistiques_et_records_de_la_Coupe_du_monde_de_football</text:a>" <text:soft-page-break/>title="Statistiques et records de la Coupe du monde de football"&gt;Statistiques et records&lt;/a&gt;&lt;/span&gt;&amp;#160;&lt;span class="sep-liste"&gt;·&lt;/span&gt; &lt;span class="nowrap"&gt;&lt;a href="<text:a xlink:type="simple" xlink:href="view-source:https://fr.wikipedia.org/wiki/Apparition_des_équipes_dans_la_Coupe_du_monde_de_football" text:style-name="Internet_20_link" text:visited-style-name="Visited_20_Internet_20_Link">/wiki/Apparition_des_%C3%A9quipes_dans_la_Coupe_du_monde_de_football</text:a>" title="Apparition des équipes dans la Coupe du monde de football"&gt;Apparition des équipes&lt;/a&gt;&lt;/span&gt;&amp;#160;&lt;span class="sep-liste"&gt;·&lt;/span&gt; &lt;span class="nowrap"&gt;&lt;a href="<text:a xlink:type="simple" xlink:href="view-source:https://fr.wikipedia.org/wiki/Trophée_de_la_Coupe_du_monde_de_football" text:style-name="Internet_20_link" text:visited-style-name="Visited_20_Internet_20_Link">/wiki/Troph%C3%A9e_de_la_Coupe_du_monde_de_football</text:a>" title="Trophée de la Coupe du monde de football"&gt;Trophée&lt;/a&gt;&lt;/span&gt;&amp;#160;&lt;span class="sep-liste"&gt;·&lt;/span&gt; &lt;span class="nowrap"&gt;&lt;a href="<text:a xlink:type="simple" xlink:href="view-source:https://fr.wikipedia.org/wiki/Mascotte_de_la_Coupe_du_monde_de_football" text:style-name="Internet_20_link" text:visited-style-name="Visited_20_Internet_20_Link">/wiki/Mascotte_de_la_Coupe_du_monde_de_football</text:a>" title="Mascotte de la Coupe du monde de football"&gt;Mascottes&lt;/a&gt;&lt;/span&gt;&amp;#160;&lt;span class="sep-liste"&gt;·&lt;/span&gt; &lt;span class="nowrap"&gt;&lt;a href="<text:a xlink:type="simple" xlink:href="view-source:https://fr.wikipedia.org/wiki/Désignation_du_pays_organisateur_de_la_Coupe_du_monde_de_football" text:style-name="Internet_20_link" text:visited-style-name="Visited_20_Internet_20_Link">/wiki/D%C3%A9signation_du_pays_organisateur_de_la_Coupe_du_monde_de_football</text:a>" title="Désignation du pays organisateur de la Coupe du monde de football"&gt;Désignation du pays organisateur&lt;/a&gt;&lt;/span&gt;&lt;/td&gt;</text:p>
      <text:p text:style-name="Preformatted_20_Text"><text:bookmark text:name="line2510"/>&lt;/tr&gt; &lt;tr&gt;</text:p>
      <text:p text:style-name="Preformatted_20_Text"><text:bookmark text:name="line2511"/>&lt;th class="navbox-group" style="background:#B3D9B3; width:10em;"&gt;Éditions&lt;/th&gt;</text:p>
      <text:p text:style-name="Preformatted_20_Text"><text:bookmark text:name="line2512"/>&lt;td class="navbox-list navbox-even" style="background:#E6F2E6;"&gt;&lt;link rel="mw-deduplicated-inline-style" href="<text:a xlink:type="simple" xlink:href="mw-data:TemplateStyles:r151529978" text:style-name="Internet_20_link" text:visited-style-name="Visited_20_Internet_20_Link">mw-data:TemplateStyles:r151529978</text:a>"/&gt;&lt;span class="nowrap"&gt;&lt;span title="Bon article"&gt;&lt;img alt="Bon article" src="<text:a xlink:type="simple" xlink:href="view-source:https://upload.wikimedia.org/wikipedia/commons/thumb/a/a0/Fairytale_bookmark_silver.svg/14px-Fairytale_bookmark_silver.svg.png" text:style-name="Internet_20_link" text:visited-style-name="Visited_20_Internet_20_Link">//upload.wikimedia.org/wikipedia/commons/thumb/a/a0/Fairytale_bookmark_silver.svg/14px-Fairytale_bookmark_silver.svg.png</text:a>" title="Bon article" width="14" height="14" srcset="//upload.wikimedia.org/wikipedia/commons/thumb/a/a0/Fairytale_bookmark_silver.svg/21px-Fairytale_bookmark_silver.svg.png 1.5x, //upload.wikimedia.org/wikipedia/commons/thumb/a/a0/Fairytale_bookmark_silver.svg/28px-Fairytale_bookmark_silver.svg.png 2x" data-file-width="100" data-file-height="100" /&gt;&lt;/span&gt; &lt;a href="<text:a xlink:type="simple" xlink:href="view-source:https://fr.wikipedia.org/wiki/Coupe_du_monde_de_football_de_1930" text:style-name="Internet_20_link" text:visited-style-name="Visited_20_Internet_20_Link">/wiki/Coupe_du_monde_de_football_de_1930</text:a>" title="Coupe du monde de football de 1930"&gt;Uruguay 1930&lt;/a&gt; (&lt;span style="color:#AAA"&gt;Q&lt;/span&gt;)&lt;/span&gt;&amp;#160;&lt;span class="sep-liste"&gt;·&lt;/span&gt; &lt;span class="nowrap"&gt;&lt;a href="<text:a xlink:type="simple" xlink:href="view-source:https://fr.wikipedia.org/wiki/Coupe_du_monde_de_football_de_1934" text:style-name="Internet_20_link" text:visited-style-name="Visited_20_Internet_20_Link">/wiki/Coupe_du_monde_de_football_de_1934</text:a>" title="Coupe du monde de football de 1934"&gt;Italie 1934&lt;/a&gt; (&lt;a href="<text:a xlink:type="simple" xlink:href="view-source:https://fr.wikipedia.org/wiki/Tours_préliminaires_à_la_Coupe_du_monde_de_football_1934" text:style-name="Internet_20_link" text:visited-style-name="Visited_20_Internet_20_Link">/wiki/Tours_pr%C3%A9liminaires_%C3%A0_la_Coupe_du_monde_de_football_1934</text:a>" title="Tours préliminaires à la Coupe du monde de football 1934"&gt;Q&lt;/a&gt;)&lt;/span&gt;&amp;#160;&lt;span class="sep-liste"&gt;·&lt;/span&gt; &lt;span class="nowrap"&gt;&lt;a href="<text:a xlink:type="simple" xlink:href="view-source:https://fr.wikipedia.org/wiki/Coupe_du_monde_de_football_de_1938" text:style-name="Internet_20_link" text:visited-style-name="Visited_20_Internet_20_Link">/wiki/Coupe_du_monde_de_football_de_1938</text:a>" title="Coupe du monde de football de 1938"&gt;France 1938&lt;/a&gt; (&lt;a href="<text:a xlink:type="simple" xlink:href="view-source:https://fr.wikipedia.org/wiki/Tours_préliminaires_à_la_Coupe_du_monde_de_football_1938" text:style-name="Internet_20_link" text:visited-style-name="Visited_20_Internet_20_Link">/wiki/Tours_pr%C3%A9liminaires_%C3%A0_la_Coupe_du_monde_de_football_1938</text:a>" title="Tours préliminaires à la Coupe du monde de football 1938"&gt;Q&lt;/a&gt;)&lt;/span&gt;&amp;#160;&lt;span class="sep-liste"&gt;·&lt;/span&gt; &lt;span class="nowrap"&gt;&lt;a href="<text:a xlink:type="simple" xlink:href="view-source:https://fr.wikipedia.org/wiki/Coupe_du_monde_de_football_de_1942" text:style-name="Internet_20_link" text:visited-style-name="Visited_20_Internet_20_Link">/wiki/Coupe_du_monde_de_football_de_1942</text:a>" title="Coupe du monde de football de 1942"&gt;1942&lt;/a&gt;&lt;/span&gt;&amp;#160;&lt;span class="sep-liste"&gt;·&lt;/span&gt; &lt;span class="nowrap"&gt;&lt;a href="<text:a xlink:type="simple" xlink:href="view-source:https://fr.wikipedia.org/wiki/Coupe_du_monde_de_football_de_1950" text:style-name="Internet_20_link" text:visited-style-name="Visited_20_Internet_20_Link">/wiki/Coupe_du_monde_de_football_de_1950</text:a>" title="Coupe du monde de football de 1950"&gt;Brésil 1950&lt;/a&gt; (&lt;a href="<text:a xlink:type="simple" xlink:href="view-source:https://fr.wikipedia.org/wiki/Tours_préliminaires_à_la_Coupe_du_monde_de_football_1950" text:style-name="Internet_20_link" text:visited-style-name="Visited_20_Internet_20_Link">/wiki/Tours_pr%C3%A9liminaires_%C3%A0_la_Coupe_du_monde_de_football_1950</text:a>" title="Tours préliminaires à la Coupe du monde de football 1950"&gt;Q&lt;/a&gt;)&lt;/span&gt;&amp;#160;&lt;span class="sep-liste"&gt;·&lt;/span&gt; &lt;span class="nowrap"&gt;&lt;a href="<text:a xlink:type="simple" xlink:href="view-source:https://fr.wikipedia.org/wiki/Coupe_du_monde_de_football_de_1954" text:style-name="Internet_20_link" text:visited-style-name="Visited_20_Internet_20_Link">/wiki/Coupe_du_monde_de_football_de_1954</text:a>" title="Coupe du monde de football de 1954"&gt;Suisse 1954&lt;/a&gt; (&lt;a href="<text:a xlink:type="simple" xlink:href="view-source:https://fr.wikipedia.org/wiki/Tours_préliminaires_à_la_Coupe_du_monde_de_football_1954" text:style-name="Internet_20_link" text:visited-style-name="Visited_20_Internet_20_Link">/wiki/Tours_pr%C3%A9liminaires_%C3%A0_la_Coupe_du_monde_de_football_1954</text:a>" title="Tours préliminaires à la Coupe du monde de football 1954"&gt;Q&lt;/a&gt;)&lt;/span&gt;&amp;#160;&lt;span class="sep-liste"&gt;·&lt;/span&gt; &lt;span class="nowrap"&gt;&lt;a href="<text:a xlink:type="simple" xlink:href="view-source:https://fr.wikipedia.org/wiki/Coupe_du_monde_de_football_de_1958" text:style-name="Internet_20_link" text:visited-style-name="Visited_20_Internet_20_Link">/wiki/Coupe_du_monde_de_football_de_1958</text:a>" title="Coupe du monde de football de 1958"&gt;Suède 1958&lt;/a&gt; (&lt;a href="<text:a xlink:type="simple" xlink:href="view-source:https://fr.wikipedia.org/wiki/Tours_préliminaires_à_la_Coupe_du_monde_de_football_1958" text:style-name="Internet_20_link" text:visited-style-name="Visited_20_Internet_20_Link">/wiki/Tours_pr%C3%A9liminaires_%C3%A0_la_Coupe_du_monde_de_football_1958</text:a>" title="Tours préliminaires à la Coupe du monde de football 1958"&gt;Q&lt;/a&gt;)&lt;/span&gt;&amp;#160;&lt;span class="sep-liste"&gt;·&lt;/span&gt; &lt;span class="nowrap"&gt;&lt;a href="<text:a xlink:type="simple" xlink:href="view-source:https://fr.wikipedia.org/wiki/Coupe_du_monde_de_football_de_1962" text:style-name="Internet_20_link" text:visited-style-name="Visited_20_Internet_20_Link">/wiki/Coupe_du_monde_de_football_de_1962</text:a>" title="Coupe du monde de football de 1962"&gt;Chili 1962&lt;/a&gt; (&lt;a href="<text:a xlink:type="simple" xlink:href="view-source:https://fr.wikipedia.org/wiki/Tours_préliminaires_à_la_Coupe_du_monde_de_football_1962" text:style-name="Internet_20_link" text:visited-style-name="Visited_20_Internet_20_Link">/wiki/Tours_pr%C3%A9liminaires_%C3%A0_la_Coupe_du_monde_de_football_1962</text:a>" title="Tours préliminaires à la Coupe du monde de football 1962"&gt;Q&lt;/a&gt;)&lt;/span&gt;&amp;#160;&lt;span class="sep-liste"&gt;·&lt;/span&gt; &lt;span class="nowrap"&gt;&lt;a href="<text:a xlink:type="simple" xlink:href="view-source:https://fr.wikipedia.org/wiki/Coupe_du_monde_de_football_de_1966" text:style-name="Internet_20_link" text:visited-style-name="Visited_20_Internet_20_Link">/wiki/Coupe_du_monde_de_football_de_1966</text:a>" title="Coupe du monde de football de 1966"&gt;Angleterre 1966&lt;/a&gt; (&lt;a href="<text:a xlink:type="simple" xlink:href="view-source:https://fr.wikipedia.org/wiki/Tours_préliminaires_à_la_Coupe_du_monde_de_football_1966" text:style-name="Internet_20_link" text:visited-style-name="Visited_20_Internet_20_Link">/wiki/Tours_pr</text:a><text:soft-page-break/><text:a xlink:type="simple" xlink:href="view-source:https://fr.wikipedia.org/wiki/Tours_préliminaires_à_la_Coupe_du_monde_de_football_1966" text:style-name="Internet_20_link" text:visited-style-name="Visited_20_Internet_20_Link">%C3%A9liminaires_%C3%A0_la_Coupe_du_monde_de_football_1966</text:a>" title="Tours préliminaires à la Coupe du monde de football 1966"&gt;Q&lt;/a&gt;)&lt;/span&gt;&amp;#160;&lt;span class="sep-liste"&gt;·&lt;/span&gt; &lt;span class="nowrap"&gt;&lt;a href="<text:a xlink:type="simple" xlink:href="view-source:https://fr.wikipedia.org/wiki/Coupe_du_monde_de_football_de_1970" text:style-name="Internet_20_link" text:visited-style-name="Visited_20_Internet_20_Link">/wiki/Coupe_du_monde_de_football_de_1970</text:a>" title="Coupe du monde de football de 1970"&gt;Mexique 1970&lt;/a&gt; (&lt;a href="<text:a xlink:type="simple" xlink:href="view-source:https://fr.wikipedia.org/wiki/Tours_préliminaires_à_la_Coupe_du_monde_de_football_1970" text:style-name="Internet_20_link" text:visited-style-name="Visited_20_Internet_20_Link">/wiki/Tours_pr%C3%A9liminaires_%C3%A0_la_Coupe_du_monde_de_football_1970</text:a>" title="Tours préliminaires à la Coupe du monde de football 1970"&gt;Q&lt;/a&gt;)&lt;/span&gt;&amp;#160;&lt;span class="sep-liste"&gt;·&lt;/span&gt; &lt;span class="nowrap"&gt;&lt;a href="<text:a xlink:type="simple" xlink:href="view-source:https://fr.wikipedia.org/wiki/Coupe_du_monde_de_football_de_1974" text:style-name="Internet_20_link" text:visited-style-name="Visited_20_Internet_20_Link">/wiki/Coupe_du_monde_de_football_de_1974</text:a>" title="Coupe du monde de football de 1974"&gt;Allemagne de l’Ouest 1974&lt;/a&gt; (&lt;a href="<text:a xlink:type="simple" xlink:href="view-source:https://fr.wikipedia.org/wiki/Tours_préliminaires_à_la_Coupe_du_monde_de_football_1974" text:style-name="Internet_20_link" text:visited-style-name="Visited_20_Internet_20_Link">/wiki/Tours_pr%C3%A9liminaires_%C3%A0_la_Coupe_du_monde_de_football_1974</text:a>" title="Tours préliminaires à la Coupe du monde de football 1974"&gt;Q&lt;/a&gt;)&lt;/span&gt;&amp;#160;&lt;span class="sep-liste"&gt;·&lt;/span&gt; &lt;span class="nowrap"&gt;&lt;a href="<text:a xlink:type="simple" xlink:href="view-source:https://fr.wikipedia.org/wiki/Coupe_du_monde_de_football_de_1978" text:style-name="Internet_20_link" text:visited-style-name="Visited_20_Internet_20_Link">/wiki/Coupe_du_monde_de_football_de_1978</text:a>" title="Coupe du monde de football de 1978"&gt;Argentine 1978&lt;/a&gt; (&lt;a href="<text:a xlink:type="simple" xlink:href="view-source:https://fr.wikipedia.org/wiki/Tours_préliminaires_à_la_Coupe_du_monde_de_football_1978" text:style-name="Internet_20_link" text:visited-style-name="Visited_20_Internet_20_Link">/wiki/Tours_pr%C3%A9liminaires_%C3%A0_la_Coupe_du_monde_de_football_1978</text:a>" title="Tours préliminaires à la Coupe du monde de football 1978"&gt;Q&lt;/a&gt;)&lt;/span&gt;&amp;#160;&lt;span class="sep-liste"&gt;·&lt;/span&gt; &lt;span class="nowrap"&gt;&lt;a href="<text:a xlink:type="simple" xlink:href="view-source:https://fr.wikipedia.org/wiki/Coupe_du_monde_de_football_de_1982" text:style-name="Internet_20_link" text:visited-style-name="Visited_20_Internet_20_Link">/wiki/Coupe_du_monde_de_football_de_1982</text:a>" title="Coupe du monde de football de 1982"&gt;Espagne 1982&lt;/a&gt; (&lt;a href="<text:a xlink:type="simple" xlink:href="view-source:https://fr.wikipedia.org/wiki/Tours_préliminaires_à_la_Coupe_du_monde_de_football_1982" text:style-name="Internet_20_link" text:visited-style-name="Visited_20_Internet_20_Link">/wiki/Tours_pr%C3%A9liminaires_%C3%A0_la_Coupe_du_monde_de_football_1982</text:a>" title="Tours préliminaires à la Coupe du monde de football 1982"&gt;Q&lt;/a&gt;)&lt;/span&gt;&amp;#160;&lt;span class="sep-liste"&gt;·&lt;/span&gt; &lt;span class="nowrap"&gt;&lt;a href="<text:a xlink:type="simple" xlink:href="view-source:https://fr.wikipedia.org/wiki/Coupe_du_monde_de_football_de_1986" text:style-name="Internet_20_link" text:visited-style-name="Visited_20_Internet_20_Link">/wiki/Coupe_du_monde_de_football_de_1986</text:a>" title="Coupe du monde de football de 1986"&gt;Mexique 1986&lt;/a&gt; (&lt;a href="<text:a xlink:type="simple" xlink:href="view-source:https://fr.wikipedia.org/wiki/Tours_préliminaires_à_la_Coupe_du_monde_de_football_1986" text:style-name="Internet_20_link" text:visited-style-name="Visited_20_Internet_20_Link">/wiki/Tours_pr%C3%A9liminaires_%C3%A0_la_Coupe_du_monde_de_football_1986</text:a>" title="Tours préliminaires à la Coupe du monde de football 1986"&gt;Q&lt;/a&gt;)&lt;/span&gt;&amp;#160;&lt;span class="sep-liste"&gt;·&lt;/span&gt; &lt;span class="nowrap"&gt;&lt;a href="<text:a xlink:type="simple" xlink:href="view-source:https://fr.wikipedia.org/wiki/Coupe_du_monde_de_football_de_1990" text:style-name="Internet_20_link" text:visited-style-name="Visited_20_Internet_20_Link">/wiki/Coupe_du_monde_de_football_de_1990</text:a>" title="Coupe du monde de football de 1990"&gt;Italie 1990&lt;/a&gt; (&lt;a href="<text:a xlink:type="simple" xlink:href="view-source:https://fr.wikipedia.org/wiki/Tours_préliminaires_à_la_Coupe_du_monde_de_football_1990" text:style-name="Internet_20_link" text:visited-style-name="Visited_20_Internet_20_Link">/wiki/Tours_pr%C3%A9liminaires_%C3%A0_la_Coupe_du_monde_de_football_1990</text:a>" title="Tours préliminaires à la Coupe du monde de football 1990"&gt;Q&lt;/a&gt;)&lt;/span&gt;&amp;#160;&lt;span class="sep-liste"&gt;·&lt;/span&gt; &lt;span class="nowrap"&gt;&lt;a href="<text:a xlink:type="simple" xlink:href="view-source:https://fr.wikipedia.org/wiki/Coupe_du_monde_de_football_de_1994" text:style-name="Internet_20_link" text:visited-style-name="Visited_20_Internet_20_Link">/wiki/Coupe_du_monde_de_football_de_1994</text:a>" title="Coupe du monde de football de 1994"&gt;États-Unis 1994&lt;/a&gt; (&lt;a href="<text:a xlink:type="simple" xlink:href="view-source:https://fr.wikipedia.org/wiki/Tours_préliminaires_à_la_Coupe_du_monde_de_football_1994" text:style-name="Internet_20_link" text:visited-style-name="Visited_20_Internet_20_Link">/wiki/Tours_pr%C3%A9liminaires_%C3%A0_la_Coupe_du_monde_de_football_1994</text:a>" title="Tours préliminaires à la Coupe du monde de football 1994"&gt;Q&lt;/a&gt;)&lt;/span&gt;&amp;#160;&lt;span class="sep-liste"&gt;·&lt;/span&gt; &lt;span class="nowrap"&gt;&lt;a href="<text:a xlink:type="simple" xlink:href="view-source:https://fr.wikipedia.org/wiki/Coupe_du_monde_de_football_de_1998" text:style-name="Internet_20_link" text:visited-style-name="Visited_20_Internet_20_Link">/wiki/Coupe_du_monde_de_football_de_1998</text:a>" title="Coupe du monde de football de 1998"&gt;France 1998&lt;/a&gt; (&lt;a href="<text:a xlink:type="simple" xlink:href="view-source:https://fr.wikipedia.org/wiki/Tours_préliminaires_à_la_Coupe_du_monde_de_football_1998" text:style-name="Internet_20_link" text:visited-style-name="Visited_20_Internet_20_Link">/wiki/Tours_pr%C3%A9liminaires_%C3%A0_la_Coupe_du_monde_de_football_1998</text:a>" title="Tours préliminaires à la Coupe du monde de football 1998"&gt;Q&lt;/a&gt;)&lt;/span&gt;&amp;#160;&lt;span class="sep-liste"&gt;·&lt;/span&gt; &lt;span class="nowrap"&gt;&lt;a href="<text:a xlink:type="simple" xlink:href="view-source:https://fr.wikipedia.org/wiki/Coupe_du_monde_de_football_de_2002" text:style-name="Internet_20_link" text:visited-style-name="Visited_20_Internet_20_Link">/wiki/Coupe_du_monde_de_football_de_2002</text:a>" title="Coupe du monde de football de 2002"&gt;Corée du Sud-Japon 2002&lt;/a&gt; (&lt;a href="<text:a xlink:type="simple" xlink:href="view-source:https://fr.wikipedia.org/wiki/Tours_préliminaires_à_la_Coupe_du_monde_de_football_2002" text:style-name="Internet_20_link" text:visited-style-name="Visited_20_Internet_20_Link">/wiki/Tours_pr%C3%A9liminaires_%C3%A0_la_Coupe_du_monde_de_football_2002</text:a>" title="Tours préliminaires à la Coupe du monde de football 2002"&gt;Q&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Coupe_du_monde_de_football_de_2006" text:style-name="Internet_20_link" text:visited-style-name="Visited_20_Internet_20_Link">/wiki/Coupe_du_monde_de_football_de_2006</text:a>" title="Coupe du monde de football de 2006"&gt;Allemagne 2006&lt;/a&gt; (&lt;a href="<text:a xlink:type="simple" xlink:href="view-source:https://fr.wikipedia.org/wiki/Phase_qualificative_de_la_Coupe_du_monde_de_football_2006" text:style-name="Internet_20_link" text:visited-style-name="Visited_20_Internet_20_Link">/wiki/Phase_qualificative_de_la_Coupe_du_monde_de_football_2006</text:a>" title="Phase qualificative de la Coupe du monde de football 2006"&gt;Q&lt;/a&gt;)&lt;/span&gt;&amp;#160;&lt;span class="sep-liste"&gt;·&lt;/span&gt; &lt;span class="nowrap"&gt;&lt;a href="<text:a xlink:type="simple" xlink:href="view-source:https://fr.wikipedia.org/wiki/Coupe_du_monde_de_football_de_2010" text:style-name="Internet_20_link" text:visited-style-name="Visited_20_Internet_20_Link">/wiki/Coupe_du_monde_de_football_de_2010</text:a>" title="Coupe du monde de football de 2010"&gt;Afrique du Sud 2010&lt;/a&gt; (&lt;a href="<text:a xlink:type="simple" xlink:href="view-source:https://fr.wikipedia.org/wiki/Éliminatoires_de_la_Coupe_du_monde_de_football_2010" text:style-name="Internet_20_link" text:visited-style-name="Visited_20_Internet_20_Link">/wiki/%C3%89liminatoires_de_la_Coupe_du_monde_de_football_2010</text:a>" <text:soft-page-break/>title="Éliminatoires de la Coupe du monde de football 2010"&gt;Q&lt;/a&gt;)&lt;/span&gt;&amp;#160;&lt;span class="sep-liste"&gt;·&lt;/span&gt; &lt;span class="nowrap"&gt;&lt;a href="<text:a xlink:type="simple" xlink:href="view-source:https://fr.wikipedia.org/wiki/Coupe_du_monde_de_football_de_2014" text:style-name="Internet_20_link" text:visited-style-name="Visited_20_Internet_20_Link">/wiki/Coupe_du_monde_de_football_de_2014</text:a>" title="Coupe du monde de football de 2014"&gt;Brésil 2014&lt;/a&gt; (&lt;a href="<text:a xlink:type="simple" xlink:href="view-source:https://fr.wikipedia.org/wiki/Éliminatoires_de_la_Coupe_du_monde_de_football_2014" text:style-name="Internet_20_link" text:visited-style-name="Visited_20_Internet_20_Link">/wiki/%C3%89liminatoires_de_la_Coupe_du_monde_de_football_2014</text:a>" title="Éliminatoires de la Coupe du monde de football 2014"&gt;Q&lt;/a&gt;)&lt;/span&gt;&amp;#160;&lt;span class="sep-liste"&gt;·&lt;/span&gt; &lt;span class="nowrap"&gt;&lt;a href="<text:a xlink:type="simple" xlink:href="view-source:https://fr.wikipedia.org/wiki/Coupe_du_monde_de_football_de_2018" text:style-name="Internet_20_link" text:visited-style-name="Visited_20_Internet_20_Link">/wiki/Coupe_du_monde_de_football_de_2018</text:a>" title="Coupe du monde de football de 2018"&gt;Russie 2018&lt;/a&gt; (&lt;a href="<text:a xlink:type="simple" xlink:href="view-source:https://fr.wikipedia.org/wiki/Éliminatoires_de_la_Coupe_du_monde_de_football_2018" text:style-name="Internet_20_link" text:visited-style-name="Visited_20_Internet_20_Link">/wiki/%C3%89liminatoires_de_la_Coupe_du_monde_de_football_2018</text:a>" title="Éliminatoires de la Coupe du monde de football 2018"&gt;Q&lt;/a&gt;)&lt;/span&gt;&amp;#160;&lt;span class="sep-liste"&gt;·&lt;/span&gt; &lt;span class="nowrap"&gt;&lt;i&gt;&lt;a href="<text:a xlink:type="simple" xlink:href="view-source:https://fr.wikipedia.org/wiki/Coupe_du_monde_de_football_de_2022" text:style-name="Internet_20_link" text:visited-style-name="Visited_20_Internet_20_Link">/wiki/Coupe_du_monde_de_football_de_2022</text:a>" title="Coupe du monde de football de 2022"&gt;Qatar 2022&lt;/a&gt; (&lt;a href="<text:a xlink:type="simple" xlink:href="view-source:https://fr.wikipedia.org/w/index.php?title=Éliminatoires_de_la_Coupe_du_monde_de_football_de_2022&amp;action=edit&amp;redlink=1" text:style-name="Internet_20_link" text:visited-style-name="Visited_20_Internet_20_Link">/w/index.php?title=%C3%89liminatoires_de_la_Coupe_du_monde_de_football_de_2022&amp;amp;action=edit&amp;amp;redlink=1</text:a>" class="new" title="Éliminatoires de la Coupe du monde de football de 2022 (page inexistante)"&gt;Q&lt;/a&gt;)&lt;/i&gt;&lt;/span&gt;&amp;#160;&lt;span class="sep-liste"&gt;·&lt;/span&gt; &lt;span class="nowrap"&gt;&lt;i&gt;&lt;a href="<text:a xlink:type="simple" xlink:href="view-source:https://fr.wikipedia.org/wiki/Coupe_du_monde_de_football_de_2026" text:style-name="Internet_20_link" text:visited-style-name="Visited_20_Internet_20_Link">/wiki/Coupe_du_monde_de_football_de_2026</text:a>" title="Coupe du monde de football de 2026"&gt;Canada-États-Unis-Mexique 2026&lt;/a&gt; (&lt;a href="<text:a xlink:type="simple" xlink:href="view-source:https://fr.wikipedia.org/w/index.php?title=Éliminatoires_de_la_Coupe_du_monde_de_football_de_2026&amp;action=edit&amp;redlink=1" text:style-name="Internet_20_link" text:visited-style-name="Visited_20_Internet_20_Link">/w/index.php?title=%C3%89liminatoires_de_la_Coupe_du_monde_de_football_de_2026&amp;amp;action=edit&amp;amp;redlink=1</text:a>" class="new" title="Éliminatoires de la Coupe du monde de football de 2026 (page inexistante)"&gt;Q&lt;/a&gt;)&lt;/i&gt;&lt;/span&gt;&lt;/td&gt;</text:p>
      <text:p text:style-name="Preformatted_20_Text"><text:bookmark text:name="line2513"/>&lt;/tr&gt; &lt;tr&gt;</text:p>
      <text:p text:style-name="Preformatted_20_Text"><text:bookmark text:name="line2514"/>&lt;th class="navbox-group" style="background:#B3D9B3; width:10em;"&gt;Personnalités&lt;/th&gt;</text:p>
      <text:p text:style-name="Preformatted_20_Text"><text:bookmark text:name="line2515"/>&lt;td class="navbox-list"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Liste_des_champions_du_monde_de_football" text:style-name="Internet_20_link" text:visited-style-name="Visited_20_Internet_20_Link">/wiki/Liste_des_champions_du_monde_de_football</text:a>" title="Liste des champions du monde de football"&gt;Liste des champions du monde&lt;/a&gt;&lt;/span&gt;&amp;#160;&lt;span class="sep-liste"&gt;·&lt;/span&gt; &lt;span class="nowrap"&gt;&lt;a href="<text:a xlink:type="simple" xlink:href="view-source:https://fr.wikipedia.org/wiki/Liste_des_buteurs_de_la_Coupe_du_monde_de_football" text:style-name="Internet_20_link" text:visited-style-name="Visited_20_Internet_20_Link">/wiki/Liste_des_buteurs_de_la_Coupe_du_monde_de_football</text:a>" title="Liste des buteurs de la Coupe du monde de football"&gt;Buteurs&lt;/a&gt;&lt;/span&gt;&amp;#160;&lt;span class="sep-liste"&gt;·&lt;/span&gt; &lt;span class="nowrap"&gt;&lt;a href="<text:a xlink:type="simple" xlink:href="view-source:https://fr.wikipedia.org/wiki/Récompenses_de_la_Coupe_du_monde_de_football" text:style-name="Internet_20_link" text:visited-style-name="Visited_20_Internet_20_Link">/wiki/R%C3%A9compenses_de_la_Coupe_du_monde_de_football</text:a>" title="Récompenses de la Coupe du monde de football"&gt;Récompenses individuelles&lt;/a&gt;&lt;/span&gt;&amp;#160;&lt;span class="sep-liste"&gt;·&lt;/span&gt; &lt;span class="nowrap"&gt;&lt;a href="<text:a xlink:type="simple" xlink:href="view-source:https://fr.wikipedia.org/wiki/Arbitres_de_la_Coupe_du_monde_de_football" text:style-name="Internet_20_link" text:visited-style-name="Visited_20_Internet_20_Link">/wiki/Arbitres_de_la_Coupe_du_monde_de_football</text:a>" title="Arbitres de la Coupe du monde de football"&gt;Arbitres&lt;/a&gt;&lt;/span&gt;&amp;#160;&lt;span class="sep-liste"&gt;·&lt;/span&gt; &lt;span class="nowrap"&gt;&lt;a href="<text:a xlink:type="simple" xlink:href="view-source:https://fr.wikipedia.org/w/index.php?title=FIFA_World_Cup_All-Time_Team&amp;action=edit&amp;redlink=1" text:style-name="Internet_20_link" text:visited-style-name="Visited_20_Internet_20_Link">/w/index.php?title=FIFA_World_Cup_All-Time_Team&amp;amp;action=edit&amp;amp;redlink=1</text:a>" class="new" title="FIFA World Cup All-Time Team (page inexistante)"&gt;FIFA World Cup All-Time Team&lt;/a&gt;&amp;#160;&lt;a href="<text:a xlink:type="simple" xlink:href="view-source:https://en.wikipedia.org/wiki/FIFA_World_Cup_All-Time_Team" text:style-name="Internet_20_link" text:visited-style-name="Visited_20_Internet_20_Link">https://en.wikipedia.org/wiki/FIFA_World_Cup_All-Time_Team</text:a>" class="extiw" title="en:FIFA World Cup All-Time Team"&gt;&lt;span class="indicateur-langue" title="Équivalent de l’article «&amp;#32;FIFA World Cup All-Time Team&amp;#32;» dans une autre langue"&gt;(en)&lt;/span&gt;&lt;/a&gt; (1994)&lt;/span&gt;&amp;#160;&lt;span class="sep-liste"&gt;·&lt;/span&gt; &lt;span class="nowrap"&gt;&lt;i&gt;&lt;a href="<text:a xlink:type="simple" xlink:href="view-source:https://fr.wikipedia.org/wiki/FIFA_World_Cup_Dream_Team" text:style-name="Internet_20_link" text:visited-style-name="Visited_20_Internet_20_Link">/wiki/FIFA_World_Cup_Dream_Team</text:a>" title="FIFA World Cup Dream Team"&gt;FIFA World Cup Dream Team&lt;/a&gt;&lt;/i&gt; (2002)&lt;/span&gt;&lt;/td&gt;</text:p>
      <text:p text:style-name="Preformatted_20_Text"><text:bookmark text:name="line2516"/>&lt;/tr&gt; <text:s text:c="27"/>&lt;/tbody&gt;&lt;/table&gt;</text:p>
      <text:p text:style-name="Preformatted_20_Text"><text:bookmark text:name="line2517"/>&lt;table class="navbox collapsible noprint autocollapse" data-autocollapse-group="palette" style=""&gt;</text:p>
      <text:p text:style-name="Preformatted_20_Text"><text:bookmark text:name="line2518"/>&lt;tbody&gt;&lt;tr&gt;&lt;th class="navbox-title" colspan="3" style="background:#99cc99;"&gt;&lt;div style="float:left; width:6em; text-align:left"&gt;&lt;div class="noprint plainlinksneverexpand nowrap tnavbar" style="background-color:transparent; padding:0; font-size:xx-small; color:#000000;"&gt;&lt;a href="<text:a xlink:type="simple" xlink:href="view-source:https://fr.wikipedia.org/wiki/Modèle:Palette_Football_masculin_international" text:style-name="Internet_20_link" text:visited-style-name="Visited_20_Internet_20_Link">/wiki/Mod%C3%A8le:Palette_Football_masculin_international</text:a>" title="Modèle:Palette Football masculin international"&gt;&lt;abbr class="abbr" title="Voir ce modèle."&gt;v&lt;/abbr&gt;&lt;/a&gt;&amp;#160;· &lt;a class="external text" href="<text:a xlink:type="simple" xlink:href="view-source:https://fr.wikipedia.org/w/index.php?title=Modèle:Palette_Football_masculin_international&amp;action=edit" text:style-name="Internet_20_link" text:visited-style-name="Visited_20_Internet_20_Link">//fr.wikipedia.org/w/index.php?title=Mod%C3%A8le:Palette_Football_masculin_international&amp;amp;action=edit</text:a>"&gt;&lt;abbr <text:soft-page-break/>class="abbr" title="Modifier ce modèle. Merci de prévisualiser avant de sauvegarder."&gt;m&lt;/abbr&gt;&lt;/a&gt;&lt;/div&gt;&lt;/div&gt;&lt;div style="font-size:110%"&gt;&lt;a href="<text:a xlink:type="simple" xlink:href="view-source:https://fr.wikipedia.org/wiki/Football_dans_le_monde" text:style-name="Internet_20_link" text:visited-style-name="Visited_20_Internet_20_Link">/wiki/Football_dans_le_monde</text:a>" title="Football dans le monde"&gt;Football masculin international&lt;/a&gt;&lt;/div&gt;&lt;/th&gt;</text:p>
      <text:p text:style-name="Preformatted_20_Text"><text:bookmark text:name="line2519"/>&lt;/tr&gt; <text:s/>&lt;tr&gt;</text:p>
      <text:p text:style-name="Preformatted_20_Text"><text:bookmark text:name="line2520"/>&lt;th class="navbox-group" style="background:#B3D9B3; vertical-align:middle; width:120px;"&gt;Sélections&lt;/th&gt;</text:p>
      <text:p text:style-name="Preformatted_20_Text"><text:bookmark text:name="line2521"/>&lt;td class="navbox-list" style="text-align:left;; background:#E6F2E6;"&gt;&lt;div class="liste-horizontale"&gt;</text:p>
      <text:p text:style-name="Preformatted_20_Text"><text:bookmark text:name="line2522"/>&lt;ul&gt;&lt;li&gt;&lt;a class="mw-selflink selflink"&gt;Coupe du monde&lt;/a&gt;&lt;/li&gt;</text:p>
      <text:p text:style-name="Preformatted_20_Text"><text:bookmark text:name="line2523"/>&lt;li&gt;&lt;a href="<text:a xlink:type="simple" xlink:href="view-source:https://fr.wikipedia.org/wiki/Coupe_du_monde_de_football_des_moins_de_20_ans" text:style-name="Internet_20_link" text:visited-style-name="Visited_20_Internet_20_Link">/wiki/Coupe_du_monde_de_football_des_moins_de_20_ans</text:a>" title="Coupe du monde de football des moins de 20 ans"&gt;Coupe du monde -20 ans&lt;/a&gt;&lt;/li&gt;</text:p>
      <text:p text:style-name="Preformatted_20_Text"><text:bookmark text:name="line2524"/>&lt;li&gt;&lt;a href="<text:a xlink:type="simple" xlink:href="view-source:https://fr.wikipedia.org/wiki/Coupe_du_monde_de_football_des_moins_de_17_ans" text:style-name="Internet_20_link" text:visited-style-name="Visited_20_Internet_20_Link">/wiki/Coupe_du_monde_de_football_des_moins_de_17_ans</text:a>" title="Coupe du monde de football des moins de 17 ans"&gt;Coupe du monde -17 ans&lt;/a&gt;&lt;/li&gt;</text:p>
      <text:p text:style-name="Preformatted_20_Text"><text:bookmark text:name="line2525"/>&lt;li&gt;&lt;a href="<text:a xlink:type="simple" xlink:href="view-source:https://fr.wikipedia.org/wiki/Coupe_des_confédérations" text:style-name="Internet_20_link" text:visited-style-name="Visited_20_Internet_20_Link">/wiki/Coupe_des_conf%C3%A9d%C3%A9rations</text:a>" title="Coupe des confédérations"&gt;Coupe des confédérations&lt;/a&gt;&lt;/li&gt;</text:p>
      <text:p text:style-name="Preformatted_20_Text"><text:bookmark text:name="line2526"/>&lt;li&gt;&lt;a href="<text:a xlink:type="simple" xlink:href="view-source:https://fr.wikipedia.org/wiki/Football_aux_Jeux_olympiques" text:style-name="Internet_20_link" text:visited-style-name="Visited_20_Internet_20_Link">/wiki/Football_aux_Jeux_olympiques</text:a>" title="Football aux Jeux olympiques"&gt;Jeux olympiques&lt;/a&gt;&lt;/li&gt;</text:p>
      <text:p text:style-name="Preformatted_20_Text"><text:bookmark text:name="line2527"/>&lt;li&gt;&lt;a href="<text:a xlink:type="simple" xlink:href="view-source:https://fr.wikipedia.org/wiki/FIFA_Interactive_World_Cup" text:style-name="Internet_20_link" text:visited-style-name="Visited_20_Internet_20_Link">/wiki/FIFA_Interactive_World_Cup</text:a>" title="FIFA Interactive World Cup"&gt;FIFA Interactive World Cup&lt;/a&gt;&lt;/li&gt;</text:p>
      <text:p text:style-name="Preformatted_20_Text"><text:bookmark text:name="line2528"/>&lt;li&gt;&lt;a href="<text:a xlink:type="simple" xlink:href="view-source:https://fr.wikipedia.org/wiki/Coupe_du_monde_de_football_de_plage" text:style-name="Internet_20_link" text:visited-style-name="Visited_20_Internet_20_Link">/wiki/Coupe_du_monde_de_football_de_plage</text:a>" title="Coupe du monde de football de plage"&gt;Coupe du monde de football de plage&lt;/a&gt;&lt;/li&gt;</text:p>
      <text:p text:style-name="Preformatted_20_Text"><text:bookmark text:name="line2529"/>&lt;li&gt;&lt;a href="<text:a xlink:type="simple" xlink:href="view-source:https://fr.wikipedia.org/wiki/Coupe_du_monde_de_futsal_FIFA" text:style-name="Internet_20_link" text:visited-style-name="Visited_20_Internet_20_Link">/wiki/Coupe_du_monde_de_futsal_FIFA</text:a>" title="Coupe du monde de futsal FIFA"&gt;Coupe du monde de futsal FIFA&lt;/a&gt;&lt;/li&gt;</text:p>
      <text:p text:style-name="Preformatted_20_Text"><text:bookmark text:name="line2530"/>&lt;li&gt;&lt;a href="<text:a xlink:type="simple" xlink:href="view-source:https://fr.wikipedia.org/wiki/Trophée_Artemio-Franchi" text:style-name="Internet_20_link" text:visited-style-name="Visited_20_Internet_20_Link">/wiki/Troph%C3%A9e_Artemio-Franchi</text:a>" title="Trophée Artemio-Franchi"&gt;Trophée Artemio-Franchi&lt;/a&gt; (1985-1993)&lt;/li&gt;</text:p>
      <text:p text:style-name="Preformatted_20_Text"><text:bookmark text:name="line2531"/>&lt;li&gt;&lt;a href="<text:a xlink:type="simple" xlink:href="view-source:https://fr.wikipedia.org/wiki/Coupe_afro-asiatique_des_nations" text:style-name="Internet_20_link" text:visited-style-name="Visited_20_Internet_20_Link">/wiki/Coupe_afro-asiatique_des_nations</text:a>" title="Coupe afro-asiatique des nations"&gt;Coupe afro-asiatique des nations&lt;/a&gt; (1985-2007)&lt;/li&gt;&lt;/ul&gt;</text:p>
      <text:p text:style-name="Preformatted_20_Text"><text:bookmark text:name="line2532"/>&lt;/div&gt;&lt;/td&gt;</text:p>
      <text:p text:style-name="Preformatted_20_Text"><text:bookmark text:name="line2533"/>&lt;td class="navbox-image" rowspan="4" style="vertical-align:middle;padding-left:7px"&gt;&lt;div class="floatright"&gt;&lt;a href="<text:a xlink:type="simple" xlink:href="view-source:https://fr.wikipedia.org/wiki/Fichier:World_Map_FIFA.svg" text:style-name="Internet_20_link" text:visited-style-name="Visited_20_Internet_20_Link">/wiki/Fichier:World_Map_FIFA.svg</text:a>" class="image"&gt;&lt;img alt="World Map FIFA.svg" src="<text:a xlink:type="simple" xlink:href="view-source:https://upload.wikimedia.org/wikipedia/commons/thumb/2/26/World_Map_FIFA.svg/150px-World_Map_FIFA.svg.png" text:style-name="Internet_20_link" text:visited-style-name="Visited_20_Internet_20_Link">//upload.wikimedia.org/wikipedia/commons/thumb/2/26/World_Map_FIFA.svg/150px-World_Map_FIFA.svg.png</text:a>" width="150" height="66" srcset="//upload.wikimedia.org/wikipedia/commons/thumb/2/26/World_Map_FIFA.svg/225px-World_Map_FIFA.svg.png 1.5x, //upload.wikimedia.org/wikipedia/commons/thumb/2/26/World_Map_FIFA.svg/300px-World_Map_FIFA.svg.png 2x" data-file-width="940" data-file-height="415" /&gt;&lt;/a&gt;&lt;/div&gt;&lt;/td&gt;</text:p>
      <text:p text:style-name="Preformatted_20_Text"><text:bookmark text:name="line2534"/>&lt;/tr&gt; &lt;tr&gt;</text:p>
      <text:p text:style-name="Preformatted_20_Text"><text:bookmark text:name="line2535"/>&lt;th class="navbox-group" style="background:#B3D9B3; vertical-align:middle; width:120px;"&gt;Clubs&lt;/th&gt;</text:p>
      <text:p text:style-name="Preformatted_20_Text"><text:bookmark text:name="line2536"/>&lt;td class="navbox-list navbox-even" style="text-align:left;; background:#E6F2E6;"&gt;&lt;div class="liste-horizontale"&gt;</text:p>
      <text:p text:style-name="Preformatted_20_Text"><text:bookmark text:name="line2537"/>&lt;ul&gt;&lt;li&gt;&lt;a href="<text:a xlink:type="simple" xlink:href="view-source:https://fr.wikipedia.org/wiki/Coupe_du_monde_des_clubs_de_la_FIFA" text:style-name="Internet_20_link" text:visited-style-name="Visited_20_Internet_20_Link">/wiki/Coupe_du_monde_des_clubs_de_la_FIFA</text:a>" title="Coupe du monde des clubs de la FIFA"&gt;Coupe du monde des clubs&lt;/a&gt;&lt;/li&gt;</text:p>
      <text:p text:style-name="Preformatted_20_Text"><text:bookmark text:name="line2538"/>&lt;li&gt;&lt;a href="<text:a xlink:type="simple" xlink:href="view-source:https://fr.wikipedia.org/wiki/Coupe_intercontinentale" text:style-name="Internet_20_link" text:visited-style-name="Visited_20_Internet_20_Link">/wiki/Coupe_intercontinentale</text:a>" title="Coupe intercontinentale"&gt;Coupe intercontinentale&lt;/a&gt; (1960-2004)&lt;/li&gt;</text:p>
      <text:p text:style-name="Preformatted_20_Text"><text:bookmark text:name="line2539"/>&lt;li&gt;&lt;a href="<text:a xlink:type="simple" xlink:href="view-source:https://fr.wikipedia.org/wiki/Supercoupe_des_champions_intercontinentaux" text:style-name="Internet_20_link" text:visited-style-name="Visited_20_Internet_20_Link">/wiki/Supercoupe_des_champions_intercontinentaux</text:a>" title="Supercoupe des champions intercontinentaux"&gt;Supercoupe des champions intercontinentaux&lt;/a&gt; (1968-1969)&lt;/li&gt;</text:p>
      <text:p text:style-name="Preformatted_20_Text"><text:bookmark text:name="line2540"/>&lt;li&gt;&lt;a href="<text:a xlink:type="simple" xlink:href="view-source:https://fr.wikipedia.org/wiki/Coupe_afro-asiatique_des_clubs_de_football" text:style-name="Internet_20_link" text:visited-style-name="Visited_20_Internet_20_Link">/wiki/Coupe_afro-asiatique_des_clubs_de_football</text:a>" title="Coupe afro-asiatique des clubs de football"&gt;Coupe afro-asiatique des clubs de football&lt;/a&gt; (1986-1998)&lt;/li&gt;&lt;/ul&gt;</text:p>
      <text:p text:style-name="Preformatted_20_Text"><text:bookmark text:name="line2541"/>&lt;/div&gt;&lt;/td&gt;</text:p>
      <text:p text:style-name="Preformatted_20_Text"><text:bookmark text:name="line2542"/>&lt;/tr&gt; &lt;tr&gt;</text:p>
      <text:p text:style-name="Preformatted_20_Text"><text:bookmark text:name="line2543"/>&lt;th class="navbox-group" style="background:#B3D9B3; vertical-align:middle; width:120px;"&gt;Prix&lt;/th&gt;</text:p>
      <text:p text:style-name="Preformatted_20_Text"><text:bookmark text:name="line2544"/><text:soft-page-break/>&lt;td class="navbox-list" style="text-align:left;; background:#E6F2E6;"&gt;&lt;div class="liste-horizontale"&gt;</text:p>
      <text:p text:style-name="Preformatted_20_Text"><text:bookmark text:name="line2545"/>&lt;ul&gt;&lt;li&gt;&lt;a href="<text:a xlink:type="simple" xlink:href="view-source:https://fr.wikipedia.org/wiki/Ballon_d%27or" text:style-name="Internet_20_link" text:visited-style-name="Visited_20_Internet_20_Link">/wiki/Ballon_d%27or</text:a>" title="Ballon d&amp;#39;or"&gt;Ballon d'or&lt;/a&gt; / &lt;a href="<text:a xlink:type="simple" xlink:href="view-source:https://fr.wikipedia.org/wiki/Trophée_Kopa" text:style-name="Internet_20_link" text:visited-style-name="Visited_20_Internet_20_Link">/wiki/Troph%C3%A9e_Kopa</text:a>" title="Trophée Kopa"&gt;Trophée Kopa&lt;/a&gt;&lt;/li&gt;</text:p>
      <text:p text:style-name="Preformatted_20_Text"><text:bookmark text:name="line2546"/>&lt;li&gt;&lt;a href="<text:a xlink:type="simple" xlink:href="view-source:https://fr.wikipedia.org/wiki/Meilleur_footballeur_de_l%27année_FIFA" text:style-name="Internet_20_link" text:visited-style-name="Visited_20_Internet_20_Link">/wiki/Meilleur_footballeur_de_l%27ann%C3%A9e_FIFA</text:a>" title="Meilleur footballeur de l&amp;#39;année FIFA"&gt;Meilleur footballeur de l'année FIFA&lt;/a&gt;&lt;/li&gt;</text:p>
      <text:p text:style-name="Preformatted_20_Text"><text:bookmark text:name="line2547"/>&lt;li&gt;&lt;a href="<text:a xlink:type="simple" xlink:href="view-source:https://fr.wikipedia.org/wiki/Soulier_d%27or_européen" text:style-name="Internet_20_link" text:visited-style-name="Visited_20_Internet_20_Link">/wiki/Soulier_d%27or_europ%C3%A9en</text:a>" title="Soulier d&amp;#39;or européen"&gt;Soulier d'or européen&lt;/a&gt;&lt;/li&gt;</text:p>
      <text:p text:style-name="Preformatted_20_Text"><text:bookmark text:name="line2548"/>&lt;li&gt;&lt;a href="<text:a xlink:type="simple" xlink:href="view-source:https://fr.wikipedia.org/wiki/FIFA/FIFPro_World_XI" text:style-name="Internet_20_link" text:visited-style-name="Visited_20_Internet_20_Link">/wiki/FIFA/FIFPro_World_XI</text:a>" title="FIFA/FIFPro World XI"&gt;FIFA/FIFPro World XI&lt;/a&gt;&lt;/li&gt;</text:p>
      <text:p text:style-name="Preformatted_20_Text"><text:bookmark text:name="line2549"/>&lt;li&gt;&lt;a href="<text:a xlink:type="simple" xlink:href="view-source:https://fr.wikipedia.org/wiki/Prix_Puskás_de_la_FIFA" text:style-name="Internet_20_link" text:visited-style-name="Visited_20_Internet_20_Link">/wiki/Prix_Pusk%C3%A1s_de_la_FIFA</text:a>" title="Prix Puskás de la FIFA"&gt;Prix Puskás de la FIFA&lt;/a&gt;&lt;/li&gt;</text:p>
      <text:p text:style-name="Preformatted_20_Text"><text:bookmark text:name="line2550"/>&lt;li&gt;&lt;a href="<text:a xlink:type="simple" xlink:href="view-source:https://fr.wikipedia.org/wiki/FIFA_100" text:style-name="Internet_20_link" text:visited-style-name="Visited_20_Internet_20_Link">/wiki/FIFA_100</text:a>" title="FIFA 100"&gt;FIFA 100&lt;/a&gt;&lt;/li&gt;</text:p>
      <text:p text:style-name="Preformatted_20_Text"><text:bookmark text:name="line2551"/>&lt;li&gt;&lt;a href="<text:a xlink:type="simple" xlink:href="view-source:https://fr.wikipedia.org/wiki/FIFA_World_Cup_Dream_Team" text:style-name="Internet_20_link" text:visited-style-name="Visited_20_Internet_20_Link">/wiki/FIFA_World_Cup_Dream_Team</text:a>" title="FIFA World Cup Dream Team"&gt;FIFA Dream Team&lt;/a&gt;&lt;/li&gt;</text:p>
      <text:p text:style-name="Preformatted_20_Text"><text:bookmark text:name="line2552"/>&lt;li&gt;&lt;a href="<text:a xlink:type="simple" xlink:href="view-source:https://fr.wikipedia.org/wiki/Classement_mondial_de_la_FIFA" text:style-name="Internet_20_link" text:visited-style-name="Visited_20_Internet_20_Link">/wiki/Classement_mondial_de_la_FIFA</text:a>" title="Classement mondial de la FIFA"&gt;Classement mondial masculin FIFA&lt;/a&gt;&lt;/li&gt;</text:p>
      <text:p text:style-name="Preformatted_20_Text"><text:bookmark text:name="line2553"/>&lt;li&gt;&lt;a href="<text:a xlink:type="simple" xlink:href="view-source:https://fr.wikipedia.org/wiki/Classement_mondial_de_football_Elo" text:style-name="Internet_20_link" text:visited-style-name="Visited_20_Internet_20_Link">/wiki/Classement_mondial_de_football_Elo</text:a>" title="Classement mondial de football Elo"&gt;Classement mondial Elo&lt;/a&gt;&lt;/li&gt;</text:p>
      <text:p text:style-name="Preformatted_20_Text"><text:bookmark text:name="line2554"/>&lt;li&gt;&lt;a href="<text:a xlink:type="simple" xlink:href="view-source:https://fr.wikipedia.org/wiki/Prix_d%27entraîneur_de_l%27année_FIFA" text:style-name="Internet_20_link" text:visited-style-name="Visited_20_Internet_20_Link">/wiki/Prix_d%27entra%C3%AEneur_de_l%27ann%C3%A9e_FIFA</text:a>" title="Prix d&amp;#39;entraîneur de l&amp;#39;année FIFA"&gt;Prix d'entraîneur de l'année FIFA&lt;/a&gt;&lt;/li&gt;&lt;/ul&gt;</text:p>
      <text:p text:style-name="Preformatted_20_Text"><text:bookmark text:name="line2555"/>&lt;/div&gt;&lt;/td&gt;</text:p>
      <text:p text:style-name="Preformatted_20_Text"><text:bookmark text:name="line2556"/>&lt;/tr&gt; &lt;tr&gt;</text:p>
      <text:p text:style-name="Preformatted_20_Text"><text:bookmark text:name="line2557"/>&lt;th class="navbox-group" style="background:#B3D9B3; vertical-align:middle; width:120px;"&gt;Confédérations&lt;/th&gt;</text:p>
      <text:p text:style-name="Preformatted_20_Text"><text:bookmark text:name="line2558"/>&lt;td class="navbox-list navbox-even" style="text-align:left;; background:#E6F2E6;"&gt;&lt;table class="navbox-subgroup" style=""&gt;</text:p>
      <text:p text:style-name="Preformatted_20_Text"><text:bookmark text:name="line2559"/>&lt;tbody&gt;&lt;tr&gt;</text:p>
      <text:p text:style-name="Preformatted_20_Text"><text:bookmark text:name="line2560"/>&lt;th class="navbox-group" style="text-align:left; background:#CCE6CC; width:130px;"&gt;&lt;span style="border:1px solid grey; background:#db7093"&gt;&lt;s style="visibility:hidden;color:transparent"&gt;0&lt;/s&gt;&lt;s style="visibility:hidden;color:transparent"&gt;0&lt;/s&gt;&lt;/span&gt;&amp;#160;&lt;a href="<text:a xlink:type="simple" xlink:href="view-source:https://fr.wikipedia.org/wiki/Amérique_du_Nord" text:style-name="Internet_20_link" text:visited-style-name="Visited_20_Internet_20_Link">/wiki/Am%C3%A9rique_du_Nord</text:a>" title="Amérique du Nord"&gt;Amérique du Nord&lt;/a&gt;&lt;/th&gt;</text:p>
      <text:p text:style-name="Preformatted_20_Text"><text:bookmark text:name="line2561"/>&lt;td class="navbox-list" style="text-align:left;;background:#E6F2E6;"&gt;&lt;div class="liste-horizontale"&gt;</text:p>
      <text:p text:style-name="Preformatted_20_Text"><text:bookmark text:name="line2562"/>&lt;ul&gt;&lt;li&gt;&lt;a href="<text:a xlink:type="simple" xlink:href="view-source:https://fr.wikipedia.org/wiki/Confédération_de_football_d%27Amérique_du_Nord,_d%27Amérique_centrale_et_des_Caraïbes" text:style-name="Internet_20_link" text:visited-style-name="Visited_20_Internet_20_Link">/wiki/Conf%C3%A9d%C3%A9ration_de_football_d%27Am%C3%A9rique_du_Nord,_d%27Am%C3%A9rique_centrale_et_des_Cara%C3%AFbes</text:a>" title="Confédération de football d&amp;#39;Amérique du Nord, d&amp;#39;Amérique centrale et des Caraïbes"&gt;CONCACAF&lt;/a&gt;&lt;/li&gt;</text:p>
      <text:p text:style-name="Preformatted_20_Text"><text:bookmark text:name="line2563"/>&lt;li&gt;&lt;a href="<text:a xlink:type="simple" xlink:href="view-source:https://fr.wikipedia.org/wiki/Gold_Cup_(CONCACAF)" text:style-name="Internet_20_link" text:visited-style-name="Visited_20_Internet_20_Link">/wiki/Gold_Cup_(CONCACAF)</text:a>" title="Gold Cup (CONCACAF)"&gt;Gold Cup&lt;/a&gt;&lt;sup&gt;s&lt;/sup&gt;&lt;/li&gt;</text:p>
      <text:p text:style-name="Preformatted_20_Text"><text:bookmark text:name="line2564"/>&lt;li&gt;&lt;a href="<text:a xlink:type="simple" xlink:href="view-source:https://fr.wikipedia.org/wiki/Ligue_des_nations_de_la_CONCACAF" text:style-name="Internet_20_link" text:visited-style-name="Visited_20_Internet_20_Link">/wiki/Ligue_des_nations_de_la_CONCACAF</text:a>" title="Ligue des nations de la CONCACAF"&gt;Ligue des nations&lt;/a&gt;&lt;sup&gt;s&lt;/sup&gt;&lt;/li&gt;</text:p>
      <text:p text:style-name="Preformatted_20_Text"><text:bookmark text:name="line2565"/>&lt;li&gt;&lt;a href="<text:a xlink:type="simple" xlink:href="view-source:https://fr.wikipedia.org/wiki/Ligue_des_champions_de_la_CONCACAF" text:style-name="Internet_20_link" text:visited-style-name="Visited_20_Internet_20_Link">/wiki/Ligue_des_champions_de_la_CONCACAF</text:a>" title="Ligue des champions de la CONCACAF"&gt;Ligue des champions&lt;/a&gt;&lt;sup&gt;c&lt;/sup&gt;&lt;/li&gt;&lt;/ul&gt;</text:p>
      <text:p text:style-name="Preformatted_20_Text"><text:bookmark text:name="line2566"/>&lt;/div&gt;&lt;/td&gt;</text:p>
      <text:p text:style-name="Preformatted_20_Text"><text:bookmark text:name="line2567"/>&lt;/tr&gt; &lt;tr&gt;</text:p>
      <text:p text:style-name="Preformatted_20_Text"><text:bookmark text:name="line2568"/>&lt;th class="navbox-group" style="text-align:left; background:#CCE6CC; width:130px;"&gt;&lt;span style="border:1px solid grey; background:#8fbc8f"&gt;&lt;s style="visibility:hidden;color:transparent"&gt;0&lt;/s&gt;&lt;s style="visibility:hidden;color:transparent"&gt;0&lt;/s&gt;&lt;/span&gt;&amp;#160;&lt;a href="<text:a xlink:type="simple" xlink:href="view-source:https://fr.wikipedia.org/wiki/Amérique_du_Sud" text:style-name="Internet_20_link" text:visited-style-name="Visited_20_Internet_20_Link">/wiki/Am%C3%A9rique_du_Sud</text:a>" title="Amérique du Sud"&gt;Amérique du Sud&lt;/a&gt;&lt;/th&gt;</text:p>
      <text:p text:style-name="Preformatted_20_Text"><text:bookmark text:name="line2569"/>&lt;td class="navbox-list navbox-even" style="text-align:left;;background:#E6F2E6;"&gt;&lt;div class="liste-horizontale"&gt;</text:p>
      <text:p text:style-name="Preformatted_20_Text"><text:bookmark text:name="line2570"/>&lt;ul&gt;&lt;li&gt;&lt;a href="<text:a xlink:type="simple" xlink:href="view-source:https://fr.wikipedia.org/wiki/Confédération_sud-américaine_de_football" text:style-name="Internet_20_link" text:visited-style-name="Visited_20_Internet_20_Link">/wiki/Conf%C3%A9d%C3%A9ration_sud-am%C3%A9ricaine_de_football</text:a>" title="Confédération sud-américaine de football"&gt;CONMEBOL&lt;/a&gt;&lt;/li&gt;</text:p>
      <text:p text:style-name="Preformatted_20_Text"><text:bookmark text:name="line2571"/>&lt;li&gt;&lt;a href="<text:a xlink:type="simple" xlink:href="view-source:https://fr.wikipedia.org/wiki/Copa_América" text:style-name="Internet_20_link" text:visited-style-name="Visited_20_Internet_20_Link">/wiki/Copa_Am%C3%A9rica</text:a>" title="Copa América"&gt;Copa América&lt;/a&gt;&lt;sup&gt;s&lt;/sup&gt;&lt;/li&gt;</text:p>
      <text:p text:style-name="Preformatted_20_Text"><text:bookmark text:name="line2572"/><text:soft-page-break/>&lt;li&gt;&lt;a href="<text:a xlink:type="simple" xlink:href="view-source:https://fr.wikipedia.org/wiki/Copa_Libertadores" text:style-name="Internet_20_link" text:visited-style-name="Visited_20_Internet_20_Link">/wiki/Copa_Libertadores</text:a>" title="Copa Libertadores"&gt;Copa Libertadores&lt;/a&gt;&lt;sup&gt;c&lt;/sup&gt;&lt;/li&gt;&lt;/ul&gt;</text:p>
      <text:p text:style-name="Preformatted_20_Text"><text:bookmark text:name="line2573"/>&lt;/div&gt;&lt;/td&gt;</text:p>
      <text:p text:style-name="Preformatted_20_Text"><text:bookmark text:name="line2574"/>&lt;/tr&gt; &lt;tr&gt;</text:p>
      <text:p text:style-name="Preformatted_20_Text"><text:bookmark text:name="line2575"/>&lt;th class="navbox-group" style="text-align:left; background:#CCE6CC; width:130px;"&gt;&lt;span style="border:1px solid grey; background:#4682b4;"&gt;&lt;s style="visibility:hidden;color:transparent"&gt;0&lt;/s&gt;&lt;s style="visibility:hidden;color:transparent"&gt;0&lt;/s&gt;&lt;/span&gt;&amp;#160;&lt;a href="<text:a xlink:type="simple" xlink:href="view-source:https://fr.wikipedia.org/wiki/Europe" text:style-name="Internet_20_link" text:visited-style-name="Visited_20_Internet_20_Link">/wiki/Europe</text:a>" title="Europe"&gt;Europe&lt;/a&gt;&lt;/th&gt;</text:p>
      <text:p text:style-name="Preformatted_20_Text"><text:bookmark text:name="line2576"/>&lt;td class="navbox-list" style="text-align:left;;background:#E6F2E6;"&gt;&lt;div class="liste-horizontale"&gt;</text:p>
      <text:p text:style-name="Preformatted_20_Text"><text:bookmark text:name="line2577"/>&lt;ul&gt;&lt;li&gt;&lt;a href="<text:a xlink:type="simple" xlink:href="view-source:https://fr.wikipedia.org/wiki/Union_des_associations_européennes_de_football" text:style-name="Internet_20_link" text:visited-style-name="Visited_20_Internet_20_Link">/wiki/Union_des_associations_europ%C3%A9ennes_de_football</text:a>" title="Union des associations européennes de football"&gt;UEFA&lt;/a&gt;&lt;/li&gt;</text:p>
      <text:p text:style-name="Preformatted_20_Text"><text:bookmark text:name="line2578"/>&lt;li&gt;&lt;a href="<text:a xlink:type="simple" xlink:href="view-source:https://fr.wikipedia.org/wiki/Championnat_d%27Europe_de_football" text:style-name="Internet_20_link" text:visited-style-name="Visited_20_Internet_20_Link">/wiki/Championnat_d%27Europe_de_football</text:a>" title="Championnat d&amp;#39;Europe de football"&gt;Championnat d'Europe&lt;/a&gt;&lt;sup&gt;s&lt;/sup&gt;&lt;/li&gt;</text:p>
      <text:p text:style-name="Preformatted_20_Text"><text:bookmark text:name="line2579"/>&lt;li&gt;&lt;a href="<text:a xlink:type="simple" xlink:href="view-source:https://fr.wikipedia.org/wiki/Ligue_des_nations_de_l%27UEFA" text:style-name="Internet_20_link" text:visited-style-name="Visited_20_Internet_20_Link">/wiki/Ligue_des_nations_de_l%27UEFA</text:a>" title="Ligue des nations de l&amp;#39;UEFA"&gt;Ligue des nations&lt;/a&gt;&lt;sup&gt;s&lt;/sup&gt;&lt;/li&gt;</text:p>
      <text:p text:style-name="Preformatted_20_Text"><text:bookmark text:name="line2580"/>&lt;li&gt;&lt;a href="<text:a xlink:type="simple" xlink:href="view-source:https://fr.wikipedia.org/wiki/Ligue_des_champions_de_l%27UEFA" text:style-name="Internet_20_link" text:visited-style-name="Visited_20_Internet_20_Link">/wiki/Ligue_des_champions_de_l%27UEFA</text:a>" title="Ligue des champions de l&amp;#39;UEFA"&gt;Ligue des champions&lt;/a&gt;&lt;sup&gt;c&lt;/sup&gt;&lt;/li&gt;&lt;/ul&gt;</text:p>
      <text:p text:style-name="Preformatted_20_Text"><text:bookmark text:name="line2581"/>&lt;/div&gt;&lt;/td&gt;</text:p>
      <text:p text:style-name="Preformatted_20_Text"><text:bookmark text:name="line2582"/>&lt;/tr&gt; &lt;tr&gt;</text:p>
      <text:p text:style-name="Preformatted_20_Text"><text:bookmark text:name="line2583"/>&lt;th class="navbox-group" style="text-align:left; background:#CCE6CC; width:130px;"&gt;&lt;span style="border:1px solid grey; background:#deb887"&gt;&lt;s style="visibility:hidden;color:transparent"&gt;0&lt;/s&gt;&lt;s style="visibility:hidden;color:transparent"&gt;0&lt;/s&gt;&lt;/span&gt;&amp;#160;&lt;a href="<text:a xlink:type="simple" xlink:href="view-source:https://fr.wikipedia.org/wiki/Afrique" text:style-name="Internet_20_link" text:visited-style-name="Visited_20_Internet_20_Link">/wiki/Afrique</text:a>" title="Afrique"&gt;Afrique&lt;/a&gt;&lt;/th&gt;</text:p>
      <text:p text:style-name="Preformatted_20_Text"><text:bookmark text:name="line2584"/>&lt;td class="navbox-list navbox-even" style="text-align:left;;background:#E6F2E6;"&gt;&lt;div class="liste-horizontale"&gt;</text:p>
      <text:p text:style-name="Preformatted_20_Text"><text:bookmark text:name="line2585"/>&lt;ul&gt;&lt;li&gt;&lt;a href="<text:a xlink:type="simple" xlink:href="view-source:https://fr.wikipedia.org/wiki/Confédération_africaine_de_football" text:style-name="Internet_20_link" text:visited-style-name="Visited_20_Internet_20_Link">/wiki/Conf%C3%A9d%C3%A9ration_africaine_de_football</text:a>" title="Confédération africaine de football"&gt;CAF&lt;/a&gt;&lt;/li&gt;</text:p>
      <text:p text:style-name="Preformatted_20_Text"><text:bookmark text:name="line2586"/>&lt;li&gt;&lt;a href="<text:a xlink:type="simple" xlink:href="view-source:https://fr.wikipedia.org/wiki/Coupe_d%27Afrique_des_nations_de_football" text:style-name="Internet_20_link" text:visited-style-name="Visited_20_Internet_20_Link">/wiki/Coupe_d%27Afrique_des_nations_de_football</text:a>" title="Coupe d&amp;#39;Afrique des nations de football"&gt;Coupe d'Afrique des nations&lt;/a&gt;&lt;sup&gt;s&lt;/sup&gt;&lt;/li&gt;</text:p>
      <text:p text:style-name="Preformatted_20_Text"><text:bookmark text:name="line2587"/>&lt;li&gt;&lt;a href="<text:a xlink:type="simple" xlink:href="view-source:https://fr.wikipedia.org/wiki/Ligue_des_champions_de_la_CAF" text:style-name="Internet_20_link" text:visited-style-name="Visited_20_Internet_20_Link">/wiki/Ligue_des_champions_de_la_CAF</text:a>" title="Ligue des champions de la CAF"&gt;Ligue des champions&lt;/a&gt;&lt;sup&gt;c&lt;/sup&gt;&lt;/li&gt;&lt;/ul&gt;</text:p>
      <text:p text:style-name="Preformatted_20_Text"><text:bookmark text:name="line2588"/>&lt;/div&gt;&lt;/td&gt;</text:p>
      <text:p text:style-name="Preformatted_20_Text"><text:bookmark text:name="line2589"/>&lt;/tr&gt; &lt;tr&gt;</text:p>
      <text:p text:style-name="Preformatted_20_Text"><text:bookmark text:name="line2590"/>&lt;th class="navbox-group" style="text-align:left; background:#CCE6CC; width:130px;"&gt;&lt;span style="border:1px solid grey; background:#ffb6c1;"&gt;&lt;s style="visibility:hidden;color:transparent"&gt;0&lt;/s&gt;&lt;s style="visibility:hidden;color:transparent"&gt;0&lt;/s&gt;&lt;/span&gt;&amp;#160;&lt;a href="<text:a xlink:type="simple" xlink:href="view-source:https://fr.wikipedia.org/wiki/Asie" text:style-name="Internet_20_link" text:visited-style-name="Visited_20_Internet_20_Link">/wiki/Asie</text:a>" title="Asie"&gt;Asie&lt;/a&gt;&lt;/th&gt;</text:p>
      <text:p text:style-name="Preformatted_20_Text"><text:bookmark text:name="line2591"/>&lt;td class="navbox-list" style="text-align:left;;background:#E6F2E6;"&gt;&lt;div class="liste-horizontale"&gt;</text:p>
      <text:p text:style-name="Preformatted_20_Text"><text:bookmark text:name="line2592"/>&lt;ul&gt;&lt;li&gt;&lt;a href="<text:a xlink:type="simple" xlink:href="view-source:https://fr.wikipedia.org/wiki/Confédération_asiatique_de_football" text:style-name="Internet_20_link" text:visited-style-name="Visited_20_Internet_20_Link">/wiki/Conf%C3%A9d%C3%A9ration_asiatique_de_football</text:a>" title="Confédération asiatique de football"&gt;AFC&lt;/a&gt;&lt;/li&gt;</text:p>
      <text:p text:style-name="Preformatted_20_Text"><text:bookmark text:name="line2593"/>&lt;li&gt;&lt;a href="<text:a xlink:type="simple" xlink:href="view-source:https://fr.wikipedia.org/wiki/Coupe_d%27Asie_des_nations_de_football" text:style-name="Internet_20_link" text:visited-style-name="Visited_20_Internet_20_Link">/wiki/Coupe_d%27Asie_des_nations_de_football</text:a>" title="Coupe d&amp;#39;Asie des nations de football"&gt;Coupe d'Asie&lt;/a&gt;&lt;sup&gt;s&lt;/sup&gt;&lt;/li&gt;</text:p>
      <text:p text:style-name="Preformatted_20_Text"><text:bookmark text:name="line2594"/>&lt;li&gt;&lt;a href="<text:a xlink:type="simple" xlink:href="view-source:https://fr.wikipedia.org/wiki/Ligue_des_champions_de_l%27AFC" text:style-name="Internet_20_link" text:visited-style-name="Visited_20_Internet_20_Link">/wiki/Ligue_des_champions_de_l%27AFC</text:a>" title="Ligue des champions de l&amp;#39;AFC"&gt;Ligue des champions&lt;/a&gt;&lt;sup&gt;c&lt;/sup&gt;&lt;/li&gt;&lt;/ul&gt;</text:p>
      <text:p text:style-name="Preformatted_20_Text"><text:bookmark text:name="line2595"/>&lt;/div&gt;&lt;/td&gt;</text:p>
      <text:p text:style-name="Preformatted_20_Text"><text:bookmark text:name="line2596"/>&lt;/tr&gt; &lt;tr&gt;</text:p>
      <text:p text:style-name="Preformatted_20_Text"><text:bookmark text:name="line2597"/>&lt;th class="navbox-group" style="text-align:left; background:#CCE6CC; width:130px;"&gt;&lt;span style="border:1px solid grey; background:#ffd700;"&gt;&lt;s style="visibility:hidden;color:transparent"&gt;0&lt;/s&gt;&lt;s style="visibility:hidden;color:transparent"&gt;0&lt;/s&gt;&lt;/span&gt;&amp;#160;&lt;a href="<text:a xlink:type="simple" xlink:href="view-source:https://fr.wikipedia.org/wiki/Océanie" text:style-name="Internet_20_link" text:visited-style-name="Visited_20_Internet_20_Link">/wiki/Oc%C3%A9anie</text:a>" title="Océanie"&gt;Océanie&lt;/a&gt;&lt;/th&gt;</text:p>
      <text:p text:style-name="Preformatted_20_Text"><text:bookmark text:name="line2598"/>&lt;td class="navbox-list navbox-even" style="text-align:left;;background:#E6F2E6;"&gt;&lt;div class="liste-horizontale"&gt;</text:p>
      <text:p text:style-name="Preformatted_20_Text"><text:bookmark text:name="line2599"/><text:soft-page-break/>&lt;ul&gt;&lt;li&gt;&lt;a href="<text:a xlink:type="simple" xlink:href="view-source:https://fr.wikipedia.org/wiki/Confédération_du_football_d%27Océanie" text:style-name="Internet_20_link" text:visited-style-name="Visited_20_Internet_20_Link">/wiki/Conf%C3%A9d%C3%A9ration_du_football_d%27Oc%C3%A9anie</text:a>" title="Confédération du football d&amp;#39;Océanie"&gt;OFC&lt;/a&gt;&lt;/li&gt;</text:p>
      <text:p text:style-name="Preformatted_20_Text"><text:bookmark text:name="line2600"/>&lt;li&gt;&lt;a href="<text:a xlink:type="simple" xlink:href="view-source:https://fr.wikipedia.org/wiki/Coupe_d%27Océanie_de_football" text:style-name="Internet_20_link" text:visited-style-name="Visited_20_Internet_20_Link">/wiki/Coupe_d%27Oc%C3%A9anie_de_football</text:a>" title="Coupe d&amp;#39;Océanie de football"&gt;Coupe d'Océanie&lt;/a&gt;&lt;sup&gt;s&lt;/sup&gt;&lt;/li&gt;</text:p>
      <text:p text:style-name="Preformatted_20_Text"><text:bookmark text:name="line2601"/>&lt;li&gt;&lt;a href="<text:a xlink:type="simple" xlink:href="view-source:https://fr.wikipedia.org/wiki/Ligue_des_champions_de_l%27OFC" text:style-name="Internet_20_link" text:visited-style-name="Visited_20_Internet_20_Link">/wiki/Ligue_des_champions_de_l%27OFC</text:a>" title="Ligue des champions de l&amp;#39;OFC"&gt;Ligue des champions&lt;/a&gt;&lt;sup&gt;c&lt;/sup&gt;&lt;/li&gt;&lt;/ul&gt;</text:p>
      <text:p text:style-name="Preformatted_20_Text"><text:bookmark text:name="line2602"/>&lt;/div&gt;&lt;/td&gt;</text:p>
      <text:p text:style-name="Preformatted_20_Text"><text:bookmark text:name="line2603"/>&lt;/tr&gt; &lt;tr&gt;</text:p>
      <text:p text:style-name="Preformatted_20_Text"><text:bookmark text:name="line2604"/>&lt;th class="navbox-group" style="text-align:left; background:#CCE6CC; width:130px;"&gt;&lt;span style="border:1px solid grey; background:#D3D3D3;"&gt;&lt;s style="visibility:hidden;color:transparent"&gt;0&lt;/s&gt;&lt;s style="visibility:hidden;color:transparent"&gt;0&lt;/s&gt;&lt;/span&gt;&amp;#160;Hors FIFA&lt;/th&gt;</text:p>
      <text:p text:style-name="Preformatted_20_Text"><text:bookmark text:name="line2605"/>&lt;td class="navbox-list" style="text-align:left;;background:#E6F2E6;"&gt;&lt;div class="liste-horizontale"&gt;</text:p>
      <text:p text:style-name="Preformatted_20_Text"><text:bookmark text:name="line2606"/>&lt;ul&gt;&lt;li&gt;&lt;a href="<text:a xlink:type="simple" xlink:href="view-source:https://fr.wikipedia.org/wiki/NF-Board" text:style-name="Internet_20_link" text:visited-style-name="Visited_20_Internet_20_Link">/wiki/NF-Board</text:a>" title="NF-Board"&gt;NF-Board&lt;/a&gt;&lt;/li&gt;</text:p>
      <text:p text:style-name="Preformatted_20_Text"><text:bookmark text:name="line2607"/>&lt;li&gt;&lt;a href="<text:a xlink:type="simple" xlink:href="view-source:https://fr.wikipedia.org/wiki/Viva_World_Cup" text:style-name="Internet_20_link" text:visited-style-name="Visited_20_Internet_20_Link">/wiki/Viva_World_Cup</text:a>" title="Viva World Cup"&gt;Viva World Cup&lt;/a&gt;&lt;sup&gt;s&lt;/sup&gt;&lt;/li&gt;</text:p>
      <text:p text:style-name="Preformatted_20_Text"><text:bookmark text:name="line2608"/>&lt;li&gt;&lt;a href="<text:a xlink:type="simple" xlink:href="view-source:https://fr.wikipedia.org/wiki/Coupe_du_monde_de_football_ConIFA" text:style-name="Internet_20_link" text:visited-style-name="Visited_20_Internet_20_Link">/wiki/Coupe_du_monde_de_football_ConIFA</text:a>" title="Coupe du monde de football ConIFA"&gt;Coupe du monde de football ConIFA&lt;/a&gt;&lt;sup&gt;s&lt;/sup&gt;&lt;/li&gt;&lt;/ul&gt;</text:p>
      <text:p text:style-name="Preformatted_20_Text"><text:bookmark text:name="line2609"/>&lt;/div&gt;&lt;/td&gt;</text:p>
      <text:p text:style-name="Preformatted_20_Text"><text:bookmark text:name="line2610"/>&lt;/tr&gt; <text:s text:c="22"/></text:p>
      <text:p text:style-name="Preformatted_20_Text"><text:bookmark text:name="line2611"/></text:p>
      <text:p text:style-name="Preformatted_20_Text"><text:bookmark text:name="line2612"/>&lt;/tbody&gt;&lt;/table&gt;&lt;/td&gt;</text:p>
      <text:p text:style-name="Preformatted_20_Text"><text:bookmark text:name="line2613"/>&lt;/tr&gt; <text:s text:c="26"/>&lt;tr&gt;</text:p>
      <text:p text:style-name="Preformatted_20_Text"><text:bookmark text:name="line2614"/>&lt;td class="navbox-banner" style="background:#CCE6CC;" colspan="3"&gt;&lt;b&gt;c&lt;/b&gt;&amp;#160;: compétition majeure entre clubs; &lt;b&gt;s&lt;/b&gt;&amp;#160;: compétition majeure entre sélections&lt;/td&gt;&lt;/tr&gt;&lt;/tbody&gt;&lt;/table&gt;</text:p>
      <text:p text:style-name="Preformatted_20_Text"><text:bookmark text:name="line2615"/>&lt;table class="navbox collapsible noprint autocollapse" data-autocollapse-group="palette" style=""&gt;</text:p>
      <text:p text:style-name="Preformatted_20_Text"><text:bookmark text:name="line2616"/>&lt;tbody&gt;&lt;tr&gt;&lt;th class="navbox-title" colspan="2" style="background:#99cc99;"&gt;&lt;div style="float:left; width:6em; text-align:left"&gt;&lt;div class="noprint plainlinksneverexpand nowrap tnavbar" style="background-color:transparent; padding:0; font-size:xx-small; color:#000000;"&gt;&lt;a href="<text:a xlink:type="simple" xlink:href="view-source:https://fr.wikipedia.org/wiki/Modèle:Palette_FIFA" text:style-name="Internet_20_link" text:visited-style-name="Visited_20_Internet_20_Link">/wiki/Mod%C3%A8le:Palette_FIFA</text:a>" title="Modèle:Palette FIFA"&gt;&lt;abbr class="abbr" title="Voir ce modèle."&gt;v&lt;/abbr&gt;&lt;/a&gt;&amp;#160;· &lt;a class="external text" href="<text:a xlink:type="simple" xlink:href="view-source:https://fr.wikipedia.org/w/index.php?title=Modèle:Palette_FIFA&amp;action=edit" text:style-name="Internet_20_link" text:visited-style-name="Visited_20_Internet_20_Link">//fr.wikipedia.org/w/index.php?title=Mod%C3%A8le:Palette_FIFA&amp;amp;action=edit</text:a>"&gt;&lt;abbr class="abbr" title="Modifier ce modèle. Merci de prévisualiser avant de sauvegarder."&gt;m&lt;/abbr&gt;&lt;/a&gt;&lt;/div&gt;&lt;/div&gt;&lt;div style="font-size:110%"&gt;Fédération internationale de football association (FIFA)&lt;/div&gt;&lt;/th&gt;</text:p>
      <text:p text:style-name="Preformatted_20_Text"><text:bookmark text:name="line2617"/>&lt;/tr&gt; <text:s/>&lt;tr&gt;</text:p>
      <text:p text:style-name="Preformatted_20_Text"><text:bookmark text:name="line2618"/>&lt;th class="navbox-group" style="background:#B3D9B3; vertical-align:middle; width:120px;"&gt;Généralités&lt;/th&gt;</text:p>
      <text:p text:style-name="Preformatted_20_Text"><text:bookmark text:name="line2619"/>&lt;td class="navbox-list" style=""&gt;&lt;div class="liste-horizontale"&gt;</text:p>
      <text:p text:style-name="Preformatted_20_Text"><text:bookmark text:name="line2620"/>&lt;ul&gt;&lt;li&gt;&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Article principal&lt;/a&gt;&lt;/li&gt;</text:p>
      <text:p text:style-name="Preformatted_20_Text"><text:bookmark text:name="line2621"/>&lt;li&gt;&lt;a href="<text:a xlink:type="simple" xlink:href="view-source:https://fr.wikipedia.org/w/index.php?title=Histoire_de_la_FIFA&amp;action=edit&amp;redlink=1" text:style-name="Internet_20_link" text:visited-style-name="Visited_20_Internet_20_Link">/w/index.php?title=Histoire_de_la_FIFA&amp;amp;action=edit&amp;amp;redlink=1</text:a>" class="new" title="Histoire de la FIFA (page inexistante)"&gt;Histoire&lt;/a&gt;&amp;#160;&lt;a href="<text:a xlink:type="simple" xlink:href="view-source:https://en.wikipedia.org/wiki/History_of_FIFA" text:style-name="Internet_20_link" text:visited-style-name="Visited_20_Internet_20_Link">https://en.wikipedia.org/wiki/History_of_FIFA</text:a>" class="extiw" title="en:History of FIFA"&gt;&lt;span class="indicateur-langue" title="Équivalent de l’article «&amp;#32;Histoire de la FIFA&amp;#32;» dans une autre langue"&gt;(en)&lt;/span&gt;&lt;/a&gt;</text:p>
      <text:p text:style-name="Preformatted_20_Text"><text:bookmark text:name="line2622"/>&lt;ul&gt;&lt;li&gt;&lt;a href="<text:a xlink:type="simple" xlink:href="view-source:https://fr.wikipedia.org/wiki/Affaire_de_corruption_à_la_FIFA" text:style-name="Internet_20_link" text:visited-style-name="Visited_20_Internet_20_Link">/wiki/Affaire_de_corruption_%C3%A0_la_FIFA</text:a>" title="Affaire de corruption à la FIFA"&gt;Affaire de corruption de 2015&lt;/a&gt;&lt;/li&gt;&lt;/ul&gt;&lt;/li&gt;</text:p>
      <text:p text:style-name="Preformatted_20_Text"><text:bookmark text:name="line2623"/>&lt;li&gt;&lt;a href="<text:a xlink:type="simple" xlink:href="view-source:https://fr.wikipedia.org/w/index.php?title=Congrès_de_la_FIFA&amp;action=edit&amp;redlink=1" text:style-name="Internet_20_link" text:visited-style-name="Visited_20_Internet_20_Link">/w/index.php?title=Congr%C3%A8s_de_la_FIFA&amp;amp;action=edit&amp;amp;redlink=1</text:a>" class="new" title="Congrès de la FIFA (page inexistante)"&gt;Congrès&lt;/a&gt;&amp;#160;&lt;a href="<text:a xlink:type="simple" xlink:href="view-source:https://en.wikipedia.org/wiki/FIFA_Congress" text:style-name="Internet_20_link" text:visited-style-name="Visited_20_Internet_20_Link">https://en.wikipedia.org/wiki/FIFA_Congress</text:a>" class="extiw" title="en:FIFA <text:soft-page-break/>Congress"&gt;&lt;span class="indicateur-langue" title="Équivalent de l’article «&amp;#32;Congrès de la FIFA&amp;#32;» dans une autre langue"&gt;(en)&lt;/span&gt;&lt;/a&gt;</text:p>
      <text:p text:style-name="Preformatted_20_Text"><text:bookmark text:name="line2624"/>&lt;ul&gt;&lt;li&gt;&lt;a href="<text:a xlink:type="simple" xlink:href="view-source:https://fr.wikipedia.org/wiki/Congrès_de_la_FIFA_de_2015" text:style-name="Internet_20_link" text:visited-style-name="Visited_20_Internet_20_Link">/wiki/Congr%C3%A8s_de_la_FIFA_de_2015</text:a>" title="Congrès de la FIFA de 2015"&gt;Zurich 2015&lt;/a&gt;&lt;/li&gt;&lt;/ul&gt;&lt;/li&gt;</text:p>
      <text:p text:style-name="Preformatted_20_Text"><text:bookmark text:name="line2625"/>&lt;li&gt;&lt;a href="<text:a xlink:type="simple" xlink:href="view-source:https://fr.wikipedia.org/wiki/Hymne_de_la_FIFA" text:style-name="Internet_20_link" text:visited-style-name="Visited_20_Internet_20_Link">/wiki/Hymne_de_la_FIFA</text:a>" title="Hymne de la FIFA"&gt;Hymne&lt;/a&gt;&lt;/li&gt;&lt;/ul&gt;</text:p>
      <text:p text:style-name="Preformatted_20_Text"><text:bookmark text:name="line2626"/>&lt;/div&gt;&lt;/td&gt;</text:p>
      <text:p text:style-name="Preformatted_20_Text"><text:bookmark text:name="line2627"/>&lt;/tr&gt; &lt;tr&gt;</text:p>
      <text:p text:style-name="Preformatted_20_Text"><text:bookmark text:name="line2628"/>&lt;th class="navbox-group" style="background:#B3D9B3; vertical-align:middle; width:120px;"&gt;Compétitions&lt;/th&gt;</text:p>
      <text:p text:style-name="Preformatted_20_Text"><text:bookmark text:name="line2629"/>&lt;td class="navbox-list navbox-even" style="background:#E6F2E6;"&gt;&lt;div class="liste-horizontale"&gt;</text:p>
      <text:p text:style-name="Preformatted_20_Text"><text:bookmark text:name="line2630"/>&lt;ul&gt;&lt;li&gt;&lt;a class="mw-selflink selflink"&gt;Coupe du monde&lt;/a&gt;</text:p>
      <text:p text:style-name="Preformatted_20_Text"><text:bookmark text:name="line2631"/>&lt;ul&gt;&lt;li&gt;&lt;a href="<text:a xlink:type="simple" xlink:href="view-source:https://fr.wikipedia.org/wiki/Récompenses_de_la_Coupe_du_monde_de_football" text:style-name="Internet_20_link" text:visited-style-name="Visited_20_Internet_20_Link">/wiki/R%C3%A9compenses_de_la_Coupe_du_monde_de_football</text:a>" title="Récompenses de la Coupe du monde de football"&gt;Récompenses&lt;/a&gt;&lt;/li&gt;</text:p>
      <text:p text:style-name="Preformatted_20_Text"><text:bookmark text:name="line2632"/>&lt;li&gt;&lt;a href="<text:a xlink:type="simple" xlink:href="view-source:https://fr.wikipedia.org/wiki/Coupe_du_monde_de_football_des_moins_de_20_ans" text:style-name="Internet_20_link" text:visited-style-name="Visited_20_Internet_20_Link">/wiki/Coupe_du_monde_de_football_des_moins_de_20_ans</text:a>" title="Coupe du monde de football des moins de 20 ans"&gt;-20 ans&lt;/a&gt;&lt;/li&gt;</text:p>
      <text:p text:style-name="Preformatted_20_Text"><text:bookmark text:name="line2633"/>&lt;li&gt;&lt;a href="<text:a xlink:type="simple" xlink:href="view-source:https://fr.wikipedia.org/wiki/Coupe_du_monde_de_football_des_moins_de_17_ans" text:style-name="Internet_20_link" text:visited-style-name="Visited_20_Internet_20_Link">/wiki/Coupe_du_monde_de_football_des_moins_de_17_ans</text:a>" title="Coupe du monde de football des moins de 17 ans"&gt;-17 ans&lt;/a&gt;&lt;/li&gt;&lt;/ul&gt;&lt;/li&gt;</text:p>
      <text:p text:style-name="Preformatted_20_Text"><text:bookmark text:name="line2634"/>&lt;li&gt;&lt;a href="<text:a xlink:type="simple" xlink:href="view-source:https://fr.wikipedia.org/wiki/Coupe_des_confédérations" text:style-name="Internet_20_link" text:visited-style-name="Visited_20_Internet_20_Link">/wiki/Coupe_des_conf%C3%A9d%C3%A9rations</text:a>" title="Coupe des confédérations"&gt;Coupe des confédérations&lt;/a&gt;&lt;/li&gt;</text:p>
      <text:p text:style-name="Preformatted_20_Text"><text:bookmark text:name="line2635"/>&lt;li&gt;&lt;a href="<text:a xlink:type="simple" xlink:href="view-source:https://fr.wikipedia.org/wiki/Coupe_du_monde_féminine_de_football" text:style-name="Internet_20_link" text:visited-style-name="Visited_20_Internet_20_Link">/wiki/Coupe_du_monde_f%C3%A9minine_de_football</text:a>" title="Coupe du monde féminine de football"&gt;Coupe du monde féminine&lt;/a&gt;</text:p>
      <text:p text:style-name="Preformatted_20_Text"><text:bookmark text:name="line2636"/>&lt;ul&gt;&lt;li&gt;&lt;a href="<text:a xlink:type="simple" xlink:href="view-source:https://fr.wikipedia.org/wiki/Coupe_du_monde_féminine_de_football_des_moins_de_20_ans" text:style-name="Internet_20_link" text:visited-style-name="Visited_20_Internet_20_Link">/wiki/Coupe_du_monde_f%C3%A9minine_de_football_des_moins_de_20_ans</text:a>" title="Coupe du monde féminine de football des moins de 20 ans"&gt;-20 ans&lt;/a&gt;&lt;/li&gt;</text:p>
      <text:p text:style-name="Preformatted_20_Text"><text:bookmark text:name="line2637"/>&lt;li&gt;&lt;a href="<text:a xlink:type="simple" xlink:href="view-source:https://fr.wikipedia.org/wiki/Coupe_du_monde_féminine_de_football_des_moins_de_17_ans" text:style-name="Internet_20_link" text:visited-style-name="Visited_20_Internet_20_Link">/wiki/Coupe_du_monde_f%C3%A9minine_de_football_des_moins_de_17_ans</text:a>" title="Coupe du monde féminine de football des moins de 17 ans"&gt;-17 ans&lt;/a&gt;&lt;/li&gt;&lt;/ul&gt;&lt;/li&gt;</text:p>
      <text:p text:style-name="Preformatted_20_Text"><text:bookmark text:name="line2638"/>&lt;li&gt;&lt;a href="<text:a xlink:type="simple" xlink:href="view-source:https://fr.wikipedia.org/wiki/Football_aux_Jeux_olympiques" text:style-name="Internet_20_link" text:visited-style-name="Visited_20_Internet_20_Link">/wiki/Football_aux_Jeux_olympiques</text:a>" title="Football aux Jeux olympiques"&gt;Football aux Jeux olympiques&lt;/a&gt;&lt;/li&gt;</text:p>
      <text:p text:style-name="Preformatted_20_Text"><text:bookmark text:name="line2639"/>&lt;li&gt;&lt;a href="<text:a xlink:type="simple" xlink:href="view-source:https://fr.wikipedia.org/wiki/Classement_mondial_de_la_FIFA" text:style-name="Internet_20_link" text:visited-style-name="Visited_20_Internet_20_Link">/wiki/Classement_mondial_de_la_FIFA</text:a>" title="Classement mondial de la FIFA"&gt;Classement mondial masculin&lt;/a&gt; et &lt;a href="<text:a xlink:type="simple" xlink:href="view-source:https://fr.wikipedia.org/wiki/Classement_mondial_féminin_de_la_FIFA" text:style-name="Internet_20_link" text:visited-style-name="Visited_20_Internet_20_Link">/wiki/Classement_mondial_f%C3%A9minin_de_la_FIFA</text:a>" title="Classement mondial féminin de la FIFA"&gt;féminin&lt;/a&gt;&lt;/li&gt;&lt;/ul&gt;</text:p>
      <text:p text:style-name="Preformatted_20_Text"><text:bookmark text:name="line2640"/>&lt;/div&gt;&lt;/td&gt;</text:p>
      <text:p text:style-name="Preformatted_20_Text"><text:bookmark text:name="line2641"/>&lt;/tr&gt; &lt;tr&gt;</text:p>
      <text:p text:style-name="Preformatted_20_Text"><text:bookmark text:name="line2642"/>&lt;th class="navbox-group" style="background:#B3D9B3; vertical-align:middle; width:120px;"&gt;Récompenses&lt;/th&gt;</text:p>
      <text:p text:style-name="Preformatted_20_Text"><text:bookmark text:name="line2643"/>&lt;td class="navbox-list" style=""&gt;&lt;div class="liste-horizontale"&gt;</text:p>
      <text:p text:style-name="Preformatted_20_Text"><text:bookmark text:name="line2644"/>&lt;ul&gt;&lt;li&gt;&lt;a href="<text:a xlink:type="simple" xlink:href="view-source:https://fr.wikipedia.org/wiki/FIFA_Ballon_d%27or" text:style-name="Internet_20_link" text:visited-style-name="Visited_20_Internet_20_Link">/wiki/FIFA_Ballon_d%27or</text:a>" title="FIFA Ballon d&amp;#39;or"&gt;FIFA Ballon d'or&lt;/a&gt;&lt;/li&gt;</text:p>
      <text:p text:style-name="Preformatted_20_Text"><text:bookmark text:name="line2645"/>&lt;li&gt;&lt;a href="<text:a xlink:type="simple" xlink:href="view-source:https://fr.wikipedia.org/wiki/Meilleur_footballeur_de_l%27année_FIFA" text:style-name="Internet_20_link" text:visited-style-name="Visited_20_Internet_20_Link">/wiki/Meilleur_footballeur_de_l%27ann%C3%A9e_FIFA</text:a>" title="Meilleur footballeur de l&amp;#39;année FIFA"&gt;Meilleurs footballeurs de l'année&lt;/a&gt;&lt;/li&gt;</text:p>
      <text:p text:style-name="Preformatted_20_Text"><text:bookmark text:name="line2646"/>&lt;li&gt;&lt;a href="<text:a xlink:type="simple" xlink:href="view-source:https://fr.wikipedia.org/wiki/Prix_d%27entraîneur_de_l%27année_FIFA" text:style-name="Internet_20_link" text:visited-style-name="Visited_20_Internet_20_Link">/wiki/Prix_d%27entra%C3%AEneur_de_l%27ann%C3%A9e_FIFA</text:a>" title="Prix d&amp;#39;entraîneur de l&amp;#39;année FIFA"&gt;Prix d'entraîneur de l'année&lt;/a&gt;&lt;/li&gt;</text:p>
      <text:p text:style-name="Preformatted_20_Text"><text:bookmark text:name="line2647"/>&lt;li&gt;&lt;a href="<text:a xlink:type="simple" xlink:href="view-source:https://fr.wikipedia.org/wiki/Prix_Puskás_de_la_FIFA" text:style-name="Internet_20_link" text:visited-style-name="Visited_20_Internet_20_Link">/wiki/Prix_Pusk%C3%A1s_de_la_FIFA</text:a>" title="Prix Puskás de la FIFA"&gt;Prix Puskás&lt;/a&gt;&lt;/li&gt;</text:p>
      <text:p text:style-name="Preformatted_20_Text"><text:bookmark text:name="line2648"/>&lt;li&gt;&lt;a href="<text:a xlink:type="simple" xlink:href="view-source:https://fr.wikipedia.org/w/index.php?title=Prix_du_Développement_de_la_FIFA&amp;action=edit&amp;redlink=1" text:style-name="Internet_20_link" text:visited-style-name="Visited_20_Internet_20_Link">/w/index.php?title=Prix_du_D%C3%A9veloppement_de_la_FIFA&amp;amp;action=edit&amp;amp;redlink=1</text:a>" class="new" title="Prix du Développement de la FIFA (page inexistante)"&gt;Prix du développement&lt;/a&gt;&amp;#160;&lt;a href="<text:a xlink:type="simple" xlink:href="view-source:https://en.wikipedia.org/wiki/FIFA_Development_Award" text:style-name="Internet_20_link" text:visited-style-name="Visited_20_Internet_20_Link">https://en.wikipedia.org/wiki/FIFA_Development_Award</text:a>" class="extiw" title="en:FIFA Development Award"&gt;&lt;span class="indicateur-langue" title="Équivalent de l’article «&amp;#32;Prix du Développement de la FIFA&amp;#32;» dans une autre langue"&gt;(en)&lt;/span&gt;&lt;/a&gt;&lt;/li&gt;</text:p>
      <text:p text:style-name="Preformatted_20_Text"><text:bookmark text:name="line2649"/>&lt;li&gt;&lt;a href="<text:a xlink:type="simple" xlink:href="view-source:https://fr.wikipedia.org/w/index.php?title=Prix_du_Fair-play_de_la_FIFA&amp;action=edit&amp;redlink=1" text:style-name="Internet_20_link" text:visited-style-name="Visited_20_Internet_20_Link">/w/index.php?title=Prix_du_Fair-play_de_la_FIFA&amp;amp;action=edit&amp;amp;redlink=1</text:a>" class="new" title="Prix du Fair-play de la FIFA (page inexistante)"&gt;Prix du Fair-play&lt;/a&gt;&amp;#160;&lt;a href="<text:a xlink:type="simple" xlink:href="view-source:https://en.wikipedia.org/wiki/FIFA_Fair_Play_Award" text:style-name="Internet_20_link" text:visited-style-name="Visited_20_Internet_20_Link">https://en.wikipedia.org/wiki/FIFA_Fair_Play_Award</text:a>" class="extiw" title="en:FIFA Fair Play Award"&gt;&lt;span class="indicateur-langue" title="Équivalent <text:soft-page-break/>de l’article «&amp;#32;Prix du Fair-play de la FIFA&amp;#32;» dans une autre langue"&gt;(en)&lt;/span&gt;&lt;/a&gt;&lt;/li&gt;</text:p>
      <text:p text:style-name="Preformatted_20_Text"><text:bookmark text:name="line2650"/>&lt;li&gt;&lt;a href="<text:a xlink:type="simple" xlink:href="view-source:https://fr.wikipedia.org/w/index.php?title=Ordre_du_mérite_de_la_FIFA&amp;action=edit&amp;redlink=1" text:style-name="Internet_20_link" text:visited-style-name="Visited_20_Internet_20_Link">/w/index.php?title=Ordre_du_m%C3%A9rite_de_la_FIFA&amp;amp;action=edit&amp;amp;redlink=1</text:a>" class="new" title="Ordre du mérite de la FIFA (page inexistante)"&gt;Ordre du mérite&lt;/a&gt;&amp;#160;&lt;a href="<text:a xlink:type="simple" xlink:href="view-source:https://en.wikipedia.org/wiki/FIFA_Order_of_Merit" text:style-name="Internet_20_link" text:visited-style-name="Visited_20_Internet_20_Link">https://en.wikipedia.org/wiki/FIFA_Order_of_Merit</text:a>" class="extiw" title="en:FIFA Order of Merit"&gt;&lt;span class="indicateur-langue" title="Équivalent de l’article «&amp;#32;Ordre du mérite de la FIFA&amp;#32;» dans une autre langue"&gt;(en)&lt;/span&gt;&lt;/a&gt;&lt;/li&gt;</text:p>
      <text:p text:style-name="Preformatted_20_Text"><text:bookmark text:name="line2651"/>&lt;li&gt;&lt;a href="<text:a xlink:type="simple" xlink:href="view-source:https://fr.wikipedia.org/w/index.php?title=Prix_du_Président_de_la_FIFA&amp;action=edit&amp;redlink=1" text:style-name="Internet_20_link" text:visited-style-name="Visited_20_Internet_20_Link">/w/index.php?title=Prix_du_Pr%C3%A9sident_de_la_FIFA&amp;amp;action=edit&amp;amp;redlink=1</text:a>" class="new" title="Prix du Président de la FIFA (page inexistante)"&gt;Prix du président&lt;/a&gt;&amp;#160;&lt;a href="<text:a xlink:type="simple" xlink:href="view-source:https://en.wikipedia.org/wiki/FIFA_Presidential_Award" text:style-name="Internet_20_link" text:visited-style-name="Visited_20_Internet_20_Link">https://en.wikipedia.org/wiki/FIFA_Presidential_Award</text:a>" class="extiw" title="en:FIFA Presidential Award"&gt;&lt;span class="indicateur-langue" title="Équivalent de l’article «&amp;#32;Prix du Président de la FIFA&amp;#32;» dans une autre langue"&gt;(en)&lt;/span&gt;&lt;/a&gt;&lt;/li&gt;&lt;/ul&gt;</text:p>
      <text:p text:style-name="Preformatted_20_Text"><text:bookmark text:name="line2652"/>&lt;/div&gt; &lt;div class="liste-horizontale"&gt;</text:p>
      <text:p text:style-name="Preformatted_20_Text"><text:bookmark text:name="line2653"/>&lt;ul&gt;&lt;li&gt;&lt;abbr class="abbr" title="Vingtième"&gt;XX&lt;sup&gt;e&lt;/sup&gt;&lt;/abbr&gt; siècle&amp;#160;: &lt;a href="<text:a xlink:type="simple" xlink:href="view-source:https://fr.wikipedia.org/wiki/FIFA_100" text:style-name="Internet_20_link" text:visited-style-name="Visited_20_Internet_20_Link">/wiki/FIFA_100</text:a>" title="FIFA 100"&gt;FIFA 100&lt;/a&gt; (2004)&lt;/li&gt;</text:p>
      <text:p text:style-name="Preformatted_20_Text"><text:bookmark text:name="line2654"/>&lt;li&gt;&lt;a href="<text:a xlink:type="simple" xlink:href="view-source:https://fr.wikipedia.org/w/index.php?title=Joueur_du_siècle_selon_la_FIFA&amp;action=edit&amp;redlink=1" text:style-name="Internet_20_link" text:visited-style-name="Visited_20_Internet_20_Link">/w/index.php?title=Joueur_du_si%C3%A8cle_selon_la_FIFA&amp;amp;action=edit&amp;amp;redlink=1</text:a>" class="new" title="Joueur du siècle selon la FIFA (page inexistante)"&gt;Joueur&lt;/a&gt;&amp;#160;&lt;a href="<text:a xlink:type="simple" xlink:href="view-source:https://en.wikipedia.org/wiki/FIFA_Player_of_the_Century" text:style-name="Internet_20_link" text:visited-style-name="Visited_20_Internet_20_Link">https://en.wikipedia.org/wiki/FIFA_Player_of_the_Century</text:a>" class="extiw" title="en:FIFA Player of the Century"&gt;&lt;span class="indicateur-langue" title="Équivalent de l’article «&amp;#32;Joueur du siècle selon la FIFA&amp;#32;» dans une autre langue"&gt;(en)&lt;/span&gt;&lt;/a&gt; et &lt;a href="<text:a xlink:type="simple" xlink:href="view-source:https://fr.wikipedia.org/w/index.php?title=Joueuse_du_siècle_selon_la_FIFA&amp;action=edit&amp;redlink=1" text:style-name="Internet_20_link" text:visited-style-name="Visited_20_Internet_20_Link">/w/index.php?title=Joueuse_du_si%C3%A8cle_selon_la_FIFA&amp;amp;action=edit&amp;amp;redlink=1</text:a>" class="new" title="Joueuse du siècle selon la FIFA (page inexistante)"&gt;Joueuse du siècle&lt;/a&gt;&amp;#160;&lt;a href="<text:a xlink:type="simple" xlink:href="view-source:https://en.wikipedia.org/wiki/FIFA_Female_Player_of_the_Century" text:style-name="Internet_20_link" text:visited-style-name="Visited_20_Internet_20_Link">https://en.wikipedia.org/wiki/FIFA_Female_Player_of_the_Century</text:a>" class="extiw" title="en:FIFA Female Player of the Century"&gt;&lt;span class="indicateur-langue" title="Équivalent de l’article «&amp;#32;Joueuse du siècle selon la FIFA&amp;#32;» dans une autre langue"&gt;(en)&lt;/span&gt;&lt;/a&gt; (2000)&lt;/li&gt;</text:p>
      <text:p text:style-name="Preformatted_20_Text"><text:bookmark text:name="line2655"/>&lt;li&gt;&lt;a href="<text:a xlink:type="simple" xlink:href="view-source:https://fr.wikipedia.org/wiki/Équipe_mondiale_du_XXe_siècle" text:style-name="Internet_20_link" text:visited-style-name="Visited_20_Internet_20_Link">/wiki/%C3%89quipe_mondiale_du_XXe_si%C3%A8cle</text:a>" title="Équipe mondiale du XXe siècle"&gt;Équipe mondiale du siècle&lt;/a&gt; (1998)&lt;/li&gt;</text:p>
      <text:p text:style-name="Preformatted_20_Text"><text:bookmark text:name="line2656"/>&lt;li&gt;&lt;a href="<text:a xlink:type="simple" xlink:href="view-source:https://fr.wikipedia.org/wiki/Liste_des_meilleurs_clubs_de_football_du_XXe_siècle_selon_la_FIFA" text:style-name="Internet_20_link" text:visited-style-name="Visited_20_Internet_20_Link">/wiki/Liste_des_meilleurs_clubs_de_football_du_XXe_si%C3%A8cle_selon_la_FIFA</text:a>" title="Liste des meilleurs clubs de football du XXe siècle selon la FIFA"&gt;Meilleurs clubs de football du siècle&lt;/a&gt; (2000)&lt;/li&gt;&lt;/ul&gt;</text:p>
      <text:p text:style-name="Preformatted_20_Text"><text:bookmark text:name="line2657"/>&lt;/div&gt;&lt;/td&gt;</text:p>
      <text:p text:style-name="Preformatted_20_Text"><text:bookmark text:name="line2658"/>&lt;/tr&gt; &lt;tr&gt;</text:p>
      <text:p text:style-name="Preformatted_20_Text"><text:bookmark text:name="line2659"/>&lt;th class="navbox-group" style="background:#B3D9B3; vertical-align:middle; width:120px;"&gt;Présidents&lt;/th&gt;</text:p>
      <text:p text:style-name="Preformatted_20_Text"><text:bookmark text:name="line2660"/>&lt;td class="navbox-list navbox-even" style="background:#E6F2E6;"&gt;&lt;div class="liste-horizontale"&gt;</text:p>
      <text:p text:style-name="Preformatted_20_Text"><text:bookmark text:name="line2661"/>&lt;ul&gt;&lt;li&gt;&lt;a href="<text:a xlink:type="simple" xlink:href="view-source:https://fr.wikipedia.org/wiki/Robert_Guérin" text:style-name="Internet_20_link" text:visited-style-name="Visited_20_Internet_20_Link">/wiki/Robert_Gu%C3%A9rin</text:a>" title="Robert Guérin"&gt;Robert Guérin&lt;/a&gt; (1904-1906)&lt;/li&gt;</text:p>
      <text:p text:style-name="Preformatted_20_Text"><text:bookmark text:name="line2662"/>&lt;li&gt;&lt;a href="<text:a xlink:type="simple" xlink:href="view-source:https://fr.wikipedia.org/wiki/Daniel_Burley_Woolfall" text:style-name="Internet_20_link" text:visited-style-name="Visited_20_Internet_20_Link">/wiki/Daniel_Burley_Woolfall</text:a>" title="Daniel Burley Woolfall"&gt;Daniel Burley Woolfall&lt;/a&gt; (1906-1918)&lt;/li&gt;</text:p>
      <text:p text:style-name="Preformatted_20_Text"><text:bookmark text:name="line2663"/>&lt;li&gt;&lt;a href="<text:a xlink:type="simple" xlink:href="view-source:https://fr.wikipedia.org/wiki/Jules_Rimet" text:style-name="Internet_20_link" text:visited-style-name="Visited_20_Internet_20_Link">/wiki/Jules_Rimet</text:a>" title="Jules Rimet"&gt;Jules Rimet&lt;/a&gt; (1921-1954)&lt;/li&gt;</text:p>
      <text:p text:style-name="Preformatted_20_Text"><text:bookmark text:name="line2664"/>&lt;li&gt;&lt;a href="<text:a xlink:type="simple" xlink:href="view-source:https://fr.wikipedia.org/wiki/Rodolphe_William_Seeldrayers" text:style-name="Internet_20_link" text:visited-style-name="Visited_20_Internet_20_Link">/wiki/Rodolphe_William_Seeldrayers</text:a>" title="Rodolphe William Seeldrayers"&gt;Rodolphe Seeldrayers&lt;/a&gt; (1954-1955)&lt;/li&gt;</text:p>
      <text:p text:style-name="Preformatted_20_Text"><text:bookmark text:name="line2665"/>&lt;li&gt;&lt;a href="<text:a xlink:type="simple" xlink:href="view-source:https://fr.wikipedia.org/wiki/Arthur_Drewry" text:style-name="Internet_20_link" text:visited-style-name="Visited_20_Internet_20_Link">/wiki/Arthur_Drewry</text:a>" title="Arthur Drewry"&gt;Arthur Drewry&lt;/a&gt; (1955-1961)&lt;/li&gt;</text:p>
      <text:p text:style-name="Preformatted_20_Text"><text:bookmark text:name="line2666"/>&lt;li&gt;&lt;a href="<text:a xlink:type="simple" xlink:href="view-source:https://fr.wikipedia.org/wiki/Stanley_Rous" text:style-name="Internet_20_link" text:visited-style-name="Visited_20_Internet_20_Link">/wiki/Stanley_Rous</text:a>" title="Stanley Rous"&gt;Stanley Rous&lt;/a&gt; (1961-1974)&lt;/li&gt;</text:p>
      <text:p text:style-name="Preformatted_20_Text"><text:bookmark text:name="line2667"/>&lt;li&gt;&lt;a href="<text:a xlink:type="simple" xlink:href="view-source:https://fr.wikipedia.org/wiki/João_Havelange" text:style-name="Internet_20_link" text:visited-style-name="Visited_20_Internet_20_Link">/wiki/Jo%C3%A3o_Havelange</text:a>" title="João Havelange"&gt;João Havelange&lt;/a&gt; (1974-1998)&lt;/li&gt;</text:p>
      <text:p text:style-name="Preformatted_20_Text"><text:bookmark text:name="line2668"/>&lt;li&gt;&lt;a href="<text:a xlink:type="simple" xlink:href="view-source:https://fr.wikipedia.org/wiki/Sepp_Blatter" text:style-name="Internet_20_link" text:visited-style-name="Visited_20_Internet_20_Link">/wiki/Sepp_Blatter</text:a>" title="Sepp Blatter"&gt;Sepp Blatter&lt;/a&gt; (1998-2016)&lt;/li&gt;</text:p>
      <text:p text:style-name="Preformatted_20_Text"><text:bookmark text:name="line2669"/><text:soft-page-break/>&lt;li&gt;&lt;a href="<text:a xlink:type="simple" xlink:href="view-source:https://fr.wikipedia.org/wiki/Gianni_Infantino" text:style-name="Internet_20_link" text:visited-style-name="Visited_20_Internet_20_Link">/wiki/Gianni_Infantino</text:a>" title="Gianni Infantino"&gt;Gianni Infantino&lt;/a&gt; (2016-)&lt;/li&gt;&lt;/ul&gt;</text:p>
      <text:p text:style-name="Preformatted_20_Text"><text:bookmark text:name="line2670"/>&lt;/div&gt;&lt;/td&gt;</text:p>
      <text:p text:style-name="Preformatted_20_Text"><text:bookmark text:name="line2671"/>&lt;/tr&gt; &lt;tr&gt;</text:p>
      <text:p text:style-name="Preformatted_20_Text"><text:bookmark text:name="line2672"/>&lt;th class="navbox-group" style="background:#B3D9B3; vertical-align:middle; width:120px;"&gt;Secrétaires généraux&lt;/th&gt;</text:p>
      <text:p text:style-name="Preformatted_20_Text"><text:bookmark text:name="line2673"/>&lt;td class="navbox-list" style=""&gt;&lt;div class="liste-horizontale"&gt;</text:p>
      <text:p text:style-name="Preformatted_20_Text"><text:bookmark text:name="line2674"/>&lt;ul&gt;&lt;li&gt;&lt;a href="<text:a xlink:type="simple" xlink:href="view-source:https://fr.wikipedia.org/w/index.php?title=Louis_Muhlinghaus&amp;action=edit&amp;redlink=1" text:style-name="Internet_20_link" text:visited-style-name="Visited_20_Internet_20_Link">/w/index.php?title=Louis_Muhlinghaus&amp;amp;action=edit&amp;amp;redlink=1</text:a>" class="new" title="Louis Muhlinghaus (page inexistante)"&gt;Louis Muhlinghaus&lt;/a&gt; (1904-1906)&lt;/li&gt;</text:p>
      <text:p text:style-name="Preformatted_20_Text"><text:bookmark text:name="line2675"/>&lt;li&gt;&lt;a href="<text:a xlink:type="simple" xlink:href="view-source:https://fr.wikipedia.org/wiki/Cornelis_Hirschman" text:style-name="Internet_20_link" text:visited-style-name="Visited_20_Internet_20_Link">/wiki/Cornelis_Hirschman</text:a>" title="Cornelis Hirschman"&gt;Cornelis Hirschman&lt;/a&gt; (1906-1931)&lt;/li&gt;</text:p>
      <text:p text:style-name="Preformatted_20_Text"><text:bookmark text:name="line2676"/>&lt;li&gt;&lt;a href="<text:a xlink:type="simple" xlink:href="view-source:https://fr.wikipedia.org/w/index.php?title=Ivo_Schricker&amp;action=edit&amp;redlink=1" text:style-name="Internet_20_link" text:visited-style-name="Visited_20_Internet_20_Link">/w/index.php?title=Ivo_Schricker&amp;amp;action=edit&amp;amp;redlink=1</text:a>" class="new" title="Ivo Schricker (page inexistante)"&gt;Ivo Schricker&lt;/a&gt; (1932-1951)&lt;/li&gt;</text:p>
      <text:p text:style-name="Preformatted_20_Text"><text:bookmark text:name="line2677"/>&lt;li&gt;&lt;a href="<text:a xlink:type="simple" xlink:href="view-source:https://fr.wikipedia.org/w/index.php?title=Kurt_Gassmann&amp;action=edit&amp;redlink=1" text:style-name="Internet_20_link" text:visited-style-name="Visited_20_Internet_20_Link">/w/index.php?title=Kurt_Gassmann&amp;amp;action=edit&amp;amp;redlink=1</text:a>" class="new" title="Kurt Gassmann (page inexistante)"&gt;Kurt Gassmann&lt;/a&gt; (1951-1960)&lt;/li&gt;</text:p>
      <text:p text:style-name="Preformatted_20_Text"><text:bookmark text:name="line2678"/>&lt;li&gt;&lt;a href="<text:a xlink:type="simple" xlink:href="view-source:https://fr.wikipedia.org/w/index.php?title=Helmut_Käser&amp;action=edit&amp;redlink=1" text:style-name="Internet_20_link" text:visited-style-name="Visited_20_Internet_20_Link">/w/index.php?title=Helmut_K%C3%A4ser&amp;amp;action=edit&amp;amp;redlink=1</text:a>" class="new" title="Helmut Käser (page inexistante)"&gt;Helmut Käser&lt;/a&gt; (1961-1981)&lt;/li&gt;</text:p>
      <text:p text:style-name="Preformatted_20_Text"><text:bookmark text:name="line2679"/>&lt;li&gt;&lt;a href="<text:a xlink:type="simple" xlink:href="view-source:https://fr.wikipedia.org/wiki/Sepp_Blatter" text:style-name="Internet_20_link" text:visited-style-name="Visited_20_Internet_20_Link">/wiki/Sepp_Blatter</text:a>" title="Sepp Blatter"&gt;Sepp Blatter&lt;/a&gt; (1981-1998)&lt;/li&gt;</text:p>
      <text:p text:style-name="Preformatted_20_Text"><text:bookmark text:name="line2680"/>&lt;li&gt;&lt;a href="<text:a xlink:type="simple" xlink:href="view-source:https://fr.wikipedia.org/w/index.php?title=Michel_Zen-Ruffinen&amp;action=edit&amp;redlink=1" text:style-name="Internet_20_link" text:visited-style-name="Visited_20_Internet_20_Link">/w/index.php?title=Michel_Zen-Ruffinen&amp;amp;action=edit&amp;amp;redlink=1</text:a>" class="new" title="Michel Zen-Ruffinen (page inexistante)"&gt;Michel Zen-Ruffinen&lt;/a&gt; (1998-2002)&lt;/li&gt;</text:p>
      <text:p text:style-name="Preformatted_20_Text"><text:bookmark text:name="line2681"/>&lt;li&gt;&lt;a href="<text:a xlink:type="simple" xlink:href="view-source:https://fr.wikipedia.org/w/index.php?title=Urs_Linsi&amp;action=edit&amp;redlink=1" text:style-name="Internet_20_link" text:visited-style-name="Visited_20_Internet_20_Link">/w/index.php?title=Urs_Linsi&amp;amp;action=edit&amp;amp;redlink=1</text:a>" class="new" title="Urs Linsi (page inexistante)"&gt;Urs Linsi&lt;/a&gt; (2002-2007)&lt;/li&gt;</text:p>
      <text:p text:style-name="Preformatted_20_Text"><text:bookmark text:name="line2682"/>&lt;li&gt;&lt;a href="<text:a xlink:type="simple" xlink:href="view-source:https://fr.wikipedia.org/wiki/Jérôme_Valcke" text:style-name="Internet_20_link" text:visited-style-name="Visited_20_Internet_20_Link">/wiki/J%C3%A9r%C3%B4me_Valcke</text:a>" title="Jérôme Valcke"&gt;Jérôme Valcke&lt;/a&gt; (2007-2015)&lt;/li&gt;</text:p>
      <text:p text:style-name="Preformatted_20_Text"><text:bookmark text:name="line2683"/>&lt;li&gt;&lt;i&gt;&lt;a href="<text:a xlink:type="simple" xlink:href="view-source:https://fr.wikipedia.org/w/index.php?title=Markus_Kattner&amp;action=edit&amp;redlink=1" text:style-name="Internet_20_link" text:visited-style-name="Visited_20_Internet_20_Link">/w/index.php?title=Markus_Kattner&amp;amp;action=edit&amp;amp;redlink=1</text:a>" class="new" title="Markus Kattner (page inexistante)"&gt;Markus Kattner&lt;/a&gt;&lt;/i&gt; (2015-2016)&lt;/li&gt;</text:p>
      <text:p text:style-name="Preformatted_20_Text"><text:bookmark text:name="line2684"/>&lt;li&gt;&lt;a href="<text:a xlink:type="simple" xlink:href="view-source:https://fr.wikipedia.org/wiki/Fatma_Samoura" text:style-name="Internet_20_link" text:visited-style-name="Visited_20_Internet_20_Link">/wiki/Fatma_Samoura</text:a>" title="Fatma Samoura"&gt;Fatma Samoura&lt;/a&gt; (depuis 2016)&lt;/li&gt;&lt;/ul&gt;</text:p>
      <text:p text:style-name="Preformatted_20_Text"><text:bookmark text:name="line2685"/>&lt;/div&gt;&lt;/td&gt;</text:p>
      <text:p text:style-name="Preformatted_20_Text"><text:bookmark text:name="line2686"/>&lt;/tr&gt; &lt;tr&gt;</text:p>
      <text:p text:style-name="Preformatted_20_Text"><text:bookmark text:name="line2687"/>&lt;th class="navbox-group" style="background:#B3D9B3; vertical-align:middle; width:120px;"&gt;Autres sports &amp;amp; produits&lt;/th&gt;</text:p>
      <text:p text:style-name="Preformatted_20_Text"><text:bookmark text:name="line2688"/>&lt;td class="navbox-list navbox-even" style="background:#E6F2E6;"&gt;&lt;div class="liste-horizontale"&gt;</text:p>
      <text:p text:style-name="Preformatted_20_Text"><text:bookmark text:name="line2689"/>&lt;ul&gt;&lt;li&gt;&lt;a href="<text:a xlink:type="simple" xlink:href="view-source:https://fr.wikipedia.org/wiki/Futsal" text:style-name="Internet_20_link" text:visited-style-name="Visited_20_Internet_20_Link">/wiki/Futsal</text:a>" title="Futsal"&gt;Futsal&lt;/a&gt;</text:p>
      <text:p text:style-name="Preformatted_20_Text"><text:bookmark text:name="line2690"/>&lt;ul&gt;&lt;li&gt;&lt;a href="<text:a xlink:type="simple" xlink:href="view-source:https://fr.wikipedia.org/wiki/Coupe_du_monde_de_futsal_FIFA" text:style-name="Internet_20_link" text:visited-style-name="Visited_20_Internet_20_Link">/wiki/Coupe_du_monde_de_futsal_FIFA</text:a>" title="Coupe du monde de futsal FIFA"&gt;Coupe du monde masculine&lt;/a&gt;&lt;/li&gt;&lt;/ul&gt;&lt;/li&gt;</text:p>
      <text:p text:style-name="Preformatted_20_Text"><text:bookmark text:name="line2691"/>&lt;li&gt;&lt;a href="<text:a xlink:type="simple" xlink:href="view-source:https://fr.wikipedia.org/wiki/Football_de_plage" text:style-name="Internet_20_link" text:visited-style-name="Visited_20_Internet_20_Link">/wiki/Football_de_plage</text:a>" title="Football de plage"&gt;Football de plage&lt;/a&gt;</text:p>
      <text:p text:style-name="Preformatted_20_Text"><text:bookmark text:name="line2692"/>&lt;ul&gt;&lt;li&gt;&lt;a href="<text:a xlink:type="simple" xlink:href="view-source:https://fr.wikipedia.org/wiki/Coupe_du_monde_de_football_de_plage" text:style-name="Internet_20_link" text:visited-style-name="Visited_20_Internet_20_Link">/wiki/Coupe_du_monde_de_football_de_plage</text:a>" title="Coupe du monde de football de plage"&gt;Coupe du monde&lt;/a&gt;&lt;/li&gt;&lt;/ul&gt;&lt;/li&gt;</text:p>
      <text:p text:style-name="Preformatted_20_Text"><text:bookmark text:name="line2693"/>&lt;li&gt;&lt;a href="<text:a xlink:type="simple" xlink:href="view-source:https://fr.wikipedia.org/wiki/FIFA_(série_de_jeux_vidéo)" text:style-name="Internet_20_link" text:visited-style-name="Visited_20_Internet_20_Link">/wiki/FIFA_(s%C3%A9rie_de_jeux_vid%C3%A9o)</text:a>" title="FIFA (série de jeux vidéo)"&gt;Jeux vidéo FIFA&lt;/a&gt;&lt;/li&gt;&lt;/ul&gt;</text:p>
      <text:p text:style-name="Preformatted_20_Text"><text:bookmark text:name="line2694"/>&lt;/div&gt;&lt;/td&gt;</text:p>
      <text:p text:style-name="Preformatted_20_Text"><text:bookmark text:name="line2695"/>&lt;/tr&gt; <text:s text:c="24"/>&lt;/tbody&gt;&lt;/table&gt;</text:p>
      <text:p text:style-name="Preformatted_20_Text"><text:bookmark text:name="line2696"/>&lt;table class="navbox collapsible noprint autocollapse" data-autocollapse-group="palette" style=""&gt;</text:p>
      <text:p text:style-name="Preformatted_20_Text"><text:bookmark text:name="line2697"/>&lt;tbody&gt;&lt;tr&gt;&lt;th class="navbox-title" colspan="3" style="background:#99cc99;"&gt;&lt;div style="float:left; width:6em; text-align:left"&gt;&lt;div class="noprint plainlinksneverexpand nowrap tnavbar" style="background-color:transparent; padding:0; font-size:xx-small; color:#000000;"&gt;&lt;a href="<text:a xlink:type="simple" xlink:href="view-source:https://fr.wikipedia.org/wiki/Modèle:Palette_Football" text:style-name="Internet_20_link" text:visited-style-name="Visited_20_Internet_20_Link">/wiki/Mod%C3%A8le:Palette_Football</text:a>" title="Modèle:Palette Football"&gt;&lt;abbr class="abbr" <text:soft-page-break/>title="Voir ce modèle."&gt;v&lt;/abbr&gt;&lt;/a&gt;&amp;#160;· &lt;a class="external text" href="<text:a xlink:type="simple" xlink:href="view-source:https://fr.wikipedia.org/w/index.php?title=Modèle:Palette_Football&amp;action=edit" text:style-name="Internet_20_link" text:visited-style-name="Visited_20_Internet_20_Link">//fr.wikipedia.org/w/index.php?title=Mod%C3%A8le:Palette_Football&amp;amp;action=edit</text:a>"&gt;&lt;abbr class="abbr" title="Modifier ce modèle. Merci de prévisualiser avant de sauvegarder."&gt;m&lt;/abbr&gt;&lt;/a&gt;&lt;/div&gt;&lt;/div&gt;&lt;div style="font-size:110%"&gt;Football&lt;/div&gt;&lt;/th&gt;</text:p>
      <text:p text:style-name="Preformatted_20_Text"><text:bookmark text:name="line2698"/>&lt;/tr&gt; <text:s/>&lt;tr&gt;</text:p>
      <text:p text:style-name="Preformatted_20_Text"><text:bookmark text:name="line2699"/>&lt;th class="navbox-group" style="background:#B3D9B3;"&gt;Généralités&lt;/th&gt;</text:p>
      <text:p text:style-name="Preformatted_20_Text"><text:bookmark text:name="line2700"/>&lt;td class="navbox-list" style="text-align:left;; background:#E6F2E6;"&gt;&lt;div class="liste-horizontale"&gt;</text:p>
      <text:p text:style-name="Preformatted_20_Text"><text:bookmark text:name="line2701"/>&lt;ul&gt;&lt;li&gt;&lt;a href="<text:a xlink:type="simple" xlink:href="view-source:https://fr.wikipedia.org/wiki/Football" text:style-name="Internet_20_link" text:visited-style-name="Visited_20_Internet_20_Link">/wiki/Football</text:a>" title="Football"&gt;Article principal&lt;/a&gt;&lt;/li&gt;</text:p>
      <text:p text:style-name="Preformatted_20_Text"><text:bookmark text:name="line2702"/>&lt;li&gt;&lt;a href="<text:a xlink:type="simple" xlink:href="view-source:https://fr.wikipedia.org/wiki/Histoire_du_football" text:style-name="Internet_20_link" text:visited-style-name="Visited_20_Internet_20_Link">/wiki/Histoire_du_football</text:a>" title="Histoire du football"&gt;Histoire&lt;/a&gt;</text:p>
      <text:p text:style-name="Preformatted_20_Text"><text:bookmark text:name="line2703"/>&lt;ul&gt;&lt;li&gt;&lt;a href="<text:a xlink:type="simple" xlink:href="view-source:https://fr.wikipedia.org/wiki/Origines_du_football" text:style-name="Internet_20_link" text:visited-style-name="Visited_20_Internet_20_Link">/wiki/Origines_du_football</text:a>" title="Origines du football"&gt;Origines&lt;/a&gt;&lt;/li&gt;</text:p>
      <text:p text:style-name="Preformatted_20_Text"><text:bookmark text:name="line2704"/>&lt;li&gt;&lt;a href="<text:a xlink:type="simple" xlink:href="view-source:https://fr.wikipedia.org/wiki/Débuts_du_football" text:style-name="Internet_20_link" text:visited-style-name="Visited_20_Internet_20_Link">/wiki/D%C3%A9buts_du_football</text:a>" title="Débuts du football"&gt;Débuts&lt;/a&gt;&lt;/li&gt;</text:p>
      <text:p text:style-name="Preformatted_20_Text"><text:bookmark text:name="line2705"/>&lt;li&gt;&lt;a href="<text:a xlink:type="simple" xlink:href="view-source:https://fr.wikipedia.org/wiki/Chronologie_du_football" text:style-name="Internet_20_link" text:visited-style-name="Visited_20_Internet_20_Link">/wiki/Chronologie_du_football</text:a>" title="Chronologie du football"&gt;Chronologie&lt;/a&gt;&lt;/li&gt;&lt;/ul&gt;&lt;/li&gt;</text:p>
      <text:p text:style-name="Preformatted_20_Text"><text:bookmark text:name="line2706"/>&lt;li&gt;&lt;a href="<text:a xlink:type="simple" xlink:href="view-source:https://fr.wikipedia.org/wiki/Lois_du_jeu" text:style-name="Internet_20_link" text:visited-style-name="Visited_20_Internet_20_Link">/wiki/Lois_du_jeu</text:a>" title="Lois du jeu"&gt;Lois du jeu&lt;/a&gt;&lt;/li&gt;</text:p>
      <text:p text:style-name="Preformatted_20_Text"><text:bookmark text:name="line2707"/>&lt;li&gt;&lt;a href="<text:a xlink:type="simple" xlink:href="view-source:https://fr.wikipedia.org/wiki/Poste_(football)" text:style-name="Internet_20_link" text:visited-style-name="Visited_20_Internet_20_Link">/wiki/Poste_(football)</text:a>" title="Poste (football)"&gt;Postes&lt;/a&gt;&lt;/li&gt;</text:p>
      <text:p text:style-name="Preformatted_20_Text"><text:bookmark text:name="line2708"/>&lt;li&gt;&lt;a href="<text:a xlink:type="simple" xlink:href="view-source:https://fr.wikipedia.org/wiki/Tactique_(football)" text:style-name="Internet_20_link" text:visited-style-name="Visited_20_Internet_20_Link">/wiki/Tactique_(football)</text:a>" title="Tactique (football)"&gt;Tactiques&lt;/a&gt;&lt;/li&gt;</text:p>
      <text:p text:style-name="Preformatted_20_Text"><text:bookmark text:name="line2709"/>&lt;li&gt;&lt;a href="<text:a xlink:type="simple" xlink:href="view-source:https://fr.wikipedia.org/wiki/Culture_du_football" text:style-name="Internet_20_link" text:visited-style-name="Visited_20_Internet_20_Link">/wiki/Culture_du_football</text:a>" title="Culture du football"&gt;Culture&lt;/a&gt;&lt;/li&gt;</text:p>
      <text:p text:style-name="Preformatted_20_Text"><text:bookmark text:name="line2710"/>&lt;li&gt;&lt;a href="<text:a xlink:type="simple" xlink:href="view-source:https://fr.wikipedia.org/wiki/Football_féminin" text:style-name="Internet_20_link" text:visited-style-name="Visited_20_Internet_20_Link">/wiki/Football_f%C3%A9minin</text:a>" title="Football féminin"&gt;Football féminin&lt;/a&gt;&lt;/li&gt;&lt;/ul&gt;</text:p>
      <text:p text:style-name="Preformatted_20_Text"><text:bookmark text:name="line2711"/>&lt;/div&gt;&lt;/td&gt;</text:p>
      <text:p text:style-name="Preformatted_20_Text"><text:bookmark text:name="line2712"/>&lt;td class="navbox-image" rowspan="3" style="vertical-align:middle;padding-left:7px"&gt;&lt;a href="<text:a xlink:type="simple" xlink:href="view-source:https://fr.wikipedia.org/wiki/Fichier:Football_pictogram.svg" text:style-name="Internet_20_link" text:visited-style-name="Visited_20_Internet_20_Link">/wiki/Fichier:Football_pictogram.svg</text:a>" class="image"&gt;&lt;img alt="Football pictogram.svg" src="<text:a xlink:type="simple" xlink:href="view-source:https://upload.wikimedia.org/wikipedia/commons/thumb/c/cf/Football_pictogram.svg/50px-Football_pictogram.svg.png" text:style-name="Internet_20_link" text:visited-style-name="Visited_20_Internet_20_Link">//upload.wikimedia.org/wikipedia/commons/thumb/c/cf/Football_pictogram.svg/50px-Football_pictogram.svg.png</text:a>" width="50" height="50" srcset="//upload.wikimedia.org/wikipedia/commons/thumb/c/cf/Football_pictogram.svg/75px-Football_pictogram.svg.png 1.5x, //upload.wikimedia.org/wikipedia/commons/thumb/c/cf/Football_pictogram.svg/100px-Football_pictogram.svg.png 2x" data-file-width="300" data-file-height="300" /&gt;&lt;/a&gt;&lt;/td&gt;</text:p>
      <text:p text:style-name="Preformatted_20_Text"><text:bookmark text:name="line2713"/>&lt;/tr&gt; &lt;tr&gt;</text:p>
      <text:p text:style-name="Preformatted_20_Text"><text:bookmark text:name="line2714"/>&lt;th class="navbox-group" style="background:#B3D9B3;"&gt;Instances dirigeantes&lt;/th&gt;</text:p>
      <text:p text:style-name="Preformatted_20_Text"><text:bookmark text:name="line2715"/>&lt;td class="navbox-list navbox-even" style="text-align:left;; background:#E6F2E6;"&gt;&lt;div class="liste-horizontale"&gt;</text:p>
      <text:p text:style-name="Preformatted_20_Text"><text:bookmark text:name="line2716"/>&lt;ul&gt;&lt;li&gt;&lt;a href="<text:a xlink:type="simple" xlink:href="view-source:https://fr.wikipedia.org/wiki/Fédération_internationale_de_football_association" text:style-name="Internet_20_link" text:visited-style-name="Visited_20_Internet_20_Link">/wiki/F%C3%A9d%C3%A9ration_internationale_de_football_association</text:a>" title="Fédération internationale de football association"&gt;Fédération internationale&lt;/a&gt; (FIFA)</text:p>
      <text:p text:style-name="Preformatted_20_Text"><text:bookmark text:name="line2717"/>&lt;ul&gt;&lt;li&gt;&lt;a class="mw-selflink selflink"&gt;Coupe du monde&lt;/a&gt;&lt;/li&gt;</text:p>
      <text:p text:style-name="Preformatted_20_Text"><text:bookmark text:name="line2718"/>&lt;li&gt;&lt;a href="<text:a xlink:type="simple" xlink:href="view-source:https://fr.wikipedia.org/wiki/Coupe_du_monde_féminine_de_football" text:style-name="Internet_20_link" text:visited-style-name="Visited_20_Internet_20_Link">/wiki/Coupe_du_monde_f%C3%A9minine_de_football</text:a>" title="Coupe du monde féminine de football"&gt;Coupe du monde féminine&lt;/a&gt;&lt;/li&gt;&lt;/ul&gt;&lt;/li&gt;</text:p>
      <text:p text:style-name="Preformatted_20_Text"><text:bookmark text:name="line2719"/>&lt;li&gt;&lt;a href="<text:a xlink:type="simple" xlink:href="view-source:https://fr.wikipedia.org/wiki/International_Football_Association_Board" text:style-name="Internet_20_link" text:visited-style-name="Visited_20_Internet_20_Link">/wiki/International_Football_Association_Board</text:a>" title="International Football Association Board"&gt;&lt;i&gt;Board&lt;/i&gt;&lt;/a&gt; (IFAB)&lt;/li&gt;</text:p>
      <text:p text:style-name="Preformatted_20_Text"><text:bookmark text:name="line2720"/>&lt;li&gt;&lt;a href="<text:a xlink:type="simple" xlink:href="view-source:https://fr.wikipedia.org/wiki/Fédération_internationale_des_associations_de_footballeurs_professionnels" text:style-name="Internet_20_link" text:visited-style-name="Visited_20_Internet_20_Link">/wiki/F%C3%A9d%C3%A9ration_internationale_des_associations_de_footballeurs_professionnels</text:a>" title="Fédération internationale des associations de footballeurs professionnels"&gt;FIFPro&lt;/a&gt;&lt;/li&gt;&lt;/ul&gt;</text:p>
      <text:p text:style-name="Preformatted_20_Text"><text:bookmark text:name="line2721"/>&lt;/div&gt;&lt;/td&gt;</text:p>
      <text:p text:style-name="Preformatted_20_Text"><text:bookmark text:name="line2722"/>&lt;/tr&gt; &lt;tr&gt;</text:p>
      <text:p text:style-name="Preformatted_20_Text"><text:bookmark text:name="line2723"/>&lt;th class="navbox-group" style="background:#B3D9B3;"&gt;Confédérations&lt;/th&gt;</text:p>
      <text:p text:style-name="Preformatted_20_Text"><text:bookmark text:name="line2724"/>&lt;td class="navbox-list" style="text-align:left;; background:#E6F2E6;"&gt;&lt;div class="liste-horizontale"&gt;</text:p>
      <text:p text:style-name="Preformatted_20_Text"><text:bookmark text:name="line2725"/>&lt;ul&gt;&lt;li&gt;&lt;a href="<text:a xlink:type="simple" xlink:href="view-source:https://fr.wikipedia.org/wiki/Confédération_africaine_de_football" text:style-name="Internet_20_link" text:visited-style-name="Visited_20_Internet_20_Link">/wiki/Conf%C3%A9d%C3%A9ration_africaine_de_football</text:a>" title="Confédération africaine de football"&gt;Afrique&lt;/a&gt;&lt;/li&gt;</text:p>
      <text:p text:style-name="Preformatted_20_Text"><text:bookmark text:name="line2726"/><text:soft-page-break/>&lt;li&gt;&lt;a href="<text:a xlink:type="simple" xlink:href="view-source:https://fr.wikipedia.org/wiki/Confédération_de_football_d%27Amérique_du_Nord,_d%27Amérique_centrale_et_des_Caraïbes" text:style-name="Internet_20_link" text:visited-style-name="Visited_20_Internet_20_Link">/wiki/Conf%C3%A9d%C3%A9ration_de_football_d%27Am%C3%A9rique_du_Nord,_d%27Am%C3%A9rique_centrale_et_des_Cara%C3%AFbes</text:a>" title="Confédération de football d&amp;#39;Amérique du Nord, d&amp;#39;Amérique centrale et des Caraïbes"&gt;Amérique du Nord&lt;/a&gt;&lt;/li&gt;</text:p>
      <text:p text:style-name="Preformatted_20_Text"><text:bookmark text:name="line2727"/>&lt;li&gt;&lt;a href="<text:a xlink:type="simple" xlink:href="view-source:https://fr.wikipedia.org/wiki/Confédération_sud-américaine_de_football" text:style-name="Internet_20_link" text:visited-style-name="Visited_20_Internet_20_Link">/wiki/Conf%C3%A9d%C3%A9ration_sud-am%C3%A9ricaine_de_football</text:a>" title="Confédération sud-américaine de football"&gt;Amérique du Sud&lt;/a&gt;&lt;/li&gt;</text:p>
      <text:p text:style-name="Preformatted_20_Text"><text:bookmark text:name="line2728"/>&lt;li&gt;&lt;a href="<text:a xlink:type="simple" xlink:href="view-source:https://fr.wikipedia.org/wiki/Confédération_asiatique_de_football" text:style-name="Internet_20_link" text:visited-style-name="Visited_20_Internet_20_Link">/wiki/Conf%C3%A9d%C3%A9ration_asiatique_de_football</text:a>" title="Confédération asiatique de football"&gt;Asie&lt;/a&gt;&lt;/li&gt;</text:p>
      <text:p text:style-name="Preformatted_20_Text"><text:bookmark text:name="line2729"/>&lt;li&gt;&lt;a href="<text:a xlink:type="simple" xlink:href="view-source:https://fr.wikipedia.org/wiki/Union_des_associations_européennes_de_football" text:style-name="Internet_20_link" text:visited-style-name="Visited_20_Internet_20_Link">/wiki/Union_des_associations_europ%C3%A9ennes_de_football</text:a>" title="Union des associations européennes de football"&gt;Europe&lt;/a&gt;&lt;/li&gt;</text:p>
      <text:p text:style-name="Preformatted_20_Text"><text:bookmark text:name="line2730"/>&lt;li&gt;&lt;a href="<text:a xlink:type="simple" xlink:href="view-source:https://fr.wikipedia.org/wiki/Confédération_du_football_d%27Océanie" text:style-name="Internet_20_link" text:visited-style-name="Visited_20_Internet_20_Link">/wiki/Conf%C3%A9d%C3%A9ration_du_football_d%27Oc%C3%A9anie</text:a>" title="Confédération du football d&amp;#39;Océanie"&gt;Océanie&lt;/a&gt;&lt;/li&gt;&lt;/ul&gt;</text:p>
      <text:p text:style-name="Preformatted_20_Text"><text:bookmark text:name="line2731"/>&lt;/div&gt;&lt;/td&gt;</text:p>
      <text:p text:style-name="Preformatted_20_Text"><text:bookmark text:name="line2732"/>&lt;/tr&gt; <text:s text:c="27"/>&lt;/tbody&gt;&lt;/table&gt;</text:p>
      <text:p text:style-name="Preformatted_20_Text"><text:bookmark text:name="line2733"/>&lt;table class="navbox collapsible noprint collapsed" data-autocollapse-group="palette" style=""&gt;</text:p>
      <text:p text:style-name="Preformatted_20_Text"><text:bookmark text:name="line2734"/>&lt;tbody&gt;&lt;tr&gt;&lt;th class="navbox-title" colspan="2" style="background:#99cc99;"&gt;&lt;div style="float:left; width:6em; text-align:left"&gt;&lt;div class="noprint plainlinksneverexpand nowrap tnavbar" style="background-color:transparent; padding:0; font-size:xx-small; color:#000000;"&gt;&lt;a href="<text:a xlink:type="simple" xlink:href="view-source:https://fr.wikipedia.org/wiki/Modèle:Palette_Finales_de_la_Coupe_du_monde_de_football" text:style-name="Internet_20_link" text:visited-style-name="Visited_20_Internet_20_Link">/wiki/Mod%C3%A8le:Palette_Finales_de_la_Coupe_du_monde_de_football</text:a>" title="Modèle:Palette Finales de la Coupe du monde de football"&gt;&lt;abbr class="abbr" title="Voir ce modèle."&gt;v&lt;/abbr&gt;&lt;/a&gt;&amp;#160;· &lt;a class="external text" href="<text:a xlink:type="simple" xlink:href="view-source:https://fr.wikipedia.org/w/index.php?title=Modèle:Palette_Finales_de_la_Coupe_du_monde_de_football&amp;action=edit" text:style-name="Internet_20_link" text:visited-style-name="Visited_20_Internet_20_Link">//fr.wikipedia.org/w/index.php?title=Mod%C3%A8le:Palette_Finales_de_la_Coupe_du_monde_de_football&amp;amp;action=edit</text:a>"&gt;&lt;abbr class="abbr" title="Modifier ce modèle. Merci de prévisualiser avant de sauvegarder."&gt;m&lt;/abbr&gt;&lt;/a&gt;&lt;/div&gt;&lt;/div&gt;&lt;div style="font-size:110%"&gt;&lt;a href="<text:a xlink:type="simple" xlink:href="view-source:https://fr.wikipedia.org/wiki/Finale_de_la_Coupe_du_monde_de_football" text:style-name="Internet_20_link" text:visited-style-name="Visited_20_Internet_20_Link">/wiki/Finale_de_la_Coupe_du_monde_de_football</text:a>" title="Finale de la Coupe du monde de football"&gt;Finales&lt;/a&gt; de la &lt;a class="mw-selflink selflink"&gt;Coupe du monde de football&lt;/a&gt;&lt;/div&gt;&lt;/th&gt;</text:p>
      <text:p text:style-name="Preformatted_20_Text"><text:bookmark text:name="line2735"/>&lt;/tr&gt; <text:s/>&lt;tr&gt;</text:p>
      <text:p text:style-name="Preformatted_20_Text"><text:bookmark text:name="line2736"/></text:p>
      <text:p text:style-name="Preformatted_20_Text"><text:bookmark text:name="line2737"/>&lt;td class="navbox-list" style="text-align:center;;" colspan="2"&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Finale_de_la_Coupe_du_monde_de_football_de_1930" text:style-name="Internet_20_link" text:visited-style-name="Visited_20_Internet_20_Link">/wiki/Finale_de_la_Coupe_du_monde_de_football_de_1930</text:a>" title="Finale de la Coupe du monde de football de 1930"&gt;1930&lt;/a&gt;&lt;/span&gt;&amp;#160;• &lt;span class="nowrap"&gt;&lt;a href="<text:a xlink:type="simple" xlink:href="view-source:https://fr.wikipedia.org/wiki/Finale_de_la_Coupe_du_monde_de_football_de_1934" text:style-name="Internet_20_link" text:visited-style-name="Visited_20_Internet_20_Link">/wiki/Finale_de_la_Coupe_du_monde_de_football_de_1934</text:a>" title="Finale de la Coupe du monde de football de 1934"&gt;1934&lt;/a&gt;&lt;/span&gt;&amp;#160;• &lt;span class="nowrap"&gt;&lt;a href="<text:a xlink:type="simple" xlink:href="view-source:https://fr.wikipedia.org/wiki/Finale_de_la_Coupe_du_monde_de_football_de_1938" text:style-name="Internet_20_link" text:visited-style-name="Visited_20_Internet_20_Link">/wiki/Finale_de_la_Coupe_du_monde_de_football_de_1938</text:a>" title="Finale de la Coupe du monde de football de 1938"&gt;1938&lt;/a&gt;&lt;/span&gt;&amp;#160;• &lt;span class="nowrap"&gt;&lt;a href="<text:a xlink:type="simple" xlink:href="view-source:https://fr.wikipedia.org/wiki/Match_de_football_Brésil_–_Uruguay_(1950)" text:style-name="Internet_20_link" text:visited-style-name="Visited_20_Internet_20_Link">/wiki/Match_de_football_Br%C3%A9sil_%E2%80%93_Uruguay_(1950)</text:a>" title="Match de football Brésil – Uruguay (1950)"&gt;1950&lt;/a&gt;&lt;/span&gt;&amp;#160;• &lt;span class="nowrap"&gt;&lt;a href="<text:a xlink:type="simple" xlink:href="view-source:https://fr.wikipedia.org/wiki/Finale_de_la_Coupe_du_monde_de_football_de_1954" text:style-name="Internet_20_link" text:visited-style-name="Visited_20_Internet_20_Link">/wiki/Finale_de_la_Coupe_du_monde_de_football_de_1954</text:a>" title="Finale de la Coupe du monde de football de 1954"&gt;1954&lt;/a&gt;&lt;/span&gt;&amp;#160;• &lt;span class="nowrap"&gt;&lt;a href="<text:a xlink:type="simple" xlink:href="view-source:https://fr.wikipedia.org/wiki/Finale_de_la_Coupe_du_monde_de_football_de_1958" text:style-name="Internet_20_link" text:visited-style-name="Visited_20_Internet_20_Link">/wiki/Finale_de_la_Coupe_du_monde_de_football_de_1958</text:a>" title="Finale de la Coupe du monde de football de 1958"&gt;1958&lt;/a&gt;&lt;/span&gt;&amp;#160;• &lt;span class="nowrap"&gt;&lt;a href="<text:a xlink:type="simple" xlink:href="view-source:https://fr.wikipedia.org/wiki/Finale_de_la_Coupe_du_monde_de_football_de_1962" text:style-name="Internet_20_link" text:visited-style-name="Visited_20_Internet_20_Link">/wiki/Finale_de_la_Coupe_du_monde_de_football_de_1962</text:a>" title="Finale de la Coupe du monde de football de 1962"&gt;1962&lt;/a&gt;&lt;/span&gt;&amp;#160;• &lt;span class="nowrap"&gt;&lt;a href="<text:a xlink:type="simple" xlink:href="view-source:https://fr.wikipedia.org/wiki/Finale_de_la_Coupe_du_monde_de_football_de_1966" text:style-name="Internet_20_link" text:visited-style-name="Visited_20_Internet_20_Link">/wiki/Finale_de_la_Coupe_du_monde_de_football_de_1966</text:a>" title="Finale de la Coupe du monde de football de 1966"&gt;1966&lt;/a&gt;&lt;/span&gt;&amp;#160;• &lt;span class="nowrap"&gt;&lt;a href="<text:a xlink:type="simple" xlink:href="view-source:https://fr.wikipedia.org/wiki/Finale_de_la_Coupe_du_monde_de_football_de_1970" text:style-name="Internet_20_link" text:visited-style-name="Visited_20_Internet_20_Link">/wiki/Finale_de_la_Coupe_du_monde_de_football_de_1970</text:a>" title="Finale de la Coupe du monde de football de 1970"&gt;1970&lt;/a&gt;&lt;/span&gt;&amp;#160;• &lt;span class="nowrap"&gt;&lt;a href="<text:a xlink:type="simple" xlink:href="view-source:https://fr.wikipedia.org/wiki/Finale_de_la_Coupe_du_monde_de_football_de_1974" text:style-name="Internet_20_link" text:visited-style-name="Visited_20_Internet_20_Link">/wiki/Finale_de_la_Coupe_du_monde_de_football_de_1974</text:a>" title="Finale de la Coupe du monde de football de 1974"&gt;1974&lt;/a&gt;&lt;/span&gt;&amp;#160;• &lt;span class="nowrap"&gt;&lt;a href="<text:a xlink:type="simple" xlink:href="view-source:https://fr.wikipedia.org/wiki/Finale_de_la_Coupe_du_monde_de_football_de_1978" text:style-name="Internet_20_link" text:visited-style-name="Visited_20_Internet_20_Link">/wiki/Finale_de_la_Coupe_du_monde_de_football_de_1978</text:a>" title="Finale de la Coupe du monde de football de 1978"&gt;1978&lt;/a&gt;&lt;/span&gt;&amp;#160;• &lt;span class="nowrap"&gt;&lt;a href="<text:a xlink:type="simple" xlink:href="view-source:https://fr.wikipedia.org/wiki/Finale_de_la_Coupe_du_monde_de_football_de_1982" text:style-name="Internet_20_link" text:visited-style-name="Visited_20_Internet_20_Link">/wiki/Finale_de_la_Coupe_du_monde_de_football_de_1982</text:a>" title="Finale de la Coupe du monde de football de 1982"&gt;1982&lt;/a&gt;&lt;/span&gt;&amp;#160;• &lt;span class="nowrap"&gt;&lt;a <text:soft-page-break/>href="<text:a xlink:type="simple" xlink:href="view-source:https://fr.wikipedia.org/wiki/Finale_de_la_Coupe_du_monde_de_football_de_1986" text:style-name="Internet_20_link" text:visited-style-name="Visited_20_Internet_20_Link">/wiki/Finale_de_la_Coupe_du_monde_de_football_de_1986</text:a>" title="Finale de la Coupe du monde de football de 1986"&gt;1986&lt;/a&gt;&lt;/span&gt;&amp;#160;• &lt;span class="nowrap"&gt;&lt;a href="<text:a xlink:type="simple" xlink:href="view-source:https://fr.wikipedia.org/wiki/Finale_de_la_Coupe_du_monde_de_football_de_1990" text:style-name="Internet_20_link" text:visited-style-name="Visited_20_Internet_20_Link">/wiki/Finale_de_la_Coupe_du_monde_de_football_de_1990</text:a>" title="Finale de la Coupe du monde de football de 1990"&gt;1990&lt;/a&gt;&lt;/span&gt;&amp;#160;• &lt;span class="nowrap"&gt;&lt;a href="<text:a xlink:type="simple" xlink:href="view-source:https://fr.wikipedia.org/wiki/Finale_de_la_Coupe_du_monde_de_football_de_1994" text:style-name="Internet_20_link" text:visited-style-name="Visited_20_Internet_20_Link">/wiki/Finale_de_la_Coupe_du_monde_de_football_de_1994</text:a>" title="Finale de la Coupe du monde de football de 1994"&gt;1994&lt;/a&gt;&lt;/span&gt;&amp;#160;• &lt;span class="nowrap"&gt;&lt;a href="<text:a xlink:type="simple" xlink:href="view-source:https://fr.wikipedia.org/wiki/Finale_de_la_Coupe_du_monde_de_football_de_1998" text:style-name="Internet_20_link" text:visited-style-name="Visited_20_Internet_20_Link">/wiki/Finale_de_la_Coupe_du_monde_de_football_de_1998</text:a>" title="Finale de la Coupe du monde de football de 1998"&gt;1998&lt;/a&gt;&lt;/span&gt;&amp;#160;• &lt;span class="nowrap"&gt;&lt;a href="<text:a xlink:type="simple" xlink:href="view-source:https://fr.wikipedia.org/wiki/Finale_de_la_Coupe_du_monde_de_football_de_2002" text:style-name="Internet_20_link" text:visited-style-name="Visited_20_Internet_20_Link">/wiki/Finale_de_la_Coupe_du_monde_de_football_de_2002</text:a>" title="Finale de la Coupe du monde de football de 2002"&gt;2002&lt;/a&gt;&lt;/span&gt;&amp;#160;• &lt;span class="nowrap"&gt;&lt;a href="<text:a xlink:type="simple" xlink:href="view-source:https://fr.wikipedia.org/wiki/Finale_de_la_Coupe_du_monde_de_football_de_2006" text:style-name="Internet_20_link" text:visited-style-name="Visited_20_Internet_20_Link">/wiki/Finale_de_la_Coupe_du_monde_de_football_de_2006</text:a>" title="Finale de la Coupe du monde de football de 2006"&gt;2006&lt;/a&gt;&lt;/span&gt;&amp;#160;• &lt;span class="nowrap"&gt;&lt;a href="<text:a xlink:type="simple" xlink:href="view-source:https://fr.wikipedia.org/wiki/Finale_de_la_Coupe_du_monde_de_football_de_2010" text:style-name="Internet_20_link" text:visited-style-name="Visited_20_Internet_20_Link">/wiki/Finale_de_la_Coupe_du_monde_de_football_de_2010</text:a>" title="Finale de la Coupe du monde de football de 2010"&gt;2010&lt;/a&gt;&lt;/span&gt;&amp;#160;• &lt;span class="nowrap"&gt;&lt;a href="<text:a xlink:type="simple" xlink:href="view-source:https://fr.wikipedia.org/wiki/Finale_de_la_Coupe_du_monde_de_football_de_2014" text:style-name="Internet_20_link" text:visited-style-name="Visited_20_Internet_20_Link">/wiki/Finale_de_la_Coupe_du_monde_de_football_de_2014</text:a>" title="Finale de la Coupe du monde de football de 2014"&gt;2014&lt;/a&gt;&lt;/span&gt;&amp;#160;• &lt;span class="nowrap"&gt;&lt;a href="<text:a xlink:type="simple" xlink:href="view-source:https://fr.wikipedia.org/wiki/Finale_de_la_Coupe_du_monde_de_football_de_2018" text:style-name="Internet_20_link" text:visited-style-name="Visited_20_Internet_20_Link">/wiki/Finale_de_la_Coupe_du_monde_de_football_de_2018</text:a>" title="Finale de la Coupe du monde de football de 2018"&gt;2018&lt;/a&gt;&lt;/span&gt;&lt;/td&gt;</text:p>
      <text:p text:style-name="Preformatted_20_Text"><text:bookmark text:name="line2738"/>&lt;/tr&gt; <text:s text:c="29"/>&lt;/tbody&gt;&lt;/table&gt;</text:p>
      <text:p text:style-name="Preformatted_20_Text"><text:bookmark text:name="line2739"/>&lt;table class="navbox collapsible noprint autocollapse" data-autocollapse-group="palette" style=""&gt;</text:p>
      <text:p text:style-name="Preformatted_20_Text"><text:bookmark text:name="line2740"/>&lt;tbody&gt;&lt;tr&gt;&lt;th class="navbox-title" colspan="2" style="background:#BFD7FF;"&gt;&lt;div style="float:left; width:6em; text-align:left"&gt;&lt;div class="noprint plainlinksneverexpand nowrap tnavbar" style="background-color:transparent; padding:0; font-size:xx-small; color:#000000;"&gt;&lt;a href="<text:a xlink:type="simple" xlink:href="view-source:https://fr.wikipedia.org/wiki/Modèle:Palette_Championnat_du_monde" text:style-name="Internet_20_link" text:visited-style-name="Visited_20_Internet_20_Link">/wiki/Mod%C3%A8le:Palette_Championnat_du_monde</text:a>" title="Modèle:Palette Championnat du monde"&gt;&lt;abbr class="abbr" title="Voir ce modèle."&gt;v&lt;/abbr&gt;&lt;/a&gt;&amp;#160;· &lt;a class="external text" href="<text:a xlink:type="simple" xlink:href="view-source:https://fr.wikipedia.org/w/index.php?title=Modèle:Palette_Championnat_du_monde&amp;action=edit" text:style-name="Internet_20_link" text:visited-style-name="Visited_20_Internet_20_Link">//fr.wikipedia.org/w/index.php?title=Mod%C3%A8le:Palette_Championnat_du_monde&amp;amp;action=edit</text:a>"&gt;&lt;abbr class="abbr" title="Modifier ce modèle. Merci de prévisualiser avant de sauvegarder."&gt;m&lt;/abbr&gt;&lt;/a&gt;&lt;/div&gt;&lt;/div&gt;&lt;div style="font-size:110%"&gt;&lt;a href="<text:a xlink:type="simple" xlink:href="view-source:https://fr.wikipedia.org/wiki/Championnat_du_monde" text:style-name="Internet_20_link" text:visited-style-name="Visited_20_Internet_20_Link">/wiki/Championnat_du_monde</text:a>" title="Championnat du monde"&gt;Championnats du monde&lt;/a&gt;&lt;/div&gt;&lt;/th&gt;</text:p>
      <text:p text:style-name="Preformatted_20_Text"><text:bookmark text:name="line2741"/>&lt;/tr&gt; <text:s/>&lt;tr&gt;</text:p>
      <text:p text:style-name="Preformatted_20_Text"><text:bookmark text:name="line2742"/>&lt;th class="navbox-group" style="background:#CFE1FF; width:50px;"&gt;&lt;a href="<text:a xlink:type="simple" xlink:href="view-source:https://fr.wikipedia.org/wiki/Sport_collectif" text:style-name="Internet_20_link" text:visited-style-name="Visited_20_Internet_20_Link">/wiki/Sport_collectif</text:a>" title="Sport collectif"&gt;Collectifs&lt;/a&gt;&lt;/th&gt;</text:p>
      <text:p text:style-name="Preformatted_20_Text"><text:bookmark text:name="line2743"/>&lt;td class="navbox-list" style="text-align:left;; background:#EFF5FF;"&gt;&lt;table class="navbox-subgroup" style=""&gt;</text:p>
      <text:p text:style-name="Preformatted_20_Text"><text:bookmark text:name="line2744"/>&lt;tbody&gt;&lt;tr&gt;</text:p>
      <text:p text:style-name="Preformatted_20_Text"><text:bookmark text:name="line2745"/>&lt;th class="navbox-group" style="width:90px; background:#DFEBFF;"&gt;&lt;a href="<text:a xlink:type="simple" xlink:href="view-source:https://fr.wikipedia.org/wiki/Sports_olympiques" text:style-name="Internet_20_link" text:visited-style-name="Visited_20_Internet_20_Link">/wiki/Sports_olympiques</text:a>" title="Sports olympiques"&gt;Olympiques&lt;/a&gt;&lt;/th&gt;</text:p>
      <text:p text:style-name="Preformatted_20_Text"><text:bookmark text:name="line2746"/>&lt;td class="navbox-list" style=";background:#EFF5FF; text-align:left;"&gt;&lt;div class="liste-horizontale"&gt;</text:p>
      <text:p text:style-name="Preformatted_20_Text"><text:bookmark text:name="line2747"/>&lt;ul&gt;&lt;li&gt;Basket-ball</text:p>
      <text:p text:style-name="Preformatted_20_Text"><text:bookmark text:name="line2748"/>&lt;ul&gt;&lt;li&gt;&lt;a href="<text:a xlink:type="simple" xlink:href="view-source:https://fr.wikipedia.org/wiki/Coupe_du_monde_de_basket-ball_masculin" text:style-name="Internet_20_link" text:visited-style-name="Visited_20_Internet_20_Link">/wiki/Coupe_du_monde_de_basket-ball_masculin</text:a>" title="Coupe du monde de basket-ball masculin"&gt;masculin&lt;/a&gt;&lt;/li&gt;</text:p>
      <text:p text:style-name="Preformatted_20_Text"><text:bookmark text:name="line2749"/>&lt;li&gt;&lt;a href="<text:a xlink:type="simple" xlink:href="view-source:https://fr.wikipedia.org/wiki/Championnat_du_monde_de_basket-ball_féminin" text:style-name="Internet_20_link" text:visited-style-name="Visited_20_Internet_20_Link">/wiki/Championnat_du_monde_de_basket-ball_f%C3%A9minin</text:a>" title="Championnat du monde de basket-ball féminin"&gt;féminin&lt;/a&gt;&lt;/li&gt;</text:p>
      <text:p text:style-name="Preformatted_20_Text"><text:bookmark text:name="line2750"/>&lt;li&gt;&lt;a href="<text:a xlink:type="simple" xlink:href="view-source:https://fr.wikipedia.org/wiki/Championnats_du_monde_de_basket-ball_3×3" text:style-name="Internet_20_link" text:visited-style-name="Visited_20_Internet_20_Link">/wiki/Championnats_du_monde_de_basket-ball_3%C3%973</text:a>" title="Championnats du monde de basket-ball 3×3"&gt;3×3&lt;/a&gt;&lt;/li&gt;&lt;/ul&gt;&lt;/li&gt;</text:p>
      <text:p text:style-name="Preformatted_20_Text"><text:bookmark text:name="line2751"/>&lt;li&gt;&lt;a href="<text:a xlink:type="simple" xlink:href="view-source:https://fr.wikipedia.org/wiki/Championnats_du_monde_de_beach-volley" text:style-name="Internet_20_link" text:visited-style-name="Visited_20_Internet_20_Link">/wiki/Championnats_du_monde_de_beach-volley</text:a>" title="Championnats du monde de beach-volley"&gt;Beach-volley&lt;/a&gt;&lt;/li&gt;</text:p>
      <text:p text:style-name="Preformatted_20_Text"><text:bookmark text:name="line2752"/>&lt;li&gt;Football</text:p>
      <text:p text:style-name="Preformatted_20_Text"><text:bookmark text:name="line2753"/>&lt;ul&gt;&lt;li&gt;&lt;a class="mw-selflink selflink"&gt;masculin&lt;/a&gt;&lt;/li&gt;</text:p>
      <text:p text:style-name="Preformatted_20_Text"><text:bookmark text:name="line2754"/>&lt;li&gt;&lt;a href="<text:a xlink:type="simple" xlink:href="view-source:https://fr.wikipedia.org/wiki/Coupe_du_monde_féminine_de_football" text:style-name="Internet_20_link" text:visited-style-name="Visited_20_Internet_20_Link">/wiki/Coupe_du_monde_f%C3%A9minine_de_football</text:a>" title="Coupe du monde féminine de football"&gt;féminin&lt;/a&gt;&lt;/li&gt;&lt;/ul&gt;&lt;/li&gt;</text:p>
      <text:p text:style-name="Preformatted_20_Text"><text:bookmark text:name="line2755"/>&lt;li&gt;Handball</text:p>
      <text:p text:style-name="Preformatted_20_Text"><text:bookmark text:name="line2756"/>&lt;ul&gt;&lt;li&gt;&lt;a href="<text:a xlink:type="simple" xlink:href="view-source:https://fr.wikipedia.org/wiki/Championnat_du_monde_de_handball_masculin" text:style-name="Internet_20_link" text:visited-style-name="Visited_20_Internet_20_Link">/wiki/Championnat_du_monde_de_handball_masculin</text:a>" title="Championnat du monde de handball masculin"&gt;masculin&lt;/a&gt;&lt;/li&gt;</text:p>
      <text:p text:style-name="Preformatted_20_Text"><text:bookmark text:name="line2757"/><text:soft-page-break/>&lt;li&gt;&lt;a href="<text:a xlink:type="simple" xlink:href="view-source:https://fr.wikipedia.org/wiki/Championnat_du_monde_de_handball_féminin" text:style-name="Internet_20_link" text:visited-style-name="Visited_20_Internet_20_Link">/wiki/Championnat_du_monde_de_handball_f%C3%A9minin</text:a>" title="Championnat du monde de handball féminin"&gt;féminin&lt;/a&gt;&lt;/li&gt;&lt;/ul&gt;&lt;/li&gt;</text:p>
      <text:p text:style-name="Preformatted_20_Text"><text:bookmark text:name="line2758"/>&lt;li&gt;Hockey sur gazon</text:p>
      <text:p text:style-name="Preformatted_20_Text"><text:bookmark text:name="line2759"/>&lt;ul&gt;&lt;li&gt;&lt;a href="<text:a xlink:type="simple" xlink:href="view-source:https://fr.wikipedia.org/wiki/Coupe_du_monde_de_hockey_sur_gazon_masculin" text:style-name="Internet_20_link" text:visited-style-name="Visited_20_Internet_20_Link">/wiki/Coupe_du_monde_de_hockey_sur_gazon_masculin</text:a>" title="Coupe du monde de hockey sur gazon masculin"&gt;masculin&lt;/a&gt;&lt;/li&gt;</text:p>
      <text:p text:style-name="Preformatted_20_Text"><text:bookmark text:name="line2760"/>&lt;li&gt;&lt;a href="<text:a xlink:type="simple" xlink:href="view-source:https://fr.wikipedia.org/wiki/Coupe_du_monde_de_hockey_sur_gazon_féminin" text:style-name="Internet_20_link" text:visited-style-name="Visited_20_Internet_20_Link">/wiki/Coupe_du_monde_de_hockey_sur_gazon_f%C3%A9minin</text:a>" title="Coupe du monde de hockey sur gazon féminin"&gt;féminin&lt;/a&gt;&lt;/li&gt;&lt;/ul&gt;&lt;/li&gt;</text:p>
      <text:p text:style-name="Preformatted_20_Text"><text:bookmark text:name="line2761"/>&lt;li&gt;Hockey sur glace</text:p>
      <text:p text:style-name="Preformatted_20_Text"><text:bookmark text:name="line2762"/>&lt;ul&gt;&lt;li&gt;&lt;a href="<text:a xlink:type="simple" xlink:href="view-source:https://fr.wikipedia.org/wiki/Championnat_du_monde_de_hockey_sur_glace" text:style-name="Internet_20_link" text:visited-style-name="Visited_20_Internet_20_Link">/wiki/Championnat_du_monde_de_hockey_sur_glace</text:a>" title="Championnat du monde de hockey sur glace"&gt;masculin&lt;/a&gt;&lt;/li&gt;</text:p>
      <text:p text:style-name="Preformatted_20_Text"><text:bookmark text:name="line2763"/>&lt;li&gt;&lt;a href="<text:a xlink:type="simple" xlink:href="view-source:https://fr.wikipedia.org/wiki/Championnat_du_monde_de_hockey_sur_glace_féminin" text:style-name="Internet_20_link" text:visited-style-name="Visited_20_Internet_20_Link">/wiki/Championnat_du_monde_de_hockey_sur_glace_f%C3%A9minin</text:a>" title="Championnat du monde de hockey sur glace féminin"&gt;féminin&lt;/a&gt;&lt;/li&gt;&lt;/ul&gt;&lt;/li&gt;</text:p>
      <text:p text:style-name="Preformatted_20_Text"><text:bookmark text:name="line2764"/>&lt;li&gt;&lt;a href="<text:a xlink:type="simple" xlink:href="view-source:https://fr.wikipedia.org/wiki/Coupe_du_monde_de_rugby_à_sept" text:style-name="Internet_20_link" text:visited-style-name="Visited_20_Internet_20_Link">/wiki/Coupe_du_monde_de_rugby_%C3%A0_sept</text:a>" title="Coupe du monde de rugby à sept"&gt;Rugby à sept&lt;/a&gt;&lt;/li&gt;</text:p>
      <text:p text:style-name="Preformatted_20_Text"><text:bookmark text:name="line2765"/>&lt;li&gt;Volley-ball</text:p>
      <text:p text:style-name="Preformatted_20_Text"><text:bookmark text:name="line2766"/>&lt;ul&gt;&lt;li&gt;&lt;a href="<text:a xlink:type="simple" xlink:href="view-source:https://fr.wikipedia.org/wiki/Championnat_du_monde_masculin_de_volley-ball" text:style-name="Internet_20_link" text:visited-style-name="Visited_20_Internet_20_Link">/wiki/Championnat_du_monde_masculin_de_volley-ball</text:a>" title="Championnat du monde masculin de volley-ball"&gt;masculin&lt;/a&gt;&lt;/li&gt;</text:p>
      <text:p text:style-name="Preformatted_20_Text"><text:bookmark text:name="line2767"/>&lt;li&gt;&lt;a href="<text:a xlink:type="simple" xlink:href="view-source:https://fr.wikipedia.org/wiki/Championnat_du_monde_féminin_de_volley-ball" text:style-name="Internet_20_link" text:visited-style-name="Visited_20_Internet_20_Link">/wiki/Championnat_du_monde_f%C3%A9minin_de_volley-ball</text:a>" title="Championnat du monde féminin de volley-ball"&gt;féminin&lt;/a&gt;&lt;/li&gt;&lt;/ul&gt;&lt;/li&gt;</text:p>
      <text:p text:style-name="Preformatted_20_Text"><text:bookmark text:name="line2768"/>&lt;li&gt;&lt;a href="<text:a xlink:type="simple" xlink:href="view-source:https://fr.wikipedia.org/wiki/Championnats_du_monde_de_water-polo" text:style-name="Internet_20_link" text:visited-style-name="Visited_20_Internet_20_Link">/wiki/Championnats_du_monde_de_water-polo</text:a>" title="Championnats du monde de water-polo"&gt;Water-polo&lt;/a&gt;&lt;/li&gt;&lt;/ul&gt;</text:p>
      <text:p text:style-name="Preformatted_20_Text"><text:bookmark text:name="line2769"/>&lt;/div&gt;&lt;/td&gt;</text:p>
      <text:p text:style-name="Preformatted_20_Text"><text:bookmark text:name="line2770"/>&lt;/tr&gt; &lt;tr&gt;</text:p>
      <text:p text:style-name="Preformatted_20_Text"><text:bookmark text:name="line2771"/>&lt;th class="navbox-group" style="width:90px; background:#DFEBFF;"&gt;Non-olympiques&lt;/th&gt;</text:p>
      <text:p text:style-name="Preformatted_20_Text"><text:bookmark text:name="line2772"/>&lt;td class="navbox-list navbox-even" style=";background:#EFF5FF; text-align:left;"&gt;&lt;div class="liste-horizontale"&gt;</text:p>
      <text:p text:style-name="Preformatted_20_Text"><text:bookmark text:name="line2773"/>&lt;ul&gt;&lt;li&gt;&lt;a href="<text:a xlink:type="simple" xlink:href="view-source:https://fr.wikipedia.org/wiki/Coupe_du_monde_de_baseball" text:style-name="Internet_20_link" text:visited-style-name="Visited_20_Internet_20_Link">/wiki/Coupe_du_monde_de_baseball</text:a>" title="Coupe du monde de baseball"&gt;Baseball&lt;/a&gt;&lt;/li&gt;</text:p>
      <text:p text:style-name="Preformatted_20_Text"><text:bookmark text:name="line2774"/>&lt;li&gt;&lt;a href="<text:a xlink:type="simple" xlink:href="view-source:https://fr.wikipedia.org/wiki/Coupe_du_monde_de_cricket" text:style-name="Internet_20_link" text:visited-style-name="Visited_20_Internet_20_Link">/wiki/Coupe_du_monde_de_cricket</text:a>" title="Coupe du monde de cricket"&gt;Cricket&lt;/a&gt;&lt;/li&gt;</text:p>
      <text:p text:style-name="Preformatted_20_Text"><text:bookmark text:name="line2775"/>&lt;li&gt;&lt;a href="<text:a xlink:type="simple" xlink:href="view-source:https://fr.wikipedia.org/wiki/Championnats_du_monde_de_crosse_au_champ" text:style-name="Internet_20_link" text:visited-style-name="Visited_20_Internet_20_Link">/wiki/Championnats_du_monde_de_crosse_au_champ</text:a>" title="Championnats du monde de crosse au champ"&gt;Crosse&lt;/a&gt;&lt;/li&gt;</text:p>
      <text:p text:style-name="Preformatted_20_Text"><text:bookmark text:name="line2776"/>&lt;li&gt;&lt;a href="<text:a xlink:type="simple" xlink:href="view-source:https://fr.wikipedia.org/wiki/Coupe_du_monde_de_football_américain" text:style-name="Internet_20_link" text:visited-style-name="Visited_20_Internet_20_Link">/wiki/Coupe_du_monde_de_football_am%C3%A9ricain</text:a>" title="Coupe du monde de football américain"&gt;Football américain&lt;/a&gt;&lt;/li&gt;</text:p>
      <text:p text:style-name="Preformatted_20_Text"><text:bookmark text:name="line2777"/>&lt;li&gt;&lt;a href="<text:a xlink:type="simple" xlink:href="view-source:https://fr.wikipedia.org/wiki/Coupe_du_monde_de_football_de_plage" text:style-name="Internet_20_link" text:visited-style-name="Visited_20_Internet_20_Link">/wiki/Coupe_du_monde_de_football_de_plage</text:a>" title="Coupe du monde de football de plage"&gt;Football de plage&lt;/a&gt;&lt;/li&gt;</text:p>
      <text:p text:style-name="Preformatted_20_Text"><text:bookmark text:name="line2778"/>&lt;li&gt;&lt;a href="<text:a xlink:type="simple" xlink:href="view-source:https://fr.wikipedia.org/wiki/Coupe_du_monde_de_footgolf" text:style-name="Internet_20_link" text:visited-style-name="Visited_20_Internet_20_Link">/wiki/Coupe_du_monde_de_footgolf</text:a>" title="Coupe du monde de footgolf"&gt;Footgolf&lt;/a&gt;&lt;/li&gt;</text:p>
      <text:p text:style-name="Preformatted_20_Text"><text:bookmark text:name="line2779"/>&lt;li&gt;Futsal</text:p>
      <text:p text:style-name="Preformatted_20_Text"><text:bookmark text:name="line2780"/>&lt;ul&gt;&lt;li&gt;&lt;a href="<text:a xlink:type="simple" xlink:href="view-source:https://fr.wikipedia.org/wiki/Coupe_du_monde_de_futsal_FIFA" text:style-name="Internet_20_link" text:visited-style-name="Visited_20_Internet_20_Link">/wiki/Coupe_du_monde_de_futsal_FIFA</text:a>" title="Coupe du monde de futsal FIFA"&gt;FIFA masc.&lt;/a&gt;&lt;/li&gt;</text:p>
      <text:p text:style-name="Preformatted_20_Text"><text:bookmark text:name="line2781"/>&lt;li&gt;&lt;a href="<text:a xlink:type="simple" xlink:href="view-source:https://fr.wikipedia.org/wiki/Championnat_du_monde_de_futsal_AMF" text:style-name="Internet_20_link" text:visited-style-name="Visited_20_Internet_20_Link">/wiki/Championnat_du_monde_de_futsal_AMF</text:a>" title="Championnat du monde de futsal AMF"&gt;AMF masc.&lt;/a&gt;&lt;/li&gt;</text:p>
      <text:p text:style-name="Preformatted_20_Text"><text:bookmark text:name="line2782"/>&lt;li&gt;&lt;a href="<text:a xlink:type="simple" xlink:href="view-source:https://fr.wikipedia.org/wiki/Coupe_du_monde_féminine_de_futsal" text:style-name="Internet_20_link" text:visited-style-name="Visited_20_Internet_20_Link">/wiki/Coupe_du_monde_f%C3%A9minine_de_futsal</text:a>" title="Coupe du monde féminine de futsal"&gt;féminin&lt;/a&gt;&lt;/li&gt;&lt;/ul&gt;&lt;/li&gt;</text:p>
      <text:p text:style-name="Preformatted_20_Text"><text:bookmark text:name="line2783"/>&lt;li&gt;&lt;a href="<text:a xlink:type="simple" xlink:href="view-source:https://fr.wikipedia.org/wiki/Championnat_du_monde_de_korfbal" text:style-name="Internet_20_link" text:visited-style-name="Visited_20_Internet_20_Link">/wiki/Championnat_du_monde_de_korfbal</text:a>" title="Championnat du monde de korfbal"&gt;Korfbal&lt;/a&gt;&lt;/li&gt;</text:p>
      <text:p text:style-name="Preformatted_20_Text"><text:bookmark text:name="line2784"/>&lt;li&gt;&lt;a href="<text:a xlink:type="simple" xlink:href="view-source:https://fr.wikipedia.org/wiki/Championnat_du_monde_de_netball" text:style-name="Internet_20_link" text:visited-style-name="Visited_20_Internet_20_Link">/wiki/Championnat_du_monde_de_netball</text:a>" title="Championnat du monde de netball"&gt;Netball&lt;/a&gt;&lt;/li&gt;</text:p>
      <text:p text:style-name="Preformatted_20_Text"><text:bookmark text:name="line2785"/>&lt;li&gt;&lt;a href="<text:a xlink:type="simple" xlink:href="view-source:https://fr.wikipedia.org/wiki/Championnat_du_monde_de_pétanque" text:style-name="Internet_20_link" text:visited-style-name="Visited_20_Internet_20_Link">/wiki/Championnat_du_monde_de_p%C3%A9tanque</text:a>" title="Championnat du monde de pétanque"&gt;Pétanque&lt;/a&gt;&lt;/li&gt;</text:p>
      <text:p text:style-name="Preformatted_20_Text"><text:bookmark text:name="line2786"/>&lt;li&gt;&lt;a href="<text:a xlink:type="simple" xlink:href="view-source:https://fr.wikipedia.org/wiki/Championnat_du_monde_de_polo" text:style-name="Internet_20_link" text:visited-style-name="Visited_20_Internet_20_Link">/wiki/Championnat_du_monde_de_polo</text:a>" title="Championnat du monde de polo"&gt;Polo&lt;/a&gt;</text:p>
      <text:p text:style-name="Preformatted_20_Text"><text:bookmark text:name="line2787"/>&lt;ul&gt;&lt;li&gt;&lt;a href="<text:a xlink:type="simple" xlink:href="view-source:https://fr.wikipedia.org/wiki/Coupe_du_monde_de_polo_sur_neige" text:style-name="Internet_20_link" text:visited-style-name="Visited_20_Internet_20_Link">/wiki/Coupe_du_monde_de_polo_sur_neige</text:a>" title="Coupe du monde de polo sur neige"&gt;Sur neige&lt;/a&gt;&lt;/li&gt;&lt;/ul&gt;&lt;/li&gt;</text:p>
      <text:p text:style-name="Preformatted_20_Text"><text:bookmark text:name="line2788"/>&lt;li&gt;&lt;a href="<text:a xlink:type="simple" xlink:href="view-source:https://fr.wikipedia.org/wiki/Championnat_du_monde_de_rink_hockey_masculin" text:style-name="Internet_20_link" text:visited-style-name="Visited_20_Internet_20_Link">/wiki/Championnat_du_monde_de_rink_hockey_masculin</text:a>" title="Championnat du monde de rink hockey masculin"&gt;Rink hockey&lt;/a&gt;&lt;/li&gt;</text:p>
      <text:p text:style-name="Preformatted_20_Text"><text:bookmark text:name="line2789"/><text:soft-page-break/>&lt;li&gt;&lt;a href="<text:a xlink:type="simple" xlink:href="view-source:https://fr.wikipedia.org/wiki/Coupe_du_monde_de_roller_derby" text:style-name="Internet_20_link" text:visited-style-name="Visited_20_Internet_20_Link">/wiki/Coupe_du_monde_de_roller_derby</text:a>" title="Coupe du monde de roller derby"&gt;Roller derby&lt;/a&gt;&lt;/li&gt;</text:p>
      <text:p text:style-name="Preformatted_20_Text"><text:bookmark text:name="line2790"/>&lt;li&gt;&lt;a href="<text:a xlink:type="simple" xlink:href="view-source:https://fr.wikipedia.org/wiki/Championnat_du_monde_de_roller_in_line_hockey" text:style-name="Internet_20_link" text:visited-style-name="Visited_20_Internet_20_Link">/wiki/Championnat_du_monde_de_roller_in_line_hockey</text:a>" title="Championnat du monde de roller in line hockey"&gt;Roller in line hockey&lt;/a&gt;&lt;/li&gt;</text:p>
      <text:p text:style-name="Preformatted_20_Text"><text:bookmark text:name="line2791"/>&lt;li&gt;&lt;a href="<text:a xlink:type="simple" xlink:href="view-source:https://fr.wikipedia.org/wiki/Coupe_du_monde_de_rugby_à_XIII" text:style-name="Internet_20_link" text:visited-style-name="Visited_20_Internet_20_Link">/wiki/Coupe_du_monde_de_rugby_%C3%A0_XIII</text:a>" title="Coupe du monde de rugby à XIII"&gt;Rugby à &lt;abbr class="abbr" title="13"&gt;&lt;span class="romain" style="text-transform:uppercase"&gt;XIII&lt;/span&gt;&lt;/abbr&gt;&lt;/a&gt;&lt;/li&gt;</text:p>
      <text:p text:style-name="Preformatted_20_Text"><text:bookmark text:name="line2792"/>&lt;li&gt;&lt;a href="<text:a xlink:type="simple" xlink:href="view-source:https://fr.wikipedia.org/wiki/Coupe_du_monde_de_rugby_à_XV" text:style-name="Internet_20_link" text:visited-style-name="Visited_20_Internet_20_Link">/wiki/Coupe_du_monde_de_rugby_%C3%A0_XV</text:a>" title="Coupe du monde de rugby à XV"&gt;Rugby à &lt;abbr class="abbr" title="15"&gt;&lt;span class="romain" style="text-transform:uppercase"&gt;XV&lt;/span&gt;&lt;/abbr&gt;&lt;/a&gt;&lt;/li&gt;</text:p>
      <text:p text:style-name="Preformatted_20_Text"><text:bookmark text:name="line2793"/>&lt;li&gt;&lt;a href="<text:a xlink:type="simple" xlink:href="view-source:https://fr.wikipedia.org/wiki/Championnats_du_monde_de_tchoukball" text:style-name="Internet_20_link" text:visited-style-name="Visited_20_Internet_20_Link">/wiki/Championnats_du_monde_de_tchoukball</text:a>" title="Championnats du monde de tchoukball"&gt;Tchoukball&lt;/a&gt;&lt;/li&gt;</text:p>
      <text:p text:style-name="Preformatted_20_Text"><text:bookmark text:name="line2794"/>&lt;li&gt;&lt;a href="<text:a xlink:type="simple" xlink:href="view-source:https://fr.wikipedia.org/wiki/Championnats_du_monde_d%27ultimate_des_nations" text:style-name="Internet_20_link" text:visited-style-name="Visited_20_Internet_20_Link">/wiki/Championnats_du_monde_d%27ultimate_des_nations</text:a>" title="Championnats du monde d&amp;#39;ultimate des nations"&gt;Ultimate&lt;/a&gt;&lt;/li&gt;&lt;/ul&gt;</text:p>
      <text:p text:style-name="Preformatted_20_Text"><text:bookmark text:name="line2795"/>&lt;/div&gt;&lt;/td&gt;</text:p>
      <text:p text:style-name="Preformatted_20_Text"><text:bookmark text:name="line2796"/>&lt;/tr&gt; <text:s text:c="27"/></text:p>
      <text:p text:style-name="Preformatted_20_Text"><text:bookmark text:name="line2797"/></text:p>
      <text:p text:style-name="Preformatted_20_Text"><text:bookmark text:name="line2798"/>&lt;/tbody&gt;&lt;/table&gt;&lt;/td&gt;</text:p>
      <text:p text:style-name="Preformatted_20_Text"><text:bookmark text:name="line2799"/>&lt;/tr&gt; &lt;tr&gt;</text:p>
      <text:p text:style-name="Preformatted_20_Text"><text:bookmark text:name="line2800"/>&lt;th class="navbox-group" style="background:#CFE1FF; width:50px;"&gt;Individuels&lt;/th&gt;</text:p>
      <text:p text:style-name="Preformatted_20_Text"><text:bookmark text:name="line2801"/>&lt;td class="navbox-list navbox-even" style="text-align:left;; background:#EFF5FF;"&gt;&lt;table class="navbox-subgroup" style=""&gt;</text:p>
      <text:p text:style-name="Preformatted_20_Text"><text:bookmark text:name="line2802"/>&lt;tbody&gt;&lt;tr&gt;</text:p>
      <text:p text:style-name="Preformatted_20_Text"><text:bookmark text:name="line2803"/>&lt;th class="navbox-group" style="width:90px; background:#DFEBFF;"&gt;&lt;a href="<text:a xlink:type="simple" xlink:href="view-source:https://fr.wikipedia.org/wiki/Sports_olympiques" text:style-name="Internet_20_link" text:visited-style-name="Visited_20_Internet_20_Link">/wiki/Sports_olympiques</text:a>" title="Sports olympiques"&gt;Olympiques&lt;/a&gt;&lt;/th&gt;</text:p>
      <text:p text:style-name="Preformatted_20_Text"><text:bookmark text:name="line2804"/>&lt;td class="navbox-list" style=";background:#EFF5FF; text-align:left;"&gt;&lt;div class="liste-horizontale"&gt;</text:p>
      <text:p text:style-name="Preformatted_20_Text"><text:bookmark text:name="line2805"/>&lt;ul&gt;&lt;li&gt;&lt;a href="<text:a xlink:type="simple" xlink:href="view-source:https://fr.wikipedia.org/wiki/Championnats_du_monde_d%27athlétisme" text:style-name="Internet_20_link" text:visited-style-name="Visited_20_Internet_20_Link">/wiki/Championnats_du_monde_d%27athl%C3%A9tisme</text:a>" title="Championnats du monde d&amp;#39;athlétisme"&gt;Athlétisme&lt;/a&gt;&lt;/li&gt;</text:p>
      <text:p text:style-name="Preformatted_20_Text"><text:bookmark text:name="line2806"/>&lt;li&gt;&lt;a href="<text:a xlink:type="simple" xlink:href="view-source:https://fr.wikipedia.org/wiki/Championnats_du_monde_de_badminton" text:style-name="Internet_20_link" text:visited-style-name="Visited_20_Internet_20_Link">/wiki/Championnats_du_monde_de_badminton</text:a>" title="Championnats du monde de badminton"&gt;Badminton&lt;/a&gt;&lt;/li&gt;</text:p>
      <text:p text:style-name="Preformatted_20_Text"><text:bookmark text:name="line2807"/>&lt;li&gt;&lt;a href="<text:a xlink:type="simple" xlink:href="view-source:https://fr.wikipedia.org/wiki/Championnats_du_monde_de_biathlon" text:style-name="Internet_20_link" text:visited-style-name="Visited_20_Internet_20_Link">/wiki/Championnats_du_monde_de_biathlon</text:a>" title="Championnats du monde de biathlon"&gt;Biathlon&lt;/a&gt;&lt;/li&gt;</text:p>
      <text:p text:style-name="Preformatted_20_Text"><text:bookmark text:name="line2808"/>&lt;li&gt;&lt;a href="<text:a xlink:type="simple" xlink:href="view-source:https://fr.wikipedia.org/wiki/Championnats_du_monde_de_bobsleigh" text:style-name="Internet_20_link" text:visited-style-name="Visited_20_Internet_20_Link">/wiki/Championnats_du_monde_de_bobsleigh</text:a>" title="Championnats du monde de bobsleigh"&gt;Bobsleigh&lt;/a&gt;&lt;/li&gt;</text:p>
      <text:p text:style-name="Preformatted_20_Text"><text:bookmark text:name="line2809"/>&lt;li&gt;&lt;a href="<text:a xlink:type="simple" xlink:href="view-source:https://fr.wikipedia.org/wiki/Championnats_du_monde_de_boxe_amateur" text:style-name="Internet_20_link" text:visited-style-name="Visited_20_Internet_20_Link">/wiki/Championnats_du_monde_de_boxe_amateur</text:a>" title="Championnats du monde de boxe amateur"&gt;Boxe anglaise&lt;/a&gt;&lt;/li&gt;</text:p>
      <text:p text:style-name="Preformatted_20_Text"><text:bookmark text:name="line2810"/>&lt;li&gt;Canoë-kayak</text:p>
      <text:p text:style-name="Preformatted_20_Text"><text:bookmark text:name="line2811"/>&lt;ul&gt;&lt;li&gt;&lt;a href="<text:a xlink:type="simple" xlink:href="view-source:https://fr.wikipedia.org/wiki/Championnats_du_monde_de_course_en_ligne_de_canoë-kayak" text:style-name="Internet_20_link" text:visited-style-name="Visited_20_Internet_20_Link">/wiki/Championnats_du_monde_de_course_en_ligne_de_cano%C3%AB-kayak</text:a>" title="Championnats du monde de course en ligne de canoë-kayak"&gt;Course en ligne&lt;/a&gt;&lt;/li&gt;</text:p>
      <text:p text:style-name="Preformatted_20_Text"><text:bookmark text:name="line2812"/>&lt;li&gt;&lt;a href="<text:a xlink:type="simple" xlink:href="view-source:https://fr.wikipedia.org/wiki/Championnats_du_monde_de_descente_(canoë-kayak)" text:style-name="Internet_20_link" text:visited-style-name="Visited_20_Internet_20_Link">/wiki/Championnats_du_monde_de_descente_(cano%C3%AB-kayak)</text:a>" title="Championnats du monde de descente (canoë-kayak)"&gt;Descente&lt;/a&gt;&lt;/li&gt;</text:p>
      <text:p text:style-name="Preformatted_20_Text"><text:bookmark text:name="line2813"/>&lt;li&gt;&lt;a href="<text:a xlink:type="simple" xlink:href="view-source:https://fr.wikipedia.org/wiki/Championnats_du_monde_de_slalom_(canoë-kayak)" text:style-name="Internet_20_link" text:visited-style-name="Visited_20_Internet_20_Link">/wiki/Championnats_du_monde_de_slalom_(cano%C3%AB-kayak)</text:a>" title="Championnats du monde de slalom (canoë-kayak)"&gt;Slalom&lt;/a&gt;&lt;/li&gt;&lt;/ul&gt;&lt;/li&gt;</text:p>
      <text:p text:style-name="Preformatted_20_Text"><text:bookmark text:name="line2814"/>&lt;li&gt;&lt;a href="<text:a xlink:type="simple" xlink:href="view-source:https://fr.wikipedia.org/wiki/Championnat_du_monde_de_combiné_nordique" text:style-name="Internet_20_link" text:visited-style-name="Visited_20_Internet_20_Link">/wiki/Championnat_du_monde_de_combin%C3%A9_nordique</text:a>" title="Championnat du monde de combiné nordique"&gt;Combiné nordique&lt;/a&gt;&lt;/li&gt;</text:p>
      <text:p text:style-name="Preformatted_20_Text"><text:bookmark text:name="line2815"/>&lt;li&gt;&lt;a href="<text:a xlink:type="simple" xlink:href="view-source:https://fr.wikipedia.org/wiki/Championnats_du_monde_de_curling" text:style-name="Internet_20_link" text:visited-style-name="Visited_20_Internet_20_Link">/wiki/Championnats_du_monde_de_curling</text:a>" title="Championnats du monde de curling"&gt;Curling&lt;/a&gt;&lt;/li&gt;</text:p>
      <text:p text:style-name="Preformatted_20_Text"><text:bookmark text:name="line2816"/>&lt;li&gt;&lt;a href="<text:a xlink:type="simple" xlink:href="view-source:https://fr.wikipedia.org/wiki/Championnat_du_monde_de_cyclisme" text:style-name="Internet_20_link" text:visited-style-name="Visited_20_Internet_20_Link">/wiki/Championnat_du_monde_de_cyclisme</text:a>" title="Championnat du monde de cyclisme"&gt;Cyclisme&lt;/a&gt;&lt;/li&gt;</text:p>
      <text:p text:style-name="Preformatted_20_Text"><text:bookmark text:name="line2817"/>&lt;li&gt;&lt;a href="<text:a xlink:type="simple" xlink:href="view-source:https://fr.wikipedia.org/wiki/Jeux_équestres_mondiaux" text:style-name="Internet_20_link" text:visited-style-name="Visited_20_Internet_20_Link">/wiki/Jeux_%C3%A9questres_mondiaux</text:a>" title="Jeux équestres mondiaux"&gt;Équitation&lt;/a&gt;&lt;/li&gt;</text:p>
      <text:p text:style-name="Preformatted_20_Text"><text:bookmark text:name="line2818"/>&lt;li&gt;&lt;a href="<text:a xlink:type="simple" xlink:href="view-source:https://fr.wikipedia.org/wiki/Championnats_du_monde_d%27escrime" text:style-name="Internet_20_link" text:visited-style-name="Visited_20_Internet_20_Link">/wiki/Championnats_du_monde_d%27escrime</text:a>" title="Championnats du monde d&amp;#39;escrime"&gt;Escrime&lt;/a&gt;&lt;/li&gt;</text:p>
      <text:p text:style-name="Preformatted_20_Text"><text:bookmark text:name="line2819"/>&lt;li&gt;&lt;a href="<text:a xlink:type="simple" xlink:href="view-source:https://fr.wikipedia.org/wiki/Coupe_du_monde_de_golf" text:style-name="Internet_20_link" text:visited-style-name="Visited_20_Internet_20_Link">/wiki/Coupe_du_monde_de_golf</text:a>" title="Coupe du monde de golf"&gt;Golf&lt;/a&gt;&lt;/li&gt;</text:p>
      <text:p text:style-name="Preformatted_20_Text"><text:bookmark text:name="line2820"/><text:soft-page-break/>&lt;li&gt;&lt;a href="<text:a xlink:type="simple" xlink:href="view-source:https://fr.wikipedia.org/wiki/Championnats_du_monde_de_gymnastique_artistique" text:style-name="Internet_20_link" text:visited-style-name="Visited_20_Internet_20_Link">/wiki/Championnats_du_monde_de_gymnastique_artistique</text:a>" title="Championnats du monde de gymnastique artistique"&gt;Gymnastique artistique&lt;/a&gt;&lt;/li&gt;</text:p>
      <text:p text:style-name="Preformatted_20_Text"><text:bookmark text:name="line2821"/>&lt;li&gt;&lt;a href="<text:a xlink:type="simple" xlink:href="view-source:https://fr.wikipedia.org/wiki/Championnats_du_monde_de_gymnastique_rythmique" text:style-name="Internet_20_link" text:visited-style-name="Visited_20_Internet_20_Link">/wiki/Championnats_du_monde_de_gymnastique_rythmique</text:a>" title="Championnats du monde de gymnastique rythmique"&gt;Gymnastique rythmique&lt;/a&gt;&lt;/li&gt;</text:p>
      <text:p text:style-name="Preformatted_20_Text"><text:bookmark text:name="line2822"/>&lt;li&gt;&lt;a href="<text:a xlink:type="simple" xlink:href="view-source:https://fr.wikipedia.org/wiki/Championnats_du_monde_d%27haltérophilie" text:style-name="Internet_20_link" text:visited-style-name="Visited_20_Internet_20_Link">/wiki/Championnats_du_monde_d%27halt%C3%A9rophilie</text:a>" title="Championnats du monde d&amp;#39;haltérophilie"&gt;Haltérophilie&lt;/a&gt;&lt;/li&gt;</text:p>
      <text:p text:style-name="Preformatted_20_Text"><text:bookmark text:name="line2823"/>&lt;li&gt;&lt;a href="<text:a xlink:type="simple" xlink:href="view-source:https://fr.wikipedia.org/wiki/Championnats_du_monde_de_judo" text:style-name="Internet_20_link" text:visited-style-name="Visited_20_Internet_20_Link">/wiki/Championnats_du_monde_de_judo</text:a>" title="Championnats du monde de judo"&gt;Judo&lt;/a&gt;&lt;/li&gt;</text:p>
      <text:p text:style-name="Preformatted_20_Text"><text:bookmark text:name="line2824"/>&lt;li&gt;&lt;a href="<text:a xlink:type="simple" xlink:href="view-source:https://fr.wikipedia.org/wiki/Championnats_du_monde_de_luge" text:style-name="Internet_20_link" text:visited-style-name="Visited_20_Internet_20_Link">/wiki/Championnats_du_monde_de_luge</text:a>" title="Championnats du monde de luge"&gt;Luge&lt;/a&gt;&lt;/li&gt;</text:p>
      <text:p text:style-name="Preformatted_20_Text"><text:bookmark text:name="line2825"/>&lt;li&gt;&lt;a href="<text:a xlink:type="simple" xlink:href="view-source:https://fr.wikipedia.org/wiki/Championnats_du_monde_de_lutte" text:style-name="Internet_20_link" text:visited-style-name="Visited_20_Internet_20_Link">/wiki/Championnats_du_monde_de_lutte</text:a>" title="Championnats du monde de lutte"&gt;Lutte&lt;/a&gt;&lt;/li&gt;</text:p>
      <text:p text:style-name="Preformatted_20_Text"><text:bookmark text:name="line2826"/>&lt;li&gt;&lt;a href="<text:a xlink:type="simple" xlink:href="view-source:https://fr.wikipedia.org/wiki/Championnats_du_monde_de_natation" text:style-name="Internet_20_link" text:visited-style-name="Visited_20_Internet_20_Link">/wiki/Championnats_du_monde_de_natation</text:a>" title="Championnats du monde de natation"&gt;Natation&lt;/a&gt;&lt;/li&gt;</text:p>
      <text:p text:style-name="Preformatted_20_Text"><text:bookmark text:name="line2827"/>&lt;li&gt;&lt;a href="<text:a xlink:type="simple" xlink:href="view-source:https://fr.wikipedia.org/wiki/Championnats_du_monde_de_patinage_artistique" text:style-name="Internet_20_link" text:visited-style-name="Visited_20_Internet_20_Link">/wiki/Championnats_du_monde_de_patinage_artistique</text:a>" title="Championnats du monde de patinage artistique"&gt;Patinage artistique&lt;/a&gt;&lt;/li&gt;</text:p>
      <text:p text:style-name="Preformatted_20_Text"><text:bookmark text:name="line2828"/>&lt;li&gt;Patinage de vitesse</text:p>
      <text:p text:style-name="Preformatted_20_Text"><text:bookmark text:name="line2829"/>&lt;ul&gt;&lt;li&gt;&lt;a href="<text:a xlink:type="simple" xlink:href="view-source:https://fr.wikipedia.org/wiki/Championnats_du_monde_toutes_épreuves_de_patinage_de_vitesse" text:style-name="Internet_20_link" text:visited-style-name="Visited_20_Internet_20_Link">/wiki/Championnats_du_monde_toutes_%C3%A9preuves_de_patinage_de_vitesse</text:a>" title="Championnats du monde toutes épreuves de patinage de vitesse"&gt;Toutes épreuves&lt;/a&gt;&lt;/li&gt;</text:p>
      <text:p text:style-name="Preformatted_20_Text"><text:bookmark text:name="line2830"/>&lt;li&gt;&lt;a href="<text:a xlink:type="simple" xlink:href="view-source:https://fr.wikipedia.org/wiki/Championnats_du_monde_simple_distance_de_patinage_de_vitesse" text:style-name="Internet_20_link" text:visited-style-name="Visited_20_Internet_20_Link">/wiki/Championnats_du_monde_simple_distance_de_patinage_de_vitesse</text:a>" title="Championnats du monde simple distance de patinage de vitesse"&gt;Simple distance&lt;/a&gt;&lt;/li&gt;</text:p>
      <text:p text:style-name="Preformatted_20_Text"><text:bookmark text:name="line2831"/>&lt;li&gt;&lt;a href="<text:a xlink:type="simple" xlink:href="view-source:https://fr.wikipedia.org/wiki/Championnats_du_monde_de_sprint_de_patinage_de_vitesse" text:style-name="Internet_20_link" text:visited-style-name="Visited_20_Internet_20_Link">/wiki/Championnats_du_monde_de_sprint_de_patinage_de_vitesse</text:a>" title="Championnats du monde de sprint de patinage de vitesse"&gt;Sprint&lt;/a&gt;&lt;/li&gt;&lt;/ul&gt;&lt;/li&gt;</text:p>
      <text:p text:style-name="Preformatted_20_Text"><text:bookmark text:name="line2832"/>&lt;li&gt;&lt;a href="<text:a xlink:type="simple" xlink:href="view-source:https://fr.wikipedia.org/wiki/Championnats_du_monde_de_pentathlon_moderne" text:style-name="Internet_20_link" text:visited-style-name="Visited_20_Internet_20_Link">/wiki/Championnats_du_monde_de_pentathlon_moderne</text:a>" title="Championnats du monde de pentathlon moderne"&gt;Pentathlon moderne&lt;/a&gt;&lt;/li&gt;</text:p>
      <text:p text:style-name="Preformatted_20_Text"><text:bookmark text:name="line2833"/>&lt;li&gt;&lt;a href="<text:a xlink:type="simple" xlink:href="view-source:https://fr.wikipedia.org/wiki/Championnats_du_monde_de_patinage_de_vitesse_sur_piste_courte" text:style-name="Internet_20_link" text:visited-style-name="Visited_20_Internet_20_Link">/wiki/Championnats_du_monde_de_patinage_de_vitesse_sur_piste_courte</text:a>" title="Championnats du monde de patinage de vitesse sur piste courte"&gt;Short track&lt;/a&gt;&lt;/li&gt;</text:p>
      <text:p text:style-name="Preformatted_20_Text"><text:bookmark text:name="line2834"/>&lt;li&gt;&lt;a href="<text:a xlink:type="simple" xlink:href="view-source:https://fr.wikipedia.org/wiki/Championnats_du_monde_de_ski_acrobatique" text:style-name="Internet_20_link" text:visited-style-name="Visited_20_Internet_20_Link">/wiki/Championnats_du_monde_de_ski_acrobatique</text:a>" title="Championnats du monde de ski acrobatique"&gt;Ski acrobatique&lt;/a&gt;&lt;/li&gt;</text:p>
      <text:p text:style-name="Preformatted_20_Text"><text:bookmark text:name="line2835"/>&lt;li&gt;&lt;a href="<text:a xlink:type="simple" xlink:href="view-source:https://fr.wikipedia.org/wiki/Championnats_du_monde_de_ski_alpin" text:style-name="Internet_20_link" text:visited-style-name="Visited_20_Internet_20_Link">/wiki/Championnats_du_monde_de_ski_alpin</text:a>" title="Championnats du monde de ski alpin"&gt;Ski alpin&lt;/a&gt;&lt;/li&gt;</text:p>
      <text:p text:style-name="Preformatted_20_Text"><text:bookmark text:name="line2836"/>&lt;li&gt;&lt;a href="<text:a xlink:type="simple" xlink:href="view-source:https://fr.wikipedia.org/wiki/Championnats_du_monde_de_ski_nordique" text:style-name="Internet_20_link" text:visited-style-name="Visited_20_Internet_20_Link">/wiki/Championnats_du_monde_de_ski_nordique</text:a>" title="Championnats du monde de ski nordique"&gt;Ski nordique&lt;/a&gt;&lt;/li&gt;</text:p>
      <text:p text:style-name="Preformatted_20_Text"><text:bookmark text:name="line2837"/>&lt;li&gt;&lt;a href="<text:a xlink:type="simple" xlink:href="view-source:https://fr.wikipedia.org/wiki/Championnats_du_monde_de_snowboard" text:style-name="Internet_20_link" text:visited-style-name="Visited_20_Internet_20_Link">/wiki/Championnats_du_monde_de_snowboard</text:a>" title="Championnats du monde de snowboard"&gt;Snowboard&lt;/a&gt;&lt;/li&gt;</text:p>
      <text:p text:style-name="Preformatted_20_Text"><text:bookmark text:name="line2838"/>&lt;li&gt;&lt;a href="<text:a xlink:type="simple" xlink:href="view-source:https://fr.wikipedia.org/wiki/Championnats_du_monde_de_taekwondo" text:style-name="Internet_20_link" text:visited-style-name="Visited_20_Internet_20_Link">/wiki/Championnats_du_monde_de_taekwondo</text:a>" title="Championnats du monde de taekwondo"&gt;Taekwondo&lt;/a&gt;&lt;/li&gt;</text:p>
      <text:p text:style-name="Preformatted_20_Text"><text:bookmark text:name="line2839"/>&lt;li&gt;&lt;a href="<text:a xlink:type="simple" xlink:href="view-source:https://fr.wikipedia.org/wiki/Championnats_du_monde_de_tennis_de_table" text:style-name="Internet_20_link" text:visited-style-name="Visited_20_Internet_20_Link">/wiki/Championnats_du_monde_de_tennis_de_table</text:a>" title="Championnats du monde de tennis de table"&gt;Tennis de table&lt;/a&gt;&lt;/li&gt;</text:p>
      <text:p text:style-name="Preformatted_20_Text"><text:bookmark text:name="line2840"/>&lt;li&gt;&lt;a href="<text:a xlink:type="simple" xlink:href="view-source:https://fr.wikipedia.org/wiki/Championnats_du_monde_de_tir" text:style-name="Internet_20_link" text:visited-style-name="Visited_20_Internet_20_Link">/wiki/Championnats_du_monde_de_tir</text:a>" title="Championnats du monde de tir"&gt;Tir&lt;/a&gt;&lt;/li&gt;</text:p>
      <text:p text:style-name="Preformatted_20_Text"><text:bookmark text:name="line2841"/>&lt;li&gt;Tir à l'arc</text:p>
      <text:p text:style-name="Preformatted_20_Text"><text:bookmark text:name="line2842"/>&lt;ul&gt;&lt;li&gt;&lt;a href="<text:a xlink:type="simple" xlink:href="view-source:https://fr.wikipedia.org/wiki/Championnats_du_monde_de_tir_à_l%27arc" text:style-name="Internet_20_link" text:visited-style-name="Visited_20_Internet_20_Link">/wiki/Championnats_du_monde_de_tir_%C3%A0_l%27arc</text:a>" title="Championnats du monde de tir à l&amp;#39;arc"&gt;Extérieur&lt;/a&gt;&lt;/li&gt;</text:p>
      <text:p text:style-name="Preformatted_20_Text"><text:bookmark text:name="line2843"/>&lt;li&gt;&lt;a href="<text:a xlink:type="simple" xlink:href="view-source:https://fr.wikipedia.org/wiki/Championnats_du_monde_de_tir_à_l%27arc_en_salle" text:style-name="Internet_20_link" text:visited-style-name="Visited_20_Internet_20_Link">/wiki/Championnats_du_monde_de_tir_%C3%A0_l%27arc_en_salle</text:a>" title="Championnats du monde de tir à l&amp;#39;arc en salle"&gt;Salle&lt;/a&gt;&lt;/li&gt;&lt;/ul&gt;&lt;/li&gt;</text:p>
      <text:p text:style-name="Preformatted_20_Text"><text:bookmark text:name="line2844"/>&lt;li&gt;&lt;a href="<text:a xlink:type="simple" xlink:href="view-source:https://fr.wikipedia.org/wiki/Championnats_du_monde_de_trampoline" text:style-name="Internet_20_link" text:visited-style-name="Visited_20_Internet_20_Link">/wiki/Championnats_du_monde_de_trampoline</text:a>" title="Championnats du monde de trampoline"&gt;Trampoline&lt;/a&gt;&lt;/li&gt;</text:p>
      <text:p text:style-name="Preformatted_20_Text"><text:bookmark text:name="line2845"/>&lt;li&gt;&lt;a href="<text:a xlink:type="simple" xlink:href="view-source:https://fr.wikipedia.org/wiki/Séries_mondiales_de_triathlon" text:style-name="Internet_20_link" text:visited-style-name="Visited_20_Internet_20_Link">/wiki/S%C3%A9ries_mondiales_de_triathlon</text:a>" title="Séries mondiales de triathlon"&gt;Triathlon&lt;/a&gt;&lt;/li&gt;</text:p>
      <text:p text:style-name="Preformatted_20_Text"><text:bookmark text:name="line2846"/>&lt;li&gt;&lt;a href="<text:a xlink:type="simple" xlink:href="view-source:https://fr.wikipedia.org/wiki/Championnats_du_monde_de_voile" text:style-name="Internet_20_link" text:visited-style-name="Visited_20_Internet_20_Link">/wiki/Championnats_du_monde_de_voile</text:a>" title="Championnats du monde de voile"&gt;Voile&lt;/a&gt;&lt;/li&gt;&lt;/ul&gt;</text:p>
      <text:p text:style-name="Preformatted_20_Text"><text:bookmark text:name="line2847"/>&lt;/div&gt;&lt;/td&gt;</text:p>
      <text:p text:style-name="Preformatted_20_Text"><text:bookmark text:name="line2848"/><text:soft-page-break/>&lt;/tr&gt; &lt;tr&gt;</text:p>
      <text:p text:style-name="Preformatted_20_Text"><text:bookmark text:name="line2849"/>&lt;th class="navbox-group" style="width:90px; background:#DFEBFF;"&gt;Non-olympiques&lt;/th&gt;</text:p>
      <text:p text:style-name="Preformatted_20_Text"><text:bookmark text:name="line2850"/>&lt;td class="navbox-list navbox-even" style=";background:#EFF5FF; text-align:left;"&gt;&lt;div class="liste-horizontale"&gt;</text:p>
      <text:p text:style-name="Preformatted_20_Text"><text:bookmark text:name="line2851"/>&lt;ul&gt;&lt;li&gt;&lt;a href="<text:a xlink:type="simple" xlink:href="view-source:https://fr.wikipedia.org/wiki/Championnats_du_monde_d%27aquathlon" text:style-name="Internet_20_link" text:visited-style-name="Visited_20_Internet_20_Link">/wiki/Championnats_du_monde_d%27aquathlon</text:a>" title="Championnats du monde d&amp;#39;aquathlon"&gt;Aquathlon&lt;/a&gt;&lt;/li&gt;</text:p>
      <text:p text:style-name="Preformatted_20_Text"><text:bookmark text:name="line2852"/>&lt;li&gt;Automobile</text:p>
      <text:p text:style-name="Preformatted_20_Text"><text:bookmark text:name="line2853"/>&lt;ul&gt;&lt;li&gt;&lt;a href="<text:a xlink:type="simple" xlink:href="view-source:https://fr.wikipedia.org/wiki/Championnat_du_monde_d%27endurance_FIA" text:style-name="Internet_20_link" text:visited-style-name="Visited_20_Internet_20_Link">/wiki/Championnat_du_monde_d%27endurance_FIA</text:a>" title="Championnat du monde d&amp;#39;endurance FIA"&gt;Endurance&lt;/a&gt;&lt;/li&gt;</text:p>
      <text:p text:style-name="Preformatted_20_Text"><text:bookmark text:name="line2854"/>&lt;li&gt;&lt;a href="<text:a xlink:type="simple" xlink:href="view-source:https://fr.wikipedia.org/wiki/Championnat_du_monde_de_Formule_1" text:style-name="Internet_20_link" text:visited-style-name="Visited_20_Internet_20_Link">/wiki/Championnat_du_monde_de_Formule_1</text:a>" title="Championnat du monde de Formule 1"&gt;Formule 1&lt;/a&gt;&lt;/li&gt;</text:p>
      <text:p text:style-name="Preformatted_20_Text"><text:bookmark text:name="line2855"/>&lt;li&gt;&lt;a href="<text:a xlink:type="simple" xlink:href="view-source:https://fr.wikipedia.org/wiki/Championnat_du_monde_de_karting" text:style-name="Internet_20_link" text:visited-style-name="Visited_20_Internet_20_Link">/wiki/Championnat_du_monde_de_karting</text:a>" title="Championnat du monde de karting"&gt;Karting&lt;/a&gt;&lt;/li&gt;</text:p>
      <text:p text:style-name="Preformatted_20_Text"><text:bookmark text:name="line2856"/>&lt;li&gt;&lt;a href="<text:a xlink:type="simple" xlink:href="view-source:https://fr.wikipedia.org/wiki/Championnat_du_monde_de_rallycross_FIA" text:style-name="Internet_20_link" text:visited-style-name="Visited_20_Internet_20_Link">/wiki/Championnat_du_monde_de_rallycross_FIA</text:a>" title="Championnat du monde de rallycross FIA"&gt;Rallycross&lt;/a&gt;&lt;/li&gt;</text:p>
      <text:p text:style-name="Preformatted_20_Text"><text:bookmark text:name="line2857"/>&lt;li&gt;&lt;a href="<text:a xlink:type="simple" xlink:href="view-source:https://fr.wikipedia.org/wiki/Championnat_du_monde_des_rallyes" text:style-name="Internet_20_link" text:visited-style-name="Visited_20_Internet_20_Link">/wiki/Championnat_du_monde_des_rallyes</text:a>" title="Championnat du monde des rallyes"&gt;Rallyes&lt;/a&gt;&lt;/li&gt;&lt;/ul&gt;&lt;/li&gt;</text:p>
      <text:p text:style-name="Preformatted_20_Text"><text:bookmark text:name="line2858"/>&lt;li&gt;&lt;a href="<text:a xlink:type="simple" xlink:href="view-source:https://fr.wikipedia.org/wiki/Championnats_du_monde_de_duathlon" text:style-name="Internet_20_link" text:visited-style-name="Visited_20_Internet_20_Link">/wiki/Championnats_du_monde_de_duathlon</text:a>" title="Championnats du monde de duathlon"&gt;Duathlon&lt;/a&gt;&lt;/li&gt;</text:p>
      <text:p text:style-name="Preformatted_20_Text"><text:bookmark text:name="line2859"/>&lt;li&gt;&lt;a href="<text:a xlink:type="simple" xlink:href="view-source:https://fr.wikipedia.org/wiki/Championnats_du_monde_d%27escalade" text:style-name="Internet_20_link" text:visited-style-name="Visited_20_Internet_20_Link">/wiki/Championnats_du_monde_d%27escalade</text:a>" title="Championnats du monde d&amp;#39;escalade"&gt;Escalade&lt;/a&gt;&lt;/li&gt;</text:p>
      <text:p text:style-name="Preformatted_20_Text"><text:bookmark text:name="line2860"/>&lt;li&gt;&lt;a href="<text:a xlink:type="simple" xlink:href="view-source:https://fr.wikipedia.org/wiki/Championnats_du_monde_de_karaté" text:style-name="Internet_20_link" text:visited-style-name="Visited_20_Internet_20_Link">/wiki/Championnats_du_monde_de_karat%C3%A9</text:a>" title="Championnats du monde de karaté"&gt;Karaté&lt;/a&gt;&lt;/li&gt;</text:p>
      <text:p text:style-name="Preformatted_20_Text"><text:bookmark text:name="line2861"/>&lt;li&gt;&lt;a href="<text:a xlink:type="simple" xlink:href="view-source:https://fr.wikipedia.org/wiki/Championnats_du_monde_de_gymnastique_acrobatique" text:style-name="Internet_20_link" text:visited-style-name="Visited_20_Internet_20_Link">/wiki/Championnats_du_monde_de_gymnastique_acrobatique</text:a>" title="Championnats du monde de gymnastique acrobatique"&gt;Gymnastique acrobatique&lt;/a&gt;&lt;/li&gt;</text:p>
      <text:p text:style-name="Preformatted_20_Text"><text:bookmark text:name="line2862"/>&lt;li&gt;&lt;a href="<text:a xlink:type="simple" xlink:href="view-source:https://fr.wikipedia.org/wiki/Championnats_du_monde_de_gymnastique_aérobic" text:style-name="Internet_20_link" text:visited-style-name="Visited_20_Internet_20_Link">/wiki/Championnats_du_monde_de_gymnastique_a%C3%A9robic</text:a>" title="Championnats du monde de gymnastique aérobic"&gt;Gymnastique aérobic&lt;/a&gt;&lt;/li&gt;</text:p>
      <text:p text:style-name="Preformatted_20_Text"><text:bookmark text:name="line2863"/>&lt;li&gt;Motocyclisme</text:p>
      <text:p text:style-name="Preformatted_20_Text"><text:bookmark text:name="line2864"/>&lt;ul&gt;&lt;li&gt;&lt;a href="<text:a xlink:type="simple" xlink:href="view-source:https://fr.wikipedia.org/wiki/Championnat_du_monde_d%27endurance_moto" text:style-name="Internet_20_link" text:visited-style-name="Visited_20_Internet_20_Link">/wiki/Championnat_du_monde_d%27endurance_moto</text:a>" title="Championnat du monde d&amp;#39;endurance moto"&gt;Endurance&lt;/a&gt;&lt;/li&gt;</text:p>
      <text:p text:style-name="Preformatted_20_Text"><text:bookmark text:name="line2865"/>&lt;li&gt;&lt;a href="<text:a xlink:type="simple" xlink:href="view-source:https://fr.wikipedia.org/wiki/Championnats_du_monde_de_motocross" text:style-name="Internet_20_link" text:visited-style-name="Visited_20_Internet_20_Link">/wiki/Championnats_du_monde_de_motocross</text:a>" title="Championnats du monde de motocross"&gt;Motocross&lt;/a&gt;&lt;/li&gt;</text:p>
      <text:p text:style-name="Preformatted_20_Text"><text:bookmark text:name="line2866"/>&lt;li&gt;&lt;a href="<text:a xlink:type="simple" xlink:href="view-source:https://fr.wikipedia.org/wiki/Championnat_du_monde_de_rallye_tout-terrain" text:style-name="Internet_20_link" text:visited-style-name="Visited_20_Internet_20_Link">/wiki/Championnat_du_monde_de_rallye_tout-terrain</text:a>" title="Championnat du monde de rallye tout-terrain"&gt;Rallye tout-terrain&lt;/a&gt;&lt;/li&gt;</text:p>
      <text:p text:style-name="Preformatted_20_Text"><text:bookmark text:name="line2867"/>&lt;li&gt;&lt;a href="<text:a xlink:type="simple" xlink:href="view-source:https://fr.wikipedia.org/wiki/Championnat_du_monde_de_Superbike" text:style-name="Internet_20_link" text:visited-style-name="Visited_20_Internet_20_Link">/wiki/Championnat_du_monde_de_Superbike</text:a>" title="Championnat du monde de Superbike"&gt;Superbike&lt;/a&gt;&lt;/li&gt;</text:p>
      <text:p text:style-name="Preformatted_20_Text"><text:bookmark text:name="line2868"/>&lt;li&gt;&lt;a href="<text:a xlink:type="simple" xlink:href="view-source:https://fr.wikipedia.org/wiki/Championnat_du_monde_de_Supersport" text:style-name="Internet_20_link" text:visited-style-name="Visited_20_Internet_20_Link">/wiki/Championnat_du_monde_de_Supersport</text:a>" title="Championnat du monde de Supersport"&gt;Supersport&lt;/a&gt;&lt;/li&gt;</text:p>
      <text:p text:style-name="Preformatted_20_Text"><text:bookmark text:name="line2869"/>&lt;li&gt;&lt;a href="<text:a xlink:type="simple" xlink:href="view-source:https://fr.wikipedia.org/wiki/Championnats_du_monde_de_vitesse_moto" text:style-name="Internet_20_link" text:visited-style-name="Visited_20_Internet_20_Link">/wiki/Championnats_du_monde_de_vitesse_moto</text:a>" title="Championnats du monde de vitesse moto"&gt;Vitesse&lt;/a&gt;&lt;/li&gt;&lt;/ul&gt;&lt;/li&gt;</text:p>
      <text:p text:style-name="Preformatted_20_Text"><text:bookmark text:name="line2870"/>&lt;li&gt;&lt;a href="<text:a xlink:type="simple" xlink:href="view-source:https://fr.wikipedia.org/wiki/Championnats_du_monde_de_pelote_basque" text:style-name="Internet_20_link" text:visited-style-name="Visited_20_Internet_20_Link">/wiki/Championnats_du_monde_de_pelote_basque</text:a>" title="Championnats du monde de pelote basque"&gt;Pelote basque&lt;/a&gt;&lt;/li&gt;</text:p>
      <text:p text:style-name="Preformatted_20_Text"><text:bookmark text:name="line2871"/>&lt;li&gt;&lt;a href="<text:a xlink:type="simple" xlink:href="view-source:https://fr.wikipedia.org/wiki/Championnats_du_monde_de_ski-alpinisme" text:style-name="Internet_20_link" text:visited-style-name="Visited_20_Internet_20_Link">/wiki/Championnats_du_monde_de_ski-alpinisme</text:a>" title="Championnats du monde de ski-alpinisme"&gt;Ski-alpinisme&lt;/a&gt;&lt;/li&gt;</text:p>
      <text:p text:style-name="Preformatted_20_Text"><text:bookmark text:name="line2872"/>&lt;li&gt;&lt;a href="<text:a xlink:type="simple" xlink:href="view-source:https://fr.wikipedia.org/wiki/Championnats_du_monde_de_ski_de_vitesse" text:style-name="Internet_20_link" text:visited-style-name="Visited_20_Internet_20_Link">/wiki/Championnats_du_monde_de_ski_de_vitesse</text:a>" title="Championnats du monde de ski de vitesse"&gt;Ski de vitesse&lt;/a&gt;&lt;/li&gt;</text:p>
      <text:p text:style-name="Preformatted_20_Text"><text:bookmark text:name="line2873"/>&lt;li&gt;&lt;a href="<text:a xlink:type="simple" xlink:href="view-source:https://fr.wikipedia.org/wiki/Championnat_du_monde_de_snooker" text:style-name="Internet_20_link" text:visited-style-name="Visited_20_Internet_20_Link">/wiki/Championnat_du_monde_de_snooker</text:a>" title="Championnat du monde de snooker"&gt;Snooker&lt;/a&gt;&lt;/li&gt;</text:p>
      <text:p text:style-name="Preformatted_20_Text"><text:bookmark text:name="line2874"/>&lt;li&gt;&lt;a href="<text:a xlink:type="simple" xlink:href="view-source:https://fr.wikipedia.org/wiki/World_Surf_League" text:style-name="Internet_20_link" text:visited-style-name="Visited_20_Internet_20_Link">/wiki/World_Surf_League</text:a>" title="World Surf League"&gt;Surf&lt;/a&gt;&lt;/li&gt;&lt;/ul&gt;</text:p>
      <text:p text:style-name="Preformatted_20_Text"><text:bookmark text:name="line2875"/>&lt;/div&gt;&lt;/td&gt;</text:p>
      <text:p text:style-name="Preformatted_20_Text"><text:bookmark text:name="line2876"/>&lt;/tr&gt; <text:s text:c="27"/></text:p>
      <text:p text:style-name="Preformatted_20_Text"><text:bookmark text:name="line2877"/></text:p>
      <text:p text:style-name="Preformatted_20_Text"><text:bookmark text:name="line2878"/>&lt;/tbody&gt;&lt;/table&gt;&lt;/td&gt;</text:p>
      <text:p text:style-name="Preformatted_20_Text"><text:bookmark text:name="line2879"/>&lt;/tr&gt; <text:s text:c="28"/>&lt;/tbody&gt;&lt;/table&gt;</text:p>
      <text:p text:style-name="Preformatted_20_Text"><text:bookmark text:name="line2880"/>&lt;/div&gt;</text:p>
      <text:p text:style-name="Preformatted_20_Text"><text:bookmark text:name="line2881"/>&lt;ul id="bandeau-portail" class="bandeau-portail"&gt;&lt;li&gt;&lt;span class="bandeau-portail-element"&gt;&lt;span class="bandeau-portail-icone"&gt;&lt;a href="<text:a xlink:type="simple" xlink:href="view-source:https://fr.wikipedia.org/wiki/Portail:Football" text:style-name="Internet_20_link" text:visited-style-name="Visited_20_Internet_20_Link">/wiki/Portail:Football</text:a>" <text:soft-page-break/>title="Portail du football"&gt;&lt;img alt="Portail du football" src="<text:a xlink:type="simple" xlink:href="view-source:https://upload.wikimedia.org/wikipedia/commons/thumb/0/0b/Soccer.svg/24px-Soccer.svg.png" text:style-name="Internet_20_link" text:visited-style-name="Visited_20_Internet_20_Link">//upload.wikimedia.org/wikipedia/commons/thumb/0/0b/Soccer.svg/24px-Soccer.svg.png</text:a>" width="24" height="24" class="noviewer" srcset="//upload.wikimedia.org/wikipedia/commons/thumb/0/0b/Soccer.svg/36px-Soccer.svg.png 1.5x, //upload.wikimedia.org/wikipedia/commons/thumb/0/0b/Soccer.svg/48px-Soccer.svg.png 2x" data-file-width="250" data-file-height="250" /&gt;&lt;/a&gt;&lt;/span&gt; &lt;span class="bandeau-portail-texte"&gt;&lt;a href="<text:a xlink:type="simple" xlink:href="view-source:https://fr.wikipedia.org/wiki/Portail:Football" text:style-name="Internet_20_link" text:visited-style-name="Visited_20_Internet_20_Link">/wiki/Portail:Football</text:a>" title="Portail:Football"&gt;Portail du football&lt;/a&gt;&lt;/span&gt; &lt;/span&gt;&lt;/li&gt; <text:s text:c="19"/>&lt;/ul&gt;</text:p>
      <text:p text:style-name="Preformatted_20_Text"><text:bookmark text:name="line2882"/>&lt;div id="article_de_qualite" class="bandeau-simple bandeau-niveau-neutre plainlinks" style="background-color:#FFFBFB;"&gt;&lt;div class="bandeau-centrer"&gt;&lt;div class="bandeau-cell grosse-icone etoile-argent"&gt;&lt;div class="noprint"&gt;Cet article est reconnu comme «&amp;#160;&lt;a href="<text:a xlink:type="simple" xlink:href="view-source:https://fr.wikipedia.org/wiki/Wikipédia:Bons_articles" text:style-name="Internet_20_link" text:visited-style-name="Visited_20_Internet_20_Link">/wiki/Wikip%C3%A9dia:Bons_articles</text:a>" title="Wikipédia:Bons articles"&gt;bon article&lt;/a&gt;&amp;#160;» depuis sa &lt;a class="external text" href="<text:a xlink:type="simple" xlink:href="view-source:https://fr.wikipedia.org/w/index.php?title=Coupe_du_monde_de_football&amp;oldid=54459720" text:style-name="Internet_20_link" text:visited-style-name="Visited_20_Internet_20_Link">//fr.wikipedia.org/w/index.php?title=Coupe_du_monde_de_football&amp;amp;oldid=54459720</text:a>"&gt;version du 19 juin 2010&lt;/a&gt;&lt;small&gt; (&lt;a class="external text" href="<text:a xlink:type="simple" xlink:href="view-source:https://fr.wikipedia.org/w/index.php?title=Coupe_du_monde_de_football&amp;oldid=54459720&amp;diff=cur" text:style-name="Internet_20_link" text:visited-style-name="Visited_20_Internet_20_Link">//fr.wikipedia.org/w/index.php?title=Coupe_du_monde_de_football&amp;amp;oldid=54459720&amp;amp;diff=cur</text:a>"&gt;comparer avec la version actuelle&lt;/a&gt;)&lt;/small&gt;. &lt;br /&gt;Pour toute information complémentaire, consulter sa &lt;a href="<text:a xlink:type="simple" xlink:href="view-source:https://fr.wikipedia.org/wiki/Discussion:Coupe_du_monde_de_football" text:style-name="Internet_20_link" text:visited-style-name="Visited_20_Internet_20_Link">/wiki/Discussion:Coupe_du_monde_de_football</text:a>" title="Discussion:Coupe du monde de football"&gt;page de discussion&lt;/a&gt; et le &lt;a href="<text:a xlink:type="simple" xlink:href="view-source:https://fr.wikipedia.org/wiki/Discussion:Coupe_du_monde_de_football/Bon_article" text:style-name="Internet_20_link" text:visited-style-name="Visited_20_Internet_20_Link">/wiki/Discussion:Coupe_du_monde_de_football/Bon_article</text:a>" title="Discussion:Coupe du monde de football/Bon article"&gt;vote l'ayant promu&lt;/a&gt;.&lt;/div&gt;&lt;div class="printcssonly"&gt;La version du 19 juin 2010 de cet article a été reconnue comme «&amp;#160;&lt;b&gt;bon article&lt;/b&gt;&amp;#160;», c'est-à-dire qu'elle répond à des critères de qualité concernant le style, la clarté, la pertinence, la citation des sources et l'illustration.&lt;/div&gt;</text:p>
      <text:p text:style-name="Preformatted_20_Text"><text:bookmark text:name="line2883"/>&lt;/div&gt;&lt;/div&gt;&lt;/div&gt;</text:p>
      <text:p text:style-name="Preformatted_20_Text"><text:bookmark text:name="line2884"/></text:p>
      <text:p text:style-name="Preformatted_20_Text"><text:bookmark text:name="line2885"/>&lt;!-- </text:p>
      <text:p text:style-name="Preformatted_20_Text"><text:bookmark text:name="line2886"/>NewPP limit report</text:p>
      <text:p text:style-name="Preformatted_20_Text"><text:bookmark text:name="line2887"/>Parsed by mw1333</text:p>
      <text:p text:style-name="Preformatted_20_Text"><text:bookmark text:name="line2888"/>Cached time: 20181105071035</text:p>
      <text:p text:style-name="Preformatted_20_Text"><text:bookmark text:name="line2889"/>Cache expiry: 1900800</text:p>
      <text:p text:style-name="Preformatted_20_Text"><text:bookmark text:name="line2890"/>Dynamic content: false</text:p>
      <text:p text:style-name="Preformatted_20_Text"><text:bookmark text:name="line2891"/>CPU time usage: 2.596 seconds</text:p>
      <text:p text:style-name="Preformatted_20_Text"><text:bookmark text:name="line2892"/>Real time usage: 3.233 seconds</text:p>
      <text:p text:style-name="Preformatted_20_Text"><text:bookmark text:name="line2893"/>Preprocessor visited node count: 44291/1000000</text:p>
      <text:p text:style-name="Preformatted_20_Text"><text:bookmark text:name="line2894"/>Preprocessor generated node count: 0/1500000</text:p>
      <text:p text:style-name="Preformatted_20_Text"><text:bookmark text:name="line2895"/>Post‐expand include size: 756140/2097152 bytes</text:p>
      <text:p text:style-name="Preformatted_20_Text"><text:bookmark text:name="line2896"/>Template argument size: 191347/2097152 bytes</text:p>
      <text:p text:style-name="Preformatted_20_Text"><text:bookmark text:name="line2897"/>Highest expansion depth: 23/40</text:p>
      <text:p text:style-name="Preformatted_20_Text"><text:bookmark text:name="line2898"/>Expensive parser function count: 10/500</text:p>
      <text:p text:style-name="Preformatted_20_Text"><text:bookmark text:name="line2899"/>Unstrip recursion depth: 0/20</text:p>
      <text:p text:style-name="Preformatted_20_Text"><text:bookmark text:name="line2900"/>Unstrip post‐expand size: 210575/5000000 bytes</text:p>
      <text:p text:style-name="Preformatted_20_Text"><text:bookmark text:name="line2901"/>Number of Wikibase entities loaded: 1/400</text:p>
      <text:p text:style-name="Preformatted_20_Text"><text:bookmark text:name="line2902"/>Lua time usage: 0.509/10.000 seconds</text:p>
      <text:p text:style-name="Preformatted_20_Text"><text:bookmark text:name="line2903"/>Lua memory usage: 7.58 MB/50 MB</text:p>
      <text:p text:style-name="Preformatted_20_Text"><text:bookmark text:name="line2904"/>--&gt;</text:p>
      <text:p text:style-name="Preformatted_20_Text"><text:bookmark text:name="line2905"/>&lt;!--</text:p>
      <text:p text:style-name="Preformatted_20_Text"><text:bookmark text:name="line2906"/>Transclusion expansion time report (%,ms,calls,template)</text:p>
      <text:p text:style-name="Preformatted_20_Text"><text:bookmark text:name="line2907"/>100.00% 2172.409 <text:s text:c="5"/>1 -total</text:p>
      <text:p text:style-name="Preformatted_20_Text"><text:bookmark text:name="line2908"/><text:s/>26.01% <text:s/>565.031 <text:s text:c="5"/>2 Modèle:Références</text:p>
      <text:p text:style-name="Preformatted_20_Text"><text:bookmark text:name="line2909"/><text:s/>10.19% <text:s/>221.344 <text:s text:c="4"/>98 Modèle:Lien_web</text:p>
      <text:p text:style-name="Preformatted_20_Text"><text:bookmark text:name="line2910"/><text:s text:c="2"/>8.24% <text:s/>179.006 <text:s text:c="5"/>1 Modèle:Courbe_d'affluence_des_Coupes_du_monde_de_football</text:p>
      <text:p text:style-name="Preformatted_20_Text"><text:bookmark text:name="line2911"/><text:s text:c="2"/>6.69% <text:s/>145.421 <text:s text:c="5"/>1 Modèle:Palette</text:p>
      <text:p text:style-name="Preformatted_20_Text"><text:bookmark text:name="line2912"/><text:s text:c="2"/>6.55% <text:s/>142.357 <text:s text:c="5"/>1 Modèle:Infobox_Compétition_sportive</text:p>
      <text:p text:style-name="Preformatted_20_Text"><text:bookmark text:name="line2913"/><text:s text:c="2"/>5.56% <text:s/>120.816 <text:s text:c="5"/>6 Modèle:Méta_palette_de_navigation</text:p>
      <text:p text:style-name="Preformatted_20_Text"><text:bookmark text:name="line2914"/><text:soft-page-break/><text:s text:c="2"/>5.38% <text:s/>116.886 <text:s text:c="3"/>168 Modèle:Médaille</text:p>
      <text:p text:style-name="Preformatted_20_Text"><text:bookmark text:name="line2915"/><text:s text:c="2"/>4.58% <text:s text:c="2"/>99.532 <text:s text:c="3"/>168 Modèle:Tri</text:p>
      <text:p text:style-name="Preformatted_20_Text"><text:bookmark text:name="line2916"/><text:s text:c="2"/>4.31% <text:s text:c="2"/>93.653 <text:s text:c="4"/>39 Modèle:Trim</text:p>
      <text:p text:style-name="Preformatted_20_Text"><text:bookmark text:name="line2917"/>--&gt;</text:p>
      <text:p text:style-name="Preformatted_20_Text"><text:bookmark text:name="line2918"/></text:p>
      <text:p text:style-name="Preformatted_20_Text"><text:bookmark text:name="line2919"/>&lt;!-- Saved in parser cache with key frwiki:pcache:idhash:1200-0!canonical and timestamp 20181105071031 and revision id 153688511</text:p>
      <text:p text:style-name="Preformatted_20_Text"><text:bookmark text:name="line2920"/><text:s/>--&gt;</text:p>
      <text:p text:style-name="Preformatted_20_Text"><text:bookmark text:name="line2921"/>&lt;/div&gt;&lt;noscript&gt;&lt;img src="//fr.wikipedia.org/wiki/Special:CentralAutoLogin/start?type=1x1" alt="" title="" width="1" height="1" style="border: none; position: absolute;" /&gt;&lt;/noscript&gt;&lt;/div&gt; <text:s text:c="34"/>&lt;div class="printfooter"&gt;</text:p>
      <text:p text:style-name="Preformatted_20_Text"><text:bookmark text:name="line2922"/><text:s text:c="48"/>Ce document provient de «&amp;#160;&lt;a dir="ltr" href="<text:a xlink:type="simple" xlink:href="view-source:https://fr.wikipedia.org/w/index.php?title=Coupe_du_monde_de_football&amp;oldid=153688511" text:style-name="Internet_20_link" text:visited-style-name="Visited_20_Internet_20_Link">https://fr.wikipedia.org/w/index.php?title=Coupe_du_monde_de_football&amp;amp;oldid=153688511</text:a>"&gt;https://fr.wikipedia.org/w/index.php?title=Coupe_du_monde_de_football&amp;amp;oldid=153688511&lt;/a&gt;&amp;#160;». <text:s text:c="37"/>&lt;/div&gt;</text:p>
      <text:p text:style-name="Preformatted_20_Text"><text:bookmark text:name="line2923"/><text:s text:c="32"/>&lt;div id="catlinks" class="catlinks" data-mw="interface"&gt;&lt;div id="mw-normal-catlinks" class="mw-normal-catlinks"&gt;&lt;a href="<text:a xlink:type="simple" xlink:href="view-source:https://fr.wikipedia.org/wiki/Catégorie:Accueil" text:style-name="Internet_20_link" text:visited-style-name="Visited_20_Internet_20_Link">/wiki/Cat%C3%A9gorie:Accueil</text:a>" title="Catégorie:Accueil"&gt;Catégories&lt;/a&gt; : &lt;ul&gt;&lt;li&gt;&lt;a href="<text:a xlink:type="simple" xlink:href="view-source:https://fr.wikipedia.org/wiki/Catégorie:Coupe_du_monde_de_football" text:style-name="Internet_20_link" text:visited-style-name="Visited_20_Internet_20_Link">/wiki/Cat%C3%A9gorie:Coupe_du_monde_de_football</text:a>" title="Catégorie:Coupe du monde de football"&gt;Coupe du monde de football&lt;/a&gt;&lt;/li&gt;&lt;li&gt;&lt;a href="<text:a xlink:type="simple" xlink:href="view-source:https://fr.wikipedia.org/wiki/Catégorie:Compétition_fondée_en_1928" text:style-name="Internet_20_link" text:visited-style-name="Visited_20_Internet_20_Link">/wiki/Cat%C3%A9gorie:Comp%C3%A9tition_fond%C3%A9e_en_1928</text:a>" title="Catégorie:Compétition fondée en 1928"&gt;Compétition fondée en 1928&lt;/a&gt;&lt;/li&gt;&lt;/ul&gt;&lt;/div&gt;&lt;div id="mw-hidden-catlinks" class="mw-hidden-catlinks mw-hidden-cats-hidden"&gt;Catégories cachées : &lt;ul&gt;&lt;li&gt;&lt;a href="<text:a xlink:type="simple" xlink:href="view-source:https://fr.wikipedia.org/wiki/Catégorie:Page_utilisant_une_frise_chronologique" text:style-name="Internet_20_link" text:visited-style-name="Visited_20_Internet_20_Link">/wiki/Cat%C3%A9gorie:Page_utilisant_une_frise_chronologique</text:a>" title="Catégorie:Page utilisant une frise chronologique"&gt;Page utilisant une frise chronologique&lt;/a&gt;&lt;/li&gt;&lt;li&gt;&lt;a href="<text:a xlink:type="simple" xlink:href="view-source:https://fr.wikipedia.org/wiki/Catégorie:Article_contenant_un_lien_mort" text:style-name="Internet_20_link" text:visited-style-name="Visited_20_Internet_20_Link">/wiki/Cat%C3%A9gorie:Article_contenant_un_lien_mort</text:a>" title="Catégorie:Article contenant un lien mort"&gt;Article contenant un lien mort&lt;/a&gt;&lt;/li&gt;&lt;li&gt;&lt;a href="<text:a xlink:type="simple" xlink:href="view-source:https://fr.wikipedia.org/wiki/Catégorie:Page_semi-protégée" text:style-name="Internet_20_link" text:visited-style-name="Visited_20_Internet_20_Link">/wiki/Cat%C3%A9gorie:Page_semi-prot%C3%A9g%C3%A9e</text:a>" title="Catégorie:Page semi-protégée"&gt;Page semi-protégée&lt;/a&gt;&lt;/li&gt;&lt;li&gt;&lt;a href="<text:a xlink:type="simple" xlink:href="view-source:https://fr.wikipedia.org/wiki/Catégorie:Catégorie_Commons_avec_lien_local_identique_sur_Wikidata" text:style-name="Internet_20_link" text:visited-style-name="Visited_20_Internet_20_Link">/wiki/Cat%C3%A9gorie:Cat%C3%A9gorie_Commons_avec_lien_local_identique_sur_Wikidata</text:a>" title="Catégorie:Catégorie Commons avec lien local identique sur Wikidata"&gt;Catégorie Commons avec lien local identique sur Wikidata&lt;/a&gt;&lt;/li&gt;&lt;li&gt;&lt;a href="<text:a xlink:type="simple" xlink:href="view-source:https://fr.wikipedia.org/wiki/Catégorie:Article_de_Wikipédia_avec_notice_d%27autorité" text:style-name="Internet_20_link" text:visited-style-name="Visited_20_Internet_20_Link">/wiki/Cat%C3%A9gorie:Article_de_Wikip%C3%A9dia_avec_notice_d%27autorit%C3%A9</text:a>" title="Catégorie:Article de Wikipédia avec notice d&amp;#039;autorité"&gt;Article de Wikipédia avec notice d'autorité&lt;/a&gt;&lt;/li&gt;&lt;li&gt;&lt;a href="<text:a xlink:type="simple" xlink:href="view-source:https://fr.wikipedia.org/wiki/Catégorie:Article_contenant_un_appel_à_traduction_en_anglais" text:style-name="Internet_20_link" text:visited-style-name="Visited_20_Internet_20_Link">/wiki/Cat%C3%A9gorie:Article_contenant_un_appel_%C3%A0_traduction_en_anglais</text:a>" title="Catégorie:Article contenant un appel à traduction en anglais"&gt;Article contenant un appel à traduction en anglais&lt;/a&gt;&lt;/li&gt;&lt;li&gt;&lt;a href="<text:a xlink:type="simple" xlink:href="view-source:https://fr.wikipedia.org/wiki/Catégorie:Portail:Football/Articles_liés" text:style-name="Internet_20_link" text:visited-style-name="Visited_20_Internet_20_Link">/wiki/Cat%C3%A9gorie:Portail:Football/Articles_li%C3%A9s</text:a>" title="Catégorie:Portail:Football/Articles liés"&gt;Portail:Football/Articles liés&lt;/a&gt;&lt;/li&gt;&lt;li&gt;&lt;a href="<text:a xlink:type="simple" xlink:href="view-source:https://fr.wikipedia.org/wiki/Catégorie:Portail:Sport/Articles_liés" text:style-name="Internet_20_link" text:visited-style-name="Visited_20_Internet_20_Link">/wiki/Cat%C3%A9gorie:Portail:Sport/Articles_li%C3%A9s</text:a>" title="Catégorie:Portail:Sport/Articles liés"&gt;Portail:Sport/Articles liés&lt;/a&gt;&lt;/li&gt;&lt;li&gt;&lt;a href="<text:a xlink:type="simple" xlink:href="view-source:https://fr.wikipedia.org/wiki/Catégorie:Article_de_qualité_en_letton" text:style-name="Internet_20_link" text:visited-style-name="Visited_20_Internet_20_Link">/wiki/Cat%C3%A9gorie:Article_de_qualit%C3%A9_en_letton</text:a>" title="Catégorie:Article de qualité en letton"&gt;Article de qualité en letton&lt;/a&gt;&lt;/li&gt;&lt;li&gt;&lt;a href="<text:a xlink:type="simple" xlink:href="view-source:https://fr.wikipedia.org/wiki/Catégorie:Article_de_qualité_en_scots" text:style-name="Internet_20_link" text:visited-style-name="Visited_20_Internet_20_Link">/wiki/Cat%C3%A9gorie:Article_de_qualit%C3%A9_en_scots</text:a>" title="Catégorie:Article de qualité en scots"&gt;Article de qualité en scots&lt;/a&gt;&lt;/li&gt;&lt;li&gt;&lt;a href="<text:a xlink:type="simple" xlink:href="view-source:https://fr.wikipedia.org/wiki/Catégorie:Article_de_qualité_en_thaï" text:style-name="Internet_20_link" text:visited-style-name="Visited_20_Internet_20_Link">/wiki/Cat%C3%A9gorie:Article_de_qualit%C3%A9_en_tha%C3%AF</text:a>" title="Catégorie:Article de qualité en thaï"&gt;Article de qualité en thaï&lt;/a&gt;&lt;/li&gt;&lt;li&gt;&lt;a href="<text:a xlink:type="simple" xlink:href="view-source:https://fr.wikipedia.org/wiki/Catégorie:Article_de_qualité_en_indonésien" text:style-name="Internet_20_link" text:visited-style-name="Visited_20_Internet_20_Link">/wiki/Cat%C3%A9gorie:Article_de_qualit%C3%A9_en_indon%C3%A9sien</text:a>" title="Catégorie:Article de qualité en indonésien"&gt;Article de qualité en indonésien&lt;/a&gt;&lt;/li&gt;&lt;li&gt;&lt;a href="<text:a xlink:type="simple" xlink:href="view-source:https://fr.wikipedia.org/wiki/Catégorie:Article_de_qualité_en_arabe" text:style-name="Internet_20_link" text:visited-style-name="Visited_20_Internet_20_Link">/wiki/Cat%C3%A9gorie:Article_de_qualit%C3%A9_en_arabe</text:a>" title="Catégorie:Article de qualité en arabe"&gt;Article de qualité en arabe&lt;/a&gt;&lt;/li&gt;&lt;li&gt;&lt;a href="<text:a xlink:type="simple" xlink:href="view-source:https://fr.wikipedia.org/wiki/Catégorie:Article_de_qualité_en_hébreu" text:style-name="Internet_20_link" text:visited-style-name="Visited_20_Internet_20_Link">/wiki/Cat%C3%A9gorie:Article_de_qualit%C3%A9_en_h%C3%A9breu</text:a>" title="Catégorie:Article de qualité en hébreu"&gt;Article de qualité en hébreu&lt;/a&gt;&lt;/li&gt;&lt;li&gt;&lt;a href="<text:a xlink:type="simple" xlink:href="view-source:https://fr.wikipedia.org/wiki/Catégorie:Article_de_qualité_en_anglais" text:style-name="Internet_20_link" text:visited-style-name="Visited_20_Internet_20_Link">/wiki/Cat%C3%A9gorie:Article_de_qualit%C3%A9_en_anglais</text:a>" title="Catégorie:Article de qualité en anglais"&gt;Article de <text:soft-page-break/>qualité en anglais&lt;/a&gt;&lt;/li&gt;&lt;li&gt;&lt;a href="<text:a xlink:type="simple" xlink:href="view-source:https://fr.wikipedia.org/wiki/Catégorie:Article_de_qualité_en_malais" text:style-name="Internet_20_link" text:visited-style-name="Visited_20_Internet_20_Link">/wiki/Cat%C3%A9gorie:Article_de_qualit%C3%A9_en_malais</text:a>" title="Catégorie:Article de qualité en malais"&gt;Article de qualité en malais&lt;/a&gt;&lt;/li&gt;&lt;li&gt;&lt;a href="<text:a xlink:type="simple" xlink:href="view-source:https://fr.wikipedia.org/wiki/Catégorie:Article_de_qualité_en_coréen" text:style-name="Internet_20_link" text:visited-style-name="Visited_20_Internet_20_Link">/wiki/Cat%C3%A9gorie:Article_de_qualit%C3%A9_en_cor%C3%A9en</text:a>" title="Catégorie:Article de qualité en coréen"&gt;Article de qualité en coréen&lt;/a&gt;&lt;/li&gt;&lt;li&gt;&lt;a href="<text:a xlink:type="simple" xlink:href="view-source:https://fr.wikipedia.org/wiki/Catégorie:Article_de_qualité_en_ourdou" text:style-name="Internet_20_link" text:visited-style-name="Visited_20_Internet_20_Link">/wiki/Cat%C3%A9gorie:Article_de_qualit%C3%A9_en_ourdou</text:a>" title="Catégorie:Article de qualité en ourdou"&gt;Article de qualité en ourdou&lt;/a&gt;&lt;/li&gt;&lt;li&gt;&lt;a href="<text:a xlink:type="simple" xlink:href="view-source:https://fr.wikipedia.org/wiki/Catégorie:Article_de_qualité_dans_une_autre_langue" text:style-name="Internet_20_link" text:visited-style-name="Visited_20_Internet_20_Link">/wiki/Cat%C3%A9gorie:Article_de_qualit%C3%A9_dans_une_autre_langue</text:a>" title="Catégorie:Article de qualité dans une autre langue"&gt;Article de qualité dans une autre langue&lt;/a&gt;&lt;/li&gt;&lt;li&gt;&lt;a href="<text:a xlink:type="simple" xlink:href="view-source:https://fr.wikipedia.org/wiki/Catégorie:Article_de_qualité_en_géorgien" text:style-name="Internet_20_link" text:visited-style-name="Visited_20_Internet_20_Link">/wiki/Cat%C3%A9gorie:Article_de_qualit%C3%A9_en_g%C3%A9orgien</text:a>" title="Catégorie:Article de qualité en géorgien"&gt;Article de qualité en géorgien&lt;/a&gt;&lt;/li&gt;&lt;li&gt;&lt;a href="<text:a xlink:type="simple" xlink:href="view-source:https://fr.wikipedia.org/wiki/Catégorie:Article_de_qualité_en_turc" text:style-name="Internet_20_link" text:visited-style-name="Visited_20_Internet_20_Link">/wiki/Cat%C3%A9gorie:Article_de_qualit%C3%A9_en_turc</text:a>" title="Catégorie:Article de qualité en turc"&gt;Article de qualité en turc&lt;/a&gt;&lt;/li&gt;&lt;li&gt;&lt;a href="<text:a xlink:type="simple" xlink:href="view-source:https://fr.wikipedia.org/wiki/Catégorie:Bon_article" text:style-name="Internet_20_link" text:visited-style-name="Visited_20_Internet_20_Link">/wiki/Cat%C3%A9gorie:Bon_article</text:a>" title="Catégorie:Bon article"&gt;Bon article&lt;/a&gt;&lt;/li&gt;&lt;/ul&gt;&lt;/div&gt;&lt;/div&gt; <text:s text:c="31"/>&lt;div class="visualClear"&gt;&lt;/div&gt;</text:p>
      <text:p text:style-name="Preformatted_20_Text"><text:bookmark text:name="line2924"/><text:s text:c="56"/>&lt;/div&gt;</text:p>
      <text:p text:style-name="Preformatted_20_Text"><text:bookmark text:name="line2925"/><text:s text:c="16"/>&lt;/div&gt;</text:p>
      <text:p text:style-name="Preformatted_20_Text"><text:bookmark text:name="line2926"/><text:s text:c="16"/>&lt;div id="mw-navigation"&gt;</text:p>
      <text:p text:style-name="Preformatted_20_Text"><text:bookmark text:name="line2927"/><text:s text:c="24"/>&lt;h2&gt;Menu de navigation&lt;/h2&gt;</text:p>
      <text:p text:style-name="Preformatted_20_Text"><text:bookmark text:name="line2928"/><text:s text:c="24"/>&lt;div id="mw-head"&gt;</text:p>
      <text:p text:style-name="Preformatted_20_Text"><text:bookmark text:name="line2929"/><text:s text:c="72"/>&lt;div id="p-personal" role="navigation" class="" aria-labelledby="p-personal-label"&gt;</text:p>
      <text:p text:style-name="Preformatted_20_Text"><text:bookmark text:name="line2930"/><text:s text:c="48"/>&lt;h3 id="p-personal-label"&gt;Outils personnels&lt;/h3&gt;</text:p>
      <text:p text:style-name="Preformatted_20_Text"><text:bookmark text:name="line2931"/><text:s text:c="48"/>&lt;ul&gt;</text:p>
      <text:p text:style-name="Preformatted_20_Text"><text:bookmark text:name="line2932"/><text:s text:c="56"/>&lt;li id="pt-anonuserpage"&gt;Non connecté&lt;/li&gt;&lt;li id="pt-anontalk"&gt;&lt;a href="<text:a xlink:type="simple" xlink:href="view-source:https://fr.wikipedia.org/wiki/Spécial:Mes_discussions" text:style-name="Internet_20_link" text:visited-style-name="Visited_20_Internet_20_Link">/wiki/Sp%C3%A9cial:Mes_discussions</text:a>" title="La page de discussion pour les contributions depuis cette adresse IP [n]" accesskey="n"&gt;Discussion&lt;/a&gt;&lt;/li&gt;&lt;li id="pt-anoncontribs"&gt;&lt;a href="<text:a xlink:type="simple" xlink:href="view-source:https://fr.wikipedia.org/wiki/Spécial:Mes_contributions" text:style-name="Internet_20_link" text:visited-style-name="Visited_20_Internet_20_Link">/wiki/Sp%C3%A9cial:Mes_contributions</text:a>" title="Une liste des modifications effectuées depuis cette adresse IP [y]" accesskey="y"&gt;Contributions&lt;/a&gt;&lt;/li&gt;&lt;li id="pt-createaccount"&gt;&lt;a href="<text:a xlink:type="simple" xlink:href="view-source:https://fr.wikipedia.org/w/index.php?title=Spécial:Créer_un_compte&amp;returnto=Coupe+du+monde+de+football" text:style-name="Internet_20_link" text:visited-style-name="Visited_20_Internet_20_Link">/w/index.php?title=Sp%C3%A9cial:Cr%C3%A9er_un_compte&amp;amp;returnto=Coupe+du+monde+de+football</text:a>" title="Nous vous encourageons à créer un compte utilisateur et vous connecter; ce n’est cependant pas obligatoire"&gt;Créer un compte&lt;/a&gt;&lt;/li&gt;&lt;li id="pt-login"&gt;&lt;a href="<text:a xlink:type="simple" xlink:href="view-source:https://fr.wikipedia.org/w/index.php?title=Spécial:Connexion&amp;returnto=Coupe+du+monde+de+football" text:style-name="Internet_20_link" text:visited-style-name="Visited_20_Internet_20_Link">/w/index.php?title=Sp%C3%A9cial:Connexion&amp;amp;returnto=Coupe+du+monde+de+football</text:a>" title="Nous vous encourageons à vous connecter ; ce n’est cependant pas obligatoire [o]" accesskey="o"&gt;Se connecter&lt;/a&gt;&lt;/li&gt; <text:s text:c="44"/>&lt;/ul&gt;</text:p>
      <text:p text:style-name="Preformatted_20_Text"><text:bookmark text:name="line2933"/><text:s text:c="40"/>&lt;/div&gt;</text:p>
      <text:p text:style-name="Preformatted_20_Text"><text:bookmark text:name="line2934"/><text:s text:c="72"/>&lt;div id="left-navigation"&gt;</text:p>
      <text:p text:style-name="Preformatted_20_Text"><text:bookmark text:name="line2935"/><text:s text:c="80"/>&lt;div id="p-namespaces" role="navigation" class="vectorTabs" aria-labelledby="p-namespaces-label"&gt;</text:p>
      <text:p text:style-name="Preformatted_20_Text"><text:bookmark text:name="line2936"/><text:s text:c="48"/>&lt;h3 id="p-namespaces-label"&gt;Espaces de noms&lt;/h3&gt;</text:p>
      <text:p text:style-name="Preformatted_20_Text"><text:bookmark text:name="line2937"/><text:s text:c="48"/>&lt;ul&gt;</text:p>
      <text:p text:style-name="Preformatted_20_Text"><text:bookmark text:name="line2938"/><text:s text:c="56"/>&lt;li id="ca-nstab-main" class="selected"&gt;&lt;span&gt;&lt;a href="<text:a xlink:type="simple" xlink:href="view-source:https://fr.wikipedia.org/wiki/Coupe_du_monde_de_football" text:style-name="Internet_20_link" text:visited-style-name="Visited_20_Internet_20_Link">/wiki/Coupe_du_monde_de_football</text:a>" title="Voir le contenu de la page [c]" accesskey="c"&gt;Article&lt;/a&gt;&lt;/span&gt;&lt;/li&gt;&lt;li id="ca-talk"&gt;&lt;span&gt;&lt;a href="<text:a xlink:type="simple" xlink:href="view-source:https://fr.wikipedia.org/wiki/Discussion:Coupe_du_monde_de_football" text:style-name="Internet_20_link" text:visited-style-name="Visited_20_Internet_20_Link">/wiki/Discussion:Coupe_du_monde_de_football</text:a>" rel="discussion" title="Discussion au sujet de cette page de contenu [t]" accesskey="t"&gt;Discussion&lt;/a&gt;&lt;/span&gt;&lt;/li&gt; <text:s text:c="43"/>&lt;/ul&gt;</text:p>
      <text:p text:style-name="Preformatted_20_Text"><text:bookmark text:name="line2939"/><text:s text:c="40"/>&lt;/div&gt;</text:p>
      <text:p text:style-name="Preformatted_20_Text"><text:bookmark text:name="line2940"/><text:s text:c="80"/>&lt;div id="p-variants" role="navigation" class="vectorMenu emptyPortlet" aria-labelledby="p-variants-label"&gt;</text:p>
      <text:p text:style-name="Preformatted_20_Text"><text:bookmark text:name="line2941"/><text:soft-page-break/><text:s text:c="96"/>&lt;input type="checkbox" class="vectorMenuCheckbox" aria-labelledby="p-variants-label" /&gt;</text:p>
      <text:p text:style-name="Preformatted_20_Text"><text:bookmark text:name="line2942"/><text:s text:c="48"/>&lt;h3 id="p-variants-label"&gt;</text:p>
      <text:p text:style-name="Preformatted_20_Text"><text:bookmark text:name="line2943"/><text:s text:c="56"/>&lt;span&gt;Variantes&lt;/span&gt;</text:p>
      <text:p text:style-name="Preformatted_20_Text"><text:bookmark text:name="line2944"/><text:s text:c="48"/>&lt;/h3&gt;</text:p>
      <text:p text:style-name="Preformatted_20_Text"><text:bookmark text:name="line2945"/><text:s text:c="48"/>&lt;div class="menu"&gt;</text:p>
      <text:p text:style-name="Preformatted_20_Text"><text:bookmark text:name="line2946"/><text:s text:c="56"/>&lt;ul&gt;</text:p>
      <text:p text:style-name="Preformatted_20_Text"><text:bookmark text:name="line2947"/><text:s text:c="120"/>&lt;/ul&gt;</text:p>
      <text:p text:style-name="Preformatted_20_Text"><text:bookmark text:name="line2948"/><text:s text:c="48"/>&lt;/div&gt;</text:p>
      <text:p text:style-name="Preformatted_20_Text"><text:bookmark text:name="line2949"/><text:s text:c="40"/>&lt;/div&gt;</text:p>
      <text:p text:style-name="Preformatted_20_Text"><text:bookmark text:name="line2950"/><text:s text:c="72"/>&lt;/div&gt;</text:p>
      <text:p text:style-name="Preformatted_20_Text"><text:bookmark text:name="line2951"/><text:s text:c="32"/>&lt;div id="right-navigation"&gt;</text:p>
      <text:p text:style-name="Preformatted_20_Text"><text:bookmark text:name="line2952"/><text:s text:c="80"/>&lt;div id="p-views" role="navigation" class="vectorTabs" aria-labelledby="p-views-label"&gt;</text:p>
      <text:p text:style-name="Preformatted_20_Text"><text:bookmark text:name="line2953"/><text:s text:c="48"/>&lt;h3 id="p-views-label"&gt;Affichages&lt;/h3&gt;</text:p>
      <text:p text:style-name="Preformatted_20_Text"><text:bookmark text:name="line2954"/><text:s text:c="48"/>&lt;ul&gt;</text:p>
      <text:p text:style-name="Preformatted_20_Text"><text:bookmark text:name="line2955"/><text:s text:c="56"/>&lt;li id="ca-view" class="collapsible selected"&gt;&lt;span&gt;&lt;a href="<text:a xlink:type="simple" xlink:href="view-source:https://fr.wikipedia.org/wiki/Coupe_du_monde_de_football" text:style-name="Internet_20_link" text:visited-style-name="Visited_20_Internet_20_Link">/wiki/Coupe_du_monde_de_football</text:a>"&gt;Lire&lt;/a&gt;&lt;/span&gt;&lt;/li&gt;&lt;li id="ca-viewsource" class="collapsible"&gt;&lt;span&gt;&lt;a href="<text:a xlink:type="simple" xlink:href="view-source:https://fr.wikipedia.org/w/index.php?title=Coupe_du_monde_de_football&amp;action=edit" text:style-name="Internet_20_link" text:visited-style-name="Visited_20_Internet_20_Link">/w/index.php?title=Coupe_du_monde_de_football&amp;amp;action=edit</text:a>" title="Cette page est protégée.&amp;#10;Vous pouvez toutefois en visualiser la source. [e]" accesskey="e"&gt;Voir le texte source&lt;/a&gt;&lt;/span&gt;&lt;/li&gt;&lt;li id="ca-history" class="collapsible"&gt;&lt;span&gt;&lt;a href="<text:a xlink:type="simple" xlink:href="view-source:https://fr.wikipedia.org/w/index.php?title=Coupe_du_monde_de_football&amp;action=history" text:style-name="Internet_20_link" text:visited-style-name="Visited_20_Internet_20_Link">/w/index.php?title=Coupe_du_monde_de_football&amp;amp;action=history</text:a>" title="Historique des versions de cette page [h]" accesskey="h"&gt;Voir l’historique&lt;/a&gt;&lt;/span&gt;&lt;/li&gt; <text:s text:c="47"/>&lt;/ul&gt;</text:p>
      <text:p text:style-name="Preformatted_20_Text"><text:bookmark text:name="line2956"/><text:s text:c="40"/>&lt;/div&gt;</text:p>
      <text:p text:style-name="Preformatted_20_Text"><text:bookmark text:name="line2957"/><text:s text:c="80"/>&lt;div id="p-cactions" role="navigation" class="vectorMenu emptyPortlet" aria-labelledby="p-cactions-label"&gt;</text:p>
      <text:p text:style-name="Preformatted_20_Text"><text:bookmark text:name="line2958"/><text:s text:c="48"/>&lt;input type="checkbox" class="vectorMenuCheckbox" aria-labelledby="p-cactions-label" /&gt;</text:p>
      <text:p text:style-name="Preformatted_20_Text"><text:bookmark text:name="line2959"/><text:s text:c="48"/>&lt;h3 id="p-cactions-label"&gt;&lt;span&gt;Plus&lt;/span&gt;&lt;/h3&gt;</text:p>
      <text:p text:style-name="Preformatted_20_Text"><text:bookmark text:name="line2960"/><text:s text:c="48"/>&lt;div class="menu"&gt;</text:p>
      <text:p text:style-name="Preformatted_20_Text"><text:bookmark text:name="line2961"/><text:s text:c="56"/>&lt;ul&gt;</text:p>
      <text:p text:style-name="Preformatted_20_Text"><text:bookmark text:name="line2962"/><text:s text:c="120"/>&lt;/ul&gt;</text:p>
      <text:p text:style-name="Preformatted_20_Text"><text:bookmark text:name="line2963"/><text:s text:c="48"/>&lt;/div&gt;</text:p>
      <text:p text:style-name="Preformatted_20_Text"><text:bookmark text:name="line2964"/><text:s text:c="40"/>&lt;/div&gt;</text:p>
      <text:p text:style-name="Preformatted_20_Text"><text:bookmark text:name="line2965"/><text:s text:c="80"/>&lt;div id="p-search" role="search"&gt;</text:p>
      <text:p text:style-name="Preformatted_20_Text"><text:bookmark text:name="line2966"/><text:s text:c="48"/>&lt;h3&gt;</text:p>
      <text:p text:style-name="Preformatted_20_Text"><text:bookmark text:name="line2967"/><text:s text:c="56"/>&lt;label for="searchInput"&gt;Rechercher&lt;/label&gt;</text:p>
      <text:p text:style-name="Preformatted_20_Text"><text:bookmark text:name="line2968"/><text:s text:c="48"/>&lt;/h3&gt;</text:p>
      <text:p text:style-name="Preformatted_20_Text"><text:bookmark text:name="line2969"/><text:s text:c="48"/>&lt;form action="<text:a xlink:type="simple" xlink:href="view-source:https://fr.wikipedia.org/w/index.php" text:style-name="Internet_20_link" text:visited-style-name="Visited_20_Internet_20_Link">/w/index.php</text:a>" id="searchform"&gt;</text:p>
      <text:p text:style-name="Preformatted_20_Text"><text:bookmark text:name="line2970"/><text:s text:c="56"/>&lt;div id="simpleSearch"&gt;</text:p>
      <text:p text:style-name="Preformatted_20_Text"><text:bookmark text:name="line2971"/><text:s text:c="64"/>&lt;input type="search" name="search" placeholder="Rechercher dans Wikipédia" title="Rechercher dans Wikipédia [f]" accesskey="f" id="searchInput"/&gt;&lt;input type="hidden" value="Spécial:Recherche" name="title"/&gt;&lt;input type="submit" name="fulltext" value="Rechercher" title="Rechercher les pages comportant ce <text:soft-page-break/>texte." id="mw-searchButton" class="searchButton mw-fallbackSearchButton"/&gt;&lt;input type="submit" name="go" value="Continuer" title="Accédez à une page du même nom si elle existe" id="searchButton" class="searchButton"/&gt; <text:s text:c="53"/>&lt;/div&gt;</text:p>
      <text:p text:style-name="Preformatted_20_Text"><text:bookmark text:name="line2972"/><text:s text:c="48"/>&lt;/form&gt;</text:p>
      <text:p text:style-name="Preformatted_20_Text"><text:bookmark text:name="line2973"/><text:s text:c="40"/>&lt;/div&gt;</text:p>
      <text:p text:style-name="Preformatted_20_Text"><text:bookmark text:name="line2974"/><text:s text:c="72"/>&lt;/div&gt;</text:p>
      <text:p text:style-name="Preformatted_20_Text"><text:bookmark text:name="line2975"/><text:s text:c="24"/>&lt;/div&gt;</text:p>
      <text:p text:style-name="Preformatted_20_Text"><text:bookmark text:name="line2976"/><text:s text:c="24"/>&lt;div id="mw-panel"&gt;</text:p>
      <text:p text:style-name="Preformatted_20_Text"><text:bookmark text:name="line2977"/><text:s text:c="32"/>&lt;div id="p-logo" role="banner"&gt;&lt;a class="mw-wiki-logo" href="<text:a xlink:type="simple" xlink:href="view-source:https://fr.wikipedia.org/wiki/Wikipédia:Accueil_principal" text:style-name="Internet_20_link" text:visited-style-name="Visited_20_Internet_20_Link">/wiki/Wikip%C3%A9dia:Accueil_principal</text:a>" <text:s/>title="Visiter la page d’accueil"&gt;&lt;/a&gt;&lt;/div&gt;</text:p>
      <text:p text:style-name="Preformatted_20_Text"><text:bookmark text:name="line2978"/><text:s text:c="48"/>&lt;div class="portal" role="navigation" id="p-navigation" aria-labelledby="p-navigation-label"&gt;</text:p>
      <text:p text:style-name="Preformatted_20_Text"><text:bookmark text:name="line2979"/><text:s text:c="24"/>&lt;h3 id="p-navigation-label"&gt;Navigation&lt;/h3&gt;</text:p>
      <text:p text:style-name="Preformatted_20_Text"><text:bookmark text:name="line2980"/><text:s text:c="24"/>&lt;div class="body"&gt;</text:p>
      <text:p text:style-name="Preformatted_20_Text"><text:bookmark text:name="line2981"/><text:s text:c="64"/>&lt;ul&gt;</text:p>
      <text:p text:style-name="Preformatted_20_Text"><text:bookmark text:name="line2982"/><text:s text:c="40"/>&lt;li id="n-mainpage-description"&gt;&lt;a href="<text:a xlink:type="simple" xlink:href="view-source:https://fr.wikipedia.org/wiki/Wikipédia:Accueil_principal" text:style-name="Internet_20_link" text:visited-style-name="Visited_20_Internet_20_Link">/wiki/Wikip%C3%A9dia:Accueil_principal</text:a>" title="Accueil général [z]" accesskey="z"&gt;Accueil&lt;/a&gt;&lt;/li&gt;&lt;li id="n-thema"&gt;&lt;a href="<text:a xlink:type="simple" xlink:href="view-source:https://fr.wikipedia.org/wiki/Portail:Accueil" text:style-name="Internet_20_link" text:visited-style-name="Visited_20_Internet_20_Link">/wiki/Portail:Accueil</text:a>"&gt;Portails thématiques&lt;/a&gt;&lt;/li&gt;&lt;li id="n-randompage"&gt;&lt;a href="<text:a xlink:type="simple" xlink:href="view-source:https://fr.wikipedia.org/wiki/Spécial:Page_au_hasard" text:style-name="Internet_20_link" text:visited-style-name="Visited_20_Internet_20_Link">/wiki/Sp%C3%A9cial:Page_au_hasard</text:a>" title="Affiche un article au hasard [x]" accesskey="x"&gt;Article au hasard&lt;/a&gt;&lt;/li&gt;&lt;li id="n-contact"&gt;&lt;a href="<text:a xlink:type="simple" xlink:href="view-source:https://fr.wikipedia.org/wiki/Wikipédia:Contact" text:style-name="Internet_20_link" text:visited-style-name="Visited_20_Internet_20_Link">/wiki/Wikip%C3%A9dia:Contact</text:a>"&gt;Contact&lt;/a&gt;&lt;/li&gt; <text:s text:c="25"/>&lt;/ul&gt;</text:p>
      <text:p text:style-name="Preformatted_20_Text"><text:bookmark text:name="line2983"/><text:s text:c="56"/>&lt;/div&gt;</text:p>
      <text:p text:style-name="Preformatted_20_Text"><text:bookmark text:name="line2984"/><text:s text:c="16"/>&lt;/div&gt;</text:p>
      <text:p text:style-name="Preformatted_20_Text"><text:bookmark text:name="line2985"/><text:s text:c="24"/>&lt;div class="portal" role="navigation" id="p-Contribuer" aria-labelledby="p-Contribuer-label"&gt;</text:p>
      <text:p text:style-name="Preformatted_20_Text"><text:bookmark text:name="line2986"/><text:s text:c="24"/>&lt;h3 id="p-Contribuer-label"&gt;Contribuer&lt;/h3&gt;</text:p>
      <text:p text:style-name="Preformatted_20_Text"><text:bookmark text:name="line2987"/><text:s text:c="24"/>&lt;div class="body"&gt;</text:p>
      <text:p text:style-name="Preformatted_20_Text"><text:bookmark text:name="line2988"/><text:s text:c="64"/>&lt;ul&gt;</text:p>
      <text:p text:style-name="Preformatted_20_Text"><text:bookmark text:name="line2989"/><text:s text:c="40"/>&lt;li id="n-aboutwp"&gt;&lt;a href="<text:a xlink:type="simple" xlink:href="view-source:https://fr.wikipedia.org/wiki/Aide:Débuter" text:style-name="Internet_20_link" text:visited-style-name="Visited_20_Internet_20_Link">/wiki/Aide:D%C3%A9buter</text:a>"&gt;Débuter sur Wikipédia&lt;/a&gt;&lt;/li&gt;&lt;li id="n-help"&gt;&lt;a href="<text:a xlink:type="simple" xlink:href="view-source:https://fr.wikipedia.org/wiki/Aide:Accueil" text:style-name="Internet_20_link" text:visited-style-name="Visited_20_Internet_20_Link">/wiki/Aide:Accueil</text:a>" title="Accès à l’aide"&gt;Aide&lt;/a&gt;&lt;/li&gt;&lt;li id="n-portal"&gt;&lt;a href="<text:a xlink:type="simple" xlink:href="view-source:https://fr.wikipedia.org/wiki/Wikipédia:Accueil_de_la_communauté" text:style-name="Internet_20_link" text:visited-style-name="Visited_20_Internet_20_Link">/wiki/Wikip%C3%A9dia:Accueil_de_la_communaut%C3%A9</text:a>" title="À propos du projet, ce que vous pouvez faire, où trouver les informations"&gt;Communauté&lt;/a&gt;&lt;/li&gt;&lt;li id="n-recentchanges"&gt;&lt;a href="<text:a xlink:type="simple" xlink:href="view-source:https://fr.wikipedia.org/wiki/Spécial:Modifications_récentes" text:style-name="Internet_20_link" text:visited-style-name="Visited_20_Internet_20_Link">/wiki/Sp%C3%A9cial:Modifications_r%C3%A9centes</text:a>" title="Liste des modifications récentes sur le wiki [r]" accesskey="r"&gt;Modifications récentes&lt;/a&gt;&lt;/li&gt;&lt;li id="n-sitesupport"&gt;&lt;a href="<text:a xlink:type="simple" xlink:href="view-source:https://donate.wikimedia.org/wiki/Special:FundraiserRedirector?utm_source=donate&amp;utm_medium=sidebar&amp;utm_campaign=C13_fr.wikipedia.org&amp;uselang=fr" text:style-name="Internet_20_link" text:visited-style-name="Visited_20_Internet_20_Link">//donate.wikimedia.org/wiki/Special:FundraiserRedirector?utm_source=donate&amp;amp;utm_medium=sidebar&amp;amp;utm_campaign=C13_fr.wikipedia.org&amp;amp;uselang=fr</text:a>" title="Soutenez-nous"&gt;Faire un don&lt;/a&gt;&lt;/li&gt; <text:s text:c="28"/>&lt;/ul&gt;</text:p>
      <text:p text:style-name="Preformatted_20_Text"><text:bookmark text:name="line2990"/><text:s text:c="56"/>&lt;/div&gt;</text:p>
      <text:p text:style-name="Preformatted_20_Text"><text:bookmark text:name="line2991"/><text:s text:c="16"/>&lt;/div&gt;</text:p>
      <text:p text:style-name="Preformatted_20_Text"><text:bookmark text:name="line2992"/><text:s text:c="24"/>&lt;div class="portal" role="navigation" id="p-tb" aria-labelledby="p-tb-label"&gt;</text:p>
      <text:p text:style-name="Preformatted_20_Text"><text:bookmark text:name="line2993"/><text:s text:c="24"/>&lt;h3 id="p-tb-label"&gt;Outils&lt;/h3&gt;</text:p>
      <text:p text:style-name="Preformatted_20_Text"><text:bookmark text:name="line2994"/><text:s text:c="24"/>&lt;div class="body"&gt;</text:p>
      <text:p text:style-name="Preformatted_20_Text"><text:bookmark text:name="line2995"/><text:s text:c="64"/>&lt;ul&gt;</text:p>
      <text:p text:style-name="Preformatted_20_Text"><text:bookmark text:name="line2996"/><text:s text:c="40"/>&lt;li id="t-whatlinkshere"&gt;&lt;a href="<text:a xlink:type="simple" xlink:href="view-source:https://fr.wikipedia.org/wiki/Spécial:Pages_liées/Coupe_du_monde_de_football" text:style-name="Internet_20_link" text:visited-style-name="Visited_20_Internet_20_Link">/wiki/Sp%C3%A9cial:Pages_li%C3%A9es/Coupe_du_monde_de_football</text:a>" title="Liste des pages liées qui pointent sur celle-ci [j]" accesskey="j"&gt;Pages liées&lt;/a&gt;&lt;/li&gt;&lt;li id="t-recentchangeslinked"&gt;&lt;a href="<text:a xlink:type="simple" xlink:href="view-source:https://fr.wikipedia.org/wiki/Spécial:Suivi_des_liens/Coupe_du_monde_de_football" text:style-name="Internet_20_link" text:visited-style-name="Visited_20_Internet_20_Link">/wiki/Sp%C3%A9cial:Suivi_des_liens/Coupe_du_monde_de_football</text:a>" rel="nofollow" title="Liste des modifications récentes des pages appelées par celle-ci [k]" accesskey="k"&gt;Suivi des pages liées&lt;/a&gt;&lt;/li&gt;&lt;li id="t-upload"&gt;&lt;a href="<text:a xlink:type="simple" xlink:href="view-source:https://fr.wikipedia.org/wiki/Aide:Importer_un_fichier" text:style-name="Internet_20_link" text:visited-style-name="Visited_20_Internet_20_Link">/wiki/Aide:Importer_un_fichier</text:a>" title="Importer des fichiers [u]" accesskey="u"&gt;Importer un fichier&lt;/a&gt;&lt;/li&gt;&lt;li id="t-specialpages"&gt;&lt;a href="<text:a xlink:type="simple" xlink:href="view-source:https://fr.wikipedia.org/wiki/Spécial:Pages_spéciales" text:style-name="Internet_20_link" text:visited-style-name="Visited_20_Internet_20_Link">/wiki/Sp</text:a><text:soft-page-break/><text:a xlink:type="simple" xlink:href="view-source:https://fr.wikipedia.org/wiki/Spécial:Pages_spéciales" text:style-name="Internet_20_link" text:visited-style-name="Visited_20_Internet_20_Link">%C3%A9cial:Pages_sp%C3%A9ciales</text:a>" title="Liste de toutes les pages spéciales [q]" accesskey="q"&gt;Pages spéciales&lt;/a&gt;&lt;/li&gt;&lt;li id="t-permalink"&gt;&lt;a href="<text:a xlink:type="simple" xlink:href="view-source:https://fr.wikipedia.org/w/index.php?title=Coupe_du_monde_de_football&amp;oldid=153688511" text:style-name="Internet_20_link" text:visited-style-name="Visited_20_Internet_20_Link">/w/index.php?title=Coupe_du_monde_de_football&amp;amp;oldid=153688511</text:a>" title="Adresse permanente de cette version de la page"&gt;Lien permanent&lt;/a&gt;&lt;/li&gt;&lt;li id="t-info"&gt;&lt;a href="<text:a xlink:type="simple" xlink:href="view-source:https://fr.wikipedia.org/w/index.php?title=Coupe_du_monde_de_football&amp;action=info" text:style-name="Internet_20_link" text:visited-style-name="Visited_20_Internet_20_Link">/w/index.php?title=Coupe_du_monde_de_football&amp;amp;action=info</text:a>" title="Plus d’information sur cette page"&gt;Informations sur la page&lt;/a&gt;&lt;/li&gt;&lt;li id="t-wikibase"&gt;&lt;a href="<text:a xlink:type="simple" xlink:href="view-source:https://www.wikidata.org/wiki/Special:EntityPage/Q19317" text:style-name="Internet_20_link" text:visited-style-name="Visited_20_Internet_20_Link">https://www.wikidata.org/wiki/Special:EntityPage/Q19317</text:a>" title="Lien vers l’élément de référentiel des données connectées [g]" accesskey="g"&gt;Élément Wikidata&lt;/a&gt;&lt;/li&gt;&lt;li id="t-cite"&gt;&lt;a href="<text:a xlink:type="simple" xlink:href="view-source:https://fr.wikipedia.org/w/index.php?title=Spécial:Citer&amp;page=Coupe_du_monde_de_football&amp;id=153688511" text:style-name="Internet_20_link" text:visited-style-name="Visited_20_Internet_20_Link">/w/index.php?title=Sp%C3%A9cial:Citer&amp;amp;page=Coupe_du_monde_de_football&amp;amp;id=153688511</text:a>" title="Informations sur la manière de citer cette page"&gt;Citer cette page&lt;/a&gt;&lt;/li&gt; <text:s text:c="30"/>&lt;/ul&gt;</text:p>
      <text:p text:style-name="Preformatted_20_Text"><text:bookmark text:name="line2997"/><text:s text:c="56"/>&lt;/div&gt;</text:p>
      <text:p text:style-name="Preformatted_20_Text"><text:bookmark text:name="line2998"/><text:s text:c="16"/>&lt;/div&gt;</text:p>
      <text:p text:style-name="Preformatted_20_Text"><text:bookmark text:name="line2999"/><text:s text:c="24"/>&lt;div class="portal" role="navigation" id="p-coll-print_export" aria-labelledby="p-coll-print_export-label"&gt;</text:p>
      <text:p text:style-name="Preformatted_20_Text"><text:bookmark text:name="line3000"/><text:s text:c="24"/>&lt;h3 id="p-coll-print_export-label"&gt;Imprimer / exporter&lt;/h3&gt;</text:p>
      <text:p text:style-name="Preformatted_20_Text"><text:bookmark text:name="line3001"/><text:s text:c="24"/>&lt;div class="body"&gt;</text:p>
      <text:p text:style-name="Preformatted_20_Text"><text:bookmark text:name="line3002"/><text:s text:c="64"/>&lt;ul&gt;</text:p>
      <text:p text:style-name="Preformatted_20_Text"><text:bookmark text:name="line3003"/><text:s text:c="40"/>&lt;li id="coll-create_a_book"&gt;&lt;a href="<text:a xlink:type="simple" xlink:href="view-source:https://fr.wikipedia.org/w/index.php?title=Spécial:Livre&amp;bookcmd=book_creator&amp;referer=Coupe+du+monde+de+football" text:style-name="Internet_20_link" text:visited-style-name="Visited_20_Internet_20_Link">/w/index.php?title=Sp%C3%A9cial:Livre&amp;amp;bookcmd=book_creator&amp;amp;referer=Coupe+du+monde+de+football</text:a>"&gt;Créer un livre&lt;/a&gt;&lt;/li&gt;&lt;li id="coll-download-as-rdf2latex"&gt;&lt;a href="<text:a xlink:type="simple" xlink:href="view-source:https://fr.wikipedia.org/w/index.php?title=Spécial:ElectronPdf&amp;page=Coupe+du+monde+de+football&amp;action=show-download-screen" text:style-name="Internet_20_link" text:visited-style-name="Visited_20_Internet_20_Link">/w/index.php?title=Sp%C3%A9cial:ElectronPdf&amp;amp;page=Coupe+du+monde+de+football&amp;amp;action=show-download-screen</text:a>"&gt;Télécharger comme PDF&lt;/a&gt;&lt;/li&gt;&lt;li id="t-print"&gt;&lt;a href="<text:a xlink:type="simple" xlink:href="view-source:https://fr.wikipedia.org/w/index.php?title=Coupe_du_monde_de_football&amp;printable=yes" text:style-name="Internet_20_link" text:visited-style-name="Visited_20_Internet_20_Link">/w/index.php?title=Coupe_du_monde_de_football&amp;amp;printable=yes</text:a>" title="Version imprimable de cette page [p]" accesskey="p"&gt;Version imprimable&lt;/a&gt;&lt;/li&gt; <text:s text:c="31"/>&lt;/ul&gt;</text:p>
      <text:p text:style-name="Preformatted_20_Text"><text:bookmark text:name="line3004"/><text:s text:c="56"/>&lt;/div&gt;</text:p>
      <text:p text:style-name="Preformatted_20_Text"><text:bookmark text:name="line3005"/><text:s text:c="16"/>&lt;/div&gt;</text:p>
      <text:p text:style-name="Preformatted_20_Text"><text:bookmark text:name="line3006"/><text:s text:c="24"/>&lt;div class="portal" role="navigation" id="p-wikibase-otherprojects" aria-labelledby="p-wikibase-otherprojects-label"&gt;</text:p>
      <text:p text:style-name="Preformatted_20_Text"><text:bookmark text:name="line3007"/><text:s text:c="24"/>&lt;h3 id="p-wikibase-otherprojects-label"&gt;Dans d’autres projets&lt;/h3&gt;</text:p>
      <text:p text:style-name="Preformatted_20_Text"><text:bookmark text:name="line3008"/><text:s text:c="24"/>&lt;div class="body"&gt;</text:p>
      <text:p text:style-name="Preformatted_20_Text"><text:bookmark text:name="line3009"/><text:s text:c="64"/>&lt;ul&gt;</text:p>
      <text:p text:style-name="Preformatted_20_Text"><text:bookmark text:name="line3010"/><text:s text:c="40"/>&lt;li class="wb-otherproject-link wb-otherproject-commons"&gt;&lt;a href="<text:a xlink:type="simple" xlink:href="view-source:https://commons.wikimedia.org/wiki/Category:FIFA_World_Cup" text:style-name="Internet_20_link" text:visited-style-name="Visited_20_Internet_20_Link">https://commons.wikimedia.org/wiki/Category:FIFA_World_Cup</text:a>" hreflang="en"&gt;Wikimédia Commons&lt;/a&gt;&lt;/li&gt;&lt;li class="wb-otherproject-link wb-otherproject-wikinews"&gt;&lt;a href="<text:a xlink:type="simple" xlink:href="view-source:https://fr.wikinews.org/wiki/Catégorie:Coupe_du_monde_de_football" text:style-name="Internet_20_link" text:visited-style-name="Visited_20_Internet_20_Link">https://fr.wikinews.org/wiki/Cat%C3%A9gorie:Coupe_du_monde_de_football</text:a>" hreflang="fr"&gt;Wikinews&lt;/a&gt;&lt;/li&gt; <text:s text:c="31"/>&lt;/ul&gt;</text:p>
      <text:p text:style-name="Preformatted_20_Text"><text:bookmark text:name="line3011"/><text:s text:c="56"/>&lt;/div&gt;</text:p>
      <text:p text:style-name="Preformatted_20_Text"><text:bookmark text:name="line3012"/><text:s text:c="16"/>&lt;/div&gt;</text:p>
      <text:p text:style-name="Preformatted_20_Text"><text:bookmark text:name="line3013"/><text:s text:c="24"/>&lt;div class="portal" role="navigation" id="p-lang" aria-labelledby="p-lang-label"&gt;</text:p>
      <text:p text:style-name="Preformatted_20_Text"><text:bookmark text:name="line3014"/><text:s text:c="24"/>&lt;h3 id="p-lang-label"&gt;Dans d’autres langues&lt;/h3&gt;</text:p>
      <text:p text:style-name="Preformatted_20_Text"><text:bookmark text:name="line3015"/><text:s text:c="24"/>&lt;div class="body"&gt;</text:p>
      <text:p text:style-name="Preformatted_20_Text"><text:bookmark text:name="line3016"/><text:s text:c="64"/>&lt;ul&gt;</text:p>
      <text:p text:style-name="Preformatted_20_Text"><text:bookmark text:name="line3017"/><text:s text:c="40"/>&lt;li class="interlanguage-link interwiki-af"&gt;&lt;a href="<text:a xlink:type="simple" xlink:href="view-source:https://af.wikipedia.org/wiki/Sokker-Wêreldbeker" text:style-name="Internet_20_link" text:visited-style-name="Visited_20_Internet_20_Link">https://af.wikipedia.org/wiki/Sokker-W%C3%AAreldbeker</text:a>" title="Sokker-Wêreldbeker — afrikaans" lang="af" hreflang="af" class="interlanguage-link-target"&gt;Afrikaans&lt;/a&gt;&lt;/li&gt;&lt;li class="interlanguage-link interwiki-als"&gt;&lt;a href="<text:a xlink:type="simple" xlink:href="view-source:https://als.wikipedia.org/wiki/Fußball-Weltmeisterschaft" text:style-name="Internet_20_link" text:visited-style-name="Visited_20_Internet_20_Link">https://als.wikipedia.org/wiki/Fu%C3%9Fball-Weltmeisterschaft</text:a>" title="Fußball-Weltmeisterschaft — Alemannisch" lang="gsw" hreflang="gsw" class="interlanguage-link-target"&gt;Alemannisch&lt;/a&gt;&lt;/li&gt;&lt;li class="interlanguage-link interwiki-am"&gt;&lt;a href="<text:a xlink:type="simple" xlink:href="view-source:https://am.wikipedia.org/wiki/የዓለም_ዋንጫ" text:style-name="Internet_20_link" text:visited-style-name="Visited_20_Internet_20_Link">https://am.wikipedia.org/wiki/%E1%8B%A8%E1%8B%93%E1%88%88%E1%88%9D_%E1%8B%8B%E1%8A%95%E1%8C%AB</text:a>" title="የዓለም ዋንጫ — amharique" <text:soft-page-break/>lang="am" hreflang="am" class="interlanguage-link-target"&gt;አማርኛ&lt;/a&gt;&lt;/li&gt;&lt;li class="interlanguage-link interwiki-an"&gt;&lt;a href="<text:a xlink:type="simple" xlink:href="view-source:https://an.wikipedia.org/wiki/Copa_Mundial_de_Fútbol" text:style-name="Internet_20_link" text:visited-style-name="Visited_20_Internet_20_Link">https://an.wikipedia.org/wiki/Copa_Mundial_de_F%C3%BAtbol</text:a>" title="Copa Mundial de Fútbol — aragonais" lang="an" hreflang="an" class="interlanguage-link-target"&gt;Aragonés&lt;/a&gt;&lt;/li&gt;&lt;li class="interlanguage-link interwiki-ar badge-Q17437796 badge-featuredarticle" title="article de qualité"&gt;&lt;a href="<text:a xlink:type="simple" xlink:href="view-source:https://ar.wikipedia.org/wiki/كأس_العالم" text:style-name="Internet_20_link" text:visited-style-name="Visited_20_Internet_20_Link">https://ar.wikipedia.org/wiki/%D9%83%D8%A3%D8%B3_%D8%A7%D9%84%D8%B9%D8%A7%D9%84%D9%85</text:a>" title="كأس العالم — arabe" lang="ar" hreflang="ar" class="interlanguage-link-target"&gt;العربية&lt;/a&gt;&lt;/li&gt;&lt;li class="interlanguage-link interwiki-arz"&gt;&lt;a href="<text:a xlink:type="simple" xlink:href="view-source:https://arz.wikipedia.org/wiki/كاس_العالم_لكورة_القدم" text:style-name="Internet_20_link" text:visited-style-name="Visited_20_Internet_20_Link">https://arz.wikipedia.org/wiki/%D9%83%D8%A7%D8%B3_%D8%A7%D9%84%D8%B9%D8%A7%D9%84%D9%85_%D9%84%D9%83%D9%88%D8%B1%D8%A9_%D8%A7%D9%84%D9%82%D8%AF%D9%85</text:a>" title="كاس العالم لكورة القدم — arabe égyptien" lang="arz" hreflang="arz" class="interlanguage-link-target"&gt;مصرى&lt;/a&gt;&lt;/li&gt;&lt;li class="interlanguage-link interwiki-as badge-Q17437796 badge-featuredarticle" title="article de qualité"&gt;&lt;a href="<text:a xlink:type="simple" xlink:href="view-source:https://as.wikipedia.org/wiki/ফিফা_বিশ্বকাপ" text:style-name="Internet_20_link" text:visited-style-name="Visited_20_Internet_20_Link">https://as.wikipedia.org/wiki/%E0%A6%AB%E0%A6%BF%E0%A6%AB%E0%A6%BE_%E0%A6%AC%E0%A6%BF%E0%A6%B6%E0%A7%8D%E0%A6%AC%E0%A6%95%E0%A6%BE%E0%A6%AA</text:a>" title="ফিফা বিশ্বকাপ — assamais" lang="as" hreflang="as" class="interlanguage-link-target"&gt;অসমীয়া&lt;/a&gt;&lt;/li&gt;&lt;li class="interlanguage-link interwiki-ast"&gt;&lt;a href="<text:a xlink:type="simple" xlink:href="view-source:https://ast.wikipedia.org/wiki/Copa_Mundial_Masculina_de_Fútbol" text:style-name="Internet_20_link" text:visited-style-name="Visited_20_Internet_20_Link">https://ast.wikipedia.org/wiki/Copa_Mundial_Masculina_de_F%C3%BAtbol</text:a>" title="Copa Mundial Masculina de Fútbol — asturien" lang="ast" hreflang="ast" class="interlanguage-link-target"&gt;Asturianu&lt;/a&gt;&lt;/li&gt;&lt;li class="interlanguage-link interwiki-az"&gt;&lt;a href="<text:a xlink:type="simple" xlink:href="view-source:https://az.wikipedia.org/wiki/FİFA_Dünya_Kuboku" text:style-name="Internet_20_link" text:visited-style-name="Visited_20_Internet_20_Link">https://az.wikipedia.org/wiki/F%C4%B0FA_D%C3%BCnya_Kuboku</text:a>" title="FİFA Dünya Kuboku — azéri" lang="az" hreflang="az" class="interlanguage-link-target"&gt;Azərbaycanca&lt;/a&gt;&lt;/li&gt;&lt;li class="interlanguage-link interwiki-azb"&gt;&lt;a href="<text:a xlink:type="simple" xlink:href="view-source:https://azb.wikipedia.org/wiki/فیفا_دونیا_کاپی" text:style-name="Internet_20_link" text:visited-style-name="Visited_20_Internet_20_Link">https://azb.wikipedia.org/wiki/%D9%81%DB%8C%D9%81%D8%A7_%D8%AF%D9%88%D9%86%DB%8C%D8%A7_%DA%A9%D8%A7%D9%BE%DB%8C</text:a>" title="فیفا دونیا کاپی — South Azerbaijani" lang="azb" hreflang="azb" class="interlanguage-link-target"&gt;تۆرکجه&lt;/a&gt;&lt;/li&gt;&lt;li class="interlanguage-link interwiki-bar"&gt;&lt;a href="<text:a xlink:type="simple" xlink:href="view-source:https://bar.wikipedia.org/wiki/Fuaßboi-Wejtmoastaschaft" text:style-name="Internet_20_link" text:visited-style-name="Visited_20_Internet_20_Link">https://bar.wikipedia.org/wiki/Fua%C3%9Fboi-Wejtmoastaschaft</text:a>" title="Fuaßboi-Wejtmoastaschaft — bavarois" lang="bar" hreflang="bar" class="interlanguage-link-target"&gt;Boarisch&lt;/a&gt;&lt;/li&gt;&lt;li class="interlanguage-link interwiki-be"&gt;&lt;a href="<text:a xlink:type="simple" xlink:href="view-source:https://be.wikipedia.org/wiki/Чэмпіянат_свету_па_футболе" text:style-name="Internet_20_link" text:visited-style-name="Visited_20_Internet_20_Link">https://be.wikipedia.org/wiki/%D0%A7%D1%8D%D0%BC%D0%BF%D1%96%D1%8F%D0%BD%D0%B0%D1%82_%D1%81%D0%B2%D0%B5%D1%82%D1%83_%D0%BF%D0%B0_%D1%84%D1%83%D1%82%D0%B1%D0%BE%D0%BB%D0%B5</text:a>" title="Чэмпіянат свету па футболе — biélorusse" lang="be" hreflang="be" class="interlanguage-link-target"&gt;Беларуская&lt;/a&gt;&lt;/li&gt;&lt;li class="interlanguage-link interwiki-be-x-old"&gt;&lt;a href="<text:a xlink:type="simple" xlink:href="view-source:https://be-x-old.wikipedia.org/wiki/Чэмпіянат_сьвету_па_футболе" text:style-name="Internet_20_link" text:visited-style-name="Visited_20_Internet_20_Link">https://be-x-old.wikipedia.org/wiki/%D0%A7%D1%8D%D0%BC%D0%BF%D1%96%D1%8F%D0%BD%D0%B0%D1%82_%D1%81%D1%8C%D0%B2%D0%B5%D1%82%D1%83_%D0%BF%D0%B0_%D1%84%D1%83%D1%82%D0%B1%D0%BE%D0%BB%D0%B5</text:a>" title="Чэмпіянат сьвету па футболе — Belarusian (Taraškievica orthography)" lang="be-tarask" hreflang="be-tarask" class="interlanguage-link-target"&gt;Беларуская (тарашкевіца)‎&lt;/a&gt;&lt;/li&gt;&lt;li class="interlanguage-link interwiki-bg"&gt;&lt;a href="<text:a xlink:type="simple" xlink:href="view-source:https://bg.wikipedia.org/wiki/Световно_първенство_по_футбол" text:style-name="Internet_20_link" text:visited-style-name="Visited_20_Internet_20_Link">https://bg.wikipedia.org/wiki/%D0%A1%D0%B2%D0%B5%D1%82%D0%BE%D0%B2%D0%BD%D0%BE_%D0%BF%D1%8A%D1%80%D0%B2%D0%B5%D0%BD%D1%81%D1%82%D0%B2%D0%BE_%D0%BF%D0%BE_%D1%84%D1%83%D1%82%D0%B1%D0%BE%D0%BB</text:a>" title="Световно първенство по футбол — bulgare" lang="bg" hreflang="bg" class="interlanguage-link-target"&gt;Български&lt;/a&gt;&lt;/li&gt;&lt;li class="interlanguage-link interwiki-bh"&gt;&lt;a href="<text:a xlink:type="simple" xlink:href="view-source:https://bh.wikipedia.org/wiki/फीफा_बिस्वकप" text:style-name="Internet_20_link" text:visited-style-name="Visited_20_Internet_20_Link">https://bh.wikipedia.org/wiki/%E0%A4%AB%E0%A5%80%E0%A4%AB%E0%A4%BE_%E0%A4%AC%E0%A4%BF%E0%A4%B8%E0%A5%8D%E0%A4%B5%E0%A4%95%E0%A4%AA</text:a>" title="फीफा बिस्वकप — Bhojpuri" lang="bh" hreflang="bh" class="interlanguage-link-target"&gt;भोजपुरी&lt;/a&gt;&lt;/li&gt;&lt;li class="interlanguage-link interwiki-bn"&gt;&lt;a href="<text:a xlink:type="simple" xlink:href="view-source:https://bn.wikipedia.org/wiki/ফিফা_বিশ্বকাপ" text:style-name="Internet_20_link" text:visited-style-name="Visited_20_Internet_20_Link">https://bn.wikipedia.org/wiki/%E0%A6%AB%E0%A6%BF%E0%A6%AB%E0%A6%BE_%E0%A6%AC%E0%A6%BF%E0%A6%B6%E0%A7%8D%E0%A6%AC%E0%A6%95%E0%A6%BE%E0%A6%AA</text:a>" title="ফিফা বিশ্বকাপ — bengali" lang="bn" hreflang="bn" class="interlanguage-link-target"&gt;বাংলা&lt;/a&gt;&lt;/li&gt;&lt;li class="interlanguage-link interwiki-br"&gt;&lt;a href="<text:a xlink:type="simple" xlink:href="view-source:https://br.wikipedia.org/wiki/Kib_vell-droad_ar_bed" text:style-name="Internet_20_link" text:visited-style-name="Visited_20_Internet_20_Link">https://br.wikipedia.org/wiki/Kib_vell-droad_ar_bed</text:a>" title="Kib vell-droad ar bed — breton" lang="br" hreflang="br" class="interlanguage-link-target"&gt;Brezhoneg&lt;/<text:soft-page-break/>a&gt;&lt;/li&gt;&lt;li class="interlanguage-link interwiki-bs"&gt;&lt;a href="<text:a xlink:type="simple" xlink:href="view-source:https://bs.wikipedia.org/wiki/Svjetsko_prvenstvo_u_nogometu" text:style-name="Internet_20_link" text:visited-style-name="Visited_20_Internet_20_Link">https://bs.wikipedia.org/wiki/Svjetsko_prvenstvo_u_nogometu</text:a>" title="Svjetsko prvenstvo u nogometu — bosniaque" lang="bs" hreflang="bs" class="interlanguage-link-target"&gt;Bosanski&lt;/a&gt;&lt;/li&gt;&lt;li class="interlanguage-link interwiki-ca"&gt;&lt;a href="<text:a xlink:type="simple" xlink:href="view-source:https://ca.wikipedia.org/wiki/Copa_del_Món_de_Futbol" text:style-name="Internet_20_link" text:visited-style-name="Visited_20_Internet_20_Link">https://ca.wikipedia.org/wiki/Copa_del_M%C3%B3n_de_Futbol</text:a>" title="Copa del Món de Futbol — catalan" lang="ca" hreflang="ca" class="interlanguage-link-target"&gt;Català&lt;/a&gt;&lt;/li&gt;&lt;li class="interlanguage-link interwiki-cdo"&gt;&lt;a href="<text:a xlink:type="simple" xlink:href="view-source:https://cdo.wikipedia.org/wiki/FIFA_Sié-gái-buŏi" text:style-name="Internet_20_link" text:visited-style-name="Visited_20_Internet_20_Link">https://cdo.wikipedia.org/wiki/FIFA_Si%C3%A9-g%C3%A1i-bu%C5%8Fi</text:a>" title="FIFA Sié-gái-buŏi — Min Dong Chinese" lang="cdo" hreflang="cdo" class="interlanguage-link-target"&gt;Mìng-dĕ̤ng-ngṳ̄&lt;/a&gt;&lt;/li&gt;&lt;li class="interlanguage-link interwiki-ckb"&gt;&lt;a href="<text:a xlink:type="simple" xlink:href="view-source:https://ckb.wikipedia.org/wiki/جامی_جیھانیی_فیفا" text:style-name="Internet_20_link" text:visited-style-name="Visited_20_Internet_20_Link">https://ckb.wikipedia.org/wiki/%D8%AC%D8%A7%D9%85%DB%8C_%D8%AC%DB%8C%DA%BE%D8%A7%D9%86%DB%8C%DB%8C_%D9%81%DB%8C%D9%81%D8%A7</text:a>" title="جامی جیھانیی فیفا — sorani" lang="ckb" hreflang="ckb" class="interlanguage-link-target"&gt;کوردی&lt;/a&gt;&lt;/li&gt;&lt;li class="interlanguage-link interwiki-cs"&gt;&lt;a href="<text:a xlink:type="simple" xlink:href="view-source:https://cs.wikipedia.org/wiki/Mistrovství_světa_ve_fotbale" text:style-name="Internet_20_link" text:visited-style-name="Visited_20_Internet_20_Link">https://cs.wikipedia.org/wiki/Mistrovstv%C3%AD_sv%C4%9Bta_ve_fotbale</text:a>" title="Mistrovství světa ve fotbale — tchèque" lang="cs" hreflang="cs" class="interlanguage-link-target"&gt;Čeština&lt;/a&gt;&lt;/li&gt;&lt;li class="interlanguage-link interwiki-cy"&gt;&lt;a href="<text:a xlink:type="simple" xlink:href="view-source:https://cy.wikipedia.org/wiki/Cwpan_y_Byd_Pêl-droed" text:style-name="Internet_20_link" text:visited-style-name="Visited_20_Internet_20_Link">https://cy.wikipedia.org/wiki/Cwpan_y_Byd_P%C3%AAl-droed</text:a>" title="Cwpan y Byd Pêl-droed — gallois" lang="cy" hreflang="cy" class="interlanguage-link-target"&gt;Cymraeg&lt;/a&gt;&lt;/li&gt;&lt;li class="interlanguage-link interwiki-da"&gt;&lt;a href="<text:a xlink:type="simple" xlink:href="view-source:https://da.wikipedia.org/wiki/VM_i_fodbold" text:style-name="Internet_20_link" text:visited-style-name="Visited_20_Internet_20_Link">https://da.wikipedia.org/wiki/VM_i_fodbold</text:a>" title="VM i fodbold — danois" lang="da" hreflang="da" class="interlanguage-link-target"&gt;Dansk&lt;/a&gt;&lt;/li&gt;&lt;li class="interlanguage-link interwiki-de"&gt;&lt;a href="<text:a xlink:type="simple" xlink:href="view-source:https://de.wikipedia.org/wiki/Fußball-Weltmeisterschaft" text:style-name="Internet_20_link" text:visited-style-name="Visited_20_Internet_20_Link">https://de.wikipedia.org/wiki/Fu%C3%9Fball-Weltmeisterschaft</text:a>" title="Fußball-Weltmeisterschaft — allemand" lang="de" hreflang="de" class="interlanguage-link-target"&gt;Deutsch&lt;/a&gt;&lt;/li&gt;&lt;li class="interlanguage-link interwiki-el"&gt;&lt;a href="<text:a xlink:type="simple" xlink:href="view-source:https://el.wikipedia.org/wiki/Παγκόσμιο_Κύπελλο_Ποδοσφαίρου" text:style-name="Internet_20_link" text:visited-style-name="Visited_20_Internet_20_Link">https://el.wikipedia.org/wiki/%CE%A0%CE%B1%CE%B3%CE%BA%CF%8C%CF%83%CE%BC%CE%B9%CE%BF_%CE%9A%CF%8D%CF%80%CE%B5%CE%BB%CE%BB%CE%BF_%CE%A0%CE%BF%CE%B4%CE%BF%CF%83%CF%86%CE%B1%CE%AF%CF%81%CE%BF%CF%85</text:a>" title="Παγκόσμιο Κύπελλο Ποδοσφαίρου — grec" lang="el" hreflang="el" class="interlanguage-link-target"&gt;Ελληνικά&lt;/a&gt;&lt;/li&gt;&lt;li class="interlanguage-link interwiki-en badge-Q17437796 badge-featuredarticle" title="article de qualité"&gt;&lt;a href="<text:a xlink:type="simple" xlink:href="view-source:https://en.wikipedia.org/wiki/FIFA_World_Cup" text:style-name="Internet_20_link" text:visited-style-name="Visited_20_Internet_20_Link">https://en.wikipedia.org/wiki/FIFA_World_Cup</text:a>" title="FIFA World Cup — anglais" lang="en" hreflang="en" class="interlanguage-link-target"&gt;English&lt;/a&gt;&lt;/li&gt;&lt;li class="interlanguage-link interwiki-eo"&gt;&lt;a href="<text:a xlink:type="simple" xlink:href="view-source:https://eo.wikipedia.org/wiki/Futbala_Mondpokalo" text:style-name="Internet_20_link" text:visited-style-name="Visited_20_Internet_20_Link">https://eo.wikipedia.org/wiki/Futbala_Mondpokalo</text:a>" title="Futbala Mondpokalo — espéranto" lang="eo" hreflang="eo" class="interlanguage-link-target"&gt;Esperanto&lt;/a&gt;&lt;/li&gt;&lt;li class="interlanguage-link interwiki-es"&gt;&lt;a href="<text:a xlink:type="simple" xlink:href="view-source:https://es.wikipedia.org/wiki/Copa_Mundial_de_Fútbol" text:style-name="Internet_20_link" text:visited-style-name="Visited_20_Internet_20_Link">https://es.wikipedia.org/wiki/Copa_Mundial_de_F%C3%BAtbol</text:a>" title="Copa Mundial de Fútbol — espagnol" lang="es" hreflang="es" class="interlanguage-link-target"&gt;Español&lt;/a&gt;&lt;/li&gt;&lt;li class="interlanguage-link interwiki-et"&gt;&lt;a href="<text:a xlink:type="simple" xlink:href="view-source:https://et.wikipedia.org/wiki/Jalgpalli_maailmameistrivõistlused" text:style-name="Internet_20_link" text:visited-style-name="Visited_20_Internet_20_Link">https://et.wikipedia.org/wiki/Jalgpalli_maailmameistriv%C3%B5istlused</text:a>" title="Jalgpalli maailmameistrivõistlused — estonien" lang="et" hreflang="et" class="interlanguage-link-target"&gt;Eesti&lt;/a&gt;&lt;/li&gt;&lt;li class="interlanguage-link interwiki-eu"&gt;&lt;a href="<text:a xlink:type="simple" xlink:href="view-source:https://eu.wikipedia.org/wiki/Munduko_Futbol_Txapelketa" text:style-name="Internet_20_link" text:visited-style-name="Visited_20_Internet_20_Link">https://eu.wikipedia.org/wiki/Munduko_Futbol_Txapelketa</text:a>" title="Munduko Futbol Txapelketa — basque" lang="eu" hreflang="eu" class="interlanguage-link-target"&gt;Euskara&lt;/a&gt;&lt;/li&gt;&lt;li class="interlanguage-link interwiki-fa"&gt;&lt;a href="<text:a xlink:type="simple" xlink:href="view-source:https://fa.wikipedia.org/wiki/جام_جهانی_فوتبال" text:style-name="Internet_20_link" text:visited-style-name="Visited_20_Internet_20_Link">https://fa.wikipedia.org/wiki/%D8%AC%D8%A7%D9%85_%D8%AC%D9%87%D8%A7%D9%86%DB%8C_%D9%81%D9%88%D8%AA%D8%A8%D8%A7%D9%84</text:a>" title="جام جهانی فوتبال — persan" lang="fa" hreflang="fa" class="interlanguage-link-target"&gt;فارسی&lt;/a&gt;&lt;/li&gt;&lt;li class="interlanguage-link interwiki-fi"&gt;&lt;a href="<text:a xlink:type="simple" xlink:href="view-source:https://fi.wikipedia.org/wiki/Jalkapallon_maailmanmestaruuskilpailut" text:style-name="Internet_20_link" text:visited-style-name="Visited_20_Internet_20_Link">https://fi.wikipedia.org/wiki/Jalkapallon_maailmanmestaruuskilpailut</text:a>" title="Jalkapallon maailmanmestaruuskilpailut — finnois" lang="fi" hreflang="fi" class="interlanguage-link-target"&gt;Suomi&lt;/a&gt;&lt;/li&gt;&lt;li class="interlanguage-link interwiki-fo"&gt;&lt;a href="<text:a xlink:type="simple" xlink:href="view-source:https://fo.wikipedia.org/wiki/HM_fótbóltur" text:style-name="Internet_20_link" text:visited-style-name="Visited_20_Internet_20_Link">https://fo.wikipedia.org/wiki/HM_f%C3%B3tb%C3%B3ltur</text:a>" title="HM fótbóltur — féroïen" lang="fo" hreflang="fo" class="interlanguage-link-target"&gt;Føroyskt&lt;/a&gt;&lt;/li&gt;&lt;li class="interlanguage-link interwiki-fur"&gt;&lt;a href="<text:a xlink:type="simple" xlink:href="view-source:https://fur.wikipedia.org/wiki/Cope_dal_mont_di_balon" text:style-name="Internet_20_link" text:visited-style-name="Visited_20_Internet_20_Link">https://fur.wikipedia.org/wiki/Cope_dal_mont_di_balon</text:a>" title="Cope dal mont <text:soft-page-break/>di balon — frioulan" lang="fur" hreflang="fur" class="interlanguage-link-target"&gt;Furlan&lt;/a&gt;&lt;/li&gt;&lt;li class="interlanguage-link interwiki-fy"&gt;&lt;a href="<text:a xlink:type="simple" xlink:href="view-source:https://fy.wikipedia.org/wiki/Wrâldkampioenskip_fuotbal" text:style-name="Internet_20_link" text:visited-style-name="Visited_20_Internet_20_Link">https://fy.wikipedia.org/wiki/Wr%C3%A2ldkampioenskip_fuotbal</text:a>" title="Wrâldkampioenskip fuotbal — frison occidental" lang="fy" hreflang="fy" class="interlanguage-link-target"&gt;Frysk&lt;/a&gt;&lt;/li&gt;&lt;li class="interlanguage-link interwiki-ga"&gt;&lt;a href="<text:a xlink:type="simple" xlink:href="view-source:https://ga.wikipedia.org/wiki/Corn_Sacair_an_Domhain" text:style-name="Internet_20_link" text:visited-style-name="Visited_20_Internet_20_Link">https://ga.wikipedia.org/wiki/Corn_Sacair_an_Domhain</text:a>" title="Corn Sacair an Domhain — irlandais" lang="ga" hreflang="ga" class="interlanguage-link-target"&gt;Gaeilge&lt;/a&gt;&lt;/li&gt;&lt;li class="interlanguage-link interwiki-gl"&gt;&lt;a href="<text:a xlink:type="simple" xlink:href="view-source:https://gl.wikipedia.org/wiki/Copa_do_Mundo_de_Fútbol_Masculino" text:style-name="Internet_20_link" text:visited-style-name="Visited_20_Internet_20_Link">https://gl.wikipedia.org/wiki/Copa_do_Mundo_de_F%C3%BAtbol_Masculino</text:a>" title="Copa do Mundo de Fútbol Masculino — galicien" lang="gl" hreflang="gl" class="interlanguage-link-target"&gt;Galego&lt;/a&gt;&lt;/li&gt;&lt;li class="interlanguage-link interwiki-gn"&gt;&lt;a href="<text:a xlink:type="simple" xlink:href="view-source:https://gn.wikipedia.org/wiki/Vakapipopo_Tembiesarái_Yvypavẽ" text:style-name="Internet_20_link" text:visited-style-name="Visited_20_Internet_20_Link">https://gn.wikipedia.org/wiki/Vakapipopo_Tembiesar%C3%A1i_Yvypav%E1%BA%BD</text:a>" title="Vakapipopo Tembiesarái Yvypavẽ — guarani" lang="gn" hreflang="gn" class="interlanguage-link-target"&gt;Avañe'ẽ&lt;/a&gt;&lt;/li&gt;&lt;li class="interlanguage-link interwiki-gu"&gt;&lt;a href="<text:a xlink:type="simple" xlink:href="view-source:https://gu.wikipedia.org/wiki/ફિફા_વિશ્વ_કપ" text:style-name="Internet_20_link" text:visited-style-name="Visited_20_Internet_20_Link">https://gu.wikipedia.org/wiki/%E0%AA%AB%E0%AA%BF%E0%AA%AB%E0%AA%BE_%E0%AA%B5%E0%AA%BF%E0%AA%B6%E0%AB%8D%E0%AA%B5_%E0%AA%95%E0%AA%AA</text:a>" title="ફિફા વિશ્વ કપ — goudjerati" lang="gu" hreflang="gu" class="interlanguage-link-target"&gt;ગુજરાતી&lt;/a&gt;&lt;/li&gt;&lt;li class="interlanguage-link interwiki-hak"&gt;&lt;a href="<text:a xlink:type="simple" xlink:href="view-source:https://hak.wikipedia.org/wiki/FIFA_Sṳ-kie-pî" text:style-name="Internet_20_link" text:visited-style-name="Visited_20_Internet_20_Link">https://hak.wikipedia.org/wiki/FIFA_S%E1%B9%B3-kie-p%C3%AE</text:a>" title="FIFA Sṳ-kie-pî — hakka" lang="hak" hreflang="hak" class="interlanguage-link-target"&gt;客家語/Hak-kâ-ngî&lt;/a&gt;&lt;/li&gt;&lt;li class="interlanguage-link interwiki-he badge-Q17437796 badge-featuredarticle" title="article de qualité"&gt;&lt;a href="<text:a xlink:type="simple" xlink:href="view-source:https://he.wikipedia.org/wiki/גביע_העולם_בכדורגל" text:style-name="Internet_20_link" text:visited-style-name="Visited_20_Internet_20_Link">https://he.wikipedia.org/wiki/%D7%92%D7%91%D7%99%D7%A2_%D7%94%D7%A2%D7%95%D7%9C%D7%9D_%D7%91%D7%9B%D7%93%D7%95%D7%A8%D7%92%D7%9C</text:a>" title="גביע העולם בכדורגל — hébreu" lang="he" hreflang="he" class="interlanguage-link-target"&gt;עברית&lt;/a&gt;&lt;/li&gt;&lt;li class="interlanguage-link interwiki-hi"&gt;&lt;a href="<text:a xlink:type="simple" xlink:href="view-source:https://hi.wikipedia.org/wiki/फीफा_विश्व_कप" text:style-name="Internet_20_link" text:visited-style-name="Visited_20_Internet_20_Link">https://hi.wikipedia.org/wiki/%E0%A4%AB%E0%A5%80%E0%A4%AB%E0%A4%BE_%E0%A4%B5%E0%A4%BF%E0%A4%B6%E0%A5%8D%E0%A4%B5_%E0%A4%95%E0%A4%AA</text:a>" title="फीफा विश्व कप — hindi" lang="hi" hreflang="hi" class="interlanguage-link-target"&gt;हिन्दी&lt;/a&gt;&lt;/li&gt;&lt;li class="interlanguage-link interwiki-hr"&gt;&lt;a href="<text:a xlink:type="simple" xlink:href="view-source:https://hr.wikipedia.org/wiki/Svjetsko_prvenstvo_u_nogometu" text:style-name="Internet_20_link" text:visited-style-name="Visited_20_Internet_20_Link">https://hr.wikipedia.org/wiki/Svjetsko_prvenstvo_u_nogometu</text:a>" title="Svjetsko prvenstvo u nogometu — croate" lang="hr" hreflang="hr" class="interlanguage-link-target"&gt;Hrvatski&lt;/a&gt;&lt;/li&gt;&lt;li class="interlanguage-link interwiki-hu"&gt;&lt;a href="<text:a xlink:type="simple" xlink:href="view-source:https://hu.wikipedia.org/wiki/Labdarúgó-világbajnokság" text:style-name="Internet_20_link" text:visited-style-name="Visited_20_Internet_20_Link">https://hu.wikipedia.org/wiki/Labdar%C3%BAg%C3%B3-vil%C3%A1gbajnoks%C3%A1g</text:a>" title="Labdarúgó-világbajnokság — hongrois" lang="hu" hreflang="hu" class="interlanguage-link-target"&gt;Magyar&lt;/a&gt;&lt;/li&gt;&lt;li class="interlanguage-link interwiki-hy"&gt;&lt;a href="<text:a xlink:type="simple" xlink:href="view-source:https://hy.wikipedia.org/wiki/Ֆուտբոլի_աշխարհի_առաջնություն" text:style-name="Internet_20_link" text:visited-style-name="Visited_20_Internet_20_Link">https://hy.wikipedia.org/wiki/%D5%96%D5%B8%D6%82%D5%BF%D5%A2%D5%B8%D5%AC%D5%AB_%D5%A1%D5%B7%D5%AD%D5%A1%D6%80%D5%B0%D5%AB_%D5%A1%D5%BC%D5%A1%D5%BB%D5%B6%D5%B8%D6%82%D5%A9%D5%B5%D5%B8%D6%82%D5%B6</text:a>" title="Ֆուտբոլի աշխարհի առաջնություն — arménien" lang="hy" hreflang="hy" class="interlanguage-link-target"&gt;Հայերեն&lt;/a&gt;&lt;/li&gt;&lt;li class="interlanguage-link interwiki-id badge-Q17437796 badge-featuredarticle" title="article de qualité"&gt;&lt;a href="<text:a xlink:type="simple" xlink:href="view-source:https://id.wikipedia.org/wiki/Piala_Dunia_FIFA" text:style-name="Internet_20_link" text:visited-style-name="Visited_20_Internet_20_Link">https://id.wikipedia.org/wiki/Piala_Dunia_FIFA</text:a>" title="Piala Dunia FIFA — indonésien" lang="id" hreflang="id" class="interlanguage-link-target"&gt;Bahasa Indonesia&lt;/a&gt;&lt;/li&gt;&lt;li class="interlanguage-link interwiki-io"&gt;&lt;a href="<text:a xlink:type="simple" xlink:href="view-source:https://io.wikipedia.org/wiki/Mondala_Kupo_di_Futbalo" text:style-name="Internet_20_link" text:visited-style-name="Visited_20_Internet_20_Link">https://io.wikipedia.org/wiki/Mondala_Kupo_di_Futbalo</text:a>" title="Mondala Kupo di Futbalo — ido" lang="io" hreflang="io" class="interlanguage-link-target"&gt;Ido&lt;/a&gt;&lt;/li&gt;&lt;li class="interlanguage-link interwiki-is"&gt;&lt;a href="<text:a xlink:type="simple" xlink:href="view-source:https://is.wikipedia.org/wiki/Heimsmeistaramót_landsliða_í_knattspyrnu_karla" text:style-name="Internet_20_link" text:visited-style-name="Visited_20_Internet_20_Link">https://is.wikipedia.org/wiki/Heimsmeistaram%C3%B3t_landsli%C3%B0a_%C3%AD_knattspyrnu_karla</text:a>" title="Heimsmeistaramót landsliða í knattspyrnu karla — islandais" lang="is" hreflang="is" class="interlanguage-link-target"&gt;Íslenska&lt;/a&gt;&lt;/li&gt;&lt;li class="interlanguage-link interwiki-it"&gt;&lt;a href="<text:a xlink:type="simple" xlink:href="view-source:https://it.wikipedia.org/wiki/Campionato_mondiale_di_calcio" text:style-name="Internet_20_link" text:visited-style-name="Visited_20_Internet_20_Link">https://it.wikipedia.org/wiki/Campionato_mondiale_di_calcio</text:a>" title="Campionato mondiale di calcio — italien" lang="it" hreflang="it" class="interlanguage-link-target"&gt;Italiano&lt;/a&gt;&lt;/li&gt;&lt;li class="interlanguage-link interwiki-ja"&gt;&lt;a href="<text:a xlink:type="simple" xlink:href="view-source:https://ja.wikipedia.org/wiki/FIFAワールドカップ" text:style-name="Internet_20_link" text:visited-style-name="Visited_20_Internet_20_Link">https://ja.wikipedia.org/wiki/FIFA%E3%83%AF%E3%83%BC%E3%83%AB%E3%83%89%E3%82%AB%E3%83%83%E3%83%97</text:a>" title="FIFAワールドカップ — japonais" lang="ja" hreflang="ja" class="interlanguage-link-target"&gt;日本語&lt;/a&gt;&lt;/li&gt;&lt;li <text:soft-page-break/>class="interlanguage-link interwiki-jv"&gt;&lt;a href="<text:a xlink:type="simple" xlink:href="view-source:https://jv.wikipedia.org/wiki/Bèker_Donya_FIFA" text:style-name="Internet_20_link" text:visited-style-name="Visited_20_Internet_20_Link">https://jv.wikipedia.org/wiki/B%C3%A8ker_Donya_FIFA</text:a>" title="Bèker Donya FIFA — javanais" lang="jv" hreflang="jv" class="interlanguage-link-target"&gt;Basa Jawa&lt;/a&gt;&lt;/li&gt;&lt;li class="interlanguage-link interwiki-ka badge-Q17437796 badge-featuredarticle" title="article de qualité"&gt;&lt;a href="<text:a xlink:type="simple" xlink:href="view-source:https://ka.wikipedia.org/wiki/მსოფლიო_საფეხბურთო_ჩემპიონატი" text:style-name="Internet_20_link" text:visited-style-name="Visited_20_Internet_20_Link">https://ka.wikipedia.org/wiki/%E1%83%9B%E1%83%A1%E1%83%9D%E1%83%A4%E1%83%9A%E1%83%98%E1%83%9D_%E1%83%A1%E1%83%90%E1%83%A4%E1%83%94%E1%83%AE%E1%83%91%E1%83%A3%E1%83%A0%E1%83%97%E1%83%9D_%E1%83%A9%E1%83%94%E1%83%9B%E1%83%9E%E1%83%98%E1%83%9D%E1%83%9C%E1%83%90%E1%83%A2%E1%83%98</text:a>" title="მსოფლიო საფეხბურთო ჩემპიონატი — géorgien" lang="ka" hreflang="ka" class="interlanguage-link-target"&gt;ქართული&lt;/a&gt;&lt;/li&gt;&lt;li class="interlanguage-link interwiki-kk"&gt;&lt;a href="<text:a xlink:type="simple" xlink:href="view-source:https://kk.wikipedia.org/wiki/Футболдан_әлем_чемпионаты" text:style-name="Internet_20_link" text:visited-style-name="Visited_20_Internet_20_Link">https://kk.wikipedia.org/wiki/%D0%A4%D1%83%D1%82%D0%B1%D0%BE%D0%BB%D0%B4%D0%B0%D0%BD_%D3%99%D0%BB%D0%B5%D0%BC_%D1%87%D0%B5%D0%BC%D0%BF%D0%B8%D0%BE%D0%BD%D0%B0%D1%82%D1%8B</text:a>" title="Футболдан әлем чемпионаты — kazakh" lang="kk" hreflang="kk" class="interlanguage-link-target"&gt;Қазақша&lt;/a&gt;&lt;/li&gt;&lt;li class="interlanguage-link interwiki-km"&gt;&lt;a href="<text:a xlink:type="simple" xlink:href="view-source:https://km.wikipedia.org/wiki/World_Cup" text:style-name="Internet_20_link" text:visited-style-name="Visited_20_Internet_20_Link">https://km.wikipedia.org/wiki/World_Cup</text:a>" title="World Cup — khmer" lang="km" hreflang="km" class="interlanguage-link-target"&gt;ភាសាខ្មែរ&lt;/a&gt;&lt;/li&gt;&lt;li class="interlanguage-link interwiki-kn"&gt;&lt;a href="<text:a xlink:type="simple" xlink:href="view-source:https://kn.wikipedia.org/wiki/ವಿಶ್ವಕಪ್_ಫುಟ್ಬಾಲ್" text:style-name="Internet_20_link" text:visited-style-name="Visited_20_Internet_20_Link">https://kn.wikipedia.org/wiki/%E0%B2%B5%E0%B2%BF%E0%B2%B6%E0%B3%8D%E0%B2%B5%E0%B2%95%E0%B2%AA%E0%B3%8D_%E0%B2%AB%E0%B3%81%E0%B2%9F%E0%B3%8D%E0%B2%AC%E0%B2%BE%E0%B2%B2%E0%B3%8D</text:a>" title="ವಿಶ್ವಕಪ್ ಫುಟ್ಬಾಲ್ — kannada" lang="kn" hreflang="kn" class="interlanguage-link-target"&gt;ಕನ್ನಡ&lt;/a&gt;&lt;/li&gt;&lt;li class="interlanguage-link interwiki-ko badge-Q17437796 badge-featuredarticle" title="article de qualité"&gt;&lt;a href="<text:a xlink:type="simple" xlink:href="view-source:https://ko.wikipedia.org/wiki/FIFA_월드컵" text:style-name="Internet_20_link" text:visited-style-name="Visited_20_Internet_20_Link">https://ko.wikipedia.org/wiki/FIFA_%EC%9B%94%EB%93%9C%EC%BB%B5</text:a>" title="FIFA 월드컵 — coréen" lang="ko" hreflang="ko" class="interlanguage-link-target"&gt;한국어&lt;/a&gt;&lt;/li&gt;&lt;li class="interlanguage-link interwiki-ku"&gt;&lt;a href="<text:a xlink:type="simple" xlink:href="view-source:https://ku.wikipedia.org/wiki/Pêşbirka_Futbolê_ya_Cihanî" text:style-name="Internet_20_link" text:visited-style-name="Visited_20_Internet_20_Link">https://ku.wikipedia.org/wiki/P%C3%AA%C5%9Fbirka_Futbol%C3%AA_ya_Cihan%C3%AE</text:a>" title="Pêşbirka Futbolê ya Cihanî — kurde" lang="ku" hreflang="ku" class="interlanguage-link-target"&gt;Kurdî&lt;/a&gt;&lt;/li&gt;&lt;li class="interlanguage-link interwiki-la"&gt;&lt;a href="<text:a xlink:type="simple" xlink:href="view-source:https://la.wikipedia.org/wiki/Certamen_mundanum_pedilusorium" text:style-name="Internet_20_link" text:visited-style-name="Visited_20_Internet_20_Link">https://la.wikipedia.org/wiki/Certamen_mundanum_pedilusorium</text:a>" title="Certamen mundanum pedilusorium — latin" lang="la" hreflang="la" class="interlanguage-link-target"&gt;Latina&lt;/a&gt;&lt;/li&gt;&lt;li class="interlanguage-link interwiki-lb"&gt;&lt;a href="<text:a xlink:type="simple" xlink:href="view-source:https://lb.wikipedia.org/wiki/Foussball-Weltmeeschterschaft" text:style-name="Internet_20_link" text:visited-style-name="Visited_20_Internet_20_Link">https://lb.wikipedia.org/wiki/Foussball-Weltmeeschterschaft</text:a>" title="Foussball-Weltmeeschterschaft — luxembourgeois" lang="lb" hreflang="lb" class="interlanguage-link-target"&gt;Lëtzebuergesch&lt;/a&gt;&lt;/li&gt;&lt;li class="interlanguage-link interwiki-li"&gt;&lt;a href="<text:a xlink:type="simple" xlink:href="view-source:https://li.wikipedia.org/wiki/Wereldkampioensjap_hierevoetbal" text:style-name="Internet_20_link" text:visited-style-name="Visited_20_Internet_20_Link">https://li.wikipedia.org/wiki/Wereldkampioensjap_hierevoetbal</text:a>" title="Wereldkampioensjap hierevoetbal — limbourgeois" lang="li" hreflang="li" class="interlanguage-link-target"&gt;Limburgs&lt;/a&gt;&lt;/li&gt;&lt;li class="interlanguage-link interwiki-lo"&gt;&lt;a href="<text:a xlink:type="simple" xlink:href="view-source:https://lo.wikipedia.org/wiki/ບານເຕະໂລກ" text:style-name="Internet_20_link" text:visited-style-name="Visited_20_Internet_20_Link">https://lo.wikipedia.org/wiki/%E0%BA%9A%E0%BA%B2%E0%BA%99%E0%BB%80%E0%BA%95%E0%BA%B0%E0%BB%82%E0%BA%A5%E0%BA%81</text:a>" title="ບານເຕະໂລກ — lao" lang="lo" hreflang="lo" class="interlanguage-link-target"&gt;ລາວ&lt;/a&gt;&lt;/li&gt;&lt;li class="interlanguage-link interwiki-lt"&gt;&lt;a href="<text:a xlink:type="simple" xlink:href="view-source:https://lt.wikipedia.org/wiki/FIFA_pasaulio_čempionatas" text:style-name="Internet_20_link" text:visited-style-name="Visited_20_Internet_20_Link">https://lt.wikipedia.org/wiki/FIFA_pasaulio_%C4%8Dempionatas</text:a>" title="FIFA pasaulio čempionatas — lituanien" lang="lt" hreflang="lt" class="interlanguage-link-target"&gt;Lietuvių&lt;/a&gt;&lt;/li&gt;&lt;li class="interlanguage-link interwiki-lv badge-Q17437796 badge-featuredarticle" title="article de qualité"&gt;&lt;a href="<text:a xlink:type="simple" xlink:href="view-source:https://lv.wikipedia.org/wiki/FIFA_Pasaules_kauss" text:style-name="Internet_20_link" text:visited-style-name="Visited_20_Internet_20_Link">https://lv.wikipedia.org/wiki/FIFA_Pasaules_kauss</text:a>" title="FIFA Pasaules kauss — letton" lang="lv" hreflang="lv" class="interlanguage-link-target"&gt;Latviešu&lt;/a&gt;&lt;/li&gt;&lt;li class="interlanguage-link interwiki-mai"&gt;&lt;a href="<text:a xlink:type="simple" xlink:href="view-source:https://mai.wikipedia.org/wiki/फिफा_विश्वकप" text:style-name="Internet_20_link" text:visited-style-name="Visited_20_Internet_20_Link">https://mai.wikipedia.org/wiki/%E0%A4%AB%E0%A4%BF%E0%A4%AB%E0%A4%BE_%E0%A4%B5%E0%A4%BF%E0%A4%B6%E0%A5%8D%E0%A4%B5%E0%A4%95%E0%A4%AA</text:a>" title="फिफा विश्वकप — maithili" lang="mai" hreflang="mai" class="interlanguage-link-target"&gt;मैथिली&lt;/a&gt;&lt;/li&gt;&lt;li class="interlanguage-link interwiki-mhr"&gt;&lt;a href="<text:a xlink:type="simple" xlink:href="view-source:https://mhr.wikipedia.org/wiki/Футбол_дене_тӱнямбал_чемпионат" text:style-name="Internet_20_link" text:visited-style-name="Visited_20_Internet_20_Link">https://mhr.wikipedia.org/wiki/%D0%A4%D1%83%D1%82%D0%B1%D0%BE%D0%BB_%D0%B4%D0%B5%D0%BD%D0%B5_%D1%82%D3%B1%D0%BD%D1%8F%D0%BC%D0%B1%D0%B0%D0%BB_%D1%87%D0%B5%D0%BC%D0%BF%D0%B8%D0%BE%D0%BD%D0%B0%D1%82</text:a>" title="Футбол дене тӱнямбал чемпионат — Eastern Mari" lang="mhr" hreflang="mhr" class="interlanguage-link-<text:soft-page-break/>target"&gt;Олык марий&lt;/a&gt;&lt;/li&gt;&lt;li class="interlanguage-link interwiki-min"&gt;&lt;a href="<text:a xlink:type="simple" xlink:href="view-source:https://min.wikipedia.org/wiki/Piala_Dunia_FIFA" text:style-name="Internet_20_link" text:visited-style-name="Visited_20_Internet_20_Link">https://min.wikipedia.org/wiki/Piala_Dunia_FIFA</text:a>" title="Piala Dunia FIFA — minangkabau" lang="min" hreflang="min" class="interlanguage-link-target"&gt;Baso Minangkabau&lt;/a&gt;&lt;/li&gt;&lt;li class="interlanguage-link interwiki-mk"&gt;&lt;a href="<text:a xlink:type="simple" xlink:href="view-source:https://mk.wikipedia.org/wiki/Светско_првенство_во_фудбал" text:style-name="Internet_20_link" text:visited-style-name="Visited_20_Internet_20_Link">https://mk.wikipedia.org/wiki/%D0%A1%D0%B2%D0%B5%D1%82%D1%81%D0%BA%D0%BE_%D0%BF%D1%80%D0%B2%D0%B5%D0%BD%D1%81%D1%82%D0%B2%D0%BE_%D0%B2%D0%BE_%D1%84%D1%83%D0%B4%D0%B1%D0%B0%D0%BB</text:a>" title="Светско првенство во фудбал — macédonien" lang="mk" hreflang="mk" class="interlanguage-link-target"&gt;Македонски&lt;/a&gt;&lt;/li&gt;&lt;li class="interlanguage-link interwiki-ml"&gt;&lt;a href="<text:a xlink:type="simple" xlink:href="view-source:https://ml.wikipedia.org/wiki/ലോകകപ്പ്‌_ഫുട്ബോൾ" text:style-name="Internet_20_link" text:visited-style-name="Visited_20_Internet_20_Link">https://ml.wikipedia.org/wiki/%E0%B4%B2%E0%B5%8B%E0%B4%95%E0%B4%95%E0%B4%AA%E0%B5%8D%E0%B4%AA%E0%B5%8D%E2%80%8C_%E0%B4%AB%E0%B5%81%E0%B4%9F%E0%B5%8D%E0%B4%AC%E0%B5%8B%E0%B5%BE</text:a>" title="ലോകകപ്പ്‌ ഫുട്ബോൾ — malayalam" lang="ml" hreflang="ml" class="interlanguage-link-target"&gt;മലയാളം&lt;/a&gt;&lt;/li&gt;&lt;li class="interlanguage-link interwiki-mn"&gt;&lt;a href="<text:a xlink:type="simple" xlink:href="view-source:https://mn.wikipedia.org/wiki/Хөлбөмбөгийн_дэлхийн_аварга_шалгаруулах_тэмцээн" text:style-name="Internet_20_link" text:visited-style-name="Visited_20_Internet_20_Link">https://mn.wikipedia.org/wiki/%D0%A5%D3%A9%D0%BB%D0%B1%D3%A9%D0%BC%D0%B1%D3%A9%D0%B3%D0%B8%D0%B9%D0%BD_%D0%B4%D1%8D%D0%BB%D1%85%D0%B8%D0%B9%D0%BD_%D0%B0%D0%B2%D0%B0%D1%80%D0%B3%D0%B0_%D1%88%D0%B0%D0%BB%D0%B3%D0%B0%D1%80%D1%83%D1%83%D0%BB%D0%B0%D1%85_%D1%82%D1%8D%D0%BC%D1%86%D1%8D%D1%8D%D0%BD</text:a>" title="Хөлбөмбөгийн дэлхийн аварга шалгаруулах тэмцээн — mongol" lang="mn" hreflang="mn" class="interlanguage-link-target"&gt;Монгол&lt;/a&gt;&lt;/li&gt;&lt;li class="interlanguage-link interwiki-mr"&gt;&lt;a href="<text:a xlink:type="simple" xlink:href="view-source:https://mr.wikipedia.org/wiki/फिफा_विश्वचषक" text:style-name="Internet_20_link" text:visited-style-name="Visited_20_Internet_20_Link">https://mr.wikipedia.org/wiki/%E0%A4%AB%E0%A4%BF%E0%A4%AB%E0%A4%BE_%E0%A4%B5%E0%A4%BF%E0%A4%B6%E0%A5%8D%E0%A4%B5%E0%A4%9A%E0%A4%B7%E0%A4%95</text:a>" title="फिफा विश्वचषक — marathe" lang="mr" hreflang="mr" class="interlanguage-link-target"&gt;मराठी&lt;/a&gt;&lt;/li&gt;&lt;li class="interlanguage-link interwiki-ms badge-Q17437796 badge-featuredarticle" title="article de qualité"&gt;&lt;a href="<text:a xlink:type="simple" xlink:href="view-source:https://ms.wikipedia.org/wiki/Piala_Dunia_FIFA" text:style-name="Internet_20_link" text:visited-style-name="Visited_20_Internet_20_Link">https://ms.wikipedia.org/wiki/Piala_Dunia_FIFA</text:a>" title="Piala Dunia FIFA — malais" lang="ms" hreflang="ms" class="interlanguage-link-target"&gt;Bahasa Melayu&lt;/a&gt;&lt;/li&gt;&lt;li class="interlanguage-link interwiki-mt"&gt;&lt;a href="<text:a xlink:type="simple" xlink:href="view-source:https://mt.wikipedia.org/wiki/Tazza_tad-Dinja_tal-Futbol" text:style-name="Internet_20_link" text:visited-style-name="Visited_20_Internet_20_Link">https://mt.wikipedia.org/wiki/Tazza_tad-Dinja_tal-Futbol</text:a>" title="Tazza tad-Dinja tal-Futbol — maltais" lang="mt" hreflang="mt" class="interlanguage-link-target"&gt;Malti&lt;/a&gt;&lt;/li&gt;&lt;li class="interlanguage-link interwiki-my"&gt;&lt;a href="<text:a xlink:type="simple" xlink:href="view-source:https://my.wikipedia.org/wiki/ဖီဖာ_ကမ္ဘာ့ဖလား" text:style-name="Internet_20_link" text:visited-style-name="Visited_20_Internet_20_Link">https://my.wikipedia.org/wiki/%E1%80%96%E1%80%AE%E1%80%96%E1%80%AC_%E1%80%80%E1%80%99%E1%80%B9%E1%80%98%E1%80%AC%E1%80%B7%E1%80%96%E1%80%9C%E1%80%AC%E1%80%B8</text:a>" title="ဖီဖာ ကမ္ဘာ့ဖလား — birman" lang="my" hreflang="my" class="interlanguage-link-target"&gt;မြန်မာဘာသာ&lt;/a&gt;&lt;/li&gt;&lt;li class="interlanguage-link interwiki-nap"&gt;&lt;a href="<text:a xlink:type="simple" xlink:href="view-source:https://nap.wikipedia.org/wiki/Campionato_munniale_%27e_pallone" text:style-name="Internet_20_link" text:visited-style-name="Visited_20_Internet_20_Link">https://nap.wikipedia.org/wiki/Campionato_munniale_%27e_pallone</text:a>" title="Campionato munniale &amp;#039;e pallone — napolitain" lang="nap" hreflang="nap" class="interlanguage-link-target"&gt;Napulitano&lt;/a&gt;&lt;/li&gt;&lt;li class="interlanguage-link interwiki-ne"&gt;&lt;a href="<text:a xlink:type="simple" xlink:href="view-source:https://ne.wikipedia.org/wiki/फिफा_विश्वकप" text:style-name="Internet_20_link" text:visited-style-name="Visited_20_Internet_20_Link">https://ne.wikipedia.org/wiki/%E0%A4%AB%E0%A4%BF%E0%A4%AB%E0%A4%BE_%E0%A4%B5%E0%A4%BF%E0%A4%B6%E0%A5%8D%E0%A4%B5%E0%A4%95%E0%A4%AA</text:a>" title="फिफा विश्वकप — népalais" lang="ne" hreflang="ne" class="interlanguage-link-target"&gt;नेपाली&lt;/a&gt;&lt;/li&gt;&lt;li class="interlanguage-link interwiki-new"&gt;&lt;a href="<text:a xlink:type="simple" xlink:href="view-source:https://new.wikipedia.org/wiki/फिफा_वर्ल्ड_कप" text:style-name="Internet_20_link" text:visited-style-name="Visited_20_Internet_20_Link">https://new.wikipedia.org/wiki/%E0%A4%AB%E0%A4%BF%E0%A4%AB%E0%A4%BE_%E0%A4%B5%E0%A4%B0%E0%A5%8D%E0%A4%B2%E0%A5%8D%E0%A4%A1_%E0%A4%95%E0%A4%AA</text:a>" title="फिफा वर्ल्ड कप — newari" lang="new" hreflang="new" class="interlanguage-link-target"&gt;नेपाल भाषा&lt;/a&gt;&lt;/li&gt;&lt;li class="interlanguage-link interwiki-nl"&gt;&lt;a href="<text:a xlink:type="simple" xlink:href="view-source:https://nl.wikipedia.org/wiki/Wereldkampioenschap_voetbal" text:style-name="Internet_20_link" text:visited-style-name="Visited_20_Internet_20_Link">https://nl.wikipedia.org/wiki/Wereldkampioenschap_voetbal</text:a>" title="Wereldkampioenschap voetbal — néerlandais" lang="nl" hreflang="nl" class="interlanguage-link-target"&gt;Nederlands&lt;/a&gt;&lt;/li&gt;&lt;li class="interlanguage-link interwiki-no"&gt;&lt;a href="<text:a xlink:type="simple" xlink:href="view-source:https://no.wikipedia.org/wiki/Verdensmesterskapet_i_fotball_for_menn" text:style-name="Internet_20_link" text:visited-style-name="Visited_20_Internet_20_Link">https://no.wikipedia.org/wiki/Verdensmesterskapet_i_fotball_for_menn</text:a>" title="Verdensmesterskapet i fotball for menn — norvégien" lang="no" hreflang="no" class="interlanguage-link-target"&gt;Norsk&lt;/a&gt;&lt;/li&gt;&lt;li class="interlanguage-link interwiki-or"&gt;&lt;a href="<text:a xlink:type="simple" xlink:href="view-source:https://or.wikipedia.org/wiki/ଫିଫା_ବିଶ୍ଵକପ" text:style-name="Internet_20_link" text:visited-style-name="Visited_20_Internet_20_Link">https://or.wikipedia.org/wiki/%E0%AC%AB%E0%AC%BF%E0%AC%AB%E0%AC%BE_%E0%AC%AC%E0%AC%BF%E0%AC%B6%E0%AD%8D%E0%AC%B5%E0%AC%95%E0%AC%AA</text:a>" title="ଫିଫା ବିଶ୍ଵକପ — oriya" lang="or" hreflang="or" class="interlanguage-link-target"&gt;ଓଡ଼ିଆ&lt;/a&gt;&lt;/li&gt;&lt;li class="interlanguage-link interwiki-pa"&gt;&lt;a <text:soft-page-break/>href="<text:a xlink:type="simple" xlink:href="view-source:https://pa.wikipedia.org/wiki/ਫੀਫਾ_ਵਿਸ਼ਵ_ਕੱਪ" text:style-name="Internet_20_link" text:visited-style-name="Visited_20_Internet_20_Link">https://pa.wikipedia.org/wiki/%E0%A8%AB%E0%A9%80%E0%A8%AB%E0%A8%BE_%E0%A8%B5%E0%A8%BF%E0%A8%B8%E0%A8%BC%E0%A8%B5_%E0%A8%95%E0%A9%B1%E0%A8%AA</text:a>" title="ਫੀਫਾ ਵਿਸ਼ਵ ਕੱਪ — pendjabi" lang="pa" hreflang="pa" class="interlanguage-link-target"&gt;ਪੰਜਾਬੀ&lt;/a&gt;&lt;/li&gt;&lt;li class="interlanguage-link interwiki-pl"&gt;&lt;a href="<text:a xlink:type="simple" xlink:href="view-source:https://pl.wikipedia.org/wiki/Mistrzostwa_świata_w_piłce_nożnej" text:style-name="Internet_20_link" text:visited-style-name="Visited_20_Internet_20_Link">https://pl.wikipedia.org/wiki/Mistrzostwa_%C5%9Bwiata_w_pi%C5%82ce_no%C5%BCnej</text:a>" title="Mistrzostwa świata w piłce nożnej — polonais" lang="pl" hreflang="pl" class="interlanguage-link-target"&gt;Polski&lt;/a&gt;&lt;/li&gt;&lt;li class="interlanguage-link interwiki-pt"&gt;&lt;a href="<text:a xlink:type="simple" xlink:href="view-source:https://pt.wikipedia.org/wiki/Copa_do_Mundo_FIFA" text:style-name="Internet_20_link" text:visited-style-name="Visited_20_Internet_20_Link">https://pt.wikipedia.org/wiki/Copa_do_Mundo_FIFA</text:a>" title="Copa do Mundo FIFA — portugais" lang="pt" hreflang="pt" class="interlanguage-link-target"&gt;Português&lt;/a&gt;&lt;/li&gt;&lt;li class="interlanguage-link interwiki-qu"&gt;&lt;a href="<text:a xlink:type="simple" xlink:href="view-source:https://qu.wikipedia.org/wiki/Piluta_Hayt%27ay_Pachantin_Kupa" text:style-name="Internet_20_link" text:visited-style-name="Visited_20_Internet_20_Link">https://qu.wikipedia.org/wiki/Piluta_Hayt%27ay_Pachantin_Kupa</text:a>" title="Piluta Hayt&amp;#039;ay Pachantin Kupa — quechua" lang="qu" hreflang="qu" class="interlanguage-link-target"&gt;Runa Simi&lt;/a&gt;&lt;/li&gt;&lt;li class="interlanguage-link interwiki-ro"&gt;&lt;a href="<text:a xlink:type="simple" xlink:href="view-source:https://ro.wikipedia.org/wiki/Campionatul_Mondial_de_Fotbal" text:style-name="Internet_20_link" text:visited-style-name="Visited_20_Internet_20_Link">https://ro.wikipedia.org/wiki/Campionatul_Mondial_de_Fotbal</text:a>" title="Campionatul Mondial de Fotbal — roumain" lang="ro" hreflang="ro" class="interlanguage-link-target"&gt;Română&lt;/a&gt;&lt;/li&gt;&lt;li class="interlanguage-link interwiki-ru"&gt;&lt;a href="<text:a xlink:type="simple" xlink:href="view-source:https://ru.wikipedia.org/wiki/Чемпионат_мира_по_футболу" text:style-name="Internet_20_link" text:visited-style-name="Visited_20_Internet_20_Link">https://ru.wikipedia.org/wiki/%D0%A7%D0%B5%D0%BC%D0%BF%D0%B8%D0%BE%D0%BD%D0%B0%D1%82_%D0%BC%D0%B8%D1%80%D0%B0_%D0%BF%D0%BE_%D1%84%D1%83%D1%82%D0%B1%D0%BE%D0%BB%D1%83</text:a>" title="Чемпионат мира по футболу — russe" lang="ru" hreflang="ru" class="interlanguage-link-target"&gt;Русский&lt;/a&gt;&lt;/li&gt;&lt;li class="interlanguage-link interwiki-rue"&gt;&lt;a href="<text:a xlink:type="simple" xlink:href="view-source:https://rue.wikipedia.org/wiki/Шампіонат_світу_у_фотбалі" text:style-name="Internet_20_link" text:visited-style-name="Visited_20_Internet_20_Link">https://rue.wikipedia.org/wiki/%D0%A8%D0%B0%D0%BC%D0%BF%D1%96%D0%BE%D0%BD%D0%B0%D1%82_%D1%81%D0%B2%D1%96%D1%82%D1%83_%D1%83_%D1%84%D0%BE%D1%82%D0%B1%D0%B0%D0%BB%D1%96</text:a>" title="Шампіонат світу у фотбалі — ruthène" lang="rue" hreflang="rue" class="interlanguage-link-target"&gt;Русиньскый&lt;/a&gt;&lt;/li&gt;&lt;li class="interlanguage-link interwiki-sat"&gt;&lt;a href="<text:a xlink:type="simple" xlink:href="view-source:https://sat.wikipedia.org/wiki/ᱯᱷᱤᱯᱷᱟ_ᱚᱣᱟᱝ_ᱠᱳᱯ" text:style-name="Internet_20_link" text:visited-style-name="Visited_20_Internet_20_Link">https://sat.wikipedia.org/wiki/%E1%B1%AF%E1%B1%B7%E1%B1%A4%E1%B1%AF%E1%B1%B7%E1%B1%9F_%E1%B1%9A%E1%B1%A3%E1%B1%9F%E1%B1%9D_%E1%B1%A0%E1%B1%B3%E1%B1%AF</text:a>" title="ᱯᱷᱤᱯᱷᱟ ᱚᱣᱟᱝ ᱠᱳᱯ — santal" lang="sat" hreflang="sat" class="interlanguage-link-target"&gt;ᱥᱟᱱᱛᱟᱲᱤ&lt;/a&gt;&lt;/li&gt;&lt;li class="interlanguage-link interwiki-scn"&gt;&lt;a href="<text:a xlink:type="simple" xlink:href="view-source:https://scn.wikipedia.org/wiki/Campiunatu_munniali_di_palluni" text:style-name="Internet_20_link" text:visited-style-name="Visited_20_Internet_20_Link">https://scn.wikipedia.org/wiki/Campiunatu_munniali_di_palluni</text:a>" title="Campiunatu munniali di palluni — sicilien" lang="scn" hreflang="scn" class="interlanguage-link-target"&gt;Sicilianu&lt;/a&gt;&lt;/li&gt;&lt;li class="interlanguage-link interwiki-sco badge-Q17437796 badge-featuredarticle" title="article de qualité"&gt;&lt;a href="<text:a xlink:type="simple" xlink:href="view-source:https://sco.wikipedia.org/wiki/FIFA_Warld_Cup" text:style-name="Internet_20_link" text:visited-style-name="Visited_20_Internet_20_Link">https://sco.wikipedia.org/wiki/FIFA_Warld_Cup</text:a>" title="FIFA Warld Cup — écossais" lang="sco" hreflang="sco" class="interlanguage-link-target"&gt;Scots&lt;/a&gt;&lt;/li&gt;&lt;li class="interlanguage-link interwiki-se"&gt;&lt;a href="<text:a xlink:type="simple" xlink:href="view-source:https://se.wikipedia.org/wiki/Spábbačiekčama_máilmmimeašttirgilvvut" text:style-name="Internet_20_link" text:visited-style-name="Visited_20_Internet_20_Link">https://se.wikipedia.org/wiki/Sp%C3%A1bba%C4%8Diek%C4%8Dama_m%C3%A1ilmmimea%C5%A1ttirgilvvut</text:a>" title="Spábbačiekčama máilmmimeašttirgilvvut — sami du Nord" lang="se" hreflang="se" class="interlanguage-link-target"&gt;Davvisámegiella&lt;/a&gt;&lt;/li&gt;&lt;li class="interlanguage-link interwiki-sh"&gt;&lt;a href="<text:a xlink:type="simple" xlink:href="view-source:https://sh.wikipedia.org/wiki/FIFA_Svjetsko_prvenstvo" text:style-name="Internet_20_link" text:visited-style-name="Visited_20_Internet_20_Link">https://sh.wikipedia.org/wiki/FIFA_Svjetsko_prvenstvo</text:a>" title="FIFA Svjetsko prvenstvo — serbo-croate" lang="sh" hreflang="sh" class="interlanguage-link-target"&gt;Srpskohrvatski / српскохрватски&lt;/a&gt;&lt;/li&gt;&lt;li class="interlanguage-link interwiki-si"&gt;&lt;a href="<text:a xlink:type="simple" xlink:href="view-source:https://si.wikipedia.org/wiki/ෆීෆා_ලෝක_කුසලාන" text:style-name="Internet_20_link" text:visited-style-name="Visited_20_Internet_20_Link">https://si.wikipedia.org/wiki/%E0%B7%86%E0%B7%93%E0%B7%86%E0%B7%8F_%E0%B6%BD%E0%B7%9D%E0%B6%9A_%E0%B6%9A%E0%B7%94%E0%B7%83%E0%B6%BD%E0%B7%8F%E0%B6%B1</text:a>" title="ෆීෆා ලෝක කුසලාන — cinghalais" lang="si" hreflang="si" class="interlanguage-link-target"&gt;සිංහල&lt;/a&gt;&lt;/li&gt;&lt;li class="interlanguage-link interwiki-simple"&gt;&lt;a href="<text:a xlink:type="simple" xlink:href="view-source:https://simple.wikipedia.org/wiki/FIFA_World_Cup" text:style-name="Internet_20_link" text:visited-style-name="Visited_20_Internet_20_Link">https://simple.wikipedia.org/wiki/FIFA_World_Cup</text:a>" title="FIFA World Cup — Simple English" lang="en-simple" hreflang="en-simple" class="interlanguage-link-target"&gt;Simple English&lt;/a&gt;&lt;/li&gt;&lt;li class="interlanguage-link interwiki-sk"&gt;&lt;a href="<text:a xlink:type="simple" xlink:href="view-source:https://sk.wikipedia.org/wiki/Majstrovstvá_sveta_vo_futbale" text:style-name="Internet_20_link" text:visited-style-name="Visited_20_Internet_20_Link">https://sk.wikipedia.org/wiki/Majstrovstv%C3%A1_sveta_vo_futbale</text:a>" title="Majstrovstvá sveta vo futbale — slovaque" lang="sk" hreflang="sk" class="interlanguage-link-target"&gt;Slovenčina&lt;/a&gt;&lt;/li&gt;&lt;li class="interlanguage-link interwiki-sl"&gt;&lt;a <text:soft-page-break/>href="<text:a xlink:type="simple" xlink:href="view-source:https://sl.wikipedia.org/wiki/Svetovno_prvenstvo_v_nogometu" text:style-name="Internet_20_link" text:visited-style-name="Visited_20_Internet_20_Link">https://sl.wikipedia.org/wiki/Svetovno_prvenstvo_v_nogometu</text:a>" title="Svetovno prvenstvo v nogometu — slovène" lang="sl" hreflang="sl" class="interlanguage-link-target"&gt;Slovenščina&lt;/a&gt;&lt;/li&gt;&lt;li class="interlanguage-link interwiki-sn"&gt;&lt;a href="<text:a xlink:type="simple" xlink:href="view-source:https://sn.wikipedia.org/wiki/FIFA_World_Cup" text:style-name="Internet_20_link" text:visited-style-name="Visited_20_Internet_20_Link">https://sn.wikipedia.org/wiki/FIFA_World_Cup</text:a>" title="FIFA World Cup — shona" lang="sn" hreflang="sn" class="interlanguage-link-target"&gt;ChiShona&lt;/a&gt;&lt;/li&gt;&lt;li class="interlanguage-link interwiki-so"&gt;&lt;a href="<text:a xlink:type="simple" xlink:href="view-source:https://so.wikipedia.org/wiki/Koobka_Adduunka" text:style-name="Internet_20_link" text:visited-style-name="Visited_20_Internet_20_Link">https://so.wikipedia.org/wiki/Koobka_Adduunka</text:a>" title="Koobka Adduunka — somali" lang="so" hreflang="so" class="interlanguage-link-target"&gt;Soomaaliga&lt;/a&gt;&lt;/li&gt;&lt;li class="interlanguage-link interwiki-sq"&gt;&lt;a href="<text:a xlink:type="simple" xlink:href="view-source:https://sq.wikipedia.org/wiki/FIFA_Kupa_e_Botës" text:style-name="Internet_20_link" text:visited-style-name="Visited_20_Internet_20_Link">https://sq.wikipedia.org/wiki/FIFA_Kupa_e_Bot%C3%ABs</text:a>" title="FIFA Kupa e Botës — albanais" lang="sq" hreflang="sq" class="interlanguage-link-target"&gt;Shqip&lt;/a&gt;&lt;/li&gt;&lt;li class="interlanguage-link interwiki-sr"&gt;&lt;a href="<text:a xlink:type="simple" xlink:href="view-source:https://sr.wikipedia.org/wiki/Светско_првенство_у_фудбалу" text:style-name="Internet_20_link" text:visited-style-name="Visited_20_Internet_20_Link">https://sr.wikipedia.org/wiki/%D0%A1%D0%B2%D0%B5%D1%82%D1%81%D0%BA%D0%BE_%D0%BF%D1%80%D0%B2%D0%B5%D0%BD%D1%81%D1%82%D0%B2%D0%BE_%D1%83_%D1%84%D1%83%D0%B4%D0%B1%D0%B0%D0%BB%D1%83</text:a>" title="Светско првенство у фудбалу — serbe" lang="sr" hreflang="sr" class="interlanguage-link-target"&gt;Српски / srpski&lt;/a&gt;&lt;/li&gt;&lt;li class="interlanguage-link interwiki-sv"&gt;&lt;a href="<text:a xlink:type="simple" xlink:href="view-source:https://sv.wikipedia.org/wiki/Världsmästerskapet_i_fotboll_för_herrar" text:style-name="Internet_20_link" text:visited-style-name="Visited_20_Internet_20_Link">https://sv.wikipedia.org/wiki/V%C3%A4rldsm%C3%A4sterskapet_i_fotboll_f%C3%B6r_herrar</text:a>" title="Världsmästerskapet i fotboll för herrar — suédois" lang="sv" hreflang="sv" class="interlanguage-link-target"&gt;Svenska&lt;/a&gt;&lt;/li&gt;&lt;li class="interlanguage-link interwiki-sw"&gt;&lt;a href="<text:a xlink:type="simple" xlink:href="view-source:https://sw.wikipedia.org/wiki/Kombe_la_Dunia_la_FIFA" text:style-name="Internet_20_link" text:visited-style-name="Visited_20_Internet_20_Link">https://sw.wikipedia.org/wiki/Kombe_la_Dunia_la_FIFA</text:a>" title="Kombe la Dunia la FIFA — swahili" lang="sw" hreflang="sw" class="interlanguage-link-target"&gt;Kiswahili&lt;/a&gt;&lt;/li&gt;&lt;li class="interlanguage-link interwiki-ta"&gt;&lt;a href="<text:a xlink:type="simple" xlink:href="view-source:https://ta.wikipedia.org/wiki/உலகக்கோப்பை_காற்பந்து" text:style-name="Internet_20_link" text:visited-style-name="Visited_20_Internet_20_Link">https://ta.wikipedia.org/wiki/%E0%AE%89%E0%AE%B2%E0%AE%95%E0%AE%95%E0%AF%8D%E0%AE%95%E0%AF%8B%E0%AE%AA%E0%AF%8D%E0%AE%AA%E0%AF%88_%E0%AE%95%E0%AE%BE%E0%AE%B1%E0%AF%8D%E0%AE%AA%E0%AE%A8%E0%AF%8D%E0%AE%A4%E0%AF%81</text:a>" title="உலகக்கோப்பை காற்பந்து — tamoul" lang="ta" hreflang="ta" class="interlanguage-link-target"&gt;தமிழ்&lt;/a&gt;&lt;/li&gt;&lt;li class="interlanguage-link interwiki-te"&gt;&lt;a href="<text:a xlink:type="simple" xlink:href="view-source:https://te.wikipedia.org/wiki/ఫిఫా_ప్రపంచ_కప్" text:style-name="Internet_20_link" text:visited-style-name="Visited_20_Internet_20_Link">https://te.wikipedia.org/wiki/%E0%B0%AB%E0%B0%BF%E0%B0%AB%E0%B0%BE_%E0%B0%AA%E0%B1%8D%E0%B0%B0%E0%B0%AA%E0%B0%82%E0%B0%9A_%E0%B0%95%E0%B0%AA%E0%B1%8D</text:a>" title="ఫిఫా ప్రపంచ కప్ — télougou" lang="te" hreflang="te" class="interlanguage-link-target"&gt;తెలుగు&lt;/a&gt;&lt;/li&gt;&lt;li class="interlanguage-link interwiki-tg"&gt;&lt;a href="<text:a xlink:type="simple" xlink:href="view-source:https://tg.wikipedia.org/wiki/Ҷоми_ҷаҳонии_футбол" text:style-name="Internet_20_link" text:visited-style-name="Visited_20_Internet_20_Link">https://tg.wikipedia.org/wiki/%D2%B6%D0%BE%D0%BC%D0%B8_%D2%B7%D0%B0%D2%B3%D0%BE%D0%BD%D0%B8%D0%B8_%D1%84%D1%83%D1%82%D0%B1%D0%BE%D0%BB</text:a>" title="Ҷоми ҷаҳонии футбол — tadjik" lang="tg" hreflang="tg" class="interlanguage-link-target"&gt;Тоҷикӣ&lt;/a&gt;&lt;/li&gt;&lt;li class="interlanguage-link interwiki-th badge-Q17437796 badge-featuredarticle" title="article de qualité"&gt;&lt;a href="<text:a xlink:type="simple" xlink:href="view-source:https://th.wikipedia.org/wiki/ฟุตบอลโลก" text:style-name="Internet_20_link" text:visited-style-name="Visited_20_Internet_20_Link">https://th.wikipedia.org/wiki/%E0%B8%9F%E0%B8%B8%E0%B8%95%E0%B8%9A%E0%B8%AD%E0%B8%A5%E0%B9%82%E0%B8%A5%E0%B8%81</text:a>" title="ฟุตบอลโลก — thaï" lang="th" hreflang="th" class="interlanguage-link-target"&gt;ไทย&lt;/a&gt;&lt;/li&gt;&lt;li class="interlanguage-link interwiki-tk"&gt;&lt;a href="<text:a xlink:type="simple" xlink:href="view-source:https://tk.wikipedia.org/wiki/FIFA_Dünýä_kubogy" text:style-name="Internet_20_link" text:visited-style-name="Visited_20_Internet_20_Link">https://tk.wikipedia.org/wiki/FIFA_D%C3%BCn%C3%BD%C3%A4_kubogy</text:a>" title="FIFA Dünýä kubogy — turkmène" lang="tk" hreflang="tk" class="interlanguage-link-target"&gt;Türkmençe&lt;/a&gt;&lt;/li&gt;&lt;li class="interlanguage-link interwiki-tl"&gt;&lt;a href="<text:a xlink:type="simple" xlink:href="view-source:https://tl.wikipedia.org/wiki/FIFA_World_Cup" text:style-name="Internet_20_link" text:visited-style-name="Visited_20_Internet_20_Link">https://tl.wikipedia.org/wiki/FIFA_World_Cup</text:a>" title="FIFA World Cup — tagalog" lang="tl" hreflang="tl" class="interlanguage-link-target"&gt;Tagalog&lt;/a&gt;&lt;/li&gt;&lt;li class="interlanguage-link interwiki-tr badge-Q17437796 badge-featuredarticle" title="article de qualité"&gt;&lt;a href="<text:a xlink:type="simple" xlink:href="view-source:https://tr.wikipedia.org/wiki/FIFA_Dünya_Kupası" text:style-name="Internet_20_link" text:visited-style-name="Visited_20_Internet_20_Link">https://tr.wikipedia.org/wiki/FIFA_D%C3%BCnya_Kupas%C4%B1</text:a>" title="FIFA Dünya Kupası — turc" lang="tr" hreflang="tr" class="interlanguage-link-target"&gt;Türkçe&lt;/a&gt;&lt;/li&gt;&lt;li class="interlanguage-link interwiki-uk"&gt;&lt;a href="<text:a xlink:type="simple" xlink:href="view-source:https://uk.wikipedia.org/wiki/Чемпіонат_світу_з_футболу" text:style-name="Internet_20_link" text:visited-style-name="Visited_20_Internet_20_Link">https://uk.wikipedia.org/wiki/%D0%A7%D0%B5%D0%BC%D0%BF%D1%96%D0%BE%D0%BD%D0%B0%D1%82_%D1%81%D0%B2%D1%96%D1%82%D1%83_%D0%B7_%D1%84%D1%83%D1%82%D0%B1%D0%BE%D0%BB%D1%83</text:a>" title="Чемпіонат світу з футболу — ukrainien" lang="uk" hreflang="uk" class="interlanguage-link-target"&gt;Українська&lt;/a&gt;&lt;/li&gt;&lt;li class="interlanguage-link interwiki-ur badge-Q17437796 badge-featuredarticle" title="article de qualité"&gt;&lt;a href="<text:a xlink:type="simple" xlink:href="view-source:https://ur.wikipedia.org/wiki/فیفا_عالمی_کپ" text:style-name="Internet_20_link" text:visited-style-name="Visited_20_Internet_20_Link">https://ur.wikipedia.org/wiki/%D9%81%DB%8C%D9%81%D8%A7_</text:a><text:soft-page-break/><text:a xlink:type="simple" xlink:href="view-source:https://ur.wikipedia.org/wiki/فیفا_عالمی_کپ" text:style-name="Internet_20_link" text:visited-style-name="Visited_20_Internet_20_Link">%D8%B9%D8%A7%D9%84%D9%85%DB%8C_%DA%A9%D9%BE</text:a>" title="فیفا عالمی کپ — ourdou" lang="ur" hreflang="ur" class="interlanguage-link-target"&gt;اردو&lt;/a&gt;&lt;/li&gt;&lt;li class="interlanguage-link interwiki-uz"&gt;&lt;a href="<text:a xlink:type="simple" xlink:href="view-source:https://uz.wikipedia.org/wiki/FIFA_Jahon_chempionati" text:style-name="Internet_20_link" text:visited-style-name="Visited_20_Internet_20_Link">https://uz.wikipedia.org/wiki/FIFA_Jahon_chempionati</text:a>" title="FIFA Jahon chempionati — ouzbek" lang="uz" hreflang="uz" class="interlanguage-link-target"&gt;Oʻzbekcha/ўзбекча&lt;/a&gt;&lt;/li&gt;&lt;li class="interlanguage-link interwiki-vec"&gt;&lt;a href="<text:a xlink:type="simple" xlink:href="view-source:https://vec.wikipedia.org/wiki/Canpionato_mondiałe_de_bałon" text:style-name="Internet_20_link" text:visited-style-name="Visited_20_Internet_20_Link">https://vec.wikipedia.org/wiki/Canpionato_mondia%C5%82e_de_ba%C5%82on</text:a>" title="Canpionato mondiałe de bałon — vénitien" lang="vec" hreflang="vec" class="interlanguage-link-target"&gt;Vèneto&lt;/a&gt;&lt;/li&gt;&lt;li class="interlanguage-link interwiki-vi"&gt;&lt;a href="<text:a xlink:type="simple" xlink:href="view-source:https://vi.wikipedia.org/wiki/Giải_vô_địch_bóng_đá_thế_giới" text:style-name="Internet_20_link" text:visited-style-name="Visited_20_Internet_20_Link">https://vi.wikipedia.org/wiki/Gi%E1%BA%A3i_v%C3%B4_%C4%91%E1%BB%8Bch_b%C3%B3ng_%C4%91%C3%A1_th%E1%BA%BF_gi%E1%BB%9Bi</text:a>" title="Giải vô địch bóng đá thế giới — vietnamien" lang="vi" hreflang="vi" class="interlanguage-link-target"&gt;Tiếng Việt&lt;/a&gt;&lt;/li&gt;&lt;li class="interlanguage-link interwiki-vls"&gt;&lt;a href="<text:a xlink:type="simple" xlink:href="view-source:https://vls.wikipedia.org/wiki/Weireldkampioenschap_foetbol" text:style-name="Internet_20_link" text:visited-style-name="Visited_20_Internet_20_Link">https://vls.wikipedia.org/wiki/Weireldkampioenschap_foetbol</text:a>" title="Weireldkampioenschap foetbol — flamand occidental" lang="vls" hreflang="vls" class="interlanguage-link-target"&gt;West-Vlams&lt;/a&gt;&lt;/li&gt;&lt;li class="interlanguage-link interwiki-war"&gt;&lt;a href="<text:a xlink:type="simple" xlink:href="view-source:https://war.wikipedia.org/wiki/FIFA_World_Cup" text:style-name="Internet_20_link" text:visited-style-name="Visited_20_Internet_20_Link">https://war.wikipedia.org/wiki/FIFA_World_Cup</text:a>" title="FIFA World Cup — waray" lang="war" hreflang="war" class="interlanguage-link-target"&gt;Winaray&lt;/a&gt;&lt;/li&gt;&lt;li class="interlanguage-link interwiki-wuu"&gt;&lt;a href="<text:a xlink:type="simple" xlink:href="view-source:https://wuu.wikipedia.org/wiki/国际足联世界杯" text:style-name="Internet_20_link" text:visited-style-name="Visited_20_Internet_20_Link">https://wuu.wikipedia.org/wiki/%E5%9B%BD%E9%99%85%E8%B6%B3%E8%81%94%E4%B8%96%E7%95%8C%E6%9D%AF</text:a>" title="国际足联世界杯 — wu" lang="wuu" hreflang="wuu" class="interlanguage-link-target"&gt;吴语&lt;/a&gt;&lt;/li&gt;&lt;li class="interlanguage-link interwiki-xh"&gt;&lt;a href="<text:a xlink:type="simple" xlink:href="view-source:https://xh.wikipedia.org/wiki/FIFuRoni_da_Futboll" text:style-name="Internet_20_link" text:visited-style-name="Visited_20_Internet_20_Link">https://xh.wikipedia.org/wiki/FIFuRoni_da_Futboll</text:a>" title="FIFuRoni da Futboll — xhosa" lang="xh" hreflang="xh" class="interlanguage-link-target"&gt;IsiXhosa&lt;/a&gt;&lt;/li&gt;&lt;li class="interlanguage-link interwiki-yo"&gt;&lt;a href="<text:a xlink:type="simple" xlink:href="view-source:https://yo.wikipedia.org/wiki/Ife-ẹ̀yẹ_Àgbáyé_Bọ́ọ̀lù-ẹlẹ́sẹ̀" text:style-name="Internet_20_link" text:visited-style-name="Visited_20_Internet_20_Link">https://yo.wikipedia.org/wiki/Ife-%E1%BA%B9%CC%80y%E1%BA%B9_%C3%80gb%C3%A1y%C3%A9_B%E1%BB%8D%CC%81%E1%BB%8D%CC%80l%C3%B9-%E1%BA%B9l%E1%BA%B9%CC%81s%E1%BA%B9%CC%80</text:a>" title="Ife-ẹ̀yẹ Àgbáyé Bọ́ọ̀lù-ẹlẹ́sẹ̀ — yoruba" lang="yo" hreflang="yo" class="interlanguage-link-target"&gt;Yorùbá&lt;/a&gt;&lt;/li&gt;&lt;li class="interlanguage-link interwiki-zh"&gt;&lt;a href="<text:a xlink:type="simple" xlink:href="view-source:https://zh.wikipedia.org/wiki/國際足協世界盃" text:style-name="Internet_20_link" text:visited-style-name="Visited_20_Internet_20_Link">https://zh.wikipedia.org/wiki/%E5%9C%8B%E9%9A%9B%E8%B6%B3%E5%8D%94%E4%B8%96%E7%95%8C%E7%9B%83</text:a>" title="國際足協世界盃 — chinois" lang="zh" hreflang="zh" class="interlanguage-link-target"&gt;中文&lt;/a&gt;&lt;/li&gt;&lt;li class="interlanguage-link interwiki-zh-classical"&gt;&lt;a href="<text:a xlink:type="simple" xlink:href="view-source:https://zh-classical.wikipedia.org/wiki/國際足協世界盃" text:style-name="Internet_20_link" text:visited-style-name="Visited_20_Internet_20_Link">https://zh-classical.wikipedia.org/wiki/%E5%9C%8B%E9%9A%9B%E8%B6%B3%E5%8D%94%E4%B8%96%E7%95%8C%E7%9B%83</text:a>" title="國際足協世界盃 — Classical Chinese" lang="lzh" hreflang="lzh" class="interlanguage-link-target"&gt;文言&lt;/a&gt;&lt;/li&gt;&lt;li class="interlanguage-link interwiki-zh-min-nan"&gt;&lt;a href="<text:a xlink:type="simple" xlink:href="view-source:https://zh-min-nan.wikipedia.org/wiki/FIFA_Sè-kài_Poe" text:style-name="Internet_20_link" text:visited-style-name="Visited_20_Internet_20_Link">https://zh-min-nan.wikipedia.org/wiki/FIFA_S%C3%A8-k%C3%A0i_Poe</text:a>" title="FIFA Sè-kài Poe — Chinese (Min Nan)" lang="nan" hreflang="nan" class="interlanguage-link-target"&gt;Bân-lâm-gú&lt;/a&gt;&lt;/li&gt;&lt;li class="interlanguage-link interwiki-zh-yue"&gt;&lt;a href="<text:a xlink:type="simple" xlink:href="view-source:https://zh-yue.wikipedia.org/wiki/FIFA世界盃" text:style-name="Internet_20_link" text:visited-style-name="Visited_20_Internet_20_Link">https://zh-yue.wikipedia.org/wiki/FIFA%E4%B8%96%E7%95%8C%E7%9B%83</text:a>" title="FIFA世界盃 — Cantonese" lang="yue" hreflang="yue" class="interlanguage-link-target"&gt;粵語&lt;/a&gt;&lt;/li&gt; <text:s text:c="29"/>&lt;/ul&gt;</text:p>
      <text:p text:style-name="Preformatted_20_Text"><text:bookmark text:name="line3018"/><text:s text:c="32"/>&lt;div class="after-portlet after-portlet-lang"&gt;&lt;span class="wb-langlinks-edit wb-langlinks-link"&gt;&lt;a href="<text:a xlink:type="simple" xlink:href="view-source:https://www.wikidata.org/wiki/Special:EntityPage/Q19317#sitelinks-wikipedia" text:style-name="Internet_20_link" text:visited-style-name="Visited_20_Internet_20_Link">https://www.wikidata.org/wiki/Special:EntityPage/Q19317#sitelinks-wikipedia</text:a>" title="Modifier les liens interlangues" class="wbc-editpage"&gt;Modifier les liens&lt;/a&gt;&lt;/span&gt;&lt;/div&gt; <text:s text:c="17"/>&lt;/div&gt;</text:p>
      <text:p text:style-name="Preformatted_20_Text"><text:bookmark text:name="line3019"/><text:s text:c="16"/>&lt;/div&gt;</text:p>
      <text:p text:style-name="Preformatted_20_Text"><text:bookmark text:name="line3020"/><text:s text:c="32"/>&lt;/div&gt;</text:p>
      <text:p text:style-name="Preformatted_20_Text"><text:bookmark text:name="line3021"/><text:s text:c="16"/>&lt;/div&gt;</text:p>
      <text:p text:style-name="Preformatted_20_Text"><text:bookmark text:name="line3022"/><text:s text:c="32"/>&lt;div id="footer" role="contentinfo"&gt;</text:p>
      <text:p text:style-name="Preformatted_20_Text"><text:bookmark text:name="line3023"/><text:s text:c="48"/>&lt;ul id="footer-info"&gt;</text:p>
      <text:p text:style-name="Preformatted_20_Text"><text:bookmark text:name="line3024"/><text:s text:c="64"/>&lt;li id="footer-info-lastmod"&gt; La dernière modification de cette page a été faite le 5 novembre 2018 à 08:10.&lt;/li&gt;</text:p>
      <text:p text:style-name="Preformatted_20_Text"><text:bookmark text:name="line3025"/><text:soft-page-break/><text:s text:c="64"/>&lt;li id="footer-info-copyright"&gt;&lt;span style="white-space: normal"&gt;&lt;a class="internal" href="<text:a xlink:type="simple" xlink:href="view-source:https://fr.wikipedia.org/wiki/Wikipédia:Citation_et_réutilisation_du_contenu_de_Wikipédia" text:style-name="Internet_20_link" text:visited-style-name="Visited_20_Internet_20_Link">/wiki/Wikip%C3%A9dia:Citation_et_r%C3%A9utilisation_du_contenu_de_Wikip%C3%A9dia</text:a>" title="Droit d'auteur"&gt;Droit d'auteur&lt;/a&gt; : les textes sont disponibles sous &lt;a rel="license" href="<text:a xlink:type="simple" xlink:href="view-source:https://creativecommons.org/licenses/by-sa/3.0/deed.fr" text:style-name="Internet_20_link" text:visited-style-name="Visited_20_Internet_20_Link">https://creativecommons.org/licenses/by-sa/3.0/deed.fr</text:a>" title="Licence Creative Commons Attribution - partage dans les mêmes conditions 3.0 non transposé"&gt;licence Creative Commons attribution, partage dans les mêmes conditions&lt;/a&gt; ; d’autres conditions peuvent s’appliquer. Voyez les &lt;a href="<text:a xlink:type="simple" xlink:href="view-source:https://wikimediafoundation.org/wiki/Conditions_d%27utilisation" text:style-name="Internet_20_link" text:visited-style-name="Visited_20_Internet_20_Link">https://wikimediafoundation.org/wiki/Conditions_d%27utilisation</text:a>" title="Conditions d’utilisation de la Wikimedia Foundation"&gt;conditions d’utilisation&lt;/a&gt; pour plus de détails, ainsi que les &lt;a class="internal" href="<text:a xlink:type="simple" xlink:href="view-source:https://fr.wikipedia.org/wiki/Wikipédia:Crédits_graphiques" text:style-name="Internet_20_link" text:visited-style-name="Visited_20_Internet_20_Link">/wiki/Wikip%C3%A9dia:Cr%C3%A9dits_graphiques</text:a>" title="Droit d'auteur de certaines icônes"&gt;crédits graphiques&lt;/a&gt;. En cas de réutilisation des textes de cette page, voyez &lt;a class="internal" href="<text:a xlink:type="simple" xlink:href="view-source:https://fr.wikipedia.org/wiki/Spécial:Citer/Coupe_du_monde_de_football" text:style-name="Internet_20_link" text:visited-style-name="Visited_20_Internet_20_Link">/wiki/Sp%C3%A9cial:Citer/Coupe_du_monde_de_football</text:a>" title="Citer ou réutiliser cette page"&gt;comment citer les auteurs et mentionner la licence&lt;/a&gt;.&lt;br /&gt;</text:p>
      <text:p text:style-name="Preformatted_20_Text"><text:bookmark text:name="line3026"/>Wikipedia® est une marque déposée de la &lt;a href="<text:a xlink:type="simple" xlink:href="view-source:https://wikimediafoundation.org/" text:style-name="Internet_20_link" text:visited-style-name="Visited_20_Internet_20_Link">https://wikimediafoundation.org/</text:a>" title="Wikimedia Foundation"&gt;Wikimedia Foundation, Inc.&lt;/a&gt;, organisation de bienfaisance régie par le paragraphe &lt;a class="internal" href="<text:a xlink:type="simple" xlink:href="view-source:https://fr.wikipedia.org/wiki/501c" text:style-name="Internet_20_link" text:visited-style-name="Visited_20_Internet_20_Link">/wiki/501c</text:a>" title="501c"&gt;501(c)(3)&lt;/a&gt; du code fiscal des États-Unis.&lt;/span&gt;&lt;br /&gt;&lt;/li&gt;</text:p>
      <text:p text:style-name="Preformatted_20_Text"><text:bookmark text:name="line3027"/><text:s text:c="56"/>&lt;/ul&gt;</text:p>
      <text:p text:style-name="Preformatted_20_Text"><text:bookmark text:name="line3028"/><text:s text:c="48"/>&lt;ul id="footer-places"&gt;</text:p>
      <text:p text:style-name="Preformatted_20_Text"><text:bookmark text:name="line3029"/><text:s text:c="64"/>&lt;li id="footer-places-privacy"&gt;&lt;a href="<text:a xlink:type="simple" xlink:href="view-source:https://meta.wikimedia.org/wiki/Privacy_policy/fr" text:style-name="Internet_20_link" text:visited-style-name="Visited_20_Internet_20_Link">https://meta.wikimedia.org/wiki/Privacy_policy/fr</text:a>" class="extiw" title="m:Privacy policy/fr"&gt;Politique de confidentialité&lt;/a&gt;&lt;/li&gt;</text:p>
      <text:p text:style-name="Preformatted_20_Text"><text:bookmark text:name="line3030"/><text:s text:c="64"/>&lt;li id="footer-places-about"&gt;&lt;a href="<text:a xlink:type="simple" xlink:href="view-source:https://fr.wikipedia.org/wiki/Wikipédia:À_propos_de_Wikipédia" text:style-name="Internet_20_link" text:visited-style-name="Visited_20_Internet_20_Link">/wiki/Wikip%C3%A9dia:%C3%80_propos_de_Wikip%C3%A9dia</text:a>" title="Wikipédia:À propos de Wikipédia"&gt;À propos de Wikipédia&lt;/a&gt;&lt;/li&gt;</text:p>
      <text:p text:style-name="Preformatted_20_Text"><text:bookmark text:name="line3031"/><text:s text:c="64"/>&lt;li id="footer-places-disclaimer"&gt;&lt;a href="<text:a xlink:type="simple" xlink:href="view-source:https://fr.wikipedia.org/wiki/Wikipédia:Avertissements_généraux" text:style-name="Internet_20_link" text:visited-style-name="Visited_20_Internet_20_Link">/wiki/Wikip%C3%A9dia:Avertissements_g%C3%A9n%C3%A9raux</text:a>" title="Wikipédia:Avertissements généraux"&gt;Avertissements&lt;/a&gt;&lt;/li&gt;</text:p>
      <text:p text:style-name="Preformatted_20_Text"><text:bookmark text:name="line3032"/><text:s text:c="64"/>&lt;li id="footer-places-contact"&gt;&lt;a href="<text:a xlink:type="simple" xlink:href="view-source:https://fr.wikipedia.org/wiki/Wikipédia:Contact" text:style-name="Internet_20_link" text:visited-style-name="Visited_20_Internet_20_Link">//fr.wikipedia.org/wiki/Wikipédia:Contact</text:a>"&gt;Contact&lt;/a&gt;&lt;/li&gt;</text:p>
      <text:p text:style-name="Preformatted_20_Text"><text:bookmark text:name="line3033"/><text:s text:c="64"/>&lt;li id="footer-places-developers"&gt;&lt;a href="<text:a xlink:type="simple" xlink:href="view-source:https://www.mediawiki.org/wiki/Special:MyLanguage/How_to_contribute" text:style-name="Internet_20_link" text:visited-style-name="Visited_20_Internet_20_Link">https://www.mediawiki.org/wiki/Special:MyLanguage/How_to_contribute</text:a>"&gt;Développeurs&lt;/a&gt;&lt;/li&gt;</text:p>
      <text:p text:style-name="Preformatted_20_Text"><text:bookmark text:name="line3034"/><text:s text:c="64"/>&lt;li id="footer-places-cookiestatement"&gt;&lt;a href="<text:a xlink:type="simple" xlink:href="view-source:https://foundation.wikimedia.org/wiki/Cookie_statement" text:style-name="Internet_20_link" text:visited-style-name="Visited_20_Internet_20_Link">https://foundation.wikimedia.org/wiki/Cookie_statement</text:a>"&gt;Déclaration sur les témoins (cookies)&lt;/a&gt;&lt;/li&gt;</text:p>
      <text:p text:style-name="Preformatted_20_Text"><text:bookmark text:name="line3035"/><text:s text:c="64"/>&lt;li id="footer-places-mobileview"&gt;&lt;a href="<text:a xlink:type="simple" xlink:href="view-source:https://fr.m.wikipedia.org/w/index.php?title=Coupe_du_monde_de_football&amp;mobileaction=toggle_view_mobile" text:style-name="Internet_20_link" text:visited-style-name="Visited_20_Internet_20_Link">//fr.m.wikipedia.org/w/index.php?title=Coupe_du_monde_de_football&amp;amp;mobileaction=toggle_view_mobile</text:a>" class="noprint stopMobileRedirectToggle"&gt;Version mobile&lt;/a&gt;&lt;/li&gt;</text:p>
      <text:p text:style-name="Preformatted_20_Text"><text:bookmark text:name="line3036"/><text:s text:c="56"/>&lt;/ul&gt;</text:p>
      <text:p text:style-name="Preformatted_20_Text"><text:bookmark text:name="line3037"/><text:s text:c="80"/>&lt;ul id="footer-icons" class="noprint"&gt;</text:p>
      <text:p text:style-name="Preformatted_20_Text"><text:bookmark text:name="line3038"/><text:s text:c="80"/>&lt;li id="footer-copyrightico"&gt;</text:p>
      <text:p text:style-name="Preformatted_20_Text"><text:bookmark text:name="line3039"/><text:s text:c="48"/>&lt;a href="<text:a xlink:type="simple" xlink:href="view-source:https://wikimediafoundation.org/" text:style-name="Internet_20_link" text:visited-style-name="Visited_20_Internet_20_Link">https://wikimediafoundation.org/</text:a>"&gt;&lt;img src="<text:a xlink:type="simple" xlink:href="view-source:https://fr.wikipedia.org/static/images/wikimedia-button.png" text:style-name="Internet_20_link" text:visited-style-name="Visited_20_Internet_20_Link">/static/images/wikimedia-button.png</text:a>" srcset="/static/images/wikimedia-button-1.5x.png 1.5x, /static/images/wikimedia-button-2x.png 2x" width="88" height="31" alt="Wikimedia Foundation"/&gt;&lt;/a&gt; <text:s text:c="36"/>&lt;/li&gt;</text:p>
      <text:p text:style-name="Preformatted_20_Text"><text:bookmark text:name="line3040"/><text:s text:c="80"/>&lt;li id="footer-poweredbyico"&gt;</text:p>
      <text:p text:style-name="Preformatted_20_Text"><text:bookmark text:name="line3041"/><text:soft-page-break/><text:s text:c="48"/>&lt;a href="<text:a xlink:type="simple" xlink:href="view-source:https://www.mediawiki.org/" text:style-name="Internet_20_link" text:visited-style-name="Visited_20_Internet_20_Link">//www.mediawiki.org/</text:a>"&gt;&lt;img src="<text:a xlink:type="simple" xlink:href="view-source:https://fr.wikipedia.org/static/images/poweredby_mediawiki_88x31.png" text:style-name="Internet_20_link" text:visited-style-name="Visited_20_Internet_20_Link">/static/images/poweredby_mediawiki_88x31.png</text:a>" alt="Powered by MediaWiki" srcset="/static/images/poweredby_mediawiki_132x47.png 1.5x, /static/images/poweredby_mediawiki_176x62.png 2x" width="88" height="31"/&gt;&lt;/a&gt; <text:s text:c="35"/>&lt;/li&gt;</text:p>
      <text:p text:style-name="Preformatted_20_Text"><text:bookmark text:name="line3042"/><text:s text:c="72"/>&lt;/ul&gt;</text:p>
      <text:p text:style-name="Preformatted_20_Text"><text:bookmark text:name="line3043"/><text:s text:c="48"/>&lt;div style="clear: both;"&gt;&lt;/div&gt;</text:p>
      <text:p text:style-name="Preformatted_20_Text"><text:bookmark text:name="line3044"/><text:s text:c="16"/>&lt;/div&gt;</text:p>
      <text:p text:style-name="Preformatted_20_Text"><text:bookmark text:name="line3045"/><text:s text:c="16"/></text:p>
      <text:p text:style-name="Preformatted_20_Text"><text:bookmark text:name="line3046"/>&lt;script&gt;(window.RLQ=window.RLQ||[]).push(function(){mw.config.set({"wgPageParseReport":{"limitreport":{"cputime":"2.596","walltime":"3.233","ppvisitednodes":{"value":44291,"limit":1000000},"ppgeneratednodes":{"value":0,"limit":1500000},"postexpandincludesize":{"value":756140,"limit":2097152},"templateargumentsize":{"value":191347,"limit":2097152},"expansiondepth":{"value":23,"limit":40},"expensivefunctioncount":{"value":10,"limit":500},"unstrip-depth":{"value":0,"limit":20},"unstrip-size":{"value":210575,"limit":5000000},"entityaccesscount":{"value":1,"limit":400},"timingprofile":["100.00% 2172.409 <text:s text:c="5"/>1 -total"," 26.01% <text:s/>565.031 <text:s text:c="5"/>2 Modèle:Références"," 10.19% <text:s/>221.344 <text:s text:c="4"/>98 Modèle:Lien_web"," <text:s/>8.24% <text:s/>179.006 <text:s text:c="5"/>1 Modèle:Courbe_d'affluence_des_Coupes_du_monde_de_football"," <text:s/>6.69% <text:s/>145.421 <text:s text:c="5"/>1 Modèle:Palette"," <text:s/>6.55% <text:s/>142.357 <text:s text:c="5"/>1 Modèle:Infobox_Compétition_sportive"," <text:s/>5.56% <text:s/>120.816 <text:s text:c="5"/>6 Modèle:Méta_palette_de_navigation"," <text:s/>5.38% <text:s/>116.886 <text:s text:c="3"/>168 Modèle:Médaille"," <text:s/>4.58% <text:s text:c="2"/>99.532 <text:s text:c="3"/>168 Modèle:Tri"," <text:s/>4.31% <text:s text:c="2"/>93.653 <text:s text:c="4"/>39 Modèle:Trim"]},"scribunto":{"limitreport-timeusage":{"value":"0.509","limit":"10.000"},"limitreport-memusage":{"value":7945400,"limit":52428800}},"cachereport":{"origin":"mw1333","timestamp":"20181105071035","ttl":1900800,"transientcontent":false}}});mw.config.set({"wgBackendResponseTime":113,"wgHostname":"mw1251"});});&lt;/script&gt;</text:p>
      <text:p text:style-name="Preformatted_20_Text"><text:bookmark text:name="line3047"/><text:s text:c="8"/>&lt;/body&gt;</text:p>
      <text:p text:style-name="P1"><text:bookmark text:name="line3048"/>&lt;/html&gt;</text:p>
      <text:p text:style-name="Text_20_body"><text:bookmark text:name="line304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11-05T11:36:26.828000000</dc:date>
    <meta:editing-duration>PT25S</meta:editing-duration>
    <meta:editing-cycles>1</meta:editing-cycles>
    <meta:document-statistic meta:table-count="0" meta:image-count="0" meta:object-count="0" meta:page-count="243" meta:paragraph-count="2986" meta:word-count="56856" meta:character-count="897191" meta:non-whitespace-character-count="836057"/>
  </office:meta>
</office:document-meta>
</file>